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61"/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cccccc"/>
    </style:style>
    <style:style style:name="ce11" style:family="table-cell" style:parent-style-name="Default" style:data-style-name="N11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61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A-objval" table:style-name="ta1">
        <table:table-column table:style-name="co1" table:number-columns-repeated="10" table:default-cell-style-name="Default"/>
        <table:table-column table:style-name="co1" table:number-columns-repeated="9" table:default-cell-style-name="ce4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gap 5</text:p>
          </table:table-cell>
          <table:table-cell table:style-name="ce7" office:value-type="string" calcext:value-type="string">
            <text:p>gap 10</text:p>
          </table:table-cell>
          <table:table-cell table:style-name="ce7" office:value-type="string" calcext:value-type="string">
            <text:p>gap 11</text:p>
          </table:table-cell>
          <table:table-cell table:style-name="ce7" office:value-type="string" calcext:value-type="string">
            <text:p>gap 12</text:p>
          </table:table-cell>
          <table:table-cell table:style-name="ce7" office:value-type="string" calcext:value-type="string">
            <text:p>gap 15</text:p>
          </table:table-cell>
          <table:table-cell table:style-name="ce7" office:value-type="string" calcext:value-type="string">
            <text:p>gap 20</text:p>
          </table:table-cell>
          <table:table-cell table:style-name="ce7" office:value-type="string" calcext:value-type="string">
            <text:p>gap 25</text:p>
          </table:table-cell>
          <table:table-cell table:style-name="ce7" office:value-type="string" calcext:value-type="string">
            <text:p>gap 50</text:p>
          </table:table-cell>
          <table:table-cell table:style-name="ce7" office:value-type="string" calcext:value-type="string">
            <text:p>gap 10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formula="of:=([.J2]-[.A2])/[.A2]" office:value-type="percentage" office:value="0.0126582278481012" calcext:value-type="percentage">
            <text:p>1.27%</text:p>
          </table:table-cell>
          <table:table-cell table:formula="of:=([.J2]-[.B2])/[.B2]" office:value-type="percentage" office:value="0.0256410256410257" calcext:value-type="percentage">
            <text:p>2.56%</text:p>
          </table:table-cell>
          <table:table-cell table:formula="of:=([.J2]-[.C2])/[.C2]" office:value-type="percentage" office:value="0.0126582278481012" calcext:value-type="percentage">
            <text:p>1.27%</text:p>
          </table:table-cell>
          <table:table-cell table:formula="of:=([.J2]-[.D2])/[.D2]" office:value-type="percentage" office:value="0.0256410256410257" calcext:value-type="percentage">
            <text:p>2.56%</text:p>
          </table:table-cell>
          <table:table-cell table:formula="of:=([.J2]-[.E2])/[.E2]" office:value-type="percentage" office:value="0.0126582278481012" calcext:value-type="percentage">
            <text:p>1.27%</text:p>
          </table:table-cell>
          <table:table-cell table:formula="of:=([.J2]-[.F2])/[.F2]" office:value-type="percentage" office:value="0" calcext:value-type="percentage">
            <text:p>0.00%</text:p>
          </table:table-cell>
          <table:table-cell table:formula="of:=([.J2]-[.G2])/[.G2]" office:value-type="percentage" office:value="0.0256410256410257" calcext:value-type="percentage">
            <text:p>2.56%</text:p>
          </table:table-cell>
          <table:table-cell table:formula="of:=([.J2]-[.H2])/[.H2]" office:value-type="percentage" office:value="0.0256410256410257" calcext:value-type="percentage">
            <text:p>2.56%</text:p>
          </table:table-cell>
          <table:table-cell table:formula="of:=([.J2]-[.I2])/[.I2]" office:value-type="percentage" office:value="0.0126582278481012" calcext:value-type="percentage">
            <text:p>1.27%</text:p>
          </table:table-cell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formula="of:=([.J3]-[.A3])/[.A3]" office:value-type="percentage" office:value="0" calcext:value-type="percentage">
            <text:p>0.00%</text:p>
          </table:table-cell>
          <table:table-cell table:formula="of:=([.J3]-[.B3])/[.B3]" office:value-type="percentage" office:value="0" calcext:value-type="percentage">
            <text:p>0.00%</text:p>
          </table:table-cell>
          <table:table-cell table:formula="of:=([.J3]-[.C3])/[.C3]" office:value-type="percentage" office:value="0" calcext:value-type="percentage">
            <text:p>0.00%</text:p>
          </table:table-cell>
          <table:table-cell table:formula="of:=([.J3]-[.D3])/[.D3]" office:value-type="percentage" office:value="0" calcext:value-type="percentage">
            <text:p>0.00%</text:p>
          </table:table-cell>
          <table:table-cell table:formula="of:=([.J3]-[.E3])/[.E3]" office:value-type="percentage" office:value="0" calcext:value-type="percentage">
            <text:p>0.00%</text:p>
          </table:table-cell>
          <table:table-cell table:formula="of:=([.J3]-[.F3])/[.F3]" office:value-type="percentage" office:value="0" calcext:value-type="percentage">
            <text:p>0.00%</text:p>
          </table:table-cell>
          <table:table-cell table:formula="of:=([.J3]-[.G3])/[.G3]" office:value-type="percentage" office:value="0.0126582278481012" calcext:value-type="percentage">
            <text:p>1.27%</text:p>
          </table:table-cell>
          <table:table-cell table:formula="of:=([.J3]-[.H3])/[.H3]" office:value-type="percentage" office:value="0" calcext:value-type="percentage">
            <text:p>0.00%</text:p>
          </table:table-cell>
          <table:table-cell table:formula="of:=([.J3]-[.I3])/[.I3]" office:value-type="percentage" office:value="0.0126582278481012" calcext:value-type="percentage">
            <text:p>1.27%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2.9" calcext:value-type="float">
            <text:p>42.9</text:p>
          </table:table-cell>
          <table:table-cell office:value-type="float" office:value="42.8" calcext:value-type="float">
            <text:p>42.8</text:p>
          </table:table-cell>
          <table:table-cell office:value-type="float" office:value="42.9" calcext:value-type="float">
            <text:p>42.9</text:p>
          </table:table-cell>
          <table:table-cell office:value-type="float" office:value="42.2" calcext:value-type="float">
            <text:p>42.2</text:p>
          </table:table-cell>
          <table:table-cell office:value-type="float" office:value="42.1" calcext:value-type="float">
            <text:p>42.1</text:p>
          </table:table-cell>
          <table:table-cell office:value-type="float" office:value="43" calcext:value-type="float">
            <text:p>43</text:p>
          </table:table-cell>
          <table:table-cell table:formula="of:=([.J4]-[.A4])/[.A4]" office:value-type="percentage" office:value="0.00233100233100236" calcext:value-type="percentage">
            <text:p>0.23%</text:p>
          </table:table-cell>
          <table:table-cell table:formula="of:=([.J4]-[.B4])/[.B4]" office:value-type="percentage" office:value="0" calcext:value-type="percentage">
            <text:p>0.00%</text:p>
          </table:table-cell>
          <table:table-cell table:formula="of:=([.J4]-[.C4])/[.C4]" office:value-type="percentage" office:value="0" calcext:value-type="percentage">
            <text:p>0.00%</text:p>
          </table:table-cell>
          <table:table-cell table:formula="of:=([.J4]-[.D4])/[.D4]" office:value-type="percentage" office:value="0" calcext:value-type="percentage">
            <text:p>0.00%</text:p>
          </table:table-cell>
          <table:table-cell table:formula="of:=([.J4]-[.E4])/[.E4]" office:value-type="percentage" office:value="0.00233100233100236" calcext:value-type="percentage">
            <text:p>0.23%</text:p>
          </table:table-cell>
          <table:table-cell table:formula="of:=([.J4]-[.F4])/[.F4]" office:value-type="percentage" office:value="0.00467289719626175" calcext:value-type="percentage">
            <text:p>0.47%</text:p>
          </table:table-cell>
          <table:table-cell table:formula="of:=([.J4]-[.G4])/[.G4]" office:value-type="percentage" office:value="0.00233100233100236" calcext:value-type="percentage">
            <text:p>0.23%</text:p>
          </table:table-cell>
          <table:table-cell table:formula="of:=([.J4]-[.H4])/[.H4]" office:value-type="percentage" office:value="0.0189573459715639" calcext:value-type="percentage">
            <text:p>1.90%</text:p>
          </table:table-cell>
          <table:table-cell table:formula="of:=([.J4]-[.I4])/[.I4]" office:value-type="percentage" office:value="0.0213776722090261" calcext:value-type="percentage">
            <text:p>2.14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8" calcext:value-type="float">
            <text:p>48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80" calcext:value-type="float">
            <text:p>80</text:p>
          </table:table-cell>
          <table:table-cell table:formula="of:=([.J7]-[.A7])/[.A7]" office:value-type="percentage" office:value="0" calcext:value-type="percentage">
            <text:p>0.00%</text:p>
          </table:table-cell>
          <table:table-cell table:formula="of:=([.J7]-[.B7])/[.B7]" office:value-type="percentage" office:value="0" calcext:value-type="percentage">
            <text:p>0.00%</text:p>
          </table:table-cell>
          <table:table-cell table:formula="of:=([.J7]-[.C7])/[.C7]" office:value-type="percentage" office:value="0" calcext:value-type="percentage">
            <text:p>0.00%</text:p>
          </table:table-cell>
          <table:table-cell table:formula="of:=([.J7]-[.D7])/[.D7]" office:value-type="percentage" office:value="0" calcext:value-type="percentage">
            <text:p>0.00%</text:p>
          </table:table-cell>
          <table:table-cell table:formula="of:=([.J7]-[.E7])/[.E7]" office:value-type="percentage" office:value="0" calcext:value-type="percentage">
            <text:p>0.00%</text:p>
          </table:table-cell>
          <table:table-cell table:formula="of:=([.J7]-[.F7])/[.F7]" office:value-type="percentage" office:value="0" calcext:value-type="percentage">
            <text:p>0.00%</text:p>
          </table:table-cell>
          <table:table-cell table:formula="of:=([.J7]-[.G7])/[.G7]" office:value-type="percentage" office:value="0" calcext:value-type="percentage">
            <text:p>0.00%</text:p>
          </table:table-cell>
          <table:table-cell table:formula="of:=([.J7]-[.H7])/[.H7]" office:value-type="percentage" office:value="0" calcext:value-type="percentage">
            <text:p>0.00%</text:p>
          </table:table-cell>
          <table:table-cell table:formula="of:=([.J7]-[.I7])/[.I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96" calcext:value-type="float">
            <text:p>96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" calcext:value-type="percentage">
            <text:p>0.00%</text:p>
          </table:table-cell>
          <table:table-cell table:formula="of:=([.J8]-[.I8])/[.I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office:value-type="float" office:value="98.8" calcext:value-type="float">
            <text:p>98.8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  <table:table-cell table:formula="of:=([.J9]-[.A9])/[.A9]" office:value-type="percentage" office:value="0.0204081632653061" calcext:value-type="percentage">
            <text:p>2.04%</text:p>
          </table:table-cell>
          <table:table-cell table:formula="of:=([.J9]-[.B9])/[.B9]" office:value-type="percentage" office:value="0.0152284263959391" calcext:value-type="percentage">
            <text:p>1.52%</text:p>
          </table:table-cell>
          <table:table-cell table:formula="of:=([.J9]-[.C9])/[.C9]" office:value-type="percentage" office:value="0.0131712259371834" calcext:value-type="percentage">
            <text:p>1.32%</text:p>
          </table:table-cell>
          <table:table-cell table:formula="of:=([.J9]-[.D9])/[.D9]" office:value-type="percentage" office:value="0.0101010101010101" calcext:value-type="percentage">
            <text:p>1.01%</text:p>
          </table:table-cell>
          <table:table-cell table:formula="of:=([.J9]-[.E9])/[.E9]" office:value-type="percentage" office:value="0.0101010101010101" calcext:value-type="percentage">
            <text:p>1.01%</text:p>
          </table:table-cell>
          <table:table-cell table:formula="of:=([.J9]-[.F9])/[.F9]" office:value-type="percentage" office:value="0.00603621730382288" calcext:value-type="percentage">
            <text:p>0.60%</text:p>
          </table:table-cell>
          <table:table-cell table:formula="of:=([.J9]-[.G9])/[.G9]" office:value-type="percentage" office:value="0.0111223458038422" calcext:value-type="percentage">
            <text:p>1.11%</text:p>
          </table:table-cell>
          <table:table-cell table:formula="of:=([.J9]-[.H9])/[.H9]" office:value-type="percentage" office:value="0.0121457489878543" calcext:value-type="percentage">
            <text:p>1.21%</text:p>
          </table:table-cell>
          <table:table-cell table:formula="of:=([.J9]-[.I9])/[.I9]" office:value-type="percentage" office:value="0.0288065843621399" calcext:value-type="percentage">
            <text:p>2.88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10]-[.A10])/[.A10]" office:value-type="percentage" office:value="0" calcext:value-type="percentage">
            <text:p>0.00%</text:p>
          </table:table-cell>
          <table:table-cell table:formula="of:=([.J10]-[.B10])/[.B10]" office:value-type="percentage" office:value="0" calcext:value-type="percentage">
            <text:p>0.00%</text:p>
          </table:table-cell>
          <table:table-cell table:formula="of:=([.J10]-[.C10])/[.C10]" office:value-type="percentage" office:value="0" calcext:value-type="percentage">
            <text:p>0.00%</text:p>
          </table:table-cell>
          <table:table-cell table:formula="of:=([.J10]-[.D10])/[.D10]" office:value-type="percentage" office:value="0" calcext:value-type="percentage">
            <text:p>0.00%</text:p>
          </table:table-cell>
          <table:table-cell table:formula="of:=([.J10]-[.E10])/[.E10]" office:value-type="percentage" office:value="0" calcext:value-type="percentage">
            <text:p>0.00%</text:p>
          </table:table-cell>
          <table:table-cell table:formula="of:=([.J10]-[.F10])/[.F10]" office:value-type="percentage" office:value="0" calcext:value-type="percentage">
            <text:p>0.00%</text:p>
          </table:table-cell>
          <table:table-cell table:formula="of:=([.J10]-[.G10])/[.G10]" office:value-type="percentage" office:value="0" calcext:value-type="percentage">
            <text:p>0.00%</text:p>
          </table:table-cell>
          <table:table-cell table:formula="of:=([.J10]-[.H10])/[.H10]" office:value-type="percentage" office:value="0" calcext:value-type="percentage">
            <text:p>0.00%</text:p>
          </table:table-cell>
          <table:table-cell table:formula="of:=([.J10]-[.I10])/[.I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11]-[.A11])/[.A11]" office:value-type="percentage" office:value="0" calcext:value-type="percentage">
            <text:p>0.00%</text:p>
          </table:table-cell>
          <table:table-cell table:formula="of:=([.J11]-[.B11])/[.B11]" office:value-type="percentage" office:value="0" calcext:value-type="percentage">
            <text:p>0.00%</text:p>
          </table:table-cell>
          <table:table-cell table:formula="of:=([.J11]-[.C11])/[.C11]" office:value-type="percentage" office:value="0" calcext:value-type="percentage">
            <text:p>0.00%</text:p>
          </table:table-cell>
          <table:table-cell table:formula="of:=([.J11]-[.D11])/[.D11]" office:value-type="percentage" office:value="0" calcext:value-type="percentage">
            <text:p>0.00%</text:p>
          </table:table-cell>
          <table:table-cell table:formula="of:=([.J11]-[.E11])/[.E11]" office:value-type="percentage" office:value="0" calcext:value-type="percentage">
            <text:p>0.00%</text:p>
          </table:table-cell>
          <table:table-cell table:formula="of:=([.J11]-[.F11])/[.F11]" office:value-type="percentage" office:value="0" calcext:value-type="percentage">
            <text:p>0.00%</text:p>
          </table:table-cell>
          <table:table-cell table:formula="of:=([.J11]-[.G11])/[.G11]" office:value-type="percentage" office:value="0" calcext:value-type="percentage">
            <text:p>0.00%</text:p>
          </table:table-cell>
          <table:table-cell table:formula="of:=([.J11]-[.H11])/[.H11]" office:value-type="percentage" office:value="0" calcext:value-type="percentage">
            <text:p>0.00%</text:p>
          </table:table-cell>
          <table:table-cell table:formula="of:=([.J11]-[.I11])/[.I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12]-[.A12])/[.A12]" office:value-type="percentage" office:value="0" calcext:value-type="percentage">
            <text:p>0.00%</text:p>
          </table:table-cell>
          <table:table-cell table:formula="of:=([.J12]-[.B12])/[.B12]" office:value-type="percentage" office:value="0" calcext:value-type="percentage">
            <text:p>0.00%</text:p>
          </table:table-cell>
          <table:table-cell table:formula="of:=([.J12]-[.C12])/[.C12]" office:value-type="percentage" office:value="0" calcext:value-type="percentage">
            <text:p>0.00%</text:p>
          </table:table-cell>
          <table:table-cell table:formula="of:=([.J12]-[.D12])/[.D12]" office:value-type="percentage" office:value="0" calcext:value-type="percentage">
            <text:p>0.00%</text:p>
          </table:table-cell>
          <table:table-cell table:formula="of:=([.J12]-[.E12])/[.E12]" office:value-type="percentage" office:value="0" calcext:value-type="percentage">
            <text:p>0.00%</text:p>
          </table:table-cell>
          <table:table-cell table:formula="of:=([.J12]-[.F12])/[.F12]" office:value-type="percentage" office:value="0" calcext:value-type="percentage">
            <text:p>0.00%</text:p>
          </table:table-cell>
          <table:table-cell table:formula="of:=([.J12]-[.G12])/[.G12]" office:value-type="percentage" office:value="0" calcext:value-type="percentage">
            <text:p>0.00%</text:p>
          </table:table-cell>
          <table:table-cell table:formula="of:=([.J12]-[.H12])/[.H12]" office:value-type="percentage" office:value="0" calcext:value-type="percentage">
            <text:p>0.00%</text:p>
          </table:table-cell>
          <table:table-cell table:formula="of:=([.J12]-[.I12])/[.I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1" calcext:value-type="float">
            <text:p>11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14]-[.A14])/[.A14]" office:value-type="percentage" office:value="0" calcext:value-type="percentage">
            <text:p>0.00%</text:p>
          </table:table-cell>
          <table:table-cell table:formula="of:=([.J14]-[.B14])/[.B14]" office:value-type="percentage" office:value="0" calcext:value-type="percentage">
            <text:p>0.00%</text:p>
          </table:table-cell>
          <table:table-cell table:formula="of:=([.J14]-[.C14])/[.C14]" office:value-type="percentage" office:value="0" calcext:value-type="percentage">
            <text:p>0.00%</text:p>
          </table:table-cell>
          <table:table-cell table:formula="of:=([.J14]-[.D14])/[.D14]" office:value-type="percentage" office:value="0" calcext:value-type="percentage">
            <text:p>0.00%</text:p>
          </table:table-cell>
          <table:table-cell table:formula="of:=([.J14]-[.E14])/[.E14]" office:value-type="percentage" office:value="0" calcext:value-type="percentage">
            <text:p>0.00%</text:p>
          </table:table-cell>
          <table:table-cell table:formula="of:=([.J14]-[.F14])/[.F14]" office:value-type="percentage" office:value="0" calcext:value-type="percentage">
            <text:p>0.00%</text:p>
          </table:table-cell>
          <table:table-cell table:formula="of:=([.J14]-[.G14])/[.G14]" office:value-type="percentage" office:value="0" calcext:value-type="percentage">
            <text:p>0.00%</text:p>
          </table:table-cell>
          <table:table-cell table:formula="of:=([.J14]-[.H14])/[.H14]" office:value-type="percentage" office:value="0" calcext:value-type="percentage">
            <text:p>0.00%</text:p>
          </table:table-cell>
          <table:table-cell table:formula="of:=([.J14]-[.I14])/[.I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15]-[.A15])/[.A15]" office:value-type="percentage" office:value="0" calcext:value-type="percentage">
            <text:p>0.00%</text:p>
          </table:table-cell>
          <table:table-cell table:formula="of:=([.J15]-[.B15])/[.B15]" office:value-type="percentage" office:value="0" calcext:value-type="percentage">
            <text:p>0.00%</text:p>
          </table:table-cell>
          <table:table-cell table:formula="of:=([.J15]-[.C15])/[.C15]" office:value-type="percentage" office:value="0" calcext:value-type="percentage">
            <text:p>0.00%</text:p>
          </table:table-cell>
          <table:table-cell table:formula="of:=([.J15]-[.D15])/[.D15]" office:value-type="percentage" office:value="0" calcext:value-type="percentage">
            <text:p>0.00%</text:p>
          </table:table-cell>
          <table:table-cell table:formula="of:=([.J15]-[.E15])/[.E15]" office:value-type="percentage" office:value="0" calcext:value-type="percentage">
            <text:p>0.00%</text:p>
          </table:table-cell>
          <table:table-cell table:formula="of:=([.J15]-[.F15])/[.F15]" office:value-type="percentage" office:value="0" calcext:value-type="percentage">
            <text:p>0.00%</text:p>
          </table:table-cell>
          <table:table-cell table:formula="of:=([.J15]-[.G15])/[.G15]" office:value-type="percentage" office:value="0" calcext:value-type="percentage">
            <text:p>0.00%</text:p>
          </table:table-cell>
          <table:table-cell table:formula="of:=([.J15]-[.H15])/[.H15]" office:value-type="percentage" office:value="0" calcext:value-type="percentage">
            <text:p>0.00%</text:p>
          </table:table-cell>
          <table:table-cell table:formula="of:=([.J15]-[.I15])/[.I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27" calcext:value-type="float">
            <text:p>127</text:p>
          </table:table-cell>
          <table:table-cell table:formula="of:=([.J16]-[.A16])/[.A16]" office:value-type="percentage" office:value="0" calcext:value-type="percentage">
            <text:p>0.00%</text:p>
          </table:table-cell>
          <table:table-cell table:formula="of:=([.J16]-[.B16])/[.B16]" office:value-type="percentage" office:value="0" calcext:value-type="percentage">
            <text:p>0.00%</text:p>
          </table:table-cell>
          <table:table-cell table:formula="of:=([.J16]-[.C16])/[.C16]" office:value-type="percentage" office:value="0" calcext:value-type="percentage">
            <text:p>0.00%</text:p>
          </table:table-cell>
          <table:table-cell table:formula="of:=([.J16]-[.D16])/[.D16]" office:value-type="percentage" office:value="0" calcext:value-type="percentage">
            <text:p>0.00%</text:p>
          </table:table-cell>
          <table:table-cell table:formula="of:=([.J16]-[.E16])/[.E16]" office:value-type="percentage" office:value="0" calcext:value-type="percentage">
            <text:p>0.00%</text:p>
          </table:table-cell>
          <table:table-cell table:formula="of:=([.J16]-[.F16])/[.F16]" office:value-type="percentage" office:value="0" calcext:value-type="percentage">
            <text:p>0.00%</text:p>
          </table:table-cell>
          <table:table-cell table:formula="of:=([.J16]-[.G16])/[.G16]" office:value-type="percentage" office:value="0" calcext:value-type="percentage">
            <text:p>0.00%</text:p>
          </table:table-cell>
          <table:table-cell table:formula="of:=([.J16]-[.H16])/[.H16]" office:value-type="percentage" office:value="0" calcext:value-type="percentage">
            <text:p>0.00%</text:p>
          </table:table-cell>
          <table:table-cell table:formula="of:=([.J16]-[.I16])/[.I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28" calcext:value-type="float">
            <text:p>128</text:p>
          </table:table-cell>
          <table:table-cell table:formula="of:=([.J17]-[.A17])/[.A17]" office:value-type="percentage" office:value="0" calcext:value-type="percentage">
            <text:p>0.00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" calcext:value-type="percentage">
            <text:p>0.00%</text:p>
          </table:table-cell>
          <table:table-cell table:formula="of:=([.J17]-[.I17])/[.I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38" calcext:value-type="float">
            <text:p>138</text:p>
          </table:table-cell>
          <table:table-cell table:formula="of:=([.J18]-[.A18])/[.A18]" office:value-type="percentage" office:value="0" calcext:value-type="percentage">
            <text:p>0.00%</text:p>
          </table:table-cell>
          <table:table-cell table:formula="of:=([.J18]-[.B18])/[.B18]" office:value-type="percentage" office:value="0" calcext:value-type="percentage">
            <text:p>0.00%</text:p>
          </table:table-cell>
          <table:table-cell table:formula="of:=([.J18]-[.C18])/[.C18]" office:value-type="percentage" office:value="0" calcext:value-type="percentage">
            <text:p>0.00%</text:p>
          </table:table-cell>
          <table:table-cell table:formula="of:=([.J18]-[.D18])/[.D18]" office:value-type="percentage" office:value="0" calcext:value-type="percentage">
            <text:p>0.00%</text:p>
          </table:table-cell>
          <table:table-cell table:formula="of:=([.J18]-[.E18])/[.E18]" office:value-type="percentage" office:value="0" calcext:value-type="percentage">
            <text:p>0.00%</text:p>
          </table:table-cell>
          <table:table-cell table:formula="of:=([.J18]-[.F18])/[.F18]" office:value-type="percentage" office:value="0" calcext:value-type="percentage">
            <text:p>0.00%</text:p>
          </table:table-cell>
          <table:table-cell table:formula="of:=([.J18]-[.G18])/[.G18]" office:value-type="percentage" office:value="0" calcext:value-type="percentage">
            <text:p>0.00%</text:p>
          </table:table-cell>
          <table:table-cell table:formula="of:=([.J18]-[.H18])/[.H18]" office:value-type="percentage" office:value="0" calcext:value-type="percentage">
            <text:p>0.00%</text:p>
          </table:table-cell>
          <table:table-cell table:formula="of:=([.J18]-[.I18])/[.I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38" calcext:value-type="float">
            <text:p>138</text:p>
          </table:table-cell>
          <table:table-cell table:formula="of:=([.J19]-[.A19])/[.A19]" office:value-type="percentage" office:value="0" calcext:value-type="percentage">
            <text:p>0.00%</text:p>
          </table:table-cell>
          <table:table-cell table:formula="of:=([.J19]-[.B19])/[.B19]" office:value-type="percentage" office:value="0" calcext:value-type="percentage">
            <text:p>0.00%</text:p>
          </table:table-cell>
          <table:table-cell table:formula="of:=([.J19]-[.C19])/[.C19]" office:value-type="percentage" office:value="0" calcext:value-type="percentage">
            <text:p>0.00%</text:p>
          </table:table-cell>
          <table:table-cell table:formula="of:=([.J19]-[.D19])/[.D19]" office:value-type="percentage" office:value="0" calcext:value-type="percentage">
            <text:p>0.00%</text:p>
          </table:table-cell>
          <table:table-cell table:formula="of:=([.J19]-[.E19])/[.E19]" office:value-type="percentage" office:value="0" calcext:value-type="percentage">
            <text:p>0.00%</text:p>
          </table:table-cell>
          <table:table-cell table:formula="of:=([.J19]-[.F19])/[.F19]" office:value-type="percentage" office:value="0" calcext:value-type="percentage">
            <text:p>0.00%</text:p>
          </table:table-cell>
          <table:table-cell table:formula="of:=([.J19]-[.G19])/[.G19]" office:value-type="percentage" office:value="0" calcext:value-type="percentage">
            <text:p>0.00%</text:p>
          </table:table-cell>
          <table:table-cell table:formula="of:=([.J19]-[.H19])/[.H19]" office:value-type="percentage" office:value="0" calcext:value-type="percentage">
            <text:p>0.00%</text:p>
          </table:table-cell>
          <table:table-cell table:formula="of:=([.J19]-[.I19])/[.I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36.6" calcext:value-type="float">
            <text:p>136.6</text:p>
          </table:table-cell>
          <table:table-cell office:value-type="float" office:value="136.7" calcext:value-type="float">
            <text:p>136.7</text:p>
          </table:table-cell>
          <table:table-cell office:value-type="float" office:value="137.6" calcext:value-type="float">
            <text:p>137.6</text:p>
          </table:table-cell>
          <table:table-cell office:value-type="float" office:value="137.2" calcext:value-type="float">
            <text:p>137.2</text:p>
          </table:table-cell>
          <table:table-cell office:value-type="float" office:value="136.9" calcext:value-type="float">
            <text:p>136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4.4" calcext:value-type="float">
            <text:p>134.4</text:p>
          </table:table-cell>
          <table:table-cell office:value-type="float" office:value="143" calcext:value-type="float">
            <text:p>143</text:p>
          </table:table-cell>
          <table:table-cell table:formula="of:=([.J21]-[.A21])/[.A21]" office:value-type="percentage" office:value="0.0483870967741935" calcext:value-type="percentage">
            <text:p>4.84%</text:p>
          </table:table-cell>
          <table:table-cell table:formula="of:=([.J21]-[.B21])/[.B21]" office:value-type="percentage" office:value="0.0468521229868229" calcext:value-type="percentage">
            <text:p>4.69%</text:p>
          </table:table-cell>
          <table:table-cell table:formula="of:=([.J21]-[.C21])/[.C21]" office:value-type="percentage" office:value="0.0460863204096563" calcext:value-type="percentage">
            <text:p>4.61%</text:p>
          </table:table-cell>
          <table:table-cell table:formula="of:=([.J21]-[.D21])/[.D21]" office:value-type="percentage" office:value="0.0392441860465117" calcext:value-type="percentage">
            <text:p>3.92%</text:p>
          </table:table-cell>
          <table:table-cell table:formula="of:=([.J21]-[.E21])/[.E21]" office:value-type="percentage" office:value="0.0422740524781342" calcext:value-type="percentage">
            <text:p>4.23%</text:p>
          </table:table-cell>
          <table:table-cell table:formula="of:=([.J21]-[.F21])/[.F21]" office:value-type="percentage" office:value="0.0445580715850986" calcext:value-type="percentage">
            <text:p>4.46%</text:p>
          </table:table-cell>
          <table:table-cell table:formula="of:=([.J21]-[.G21])/[.G21]" office:value-type="percentage" office:value="0.0407569141193595" calcext:value-type="percentage">
            <text:p>4.08%</text:p>
          </table:table-cell>
          <table:table-cell table:formula="of:=([.J21]-[.H21])/[.H21]" office:value-type="percentage" office:value="0.0476190476190476" calcext:value-type="percentage">
            <text:p>4.76%</text:p>
          </table:table-cell>
          <table:table-cell table:formula="of:=([.J21]-[.I21])/[.I21]" office:value-type="percentage" office:value="0.0639880952380952" calcext:value-type="percentage">
            <text:p>6.40%</text:p>
          </table:table-cell>
        </table:table-row>
        <table:table-row table:style-name="ro1">
          <table:table-cell table:number-columns-repeated="10" office:value-type="float" office:value="144" calcext:value-type="float">
            <text:p>144</text:p>
          </table:table-cell>
          <table:table-cell table:formula="of:=([.J22]-[.A22])/[.A22]" office:value-type="percentage" office:value="0" calcext:value-type="percentage">
            <text:p>0.00%</text:p>
          </table:table-cell>
          <table:table-cell table:formula="of:=([.J22]-[.B22])/[.B22]" office:value-type="percentage" office:value="0" calcext:value-type="percentage">
            <text:p>0.00%</text:p>
          </table:table-cell>
          <table:table-cell table:formula="of:=([.J22]-[.C22])/[.C22]" office:value-type="percentage" office:value="0" calcext:value-type="percentage">
            <text:p>0.00%</text:p>
          </table:table-cell>
          <table:table-cell table:formula="of:=([.J22]-[.D22])/[.D22]" office:value-type="percentage" office:value="0" calcext:value-type="percentage">
            <text:p>0.00%</text:p>
          </table:table-cell>
          <table:table-cell table:formula="of:=([.J22]-[.E22])/[.E22]" office:value-type="percentage" office:value="0" calcext:value-type="percentage">
            <text:p>0.00%</text:p>
          </table:table-cell>
          <table:table-cell table:formula="of:=([.J22]-[.F22])/[.F22]" office:value-type="percentage" office:value="0" calcext:value-type="percentage">
            <text:p>0.00%</text:p>
          </table:table-cell>
          <table:table-cell table:formula="of:=([.J22]-[.G22])/[.G22]" office:value-type="percentage" office:value="0" calcext:value-type="percentage">
            <text:p>0.00%</text:p>
          </table:table-cell>
          <table:table-cell table:formula="of:=([.J22]-[.H22])/[.H22]" office:value-type="percentage" office:value="0" calcext:value-type="percentage">
            <text:p>0.00%</text:p>
          </table:table-cell>
          <table:table-cell table:formula="of:=([.J22]-[.I22])/[.I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table:number-columns-repeated="9" office:value-type="float" office:value="155" calcext:value-type="float">
            <text:p>155</text:p>
          </table:table-cell>
          <table:table-cell table:formula="of:=([.J24]-[.A24])/[.A24]" office:value-type="percentage" office:value="0.00129198966408261" calcext:value-type="percentage">
            <text:p>0.13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56" calcext:value-type="float">
            <text:p>156</text:p>
          </table:table-cell>
          <table:table-cell table:formula="of:=([.J25]-[.A25])/[.A25]" office:value-type="percentage" office:value="0" calcext:value-type="percentage">
            <text:p>0.00%</text:p>
          </table:table-cell>
          <table:table-cell table:formula="of:=([.J25]-[.B25])/[.B25]" office:value-type="percentage" office:value="0" calcext:value-type="percentage">
            <text:p>0.00%</text:p>
          </table:table-cell>
          <table:table-cell table:formula="of:=([.J25]-[.C25])/[.C25]" office:value-type="percentage" office:value="0" calcext:value-type="percentage">
            <text:p>0.00%</text:p>
          </table:table-cell>
          <table:table-cell table:formula="of:=([.J25]-[.D25])/[.D25]" office:value-type="percentage" office:value="0" calcext:value-type="percentage">
            <text:p>0.00%</text:p>
          </table:table-cell>
          <table:table-cell table:formula="of:=([.J25]-[.E25])/[.E25]" office:value-type="percentage" office:value="0" calcext:value-type="percentage">
            <text:p>0.00%</text:p>
          </table:table-cell>
          <table:table-cell table:formula="of:=([.J25]-[.F25])/[.F25]" office:value-type="percentage" office:value="0" calcext:value-type="percentage">
            <text:p>0.00%</text:p>
          </table:table-cell>
          <table:table-cell table:formula="of:=([.J25]-[.G25])/[.G25]" office:value-type="percentage" office:value="0" calcext:value-type="percentage">
            <text:p>0.00%</text:p>
          </table:table-cell>
          <table:table-cell table:formula="of:=([.J25]-[.H25])/[.H25]" office:value-type="percentage" office:value="0" calcext:value-type="percentage">
            <text:p>0.00%</text:p>
          </table:table-cell>
          <table:table-cell table:formula="of:=([.J25]-[.I25])/[.I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6]-[.A26])/[.A26]" office:value-type="percentage" office:value="0" calcext:value-type="percentage">
            <text:p>0.00%</text:p>
          </table:table-cell>
          <table:table-cell table:formula="of:=([.J26]-[.B26])/[.B26]" office:value-type="percentage" office:value="0" calcext:value-type="percentage">
            <text:p>0.00%</text:p>
          </table:table-cell>
          <table:table-cell table:formula="of:=([.J26]-[.C26])/[.C26]" office:value-type="percentage" office:value="0" calcext:value-type="percentage">
            <text:p>0.00%</text:p>
          </table:table-cell>
          <table:table-cell table:formula="of:=([.J26]-[.D26])/[.D26]" office:value-type="percentage" office:value="0" calcext:value-type="percentage">
            <text:p>0.00%</text:p>
          </table:table-cell>
          <table:table-cell table:formula="of:=([.J26]-[.E26])/[.E26]" office:value-type="percentage" office:value="0" calcext:value-type="percentage">
            <text:p>0.00%</text:p>
          </table:table-cell>
          <table:table-cell table:formula="of:=([.J26]-[.F26])/[.F26]" office:value-type="percentage" office:value="0" calcext:value-type="percentage">
            <text:p>0.00%</text:p>
          </table:table-cell>
          <table:table-cell table:formula="of:=([.J26]-[.G26])/[.G26]" office:value-type="percentage" office:value="0" calcext:value-type="percentage">
            <text:p>0.00%</text:p>
          </table:table-cell>
          <table:table-cell table:formula="of:=([.J26]-[.H26])/[.H26]" office:value-type="percentage" office:value="0" calcext:value-type="percentage">
            <text:p>0.00%</text:p>
          </table:table-cell>
          <table:table-cell table:formula="of:=([.J26]-[.I26])/[.I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145" calcext:value-type="float">
            <text:p>145</text:p>
          </table:table-cell>
          <table:table-cell office:value-type="float" office:value="145.3" calcext:value-type="float">
            <text:p>145.3</text:p>
          </table:table-cell>
          <table:table-cell office:value-type="float" office:value="145.9" calcext:value-type="float">
            <text:p>145.9</text:p>
          </table:table-cell>
          <table:table-cell office:value-type="float" office:value="146.3" calcext:value-type="float">
            <text:p>146.3</text:p>
          </table:table-cell>
          <table:table-cell office:value-type="float" office:value="145.9" calcext:value-type="float">
            <text:p>145.9</text:p>
          </table:table-cell>
          <table:table-cell office:value-type="float" office:value="145.2" calcext:value-type="float">
            <text:p>145.2</text:p>
          </table:table-cell>
          <table:table-cell office:value-type="float" office:value="146" calcext:value-type="float">
            <text:p>146</text:p>
          </table:table-cell>
          <table:table-cell office:value-type="float" office:value="144.6" calcext:value-type="float">
            <text:p>144.6</text:p>
          </table:table-cell>
          <table:table-cell office:value-type="float" office:value="147" calcext:value-type="float">
            <text:p>147</text:p>
          </table:table-cell>
          <table:table-cell table:formula="of:=([.J27]-[.A27])/[.A27]" office:value-type="percentage" office:value="0.00892244337680173" calcext:value-type="percentage">
            <text:p>0.89%</text:p>
          </table:table-cell>
          <table:table-cell table:formula="of:=([.J27]-[.B27])/[.B27]" office:value-type="percentage" office:value="0.0137931034482759" calcext:value-type="percentage">
            <text:p>1.38%</text:p>
          </table:table-cell>
          <table:table-cell table:formula="of:=([.J27]-[.C27])/[.C27]" office:value-type="percentage" office:value="0.0116999311768754" calcext:value-type="percentage">
            <text:p>1.17%</text:p>
          </table:table-cell>
          <table:table-cell table:formula="of:=([.J27]-[.D27])/[.D27]" office:value-type="percentage" office:value="0.00753941055517474" calcext:value-type="percentage">
            <text:p>0.75%</text:p>
          </table:table-cell>
          <table:table-cell table:formula="of:=([.J27]-[.E27])/[.E27]" office:value-type="percentage" office:value="0.00478468899521523" calcext:value-type="percentage">
            <text:p>0.48%</text:p>
          </table:table-cell>
          <table:table-cell table:formula="of:=([.J27]-[.F27])/[.F27]" office:value-type="percentage" office:value="0.00753941055517474" calcext:value-type="percentage">
            <text:p>0.75%</text:p>
          </table:table-cell>
          <table:table-cell table:formula="of:=([.J27]-[.G27])/[.G27]" office:value-type="percentage" office:value="0.0123966942148761" calcext:value-type="percentage">
            <text:p>1.24%</text:p>
          </table:table-cell>
          <table:table-cell table:formula="of:=([.J27]-[.H27])/[.H27]" office:value-type="percentage" office:value="0.00684931506849315" calcext:value-type="percentage">
            <text:p>0.68%</text:p>
          </table:table-cell>
          <table:table-cell table:formula="of:=([.J27]-[.I27])/[.I27]" office:value-type="percentage" office:value="0.016597510373444" calcext:value-type="percentage">
            <text:p>1.66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" calcext:value-type="percentage">
            <text:p>0.00%</text:p>
          </table:table-cell>
          <table:table-cell table:formula="of:=([.J28]-[.I28])/[.I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9]-[.A29])/[.A29]" office:value-type="percentage" office:value="0" calcext:value-type="percentage">
            <text:p>0.00%</text:p>
          </table:table-cell>
          <table:table-cell table:formula="of:=([.J29]-[.B29])/[.B29]" office:value-type="percentage" office:value="0" calcext:value-type="percentage">
            <text:p>0.00%</text:p>
          </table:table-cell>
          <table:table-cell table:formula="of:=([.J29]-[.C29])/[.C29]" office:value-type="percentage" office:value="0" calcext:value-type="percentage">
            <text:p>0.00%</text:p>
          </table:table-cell>
          <table:table-cell table:formula="of:=([.J29]-[.D29])/[.D29]" office:value-type="percentage" office:value="0" calcext:value-type="percentage">
            <text:p>0.00%</text:p>
          </table:table-cell>
          <table:table-cell table:formula="of:=([.J29]-[.E29])/[.E29]" office:value-type="percentage" office:value="0" calcext:value-type="percentage">
            <text:p>0.00%</text:p>
          </table:table-cell>
          <table:table-cell table:formula="of:=([.J29]-[.F29])/[.F29]" office:value-type="percentage" office:value="0" calcext:value-type="percentage">
            <text:p>0.00%</text:p>
          </table:table-cell>
          <table:table-cell table:formula="of:=([.J29]-[.G29])/[.G29]" office:value-type="percentage" office:value="0" calcext:value-type="percentage">
            <text:p>0.00%</text:p>
          </table:table-cell>
          <table:table-cell table:formula="of:=([.J29]-[.H29])/[.H29]" office:value-type="percentage" office:value="0" calcext:value-type="percentage">
            <text:p>0.00%</text:p>
          </table:table-cell>
          <table:table-cell table:formula="of:=([.J29]-[.I29])/[.I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30]-[.A30])/[.A30]" office:value-type="percentage" office:value="0" calcext:value-type="percentage">
            <text:p>0.00%</text:p>
          </table:table-cell>
          <table:table-cell table:formula="of:=([.J30]-[.B30])/[.B30]" office:value-type="percentage" office:value="0" calcext:value-type="percentage">
            <text:p>0.00%</text:p>
          </table:table-cell>
          <table:table-cell table:formula="of:=([.J30]-[.C30])/[.C30]" office:value-type="percentage" office:value="0" calcext:value-type="percentage">
            <text:p>0.00%</text:p>
          </table:table-cell>
          <table:table-cell table:formula="of:=([.J30]-[.D30])/[.D30]" office:value-type="percentage" office:value="0" calcext:value-type="percentage">
            <text:p>0.00%</text:p>
          </table:table-cell>
          <table:table-cell table:formula="of:=([.J30]-[.E30])/[.E30]" office:value-type="percentage" office:value="0" calcext:value-type="percentage">
            <text:p>0.00%</text:p>
          </table:table-cell>
          <table:table-cell table:formula="of:=([.J30]-[.F30])/[.F30]" office:value-type="percentage" office:value="0" calcext:value-type="percentage">
            <text:p>0.00%</text:p>
          </table:table-cell>
          <table:table-cell table:formula="of:=([.J30]-[.G30])/[.G30]" office:value-type="percentage" office:value="0" calcext:value-type="percentage">
            <text:p>0.00%</text:p>
          </table:table-cell>
          <table:table-cell table:formula="of:=([.J30]-[.H30])/[.H30]" office:value-type="percentage" office:value="0" calcext:value-type="percentage">
            <text:p>0.00%</text:p>
          </table:table-cell>
          <table:table-cell table:formula="of:=([.J30]-[.I30])/[.I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31]-[.A31])/[.A31]" office:value-type="percentage" office:value="0" calcext:value-type="percentage">
            <text:p>0.00%</text:p>
          </table:table-cell>
          <table:table-cell table:formula="of:=([.J31]-[.B31])/[.B31]" office:value-type="percentage" office:value="0" calcext:value-type="percentage">
            <text:p>0.00%</text:p>
          </table:table-cell>
          <table:table-cell table:formula="of:=([.J31]-[.C31])/[.C31]" office:value-type="percentage" office:value="0" calcext:value-type="percentage">
            <text:p>0.00%</text:p>
          </table:table-cell>
          <table:table-cell table:formula="of:=([.J31]-[.D31])/[.D31]" office:value-type="percentage" office:value="0" calcext:value-type="percentage">
            <text:p>0.00%</text:p>
          </table:table-cell>
          <table:table-cell table:formula="of:=([.J31]-[.E31])/[.E31]" office:value-type="percentage" office:value="0" calcext:value-type="percentage">
            <text:p>0.00%</text:p>
          </table:table-cell>
          <table:table-cell table:formula="of:=([.J31]-[.F31])/[.F31]" office:value-type="percentage" office:value="0" calcext:value-type="percentage">
            <text:p>0.00%</text:p>
          </table:table-cell>
          <table:table-cell table:formula="of:=([.J31]-[.G31])/[.G31]" office:value-type="percentage" office:value="0" calcext:value-type="percentage">
            <text:p>0.00%</text:p>
          </table:table-cell>
          <table:table-cell table:formula="of:=([.J31]-[.H31])/[.H31]" office:value-type="percentage" office:value="0" calcext:value-type="percentage">
            <text:p>0.00%</text:p>
          </table:table-cell>
          <table:table-cell table:formula="of:=([.J31]-[.I31])/[.I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4" calcext:value-type="float">
            <text:p>174</text:p>
          </table:table-cell>
          <table:table-cell table:formula="of:=([.J32]-[.A32])/[.A32]" office:value-type="percentage" office:value="0" calcext:value-type="percentage">
            <text:p>0.00%</text:p>
          </table:table-cell>
          <table:table-cell table:formula="of:=([.J32]-[.B32])/[.B32]" office:value-type="percentage" office:value="0" calcext:value-type="percentage">
            <text:p>0.00%</text:p>
          </table:table-cell>
          <table:table-cell table:formula="of:=([.J32]-[.C32])/[.C32]" office:value-type="percentage" office:value="0" calcext:value-type="percentage">
            <text:p>0.00%</text:p>
          </table:table-cell>
          <table:table-cell table:formula="of:=([.J32]-[.D32])/[.D32]" office:value-type="percentage" office:value="0" calcext:value-type="percentage">
            <text:p>0.00%</text:p>
          </table:table-cell>
          <table:table-cell table:formula="of:=([.J32]-[.E32])/[.E32]" office:value-type="percentage" office:value="0" calcext:value-type="percentage">
            <text:p>0.00%</text:p>
          </table:table-cell>
          <table:table-cell table:formula="of:=([.J32]-[.F32])/[.F32]" office:value-type="percentage" office:value="0" calcext:value-type="percentage">
            <text:p>0.00%</text:p>
          </table:table-cell>
          <table:table-cell table:formula="of:=([.J32]-[.G32])/[.G32]" office:value-type="percentage" office:value="0" calcext:value-type="percentage">
            <text:p>0.00%</text:p>
          </table:table-cell>
          <table:table-cell table:formula="of:=([.J32]-[.H32])/[.H32]" office:value-type="percentage" office:value="0" calcext:value-type="percentage">
            <text:p>0.00%</text:p>
          </table:table-cell>
          <table:table-cell table:formula="of:=([.J32]-[.I32])/[.I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5" calcext:value-type="float">
            <text:p>175</text:p>
          </table:table-cell>
          <table:table-cell table:formula="of:=([.J33]-[.A33])/[.A33]" office:value-type="percentage" office:value="0" calcext:value-type="percentage">
            <text:p>0.00%</text:p>
          </table:table-cell>
          <table:table-cell table:formula="of:=([.J33]-[.B33])/[.B33]" office:value-type="percentage" office:value="0" calcext:value-type="percentage">
            <text:p>0.00%</text:p>
          </table:table-cell>
          <table:table-cell table:formula="of:=([.J33]-[.C33])/[.C33]" office:value-type="percentage" office:value="0" calcext:value-type="percentage">
            <text:p>0.00%</text:p>
          </table:table-cell>
          <table:table-cell table:formula="of:=([.J33]-[.D33])/[.D33]" office:value-type="percentage" office:value="0" calcext:value-type="percentage">
            <text:p>0.00%</text:p>
          </table:table-cell>
          <table:table-cell table:formula="of:=([.J33]-[.E33])/[.E33]" office:value-type="percentage" office:value="0" calcext:value-type="percentage">
            <text:p>0.00%</text:p>
          </table:table-cell>
          <table:table-cell table:formula="of:=([.J33]-[.F33])/[.F33]" office:value-type="percentage" office:value="0" calcext:value-type="percentage">
            <text:p>0.00%</text:p>
          </table:table-cell>
          <table:table-cell table:formula="of:=([.J33]-[.G33])/[.G33]" office:value-type="percentage" office:value="0" calcext:value-type="percentage">
            <text:p>0.00%</text:p>
          </table:table-cell>
          <table:table-cell table:formula="of:=([.J33]-[.H33])/[.H33]" office:value-type="percentage" office:value="0" calcext:value-type="percentage">
            <text:p>0.00%</text:p>
          </table:table-cell>
          <table:table-cell table:formula="of:=([.J33]-[.I33])/[.I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34.9" calcext:value-type="float">
            <text:p>134.9</text:p>
          </table:table-cell>
          <table:table-cell office:value-type="float" office:value="135" calcext:value-type="float">
            <text:p>135</text:p>
          </table:table-cell>
          <table:table-cell office:value-type="float" office:value="134.8" calcext:value-type="float">
            <text:p>134.8</text:p>
          </table:table-cell>
          <table:table-cell office:value-type="float" office:value="135" calcext:value-type="float">
            <text:p>135</text:p>
          </table:table-cell>
          <table:table-cell office:value-type="float" office:value="134.8" calcext:value-type="float">
            <text:p>134.8</text:p>
          </table:table-cell>
          <table:table-cell table:number-columns-repeated="4" office:value-type="float" office:value="135" calcext:value-type="float">
            <text:p>135</text:p>
          </table:table-cell>
          <table:table-cell table:formula="of:=([.J34]-[.A34])/[.A34]" office:value-type="percentage" office:value="0.00148367952522247" calcext:value-type="percentage">
            <text:p>0.15%</text:p>
          </table:table-cell>
          <table:table-cell table:formula="of:=([.J34]-[.B34])/[.B34]" office:value-type="percentage" office:value="0.00074128984432909" calcext:value-type="percentage">
            <text:p>0.07%</text:p>
          </table:table-cell>
          <table:table-cell table:formula="of:=([.J34]-[.C34])/[.C34]" office:value-type="percentage" office:value="0" calcext:value-type="percentage">
            <text:p>0.00%</text:p>
          </table:table-cell>
          <table:table-cell table:formula="of:=([.J34]-[.D34])/[.D34]" office:value-type="percentage" office:value="0.00148367952522247" calcext:value-type="percentage">
            <text:p>0.15%</text:p>
          </table:table-cell>
          <table:table-cell table:formula="of:=([.J34]-[.E34])/[.E34]" office:value-type="percentage" office:value="0" calcext:value-type="percentage">
            <text:p>0.00%</text:p>
          </table:table-cell>
          <table:table-cell table:formula="of:=([.J34]-[.F34])/[.F34]" office:value-type="percentage" office:value="0.00148367952522247" calcext:value-type="percentage">
            <text:p>0.15%</text:p>
          </table:table-cell>
          <table:table-cell table:formula="of:=([.J34]-[.G34])/[.G34]" office:value-type="percentage" office:value="0" calcext:value-type="percentage">
            <text:p>0.00%</text:p>
          </table:table-cell>
          <table:table-cell table:formula="of:=([.J34]-[.H34])/[.H34]" office:value-type="percentage" office:value="0" calcext:value-type="percentage">
            <text:p>0.00%</text:p>
          </table:table-cell>
          <table:table-cell table:formula="of:=([.J34]-[.I34])/[.I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6" calcext:value-type="float">
            <text:p>176</text:p>
          </table:table-cell>
          <table:table-cell table:formula="of:=([.J35]-[.A35])/[.A35]" office:value-type="percentage" office:value="0" calcext:value-type="percentage">
            <text:p>0.00%</text:p>
          </table:table-cell>
          <table:table-cell table:formula="of:=([.J35]-[.B35])/[.B35]" office:value-type="percentage" office:value="0" calcext:value-type="percentage">
            <text:p>0.00%</text:p>
          </table:table-cell>
          <table:table-cell table:formula="of:=([.J35]-[.C35])/[.C35]" office:value-type="percentage" office:value="0" calcext:value-type="percentage">
            <text:p>0.00%</text:p>
          </table:table-cell>
          <table:table-cell table:formula="of:=([.J35]-[.D35])/[.D35]" office:value-type="percentage" office:value="0" calcext:value-type="percentage">
            <text:p>0.00%</text:p>
          </table:table-cell>
          <table:table-cell table:formula="of:=([.J35]-[.E35])/[.E35]" office:value-type="percentage" office:value="0" calcext:value-type="percentage">
            <text:p>0.00%</text:p>
          </table:table-cell>
          <table:table-cell table:formula="of:=([.J35]-[.F35])/[.F35]" office:value-type="percentage" office:value="0" calcext:value-type="percentage">
            <text:p>0.00%</text:p>
          </table:table-cell>
          <table:table-cell table:formula="of:=([.J35]-[.G35])/[.G35]" office:value-type="percentage" office:value="0" calcext:value-type="percentage">
            <text:p>0.00%</text:p>
          </table:table-cell>
          <table:table-cell table:formula="of:=([.J35]-[.H35])/[.H35]" office:value-type="percentage" office:value="0" calcext:value-type="percentage">
            <text:p>0.00%</text:p>
          </table:table-cell>
          <table:table-cell table:formula="of:=([.J35]-[.I35])/[.I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71.3" calcext:value-type="float">
            <text:p>171.3</text:p>
          </table:table-cell>
          <table:table-cell office:value-type="float" office:value="170.8" calcext:value-type="float">
            <text:p>170.8</text:p>
          </table:table-cell>
          <table:table-cell office:value-type="float" office:value="171.9" calcext:value-type="float">
            <text:p>171.9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6" calcext:value-type="float">
            <text:p>172.6</text:p>
          </table:table-cell>
          <table:table-cell table:number-columns-repeated="2" office:value-type="float" office:value="172.2" calcext:value-type="float">
            <text:p>172.2</text:p>
          </table:table-cell>
          <table:table-cell office:value-type="float" office:value="170.1" calcext:value-type="float">
            <text:p>170.1</text:p>
          </table:table-cell>
          <table:table-cell office:value-type="float" office:value="173" calcext:value-type="float">
            <text:p>173</text:p>
          </table:table-cell>
          <table:table-cell table:formula="of:=([.J36]-[.A36])/[.A36]" office:value-type="percentage" office:value="0.0200471698113208" calcext:value-type="percentage">
            <text:p>2.00%</text:p>
          </table:table-cell>
          <table:table-cell table:formula="of:=([.J36]-[.B36])/[.B36]" office:value-type="percentage" office:value="0.00992410974897833" calcext:value-type="percentage">
            <text:p>0.99%</text:p>
          </table:table-cell>
          <table:table-cell table:formula="of:=([.J36]-[.C36])/[.C36]" office:value-type="percentage" office:value="0.0128805620608899" calcext:value-type="percentage">
            <text:p>1.29%</text:p>
          </table:table-cell>
          <table:table-cell table:formula="of:=([.J36]-[.D36])/[.D36]" office:value-type="percentage" office:value="0.00639906922629432" calcext:value-type="percentage">
            <text:p>0.64%</text:p>
          </table:table-cell>
          <table:table-cell table:formula="of:=([.J36]-[.E36])/[.E36]" office:value-type="percentage" office:value="0.00815850815850819" calcext:value-type="percentage">
            <text:p>0.82%</text:p>
          </table:table-cell>
          <table:table-cell table:formula="of:=([.J36]-[.F36])/[.F36]" office:value-type="percentage" office:value="0.00231749710312865" calcext:value-type="percentage">
            <text:p>0.23%</text:p>
          </table:table-cell>
          <table:table-cell table:formula="of:=([.J36]-[.G36])/[.G36]" office:value-type="percentage" office:value="0.00464576074332179" calcext:value-type="percentage">
            <text:p>0.46%</text:p>
          </table:table-cell>
          <table:table-cell table:formula="of:=([.J36]-[.H36])/[.H36]" office:value-type="percentage" office:value="0.00464576074332179" calcext:value-type="percentage">
            <text:p>0.46%</text:p>
          </table:table-cell>
          <table:table-cell table:formula="of:=([.J36]-[.I36])/[.I36]" office:value-type="percentage" office:value="0.0170487948265726" calcext:value-type="percentage">
            <text:p>1.70%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68.9" calcext:value-type="float">
            <text:p>168.9</text:p>
          </table:table-cell>
          <table:table-cell table:number-columns-repeated="2" office:value-type="float" office:value="168.7" calcext:value-type="float">
            <text:p>168.7</text:p>
          </table:table-cell>
          <table:table-cell office:value-type="float" office:value="168.8" calcext:value-type="float">
            <text:p>168.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7" calcext:value-type="float">
            <text:p>168.7</text:p>
          </table:table-cell>
          <table:table-cell office:value-type="float" office:value="169" calcext:value-type="float">
            <text:p>169</text:p>
          </table:table-cell>
          <table:table-cell table:formula="of:=([.J37]-[.A37])/[.A37]" office:value-type="percentage" office:value="0.00237247924080668" calcext:value-type="percentage">
            <text:p>0.24%</text:p>
          </table:table-cell>
          <table:table-cell table:formula="of:=([.J37]-[.B37])/[.B37]" office:value-type="percentage" office:value="0.000592066311426846" calcext:value-type="percentage">
            <text:p>0.06%</text:p>
          </table:table-cell>
          <table:table-cell table:formula="of:=([.J37]-[.C37])/[.C37]" office:value-type="percentage" office:value="0.00177830468286907" calcext:value-type="percentage">
            <text:p>0.18%</text:p>
          </table:table-cell>
          <table:table-cell table:formula="of:=([.J37]-[.D37])/[.D37]" office:value-type="percentage" office:value="0.00177830468286907" calcext:value-type="percentage">
            <text:p>0.18%</text:p>
          </table:table-cell>
          <table:table-cell table:formula="of:=([.J37]-[.E37])/[.E37]" office:value-type="percentage" office:value="0.00118483412322268" calcext:value-type="percentage">
            <text:p>0.12%</text:p>
          </table:table-cell>
          <table:table-cell table:formula="of:=([.J37]-[.F37])/[.F37]" office:value-type="percentage" office:value="0" calcext:value-type="percentage">
            <text:p>0.00%</text:p>
          </table:table-cell>
          <table:table-cell table:formula="of:=([.J37]-[.G37])/[.G37]" office:value-type="percentage" office:value="0" calcext:value-type="percentage">
            <text:p>0.00%</text:p>
          </table:table-cell>
          <table:table-cell table:formula="of:=([.J37]-[.H37])/[.H37]" office:value-type="percentage" office:value="0.00118483412322268" calcext:value-type="percentage">
            <text:p>0.12%</text:p>
          </table:table-cell>
          <table:table-cell table:formula="of:=([.J37]-[.I37])/[.I37]" office:value-type="percentage" office:value="0.00177830468286907" calcext:value-type="percentage">
            <text:p>0.18%</text:p>
          </table:table-cell>
        </table:table-row>
        <table:table-row table:style-name="ro1">
          <table:table-cell table:number-columns-repeated="10" office:value-type="float" office:value="182" calcext:value-type="float">
            <text:p>182</text:p>
          </table:table-cell>
          <table:table-cell table:formula="of:=([.J38]-[.A38])/[.A38]" office:value-type="percentage" office:value="0" calcext:value-type="percentage">
            <text:p>0.00%</text:p>
          </table:table-cell>
          <table:table-cell table:formula="of:=([.J38]-[.B38])/[.B38]" office:value-type="percentage" office:value="0" calcext:value-type="percentage">
            <text:p>0.00%</text:p>
          </table:table-cell>
          <table:table-cell table:formula="of:=([.J38]-[.C38])/[.C38]" office:value-type="percentage" office:value="0" calcext:value-type="percentage">
            <text:p>0.00%</text:p>
          </table:table-cell>
          <table:table-cell table:formula="of:=([.J38]-[.D38])/[.D38]" office:value-type="percentage" office:value="0" calcext:value-type="percentage">
            <text:p>0.00%</text:p>
          </table:table-cell>
          <table:table-cell table:formula="of:=([.J38]-[.E38])/[.E38]" office:value-type="percentage" office:value="0" calcext:value-type="percentage">
            <text:p>0.00%</text:p>
          </table:table-cell>
          <table:table-cell table:formula="of:=([.J38]-[.F38])/[.F38]" office:value-type="percentage" office:value="0" calcext:value-type="percentage">
            <text:p>0.00%</text:p>
          </table:table-cell>
          <table:table-cell table:formula="of:=([.J38]-[.G38])/[.G38]" office:value-type="percentage" office:value="0" calcext:value-type="percentage">
            <text:p>0.00%</text:p>
          </table:table-cell>
          <table:table-cell table:formula="of:=([.J38]-[.H38])/[.H38]" office:value-type="percentage" office:value="0" calcext:value-type="percentage">
            <text:p>0.00%</text:p>
          </table:table-cell>
          <table:table-cell table:formula="of:=([.J38]-[.I38])/[.I3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187" calcext:value-type="float">
            <text:p>187</text:p>
          </table:table-cell>
          <table:table-cell office:value-type="float" office:value="186.9" calcext:value-type="float">
            <text:p>186.9</text:p>
          </table:table-cell>
          <table:table-cell table:number-columns-repeated="4" office:value-type="float" office:value="187" calcext:value-type="float">
            <text:p>187</text:p>
          </table:table-cell>
          <table:table-cell office:value-type="float" office:value="184.3" calcext:value-type="float">
            <text:p>184.3</text:p>
          </table:table-cell>
          <table:table-cell office:value-type="float" office:value="187" calcext:value-type="float">
            <text:p>187</text:p>
          </table:table-cell>
          <table:table-cell table:formula="of:=([.J39]-[.A39])/[.A39]" office:value-type="percentage" office:value="0" calcext:value-type="percentage">
            <text:p>0.00%</text:p>
          </table:table-cell>
          <table:table-cell table:formula="of:=([.J39]-[.B39])/[.B39]" office:value-type="percentage" office:value="0" calcext:value-type="percentage">
            <text:p>0.00%</text:p>
          </table:table-cell>
          <table:table-cell table:formula="of:=([.J39]-[.C39])/[.C39]" office:value-type="percentage" office:value="0" calcext:value-type="percentage">
            <text:p>0.00%</text:p>
          </table:table-cell>
          <table:table-cell table:formula="of:=([.J39]-[.D39])/[.D39]" office:value-type="percentage" office:value="0.000535045478865673" calcext:value-type="percentage">
            <text:p>0.05%</text:p>
          </table:table-cell>
          <table:table-cell table:formula="of:=([.J39]-[.E39])/[.E39]" office:value-type="percentage" office:value="0" calcext:value-type="percentage">
            <text:p>0.00%</text:p>
          </table:table-cell>
          <table:table-cell table:formula="of:=([.J39]-[.F39])/[.F39]" office:value-type="percentage" office:value="0" calcext:value-type="percentage">
            <text:p>0.00%</text:p>
          </table:table-cell>
          <table:table-cell table:formula="of:=([.J39]-[.G39])/[.G39]" office:value-type="percentage" office:value="0" calcext:value-type="percentage">
            <text:p>0.00%</text:p>
          </table:table-cell>
          <table:table-cell table:formula="of:=([.J39]-[.H39])/[.H39]" office:value-type="percentage" office:value="0" calcext:value-type="percentage">
            <text:p>0.00%</text:p>
          </table:table-cell>
          <table:table-cell table:formula="of:=([.J39]-[.I39])/[.I39]" office:value-type="percentage" office:value="0.0146500271296798" calcext:value-type="percentage">
            <text:p>1.47%</text:p>
          </table:table-cell>
        </table:table-row>
        <table:table-row table:style-name="ro1">
          <table:table-cell table:number-columns-repeated="10" office:value-type="float" office:value="189" calcext:value-type="float">
            <text:p>189</text:p>
          </table:table-cell>
          <table:table-cell table:formula="of:=([.J40]-[.A40])/[.A40]" office:value-type="percentage" office:value="0" calcext:value-type="percentage">
            <text:p>0.00%</text:p>
          </table:table-cell>
          <table:table-cell table:formula="of:=([.J40]-[.B40])/[.B40]" office:value-type="percentage" office:value="0" calcext:value-type="percentage">
            <text:p>0.00%</text:p>
          </table:table-cell>
          <table:table-cell table:formula="of:=([.J40]-[.C40])/[.C40]" office:value-type="percentage" office:value="0" calcext:value-type="percentage">
            <text:p>0.00%</text:p>
          </table:table-cell>
          <table:table-cell table:formula="of:=([.J40]-[.D40])/[.D40]" office:value-type="percentage" office:value="0" calcext:value-type="percentage">
            <text:p>0.00%</text:p>
          </table:table-cell>
          <table:table-cell table:formula="of:=([.J40]-[.E40])/[.E40]" office:value-type="percentage" office:value="0" calcext:value-type="percentage">
            <text:p>0.00%</text:p>
          </table:table-cell>
          <table:table-cell table:formula="of:=([.J40]-[.F40])/[.F40]" office:value-type="percentage" office:value="0" calcext:value-type="percentage">
            <text:p>0.00%</text:p>
          </table:table-cell>
          <table:table-cell table:formula="of:=([.J40]-[.G40])/[.G40]" office:value-type="percentage" office:value="0" calcext:value-type="percentage">
            <text:p>0.00%</text:p>
          </table:table-cell>
          <table:table-cell table:formula="of:=([.J40]-[.H40])/[.H40]" office:value-type="percentage" office:value="0" calcext:value-type="percentage">
            <text:p>0.00%</text:p>
          </table:table-cell>
          <table:table-cell table:formula="of:=([.J40]-[.I40])/[.I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1" calcext:value-type="float">
            <text:p>191</text:p>
          </table:table-cell>
          <table:table-cell table:formula="of:=([.J41]-[.A41])/[.A41]" office:value-type="percentage" office:value="0" calcext:value-type="percentage">
            <text:p>0.00%</text:p>
          </table:table-cell>
          <table:table-cell table:formula="of:=([.J41]-[.B41])/[.B41]" office:value-type="percentage" office:value="0" calcext:value-type="percentage">
            <text:p>0.00%</text:p>
          </table:table-cell>
          <table:table-cell table:formula="of:=([.J41]-[.C41])/[.C41]" office:value-type="percentage" office:value="0" calcext:value-type="percentage">
            <text:p>0.00%</text:p>
          </table:table-cell>
          <table:table-cell table:formula="of:=([.J41]-[.D41])/[.D41]" office:value-type="percentage" office:value="0" calcext:value-type="percentage">
            <text:p>0.00%</text:p>
          </table:table-cell>
          <table:table-cell table:formula="of:=([.J41]-[.E41])/[.E41]" office:value-type="percentage" office:value="0" calcext:value-type="percentage">
            <text:p>0.00%</text:p>
          </table:table-cell>
          <table:table-cell table:formula="of:=([.J41]-[.F41])/[.F41]" office:value-type="percentage" office:value="0" calcext:value-type="percentage">
            <text:p>0.00%</text:p>
          </table:table-cell>
          <table:table-cell table:formula="of:=([.J41]-[.G41])/[.G41]" office:value-type="percentage" office:value="0" calcext:value-type="percentage">
            <text:p>0.00%</text:p>
          </table:table-cell>
          <table:table-cell table:formula="of:=([.J41]-[.H41])/[.H41]" office:value-type="percentage" office:value="0" calcext:value-type="percentage">
            <text:p>0.00%</text:p>
          </table:table-cell>
          <table:table-cell table:formula="of:=([.J41]-[.I41])/[.I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1" calcext:value-type="float">
            <text:p>191</text:p>
          </table:table-cell>
          <table:table-cell table:formula="of:=([.J42]-[.A42])/[.A42]" office:value-type="percentage" office:value="0" calcext:value-type="percentage">
            <text:p>0.00%</text:p>
          </table:table-cell>
          <table:table-cell table:formula="of:=([.J42]-[.B42])/[.B42]" office:value-type="percentage" office:value="0" calcext:value-type="percentage">
            <text:p>0.00%</text:p>
          </table:table-cell>
          <table:table-cell table:formula="of:=([.J42]-[.C42])/[.C42]" office:value-type="percentage" office:value="0" calcext:value-type="percentage">
            <text:p>0.00%</text:p>
          </table:table-cell>
          <table:table-cell table:formula="of:=([.J42]-[.D42])/[.D42]" office:value-type="percentage" office:value="0" calcext:value-type="percentage">
            <text:p>0.00%</text:p>
          </table:table-cell>
          <table:table-cell table:formula="of:=([.J42]-[.E42])/[.E42]" office:value-type="percentage" office:value="0" calcext:value-type="percentage">
            <text:p>0.00%</text:p>
          </table:table-cell>
          <table:table-cell table:formula="of:=([.J42]-[.F42])/[.F42]" office:value-type="percentage" office:value="0" calcext:value-type="percentage">
            <text:p>0.00%</text:p>
          </table:table-cell>
          <table:table-cell table:formula="of:=([.J42]-[.G42])/[.G42]" office:value-type="percentage" office:value="0" calcext:value-type="percentage">
            <text:p>0.00%</text:p>
          </table:table-cell>
          <table:table-cell table:formula="of:=([.J42]-[.H42])/[.H42]" office:value-type="percentage" office:value="0" calcext:value-type="percentage">
            <text:p>0.00%</text:p>
          </table:table-cell>
          <table:table-cell table:formula="of:=([.J42]-[.I42])/[.I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5" calcext:value-type="float">
            <text:p>195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6" calcext:value-type="float">
            <text:p>196</text:p>
          </table:table-cell>
          <table:table-cell table:formula="of:=([.J44]-[.A44])/[.A44]" office:value-type="percentage" office:value="0" calcext:value-type="percentage">
            <text:p>0.00%</text:p>
          </table:table-cell>
          <table:table-cell table:formula="of:=([.J44]-[.B44])/[.B44]" office:value-type="percentage" office:value="0" calcext:value-type="percentage">
            <text:p>0.00%</text:p>
          </table:table-cell>
          <table:table-cell table:formula="of:=([.J44]-[.C44])/[.C44]" office:value-type="percentage" office:value="0" calcext:value-type="percentage">
            <text:p>0.00%</text:p>
          </table:table-cell>
          <table:table-cell table:formula="of:=([.J44]-[.D44])/[.D44]" office:value-type="percentage" office:value="0" calcext:value-type="percentage">
            <text:p>0.00%</text:p>
          </table:table-cell>
          <table:table-cell table:formula="of:=([.J44]-[.E44])/[.E44]" office:value-type="percentage" office:value="0" calcext:value-type="percentage">
            <text:p>0.00%</text:p>
          </table:table-cell>
          <table:table-cell table:formula="of:=([.J44]-[.F44])/[.F44]" office:value-type="percentage" office:value="0" calcext:value-type="percentage">
            <text:p>0.00%</text:p>
          </table:table-cell>
          <table:table-cell table:formula="of:=([.J44]-[.G44])/[.G44]" office:value-type="percentage" office:value="0" calcext:value-type="percentage">
            <text:p>0.00%</text:p>
          </table:table-cell>
          <table:table-cell table:formula="of:=([.J44]-[.H44])/[.H44]" office:value-type="percentage" office:value="0" calcext:value-type="percentage">
            <text:p>0.00%</text:p>
          </table:table-cell>
          <table:table-cell table:formula="of:=([.J44]-[.I44])/[.I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5]-[.A45])/[.A45]" office:value-type="percentage" office:value="0" calcext:value-type="percentage">
            <text:p>0.00%</text:p>
          </table:table-cell>
          <table:table-cell table:formula="of:=([.J45]-[.B45])/[.B45]" office:value-type="percentage" office:value="0" calcext:value-type="percentage">
            <text:p>0.00%</text:p>
          </table:table-cell>
          <table:table-cell table:formula="of:=([.J45]-[.C45])/[.C45]" office:value-type="percentage" office:value="0" calcext:value-type="percentage">
            <text:p>0.00%</text:p>
          </table:table-cell>
          <table:table-cell table:formula="of:=([.J45]-[.D45])/[.D45]" office:value-type="percentage" office:value="0" calcext:value-type="percentage">
            <text:p>0.00%</text:p>
          </table:table-cell>
          <table:table-cell table:formula="of:=([.J45]-[.E45])/[.E45]" office:value-type="percentage" office:value="0" calcext:value-type="percentage">
            <text:p>0.00%</text:p>
          </table:table-cell>
          <table:table-cell table:formula="of:=([.J45]-[.F45])/[.F45]" office:value-type="percentage" office:value="0" calcext:value-type="percentage">
            <text:p>0.00%</text:p>
          </table:table-cell>
          <table:table-cell table:formula="of:=([.J45]-[.G45])/[.G45]" office:value-type="percentage" office:value="0" calcext:value-type="percentage">
            <text:p>0.00%</text:p>
          </table:table-cell>
          <table:table-cell table:formula="of:=([.J45]-[.H45])/[.H45]" office:value-type="percentage" office:value="0" calcext:value-type="percentage">
            <text:p>0.00%</text:p>
          </table:table-cell>
          <table:table-cell table:formula="of:=([.J45]-[.I45])/[.I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6]-[.A46])/[.A46]" office:value-type="percentage" office:value="0" calcext:value-type="percentage">
            <text:p>0.00%</text:p>
          </table:table-cell>
          <table:table-cell table:formula="of:=([.J46]-[.B46])/[.B46]" office:value-type="percentage" office:value="0" calcext:value-type="percentage">
            <text:p>0.00%</text:p>
          </table:table-cell>
          <table:table-cell table:formula="of:=([.J46]-[.C46])/[.C46]" office:value-type="percentage" office:value="0" calcext:value-type="percentage">
            <text:p>0.00%</text:p>
          </table:table-cell>
          <table:table-cell table:formula="of:=([.J46]-[.D46])/[.D46]" office:value-type="percentage" office:value="0" calcext:value-type="percentage">
            <text:p>0.00%</text:p>
          </table:table-cell>
          <table:table-cell table:formula="of:=([.J46]-[.E46])/[.E46]" office:value-type="percentage" office:value="0" calcext:value-type="percentage">
            <text:p>0.00%</text:p>
          </table:table-cell>
          <table:table-cell table:formula="of:=([.J46]-[.F46])/[.F46]" office:value-type="percentage" office:value="0" calcext:value-type="percentage">
            <text:p>0.00%</text:p>
          </table:table-cell>
          <table:table-cell table:formula="of:=([.J46]-[.G46])/[.G46]" office:value-type="percentage" office:value="0" calcext:value-type="percentage">
            <text:p>0.00%</text:p>
          </table:table-cell>
          <table:table-cell table:formula="of:=([.J46]-[.H46])/[.H46]" office:value-type="percentage" office:value="0" calcext:value-type="percentage">
            <text:p>0.00%</text:p>
          </table:table-cell>
          <table:table-cell table:formula="of:=([.J46]-[.I46])/[.I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7]-[.A47])/[.A47]" office:value-type="percentage" office:value="0" calcext:value-type="percentage">
            <text:p>0.00%</text:p>
          </table:table-cell>
          <table:table-cell table:formula="of:=([.J47]-[.B47])/[.B47]" office:value-type="percentage" office:value="0" calcext:value-type="percentage">
            <text:p>0.00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" calcext:value-type="percentage">
            <text:p>0.00%</text:p>
          </table:table-cell>
          <table:table-cell table:formula="of:=([.J47]-[.E47])/[.E47]" office:value-type="percentage" office:value="0" calcext:value-type="percentage">
            <text:p>0.00%</text:p>
          </table:table-cell>
          <table:table-cell table:formula="of:=([.J47]-[.F47])/[.F47]" office:value-type="percentage" office:value="0" calcext:value-type="percentage">
            <text:p>0.00%</text:p>
          </table:table-cell>
          <table:table-cell table:formula="of:=([.J47]-[.G47])/[.G47]" office:value-type="percentage" office:value="0" calcext:value-type="percentage">
            <text:p>0.00%</text:p>
          </table:table-cell>
          <table:table-cell table:formula="of:=([.J47]-[.H47])/[.H47]" office:value-type="percentage" office:value="0" calcext:value-type="percentage">
            <text:p>0.00%</text:p>
          </table:table-cell>
          <table:table-cell table:formula="of:=([.J47]-[.I47])/[.I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9" calcext:value-type="float">
            <text:p>199</text:p>
          </table:table-cell>
          <table:table-cell table:formula="of:=([.J48]-[.A48])/[.A48]" office:value-type="percentage" office:value="0" calcext:value-type="percentage">
            <text:p>0.00%</text:p>
          </table:table-cell>
          <table:table-cell table:formula="of:=([.J48]-[.B48])/[.B48]" office:value-type="percentage" office:value="0" calcext:value-type="percentage">
            <text:p>0.00%</text:p>
          </table:table-cell>
          <table:table-cell table:formula="of:=([.J48]-[.C48])/[.C48]" office:value-type="percentage" office:value="0" calcext:value-type="percentage">
            <text:p>0.00%</text:p>
          </table:table-cell>
          <table:table-cell table:formula="of:=([.J48]-[.D48])/[.D48]" office:value-type="percentage" office:value="0" calcext:value-type="percentage">
            <text:p>0.00%</text:p>
          </table:table-cell>
          <table:table-cell table:formula="of:=([.J48]-[.E48])/[.E48]" office:value-type="percentage" office:value="0" calcext:value-type="percentage">
            <text:p>0.00%</text:p>
          </table:table-cell>
          <table:table-cell table:formula="of:=([.J48]-[.F48])/[.F48]" office:value-type="percentage" office:value="0" calcext:value-type="percentage">
            <text:p>0.00%</text:p>
          </table:table-cell>
          <table:table-cell table:formula="of:=([.J48]-[.G48])/[.G48]" office:value-type="percentage" office:value="0" calcext:value-type="percentage">
            <text:p>0.00%</text:p>
          </table:table-cell>
          <table:table-cell table:formula="of:=([.J48]-[.H48])/[.H48]" office:value-type="percentage" office:value="0" calcext:value-type="percentage">
            <text:p>0.00%</text:p>
          </table:table-cell>
          <table:table-cell table:formula="of:=([.J48]-[.I48])/[.I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1" calcext:value-type="float">
            <text:p>201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" calcext:value-type="percentage">
            <text:p>0.0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" calcext:value-type="percentage">
            <text:p>0.00%</text:p>
          </table:table-cell>
          <table:table-cell table:formula="of:=([.J49]-[.E49])/[.E49]" office:value-type="percentage" office:value="0" calcext:value-type="percentage">
            <text:p>0.00%</text:p>
          </table:table-cell>
          <table:table-cell table:formula="of:=([.J49]-[.F49])/[.F49]" office:value-type="percentage" office:value="0" calcext:value-type="percentage">
            <text:p>0.00%</text:p>
          </table:table-cell>
          <table:table-cell table:formula="of:=([.J49]-[.G49])/[.G49]" office:value-type="percentage" office:value="0" calcext:value-type="percentage">
            <text:p>0.00%</text:p>
          </table:table-cell>
          <table:table-cell table:formula="of:=([.J49]-[.H49])/[.H49]" office:value-type="percentage" office:value="0" calcext:value-type="percentage">
            <text:p>0.00%</text:p>
          </table:table-cell>
          <table:table-cell table:formula="of:=([.J49]-[.I49])/[.I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50]-[.A50])/[.A50]" office:value-type="percentage" office:value="0" calcext:value-type="percentage">
            <text:p>0.00%</text:p>
          </table:table-cell>
          <table:table-cell table:formula="of:=([.J50]-[.B50])/[.B50]" office:value-type="percentage" office:value="0" calcext:value-type="percentage">
            <text:p>0.00%</text:p>
          </table:table-cell>
          <table:table-cell table:formula="of:=([.J50]-[.C50])/[.C50]" office:value-type="percentage" office:value="0" calcext:value-type="percentage">
            <text:p>0.00%</text:p>
          </table:table-cell>
          <table:table-cell table:formula="of:=([.J50]-[.D50])/[.D50]" office:value-type="percentage" office:value="0" calcext:value-type="percentage">
            <text:p>0.00%</text:p>
          </table:table-cell>
          <table:table-cell table:formula="of:=([.J50]-[.E50])/[.E50]" office:value-type="percentage" office:value="0" calcext:value-type="percentage">
            <text:p>0.00%</text:p>
          </table:table-cell>
          <table:table-cell table:formula="of:=([.J50]-[.F50])/[.F50]" office:value-type="percentage" office:value="0" calcext:value-type="percentage">
            <text:p>0.00%</text:p>
          </table:table-cell>
          <table:table-cell table:formula="of:=([.J50]-[.G50])/[.G50]" office:value-type="percentage" office:value="0" calcext:value-type="percentage">
            <text:p>0.00%</text:p>
          </table:table-cell>
          <table:table-cell table:formula="of:=([.J50]-[.H50])/[.H50]" office:value-type="percentage" office:value="0" calcext:value-type="percentage">
            <text:p>0.00%</text:p>
          </table:table-cell>
          <table:table-cell table:formula="of:=([.J50]-[.I50])/[.I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3" calcext:value-type="float">
            <text:p>203</text:p>
          </table:table-cell>
          <table:table-cell table:formula="of:=([.J51]-[.A51])/[.A51]" office:value-type="percentage" office:value="0" calcext:value-type="percentage">
            <text:p>0.00%</text:p>
          </table:table-cell>
          <table:table-cell table:formula="of:=([.J51]-[.B51])/[.B51]" office:value-type="percentage" office:value="0" calcext:value-type="percentage">
            <text:p>0.00%</text:p>
          </table:table-cell>
          <table:table-cell table:formula="of:=([.J51]-[.C51])/[.C51]" office:value-type="percentage" office:value="0" calcext:value-type="percentage">
            <text:p>0.00%</text:p>
          </table:table-cell>
          <table:table-cell table:formula="of:=([.J51]-[.D51])/[.D51]" office:value-type="percentage" office:value="0" calcext:value-type="percentage">
            <text:p>0.00%</text:p>
          </table:table-cell>
          <table:table-cell table:formula="of:=([.J51]-[.E51])/[.E51]" office:value-type="percentage" office:value="0" calcext:value-type="percentage">
            <text:p>0.00%</text:p>
          </table:table-cell>
          <table:table-cell table:formula="of:=([.J51]-[.F51])/[.F51]" office:value-type="percentage" office:value="0" calcext:value-type="percentage">
            <text:p>0.00%</text:p>
          </table:table-cell>
          <table:table-cell table:formula="of:=([.J51]-[.G51])/[.G51]" office:value-type="percentage" office:value="0" calcext:value-type="percentage">
            <text:p>0.00%</text:p>
          </table:table-cell>
          <table:table-cell table:formula="of:=([.J51]-[.H51])/[.H51]" office:value-type="percentage" office:value="0" calcext:value-type="percentage">
            <text:p>0.00%</text:p>
          </table:table-cell>
          <table:table-cell table:formula="of:=([.J51]-[.I51])/[.I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205" calcext:value-type="float">
            <text:p>205</text:p>
          </table:table-cell>
          <table:table-cell office:value-type="float" office:value="204.9" calcext:value-type="float">
            <text:p>204.9</text:p>
          </table:table-cell>
          <table:table-cell office:value-type="float" office:value="205" calcext:value-type="float">
            <text:p>205</text:p>
          </table:table-cell>
          <table:table-cell table:formula="of:=([.J52]-[.A52])/[.A52]" office:value-type="percentage" office:value="0" calcext:value-type="percentage">
            <text:p>0.00%</text:p>
          </table:table-cell>
          <table:table-cell table:formula="of:=([.J52]-[.B52])/[.B52]" office:value-type="percentage" office:value="0" calcext:value-type="percentage">
            <text:p>0.00%</text:p>
          </table:table-cell>
          <table:table-cell table:formula="of:=([.J52]-[.C52])/[.C52]" office:value-type="percentage" office:value="0" calcext:value-type="percentage">
            <text:p>0.00%</text:p>
          </table:table-cell>
          <table:table-cell table:formula="of:=([.J52]-[.D52])/[.D52]" office:value-type="percentage" office:value="0" calcext:value-type="percentage">
            <text:p>0.00%</text:p>
          </table:table-cell>
          <table:table-cell table:formula="of:=([.J52]-[.E52])/[.E52]" office:value-type="percentage" office:value="0" calcext:value-type="percentage">
            <text:p>0.00%</text:p>
          </table:table-cell>
          <table:table-cell table:formula="of:=([.J52]-[.F52])/[.F52]" office:value-type="percentage" office:value="0" calcext:value-type="percentage">
            <text:p>0.00%</text:p>
          </table:table-cell>
          <table:table-cell table:formula="of:=([.J52]-[.G52])/[.G52]" office:value-type="percentage" office:value="0" calcext:value-type="percentage">
            <text:p>0.00%</text:p>
          </table:table-cell>
          <table:table-cell table:formula="of:=([.J52]-[.H52])/[.H52]" office:value-type="percentage" office:value="0" calcext:value-type="percentage">
            <text:p>0.00%</text:p>
          </table:table-cell>
          <table:table-cell table:formula="of:=([.J52]-[.I52])/[.I52]" office:value-type="percentage" office:value="0.000488042947779377" calcext:value-type="percentage">
            <text:p>0.05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53]-[.A53])/[.A53]" office:value-type="percentage" office:value="0" calcext:value-type="percentage">
            <text:p>0.00%</text:p>
          </table:table-cell>
          <table:table-cell table:formula="of:=([.J53]-[.B53])/[.B53]" office:value-type="percentage" office:value="0" calcext:value-type="percentage">
            <text:p>0.00%</text:p>
          </table:table-cell>
          <table:table-cell table:formula="of:=([.J53]-[.C53])/[.C53]" office:value-type="percentage" office:value="0" calcext:value-type="percentage">
            <text:p>0.00%</text:p>
          </table:table-cell>
          <table:table-cell table:formula="of:=([.J53]-[.D53])/[.D53]" office:value-type="percentage" office:value="0" calcext:value-type="percentage">
            <text:p>0.00%</text:p>
          </table:table-cell>
          <table:table-cell table:formula="of:=([.J53]-[.E53])/[.E53]" office:value-type="percentage" office:value="0" calcext:value-type="percentage">
            <text:p>0.00%</text:p>
          </table:table-cell>
          <table:table-cell table:formula="of:=([.J53]-[.F53])/[.F53]" office:value-type="percentage" office:value="0" calcext:value-type="percentage">
            <text:p>0.00%</text:p>
          </table:table-cell>
          <table:table-cell table:formula="of:=([.J53]-[.G53])/[.G53]" office:value-type="percentage" office:value="0" calcext:value-type="percentage">
            <text:p>0.00%</text:p>
          </table:table-cell>
          <table:table-cell table:formula="of:=([.J53]-[.H53])/[.H53]" office:value-type="percentage" office:value="0" calcext:value-type="percentage">
            <text:p>0.00%</text:p>
          </table:table-cell>
          <table:table-cell table:formula="of:=([.J53]-[.I53])/[.I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54]-[.A54])/[.A54]" office:value-type="percentage" office:value="0" calcext:value-type="percentage">
            <text:p>0.00%</text:p>
          </table:table-cell>
          <table:table-cell table:formula="of:=([.J54]-[.B54])/[.B54]" office:value-type="percentage" office:value="0" calcext:value-type="percentage">
            <text:p>0.00%</text:p>
          </table:table-cell>
          <table:table-cell table:formula="of:=([.J54]-[.C54])/[.C54]" office:value-type="percentage" office:value="0" calcext:value-type="percentage">
            <text:p>0.00%</text:p>
          </table:table-cell>
          <table:table-cell table:formula="of:=([.J54]-[.D54])/[.D54]" office:value-type="percentage" office:value="0" calcext:value-type="percentage">
            <text:p>0.00%</text:p>
          </table:table-cell>
          <table:table-cell table:formula="of:=([.J54]-[.E54])/[.E54]" office:value-type="percentage" office:value="0" calcext:value-type="percentage">
            <text:p>0.00%</text:p>
          </table:table-cell>
          <table:table-cell table:formula="of:=([.J54]-[.F54])/[.F54]" office:value-type="percentage" office:value="0" calcext:value-type="percentage">
            <text:p>0.00%</text:p>
          </table:table-cell>
          <table:table-cell table:formula="of:=([.J54]-[.G54])/[.G54]" office:value-type="percentage" office:value="0" calcext:value-type="percentage">
            <text:p>0.00%</text:p>
          </table:table-cell>
          <table:table-cell table:formula="of:=([.J54]-[.H54])/[.H54]" office:value-type="percentage" office:value="0" calcext:value-type="percentage">
            <text:p>0.00%</text:p>
          </table:table-cell>
          <table:table-cell table:formula="of:=([.J54]-[.I54])/[.I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207.2" calcext:value-type="float">
            <text:p>207.2</text:p>
          </table:table-cell>
          <table:table-cell office:value-type="float" office:value="207.5" calcext:value-type="float">
            <text:p>207.5</text:p>
          </table:table-cell>
          <table:table-cell office:value-type="float" office:value="207.4" calcext:value-type="float">
            <text:p>207.4</text:p>
          </table:table-cell>
          <table:table-cell table:number-columns-repeated="2" office:value-type="float" office:value="207.5" calcext:value-type="float">
            <text:p>207.5</text:p>
          </table:table-cell>
          <table:table-cell office:value-type="float" office:value="207.3" calcext:value-type="float">
            <text:p>207.3</text:p>
          </table:table-cell>
          <table:table-cell office:value-type="float" office:value="206.2" calcext:value-type="float">
            <text:p>206.2</text:p>
          </table:table-cell>
          <table:table-cell office:value-type="float" office:value="205.1" calcext:value-type="float">
            <text:p>205.1</text:p>
          </table:table-cell>
          <table:table-cell office:value-type="float" office:value="208" calcext:value-type="float">
            <text:p>208</text:p>
          </table:table-cell>
          <table:table-cell table:formula="of:=([.J55]-[.A55])/[.A55]" office:value-type="percentage" office:value="0.0121654501216545" calcext:value-type="percentage">
            <text:p>1.22%</text:p>
          </table:table-cell>
          <table:table-cell table:formula="of:=([.J55]-[.B55])/[.B55]" office:value-type="percentage" office:value="0.00386100386100392" calcext:value-type="percentage">
            <text:p>0.39%</text:p>
          </table:table-cell>
          <table:table-cell table:formula="of:=([.J55]-[.C55])/[.C55]" office:value-type="percentage" office:value="0.00240963855421687" calcext:value-type="percentage">
            <text:p>0.24%</text:p>
          </table:table-cell>
          <table:table-cell table:formula="of:=([.J55]-[.D55])/[.D55]" office:value-type="percentage" office:value="0.00289296046287365" calcext:value-type="percentage">
            <text:p>0.29%</text:p>
          </table:table-cell>
          <table:table-cell table:formula="of:=([.J55]-[.E55])/[.E55]" office:value-type="percentage" office:value="0.00240963855421687" calcext:value-type="percentage">
            <text:p>0.24%</text:p>
          </table:table-cell>
          <table:table-cell table:formula="of:=([.J55]-[.F55])/[.F55]" office:value-type="percentage" office:value="0.00240963855421687" calcext:value-type="percentage">
            <text:p>0.24%</text:p>
          </table:table-cell>
          <table:table-cell table:formula="of:=([.J55]-[.G55])/[.G55]" office:value-type="percentage" office:value="0.00337674867342011" calcext:value-type="percentage">
            <text:p>0.34%</text:p>
          </table:table-cell>
          <table:table-cell table:formula="of:=([.J55]-[.H55])/[.H55]" office:value-type="percentage" office:value="0.00872938894277406" calcext:value-type="percentage">
            <text:p>0.87%</text:p>
          </table:table-cell>
          <table:table-cell table:formula="of:=([.J55]-[.I55])/[.I55]" office:value-type="percentage" office:value="0.0141394441735739" calcext:value-type="percentage">
            <text:p>1.41%</text:p>
          </table:table-cell>
        </table:table-row>
        <table:table-row table:style-name="ro1">
          <table:table-cell table:number-columns-repeated="10" office:value-type="float" office:value="208" calcext:value-type="float">
            <text:p>208</text:p>
          </table:table-cell>
          <table:table-cell table:formula="of:=([.J56]-[.A56])/[.A56]" office:value-type="percentage" office:value="0" calcext:value-type="percentage">
            <text:p>0.00%</text:p>
          </table:table-cell>
          <table:table-cell table:formula="of:=([.J56]-[.B56])/[.B56]" office:value-type="percentage" office:value="0" calcext:value-type="percentage">
            <text:p>0.00%</text:p>
          </table:table-cell>
          <table:table-cell table:formula="of:=([.J56]-[.C56])/[.C56]" office:value-type="percentage" office:value="0" calcext:value-type="percentage">
            <text:p>0.00%</text:p>
          </table:table-cell>
          <table:table-cell table:formula="of:=([.J56]-[.D56])/[.D56]" office:value-type="percentage" office:value="0" calcext:value-type="percentage">
            <text:p>0.00%</text:p>
          </table:table-cell>
          <table:table-cell table:formula="of:=([.J56]-[.E56])/[.E56]" office:value-type="percentage" office:value="0" calcext:value-type="percentage">
            <text:p>0.00%</text:p>
          </table:table-cell>
          <table:table-cell table:formula="of:=([.J56]-[.F56])/[.F56]" office:value-type="percentage" office:value="0" calcext:value-type="percentage">
            <text:p>0.00%</text:p>
          </table:table-cell>
          <table:table-cell table:formula="of:=([.J56]-[.G56])/[.G56]" office:value-type="percentage" office:value="0" calcext:value-type="percentage">
            <text:p>0.00%</text:p>
          </table:table-cell>
          <table:table-cell table:formula="of:=([.J56]-[.H56])/[.H56]" office:value-type="percentage" office:value="0" calcext:value-type="percentage">
            <text:p>0.00%</text:p>
          </table:table-cell>
          <table:table-cell table:formula="of:=([.J56]-[.I56])/[.I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7]-[.A57])/[.A57]" office:value-type="percentage" office:value="0" calcext:value-type="percentage">
            <text:p>0.00%</text:p>
          </table:table-cell>
          <table:table-cell table:formula="of:=([.J57]-[.B57])/[.B57]" office:value-type="percentage" office:value="0" calcext:value-type="percentage">
            <text:p>0.00%</text:p>
          </table:table-cell>
          <table:table-cell table:formula="of:=([.J57]-[.C57])/[.C57]" office:value-type="percentage" office:value="0" calcext:value-type="percentage">
            <text:p>0.00%</text:p>
          </table:table-cell>
          <table:table-cell table:formula="of:=([.J57]-[.D57])/[.D57]" office:value-type="percentage" office:value="0" calcext:value-type="percentage">
            <text:p>0.00%</text:p>
          </table:table-cell>
          <table:table-cell table:formula="of:=([.J57]-[.E57])/[.E57]" office:value-type="percentage" office:value="0" calcext:value-type="percentage">
            <text:p>0.00%</text:p>
          </table:table-cell>
          <table:table-cell table:formula="of:=([.J57]-[.F57])/[.F57]" office:value-type="percentage" office:value="0" calcext:value-type="percentage">
            <text:p>0.00%</text:p>
          </table:table-cell>
          <table:table-cell table:formula="of:=([.J57]-[.G57])/[.G57]" office:value-type="percentage" office:value="0" calcext:value-type="percentage">
            <text:p>0.00%</text:p>
          </table:table-cell>
          <table:table-cell table:formula="of:=([.J57]-[.H57])/[.H57]" office:value-type="percentage" office:value="0" calcext:value-type="percentage">
            <text:p>0.00%</text:p>
          </table:table-cell>
          <table:table-cell table:formula="of:=([.J57]-[.I57])/[.I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2" calcext:value-type="float">
            <text:p>212</text:p>
          </table:table-cell>
          <table:table-cell table:formula="of:=([.J59]-[.A59])/[.A59]" office:value-type="percentage" office:value="0" calcext:value-type="percentage">
            <text:p>0.00%</text:p>
          </table:table-cell>
          <table:table-cell table:formula="of:=([.J59]-[.B59])/[.B59]" office:value-type="percentage" office:value="0" calcext:value-type="percentage">
            <text:p>0.00%</text:p>
          </table:table-cell>
          <table:table-cell table:formula="of:=([.J59]-[.C59])/[.C59]" office:value-type="percentage" office:value="0" calcext:value-type="percentage">
            <text:p>0.00%</text:p>
          </table:table-cell>
          <table:table-cell table:formula="of:=([.J59]-[.D59])/[.D59]" office:value-type="percentage" office:value="0" calcext:value-type="percentage">
            <text:p>0.00%</text:p>
          </table:table-cell>
          <table:table-cell table:formula="of:=([.J59]-[.E59])/[.E59]" office:value-type="percentage" office:value="0" calcext:value-type="percentage">
            <text:p>0.00%</text:p>
          </table:table-cell>
          <table:table-cell table:formula="of:=([.J59]-[.F59])/[.F59]" office:value-type="percentage" office:value="0" calcext:value-type="percentage">
            <text:p>0.00%</text:p>
          </table:table-cell>
          <table:table-cell table:formula="of:=([.J59]-[.G59])/[.G59]" office:value-type="percentage" office:value="0" calcext:value-type="percentage">
            <text:p>0.00%</text:p>
          </table:table-cell>
          <table:table-cell table:formula="of:=([.J59]-[.H59])/[.H59]" office:value-type="percentage" office:value="0" calcext:value-type="percentage">
            <text:p>0.00%</text:p>
          </table:table-cell>
          <table:table-cell table:formula="of:=([.J59]-[.I59])/[.I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3" calcext:value-type="float">
            <text:p>213</text:p>
          </table:table-cell>
          <table:table-cell table:formula="of:=([.J60]-[.A60])/[.A60]" office:value-type="percentage" office:value="0" calcext:value-type="percentage">
            <text:p>0.00%</text:p>
          </table:table-cell>
          <table:table-cell table:formula="of:=([.J60]-[.B60])/[.B60]" office:value-type="percentage" office:value="0" calcext:value-type="percentage">
            <text:p>0.00%</text:p>
          </table:table-cell>
          <table:table-cell table:formula="of:=([.J60]-[.C60])/[.C60]" office:value-type="percentage" office:value="0" calcext:value-type="percentage">
            <text:p>0.00%</text:p>
          </table:table-cell>
          <table:table-cell table:formula="of:=([.J60]-[.D60])/[.D60]" office:value-type="percentage" office:value="0" calcext:value-type="percentage">
            <text:p>0.00%</text:p>
          </table:table-cell>
          <table:table-cell table:formula="of:=([.J60]-[.E60])/[.E60]" office:value-type="percentage" office:value="0" calcext:value-type="percentage">
            <text:p>0.00%</text:p>
          </table:table-cell>
          <table:table-cell table:formula="of:=([.J60]-[.F60])/[.F60]" office:value-type="percentage" office:value="0" calcext:value-type="percentage">
            <text:p>0.00%</text:p>
          </table:table-cell>
          <table:table-cell table:formula="of:=([.J60]-[.G60])/[.G60]" office:value-type="percentage" office:value="0" calcext:value-type="percentage">
            <text:p>0.00%</text:p>
          </table:table-cell>
          <table:table-cell table:formula="of:=([.J60]-[.H60])/[.H60]" office:value-type="percentage" office:value="0" calcext:value-type="percentage">
            <text:p>0.00%</text:p>
          </table:table-cell>
          <table:table-cell table:formula="of:=([.J60]-[.I60])/[.I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4" calcext:value-type="float">
            <text:p>214</text:p>
          </table:table-cell>
          <table:table-cell table:formula="of:=([.J61]-[.A61])/[.A61]" office:value-type="percentage" office:value="0" calcext:value-type="percentage">
            <text:p>0.00%</text:p>
          </table:table-cell>
          <table:table-cell table:formula="of:=([.J61]-[.B61])/[.B61]" office:value-type="percentage" office:value="0" calcext:value-type="percentage">
            <text:p>0.00%</text:p>
          </table:table-cell>
          <table:table-cell table:formula="of:=([.J61]-[.C61])/[.C61]" office:value-type="percentage" office:value="0" calcext:value-type="percentage">
            <text:p>0.00%</text:p>
          </table:table-cell>
          <table:table-cell table:formula="of:=([.J61]-[.D61])/[.D61]" office:value-type="percentage" office:value="0" calcext:value-type="percentage">
            <text:p>0.00%</text:p>
          </table:table-cell>
          <table:table-cell table:formula="of:=([.J61]-[.E61])/[.E61]" office:value-type="percentage" office:value="0" calcext:value-type="percentage">
            <text:p>0.00%</text:p>
          </table:table-cell>
          <table:table-cell table:formula="of:=([.J61]-[.F61])/[.F61]" office:value-type="percentage" office:value="0" calcext:value-type="percentage">
            <text:p>0.00%</text:p>
          </table:table-cell>
          <table:table-cell table:formula="of:=([.J61]-[.G61])/[.G61]" office:value-type="percentage" office:value="0" calcext:value-type="percentage">
            <text:p>0.00%</text:p>
          </table:table-cell>
          <table:table-cell table:formula="of:=([.J61]-[.H61])/[.H61]" office:value-type="percentage" office:value="0" calcext:value-type="percentage">
            <text:p>0.00%</text:p>
          </table:table-cell>
          <table:table-cell table:formula="of:=([.J61]-[.I61])/[.I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5" calcext:value-type="float">
            <text:p>215</text:p>
          </table:table-cell>
          <table:table-cell table:formula="of:=([.J62]-[.A62])/[.A62]" office:value-type="percentage" office:value="0" calcext:value-type="percentage">
            <text:p>0.00%</text:p>
          </table:table-cell>
          <table:table-cell table:formula="of:=([.J62]-[.B62])/[.B62]" office:value-type="percentage" office:value="0" calcext:value-type="percentage">
            <text:p>0.00%</text:p>
          </table:table-cell>
          <table:table-cell table:formula="of:=([.J62]-[.C62])/[.C62]" office:value-type="percentage" office:value="0" calcext:value-type="percentage">
            <text:p>0.00%</text:p>
          </table:table-cell>
          <table:table-cell table:formula="of:=([.J62]-[.D62])/[.D62]" office:value-type="percentage" office:value="0" calcext:value-type="percentage">
            <text:p>0.00%</text:p>
          </table:table-cell>
          <table:table-cell table:formula="of:=([.J62]-[.E62])/[.E62]" office:value-type="percentage" office:value="0" calcext:value-type="percentage">
            <text:p>0.00%</text:p>
          </table:table-cell>
          <table:table-cell table:formula="of:=([.J62]-[.F62])/[.F62]" office:value-type="percentage" office:value="0" calcext:value-type="percentage">
            <text:p>0.00%</text:p>
          </table:table-cell>
          <table:table-cell table:formula="of:=([.J62]-[.G62])/[.G62]" office:value-type="percentage" office:value="0" calcext:value-type="percentage">
            <text:p>0.00%</text:p>
          </table:table-cell>
          <table:table-cell table:formula="of:=([.J62]-[.H62])/[.H62]" office:value-type="percentage" office:value="0" calcext:value-type="percentage">
            <text:p>0.00%</text:p>
          </table:table-cell>
          <table:table-cell table:formula="of:=([.J62]-[.I62])/[.I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6" calcext:value-type="float">
            <text:p>216</text:p>
          </table:table-cell>
          <table:table-cell table:formula="of:=([.J63]-[.A63])/[.A63]" office:value-type="percentage" office:value="0" calcext:value-type="percentage">
            <text:p>0.00%</text:p>
          </table:table-cell>
          <table:table-cell table:formula="of:=([.J63]-[.B63])/[.B63]" office:value-type="percentage" office:value="0" calcext:value-type="percentage">
            <text:p>0.00%</text:p>
          </table:table-cell>
          <table:table-cell table:formula="of:=([.J63]-[.C63])/[.C63]" office:value-type="percentage" office:value="0" calcext:value-type="percentage">
            <text:p>0.00%</text:p>
          </table:table-cell>
          <table:table-cell table:formula="of:=([.J63]-[.D63])/[.D63]" office:value-type="percentage" office:value="0" calcext:value-type="percentage">
            <text:p>0.00%</text:p>
          </table:table-cell>
          <table:table-cell table:formula="of:=([.J63]-[.E63])/[.E63]" office:value-type="percentage" office:value="0" calcext:value-type="percentage">
            <text:p>0.00%</text:p>
          </table:table-cell>
          <table:table-cell table:formula="of:=([.J63]-[.F63])/[.F63]" office:value-type="percentage" office:value="0" calcext:value-type="percentage">
            <text:p>0.00%</text:p>
          </table:table-cell>
          <table:table-cell table:formula="of:=([.J63]-[.G63])/[.G63]" office:value-type="percentage" office:value="0" calcext:value-type="percentage">
            <text:p>0.00%</text:p>
          </table:table-cell>
          <table:table-cell table:formula="of:=([.J63]-[.H63])/[.H63]" office:value-type="percentage" office:value="0" calcext:value-type="percentage">
            <text:p>0.00%</text:p>
          </table:table-cell>
          <table:table-cell table:formula="of:=([.J63]-[.I63])/[.I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64]-[.A64])/[.A64]" office:value-type="percentage" office:value="0" calcext:value-type="percentage">
            <text:p>0.00%</text:p>
          </table:table-cell>
          <table:table-cell table:formula="of:=([.J64]-[.B64])/[.B64]" office:value-type="percentage" office:value="0" calcext:value-type="percentage">
            <text:p>0.00%</text:p>
          </table:table-cell>
          <table:table-cell table:formula="of:=([.J64]-[.C64])/[.C64]" office:value-type="percentage" office:value="0" calcext:value-type="percentage">
            <text:p>0.00%</text:p>
          </table:table-cell>
          <table:table-cell table:formula="of:=([.J64]-[.D64])/[.D64]" office:value-type="percentage" office:value="0" calcext:value-type="percentage">
            <text:p>0.00%</text:p>
          </table:table-cell>
          <table:table-cell table:formula="of:=([.J64]-[.E64])/[.E64]" office:value-type="percentage" office:value="0" calcext:value-type="percentage">
            <text:p>0.00%</text:p>
          </table:table-cell>
          <table:table-cell table:formula="of:=([.J64]-[.F64])/[.F64]" office:value-type="percentage" office:value="0" calcext:value-type="percentage">
            <text:p>0.00%</text:p>
          </table:table-cell>
          <table:table-cell table:formula="of:=([.J64]-[.G64])/[.G64]" office:value-type="percentage" office:value="0" calcext:value-type="percentage">
            <text:p>0.00%</text:p>
          </table:table-cell>
          <table:table-cell table:formula="of:=([.J64]-[.H64])/[.H64]" office:value-type="percentage" office:value="0" calcext:value-type="percentage">
            <text:p>0.00%</text:p>
          </table:table-cell>
          <table:table-cell table:formula="of:=([.J64]-[.I64])/[.I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65]-[.A65])/[.A65]" office:value-type="percentage" office:value="0" calcext:value-type="percentage">
            <text:p>0.00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" calcext:value-type="percentage">
            <text:p>0.00%</text:p>
          </table:table-cell>
          <table:table-cell table:formula="of:=([.J65]-[.E65])/[.E65]" office:value-type="percentage" office:value="0" calcext:value-type="percentage">
            <text:p>0.00%</text:p>
          </table:table-cell>
          <table:table-cell table:formula="of:=([.J65]-[.F65])/[.F65]" office:value-type="percentage" office:value="0" calcext:value-type="percentage">
            <text:p>0.00%</text:p>
          </table:table-cell>
          <table:table-cell table:formula="of:=([.J65]-[.G65])/[.G65]" office:value-type="percentage" office:value="0" calcext:value-type="percentage">
            <text:p>0.00%</text:p>
          </table:table-cell>
          <table:table-cell table:formula="of:=([.J65]-[.H65])/[.H65]" office:value-type="percentage" office:value="0" calcext:value-type="percentage">
            <text:p>0.00%</text:p>
          </table:table-cell>
          <table:table-cell table:formula="of:=([.J65]-[.I65])/[.I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181" calcext:value-type="float">
            <text:p>181</text:p>
          </table:table-cell>
          <table:table-cell office:value-type="float" office:value="180.7" calcext:value-type="float">
            <text:p>180.7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0.9" calcext:value-type="float">
            <text:p>180.9</text:p>
          </table:table-cell>
          <table:table-cell table:number-columns-repeated="4" office:value-type="float" office:value="181" calcext:value-type="float">
            <text:p>181</text:p>
          </table:table-cell>
          <table:table-cell table:formula="of:=([.J66]-[.A66])/[.A66]" office:value-type="percentage" office:value="0.000552791597567686" calcext:value-type="percentage">
            <text:p>0.06%</text:p>
          </table:table-cell>
          <table:table-cell table:formula="of:=([.J66]-[.B66])/[.B66]" office:value-type="percentage" office:value="0" calcext:value-type="percentage">
            <text:p>0.00%</text:p>
          </table:table-cell>
          <table:table-cell table:formula="of:=([.J66]-[.C66])/[.C66]" office:value-type="percentage" office:value="0.00166021029330388" calcext:value-type="percentage">
            <text:p>0.17%</text:p>
          </table:table-cell>
          <table:table-cell table:formula="of:=([.J66]-[.D66])/[.D66]" office:value-type="percentage" office:value="0" calcext:value-type="percentage">
            <text:p>0.00%</text:p>
          </table:table-cell>
          <table:table-cell table:formula="of:=([.J66]-[.E66])/[.E66]" office:value-type="percentage" office:value="0.000552791597567686" calcext:value-type="percentage">
            <text:p>0.06%</text:p>
          </table:table-cell>
          <table:table-cell table:formula="of:=([.J66]-[.F66])/[.F66]" office:value-type="percentage" office:value="0.000552791597567686" calcext:value-type="percentage">
            <text:p>0.06%</text:p>
          </table:table-cell>
          <table:table-cell table:formula="of:=([.J66]-[.G66])/[.G66]" office:value-type="percentage" office:value="0" calcext:value-type="percentage">
            <text:p>0.00%</text:p>
          </table:table-cell>
          <table:table-cell table:formula="of:=([.J66]-[.H66])/[.H66]" office:value-type="percentage" office:value="0" calcext:value-type="percentage">
            <text:p>0.00%</text:p>
          </table:table-cell>
          <table:table-cell table:formula="of:=([.J66]-[.I66])/[.I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8" calcext:value-type="float">
            <text:p>218</text:p>
          </table:table-cell>
          <table:table-cell table:formula="of:=([.J67]-[.A67])/[.A67]" office:value-type="percentage" office:value="0" calcext:value-type="percentage">
            <text:p>0.00%</text:p>
          </table:table-cell>
          <table:table-cell table:formula="of:=([.J67]-[.B67])/[.B67]" office:value-type="percentage" office:value="0" calcext:value-type="percentage">
            <text:p>0.00%</text:p>
          </table:table-cell>
          <table:table-cell table:formula="of:=([.J67]-[.C67])/[.C67]" office:value-type="percentage" office:value="0" calcext:value-type="percentage">
            <text:p>0.00%</text:p>
          </table:table-cell>
          <table:table-cell table:formula="of:=([.J67]-[.D67])/[.D67]" office:value-type="percentage" office:value="0" calcext:value-type="percentage">
            <text:p>0.00%</text:p>
          </table:table-cell>
          <table:table-cell table:formula="of:=([.J67]-[.E67])/[.E67]" office:value-type="percentage" office:value="0" calcext:value-type="percentage">
            <text:p>0.00%</text:p>
          </table:table-cell>
          <table:table-cell table:formula="of:=([.J67]-[.F67])/[.F67]" office:value-type="percentage" office:value="0" calcext:value-type="percentage">
            <text:p>0.00%</text:p>
          </table:table-cell>
          <table:table-cell table:formula="of:=([.J67]-[.G67])/[.G67]" office:value-type="percentage" office:value="0" calcext:value-type="percentage">
            <text:p>0.00%</text:p>
          </table:table-cell>
          <table:table-cell table:formula="of:=([.J67]-[.H67])/[.H67]" office:value-type="percentage" office:value="0" calcext:value-type="percentage">
            <text:p>0.00%</text:p>
          </table:table-cell>
          <table:table-cell table:formula="of:=([.J67]-[.I67])/[.I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9" calcext:value-type="float">
            <text:p>219</text:p>
          </table:table-cell>
          <table:table-cell table:formula="of:=([.J68]-[.A68])/[.A68]" office:value-type="percentage" office:value="0" calcext:value-type="percentage">
            <text:p>0.00%</text:p>
          </table:table-cell>
          <table:table-cell table:formula="of:=([.J68]-[.B68])/[.B68]" office:value-type="percentage" office:value="0" calcext:value-type="percentage">
            <text:p>0.00%</text:p>
          </table:table-cell>
          <table:table-cell table:formula="of:=([.J68]-[.C68])/[.C68]" office:value-type="percentage" office:value="0" calcext:value-type="percentage">
            <text:p>0.00%</text:p>
          </table:table-cell>
          <table:table-cell table:formula="of:=([.J68]-[.D68])/[.D68]" office:value-type="percentage" office:value="0" calcext:value-type="percentage">
            <text:p>0.00%</text:p>
          </table:table-cell>
          <table:table-cell table:formula="of:=([.J68]-[.E68])/[.E68]" office:value-type="percentage" office:value="0" calcext:value-type="percentage">
            <text:p>0.00%</text:p>
          </table:table-cell>
          <table:table-cell table:formula="of:=([.J68]-[.F68])/[.F68]" office:value-type="percentage" office:value="0" calcext:value-type="percentage">
            <text:p>0.00%</text:p>
          </table:table-cell>
          <table:table-cell table:formula="of:=([.J68]-[.G68])/[.G68]" office:value-type="percentage" office:value="0" calcext:value-type="percentage">
            <text:p>0.00%</text:p>
          </table:table-cell>
          <table:table-cell table:formula="of:=([.J68]-[.H68])/[.H68]" office:value-type="percentage" office:value="0" calcext:value-type="percentage">
            <text:p>0.00%</text:p>
          </table:table-cell>
          <table:table-cell table:formula="of:=([.J68]-[.I68])/[.I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.6" calcext:value-type="float">
            <text:p>219.6</text:p>
          </table:table-cell>
          <table:table-cell office:value-type="float" office:value="219.9" calcext:value-type="float">
            <text:p>219.9</text:p>
          </table:table-cell>
          <table:table-cell table:number-columns-repeated="2" office:value-type="float" office:value="219.7" calcext:value-type="float">
            <text:p>219.7</text:p>
          </table:table-cell>
          <table:table-cell office:value-type="float" office:value="218.8" calcext:value-type="float">
            <text:p>218.8</text:p>
          </table:table-cell>
          <table:table-cell office:value-type="float" office:value="220" calcext:value-type="float">
            <text:p>220</text:p>
          </table:table-cell>
          <table:table-cell table:formula="of:=([.J69]-[.A69])/[.A69]" office:value-type="percentage" office:value="0" calcext:value-type="percentage">
            <text:p>0.00%</text:p>
          </table:table-cell>
          <table:table-cell table:formula="of:=([.J69]-[.B69])/[.B69]" office:value-type="percentage" office:value="0" calcext:value-type="percentage">
            <text:p>0.00%</text:p>
          </table:table-cell>
          <table:table-cell table:formula="of:=([.J69]-[.C69])/[.C69]" office:value-type="percentage" office:value="0" calcext:value-type="percentage">
            <text:p>0.00%</text:p>
          </table:table-cell>
          <table:table-cell table:formula="of:=([.J69]-[.D69])/[.D69]" office:value-type="percentage" office:value="0" calcext:value-type="percentage">
            <text:p>0.00%</text:p>
          </table:table-cell>
          <table:table-cell table:formula="of:=([.J69]-[.E69])/[.E69]" office:value-type="percentage" office:value="0.00182149362477234" calcext:value-type="percentage">
            <text:p>0.18%</text:p>
          </table:table-cell>
          <table:table-cell table:formula="of:=([.J69]-[.F69])/[.F69]" office:value-type="percentage" office:value="0.000454752160072735" calcext:value-type="percentage">
            <text:p>0.05%</text:p>
          </table:table-cell>
          <table:table-cell table:formula="of:=([.J69]-[.G69])/[.G69]" office:value-type="percentage" office:value="0.00136549840691858" calcext:value-type="percentage">
            <text:p>0.14%</text:p>
          </table:table-cell>
          <table:table-cell table:formula="of:=([.J69]-[.H69])/[.H69]" office:value-type="percentage" office:value="0.00136549840691858" calcext:value-type="percentage">
            <text:p>0.14%</text:p>
          </table:table-cell>
          <table:table-cell table:formula="of:=([.J69]-[.I69])/[.I69]" office:value-type="percentage" office:value="0.0054844606946983" calcext:value-type="percentage">
            <text:p>0.55%</text:p>
          </table:table-cell>
        </table:table-row>
        <table:table-row table:style-name="ro1">
          <table:table-cell table:number-columns-repeated="10" office:value-type="float" office:value="220" calcext:value-type="float">
            <text:p>220</text:p>
          </table:table-cell>
          <table:table-cell table:formula="of:=([.J70]-[.A70])/[.A70]" office:value-type="percentage" office:value="0" calcext:value-type="percentage">
            <text:p>0.00%</text:p>
          </table:table-cell>
          <table:table-cell table:formula="of:=([.J70]-[.B70])/[.B70]" office:value-type="percentage" office:value="0" calcext:value-type="percentage">
            <text:p>0.00%</text:p>
          </table:table-cell>
          <table:table-cell table:formula="of:=([.J70]-[.C70])/[.C70]" office:value-type="percentage" office:value="0" calcext:value-type="percentage">
            <text:p>0.00%</text:p>
          </table:table-cell>
          <table:table-cell table:formula="of:=([.J70]-[.D70])/[.D70]" office:value-type="percentage" office:value="0" calcext:value-type="percentage">
            <text:p>0.00%</text:p>
          </table:table-cell>
          <table:table-cell table:formula="of:=([.J70]-[.E70])/[.E70]" office:value-type="percentage" office:value="0" calcext:value-type="percentage">
            <text:p>0.00%</text:p>
          </table:table-cell>
          <table:table-cell table:formula="of:=([.J70]-[.F70])/[.F70]" office:value-type="percentage" office:value="0" calcext:value-type="percentage">
            <text:p>0.00%</text:p>
          </table:table-cell>
          <table:table-cell table:formula="of:=([.J70]-[.G70])/[.G70]" office:value-type="percentage" office:value="0" calcext:value-type="percentage">
            <text:p>0.00%</text:p>
          </table:table-cell>
          <table:table-cell table:formula="of:=([.J70]-[.H70])/[.H70]" office:value-type="percentage" office:value="0" calcext:value-type="percentage">
            <text:p>0.00%</text:p>
          </table:table-cell>
          <table:table-cell table:formula="of:=([.J70]-[.I70])/[.I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2" calcext:value-type="float">
            <text:p>222</text:p>
          </table:table-cell>
          <table:table-cell table:formula="of:=([.J71]-[.A71])/[.A71]" office:value-type="percentage" office:value="0" calcext:value-type="percentage">
            <text:p>0.00%</text:p>
          </table:table-cell>
          <table:table-cell table:formula="of:=([.J71]-[.B71])/[.B71]" office:value-type="percentage" office:value="0" calcext:value-type="percentage">
            <text:p>0.00%</text:p>
          </table:table-cell>
          <table:table-cell table:formula="of:=([.J71]-[.C71])/[.C71]" office:value-type="percentage" office:value="0" calcext:value-type="percentage">
            <text:p>0.00%</text:p>
          </table:table-cell>
          <table:table-cell table:formula="of:=([.J71]-[.D71])/[.D71]" office:value-type="percentage" office:value="0" calcext:value-type="percentage">
            <text:p>0.00%</text:p>
          </table:table-cell>
          <table:table-cell table:formula="of:=([.J71]-[.E71])/[.E71]" office:value-type="percentage" office:value="0" calcext:value-type="percentage">
            <text:p>0.00%</text:p>
          </table:table-cell>
          <table:table-cell table:formula="of:=([.J71]-[.F71])/[.F71]" office:value-type="percentage" office:value="0" calcext:value-type="percentage">
            <text:p>0.00%</text:p>
          </table:table-cell>
          <table:table-cell table:formula="of:=([.J71]-[.G71])/[.G71]" office:value-type="percentage" office:value="0" calcext:value-type="percentage">
            <text:p>0.00%</text:p>
          </table:table-cell>
          <table:table-cell table:formula="of:=([.J71]-[.H71])/[.H71]" office:value-type="percentage" office:value="0" calcext:value-type="percentage">
            <text:p>0.00%</text:p>
          </table:table-cell>
          <table:table-cell table:formula="of:=([.J71]-[.I71])/[.I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72]-[.A72])/[.A72]" office:value-type="percentage" office:value="0" calcext:value-type="percentage">
            <text:p>0.00%</text:p>
          </table:table-cell>
          <table:table-cell table:formula="of:=([.J72]-[.B72])/[.B72]" office:value-type="percentage" office:value="0" calcext:value-type="percentage">
            <text:p>0.00%</text:p>
          </table:table-cell>
          <table:table-cell table:formula="of:=([.J72]-[.C72])/[.C72]" office:value-type="percentage" office:value="0" calcext:value-type="percentage">
            <text:p>0.00%</text:p>
          </table:table-cell>
          <table:table-cell table:formula="of:=([.J72]-[.D72])/[.D72]" office:value-type="percentage" office:value="0" calcext:value-type="percentage">
            <text:p>0.00%</text:p>
          </table:table-cell>
          <table:table-cell table:formula="of:=([.J72]-[.E72])/[.E72]" office:value-type="percentage" office:value="0" calcext:value-type="percentage">
            <text:p>0.00%</text:p>
          </table:table-cell>
          <table:table-cell table:formula="of:=([.J72]-[.F72])/[.F72]" office:value-type="percentage" office:value="0" calcext:value-type="percentage">
            <text:p>0.00%</text:p>
          </table:table-cell>
          <table:table-cell table:formula="of:=([.J72]-[.G72])/[.G72]" office:value-type="percentage" office:value="0" calcext:value-type="percentage">
            <text:p>0.00%</text:p>
          </table:table-cell>
          <table:table-cell table:formula="of:=([.J72]-[.H72])/[.H72]" office:value-type="percentage" office:value="0" calcext:value-type="percentage">
            <text:p>0.00%</text:p>
          </table:table-cell>
          <table:table-cell table:formula="of:=([.J72]-[.I72])/[.I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73]-[.A73])/[.A73]" office:value-type="percentage" office:value="0" calcext:value-type="percentage">
            <text:p>0.00%</text:p>
          </table:table-cell>
          <table:table-cell table:formula="of:=([.J73]-[.B73])/[.B73]" office:value-type="percentage" office:value="0" calcext:value-type="percentage">
            <text:p>0.00%</text:p>
          </table:table-cell>
          <table:table-cell table:formula="of:=([.J73]-[.C73])/[.C73]" office:value-type="percentage" office:value="0" calcext:value-type="percentage">
            <text:p>0.00%</text:p>
          </table:table-cell>
          <table:table-cell table:formula="of:=([.J73]-[.D73])/[.D73]" office:value-type="percentage" office:value="0" calcext:value-type="percentage">
            <text:p>0.00%</text:p>
          </table:table-cell>
          <table:table-cell table:formula="of:=([.J73]-[.E73])/[.E73]" office:value-type="percentage" office:value="0" calcext:value-type="percentage">
            <text:p>0.00%</text:p>
          </table:table-cell>
          <table:table-cell table:formula="of:=([.J73]-[.F73])/[.F73]" office:value-type="percentage" office:value="0" calcext:value-type="percentage">
            <text:p>0.00%</text:p>
          </table:table-cell>
          <table:table-cell table:formula="of:=([.J73]-[.G73])/[.G73]" office:value-type="percentage" office:value="0" calcext:value-type="percentage">
            <text:p>0.00%</text:p>
          </table:table-cell>
          <table:table-cell table:formula="of:=([.J73]-[.H73])/[.H73]" office:value-type="percentage" office:value="0" calcext:value-type="percentage">
            <text:p>0.00%</text:p>
          </table:table-cell>
          <table:table-cell table:formula="of:=([.J73]-[.I73])/[.I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5" calcext:value-type="float">
            <text:p>225</text:p>
          </table:table-cell>
          <table:table-cell table:formula="of:=([.J74]-[.A74])/[.A74]" office:value-type="percentage" office:value="0" calcext:value-type="percentage">
            <text:p>0.00%</text:p>
          </table:table-cell>
          <table:table-cell table:formula="of:=([.J74]-[.B74])/[.B74]" office:value-type="percentage" office:value="0" calcext:value-type="percentage">
            <text:p>0.00%</text:p>
          </table:table-cell>
          <table:table-cell table:formula="of:=([.J74]-[.C74])/[.C74]" office:value-type="percentage" office:value="0" calcext:value-type="percentage">
            <text:p>0.00%</text:p>
          </table:table-cell>
          <table:table-cell table:formula="of:=([.J74]-[.D74])/[.D74]" office:value-type="percentage" office:value="0" calcext:value-type="percentage">
            <text:p>0.00%</text:p>
          </table:table-cell>
          <table:table-cell table:formula="of:=([.J74]-[.E74])/[.E74]" office:value-type="percentage" office:value="0" calcext:value-type="percentage">
            <text:p>0.00%</text:p>
          </table:table-cell>
          <table:table-cell table:formula="of:=([.J74]-[.F74])/[.F74]" office:value-type="percentage" office:value="0" calcext:value-type="percentage">
            <text:p>0.00%</text:p>
          </table:table-cell>
          <table:table-cell table:formula="of:=([.J74]-[.G74])/[.G74]" office:value-type="percentage" office:value="0" calcext:value-type="percentage">
            <text:p>0.00%</text:p>
          </table:table-cell>
          <table:table-cell table:formula="of:=([.J74]-[.H74])/[.H74]" office:value-type="percentage" office:value="0" calcext:value-type="percentage">
            <text:p>0.00%</text:p>
          </table:table-cell>
          <table:table-cell table:formula="of:=([.J74]-[.I74])/[.I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75]-[.A75])/[.A75]" office:value-type="percentage" office:value="0" calcext:value-type="percentage">
            <text:p>0.00%</text:p>
          </table:table-cell>
          <table:table-cell table:formula="of:=([.J75]-[.B75])/[.B75]" office:value-type="percentage" office:value="0" calcext:value-type="percentage">
            <text:p>0.00%</text:p>
          </table:table-cell>
          <table:table-cell table:formula="of:=([.J75]-[.C75])/[.C75]" office:value-type="percentage" office:value="0" calcext:value-type="percentage">
            <text:p>0.00%</text:p>
          </table:table-cell>
          <table:table-cell table:formula="of:=([.J75]-[.D75])/[.D75]" office:value-type="percentage" office:value="0" calcext:value-type="percentage">
            <text:p>0.00%</text:p>
          </table:table-cell>
          <table:table-cell table:formula="of:=([.J75]-[.E75])/[.E75]" office:value-type="percentage" office:value="0" calcext:value-type="percentage">
            <text:p>0.00%</text:p>
          </table:table-cell>
          <table:table-cell table:formula="of:=([.J75]-[.F75])/[.F75]" office:value-type="percentage" office:value="0" calcext:value-type="percentage">
            <text:p>0.00%</text:p>
          </table:table-cell>
          <table:table-cell table:formula="of:=([.J75]-[.G75])/[.G75]" office:value-type="percentage" office:value="0" calcext:value-type="percentage">
            <text:p>0.00%</text:p>
          </table:table-cell>
          <table:table-cell table:formula="of:=([.J75]-[.H75])/[.H75]" office:value-type="percentage" office:value="0" calcext:value-type="percentage">
            <text:p>0.00%</text:p>
          </table:table-cell>
          <table:table-cell table:formula="of:=([.J75]-[.I75])/[.I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" calcext:value-type="percentage">
            <text:p>0.00%</text:p>
          </table:table-cell>
          <table:table-cell table:formula="of:=([.J76]-[.C76])/[.C76]" office:value-type="percentage" office:value="0" calcext:value-type="percentage">
            <text:p>0.00%</text:p>
          </table:table-cell>
          <table:table-cell table:formula="of:=([.J76]-[.D76])/[.D76]" office:value-type="percentage" office:value="0" calcext:value-type="percentage">
            <text:p>0.00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" calcext:value-type="percentage">
            <text:p>0.00%</text:p>
          </table:table-cell>
          <table:table-cell table:formula="of:=([.J76]-[.I76])/[.I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9" calcext:value-type="float">
            <text:p>229</text:p>
          </table:table-cell>
          <table:table-cell table:formula="of:=([.J77]-[.A77])/[.A77]" office:value-type="percentage" office:value="0" calcext:value-type="percentage">
            <text:p>0.00%</text:p>
          </table:table-cell>
          <table:table-cell table:formula="of:=([.J77]-[.B77])/[.B77]" office:value-type="percentage" office:value="0" calcext:value-type="percentage">
            <text:p>0.00%</text:p>
          </table:table-cell>
          <table:table-cell table:formula="of:=([.J77]-[.C77])/[.C77]" office:value-type="percentage" office:value="0" calcext:value-type="percentage">
            <text:p>0.00%</text:p>
          </table:table-cell>
          <table:table-cell table:formula="of:=([.J77]-[.D77])/[.D77]" office:value-type="percentage" office:value="0" calcext:value-type="percentage">
            <text:p>0.00%</text:p>
          </table:table-cell>
          <table:table-cell table:formula="of:=([.J77]-[.E77])/[.E77]" office:value-type="percentage" office:value="0" calcext:value-type="percentage">
            <text:p>0.00%</text:p>
          </table:table-cell>
          <table:table-cell table:formula="of:=([.J77]-[.F77])/[.F77]" office:value-type="percentage" office:value="0" calcext:value-type="percentage">
            <text:p>0.00%</text:p>
          </table:table-cell>
          <table:table-cell table:formula="of:=([.J77]-[.G77])/[.G77]" office:value-type="percentage" office:value="0" calcext:value-type="percentage">
            <text:p>0.00%</text:p>
          </table:table-cell>
          <table:table-cell table:formula="of:=([.J77]-[.H77])/[.H77]" office:value-type="percentage" office:value="0" calcext:value-type="percentage">
            <text:p>0.00%</text:p>
          </table:table-cell>
          <table:table-cell table:formula="of:=([.J77]-[.I77])/[.I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8]-[.A78])/[.A78]" office:value-type="percentage" office:value="0" calcext:value-type="percentage">
            <text:p>0.00%</text:p>
          </table:table-cell>
          <table:table-cell table:formula="of:=([.J78]-[.B78])/[.B78]" office:value-type="percentage" office:value="0" calcext:value-type="percentage">
            <text:p>0.00%</text:p>
          </table:table-cell>
          <table:table-cell table:formula="of:=([.J78]-[.C78])/[.C78]" office:value-type="percentage" office:value="0" calcext:value-type="percentage">
            <text:p>0.00%</text:p>
          </table:table-cell>
          <table:table-cell table:formula="of:=([.J78]-[.D78])/[.D78]" office:value-type="percentage" office:value="0" calcext:value-type="percentage">
            <text:p>0.00%</text:p>
          </table:table-cell>
          <table:table-cell table:formula="of:=([.J78]-[.E78])/[.E78]" office:value-type="percentage" office:value="0" calcext:value-type="percentage">
            <text:p>0.00%</text:p>
          </table:table-cell>
          <table:table-cell table:formula="of:=([.J78]-[.F78])/[.F78]" office:value-type="percentage" office:value="0" calcext:value-type="percentage">
            <text:p>0.00%</text:p>
          </table:table-cell>
          <table:table-cell table:formula="of:=([.J78]-[.G78])/[.G78]" office:value-type="percentage" office:value="0" calcext:value-type="percentage">
            <text:p>0.00%</text:p>
          </table:table-cell>
          <table:table-cell table:formula="of:=([.J78]-[.H78])/[.H78]" office:value-type="percentage" office:value="0" calcext:value-type="percentage">
            <text:p>0.00%</text:p>
          </table:table-cell>
          <table:table-cell table:formula="of:=([.J78]-[.I78])/[.I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6" calcext:value-type="float">
            <text:p>246</text:p>
          </table:table-cell>
          <table:table-cell table:formula="of:=([.J79]-[.A79])/[.A79]" office:value-type="percentage" office:value="0" calcext:value-type="percentage">
            <text:p>0.00%</text:p>
          </table:table-cell>
          <table:table-cell table:formula="of:=([.J79]-[.B79])/[.B79]" office:value-type="percentage" office:value="0" calcext:value-type="percentage">
            <text:p>0.00%</text:p>
          </table:table-cell>
          <table:table-cell table:formula="of:=([.J79]-[.C79])/[.C79]" office:value-type="percentage" office:value="0" calcext:value-type="percentage">
            <text:p>0.00%</text:p>
          </table:table-cell>
          <table:table-cell table:formula="of:=([.J79]-[.D79])/[.D79]" office:value-type="percentage" office:value="0" calcext:value-type="percentage">
            <text:p>0.00%</text:p>
          </table:table-cell>
          <table:table-cell table:formula="of:=([.J79]-[.E79])/[.E79]" office:value-type="percentage" office:value="0" calcext:value-type="percentage">
            <text:p>0.00%</text:p>
          </table:table-cell>
          <table:table-cell table:formula="of:=([.J79]-[.F79])/[.F79]" office:value-type="percentage" office:value="0" calcext:value-type="percentage">
            <text:p>0.00%</text:p>
          </table:table-cell>
          <table:table-cell table:formula="of:=([.J79]-[.G79])/[.G79]" office:value-type="percentage" office:value="0" calcext:value-type="percentage">
            <text:p>0.00%</text:p>
          </table:table-cell>
          <table:table-cell table:formula="of:=([.J79]-[.H79])/[.H79]" office:value-type="percentage" office:value="0" calcext:value-type="percentage">
            <text:p>0.00%</text:p>
          </table:table-cell>
          <table:table-cell table:formula="of:=([.J79]-[.I79])/[.I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50" calcext:value-type="float">
            <text:p>250</text:p>
          </table:table-cell>
          <table:table-cell table:formula="of:=([.J81]-[.A81])/[.A81]" office:value-type="percentage" office:value="0" calcext:value-type="percentage">
            <text:p>0.00%</text:p>
          </table:table-cell>
          <table:table-cell table:formula="of:=([.J81]-[.B81])/[.B81]" office:value-type="percentage" office:value="0" calcext:value-type="percentage">
            <text:p>0.00%</text:p>
          </table:table-cell>
          <table:table-cell table:formula="of:=([.J81]-[.C81])/[.C81]" office:value-type="percentage" office:value="0" calcext:value-type="percentage">
            <text:p>0.00%</text:p>
          </table:table-cell>
          <table:table-cell table:formula="of:=([.J81]-[.D81])/[.D81]" office:value-type="percentage" office:value="0" calcext:value-type="percentage">
            <text:p>0.00%</text:p>
          </table:table-cell>
          <table:table-cell table:formula="of:=([.J81]-[.E81])/[.E81]" office:value-type="percentage" office:value="0" calcext:value-type="percentage">
            <text:p>0.00%</text:p>
          </table:table-cell>
          <table:table-cell table:formula="of:=([.J81]-[.F81])/[.F81]" office:value-type="percentage" office:value="0" calcext:value-type="percentage">
            <text:p>0.00%</text:p>
          </table:table-cell>
          <table:table-cell table:formula="of:=([.J81]-[.G81])/[.G81]" office:value-type="percentage" office:value="0" calcext:value-type="percentage">
            <text:p>0.00%</text:p>
          </table:table-cell>
          <table:table-cell table:formula="of:=([.J81]-[.H81])/[.H81]" office:value-type="percentage" office:value="0" calcext:value-type="percentage">
            <text:p>0.00%</text:p>
          </table:table-cell>
          <table:table-cell table:formula="of:=([.J81]-[.I81])/[.I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62" calcext:value-type="float">
            <text:p>262</text:p>
          </table:table-cell>
          <table:table-cell table:formula="of:=([.J82]-[.A82])/[.A82]" office:value-type="percentage" office:value="0" calcext:value-type="percentage">
            <text:p>0.00%</text:p>
          </table:table-cell>
          <table:table-cell table:formula="of:=([.J82]-[.B82])/[.B82]" office:value-type="percentage" office:value="0" calcext:value-type="percentage">
            <text:p>0.00%</text:p>
          </table:table-cell>
          <table:table-cell table:formula="of:=([.J82]-[.C82])/[.C82]" office:value-type="percentage" office:value="0" calcext:value-type="percentage">
            <text:p>0.00%</text:p>
          </table:table-cell>
          <table:table-cell table:formula="of:=([.J82]-[.D82])/[.D82]" office:value-type="percentage" office:value="0" calcext:value-type="percentage">
            <text:p>0.00%</text:p>
          </table:table-cell>
          <table:table-cell table:formula="of:=([.J82]-[.E82])/[.E82]" office:value-type="percentage" office:value="0" calcext:value-type="percentage">
            <text:p>0.00%</text:p>
          </table:table-cell>
          <table:table-cell table:formula="of:=([.J82]-[.F82])/[.F82]" office:value-type="percentage" office:value="0" calcext:value-type="percentage">
            <text:p>0.00%</text:p>
          </table:table-cell>
          <table:table-cell table:formula="of:=([.J82]-[.G82])/[.G82]" office:value-type="percentage" office:value="0" calcext:value-type="percentage">
            <text:p>0.00%</text:p>
          </table:table-cell>
          <table:table-cell table:formula="of:=([.J82]-[.H82])/[.H82]" office:value-type="percentage" office:value="0" calcext:value-type="percentage">
            <text:p>0.00%</text:p>
          </table:table-cell>
          <table:table-cell table:formula="of:=([.J82]-[.I82])/[.I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78" calcext:value-type="float">
            <text:p>278</text:p>
          </table:table-cell>
          <table:table-cell table:formula="of:=([.J83]-[.A83])/[.A83]" office:value-type="percentage" office:value="0" calcext:value-type="percentage">
            <text:p>0.00%</text:p>
          </table:table-cell>
          <table:table-cell table:formula="of:=([.J83]-[.B83])/[.B83]" office:value-type="percentage" office:value="0" calcext:value-type="percentage">
            <text:p>0.00%</text:p>
          </table:table-cell>
          <table:table-cell table:formula="of:=([.J83]-[.C83])/[.C83]" office:value-type="percentage" office:value="0" calcext:value-type="percentage">
            <text:p>0.00%</text:p>
          </table:table-cell>
          <table:table-cell table:formula="of:=([.J83]-[.D83])/[.D83]" office:value-type="percentage" office:value="0" calcext:value-type="percentage">
            <text:p>0.00%</text:p>
          </table:table-cell>
          <table:table-cell table:formula="of:=([.J83]-[.E83])/[.E83]" office:value-type="percentage" office:value="0" calcext:value-type="percentage">
            <text:p>0.00%</text:p>
          </table:table-cell>
          <table:table-cell table:formula="of:=([.J83]-[.F83])/[.F83]" office:value-type="percentage" office:value="0" calcext:value-type="percentage">
            <text:p>0.00%</text:p>
          </table:table-cell>
          <table:table-cell table:formula="of:=([.J83]-[.G83])/[.G83]" office:value-type="percentage" office:value="0" calcext:value-type="percentage">
            <text:p>0.00%</text:p>
          </table:table-cell>
          <table:table-cell table:formula="of:=([.J83]-[.H83])/[.H83]" office:value-type="percentage" office:value="0" calcext:value-type="percentage">
            <text:p>0.00%</text:p>
          </table:table-cell>
          <table:table-cell table:formula="of:=([.J83]-[.I83])/[.I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84]-[.A84])/[.A84]" office:value-type="percentage" office:value="0" calcext:value-type="percentage">
            <text:p>0.00%</text:p>
          </table:table-cell>
          <table:table-cell table:formula="of:=([.J84]-[.B84])/[.B84]" office:value-type="percentage" office:value="0" calcext:value-type="percentage">
            <text:p>0.00%</text:p>
          </table:table-cell>
          <table:table-cell table:formula="of:=([.J84]-[.C84])/[.C84]" office:value-type="percentage" office:value="0" calcext:value-type="percentage">
            <text:p>0.00%</text:p>
          </table:table-cell>
          <table:table-cell table:formula="of:=([.J84]-[.D84])/[.D84]" office:value-type="percentage" office:value="0" calcext:value-type="percentage">
            <text:p>0.00%</text:p>
          </table:table-cell>
          <table:table-cell table:formula="of:=([.J84]-[.E84])/[.E84]" office:value-type="percentage" office:value="0" calcext:value-type="percentage">
            <text:p>0.00%</text:p>
          </table:table-cell>
          <table:table-cell table:formula="of:=([.J84]-[.F84])/[.F84]" office:value-type="percentage" office:value="0" calcext:value-type="percentage">
            <text:p>0.00%</text:p>
          </table:table-cell>
          <table:table-cell table:formula="of:=([.J84]-[.G84])/[.G84]" office:value-type="percentage" office:value="0" calcext:value-type="percentage">
            <text:p>0.00%</text:p>
          </table:table-cell>
          <table:table-cell table:formula="of:=([.J84]-[.H84])/[.H84]" office:value-type="percentage" office:value="0" calcext:value-type="percentage">
            <text:p>0.00%</text:p>
          </table:table-cell>
          <table:table-cell table:formula="of:=([.J84]-[.I84])/[.I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6" calcext:value-type="float">
            <text:p>296</text:p>
          </table:table-cell>
          <table:table-cell table:formula="of:=([.J85]-[.A85])/[.A85]" office:value-type="percentage" office:value="0" calcext:value-type="percentage">
            <text:p>0.00%</text:p>
          </table:table-cell>
          <table:table-cell table:formula="of:=([.J85]-[.B85])/[.B85]" office:value-type="percentage" office:value="0" calcext:value-type="percentage">
            <text:p>0.00%</text:p>
          </table:table-cell>
          <table:table-cell table:formula="of:=([.J85]-[.C85])/[.C85]" office:value-type="percentage" office:value="0" calcext:value-type="percentage">
            <text:p>0.00%</text:p>
          </table:table-cell>
          <table:table-cell table:formula="of:=([.J85]-[.D85])/[.D85]" office:value-type="percentage" office:value="0" calcext:value-type="percentage">
            <text:p>0.00%</text:p>
          </table:table-cell>
          <table:table-cell table:formula="of:=([.J85]-[.E85])/[.E85]" office:value-type="percentage" office:value="0" calcext:value-type="percentage">
            <text:p>0.00%</text:p>
          </table:table-cell>
          <table:table-cell table:formula="of:=([.J85]-[.F85])/[.F85]" office:value-type="percentage" office:value="0" calcext:value-type="percentage">
            <text:p>0.00%</text:p>
          </table:table-cell>
          <table:table-cell table:formula="of:=([.J85]-[.G85])/[.G85]" office:value-type="percentage" office:value="0" calcext:value-type="percentage">
            <text:p>0.00%</text:p>
          </table:table-cell>
          <table:table-cell table:formula="of:=([.J85]-[.H85])/[.H85]" office:value-type="percentage" office:value="0" calcext:value-type="percentage">
            <text:p>0.00%</text:p>
          </table:table-cell>
          <table:table-cell table:formula="of:=([.J85]-[.I85])/[.I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86]-[.A86])/[.A86]" office:value-type="percentage" office:value="0" calcext:value-type="percentage">
            <text:p>0.00%</text:p>
          </table:table-cell>
          <table:table-cell table:formula="of:=([.J86]-[.B86])/[.B86]" office:value-type="percentage" office:value="0" calcext:value-type="percentage">
            <text:p>0.00%</text:p>
          </table:table-cell>
          <table:table-cell table:formula="of:=([.J86]-[.C86])/[.C86]" office:value-type="percentage" office:value="0" calcext:value-type="percentage">
            <text:p>0.00%</text:p>
          </table:table-cell>
          <table:table-cell table:formula="of:=([.J86]-[.D86])/[.D86]" office:value-type="percentage" office:value="0" calcext:value-type="percentage">
            <text:p>0.00%</text:p>
          </table:table-cell>
          <table:table-cell table:formula="of:=([.J86]-[.E86])/[.E86]" office:value-type="percentage" office:value="0" calcext:value-type="percentage">
            <text:p>0.00%</text:p>
          </table:table-cell>
          <table:table-cell table:formula="of:=([.J86]-[.F86])/[.F86]" office:value-type="percentage" office:value="0" calcext:value-type="percentage">
            <text:p>0.00%</text:p>
          </table:table-cell>
          <table:table-cell table:formula="of:=([.J86]-[.G86])/[.G86]" office:value-type="percentage" office:value="0" calcext:value-type="percentage">
            <text:p>0.00%</text:p>
          </table:table-cell>
          <table:table-cell table:formula="of:=([.J86]-[.H86])/[.H86]" office:value-type="percentage" office:value="0" calcext:value-type="percentage">
            <text:p>0.00%</text:p>
          </table:table-cell>
          <table:table-cell table:formula="of:=([.J86]-[.I86])/[.I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7]-[.A87])/[.A87]" office:value-type="percentage" office:value="0" calcext:value-type="percentage">
            <text:p>0.00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" calcext:value-type="percentage">
            <text:p>0.00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1" calcext:value-type="float">
            <text:p>301</text:p>
          </table:table-cell>
          <table:table-cell table:formula="of:=([.J88]-[.A88])/[.A88]" office:value-type="percentage" office:value="0" calcext:value-type="percentage">
            <text:p>0.00%</text:p>
          </table:table-cell>
          <table:table-cell table:formula="of:=([.J88]-[.B88])/[.B88]" office:value-type="percentage" office:value="0" calcext:value-type="percentage">
            <text:p>0.00%</text:p>
          </table:table-cell>
          <table:table-cell table:formula="of:=([.J88]-[.C88])/[.C88]" office:value-type="percentage" office:value="0" calcext:value-type="percentage">
            <text:p>0.00%</text:p>
          </table:table-cell>
          <table:table-cell table:formula="of:=([.J88]-[.D88])/[.D88]" office:value-type="percentage" office:value="0" calcext:value-type="percentage">
            <text:p>0.00%</text:p>
          </table:table-cell>
          <table:table-cell table:formula="of:=([.J88]-[.E88])/[.E88]" office:value-type="percentage" office:value="0" calcext:value-type="percentage">
            <text:p>0.00%</text:p>
          </table:table-cell>
          <table:table-cell table:formula="of:=([.J88]-[.F88])/[.F88]" office:value-type="percentage" office:value="0" calcext:value-type="percentage">
            <text:p>0.00%</text:p>
          </table:table-cell>
          <table:table-cell table:formula="of:=([.J88]-[.G88])/[.G88]" office:value-type="percentage" office:value="0" calcext:value-type="percentage">
            <text:p>0.00%</text:p>
          </table:table-cell>
          <table:table-cell table:formula="of:=([.J88]-[.H88])/[.H88]" office:value-type="percentage" office:value="0" calcext:value-type="percentage">
            <text:p>0.00%</text:p>
          </table:table-cell>
          <table:table-cell table:formula="of:=([.J88]-[.I88])/[.I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89]-[.A89])/[.A89]" office:value-type="percentage" office:value="0" calcext:value-type="percentage">
            <text:p>0.00%</text:p>
          </table:table-cell>
          <table:table-cell table:formula="of:=([.J89]-[.B89])/[.B89]" office:value-type="percentage" office:value="0" calcext:value-type="percentage">
            <text:p>0.00%</text:p>
          </table:table-cell>
          <table:table-cell table:formula="of:=([.J89]-[.C89])/[.C89]" office:value-type="percentage" office:value="0" calcext:value-type="percentage">
            <text:p>0.00%</text:p>
          </table:table-cell>
          <table:table-cell table:formula="of:=([.J89]-[.D89])/[.D89]" office:value-type="percentage" office:value="0" calcext:value-type="percentage">
            <text:p>0.00%</text:p>
          </table:table-cell>
          <table:table-cell table:formula="of:=([.J89]-[.E89])/[.E89]" office:value-type="percentage" office:value="0" calcext:value-type="percentage">
            <text:p>0.00%</text:p>
          </table:table-cell>
          <table:table-cell table:formula="of:=([.J89]-[.F89])/[.F89]" office:value-type="percentage" office:value="0" calcext:value-type="percentage">
            <text:p>0.00%</text:p>
          </table:table-cell>
          <table:table-cell table:formula="of:=([.J89]-[.G89])/[.G89]" office:value-type="percentage" office:value="0" calcext:value-type="percentage">
            <text:p>0.00%</text:p>
          </table:table-cell>
          <table:table-cell table:formula="of:=([.J89]-[.H89])/[.H89]" office:value-type="percentage" office:value="0" calcext:value-type="percentage">
            <text:p>0.00%</text:p>
          </table:table-cell>
          <table:table-cell table:formula="of:=([.J89]-[.I89])/[.I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90]-[.A90])/[.A90]" office:value-type="percentage" office:value="0" calcext:value-type="percentage">
            <text:p>0.00%</text:p>
          </table:table-cell>
          <table:table-cell table:formula="of:=([.J90]-[.B90])/[.B90]" office:value-type="percentage" office:value="0" calcext:value-type="percentage">
            <text:p>0.00%</text:p>
          </table:table-cell>
          <table:table-cell table:formula="of:=([.J90]-[.C90])/[.C90]" office:value-type="percentage" office:value="0" calcext:value-type="percentage">
            <text:p>0.00%</text:p>
          </table:table-cell>
          <table:table-cell table:formula="of:=([.J90]-[.D90])/[.D90]" office:value-type="percentage" office:value="0" calcext:value-type="percentage">
            <text:p>0.00%</text:p>
          </table:table-cell>
          <table:table-cell table:formula="of:=([.J90]-[.E90])/[.E90]" office:value-type="percentage" office:value="0" calcext:value-type="percentage">
            <text:p>0.00%</text:p>
          </table:table-cell>
          <table:table-cell table:formula="of:=([.J90]-[.F90])/[.F90]" office:value-type="percentage" office:value="0" calcext:value-type="percentage">
            <text:p>0.00%</text:p>
          </table:table-cell>
          <table:table-cell table:formula="of:=([.J90]-[.G90])/[.G90]" office:value-type="percentage" office:value="0" calcext:value-type="percentage">
            <text:p>0.00%</text:p>
          </table:table-cell>
          <table:table-cell table:formula="of:=([.J90]-[.H90])/[.H90]" office:value-type="percentage" office:value="0" calcext:value-type="percentage">
            <text:p>0.00%</text:p>
          </table:table-cell>
          <table:table-cell table:formula="of:=([.J90]-[.I90])/[.I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91]-[.A91])/[.A91]" office:value-type="percentage" office:value="0" calcext:value-type="percentage">
            <text:p>0.00%</text:p>
          </table:table-cell>
          <table:table-cell table:formula="of:=([.J91]-[.B91])/[.B91]" office:value-type="percentage" office:value="0" calcext:value-type="percentage">
            <text:p>0.00%</text:p>
          </table:table-cell>
          <table:table-cell table:formula="of:=([.J91]-[.C91])/[.C91]" office:value-type="percentage" office:value="0" calcext:value-type="percentage">
            <text:p>0.00%</text:p>
          </table:table-cell>
          <table:table-cell table:formula="of:=([.J91]-[.D91])/[.D91]" office:value-type="percentage" office:value="0" calcext:value-type="percentage">
            <text:p>0.00%</text:p>
          </table:table-cell>
          <table:table-cell table:formula="of:=([.J91]-[.E91])/[.E91]" office:value-type="percentage" office:value="0" calcext:value-type="percentage">
            <text:p>0.00%</text:p>
          </table:table-cell>
          <table:table-cell table:formula="of:=([.J91]-[.F91])/[.F91]" office:value-type="percentage" office:value="0" calcext:value-type="percentage">
            <text:p>0.00%</text:p>
          </table:table-cell>
          <table:table-cell table:formula="of:=([.J91]-[.G91])/[.G91]" office:value-type="percentage" office:value="0" calcext:value-type="percentage">
            <text:p>0.00%</text:p>
          </table:table-cell>
          <table:table-cell table:formula="of:=([.J91]-[.H91])/[.H91]" office:value-type="percentage" office:value="0" calcext:value-type="percentage">
            <text:p>0.00%</text:p>
          </table:table-cell>
          <table:table-cell table:formula="of:=([.J91]-[.I91])/[.I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7" calcext:value-type="float">
            <text:p>307</text:p>
          </table:table-cell>
          <table:table-cell table:formula="of:=([.J92]-[.A92])/[.A92]" office:value-type="percentage" office:value="0" calcext:value-type="percentage">
            <text:p>0.00%</text:p>
          </table:table-cell>
          <table:table-cell table:formula="of:=([.J92]-[.B92])/[.B92]" office:value-type="percentage" office:value="0" calcext:value-type="percentage">
            <text:p>0.00%</text:p>
          </table:table-cell>
          <table:table-cell table:formula="of:=([.J92]-[.C92])/[.C92]" office:value-type="percentage" office:value="0" calcext:value-type="percentage">
            <text:p>0.00%</text:p>
          </table:table-cell>
          <table:table-cell table:formula="of:=([.J92]-[.D92])/[.D92]" office:value-type="percentage" office:value="0" calcext:value-type="percentage">
            <text:p>0.00%</text:p>
          </table:table-cell>
          <table:table-cell table:formula="of:=([.J92]-[.E92])/[.E92]" office:value-type="percentage" office:value="0" calcext:value-type="percentage">
            <text:p>0.00%</text:p>
          </table:table-cell>
          <table:table-cell table:formula="of:=([.J92]-[.F92])/[.F92]" office:value-type="percentage" office:value="0" calcext:value-type="percentage">
            <text:p>0.00%</text:p>
          </table:table-cell>
          <table:table-cell table:formula="of:=([.J92]-[.G92])/[.G92]" office:value-type="percentage" office:value="0" calcext:value-type="percentage">
            <text:p>0.00%</text:p>
          </table:table-cell>
          <table:table-cell table:formula="of:=([.J92]-[.H92])/[.H92]" office:value-type="percentage" office:value="0" calcext:value-type="percentage">
            <text:p>0.00%</text:p>
          </table:table-cell>
          <table:table-cell table:formula="of:=([.J92]-[.I92])/[.I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8" calcext:value-type="float">
            <text:p>308</text:p>
          </table:table-cell>
          <table:table-cell table:formula="of:=([.J93]-[.A93])/[.A93]" office:value-type="percentage" office:value="0" calcext:value-type="percentage">
            <text:p>0.00%</text:p>
          </table:table-cell>
          <table:table-cell table:formula="of:=([.J93]-[.B93])/[.B93]" office:value-type="percentage" office:value="0" calcext:value-type="percentage">
            <text:p>0.00%</text:p>
          </table:table-cell>
          <table:table-cell table:formula="of:=([.J93]-[.C93])/[.C93]" office:value-type="percentage" office:value="0" calcext:value-type="percentage">
            <text:p>0.00%</text:p>
          </table:table-cell>
          <table:table-cell table:formula="of:=([.J93]-[.D93])/[.D93]" office:value-type="percentage" office:value="0" calcext:value-type="percentage">
            <text:p>0.00%</text:p>
          </table:table-cell>
          <table:table-cell table:formula="of:=([.J93]-[.E93])/[.E93]" office:value-type="percentage" office:value="0" calcext:value-type="percentage">
            <text:p>0.00%</text:p>
          </table:table-cell>
          <table:table-cell table:formula="of:=([.J93]-[.F93])/[.F93]" office:value-type="percentage" office:value="0" calcext:value-type="percentage">
            <text:p>0.00%</text:p>
          </table:table-cell>
          <table:table-cell table:formula="of:=([.J93]-[.G93])/[.G93]" office:value-type="percentage" office:value="0" calcext:value-type="percentage">
            <text:p>0.00%</text:p>
          </table:table-cell>
          <table:table-cell table:formula="of:=([.J93]-[.H93])/[.H93]" office:value-type="percentage" office:value="0" calcext:value-type="percentage">
            <text:p>0.00%</text:p>
          </table:table-cell>
          <table:table-cell table:formula="of:=([.J93]-[.I93])/[.I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8" calcext:value-type="float">
            <text:p>30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" calcext:value-type="percentage">
            <text:p>0.00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304.1" calcext:value-type="float">
            <text:p>304.1</text:p>
          </table:table-cell>
          <table:table-cell office:value-type="float" office:value="303.3" calcext:value-type="float">
            <text:p>303.3</text:p>
          </table:table-cell>
          <table:table-cell office:value-type="float" office:value="304.9" calcext:value-type="float">
            <text:p>304.9</text:p>
          </table:table-cell>
          <table:table-cell office:value-type="float" office:value="305.6" calcext:value-type="float">
            <text:p>305.6</text:p>
          </table:table-cell>
          <table:table-cell office:value-type="float" office:value="306.6" calcext:value-type="float">
            <text:p>306.6</text:p>
          </table:table-cell>
          <table:table-cell office:value-type="float" office:value="307.2" calcext:value-type="float">
            <text:p>307.2</text:p>
          </table:table-cell>
          <table:table-cell office:value-type="float" office:value="307" calcext:value-type="float">
            <text:p>307</text:p>
          </table:table-cell>
          <table:table-cell office:value-type="float" office:value="306.1" calcext:value-type="float">
            <text:p>306.1</text:p>
          </table:table-cell>
          <table:table-cell office:value-type="float" office:value="308" calcext:value-type="float">
            <text:p>308</text:p>
          </table:table-cell>
          <table:table-cell table:formula="of:=([.J95]-[.A95])/[.A95]" office:value-type="percentage" office:value="0.0252996005326232" calcext:value-type="percentage">
            <text:p>2.53%</text:p>
          </table:table-cell>
          <table:table-cell table:formula="of:=([.J95]-[.B95])/[.B95]" office:value-type="percentage" office:value="0.0128247287076619" calcext:value-type="percentage">
            <text:p>1.28%</text:p>
          </table:table-cell>
          <table:table-cell table:formula="of:=([.J95]-[.C95])/[.C95]" office:value-type="percentage" office:value="0.0154962083745466" calcext:value-type="percentage">
            <text:p>1.55%</text:p>
          </table:table-cell>
          <table:table-cell table:formula="of:=([.J95]-[.D95])/[.D95]" office:value-type="percentage" office:value="0.0101672679567072" calcext:value-type="percentage">
            <text:p>1.02%</text:p>
          </table:table-cell>
          <table:table-cell table:formula="of:=([.J95]-[.E95])/[.E95]" office:value-type="percentage" office:value="0.00785340314136118" calcext:value-type="percentage">
            <text:p>0.79%</text:p>
          </table:table-cell>
          <table:table-cell table:formula="of:=([.J95]-[.F95])/[.F95]" office:value-type="percentage" office:value="0.00456621004566203" calcext:value-type="percentage">
            <text:p>0.46%</text:p>
          </table:table-cell>
          <table:table-cell table:formula="of:=([.J95]-[.G95])/[.G95]" office:value-type="percentage" office:value="0.0026041666666667" calcext:value-type="percentage">
            <text:p>0.26%</text:p>
          </table:table-cell>
          <table:table-cell table:formula="of:=([.J95]-[.H95])/[.H95]" office:value-type="percentage" office:value="0.00325732899022801" calcext:value-type="percentage">
            <text:p>0.33%</text:p>
          </table:table-cell>
          <table:table-cell table:formula="of:=([.J95]-[.I95])/[.I95]" office:value-type="percentage" office:value="0.00620712185560267" calcext:value-type="percentage">
            <text:p>0.62%</text:p>
          </table:table-cell>
        </table:table-row>
        <table:table-row table:style-name="ro1">
          <table:table-cell table:number-columns-repeated="10" office:value-type="float" office:value="310" calcext:value-type="float">
            <text:p>310</text:p>
          </table:table-cell>
          <table:table-cell table:formula="of:=([.J96]-[.A96])/[.A96]" office:value-type="percentage" office:value="0" calcext:value-type="percentage">
            <text:p>0.00%</text:p>
          </table:table-cell>
          <table:table-cell table:formula="of:=([.J96]-[.B96])/[.B96]" office:value-type="percentage" office:value="0" calcext:value-type="percentage">
            <text:p>0.00%</text:p>
          </table:table-cell>
          <table:table-cell table:formula="of:=([.J96]-[.C96])/[.C96]" office:value-type="percentage" office:value="0" calcext:value-type="percentage">
            <text:p>0.00%</text:p>
          </table:table-cell>
          <table:table-cell table:formula="of:=([.J96]-[.D96])/[.D96]" office:value-type="percentage" office:value="0" calcext:value-type="percentage">
            <text:p>0.00%</text:p>
          </table:table-cell>
          <table:table-cell table:formula="of:=([.J96]-[.E96])/[.E96]" office:value-type="percentage" office:value="0" calcext:value-type="percentage">
            <text:p>0.00%</text:p>
          </table:table-cell>
          <table:table-cell table:formula="of:=([.J96]-[.F96])/[.F96]" office:value-type="percentage" office:value="0" calcext:value-type="percentage">
            <text:p>0.00%</text:p>
          </table:table-cell>
          <table:table-cell table:formula="of:=([.J96]-[.G96])/[.G96]" office:value-type="percentage" office:value="0" calcext:value-type="percentage">
            <text:p>0.00%</text:p>
          </table:table-cell>
          <table:table-cell table:formula="of:=([.J96]-[.H96])/[.H96]" office:value-type="percentage" office:value="0" calcext:value-type="percentage">
            <text:p>0.00%</text:p>
          </table:table-cell>
          <table:table-cell table:formula="of:=([.J96]-[.I96])/[.I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5" calcext:value-type="float">
            <text:p>315</text:p>
          </table:table-cell>
          <table:table-cell table:formula="of:=([.J97]-[.A97])/[.A97]" office:value-type="percentage" office:value="0" calcext:value-type="percentage">
            <text:p>0.00%</text:p>
          </table:table-cell>
          <table:table-cell table:formula="of:=([.J97]-[.B97])/[.B97]" office:value-type="percentage" office:value="0" calcext:value-type="percentage">
            <text:p>0.00%</text:p>
          </table:table-cell>
          <table:table-cell table:formula="of:=([.J97]-[.C97])/[.C97]" office:value-type="percentage" office:value="0" calcext:value-type="percentage">
            <text:p>0.00%</text:p>
          </table:table-cell>
          <table:table-cell table:formula="of:=([.J97]-[.D97])/[.D97]" office:value-type="percentage" office:value="0" calcext:value-type="percentage">
            <text:p>0.00%</text:p>
          </table:table-cell>
          <table:table-cell table:formula="of:=([.J97]-[.E97])/[.E97]" office:value-type="percentage" office:value="0" calcext:value-type="percentage">
            <text:p>0.00%</text:p>
          </table:table-cell>
          <table:table-cell table:formula="of:=([.J97]-[.F97])/[.F97]" office:value-type="percentage" office:value="0" calcext:value-type="percentage">
            <text:p>0.00%</text:p>
          </table:table-cell>
          <table:table-cell table:formula="of:=([.J97]-[.G97])/[.G97]" office:value-type="percentage" office:value="0" calcext:value-type="percentage">
            <text:p>0.00%</text:p>
          </table:table-cell>
          <table:table-cell table:formula="of:=([.J97]-[.H97])/[.H97]" office:value-type="percentage" office:value="0" calcext:value-type="percentage">
            <text:p>0.00%</text:p>
          </table:table-cell>
          <table:table-cell table:formula="of:=([.J97]-[.I97])/[.I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.5" calcext:value-type="float">
            <text:p>280.5</text:p>
          </table:table-cell>
          <table:table-cell office:value-type="float" office:value="281" calcext:value-type="float">
            <text:p>281</text:p>
          </table:table-cell>
          <table:table-cell office:value-type="float" office:value="280.9" calcext:value-type="float">
            <text:p>280.9</text:p>
          </table:table-cell>
          <table:table-cell office:value-type="float" office:value="280.7" calcext:value-type="float">
            <text:p>280.7</text:p>
          </table:table-cell>
          <table:table-cell office:value-type="float" office:value="280.8" calcext:value-type="float">
            <text:p>280.8</text:p>
          </table:table-cell>
          <table:table-cell office:value-type="float" office:value="281" calcext:value-type="float">
            <text:p>281</text:p>
          </table:table-cell>
          <table:table-cell office:value-type="float" office:value="280.9" calcext:value-type="float">
            <text:p>280.9</text:p>
          </table:table-cell>
          <table:table-cell table:number-columns-repeated="3" office:value-type="float" office:value="281" calcext:value-type="float">
            <text:p>281</text:p>
          </table:table-cell>
          <table:table-cell table:formula="of:=([.J98]-[.A98])/[.A98]" office:value-type="percentage" office:value="0.0017825311942959" calcext:value-type="percentage">
            <text:p>0.18%</text:p>
          </table:table-cell>
          <table:table-cell table:formula="of:=([.J98]-[.B98])/[.B98]" office:value-type="percentage" office:value="0" calcext:value-type="percentage">
            <text:p>0.00%</text:p>
          </table:table-cell>
          <table:table-cell table:formula="of:=([.J98]-[.C98])/[.C98]" office:value-type="percentage" office:value="0.000355998576005777" calcext:value-type="percentage">
            <text:p>0.04%</text:p>
          </table:table-cell>
          <table:table-cell table:formula="of:=([.J98]-[.D98])/[.D98]" office:value-type="percentage" office:value="0.00106875667972929" calcext:value-type="percentage">
            <text:p>0.11%</text:p>
          </table:table-cell>
          <table:table-cell table:formula="of:=([.J98]-[.E98])/[.E98]" office:value-type="percentage" office:value="0.000712250712250672" calcext:value-type="percentage">
            <text:p>0.07%</text:p>
          </table:table-cell>
          <table:table-cell table:formula="of:=([.J98]-[.F98])/[.F98]" office:value-type="percentage" office:value="0" calcext:value-type="percentage">
            <text:p>0.00%</text:p>
          </table:table-cell>
          <table:table-cell table:formula="of:=([.J98]-[.G98])/[.G98]" office:value-type="percentage" office:value="0.000355998576005777" calcext:value-type="percentage">
            <text:p>0.04%</text:p>
          </table:table-cell>
          <table:table-cell table:formula="of:=([.J98]-[.H98])/[.H98]" office:value-type="percentage" office:value="0" calcext:value-type="percentage">
            <text:p>0.00%</text:p>
          </table:table-cell>
          <table:table-cell table:formula="of:=([.J98]-[.I98])/[.I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9]-[.A99])/[.A99]" office:value-type="percentage" office:value="0" calcext:value-type="percentage">
            <text:p>0.00%</text:p>
          </table:table-cell>
          <table:table-cell table:formula="of:=([.J99]-[.B99])/[.B99]" office:value-type="percentage" office:value="0" calcext:value-type="percentage">
            <text:p>0.00%</text:p>
          </table:table-cell>
          <table:table-cell table:formula="of:=([.J99]-[.C99])/[.C99]" office:value-type="percentage" office:value="0" calcext:value-type="percentage">
            <text:p>0.00%</text:p>
          </table:table-cell>
          <table:table-cell table:formula="of:=([.J99]-[.D99])/[.D99]" office:value-type="percentage" office:value="0" calcext:value-type="percentage">
            <text:p>0.00%</text:p>
          </table:table-cell>
          <table:table-cell table:formula="of:=([.J99]-[.E99])/[.E99]" office:value-type="percentage" office:value="0" calcext:value-type="percentage">
            <text:p>0.00%</text:p>
          </table:table-cell>
          <table:table-cell table:formula="of:=([.J99]-[.F99])/[.F99]" office:value-type="percentage" office:value="0" calcext:value-type="percentage">
            <text:p>0.00%</text:p>
          </table:table-cell>
          <table:table-cell table:formula="of:=([.J99]-[.G99])/[.G99]" office:value-type="percentage" office:value="0" calcext:value-type="percentage">
            <text:p>0.00%</text:p>
          </table:table-cell>
          <table:table-cell table:formula="of:=([.J99]-[.H99])/[.H99]" office:value-type="percentage" office:value="0" calcext:value-type="percentage">
            <text:p>0.00%</text:p>
          </table:table-cell>
          <table:table-cell table:formula="of:=([.J99]-[.I99])/[.I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100]-[.A100])/[.A100]" office:value-type="percentage" office:value="0" calcext:value-type="percentage">
            <text:p>0.00%</text:p>
          </table:table-cell>
          <table:table-cell table:formula="of:=([.J100]-[.B100])/[.B100]" office:value-type="percentage" office:value="0" calcext:value-type="percentage">
            <text:p>0.00%</text:p>
          </table:table-cell>
          <table:table-cell table:formula="of:=([.J100]-[.C100])/[.C100]" office:value-type="percentage" office:value="0" calcext:value-type="percentage">
            <text:p>0.00%</text:p>
          </table:table-cell>
          <table:table-cell table:formula="of:=([.J100]-[.D100])/[.D100]" office:value-type="percentage" office:value="0" calcext:value-type="percentage">
            <text:p>0.00%</text:p>
          </table:table-cell>
          <table:table-cell table:formula="of:=([.J100]-[.E100])/[.E100]" office:value-type="percentage" office:value="0" calcext:value-type="percentage">
            <text:p>0.00%</text:p>
          </table:table-cell>
          <table:table-cell table:formula="of:=([.J100]-[.F100])/[.F100]" office:value-type="percentage" office:value="0" calcext:value-type="percentage">
            <text:p>0.00%</text:p>
          </table:table-cell>
          <table:table-cell table:formula="of:=([.J100]-[.G100])/[.G100]" office:value-type="percentage" office:value="0" calcext:value-type="percentage">
            <text:p>0.00%</text:p>
          </table:table-cell>
          <table:table-cell table:formula="of:=([.J100]-[.H100])/[.H100]" office:value-type="percentage" office:value="0" calcext:value-type="percentage">
            <text:p>0.00%</text:p>
          </table:table-cell>
          <table:table-cell table:formula="of:=([.J100]-[.I100])/[.I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8" calcext:value-type="float">
            <text:p>318</text:p>
          </table:table-cell>
          <table:table-cell table:formula="of:=([.J101]-[.A101])/[.A101]" office:value-type="percentage" office:value="0" calcext:value-type="percentage">
            <text:p>0.00%</text:p>
          </table:table-cell>
          <table:table-cell table:formula="of:=([.J101]-[.B101])/[.B101]" office:value-type="percentage" office:value="0" calcext:value-type="percentage">
            <text:p>0.00%</text:p>
          </table:table-cell>
          <table:table-cell table:formula="of:=([.J101]-[.C101])/[.C101]" office:value-type="percentage" office:value="0" calcext:value-type="percentage">
            <text:p>0.00%</text:p>
          </table:table-cell>
          <table:table-cell table:formula="of:=([.J101]-[.D101])/[.D101]" office:value-type="percentage" office:value="0" calcext:value-type="percentage">
            <text:p>0.00%</text:p>
          </table:table-cell>
          <table:table-cell table:formula="of:=([.J101]-[.E101])/[.E101]" office:value-type="percentage" office:value="0" calcext:value-type="percentage">
            <text:p>0.00%</text:p>
          </table:table-cell>
          <table:table-cell table:formula="of:=([.J101]-[.F101])/[.F101]" office:value-type="percentage" office:value="0" calcext:value-type="percentage">
            <text:p>0.00%</text:p>
          </table:table-cell>
          <table:table-cell table:formula="of:=([.J101]-[.G101])/[.G101]" office:value-type="percentage" office:value="0" calcext:value-type="percentage">
            <text:p>0.00%</text:p>
          </table:table-cell>
          <table:table-cell table:formula="of:=([.J101]-[.H101])/[.H101]" office:value-type="percentage" office:value="0" calcext:value-type="percentage">
            <text:p>0.00%</text:p>
          </table:table-cell>
          <table:table-cell table:formula="of:=([.J101]-[.I101])/[.I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9" calcext:value-type="float">
            <text:p>319</text:p>
          </table:table-cell>
          <table:table-cell table:formula="of:=([.J102]-[.A102])/[.A102]" office:value-type="percentage" office:value="0" calcext:value-type="percentage">
            <text:p>0.00%</text:p>
          </table:table-cell>
          <table:table-cell table:formula="of:=([.J102]-[.B102])/[.B102]" office:value-type="percentage" office:value="0" calcext:value-type="percentage">
            <text:p>0.00%</text:p>
          </table:table-cell>
          <table:table-cell table:formula="of:=([.J102]-[.C102])/[.C102]" office:value-type="percentage" office:value="0" calcext:value-type="percentage">
            <text:p>0.00%</text:p>
          </table:table-cell>
          <table:table-cell table:formula="of:=([.J102]-[.D102])/[.D102]" office:value-type="percentage" office:value="0" calcext:value-type="percentage">
            <text:p>0.00%</text:p>
          </table:table-cell>
          <table:table-cell table:formula="of:=([.J102]-[.E102])/[.E102]" office:value-type="percentage" office:value="0" calcext:value-type="percentage">
            <text:p>0.00%</text:p>
          </table:table-cell>
          <table:table-cell table:formula="of:=([.J102]-[.F102])/[.F102]" office:value-type="percentage" office:value="0" calcext:value-type="percentage">
            <text:p>0.00%</text:p>
          </table:table-cell>
          <table:table-cell table:formula="of:=([.J102]-[.G102])/[.G102]" office:value-type="percentage" office:value="0" calcext:value-type="percentage">
            <text:p>0.00%</text:p>
          </table:table-cell>
          <table:table-cell table:formula="of:=([.J102]-[.H102])/[.H102]" office:value-type="percentage" office:value="0" calcext:value-type="percentage">
            <text:p>0.00%</text:p>
          </table:table-cell>
          <table:table-cell table:formula="of:=([.J102]-[.I102])/[.I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4" calcext:value-type="float">
            <text:p>324</text:p>
          </table:table-cell>
          <table:table-cell table:formula="of:=([.J103]-[.A103])/[.A103]" office:value-type="percentage" office:value="0" calcext:value-type="percentage">
            <text:p>0.00%</text:p>
          </table:table-cell>
          <table:table-cell table:formula="of:=([.J103]-[.B103])/[.B103]" office:value-type="percentage" office:value="0" calcext:value-type="percentage">
            <text:p>0.00%</text:p>
          </table:table-cell>
          <table:table-cell table:formula="of:=([.J103]-[.C103])/[.C103]" office:value-type="percentage" office:value="0" calcext:value-type="percentage">
            <text:p>0.00%</text:p>
          </table:table-cell>
          <table:table-cell table:formula="of:=([.J103]-[.D103])/[.D103]" office:value-type="percentage" office:value="0" calcext:value-type="percentage">
            <text:p>0.00%</text:p>
          </table:table-cell>
          <table:table-cell table:formula="of:=([.J103]-[.E103])/[.E103]" office:value-type="percentage" office:value="0" calcext:value-type="percentage">
            <text:p>0.00%</text:p>
          </table:table-cell>
          <table:table-cell table:formula="of:=([.J103]-[.F103])/[.F103]" office:value-type="percentage" office:value="0" calcext:value-type="percentage">
            <text:p>0.00%</text:p>
          </table:table-cell>
          <table:table-cell table:formula="of:=([.J103]-[.G103])/[.G103]" office:value-type="percentage" office:value="0" calcext:value-type="percentage">
            <text:p>0.00%</text:p>
          </table:table-cell>
          <table:table-cell table:formula="of:=([.J103]-[.H103])/[.H103]" office:value-type="percentage" office:value="0" calcext:value-type="percentage">
            <text:p>0.00%</text:p>
          </table:table-cell>
          <table:table-cell table:formula="of:=([.J103]-[.I103])/[.I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104]-[.A104])/[.A104]" office:value-type="percentage" office:value="0" calcext:value-type="percentage">
            <text:p>0.00%</text:p>
          </table:table-cell>
          <table:table-cell table:formula="of:=([.J104]-[.B104])/[.B104]" office:value-type="percentage" office:value="0" calcext:value-type="percentage">
            <text:p>0.00%</text:p>
          </table:table-cell>
          <table:table-cell table:formula="of:=([.J104]-[.C104])/[.C104]" office:value-type="percentage" office:value="0" calcext:value-type="percentage">
            <text:p>0.00%</text:p>
          </table:table-cell>
          <table:table-cell table:formula="of:=([.J104]-[.D104])/[.D104]" office:value-type="percentage" office:value="0" calcext:value-type="percentage">
            <text:p>0.00%</text:p>
          </table:table-cell>
          <table:table-cell table:formula="of:=([.J104]-[.E104])/[.E104]" office:value-type="percentage" office:value="0" calcext:value-type="percentage">
            <text:p>0.00%</text:p>
          </table:table-cell>
          <table:table-cell table:formula="of:=([.J104]-[.F104])/[.F104]" office:value-type="percentage" office:value="0" calcext:value-type="percentage">
            <text:p>0.00%</text:p>
          </table:table-cell>
          <table:table-cell table:formula="of:=([.J104]-[.G104])/[.G104]" office:value-type="percentage" office:value="0" calcext:value-type="percentage">
            <text:p>0.00%</text:p>
          </table:table-cell>
          <table:table-cell table:formula="of:=([.J104]-[.H104])/[.H104]" office:value-type="percentage" office:value="0" calcext:value-type="percentage">
            <text:p>0.00%</text:p>
          </table:table-cell>
          <table:table-cell table:formula="of:=([.J104]-[.I104])/[.I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9" calcext:value-type="float">
            <text:p>329</text:p>
          </table:table-cell>
          <table:table-cell table:formula="of:=([.J106]-[.A106])/[.A106]" office:value-type="percentage" office:value="0" calcext:value-type="percentage">
            <text:p>0.00%</text:p>
          </table:table-cell>
          <table:table-cell table:formula="of:=([.J106]-[.B106])/[.B106]" office:value-type="percentage" office:value="0" calcext:value-type="percentage">
            <text:p>0.00%</text:p>
          </table:table-cell>
          <table:table-cell table:formula="of:=([.J106]-[.C106])/[.C106]" office:value-type="percentage" office:value="0" calcext:value-type="percentage">
            <text:p>0.00%</text:p>
          </table:table-cell>
          <table:table-cell table:formula="of:=([.J106]-[.D106])/[.D106]" office:value-type="percentage" office:value="0" calcext:value-type="percentage">
            <text:p>0.00%</text:p>
          </table:table-cell>
          <table:table-cell table:formula="of:=([.J106]-[.E106])/[.E106]" office:value-type="percentage" office:value="0" calcext:value-type="percentage">
            <text:p>0.00%</text:p>
          </table:table-cell>
          <table:table-cell table:formula="of:=([.J106]-[.F106])/[.F106]" office:value-type="percentage" office:value="0" calcext:value-type="percentage">
            <text:p>0.00%</text:p>
          </table:table-cell>
          <table:table-cell table:formula="of:=([.J106]-[.G106])/[.G106]" office:value-type="percentage" office:value="0" calcext:value-type="percentage">
            <text:p>0.00%</text:p>
          </table:table-cell>
          <table:table-cell table:formula="of:=([.J106]-[.H106])/[.H106]" office:value-type="percentage" office:value="0" calcext:value-type="percentage">
            <text:p>0.00%</text:p>
          </table:table-cell>
          <table:table-cell table:formula="of:=([.J106]-[.I106])/[.I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9" calcext:value-type="float">
            <text:p>329</text:p>
          </table:table-cell>
          <table:table-cell table:formula="of:=([.J107]-[.A107])/[.A107]" office:value-type="percentage" office:value="0" calcext:value-type="percentage">
            <text:p>0.00%</text:p>
          </table:table-cell>
          <table:table-cell table:formula="of:=([.J107]-[.B107])/[.B107]" office:value-type="percentage" office:value="0" calcext:value-type="percentage">
            <text:p>0.00%</text:p>
          </table:table-cell>
          <table:table-cell table:formula="of:=([.J107]-[.C107])/[.C107]" office:value-type="percentage" office:value="0" calcext:value-type="percentage">
            <text:p>0.00%</text:p>
          </table:table-cell>
          <table:table-cell table:formula="of:=([.J107]-[.D107])/[.D107]" office:value-type="percentage" office:value="0" calcext:value-type="percentage">
            <text:p>0.00%</text:p>
          </table:table-cell>
          <table:table-cell table:formula="of:=([.J107]-[.E107])/[.E107]" office:value-type="percentage" office:value="0" calcext:value-type="percentage">
            <text:p>0.00%</text:p>
          </table:table-cell>
          <table:table-cell table:formula="of:=([.J107]-[.F107])/[.F107]" office:value-type="percentage" office:value="0" calcext:value-type="percentage">
            <text:p>0.00%</text:p>
          </table:table-cell>
          <table:table-cell table:formula="of:=([.J107]-[.G107])/[.G107]" office:value-type="percentage" office:value="0" calcext:value-type="percentage">
            <text:p>0.00%</text:p>
          </table:table-cell>
          <table:table-cell table:formula="of:=([.J107]-[.H107])/[.H107]" office:value-type="percentage" office:value="0" calcext:value-type="percentage">
            <text:p>0.00%</text:p>
          </table:table-cell>
          <table:table-cell table:formula="of:=([.J107]-[.I107])/[.I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1" calcext:value-type="float">
            <text:p>331</text:p>
          </table:table-cell>
          <table:table-cell table:formula="of:=([.J108]-[.A108])/[.A108]" office:value-type="percentage" office:value="0" calcext:value-type="percentage">
            <text:p>0.00%</text:p>
          </table:table-cell>
          <table:table-cell table:formula="of:=([.J108]-[.B108])/[.B108]" office:value-type="percentage" office:value="0" calcext:value-type="percentage">
            <text:p>0.00%</text:p>
          </table:table-cell>
          <table:table-cell table:formula="of:=([.J108]-[.C108])/[.C108]" office:value-type="percentage" office:value="0" calcext:value-type="percentage">
            <text:p>0.00%</text:p>
          </table:table-cell>
          <table:table-cell table:formula="of:=([.J108]-[.D108])/[.D108]" office:value-type="percentage" office:value="0" calcext:value-type="percentage">
            <text:p>0.00%</text:p>
          </table:table-cell>
          <table:table-cell table:formula="of:=([.J108]-[.E108])/[.E108]" office:value-type="percentage" office:value="0" calcext:value-type="percentage">
            <text:p>0.00%</text:p>
          </table:table-cell>
          <table:table-cell table:formula="of:=([.J108]-[.F108])/[.F108]" office:value-type="percentage" office:value="0" calcext:value-type="percentage">
            <text:p>0.00%</text:p>
          </table:table-cell>
          <table:table-cell table:formula="of:=([.J108]-[.G108])/[.G108]" office:value-type="percentage" office:value="0" calcext:value-type="percentage">
            <text:p>0.00%</text:p>
          </table:table-cell>
          <table:table-cell table:formula="of:=([.J108]-[.H108])/[.H108]" office:value-type="percentage" office:value="0" calcext:value-type="percentage">
            <text:p>0.00%</text:p>
          </table:table-cell>
          <table:table-cell table:formula="of:=([.J108]-[.I108])/[.I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2" calcext:value-type="float">
            <text:p>332</text:p>
          </table:table-cell>
          <table:table-cell table:formula="of:=([.J109]-[.A109])/[.A109]" office:value-type="percentage" office:value="0" calcext:value-type="percentage">
            <text:p>0.00%</text:p>
          </table:table-cell>
          <table:table-cell table:formula="of:=([.J109]-[.B109])/[.B109]" office:value-type="percentage" office:value="0" calcext:value-type="percentage">
            <text:p>0.00%</text:p>
          </table:table-cell>
          <table:table-cell table:formula="of:=([.J109]-[.C109])/[.C109]" office:value-type="percentage" office:value="0" calcext:value-type="percentage">
            <text:p>0.00%</text:p>
          </table:table-cell>
          <table:table-cell table:formula="of:=([.J109]-[.D109])/[.D109]" office:value-type="percentage" office:value="0" calcext:value-type="percentage">
            <text:p>0.00%</text:p>
          </table:table-cell>
          <table:table-cell table:formula="of:=([.J109]-[.E109])/[.E109]" office:value-type="percentage" office:value="0" calcext:value-type="percentage">
            <text:p>0.00%</text:p>
          </table:table-cell>
          <table:table-cell table:formula="of:=([.J109]-[.F109])/[.F109]" office:value-type="percentage" office:value="0" calcext:value-type="percentage">
            <text:p>0.00%</text:p>
          </table:table-cell>
          <table:table-cell table:formula="of:=([.J109]-[.G109])/[.G109]" office:value-type="percentage" office:value="0" calcext:value-type="percentage">
            <text:p>0.00%</text:p>
          </table:table-cell>
          <table:table-cell table:formula="of:=([.J109]-[.H109])/[.H109]" office:value-type="percentage" office:value="0" calcext:value-type="percentage">
            <text:p>0.00%</text:p>
          </table:table-cell>
          <table:table-cell table:formula="of:=([.J109]-[.I109])/[.I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3" calcext:value-type="float">
            <text:p>333</text:p>
          </table:table-cell>
          <table:table-cell table:formula="of:=([.J110]-[.A110])/[.A110]" office:value-type="percentage" office:value="0" calcext:value-type="percentage">
            <text:p>0.00%</text:p>
          </table:table-cell>
          <table:table-cell table:formula="of:=([.J110]-[.B110])/[.B110]" office:value-type="percentage" office:value="0" calcext:value-type="percentage">
            <text:p>0.00%</text:p>
          </table:table-cell>
          <table:table-cell table:formula="of:=([.J110]-[.C110])/[.C110]" office:value-type="percentage" office:value="0" calcext:value-type="percentage">
            <text:p>0.00%</text:p>
          </table:table-cell>
          <table:table-cell table:formula="of:=([.J110]-[.D110])/[.D110]" office:value-type="percentage" office:value="0" calcext:value-type="percentage">
            <text:p>0.00%</text:p>
          </table:table-cell>
          <table:table-cell table:formula="of:=([.J110]-[.E110])/[.E110]" office:value-type="percentage" office:value="0" calcext:value-type="percentage">
            <text:p>0.00%</text:p>
          </table:table-cell>
          <table:table-cell table:formula="of:=([.J110]-[.F110])/[.F110]" office:value-type="percentage" office:value="0" calcext:value-type="percentage">
            <text:p>0.00%</text:p>
          </table:table-cell>
          <table:table-cell table:formula="of:=([.J110]-[.G110])/[.G110]" office:value-type="percentage" office:value="0" calcext:value-type="percentage">
            <text:p>0.00%</text:p>
          </table:table-cell>
          <table:table-cell table:formula="of:=([.J110]-[.H110])/[.H110]" office:value-type="percentage" office:value="0" calcext:value-type="percentage">
            <text:p>0.00%</text:p>
          </table:table-cell>
          <table:table-cell table:formula="of:=([.J110]-[.I110])/[.I1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0" calcext:value-type="float">
            <text:p>330</text:p>
          </table:table-cell>
          <table:table-cell table:formula="of:=([.J111]-[.A111])/[.A111]" office:value-type="percentage" office:value="0" calcext:value-type="percentage">
            <text:p>0.00%</text:p>
          </table:table-cell>
          <table:table-cell table:formula="of:=([.J111]-[.B111])/[.B111]" office:value-type="percentage" office:value="0" calcext:value-type="percentage">
            <text:p>0.00%</text:p>
          </table:table-cell>
          <table:table-cell table:formula="of:=([.J111]-[.C111])/[.C111]" office:value-type="percentage" office:value="0" calcext:value-type="percentage">
            <text:p>0.00%</text:p>
          </table:table-cell>
          <table:table-cell table:formula="of:=([.J111]-[.D111])/[.D111]" office:value-type="percentage" office:value="0" calcext:value-type="percentage">
            <text:p>0.00%</text:p>
          </table:table-cell>
          <table:table-cell table:formula="of:=([.J111]-[.E111])/[.E111]" office:value-type="percentage" office:value="0" calcext:value-type="percentage">
            <text:p>0.00%</text:p>
          </table:table-cell>
          <table:table-cell table:formula="of:=([.J111]-[.F111])/[.F111]" office:value-type="percentage" office:value="0" calcext:value-type="percentage">
            <text:p>0.00%</text:p>
          </table:table-cell>
          <table:table-cell table:formula="of:=([.J111]-[.G111])/[.G111]" office:value-type="percentage" office:value="0" calcext:value-type="percentage">
            <text:p>0.00%</text:p>
          </table:table-cell>
          <table:table-cell table:formula="of:=([.J111]-[.H111])/[.H111]" office:value-type="percentage" office:value="0" calcext:value-type="percentage">
            <text:p>0.00%</text:p>
          </table:table-cell>
          <table:table-cell table:formula="of:=([.J111]-[.I111])/[.I1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6" calcext:value-type="float">
            <text:p>336</text:p>
          </table:table-cell>
          <table:table-cell table:formula="of:=([.J113]-[.A113])/[.A113]" office:value-type="percentage" office:value="0" calcext:value-type="percentage">
            <text:p>0.00%</text:p>
          </table:table-cell>
          <table:table-cell table:formula="of:=([.J113]-[.B113])/[.B113]" office:value-type="percentage" office:value="0" calcext:value-type="percentage">
            <text:p>0.00%</text:p>
          </table:table-cell>
          <table:table-cell table:formula="of:=([.J113]-[.C113])/[.C113]" office:value-type="percentage" office:value="0" calcext:value-type="percentage">
            <text:p>0.00%</text:p>
          </table:table-cell>
          <table:table-cell table:formula="of:=([.J113]-[.D113])/[.D113]" office:value-type="percentage" office:value="0" calcext:value-type="percentage">
            <text:p>0.00%</text:p>
          </table:table-cell>
          <table:table-cell table:formula="of:=([.J113]-[.E113])/[.E113]" office:value-type="percentage" office:value="0" calcext:value-type="percentage">
            <text:p>0.00%</text:p>
          </table:table-cell>
          <table:table-cell table:formula="of:=([.J113]-[.F113])/[.F113]" office:value-type="percentage" office:value="0" calcext:value-type="percentage">
            <text:p>0.00%</text:p>
          </table:table-cell>
          <table:table-cell table:formula="of:=([.J113]-[.G113])/[.G113]" office:value-type="percentage" office:value="0" calcext:value-type="percentage">
            <text:p>0.00%</text:p>
          </table:table-cell>
          <table:table-cell table:formula="of:=([.J113]-[.H113])/[.H113]" office:value-type="percentage" office:value="0" calcext:value-type="percentage">
            <text:p>0.00%</text:p>
          </table:table-cell>
          <table:table-cell table:formula="of:=([.J113]-[.I113])/[.I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0" calcext:value-type="float">
            <text:p>340</text:p>
          </table:table-cell>
          <table:table-cell table:formula="of:=([.J114]-[.A114])/[.A114]" office:value-type="percentage" office:value="0" calcext:value-type="percentage">
            <text:p>0.00%</text:p>
          </table:table-cell>
          <table:table-cell table:formula="of:=([.J114]-[.B114])/[.B114]" office:value-type="percentage" office:value="0" calcext:value-type="percentage">
            <text:p>0.00%</text:p>
          </table:table-cell>
          <table:table-cell table:formula="of:=([.J114]-[.C114])/[.C114]" office:value-type="percentage" office:value="0" calcext:value-type="percentage">
            <text:p>0.00%</text:p>
          </table:table-cell>
          <table:table-cell table:formula="of:=([.J114]-[.D114])/[.D114]" office:value-type="percentage" office:value="0" calcext:value-type="percentage">
            <text:p>0.00%</text:p>
          </table:table-cell>
          <table:table-cell table:formula="of:=([.J114]-[.E114])/[.E114]" office:value-type="percentage" office:value="0" calcext:value-type="percentage">
            <text:p>0.00%</text:p>
          </table:table-cell>
          <table:table-cell table:formula="of:=([.J114]-[.F114])/[.F114]" office:value-type="percentage" office:value="0" calcext:value-type="percentage">
            <text:p>0.00%</text:p>
          </table:table-cell>
          <table:table-cell table:formula="of:=([.J114]-[.G114])/[.G114]" office:value-type="percentage" office:value="0" calcext:value-type="percentage">
            <text:p>0.00%</text:p>
          </table:table-cell>
          <table:table-cell table:formula="of:=([.J114]-[.H114])/[.H114]" office:value-type="percentage" office:value="0" calcext:value-type="percentage">
            <text:p>0.00%</text:p>
          </table:table-cell>
          <table:table-cell table:formula="of:=([.J114]-[.I114])/[.I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3" calcext:value-type="float">
            <text:p>343</text:p>
          </table:table-cell>
          <table:table-cell table:formula="of:=([.J115]-[.A115])/[.A115]" office:value-type="percentage" office:value="0" calcext:value-type="percentage">
            <text:p>0.00%</text:p>
          </table:table-cell>
          <table:table-cell table:formula="of:=([.J115]-[.B115])/[.B115]" office:value-type="percentage" office:value="0" calcext:value-type="percentage">
            <text:p>0.00%</text:p>
          </table:table-cell>
          <table:table-cell table:formula="of:=([.J115]-[.C115])/[.C115]" office:value-type="percentage" office:value="0" calcext:value-type="percentage">
            <text:p>0.00%</text:p>
          </table:table-cell>
          <table:table-cell table:formula="of:=([.J115]-[.D115])/[.D115]" office:value-type="percentage" office:value="0" calcext:value-type="percentage">
            <text:p>0.00%</text:p>
          </table:table-cell>
          <table:table-cell table:formula="of:=([.J115]-[.E115])/[.E115]" office:value-type="percentage" office:value="0" calcext:value-type="percentage">
            <text:p>0.00%</text:p>
          </table:table-cell>
          <table:table-cell table:formula="of:=([.J115]-[.F115])/[.F115]" office:value-type="percentage" office:value="0" calcext:value-type="percentage">
            <text:p>0.00%</text:p>
          </table:table-cell>
          <table:table-cell table:formula="of:=([.J115]-[.G115])/[.G115]" office:value-type="percentage" office:value="0" calcext:value-type="percentage">
            <text:p>0.00%</text:p>
          </table:table-cell>
          <table:table-cell table:formula="of:=([.J115]-[.H115])/[.H115]" office:value-type="percentage" office:value="0" calcext:value-type="percentage">
            <text:p>0.00%</text:p>
          </table:table-cell>
          <table:table-cell table:formula="of:=([.J115]-[.I115])/[.I1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280.7" calcext:value-type="float">
            <text:p>280.7</text:p>
          </table:table-cell>
          <table:table-cell table:number-columns-repeated="2" office:value-type="float" office:value="280.6" calcext:value-type="float">
            <text:p>280.6</text:p>
          </table:table-cell>
          <table:table-cell office:value-type="float" office:value="280.9" calcext:value-type="float">
            <text:p>280.9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0.9" calcext:value-type="float">
            <text:p>280.9</text:p>
          </table:table-cell>
          <table:table-cell office:value-type="float" office:value="281" calcext:value-type="float">
            <text:p>281</text:p>
          </table:table-cell>
          <table:table-cell table:formula="of:=([.J116]-[.A116])/[.A116]" office:value-type="percentage" office:value="0.00142551674982173" calcext:value-type="percentage">
            <text:p>0.14%</text:p>
          </table:table-cell>
          <table:table-cell table:formula="of:=([.J116]-[.B116])/[.B116]" office:value-type="percentage" office:value="0.00106875667972929" calcext:value-type="percentage">
            <text:p>0.11%</text:p>
          </table:table-cell>
          <table:table-cell table:formula="of:=([.J116]-[.C116])/[.C116]" office:value-type="percentage" office:value="0.00142551674982173" calcext:value-type="percentage">
            <text:p>0.14%</text:p>
          </table:table-cell>
          <table:table-cell table:formula="of:=([.J116]-[.D116])/[.D116]" office:value-type="percentage" office:value="0.00142551674982173" calcext:value-type="percentage">
            <text:p>0.14%</text:p>
          </table:table-cell>
          <table:table-cell table:formula="of:=([.J116]-[.E116])/[.E116]" office:value-type="percentage" office:value="0.000355998576005777" calcext:value-type="percentage">
            <text:p>0.04%</text:p>
          </table:table-cell>
          <table:table-cell table:formula="of:=([.J116]-[.F116])/[.F116]" office:value-type="percentage" office:value="0" calcext:value-type="percentage">
            <text:p>0.00%</text:p>
          </table:table-cell>
          <table:table-cell table:formula="of:=([.J116]-[.G116])/[.G116]" office:value-type="percentage" office:value="0.000355998576005777" calcext:value-type="percentage">
            <text:p>0.04%</text:p>
          </table:table-cell>
          <table:table-cell table:formula="of:=([.J116]-[.H116])/[.H116]" office:value-type="percentage" office:value="0.000355998576005777" calcext:value-type="percentage">
            <text:p>0.04%</text:p>
          </table:table-cell>
          <table:table-cell table:formula="of:=([.J116]-[.I116])/[.I116]" office:value-type="percentage" office:value="0.000355998576005777" calcext:value-type="percentage">
            <text:p>0.04%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342.1" calcext:value-type="float">
            <text:p>342.1</text:p>
          </table:table-cell>
          <table:table-cell office:value-type="float" office:value="341.9" calcext:value-type="float">
            <text:p>341.9</text:p>
          </table:table-cell>
          <table:table-cell office:value-type="float" office:value="342.1" calcext:value-type="float">
            <text:p>342.1</text:p>
          </table:table-cell>
          <table:table-cell office:value-type="float" office:value="342.3" calcext:value-type="float">
            <text:p>342.3</text:p>
          </table:table-cell>
          <table:table-cell office:value-type="float" office:value="341.6" calcext:value-type="float">
            <text:p>341.6</text:p>
          </table:table-cell>
          <table:table-cell office:value-type="float" office:value="341.8" calcext:value-type="float">
            <text:p>341.8</text:p>
          </table:table-cell>
          <table:table-cell office:value-type="float" office:value="342.5" calcext:value-type="float">
            <text:p>342.5</text:p>
          </table:table-cell>
          <table:table-cell table:number-columns-repeated="2" office:value-type="float" office:value="343" calcext:value-type="float">
            <text:p>343</text:p>
          </table:table-cell>
          <table:table-cell table:formula="of:=([.J117]-[.A117])/[.A117]" office:value-type="percentage" office:value="0.000583430571761927" calcext:value-type="percentage">
            <text:p>0.06%</text:p>
          </table:table-cell>
          <table:table-cell table:formula="of:=([.J117]-[.B117])/[.B117]" office:value-type="percentage" office:value="0.00263080970476462" calcext:value-type="percentage">
            <text:p>0.26%</text:p>
          </table:table-cell>
          <table:table-cell table:formula="of:=([.J117]-[.C117])/[.C117]" office:value-type="percentage" office:value="0.00321731500438731" calcext:value-type="percentage">
            <text:p>0.32%</text:p>
          </table:table-cell>
          <table:table-cell table:formula="of:=([.J117]-[.D117])/[.D117]" office:value-type="percentage" office:value="0.00263080970476462" calcext:value-type="percentage">
            <text:p>0.26%</text:p>
          </table:table-cell>
          <table:table-cell table:formula="of:=([.J117]-[.E117])/[.E117]" office:value-type="percentage" office:value="0.00204498977505109" calcext:value-type="percentage">
            <text:p>0.20%</text:p>
          </table:table-cell>
          <table:table-cell table:formula="of:=([.J117]-[.F117])/[.F117]" office:value-type="percentage" office:value="0.00409836065573764" calcext:value-type="percentage">
            <text:p>0.41%</text:p>
          </table:table-cell>
          <table:table-cell table:formula="of:=([.J117]-[.G117])/[.G117]" office:value-type="percentage" office:value="0.00351082504388528" calcext:value-type="percentage">
            <text:p>0.35%</text:p>
          </table:table-cell>
          <table:table-cell table:formula="of:=([.J117]-[.H117])/[.H117]" office:value-type="percentage" office:value="0.00145985401459854" calcext:value-type="percentage">
            <text:p>0.15%</text:p>
          </table:table-cell>
          <table:table-cell table:formula="of:=([.J117]-[.I117])/[.I1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0.7" calcext:value-type="float">
            <text:p>340.7</text:p>
          </table:table-cell>
          <table:table-cell office:value-type="float" office:value="340.8" calcext:value-type="float">
            <text:p>340.8</text:p>
          </table:table-cell>
          <table:table-cell office:value-type="float" office:value="340.7" calcext:value-type="float">
            <text:p>340.7</text:p>
          </table:table-cell>
          <table:table-cell office:value-type="float" office:value="340.6" calcext:value-type="float">
            <text:p>340.6</text:p>
          </table:table-cell>
          <table:table-cell office:value-type="float" office:value="340.7" calcext:value-type="float">
            <text:p>340.7</text:p>
          </table:table-cell>
          <table:table-cell office:value-type="float" office:value="340.8" calcext:value-type="float">
            <text:p>340.8</text:p>
          </table:table-cell>
          <table:table-cell office:value-type="float" office:value="341" calcext:value-type="float">
            <text:p>341</text:p>
          </table:table-cell>
          <table:table-cell office:value-type="float" office:value="340.9" calcext:value-type="float">
            <text:p>340.9</text:p>
          </table:table-cell>
          <table:table-cell table:number-columns-repeated="2" office:value-type="float" office:value="341" calcext:value-type="float">
            <text:p>341</text:p>
          </table:table-cell>
          <table:table-cell table:formula="of:=([.J118]-[.A118])/[.A118]" office:value-type="percentage" office:value="0.000880540064572971" calcext:value-type="percentage">
            <text:p>0.09%</text:p>
          </table:table-cell>
          <table:table-cell table:formula="of:=([.J118]-[.B118])/[.B118]" office:value-type="percentage" office:value="0.000586854460093863" calcext:value-type="percentage">
            <text:p>0.06%</text:p>
          </table:table-cell>
          <table:table-cell table:formula="of:=([.J118]-[.C118])/[.C118]" office:value-type="percentage" office:value="0.000880540064572971" calcext:value-type="percentage">
            <text:p>0.09%</text:p>
          </table:table-cell>
          <table:table-cell table:formula="of:=([.J118]-[.D118])/[.D118]" office:value-type="percentage" office:value="0.00117439812096294" calcext:value-type="percentage">
            <text:p>0.12%</text:p>
          </table:table-cell>
          <table:table-cell table:formula="of:=([.J118]-[.E118])/[.E118]" office:value-type="percentage" office:value="0.000880540064572971" calcext:value-type="percentage">
            <text:p>0.09%</text:p>
          </table:table-cell>
          <table:table-cell table:formula="of:=([.J118]-[.F118])/[.F118]" office:value-type="percentage" office:value="0.000586854460093863" calcext:value-type="percentage">
            <text:p>0.06%</text:p>
          </table:table-cell>
          <table:table-cell table:formula="of:=([.J118]-[.G118])/[.G118]" office:value-type="percentage" office:value="0" calcext:value-type="percentage">
            <text:p>0.00%</text:p>
          </table:table-cell>
          <table:table-cell table:formula="of:=([.J118]-[.H118])/[.H118]" office:value-type="percentage" office:value="0.00029334115576422" calcext:value-type="percentage">
            <text:p>0.03%</text:p>
          </table:table-cell>
          <table:table-cell table:formula="of:=([.J118]-[.I118])/[.I1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21]-[.A121])/[.A121]" office:value-type="percentage" office:value="0" calcext:value-type="percentage">
            <text:p>0.00%</text:p>
          </table:table-cell>
          <table:table-cell table:formula="of:=([.J121]-[.B121])/[.B121]" office:value-type="percentage" office:value="0" calcext:value-type="percentage">
            <text:p>0.00%</text:p>
          </table:table-cell>
          <table:table-cell table:formula="of:=([.J121]-[.C121])/[.C121]" office:value-type="percentage" office:value="0" calcext:value-type="percentage">
            <text:p>0.00%</text:p>
          </table:table-cell>
          <table:table-cell table:formula="of:=([.J121]-[.D121])/[.D121]" office:value-type="percentage" office:value="0" calcext:value-type="percentage">
            <text:p>0.00%</text:p>
          </table:table-cell>
          <table:table-cell table:formula="of:=([.J121]-[.E121])/[.E121]" office:value-type="percentage" office:value="0" calcext:value-type="percentage">
            <text:p>0.00%</text:p>
          </table:table-cell>
          <table:table-cell table:formula="of:=([.J121]-[.F121])/[.F121]" office:value-type="percentage" office:value="0" calcext:value-type="percentage">
            <text:p>0.00%</text:p>
          </table:table-cell>
          <table:table-cell table:formula="of:=([.J121]-[.G121])/[.G121]" office:value-type="percentage" office:value="0" calcext:value-type="percentage">
            <text:p>0.00%</text:p>
          </table:table-cell>
          <table:table-cell table:formula="of:=([.J121]-[.H121])/[.H121]" office:value-type="percentage" office:value="0" calcext:value-type="percentage">
            <text:p>0.00%</text:p>
          </table:table-cell>
          <table:table-cell table:formula="of:=([.J121]-[.I121])/[.I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8" calcext:value-type="float">
            <text:p>348</text:p>
          </table:table-cell>
          <table:table-cell table:formula="of:=([.J122]-[.A122])/[.A122]" office:value-type="percentage" office:value="0" calcext:value-type="percentage">
            <text:p>0.00%</text:p>
          </table:table-cell>
          <table:table-cell table:formula="of:=([.J122]-[.B122])/[.B122]" office:value-type="percentage" office:value="0" calcext:value-type="percentage">
            <text:p>0.00%</text:p>
          </table:table-cell>
          <table:table-cell table:formula="of:=([.J122]-[.C122])/[.C122]" office:value-type="percentage" office:value="0" calcext:value-type="percentage">
            <text:p>0.00%</text:p>
          </table:table-cell>
          <table:table-cell table:formula="of:=([.J122]-[.D122])/[.D122]" office:value-type="percentage" office:value="0" calcext:value-type="percentage">
            <text:p>0.00%</text:p>
          </table:table-cell>
          <table:table-cell table:formula="of:=([.J122]-[.E122])/[.E122]" office:value-type="percentage" office:value="0" calcext:value-type="percentage">
            <text:p>0.00%</text:p>
          </table:table-cell>
          <table:table-cell table:formula="of:=([.J122]-[.F122])/[.F122]" office:value-type="percentage" office:value="0" calcext:value-type="percentage">
            <text:p>0.00%</text:p>
          </table:table-cell>
          <table:table-cell table:formula="of:=([.J122]-[.G122])/[.G122]" office:value-type="percentage" office:value="0" calcext:value-type="percentage">
            <text:p>0.00%</text:p>
          </table:table-cell>
          <table:table-cell table:formula="of:=([.J122]-[.H122])/[.H122]" office:value-type="percentage" office:value="0" calcext:value-type="percentage">
            <text:p>0.00%</text:p>
          </table:table-cell>
          <table:table-cell table:formula="of:=([.J122]-[.I122])/[.I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0" calcext:value-type="float">
            <text:p>350</text:p>
          </table:table-cell>
          <table:table-cell table:formula="of:=([.J123]-[.A123])/[.A123]" office:value-type="percentage" office:value="0" calcext:value-type="percentage">
            <text:p>0.00%</text:p>
          </table:table-cell>
          <table:table-cell table:formula="of:=([.J123]-[.B123])/[.B123]" office:value-type="percentage" office:value="0" calcext:value-type="percentage">
            <text:p>0.00%</text:p>
          </table:table-cell>
          <table:table-cell table:formula="of:=([.J123]-[.C123])/[.C123]" office:value-type="percentage" office:value="0" calcext:value-type="percentage">
            <text:p>0.00%</text:p>
          </table:table-cell>
          <table:table-cell table:formula="of:=([.J123]-[.D123])/[.D123]" office:value-type="percentage" office:value="0" calcext:value-type="percentage">
            <text:p>0.00%</text:p>
          </table:table-cell>
          <table:table-cell table:formula="of:=([.J123]-[.E123])/[.E123]" office:value-type="percentage" office:value="0" calcext:value-type="percentage">
            <text:p>0.00%</text:p>
          </table:table-cell>
          <table:table-cell table:formula="of:=([.J123]-[.F123])/[.F123]" office:value-type="percentage" office:value="0" calcext:value-type="percentage">
            <text:p>0.00%</text:p>
          </table:table-cell>
          <table:table-cell table:formula="of:=([.J123]-[.G123])/[.G123]" office:value-type="percentage" office:value="0" calcext:value-type="percentage">
            <text:p>0.00%</text:p>
          </table:table-cell>
          <table:table-cell table:formula="of:=([.J123]-[.H123])/[.H123]" office:value-type="percentage" office:value="0" calcext:value-type="percentage">
            <text:p>0.00%</text:p>
          </table:table-cell>
          <table:table-cell table:formula="of:=([.J123]-[.I123])/[.I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1" calcext:value-type="float">
            <text:p>351</text:p>
          </table:table-cell>
          <table:table-cell table:formula="of:=([.J124]-[.A124])/[.A124]" office:value-type="percentage" office:value="0" calcext:value-type="percentage">
            <text:p>0.00%</text:p>
          </table:table-cell>
          <table:table-cell table:formula="of:=([.J124]-[.B124])/[.B124]" office:value-type="percentage" office:value="0" calcext:value-type="percentage">
            <text:p>0.00%</text:p>
          </table:table-cell>
          <table:table-cell table:formula="of:=([.J124]-[.C124])/[.C124]" office:value-type="percentage" office:value="0" calcext:value-type="percentage">
            <text:p>0.00%</text:p>
          </table:table-cell>
          <table:table-cell table:formula="of:=([.J124]-[.D124])/[.D124]" office:value-type="percentage" office:value="0" calcext:value-type="percentage">
            <text:p>0.00%</text:p>
          </table:table-cell>
          <table:table-cell table:formula="of:=([.J124]-[.E124])/[.E124]" office:value-type="percentage" office:value="0" calcext:value-type="percentage">
            <text:p>0.00%</text:p>
          </table:table-cell>
          <table:table-cell table:formula="of:=([.J124]-[.F124])/[.F124]" office:value-type="percentage" office:value="0" calcext:value-type="percentage">
            <text:p>0.00%</text:p>
          </table:table-cell>
          <table:table-cell table:formula="of:=([.J124]-[.G124])/[.G124]" office:value-type="percentage" office:value="0" calcext:value-type="percentage">
            <text:p>0.00%</text:p>
          </table:table-cell>
          <table:table-cell table:formula="of:=([.J124]-[.H124])/[.H124]" office:value-type="percentage" office:value="0" calcext:value-type="percentage">
            <text:p>0.00%</text:p>
          </table:table-cell>
          <table:table-cell table:formula="of:=([.J124]-[.I124])/[.I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5]-[.A125])/[.A125]" office:value-type="percentage" office:value="0" calcext:value-type="percentage">
            <text:p>0.00%</text:p>
          </table:table-cell>
          <table:table-cell table:formula="of:=([.J125]-[.B125])/[.B125]" office:value-type="percentage" office:value="0" calcext:value-type="percentage">
            <text:p>0.00%</text:p>
          </table:table-cell>
          <table:table-cell table:formula="of:=([.J125]-[.C125])/[.C125]" office:value-type="percentage" office:value="0" calcext:value-type="percentage">
            <text:p>0.00%</text:p>
          </table:table-cell>
          <table:table-cell table:formula="of:=([.J125]-[.D125])/[.D125]" office:value-type="percentage" office:value="0" calcext:value-type="percentage">
            <text:p>0.00%</text:p>
          </table:table-cell>
          <table:table-cell table:formula="of:=([.J125]-[.E125])/[.E125]" office:value-type="percentage" office:value="0" calcext:value-type="percentage">
            <text:p>0.00%</text:p>
          </table:table-cell>
          <table:table-cell table:formula="of:=([.J125]-[.F125])/[.F125]" office:value-type="percentage" office:value="0" calcext:value-type="percentage">
            <text:p>0.00%</text:p>
          </table:table-cell>
          <table:table-cell table:formula="of:=([.J125]-[.G125])/[.G125]" office:value-type="percentage" office:value="0" calcext:value-type="percentage">
            <text:p>0.00%</text:p>
          </table:table-cell>
          <table:table-cell table:formula="of:=([.J125]-[.H125])/[.H125]" office:value-type="percentage" office:value="0" calcext:value-type="percentage">
            <text:p>0.00%</text:p>
          </table:table-cell>
          <table:table-cell table:formula="of:=([.J125]-[.I125])/[.I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6]-[.A126])/[.A126]" office:value-type="percentage" office:value="0" calcext:value-type="percentage">
            <text:p>0.00%</text:p>
          </table:table-cell>
          <table:table-cell table:formula="of:=([.J126]-[.B126])/[.B126]" office:value-type="percentage" office:value="0" calcext:value-type="percentage">
            <text:p>0.00%</text:p>
          </table:table-cell>
          <table:table-cell table:formula="of:=([.J126]-[.C126])/[.C126]" office:value-type="percentage" office:value="0" calcext:value-type="percentage">
            <text:p>0.00%</text:p>
          </table:table-cell>
          <table:table-cell table:formula="of:=([.J126]-[.D126])/[.D126]" office:value-type="percentage" office:value="0" calcext:value-type="percentage">
            <text:p>0.00%</text:p>
          </table:table-cell>
          <table:table-cell table:formula="of:=([.J126]-[.E126])/[.E126]" office:value-type="percentage" office:value="0" calcext:value-type="percentage">
            <text:p>0.00%</text:p>
          </table:table-cell>
          <table:table-cell table:formula="of:=([.J126]-[.F126])/[.F126]" office:value-type="percentage" office:value="0" calcext:value-type="percentage">
            <text:p>0.00%</text:p>
          </table:table-cell>
          <table:table-cell table:formula="of:=([.J126]-[.G126])/[.G126]" office:value-type="percentage" office:value="0" calcext:value-type="percentage">
            <text:p>0.00%</text:p>
          </table:table-cell>
          <table:table-cell table:formula="of:=([.J126]-[.H126])/[.H126]" office:value-type="percentage" office:value="0" calcext:value-type="percentage">
            <text:p>0.00%</text:p>
          </table:table-cell>
          <table:table-cell table:formula="of:=([.J126]-[.I126])/[.I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7]-[.A127])/[.A127]" office:value-type="percentage" office:value="0" calcext:value-type="percentage">
            <text:p>0.00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3" calcext:value-type="float">
            <text:p>353</text:p>
          </table:table-cell>
          <table:table-cell table:formula="of:=([.J128]-[.A128])/[.A128]" office:value-type="percentage" office:value="0" calcext:value-type="percentage">
            <text:p>0.00%</text:p>
          </table:table-cell>
          <table:table-cell table:formula="of:=([.J128]-[.B128])/[.B128]" office:value-type="percentage" office:value="0" calcext:value-type="percentage">
            <text:p>0.00%</text:p>
          </table:table-cell>
          <table:table-cell table:formula="of:=([.J128]-[.C128])/[.C128]" office:value-type="percentage" office:value="0" calcext:value-type="percentage">
            <text:p>0.00%</text:p>
          </table:table-cell>
          <table:table-cell table:formula="of:=([.J128]-[.D128])/[.D128]" office:value-type="percentage" office:value="0" calcext:value-type="percentage">
            <text:p>0.00%</text:p>
          </table:table-cell>
          <table:table-cell table:formula="of:=([.J128]-[.E128])/[.E128]" office:value-type="percentage" office:value="0" calcext:value-type="percentage">
            <text:p>0.00%</text:p>
          </table:table-cell>
          <table:table-cell table:formula="of:=([.J128]-[.F128])/[.F128]" office:value-type="percentage" office:value="0" calcext:value-type="percentage">
            <text:p>0.00%</text:p>
          </table:table-cell>
          <table:table-cell table:formula="of:=([.J128]-[.G128])/[.G128]" office:value-type="percentage" office:value="0" calcext:value-type="percentage">
            <text:p>0.00%</text:p>
          </table:table-cell>
          <table:table-cell table:formula="of:=([.J128]-[.H128])/[.H128]" office:value-type="percentage" office:value="0" calcext:value-type="percentage">
            <text:p>0.00%</text:p>
          </table:table-cell>
          <table:table-cell table:formula="of:=([.J128]-[.I128])/[.I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4" calcext:value-type="float">
            <text:p>354</text:p>
          </table:table-cell>
          <table:table-cell table:formula="of:=([.J129]-[.A129])/[.A129]" office:value-type="percentage" office:value="0" calcext:value-type="percentage">
            <text:p>0.00%</text:p>
          </table:table-cell>
          <table:table-cell table:formula="of:=([.J129]-[.B129])/[.B129]" office:value-type="percentage" office:value="0" calcext:value-type="percentage">
            <text:p>0.00%</text:p>
          </table:table-cell>
          <table:table-cell table:formula="of:=([.J129]-[.C129])/[.C129]" office:value-type="percentage" office:value="0" calcext:value-type="percentage">
            <text:p>0.00%</text:p>
          </table:table-cell>
          <table:table-cell table:formula="of:=([.J129]-[.D129])/[.D129]" office:value-type="percentage" office:value="0" calcext:value-type="percentage">
            <text:p>0.00%</text:p>
          </table:table-cell>
          <table:table-cell table:formula="of:=([.J129]-[.E129])/[.E129]" office:value-type="percentage" office:value="0" calcext:value-type="percentage">
            <text:p>0.00%</text:p>
          </table:table-cell>
          <table:table-cell table:formula="of:=([.J129]-[.F129])/[.F129]" office:value-type="percentage" office:value="0" calcext:value-type="percentage">
            <text:p>0.00%</text:p>
          </table:table-cell>
          <table:table-cell table:formula="of:=([.J129]-[.G129])/[.G129]" office:value-type="percentage" office:value="0" calcext:value-type="percentage">
            <text:p>0.00%</text:p>
          </table:table-cell>
          <table:table-cell table:formula="of:=([.J129]-[.H129])/[.H129]" office:value-type="percentage" office:value="0" calcext:value-type="percentage">
            <text:p>0.00%</text:p>
          </table:table-cell>
          <table:table-cell table:formula="of:=([.J129]-[.I129])/[.I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4" calcext:value-type="float">
            <text:p>354</text:p>
          </table:table-cell>
          <table:table-cell table:formula="of:=([.J130]-[.A130])/[.A130]" office:value-type="percentage" office:value="0" calcext:value-type="percentage">
            <text:p>0.00%</text:p>
          </table:table-cell>
          <table:table-cell table:formula="of:=([.J130]-[.B130])/[.B130]" office:value-type="percentage" office:value="0" calcext:value-type="percentage">
            <text:p>0.00%</text:p>
          </table:table-cell>
          <table:table-cell table:formula="of:=([.J130]-[.C130])/[.C130]" office:value-type="percentage" office:value="0" calcext:value-type="percentage">
            <text:p>0.00%</text:p>
          </table:table-cell>
          <table:table-cell table:formula="of:=([.J130]-[.D130])/[.D130]" office:value-type="percentage" office:value="0" calcext:value-type="percentage">
            <text:p>0.00%</text:p>
          </table:table-cell>
          <table:table-cell table:formula="of:=([.J130]-[.E130])/[.E130]" office:value-type="percentage" office:value="0" calcext:value-type="percentage">
            <text:p>0.00%</text:p>
          </table:table-cell>
          <table:table-cell table:formula="of:=([.J130]-[.F130])/[.F130]" office:value-type="percentage" office:value="0" calcext:value-type="percentage">
            <text:p>0.00%</text:p>
          </table:table-cell>
          <table:table-cell table:formula="of:=([.J130]-[.G130])/[.G130]" office:value-type="percentage" office:value="0" calcext:value-type="percentage">
            <text:p>0.00%</text:p>
          </table:table-cell>
          <table:table-cell table:formula="of:=([.J130]-[.H130])/[.H130]" office:value-type="percentage" office:value="0" calcext:value-type="percentage">
            <text:p>0.00%</text:p>
          </table:table-cell>
          <table:table-cell table:formula="of:=([.J130]-[.I130])/[.I1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326.6" calcext:value-type="float">
            <text:p>326.6</text:p>
          </table:table-cell>
          <table:table-cell office:value-type="float" office:value="327" calcext:value-type="float">
            <text:p>327</text:p>
          </table:table-cell>
          <table:table-cell office:value-type="float" office:value="326.9" calcext:value-type="float">
            <text:p>326.9</text:p>
          </table:table-cell>
          <table:table-cell office:value-type="float" office:value="327" calcext:value-type="float">
            <text:p>327</text:p>
          </table:table-cell>
          <table:table-cell office:value-type="float" office:value="326.9" calcext:value-type="float">
            <text:p>326.9</text:p>
          </table:table-cell>
          <table:table-cell table:number-columns-repeated="4" office:value-type="float" office:value="327" calcext:value-type="float">
            <text:p>327</text:p>
          </table:table-cell>
          <table:table-cell table:formula="of:=([.J131]-[.A131])/[.A131]" office:value-type="percentage" office:value="0.000611995104039133" calcext:value-type="percentage">
            <text:p>0.06%</text:p>
          </table:table-cell>
          <table:table-cell table:formula="of:=([.J131]-[.B131])/[.B131]" office:value-type="percentage" office:value="0.00122473974280458" calcext:value-type="percentage">
            <text:p>0.12%</text:p>
          </table:table-cell>
          <table:table-cell table:formula="of:=([.J131]-[.C131])/[.C131]" office:value-type="percentage" office:value="0" calcext:value-type="percentage">
            <text:p>0.00%</text:p>
          </table:table-cell>
          <table:table-cell table:formula="of:=([.J131]-[.D131])/[.D131]" office:value-type="percentage" office:value="0.000305903946160975" calcext:value-type="percentage">
            <text:p>0.03%</text:p>
          </table:table-cell>
          <table:table-cell table:formula="of:=([.J131]-[.E131])/[.E131]" office:value-type="percentage" office:value="0" calcext:value-type="percentage">
            <text:p>0.00%</text:p>
          </table:table-cell>
          <table:table-cell table:formula="of:=([.J131]-[.F131])/[.F131]" office:value-type="percentage" office:value="0.000305903946160975" calcext:value-type="percentage">
            <text:p>0.03%</text:p>
          </table:table-cell>
          <table:table-cell table:formula="of:=([.J131]-[.G131])/[.G131]" office:value-type="percentage" office:value="0" calcext:value-type="percentage">
            <text:p>0.00%</text:p>
          </table:table-cell>
          <table:table-cell table:formula="of:=([.J131]-[.H131])/[.H131]" office:value-type="percentage" office:value="0" calcext:value-type="percentage">
            <text:p>0.00%</text:p>
          </table:table-cell>
          <table:table-cell table:formula="of:=([.J131]-[.I131])/[.I1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32]-[.A132])/[.A132]" office:value-type="percentage" office:value="0" calcext:value-type="percentage">
            <text:p>0.00%</text:p>
          </table:table-cell>
          <table:table-cell table:formula="of:=([.J132]-[.B132])/[.B132]" office:value-type="percentage" office:value="0" calcext:value-type="percentage">
            <text:p>0.00%</text:p>
          </table:table-cell>
          <table:table-cell table:formula="of:=([.J132]-[.C132])/[.C132]" office:value-type="percentage" office:value="0" calcext:value-type="percentage">
            <text:p>0.00%</text:p>
          </table:table-cell>
          <table:table-cell table:formula="of:=([.J132]-[.D132])/[.D132]" office:value-type="percentage" office:value="0" calcext:value-type="percentage">
            <text:p>0.00%</text:p>
          </table:table-cell>
          <table:table-cell table:formula="of:=([.J132]-[.E132])/[.E132]" office:value-type="percentage" office:value="0" calcext:value-type="percentage">
            <text:p>0.00%</text:p>
          </table:table-cell>
          <table:table-cell table:formula="of:=([.J132]-[.F132])/[.F132]" office:value-type="percentage" office:value="0" calcext:value-type="percentage">
            <text:p>0.00%</text:p>
          </table:table-cell>
          <table:table-cell table:formula="of:=([.J132]-[.G132])/[.G132]" office:value-type="percentage" office:value="0" calcext:value-type="percentage">
            <text:p>0.00%</text:p>
          </table:table-cell>
          <table:table-cell table:formula="of:=([.J132]-[.H132])/[.H132]" office:value-type="percentage" office:value="0" calcext:value-type="percentage">
            <text:p>0.00%</text:p>
          </table:table-cell>
          <table:table-cell table:formula="of:=([.J132]-[.I132])/[.I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33]-[.A133])/[.A133]" office:value-type="percentage" office:value="0" calcext:value-type="percentage">
            <text:p>0.00%</text:p>
          </table:table-cell>
          <table:table-cell table:formula="of:=([.J133]-[.B133])/[.B133]" office:value-type="percentage" office:value="0" calcext:value-type="percentage">
            <text:p>0.00%</text:p>
          </table:table-cell>
          <table:table-cell table:formula="of:=([.J133]-[.C133])/[.C133]" office:value-type="percentage" office:value="0" calcext:value-type="percentage">
            <text:p>0.00%</text:p>
          </table:table-cell>
          <table:table-cell table:formula="of:=([.J133]-[.D133])/[.D133]" office:value-type="percentage" office:value="0" calcext:value-type="percentage">
            <text:p>0.00%</text:p>
          </table:table-cell>
          <table:table-cell table:formula="of:=([.J133]-[.E133])/[.E133]" office:value-type="percentage" office:value="0" calcext:value-type="percentage">
            <text:p>0.00%</text:p>
          </table:table-cell>
          <table:table-cell table:formula="of:=([.J133]-[.F133])/[.F133]" office:value-type="percentage" office:value="0" calcext:value-type="percentage">
            <text:p>0.00%</text:p>
          </table:table-cell>
          <table:table-cell table:formula="of:=([.J133]-[.G133])/[.G133]" office:value-type="percentage" office:value="0" calcext:value-type="percentage">
            <text:p>0.00%</text:p>
          </table:table-cell>
          <table:table-cell table:formula="of:=([.J133]-[.H133])/[.H133]" office:value-type="percentage" office:value="0" calcext:value-type="percentage">
            <text:p>0.00%</text:p>
          </table:table-cell>
          <table:table-cell table:formula="of:=([.J133]-[.I133])/[.I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34]-[.A134])/[.A134]" office:value-type="percentage" office:value="0" calcext:value-type="percentage">
            <text:p>0.00%</text:p>
          </table:table-cell>
          <table:table-cell table:formula="of:=([.J134]-[.B134])/[.B134]" office:value-type="percentage" office:value="0" calcext:value-type="percentage">
            <text:p>0.00%</text:p>
          </table:table-cell>
          <table:table-cell table:formula="of:=([.J134]-[.C134])/[.C134]" office:value-type="percentage" office:value="0" calcext:value-type="percentage">
            <text:p>0.00%</text:p>
          </table:table-cell>
          <table:table-cell table:formula="of:=([.J134]-[.D134])/[.D134]" office:value-type="percentage" office:value="0" calcext:value-type="percentage">
            <text:p>0.00%</text:p>
          </table:table-cell>
          <table:table-cell table:formula="of:=([.J134]-[.E134])/[.E134]" office:value-type="percentage" office:value="0" calcext:value-type="percentage">
            <text:p>0.00%</text:p>
          </table:table-cell>
          <table:table-cell table:formula="of:=([.J134]-[.F134])/[.F134]" office:value-type="percentage" office:value="0" calcext:value-type="percentage">
            <text:p>0.00%</text:p>
          </table:table-cell>
          <table:table-cell table:formula="of:=([.J134]-[.G134])/[.G134]" office:value-type="percentage" office:value="0" calcext:value-type="percentage">
            <text:p>0.00%</text:p>
          </table:table-cell>
          <table:table-cell table:formula="of:=([.J134]-[.H134])/[.H134]" office:value-type="percentage" office:value="0" calcext:value-type="percentage">
            <text:p>0.00%</text:p>
          </table:table-cell>
          <table:table-cell table:formula="of:=([.J134]-[.I134])/[.I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8" calcext:value-type="float">
            <text:p>358</text:p>
          </table:table-cell>
          <table:table-cell table:formula="of:=([.J135]-[.A135])/[.A135]" office:value-type="percentage" office:value="0" calcext:value-type="percentage">
            <text:p>0.00%</text:p>
          </table:table-cell>
          <table:table-cell table:formula="of:=([.J135]-[.B135])/[.B135]" office:value-type="percentage" office:value="0" calcext:value-type="percentage">
            <text:p>0.00%</text:p>
          </table:table-cell>
          <table:table-cell table:formula="of:=([.J135]-[.C135])/[.C135]" office:value-type="percentage" office:value="0" calcext:value-type="percentage">
            <text:p>0.00%</text:p>
          </table:table-cell>
          <table:table-cell table:formula="of:=([.J135]-[.D135])/[.D135]" office:value-type="percentage" office:value="0" calcext:value-type="percentage">
            <text:p>0.00%</text:p>
          </table:table-cell>
          <table:table-cell table:formula="of:=([.J135]-[.E135])/[.E135]" office:value-type="percentage" office:value="0" calcext:value-type="percentage">
            <text:p>0.00%</text:p>
          </table:table-cell>
          <table:table-cell table:formula="of:=([.J135]-[.F135])/[.F135]" office:value-type="percentage" office:value="0" calcext:value-type="percentage">
            <text:p>0.00%</text:p>
          </table:table-cell>
          <table:table-cell table:formula="of:=([.J135]-[.G135])/[.G135]" office:value-type="percentage" office:value="0" calcext:value-type="percentage">
            <text:p>0.00%</text:p>
          </table:table-cell>
          <table:table-cell table:formula="of:=([.J135]-[.H135])/[.H135]" office:value-type="percentage" office:value="0" calcext:value-type="percentage">
            <text:p>0.00%</text:p>
          </table:table-cell>
          <table:table-cell table:formula="of:=([.J135]-[.I135])/[.I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36]-[.A136])/[.A136]" office:value-type="percentage" office:value="0" calcext:value-type="percentage">
            <text:p>0.00%</text:p>
          </table:table-cell>
          <table:table-cell table:formula="of:=([.J136]-[.B136])/[.B136]" office:value-type="percentage" office:value="0" calcext:value-type="percentage">
            <text:p>0.00%</text:p>
          </table:table-cell>
          <table:table-cell table:formula="of:=([.J136]-[.C136])/[.C136]" office:value-type="percentage" office:value="0" calcext:value-type="percentage">
            <text:p>0.00%</text:p>
          </table:table-cell>
          <table:table-cell table:formula="of:=([.J136]-[.D136])/[.D136]" office:value-type="percentage" office:value="0" calcext:value-type="percentage">
            <text:p>0.00%</text:p>
          </table:table-cell>
          <table:table-cell table:formula="of:=([.J136]-[.E136])/[.E136]" office:value-type="percentage" office:value="0" calcext:value-type="percentage">
            <text:p>0.00%</text:p>
          </table:table-cell>
          <table:table-cell table:formula="of:=([.J136]-[.F136])/[.F136]" office:value-type="percentage" office:value="0" calcext:value-type="percentage">
            <text:p>0.00%</text:p>
          </table:table-cell>
          <table:table-cell table:formula="of:=([.J136]-[.G136])/[.G136]" office:value-type="percentage" office:value="0" calcext:value-type="percentage">
            <text:p>0.00%</text:p>
          </table:table-cell>
          <table:table-cell table:formula="of:=([.J136]-[.H136])/[.H136]" office:value-type="percentage" office:value="0" calcext:value-type="percentage">
            <text:p>0.00%</text:p>
          </table:table-cell>
          <table:table-cell table:formula="of:=([.J136]-[.I136])/[.I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60" calcext:value-type="float">
            <text:p>360</text:p>
          </table:table-cell>
          <table:table-cell table:formula="of:=([.J137]-[.A137])/[.A137]" office:value-type="percentage" office:value="0" calcext:value-type="percentage">
            <text:p>0.00%</text:p>
          </table:table-cell>
          <table:table-cell table:formula="of:=([.J137]-[.B137])/[.B137]" office:value-type="percentage" office:value="0" calcext:value-type="percentage">
            <text:p>0.00%</text:p>
          </table:table-cell>
          <table:table-cell table:formula="of:=([.J137]-[.C137])/[.C137]" office:value-type="percentage" office:value="0" calcext:value-type="percentage">
            <text:p>0.00%</text:p>
          </table:table-cell>
          <table:table-cell table:formula="of:=([.J137]-[.D137])/[.D137]" office:value-type="percentage" office:value="0" calcext:value-type="percentage">
            <text:p>0.00%</text:p>
          </table:table-cell>
          <table:table-cell table:formula="of:=([.J137]-[.E137])/[.E137]" office:value-type="percentage" office:value="0" calcext:value-type="percentage">
            <text:p>0.00%</text:p>
          </table:table-cell>
          <table:table-cell table:formula="of:=([.J137]-[.F137])/[.F137]" office:value-type="percentage" office:value="0" calcext:value-type="percentage">
            <text:p>0.00%</text:p>
          </table:table-cell>
          <table:table-cell table:formula="of:=([.J137]-[.G137])/[.G137]" office:value-type="percentage" office:value="0" calcext:value-type="percentage">
            <text:p>0.00%</text:p>
          </table:table-cell>
          <table:table-cell table:formula="of:=([.J137]-[.H137])/[.H137]" office:value-type="percentage" office:value="0" calcext:value-type="percentage">
            <text:p>0.00%</text:p>
          </table:table-cell>
          <table:table-cell table:formula="of:=([.J137]-[.I137])/[.I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1.3" calcext:value-type="float">
            <text:p>361.3</text:p>
          </table:table-cell>
          <table:table-cell office:value-type="float" office:value="364.4" calcext:value-type="float">
            <text:p>364.4</text:p>
          </table:table-cell>
          <table:table-cell office:value-type="float" office:value="364.5" calcext:value-type="float">
            <text:p>364.5</text:p>
          </table:table-cell>
          <table:table-cell office:value-type="float" office:value="364.7" calcext:value-type="float">
            <text:p>364.7</text:p>
          </table:table-cell>
          <table:table-cell office:value-type="float" office:value="364.6" calcext:value-type="float">
            <text:p>364.6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4.9" calcext:value-type="float">
            <text:p>364.9</text:p>
          </table:table-cell>
          <table:table-cell office:value-type="float" office:value="364.4" calcext:value-type="float">
            <text:p>364.4</text:p>
          </table:table-cell>
          <table:table-cell office:value-type="float" office:value="365" calcext:value-type="float">
            <text:p>365</text:p>
          </table:table-cell>
          <table:table-cell table:formula="of:=([.J138]-[.A138])/[.A138]" office:value-type="percentage" office:value="0.0102407971215056" calcext:value-type="percentage">
            <text:p>1.02%</text:p>
          </table:table-cell>
          <table:table-cell table:formula="of:=([.J138]-[.B138])/[.B138]" office:value-type="percentage" office:value="0.00164654226125143" calcext:value-type="percentage">
            <text:p>0.16%</text:p>
          </table:table-cell>
          <table:table-cell table:formula="of:=([.J138]-[.C138])/[.C138]" office:value-type="percentage" office:value="0.00137174211248285" calcext:value-type="percentage">
            <text:p>0.14%</text:p>
          </table:table-cell>
          <table:table-cell table:formula="of:=([.J138]-[.D138])/[.D138]" office:value-type="percentage" office:value="0.000822593912805077" calcext:value-type="percentage">
            <text:p>0.08%</text:p>
          </table:table-cell>
          <table:table-cell table:formula="of:=([.J138]-[.E138])/[.E138]" office:value-type="percentage" office:value="0.00109709270433345" calcext:value-type="percentage">
            <text:p>0.11%</text:p>
          </table:table-cell>
          <table:table-cell table:formula="of:=([.J138]-[.F138])/[.F138]" office:value-type="percentage" office:value="0" calcext:value-type="percentage">
            <text:p>0.00%</text:p>
          </table:table-cell>
          <table:table-cell table:formula="of:=([.J138]-[.G138])/[.G138]" office:value-type="percentage" office:value="0.00027404768429713" calcext:value-type="percentage">
            <text:p>0.03%</text:p>
          </table:table-cell>
          <table:table-cell table:formula="of:=([.J138]-[.H138])/[.H138]" office:value-type="percentage" office:value="0.00027404768429713" calcext:value-type="percentage">
            <text:p>0.03%</text:p>
          </table:table-cell>
          <table:table-cell table:formula="of:=([.J138]-[.I138])/[.I138]" office:value-type="percentage" office:value="0.00164654226125143" calcext:value-type="percentage">
            <text:p>0.16%</text:p>
          </table:table-cell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3" calcext:value-type="float">
            <text:p>330.3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8" calcext:value-type="float">
            <text:p>330.8</text:p>
          </table:table-cell>
          <table:table-cell office:value-type="float" office:value="330.4" calcext:value-type="float">
            <text:p>330.4</text:p>
          </table:table-cell>
          <table:table-cell office:value-type="float" office:value="330.8" calcext:value-type="float">
            <text:p>330.8</text:p>
          </table:table-cell>
          <table:table-cell table:number-columns-repeated="3" office:value-type="float" office:value="331" calcext:value-type="float">
            <text:p>331</text:p>
          </table:table-cell>
          <table:table-cell table:formula="of:=([.J139]-[.A139])/[.A139]" office:value-type="percentage" office:value="0.000604594921402626" calcext:value-type="percentage">
            <text:p>0.06%</text:p>
          </table:table-cell>
          <table:table-cell table:formula="of:=([.J139]-[.B139])/[.B139]" office:value-type="percentage" office:value="0.00120992135511185" calcext:value-type="percentage">
            <text:p>0.12%</text:p>
          </table:table-cell>
          <table:table-cell table:formula="of:=([.J139]-[.C139])/[.C139]" office:value-type="percentage" office:value="0.00211928549803206" calcext:value-type="percentage">
            <text:p>0.21%</text:p>
          </table:table-cell>
          <table:table-cell table:formula="of:=([.J139]-[.D139])/[.D139]" office:value-type="percentage" office:value="0.00120992135511185" calcext:value-type="percentage">
            <text:p>0.12%</text:p>
          </table:table-cell>
          <table:table-cell table:formula="of:=([.J139]-[.E139])/[.E139]" office:value-type="percentage" office:value="0.000604594921402626" calcext:value-type="percentage">
            <text:p>0.06%</text:p>
          </table:table-cell>
          <table:table-cell table:formula="of:=([.J139]-[.F139])/[.F139]" office:value-type="percentage" office:value="0.00181598062954002" calcext:value-type="percentage">
            <text:p>0.18%</text:p>
          </table:table-cell>
          <table:table-cell table:formula="of:=([.J139]-[.G139])/[.G139]" office:value-type="percentage" office:value="0.000604594921402626" calcext:value-type="percentage">
            <text:p>0.06%</text:p>
          </table:table-cell>
          <table:table-cell table:formula="of:=([.J139]-[.H139])/[.H139]" office:value-type="percentage" office:value="0" calcext:value-type="percentage">
            <text:p>0.00%</text:p>
          </table:table-cell>
          <table:table-cell table:formula="of:=([.J139]-[.I139])/[.I13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4.9" calcext:value-type="float">
            <text:p>364.9</text:p>
          </table:table-cell>
          <table:table-cell office:value-type="float" office:value="365.4" calcext:value-type="float">
            <text:p>365.4</text:p>
          </table:table-cell>
          <table:table-cell office:value-type="float" office:value="365.1" calcext:value-type="float">
            <text:p>365.1</text:p>
          </table:table-cell>
          <table:table-cell office:value-type="float" office:value="365.2" calcext:value-type="float">
            <text:p>365.2</text:p>
          </table:table-cell>
          <table:table-cell office:value-type="float" office:value="365.7" calcext:value-type="float">
            <text:p>365.7</text:p>
          </table:table-cell>
          <table:table-cell office:value-type="float" office:value="365.8" calcext:value-type="float">
            <text:p>365.8</text:p>
          </table:table-cell>
          <table:table-cell office:value-type="float" office:value="365.3" calcext:value-type="float">
            <text:p>365.3</text:p>
          </table:table-cell>
          <table:table-cell office:value-type="float" office:value="365.5" calcext:value-type="float">
            <text:p>365.5</text:p>
          </table:table-cell>
          <table:table-cell office:value-type="float" office:value="364.6" calcext:value-type="float">
            <text:p>364.6</text:p>
          </table:table-cell>
          <table:table-cell office:value-type="float" office:value="366" calcext:value-type="float">
            <text:p>366</text:p>
          </table:table-cell>
          <table:table-cell table:formula="of:=([.J140]-[.A140])/[.A140]" office:value-type="percentage" office:value="0.00301452452726781" calcext:value-type="percentage">
            <text:p>0.30%</text:p>
          </table:table-cell>
          <table:table-cell table:formula="of:=([.J140]-[.B140])/[.B140]" office:value-type="percentage" office:value="0.00164203612479481" calcext:value-type="percentage">
            <text:p>0.16%</text:p>
          </table:table-cell>
          <table:table-cell table:formula="of:=([.J140]-[.C140])/[.C140]" office:value-type="percentage" office:value="0.0024650780608052" calcext:value-type="percentage">
            <text:p>0.25%</text:p>
          </table:table-cell>
          <table:table-cell table:formula="of:=([.J140]-[.D140])/[.D140]" office:value-type="percentage" office:value="0.00219058050383355" calcext:value-type="percentage">
            <text:p>0.22%</text:p>
          </table:table-cell>
          <table:table-cell table:formula="of:=([.J140]-[.E140])/[.E140]" office:value-type="percentage" office:value="0.000820344544708809" calcext:value-type="percentage">
            <text:p>0.08%</text:p>
          </table:table-cell>
          <table:table-cell table:formula="of:=([.J140]-[.F140])/[.F140]" office:value-type="percentage" office:value="0.000546746856205546" calcext:value-type="percentage">
            <text:p>0.05%</text:p>
          </table:table-cell>
          <table:table-cell table:formula="of:=([.J140]-[.G140])/[.G140]" office:value-type="percentage" office:value="0.00191623323295918" calcext:value-type="percentage">
            <text:p>0.19%</text:p>
          </table:table-cell>
          <table:table-cell table:formula="of:=([.J140]-[.H140])/[.H140]" office:value-type="percentage" office:value="0.00136798905608755" calcext:value-type="percentage">
            <text:p>0.14%</text:p>
          </table:table-cell>
          <table:table-cell table:formula="of:=([.J140]-[.I140])/[.I140]" office:value-type="percentage" office:value="0.00383982446516724" calcext:value-type="percentage">
            <text:p>0.38%</text:p>
          </table:table-cell>
        </table:table-row>
        <table:table-row table:style-name="ro1">
          <table:table-cell office:value-type="float" office:value="362.1" calcext:value-type="float">
            <text:p>362.1</text:p>
          </table:table-cell>
          <table:table-cell office:value-type="float" office:value="361.5" calcext:value-type="float">
            <text:p>361.5</text:p>
          </table:table-cell>
          <table:table-cell table:number-columns-repeated="2" office:value-type="float" office:value="362.8" calcext:value-type="float">
            <text:p>362.8</text:p>
          </table:table-cell>
          <table:table-cell office:value-type="float" office:value="361.8" calcext:value-type="float">
            <text:p>361.8</text:p>
          </table:table-cell>
          <table:table-cell office:value-type="float" office:value="364.6" calcext:value-type="float">
            <text:p>364.6</text:p>
          </table:table-cell>
          <table:table-cell office:value-type="float" office:value="365.6" calcext:value-type="float">
            <text:p>365.6</text:p>
          </table:table-cell>
          <table:table-cell office:value-type="float" office:value="364.9" calcext:value-type="float">
            <text:p>364.9</text:p>
          </table:table-cell>
          <table:table-cell office:value-type="float" office:value="363.6" calcext:value-type="float">
            <text:p>363.6</text:p>
          </table:table-cell>
          <table:table-cell office:value-type="float" office:value="369" calcext:value-type="float">
            <text:p>369</text:p>
          </table:table-cell>
          <table:table-cell table:formula="of:=([.J141]-[.A141])/[.A141]" office:value-type="percentage" office:value="0.0190555095277547" calcext:value-type="percentage">
            <text:p>1.91%</text:p>
          </table:table-cell>
          <table:table-cell table:formula="of:=([.J141]-[.B141])/[.B141]" office:value-type="percentage" office:value="0.020746887966805" calcext:value-type="percentage">
            <text:p>2.07%</text:p>
          </table:table-cell>
          <table:table-cell table:formula="of:=([.J141]-[.C141])/[.C141]" office:value-type="percentage" office:value="0.0170893054024255" calcext:value-type="percentage">
            <text:p>1.71%</text:p>
          </table:table-cell>
          <table:table-cell table:formula="of:=([.J141]-[.D141])/[.D141]" office:value-type="percentage" office:value="0.0170893054024255" calcext:value-type="percentage">
            <text:p>1.71%</text:p>
          </table:table-cell>
          <table:table-cell table:formula="of:=([.J141]-[.E141])/[.E141]" office:value-type="percentage" office:value="0.0199004975124378" calcext:value-type="percentage">
            <text:p>1.99%</text:p>
          </table:table-cell>
          <table:table-cell table:formula="of:=([.J141]-[.F141])/[.F141]" office:value-type="percentage" office:value="0.0120680197476686" calcext:value-type="percentage">
            <text:p>1.21%</text:p>
          </table:table-cell>
          <table:table-cell table:formula="of:=([.J141]-[.G141])/[.G141]" office:value-type="percentage" office:value="0.00929978118161919" calcext:value-type="percentage">
            <text:p>0.93%</text:p>
          </table:table-cell>
          <table:table-cell table:formula="of:=([.J141]-[.H141])/[.H141]" office:value-type="percentage" office:value="0.0112359550561798" calcext:value-type="percentage">
            <text:p>1.12%</text:p>
          </table:table-cell>
          <table:table-cell table:formula="of:=([.J141]-[.I141])/[.I141]" office:value-type="percentage" office:value="0.0148514851485148" calcext:value-type="percentage">
            <text:p>1.49%</text:p>
          </table:table-cell>
        </table:table-row>
        <table:table-row table:style-name="ro1">
          <table:table-cell table:number-columns-repeated="10" office:value-type="float" office:value="369" calcext:value-type="float">
            <text:p>369</text:p>
          </table:table-cell>
          <table:table-cell table:formula="of:=([.J142]-[.A142])/[.A142]" office:value-type="percentage" office:value="0" calcext:value-type="percentage">
            <text:p>0.00%</text:p>
          </table:table-cell>
          <table:table-cell table:formula="of:=([.J142]-[.B142])/[.B142]" office:value-type="percentage" office:value="0" calcext:value-type="percentage">
            <text:p>0.00%</text:p>
          </table:table-cell>
          <table:table-cell table:formula="of:=([.J142]-[.C142])/[.C142]" office:value-type="percentage" office:value="0" calcext:value-type="percentage">
            <text:p>0.00%</text:p>
          </table:table-cell>
          <table:table-cell table:formula="of:=([.J142]-[.D142])/[.D142]" office:value-type="percentage" office:value="0" calcext:value-type="percentage">
            <text:p>0.00%</text:p>
          </table:table-cell>
          <table:table-cell table:formula="of:=([.J142]-[.E142])/[.E142]" office:value-type="percentage" office:value="0" calcext:value-type="percentage">
            <text:p>0.00%</text:p>
          </table:table-cell>
          <table:table-cell table:formula="of:=([.J142]-[.F142])/[.F142]" office:value-type="percentage" office:value="0" calcext:value-type="percentage">
            <text:p>0.00%</text:p>
          </table:table-cell>
          <table:table-cell table:formula="of:=([.J142]-[.G142])/[.G142]" office:value-type="percentage" office:value="0" calcext:value-type="percentage">
            <text:p>0.00%</text:p>
          </table:table-cell>
          <table:table-cell table:formula="of:=([.J142]-[.H142])/[.H142]" office:value-type="percentage" office:value="0" calcext:value-type="percentage">
            <text:p>0.00%</text:p>
          </table:table-cell>
          <table:table-cell table:formula="of:=([.J142]-[.I142])/[.I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.3" calcext:value-type="float">
            <text:p>368.3</text:p>
          </table:table-cell>
          <table:table-cell office:value-type="float" office:value="369.2" calcext:value-type="float">
            <text:p>369.2</text:p>
          </table:table-cell>
          <table:table-cell office:value-type="float" office:value="369.9" calcext:value-type="float">
            <text:p>369.9</text:p>
          </table:table-cell>
          <table:table-cell office:value-type="float" office:value="369.7" calcext:value-type="float">
            <text:p>369.7</text:p>
          </table:table-cell>
          <table:table-cell table:number-columns-repeated="3" office:value-type="float" office:value="370" calcext:value-type="float">
            <text:p>370</text:p>
          </table:table-cell>
          <table:table-cell office:value-type="float" office:value="369.6" calcext:value-type="float">
            <text:p>369.6</text:p>
          </table:table-cell>
          <table:table-cell office:value-type="float" office:value="368.8" calcext:value-type="float">
            <text:p>368.8</text:p>
          </table:table-cell>
          <table:table-cell office:value-type="float" office:value="370" calcext:value-type="float">
            <text:p>370</text:p>
          </table:table-cell>
          <table:table-cell table:formula="of:=([.J143]-[.A143])/[.A143]" office:value-type="percentage" office:value="0.00461580233505292" calcext:value-type="percentage">
            <text:p>0.46%</text:p>
          </table:table-cell>
          <table:table-cell table:formula="of:=([.J143]-[.B143])/[.B143]" office:value-type="percentage" office:value="0.0021668472372698" calcext:value-type="percentage">
            <text:p>0.22%</text:p>
          </table:table-cell>
          <table:table-cell table:formula="of:=([.J143]-[.C143])/[.C143]" office:value-type="percentage" office:value="0.000270343336036828" calcext:value-type="percentage">
            <text:p>0.03%</text:p>
          </table:table-cell>
          <table:table-cell table:formula="of:=([.J143]-[.D143])/[.D143]" office:value-type="percentage" office:value="0.00081146875845283" calcext:value-type="percentage">
            <text:p>0.08%</text:p>
          </table:table-cell>
          <table:table-cell table:formula="of:=([.J143]-[.E143])/[.E143]" office:value-type="percentage" office:value="0" calcext:value-type="percentage">
            <text:p>0.00%</text:p>
          </table:table-cell>
          <table:table-cell table:formula="of:=([.J143]-[.F143])/[.F143]" office:value-type="percentage" office:value="0" calcext:value-type="percentage">
            <text:p>0.00%</text:p>
          </table:table-cell>
          <table:table-cell table:formula="of:=([.J143]-[.G143])/[.G143]" office:value-type="percentage" office:value="0" calcext:value-type="percentage">
            <text:p>0.00%</text:p>
          </table:table-cell>
          <table:table-cell table:formula="of:=([.J143]-[.H143])/[.H143]" office:value-type="percentage" office:value="0.00108225108225102" calcext:value-type="percentage">
            <text:p>0.11%</text:p>
          </table:table-cell>
          <table:table-cell table:formula="of:=([.J143]-[.I143])/[.I143]" office:value-type="percentage" office:value="0.00325379609544465" calcext:value-type="percentage">
            <text:p>0.33%</text:p>
          </table:table-cell>
        </table:table-row>
        <table:table-row table:style-name="ro1">
          <table:table-cell table:number-columns-repeated="10" office:value-type="float" office:value="370" calcext:value-type="float">
            <text:p>370</text:p>
          </table:table-cell>
          <table:table-cell table:formula="of:=([.J144]-[.A144])/[.A144]" office:value-type="percentage" office:value="0" calcext:value-type="percentage">
            <text:p>0.00%</text:p>
          </table:table-cell>
          <table:table-cell table:formula="of:=([.J144]-[.B144])/[.B144]" office:value-type="percentage" office:value="0" calcext:value-type="percentage">
            <text:p>0.00%</text:p>
          </table:table-cell>
          <table:table-cell table:formula="of:=([.J144]-[.C144])/[.C144]" office:value-type="percentage" office:value="0" calcext:value-type="percentage">
            <text:p>0.00%</text:p>
          </table:table-cell>
          <table:table-cell table:formula="of:=([.J144]-[.D144])/[.D144]" office:value-type="percentage" office:value="0" calcext:value-type="percentage">
            <text:p>0.00%</text:p>
          </table:table-cell>
          <table:table-cell table:formula="of:=([.J144]-[.E144])/[.E144]" office:value-type="percentage" office:value="0" calcext:value-type="percentage">
            <text:p>0.00%</text:p>
          </table:table-cell>
          <table:table-cell table:formula="of:=([.J144]-[.F144])/[.F144]" office:value-type="percentage" office:value="0" calcext:value-type="percentage">
            <text:p>0.00%</text:p>
          </table:table-cell>
          <table:table-cell table:formula="of:=([.J144]-[.G144])/[.G144]" office:value-type="percentage" office:value="0" calcext:value-type="percentage">
            <text:p>0.00%</text:p>
          </table:table-cell>
          <table:table-cell table:formula="of:=([.J144]-[.H144])/[.H144]" office:value-type="percentage" office:value="0" calcext:value-type="percentage">
            <text:p>0.00%</text:p>
          </table:table-cell>
          <table:table-cell table:formula="of:=([.J144]-[.I144])/[.I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5]-[.A145])/[.A145]" office:value-type="percentage" office:value="0" calcext:value-type="percentage">
            <text:p>0.00%</text:p>
          </table:table-cell>
          <table:table-cell table:formula="of:=([.J145]-[.B145])/[.B145]" office:value-type="percentage" office:value="0" calcext:value-type="percentage">
            <text:p>0.00%</text:p>
          </table:table-cell>
          <table:table-cell table:formula="of:=([.J145]-[.C145])/[.C145]" office:value-type="percentage" office:value="0" calcext:value-type="percentage">
            <text:p>0.00%</text:p>
          </table:table-cell>
          <table:table-cell table:formula="of:=([.J145]-[.D145])/[.D145]" office:value-type="percentage" office:value="0" calcext:value-type="percentage">
            <text:p>0.00%</text:p>
          </table:table-cell>
          <table:table-cell table:formula="of:=([.J145]-[.E145])/[.E145]" office:value-type="percentage" office:value="0" calcext:value-type="percentage">
            <text:p>0.00%</text:p>
          </table:table-cell>
          <table:table-cell table:formula="of:=([.J145]-[.F145])/[.F145]" office:value-type="percentage" office:value="0" calcext:value-type="percentage">
            <text:p>0.00%</text:p>
          </table:table-cell>
          <table:table-cell table:formula="of:=([.J145]-[.G145])/[.G145]" office:value-type="percentage" office:value="0" calcext:value-type="percentage">
            <text:p>0.00%</text:p>
          </table:table-cell>
          <table:table-cell table:formula="of:=([.J145]-[.H145])/[.H145]" office:value-type="percentage" office:value="0" calcext:value-type="percentage">
            <text:p>0.00%</text:p>
          </table:table-cell>
          <table:table-cell table:formula="of:=([.J145]-[.I145])/[.I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7.1" calcext:value-type="float">
            <text:p>357.1</text:p>
          </table:table-cell>
          <table:table-cell office:value-type="float" office:value="360.9" calcext:value-type="float">
            <text:p>360.9</text:p>
          </table:table-cell>
          <table:table-cell office:value-type="float" office:value="361.2" calcext:value-type="float">
            <text:p>361.2</text:p>
          </table:table-cell>
          <table:table-cell office:value-type="float" office:value="362.5" calcext:value-type="float">
            <text:p>362.5</text:p>
          </table:table-cell>
          <table:table-cell office:value-type="float" office:value="361.3" calcext:value-type="float">
            <text:p>361.3</text:p>
          </table:table-cell>
          <table:table-cell office:value-type="float" office:value="362.8" calcext:value-type="float">
            <text:p>362.8</text:p>
          </table:table-cell>
          <table:table-cell office:value-type="float" office:value="363.5" calcext:value-type="float">
            <text:p>363.5</text:p>
          </table:table-cell>
          <table:table-cell office:value-type="float" office:value="363.7" calcext:value-type="float">
            <text:p>363.7</text:p>
          </table:table-cell>
          <table:table-cell office:value-type="float" office:value="359.4" calcext:value-type="float">
            <text:p>359.4</text:p>
          </table:table-cell>
          <table:table-cell office:value-type="float" office:value="368" calcext:value-type="float">
            <text:p>368</text:p>
          </table:table-cell>
          <table:table-cell table:formula="of:=([.J146]-[.A146])/[.A146]" office:value-type="percentage" office:value="0.0305236628395407" calcext:value-type="percentage">
            <text:p>3.05%</text:p>
          </table:table-cell>
          <table:table-cell table:formula="of:=([.J146]-[.B146])/[.B146]" office:value-type="percentage" office:value="0.0196730396231644" calcext:value-type="percentage">
            <text:p>1.97%</text:p>
          </table:table-cell>
          <table:table-cell table:formula="of:=([.J146]-[.C146])/[.C146]" office:value-type="percentage" office:value="0.0188261351052049" calcext:value-type="percentage">
            <text:p>1.88%</text:p>
          </table:table-cell>
          <table:table-cell table:formula="of:=([.J146]-[.D146])/[.D146]" office:value-type="percentage" office:value="0.0151724137931034" calcext:value-type="percentage">
            <text:p>1.52%</text:p>
          </table:table-cell>
          <table:table-cell table:formula="of:=([.J146]-[.E146])/[.E146]" office:value-type="percentage" office:value="0.0185441461389427" calcext:value-type="percentage">
            <text:p>1.85%</text:p>
          </table:table-cell>
          <table:table-cell table:formula="of:=([.J146]-[.F146])/[.F146]" office:value-type="percentage" office:value="0.0143329658213892" calcext:value-type="percentage">
            <text:p>1.43%</text:p>
          </table:table-cell>
          <table:table-cell table:formula="of:=([.J146]-[.G146])/[.G146]" office:value-type="percentage" office:value="0.0123796423658872" calcext:value-type="percentage">
            <text:p>1.24%</text:p>
          </table:table-cell>
          <table:table-cell table:formula="of:=([.J146]-[.H146])/[.H146]" office:value-type="percentage" office:value="0.0118229309870773" calcext:value-type="percentage">
            <text:p>1.18%</text:p>
          </table:table-cell>
          <table:table-cell table:formula="of:=([.J146]-[.I146])/[.I146]" office:value-type="percentage" office:value="0.0239287701725098" calcext:value-type="percentage">
            <text:p>2.39%</text:p>
          </table:table-cell>
        </table:table-row>
        <table:table-row table:style-name="ro1">
          <table:table-cell office:value-type="float" office:value="318.7" calcext:value-type="float">
            <text:p>318.7</text:p>
          </table:table-cell>
          <table:table-cell table:number-columns-repeated="3" office:value-type="float" office:value="318.9" calcext:value-type="float">
            <text:p>318.9</text:p>
          </table:table-cell>
          <table:table-cell table:number-columns-repeated="6" office:value-type="float" office:value="319" calcext:value-type="float">
            <text:p>319</text:p>
          </table:table-cell>
          <table:table-cell table:formula="of:=([.J147]-[.A147])/[.A147]" office:value-type="percentage" office:value="0.000941324129275216" calcext:value-type="percentage">
            <text:p>0.09%</text:p>
          </table:table-cell>
          <table:table-cell table:formula="of:=([.J147]-[.B147])/[.B147]" office:value-type="percentage" office:value="0.000313577924114214" calcext:value-type="percentage">
            <text:p>0.03%</text:p>
          </table:table-cell>
          <table:table-cell table:formula="of:=([.J147]-[.C147])/[.C147]" office:value-type="percentage" office:value="0.000313577924114214" calcext:value-type="percentage">
            <text:p>0.03%</text:p>
          </table:table-cell>
          <table:table-cell table:formula="of:=([.J147]-[.D147])/[.D147]" office:value-type="percentage" office:value="0.000313577924114214" calcext:value-type="percentage">
            <text:p>0.03%</text:p>
          </table:table-cell>
          <table:table-cell table:formula="of:=([.J147]-[.E147])/[.E147]" office:value-type="percentage" office:value="0" calcext:value-type="percentage">
            <text:p>0.00%</text:p>
          </table:table-cell>
          <table:table-cell table:formula="of:=([.J147]-[.F147])/[.F147]" office:value-type="percentage" office:value="0" calcext:value-type="percentage">
            <text:p>0.00%</text:p>
          </table:table-cell>
          <table:table-cell table:formula="of:=([.J147]-[.G147])/[.G147]" office:value-type="percentage" office:value="0" calcext:value-type="percentage">
            <text:p>0.00%</text:p>
          </table:table-cell>
          <table:table-cell table:formula="of:=([.J147]-[.H147])/[.H147]" office:value-type="percentage" office:value="0" calcext:value-type="percentage">
            <text:p>0.00%</text:p>
          </table:table-cell>
          <table:table-cell table:formula="of:=([.J147]-[.I147])/[.I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8]-[.A148])/[.A148]" office:value-type="percentage" office:value="0" calcext:value-type="percentage">
            <text:p>0.00%</text:p>
          </table:table-cell>
          <table:table-cell table:formula="of:=([.J148]-[.B148])/[.B148]" office:value-type="percentage" office:value="0" calcext:value-type="percentage">
            <text:p>0.00%</text:p>
          </table:table-cell>
          <table:table-cell table:formula="of:=([.J148]-[.C148])/[.C148]" office:value-type="percentage" office:value="0" calcext:value-type="percentage">
            <text:p>0.00%</text:p>
          </table:table-cell>
          <table:table-cell table:formula="of:=([.J148]-[.D148])/[.D148]" office:value-type="percentage" office:value="0" calcext:value-type="percentage">
            <text:p>0.00%</text:p>
          </table:table-cell>
          <table:table-cell table:formula="of:=([.J148]-[.E148])/[.E148]" office:value-type="percentage" office:value="0" calcext:value-type="percentage">
            <text:p>0.00%</text:p>
          </table:table-cell>
          <table:table-cell table:formula="of:=([.J148]-[.F148])/[.F148]" office:value-type="percentage" office:value="0" calcext:value-type="percentage">
            <text:p>0.00%</text:p>
          </table:table-cell>
          <table:table-cell table:formula="of:=([.J148]-[.G148])/[.G148]" office:value-type="percentage" office:value="0" calcext:value-type="percentage">
            <text:p>0.00%</text:p>
          </table:table-cell>
          <table:table-cell table:formula="of:=([.J148]-[.H148])/[.H148]" office:value-type="percentage" office:value="0" calcext:value-type="percentage">
            <text:p>0.00%</text:p>
          </table:table-cell>
          <table:table-cell table:formula="of:=([.J148]-[.I148])/[.I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9.6" calcext:value-type="float">
            <text:p>359.6</text:p>
          </table:table-cell>
          <table:table-cell table:number-columns-repeated="2" office:value-type="float" office:value="363.3" calcext:value-type="float">
            <text:p>363.3</text:p>
          </table:table-cell>
          <table:table-cell office:value-type="float" office:value="364" calcext:value-type="float">
            <text:p>364</text:p>
          </table:table-cell>
          <table:table-cell office:value-type="float" office:value="364.2" calcext:value-type="float">
            <text:p>364.2</text:p>
          </table:table-cell>
          <table:table-cell office:value-type="float" office:value="365.4" calcext:value-type="float">
            <text:p>365.4</text:p>
          </table:table-cell>
          <table:table-cell office:value-type="float" office:value="366.2" calcext:value-type="float">
            <text:p>366.2</text:p>
          </table:table-cell>
          <table:table-cell office:value-type="float" office:value="365.5" calcext:value-type="float">
            <text:p>365.5</text:p>
          </table:table-cell>
          <table:table-cell office:value-type="float" office:value="361.3" calcext:value-type="float">
            <text:p>361.3</text:p>
          </table:table-cell>
          <table:table-cell office:value-type="float" office:value="369" calcext:value-type="float">
            <text:p>369</text:p>
          </table:table-cell>
          <table:table-cell table:formula="of:=([.J149]-[.A149])/[.A149]" office:value-type="percentage" office:value="0.0261401557285873" calcext:value-type="percentage">
            <text:p>2.61%</text:p>
          </table:table-cell>
          <table:table-cell table:formula="of:=([.J149]-[.B149])/[.B149]" office:value-type="percentage" office:value="0.0156895127993394" calcext:value-type="percentage">
            <text:p>1.57%</text:p>
          </table:table-cell>
          <table:table-cell table:formula="of:=([.J149]-[.C149])/[.C149]" office:value-type="percentage" office:value="0.0156895127993394" calcext:value-type="percentage">
            <text:p>1.57%</text:p>
          </table:table-cell>
          <table:table-cell table:formula="of:=([.J149]-[.D149])/[.D149]" office:value-type="percentage" office:value="0.0137362637362637" calcext:value-type="percentage">
            <text:p>1.37%</text:p>
          </table:table-cell>
          <table:table-cell table:formula="of:=([.J149]-[.E149])/[.E149]" office:value-type="percentage" office:value="0.013179571663921" calcext:value-type="percentage">
            <text:p>1.32%</text:p>
          </table:table-cell>
          <table:table-cell table:formula="of:=([.J149]-[.F149])/[.F149]" office:value-type="percentage" office:value="0.00985221674876854" calcext:value-type="percentage">
            <text:p>0.99%</text:p>
          </table:table-cell>
          <table:table-cell table:formula="of:=([.J149]-[.G149])/[.G149]" office:value-type="percentage" office:value="0.00764609503003826" calcext:value-type="percentage">
            <text:p>0.76%</text:p>
          </table:table-cell>
          <table:table-cell table:formula="of:=([.J149]-[.H149])/[.H149]" office:value-type="percentage" office:value="0.00957592339261286" calcext:value-type="percentage">
            <text:p>0.96%</text:p>
          </table:table-cell>
          <table:table-cell table:formula="of:=([.J149]-[.I149])/[.I149]" office:value-type="percentage" office:value="0.021311929144755" calcext:value-type="percentage">
            <text:p>2.13%</text:p>
          </table:table-cell>
        </table:table-row>
        <table:table-row table:style-name="ro1">
          <table:table-cell table:number-columns-repeated="10" office:value-type="float" office:value="372" calcext:value-type="float">
            <text:p>372</text:p>
          </table:table-cell>
          <table:table-cell table:formula="of:=([.J150]-[.A150])/[.A150]" office:value-type="percentage" office:value="0" calcext:value-type="percentage">
            <text:p>0.00%</text:p>
          </table:table-cell>
          <table:table-cell table:formula="of:=([.J150]-[.B150])/[.B150]" office:value-type="percentage" office:value="0" calcext:value-type="percentage">
            <text:p>0.00%</text:p>
          </table:table-cell>
          <table:table-cell table:formula="of:=([.J150]-[.C150])/[.C150]" office:value-type="percentage" office:value="0" calcext:value-type="percentage">
            <text:p>0.00%</text:p>
          </table:table-cell>
          <table:table-cell table:formula="of:=([.J150]-[.D150])/[.D150]" office:value-type="percentage" office:value="0" calcext:value-type="percentage">
            <text:p>0.00%</text:p>
          </table:table-cell>
          <table:table-cell table:formula="of:=([.J150]-[.E150])/[.E150]" office:value-type="percentage" office:value="0" calcext:value-type="percentage">
            <text:p>0.00%</text:p>
          </table:table-cell>
          <table:table-cell table:formula="of:=([.J150]-[.F150])/[.F150]" office:value-type="percentage" office:value="0" calcext:value-type="percentage">
            <text:p>0.00%</text:p>
          </table:table-cell>
          <table:table-cell table:formula="of:=([.J150]-[.G150])/[.G150]" office:value-type="percentage" office:value="0" calcext:value-type="percentage">
            <text:p>0.00%</text:p>
          </table:table-cell>
          <table:table-cell table:formula="of:=([.J150]-[.H150])/[.H150]" office:value-type="percentage" office:value="0" calcext:value-type="percentage">
            <text:p>0.00%</text:p>
          </table:table-cell>
          <table:table-cell table:formula="of:=([.J150]-[.I150])/[.I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3" calcext:value-type="float">
            <text:p>373</text:p>
          </table:table-cell>
          <table:table-cell table:formula="of:=([.J151]-[.A151])/[.A151]" office:value-type="percentage" office:value="0" calcext:value-type="percentage">
            <text:p>0.00%</text:p>
          </table:table-cell>
          <table:table-cell table:formula="of:=([.J151]-[.B151])/[.B151]" office:value-type="percentage" office:value="0" calcext:value-type="percentage">
            <text:p>0.00%</text:p>
          </table:table-cell>
          <table:table-cell table:formula="of:=([.J151]-[.C151])/[.C151]" office:value-type="percentage" office:value="0" calcext:value-type="percentage">
            <text:p>0.00%</text:p>
          </table:table-cell>
          <table:table-cell table:formula="of:=([.J151]-[.D151])/[.D151]" office:value-type="percentage" office:value="0" calcext:value-type="percentage">
            <text:p>0.00%</text:p>
          </table:table-cell>
          <table:table-cell table:formula="of:=([.J151]-[.E151])/[.E151]" office:value-type="percentage" office:value="0" calcext:value-type="percentage">
            <text:p>0.00%</text:p>
          </table:table-cell>
          <table:table-cell table:formula="of:=([.J151]-[.F151])/[.F151]" office:value-type="percentage" office:value="0" calcext:value-type="percentage">
            <text:p>0.00%</text:p>
          </table:table-cell>
          <table:table-cell table:formula="of:=([.J151]-[.G151])/[.G151]" office:value-type="percentage" office:value="0" calcext:value-type="percentage">
            <text:p>0.00%</text:p>
          </table:table-cell>
          <table:table-cell table:formula="of:=([.J151]-[.H151])/[.H151]" office:value-type="percentage" office:value="0" calcext:value-type="percentage">
            <text:p>0.00%</text:p>
          </table:table-cell>
          <table:table-cell table:formula="of:=([.J151]-[.I151])/[.I1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.9" calcext:value-type="float">
            <text:p>372.9</text:p>
          </table:table-cell>
          <table:table-cell table:number-columns-repeated="9" office:value-type="float" office:value="373" calcext:value-type="float">
            <text:p>373</text:p>
          </table:table-cell>
          <table:table-cell table:formula="of:=([.J152]-[.A152])/[.A152]" office:value-type="percentage" office:value="0.000268168409761391" calcext:value-type="percentage">
            <text:p>0.03%</text:p>
          </table:table-cell>
          <table:table-cell table:formula="of:=([.J152]-[.B152])/[.B152]" office:value-type="percentage" office:value="0" calcext:value-type="percentage">
            <text:p>0.00%</text:p>
          </table:table-cell>
          <table:table-cell table:formula="of:=([.J152]-[.C152])/[.C152]" office:value-type="percentage" office:value="0" calcext:value-type="percentage">
            <text:p>0.00%</text:p>
          </table:table-cell>
          <table:table-cell table:formula="of:=([.J152]-[.D152])/[.D152]" office:value-type="percentage" office:value="0" calcext:value-type="percentage">
            <text:p>0.00%</text:p>
          </table:table-cell>
          <table:table-cell table:formula="of:=([.J152]-[.E152])/[.E152]" office:value-type="percentage" office:value="0" calcext:value-type="percentage">
            <text:p>0.00%</text:p>
          </table:table-cell>
          <table:table-cell table:formula="of:=([.J152]-[.F152])/[.F152]" office:value-type="percentage" office:value="0" calcext:value-type="percentage">
            <text:p>0.00%</text:p>
          </table:table-cell>
          <table:table-cell table:formula="of:=([.J152]-[.G152])/[.G152]" office:value-type="percentage" office:value="0" calcext:value-type="percentage">
            <text:p>0.00%</text:p>
          </table:table-cell>
          <table:table-cell table:formula="of:=([.J152]-[.H152])/[.H152]" office:value-type="percentage" office:value="0" calcext:value-type="percentage">
            <text:p>0.00%</text:p>
          </table:table-cell>
          <table:table-cell table:formula="of:=([.J152]-[.I152])/[.I15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7" calcext:value-type="float">
            <text:p>346.7</text:p>
          </table:table-cell>
          <table:table-cell office:value-type="float" office:value="346.5" calcext:value-type="float">
            <text:p>346.5</text:p>
          </table:table-cell>
          <table:table-cell office:value-type="float" office:value="346.1" calcext:value-type="float">
            <text:p>346.1</text:p>
          </table:table-cell>
          <table:table-cell office:value-type="float" office:value="346.5" calcext:value-type="float">
            <text:p>346.5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4" calcext:value-type="float">
            <text:p>346.4</text:p>
          </table:table-cell>
          <table:table-cell office:value-type="float" office:value="346.6" calcext:value-type="float">
            <text:p>346.6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9" calcext:value-type="float">
            <text:p>346.9</text:p>
          </table:table-cell>
          <table:table-cell office:value-type="float" office:value="347" calcext:value-type="float">
            <text:p>347</text:p>
          </table:table-cell>
          <table:table-cell table:formula="of:=([.J153]-[.A153])/[.A153]" office:value-type="percentage" office:value="0.000865301413325675" calcext:value-type="percentage">
            <text:p>0.09%</text:p>
          </table:table-cell>
          <table:table-cell table:formula="of:=([.J153]-[.B153])/[.B153]" office:value-type="percentage" office:value="0.00144300144300144" calcext:value-type="percentage">
            <text:p>0.14%</text:p>
          </table:table-cell>
          <table:table-cell table:formula="of:=([.J153]-[.C153])/[.C153]" office:value-type="percentage" office:value="0.00260040450736775" calcext:value-type="percentage">
            <text:p>0.26%</text:p>
          </table:table-cell>
          <table:table-cell table:formula="of:=([.J153]-[.D153])/[.D153]" office:value-type="percentage" office:value="0.00144300144300144" calcext:value-type="percentage">
            <text:p>0.14%</text:p>
          </table:table-cell>
          <table:table-cell table:formula="of:=([.J153]-[.E153])/[.E153]" office:value-type="percentage" office:value="0.00231080300404394" calcext:value-type="percentage">
            <text:p>0.23%</text:p>
          </table:table-cell>
          <table:table-cell table:formula="of:=([.J153]-[.F153])/[.F153]" office:value-type="percentage" office:value="0.00173210161662824" calcext:value-type="percentage">
            <text:p>0.17%</text:p>
          </table:table-cell>
          <table:table-cell table:formula="of:=([.J153]-[.G153])/[.G153]" office:value-type="percentage" office:value="0.00115406809001725" calcext:value-type="percentage">
            <text:p>0.12%</text:p>
          </table:table-cell>
          <table:table-cell table:formula="of:=([.J153]-[.H153])/[.H153]" office:value-type="percentage" office:value="0.000865301413325675" calcext:value-type="percentage">
            <text:p>0.09%</text:p>
          </table:table-cell>
          <table:table-cell table:formula="of:=([.J153]-[.I153])/[.I153]" office:value-type="percentage" office:value="0.000288267512251435" calcext:value-type="percentage">
            <text:p>0.03%</text:p>
          </table:table-cell>
        </table:table-row>
        <table:table-row table:style-name="ro1">
          <table:table-cell table:number-columns-repeated="10" office:value-type="float" office:value="375" calcext:value-type="float">
            <text:p>375</text:p>
          </table:table-cell>
          <table:table-cell table:formula="of:=([.J154]-[.A154])/[.A154]" office:value-type="percentage" office:value="0" calcext:value-type="percentage">
            <text:p>0.00%</text:p>
          </table:table-cell>
          <table:table-cell table:formula="of:=([.J154]-[.B154])/[.B154]" office:value-type="percentage" office:value="0" calcext:value-type="percentage">
            <text:p>0.00%</text:p>
          </table:table-cell>
          <table:table-cell table:formula="of:=([.J154]-[.C154])/[.C154]" office:value-type="percentage" office:value="0" calcext:value-type="percentage">
            <text:p>0.00%</text:p>
          </table:table-cell>
          <table:table-cell table:formula="of:=([.J154]-[.D154])/[.D154]" office:value-type="percentage" office:value="0" calcext:value-type="percentage">
            <text:p>0.00%</text:p>
          </table:table-cell>
          <table:table-cell table:formula="of:=([.J154]-[.E154])/[.E154]" office:value-type="percentage" office:value="0" calcext:value-type="percentage">
            <text:p>0.00%</text:p>
          </table:table-cell>
          <table:table-cell table:formula="of:=([.J154]-[.F154])/[.F154]" office:value-type="percentage" office:value="0" calcext:value-type="percentage">
            <text:p>0.00%</text:p>
          </table:table-cell>
          <table:table-cell table:formula="of:=([.J154]-[.G154])/[.G154]" office:value-type="percentage" office:value="0" calcext:value-type="percentage">
            <text:p>0.00%</text:p>
          </table:table-cell>
          <table:table-cell table:formula="of:=([.J154]-[.H154])/[.H154]" office:value-type="percentage" office:value="0" calcext:value-type="percentage">
            <text:p>0.00%</text:p>
          </table:table-cell>
          <table:table-cell table:formula="of:=([.J154]-[.I154])/[.I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5" calcext:value-type="float">
            <text:p>375</text:p>
          </table:table-cell>
          <table:table-cell table:formula="of:=([.J155]-[.A155])/[.A155]" office:value-type="percentage" office:value="0" calcext:value-type="percentage">
            <text:p>0.00%</text:p>
          </table:table-cell>
          <table:table-cell table:formula="of:=([.J155]-[.B155])/[.B155]" office:value-type="percentage" office:value="0" calcext:value-type="percentage">
            <text:p>0.00%</text:p>
          </table:table-cell>
          <table:table-cell table:formula="of:=([.J155]-[.C155])/[.C155]" office:value-type="percentage" office:value="0" calcext:value-type="percentage">
            <text:p>0.00%</text:p>
          </table:table-cell>
          <table:table-cell table:formula="of:=([.J155]-[.D155])/[.D155]" office:value-type="percentage" office:value="0" calcext:value-type="percentage">
            <text:p>0.00%</text:p>
          </table:table-cell>
          <table:table-cell table:formula="of:=([.J155]-[.E155])/[.E155]" office:value-type="percentage" office:value="0" calcext:value-type="percentage">
            <text:p>0.00%</text:p>
          </table:table-cell>
          <table:table-cell table:formula="of:=([.J155]-[.F155])/[.F155]" office:value-type="percentage" office:value="0" calcext:value-type="percentage">
            <text:p>0.00%</text:p>
          </table:table-cell>
          <table:table-cell table:formula="of:=([.J155]-[.G155])/[.G155]" office:value-type="percentage" office:value="0" calcext:value-type="percentage">
            <text:p>0.00%</text:p>
          </table:table-cell>
          <table:table-cell table:formula="of:=([.J155]-[.H155])/[.H155]" office:value-type="percentage" office:value="0" calcext:value-type="percentage">
            <text:p>0.00%</text:p>
          </table:table-cell>
          <table:table-cell table:formula="of:=([.J155]-[.I155])/[.I1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6]-[.A156])/[.A156]" office:value-type="percentage" office:value="0" calcext:value-type="percentage">
            <text:p>0.00%</text:p>
          </table:table-cell>
          <table:table-cell table:formula="of:=([.J156]-[.B156])/[.B156]" office:value-type="percentage" office:value="0" calcext:value-type="percentage">
            <text:p>0.00%</text:p>
          </table:table-cell>
          <table:table-cell table:formula="of:=([.J156]-[.C156])/[.C156]" office:value-type="percentage" office:value="0" calcext:value-type="percentage">
            <text:p>0.00%</text:p>
          </table:table-cell>
          <table:table-cell table:formula="of:=([.J156]-[.D156])/[.D156]" office:value-type="percentage" office:value="0" calcext:value-type="percentage">
            <text:p>0.00%</text:p>
          </table:table-cell>
          <table:table-cell table:formula="of:=([.J156]-[.E156])/[.E156]" office:value-type="percentage" office:value="0" calcext:value-type="percentage">
            <text:p>0.00%</text:p>
          </table:table-cell>
          <table:table-cell table:formula="of:=([.J156]-[.F156])/[.F156]" office:value-type="percentage" office:value="0" calcext:value-type="percentage">
            <text:p>0.00%</text:p>
          </table:table-cell>
          <table:table-cell table:formula="of:=([.J156]-[.G156])/[.G156]" office:value-type="percentage" office:value="0" calcext:value-type="percentage">
            <text:p>0.00%</text:p>
          </table:table-cell>
          <table:table-cell table:formula="of:=([.J156]-[.H156])/[.H156]" office:value-type="percentage" office:value="0" calcext:value-type="percentage">
            <text:p>0.00%</text:p>
          </table:table-cell>
          <table:table-cell table:formula="of:=([.J156]-[.I156])/[.I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7]-[.A157])/[.A157]" office:value-type="percentage" office:value="0" calcext:value-type="percentage">
            <text:p>0.00%</text:p>
          </table:table-cell>
          <table:table-cell table:formula="of:=([.J157]-[.B157])/[.B157]" office:value-type="percentage" office:value="0" calcext:value-type="percentage">
            <text:p>0.00%</text:p>
          </table:table-cell>
          <table:table-cell table:formula="of:=([.J157]-[.C157])/[.C157]" office:value-type="percentage" office:value="0" calcext:value-type="percentage">
            <text:p>0.00%</text:p>
          </table:table-cell>
          <table:table-cell table:formula="of:=([.J157]-[.D157])/[.D157]" office:value-type="percentage" office:value="0" calcext:value-type="percentage">
            <text:p>0.00%</text:p>
          </table:table-cell>
          <table:table-cell table:formula="of:=([.J157]-[.E157])/[.E157]" office:value-type="percentage" office:value="0" calcext:value-type="percentage">
            <text:p>0.00%</text:p>
          </table:table-cell>
          <table:table-cell table:formula="of:=([.J157]-[.F157])/[.F157]" office:value-type="percentage" office:value="0" calcext:value-type="percentage">
            <text:p>0.00%</text:p>
          </table:table-cell>
          <table:table-cell table:formula="of:=([.J157]-[.G157])/[.G157]" office:value-type="percentage" office:value="0" calcext:value-type="percentage">
            <text:p>0.00%</text:p>
          </table:table-cell>
          <table:table-cell table:formula="of:=([.J157]-[.H157])/[.H157]" office:value-type="percentage" office:value="0" calcext:value-type="percentage">
            <text:p>0.00%</text:p>
          </table:table-cell>
          <table:table-cell table:formula="of:=([.J157]-[.I157])/[.I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8]-[.A158])/[.A158]" office:value-type="percentage" office:value="0" calcext:value-type="percentage">
            <text:p>0.00%</text:p>
          </table:table-cell>
          <table:table-cell table:formula="of:=([.J158]-[.B158])/[.B158]" office:value-type="percentage" office:value="0" calcext:value-type="percentage">
            <text:p>0.00%</text:p>
          </table:table-cell>
          <table:table-cell table:formula="of:=([.J158]-[.C158])/[.C158]" office:value-type="percentage" office:value="0" calcext:value-type="percentage">
            <text:p>0.00%</text:p>
          </table:table-cell>
          <table:table-cell table:formula="of:=([.J158]-[.D158])/[.D158]" office:value-type="percentage" office:value="0" calcext:value-type="percentage">
            <text:p>0.00%</text:p>
          </table:table-cell>
          <table:table-cell table:formula="of:=([.J158]-[.E158])/[.E158]" office:value-type="percentage" office:value="0" calcext:value-type="percentage">
            <text:p>0.00%</text:p>
          </table:table-cell>
          <table:table-cell table:formula="of:=([.J158]-[.F158])/[.F158]" office:value-type="percentage" office:value="0" calcext:value-type="percentage">
            <text:p>0.00%</text:p>
          </table:table-cell>
          <table:table-cell table:formula="of:=([.J158]-[.G158])/[.G158]" office:value-type="percentage" office:value="0" calcext:value-type="percentage">
            <text:p>0.00%</text:p>
          </table:table-cell>
          <table:table-cell table:formula="of:=([.J158]-[.H158])/[.H158]" office:value-type="percentage" office:value="0" calcext:value-type="percentage">
            <text:p>0.00%</text:p>
          </table:table-cell>
          <table:table-cell table:formula="of:=([.J158]-[.I158])/[.I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9]-[.A159])/[.A159]" office:value-type="percentage" office:value="0" calcext:value-type="percentage">
            <text:p>0.00%</text:p>
          </table:table-cell>
          <table:table-cell table:formula="of:=([.J159]-[.B159])/[.B159]" office:value-type="percentage" office:value="0" calcext:value-type="percentage">
            <text:p>0.00%</text:p>
          </table:table-cell>
          <table:table-cell table:formula="of:=([.J159]-[.C159])/[.C159]" office:value-type="percentage" office:value="0" calcext:value-type="percentage">
            <text:p>0.00%</text:p>
          </table:table-cell>
          <table:table-cell table:formula="of:=([.J159]-[.D159])/[.D159]" office:value-type="percentage" office:value="0" calcext:value-type="percentage">
            <text:p>0.00%</text:p>
          </table:table-cell>
          <table:table-cell table:formula="of:=([.J159]-[.E159])/[.E159]" office:value-type="percentage" office:value="0" calcext:value-type="percentage">
            <text:p>0.00%</text:p>
          </table:table-cell>
          <table:table-cell table:formula="of:=([.J159]-[.F159])/[.F159]" office:value-type="percentage" office:value="0" calcext:value-type="percentage">
            <text:p>0.00%</text:p>
          </table:table-cell>
          <table:table-cell table:formula="of:=([.J159]-[.G159])/[.G159]" office:value-type="percentage" office:value="0" calcext:value-type="percentage">
            <text:p>0.00%</text:p>
          </table:table-cell>
          <table:table-cell table:formula="of:=([.J159]-[.H159])/[.H159]" office:value-type="percentage" office:value="0" calcext:value-type="percentage">
            <text:p>0.00%</text:p>
          </table:table-cell>
          <table:table-cell table:formula="of:=([.J159]-[.I159])/[.I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60]-[.A160])/[.A160]" office:value-type="percentage" office:value="0" calcext:value-type="percentage">
            <text:p>0.00%</text:p>
          </table:table-cell>
          <table:table-cell table:formula="of:=([.J160]-[.B160])/[.B160]" office:value-type="percentage" office:value="0" calcext:value-type="percentage">
            <text:p>0.00%</text:p>
          </table:table-cell>
          <table:table-cell table:formula="of:=([.J160]-[.C160])/[.C160]" office:value-type="percentage" office:value="0" calcext:value-type="percentage">
            <text:p>0.00%</text:p>
          </table:table-cell>
          <table:table-cell table:formula="of:=([.J160]-[.D160])/[.D160]" office:value-type="percentage" office:value="0" calcext:value-type="percentage">
            <text:p>0.00%</text:p>
          </table:table-cell>
          <table:table-cell table:formula="of:=([.J160]-[.E160])/[.E160]" office:value-type="percentage" office:value="0" calcext:value-type="percentage">
            <text:p>0.00%</text:p>
          </table:table-cell>
          <table:table-cell table:formula="of:=([.J160]-[.F160])/[.F160]" office:value-type="percentage" office:value="0" calcext:value-type="percentage">
            <text:p>0.00%</text:p>
          </table:table-cell>
          <table:table-cell table:formula="of:=([.J160]-[.G160])/[.G160]" office:value-type="percentage" office:value="0" calcext:value-type="percentage">
            <text:p>0.00%</text:p>
          </table:table-cell>
          <table:table-cell table:formula="of:=([.J160]-[.H160])/[.H160]" office:value-type="percentage" office:value="0" calcext:value-type="percentage">
            <text:p>0.00%</text:p>
          </table:table-cell>
          <table:table-cell table:formula="of:=([.J160]-[.I160])/[.I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61]-[.A161])/[.A161]" office:value-type="percentage" office:value="0" calcext:value-type="percentage">
            <text:p>0.00%</text:p>
          </table:table-cell>
          <table:table-cell table:formula="of:=([.J161]-[.B161])/[.B161]" office:value-type="percentage" office:value="0" calcext:value-type="percentage">
            <text:p>0.00%</text:p>
          </table:table-cell>
          <table:table-cell table:formula="of:=([.J161]-[.C161])/[.C161]" office:value-type="percentage" office:value="0" calcext:value-type="percentage">
            <text:p>0.00%</text:p>
          </table:table-cell>
          <table:table-cell table:formula="of:=([.J161]-[.D161])/[.D161]" office:value-type="percentage" office:value="0" calcext:value-type="percentage">
            <text:p>0.00%</text:p>
          </table:table-cell>
          <table:table-cell table:formula="of:=([.J161]-[.E161])/[.E161]" office:value-type="percentage" office:value="0" calcext:value-type="percentage">
            <text:p>0.00%</text:p>
          </table:table-cell>
          <table:table-cell table:formula="of:=([.J161]-[.F161])/[.F161]" office:value-type="percentage" office:value="0" calcext:value-type="percentage">
            <text:p>0.00%</text:p>
          </table:table-cell>
          <table:table-cell table:formula="of:=([.J161]-[.G161])/[.G161]" office:value-type="percentage" office:value="0" calcext:value-type="percentage">
            <text:p>0.00%</text:p>
          </table:table-cell>
          <table:table-cell table:formula="of:=([.J161]-[.H161])/[.H161]" office:value-type="percentage" office:value="0" calcext:value-type="percentage">
            <text:p>0.00%</text:p>
          </table:table-cell>
          <table:table-cell table:formula="of:=([.J161]-[.I161])/[.I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62]-[.A162])/[.A162]" office:value-type="percentage" office:value="0" calcext:value-type="percentage">
            <text:p>0.00%</text:p>
          </table:table-cell>
          <table:table-cell table:formula="of:=([.J162]-[.B162])/[.B162]" office:value-type="percentage" office:value="0" calcext:value-type="percentage">
            <text:p>0.00%</text:p>
          </table:table-cell>
          <table:table-cell table:formula="of:=([.J162]-[.C162])/[.C162]" office:value-type="percentage" office:value="0" calcext:value-type="percentage">
            <text:p>0.00%</text:p>
          </table:table-cell>
          <table:table-cell table:formula="of:=([.J162]-[.D162])/[.D162]" office:value-type="percentage" office:value="0" calcext:value-type="percentage">
            <text:p>0.00%</text:p>
          </table:table-cell>
          <table:table-cell table:formula="of:=([.J162]-[.E162])/[.E162]" office:value-type="percentage" office:value="0" calcext:value-type="percentage">
            <text:p>0.00%</text:p>
          </table:table-cell>
          <table:table-cell table:formula="of:=([.J162]-[.F162])/[.F162]" office:value-type="percentage" office:value="0" calcext:value-type="percentage">
            <text:p>0.00%</text:p>
          </table:table-cell>
          <table:table-cell table:formula="of:=([.J162]-[.G162])/[.G162]" office:value-type="percentage" office:value="0" calcext:value-type="percentage">
            <text:p>0.00%</text:p>
          </table:table-cell>
          <table:table-cell table:formula="of:=([.J162]-[.H162])/[.H162]" office:value-type="percentage" office:value="0" calcext:value-type="percentage">
            <text:p>0.00%</text:p>
          </table:table-cell>
          <table:table-cell table:formula="of:=([.J162]-[.I162])/[.I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1" calcext:value-type="float">
            <text:p>381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" calcext:value-type="percentage">
            <text:p>0.00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" calcext:value-type="percentage">
            <text:p>0.00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" calcext:value-type="percentage">
            <text:p>0.00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1" calcext:value-type="float">
            <text:p>381</text:p>
          </table:table-cell>
          <table:table-cell table:formula="of:=([.J164]-[.A164])/[.A164]" office:value-type="percentage" office:value="0" calcext:value-type="percentage">
            <text:p>0.00%</text:p>
          </table:table-cell>
          <table:table-cell table:formula="of:=([.J164]-[.B164])/[.B164]" office:value-type="percentage" office:value="0" calcext:value-type="percentage">
            <text:p>0.00%</text:p>
          </table:table-cell>
          <table:table-cell table:formula="of:=([.J164]-[.C164])/[.C164]" office:value-type="percentage" office:value="0" calcext:value-type="percentage">
            <text:p>0.00%</text:p>
          </table:table-cell>
          <table:table-cell table:formula="of:=([.J164]-[.D164])/[.D164]" office:value-type="percentage" office:value="0" calcext:value-type="percentage">
            <text:p>0.00%</text:p>
          </table:table-cell>
          <table:table-cell table:formula="of:=([.J164]-[.E164])/[.E164]" office:value-type="percentage" office:value="0" calcext:value-type="percentage">
            <text:p>0.00%</text:p>
          </table:table-cell>
          <table:table-cell table:formula="of:=([.J164]-[.F164])/[.F164]" office:value-type="percentage" office:value="0" calcext:value-type="percentage">
            <text:p>0.00%</text:p>
          </table:table-cell>
          <table:table-cell table:formula="of:=([.J164]-[.G164])/[.G164]" office:value-type="percentage" office:value="0" calcext:value-type="percentage">
            <text:p>0.00%</text:p>
          </table:table-cell>
          <table:table-cell table:formula="of:=([.J164]-[.H164])/[.H164]" office:value-type="percentage" office:value="0" calcext:value-type="percentage">
            <text:p>0.00%</text:p>
          </table:table-cell>
          <table:table-cell table:formula="of:=([.J164]-[.I164])/[.I1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5]-[.A165])/[.A165]" office:value-type="percentage" office:value="0" calcext:value-type="percentage">
            <text:p>0.00%</text:p>
          </table:table-cell>
          <table:table-cell table:formula="of:=([.J165]-[.B165])/[.B165]" office:value-type="percentage" office:value="0" calcext:value-type="percentage">
            <text:p>0.00%</text:p>
          </table:table-cell>
          <table:table-cell table:formula="of:=([.J165]-[.C165])/[.C165]" office:value-type="percentage" office:value="0" calcext:value-type="percentage">
            <text:p>0.00%</text:p>
          </table:table-cell>
          <table:table-cell table:formula="of:=([.J165]-[.D165])/[.D165]" office:value-type="percentage" office:value="0" calcext:value-type="percentage">
            <text:p>0.00%</text:p>
          </table:table-cell>
          <table:table-cell table:formula="of:=([.J165]-[.E165])/[.E165]" office:value-type="percentage" office:value="0" calcext:value-type="percentage">
            <text:p>0.00%</text:p>
          </table:table-cell>
          <table:table-cell table:formula="of:=([.J165]-[.F165])/[.F165]" office:value-type="percentage" office:value="0" calcext:value-type="percentage">
            <text:p>0.00%</text:p>
          </table:table-cell>
          <table:table-cell table:formula="of:=([.J165]-[.G165])/[.G165]" office:value-type="percentage" office:value="0" calcext:value-type="percentage">
            <text:p>0.00%</text:p>
          </table:table-cell>
          <table:table-cell table:formula="of:=([.J165]-[.H165])/[.H165]" office:value-type="percentage" office:value="0" calcext:value-type="percentage">
            <text:p>0.00%</text:p>
          </table:table-cell>
          <table:table-cell table:formula="of:=([.J165]-[.I165])/[.I1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48.8" calcext:value-type="float">
            <text:p>348.8</text:p>
          </table:table-cell>
          <table:table-cell office:value-type="float" office:value="348.9" calcext:value-type="float">
            <text:p>348.9</text:p>
          </table:table-cell>
          <table:table-cell office:value-type="float" office:value="348.6" calcext:value-type="float">
            <text:p>348.6</text:p>
          </table:table-cell>
          <table:table-cell office:value-type="float" office:value="348.9" calcext:value-type="float">
            <text:p>348.9</text:p>
          </table:table-cell>
          <table:table-cell office:value-type="float" office:value="348.8" calcext:value-type="float">
            <text:p>348.8</text:p>
          </table:table-cell>
          <table:table-cell office:value-type="float" office:value="349" calcext:value-type="float">
            <text:p>349</text:p>
          </table:table-cell>
          <table:table-cell office:value-type="float" office:value="348.9" calcext:value-type="float">
            <text:p>348.9</text:p>
          </table:table-cell>
          <table:table-cell table:number-columns-repeated="2" office:value-type="float" office:value="349" calcext:value-type="float">
            <text:p>349</text:p>
          </table:table-cell>
          <table:table-cell table:formula="of:=([.J166]-[.A166])/[.A166]" office:value-type="percentage" office:value="0.000573394495412811" calcext:value-type="percentage">
            <text:p>0.06%</text:p>
          </table:table-cell>
          <table:table-cell table:formula="of:=([.J166]-[.B166])/[.B166]" office:value-type="percentage" office:value="0.000573394495412811" calcext:value-type="percentage">
            <text:p>0.06%</text:p>
          </table:table-cell>
          <table:table-cell table:formula="of:=([.J166]-[.C166])/[.C166]" office:value-type="percentage" office:value="0.00028661507595306" calcext:value-type="percentage">
            <text:p>0.03%</text:p>
          </table:table-cell>
          <table:table-cell table:formula="of:=([.J166]-[.D166])/[.D166]" office:value-type="percentage" office:value="0.0011474469305794" calcext:value-type="percentage">
            <text:p>0.11%</text:p>
          </table:table-cell>
          <table:table-cell table:formula="of:=([.J166]-[.E166])/[.E166]" office:value-type="percentage" office:value="0.00028661507595306" calcext:value-type="percentage">
            <text:p>0.03%</text:p>
          </table:table-cell>
          <table:table-cell table:formula="of:=([.J166]-[.F166])/[.F166]" office:value-type="percentage" office:value="0.000573394495412811" calcext:value-type="percentage">
            <text:p>0.06%</text:p>
          </table:table-cell>
          <table:table-cell table:formula="of:=([.J166]-[.G166])/[.G166]" office:value-type="percentage" office:value="0" calcext:value-type="percentage">
            <text:p>0.00%</text:p>
          </table:table-cell>
          <table:table-cell table:formula="of:=([.J166]-[.H166])/[.H166]" office:value-type="percentage" office:value="0.00028661507595306" calcext:value-type="percentage">
            <text:p>0.03%</text:p>
          </table:table-cell>
          <table:table-cell table:formula="of:=([.J166]-[.I166])/[.I1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7]-[.A167])/[.A167]" office:value-type="percentage" office:value="0" calcext:value-type="percentage">
            <text:p>0.00%</text:p>
          </table:table-cell>
          <table:table-cell table:formula="of:=([.J167]-[.B167])/[.B167]" office:value-type="percentage" office:value="0" calcext:value-type="percentage">
            <text:p>0.00%</text:p>
          </table:table-cell>
          <table:table-cell table:formula="of:=([.J167]-[.C167])/[.C167]" office:value-type="percentage" office:value="0" calcext:value-type="percentage">
            <text:p>0.00%</text:p>
          </table:table-cell>
          <table:table-cell table:formula="of:=([.J167]-[.D167])/[.D167]" office:value-type="percentage" office:value="0" calcext:value-type="percentage">
            <text:p>0.00%</text:p>
          </table:table-cell>
          <table:table-cell table:formula="of:=([.J167]-[.E167])/[.E167]" office:value-type="percentage" office:value="0" calcext:value-type="percentage">
            <text:p>0.00%</text:p>
          </table:table-cell>
          <table:table-cell table:formula="of:=([.J167]-[.F167])/[.F167]" office:value-type="percentage" office:value="0" calcext:value-type="percentage">
            <text:p>0.00%</text:p>
          </table:table-cell>
          <table:table-cell table:formula="of:=([.J167]-[.G167])/[.G167]" office:value-type="percentage" office:value="0" calcext:value-type="percentage">
            <text:p>0.00%</text:p>
          </table:table-cell>
          <table:table-cell table:formula="of:=([.J167]-[.H167])/[.H167]" office:value-type="percentage" office:value="0" calcext:value-type="percentage">
            <text:p>0.00%</text:p>
          </table:table-cell>
          <table:table-cell table:formula="of:=([.J167]-[.I167])/[.I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8]-[.A168])/[.A168]" office:value-type="percentage" office:value="0" calcext:value-type="percentage">
            <text:p>0.00%</text:p>
          </table:table-cell>
          <table:table-cell table:formula="of:=([.J168]-[.B168])/[.B168]" office:value-type="percentage" office:value="0" calcext:value-type="percentage">
            <text:p>0.00%</text:p>
          </table:table-cell>
          <table:table-cell table:formula="of:=([.J168]-[.C168])/[.C168]" office:value-type="percentage" office:value="0" calcext:value-type="percentage">
            <text:p>0.00%</text:p>
          </table:table-cell>
          <table:table-cell table:formula="of:=([.J168]-[.D168])/[.D168]" office:value-type="percentage" office:value="0" calcext:value-type="percentage">
            <text:p>0.00%</text:p>
          </table:table-cell>
          <table:table-cell table:formula="of:=([.J168]-[.E168])/[.E168]" office:value-type="percentage" office:value="0" calcext:value-type="percentage">
            <text:p>0.00%</text:p>
          </table:table-cell>
          <table:table-cell table:formula="of:=([.J168]-[.F168])/[.F168]" office:value-type="percentage" office:value="0" calcext:value-type="percentage">
            <text:p>0.00%</text:p>
          </table:table-cell>
          <table:table-cell table:formula="of:=([.J168]-[.G168])/[.G168]" office:value-type="percentage" office:value="0" calcext:value-type="percentage">
            <text:p>0.00%</text:p>
          </table:table-cell>
          <table:table-cell table:formula="of:=([.J168]-[.H168])/[.H168]" office:value-type="percentage" office:value="0" calcext:value-type="percentage">
            <text:p>0.00%</text:p>
          </table:table-cell>
          <table:table-cell table:formula="of:=([.J168]-[.I168])/[.I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9]-[.A169])/[.A169]" office:value-type="percentage" office:value="0" calcext:value-type="percentage">
            <text:p>0.00%</text:p>
          </table:table-cell>
          <table:table-cell table:formula="of:=([.J169]-[.B169])/[.B169]" office:value-type="percentage" office:value="0" calcext:value-type="percentage">
            <text:p>0.00%</text:p>
          </table:table-cell>
          <table:table-cell table:formula="of:=([.J169]-[.C169])/[.C169]" office:value-type="percentage" office:value="0" calcext:value-type="percentage">
            <text:p>0.00%</text:p>
          </table:table-cell>
          <table:table-cell table:formula="of:=([.J169]-[.D169])/[.D169]" office:value-type="percentage" office:value="0" calcext:value-type="percentage">
            <text:p>0.00%</text:p>
          </table:table-cell>
          <table:table-cell table:formula="of:=([.J169]-[.E169])/[.E169]" office:value-type="percentage" office:value="0" calcext:value-type="percentage">
            <text:p>0.00%</text:p>
          </table:table-cell>
          <table:table-cell table:formula="of:=([.J169]-[.F169])/[.F169]" office:value-type="percentage" office:value="0" calcext:value-type="percentage">
            <text:p>0.00%</text:p>
          </table:table-cell>
          <table:table-cell table:formula="of:=([.J169]-[.G169])/[.G169]" office:value-type="percentage" office:value="0" calcext:value-type="percentage">
            <text:p>0.00%</text:p>
          </table:table-cell>
          <table:table-cell table:formula="of:=([.J169]-[.H169])/[.H169]" office:value-type="percentage" office:value="0" calcext:value-type="percentage">
            <text:p>0.00%</text:p>
          </table:table-cell>
          <table:table-cell table:formula="of:=([.J169]-[.I169])/[.I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4" calcext:value-type="float">
            <text:p>384</text:p>
          </table:table-cell>
          <table:table-cell table:formula="of:=([.J170]-[.A170])/[.A170]" office:value-type="percentage" office:value="0" calcext:value-type="percentage">
            <text:p>0.00%</text:p>
          </table:table-cell>
          <table:table-cell table:formula="of:=([.J170]-[.B170])/[.B170]" office:value-type="percentage" office:value="0" calcext:value-type="percentage">
            <text:p>0.00%</text:p>
          </table:table-cell>
          <table:table-cell table:formula="of:=([.J170]-[.C170])/[.C170]" office:value-type="percentage" office:value="0" calcext:value-type="percentage">
            <text:p>0.00%</text:p>
          </table:table-cell>
          <table:table-cell table:formula="of:=([.J170]-[.D170])/[.D170]" office:value-type="percentage" office:value="0" calcext:value-type="percentage">
            <text:p>0.00%</text:p>
          </table:table-cell>
          <table:table-cell table:formula="of:=([.J170]-[.E170])/[.E170]" office:value-type="percentage" office:value="0" calcext:value-type="percentage">
            <text:p>0.00%</text:p>
          </table:table-cell>
          <table:table-cell table:formula="of:=([.J170]-[.F170])/[.F170]" office:value-type="percentage" office:value="0" calcext:value-type="percentage">
            <text:p>0.00%</text:p>
          </table:table-cell>
          <table:table-cell table:formula="of:=([.J170]-[.G170])/[.G170]" office:value-type="percentage" office:value="0" calcext:value-type="percentage">
            <text:p>0.00%</text:p>
          </table:table-cell>
          <table:table-cell table:formula="of:=([.J170]-[.H170])/[.H170]" office:value-type="percentage" office:value="0" calcext:value-type="percentage">
            <text:p>0.00%</text:p>
          </table:table-cell>
          <table:table-cell table:formula="of:=([.J170]-[.I170])/[.I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5" calcext:value-type="float">
            <text:p>385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6" calcext:value-type="float">
            <text:p>386</text:p>
          </table:table-cell>
          <table:table-cell table:formula="of:=([.J172]-[.A172])/[.A172]" office:value-type="percentage" office:value="0" calcext:value-type="percentage">
            <text:p>0.00%</text:p>
          </table:table-cell>
          <table:table-cell table:formula="of:=([.J172]-[.B172])/[.B172]" office:value-type="percentage" office:value="0" calcext:value-type="percentage">
            <text:p>0.00%</text:p>
          </table:table-cell>
          <table:table-cell table:formula="of:=([.J172]-[.C172])/[.C172]" office:value-type="percentage" office:value="0" calcext:value-type="percentage">
            <text:p>0.00%</text:p>
          </table:table-cell>
          <table:table-cell table:formula="of:=([.J172]-[.D172])/[.D172]" office:value-type="percentage" office:value="0" calcext:value-type="percentage">
            <text:p>0.00%</text:p>
          </table:table-cell>
          <table:table-cell table:formula="of:=([.J172]-[.E172])/[.E172]" office:value-type="percentage" office:value="0" calcext:value-type="percentage">
            <text:p>0.00%</text:p>
          </table:table-cell>
          <table:table-cell table:formula="of:=([.J172]-[.F172])/[.F172]" office:value-type="percentage" office:value="0" calcext:value-type="percentage">
            <text:p>0.00%</text:p>
          </table:table-cell>
          <table:table-cell table:formula="of:=([.J172]-[.G172])/[.G172]" office:value-type="percentage" office:value="0" calcext:value-type="percentage">
            <text:p>0.00%</text:p>
          </table:table-cell>
          <table:table-cell table:formula="of:=([.J172]-[.H172])/[.H172]" office:value-type="percentage" office:value="0" calcext:value-type="percentage">
            <text:p>0.00%</text:p>
          </table:table-cell>
          <table:table-cell table:formula="of:=([.J172]-[.I172])/[.I1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8.6" calcext:value-type="float">
            <text:p>378.6</text:p>
          </table:table-cell>
          <table:table-cell office:value-type="float" office:value="381.5" calcext:value-type="float">
            <text:p>381.5</text:p>
          </table:table-cell>
          <table:table-cell office:value-type="float" office:value="382.3" calcext:value-type="float">
            <text:p>382.3</text:p>
          </table:table-cell>
          <table:table-cell office:value-type="float" office:value="382.5" calcext:value-type="float">
            <text:p>382.5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5" calcext:value-type="float">
            <text:p>383.5</text:p>
          </table:table-cell>
          <table:table-cell office:value-type="float" office:value="384.5" calcext:value-type="float">
            <text:p>384.5</text:p>
          </table:table-cell>
          <table:table-cell office:value-type="float" office:value="384.9" calcext:value-type="float">
            <text:p>384.9</text:p>
          </table:table-cell>
          <table:table-cell office:value-type="float" office:value="379.1" calcext:value-type="float">
            <text:p>379.1</text:p>
          </table:table-cell>
          <table:table-cell office:value-type="float" office:value="387" calcext:value-type="float">
            <text:p>387</text:p>
          </table:table-cell>
          <table:table-cell table:formula="of:=([.J173]-[.A173])/[.A173]" office:value-type="percentage" office:value="0.0221870047543581" calcext:value-type="percentage">
            <text:p>2.22%</text:p>
          </table:table-cell>
          <table:table-cell table:formula="of:=([.J173]-[.B173])/[.B173]" office:value-type="percentage" office:value="0.0144167758846658" calcext:value-type="percentage">
            <text:p>1.44%</text:p>
          </table:table-cell>
          <table:table-cell table:formula="of:=([.J173]-[.C173])/[.C173]" office:value-type="percentage" office:value="0.0122940099398378" calcext:value-type="percentage">
            <text:p>1.23%</text:p>
          </table:table-cell>
          <table:table-cell table:formula="of:=([.J173]-[.D173])/[.D173]" office:value-type="percentage" office:value="0.0117647058823529" calcext:value-type="percentage">
            <text:p>1.18%</text:p>
          </table:table-cell>
          <table:table-cell table:formula="of:=([.J173]-[.E173])/[.E173]" office:value-type="percentage" office:value="0.00991649269311068" calcext:value-type="percentage">
            <text:p>0.99%</text:p>
          </table:table-cell>
          <table:table-cell table:formula="of:=([.J173]-[.F173])/[.F173]" office:value-type="percentage" office:value="0.0091264667535854" calcext:value-type="percentage">
            <text:p>0.91%</text:p>
          </table:table-cell>
          <table:table-cell table:formula="of:=([.J173]-[.G173])/[.G173]" office:value-type="percentage" office:value="0.00650195058517555" calcext:value-type="percentage">
            <text:p>0.65%</text:p>
          </table:table-cell>
          <table:table-cell table:formula="of:=([.J173]-[.H173])/[.H173]" office:value-type="percentage" office:value="0.00545596258768517" calcext:value-type="percentage">
            <text:p>0.55%</text:p>
          </table:table-cell>
          <table:table-cell table:formula="of:=([.J173]-[.I173])/[.I173]" office:value-type="percentage" office:value="0.0208388288050646" calcext:value-type="percentage">
            <text:p>2.08%</text:p>
          </table:table-cell>
        </table:table-row>
        <table:table-row table:style-name="ro1">
          <table:table-cell table:number-columns-repeated="10" office:value-type="float" office:value="387" calcext:value-type="float">
            <text:p>387</text:p>
          </table:table-cell>
          <table:table-cell table:formula="of:=([.J174]-[.A174])/[.A174]" office:value-type="percentage" office:value="0" calcext:value-type="percentage">
            <text:p>0.00%</text:p>
          </table:table-cell>
          <table:table-cell table:formula="of:=([.J174]-[.B174])/[.B174]" office:value-type="percentage" office:value="0" calcext:value-type="percentage">
            <text:p>0.00%</text:p>
          </table:table-cell>
          <table:table-cell table:formula="of:=([.J174]-[.C174])/[.C174]" office:value-type="percentage" office:value="0" calcext:value-type="percentage">
            <text:p>0.00%</text:p>
          </table:table-cell>
          <table:table-cell table:formula="of:=([.J174]-[.D174])/[.D174]" office:value-type="percentage" office:value="0" calcext:value-type="percentage">
            <text:p>0.00%</text:p>
          </table:table-cell>
          <table:table-cell table:formula="of:=([.J174]-[.E174])/[.E174]" office:value-type="percentage" office:value="0" calcext:value-type="percentage">
            <text:p>0.00%</text:p>
          </table:table-cell>
          <table:table-cell table:formula="of:=([.J174]-[.F174])/[.F174]" office:value-type="percentage" office:value="0" calcext:value-type="percentage">
            <text:p>0.00%</text:p>
          </table:table-cell>
          <table:table-cell table:formula="of:=([.J174]-[.G174])/[.G174]" office:value-type="percentage" office:value="0" calcext:value-type="percentage">
            <text:p>0.00%</text:p>
          </table:table-cell>
          <table:table-cell table:formula="of:=([.J174]-[.H174])/[.H174]" office:value-type="percentage" office:value="0" calcext:value-type="percentage">
            <text:p>0.00%</text:p>
          </table:table-cell>
          <table:table-cell table:formula="of:=([.J174]-[.I174])/[.I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5]-[.A175])/[.A175]" office:value-type="percentage" office:value="0" calcext:value-type="percentage">
            <text:p>0.00%</text:p>
          </table:table-cell>
          <table:table-cell table:formula="of:=([.J175]-[.B175])/[.B175]" office:value-type="percentage" office:value="0" calcext:value-type="percentage">
            <text:p>0.00%</text:p>
          </table:table-cell>
          <table:table-cell table:formula="of:=([.J175]-[.C175])/[.C175]" office:value-type="percentage" office:value="0" calcext:value-type="percentage">
            <text:p>0.00%</text:p>
          </table:table-cell>
          <table:table-cell table:formula="of:=([.J175]-[.D175])/[.D175]" office:value-type="percentage" office:value="0" calcext:value-type="percentage">
            <text:p>0.00%</text:p>
          </table:table-cell>
          <table:table-cell table:formula="of:=([.J175]-[.E175])/[.E175]" office:value-type="percentage" office:value="0" calcext:value-type="percentage">
            <text:p>0.00%</text:p>
          </table:table-cell>
          <table:table-cell table:formula="of:=([.J175]-[.F175])/[.F175]" office:value-type="percentage" office:value="0" calcext:value-type="percentage">
            <text:p>0.00%</text:p>
          </table:table-cell>
          <table:table-cell table:formula="of:=([.J175]-[.G175])/[.G175]" office:value-type="percentage" office:value="0" calcext:value-type="percentage">
            <text:p>0.00%</text:p>
          </table:table-cell>
          <table:table-cell table:formula="of:=([.J175]-[.H175])/[.H175]" office:value-type="percentage" office:value="0" calcext:value-type="percentage">
            <text:p>0.00%</text:p>
          </table:table-cell>
          <table:table-cell table:formula="of:=([.J175]-[.I175])/[.I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6]-[.A176])/[.A176]" office:value-type="percentage" office:value="0" calcext:value-type="percentage">
            <text:p>0.00%</text:p>
          </table:table-cell>
          <table:table-cell table:formula="of:=([.J176]-[.B176])/[.B176]" office:value-type="percentage" office:value="0" calcext:value-type="percentage">
            <text:p>0.00%</text:p>
          </table:table-cell>
          <table:table-cell table:formula="of:=([.J176]-[.C176])/[.C176]" office:value-type="percentage" office:value="0" calcext:value-type="percentage">
            <text:p>0.00%</text:p>
          </table:table-cell>
          <table:table-cell table:formula="of:=([.J176]-[.D176])/[.D176]" office:value-type="percentage" office:value="0" calcext:value-type="percentage">
            <text:p>0.00%</text:p>
          </table:table-cell>
          <table:table-cell table:formula="of:=([.J176]-[.E176])/[.E176]" office:value-type="percentage" office:value="0" calcext:value-type="percentage">
            <text:p>0.00%</text:p>
          </table:table-cell>
          <table:table-cell table:formula="of:=([.J176]-[.F176])/[.F176]" office:value-type="percentage" office:value="0" calcext:value-type="percentage">
            <text:p>0.00%</text:p>
          </table:table-cell>
          <table:table-cell table:formula="of:=([.J176]-[.G176])/[.G176]" office:value-type="percentage" office:value="0" calcext:value-type="percentage">
            <text:p>0.00%</text:p>
          </table:table-cell>
          <table:table-cell table:formula="of:=([.J176]-[.H176])/[.H176]" office:value-type="percentage" office:value="0" calcext:value-type="percentage">
            <text:p>0.00%</text:p>
          </table:table-cell>
          <table:table-cell table:formula="of:=([.J176]-[.I176])/[.I1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7]-[.A177])/[.A177]" office:value-type="percentage" office:value="0" calcext:value-type="percentage">
            <text:p>0.00%</text:p>
          </table:table-cell>
          <table:table-cell table:formula="of:=([.J177]-[.B177])/[.B177]" office:value-type="percentage" office:value="0" calcext:value-type="percentage">
            <text:p>0.00%</text:p>
          </table:table-cell>
          <table:table-cell table:formula="of:=([.J177]-[.C177])/[.C177]" office:value-type="percentage" office:value="0" calcext:value-type="percentage">
            <text:p>0.00%</text:p>
          </table:table-cell>
          <table:table-cell table:formula="of:=([.J177]-[.D177])/[.D177]" office:value-type="percentage" office:value="0" calcext:value-type="percentage">
            <text:p>0.00%</text:p>
          </table:table-cell>
          <table:table-cell table:formula="of:=([.J177]-[.E177])/[.E177]" office:value-type="percentage" office:value="0" calcext:value-type="percentage">
            <text:p>0.00%</text:p>
          </table:table-cell>
          <table:table-cell table:formula="of:=([.J177]-[.F177])/[.F177]" office:value-type="percentage" office:value="0" calcext:value-type="percentage">
            <text:p>0.00%</text:p>
          </table:table-cell>
          <table:table-cell table:formula="of:=([.J177]-[.G177])/[.G177]" office:value-type="percentage" office:value="0" calcext:value-type="percentage">
            <text:p>0.00%</text:p>
          </table:table-cell>
          <table:table-cell table:formula="of:=([.J177]-[.H177])/[.H177]" office:value-type="percentage" office:value="0" calcext:value-type="percentage">
            <text:p>0.00%</text:p>
          </table:table-cell>
          <table:table-cell table:formula="of:=([.J177]-[.I177])/[.I1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8]-[.A178])/[.A178]" office:value-type="percentage" office:value="0" calcext:value-type="percentage">
            <text:p>0.00%</text:p>
          </table:table-cell>
          <table:table-cell table:formula="of:=([.J178]-[.B178])/[.B178]" office:value-type="percentage" office:value="0" calcext:value-type="percentage">
            <text:p>0.00%</text:p>
          </table:table-cell>
          <table:table-cell table:formula="of:=([.J178]-[.C178])/[.C178]" office:value-type="percentage" office:value="0" calcext:value-type="percentage">
            <text:p>0.00%</text:p>
          </table:table-cell>
          <table:table-cell table:formula="of:=([.J178]-[.D178])/[.D178]" office:value-type="percentage" office:value="0" calcext:value-type="percentage">
            <text:p>0.00%</text:p>
          </table:table-cell>
          <table:table-cell table:formula="of:=([.J178]-[.E178])/[.E178]" office:value-type="percentage" office:value="0" calcext:value-type="percentage">
            <text:p>0.00%</text:p>
          </table:table-cell>
          <table:table-cell table:formula="of:=([.J178]-[.F178])/[.F178]" office:value-type="percentage" office:value="0" calcext:value-type="percentage">
            <text:p>0.00%</text:p>
          </table:table-cell>
          <table:table-cell table:formula="of:=([.J178]-[.G178])/[.G178]" office:value-type="percentage" office:value="0" calcext:value-type="percentage">
            <text:p>0.00%</text:p>
          </table:table-cell>
          <table:table-cell table:formula="of:=([.J178]-[.H178])/[.H178]" office:value-type="percentage" office:value="0" calcext:value-type="percentage">
            <text:p>0.00%</text:p>
          </table:table-cell>
          <table:table-cell table:formula="of:=([.J178]-[.I178])/[.I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2" calcext:value-type="float">
            <text:p>392</text:p>
          </table:table-cell>
          <table:table-cell table:formula="of:=([.J179]-[.A179])/[.A179]" office:value-type="percentage" office:value="0" calcext:value-type="percentage">
            <text:p>0.00%</text:p>
          </table:table-cell>
          <table:table-cell table:formula="of:=([.J179]-[.B179])/[.B179]" office:value-type="percentage" office:value="0" calcext:value-type="percentage">
            <text:p>0.00%</text:p>
          </table:table-cell>
          <table:table-cell table:formula="of:=([.J179]-[.C179])/[.C179]" office:value-type="percentage" office:value="0" calcext:value-type="percentage">
            <text:p>0.00%</text:p>
          </table:table-cell>
          <table:table-cell table:formula="of:=([.J179]-[.D179])/[.D179]" office:value-type="percentage" office:value="0" calcext:value-type="percentage">
            <text:p>0.00%</text:p>
          </table:table-cell>
          <table:table-cell table:formula="of:=([.J179]-[.E179])/[.E179]" office:value-type="percentage" office:value="0" calcext:value-type="percentage">
            <text:p>0.00%</text:p>
          </table:table-cell>
          <table:table-cell table:formula="of:=([.J179]-[.F179])/[.F179]" office:value-type="percentage" office:value="0" calcext:value-type="percentage">
            <text:p>0.00%</text:p>
          </table:table-cell>
          <table:table-cell table:formula="of:=([.J179]-[.G179])/[.G179]" office:value-type="percentage" office:value="0" calcext:value-type="percentage">
            <text:p>0.00%</text:p>
          </table:table-cell>
          <table:table-cell table:formula="of:=([.J179]-[.H179])/[.H179]" office:value-type="percentage" office:value="0" calcext:value-type="percentage">
            <text:p>0.00%</text:p>
          </table:table-cell>
          <table:table-cell table:formula="of:=([.J179]-[.I179])/[.I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3" calcext:value-type="float">
            <text:p>393</text:p>
          </table:table-cell>
          <table:table-cell table:formula="of:=([.J180]-[.A180])/[.A180]" office:value-type="percentage" office:value="0" calcext:value-type="percentage">
            <text:p>0.00%</text:p>
          </table:table-cell>
          <table:table-cell table:formula="of:=([.J180]-[.B180])/[.B180]" office:value-type="percentage" office:value="0" calcext:value-type="percentage">
            <text:p>0.00%</text:p>
          </table:table-cell>
          <table:table-cell table:formula="of:=([.J180]-[.C180])/[.C180]" office:value-type="percentage" office:value="0" calcext:value-type="percentage">
            <text:p>0.00%</text:p>
          </table:table-cell>
          <table:table-cell table:formula="of:=([.J180]-[.D180])/[.D180]" office:value-type="percentage" office:value="0" calcext:value-type="percentage">
            <text:p>0.00%</text:p>
          </table:table-cell>
          <table:table-cell table:formula="of:=([.J180]-[.E180])/[.E180]" office:value-type="percentage" office:value="0" calcext:value-type="percentage">
            <text:p>0.00%</text:p>
          </table:table-cell>
          <table:table-cell table:formula="of:=([.J180]-[.F180])/[.F180]" office:value-type="percentage" office:value="0" calcext:value-type="percentage">
            <text:p>0.00%</text:p>
          </table:table-cell>
          <table:table-cell table:formula="of:=([.J180]-[.G180])/[.G180]" office:value-type="percentage" office:value="0" calcext:value-type="percentage">
            <text:p>0.00%</text:p>
          </table:table-cell>
          <table:table-cell table:formula="of:=([.J180]-[.H180])/[.H180]" office:value-type="percentage" office:value="0" calcext:value-type="percentage">
            <text:p>0.00%</text:p>
          </table:table-cell>
          <table:table-cell table:formula="of:=([.J180]-[.I180])/[.I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4" calcext:value-type="float">
            <text:p>394</text:p>
          </table:table-cell>
          <table:table-cell table:formula="of:=([.J181]-[.A181])/[.A181]" office:value-type="percentage" office:value="0" calcext:value-type="percentage">
            <text:p>0.00%</text:p>
          </table:table-cell>
          <table:table-cell table:formula="of:=([.J181]-[.B181])/[.B181]" office:value-type="percentage" office:value="0" calcext:value-type="percentage">
            <text:p>0.00%</text:p>
          </table:table-cell>
          <table:table-cell table:formula="of:=([.J181]-[.C181])/[.C181]" office:value-type="percentage" office:value="0" calcext:value-type="percentage">
            <text:p>0.00%</text:p>
          </table:table-cell>
          <table:table-cell table:formula="of:=([.J181]-[.D181])/[.D181]" office:value-type="percentage" office:value="0" calcext:value-type="percentage">
            <text:p>0.00%</text:p>
          </table:table-cell>
          <table:table-cell table:formula="of:=([.J181]-[.E181])/[.E181]" office:value-type="percentage" office:value="0" calcext:value-type="percentage">
            <text:p>0.00%</text:p>
          </table:table-cell>
          <table:table-cell table:formula="of:=([.J181]-[.F181])/[.F181]" office:value-type="percentage" office:value="0" calcext:value-type="percentage">
            <text:p>0.00%</text:p>
          </table:table-cell>
          <table:table-cell table:formula="of:=([.J181]-[.G181])/[.G181]" office:value-type="percentage" office:value="0" calcext:value-type="percentage">
            <text:p>0.00%</text:p>
          </table:table-cell>
          <table:table-cell table:formula="of:=([.J181]-[.H181])/[.H181]" office:value-type="percentage" office:value="0" calcext:value-type="percentage">
            <text:p>0.00%</text:p>
          </table:table-cell>
          <table:table-cell table:formula="of:=([.J181]-[.I181])/[.I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6" calcext:value-type="float">
            <text:p>396</text:p>
          </table:table-cell>
          <table:table-cell table:formula="of:=([.J182]-[.A182])/[.A182]" office:value-type="percentage" office:value="0" calcext:value-type="percentage">
            <text:p>0.00%</text:p>
          </table:table-cell>
          <table:table-cell table:formula="of:=([.J182]-[.B182])/[.B182]" office:value-type="percentage" office:value="0" calcext:value-type="percentage">
            <text:p>0.00%</text:p>
          </table:table-cell>
          <table:table-cell table:formula="of:=([.J182]-[.C182])/[.C182]" office:value-type="percentage" office:value="0" calcext:value-type="percentage">
            <text:p>0.00%</text:p>
          </table:table-cell>
          <table:table-cell table:formula="of:=([.J182]-[.D182])/[.D182]" office:value-type="percentage" office:value="0" calcext:value-type="percentage">
            <text:p>0.00%</text:p>
          </table:table-cell>
          <table:table-cell table:formula="of:=([.J182]-[.E182])/[.E182]" office:value-type="percentage" office:value="0" calcext:value-type="percentage">
            <text:p>0.00%</text:p>
          </table:table-cell>
          <table:table-cell table:formula="of:=([.J182]-[.F182])/[.F182]" office:value-type="percentage" office:value="0" calcext:value-type="percentage">
            <text:p>0.00%</text:p>
          </table:table-cell>
          <table:table-cell table:formula="of:=([.J182]-[.G182])/[.G182]" office:value-type="percentage" office:value="0" calcext:value-type="percentage">
            <text:p>0.00%</text:p>
          </table:table-cell>
          <table:table-cell table:formula="of:=([.J182]-[.H182])/[.H182]" office:value-type="percentage" office:value="0" calcext:value-type="percentage">
            <text:p>0.00%</text:p>
          </table:table-cell>
          <table:table-cell table:formula="of:=([.J182]-[.I182])/[.I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7" calcext:value-type="float">
            <text:p>397</text:p>
          </table:table-cell>
          <table:table-cell table:formula="of:=([.J183]-[.A183])/[.A183]" office:value-type="percentage" office:value="0" calcext:value-type="percentage">
            <text:p>0.00%</text:p>
          </table:table-cell>
          <table:table-cell table:formula="of:=([.J183]-[.B183])/[.B183]" office:value-type="percentage" office:value="0" calcext:value-type="percentage">
            <text:p>0.00%</text:p>
          </table:table-cell>
          <table:table-cell table:formula="of:=([.J183]-[.C183])/[.C183]" office:value-type="percentage" office:value="0" calcext:value-type="percentage">
            <text:p>0.00%</text:p>
          </table:table-cell>
          <table:table-cell table:formula="of:=([.J183]-[.D183])/[.D183]" office:value-type="percentage" office:value="0" calcext:value-type="percentage">
            <text:p>0.00%</text:p>
          </table:table-cell>
          <table:table-cell table:formula="of:=([.J183]-[.E183])/[.E183]" office:value-type="percentage" office:value="0" calcext:value-type="percentage">
            <text:p>0.00%</text:p>
          </table:table-cell>
          <table:table-cell table:formula="of:=([.J183]-[.F183])/[.F183]" office:value-type="percentage" office:value="0" calcext:value-type="percentage">
            <text:p>0.00%</text:p>
          </table:table-cell>
          <table:table-cell table:formula="of:=([.J183]-[.G183])/[.G183]" office:value-type="percentage" office:value="0" calcext:value-type="percentage">
            <text:p>0.00%</text:p>
          </table:table-cell>
          <table:table-cell table:formula="of:=([.J183]-[.H183])/[.H183]" office:value-type="percentage" office:value="0" calcext:value-type="percentage">
            <text:p>0.00%</text:p>
          </table:table-cell>
          <table:table-cell table:formula="of:=([.J183]-[.I183])/[.I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0" calcext:value-type="float">
            <text:p>400</text:p>
          </table:table-cell>
          <table:table-cell table:formula="of:=([.J184]-[.A184])/[.A184]" office:value-type="percentage" office:value="0" calcext:value-type="percentage">
            <text:p>0.00%</text:p>
          </table:table-cell>
          <table:table-cell table:formula="of:=([.J184]-[.B184])/[.B184]" office:value-type="percentage" office:value="0" calcext:value-type="percentage">
            <text:p>0.00%</text:p>
          </table:table-cell>
          <table:table-cell table:formula="of:=([.J184]-[.C184])/[.C184]" office:value-type="percentage" office:value="0" calcext:value-type="percentage">
            <text:p>0.00%</text:p>
          </table:table-cell>
          <table:table-cell table:formula="of:=([.J184]-[.D184])/[.D184]" office:value-type="percentage" office:value="0" calcext:value-type="percentage">
            <text:p>0.00%</text:p>
          </table:table-cell>
          <table:table-cell table:formula="of:=([.J184]-[.E184])/[.E184]" office:value-type="percentage" office:value="0" calcext:value-type="percentage">
            <text:p>0.00%</text:p>
          </table:table-cell>
          <table:table-cell table:formula="of:=([.J184]-[.F184])/[.F184]" office:value-type="percentage" office:value="0" calcext:value-type="percentage">
            <text:p>0.00%</text:p>
          </table:table-cell>
          <table:table-cell table:formula="of:=([.J184]-[.G184])/[.G184]" office:value-type="percentage" office:value="0" calcext:value-type="percentage">
            <text:p>0.00%</text:p>
          </table:table-cell>
          <table:table-cell table:formula="of:=([.J184]-[.H184])/[.H184]" office:value-type="percentage" office:value="0" calcext:value-type="percentage">
            <text:p>0.00%</text:p>
          </table:table-cell>
          <table:table-cell table:formula="of:=([.J184]-[.I184])/[.I1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2" calcext:value-type="float">
            <text:p>402</text:p>
          </table:table-cell>
          <table:table-cell table:formula="of:=([.J185]-[.A185])/[.A185]" office:value-type="percentage" office:value="0" calcext:value-type="percentage">
            <text:p>0.00%</text:p>
          </table:table-cell>
          <table:table-cell table:formula="of:=([.J185]-[.B185])/[.B185]" office:value-type="percentage" office:value="0" calcext:value-type="percentage">
            <text:p>0.00%</text:p>
          </table:table-cell>
          <table:table-cell table:formula="of:=([.J185]-[.C185])/[.C185]" office:value-type="percentage" office:value="0" calcext:value-type="percentage">
            <text:p>0.00%</text:p>
          </table:table-cell>
          <table:table-cell table:formula="of:=([.J185]-[.D185])/[.D185]" office:value-type="percentage" office:value="0" calcext:value-type="percentage">
            <text:p>0.00%</text:p>
          </table:table-cell>
          <table:table-cell table:formula="of:=([.J185]-[.E185])/[.E185]" office:value-type="percentage" office:value="0" calcext:value-type="percentage">
            <text:p>0.00%</text:p>
          </table:table-cell>
          <table:table-cell table:formula="of:=([.J185]-[.F185])/[.F185]" office:value-type="percentage" office:value="0" calcext:value-type="percentage">
            <text:p>0.00%</text:p>
          </table:table-cell>
          <table:table-cell table:formula="of:=([.J185]-[.G185])/[.G185]" office:value-type="percentage" office:value="0" calcext:value-type="percentage">
            <text:p>0.00%</text:p>
          </table:table-cell>
          <table:table-cell table:formula="of:=([.J185]-[.H185])/[.H185]" office:value-type="percentage" office:value="0" calcext:value-type="percentage">
            <text:p>0.00%</text:p>
          </table:table-cell>
          <table:table-cell table:formula="of:=([.J185]-[.I185])/[.I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.9" calcext:value-type="float">
            <text:p>392.9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2.7" calcext:value-type="float">
            <text:p>392.7</text:p>
          </table:table-cell>
          <table:table-cell office:value-type="float" office:value="393.8" calcext:value-type="float">
            <text:p>393.8</text:p>
          </table:table-cell>
          <table:table-cell office:value-type="float" office:value="395.3" calcext:value-type="float">
            <text:p>395.3</text:p>
          </table:table-cell>
          <table:table-cell office:value-type="float" office:value="394.8" calcext:value-type="float">
            <text:p>394.8</text:p>
          </table:table-cell>
          <table:table-cell office:value-type="float" office:value="393.5" calcext:value-type="float">
            <text:p>393.5</text:p>
          </table:table-cell>
          <table:table-cell office:value-type="float" office:value="389.8" calcext:value-type="float">
            <text:p>389.8</text:p>
          </table:table-cell>
          <table:table-cell office:value-type="float" office:value="406" calcext:value-type="float">
            <text:p>406</text:p>
          </table:table-cell>
          <table:table-cell table:formula="of:=([.J187]-[.A187])/[.A187]" office:value-type="percentage" office:value="0.0333418172562994" calcext:value-type="percentage">
            <text:p>3.33%</text:p>
          </table:table-cell>
          <table:table-cell table:formula="of:=([.J187]-[.B187])/[.B187]" office:value-type="percentage" office:value="0.0330788804071247" calcext:value-type="percentage">
            <text:p>3.31%</text:p>
          </table:table-cell>
          <table:table-cell table:formula="of:=([.J187]-[.C187])/[.C187]" office:value-type="percentage" office:value="0.0330788804071247" calcext:value-type="percentage">
            <text:p>3.31%</text:p>
          </table:table-cell>
          <table:table-cell table:formula="of:=([.J187]-[.D187])/[.D187]" office:value-type="percentage" office:value="0.0338680926916221" calcext:value-type="percentage">
            <text:p>3.39%</text:p>
          </table:table-cell>
          <table:table-cell table:formula="of:=([.J187]-[.E187])/[.E187]" office:value-type="percentage" office:value="0.0309801929913661" calcext:value-type="percentage">
            <text:p>3.10%</text:p>
          </table:table-cell>
          <table:table-cell table:formula="of:=([.J187]-[.F187])/[.F187]" office:value-type="percentage" office:value="0.0270680495825955" calcext:value-type="percentage">
            <text:p>2.71%</text:p>
          </table:table-cell>
          <table:table-cell table:formula="of:=([.J187]-[.G187])/[.G187]" office:value-type="percentage" office:value="0.0283687943262411" calcext:value-type="percentage">
            <text:p>2.84%</text:p>
          </table:table-cell>
          <table:table-cell table:formula="of:=([.J187]-[.H187])/[.H187]" office:value-type="percentage" office:value="0.0317662007623888" calcext:value-type="percentage">
            <text:p>3.18%</text:p>
          </table:table-cell>
          <table:table-cell table:formula="of:=([.J187]-[.I187])/[.I187]" office:value-type="percentage" office:value="0.0415597742432016" calcext:value-type="percentage">
            <text:p>4.16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8]-[.A188])/[.A188]" office:value-type="percentage" office:value="0" calcext:value-type="percentage">
            <text:p>0.00%</text:p>
          </table:table-cell>
          <table:table-cell table:formula="of:=([.J188]-[.B188])/[.B188]" office:value-type="percentage" office:value="0" calcext:value-type="percentage">
            <text:p>0.00%</text:p>
          </table:table-cell>
          <table:table-cell table:formula="of:=([.J188]-[.C188])/[.C188]" office:value-type="percentage" office:value="0" calcext:value-type="percentage">
            <text:p>0.00%</text:p>
          </table:table-cell>
          <table:table-cell table:formula="of:=([.J188]-[.D188])/[.D188]" office:value-type="percentage" office:value="0" calcext:value-type="percentage">
            <text:p>0.00%</text:p>
          </table:table-cell>
          <table:table-cell table:formula="of:=([.J188]-[.E188])/[.E188]" office:value-type="percentage" office:value="0" calcext:value-type="percentage">
            <text:p>0.00%</text:p>
          </table:table-cell>
          <table:table-cell table:formula="of:=([.J188]-[.F188])/[.F188]" office:value-type="percentage" office:value="0" calcext:value-type="percentage">
            <text:p>0.00%</text:p>
          </table:table-cell>
          <table:table-cell table:formula="of:=([.J188]-[.G188])/[.G188]" office:value-type="percentage" office:value="0" calcext:value-type="percentage">
            <text:p>0.00%</text:p>
          </table:table-cell>
          <table:table-cell table:formula="of:=([.J188]-[.H188])/[.H188]" office:value-type="percentage" office:value="0" calcext:value-type="percentage">
            <text:p>0.00%</text:p>
          </table:table-cell>
          <table:table-cell table:formula="of:=([.J188]-[.I188])/[.I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9]-[.A189])/[.A189]" office:value-type="percentage" office:value="0" calcext:value-type="percentage">
            <text:p>0.00%</text:p>
          </table:table-cell>
          <table:table-cell table:formula="of:=([.J189]-[.B189])/[.B189]" office:value-type="percentage" office:value="0" calcext:value-type="percentage">
            <text:p>0.00%</text:p>
          </table:table-cell>
          <table:table-cell table:formula="of:=([.J189]-[.C189])/[.C189]" office:value-type="percentage" office:value="0" calcext:value-type="percentage">
            <text:p>0.00%</text:p>
          </table:table-cell>
          <table:table-cell table:formula="of:=([.J189]-[.D189])/[.D189]" office:value-type="percentage" office:value="0" calcext:value-type="percentage">
            <text:p>0.00%</text:p>
          </table:table-cell>
          <table:table-cell table:formula="of:=([.J189]-[.E189])/[.E189]" office:value-type="percentage" office:value="0" calcext:value-type="percentage">
            <text:p>0.00%</text:p>
          </table:table-cell>
          <table:table-cell table:formula="of:=([.J189]-[.F189])/[.F189]" office:value-type="percentage" office:value="0" calcext:value-type="percentage">
            <text:p>0.00%</text:p>
          </table:table-cell>
          <table:table-cell table:formula="of:=([.J189]-[.G189])/[.G189]" office:value-type="percentage" office:value="0" calcext:value-type="percentage">
            <text:p>0.00%</text:p>
          </table:table-cell>
          <table:table-cell table:formula="of:=([.J189]-[.H189])/[.H189]" office:value-type="percentage" office:value="0" calcext:value-type="percentage">
            <text:p>0.00%</text:p>
          </table:table-cell>
          <table:table-cell table:formula="of:=([.J189]-[.I189])/[.I1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8" calcext:value-type="float">
            <text:p>408</text:p>
          </table:table-cell>
          <table:table-cell table:formula="of:=([.J190]-[.A190])/[.A190]" office:value-type="percentage" office:value="0" calcext:value-type="percentage">
            <text:p>0.00%</text:p>
          </table:table-cell>
          <table:table-cell table:formula="of:=([.J190]-[.B190])/[.B190]" office:value-type="percentage" office:value="0" calcext:value-type="percentage">
            <text:p>0.00%</text:p>
          </table:table-cell>
          <table:table-cell table:formula="of:=([.J190]-[.C190])/[.C190]" office:value-type="percentage" office:value="0" calcext:value-type="percentage">
            <text:p>0.00%</text:p>
          </table:table-cell>
          <table:table-cell table:formula="of:=([.J190]-[.D190])/[.D190]" office:value-type="percentage" office:value="0" calcext:value-type="percentage">
            <text:p>0.00%</text:p>
          </table:table-cell>
          <table:table-cell table:formula="of:=([.J190]-[.E190])/[.E190]" office:value-type="percentage" office:value="0" calcext:value-type="percentage">
            <text:p>0.00%</text:p>
          </table:table-cell>
          <table:table-cell table:formula="of:=([.J190]-[.F190])/[.F190]" office:value-type="percentage" office:value="0" calcext:value-type="percentage">
            <text:p>0.00%</text:p>
          </table:table-cell>
          <table:table-cell table:formula="of:=([.J190]-[.G190])/[.G190]" office:value-type="percentage" office:value="0" calcext:value-type="percentage">
            <text:p>0.00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8" calcext:value-type="float">
            <text:p>408</text:p>
          </table:table-cell>
          <table:table-cell table:formula="of:=([.J191]-[.A191])/[.A191]" office:value-type="percentage" office:value="0" calcext:value-type="percentage">
            <text:p>0.00%</text:p>
          </table:table-cell>
          <table:table-cell table:formula="of:=([.J191]-[.B191])/[.B191]" office:value-type="percentage" office:value="0" calcext:value-type="percentage">
            <text:p>0.00%</text:p>
          </table:table-cell>
          <table:table-cell table:formula="of:=([.J191]-[.C191])/[.C191]" office:value-type="percentage" office:value="0" calcext:value-type="percentage">
            <text:p>0.00%</text:p>
          </table:table-cell>
          <table:table-cell table:formula="of:=([.J191]-[.D191])/[.D191]" office:value-type="percentage" office:value="0" calcext:value-type="percentage">
            <text:p>0.00%</text:p>
          </table:table-cell>
          <table:table-cell table:formula="of:=([.J191]-[.E191])/[.E191]" office:value-type="percentage" office:value="0" calcext:value-type="percentage">
            <text:p>0.00%</text:p>
          </table:table-cell>
          <table:table-cell table:formula="of:=([.J191]-[.F191])/[.F191]" office:value-type="percentage" office:value="0" calcext:value-type="percentage">
            <text:p>0.00%</text:p>
          </table:table-cell>
          <table:table-cell table:formula="of:=([.J191]-[.G191])/[.G191]" office:value-type="percentage" office:value="0" calcext:value-type="percentage">
            <text:p>0.00%</text:p>
          </table:table-cell>
          <table:table-cell table:formula="of:=([.J191]-[.H191])/[.H191]" office:value-type="percentage" office:value="0" calcext:value-type="percentage">
            <text:p>0.00%</text:p>
          </table:table-cell>
          <table:table-cell table:formula="of:=([.J191]-[.I191])/[.I1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599" calcext:value-type="float">
            <text:p>599</text:p>
          </table:table-cell>
          <table:table-cell table:formula="of:=([.J193]-[.A193])/[.A193]" office:value-type="percentage" office:value="0" calcext:value-type="percentage">
            <text:p>0.00%</text:p>
          </table:table-cell>
          <table:table-cell table:formula="of:=([.J193]-[.B193])/[.B193]" office:value-type="percentage" office:value="0" calcext:value-type="percentage">
            <text:p>0.00%</text:p>
          </table:table-cell>
          <table:table-cell table:formula="of:=([.J193]-[.C193])/[.C193]" office:value-type="percentage" office:value="0" calcext:value-type="percentage">
            <text:p>0.00%</text:p>
          </table:table-cell>
          <table:table-cell table:formula="of:=([.J193]-[.D193])/[.D193]" office:value-type="percentage" office:value="0" calcext:value-type="percentage">
            <text:p>0.00%</text:p>
          </table:table-cell>
          <table:table-cell table:formula="of:=([.J193]-[.E193])/[.E193]" office:value-type="percentage" office:value="0" calcext:value-type="percentage">
            <text:p>0.00%</text:p>
          </table:table-cell>
          <table:table-cell table:formula="of:=([.J193]-[.F193])/[.F193]" office:value-type="percentage" office:value="0" calcext:value-type="percentage">
            <text:p>0.00%</text:p>
          </table:table-cell>
          <table:table-cell table:formula="of:=([.J193]-[.G193])/[.G193]" office:value-type="percentage" office:value="0" calcext:value-type="percentage">
            <text:p>0.00%</text:p>
          </table:table-cell>
          <table:table-cell table:formula="of:=([.J193]-[.H193])/[.H193]" office:value-type="percentage" office:value="0" calcext:value-type="percentage">
            <text:p>0.00%</text:p>
          </table:table-cell>
          <table:table-cell table:formula="of:=([.J193]-[.I193])/[.I19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48.6" calcext:value-type="float">
            <text:p>748.6</text:p>
          </table:table-cell>
          <table:table-cell table:number-columns-repeated="9" office:value-type="float" office:value="749" calcext:value-type="float">
            <text:p>749</text:p>
          </table:table-cell>
          <table:table-cell table:formula="of:=([.J194]-[.A194])/[.A194]" office:value-type="percentage" office:value="0.000534330750734674" calcext:value-type="percentage">
            <text:p>0.05%</text:p>
          </table:table-cell>
          <table:table-cell table:formula="of:=([.J194]-[.B194])/[.B194]" office:value-type="percentage" office:value="0" calcext:value-type="percentage">
            <text:p>0.00%</text:p>
          </table:table-cell>
          <table:table-cell table:formula="of:=([.J194]-[.C194])/[.C194]" office:value-type="percentage" office:value="0" calcext:value-type="percentage">
            <text:p>0.00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" calcext:value-type="percentage">
            <text:p>0.00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style-name="ce7" table:number-columns-repeated="5"/>
          <table:table-cell table:number-columns-repeated="5"/>
          <table:table-cell table:style-name="ce5" table:formula="of:=SUM([.K2:.K194])/193" office:value-type="percentage" office:value="0.00162751552323033" calcext:value-type="percentage">
            <text:p>0.16%</text:p>
          </table:table-cell>
          <table:table-cell table:style-name="ce5" table:formula="of:=SUM([.L2:.L194])/193" office:value-type="percentage" office:value="0.00128274329043996" calcext:value-type="percentage">
            <text:p>0.13%</text:p>
          </table:table-cell>
          <table:table-cell table:style-name="ce5" table:formula="of:=SUM([.M2:.M194])/193" office:value-type="percentage" office:value="0.00119235694249303" calcext:value-type="percentage">
            <text:p>0.12%</text:p>
          </table:table-cell>
          <table:table-cell table:style-name="ce5" table:formula="of:=SUM([.N2:.N194])/193" office:value-type="percentage" office:value="0.0010982213327029" calcext:value-type="percentage">
            <text:p>0.11%</text:p>
          </table:table-cell>
          <table:table-cell table:style-name="ce5" table:formula="of:=SUM([.O2:.O194])/193" office:value-type="percentage" office:value="0.00101432011052442" calcext:value-type="percentage">
            <text:p>0.10%</text:p>
          </table:table-cell>
          <table:table-cell table:style-name="ce5" table:formula="of:=SUM([.P2:.P194])/193" office:value-type="percentage" office:value="0.000811907911606293" calcext:value-type="percentage">
            <text:p>0.08%</text:p>
          </table:table-cell>
          <table:table-cell table:style-name="ce5" table:formula="of:=SUM([.Q2:.Q194])/193" office:value-type="percentage" office:value="0.000980654995140252" calcext:value-type="percentage">
            <text:p>0.10%</text:p>
          </table:table-cell>
          <table:table-cell table:style-name="ce5" table:formula="of:=SUM([.R2:.R194])/193" office:value-type="percentage" office:value="0.00106858893957864" calcext:value-type="percentage">
            <text:p>0.11%</text:p>
          </table:table-cell>
          <table:table-cell table:style-name="ce5" table:formula="of:=SUM([.S2:.S194])/193" office:value-type="percentage" office:value="0.00180185352649663" calcext:value-type="percentage">
            <text:p>0.18%</text:p>
          </table:table-cell>
        </table:table-row>
      </table:table>
      <table:table table:name="A-time" table:style-name="ta1">
        <table:table-column table:style-name="co1" table:number-columns-repeated="9" table:default-cell-style-name="Default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90923" calcext:value-type="float">
            <text:p>0.0390923</text:p>
          </table:table-cell>
          <table:table-cell office:value-type="float" office:value="0.0365943" calcext:value-type="float">
            <text:p>0.0365943</text:p>
          </table:table-cell>
          <table:table-cell office:value-type="float" office:value="0.0370513" calcext:value-type="float">
            <text:p>0.0370513</text:p>
          </table:table-cell>
          <table:table-cell office:value-type="float" office:value="0.0402589" calcext:value-type="float">
            <text:p>0.0402589</text:p>
          </table:table-cell>
          <table:table-cell office:value-type="float" office:value="0.0347698" calcext:value-type="float">
            <text:p>0.0347698</text:p>
          </table:table-cell>
          <table:table-cell office:value-type="float" office:value="0.0434009" calcext:value-type="float">
            <text:p>0.0434009</text:p>
          </table:table-cell>
          <table:table-cell office:value-type="float" office:value="0.0257567" calcext:value-type="float">
            <text:p>0.0257567</text:p>
          </table:table-cell>
          <table:table-cell office:value-type="float" office:value="0.0350352" calcext:value-type="float">
            <text:p>0.0350352</text:p>
          </table:table-cell>
          <table:table-cell office:value-type="float" office:value="0.0207796" calcext:value-type="float">
            <text:p>0.0207796</text:p>
          </table:table-cell>
        </table:table-row>
        <table:table-row table:style-name="ro1">
          <table:table-cell office:value-type="float" office:value="0.00164893" calcext:value-type="float">
            <text:p>0.00164893</text:p>
          </table:table-cell>
          <table:table-cell office:value-type="float" office:value="0.00156959" calcext:value-type="float">
            <text:p>0.00156959</text:p>
          </table:table-cell>
          <table:table-cell office:value-type="float" office:value="0.00169085" calcext:value-type="float">
            <text:p>0.00169085</text:p>
          </table:table-cell>
          <table:table-cell office:value-type="float" office:value="0.00140459" calcext:value-type="float">
            <text:p>0.00140459</text:p>
          </table:table-cell>
          <table:table-cell office:value-type="float" office:value="0.00163137" calcext:value-type="float">
            <text:p>0.00163137</text:p>
          </table:table-cell>
          <table:table-cell office:value-type="float" office:value="0.000758896" calcext:value-type="float">
            <text:p>0.000758896</text:p>
          </table:table-cell>
          <table:table-cell office:value-type="float" office:value="0.000886937" calcext:value-type="float">
            <text:p>0.000886937</text:p>
          </table:table-cell>
          <table:table-cell office:value-type="float" office:value="0.00071296" calcext:value-type="float">
            <text:p>0.00071296</text:p>
          </table:table-cell>
          <table:table-cell office:value-type="float" office:value="0.00103517" calcext:value-type="float">
            <text:p>0.00103517</text:p>
          </table:table-cell>
        </table:table-row>
        <table:table-row table:style-name="ro1">
          <table:table-cell table:style-name="ce10" office:value-type="float" office:value="0.000212637" calcext:value-type="float">
            <text:p>2.13E-04</text:p>
          </table:table-cell>
          <table:table-cell table:style-name="ce10" office:value-type="float" office:value="0.000164161" calcext:value-type="float">
            <text:p>1.64E-04</text:p>
          </table:table-cell>
          <table:table-cell table:style-name="ce10" office:value-type="float" office:value="0.000136461" calcext:value-type="float">
            <text:p>1.36E-04</text:p>
          </table:table-cell>
          <table:table-cell table:style-name="ce10" office:value-type="float" office:value="0.000144009" calcext:value-type="float">
            <text:p>1.44E-04</text:p>
          </table:table-cell>
          <table:table-cell table:style-name="ce10" office:value-type="float" office:value="0.00012101" calcext:value-type="float">
            <text:p>1.21E-04</text:p>
          </table:table-cell>
          <table:table-cell table:style-name="ce10" office:value-type="float" office:value="0.0000641616" calcext:value-type="float">
            <text:p>6.42E-05</text:p>
          </table:table-cell>
          <table:table-cell table:style-name="ce10" office:value-type="float" office:value="0.0000998527" calcext:value-type="float">
            <text:p>9.99E-05</text:p>
          </table:table-cell>
          <table:table-cell table:style-name="ce10" office:value-type="float" office:value="0.000083077" calcext:value-type="float">
            <text:p>8.31E-05</text:p>
          </table:table-cell>
          <table:table-cell table:style-name="ce10" office:value-type="float" office:value="0.0000731302" calcext:value-type="float">
            <text:p>7.31E-05</text:p>
          </table:table-cell>
        </table:table-row>
        <table:table-row table:style-name="ro1">
          <table:table-cell table:style-name="ce10" office:value-type="float" office:value="0.000500016" calcext:value-type="float">
            <text:p>5.00E-04</text:p>
          </table:table-cell>
          <table:table-cell table:style-name="ce10" office:value-type="float" office:value="0.000487711" calcext:value-type="float">
            <text:p>4.88E-04</text:p>
          </table:table-cell>
          <table:table-cell table:style-name="ce10" office:value-type="float" office:value="0.000297135" calcext:value-type="float">
            <text:p>2.97E-04</text:p>
          </table:table-cell>
          <table:table-cell table:style-name="ce10" office:value-type="float" office:value="0.000284989" calcext:value-type="float">
            <text:p>2.85E-04</text:p>
          </table:table-cell>
          <table:table-cell table:style-name="ce10" office:value-type="float" office:value="0.000251584" calcext:value-type="float">
            <text:p>2.52E-04</text:p>
          </table:table-cell>
          <table:table-cell office:value-type="float" office:value="0.000563636" calcext:value-type="float">
            <text:p>0.000563636</text:p>
          </table:table-cell>
          <table:table-cell office:value-type="float" office:value="0.000385606" calcext:value-type="float">
            <text:p>0.000385606</text:p>
          </table:table-cell>
          <table:table-cell office:value-type="float" office:value="0.000329543" calcext:value-type="float">
            <text:p>0.000329543</text:p>
          </table:table-cell>
          <table:table-cell office:value-type="float" office:value="0.000295483" calcext:value-type="float">
            <text:p>0.000295483</text:p>
          </table:table-cell>
        </table:table-row>
        <table:table-row table:style-name="ro1">
          <table:table-cell office:value-type="float" office:value="0.00132733" calcext:value-type="float">
            <text:p>0.00132733</text:p>
          </table:table-cell>
          <table:table-cell office:value-type="float" office:value="0.00104941" calcext:value-type="float">
            <text:p>0.00104941</text:p>
          </table:table-cell>
          <table:table-cell office:value-type="float" office:value="0.00121746" calcext:value-type="float">
            <text:p>0.00121746</text:p>
          </table:table-cell>
          <table:table-cell office:value-type="float" office:value="0.00116356" calcext:value-type="float">
            <text:p>0.00116356</text:p>
          </table:table-cell>
          <table:table-cell office:value-type="float" office:value="0.000956714" calcext:value-type="float">
            <text:p>0.000956714</text:p>
          </table:table-cell>
          <table:table-cell office:value-type="float" office:value="0.000822452" calcext:value-type="float">
            <text:p>0.000822452</text:p>
          </table:table-cell>
          <table:table-cell office:value-type="float" office:value="0.00073212" calcext:value-type="float">
            <text:p>0.00073212</text:p>
          </table:table-cell>
          <table:table-cell office:value-type="float" office:value="0.0005504" calcext:value-type="float">
            <text:p>0.0005504</text:p>
          </table:table-cell>
          <table:table-cell office:value-type="float" office:value="0.0006041" calcext:value-type="float">
            <text:p>0.0006041</text:p>
          </table:table-cell>
        </table:table-row>
        <table:table-row table:style-name="ro1">
          <table:table-cell office:value-type="float" office:value="0.00186972" calcext:value-type="float">
            <text:p>0.00186972</text:p>
          </table:table-cell>
          <table:table-cell office:value-type="float" office:value="0.000811153" calcext:value-type="float">
            <text:p>0.000811153</text:p>
          </table:table-cell>
          <table:table-cell office:value-type="float" office:value="0.00075849" calcext:value-type="float">
            <text:p>0.00075849</text:p>
          </table:table-cell>
          <table:table-cell office:value-type="float" office:value="0.000738243" calcext:value-type="float">
            <text:p>0.000738243</text:p>
          </table:table-cell>
          <table:table-cell office:value-type="float" office:value="0.000564932" calcext:value-type="float">
            <text:p>0.000564932</text:p>
          </table:table-cell>
          <table:table-cell office:value-type="float" office:value="0.000854159" calcext:value-type="float">
            <text:p>0.000854159</text:p>
          </table:table-cell>
          <table:table-cell office:value-type="float" office:value="0.00061792" calcext:value-type="float">
            <text:p>0.00061792</text:p>
          </table:table-cell>
          <table:table-cell office:value-type="float" office:value="0.000451672" calcext:value-type="float">
            <text:p>0.000451672</text:p>
          </table:table-cell>
          <table:table-cell office:value-type="float" office:value="0.000406768" calcext:value-type="float">
            <text:p>0.000406768</text:p>
          </table:table-cell>
        </table:table-row>
        <table:table-row table:style-name="ro1">
          <table:table-cell office:value-type="float" office:value="0.00103626" calcext:value-type="float">
            <text:p>0.00103626</text:p>
          </table:table-cell>
          <table:table-cell office:value-type="float" office:value="0.000848693" calcext:value-type="float">
            <text:p>0.000848693</text:p>
          </table:table-cell>
          <table:table-cell office:value-type="float" office:value="0.000784056" calcext:value-type="float">
            <text:p>0.000784056</text:p>
          </table:table-cell>
          <table:table-cell office:value-type="float" office:value="0.00082706" calcext:value-type="float">
            <text:p>0.00082706</text:p>
          </table:table-cell>
          <table:table-cell office:value-type="float" office:value="0.00084606" calcext:value-type="float">
            <text:p>0.00084606</text:p>
          </table:table-cell>
          <table:table-cell office:value-type="float" office:value="0.000710194" calcext:value-type="float">
            <text:p>0.000710194</text:p>
          </table:table-cell>
          <table:table-cell office:value-type="float" office:value="0.00118885" calcext:value-type="float">
            <text:p>0.00118885</text:p>
          </table:table-cell>
          <table:table-cell office:value-type="float" office:value="0.00106637" calcext:value-type="float">
            <text:p>0.00106637</text:p>
          </table:table-cell>
          <table:table-cell office:value-type="float" office:value="0.00100846" calcext:value-type="float">
            <text:p>0.00100846</text:p>
          </table:table-cell>
        </table:table-row>
        <table:table-row table:style-name="ro1">
          <table:table-cell office:value-type="float" office:value="0.000996347" calcext:value-type="float">
            <text:p>0.000996347</text:p>
          </table:table-cell>
          <table:table-cell table:style-name="ce10" office:value-type="float" office:value="0.000578001" calcext:value-type="float">
            <text:p>5.78E-04</text:p>
          </table:table-cell>
          <table:table-cell table:style-name="ce10" office:value-type="float" office:value="0.00085059" calcext:value-type="float">
            <text:p>8.51E-04</text:p>
          </table:table-cell>
          <table:table-cell table:style-name="ce10" office:value-type="float" office:value="0.0004298" calcext:value-type="float">
            <text:p>4.30E-04</text:p>
          </table:table-cell>
          <table:table-cell table:style-name="ce10" office:value-type="float" office:value="0.000592502" calcext:value-type="float">
            <text:p>5.93E-04</text:p>
          </table:table-cell>
          <table:table-cell office:value-type="float" office:value="0.00113637" calcext:value-type="float">
            <text:p>0.00113637</text:p>
          </table:table-cell>
          <table:table-cell office:value-type="float" office:value="0.000483675" calcext:value-type="float">
            <text:p>0.000483675</text:p>
          </table:table-cell>
          <table:table-cell office:value-type="float" office:value="0.000852581" calcext:value-type="float">
            <text:p>0.000852581</text:p>
          </table:table-cell>
          <table:table-cell office:value-type="float" office:value="0.000803286" calcext:value-type="float">
            <text:p>0.000803286</text:p>
          </table:table-cell>
        </table:table-row>
        <table:table-row table:style-name="ro1">
          <table:table-cell office:value-type="float" office:value="0.0017941" calcext:value-type="float">
            <text:p>0.0017941</text:p>
          </table:table-cell>
          <table:table-cell office:value-type="float" office:value="0.00151356" calcext:value-type="float">
            <text:p>0.00151356</text:p>
          </table:table-cell>
          <table:table-cell office:value-type="float" office:value="0.00127528" calcext:value-type="float">
            <text:p>0.00127528</text:p>
          </table:table-cell>
          <table:table-cell office:value-type="float" office:value="0.00134481" calcext:value-type="float">
            <text:p>0.00134481</text:p>
          </table:table-cell>
          <table:table-cell office:value-type="float" office:value="0.00124458" calcext:value-type="float">
            <text:p>0.00124458</text:p>
          </table:table-cell>
          <table:table-cell office:value-type="float" office:value="0.00184062" calcext:value-type="float">
            <text:p>0.0018406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057" calcext:value-type="float">
            <text:p>0.0016057</text:p>
          </table:table-cell>
          <table:table-cell office:value-type="float" office:value="0.00156976" calcext:value-type="float">
            <text:p>0.00156976</text:p>
          </table:table-cell>
        </table:table-row>
        <table:table-row table:style-name="ro1">
          <table:table-cell office:value-type="float" office:value="0.00300921" calcext:value-type="float">
            <text:p>0.00300921</text:p>
          </table:table-cell>
          <table:table-cell office:value-type="float" office:value="0.00200468" calcext:value-type="float">
            <text:p>0.00200468</text:p>
          </table:table-cell>
          <table:table-cell office:value-type="float" office:value="0.00246022" calcext:value-type="float">
            <text:p>0.00246022</text:p>
          </table:table-cell>
          <table:table-cell office:value-type="float" office:value="0.00185872" calcext:value-type="float">
            <text:p>0.00185872</text:p>
          </table:table-cell>
          <table:table-cell office:value-type="float" office:value="0.00195439" calcext:value-type="float">
            <text:p>0.00195439</text:p>
          </table:table-cell>
          <table:table-cell office:value-type="float" office:value="0.00125746" calcext:value-type="float">
            <text:p>0.00125746</text:p>
          </table:table-cell>
          <table:table-cell office:value-type="float" office:value="0.00128613" calcext:value-type="float">
            <text:p>0.00128613</text:p>
          </table:table-cell>
          <table:table-cell office:value-type="float" office:value="0.000886696" calcext:value-type="float">
            <text:p>0.000886696</text:p>
          </table:table-cell>
          <table:table-cell office:value-type="float" office:value="0.00126367" calcext:value-type="float">
            <text:p>0.00126367</text:p>
          </table:table-cell>
        </table:table-row>
        <table:table-row table:style-name="ro1">
          <table:table-cell office:value-type="float" office:value="0.0101856" calcext:value-type="float">
            <text:p>0.0101856</text:p>
          </table:table-cell>
          <table:table-cell office:value-type="float" office:value="0.00848265" calcext:value-type="float">
            <text:p>0.00848265</text:p>
          </table:table-cell>
          <table:table-cell office:value-type="float" office:value="0.0072668" calcext:value-type="float">
            <text:p>0.0072668</text:p>
          </table:table-cell>
          <table:table-cell office:value-type="float" office:value="0.00901193" calcext:value-type="float">
            <text:p>0.00901193</text:p>
          </table:table-cell>
          <table:table-cell office:value-type="float" office:value="0.00859168" calcext:value-type="float">
            <text:p>0.00859168</text:p>
          </table:table-cell>
          <table:table-cell office:value-type="float" office:value="0.00630299" calcext:value-type="float">
            <text:p>0.00630299</text:p>
          </table:table-cell>
          <table:table-cell office:value-type="float" office:value="0.00290379" calcext:value-type="float">
            <text:p>0.00290379</text:p>
          </table:table-cell>
          <table:table-cell office:value-type="float" office:value="0.00955308" calcext:value-type="float">
            <text:p>0.00955308</text:p>
          </table:table-cell>
          <table:table-cell office:value-type="float" office:value="0.00795343" calcext:value-type="float">
            <text:p>0.00795343</text:p>
          </table:table-cell>
        </table:table-row>
        <table:table-row table:style-name="ro1">
          <table:table-cell office:value-type="float" office:value="0.00254085" calcext:value-type="float">
            <text:p>0.00254085</text:p>
          </table:table-cell>
          <table:table-cell office:value-type="float" office:value="0.00212269" calcext:value-type="float">
            <text:p>0.00212269</text:p>
          </table:table-cell>
          <table:table-cell office:value-type="float" office:value="0.00215849" calcext:value-type="float">
            <text:p>0.00215849</text:p>
          </table:table-cell>
          <table:table-cell office:value-type="float" office:value="0.00176683" calcext:value-type="float">
            <text:p>0.00176683</text:p>
          </table:table-cell>
          <table:table-cell office:value-type="float" office:value="0.00142045" calcext:value-type="float">
            <text:p>0.00142045</text:p>
          </table:table-cell>
          <table:table-cell office:value-type="float" office:value="0.0012991" calcext:value-type="float">
            <text:p>0.0012991</text:p>
          </table:table-cell>
          <table:table-cell office:value-type="float" office:value="0.00114953" calcext:value-type="float">
            <text:p>0.00114953</text:p>
          </table:table-cell>
          <table:table-cell office:value-type="float" office:value="0.000863028" calcext:value-type="float">
            <text:p>0.000863028</text:p>
          </table:table-cell>
          <table:table-cell office:value-type="float" office:value="0.000977938" calcext:value-type="float">
            <text:p>0.000977938</text:p>
          </table:table-cell>
        </table:table-row>
        <table:table-row table:style-name="ro1">
          <table:table-cell office:value-type="float" office:value="0.163107" calcext:value-type="float">
            <text:p>0.163107</text:p>
          </table:table-cell>
          <table:table-cell office:value-type="float" office:value="0.141505" calcext:value-type="float">
            <text:p>0.141505</text:p>
          </table:table-cell>
          <table:table-cell office:value-type="float" office:value="0.14224" calcext:value-type="float">
            <text:p>0.14224</text:p>
          </table:table-cell>
          <table:table-cell office:value-type="float" office:value="0.157037" calcext:value-type="float">
            <text:p>0.157037</text:p>
          </table:table-cell>
          <table:table-cell office:value-type="float" office:value="0.129946" calcext:value-type="float">
            <text:p>0.129946</text:p>
          </table:table-cell>
          <table:table-cell office:value-type="float" office:value="0.131128" calcext:value-type="float">
            <text:p>0.131128</text:p>
          </table:table-cell>
          <table:table-cell office:value-type="float" office:value="0.136673" calcext:value-type="float">
            <text:p>0.136673</text:p>
          </table:table-cell>
          <table:table-cell office:value-type="float" office:value="0.126037" calcext:value-type="float">
            <text:p>0.126037</text:p>
          </table:table-cell>
          <table:table-cell office:value-type="float" office:value="0.127476" calcext:value-type="float">
            <text:p>0.127476</text:p>
          </table:table-cell>
        </table:table-row>
        <table:table-row table:style-name="ro1">
          <table:table-cell office:value-type="float" office:value="0.006851" calcext:value-type="float">
            <text:p>0.006851</text:p>
          </table:table-cell>
          <table:table-cell office:value-type="float" office:value="0.00371792" calcext:value-type="float">
            <text:p>0.00371792</text:p>
          </table:table-cell>
          <table:table-cell office:value-type="float" office:value="0.00383125" calcext:value-type="float">
            <text:p>0.00383125</text:p>
          </table:table-cell>
          <table:table-cell office:value-type="float" office:value="0.00358186" calcext:value-type="float">
            <text:p>0.00358186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381464" calcext:value-type="float">
            <text:p>0.00381464</text:p>
          </table:table-cell>
          <table:table-cell office:value-type="float" office:value="0.00277651" calcext:value-type="float">
            <text:p>0.00277651</text:p>
          </table:table-cell>
          <table:table-cell office:value-type="float" office:value="0.00494226" calcext:value-type="float">
            <text:p>0.00494226</text:p>
          </table:table-cell>
          <table:table-cell office:value-type="float" office:value="0.00545375" calcext:value-type="float">
            <text:p>0.00545375</text:p>
          </table:table-cell>
        </table:table-row>
        <table:table-row table:style-name="ro1">
          <table:table-cell office:value-type="float" office:value="0.0043265" calcext:value-type="float">
            <text:p>0.0043265</text:p>
          </table:table-cell>
          <table:table-cell office:value-type="float" office:value="0.00358297" calcext:value-type="float">
            <text:p>0.00358297</text:p>
          </table:table-cell>
          <table:table-cell office:value-type="float" office:value="0.0036767" calcext:value-type="float">
            <text:p>0.0036767</text:p>
          </table:table-cell>
          <table:table-cell office:value-type="float" office:value="0.00349445" calcext:value-type="float">
            <text:p>0.00349445</text:p>
          </table:table-cell>
          <table:table-cell office:value-type="float" office:value="0.00336876" calcext:value-type="float">
            <text:p>0.00336876</text:p>
          </table:table-cell>
          <table:table-cell office:value-type="float" office:value="0.00166536" calcext:value-type="float">
            <text:p>0.00166536</text:p>
          </table:table-cell>
          <table:table-cell office:value-type="float" office:value="0.00233558" calcext:value-type="float">
            <text:p>0.00233558</text:p>
          </table:table-cell>
          <table:table-cell office:value-type="float" office:value="0.00222221" calcext:value-type="float">
            <text:p>0.00222221</text:p>
          </table:table-cell>
          <table:table-cell office:value-type="float" office:value="0.00194509" calcext:value-type="float">
            <text:p>0.00194509</text:p>
          </table:table-cell>
        </table:table-row>
        <table:table-row table:style-name="ro1">
          <table:table-cell office:value-type="float" office:value="0.0429647" calcext:value-type="float">
            <text:p>0.0429647</text:p>
          </table:table-cell>
          <table:table-cell office:value-type="float" office:value="0.0171814" calcext:value-type="float">
            <text:p>0.0171814</text:p>
          </table:table-cell>
          <table:table-cell office:value-type="float" office:value="0.00976354" calcext:value-type="float">
            <text:p>0.00976354</text:p>
          </table:table-cell>
          <table:table-cell office:value-type="float" office:value="0.0089073" calcext:value-type="float">
            <text:p>0.0089073</text:p>
          </table:table-cell>
          <table:table-cell office:value-type="float" office:value="0.00857817" calcext:value-type="float">
            <text:p>0.00857817</text:p>
          </table:table-cell>
          <table:table-cell office:value-type="float" office:value="0.00810333" calcext:value-type="float">
            <text:p>0.00810333</text:p>
          </table:table-cell>
          <table:table-cell office:value-type="float" office:value="0.0112953" calcext:value-type="float">
            <text:p>0.0112953</text:p>
          </table:table-cell>
          <table:table-cell office:value-type="float" office:value="0.0164813" calcext:value-type="float">
            <text:p>0.0164813</text:p>
          </table:table-cell>
          <table:table-cell office:value-type="float" office:value="0.0300209" calcext:value-type="float">
            <text:p>0.0300209</text:p>
          </table:table-cell>
        </table:table-row>
        <table:table-row table:style-name="ro1">
          <table:table-cell office:value-type="float" office:value="0.00788901" calcext:value-type="float">
            <text:p>0.00788901</text:p>
          </table:table-cell>
          <table:table-cell office:value-type="float" office:value="0.00475505" calcext:value-type="float">
            <text:p>0.00475505</text:p>
          </table:table-cell>
          <table:table-cell office:value-type="float" office:value="0.00632464" calcext:value-type="float">
            <text:p>0.00632464</text:p>
          </table:table-cell>
          <table:table-cell office:value-type="float" office:value="0.00510912" calcext:value-type="float">
            <text:p>0.00510912</text:p>
          </table:table-cell>
          <table:table-cell office:value-type="float" office:value="0.0041092" calcext:value-type="float">
            <text:p>0.0041092</text:p>
          </table:table-cell>
          <table:table-cell office:value-type="float" office:value="0.0048659" calcext:value-type="float">
            <text:p>0.0048659</text:p>
          </table:table-cell>
          <table:table-cell office:value-type="float" office:value="0.0037255" calcext:value-type="float">
            <text:p>0.0037255</text:p>
          </table:table-cell>
          <table:table-cell office:value-type="float" office:value="0.00344269" calcext:value-type="float">
            <text:p>0.00344269</text:p>
          </table:table-cell>
          <table:table-cell office:value-type="float" office:value="0.00633156" calcext:value-type="float">
            <text:p>0.00633156</text:p>
          </table:table-cell>
        </table:table-row>
        <table:table-row table:style-name="ro1">
          <table:table-cell office:value-type="float" office:value="0.273359" calcext:value-type="float">
            <text:p>0.273359</text:p>
          </table:table-cell>
          <table:table-cell office:value-type="float" office:value="0.146617" calcext:value-type="float">
            <text:p>0.146617</text:p>
          </table:table-cell>
          <table:table-cell office:value-type="float" office:value="0.155711" calcext:value-type="float">
            <text:p>0.155711</text:p>
          </table:table-cell>
          <table:table-cell office:value-type="float" office:value="0.187648" calcext:value-type="float">
            <text:p>0.187648</text:p>
          </table:table-cell>
          <table:table-cell office:value-type="float" office:value="0.14709" calcext:value-type="float">
            <text:p>0.14709</text:p>
          </table:table-cell>
          <table:table-cell office:value-type="float" office:value="0.168026" calcext:value-type="float">
            <text:p>0.168026</text:p>
          </table:table-cell>
          <table:table-cell office:value-type="float" office:value="0.160667" calcext:value-type="float">
            <text:p>0.160667</text:p>
          </table:table-cell>
          <table:table-cell office:value-type="float" office:value="0.172885" calcext:value-type="float">
            <text:p>0.172885</text:p>
          </table:table-cell>
          <table:table-cell office:value-type="float" office:value="0.202154" calcext:value-type="float">
            <text:p>0.202154</text:p>
          </table:table-cell>
        </table:table-row>
        <table:table-row table:style-name="ro1">
          <table:table-cell office:value-type="float" office:value="0.00490589" calcext:value-type="float">
            <text:p>0.00490589</text:p>
          </table:table-cell>
          <table:table-cell office:value-type="float" office:value="0.00257709" calcext:value-type="float">
            <text:p>0.00257709</text:p>
          </table:table-cell>
          <table:table-cell office:value-type="float" office:value="0.00274666" calcext:value-type="float">
            <text:p>0.00274666</text:p>
          </table:table-cell>
          <table:table-cell office:value-type="float" office:value="0.0023343" calcext:value-type="float">
            <text:p>0.0023343</text:p>
          </table:table-cell>
          <table:table-cell office:value-type="float" office:value="0.00240639" calcext:value-type="float">
            <text:p>0.00240639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0.00175174" calcext:value-type="float">
            <text:p>0.00175174</text:p>
          </table:table-cell>
          <table:table-cell office:value-type="float" office:value="0.00222627" calcext:value-type="float">
            <text:p>0.00222627</text:p>
          </table:table-cell>
          <table:table-cell office:value-type="float" office:value="0.00198579" calcext:value-type="float">
            <text:p>0.00198579</text:p>
          </table:table-cell>
        </table:table-row>
        <table:table-row table:style-name="ro1">
          <table:table-cell office:value-type="float" office:value="0.00428609" calcext:value-type="float">
            <text:p>0.00428609</text:p>
          </table:table-cell>
          <table:table-cell office:value-type="float" office:value="0.0031206" calcext:value-type="float">
            <text:p>0.0031206</text:p>
          </table:table-cell>
          <table:table-cell office:value-type="float" office:value="0.00283374" calcext:value-type="float">
            <text:p>0.00283374</text:p>
          </table:table-cell>
          <table:table-cell office:value-type="float" office:value="0.00281889" calcext:value-type="float">
            <text:p>0.00281889</text:p>
          </table:table-cell>
          <table:table-cell office:value-type="float" office:value="0.00278873" calcext:value-type="float">
            <text:p>0.00278873</text:p>
          </table:table-cell>
          <table:table-cell office:value-type="float" office:value="0.00264047" calcext:value-type="float">
            <text:p>0.00264047</text:p>
          </table:table-cell>
          <table:table-cell office:value-type="float" office:value="0.00128981" calcext:value-type="float">
            <text:p>0.00128981</text:p>
          </table:table-cell>
          <table:table-cell office:value-type="float" office:value="0.00220493" calcext:value-type="float">
            <text:p>0.00220493</text:p>
          </table:table-cell>
          <table:table-cell office:value-type="float" office:value="0.00211301" calcext:value-type="float">
            <text:p>0.00211301</text:p>
          </table:table-cell>
        </table:table-row>
        <table:table-row table:style-name="ro1">
          <table:table-cell office:value-type="float" office:value="0.00557533" calcext:value-type="float">
            <text:p>0.00557533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00295302" calcext:value-type="float">
            <text:p>0.00295302</text:p>
          </table:table-cell>
          <table:table-cell office:value-type="float" office:value="0.0028993" calcext:value-type="float">
            <text:p>0.0028993</text:p>
          </table:table-cell>
          <table:table-cell office:value-type="float" office:value="0.00297438" calcext:value-type="float">
            <text:p>0.00297438</text:p>
          </table:table-cell>
          <table:table-cell office:value-type="float" office:value="0.00304033" calcext:value-type="float">
            <text:p>0.00304033</text:p>
          </table:table-cell>
          <table:table-cell office:value-type="float" office:value="0.0025667" calcext:value-type="float">
            <text:p>0.0025667</text:p>
          </table:table-cell>
          <table:table-cell office:value-type="float" office:value="0.00219366" calcext:value-type="float">
            <text:p>0.00219366</text:p>
          </table:table-cell>
          <table:table-cell office:value-type="float" office:value="0.00218232" calcext:value-type="float">
            <text:p>0.00218232</text:p>
          </table:table-cell>
        </table:table-row>
        <table:table-row table:style-name="ro1">
          <table:table-cell office:value-type="float" office:value="0.00463918" calcext:value-type="float">
            <text:p>0.00463918</text:p>
          </table:table-cell>
          <table:table-cell table:style-name="ce10" office:value-type="float" office:value="0.00348678" calcext:value-type="float">
            <text:p>3.49E-03</text:p>
          </table:table-cell>
          <table:table-cell office:value-type="float" office:value="0.00299079" calcext:value-type="float">
            <text:p>0.00299079</text:p>
          </table:table-cell>
          <table:table-cell table:style-name="ce10" office:value-type="float" office:value="0.00353725" calcext:value-type="float">
            <text:p>3.54E-03</text:p>
          </table:table-cell>
          <table:table-cell table:style-name="ce10" office:value-type="float" office:value="0.00275464" calcext:value-type="float">
            <text:p>2.75E-03</text:p>
          </table:table-cell>
          <table:table-cell office:value-type="float" office:value="0.00251435" calcext:value-type="float">
            <text:p>0.00251435</text:p>
          </table:table-cell>
          <table:table-cell office:value-type="float" office:value="0.00228874" calcext:value-type="float">
            <text:p>0.00228874</text:p>
          </table:table-cell>
          <table:table-cell office:value-type="float" office:value="0.00209859" calcext:value-type="float">
            <text:p>0.00209859</text:p>
          </table:table-cell>
          <table:table-cell office:value-type="float" office:value="0.00104097" calcext:value-type="float">
            <text:p>0.00104097</text:p>
          </table:table-cell>
        </table:table-row>
        <table:table-row table:style-name="ro1">
          <table:table-cell table:style-name="ce10" office:value-type="float" office:value="0.000122446" calcext:value-type="float">
            <text:p>1.22E-04</text:p>
          </table:table-cell>
          <table:table-cell table:style-name="ce10" office:value-type="float" office:value="0.000114481" calcext:value-type="float">
            <text:p>1.14E-04</text:p>
          </table:table-cell>
          <table:table-cell office:value-type="float" office:value="0.000123145" calcext:value-type="float">
            <text:p>0.000123145</text:p>
          </table:table-cell>
          <table:table-cell table:style-name="ce10" office:value-type="float" office:value="0.000115248" calcext:value-type="float">
            <text:p>1.15E-04</text:p>
          </table:table-cell>
          <table:table-cell office:value-type="float" office:value="0.000123642" calcext:value-type="float">
            <text:p>0.000123642</text:p>
          </table:table-cell>
          <table:table-cell office:value-type="float" office:value="0.000112166" calcext:value-type="float">
            <text:p>0.000112166</text:p>
          </table:table-cell>
          <table:table-cell office:value-type="float" office:value="0.000113322" calcext:value-type="float">
            <text:p>0.000113322</text:p>
          </table:table-cell>
          <table:table-cell office:value-type="float" office:value="0.00011766" calcext:value-type="float">
            <text:p>0.00011766</text:p>
          </table:table-cell>
          <table:table-cell office:value-type="float" office:value="0.000106204" calcext:value-type="float">
            <text:p>0.000106204</text:p>
          </table:table-cell>
        </table:table-row>
        <table:table-row table:style-name="ro1">
          <table:table-cell office:value-type="float" office:value="0.00379327" calcext:value-type="float">
            <text:p>0.00379327</text:p>
          </table:table-cell>
          <table:table-cell office:value-type="float" office:value="0.00307771" calcext:value-type="float">
            <text:p>0.00307771</text:p>
          </table:table-cell>
          <table:table-cell office:value-type="float" office:value="0.0033429" calcext:value-type="float">
            <text:p>0.0033429</text:p>
          </table:table-cell>
          <table:table-cell office:value-type="float" office:value="0.00301853" calcext:value-type="float">
            <text:p>0.00301853</text:p>
          </table:table-cell>
          <table:table-cell office:value-type="float" office:value="0.00339179" calcext:value-type="float">
            <text:p>0.00339179</text:p>
          </table:table-cell>
          <table:table-cell office:value-type="float" office:value="0.00349708" calcext:value-type="float">
            <text:p>0.00349708</text:p>
          </table:table-cell>
          <table:table-cell office:value-type="float" office:value="0.0019236" calcext:value-type="float">
            <text:p>0.0019236</text:p>
          </table:table-cell>
          <table:table-cell office:value-type="float" office:value="0.00189707" calcext:value-type="float">
            <text:p>0.00189707</text:p>
          </table:table-cell>
          <table:table-cell office:value-type="float" office:value="0.00164471" calcext:value-type="float">
            <text:p>0.00164471</text:p>
          </table:table-cell>
        </table:table-row>
        <table:table-row table:style-name="ro1">
          <table:table-cell office:value-type="float" office:value="0.111769" calcext:value-type="float">
            <text:p>0.111769</text:p>
          </table:table-cell>
          <table:table-cell office:value-type="float" office:value="0.0885588" calcext:value-type="float">
            <text:p>0.0885588</text:p>
          </table:table-cell>
          <table:table-cell office:value-type="float" office:value="0.0899494" calcext:value-type="float">
            <text:p>0.0899494</text:p>
          </table:table-cell>
          <table:table-cell office:value-type="float" office:value="0.083387" calcext:value-type="float">
            <text:p>0.083387</text:p>
          </table:table-cell>
          <table:table-cell office:value-type="float" office:value="0.0820817" calcext:value-type="float">
            <text:p>0.0820817</text:p>
          </table:table-cell>
          <table:table-cell office:value-type="float" office:value="0.0796602" calcext:value-type="float">
            <text:p>0.0796602</text:p>
          </table:table-cell>
          <table:table-cell office:value-type="float" office:value="0.0745758" calcext:value-type="float">
            <text:p>0.0745758</text:p>
          </table:table-cell>
          <table:table-cell office:value-type="float" office:value="0.0678342" calcext:value-type="float">
            <text:p>0.0678342</text:p>
          </table:table-cell>
          <table:table-cell office:value-type="float" office:value="0.0665964" calcext:value-type="float">
            <text:p>0.0665964</text:p>
          </table:table-cell>
        </table:table-row>
        <table:table-row table:style-name="ro1">
          <table:table-cell office:value-type="float" office:value="0.0045283" calcext:value-type="float">
            <text:p>0.0045283</text:p>
          </table:table-cell>
          <table:table-cell office:value-type="float" office:value="0.00266885" calcext:value-type="float">
            <text:p>0.00266885</text:p>
          </table:table-cell>
          <table:table-cell office:value-type="float" office:value="0.00221549" calcext:value-type="float">
            <text:p>0.00221549</text:p>
          </table:table-cell>
          <table:table-cell office:value-type="float" office:value="0.00249013" calcext:value-type="float">
            <text:p>0.00249013</text:p>
          </table:table-cell>
          <table:table-cell office:value-type="float" office:value="0.0017912" calcext:value-type="float">
            <text:p>0.0017912</text:p>
          </table:table-cell>
          <table:table-cell office:value-type="float" office:value="0.00298395" calcext:value-type="float">
            <text:p>0.00298395</text:p>
          </table:table-cell>
          <table:table-cell office:value-type="float" office:value="0.00255927" calcext:value-type="float">
            <text:p>0.00255927</text:p>
          </table:table-cell>
          <table:table-cell office:value-type="float" office:value="0.00263539" calcext:value-type="float">
            <text:p>0.00263539</text:p>
          </table:table-cell>
          <table:table-cell office:value-type="float" office:value="0.00245965" calcext:value-type="float">
            <text:p>0.00245965</text:p>
          </table:table-cell>
        </table:table-row>
        <table:table-row table:style-name="ro1">
          <table:table-cell office:value-type="float" office:value="0.00380475" calcext:value-type="float">
            <text:p>0.00380475</text:p>
          </table:table-cell>
          <table:table-cell office:value-type="float" office:value="0.00309067" calcext:value-type="float">
            <text:p>0.00309067</text:p>
          </table:table-cell>
          <table:table-cell office:value-type="float" office:value="0.00267591" calcext:value-type="float">
            <text:p>0.00267591</text:p>
          </table:table-cell>
          <table:table-cell office:value-type="float" office:value="0.00284994" calcext:value-type="float">
            <text:p>0.00284994</text:p>
          </table:table-cell>
          <table:table-cell office:value-type="float" office:value="0.00251287" calcext:value-type="float">
            <text:p>0.00251287</text:p>
          </table:table-cell>
          <table:table-cell office:value-type="float" office:value="0.00232009" calcext:value-type="float">
            <text:p>0.00232009</text:p>
          </table:table-cell>
          <table:table-cell office:value-type="float" office:value="0.00327776" calcext:value-type="float">
            <text:p>0.00327776</text:p>
          </table:table-cell>
          <table:table-cell office:value-type="float" office:value="0.00337548" calcext:value-type="float">
            <text:p>0.00337548</text:p>
          </table:table-cell>
          <table:table-cell office:value-type="float" office:value="0.00328285" calcext:value-type="float">
            <text:p>0.00328285</text:p>
          </table:table-cell>
        </table:table-row>
        <table:table-row table:style-name="ro1">
          <table:table-cell office:value-type="float" office:value="0.148071" calcext:value-type="float">
            <text:p>0.148071</text:p>
          </table:table-cell>
          <table:table-cell office:value-type="float" office:value="0.11448" calcext:value-type="float">
            <text:p>0.11448</text:p>
          </table:table-cell>
          <table:table-cell office:value-type="float" office:value="0.115998" calcext:value-type="float">
            <text:p>0.115998</text:p>
          </table:table-cell>
          <table:table-cell office:value-type="float" office:value="0.139778" calcext:value-type="float">
            <text:p>0.139778</text:p>
          </table:table-cell>
          <table:table-cell office:value-type="float" office:value="0.119667" calcext:value-type="float">
            <text:p>0.119667</text:p>
          </table:table-cell>
          <table:table-cell office:value-type="float" office:value="0.156185" calcext:value-type="float">
            <text:p>0.156185</text:p>
          </table:table-cell>
          <table:table-cell office:value-type="float" office:value="0.166486" calcext:value-type="float">
            <text:p>0.166486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132018" calcext:value-type="float">
            <text:p>0.132018</text:p>
          </table:table-cell>
        </table:table-row>
        <table:table-row table:style-name="ro1">
          <table:table-cell office:value-type="float" office:value="0.167636" calcext:value-type="float">
            <text:p>0.167636</text:p>
          </table:table-cell>
          <table:table-cell office:value-type="float" office:value="0.151629" calcext:value-type="float">
            <text:p>0.151629</text:p>
          </table:table-cell>
          <table:table-cell office:value-type="float" office:value="0.143764" calcext:value-type="float">
            <text:p>0.143764</text:p>
          </table:table-cell>
          <table:table-cell office:value-type="float" office:value="0.133461" calcext:value-type="float">
            <text:p>0.133461</text:p>
          </table:table-cell>
          <table:table-cell office:value-type="float" office:value="0.123382" calcext:value-type="float">
            <text:p>0.123382</text:p>
          </table:table-cell>
          <table:table-cell office:value-type="float" office:value="0.125523" calcext:value-type="float">
            <text:p>0.125523</text:p>
          </table:table-cell>
          <table:table-cell office:value-type="float" office:value="0.12936" calcext:value-type="float">
            <text:p>0.12936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1548" calcext:value-type="float">
            <text:p>0.1548</text:p>
          </table:table-cell>
        </table:table-row>
        <table:table-row table:style-name="ro1">
          <table:table-cell office:value-type="float" office:value="0.013455" calcext:value-type="float">
            <text:p>0.013455</text:p>
          </table:table-cell>
          <table:table-cell office:value-type="float" office:value="0.0083259" calcext:value-type="float">
            <text:p>0.0083259</text:p>
          </table:table-cell>
          <table:table-cell office:value-type="float" office:value="0.00802079" calcext:value-type="float">
            <text:p>0.00802079</text:p>
          </table:table-cell>
          <table:table-cell office:value-type="float" office:value="0.00889017" calcext:value-type="float">
            <text:p>0.00889017</text:p>
          </table:table-cell>
          <table:table-cell office:value-type="float" office:value="0.00711162" calcext:value-type="float">
            <text:p>0.00711162</text:p>
          </table:table-cell>
          <table:table-cell office:value-type="float" office:value="0.0123537" calcext:value-type="float">
            <text:p>0.0123537</text:p>
          </table:table-cell>
          <table:table-cell office:value-type="float" office:value="0.0105105" calcext:value-type="float">
            <text:p>0.0105105</text:p>
          </table:table-cell>
          <table:table-cell office:value-type="float" office:value="0.0125518" calcext:value-type="float">
            <text:p>0.0125518</text:p>
          </table:table-cell>
          <table:table-cell office:value-type="float" office:value="0.0305776" calcext:value-type="float">
            <text:p>0.0305776</text:p>
          </table:table-cell>
        </table:table-row>
        <table:table-row table:style-name="ro1">
          <table:table-cell office:value-type="float" office:value="0.131948" calcext:value-type="float">
            <text:p>0.131948</text:p>
          </table:table-cell>
          <table:table-cell office:value-type="float" office:value="0.0603329" calcext:value-type="float">
            <text:p>0.0603329</text:p>
          </table:table-cell>
          <table:table-cell office:value-type="float" office:value="0.0694852" calcext:value-type="float">
            <text:p>0.0694852</text:p>
          </table:table-cell>
          <table:table-cell office:value-type="float" office:value="0.100597" calcext:value-type="float">
            <text:p>0.100597</text:p>
          </table:table-cell>
          <table:table-cell office:value-type="float" office:value="0.0843891" calcext:value-type="float">
            <text:p>0.0843891</text:p>
          </table:table-cell>
          <table:table-cell office:value-type="float" office:value="0.101627" calcext:value-type="float">
            <text:p>0.101627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0.119236" calcext:value-type="float">
            <text:p>0.119236</text:p>
          </table:table-cell>
          <table:table-cell office:value-type="float" office:value="0.250499" calcext:value-type="float">
            <text:p>0.250499</text:p>
          </table:table-cell>
        </table:table-row>
        <table:table-row table:style-name="ro1">
          <table:table-cell office:value-type="float" office:value="0.0031589" calcext:value-type="float">
            <text:p>0.0031589</text:p>
          </table:table-cell>
          <table:table-cell office:value-type="float" office:value="0.00200391" calcext:value-type="float">
            <text:p>0.00200391</text:p>
          </table:table-cell>
          <table:table-cell office:value-type="float" office:value="0.00195518" calcext:value-type="float">
            <text:p>0.00195518</text:p>
          </table:table-cell>
          <table:table-cell office:value-type="float" office:value="0.00207253" calcext:value-type="float">
            <text:p>0.00207253</text:p>
          </table:table-cell>
          <table:table-cell office:value-type="float" office:value="0.00177974" calcext:value-type="float">
            <text:p>0.00177974</text:p>
          </table:table-cell>
          <table:table-cell office:value-type="float" office:value="0.00201069" calcext:value-type="float">
            <text:p>0.00201069</text:p>
          </table:table-cell>
          <table:table-cell office:value-type="float" office:value="0.00266935" calcext:value-type="float">
            <text:p>0.00266935</text:p>
          </table:table-cell>
          <table:table-cell office:value-type="float" office:value="0.00280986" calcext:value-type="float">
            <text:p>0.00280986</text:p>
          </table:table-cell>
          <table:table-cell office:value-type="float" office:value="0.00170075" calcext:value-type="float">
            <text:p>0.00170075</text:p>
          </table:table-cell>
        </table:table-row>
        <table:table-row table:style-name="ro1">
          <table:table-cell office:value-type="float" office:value="0.0552668" calcext:value-type="float">
            <text:p>0.0552668</text:p>
          </table:table-cell>
          <table:table-cell office:value-type="float" office:value="0.0401941" calcext:value-type="float">
            <text:p>0.0401941</text:p>
          </table:table-cell>
          <table:table-cell office:value-type="float" office:value="0.0589753" calcext:value-type="float">
            <text:p>0.0589753</text:p>
          </table:table-cell>
          <table:table-cell office:value-type="float" office:value="0.0407984" calcext:value-type="float">
            <text:p>0.0407984</text:p>
          </table:table-cell>
          <table:table-cell office:value-type="float" office:value="0.0320065" calcext:value-type="float">
            <text:p>0.0320065</text:p>
          </table:table-cell>
          <table:table-cell office:value-type="float" office:value="0.0454731" calcext:value-type="float">
            <text:p>0.0454731</text:p>
          </table:table-cell>
          <table:table-cell office:value-type="float" office:value="0.0605284" calcext:value-type="float">
            <text:p>0.0605284</text:p>
          </table:table-cell>
          <table:table-cell office:value-type="float" office:value="0.0847033" calcext:value-type="float">
            <text:p>0.0847033</text:p>
          </table:table-cell>
          <table:table-cell office:value-type="float" office:value="0.18138" calcext:value-type="float">
            <text:p>0.18138</text:p>
          </table:table-cell>
        </table:table-row>
        <table:table-row table:style-name="ro1">
          <table:table-cell office:value-type="float" office:value="0.00564768" calcext:value-type="float">
            <text:p>0.00564768</text:p>
          </table:table-cell>
          <table:table-cell office:value-type="float" office:value="0.00328944" calcext:value-type="float">
            <text:p>0.00328944</text:p>
          </table:table-cell>
          <table:table-cell office:value-type="float" office:value="0.00322516" calcext:value-type="float">
            <text:p>0.00322516</text:p>
          </table:table-cell>
          <table:table-cell office:value-type="float" office:value="0.0031418" calcext:value-type="float">
            <text:p>0.0031418</text:p>
          </table:table-cell>
          <table:table-cell office:value-type="float" office:value="0.00268057" calcext:value-type="float">
            <text:p>0.00268057</text:p>
          </table:table-cell>
          <table:table-cell office:value-type="float" office:value="0.00341486" calcext:value-type="float">
            <text:p>0.00341486</text:p>
          </table:table-cell>
          <table:table-cell office:value-type="float" office:value="0.00516707" calcext:value-type="float">
            <text:p>0.00516707</text:p>
          </table:table-cell>
          <table:table-cell office:value-type="float" office:value="0.00472906" calcext:value-type="float">
            <text:p>0.00472906</text:p>
          </table:table-cell>
          <table:table-cell office:value-type="float" office:value="0.00481226" calcext:value-type="float">
            <text:p>0.00481226</text:p>
          </table:table-cell>
        </table:table-row>
        <table:table-row table:style-name="ro1">
          <table:table-cell office:value-type="float" office:value="0.00219679" calcext:value-type="float">
            <text:p>0.00219679</text:p>
          </table:table-cell>
          <table:table-cell table:style-name="ce10" office:value-type="float" office:value="0.00084956" calcext:value-type="float">
            <text:p>8.50E-04</text:p>
          </table:table-cell>
          <table:table-cell table:style-name="ce10" office:value-type="float" office:value="0.000792681" calcext:value-type="float">
            <text:p>7.93E-04</text:p>
          </table:table-cell>
          <table:table-cell table:style-name="ce10" office:value-type="float" office:value="0.000853101" calcext:value-type="float">
            <text:p>8.53E-04</text:p>
          </table:table-cell>
          <table:table-cell table:style-name="ce10" office:value-type="float" office:value="0.00082443" calcext:value-type="float">
            <text:p>8.24E-04</text:p>
          </table:table-cell>
          <table:table-cell office:value-type="float" office:value="0.00213315" calcext:value-type="float">
            <text:p>0.00213315</text:p>
          </table:table-cell>
          <table:table-cell office:value-type="float" office:value="0.000142166" calcext:value-type="float">
            <text:p>0.000142166</text:p>
          </table:table-cell>
          <table:table-cell office:value-type="float" office:value="0.000141128" calcext:value-type="float">
            <text:p>0.000141128</text:p>
          </table:table-cell>
          <table:table-cell office:value-type="float" office:value="0.000156621" calcext:value-type="float">
            <text:p>0.000156621</text:p>
          </table:table-cell>
        </table:table-row>
        <table:table-row table:style-name="ro1">
          <table:table-cell table:style-name="ce10" office:value-type="float" office:value="0.000138851" calcext:value-type="float">
            <text:p>1.39E-04</text:p>
          </table:table-cell>
          <table:table-cell table:style-name="ce10" office:value-type="float" office:value="0.000135008" calcext:value-type="float">
            <text:p>1.35E-04</text:p>
          </table:table-cell>
          <table:table-cell table:style-name="ce10" office:value-type="float" office:value="0.000129798" calcext:value-type="float">
            <text:p>1.30E-04</text:p>
          </table:table-cell>
          <table:table-cell table:style-name="ce10" office:value-type="float" office:value="0.000128568" calcext:value-type="float">
            <text:p>1.29E-04</text:p>
          </table:table-cell>
          <table:table-cell table:style-name="ce10" office:value-type="float" office:value="0.00013754" calcext:value-type="float">
            <text:p>1.38E-04</text:p>
          </table:table-cell>
          <table:table-cell office:value-type="float" office:value="0.000134153" calcext:value-type="float">
            <text:p>0.000134153</text:p>
          </table:table-cell>
          <table:table-cell office:value-type="float" office:value="0.000127758" calcext:value-type="float">
            <text:p>0.000127758</text:p>
          </table:table-cell>
          <table:table-cell office:value-type="float" office:value="0.000119407" calcext:value-type="float">
            <text:p>0.000119407</text:p>
          </table:table-cell>
          <table:table-cell office:value-type="float" office:value="0.000112705" calcext:value-type="float">
            <text:p>0.000112705</text:p>
          </table:table-cell>
        </table:table-row>
        <table:table-row table:style-name="ro1">
          <table:table-cell table:style-name="ce10" office:value-type="float" office:value="0.00152634" calcext:value-type="float">
            <text:p>1.53E-03</text:p>
          </table:table-cell>
          <table:table-cell table:style-name="ce10" office:value-type="float" office:value="0.000443592" calcext:value-type="float">
            <text:p>4.44E-04</text:p>
          </table:table-cell>
          <table:table-cell office:value-type="float" office:value="0.00044252" calcext:value-type="float">
            <text:p>0.00044252</text:p>
          </table:table-cell>
          <table:table-cell table:style-name="ce10" office:value-type="float" office:value="0.000413126" calcext:value-type="float">
            <text:p>4.13E-04</text:p>
          </table:table-cell>
          <table:table-cell table:style-name="ce10" office:value-type="float" office:value="0.000334925" calcext:value-type="float">
            <text:p>3.35E-04</text:p>
          </table:table-cell>
          <table:table-cell office:value-type="float" office:value="0.00113749" calcext:value-type="float">
            <text:p>0.00113749</text:p>
          </table:table-cell>
          <table:table-cell office:value-type="float" office:value="0.000371628" calcext:value-type="float">
            <text:p>0.000371628</text:p>
          </table:table-cell>
          <table:table-cell office:value-type="float" office:value="0.000240261" calcext:value-type="float">
            <text:p>0.000240261</text:p>
          </table:table-cell>
          <table:table-cell office:value-type="float" office:value="0.00021938" calcext:value-type="float">
            <text:p>0.00021938</text:p>
          </table:table-cell>
        </table:table-row>
        <table:table-row table:style-name="ro1">
          <table:table-cell table:style-name="ce10" office:value-type="float" office:value="0.000174891" calcext:value-type="float">
            <text:p>1.75E-04</text:p>
          </table:table-cell>
          <table:table-cell table:style-name="ce10" office:value-type="float" office:value="0.000189406" calcext:value-type="float">
            <text:p>1.89E-04</text:p>
          </table:table-cell>
          <table:table-cell table:style-name="ce10" office:value-type="float" office:value="0.000170987" calcext:value-type="float">
            <text:p>1.71E-04</text:p>
          </table:table-cell>
          <table:table-cell office:value-type="float" office:value="0.000171836" calcext:value-type="float">
            <text:p>0.000171836</text:p>
          </table:table-cell>
          <table:table-cell table:style-name="ce10" office:value-type="float" office:value="0.00016144" calcext:value-type="float">
            <text:p>1.61E-04</text:p>
          </table:table-cell>
          <table:table-cell office:value-type="float" office:value="0.000917029" calcext:value-type="float">
            <text:p>0.000917029</text:p>
          </table:table-cell>
          <table:table-cell office:value-type="float" office:value="0.000794474" calcext:value-type="float">
            <text:p>0.000794474</text:p>
          </table:table-cell>
          <table:table-cell office:value-type="float" office:value="0.000772304" calcext:value-type="float">
            <text:p>0.000772304</text:p>
          </table:table-cell>
          <table:table-cell office:value-type="float" office:value="0.000787351" calcext:value-type="float">
            <text:p>0.000787351</text:p>
          </table:table-cell>
        </table:table-row>
        <table:table-row table:style-name="ro1">
          <table:table-cell table:style-name="ce10" office:value-type="float" office:value="0.000168483" calcext:value-type="float">
            <text:p>1.68E-04</text:p>
          </table:table-cell>
          <table:table-cell office:value-type="float" office:value="0.000165914" calcext:value-type="float">
            <text:p>0.000165914</text:p>
          </table:table-cell>
          <table:table-cell table:style-name="ce10" office:value-type="float" office:value="0.000170741" calcext:value-type="float">
            <text:p>1.71E-04</text:p>
          </table:table-cell>
          <table:table-cell table:style-name="ce10" office:value-type="float" office:value="0.0001623" calcext:value-type="float">
            <text:p>1.62E-04</text:p>
          </table:table-cell>
          <table:table-cell table:style-name="ce10" office:value-type="float" office:value="0.000155865" calcext:value-type="float">
            <text:p>1.56E-04</text:p>
          </table:table-cell>
          <table:table-cell office:value-type="float" office:value="0.000276439" calcext:value-type="float">
            <text:p>0.000276439</text:p>
          </table:table-cell>
          <table:table-cell office:value-type="float" office:value="0.00014201" calcext:value-type="float">
            <text:p>0.00014201</text:p>
          </table:table-cell>
          <table:table-cell office:value-type="float" office:value="0.000150469" calcext:value-type="float">
            <text:p>0.000150469</text:p>
          </table:table-cell>
          <table:table-cell office:value-type="float" office:value="0.000137101" calcext:value-type="float">
            <text:p>0.000137101</text:p>
          </table:table-cell>
        </table:table-row>
        <table:table-row table:style-name="ro1">
          <table:table-cell office:value-type="float" office:value="0.0113927" calcext:value-type="float">
            <text:p>0.0113927</text:p>
          </table:table-cell>
          <table:table-cell office:value-type="float" office:value="0.00758634" calcext:value-type="float">
            <text:p>0.00758634</text:p>
          </table:table-cell>
          <table:table-cell office:value-type="float" office:value="0.0073999" calcext:value-type="float">
            <text:p>0.0073999</text:p>
          </table:table-cell>
          <table:table-cell office:value-type="float" office:value="0.00758649" calcext:value-type="float">
            <text:p>0.00758649</text:p>
          </table:table-cell>
          <table:table-cell office:value-type="float" office:value="0.00775088" calcext:value-type="float">
            <text:p>0.00775088</text:p>
          </table:table-cell>
          <table:table-cell office:value-type="float" office:value="0.00644414" calcext:value-type="float">
            <text:p>0.00644414</text:p>
          </table:table-cell>
          <table:table-cell office:value-type="float" office:value="0.0052049" calcext:value-type="float">
            <text:p>0.0052049</text:p>
          </table:table-cell>
          <table:table-cell office:value-type="float" office:value="0.00453889" calcext:value-type="float">
            <text:p>0.00453889</text:p>
          </table:table-cell>
          <table:table-cell office:value-type="float" office:value="0.00783892" calcext:value-type="float">
            <text:p>0.00783892</text:p>
          </table:table-cell>
        </table:table-row>
        <table:table-row table:style-name="ro1">
          <table:table-cell office:value-type="float" office:value="0.00579988" calcext:value-type="float">
            <text:p>0.00579988</text:p>
          </table:table-cell>
          <table:table-cell office:value-type="float" office:value="0.00469581" calcext:value-type="float">
            <text:p>0.00469581</text:p>
          </table:table-cell>
          <table:table-cell office:value-type="float" office:value="0.00474846" calcext:value-type="float">
            <text:p>0.00474846</text:p>
          </table:table-cell>
          <table:table-cell office:value-type="float" office:value="0.00359447" calcext:value-type="float">
            <text:p>0.00359447</text:p>
          </table:table-cell>
          <table:table-cell office:value-type="float" office:value="0.00417168" calcext:value-type="float">
            <text:p>0.00417168</text:p>
          </table:table-cell>
          <table:table-cell office:value-type="float" office:value="0.00310074" calcext:value-type="float">
            <text:p>0.00310074</text:p>
          </table:table-cell>
          <table:table-cell office:value-type="float" office:value="0.0036336" calcext:value-type="float">
            <text:p>0.0036336</text:p>
          </table:table-cell>
          <table:table-cell office:value-type="float" office:value="0.00354055" calcext:value-type="float">
            <text:p>0.00354055</text:p>
          </table:table-cell>
          <table:table-cell office:value-type="float" office:value="0.0039915" calcext:value-type="float">
            <text:p>0.0039915</text:p>
          </table:table-cell>
        </table:table-row>
        <table:table-row table:style-name="ro1">
          <table:table-cell table:style-name="ce10" office:value-type="float" office:value="0.000122624" calcext:value-type="float">
            <text:p>1.23E-04</text:p>
          </table:table-cell>
          <table:table-cell table:style-name="ce10" office:value-type="float" office:value="0.000112135" calcext:value-type="float">
            <text:p>1.12E-04</text:p>
          </table:table-cell>
          <table:table-cell table:style-name="ce10" office:value-type="float" office:value="0.000128666" calcext:value-type="float">
            <text:p>1.29E-04</text:p>
          </table:table-cell>
          <table:table-cell table:style-name="ce10" office:value-type="float" office:value="0.000122306" calcext:value-type="float">
            <text:p>1.22E-04</text:p>
          </table:table-cell>
          <table:table-cell table:style-name="ce10" office:value-type="float" office:value="0.000111505" calcext:value-type="float">
            <text:p>1.12E-04</text:p>
          </table:table-cell>
          <table:table-cell office:value-type="float" office:value="0.000113106" calcext:value-type="float">
            <text:p>0.000113106</text:p>
          </table:table-cell>
          <table:table-cell office:value-type="float" office:value="0.000119063" calcext:value-type="float">
            <text:p>0.000119063</text:p>
          </table:table-cell>
          <table:table-cell office:value-type="float" office:value="0.000120738" calcext:value-type="float">
            <text:p>0.000120738</text:p>
          </table:table-cell>
          <table:table-cell office:value-type="float" office:value="0.000106442" calcext:value-type="float">
            <text:p>0.000106442</text:p>
          </table:table-cell>
        </table:table-row>
        <table:table-row table:style-name="ro1">
          <table:table-cell office:value-type="float" office:value="0.00446554" calcext:value-type="float">
            <text:p>0.00446554</text:p>
          </table:table-cell>
          <table:table-cell office:value-type="float" office:value="0.00309698" calcext:value-type="float">
            <text:p>0.00309698</text:p>
          </table:table-cell>
          <table:table-cell office:value-type="float" office:value="0.00323163" calcext:value-type="float">
            <text:p>0.00323163</text:p>
          </table:table-cell>
          <table:table-cell office:value-type="float" office:value="0.00360368" calcext:value-type="float">
            <text:p>0.00360368</text:p>
          </table:table-cell>
          <table:table-cell office:value-type="float" office:value="0.00358653" calcext:value-type="float">
            <text:p>0.00358653</text:p>
          </table:table-cell>
          <table:table-cell office:value-type="float" office:value="0.00243485" calcext:value-type="float">
            <text:p>0.00243485</text:p>
          </table:table-cell>
          <table:table-cell office:value-type="float" office:value="0.00347471" calcext:value-type="float">
            <text:p>0.00347471</text:p>
          </table:table-cell>
          <table:table-cell office:value-type="float" office:value="0.00348558" calcext:value-type="float">
            <text:p>0.00348558</text:p>
          </table:table-cell>
          <table:table-cell office:value-type="float" office:value="0.00554651" calcext:value-type="float">
            <text:p>0.00554651</text:p>
          </table:table-cell>
        </table:table-row>
        <table:table-row table:style-name="ro1">
          <table:table-cell office:value-type="float" office:value="0.0798459" calcext:value-type="float">
            <text:p>0.0798459</text:p>
          </table:table-cell>
          <table:table-cell office:value-type="float" office:value="0.0478304" calcext:value-type="float">
            <text:p>0.0478304</text:p>
          </table:table-cell>
          <table:table-cell office:value-type="float" office:value="0.0595814" calcext:value-type="float">
            <text:p>0.0595814</text:p>
          </table:table-cell>
          <table:table-cell office:value-type="float" office:value="0.0572199" calcext:value-type="float">
            <text:p>0.0572199</text:p>
          </table:table-cell>
          <table:table-cell office:value-type="float" office:value="0.0700306" calcext:value-type="float">
            <text:p>0.0700306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0.0511354" calcext:value-type="float">
            <text:p>0.0511354</text:p>
          </table:table-cell>
          <table:table-cell office:value-type="float" office:value="0.0689819" calcext:value-type="float">
            <text:p>0.0689819</text:p>
          </table:table-cell>
          <table:table-cell office:value-type="float" office:value="0.111311" calcext:value-type="float">
            <text:p>0.111311</text:p>
          </table:table-cell>
        </table:table-row>
        <table:table-row table:style-name="ro1">
          <table:table-cell office:value-type="float" office:value="0.0496143" calcext:value-type="float">
            <text:p>0.0496143</text:p>
          </table:table-cell>
          <table:table-cell office:value-type="float" office:value="0.0469633" calcext:value-type="float">
            <text:p>0.0469633</text:p>
          </table:table-cell>
          <table:table-cell office:value-type="float" office:value="0.0470279" calcext:value-type="float">
            <text:p>0.0470279</text:p>
          </table:table-cell>
          <table:table-cell office:value-type="float" office:value="0.0513989" calcext:value-type="float">
            <text:p>0.0513989</text:p>
          </table:table-cell>
          <table:table-cell office:value-type="float" office:value="0.0540613" calcext:value-type="float">
            <text:p>0.0540613</text:p>
          </table:table-cell>
          <table:table-cell office:value-type="float" office:value="0.0613475" calcext:value-type="float">
            <text:p>0.0613475</text:p>
          </table:table-cell>
          <table:table-cell office:value-type="float" office:value="0.0531899" calcext:value-type="float">
            <text:p>0.0531899</text:p>
          </table:table-cell>
          <table:table-cell office:value-type="float" office:value="0.0942573" calcext:value-type="float">
            <text:p>0.0942573</text:p>
          </table:table-cell>
          <table:table-cell office:value-type="float" office:value="0.160953" calcext:value-type="float">
            <text:p>0.160953</text:p>
          </table:table-cell>
        </table:table-row>
        <table:table-row table:style-name="ro1">
          <table:table-cell table:style-name="ce10" office:value-type="float" office:value="0.000134726" calcext:value-type="float">
            <text:p>1.35E-04</text:p>
          </table:table-cell>
          <table:table-cell table:style-name="ce10" office:value-type="float" office:value="0.00117693" calcext:value-type="float">
            <text:p>1.18E-03</text:p>
          </table:table-cell>
          <table:table-cell table:style-name="ce10" office:value-type="float" office:value="0.0011585" calcext:value-type="float">
            <text:p>1.16E-03</text:p>
          </table:table-cell>
          <table:table-cell table:style-name="ce10" office:value-type="float" office:value="0.00116491" calcext:value-type="float">
            <text:p>1.16E-03</text:p>
          </table:table-cell>
          <table:table-cell table:style-name="ce10" office:value-type="float" office:value="0.00105173" calcext:value-type="float">
            <text:p>1.05E-03</text:p>
          </table:table-cell>
          <table:table-cell office:value-type="float" office:value="0.000294837" calcext:value-type="float">
            <text:p>0.000294837</text:p>
          </table:table-cell>
          <table:table-cell office:value-type="float" office:value="0.000861706" calcext:value-type="float">
            <text:p>0.000861706</text:p>
          </table:table-cell>
          <table:table-cell office:value-type="float" office:value="0.000833635" calcext:value-type="float">
            <text:p>0.000833635</text:p>
          </table:table-cell>
          <table:table-cell office:value-type="float" office:value="0.000142456" calcext:value-type="float">
            <text:p>0.000142456</text:p>
          </table:table-cell>
        </table:table-row>
        <table:table-row table:style-name="ro1">
          <table:table-cell office:value-type="float" office:value="0.32726" calcext:value-type="float">
            <text:p>0.32726</text:p>
          </table:table-cell>
          <table:table-cell office:value-type="float" office:value="0.329917" calcext:value-type="float">
            <text:p>0.329917</text:p>
          </table:table-cell>
          <table:table-cell office:value-type="float" office:value="0.254366" calcext:value-type="float">
            <text:p>0.254366</text:p>
          </table:table-cell>
          <table:table-cell office:value-type="float" office:value="0.265273" calcext:value-type="float">
            <text:p>0.265273</text:p>
          </table:table-cell>
          <table:table-cell office:value-type="float" office:value="0.212036" calcext:value-type="float">
            <text:p>0.212036</text:p>
          </table:table-cell>
          <table:table-cell office:value-type="float" office:value="0.264682" calcext:value-type="float">
            <text:p>0.264682</text:p>
          </table:table-cell>
          <table:table-cell office:value-type="float" office:value="0.247633" calcext:value-type="float">
            <text:p>0.247633</text:p>
          </table:table-cell>
          <table:table-cell office:value-type="float" office:value="0.285525" calcext:value-type="float">
            <text:p>0.285525</text:p>
          </table:table-cell>
          <table:table-cell office:value-type="float" office:value="0.325864" calcext:value-type="float">
            <text:p>0.325864</text:p>
          </table:table-cell>
        </table:table-row>
        <table:table-row table:style-name="ro1">
          <table:table-cell office:value-type="float" office:value="0.00575312" calcext:value-type="float">
            <text:p>0.00575312</text:p>
          </table:table-cell>
          <table:table-cell office:value-type="float" office:value="0.00660328" calcext:value-type="float">
            <text:p>0.00660328</text:p>
          </table:table-cell>
          <table:table-cell office:value-type="float" office:value="0.00477246" calcext:value-type="float">
            <text:p>0.00477246</text:p>
          </table:table-cell>
          <table:table-cell office:value-type="float" office:value="0.00396944" calcext:value-type="float">
            <text:p>0.00396944</text:p>
          </table:table-cell>
          <table:table-cell office:value-type="float" office:value="0.00420409" calcext:value-type="float">
            <text:p>0.00420409</text:p>
          </table:table-cell>
          <table:table-cell office:value-type="float" office:value="0.0032095" calcext:value-type="float">
            <text:p>0.0032095</text:p>
          </table:table-cell>
          <table:table-cell office:value-type="float" office:value="0.00380963" calcext:value-type="float">
            <text:p>0.00380963</text:p>
          </table:table-cell>
          <table:table-cell office:value-type="float" office:value="0.00368112" calcext:value-type="float">
            <text:p>0.00368112</text:p>
          </table:table-cell>
          <table:table-cell office:value-type="float" office:value="0.00264541" calcext:value-type="float">
            <text:p>0.00264541</text:p>
          </table:table-cell>
        </table:table-row>
        <table:table-row table:style-name="ro1">
          <table:table-cell office:value-type="float" office:value="0.00950587" calcext:value-type="float">
            <text:p>0.00950587</text:p>
          </table:table-cell>
          <table:table-cell office:value-type="float" office:value="0.00797075" calcext:value-type="float">
            <text:p>0.00797075</text:p>
          </table:table-cell>
          <table:table-cell office:value-type="float" office:value="0.0058389" calcext:value-type="float">
            <text:p>0.0058389</text:p>
          </table:table-cell>
          <table:table-cell office:value-type="float" office:value="0.00722942" calcext:value-type="float">
            <text:p>0.00722942</text:p>
          </table:table-cell>
          <table:table-cell office:value-type="float" office:value="0.00500517" calcext:value-type="float">
            <text:p>0.00500517</text:p>
          </table:table-cell>
          <table:table-cell office:value-type="float" office:value="0.00430748" calcext:value-type="float">
            <text:p>0.00430748</text:p>
          </table:table-cell>
          <table:table-cell office:value-type="float" office:value="0.00538247" calcext:value-type="float">
            <text:p>0.00538247</text:p>
          </table:table-cell>
          <table:table-cell office:value-type="float" office:value="0.00487348" calcext:value-type="float">
            <text:p>0.00487348</text:p>
          </table:table-cell>
          <table:table-cell office:value-type="float" office:value="0.00306228" calcext:value-type="float">
            <text:p>0.00306228</text:p>
          </table:table-cell>
        </table:table-row>
        <table:table-row table:style-name="ro1">
          <table:table-cell table:style-name="ce10" office:value-type="float" office:value="0.00634379" calcext:value-type="float">
            <text:p>6.34E-03</text:p>
          </table:table-cell>
          <table:table-cell table:style-name="ce10" office:value-type="float" office:value="0.00373522" calcext:value-type="float">
            <text:p>3.74E-03</text:p>
          </table:table-cell>
          <table:table-cell table:style-name="ce10" office:value-type="float" office:value="0.00390313" calcext:value-type="float">
            <text:p>3.90E-03</text:p>
          </table:table-cell>
          <table:table-cell office:value-type="float" office:value="0.00368987" calcext:value-type="float">
            <text:p>0.00368987</text:p>
          </table:table-cell>
          <table:table-cell table:style-name="ce10" office:value-type="float" office:value="0.00352636" calcext:value-type="float">
            <text:p>3.53E-03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39408" calcext:value-type="float">
            <text:p>0.00239408</text:p>
          </table:table-cell>
          <table:table-cell office:value-type="float" office:value="0.00263078" calcext:value-type="float">
            <text:p>0.00263078</text:p>
          </table:table-cell>
          <table:table-cell office:value-type="float" office:value="0.00202166" calcext:value-type="float">
            <text:p>0.00202166</text:p>
          </table:table-cell>
        </table:table-row>
        <table:table-row table:style-name="ro1">
          <table:table-cell office:value-type="float" office:value="0.0140874" calcext:value-type="float">
            <text:p>0.0140874</text:p>
          </table:table-cell>
          <table:table-cell office:value-type="float" office:value="0.0107163" calcext:value-type="float">
            <text:p>0.0107163</text:p>
          </table:table-cell>
          <table:table-cell office:value-type="float" office:value="0.0152945" calcext:value-type="float">
            <text:p>0.0152945</text:p>
          </table:table-cell>
          <table:table-cell office:value-type="float" office:value="0.0119067" calcext:value-type="float">
            <text:p>0.0119067</text:p>
          </table:table-cell>
          <table:table-cell office:value-type="float" office:value="0.0124764" calcext:value-type="float">
            <text:p>0.0124764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0849653" calcext:value-type="float">
            <text:p>0.00849653</text:p>
          </table:table-cell>
          <table:table-cell office:value-type="float" office:value="0.0147256" calcext:value-type="float">
            <text:p>0.0147256</text:p>
          </table:table-cell>
          <table:table-cell office:value-type="float" office:value="0.0129021" calcext:value-type="float">
            <text:p>0.0129021</text:p>
          </table:table-cell>
        </table:table-row>
        <table:table-row table:style-name="ro1">
          <table:table-cell table:style-name="ce10" office:value-type="float" office:value="0.00126674" calcext:value-type="float">
            <text:p>1.27E-03</text:p>
          </table:table-cell>
          <table:table-cell table:style-name="ce10" office:value-type="float" office:value="0.000960727" calcext:value-type="float">
            <text:p>9.61E-04</text:p>
          </table:table-cell>
          <table:table-cell office:value-type="float" office:value="0.00110485" calcext:value-type="float">
            <text:p>0.00110485</text:p>
          </table:table-cell>
          <table:table-cell office:value-type="float" office:value="0.0011032" calcext:value-type="float">
            <text:p>0.0011032</text:p>
          </table:table-cell>
          <table:table-cell table:style-name="ce10" office:value-type="float" office:value="0.00102862" calcext:value-type="float">
            <text:p>1.03E-03</text:p>
          </table:table-cell>
          <table:table-cell office:value-type="float" office:value="0.000329533" calcext:value-type="float">
            <text:p>0.000329533</text:p>
          </table:table-cell>
          <table:table-cell office:value-type="float" office:value="0.00038898" calcext:value-type="float">
            <text:p>0.00038898</text:p>
          </table:table-cell>
          <table:table-cell office:value-type="float" office:value="0.000314358" calcext:value-type="float">
            <text:p>0.000314358</text:p>
          </table:table-cell>
          <table:table-cell office:value-type="float" office:value="0.000285542" calcext:value-type="float">
            <text:p>0.000285542</text:p>
          </table:table-cell>
        </table:table-row>
        <table:table-row table:style-name="ro1">
          <table:table-cell office:value-type="float" office:value="0.00770679" calcext:value-type="float">
            <text:p>0.00770679</text:p>
          </table:table-cell>
          <table:table-cell office:value-type="float" office:value="0.00506219" calcext:value-type="float">
            <text:p>0.00506219</text:p>
          </table:table-cell>
          <table:table-cell office:value-type="float" office:value="0.00508953" calcext:value-type="float">
            <text:p>0.00508953</text:p>
          </table:table-cell>
          <table:table-cell office:value-type="float" office:value="0.00479952" calcext:value-type="float">
            <text:p>0.00479952</text:p>
          </table:table-cell>
          <table:table-cell office:value-type="float" office:value="0.00418604" calcext:value-type="float">
            <text:p>0.00418604</text:p>
          </table:table-cell>
          <table:table-cell office:value-type="float" office:value="0.00388609" calcext:value-type="float">
            <text:p>0.00388609</text:p>
          </table:table-cell>
          <table:table-cell office:value-type="float" office:value="0.00523544" calcext:value-type="float">
            <text:p>0.00523544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461749" calcext:value-type="float">
            <text:p>0.00461749</text:p>
          </table:table-cell>
        </table:table-row>
        <table:table-row table:style-name="ro1">
          <table:table-cell office:value-type="float" office:value="0.00397551" calcext:value-type="float">
            <text:p>0.00397551</text:p>
          </table:table-cell>
          <table:table-cell office:value-type="float" office:value="0.0039525" calcext:value-type="float">
            <text:p>0.0039525</text:p>
          </table:table-cell>
          <table:table-cell office:value-type="float" office:value="0.00411885" calcext:value-type="float">
            <text:p>0.00411885</text:p>
          </table:table-cell>
          <table:table-cell office:value-type="float" office:value="0.00398447" calcext:value-type="float">
            <text:p>0.00398447</text:p>
          </table:table-cell>
          <table:table-cell office:value-type="float" office:value="0.00276037" calcext:value-type="float">
            <text:p>0.00276037</text:p>
          </table:table-cell>
          <table:table-cell office:value-type="float" office:value="0.00139855" calcext:value-type="float">
            <text:p>0.00139855</text:p>
          </table:table-cell>
          <table:table-cell office:value-type="float" office:value="0.00303314" calcext:value-type="float">
            <text:p>0.00303314</text:p>
          </table:table-cell>
          <table:table-cell office:value-type="float" office:value="0.00281853" calcext:value-type="float">
            <text:p>0.00281853</text:p>
          </table:table-cell>
          <table:table-cell office:value-type="float" office:value="0.00362072" calcext:value-type="float">
            <text:p>0.00362072</text:p>
          </table:table-cell>
        </table:table-row>
        <table:table-row table:style-name="ro1">
          <table:table-cell office:value-type="float" office:value="0.0162148" calcext:value-type="float">
            <text:p>0.0162148</text:p>
          </table:table-cell>
          <table:table-cell office:value-type="float" office:value="0.0119356" calcext:value-type="float">
            <text:p>0.0119356</text:p>
          </table:table-cell>
          <table:table-cell office:value-type="float" office:value="0.0150595" calcext:value-type="float">
            <text:p>0.0150595</text:p>
          </table:table-cell>
          <table:table-cell office:value-type="float" office:value="0.0128572" calcext:value-type="float">
            <text:p>0.0128572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0738101" calcext:value-type="float">
            <text:p>0.00738101</text:p>
          </table:table-cell>
          <table:table-cell office:value-type="float" office:value="0.00964976" calcext:value-type="float">
            <text:p>0.00964976</text:p>
          </table:table-cell>
          <table:table-cell office:value-type="float" office:value="0.0166598" calcext:value-type="float">
            <text:p>0.0166598</text:p>
          </table:table-cell>
          <table:table-cell office:value-type="float" office:value="0.0225014" calcext:value-type="float">
            <text:p>0.0225014</text:p>
          </table:table-cell>
        </table:table-row>
        <table:table-row table:style-name="ro1">
          <table:table-cell office:value-type="float" office:value="0.0140423" calcext:value-type="float">
            <text:p>0.0140423</text:p>
          </table:table-cell>
          <table:table-cell office:value-type="float" office:value="0.00705215" calcext:value-type="float">
            <text:p>0.00705215</text:p>
          </table:table-cell>
          <table:table-cell office:value-type="float" office:value="0.00806354" calcext:value-type="float">
            <text:p>0.00806354</text:p>
          </table:table-cell>
          <table:table-cell office:value-type="float" office:value="0.00765544" calcext:value-type="float">
            <text:p>0.00765544</text:p>
          </table:table-cell>
          <table:table-cell office:value-type="float" office:value="0.00871892" calcext:value-type="float">
            <text:p>0.00871892</text:p>
          </table:table-cell>
          <table:table-cell office:value-type="float" office:value="0.00834913" calcext:value-type="float">
            <text:p>0.00834913</text:p>
          </table:table-cell>
          <table:table-cell office:value-type="float" office:value="0.0136588" calcext:value-type="float">
            <text:p>0.0136588</text:p>
          </table:table-cell>
          <table:table-cell office:value-type="float" office:value="0.00843081" calcext:value-type="float">
            <text:p>0.00843081</text:p>
          </table:table-cell>
          <table:table-cell office:value-type="float" office:value="0.018085" calcext:value-type="float">
            <text:p>0.018085</text:p>
          </table:table-cell>
        </table:table-row>
        <table:table-row table:style-name="ro1">
          <table:table-cell office:value-type="float" office:value="0.000140301" calcext:value-type="float">
            <text:p>0.000140301</text:p>
          </table:table-cell>
          <table:table-cell table:style-name="ce10" office:value-type="float" office:value="0.000135195" calcext:value-type="float">
            <text:p>1.35E-04</text:p>
          </table:table-cell>
          <table:table-cell table:style-name="ce10" office:value-type="float" office:value="0.000139171" calcext:value-type="float">
            <text:p>1.39E-04</text:p>
          </table:table-cell>
          <table:table-cell table:style-name="ce10" office:value-type="float" office:value="0.000136963" calcext:value-type="float">
            <text:p>1.37E-04</text:p>
          </table:table-cell>
          <table:table-cell table:style-name="ce10" office:value-type="float" office:value="0.000137142" calcext:value-type="float">
            <text:p>1.37E-04</text:p>
          </table:table-cell>
          <table:table-cell office:value-type="float" office:value="0.000150058" calcext:value-type="float">
            <text:p>0.000150058</text:p>
          </table:table-cell>
          <table:table-cell office:value-type="float" office:value="0.000126656" calcext:value-type="float">
            <text:p>0.000126656</text:p>
          </table:table-cell>
          <table:table-cell office:value-type="float" office:value="0.000123212" calcext:value-type="float">
            <text:p>0.000123212</text:p>
          </table:table-cell>
          <table:table-cell office:value-type="float" office:value="0.000129398" calcext:value-type="float">
            <text:p>0.000129398</text:p>
          </table:table-cell>
        </table:table-row>
        <table:table-row table:style-name="ro1">
          <table:table-cell office:value-type="float" office:value="0.224838" calcext:value-type="float">
            <text:p>0.224838</text:p>
          </table:table-cell>
          <table:table-cell office:value-type="float" office:value="0.164881" calcext:value-type="float">
            <text:p>0.164881</text:p>
          </table:table-cell>
          <table:table-cell office:value-type="float" office:value="0.161522" calcext:value-type="float">
            <text:p>0.161522</text:p>
          </table:table-cell>
          <table:table-cell office:value-type="float" office:value="0.164791" calcext:value-type="float">
            <text:p>0.164791</text:p>
          </table:table-cell>
          <table:table-cell office:value-type="float" office:value="0.142404" calcext:value-type="float">
            <text:p>0.142404</text:p>
          </table:table-cell>
          <table:table-cell office:value-type="float" office:value="0.149979" calcext:value-type="float">
            <text:p>0.149979</text:p>
          </table:table-cell>
          <table:table-cell office:value-type="float" office:value="0.124516" calcext:value-type="float">
            <text:p>0.124516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0.127926" calcext:value-type="float">
            <text:p>0.127926</text:p>
          </table:table-cell>
        </table:table-row>
        <table:table-row table:style-name="ro1">
          <table:table-cell office:value-type="float" office:value="0.00927755" calcext:value-type="float">
            <text:p>0.00927755</text:p>
          </table:table-cell>
          <table:table-cell office:value-type="float" office:value="0.00547208" calcext:value-type="float">
            <text:p>0.00547208</text:p>
          </table:table-cell>
          <table:table-cell office:value-type="float" office:value="0.00543099" calcext:value-type="float">
            <text:p>0.00543099</text:p>
          </table:table-cell>
          <table:table-cell office:value-type="float" office:value="0.0057649" calcext:value-type="float">
            <text:p>0.0057649</text:p>
          </table:table-cell>
          <table:table-cell office:value-type="float" office:value="0.00423408" calcext:value-type="float">
            <text:p>0.00423408</text:p>
          </table:table-cell>
          <table:table-cell office:value-type="float" office:value="0.0043286" calcext:value-type="float">
            <text:p>0.0043286</text:p>
          </table:table-cell>
          <table:table-cell office:value-type="float" office:value="0.00370567" calcext:value-type="float">
            <text:p>0.00370567</text:p>
          </table:table-cell>
          <table:table-cell office:value-type="float" office:value="0.00347667" calcext:value-type="float">
            <text:p>0.00347667</text:p>
          </table:table-cell>
          <table:table-cell office:value-type="float" office:value="0.00365853" calcext:value-type="float">
            <text:p>0.00365853</text:p>
          </table:table-cell>
        </table:table-row>
        <table:table-row table:style-name="ro1">
          <table:table-cell office:value-type="float" office:value="0.00256261" calcext:value-type="float">
            <text:p>0.00256261</text:p>
          </table:table-cell>
          <table:table-cell office:value-type="float" office:value="0.00143484" calcext:value-type="float">
            <text:p>0.00143484</text:p>
          </table:table-cell>
          <table:table-cell office:value-type="float" office:value="0.00150083" calcext:value-type="float">
            <text:p>0.00150083</text:p>
          </table:table-cell>
          <table:table-cell office:value-type="float" office:value="0.00146157" calcext:value-type="float">
            <text:p>0.00146157</text:p>
          </table:table-cell>
          <table:table-cell office:value-type="float" office:value="0.00148979" calcext:value-type="float">
            <text:p>0.00148979</text:p>
          </table:table-cell>
          <table:table-cell office:value-type="float" office:value="0.00128674" calcext:value-type="float">
            <text:p>0.00128674</text:p>
          </table:table-cell>
          <table:table-cell office:value-type="float" office:value="0.00214857" calcext:value-type="float">
            <text:p>0.00214857</text:p>
          </table:table-cell>
          <table:table-cell office:value-type="float" office:value="0.00209345" calcext:value-type="float">
            <text:p>0.00209345</text:p>
          </table:table-cell>
          <table:table-cell office:value-type="float" office:value="0.000303257" calcext:value-type="float">
            <text:p>0.000303257</text:p>
          </table:table-cell>
        </table:table-row>
        <table:table-row table:style-name="ro1">
          <table:table-cell office:value-type="float" office:value="0.00811059" calcext:value-type="float">
            <text:p>0.00811059</text:p>
          </table:table-cell>
          <table:table-cell office:value-type="float" office:value="0.00421588" calcext:value-type="float">
            <text:p>0.00421588</text:p>
          </table:table-cell>
          <table:table-cell office:value-type="float" office:value="0.00342312" calcext:value-type="float">
            <text:p>0.00342312</text:p>
          </table:table-cell>
          <table:table-cell office:value-type="float" office:value="0.00343621" calcext:value-type="float">
            <text:p>0.00343621</text:p>
          </table:table-cell>
          <table:table-cell office:value-type="float" office:value="0.00365111" calcext:value-type="float">
            <text:p>0.00365111</text:p>
          </table:table-cell>
          <table:table-cell office:value-type="float" office:value="0.00541524" calcext:value-type="float">
            <text:p>0.00541524</text:p>
          </table:table-cell>
          <table:table-cell office:value-type="float" office:value="0.00552432" calcext:value-type="float">
            <text:p>0.00552432</text:p>
          </table:table-cell>
          <table:table-cell office:value-type="float" office:value="0.00567419" calcext:value-type="float">
            <text:p>0.00567419</text:p>
          </table:table-cell>
          <table:table-cell office:value-type="float" office:value="0.00486957" calcext:value-type="float">
            <text:p>0.00486957</text:p>
          </table:table-cell>
        </table:table-row>
        <table:table-row table:style-name="ro1">
          <table:table-cell office:value-type="float" office:value="0.211707" calcext:value-type="float">
            <text:p>0.211707</text:p>
          </table:table-cell>
          <table:table-cell office:value-type="float" office:value="0.276526" calcext:value-type="float">
            <text:p>0.276526</text:p>
          </table:table-cell>
          <table:table-cell office:value-type="float" office:value="0.277386" calcext:value-type="float">
            <text:p>0.277386</text:p>
          </table:table-cell>
          <table:table-cell office:value-type="float" office:value="0.153195" calcext:value-type="float">
            <text:p>0.153195</text:p>
          </table:table-cell>
          <table:table-cell office:value-type="float" office:value="0.225754" calcext:value-type="float">
            <text:p>0.225754</text:p>
          </table:table-cell>
          <table:table-cell office:value-type="float" office:value="0.186313" calcext:value-type="float">
            <text:p>0.186313</text:p>
          </table:table-cell>
          <table:table-cell office:value-type="float" office:value="0.181704" calcext:value-type="float">
            <text:p>0.181704</text:p>
          </table:table-cell>
          <table:table-cell office:value-type="float" office:value="0.277282" calcext:value-type="float">
            <text:p>0.277282</text:p>
          </table:table-cell>
          <table:table-cell office:value-type="float" office:value="0.356701" calcext:value-type="float">
            <text:p>0.356701</text:p>
          </table:table-cell>
        </table:table-row>
        <table:table-row table:style-name="ro1">
          <table:table-cell office:value-type="float" office:value="0.000174343" calcext:value-type="float">
            <text:p>0.000174343</text:p>
          </table:table-cell>
          <table:table-cell table:style-name="ce10" office:value-type="float" office:value="0.000154984" calcext:value-type="float">
            <text:p>1.55E-04</text:p>
          </table:table-cell>
          <table:table-cell table:style-name="ce10" office:value-type="float" office:value="0.000192774" calcext:value-type="float">
            <text:p>1.93E-04</text:p>
          </table:table-cell>
          <table:table-cell table:style-name="ce10" office:value-type="float" office:value="0.000162389" calcext:value-type="float">
            <text:p>1.62E-04</text:p>
          </table:table-cell>
          <table:table-cell table:style-name="ce10" office:value-type="float" office:value="0.000181221" calcext:value-type="float">
            <text:p>1.81E-04</text:p>
          </table:table-cell>
          <table:table-cell office:value-type="float" office:value="0.000160346" calcext:value-type="float">
            <text:p>0.000160346</text:p>
          </table:table-cell>
          <table:table-cell office:value-type="float" office:value="0.000182288" calcext:value-type="float">
            <text:p>0.000182288</text:p>
          </table:table-cell>
          <table:table-cell office:value-type="float" office:value="0.000165416" calcext:value-type="float">
            <text:p>0.000165416</text:p>
          </table:table-cell>
          <table:table-cell office:value-type="float" office:value="0.000159449" calcext:value-type="float">
            <text:p>0.000159449</text:p>
          </table:table-cell>
        </table:table-row>
        <table:table-row table:style-name="ro1">
          <table:table-cell office:value-type="float" office:value="0.00239382" calcext:value-type="float">
            <text:p>0.00239382</text:p>
          </table:table-cell>
          <table:table-cell table:style-name="ce10" office:value-type="float" office:value="0.0022792" calcext:value-type="float">
            <text:p>2.28E-03</text:p>
          </table:table-cell>
          <table:table-cell table:style-name="ce10" office:value-type="float" office:value="0.00227828" calcext:value-type="float">
            <text:p>2.28E-03</text:p>
          </table:table-cell>
          <table:table-cell office:value-type="float" office:value="0.00218584" calcext:value-type="float">
            <text:p>0.00218584</text:p>
          </table:table-cell>
          <table:table-cell table:style-name="ce10" office:value-type="float" office:value="0.00166209" calcext:value-type="float">
            <text:p>1.66E-03</text:p>
          </table:table-cell>
          <table:table-cell office:value-type="float" office:value="0.00229803" calcext:value-type="float">
            <text:p>0.00229803</text:p>
          </table:table-cell>
          <table:table-cell office:value-type="float" office:value="0.00045105" calcext:value-type="float">
            <text:p>0.00045105</text:p>
          </table:table-cell>
          <table:table-cell office:value-type="float" office:value="0.00123081" calcext:value-type="float">
            <text:p>0.00123081</text:p>
          </table:table-cell>
          <table:table-cell office:value-type="float" office:value="0.00206343" calcext:value-type="float">
            <text:p>0.00206343</text:p>
          </table:table-cell>
        </table:table-row>
        <table:table-row table:style-name="ro1">
          <table:table-cell office:value-type="float" office:value="0.00873931" calcext:value-type="float">
            <text:p>0.00873931</text:p>
          </table:table-cell>
          <table:table-cell office:value-type="float" office:value="0.00623098" calcext:value-type="float">
            <text:p>0.00623098</text:p>
          </table:table-cell>
          <table:table-cell office:value-type="float" office:value="0.00621099" calcext:value-type="float">
            <text:p>0.00621099</text:p>
          </table:table-cell>
          <table:table-cell office:value-type="float" office:value="0.00618723" calcext:value-type="float">
            <text:p>0.00618723</text:p>
          </table:table-cell>
          <table:table-cell office:value-type="float" office:value="0.00483369" calcext:value-type="float">
            <text:p>0.00483369</text:p>
          </table:table-cell>
          <table:table-cell office:value-type="float" office:value="0.00281294" calcext:value-type="float">
            <text:p>0.00281294</text:p>
          </table:table-cell>
          <table:table-cell office:value-type="float" office:value="0.0040387" calcext:value-type="float">
            <text:p>0.0040387</text:p>
          </table:table-cell>
          <table:table-cell office:value-type="float" office:value="0.00496204" calcext:value-type="float">
            <text:p>0.00496204</text:p>
          </table:table-cell>
          <table:table-cell office:value-type="float" office:value="0.00309306" calcext:value-type="float">
            <text:p>0.00309306</text:p>
          </table:table-cell>
        </table:table-row>
        <table:table-row table:style-name="ro1">
          <table:table-cell office:value-type="float" office:value="0.00315876" calcext:value-type="float">
            <text:p>0.00315876</text:p>
          </table:table-cell>
          <table:table-cell office:value-type="float" office:value="0.00282057" calcext:value-type="float">
            <text:p>0.00282057</text:p>
          </table:table-cell>
          <table:table-cell office:value-type="float" office:value="0.00378558" calcext:value-type="float">
            <text:p>0.00378558</text:p>
          </table:table-cell>
          <table:table-cell office:value-type="float" office:value="0.00344384" calcext:value-type="float">
            <text:p>0.00344384</text:p>
          </table:table-cell>
          <table:table-cell office:value-type="float" office:value="0.00305791" calcext:value-type="float">
            <text:p>0.00305791</text:p>
          </table:table-cell>
          <table:table-cell office:value-type="float" office:value="0.000557155" calcext:value-type="float">
            <text:p>0.000557155</text:p>
          </table:table-cell>
          <table:table-cell office:value-type="float" office:value="0.0013526" calcext:value-type="float">
            <text:p>0.0013526</text:p>
          </table:table-cell>
          <table:table-cell office:value-type="float" office:value="0.00116093" calcext:value-type="float">
            <text:p>0.00116093</text:p>
          </table:table-cell>
          <table:table-cell office:value-type="float" office:value="0.000274933" calcext:value-type="float">
            <text:p>0.000274933</text:p>
          </table:table-cell>
        </table:table-row>
        <table:table-row table:style-name="ro1">
          <table:table-cell office:value-type="float" office:value="0.0074989" calcext:value-type="float">
            <text:p>0.0074989</text:p>
          </table:table-cell>
          <table:table-cell office:value-type="float" office:value="0.00569812" calcext:value-type="float">
            <text:p>0.00569812</text:p>
          </table:table-cell>
          <table:table-cell office:value-type="float" office:value="0.00593689" calcext:value-type="float">
            <text:p>0.00593689</text:p>
          </table:table-cell>
          <table:table-cell office:value-type="float" office:value="0.00603027" calcext:value-type="float">
            <text:p>0.00603027</text:p>
          </table:table-cell>
          <table:table-cell office:value-type="float" office:value="0.00591925" calcext:value-type="float">
            <text:p>0.00591925</text:p>
          </table:table-cell>
          <table:table-cell office:value-type="float" office:value="0.00506657" calcext:value-type="float">
            <text:p>0.00506657</text:p>
          </table:table-cell>
          <table:table-cell office:value-type="float" office:value="0.00403285" calcext:value-type="float">
            <text:p>0.00403285</text:p>
          </table:table-cell>
          <table:table-cell office:value-type="float" office:value="0.00413673" calcext:value-type="float">
            <text:p>0.00413673</text:p>
          </table:table-cell>
          <table:table-cell office:value-type="float" office:value="0.00360516" calcext:value-type="float">
            <text:p>0.00360516</text:p>
          </table:table-cell>
        </table:table-row>
        <table:table-row table:style-name="ro1">
          <table:table-cell office:value-type="float" office:value="0.00939997" calcext:value-type="float">
            <text:p>0.00939997</text:p>
          </table:table-cell>
          <table:table-cell office:value-type="float" office:value="0.00489639" calcext:value-type="float">
            <text:p>0.00489639</text:p>
          </table:table-cell>
          <table:table-cell office:value-type="float" office:value="0.00398675" calcext:value-type="float">
            <text:p>0.00398675</text:p>
          </table:table-cell>
          <table:table-cell office:value-type="float" office:value="0.00372013" calcext:value-type="float">
            <text:p>0.00372013</text:p>
          </table:table-cell>
          <table:table-cell office:value-type="float" office:value="0.00392507" calcext:value-type="float">
            <text:p>0.00392507</text:p>
          </table:table-cell>
          <table:table-cell office:value-type="float" office:value="0.00636943" calcext:value-type="float">
            <text:p>0.00636943</text:p>
          </table:table-cell>
          <table:table-cell office:value-type="float" office:value="0.00490011" calcext:value-type="float">
            <text:p>0.00490011</text:p>
          </table:table-cell>
          <table:table-cell office:value-type="float" office:value="0.00413415" calcext:value-type="float">
            <text:p>0.00413415</text:p>
          </table:table-cell>
          <table:table-cell office:value-type="float" office:value="0.00329195" calcext:value-type="float">
            <text:p>0.00329195</text:p>
          </table:table-cell>
        </table:table-row>
        <table:table-row table:style-name="ro1">
          <table:table-cell office:value-type="float" office:value="0.0179584" calcext:value-type="float">
            <text:p>0.0179584</text:p>
          </table:table-cell>
          <table:table-cell office:value-type="float" office:value="0.0104705" calcext:value-type="float">
            <text:p>0.0104705</text:p>
          </table:table-cell>
          <table:table-cell office:value-type="float" office:value="0.0131564" calcext:value-type="float">
            <text:p>0.0131564</text:p>
          </table:table-cell>
          <table:table-cell office:value-type="float" office:value="0.0174538" calcext:value-type="float">
            <text:p>0.0174538</text:p>
          </table:table-cell>
          <table:table-cell office:value-type="float" office:value="0.0083063" calcext:value-type="float">
            <text:p>0.0083063</text:p>
          </table:table-cell>
          <table:table-cell office:value-type="float" office:value="0.0138752" calcext:value-type="float">
            <text:p>0.0138752</text:p>
          </table:table-cell>
          <table:table-cell office:value-type="float" office:value="0.014493" calcext:value-type="float">
            <text:p>0.014493</text:p>
          </table:table-cell>
          <table:table-cell office:value-type="float" office:value="0.0199991" calcext:value-type="float">
            <text:p>0.0199991</text:p>
          </table:table-cell>
          <table:table-cell office:value-type="float" office:value="0.0259614" calcext:value-type="float">
            <text:p>0.0259614</text:p>
          </table:table-cell>
        </table:table-row>
        <table:table-row table:style-name="ro1">
          <table:table-cell office:value-type="float" office:value="0.00103227" calcext:value-type="float">
            <text:p>0.00103227</text:p>
          </table:table-cell>
          <table:table-cell table:style-name="ce10" office:value-type="float" office:value="0.000806626" calcext:value-type="float">
            <text:p>8.07E-04</text:p>
          </table:table-cell>
          <table:table-cell office:value-type="float" office:value="0.00117227" calcext:value-type="float">
            <text:p>0.00117227</text:p>
          </table:table-cell>
          <table:table-cell office:value-type="float" office:value="0.00105295" calcext:value-type="float">
            <text:p>0.00105295</text:p>
          </table:table-cell>
          <table:table-cell office:value-type="float" office:value="0.00180154" calcext:value-type="float">
            <text:p>0.00180154</text:p>
          </table:table-cell>
          <table:table-cell office:value-type="float" office:value="0.0017459" calcext:value-type="float">
            <text:p>0.0017459</text:p>
          </table:table-cell>
          <table:table-cell office:value-type="float" office:value="0.00351697" calcext:value-type="float">
            <text:p>0.00351697</text:p>
          </table:table-cell>
          <table:table-cell office:value-type="float" office:value="0.00311262" calcext:value-type="float">
            <text:p>0.00311262</text:p>
          </table:table-cell>
          <table:table-cell office:value-type="float" office:value="0.00120781" calcext:value-type="float">
            <text:p>0.00120781</text:p>
          </table:table-cell>
        </table:table-row>
        <table:table-row table:style-name="ro1">
          <table:table-cell office:value-type="float" office:value="0.00996628" calcext:value-type="float">
            <text:p>0.00996628</text:p>
          </table:table-cell>
          <table:table-cell office:value-type="float" office:value="0.00884714" calcext:value-type="float">
            <text:p>0.00884714</text:p>
          </table:table-cell>
          <table:table-cell office:value-type="float" office:value="0.00909511" calcext:value-type="float">
            <text:p>0.00909511</text:p>
          </table:table-cell>
          <table:table-cell office:value-type="float" office:value="0.00904267" calcext:value-type="float">
            <text:p>0.00904267</text:p>
          </table:table-cell>
          <table:table-cell office:value-type="float" office:value="0.00845501" calcext:value-type="float">
            <text:p>0.00845501</text:p>
          </table:table-cell>
          <table:table-cell office:value-type="float" office:value="0.00563436" calcext:value-type="float">
            <text:p>0.00563436</text:p>
          </table:table-cell>
          <table:table-cell office:value-type="float" office:value="0.00436923" calcext:value-type="float">
            <text:p>0.00436923</text:p>
          </table:table-cell>
          <table:table-cell office:value-type="float" office:value="0.00415567" calcext:value-type="float">
            <text:p>0.00415567</text:p>
          </table:table-cell>
          <table:table-cell office:value-type="float" office:value="0.00389875" calcext:value-type="float">
            <text:p>0.00389875</text:p>
          </table:table-cell>
        </table:table-row>
        <table:table-row table:style-name="ro1">
          <table:table-cell office:value-type="float" office:value="0.00578202" calcext:value-type="float">
            <text:p>0.00578202</text:p>
          </table:table-cell>
          <table:table-cell office:value-type="float" office:value="0.00458826" calcext:value-type="float">
            <text:p>0.00458826</text:p>
          </table:table-cell>
          <table:table-cell office:value-type="float" office:value="0.00446507" calcext:value-type="float">
            <text:p>0.00446507</text:p>
          </table:table-cell>
          <table:table-cell office:value-type="float" office:value="0.00454366" calcext:value-type="float">
            <text:p>0.00454366</text:p>
          </table:table-cell>
          <table:table-cell office:value-type="float" office:value="0.00385029" calcext:value-type="float">
            <text:p>0.00385029</text:p>
          </table:table-cell>
          <table:table-cell office:value-type="float" office:value="0.00417204" calcext:value-type="float">
            <text:p>0.00417204</text:p>
          </table:table-cell>
          <table:table-cell office:value-type="float" office:value="0.00266712" calcext:value-type="float">
            <text:p>0.00266712</text:p>
          </table:table-cell>
          <table:table-cell office:value-type="float" office:value="0.00217485" calcext:value-type="float">
            <text:p>0.00217485</text:p>
          </table:table-cell>
          <table:table-cell office:value-type="float" office:value="0.00200663" calcext:value-type="float">
            <text:p>0.00200663</text:p>
          </table:table-cell>
        </table:table-row>
        <table:table-row table:style-name="ro1">
          <table:table-cell office:value-type="float" office:value="0.00821163" calcext:value-type="float">
            <text:p>0.00821163</text:p>
          </table:table-cell>
          <table:table-cell office:value-type="float" office:value="0.00767007" calcext:value-type="float">
            <text:p>0.00767007</text:p>
          </table:table-cell>
          <table:table-cell office:value-type="float" office:value="0.00764085" calcext:value-type="float">
            <text:p>0.00764085</text:p>
          </table:table-cell>
          <table:table-cell office:value-type="float" office:value="0.00879341" calcext:value-type="float">
            <text:p>0.00879341</text:p>
          </table:table-cell>
          <table:table-cell office:value-type="float" office:value="0.00795093" calcext:value-type="float">
            <text:p>0.00795093</text:p>
          </table:table-cell>
          <table:table-cell office:value-type="float" office:value="0.00267203" calcext:value-type="float">
            <text:p>0.00267203</text:p>
          </table:table-cell>
          <table:table-cell office:value-type="float" office:value="0.00905543" calcext:value-type="float">
            <text:p>0.00905543</text:p>
          </table:table-cell>
          <table:table-cell office:value-type="float" office:value="0.00901411" calcext:value-type="float">
            <text:p>0.00901411</text:p>
          </table:table-cell>
          <table:table-cell office:value-type="float" office:value="0.00459792" calcext:value-type="float">
            <text:p>0.00459792</text:p>
          </table:table-cell>
        </table:table-row>
        <table:table-row table:style-name="ro1">
          <table:table-cell office:value-type="float" office:value="0.00235709" calcext:value-type="float">
            <text:p>0.00235709</text:p>
          </table:table-cell>
          <table:table-cell office:value-type="float" office:value="0.00292471" calcext:value-type="float">
            <text:p>0.00292471</text:p>
          </table:table-cell>
          <table:table-cell office:value-type="float" office:value="0.00294617" calcext:value-type="float">
            <text:p>0.00294617</text:p>
          </table:table-cell>
          <table:table-cell office:value-type="float" office:value="0.00259076" calcext:value-type="float">
            <text:p>0.00259076</text:p>
          </table:table-cell>
          <table:table-cell office:value-type="float" office:value="0.00247298" calcext:value-type="float">
            <text:p>0.00247298</text:p>
          </table:table-cell>
          <table:table-cell office:value-type="float" office:value="0.00279848" calcext:value-type="float">
            <text:p>0.00279848</text:p>
          </table:table-cell>
          <table:table-cell office:value-type="float" office:value="0.00493493" calcext:value-type="float">
            <text:p>0.00493493</text:p>
          </table:table-cell>
          <table:table-cell office:value-type="float" office:value="0.00482321" calcext:value-type="float">
            <text:p>0.00482321</text:p>
          </table:table-cell>
          <table:table-cell office:value-type="float" office:value="0.00360821" calcext:value-type="float">
            <text:p>0.00360821</text:p>
          </table:table-cell>
        </table:table-row>
        <table:table-row table:style-name="ro1">
          <table:table-cell office:value-type="float" office:value="0.000123658" calcext:value-type="float">
            <text:p>0.000123658</text:p>
          </table:table-cell>
          <table:table-cell table:style-name="ce10" office:value-type="float" office:value="0.00015076" calcext:value-type="float">
            <text:p>1.51E-04</text:p>
          </table:table-cell>
          <table:table-cell office:value-type="float" office:value="0.000160172" calcext:value-type="float">
            <text:p>0.000160172</text:p>
          </table:table-cell>
          <table:table-cell table:style-name="ce10" office:value-type="float" office:value="0.000168813" calcext:value-type="float">
            <text:p>1.69E-04</text:p>
          </table:table-cell>
          <table:table-cell table:style-name="ce10" office:value-type="float" office:value="0.000183561" calcext:value-type="float">
            <text:p>1.84E-04</text:p>
          </table:table-cell>
          <table:table-cell office:value-type="float" office:value="0.000179724" calcext:value-type="float">
            <text:p>0.000179724</text:p>
          </table:table-cell>
          <table:table-cell office:value-type="float" office:value="0.00017765" calcext:value-type="float">
            <text:p>0.00017765</text:p>
          </table:table-cell>
          <table:table-cell office:value-type="float" office:value="0.000161549" calcext:value-type="float">
            <text:p>0.000161549</text:p>
          </table:table-cell>
          <table:table-cell office:value-type="float" office:value="0.000182844" calcext:value-type="float">
            <text:p>0.000182844</text:p>
          </table:table-cell>
        </table:table-row>
        <table:table-row table:style-name="ro1">
          <table:table-cell office:value-type="float" office:value="0.00773336" calcext:value-type="float">
            <text:p>0.00773336</text:p>
          </table:table-cell>
          <table:table-cell office:value-type="float" office:value="0.00766955" calcext:value-type="float">
            <text:p>0.00766955</text:p>
          </table:table-cell>
          <table:table-cell office:value-type="float" office:value="0.00835363" calcext:value-type="float">
            <text:p>0.00835363</text:p>
          </table:table-cell>
          <table:table-cell office:value-type="float" office:value="0.00656578" calcext:value-type="float">
            <text:p>0.00656578</text:p>
          </table:table-cell>
          <table:table-cell office:value-type="float" office:value="0.00455631" calcext:value-type="float">
            <text:p>0.00455631</text:p>
          </table:table-cell>
          <table:table-cell office:value-type="float" office:value="0.00890298" calcext:value-type="float">
            <text:p>0.00890298</text:p>
          </table:table-cell>
          <table:table-cell office:value-type="float" office:value="0.00626965" calcext:value-type="float">
            <text:p>0.00626965</text:p>
          </table:table-cell>
          <table:table-cell office:value-type="float" office:value="0.007062" calcext:value-type="float">
            <text:p>0.007062</text:p>
          </table:table-cell>
          <table:table-cell office:value-type="float" office:value="0.00560702" calcext:value-type="float">
            <text:p>0.00560702</text:p>
          </table:table-cell>
        </table:table-row>
        <table:table-row table:style-name="ro1">
          <table:table-cell office:value-type="float" office:value="0.00995831" calcext:value-type="float">
            <text:p>0.00995831</text:p>
          </table:table-cell>
          <table:table-cell office:value-type="float" office:value="0.00910878" calcext:value-type="float">
            <text:p>0.00910878</text:p>
          </table:table-cell>
          <table:table-cell office:value-type="float" office:value="0.00857362" calcext:value-type="float">
            <text:p>0.00857362</text:p>
          </table:table-cell>
          <table:table-cell office:value-type="float" office:value="0.00922192" calcext:value-type="float">
            <text:p>0.00922192</text:p>
          </table:table-cell>
          <table:table-cell office:value-type="float" office:value="0.0084397" calcext:value-type="float">
            <text:p>0.0084397</text:p>
          </table:table-cell>
          <table:table-cell office:value-type="float" office:value="0.00633916" calcext:value-type="float">
            <text:p>0.00633916</text:p>
          </table:table-cell>
          <table:table-cell office:value-type="float" office:value="0.00575599" calcext:value-type="float">
            <text:p>0.00575599</text:p>
          </table:table-cell>
          <table:table-cell office:value-type="float" office:value="0.00521901" calcext:value-type="float">
            <text:p>0.00521901</text:p>
          </table:table-cell>
          <table:table-cell office:value-type="float" office:value="0.00347074" calcext:value-type="float">
            <text:p>0.00347074</text:p>
          </table:table-cell>
        </table:table-row>
        <table:table-row table:style-name="ro1">
          <table:table-cell office:value-type="float" office:value="0.0001912" calcext:value-type="float">
            <text:p>0.0001912</text:p>
          </table:table-cell>
          <table:table-cell office:value-type="float" office:value="0.000186075" calcext:value-type="float">
            <text:p>0.000186075</text:p>
          </table:table-cell>
          <table:table-cell office:value-type="float" office:value="0.000179708" calcext:value-type="float">
            <text:p>0.000179708</text:p>
          </table:table-cell>
          <table:table-cell table:style-name="ce10" office:value-type="float" office:value="0.000183618" calcext:value-type="float">
            <text:p>1.84E-04</text:p>
          </table:table-cell>
          <table:table-cell table:style-name="ce10" office:value-type="float" office:value="0.000195557" calcext:value-type="float">
            <text:p>1.96E-04</text:p>
          </table:table-cell>
          <table:table-cell office:value-type="float" office:value="0.000193527" calcext:value-type="float">
            <text:p>0.000193527</text:p>
          </table:table-cell>
          <table:table-cell office:value-type="float" office:value="0.000179507" calcext:value-type="float">
            <text:p>0.000179507</text:p>
          </table:table-cell>
          <table:table-cell office:value-type="float" office:value="0.000183954" calcext:value-type="float">
            <text:p>0.000183954</text:p>
          </table:table-cell>
          <table:table-cell office:value-type="float" office:value="0.000208927" calcext:value-type="float">
            <text:p>0.000208927</text:p>
          </table:table-cell>
        </table:table-row>
        <table:table-row table:style-name="ro1">
          <table:table-cell office:value-type="float" office:value="0.0069361" calcext:value-type="float">
            <text:p>0.0069361</text:p>
          </table:table-cell>
          <table:table-cell office:value-type="float" office:value="0.00521966" calcext:value-type="float">
            <text:p>0.00521966</text:p>
          </table:table-cell>
          <table:table-cell office:value-type="float" office:value="0.00533207" calcext:value-type="float">
            <text:p>0.00533207</text:p>
          </table:table-cell>
          <table:table-cell office:value-type="float" office:value="0.00512975" calcext:value-type="float">
            <text:p>0.00512975</text:p>
          </table:table-cell>
          <table:table-cell office:value-type="float" office:value="0.00425691" calcext:value-type="float">
            <text:p>0.00425691</text:p>
          </table:table-cell>
          <table:table-cell office:value-type="float" office:value="0.00565503" calcext:value-type="float">
            <text:p>0.00565503</text:p>
          </table:table-cell>
          <table:table-cell office:value-type="float" office:value="0.00665341" calcext:value-type="float">
            <text:p>0.00665341</text:p>
          </table:table-cell>
          <table:table-cell office:value-type="float" office:value="0.00749472" calcext:value-type="float">
            <text:p>0.00749472</text:p>
          </table:table-cell>
          <table:table-cell office:value-type="float" office:value="0.00301028" calcext:value-type="float">
            <text:p>0.00301028</text:p>
          </table:table-cell>
        </table:table-row>
        <table:table-row table:style-name="ro1">
          <table:table-cell office:value-type="float" office:value="0.0104315" calcext:value-type="float">
            <text:p>0.0104315</text:p>
          </table:table-cell>
          <table:table-cell office:value-type="float" office:value="0.00781515" calcext:value-type="float">
            <text:p>0.00781515</text:p>
          </table:table-cell>
          <table:table-cell office:value-type="float" office:value="0.0095508" calcext:value-type="float">
            <text:p>0.0095508</text:p>
          </table:table-cell>
          <table:table-cell office:value-type="float" office:value="0.00819634" calcext:value-type="float">
            <text:p>0.00819634</text:p>
          </table:table-cell>
          <table:table-cell office:value-type="float" office:value="0.00657171" calcext:value-type="float">
            <text:p>0.00657171</text:p>
          </table:table-cell>
          <table:table-cell office:value-type="float" office:value="0.00961499" calcext:value-type="float">
            <text:p>0.00961499</text:p>
          </table:table-cell>
          <table:table-cell office:value-type="float" office:value="0.00563666" calcext:value-type="float">
            <text:p>0.00563666</text:p>
          </table:table-cell>
          <table:table-cell office:value-type="float" office:value="0.00379142" calcext:value-type="float">
            <text:p>0.00379142</text:p>
          </table:table-cell>
          <table:table-cell office:value-type="float" office:value="0.00339003" calcext:value-type="float">
            <text:p>0.00339003</text:p>
          </table:table-cell>
        </table:table-row>
        <table:table-row table:style-name="ro1">
          <table:table-cell office:value-type="float" office:value="0.0618628" calcext:value-type="float">
            <text:p>0.0618628</text:p>
          </table:table-cell>
          <table:table-cell office:value-type="float" office:value="0.0565755" calcext:value-type="float">
            <text:p>0.0565755</text:p>
          </table:table-cell>
          <table:table-cell office:value-type="float" office:value="0.051548" calcext:value-type="float">
            <text:p>0.051548</text:p>
          </table:table-cell>
          <table:table-cell office:value-type="float" office:value="0.0462165" calcext:value-type="float">
            <text:p>0.0462165</text:p>
          </table:table-cell>
          <table:table-cell office:value-type="float" office:value="0.0461537" calcext:value-type="float">
            <text:p>0.0461537</text:p>
          </table:table-cell>
          <table:table-cell office:value-type="float" office:value="0.036592" calcext:value-type="float">
            <text:p>0.036592</text:p>
          </table:table-cell>
          <table:table-cell office:value-type="float" office:value="0.0412661" calcext:value-type="float">
            <text:p>0.0412661</text:p>
          </table:table-cell>
          <table:table-cell office:value-type="float" office:value="0.0570195" calcext:value-type="float">
            <text:p>0.0570195</text:p>
          </table:table-cell>
          <table:table-cell office:value-type="float" office:value="0.10197" calcext:value-type="float">
            <text:p>0.10197</text:p>
          </table:table-cell>
        </table:table-row>
        <table:table-row table:style-name="ro1">
          <table:table-cell office:value-type="float" office:value="0.00518612" calcext:value-type="float">
            <text:p>0.00518612</text:p>
          </table:table-cell>
          <table:table-cell office:value-type="float" office:value="0.0032631" calcext:value-type="float">
            <text:p>0.0032631</text:p>
          </table:table-cell>
          <table:table-cell office:value-type="float" office:value="0.0034547" calcext:value-type="float">
            <text:p>0.0034547</text:p>
          </table:table-cell>
          <table:table-cell office:value-type="float" office:value="0.00356206" calcext:value-type="float">
            <text:p>0.00356206</text:p>
          </table:table-cell>
          <table:table-cell office:value-type="float" office:value="0.00178765" calcext:value-type="float">
            <text:p>0.00178765</text:p>
          </table:table-cell>
          <table:table-cell office:value-type="float" office:value="0.000494389" calcext:value-type="float">
            <text:p>0.000494389</text:p>
          </table:table-cell>
          <table:table-cell office:value-type="float" office:value="0.00044586" calcext:value-type="float">
            <text:p>0.00044586</text:p>
          </table:table-cell>
          <table:table-cell office:value-type="float" office:value="0.000322362" calcext:value-type="float">
            <text:p>0.000322362</text:p>
          </table:table-cell>
          <table:table-cell office:value-type="float" office:value="0.000304137" calcext:value-type="float">
            <text:p>0.000304137</text:p>
          </table:table-cell>
        </table:table-row>
        <table:table-row table:style-name="ro1">
          <table:table-cell office:value-type="float" office:value="0.000222716" calcext:value-type="float">
            <text:p>0.000222716</text:p>
          </table:table-cell>
          <table:table-cell office:value-type="float" office:value="0.000251914" calcext:value-type="float">
            <text:p>0.000251914</text:p>
          </table:table-cell>
          <table:table-cell office:value-type="float" office:value="0.000240157" calcext:value-type="float">
            <text:p>0.000240157</text:p>
          </table:table-cell>
          <table:table-cell office:value-type="float" office:value="0.000238411" calcext:value-type="float">
            <text:p>0.000238411</text:p>
          </table:table-cell>
          <table:table-cell office:value-type="float" office:value="0.000170045" calcext:value-type="float">
            <text:p>0.000170045</text:p>
          </table:table-cell>
          <table:table-cell office:value-type="float" office:value="0.000240925" calcext:value-type="float">
            <text:p>0.000240925</text:p>
          </table:table-cell>
          <table:table-cell office:value-type="float" office:value="0.000207437" calcext:value-type="float">
            <text:p>0.000207437</text:p>
          </table:table-cell>
          <table:table-cell office:value-type="float" office:value="0.000225133" calcext:value-type="float">
            <text:p>0.000225133</text:p>
          </table:table-cell>
          <table:table-cell office:value-type="float" office:value="0.000217962" calcext:value-type="float">
            <text:p>0.000217962</text:p>
          </table:table-cell>
        </table:table-row>
        <table:table-row table:style-name="ro1">
          <table:table-cell office:value-type="float" office:value="0.018356" calcext:value-type="float">
            <text:p>0.018356</text:p>
          </table:table-cell>
          <table:table-cell office:value-type="float" office:value="0.0134578" calcext:value-type="float">
            <text:p>0.0134578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0.0100755" calcext:value-type="float">
            <text:p>0.0100755</text:p>
          </table:table-cell>
          <table:table-cell office:value-type="float" office:value="0.00570745" calcext:value-type="float">
            <text:p>0.00570745</text:p>
          </table:table-cell>
          <table:table-cell office:value-type="float" office:value="0.00852103" calcext:value-type="float">
            <text:p>0.00852103</text:p>
          </table:table-cell>
          <table:table-cell office:value-type="float" office:value="0.0120811" calcext:value-type="float">
            <text:p>0.0120811</text:p>
          </table:table-cell>
          <table:table-cell office:value-type="float" office:value="0.0100458" calcext:value-type="float">
            <text:p>0.0100458</text:p>
          </table:table-cell>
          <table:table-cell office:value-type="float" office:value="0.00890565" calcext:value-type="float">
            <text:p>0.00890565</text:p>
          </table:table-cell>
        </table:table-row>
        <table:table-row table:style-name="ro1">
          <table:table-cell office:value-type="float" office:value="0.0211909" calcext:value-type="float">
            <text:p>0.0211909</text:p>
          </table:table-cell>
          <table:table-cell office:value-type="float" office:value="0.0185097" calcext:value-type="float">
            <text:p>0.0185097</text:p>
          </table:table-cell>
          <table:table-cell office:value-type="float" office:value="0.0162197" calcext:value-type="float">
            <text:p>0.0162197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146827" calcext:value-type="float">
            <text:p>0.0146827</text:p>
          </table:table-cell>
          <table:table-cell office:value-type="float" office:value="0.0180955" calcext:value-type="float">
            <text:p>0.0180955</text:p>
          </table:table-cell>
          <table:table-cell office:value-type="float" office:value="0.0145295" calcext:value-type="float">
            <text:p>0.0145295</text:p>
          </table:table-cell>
          <table:table-cell office:value-type="float" office:value="0.0184186" calcext:value-type="float">
            <text:p>0.0184186</text:p>
          </table:table-cell>
          <table:table-cell office:value-type="float" office:value="0.0170521" calcext:value-type="float">
            <text:p>0.0170521</text:p>
          </table:table-cell>
        </table:table-row>
        <table:table-row table:style-name="ro1">
          <table:table-cell office:value-type="float" office:value="0.0120445" calcext:value-type="float">
            <text:p>0.0120445</text:p>
          </table:table-cell>
          <table:table-cell office:value-type="float" office:value="0.00938984" calcext:value-type="float">
            <text:p>0.00938984</text:p>
          </table:table-cell>
          <table:table-cell office:value-type="float" office:value="0.00954237" calcext:value-type="float">
            <text:p>0.00954237</text:p>
          </table:table-cell>
          <table:table-cell office:value-type="float" office:value="0.00870453" calcext:value-type="float">
            <text:p>0.00870453</text:p>
          </table:table-cell>
          <table:table-cell office:value-type="float" office:value="0.00920043" calcext:value-type="float">
            <text:p>0.00920043</text:p>
          </table:table-cell>
          <table:table-cell office:value-type="float" office:value="0.00993693" calcext:value-type="float">
            <text:p>0.00993693</text:p>
          </table:table-cell>
          <table:table-cell office:value-type="float" office:value="0.0072668" calcext:value-type="float">
            <text:p>0.0072668</text:p>
          </table:table-cell>
          <table:table-cell office:value-type="float" office:value="0.00687943" calcext:value-type="float">
            <text:p>0.00687943</text:p>
          </table:table-cell>
          <table:table-cell office:value-type="float" office:value="0.00666689" calcext:value-type="float">
            <text:p>0.00666689</text:p>
          </table:table-cell>
        </table:table-row>
        <table:table-row table:style-name="ro1">
          <table:table-cell office:value-type="float" office:value="0.713313" calcext:value-type="float">
            <text:p>0.713313</text:p>
          </table:table-cell>
          <table:table-cell office:value-type="float" office:value="0.650772" calcext:value-type="float">
            <text:p>0.650772</text:p>
          </table:table-cell>
          <table:table-cell office:value-type="float" office:value="0.620677" calcext:value-type="float">
            <text:p>0.620677</text:p>
          </table:table-cell>
          <table:table-cell office:value-type="float" office:value="0.678731" calcext:value-type="float">
            <text:p>0.678731</text:p>
          </table:table-cell>
          <table:table-cell office:value-type="float" office:value="0.681866" calcext:value-type="float">
            <text:p>0.681866</text:p>
          </table:table-cell>
          <table:table-cell office:value-type="float" office:value="0.698968" calcext:value-type="float">
            <text:p>0.698968</text:p>
          </table:table-cell>
          <table:table-cell office:value-type="float" office:value="0.699869" calcext:value-type="float">
            <text:p>0.699869</text:p>
          </table:table-cell>
          <table:table-cell office:value-type="float" office:value="0.697373" calcext:value-type="float">
            <text:p>0.697373</text:p>
          </table:table-cell>
          <table:table-cell office:value-type="float" office:value="0.870293" calcext:value-type="float">
            <text:p>0.870293</text:p>
          </table:table-cell>
        </table:table-row>
        <table:table-row table:style-name="ro1">
          <table:table-cell office:value-type="float" office:value="0.00161999" calcext:value-type="float">
            <text:p>0.00161999</text:p>
          </table:table-cell>
          <table:table-cell office:value-type="float" office:value="0.000205859" calcext:value-type="float">
            <text:p>0.000205859</text:p>
          </table:table-cell>
          <table:table-cell office:value-type="float" office:value="0.000229308" calcext:value-type="float">
            <text:p>0.000229308</text:p>
          </table:table-cell>
          <table:table-cell office:value-type="float" office:value="0.000215241" calcext:value-type="float">
            <text:p>0.000215241</text:p>
          </table:table-cell>
          <table:table-cell office:value-type="float" office:value="0.000210637" calcext:value-type="float">
            <text:p>0.000210637</text:p>
          </table:table-cell>
          <table:table-cell office:value-type="float" office:value="0.000213332" calcext:value-type="float">
            <text:p>0.000213332</text:p>
          </table:table-cell>
          <table:table-cell office:value-type="float" office:value="0.00357947" calcext:value-type="float">
            <text:p>0.00357947</text:p>
          </table:table-cell>
          <table:table-cell office:value-type="float" office:value="0.00342106" calcext:value-type="float">
            <text:p>0.00342106</text:p>
          </table:table-cell>
          <table:table-cell office:value-type="float" office:value="0.000269634" calcext:value-type="float">
            <text:p>0.000269634</text:p>
          </table:table-cell>
        </table:table-row>
        <table:table-row table:style-name="ro1">
          <table:table-cell office:value-type="float" office:value="0.00529519" calcext:value-type="float">
            <text:p>0.00529519</text:p>
          </table:table-cell>
          <table:table-cell office:value-type="float" office:value="0.00432042" calcext:value-type="float">
            <text:p>0.00432042</text:p>
          </table:table-cell>
          <table:table-cell office:value-type="float" office:value="0.0037084" calcext:value-type="float">
            <text:p>0.0037084</text:p>
          </table:table-cell>
          <table:table-cell office:value-type="float" office:value="0.00321973" calcext:value-type="float">
            <text:p>0.00321973</text:p>
          </table:table-cell>
          <table:table-cell office:value-type="float" office:value="0.00289139" calcext:value-type="float">
            <text:p>0.00289139</text:p>
          </table:table-cell>
          <table:table-cell office:value-type="float" office:value="0.000785015" calcext:value-type="float">
            <text:p>0.000785015</text:p>
          </table:table-cell>
          <table:table-cell office:value-type="float" office:value="0.00610222" calcext:value-type="float">
            <text:p>0.00610222</text:p>
          </table:table-cell>
          <table:table-cell office:value-type="float" office:value="0.00438341" calcext:value-type="float">
            <text:p>0.00438341</text:p>
          </table:table-cell>
          <table:table-cell office:value-type="float" office:value="0.0062541" calcext:value-type="float">
            <text:p>0.0062541</text:p>
          </table:table-cell>
        </table:table-row>
        <table:table-row table:style-name="ro1">
          <table:table-cell office:value-type="float" office:value="0.71505" calcext:value-type="float">
            <text:p>0.71505</text:p>
          </table:table-cell>
          <table:table-cell office:value-type="float" office:value="0.599518" calcext:value-type="float">
            <text:p>0.599518</text:p>
          </table:table-cell>
          <table:table-cell office:value-type="float" office:value="0.600674" calcext:value-type="float">
            <text:p>0.600674</text:p>
          </table:table-cell>
          <table:table-cell office:value-type="float" office:value="0.617794" calcext:value-type="float">
            <text:p>0.617794</text:p>
          </table:table-cell>
          <table:table-cell office:value-type="float" office:value="0.548023" calcext:value-type="float">
            <text:p>0.548023</text:p>
          </table:table-cell>
          <table:table-cell office:value-type="float" office:value="0.532672" calcext:value-type="float">
            <text:p>0.532672</text:p>
          </table:table-cell>
          <table:table-cell office:value-type="float" office:value="0.494132" calcext:value-type="float">
            <text:p>0.494132</text:p>
          </table:table-cell>
          <table:table-cell office:value-type="float" office:value="0.459746" calcext:value-type="float">
            <text:p>0.459746</text:p>
          </table:table-cell>
          <table:table-cell office:value-type="float" office:value="0.440096" calcext:value-type="float">
            <text:p>0.440096</text:p>
          </table:table-cell>
        </table:table-row>
        <table:table-row table:style-name="ro1">
          <table:table-cell office:value-type="float" office:value="0.00898549" calcext:value-type="float">
            <text:p>0.00898549</text:p>
          </table:table-cell>
          <table:table-cell office:value-type="float" office:value="0.0103633" calcext:value-type="float">
            <text:p>0.0103633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109727" calcext:value-type="float">
            <text:p>0.0109727</text:p>
          </table:table-cell>
          <table:table-cell office:value-type="float" office:value="0.0115173" calcext:value-type="float">
            <text:p>0.0115173</text:p>
          </table:table-cell>
          <table:table-cell office:value-type="float" office:value="0.0079214" calcext:value-type="float">
            <text:p>0.0079214</text:p>
          </table:table-cell>
          <table:table-cell office:value-type="float" office:value="0.0114495" calcext:value-type="float">
            <text:p>0.0114495</text:p>
          </table:table-cell>
          <table:table-cell office:value-type="float" office:value="0.0109849" calcext:value-type="float">
            <text:p>0.0109849</text:p>
          </table:table-cell>
          <table:table-cell office:value-type="float" office:value="0.00858889" calcext:value-type="float">
            <text:p>0.00858889</text:p>
          </table:table-cell>
        </table:table-row>
        <table:table-row table:style-name="ro1">
          <table:table-cell office:value-type="float" office:value="0.00887528" calcext:value-type="float">
            <text:p>0.00887528</text:p>
          </table:table-cell>
          <table:table-cell office:value-type="float" office:value="0.00767413" calcext:value-type="float">
            <text:p>0.00767413</text:p>
          </table:table-cell>
          <table:table-cell office:value-type="float" office:value="0.00805331" calcext:value-type="float">
            <text:p>0.00805331</text:p>
          </table:table-cell>
          <table:table-cell office:value-type="float" office:value="0.00719102" calcext:value-type="float">
            <text:p>0.00719102</text:p>
          </table:table-cell>
          <table:table-cell office:value-type="float" office:value="0.0060498" calcext:value-type="float">
            <text:p>0.0060498</text:p>
          </table:table-cell>
          <table:table-cell office:value-type="float" office:value="0.00752893" calcext:value-type="float">
            <text:p>0.00752893</text:p>
          </table:table-cell>
          <table:table-cell office:value-type="float" office:value="0.00455708" calcext:value-type="float">
            <text:p>0.00455708</text:p>
          </table:table-cell>
          <table:table-cell office:value-type="float" office:value="0.00451557" calcext:value-type="float">
            <text:p>0.00451557</text:p>
          </table:table-cell>
          <table:table-cell office:value-type="float" office:value="0.00614981" calcext:value-type="float">
            <text:p>0.00614981</text:p>
          </table:table-cell>
        </table:table-row>
        <table:table-row table:style-name="ro1">
          <table:table-cell office:value-type="float" office:value="0.00346781" calcext:value-type="float">
            <text:p>0.00346781</text:p>
          </table:table-cell>
          <table:table-cell office:value-type="float" office:value="0.00410539" calcext:value-type="float">
            <text:p>0.00410539</text:p>
          </table:table-cell>
          <table:table-cell office:value-type="float" office:value="0.00429614" calcext:value-type="float">
            <text:p>0.00429614</text:p>
          </table:table-cell>
          <table:table-cell office:value-type="float" office:value="0.00413277" calcext:value-type="float">
            <text:p>0.00413277</text:p>
          </table:table-cell>
          <table:table-cell office:value-type="float" office:value="0.00219463" calcext:value-type="float">
            <text:p>0.00219463</text:p>
          </table:table-cell>
          <table:table-cell office:value-type="float" office:value="0.00536068" calcext:value-type="float">
            <text:p>0.00536068</text:p>
          </table:table-cell>
          <table:table-cell office:value-type="float" office:value="0.00210602" calcext:value-type="float">
            <text:p>0.00210602</text:p>
          </table:table-cell>
          <table:table-cell office:value-type="float" office:value="0.00188585" calcext:value-type="float">
            <text:p>0.00188585</text:p>
          </table:table-cell>
          <table:table-cell office:value-type="float" office:value="0.000281606" calcext:value-type="float">
            <text:p>0.000281606</text:p>
          </table:table-cell>
        </table:table-row>
        <table:table-row table:style-name="ro1">
          <table:table-cell office:value-type="float" office:value="0.0139329" calcext:value-type="float">
            <text:p>0.0139329</text:p>
          </table:table-cell>
          <table:table-cell office:value-type="float" office:value="0.0087605" calcext:value-type="float">
            <text:p>0.0087605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100813" calcext:value-type="float">
            <text:p>0.0100813</text:p>
          </table:table-cell>
          <table:table-cell office:value-type="float" office:value="0.00785684" calcext:value-type="float">
            <text:p>0.00785684</text:p>
          </table:table-cell>
          <table:table-cell office:value-type="float" office:value="0.00851264" calcext:value-type="float">
            <text:p>0.00851264</text:p>
          </table:table-cell>
          <table:table-cell office:value-type="float" office:value="0.00916204" calcext:value-type="float">
            <text:p>0.00916204</text:p>
          </table:table-cell>
          <table:table-cell office:value-type="float" office:value="0.00700637" calcext:value-type="float">
            <text:p>0.00700637</text:p>
          </table:table-cell>
          <table:table-cell office:value-type="float" office:value="0.00530093" calcext:value-type="float">
            <text:p>0.00530093</text:p>
          </table:table-cell>
        </table:table-row>
        <table:table-row table:style-name="ro1">
          <table:table-cell office:value-type="float" office:value="0.000183142" calcext:value-type="float">
            <text:p>0.000183142</text:p>
          </table:table-cell>
          <table:table-cell office:value-type="float" office:value="0.000191662" calcext:value-type="float">
            <text:p>0.000191662</text:p>
          </table:table-cell>
          <table:table-cell office:value-type="float" office:value="0.000192089" calcext:value-type="float">
            <text:p>0.000192089</text:p>
          </table:table-cell>
          <table:table-cell office:value-type="float" office:value="0.000189629" calcext:value-type="float">
            <text:p>0.000189629</text:p>
          </table:table-cell>
          <table:table-cell office:value-type="float" office:value="0.000173236" calcext:value-type="float">
            <text:p>0.000173236</text:p>
          </table:table-cell>
          <table:table-cell office:value-type="float" office:value="0.000197074" calcext:value-type="float">
            <text:p>0.000197074</text:p>
          </table:table-cell>
          <table:table-cell office:value-type="float" office:value="0.000177084" calcext:value-type="float">
            <text:p>0.000177084</text:p>
          </table:table-cell>
          <table:table-cell office:value-type="float" office:value="0.000194292" calcext:value-type="float">
            <text:p>0.000194292</text:p>
          </table:table-cell>
          <table:table-cell office:value-type="float" office:value="0.000196645" calcext:value-type="float">
            <text:p>0.000196645</text:p>
          </table:table-cell>
        </table:table-row>
        <table:table-row table:style-name="ro1">
          <table:table-cell office:value-type="float" office:value="0.0169156" calcext:value-type="float">
            <text:p>0.0169156</text:p>
          </table:table-cell>
          <table:table-cell office:value-type="float" office:value="0.00731209" calcext:value-type="float">
            <text:p>0.00731209</text:p>
          </table:table-cell>
          <table:table-cell office:value-type="float" office:value="0.00969872" calcext:value-type="float">
            <text:p>0.00969872</text:p>
          </table:table-cell>
          <table:table-cell office:value-type="float" office:value="0.00948908" calcext:value-type="float">
            <text:p>0.00948908</text:p>
          </table:table-cell>
          <table:table-cell office:value-type="float" office:value="0.0070844" calcext:value-type="float">
            <text:p>0.0070844</text:p>
          </table:table-cell>
          <table:table-cell office:value-type="float" office:value="0.00705927" calcext:value-type="float">
            <text:p>0.00705927</text:p>
          </table:table-cell>
          <table:table-cell office:value-type="float" office:value="0.0119796" calcext:value-type="float">
            <text:p>0.0119796</text:p>
          </table:table-cell>
          <table:table-cell office:value-type="float" office:value="0.010006" calcext:value-type="float">
            <text:p>0.010006</text:p>
          </table:table-cell>
          <table:table-cell office:value-type="float" office:value="0.0043468" calcext:value-type="float">
            <text:p>0.0043468</text:p>
          </table:table-cell>
        </table:table-row>
        <table:table-row table:style-name="ro1">
          <table:table-cell office:value-type="float" office:value="0.00252753" calcext:value-type="float">
            <text:p>0.00252753</text:p>
          </table:table-cell>
          <table:table-cell office:value-type="float" office:value="0.00248979" calcext:value-type="float">
            <text:p>0.00248979</text:p>
          </table:table-cell>
          <table:table-cell office:value-type="float" office:value="0.00261481" calcext:value-type="float">
            <text:p>0.00261481</text:p>
          </table:table-cell>
          <table:table-cell office:value-type="float" office:value="0.00359565" calcext:value-type="float">
            <text:p>0.00359565</text:p>
          </table:table-cell>
          <table:table-cell office:value-type="float" office:value="0.00340308" calcext:value-type="float">
            <text:p>0.00340308</text:p>
          </table:table-cell>
          <table:table-cell office:value-type="float" office:value="0.000207246" calcext:value-type="float">
            <text:p>0.000207246</text:p>
          </table:table-cell>
          <table:table-cell office:value-type="float" office:value="0.000226517" calcext:value-type="float">
            <text:p>0.000226517</text:p>
          </table:table-cell>
          <table:table-cell office:value-type="float" office:value="0.000330363" calcext:value-type="float">
            <text:p>0.000330363</text:p>
          </table:table-cell>
          <table:table-cell office:value-type="float" office:value="0.00327536" calcext:value-type="float">
            <text:p>0.00327536</text:p>
          </table:table-cell>
        </table:table-row>
        <table:table-row table:style-name="ro1">
          <table:table-cell office:value-type="float" office:value="0.0141965" calcext:value-type="float">
            <text:p>0.0141965</text:p>
          </table:table-cell>
          <table:table-cell office:value-type="float" office:value="0.00857475" calcext:value-type="float">
            <text:p>0.00857475</text:p>
          </table:table-cell>
          <table:table-cell office:value-type="float" office:value="0.0105166" calcext:value-type="float">
            <text:p>0.0105166</text:p>
          </table:table-cell>
          <table:table-cell office:value-type="float" office:value="0.0125773" calcext:value-type="float">
            <text:p>0.0125773</text:p>
          </table:table-cell>
          <table:table-cell office:value-type="float" office:value="0.00782078" calcext:value-type="float">
            <text:p>0.00782078</text:p>
          </table:table-cell>
          <table:table-cell office:value-type="float" office:value="0.00931555" calcext:value-type="float">
            <text:p>0.00931555</text:p>
          </table:table-cell>
          <table:table-cell office:value-type="float" office:value="0.00872198" calcext:value-type="float">
            <text:p>0.00872198</text:p>
          </table:table-cell>
          <table:table-cell office:value-type="float" office:value="0.00921322" calcext:value-type="float">
            <text:p>0.00921322</text:p>
          </table:table-cell>
          <table:table-cell office:value-type="float" office:value="0.0138647" calcext:value-type="float">
            <text:p>0.0138647</text:p>
          </table:table-cell>
        </table:table-row>
        <table:table-row table:style-name="ro1">
          <table:table-cell office:value-type="float" office:value="0.000196683" calcext:value-type="float">
            <text:p>0.000196683</text:p>
          </table:table-cell>
          <table:table-cell office:value-type="float" office:value="0.000152817" calcext:value-type="float">
            <text:p>0.000152817</text:p>
          </table:table-cell>
          <table:table-cell office:value-type="float" office:value="0.000154042" calcext:value-type="float">
            <text:p>0.000154042</text:p>
          </table:table-cell>
          <table:table-cell office:value-type="float" office:value="0.000202814" calcext:value-type="float">
            <text:p>0.000202814</text:p>
          </table:table-cell>
          <table:table-cell office:value-type="float" office:value="0.000197162" calcext:value-type="float">
            <text:p>0.000197162</text:p>
          </table:table-cell>
          <table:table-cell office:value-type="float" office:value="0.000185478" calcext:value-type="float">
            <text:p>0.000185478</text:p>
          </table:table-cell>
          <table:table-cell office:value-type="float" office:value="0.000187871" calcext:value-type="float">
            <text:p>0.000187871</text:p>
          </table:table-cell>
          <table:table-cell office:value-type="float" office:value="0.000195856" calcext:value-type="float">
            <text:p>0.000195856</text:p>
          </table:table-cell>
          <table:table-cell office:value-type="float" office:value="0.000207532" calcext:value-type="float">
            <text:p>0.000207532</text:p>
          </table:table-cell>
        </table:table-row>
        <table:table-row table:style-name="ro1">
          <table:table-cell office:value-type="float" office:value="0.0039287" calcext:value-type="float">
            <text:p>0.0039287</text:p>
          </table:table-cell>
          <table:table-cell office:value-type="float" office:value="0.00307512" calcext:value-type="float">
            <text:p>0.00307512</text:p>
          </table:table-cell>
          <table:table-cell office:value-type="float" office:value="0.0024279" calcext:value-type="float">
            <text:p>0.0024279</text:p>
          </table:table-cell>
          <table:table-cell office:value-type="float" office:value="0.00473063" calcext:value-type="float">
            <text:p>0.00473063</text:p>
          </table:table-cell>
          <table:table-cell office:value-type="float" office:value="0.0026684" calcext:value-type="float">
            <text:p>0.0026684</text:p>
          </table:table-cell>
          <table:table-cell office:value-type="float" office:value="0.000276146" calcext:value-type="float">
            <text:p>0.000276146</text:p>
          </table:table-cell>
          <table:table-cell office:value-type="float" office:value="0.0022008" calcext:value-type="float">
            <text:p>0.0022008</text:p>
          </table:table-cell>
          <table:table-cell office:value-type="float" office:value="0.00220115" calcext:value-type="float">
            <text:p>0.00220115</text:p>
          </table:table-cell>
          <table:table-cell office:value-type="float" office:value="0.0055496" calcext:value-type="float">
            <text:p>0.0055496</text:p>
          </table:table-cell>
        </table:table-row>
        <table:table-row table:style-name="ro1">
          <table:table-cell office:value-type="float" office:value="0.0132481" calcext:value-type="float">
            <text:p>0.0132481</text:p>
          </table:table-cell>
          <table:table-cell office:value-type="float" office:value="0.0086751" calcext:value-type="float">
            <text:p>0.0086751</text:p>
          </table:table-cell>
          <table:table-cell office:value-type="float" office:value="0.00970683" calcext:value-type="float">
            <text:p>0.00970683</text:p>
          </table:table-cell>
          <table:table-cell office:value-type="float" office:value="0.0094427" calcext:value-type="float">
            <text:p>0.0094427</text:p>
          </table:table-cell>
          <table:table-cell office:value-type="float" office:value="0.00973603" calcext:value-type="float">
            <text:p>0.00973603</text:p>
          </table:table-cell>
          <table:table-cell office:value-type="float" office:value="0.00607133" calcext:value-type="float">
            <text:p>0.00607133</text:p>
          </table:table-cell>
          <table:table-cell office:value-type="float" office:value="0.00864156" calcext:value-type="float">
            <text:p>0.00864156</text:p>
          </table:table-cell>
          <table:table-cell office:value-type="float" office:value="0.00668403" calcext:value-type="float">
            <text:p>0.00668403</text:p>
          </table:table-cell>
          <table:table-cell office:value-type="float" office:value="0.00518329" calcext:value-type="float">
            <text:p>0.00518329</text:p>
          </table:table-cell>
        </table:table-row>
        <table:table-row table:style-name="ro1">
          <table:table-cell office:value-type="float" office:value="0.014043" calcext:value-type="float">
            <text:p>0.014043</text:p>
          </table:table-cell>
          <table:table-cell office:value-type="float" office:value="0.00893479" calcext:value-type="float">
            <text:p>0.00893479</text:p>
          </table:table-cell>
          <table:table-cell office:value-type="float" office:value="0.0079324" calcext:value-type="float">
            <text:p>0.0079324</text:p>
          </table:table-cell>
          <table:table-cell office:value-type="float" office:value="0.00742645" calcext:value-type="float">
            <text:p>0.00742645</text:p>
          </table:table-cell>
          <table:table-cell office:value-type="float" office:value="0.00631183" calcext:value-type="float">
            <text:p>0.00631183</text:p>
          </table:table-cell>
          <table:table-cell office:value-type="float" office:value="0.00707019" calcext:value-type="float">
            <text:p>0.00707019</text:p>
          </table:table-cell>
          <table:table-cell office:value-type="float" office:value="0.00580487" calcext:value-type="float">
            <text:p>0.00580487</text:p>
          </table:table-cell>
          <table:table-cell office:value-type="float" office:value="0.00407294" calcext:value-type="float">
            <text:p>0.00407294</text:p>
          </table:table-cell>
          <table:table-cell office:value-type="float" office:value="0.00351155" calcext:value-type="float">
            <text:p>0.00351155</text:p>
          </table:table-cell>
        </table:table-row>
        <table:table-row table:style-name="ro1">
          <table:table-cell office:value-type="float" office:value="0.0183859" calcext:value-type="float">
            <text:p>0.0183859</text:p>
          </table:table-cell>
          <table:table-cell office:value-type="float" office:value="0.00948471" calcext:value-type="float">
            <text:p>0.00948471</text:p>
          </table:table-cell>
          <table:table-cell office:value-type="float" office:value="0.0104132" calcext:value-type="float">
            <text:p>0.0104132</text:p>
          </table:table-cell>
          <table:table-cell office:value-type="float" office:value="0.00895549" calcext:value-type="float">
            <text:p>0.00895549</text:p>
          </table:table-cell>
          <table:table-cell office:value-type="float" office:value="0.0087997" calcext:value-type="float">
            <text:p>0.0087997</text:p>
          </table:table-cell>
          <table:table-cell office:value-type="float" office:value="0.0114604" calcext:value-type="float">
            <text:p>0.0114604</text:p>
          </table:table-cell>
          <table:table-cell office:value-type="float" office:value="0.0122931" calcext:value-type="float">
            <text:p>0.0122931</text:p>
          </table:table-cell>
          <table:table-cell office:value-type="float" office:value="0.0102342" calcext:value-type="float">
            <text:p>0.0102342</text:p>
          </table:table-cell>
          <table:table-cell office:value-type="float" office:value="0.0110712" calcext:value-type="float">
            <text:p>0.0110712</text:p>
          </table:table-cell>
        </table:table-row>
        <table:table-row table:style-name="ro1">
          <table:table-cell office:value-type="float" office:value="0.0148749" calcext:value-type="float">
            <text:p>0.0148749</text:p>
          </table:table-cell>
          <table:table-cell office:value-type="float" office:value="0.00971899" calcext:value-type="float">
            <text:p>0.00971899</text:p>
          </table:table-cell>
          <table:table-cell office:value-type="float" office:value="0.0079828" calcext:value-type="float">
            <text:p>0.0079828</text:p>
          </table:table-cell>
          <table:table-cell office:value-type="float" office:value="0.0104793" calcext:value-type="float">
            <text:p>0.0104793</text:p>
          </table:table-cell>
          <table:table-cell office:value-type="float" office:value="0.00715344" calcext:value-type="float">
            <text:p>0.00715344</text:p>
          </table:table-cell>
          <table:table-cell office:value-type="float" office:value="0.0096094" calcext:value-type="float">
            <text:p>0.0096094</text:p>
          </table:table-cell>
          <table:table-cell office:value-type="float" office:value="0.00747676" calcext:value-type="float">
            <text:p>0.00747676</text:p>
          </table:table-cell>
          <table:table-cell office:value-type="float" office:value="0.00683785" calcext:value-type="float">
            <text:p>0.00683785</text:p>
          </table:table-cell>
          <table:table-cell office:value-type="float" office:value="0.00775696" calcext:value-type="float">
            <text:p>0.00775696</text:p>
          </table:table-cell>
        </table:table-row>
        <table:table-row table:style-name="ro1">
          <table:table-cell office:value-type="float" office:value="0.0169914" calcext:value-type="float">
            <text:p>0.0169914</text:p>
          </table:table-cell>
          <table:table-cell office:value-type="float" office:value="0.0141624" calcext:value-type="float">
            <text:p>0.0141624</text:p>
          </table:table-cell>
          <table:table-cell office:value-type="float" office:value="0.00923967" calcext:value-type="float">
            <text:p>0.00923967</text:p>
          </table:table-cell>
          <table:table-cell office:value-type="float" office:value="0.0121613" calcext:value-type="float">
            <text:p>0.0121613</text:p>
          </table:table-cell>
          <table:table-cell office:value-type="float" office:value="0.00777069" calcext:value-type="float">
            <text:p>0.00777069</text:p>
          </table:table-cell>
          <table:table-cell office:value-type="float" office:value="0.0117868" calcext:value-type="float">
            <text:p>0.0117868</text:p>
          </table:table-cell>
          <table:table-cell office:value-type="float" office:value="0.0120372" calcext:value-type="float">
            <text:p>0.0120372</text:p>
          </table:table-cell>
          <table:table-cell office:value-type="float" office:value="0.0105244" calcext:value-type="float">
            <text:p>0.0105244</text:p>
          </table:table-cell>
          <table:table-cell office:value-type="float" office:value="0.00994954" calcext:value-type="float">
            <text:p>0.00994954</text:p>
          </table:table-cell>
        </table:table-row>
        <table:table-row table:style-name="ro1">
          <table:table-cell office:value-type="float" office:value="0.0140309" calcext:value-type="float">
            <text:p>0.0140309</text:p>
          </table:table-cell>
          <table:table-cell office:value-type="float" office:value="0.00985972" calcext:value-type="float">
            <text:p>0.00985972</text:p>
          </table:table-cell>
          <table:table-cell office:value-type="float" office:value="0.0069021" calcext:value-type="float">
            <text:p>0.0069021</text:p>
          </table:table-cell>
          <table:table-cell office:value-type="float" office:value="0.00931383" calcext:value-type="float">
            <text:p>0.00931383</text:p>
          </table:table-cell>
          <table:table-cell office:value-type="float" office:value="0.00800151" calcext:value-type="float">
            <text:p>0.00800151</text:p>
          </table:table-cell>
          <table:table-cell office:value-type="float" office:value="0.010287" calcext:value-type="float">
            <text:p>0.010287</text:p>
          </table:table-cell>
          <table:table-cell office:value-type="float" office:value="0.0111627" calcext:value-type="float">
            <text:p>0.0111627</text:p>
          </table:table-cell>
          <table:table-cell office:value-type="float" office:value="0.00901112" calcext:value-type="float">
            <text:p>0.00901112</text:p>
          </table:table-cell>
          <table:table-cell office:value-type="float" office:value="0.00681379" calcext:value-type="float">
            <text:p>0.00681379</text:p>
          </table:table-cell>
        </table:table-row>
        <table:table-row table:style-name="ro1">
          <table:table-cell office:value-type="float" office:value="0.0233935" calcext:value-type="float">
            <text:p>0.0233935</text:p>
          </table:table-cell>
          <table:table-cell office:value-type="float" office:value="0.0112874" calcext:value-type="float">
            <text:p>0.0112874</text:p>
          </table:table-cell>
          <table:table-cell office:value-type="float" office:value="0.0106024" calcext:value-type="float">
            <text:p>0.0106024</text:p>
          </table:table-cell>
          <table:table-cell office:value-type="float" office:value="0.0111587" calcext:value-type="float">
            <text:p>0.0111587</text:p>
          </table:table-cell>
          <table:table-cell office:value-type="float" office:value="0.00999103" calcext:value-type="float">
            <text:p>0.00999103</text:p>
          </table:table-cell>
          <table:table-cell office:value-type="float" office:value="0.00896171" calcext:value-type="float">
            <text:p>0.00896171</text:p>
          </table:table-cell>
          <table:table-cell office:value-type="float" office:value="0.00936184" calcext:value-type="float">
            <text:p>0.00936184</text:p>
          </table:table-cell>
          <table:table-cell office:value-type="float" office:value="0.00750489" calcext:value-type="float">
            <text:p>0.00750489</text:p>
          </table:table-cell>
          <table:table-cell office:value-type="float" office:value="0.00696403" calcext:value-type="float">
            <text:p>0.00696403</text:p>
          </table:table-cell>
        </table:table-row>
        <table:table-row table:style-name="ro1">
          <table:table-cell office:value-type="float" office:value="0.857213" calcext:value-type="float">
            <text:p>0.857213</text:p>
          </table:table-cell>
          <table:table-cell office:value-type="float" office:value="0.648988" calcext:value-type="float">
            <text:p>0.648988</text:p>
          </table:table-cell>
          <table:table-cell office:value-type="float" office:value="0.692002" calcext:value-type="float">
            <text:p>0.692002</text:p>
          </table:table-cell>
          <table:table-cell office:value-type="float" office:value="0.662329" calcext:value-type="float">
            <text:p>0.662329</text:p>
          </table:table-cell>
          <table:table-cell office:value-type="float" office:value="0.616431" calcext:value-type="float">
            <text:p>0.616431</text:p>
          </table:table-cell>
          <table:table-cell office:value-type="float" office:value="0.584339" calcext:value-type="float">
            <text:p>0.584339</text:p>
          </table:table-cell>
          <table:table-cell office:value-type="float" office:value="0.587758" calcext:value-type="float">
            <text:p>0.587758</text:p>
          </table:table-cell>
          <table:table-cell office:value-type="float" office:value="0.518111" calcext:value-type="float">
            <text:p>0.518111</text:p>
          </table:table-cell>
          <table:table-cell office:value-type="float" office:value="0.550099" calcext:value-type="float">
            <text:p>0.550099</text:p>
          </table:table-cell>
        </table:table-row>
        <table:table-row table:style-name="ro1">
          <table:table-cell office:value-type="float" office:value="1.84958" calcext:value-type="float">
            <text:p>1.84958</text:p>
          </table:table-cell>
          <table:table-cell office:value-type="float" office:value="1.52725" calcext:value-type="float">
            <text:p>1.52725</text:p>
          </table:table-cell>
          <table:table-cell office:value-type="float" office:value="1.75915" calcext:value-type="float">
            <text:p>1.75915</text:p>
          </table:table-cell>
          <table:table-cell office:value-type="float" office:value="1.54565" calcext:value-type="float">
            <text:p>1.54565</text:p>
          </table:table-cell>
          <table:table-cell office:value-type="float" office:value="1.46804" calcext:value-type="float">
            <text:p>1.46804</text:p>
          </table:table-cell>
          <table:table-cell office:value-type="float" office:value="1.20709" calcext:value-type="float">
            <text:p>1.20709</text:p>
          </table:table-cell>
          <table:table-cell office:value-type="float" office:value="1.06616" calcext:value-type="float">
            <text:p>1.06616</text:p>
          </table:table-cell>
          <table:table-cell office:value-type="float" office:value="0.931124" calcext:value-type="float">
            <text:p>0.931124</text:p>
          </table:table-cell>
          <table:table-cell office:value-type="float" office:value="0.993724" calcext:value-type="float">
            <text:p>0.993724</text:p>
          </table:table-cell>
        </table:table-row>
        <table:table-row table:style-name="ro1">
          <table:table-cell office:value-type="float" office:value="1.47291" calcext:value-type="float">
            <text:p>1.47291</text:p>
          </table:table-cell>
          <table:table-cell office:value-type="float" office:value="1.19224" calcext:value-type="float">
            <text:p>1.19224</text:p>
          </table:table-cell>
          <table:table-cell office:value-type="float" office:value="1.19604" calcext:value-type="float">
            <text:p>1.19604</text:p>
          </table:table-cell>
          <table:table-cell office:value-type="float" office:value="1.17665" calcext:value-type="float">
            <text:p>1.17665</text:p>
          </table:table-cell>
          <table:table-cell office:value-type="float" office:value="1.12055" calcext:value-type="float">
            <text:p>1.12055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894143" calcext:value-type="float">
            <text:p>0.894143</text:p>
          </table:table-cell>
          <table:table-cell office:value-type="float" office:value="0.910106" calcext:value-type="float">
            <text:p>0.910106</text:p>
          </table:table-cell>
          <table:table-cell office:value-type="float" office:value="1.06041" calcext:value-type="float">
            <text:p>1.06041</text:p>
          </table:table-cell>
        </table:table-row>
        <table:table-row table:style-name="ro1">
          <table:table-cell office:value-type="float" office:value="0.0189927" calcext:value-type="float">
            <text:p>0.0189927</text:p>
          </table:table-cell>
          <table:table-cell office:value-type="float" office:value="0.0118025" calcext:value-type="float">
            <text:p>0.0118025</text:p>
          </table:table-cell>
          <table:table-cell office:value-type="float" office:value="0.0129611" calcext:value-type="float">
            <text:p>0.0129611</text:p>
          </table:table-cell>
          <table:table-cell office:value-type="float" office:value="0.0116447" calcext:value-type="float">
            <text:p>0.0116447</text:p>
          </table:table-cell>
          <table:table-cell office:value-type="float" office:value="0.0105862" calcext:value-type="float">
            <text:p>0.0105862</text:p>
          </table:table-cell>
          <table:table-cell office:value-type="float" office:value="0.0126814" calcext:value-type="float">
            <text:p>0.0126814</text:p>
          </table:table-cell>
          <table:table-cell office:value-type="float" office:value="0.00818862" calcext:value-type="float">
            <text:p>0.00818862</text:p>
          </table:table-cell>
          <table:table-cell office:value-type="float" office:value="0.00702553" calcext:value-type="float">
            <text:p>0.00702553</text:p>
          </table:table-cell>
          <table:table-cell office:value-type="float" office:value="0.00957488" calcext:value-type="float">
            <text:p>0.00957488</text:p>
          </table:table-cell>
        </table:table-row>
        <table:table-row table:style-name="ro1">
          <table:table-cell office:value-type="float" office:value="0.000966635" calcext:value-type="float">
            <text:p>0.000966635</text:p>
          </table:table-cell>
          <table:table-cell office:value-type="float" office:value="0.000219606" calcext:value-type="float">
            <text:p>0.000219606</text:p>
          </table:table-cell>
          <table:table-cell office:value-type="float" office:value="0.000258859" calcext:value-type="float">
            <text:p>0.000258859</text:p>
          </table:table-cell>
          <table:table-cell office:value-type="float" office:value="0.000227544" calcext:value-type="float">
            <text:p>0.000227544</text:p>
          </table:table-cell>
          <table:table-cell office:value-type="float" office:value="0.000244118" calcext:value-type="float">
            <text:p>0.000244118</text:p>
          </table:table-cell>
          <table:table-cell office:value-type="float" office:value="0.00245006" calcext:value-type="float">
            <text:p>0.00245006</text:p>
          </table:table-cell>
          <table:table-cell office:value-type="float" office:value="0.000262084" calcext:value-type="float">
            <text:p>0.000262084</text:p>
          </table:table-cell>
          <table:table-cell office:value-type="float" office:value="0.000257018" calcext:value-type="float">
            <text:p>0.000257018</text:p>
          </table:table-cell>
          <table:table-cell office:value-type="float" office:value="0.0040358" calcext:value-type="float">
            <text:p>0.0040358</text:p>
          </table:table-cell>
        </table:table-row>
        <table:table-row table:style-name="ro1">
          <table:table-cell office:value-type="float" office:value="0.0244697" calcext:value-type="float">
            <text:p>0.0244697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0176433" calcext:value-type="float">
            <text:p>0.0176433</text:p>
          </table:table-cell>
          <table:table-cell office:value-type="float" office:value="0.0136971" calcext:value-type="float">
            <text:p>0.0136971</text:p>
          </table:table-cell>
          <table:table-cell office:value-type="float" office:value="0.0141525" calcext:value-type="float">
            <text:p>0.0141525</text:p>
          </table:table-cell>
          <table:table-cell office:value-type="float" office:value="0.0112078" calcext:value-type="float">
            <text:p>0.0112078</text:p>
          </table:table-cell>
          <table:table-cell office:value-type="float" office:value="0.00821834" calcext:value-type="float">
            <text:p>0.00821834</text:p>
          </table:table-cell>
          <table:table-cell office:value-type="float" office:value="0.00888252" calcext:value-type="float">
            <text:p>0.00888252</text:p>
          </table:table-cell>
          <table:table-cell office:value-type="float" office:value="0.00741408" calcext:value-type="float">
            <text:p>0.00741408</text:p>
          </table:table-cell>
        </table:table-row>
        <table:table-row table:style-name="ro1">
          <table:table-cell office:value-type="float" office:value="0.017713" calcext:value-type="float">
            <text:p>0.017713</text:p>
          </table:table-cell>
          <table:table-cell office:value-type="float" office:value="0.00851736" calcext:value-type="float">
            <text:p>0.00851736</text:p>
          </table:table-cell>
          <table:table-cell office:value-type="float" office:value="0.0110579" calcext:value-type="float">
            <text:p>0.0110579</text:p>
          </table:table-cell>
          <table:table-cell office:value-type="float" office:value="0.00894398" calcext:value-type="float">
            <text:p>0.00894398</text:p>
          </table:table-cell>
          <table:table-cell office:value-type="float" office:value="0.0137996" calcext:value-type="float">
            <text:p>0.0137996</text:p>
          </table:table-cell>
          <table:table-cell office:value-type="float" office:value="0.00906897" calcext:value-type="float">
            <text:p>0.00906897</text:p>
          </table:table-cell>
          <table:table-cell office:value-type="float" office:value="0.00915755" calcext:value-type="float">
            <text:p>0.00915755</text:p>
          </table:table-cell>
          <table:table-cell office:value-type="float" office:value="0.00882393" calcext:value-type="float">
            <text:p>0.00882393</text:p>
          </table:table-cell>
          <table:table-cell office:value-type="float" office:value="0.00412263" calcext:value-type="float">
            <text:p>0.00412263</text:p>
          </table:table-cell>
        </table:table-row>
        <table:table-row table:style-name="ro1">
          <table:table-cell office:value-type="float" office:value="0.000301957" calcext:value-type="float">
            <text:p>0.000301957</text:p>
          </table:table-cell>
          <table:table-cell office:value-type="float" office:value="0.000323044" calcext:value-type="float">
            <text:p>0.000323044</text:p>
          </table:table-cell>
          <table:table-cell office:value-type="float" office:value="0.000347379" calcext:value-type="float">
            <text:p>0.000347379</text:p>
          </table:table-cell>
          <table:table-cell office:value-type="float" office:value="0.000272929" calcext:value-type="float">
            <text:p>0.000272929</text:p>
          </table:table-cell>
          <table:table-cell office:value-type="float" office:value="0.000315004" calcext:value-type="float">
            <text:p>0.000315004</text:p>
          </table:table-cell>
          <table:table-cell office:value-type="float" office:value="0.000289809" calcext:value-type="float">
            <text:p>0.000289809</text:p>
          </table:table-cell>
          <table:table-cell office:value-type="float" office:value="0.000331935" calcext:value-type="float">
            <text:p>0.000331935</text:p>
          </table:table-cell>
          <table:table-cell office:value-type="float" office:value="0.000333621" calcext:value-type="float">
            <text:p>0.000333621</text:p>
          </table:table-cell>
          <table:table-cell office:value-type="float" office:value="0.000323535" calcext:value-type="float">
            <text:p>0.000323535</text:p>
          </table:table-cell>
        </table:table-row>
        <table:table-row table:style-name="ro1">
          <table:table-cell office:value-type="float" office:value="0.0177162" calcext:value-type="float">
            <text:p>0.0177162</text:p>
          </table:table-cell>
          <table:table-cell office:value-type="float" office:value="0.0139767" calcext:value-type="float">
            <text:p>0.0139767</text:p>
          </table:table-cell>
          <table:table-cell office:value-type="float" office:value="0.0142716" calcext:value-type="float">
            <text:p>0.0142716</text:p>
          </table:table-cell>
          <table:table-cell office:value-type="float" office:value="0.0106159" calcext:value-type="float">
            <text:p>0.0106159</text:p>
          </table:table-cell>
          <table:table-cell office:value-type="float" office:value="0.00687994" calcext:value-type="float">
            <text:p>0.00687994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104358" calcext:value-type="float">
            <text:p>0.0104358</text:p>
          </table:table-cell>
          <table:table-cell office:value-type="float" office:value="0.00953735" calcext:value-type="float">
            <text:p>0.00953735</text:p>
          </table:table-cell>
          <table:table-cell office:value-type="float" office:value="0.0114119" calcext:value-type="float">
            <text:p>0.0114119</text:p>
          </table:table-cell>
        </table:table-row>
        <table:table-row table:style-name="ro1">
          <table:table-cell office:value-type="float" office:value="0.0139909" calcext:value-type="float">
            <text:p>0.0139909</text:p>
          </table:table-cell>
          <table:table-cell office:value-type="float" office:value="0.00615601" calcext:value-type="float">
            <text:p>0.00615601</text:p>
          </table:table-cell>
          <table:table-cell office:value-type="float" office:value="0.00583782" calcext:value-type="float">
            <text:p>0.00583782</text:p>
          </table:table-cell>
          <table:table-cell office:value-type="float" office:value="0.00446144" calcext:value-type="float">
            <text:p>0.00446144</text:p>
          </table:table-cell>
          <table:table-cell office:value-type="float" office:value="0.00794258" calcext:value-type="float">
            <text:p>0.00794258</text:p>
          </table:table-cell>
          <table:table-cell office:value-type="float" office:value="0.0082422" calcext:value-type="float">
            <text:p>0.0082422</text:p>
          </table:table-cell>
          <table:table-cell office:value-type="float" office:value="0.00375468" calcext:value-type="float">
            <text:p>0.00375468</text:p>
          </table:table-cell>
          <table:table-cell office:value-type="float" office:value="0.0011269" calcext:value-type="float">
            <text:p>0.0011269</text:p>
          </table:table-cell>
          <table:table-cell office:value-type="float" office:value="0.00776804" calcext:value-type="float">
            <text:p>0.00776804</text:p>
          </table:table-cell>
        </table:table-row>
        <table:table-row table:style-name="ro1">
          <table:table-cell office:value-type="float" office:value="0.000247686" calcext:value-type="float">
            <text:p>0.000247686</text:p>
          </table:table-cell>
          <table:table-cell office:value-type="float" office:value="0.000247511" calcext:value-type="float">
            <text:p>0.000247511</text:p>
          </table:table-cell>
          <table:table-cell office:value-type="float" office:value="0.000242439" calcext:value-type="float">
            <text:p>0.000242439</text:p>
          </table:table-cell>
          <table:table-cell office:value-type="float" office:value="0.000205396" calcext:value-type="float">
            <text:p>0.000205396</text:p>
          </table:table-cell>
          <table:table-cell office:value-type="float" office:value="0.00025791" calcext:value-type="float">
            <text:p>0.00025791</text:p>
          </table:table-cell>
          <table:table-cell office:value-type="float" office:value="0.000210549" calcext:value-type="float">
            <text:p>0.000210549</text:p>
          </table:table-cell>
          <table:table-cell office:value-type="float" office:value="0.000236548" calcext:value-type="float">
            <text:p>0.000236548</text:p>
          </table:table-cell>
          <table:table-cell office:value-type="float" office:value="0.000243179" calcext:value-type="float">
            <text:p>0.000243179</text:p>
          </table:table-cell>
          <table:table-cell office:value-type="float" office:value="0.000244924" calcext:value-type="float">
            <text:p>0.000244924</text:p>
          </table:table-cell>
        </table:table-row>
        <table:table-row table:style-name="ro1">
          <table:table-cell office:value-type="float" office:value="0.000221768" calcext:value-type="float">
            <text:p>0.000221768</text:p>
          </table:table-cell>
          <table:table-cell office:value-type="float" office:value="0.00021021" calcext:value-type="float">
            <text:p>0.00021021</text:p>
          </table:table-cell>
          <table:table-cell office:value-type="float" office:value="0.000240952" calcext:value-type="float">
            <text:p>0.000240952</text:p>
          </table:table-cell>
          <table:table-cell office:value-type="float" office:value="0.000179334" calcext:value-type="float">
            <text:p>0.000179334</text:p>
          </table:table-cell>
          <table:table-cell office:value-type="float" office:value="0.000193622" calcext:value-type="float">
            <text:p>0.000193622</text:p>
          </table:table-cell>
          <table:table-cell office:value-type="float" office:value="0.000224811" calcext:value-type="float">
            <text:p>0.000224811</text:p>
          </table:table-cell>
          <table:table-cell office:value-type="float" office:value="0.000226259" calcext:value-type="float">
            <text:p>0.000226259</text:p>
          </table:table-cell>
          <table:table-cell office:value-type="float" office:value="0.000231225" calcext:value-type="float">
            <text:p>0.000231225</text:p>
          </table:table-cell>
          <table:table-cell office:value-type="float" office:value="0.000184619" calcext:value-type="float">
            <text:p>0.000184619</text:p>
          </table:table-cell>
        </table:table-row>
        <table:table-row table:style-name="ro1">
          <table:table-cell office:value-type="float" office:value="0.021439" calcext:value-type="float">
            <text:p>0.021439</text:p>
          </table:table-cell>
          <table:table-cell office:value-type="float" office:value="0.0139542" calcext:value-type="float">
            <text:p>0.0139542</text:p>
          </table:table-cell>
          <table:table-cell office:value-type="float" office:value="0.0105045" calcext:value-type="float">
            <text:p>0.0105045</text:p>
          </table:table-cell>
          <table:table-cell office:value-type="float" office:value="0.0134956" calcext:value-type="float">
            <text:p>0.0134956</text:p>
          </table:table-cell>
          <table:table-cell office:value-type="float" office:value="0.0116826" calcext:value-type="float">
            <text:p>0.0116826</text:p>
          </table:table-cell>
          <table:table-cell office:value-type="float" office:value="0.0100317" calcext:value-type="float">
            <text:p>0.0100317</text:p>
          </table:table-cell>
          <table:table-cell office:value-type="float" office:value="0.00726776" calcext:value-type="float">
            <text:p>0.00726776</text:p>
          </table:table-cell>
          <table:table-cell office:value-type="float" office:value="0.00494397" calcext:value-type="float">
            <text:p>0.00494397</text:p>
          </table:table-cell>
          <table:table-cell office:value-type="float" office:value="0.00980035" calcext:value-type="float">
            <text:p>0.00980035</text:p>
          </table:table-cell>
        </table:table-row>
        <table:table-row table:style-name="ro1">
          <table:table-cell office:value-type="float" office:value="0.0247654" calcext:value-type="float">
            <text:p>0.0247654</text:p>
          </table:table-cell>
          <table:table-cell office:value-type="float" office:value="0.0161631" calcext:value-type="float">
            <text:p>0.0161631</text:p>
          </table:table-cell>
          <table:table-cell office:value-type="float" office:value="0.0141346" calcext:value-type="float">
            <text:p>0.0141346</text:p>
          </table:table-cell>
          <table:table-cell office:value-type="float" office:value="0.0126945" calcext:value-type="float">
            <text:p>0.0126945</text:p>
          </table:table-cell>
          <table:table-cell office:value-type="float" office:value="0.0127814" calcext:value-type="float">
            <text:p>0.0127814</text:p>
          </table:table-cell>
          <table:table-cell office:value-type="float" office:value="0.0134902" calcext:value-type="float">
            <text:p>0.0134902</text:p>
          </table:table-cell>
          <table:table-cell office:value-type="float" office:value="0.00687007" calcext:value-type="float">
            <text:p>0.00687007</text:p>
          </table:table-cell>
          <table:table-cell office:value-type="float" office:value="0.00733321" calcext:value-type="float">
            <text:p>0.00733321</text:p>
          </table:table-cell>
          <table:table-cell office:value-type="float" office:value="0.0129303" calcext:value-type="float">
            <text:p>0.0129303</text:p>
          </table:table-cell>
        </table:table-row>
        <table:table-row table:style-name="ro1">
          <table:table-cell office:value-type="float" office:value="0.251551" calcext:value-type="float">
            <text:p>0.251551</text:p>
          </table:table-cell>
          <table:table-cell office:value-type="float" office:value="0.115106" calcext:value-type="float">
            <text:p>0.115106</text:p>
          </table:table-cell>
          <table:table-cell office:value-type="float" office:value="0.119271" calcext:value-type="float">
            <text:p>0.119271</text:p>
          </table:table-cell>
          <table:table-cell office:value-type="float" office:value="0.0673961" calcext:value-type="float">
            <text:p>0.0673961</text:p>
          </table:table-cell>
          <table:table-cell office:value-type="float" office:value="0.0731029" calcext:value-type="float">
            <text:p>0.0731029</text:p>
          </table:table-cell>
          <table:table-cell office:value-type="float" office:value="0.0667709" calcext:value-type="float">
            <text:p>0.0667709</text:p>
          </table:table-cell>
          <table:table-cell office:value-type="float" office:value="0.0710583" calcext:value-type="float">
            <text:p>0.0710583</text:p>
          </table:table-cell>
          <table:table-cell office:value-type="float" office:value="0.127255" calcext:value-type="float">
            <text:p>0.127255</text:p>
          </table:table-cell>
          <table:table-cell office:value-type="float" office:value="0.15677" calcext:value-type="float">
            <text:p>0.15677</text:p>
          </table:table-cell>
        </table:table-row>
        <table:table-row table:style-name="ro1">
          <table:table-cell office:value-type="float" office:value="0.854757" calcext:value-type="float">
            <text:p>0.854757</text:p>
          </table:table-cell>
          <table:table-cell office:value-type="float" office:value="0.638749" calcext:value-type="float">
            <text:p>0.638749</text:p>
          </table:table-cell>
          <table:table-cell office:value-type="float" office:value="0.70403" calcext:value-type="float">
            <text:p>0.70403</text:p>
          </table:table-cell>
          <table:table-cell office:value-type="float" office:value="0.651481" calcext:value-type="float">
            <text:p>0.651481</text:p>
          </table:table-cell>
          <table:table-cell office:value-type="float" office:value="0.621295" calcext:value-type="float">
            <text:p>0.621295</text:p>
          </table:table-cell>
          <table:table-cell office:value-type="float" office:value="0.556377" calcext:value-type="float">
            <text:p>0.556377</text:p>
          </table:table-cell>
          <table:table-cell office:value-type="float" office:value="0.571341" calcext:value-type="float">
            <text:p>0.571341</text:p>
          </table:table-cell>
          <table:table-cell office:value-type="float" office:value="0.496919" calcext:value-type="float">
            <text:p>0.496919</text:p>
          </table:table-cell>
          <table:table-cell office:value-type="float" office:value="0.472412" calcext:value-type="float">
            <text:p>0.472412</text:p>
          </table:table-cell>
        </table:table-row>
        <table:table-row table:style-name="ro1">
          <table:table-cell office:value-type="float" office:value="0.0129276" calcext:value-type="float">
            <text:p>0.0129276</text:p>
          </table:table-cell>
          <table:table-cell office:value-type="float" office:value="0.00960703" calcext:value-type="float">
            <text:p>0.00960703</text:p>
          </table:table-cell>
          <table:table-cell office:value-type="float" office:value="0.0108932" calcext:value-type="float">
            <text:p>0.0108932</text:p>
          </table:table-cell>
          <table:table-cell office:value-type="float" office:value="0.00948401" calcext:value-type="float">
            <text:p>0.00948401</text:p>
          </table:table-cell>
          <table:table-cell office:value-type="float" office:value="0.00736732" calcext:value-type="float">
            <text:p>0.00736732</text:p>
          </table:table-cell>
          <table:table-cell office:value-type="float" office:value="0.00656655" calcext:value-type="float">
            <text:p>0.00656655</text:p>
          </table:table-cell>
          <table:table-cell office:value-type="float" office:value="0.00609966" calcext:value-type="float">
            <text:p>0.00609966</text:p>
          </table:table-cell>
          <table:table-cell office:value-type="float" office:value="0.00520477" calcext:value-type="float">
            <text:p>0.00520477</text:p>
          </table:table-cell>
          <table:table-cell office:value-type="float" office:value="0.00596673" calcext:value-type="float">
            <text:p>0.00596673</text:p>
          </table:table-cell>
        </table:table-row>
        <table:table-row table:style-name="ro1">
          <table:table-cell office:value-type="float" office:value="0.0186926" calcext:value-type="float">
            <text:p>0.0186926</text:p>
          </table:table-cell>
          <table:table-cell office:value-type="float" office:value="0.014102" calcext:value-type="float">
            <text:p>0.014102</text:p>
          </table:table-cell>
          <table:table-cell office:value-type="float" office:value="0.0142323" calcext:value-type="float">
            <text:p>0.0142323</text:p>
          </table:table-cell>
          <table:table-cell office:value-type="float" office:value="0.0141809" calcext:value-type="float">
            <text:p>0.0141809</text:p>
          </table:table-cell>
          <table:table-cell office:value-type="float" office:value="0.0136929" calcext:value-type="float">
            <text:p>0.0136929</text:p>
          </table:table-cell>
          <table:table-cell office:value-type="float" office:value="0.0161066" calcext:value-type="float">
            <text:p>0.0161066</text:p>
          </table:table-cell>
          <table:table-cell office:value-type="float" office:value="0.0178897" calcext:value-type="float">
            <text:p>0.0178897</text:p>
          </table:table-cell>
          <table:table-cell office:value-type="float" office:value="0.0163356" calcext:value-type="float">
            <text:p>0.0163356</text:p>
          </table:table-cell>
          <table:table-cell office:value-type="float" office:value="0.00969149" calcext:value-type="float">
            <text:p>0.00969149</text:p>
          </table:table-cell>
        </table:table-row>
        <table:table-row table:style-name="ro1">
          <table:table-cell office:value-type="float" office:value="0.0184673" calcext:value-type="float">
            <text:p>0.0184673</text:p>
          </table:table-cell>
          <table:table-cell office:value-type="float" office:value="0.0123647" calcext:value-type="float">
            <text:p>0.0123647</text:p>
          </table:table-cell>
          <table:table-cell office:value-type="float" office:value="0.013936" calcext:value-type="float">
            <text:p>0.013936</text:p>
          </table:table-cell>
          <table:table-cell office:value-type="float" office:value="0.0115136" calcext:value-type="float">
            <text:p>0.0115136</text:p>
          </table:table-cell>
          <table:table-cell office:value-type="float" office:value="0.0106736" calcext:value-type="float">
            <text:p>0.0106736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813481" calcext:value-type="float">
            <text:p>0.00813481</text:p>
          </table:table-cell>
          <table:table-cell office:value-type="float" office:value="0.00575712" calcext:value-type="float">
            <text:p>0.00575712</text:p>
          </table:table-cell>
          <table:table-cell office:value-type="float" office:value="0.00646635" calcext:value-type="float">
            <text:p>0.00646635</text:p>
          </table:table-cell>
        </table:table-row>
        <table:table-row table:style-name="ro1">
          <table:table-cell office:value-type="float" office:value="0.0181241" calcext:value-type="float">
            <text:p>0.0181241</text:p>
          </table:table-cell>
          <table:table-cell office:value-type="float" office:value="0.0132334" calcext:value-type="float">
            <text:p>0.0132334</text:p>
          </table:table-cell>
          <table:table-cell office:value-type="float" office:value="0.0140627" calcext:value-type="float">
            <text:p>0.0140627</text:p>
          </table:table-cell>
          <table:table-cell office:value-type="float" office:value="0.0134513" calcext:value-type="float">
            <text:p>0.0134513</text:p>
          </table:table-cell>
          <table:table-cell office:value-type="float" office:value="0.0123011" calcext:value-type="float">
            <text:p>0.0123011</text:p>
          </table:table-cell>
          <table:table-cell office:value-type="float" office:value="0.0136317" calcext:value-type="float">
            <text:p>0.0136317</text:p>
          </table:table-cell>
          <table:table-cell office:value-type="float" office:value="0.00803062" calcext:value-type="float">
            <text:p>0.00803062</text:p>
          </table:table-cell>
          <table:table-cell office:value-type="float" office:value="0.00506698" calcext:value-type="float">
            <text:p>0.00506698</text:p>
          </table:table-cell>
          <table:table-cell office:value-type="float" office:value="0.00759952" calcext:value-type="float">
            <text:p>0.00759952</text:p>
          </table:table-cell>
        </table:table-row>
        <table:table-row table:style-name="ro1">
          <table:table-cell office:value-type="float" office:value="0.0155534" calcext:value-type="float">
            <text:p>0.0155534</text:p>
          </table:table-cell>
          <table:table-cell office:value-type="float" office:value="0.0146233" calcext:value-type="float">
            <text:p>0.0146233</text:p>
          </table:table-cell>
          <table:table-cell office:value-type="float" office:value="0.0148179" calcext:value-type="float">
            <text:p>0.0148179</text:p>
          </table:table-cell>
          <table:table-cell office:value-type="float" office:value="0.0159986" calcext:value-type="float">
            <text:p>0.0159986</text:p>
          </table:table-cell>
          <table:table-cell office:value-type="float" office:value="0.00801682" calcext:value-type="float">
            <text:p>0.00801682</text:p>
          </table:table-cell>
          <table:table-cell office:value-type="float" office:value="0.0189606" calcext:value-type="float">
            <text:p>0.0189606</text:p>
          </table:table-cell>
          <table:table-cell office:value-type="float" office:value="0.0136912" calcext:value-type="float">
            <text:p>0.0136912</text:p>
          </table:table-cell>
          <table:table-cell office:value-type="float" office:value="0.0111438" calcext:value-type="float">
            <text:p>0.0111438</text:p>
          </table:table-cell>
          <table:table-cell office:value-type="float" office:value="0.00953131" calcext:value-type="float">
            <text:p>0.00953131</text:p>
          </table:table-cell>
        </table:table-row>
        <table:table-row table:style-name="ro1">
          <table:table-cell office:value-type="float" office:value="0.0219176" calcext:value-type="float">
            <text:p>0.0219176</text:p>
          </table:table-cell>
          <table:table-cell office:value-type="float" office:value="0.0160897" calcext:value-type="float">
            <text:p>0.0160897</text:p>
          </table:table-cell>
          <table:table-cell office:value-type="float" office:value="0.0183775" calcext:value-type="float">
            <text:p>0.0183775</text:p>
          </table:table-cell>
          <table:table-cell office:value-type="float" office:value="0.0170282" calcext:value-type="float">
            <text:p>0.0170282</text:p>
          </table:table-cell>
          <table:table-cell office:value-type="float" office:value="0.0130287" calcext:value-type="float">
            <text:p>0.0130287</text:p>
          </table:table-cell>
          <table:table-cell office:value-type="float" office:value="0.0100855" calcext:value-type="float">
            <text:p>0.0100855</text:p>
          </table:table-cell>
          <table:table-cell office:value-type="float" office:value="0.00830013" calcext:value-type="float">
            <text:p>0.00830013</text:p>
          </table:table-cell>
          <table:table-cell office:value-type="float" office:value="0.00767882" calcext:value-type="float">
            <text:p>0.00767882</text:p>
          </table:table-cell>
          <table:table-cell office:value-type="float" office:value="0.00637008" calcext:value-type="float">
            <text:p>0.00637008</text:p>
          </table:table-cell>
        </table:table-row>
        <table:table-row table:style-name="ro1">
          <table:table-cell office:value-type="float" office:value="1.52224" calcext:value-type="float">
            <text:p>1.52224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885742" calcext:value-type="float">
            <text:p>0.885742</text:p>
          </table:table-cell>
          <table:table-cell office:value-type="float" office:value="0.788208" calcext:value-type="float">
            <text:p>0.788208</text:p>
          </table:table-cell>
          <table:table-cell office:value-type="float" office:value="0.846965" calcext:value-type="float">
            <text:p>0.846965</text:p>
          </table:table-cell>
          <table:table-cell office:value-type="float" office:value="0.535733" calcext:value-type="float">
            <text:p>0.535733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03654" calcext:value-type="float">
            <text:p>0.903654</text:p>
          </table:table-cell>
          <table:table-cell office:value-type="float" office:value="1.56675" calcext:value-type="float">
            <text:p>1.56675</text:p>
          </table:table-cell>
        </table:table-row>
        <table:table-row table:style-name="ro1">
          <table:table-cell office:value-type="float" office:value="1.35686" calcext:value-type="float">
            <text:p>1.35686</text:p>
          </table:table-cell>
          <table:table-cell office:value-type="float" office:value="1.11154" calcext:value-type="float">
            <text:p>1.11154</text:p>
          </table:table-cell>
          <table:table-cell office:value-type="float" office:value="1.25075" calcext:value-type="float">
            <text:p>1.25075</text:p>
          </table:table-cell>
          <table:table-cell office:value-type="float" office:value="1.21166" calcext:value-type="float">
            <text:p>1.21166</text:p>
          </table:table-cell>
          <table:table-cell office:value-type="float" office:value="1.04227" calcext:value-type="float">
            <text:p>1.04227</text:p>
          </table:table-cell>
          <table:table-cell office:value-type="float" office:value="0.972505" calcext:value-type="float">
            <text:p>0.972505</text:p>
          </table:table-cell>
          <table:table-cell office:value-type="float" office:value="1.05167" calcext:value-type="float">
            <text:p>1.05167</text:p>
          </table:table-cell>
          <table:table-cell office:value-type="float" office:value="0.888155" calcext:value-type="float">
            <text:p>0.888155</text:p>
          </table:table-cell>
          <table:table-cell office:value-type="float" office:value="0.981196" calcext:value-type="float">
            <text:p>0.981196</text:p>
          </table:table-cell>
        </table:table-row>
        <table:table-row table:style-name="ro1">
          <table:table-cell office:value-type="float" office:value="1.7234" calcext:value-type="float">
            <text:p>1.7234</text:p>
          </table:table-cell>
          <table:table-cell office:value-type="float" office:value="1.33272" calcext:value-type="float">
            <text:p>1.33272</text:p>
          </table:table-cell>
          <table:table-cell office:value-type="float" office:value="1.6229" calcext:value-type="float">
            <text:p>1.6229</text:p>
          </table:table-cell>
          <table:table-cell office:value-type="float" office:value="1.34996" calcext:value-type="float">
            <text:p>1.34996</text:p>
          </table:table-cell>
          <table:table-cell office:value-type="float" office:value="0.929784" calcext:value-type="float">
            <text:p>0.929784</text:p>
          </table:table-cell>
          <table:table-cell office:value-type="float" office:value="1.07084" calcext:value-type="float">
            <text:p>1.07084</text:p>
          </table:table-cell>
          <table:table-cell office:value-type="float" office:value="0.938118" calcext:value-type="float">
            <text:p>0.938118</text:p>
          </table:table-cell>
          <table:table-cell office:value-type="float" office:value="1.00371" calcext:value-type="float">
            <text:p>1.00371</text:p>
          </table:table-cell>
          <table:table-cell office:value-type="float" office:value="1.90797" calcext:value-type="float">
            <text:p>1.90797</text:p>
          </table:table-cell>
        </table:table-row>
        <table:table-row table:style-name="ro1">
          <table:table-cell office:value-type="float" office:value="2.97998" calcext:value-type="float">
            <text:p>2.97998</text:p>
          </table:table-cell>
          <table:table-cell office:value-type="float" office:value="2.47028" calcext:value-type="float">
            <text:p>2.47028</text:p>
          </table:table-cell>
          <table:table-cell office:value-type="float" office:value="2.49762" calcext:value-type="float">
            <text:p>2.49762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2.21637" calcext:value-type="float">
            <text:p>2.21637</text:p>
          </table:table-cell>
          <table:table-cell office:value-type="float" office:value="2.20341" calcext:value-type="float">
            <text:p>2.20341</text:p>
          </table:table-cell>
          <table:table-cell office:value-type="float" office:value="2.29658" calcext:value-type="float">
            <text:p>2.29658</text:p>
          </table:table-cell>
          <table:table-cell office:value-type="float" office:value="2.39322" calcext:value-type="float">
            <text:p>2.39322</text:p>
          </table:table-cell>
          <table:table-cell office:value-type="float" office:value="2.36965" calcext:value-type="float">
            <text:p>2.36965</text:p>
          </table:table-cell>
        </table:table-row>
        <table:table-row table:style-name="ro1">
          <table:table-cell office:value-type="float" office:value="0.000261024" calcext:value-type="float">
            <text:p>0.000261024</text:p>
          </table:table-cell>
          <table:table-cell office:value-type="float" office:value="0.000228463" calcext:value-type="float">
            <text:p>0.000228463</text:p>
          </table:table-cell>
          <table:table-cell office:value-type="float" office:value="0.000280154" calcext:value-type="float">
            <text:p>0.000280154</text:p>
          </table:table-cell>
          <table:table-cell office:value-type="float" office:value="0.000279354" calcext:value-type="float">
            <text:p>0.000279354</text:p>
          </table:table-cell>
          <table:table-cell office:value-type="float" office:value="0.000260122" calcext:value-type="float">
            <text:p>0.000260122</text:p>
          </table:table-cell>
          <table:table-cell office:value-type="float" office:value="0.000256591" calcext:value-type="float">
            <text:p>0.000256591</text:p>
          </table:table-cell>
          <table:table-cell office:value-type="float" office:value="0.000275904" calcext:value-type="float">
            <text:p>0.000275904</text:p>
          </table:table-cell>
          <table:table-cell office:value-type="float" office:value="0.000263384" calcext:value-type="float">
            <text:p>0.000263384</text:p>
          </table:table-cell>
          <table:table-cell office:value-type="float" office:value="0.000250725" calcext:value-type="float">
            <text:p>0.000250725</text:p>
          </table:table-cell>
        </table:table-row>
        <table:table-row table:style-name="ro1">
          <table:table-cell office:value-type="float" office:value="1.88043" calcext:value-type="float">
            <text:p>1.88043</text:p>
          </table:table-cell>
          <table:table-cell office:value-type="float" office:value="1.12547" calcext:value-type="float">
            <text:p>1.12547</text:p>
          </table:table-cell>
          <table:table-cell office:value-type="float" office:value="0.832019" calcext:value-type="float">
            <text:p>0.832019</text:p>
          </table:table-cell>
          <table:table-cell office:value-type="float" office:value="0.86099" calcext:value-type="float">
            <text:p>0.86099</text:p>
          </table:table-cell>
          <table:table-cell office:value-type="float" office:value="0.600775" calcext:value-type="float">
            <text:p>0.600775</text:p>
          </table:table-cell>
          <table:table-cell office:value-type="float" office:value="0.472322" calcext:value-type="float">
            <text:p>0.472322</text:p>
          </table:table-cell>
          <table:table-cell office:value-type="float" office:value="0.506118" calcext:value-type="float">
            <text:p>0.506118</text:p>
          </table:table-cell>
          <table:table-cell office:value-type="float" office:value="0.959314" calcext:value-type="float">
            <text:p>0.959314</text:p>
          </table:table-cell>
          <table:table-cell office:value-type="float" office:value="1.5225" calcext:value-type="float">
            <text:p>1.5225</text:p>
          </table:table-cell>
        </table:table-row>
        <table:table-row table:style-name="ro1">
          <table:table-cell office:value-type="float" office:value="0.000281264" calcext:value-type="float">
            <text:p>0.000281264</text:p>
          </table:table-cell>
          <table:table-cell office:value-type="float" office:value="0.000291212" calcext:value-type="float">
            <text:p>0.000291212</text:p>
          </table:table-cell>
          <table:table-cell office:value-type="float" office:value="0.000283579" calcext:value-type="float">
            <text:p>0.000283579</text:p>
          </table:table-cell>
          <table:table-cell office:value-type="float" office:value="0.00029584" calcext:value-type="float">
            <text:p>0.00029584</text:p>
          </table:table-cell>
          <table:table-cell office:value-type="float" office:value="0.000279293" calcext:value-type="float">
            <text:p>0.000279293</text:p>
          </table:table-cell>
          <table:table-cell office:value-type="float" office:value="0.000275691" calcext:value-type="float">
            <text:p>0.000275691</text:p>
          </table:table-cell>
          <table:table-cell office:value-type="float" office:value="0.000256034" calcext:value-type="float">
            <text:p>0.000256034</text:p>
          </table:table-cell>
          <table:table-cell office:value-type="float" office:value="0.000287475" calcext:value-type="float">
            <text:p>0.000287475</text:p>
          </table:table-cell>
          <table:table-cell office:value-type="float" office:value="0.000290948" calcext:value-type="float">
            <text:p>0.000290948</text:p>
          </table:table-cell>
        </table:table-row>
        <table:table-row table:style-name="ro1">
          <table:table-cell office:value-type="float" office:value="1.41584" calcext:value-type="float">
            <text:p>1.41584</text:p>
          </table:table-cell>
          <table:table-cell office:value-type="float" office:value="1.39966" calcext:value-type="float">
            <text:p>1.39966</text:p>
          </table:table-cell>
          <table:table-cell office:value-type="float" office:value="1.30959" calcext:value-type="float">
            <text:p>1.30959</text:p>
          </table:table-cell>
          <table:table-cell office:value-type="float" office:value="1.52321" calcext:value-type="float">
            <text:p>1.52321</text:p>
          </table:table-cell>
          <table:table-cell office:value-type="float" office:value="1.21398" calcext:value-type="float">
            <text:p>1.21398</text:p>
          </table:table-cell>
          <table:table-cell office:value-type="float" office:value="1.4026" calcext:value-type="float">
            <text:p>1.4026</text:p>
          </table:table-cell>
          <table:table-cell office:value-type="float" office:value="1.65399" calcext:value-type="float">
            <text:p>1.65399</text:p>
          </table:table-cell>
          <table:table-cell office:value-type="float" office:value="1.84925" calcext:value-type="float">
            <text:p>1.84925</text:p>
          </table:table-cell>
          <table:table-cell office:value-type="float" office:value="1.50555" calcext:value-type="float">
            <text:p>1.50555</text:p>
          </table:table-cell>
        </table:table-row>
        <table:table-row table:style-name="ro1">
          <table:table-cell office:value-type="float" office:value="1.04984" calcext:value-type="float">
            <text:p>1.04984</text:p>
          </table:table-cell>
          <table:table-cell office:value-type="float" office:value="0.731686" calcext:value-type="float">
            <text:p>0.731686</text:p>
          </table:table-cell>
          <table:table-cell office:value-type="float" office:value="0.782286" calcext:value-type="float">
            <text:p>0.782286</text:p>
          </table:table-cell>
          <table:table-cell office:value-type="float" office:value="0.748649" calcext:value-type="float">
            <text:p>0.748649</text:p>
          </table:table-cell>
          <table:table-cell office:value-type="float" office:value="0.725573" calcext:value-type="float">
            <text:p>0.725573</text:p>
          </table:table-cell>
          <table:table-cell office:value-type="float" office:value="0.622479" calcext:value-type="float">
            <text:p>0.62247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45532" calcext:value-type="float">
            <text:p>0.545532</text:p>
          </table:table-cell>
          <table:table-cell office:value-type="float" office:value="0.575825" calcext:value-type="float">
            <text:p>0.575825</text:p>
          </table:table-cell>
        </table:table-row>
        <table:table-row table:style-name="ro1">
          <table:table-cell office:value-type="float" office:value="0.0342858" calcext:value-type="float">
            <text:p>0.0342858</text:p>
          </table:table-cell>
          <table:table-cell office:value-type="float" office:value="0.0254166" calcext:value-type="float">
            <text:p>0.0254166</text:p>
          </table:table-cell>
          <table:table-cell office:value-type="float" office:value="0.0233564" calcext:value-type="float">
            <text:p>0.0233564</text:p>
          </table:table-cell>
          <table:table-cell office:value-type="float" office:value="0.0174752" calcext:value-type="float">
            <text:p>0.0174752</text:p>
          </table:table-cell>
          <table:table-cell office:value-type="float" office:value="0.0254933" calcext:value-type="float">
            <text:p>0.0254933</text:p>
          </table:table-cell>
          <table:table-cell office:value-type="float" office:value="0.0175602" calcext:value-type="float">
            <text:p>0.0175602</text:p>
          </table:table-cell>
          <table:table-cell office:value-type="float" office:value="0.0236224" calcext:value-type="float">
            <text:p>0.0236224</text:p>
          </table:table-cell>
          <table:table-cell office:value-type="float" office:value="0.0181317" calcext:value-type="float">
            <text:p>0.0181317</text:p>
          </table:table-cell>
          <table:table-cell office:value-type="float" office:value="0.0155538" calcext:value-type="float">
            <text:p>0.0155538</text:p>
          </table:table-cell>
        </table:table-row>
        <table:table-row table:style-name="ro1">
          <table:table-cell office:value-type="float" office:value="0.000226849" calcext:value-type="float">
            <text:p>0.000226849</text:p>
          </table:table-cell>
          <table:table-cell office:value-type="float" office:value="0.000245153" calcext:value-type="float">
            <text:p>0.000245153</text:p>
          </table:table-cell>
          <table:table-cell office:value-type="float" office:value="0.000242761" calcext:value-type="float">
            <text:p>0.000242761</text:p>
          </table:table-cell>
          <table:table-cell office:value-type="float" office:value="0.000247105" calcext:value-type="float">
            <text:p>0.000247105</text:p>
          </table:table-cell>
          <table:table-cell office:value-type="float" office:value="0.000228226" calcext:value-type="float">
            <text:p>0.000228226</text:p>
          </table:table-cell>
          <table:table-cell office:value-type="float" office:value="0.000192554" calcext:value-type="float">
            <text:p>0.000192554</text:p>
          </table:table-cell>
          <table:table-cell office:value-type="float" office:value="0.000237874" calcext:value-type="float">
            <text:p>0.000237874</text:p>
          </table:table-cell>
          <table:table-cell office:value-type="float" office:value="0.000242486" calcext:value-type="float">
            <text:p>0.000242486</text:p>
          </table:table-cell>
          <table:table-cell office:value-type="float" office:value="0.000247223" calcext:value-type="float">
            <text:p>0.000247223</text:p>
          </table:table-cell>
        </table:table-row>
        <table:table-row table:style-name="ro1">
          <table:table-cell office:value-type="float" office:value="1.5334" calcext:value-type="float">
            <text:p>1.5334</text:p>
          </table:table-cell>
          <table:table-cell office:value-type="float" office:value="1.52624" calcext:value-type="float">
            <text:p>1.52624</text:p>
          </table:table-cell>
          <table:table-cell office:value-type="float" office:value="1.46354" calcext:value-type="float">
            <text:p>1.46354</text:p>
          </table:table-cell>
          <table:table-cell office:value-type="float" office:value="1.64175" calcext:value-type="float">
            <text:p>1.64175</text:p>
          </table:table-cell>
          <table:table-cell office:value-type="float" office:value="1.40942" calcext:value-type="float">
            <text:p>1.40942</text:p>
          </table:table-cell>
          <table:table-cell office:value-type="float" office:value="1.51114" calcext:value-type="float">
            <text:p>1.51114</text:p>
          </table:table-cell>
          <table:table-cell office:value-type="float" office:value="1.44086" calcext:value-type="float">
            <text:p>1.44086</text:p>
          </table:table-cell>
          <table:table-cell office:value-type="float" office:value="1.91773" calcext:value-type="float">
            <text:p>1.91773</text:p>
          </table:table-cell>
          <table:table-cell office:value-type="float" office:value="1.63549" calcext:value-type="float">
            <text:p>1.63549</text:p>
          </table:table-cell>
        </table:table-row>
        <table:table-row table:style-name="ro1">
          <table:table-cell office:value-type="float" office:value="0.0155485" calcext:value-type="float">
            <text:p>0.0155485</text:p>
          </table:table-cell>
          <table:table-cell office:value-type="float" office:value="0.0135537" calcext:value-type="float">
            <text:p>0.0135537</text:p>
          </table:table-cell>
          <table:table-cell office:value-type="float" office:value="0.0148581" calcext:value-type="float">
            <text:p>0.0148581</text:p>
          </table:table-cell>
          <table:table-cell office:value-type="float" office:value="0.0130162" calcext:value-type="float">
            <text:p>0.0130162</text:p>
          </table:table-cell>
          <table:table-cell office:value-type="float" office:value="0.00922283" calcext:value-type="float">
            <text:p>0.00922283</text:p>
          </table:table-cell>
          <table:table-cell office:value-type="float" office:value="0.0093767" calcext:value-type="float">
            <text:p>0.0093767</text:p>
          </table:table-cell>
          <table:table-cell office:value-type="float" office:value="0.00665479" calcext:value-type="float">
            <text:p>0.00665479</text:p>
          </table:table-cell>
          <table:table-cell office:value-type="float" office:value="0.00695393" calcext:value-type="float">
            <text:p>0.00695393</text:p>
          </table:table-cell>
          <table:table-cell office:value-type="float" office:value="0.009569" calcext:value-type="float">
            <text:p>0.009569</text:p>
          </table:table-cell>
        </table:table-row>
        <table:table-row table:style-name="ro1">
          <table:table-cell office:value-type="float" office:value="0.0193491" calcext:value-type="float">
            <text:p>0.0193491</text:p>
          </table:table-cell>
          <table:table-cell office:value-type="float" office:value="0.0142758" calcext:value-type="float">
            <text:p>0.0142758</text:p>
          </table:table-cell>
          <table:table-cell office:value-type="float" office:value="0.011973" calcext:value-type="float">
            <text:p>0.011973</text:p>
          </table:table-cell>
          <table:table-cell office:value-type="float" office:value="0.0131997" calcext:value-type="float">
            <text:p>0.0131997</text:p>
          </table:table-cell>
          <table:table-cell office:value-type="float" office:value="0.0116035" calcext:value-type="float">
            <text:p>0.0116035</text:p>
          </table:table-cell>
          <table:table-cell office:value-type="float" office:value="0.00594935" calcext:value-type="float">
            <text:p>0.00594935</text:p>
          </table:table-cell>
          <table:table-cell office:value-type="float" office:value="0.00609522" calcext:value-type="float">
            <text:p>0.00609522</text:p>
          </table:table-cell>
          <table:table-cell office:value-type="float" office:value="0.0109441" calcext:value-type="float">
            <text:p>0.0109441</text:p>
          </table:table-cell>
          <table:table-cell office:value-type="float" office:value="0.0143415" calcext:value-type="float">
            <text:p>0.0143415</text:p>
          </table:table-cell>
        </table:table-row>
        <table:table-row table:style-name="ro1">
          <table:table-cell office:value-type="float" office:value="0.170188" calcext:value-type="float">
            <text:p>0.170188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33661" calcext:value-type="float">
            <text:p>0.033661</text:p>
          </table:table-cell>
          <table:table-cell office:value-type="float" office:value="0.0259094" calcext:value-type="float">
            <text:p>0.0259094</text:p>
          </table:table-cell>
          <table:table-cell office:value-type="float" office:value="0.0291889" calcext:value-type="float">
            <text:p>0.0291889</text:p>
          </table:table-cell>
          <table:table-cell office:value-type="float" office:value="0.0239134" calcext:value-type="float">
            <text:p>0.0239134</text:p>
          </table:table-cell>
          <table:table-cell office:value-type="float" office:value="0.0217083" calcext:value-type="float">
            <text:p>0.0217083</text:p>
          </table:table-cell>
          <table:table-cell office:value-type="float" office:value="0.0202297" calcext:value-type="float">
            <text:p>0.0202297</text:p>
          </table:table-cell>
          <table:table-cell office:value-type="float" office:value="0.0145183" calcext:value-type="float">
            <text:p>0.0145183</text:p>
          </table:table-cell>
        </table:table-row>
        <table:table-row table:style-name="ro1">
          <table:table-cell office:value-type="float" office:value="1.93661" calcext:value-type="float">
            <text:p>1.93661</text:p>
          </table:table-cell>
          <table:table-cell office:value-type="float" office:value="1.62014" calcext:value-type="float">
            <text:p>1.62014</text:p>
          </table:table-cell>
          <table:table-cell office:value-type="float" office:value="1.69933" calcext:value-type="float">
            <text:p>1.69933</text:p>
          </table:table-cell>
          <table:table-cell office:value-type="float" office:value="1.64385" calcext:value-type="float">
            <text:p>1.64385</text:p>
          </table:table-cell>
          <table:table-cell office:value-type="float" office:value="1.26182" calcext:value-type="float">
            <text:p>1.26182</text:p>
          </table:table-cell>
          <table:table-cell office:value-type="float" office:value="1.21495" calcext:value-type="float">
            <text:p>1.21495</text:p>
          </table:table-cell>
          <table:table-cell office:value-type="float" office:value="1.09547" calcext:value-type="float">
            <text:p>1.09547</text:p>
          </table:table-cell>
          <table:table-cell office:value-type="float" office:value="0.939328" calcext:value-type="float">
            <text:p>0.939328</text:p>
          </table:table-cell>
          <table:table-cell office:value-type="float" office:value="0.928616" calcext:value-type="float">
            <text:p>0.928616</text:p>
          </table:table-cell>
        </table:table-row>
        <table:table-row table:style-name="ro1">
          <table:table-cell office:value-type="float" office:value="0.0365226" calcext:value-type="float">
            <text:p>0.0365226</text:p>
          </table:table-cell>
          <table:table-cell office:value-type="float" office:value="0.0278175" calcext:value-type="float">
            <text:p>0.0278175</text:p>
          </table:table-cell>
          <table:table-cell office:value-type="float" office:value="0.0201871" calcext:value-type="float">
            <text:p>0.0201871</text:p>
          </table:table-cell>
          <table:table-cell office:value-type="float" office:value="0.0176697" calcext:value-type="float">
            <text:p>0.0176697</text:p>
          </table:table-cell>
          <table:table-cell office:value-type="float" office:value="0.0174835" calcext:value-type="float">
            <text:p>0.0174835</text:p>
          </table:table-cell>
          <table:table-cell office:value-type="float" office:value="0.0171457" calcext:value-type="float">
            <text:p>0.0171457</text:p>
          </table:table-cell>
          <table:table-cell office:value-type="float" office:value="0.0202882" calcext:value-type="float">
            <text:p>0.0202882</text:p>
          </table:table-cell>
          <table:table-cell office:value-type="float" office:value="0.0179588" calcext:value-type="float">
            <text:p>0.0179588</text:p>
          </table:table-cell>
          <table:table-cell office:value-type="float" office:value="0.0391546" calcext:value-type="float">
            <text:p>0.0391546</text:p>
          </table:table-cell>
        </table:table-row>
        <table:table-row table:style-name="ro1">
          <table:table-cell office:value-type="float" office:value="0.0442689" calcext:value-type="float">
            <text:p>0.0442689</text:p>
          </table:table-cell>
          <table:table-cell office:value-type="float" office:value="0.0281611" calcext:value-type="float">
            <text:p>0.0281611</text:p>
          </table:table-cell>
          <table:table-cell office:value-type="float" office:value="0.028251" calcext:value-type="float">
            <text:p>0.028251</text:p>
          </table:table-cell>
          <table:table-cell office:value-type="float" office:value="0.0313631" calcext:value-type="float">
            <text:p>0.0313631</text:p>
          </table:table-cell>
          <table:table-cell office:value-type="float" office:value="0.0173741" calcext:value-type="float">
            <text:p>0.0173741</text:p>
          </table:table-cell>
          <table:table-cell office:value-type="float" office:value="0.0235299" calcext:value-type="float">
            <text:p>0.0235299</text:p>
          </table:table-cell>
          <table:table-cell office:value-type="float" office:value="0.0146369" calcext:value-type="float">
            <text:p>0.0146369</text:p>
          </table:table-cell>
          <table:table-cell office:value-type="float" office:value="0.0105105" calcext:value-type="float">
            <text:p>0.0105105</text:p>
          </table:table-cell>
          <table:table-cell office:value-type="float" office:value="0.0326542" calcext:value-type="float">
            <text:p>0.0326542</text:p>
          </table:table-cell>
        </table:table-row>
        <table:table-row table:style-name="ro1">
          <table:table-cell office:value-type="float" office:value="0.0153254" calcext:value-type="float">
            <text:p>0.0153254</text:p>
          </table:table-cell>
          <table:table-cell office:value-type="float" office:value="0.0158401" calcext:value-type="float">
            <text:p>0.0158401</text:p>
          </table:table-cell>
          <table:table-cell office:value-type="float" office:value="0.0147056" calcext:value-type="float">
            <text:p>0.0147056</text:p>
          </table:table-cell>
          <table:table-cell office:value-type="float" office:value="0.0155677" calcext:value-type="float">
            <text:p>0.0155677</text:p>
          </table:table-cell>
          <table:table-cell office:value-type="float" office:value="0.00542679" calcext:value-type="float">
            <text:p>0.00542679</text:p>
          </table:table-cell>
          <table:table-cell office:value-type="float" office:value="0.0127071" calcext:value-type="float">
            <text:p>0.0127071</text:p>
          </table:table-cell>
          <table:table-cell office:value-type="float" office:value="0.00329197" calcext:value-type="float">
            <text:p>0.00329197</text:p>
          </table:table-cell>
          <table:table-cell office:value-type="float" office:value="0.00303405" calcext:value-type="float">
            <text:p>0.00303405</text:p>
          </table:table-cell>
          <table:table-cell office:value-type="float" office:value="0.00498413" calcext:value-type="float">
            <text:p>0.00498413</text:p>
          </table:table-cell>
        </table:table-row>
        <table:table-row table:style-name="ro1">
          <table:table-cell office:value-type="float" office:value="0.0273844" calcext:value-type="float">
            <text:p>0.0273844</text:p>
          </table:table-cell>
          <table:table-cell office:value-type="float" office:value="0.0184658" calcext:value-type="float">
            <text:p>0.0184658</text:p>
          </table:table-cell>
          <table:table-cell office:value-type="float" office:value="0.0184523" calcext:value-type="float">
            <text:p>0.0184523</text:p>
          </table:table-cell>
          <table:table-cell office:value-type="float" office:value="0.0196002" calcext:value-type="float">
            <text:p>0.0196002</text:p>
          </table:table-cell>
          <table:table-cell office:value-type="float" office:value="0.0186712" calcext:value-type="float">
            <text:p>0.0186712</text:p>
          </table:table-cell>
          <table:table-cell office:value-type="float" office:value="0.0145146" calcext:value-type="float">
            <text:p>0.0145146</text:p>
          </table:table-cell>
          <table:table-cell office:value-type="float" office:value="0.0144441" calcext:value-type="float">
            <text:p>0.0144441</text:p>
          </table:table-cell>
          <table:table-cell office:value-type="float" office:value="0.0103594" calcext:value-type="float">
            <text:p>0.0103594</text:p>
          </table:table-cell>
          <table:table-cell office:value-type="float" office:value="0.011916" calcext:value-type="float">
            <text:p>0.011916</text:p>
          </table:table-cell>
        </table:table-row>
        <table:table-row table:style-name="ro1">
          <table:table-cell office:value-type="float" office:value="0.0176764" calcext:value-type="float">
            <text:p>0.0176764</text:p>
          </table:table-cell>
          <table:table-cell office:value-type="float" office:value="0.0130688" calcext:value-type="float">
            <text:p>0.0130688</text:p>
          </table:table-cell>
          <table:table-cell office:value-type="float" office:value="0.0151534" calcext:value-type="float">
            <text:p>0.0151534</text:p>
          </table:table-cell>
          <table:table-cell office:value-type="float" office:value="0.0135236" calcext:value-type="float">
            <text:p>0.0135236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0.00907522" calcext:value-type="float">
            <text:p>0.00907522</text:p>
          </table:table-cell>
          <table:table-cell office:value-type="float" office:value="0.00818372" calcext:value-type="float">
            <text:p>0.00818372</text:p>
          </table:table-cell>
          <table:table-cell office:value-type="float" office:value="0.00654659" calcext:value-type="float">
            <text:p>0.00654659</text:p>
          </table:table-cell>
          <table:table-cell office:value-type="float" office:value="0.0124767" calcext:value-type="float">
            <text:p>0.0124767</text:p>
          </table:table-cell>
        </table:table-row>
        <table:table-row table:style-name="ro1">
          <table:table-cell office:value-type="float" office:value="0.0183139" calcext:value-type="float">
            <text:p>0.0183139</text:p>
          </table:table-cell>
          <table:table-cell office:value-type="float" office:value="0.0129733" calcext:value-type="float">
            <text:p>0.0129733</text:p>
          </table:table-cell>
          <table:table-cell office:value-type="float" office:value="0.0191192" calcext:value-type="float">
            <text:p>0.0191192</text:p>
          </table:table-cell>
          <table:table-cell office:value-type="float" office:value="0.00982977" calcext:value-type="float">
            <text:p>0.00982977</text:p>
          </table:table-cell>
          <table:table-cell office:value-type="float" office:value="0.0121697" calcext:value-type="float">
            <text:p>0.0121697</text:p>
          </table:table-cell>
          <table:table-cell office:value-type="float" office:value="0.00918187" calcext:value-type="float">
            <text:p>0.00918187</text:p>
          </table:table-cell>
          <table:table-cell office:value-type="float" office:value="0.00935016" calcext:value-type="float">
            <text:p>0.00935016</text:p>
          </table:table-cell>
          <table:table-cell office:value-type="float" office:value="0.00750085" calcext:value-type="float">
            <text:p>0.00750085</text:p>
          </table:table-cell>
          <table:table-cell office:value-type="float" office:value="0.00471047" calcext:value-type="float">
            <text:p>0.00471047</text:p>
          </table:table-cell>
        </table:table-row>
        <table:table-row table:style-name="ro1">
          <table:table-cell office:value-type="float" office:value="0.0218631" calcext:value-type="float">
            <text:p>0.0218631</text:p>
          </table:table-cell>
          <table:table-cell office:value-type="float" office:value="0.0136199" calcext:value-type="float">
            <text:p>0.0136199</text:p>
          </table:table-cell>
          <table:table-cell office:value-type="float" office:value="0.0178229" calcext:value-type="float">
            <text:p>0.0178229</text:p>
          </table:table-cell>
          <table:table-cell office:value-type="float" office:value="0.013277" calcext:value-type="float">
            <text:p>0.013277</text:p>
          </table:table-cell>
          <table:table-cell office:value-type="float" office:value="0.0169658" calcext:value-type="float">
            <text:p>0.0169658</text:p>
          </table:table-cell>
          <table:table-cell office:value-type="float" office:value="0.0137261" calcext:value-type="float">
            <text:p>0.0137261</text:p>
          </table:table-cell>
          <table:table-cell office:value-type="float" office:value="0.0116375" calcext:value-type="float">
            <text:p>0.0116375</text:p>
          </table:table-cell>
          <table:table-cell office:value-type="float" office:value="0.0162864" calcext:value-type="float">
            <text:p>0.0162864</text:p>
          </table:table-cell>
          <table:table-cell office:value-type="float" office:value="0.0138488" calcext:value-type="float">
            <text:p>0.0138488</text:p>
          </table:table-cell>
        </table:table-row>
        <table:table-row table:style-name="ro1">
          <table:table-cell office:value-type="float" office:value="0.02393" calcext:value-type="float">
            <text:p>0.02393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0156166" calcext:value-type="float">
            <text:p>0.0156166</text:p>
          </table:table-cell>
          <table:table-cell office:value-type="float" office:value="0.0170908" calcext:value-type="float">
            <text:p>0.0170908</text:p>
          </table:table-cell>
          <table:table-cell office:value-type="float" office:value="0.00964406" calcext:value-type="float">
            <text:p>0.00964406</text:p>
          </table:table-cell>
          <table:table-cell office:value-type="float" office:value="0.0184531" calcext:value-type="float">
            <text:p>0.0184531</text:p>
          </table:table-cell>
          <table:table-cell office:value-type="float" office:value="0.0182951" calcext:value-type="float">
            <text:p>0.0182951</text:p>
          </table:table-cell>
          <table:table-cell office:value-type="float" office:value="0.0103241" calcext:value-type="float">
            <text:p>0.0103241</text:p>
          </table:table-cell>
          <table:table-cell office:value-type="float" office:value="0.00778515" calcext:value-type="float">
            <text:p>0.00778515</text:p>
          </table:table-cell>
        </table:table-row>
        <table:table-row table:style-name="ro1">
          <table:table-cell office:value-type="float" office:value="0.0234859" calcext:value-type="float">
            <text:p>0.0234859</text:p>
          </table:table-cell>
          <table:table-cell office:value-type="float" office:value="0.0185914" calcext:value-type="float">
            <text:p>0.0185914</text:p>
          </table:table-cell>
          <table:table-cell office:value-type="float" office:value="0.0151974" calcext:value-type="float">
            <text:p>0.0151974</text:p>
          </table:table-cell>
          <table:table-cell office:value-type="float" office:value="0.0202708" calcext:value-type="float">
            <text:p>0.0202708</text:p>
          </table:table-cell>
          <table:table-cell office:value-type="float" office:value="0.0163924" calcext:value-type="float">
            <text:p>0.0163924</text:p>
          </table:table-cell>
          <table:table-cell office:value-type="float" office:value="0.0107986" calcext:value-type="float">
            <text:p>0.0107986</text:p>
          </table:table-cell>
          <table:table-cell office:value-type="float" office:value="0.0141673" calcext:value-type="float">
            <text:p>0.0141673</text:p>
          </table:table-cell>
          <table:table-cell office:value-type="float" office:value="0.0147046" calcext:value-type="float">
            <text:p>0.0147046</text:p>
          </table:table-cell>
          <table:table-cell office:value-type="float" office:value="0.0183917" calcext:value-type="float">
            <text:p>0.0183917</text:p>
          </table:table-cell>
        </table:table-row>
        <table:table-row table:style-name="ro1">
          <table:table-cell office:value-type="float" office:value="0.24021" calcext:value-type="float">
            <text:p>0.24021</text:p>
          </table:table-cell>
          <table:table-cell office:value-type="float" office:value="0.177194" calcext:value-type="float">
            <text:p>0.177194</text:p>
          </table:table-cell>
          <table:table-cell office:value-type="float" office:value="0.193811" calcext:value-type="float">
            <text:p>0.193811</text:p>
          </table:table-cell>
          <table:table-cell office:value-type="float" office:value="0.157418" calcext:value-type="float">
            <text:p>0.157418</text:p>
          </table:table-cell>
          <table:table-cell office:value-type="float" office:value="0.148066" calcext:value-type="float">
            <text:p>0.148066</text:p>
          </table:table-cell>
          <table:table-cell office:value-type="float" office:value="0.16746" calcext:value-type="float">
            <text:p>0.16746</text:p>
          </table:table-cell>
          <table:table-cell office:value-type="float" office:value="0.204331" calcext:value-type="float">
            <text:p>0.204331</text:p>
          </table:table-cell>
          <table:table-cell office:value-type="float" office:value="0.280248" calcext:value-type="float">
            <text:p>0.280248</text:p>
          </table:table-cell>
          <table:table-cell office:value-type="float" office:value="0.578191" calcext:value-type="float">
            <text:p>0.578191</text:p>
          </table:table-cell>
        </table:table-row>
        <table:table-row table:style-name="ro1">
          <table:table-cell office:value-type="float" office:value="0.0129474" calcext:value-type="float">
            <text:p>0.0129474</text:p>
          </table:table-cell>
          <table:table-cell office:value-type="float" office:value="0.00780851" calcext:value-type="float">
            <text:p>0.00780851</text:p>
          </table:table-cell>
          <table:table-cell office:value-type="float" office:value="0.00576619" calcext:value-type="float">
            <text:p>0.00576619</text:p>
          </table:table-cell>
          <table:table-cell office:value-type="float" office:value="0.00633675" calcext:value-type="float">
            <text:p>0.00633675</text:p>
          </table:table-cell>
          <table:table-cell office:value-type="float" office:value="0.00872317" calcext:value-type="float">
            <text:p>0.00872317</text:p>
          </table:table-cell>
          <table:table-cell office:value-type="float" office:value="0.00671298" calcext:value-type="float">
            <text:p>0.00671298</text:p>
          </table:table-cell>
          <table:table-cell office:value-type="float" office:value="0.00956135" calcext:value-type="float">
            <text:p>0.00956135</text:p>
          </table:table-cell>
          <table:table-cell office:value-type="float" office:value="0.00696552" calcext:value-type="float">
            <text:p>0.00696552</text:p>
          </table:table-cell>
          <table:table-cell office:value-type="float" office:value="0.00639265" calcext:value-type="float">
            <text:p>0.00639265</text:p>
          </table:table-cell>
        </table:table-row>
        <table:table-row table:style-name="ro1">
          <table:table-cell office:value-type="float" office:value="0.0127098" calcext:value-type="float">
            <text:p>0.0127098</text:p>
          </table:table-cell>
          <table:table-cell office:value-type="float" office:value="0.00330622" calcext:value-type="float">
            <text:p>0.00330622</text:p>
          </table:table-cell>
          <table:table-cell office:value-type="float" office:value="0.00463095" calcext:value-type="float">
            <text:p>0.00463095</text:p>
          </table:table-cell>
          <table:table-cell office:value-type="float" office:value="0.00688147" calcext:value-type="float">
            <text:p>0.00688147</text:p>
          </table:table-cell>
          <table:table-cell office:value-type="float" office:value="0.0125224" calcext:value-type="float">
            <text:p>0.0125224</text:p>
          </table:table-cell>
          <table:table-cell office:value-type="float" office:value="0.00197232" calcext:value-type="float">
            <text:p>0.00197232</text:p>
          </table:table-cell>
          <table:table-cell office:value-type="float" office:value="0.00582637" calcext:value-type="float">
            <text:p>0.00582637</text:p>
          </table:table-cell>
          <table:table-cell office:value-type="float" office:value="0.0056131" calcext:value-type="float">
            <text:p>0.0056131</text:p>
          </table:table-cell>
          <table:table-cell office:value-type="float" office:value="0.00789845" calcext:value-type="float">
            <text:p>0.00789845</text:p>
          </table:table-cell>
        </table:table-row>
        <table:table-row table:style-name="ro1">
          <table:table-cell office:value-type="float" office:value="1.30517" calcext:value-type="float">
            <text:p>1.30517</text:p>
          </table:table-cell>
          <table:table-cell office:value-type="float" office:value="0.99053" calcext:value-type="float">
            <text:p>0.99053</text:p>
          </table:table-cell>
          <table:table-cell office:value-type="float" office:value="1.09464" calcext:value-type="float">
            <text:p>1.09464</text:p>
          </table:table-cell>
          <table:table-cell office:value-type="float" office:value="1.04095" calcext:value-type="float">
            <text:p>1.04095</text:p>
          </table:table-cell>
          <table:table-cell office:value-type="float" office:value="0.990174" calcext:value-type="float">
            <text:p>0.990174</text:p>
          </table:table-cell>
          <table:table-cell office:value-type="float" office:value="0.851786" calcext:value-type="float">
            <text:p>0.851786</text:p>
          </table:table-cell>
          <table:table-cell office:value-type="float" office:value="0.842283" calcext:value-type="float">
            <text:p>0.842283</text:p>
          </table:table-cell>
          <table:table-cell office:value-type="float" office:value="0.698031" calcext:value-type="float">
            <text:p>0.698031</text:p>
          </table:table-cell>
          <table:table-cell office:value-type="float" office:value="0.663157" calcext:value-type="float">
            <text:p>0.663157</text:p>
          </table:table-cell>
        </table:table-row>
        <table:table-row table:style-name="ro1">
          <table:table-cell office:value-type="float" office:value="0.021178" calcext:value-type="float">
            <text:p>0.021178</text:p>
          </table:table-cell>
          <table:table-cell office:value-type="float" office:value="0.0131658" calcext:value-type="float">
            <text:p>0.0131658</text:p>
          </table:table-cell>
          <table:table-cell office:value-type="float" office:value="0.0110383" calcext:value-type="float">
            <text:p>0.0110383</text:p>
          </table:table-cell>
          <table:table-cell office:value-type="float" office:value="0.0136823" calcext:value-type="float">
            <text:p>0.0136823</text:p>
          </table:table-cell>
          <table:table-cell office:value-type="float" office:value="0.0151333" calcext:value-type="float">
            <text:p>0.0151333</text:p>
          </table:table-cell>
          <table:table-cell office:value-type="float" office:value="0.0108245" calcext:value-type="float">
            <text:p>0.0108245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52667" calcext:value-type="float">
            <text:p>0.0152667</text:p>
          </table:table-cell>
          <table:table-cell office:value-type="float" office:value="0.0127716" calcext:value-type="float">
            <text:p>0.0127716</text:p>
          </table:table-cell>
        </table:table-row>
        <table:table-row table:style-name="ro1">
          <table:table-cell office:value-type="float" office:value="0.0188116" calcext:value-type="float">
            <text:p>0.0188116</text:p>
          </table:table-cell>
          <table:table-cell office:value-type="float" office:value="0.0175765" calcext:value-type="float">
            <text:p>0.0175765</text:p>
          </table:table-cell>
          <table:table-cell office:value-type="float" office:value="0.0107621" calcext:value-type="float">
            <text:p>0.0107621</text:p>
          </table:table-cell>
          <table:table-cell office:value-type="float" office:value="0.0162437" calcext:value-type="float">
            <text:p>0.0162437</text:p>
          </table:table-cell>
          <table:table-cell office:value-type="float" office:value="0.00944976" calcext:value-type="float">
            <text:p>0.00944976</text:p>
          </table:table-cell>
          <table:table-cell office:value-type="float" office:value="0.00985528" calcext:value-type="float">
            <text:p>0.00985528</text:p>
          </table:table-cell>
          <table:table-cell office:value-type="float" office:value="0.00867631" calcext:value-type="float">
            <text:p>0.00867631</text:p>
          </table:table-cell>
          <table:table-cell office:value-type="float" office:value="0.00869459" calcext:value-type="float">
            <text:p>0.00869459</text:p>
          </table:table-cell>
          <table:table-cell office:value-type="float" office:value="0.00513279" calcext:value-type="float">
            <text:p>0.00513279</text:p>
          </table:table-cell>
        </table:table-row>
        <table:table-row table:style-name="ro1">
          <table:table-cell office:value-type="float" office:value="0.0165224" calcext:value-type="float">
            <text:p>0.0165224</text:p>
          </table:table-cell>
          <table:table-cell office:value-type="float" office:value="0.00889476" calcext:value-type="float">
            <text:p>0.00889476</text:p>
          </table:table-cell>
          <table:table-cell office:value-type="float" office:value="0.00845448" calcext:value-type="float">
            <text:p>0.00845448</text:p>
          </table:table-cell>
          <table:table-cell office:value-type="float" office:value="0.00818516" calcext:value-type="float">
            <text:p>0.00818516</text:p>
          </table:table-cell>
          <table:table-cell office:value-type="float" office:value="0.0127083" calcext:value-type="float">
            <text:p>0.0127083</text:p>
          </table:table-cell>
          <table:table-cell office:value-type="float" office:value="0.0110566" calcext:value-type="float">
            <text:p>0.0110566</text:p>
          </table:table-cell>
          <table:table-cell office:value-type="float" office:value="0.00523624" calcext:value-type="float">
            <text:p>0.00523624</text:p>
          </table:table-cell>
          <table:table-cell office:value-type="float" office:value="0.00747544" calcext:value-type="float">
            <text:p>0.00747544</text:p>
          </table:table-cell>
          <table:table-cell office:value-type="float" office:value="0.00600393" calcext:value-type="float">
            <text:p>0.00600393</text:p>
          </table:table-cell>
        </table:table-row>
        <table:table-row table:style-name="ro1">
          <table:table-cell office:value-type="float" office:value="0.000273957" calcext:value-type="float">
            <text:p>0.000273957</text:p>
          </table:table-cell>
          <table:table-cell office:value-type="float" office:value="0.000288744" calcext:value-type="float">
            <text:p>0.000288744</text:p>
          </table:table-cell>
          <table:table-cell office:value-type="float" office:value="0.000292047" calcext:value-type="float">
            <text:p>0.000292047</text:p>
          </table:table-cell>
          <table:table-cell office:value-type="float" office:value="0.000301411" calcext:value-type="float">
            <text:p>0.000301411</text:p>
          </table:table-cell>
          <table:table-cell office:value-type="float" office:value="0.000287248" calcext:value-type="float">
            <text:p>0.000287248</text:p>
          </table:table-cell>
          <table:table-cell office:value-type="float" office:value="0.000261285" calcext:value-type="float">
            <text:p>0.000261285</text:p>
          </table:table-cell>
          <table:table-cell office:value-type="float" office:value="0.000614966" calcext:value-type="float">
            <text:p>0.000614966</text:p>
          </table:table-cell>
          <table:table-cell office:value-type="float" office:value="0.00025671" calcext:value-type="float">
            <text:p>0.00025671</text:p>
          </table:table-cell>
          <table:table-cell office:value-type="float" office:value="0.000286386" calcext:value-type="float">
            <text:p>0.000286386</text:p>
          </table:table-cell>
        </table:table-row>
        <table:table-row table:style-name="ro1">
          <table:table-cell office:value-type="float" office:value="0.0176776" calcext:value-type="float">
            <text:p>0.0176776</text:p>
          </table:table-cell>
          <table:table-cell office:value-type="float" office:value="0.0175466" calcext:value-type="float">
            <text:p>0.0175466</text:p>
          </table:table-cell>
          <table:table-cell office:value-type="float" office:value="0.0201632" calcext:value-type="float">
            <text:p>0.0201632</text:p>
          </table:table-cell>
          <table:table-cell office:value-type="float" office:value="0.0167874" calcext:value-type="float">
            <text:p>0.0167874</text:p>
          </table:table-cell>
          <table:table-cell office:value-type="float" office:value="0.0136577" calcext:value-type="float">
            <text:p>0.0136577</text:p>
          </table:table-cell>
          <table:table-cell office:value-type="float" office:value="0.00856279" calcext:value-type="float">
            <text:p>0.00856279</text:p>
          </table:table-cell>
          <table:table-cell office:value-type="float" office:value="0.00562501" calcext:value-type="float">
            <text:p>0.00562501</text:p>
          </table:table-cell>
          <table:table-cell office:value-type="float" office:value="0.0118095" calcext:value-type="float">
            <text:p>0.0118095</text:p>
          </table:table-cell>
          <table:table-cell office:value-type="float" office:value="0.0056203" calcext:value-type="float">
            <text:p>0.0056203</text:p>
          </table:table-cell>
        </table:table-row>
        <table:table-row table:style-name="ro1">
          <table:table-cell office:value-type="float" office:value="0.0139154" calcext:value-type="float">
            <text:p>0.0139154</text:p>
          </table:table-cell>
          <table:table-cell office:value-type="float" office:value="0.019996" calcext:value-type="float">
            <text:p>0.019996</text:p>
          </table:table-cell>
          <table:table-cell office:value-type="float" office:value="0.022417" calcext:value-type="float">
            <text:p>0.022417</text:p>
          </table:table-cell>
          <table:table-cell office:value-type="float" office:value="0.0197565" calcext:value-type="float">
            <text:p>0.0197565</text:p>
          </table:table-cell>
          <table:table-cell office:value-type="float" office:value="0.013655" calcext:value-type="float">
            <text:p>0.013655</text:p>
          </table:table-cell>
          <table:table-cell office:value-type="float" office:value="0.0205408" calcext:value-type="float">
            <text:p>0.0205408</text:p>
          </table:table-cell>
          <table:table-cell office:value-type="float" office:value="0.0133217" calcext:value-type="float">
            <text:p>0.0133217</text:p>
          </table:table-cell>
          <table:table-cell office:value-type="float" office:value="0.00433612" calcext:value-type="float">
            <text:p>0.00433612</text:p>
          </table:table-cell>
          <table:table-cell office:value-type="float" office:value="0.00574983" calcext:value-type="float">
            <text:p>0.00574983</text:p>
          </table:table-cell>
        </table:table-row>
        <table:table-row table:style-name="ro1">
          <table:table-cell office:value-type="float" office:value="1.88235" calcext:value-type="float">
            <text:p>1.88235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2.06515" calcext:value-type="float">
            <text:p>2.06515</text:p>
          </table:table-cell>
          <table:table-cell office:value-type="float" office:value="1.79806" calcext:value-type="float">
            <text:p>1.79806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1.54379" calcext:value-type="float">
            <text:p>1.54379</text:p>
          </table:table-cell>
          <table:table-cell office:value-type="float" office:value="1.71882" calcext:value-type="float">
            <text:p>1.71882</text:p>
          </table:table-cell>
          <table:table-cell office:value-type="float" office:value="2.51313" calcext:value-type="float">
            <text:p>2.51313</text:p>
          </table:table-cell>
          <table:table-cell office:value-type="float" office:value="2.02747" calcext:value-type="float">
            <text:p>2.02747</text:p>
          </table:table-cell>
        </table:table-row>
        <table:table-row table:style-name="ro1">
          <table:table-cell office:value-type="float" office:value="0.0248897" calcext:value-type="float">
            <text:p>0.0248897</text:p>
          </table:table-cell>
          <table:table-cell office:value-type="float" office:value="0.0135722" calcext:value-type="float">
            <text:p>0.0135722</text:p>
          </table:table-cell>
          <table:table-cell office:value-type="float" office:value="0.013164" calcext:value-type="float">
            <text:p>0.013164</text:p>
          </table:table-cell>
          <table:table-cell office:value-type="float" office:value="0.0123867" calcext:value-type="float">
            <text:p>0.0123867</text:p>
          </table:table-cell>
          <table:table-cell office:value-type="float" office:value="0.0127478" calcext:value-type="float">
            <text:p>0.0127478</text:p>
          </table:table-cell>
          <table:table-cell office:value-type="float" office:value="0.0114797" calcext:value-type="float">
            <text:p>0.0114797</text:p>
          </table:table-cell>
          <table:table-cell office:value-type="float" office:value="0.0110575" calcext:value-type="float">
            <text:p>0.0110575</text:p>
          </table:table-cell>
          <table:table-cell office:value-type="float" office:value="0.00779316" calcext:value-type="float">
            <text:p>0.00779316</text:p>
          </table:table-cell>
          <table:table-cell office:value-type="float" office:value="0.00500283" calcext:value-type="float">
            <text:p>0.00500283</text:p>
          </table:table-cell>
        </table:table-row>
        <table:table-row table:style-name="ro1">
          <table:table-cell office:value-type="float" office:value="0.00412391" calcext:value-type="float">
            <text:p>0.00412391</text:p>
          </table:table-cell>
          <table:table-cell office:value-type="float" office:value="0.00195256" calcext:value-type="float">
            <text:p>0.00195256</text:p>
          </table:table-cell>
          <table:table-cell office:value-type="float" office:value="0.000249409" calcext:value-type="float">
            <text:p>0.000249409</text:p>
          </table:table-cell>
          <table:table-cell office:value-type="float" office:value="0.00100455" calcext:value-type="float">
            <text:p>0.00100455</text:p>
          </table:table-cell>
          <table:table-cell office:value-type="float" office:value="0.00545269" calcext:value-type="float">
            <text:p>0.00545269</text:p>
          </table:table-cell>
          <table:table-cell office:value-type="float" office:value="0.000237147" calcext:value-type="float">
            <text:p>0.000237147</text:p>
          </table:table-cell>
          <table:table-cell office:value-type="float" office:value="0.00398588" calcext:value-type="float">
            <text:p>0.00398588</text:p>
          </table:table-cell>
          <table:table-cell office:value-type="float" office:value="0.00498964" calcext:value-type="float">
            <text:p>0.00498964</text:p>
          </table:table-cell>
          <table:table-cell office:value-type="float" office:value="0.00269155" calcext:value-type="float">
            <text:p>0.00269155</text:p>
          </table:table-cell>
        </table:table-row>
        <table:table-row table:style-name="ro1">
          <table:table-cell office:value-type="float" office:value="0.00196773" calcext:value-type="float">
            <text:p>0.00196773</text:p>
          </table:table-cell>
          <table:table-cell office:value-type="float" office:value="0.00201723" calcext:value-type="float">
            <text:p>0.00201723</text:p>
          </table:table-cell>
          <table:table-cell office:value-type="float" office:value="0.0115159" calcext:value-type="float">
            <text:p>0.0115159</text:p>
          </table:table-cell>
          <table:table-cell office:value-type="float" office:value="0.00409375" calcext:value-type="float">
            <text:p>0.00409375</text:p>
          </table:table-cell>
          <table:table-cell office:value-type="float" office:value="0.00502047" calcext:value-type="float">
            <text:p>0.00502047</text:p>
          </table:table-cell>
          <table:table-cell office:value-type="float" office:value="0.00345424" calcext:value-type="float">
            <text:p>0.00345424</text:p>
          </table:table-cell>
          <table:table-cell office:value-type="float" office:value="0.00728532" calcext:value-type="float">
            <text:p>0.00728532</text:p>
          </table:table-cell>
          <table:table-cell office:value-type="float" office:value="0.00303022" calcext:value-type="float">
            <text:p>0.00303022</text:p>
          </table:table-cell>
          <table:table-cell office:value-type="float" office:value="0.0110953" calcext:value-type="float">
            <text:p>0.0110953</text:p>
          </table:table-cell>
        </table:table-row>
        <table:table-row table:style-name="ro1">
          <table:table-cell office:value-type="float" office:value="0.05847" calcext:value-type="float">
            <text:p>0.05847</text:p>
          </table:table-cell>
          <table:table-cell office:value-type="float" office:value="0.049305" calcext:value-type="float">
            <text:p>0.049305</text:p>
          </table:table-cell>
          <table:table-cell office:value-type="float" office:value="0.0478362" calcext:value-type="float">
            <text:p>0.0478362</text:p>
          </table:table-cell>
          <table:table-cell office:value-type="float" office:value="0.0383502" calcext:value-type="float">
            <text:p>0.0383502</text:p>
          </table:table-cell>
          <table:table-cell office:value-type="float" office:value="0.0505429" calcext:value-type="float">
            <text:p>0.0505429</text:p>
          </table:table-cell>
          <table:table-cell office:value-type="float" office:value="0.038328" calcext:value-type="float">
            <text:p>0.038328</text:p>
          </table:table-cell>
          <table:table-cell office:value-type="float" office:value="0.0460804" calcext:value-type="float">
            <text:p>0.0460804</text:p>
          </table:table-cell>
          <table:table-cell office:value-type="float" office:value="0.0566527" calcext:value-type="float">
            <text:p>0.0566527</text:p>
          </table:table-cell>
          <table:table-cell office:value-type="float" office:value="0.0797637" calcext:value-type="float">
            <text:p>0.0797637</text:p>
          </table:table-cell>
        </table:table-row>
        <table:table-row table:style-name="ro1">
          <table:table-cell office:value-type="float" office:value="0.000199063" calcext:value-type="float">
            <text:p>0.000199063</text:p>
          </table:table-cell>
          <table:table-cell office:value-type="float" office:value="0.0002416" calcext:value-type="float">
            <text:p>0.0002416</text:p>
          </table:table-cell>
          <table:table-cell office:value-type="float" office:value="0.000237601" calcext:value-type="float">
            <text:p>0.000237601</text:p>
          </table:table-cell>
          <table:table-cell office:value-type="float" office:value="0.000229836" calcext:value-type="float">
            <text:p>0.000229836</text:p>
          </table:table-cell>
          <table:table-cell office:value-type="float" office:value="0.00017274" calcext:value-type="float">
            <text:p>0.00017274</text:p>
          </table:table-cell>
          <table:table-cell office:value-type="float" office:value="0.000246315" calcext:value-type="float">
            <text:p>0.000246315</text:p>
          </table:table-cell>
          <table:table-cell office:value-type="float" office:value="0.000234116" calcext:value-type="float">
            <text:p>0.000234116</text:p>
          </table:table-cell>
          <table:table-cell office:value-type="float" office:value="0.000247786" calcext:value-type="float">
            <text:p>0.000247786</text:p>
          </table:table-cell>
          <table:table-cell office:value-type="float" office:value="0.000216553" calcext:value-type="float">
            <text:p>0.000216553</text:p>
          </table:table-cell>
        </table:table-row>
        <table:table-row table:style-name="ro1">
          <table:table-cell office:value-type="float" office:value="0.0284191" calcext:value-type="float">
            <text:p>0.0284191</text:p>
          </table:table-cell>
          <table:table-cell office:value-type="float" office:value="0.0150573" calcext:value-type="float">
            <text:p>0.0150573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0.0184474" calcext:value-type="float">
            <text:p>0.0184474</text:p>
          </table:table-cell>
          <table:table-cell office:value-type="float" office:value="0.0159617" calcext:value-type="float">
            <text:p>0.0159617</text:p>
          </table:table-cell>
          <table:table-cell office:value-type="float" office:value="0.0099685" calcext:value-type="float">
            <text:p>0.0099685</text:p>
          </table:table-cell>
          <table:table-cell office:value-type="float" office:value="0.0168541" calcext:value-type="float">
            <text:p>0.0168541</text:p>
          </table:table-cell>
          <table:table-cell office:value-type="float" office:value="0.00387854" calcext:value-type="float">
            <text:p>0.00387854</text:p>
          </table:table-cell>
          <table:table-cell office:value-type="float" office:value="0.0164275" calcext:value-type="float">
            <text:p>0.0164275</text:p>
          </table:table-cell>
        </table:table-row>
        <table:table-row table:style-name="ro1">
          <table:table-cell table:style-name="ce10" office:value-type="float" office:value="0.0127978" calcext:value-type="float">
            <text:p>1.28E-02</text:p>
          </table:table-cell>
          <table:table-cell office:value-type="float" office:value="0.00907705" calcext:value-type="float">
            <text:p>0.00907705</text:p>
          </table:table-cell>
          <table:table-cell office:value-type="float" office:value="0.00797041" calcext:value-type="float">
            <text:p>0.00797041</text:p>
          </table:table-cell>
          <table:table-cell office:value-type="float" office:value="0.00754166" calcext:value-type="float">
            <text:p>0.00754166</text:p>
          </table:table-cell>
          <table:table-cell office:value-type="float" office:value="0.00240684" calcext:value-type="float">
            <text:p>0.00240684</text:p>
          </table:table-cell>
          <table:table-cell office:value-type="float" office:value="0.00133318" calcext:value-type="float">
            <text:p>0.00133318</text:p>
          </table:table-cell>
          <table:table-cell office:value-type="float" office:value="0.00642907" calcext:value-type="float">
            <text:p>0.00642907</text:p>
          </table:table-cell>
          <table:table-cell office:value-type="float" office:value="0.00604715" calcext:value-type="float">
            <text:p>0.00604715</text:p>
          </table:table-cell>
          <table:table-cell office:value-type="float" office:value="0.00195043" calcext:value-type="float">
            <text:p>0.00195043</text:p>
          </table:table-cell>
        </table:table-row>
        <table:table-row table:style-name="ro1">
          <table:table-cell office:value-type="float" office:value="0.0168249" calcext:value-type="float">
            <text:p>0.0168249</text:p>
          </table:table-cell>
          <table:table-cell office:value-type="float" office:value="0.0129205" calcext:value-type="float">
            <text:p>0.0129205</text:p>
          </table:table-cell>
          <table:table-cell office:value-type="float" office:value="0.0184874" calcext:value-type="float">
            <text:p>0.0184874</text:p>
          </table:table-cell>
          <table:table-cell office:value-type="float" office:value="0.0141391" calcext:value-type="float">
            <text:p>0.0141391</text:p>
          </table:table-cell>
          <table:table-cell office:value-type="float" office:value="0.0168803" calcext:value-type="float">
            <text:p>0.0168803</text:p>
          </table:table-cell>
          <table:table-cell office:value-type="float" office:value="0.015287" calcext:value-type="float">
            <text:p>0.015287</text:p>
          </table:table-cell>
          <table:table-cell office:value-type="float" office:value="0.00842143" calcext:value-type="float">
            <text:p>0.00842143</text:p>
          </table:table-cell>
          <table:table-cell office:value-type="float" office:value="0.0058435" calcext:value-type="float">
            <text:p>0.0058435</text:p>
          </table:table-cell>
          <table:table-cell office:value-type="float" office:value="0.0128325" calcext:value-type="float">
            <text:p>0.0128325</text:p>
          </table:table-cell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42893" calcext:value-type="float">
            <text:p>0.0142893</text:p>
          </table:table-cell>
          <table:table-cell office:value-type="float" office:value="0.0276444" calcext:value-type="float">
            <text:p>0.0276444</text:p>
          </table:table-cell>
          <table:table-cell office:value-type="float" office:value="0.0187151" calcext:value-type="float">
            <text:p>0.0187151</text:p>
          </table:table-cell>
          <table:table-cell office:value-type="float" office:value="0.0127917" calcext:value-type="float">
            <text:p>0.0127917</text:p>
          </table:table-cell>
          <table:table-cell office:value-type="float" office:value="0.0147607" calcext:value-type="float">
            <text:p>0.0147607</text:p>
          </table:table-cell>
          <table:table-cell office:value-type="float" office:value="0.0124277" calcext:value-type="float">
            <text:p>0.0124277</text:p>
          </table:table-cell>
          <table:table-cell office:value-type="float" office:value="0.00981995" calcext:value-type="float">
            <text:p>0.00981995</text:p>
          </table:table-cell>
          <table:table-cell office:value-type="float" office:value="0.00514995" calcext:value-type="float">
            <text:p>0.00514995</text:p>
          </table:table-cell>
        </table:table-row>
        <table:table-row table:style-name="ro1">
          <table:table-cell office:value-type="float" office:value="0.0130632" calcext:value-type="float">
            <text:p>0.0130632</text:p>
          </table:table-cell>
          <table:table-cell office:value-type="float" office:value="0.0113417" calcext:value-type="float">
            <text:p>0.0113417</text:p>
          </table:table-cell>
          <table:table-cell office:value-type="float" office:value="0.0184581" calcext:value-type="float">
            <text:p>0.0184581</text:p>
          </table:table-cell>
          <table:table-cell office:value-type="float" office:value="0.0172418" calcext:value-type="float">
            <text:p>0.0172418</text:p>
          </table:table-cell>
          <table:table-cell office:value-type="float" office:value="0.00662819" calcext:value-type="float">
            <text:p>0.00662819</text:p>
          </table:table-cell>
          <table:table-cell office:value-type="float" office:value="0.00350846" calcext:value-type="float">
            <text:p>0.00350846</text:p>
          </table:table-cell>
          <table:table-cell office:value-type="float" office:value="0.00645358" calcext:value-type="float">
            <text:p>0.00645358</text:p>
          </table:table-cell>
          <table:table-cell office:value-type="float" office:value="0.0073733" calcext:value-type="float">
            <text:p>0.0073733</text:p>
          </table:table-cell>
          <table:table-cell office:value-type="float" office:value="0.0160481" calcext:value-type="float">
            <text:p>0.0160481</text:p>
          </table:table-cell>
        </table:table-row>
        <table:table-row table:style-name="ro1">
          <table:table-cell office:value-type="float" office:value="0.0285728" calcext:value-type="float">
            <text:p>0.0285728</text:p>
          </table:table-cell>
          <table:table-cell office:value-type="float" office:value="0.0235233" calcext:value-type="float">
            <text:p>0.0235233</text:p>
          </table:table-cell>
          <table:table-cell office:value-type="float" office:value="0.0233257" calcext:value-type="float">
            <text:p>0.0233257</text:p>
          </table:table-cell>
          <table:table-cell office:value-type="float" office:value="0.0217394" calcext:value-type="float">
            <text:p>0.0217394</text:p>
          </table:table-cell>
          <table:table-cell office:value-type="float" office:value="0.0126906" calcext:value-type="float">
            <text:p>0.0126906</text:p>
          </table:table-cell>
          <table:table-cell office:value-type="float" office:value="0.013189" calcext:value-type="float">
            <text:p>0.013189</text:p>
          </table:table-cell>
          <table:table-cell office:value-type="float" office:value="0.013658" calcext:value-type="float">
            <text:p>0.013658</text:p>
          </table:table-cell>
          <table:table-cell office:value-type="float" office:value="0.0120127" calcext:value-type="float">
            <text:p>0.0120127</text:p>
          </table:table-cell>
          <table:table-cell office:value-type="float" office:value="0.0139761" calcext:value-type="float">
            <text:p>0.0139761</text:p>
          </table:table-cell>
        </table:table-row>
        <table:table-row table:style-name="ro1">
          <table:table-cell office:value-type="float" office:value="0.512775" calcext:value-type="float">
            <text:p>0.512775</text:p>
          </table:table-cell>
          <table:table-cell office:value-type="float" office:value="0.41576" calcext:value-type="float">
            <text:p>0.41576</text:p>
          </table:table-cell>
          <table:table-cell office:value-type="float" office:value="0.44149" calcext:value-type="float">
            <text:p>0.44149</text:p>
          </table:table-cell>
          <table:table-cell office:value-type="float" office:value="0.419655" calcext:value-type="float">
            <text:p>0.419655</text:p>
          </table:table-cell>
          <table:table-cell office:value-type="float" office:value="0.274581" calcext:value-type="float">
            <text:p>0.274581</text:p>
          </table:table-cell>
          <table:table-cell office:value-type="float" office:value="0.327391" calcext:value-type="float">
            <text:p>0.327391</text:p>
          </table:table-cell>
          <table:table-cell office:value-type="float" office:value="0.306056" calcext:value-type="float">
            <text:p>0.306056</text:p>
          </table:table-cell>
          <table:table-cell office:value-type="float" office:value="0.429872" calcext:value-type="float">
            <text:p>0.429872</text:p>
          </table:table-cell>
          <table:table-cell office:value-type="float" office:value="0.647706" calcext:value-type="float">
            <text:p>0.647706</text:p>
          </table:table-cell>
        </table:table-row>
        <table:table-row table:style-name="ro1">
          <table:table-cell office:value-type="float" office:value="0.000195157" calcext:value-type="float">
            <text:p>0.000195157</text:p>
          </table:table-cell>
          <table:table-cell office:value-type="float" office:value="0.000287355" calcext:value-type="float">
            <text:p>0.000287355</text:p>
          </table:table-cell>
          <table:table-cell office:value-type="float" office:value="0.000280673" calcext:value-type="float">
            <text:p>0.000280673</text:p>
          </table:table-cell>
          <table:table-cell office:value-type="float" office:value="0.000266743" calcext:value-type="float">
            <text:p>0.000266743</text:p>
          </table:table-cell>
          <table:table-cell office:value-type="float" office:value="0.000304681" calcext:value-type="float">
            <text:p>0.000304681</text:p>
          </table:table-cell>
          <table:table-cell office:value-type="float" office:value="0.000272035" calcext:value-type="float">
            <text:p>0.000272035</text:p>
          </table:table-cell>
          <table:table-cell office:value-type="float" office:value="0.000172266" calcext:value-type="float">
            <text:p>0.000172266</text:p>
          </table:table-cell>
          <table:table-cell office:value-type="float" office:value="0.000234313" calcext:value-type="float">
            <text:p>0.000234313</text:p>
          </table:table-cell>
          <table:table-cell office:value-type="float" office:value="0.000298338" calcext:value-type="float">
            <text:p>0.000298338</text:p>
          </table:table-cell>
        </table:table-row>
        <table:table-row table:style-name="ro1">
          <table:table-cell office:value-type="float" office:value="3.53085" calcext:value-type="float">
            <text:p>3.53085</text:p>
          </table:table-cell>
          <table:table-cell office:value-type="float" office:value="2.79551" calcext:value-type="float">
            <text:p>2.79551</text:p>
          </table:table-cell>
          <table:table-cell office:value-type="float" office:value="3.01893" calcext:value-type="float">
            <text:p>3.01893</text:p>
          </table:table-cell>
          <table:table-cell office:value-type="float" office:value="3.15758" calcext:value-type="float">
            <text:p>3.15758</text:p>
          </table:table-cell>
          <table:table-cell office:value-type="float" office:value="3.17124" calcext:value-type="float">
            <text:p>3.17124</text:p>
          </table:table-cell>
          <table:table-cell office:value-type="float" office:value="2.7803" calcext:value-type="float">
            <text:p>2.7803</text:p>
          </table:table-cell>
          <table:table-cell office:value-type="float" office:value="2.65481" calcext:value-type="float">
            <text:p>2.65481</text:p>
          </table:table-cell>
          <table:table-cell office:value-type="float" office:value="2.1957" calcext:value-type="float">
            <text:p>2.1957</text:p>
          </table:table-cell>
          <table:table-cell office:value-type="float" office:value="1.85544" calcext:value-type="float">
            <text:p>1.85544</text:p>
          </table:table-cell>
        </table:table-row>
        <table:table-row table:style-name="ro1">
          <table:table-cell office:value-type="float" office:value="0.0243548" calcext:value-type="float">
            <text:p>0.0243548</text:p>
          </table:table-cell>
          <table:table-cell office:value-type="float" office:value="0.015807" calcext:value-type="float">
            <text:p>0.015807</text:p>
          </table:table-cell>
          <table:table-cell office:value-type="float" office:value="0.0191804" calcext:value-type="float">
            <text:p>0.0191804</text:p>
          </table:table-cell>
          <table:table-cell office:value-type="float" office:value="0.0148455" calcext:value-type="float">
            <text:p>0.0148455</text:p>
          </table:table-cell>
          <table:table-cell office:value-type="float" office:value="0.0172426" calcext:value-type="float">
            <text:p>0.0172426</text:p>
          </table:table-cell>
          <table:table-cell office:value-type="float" office:value="0.0166123" calcext:value-type="float">
            <text:p>0.0166123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0.0125688" calcext:value-type="float">
            <text:p>0.0125688</text:p>
          </table:table-cell>
          <table:table-cell office:value-type="float" office:value="0.0138949" calcext:value-type="float">
            <text:p>0.0138949</text:p>
          </table:table-cell>
        </table:table-row>
        <table:table-row table:style-name="ro1">
          <table:table-cell office:value-type="float" office:value="0.0126934" calcext:value-type="float">
            <text:p>0.0126934</text:p>
          </table:table-cell>
          <table:table-cell office:value-type="float" office:value="0.00667884" calcext:value-type="float">
            <text:p>0.00667884</text:p>
          </table:table-cell>
          <table:table-cell office:value-type="float" office:value="0.00700872" calcext:value-type="float">
            <text:p>0.00700872</text:p>
          </table:table-cell>
          <table:table-cell office:value-type="float" office:value="0.00444999" calcext:value-type="float">
            <text:p>0.00444999</text:p>
          </table:table-cell>
          <table:table-cell office:value-type="float" office:value="0.00329257" calcext:value-type="float">
            <text:p>0.00329257</text:p>
          </table:table-cell>
          <table:table-cell office:value-type="float" office:value="0.0119489" calcext:value-type="float">
            <text:p>0.0119489</text:p>
          </table:table-cell>
          <table:table-cell office:value-type="float" office:value="0.00521922" calcext:value-type="float">
            <text:p>0.00521922</text:p>
          </table:table-cell>
          <table:table-cell office:value-type="float" office:value="0.00744396" calcext:value-type="float">
            <text:p>0.00744396</text:p>
          </table:table-cell>
          <table:table-cell office:value-type="float" office:value="0.00508113" calcext:value-type="float">
            <text:p>0.00508113</text:p>
          </table:table-cell>
        </table:table-row>
        <table:table-row table:style-name="ro1">
          <table:table-cell office:value-type="float" office:value="0.0348406" calcext:value-type="float">
            <text:p>0.0348406</text:p>
          </table:table-cell>
          <table:table-cell office:value-type="float" office:value="0.0192963" calcext:value-type="float">
            <text:p>0.0192963</text:p>
          </table:table-cell>
          <table:table-cell office:value-type="float" office:value="0.0235043" calcext:value-type="float">
            <text:p>0.0235043</text:p>
          </table:table-cell>
          <table:table-cell office:value-type="float" office:value="0.0203574" calcext:value-type="float">
            <text:p>0.0203574</text:p>
          </table:table-cell>
          <table:table-cell office:value-type="float" office:value="0.0188975" calcext:value-type="float">
            <text:p>0.0188975</text:p>
          </table:table-cell>
          <table:table-cell office:value-type="float" office:value="0.0118612" calcext:value-type="float">
            <text:p>0.0118612</text:p>
          </table:table-cell>
          <table:table-cell office:value-type="float" office:value="0.0191625" calcext:value-type="float">
            <text:p>0.0191625</text:p>
          </table:table-cell>
          <table:table-cell office:value-type="float" office:value="0.0200954" calcext:value-type="float">
            <text:p>0.0200954</text:p>
          </table:table-cell>
          <table:table-cell office:value-type="float" office:value="0.0160967" calcext:value-type="float">
            <text:p>0.0160967</text:p>
          </table:table-cell>
        </table:table-row>
        <table:table-row table:style-name="ro1">
          <table:table-cell office:value-type="float" office:value="0.106854" calcext:value-type="float">
            <text:p>0.106854</text:p>
          </table:table-cell>
          <table:table-cell office:value-type="float" office:value="0.0802379" calcext:value-type="float">
            <text:p>0.0802379</text:p>
          </table:table-cell>
          <table:table-cell office:value-type="float" office:value="0.0925971" calcext:value-type="float">
            <text:p>0.0925971</text:p>
          </table:table-cell>
          <table:table-cell office:value-type="float" office:value="0.0832867" calcext:value-type="float">
            <text:p>0.0832867</text:p>
          </table:table-cell>
          <table:table-cell office:value-type="float" office:value="0.0738921" calcext:value-type="float">
            <text:p>0.0738921</text:p>
          </table:table-cell>
          <table:table-cell office:value-type="float" office:value="0.0793657" calcext:value-type="float">
            <text:p>0.0793657</text:p>
          </table:table-cell>
          <table:table-cell office:value-type="float" office:value="0.0698094" calcext:value-type="float">
            <text:p>0.0698094</text:p>
          </table:table-cell>
          <table:table-cell office:value-type="float" office:value="0.10814" calcext:value-type="float">
            <text:p>0.10814</text:p>
          </table:table-cell>
          <table:table-cell office:value-type="float" office:value="0.174055" calcext:value-type="float">
            <text:p>0.174055</text:p>
          </table:table-cell>
        </table:table-row>
        <table:table-row table:style-name="ro1">
          <table:table-cell office:value-type="float" office:value="0.00198605" calcext:value-type="float">
            <text:p>0.00198605</text:p>
          </table:table-cell>
          <table:table-cell office:value-type="float" office:value="0.00119956" calcext:value-type="float">
            <text:p>0.00119956</text:p>
          </table:table-cell>
          <table:table-cell office:value-type="float" office:value="0.0027955" calcext:value-type="float">
            <text:p>0.0027955</text:p>
          </table:table-cell>
          <table:table-cell office:value-type="float" office:value="0.000712228" calcext:value-type="float">
            <text:p>0.000712228</text:p>
          </table:table-cell>
          <table:table-cell office:value-type="float" office:value="0.00022228" calcext:value-type="float">
            <text:p>0.00022228</text:p>
          </table:table-cell>
          <table:table-cell office:value-type="float" office:value="0.000224528" calcext:value-type="float">
            <text:p>0.000224528</text:p>
          </table:table-cell>
          <table:table-cell office:value-type="float" office:value="0.000266644" calcext:value-type="float">
            <text:p>0.000266644</text:p>
          </table:table-cell>
          <table:table-cell office:value-type="float" office:value="0.000231401" calcext:value-type="float">
            <text:p>0.000231401</text:p>
          </table:table-cell>
          <table:table-cell office:value-type="float" office:value="0.000257178" calcext:value-type="float">
            <text:p>0.000257178</text:p>
          </table:table-cell>
        </table:table-row>
        <table:table-row table:style-name="ro1">
          <table:table-cell office:value-type="float" office:value="0.000283466" calcext:value-type="float">
            <text:p>0.000283466</text:p>
          </table:table-cell>
          <table:table-cell table:style-name="ce10" office:value-type="float" office:value="0.000303775" calcext:value-type="float">
            <text:p>3.04E-04</text:p>
          </table:table-cell>
          <table:table-cell office:value-type="float" office:value="0.000283579" calcext:value-type="float">
            <text:p>0.000283579</text:p>
          </table:table-cell>
          <table:table-cell table:style-name="ce10" office:value-type="float" office:value="0.000335152" calcext:value-type="float">
            <text:p>3.35E-04</text:p>
          </table:table-cell>
          <table:table-cell table:style-name="ce10" office:value-type="float" office:value="0.000215587" calcext:value-type="float">
            <text:p>2.16E-04</text:p>
          </table:table-cell>
          <table:table-cell office:value-type="float" office:value="0.000237106" calcext:value-type="float">
            <text:p>0.000237106</text:p>
          </table:table-cell>
          <table:table-cell office:value-type="float" office:value="0.000197872" calcext:value-type="float">
            <text:p>0.000197872</text:p>
          </table:table-cell>
          <table:table-cell office:value-type="float" office:value="0.000251648" calcext:value-type="float">
            <text:p>0.000251648</text:p>
          </table:table-cell>
          <table:table-cell office:value-type="float" office:value="0.000208228" calcext:value-type="float">
            <text:p>0.000208228</text:p>
          </table:table-cell>
        </table:table-row>
        <table:table-row table:style-name="ro1">
          <table:table-cell office:value-type="float" office:value="0.00115088" calcext:value-type="float">
            <text:p>0.00115088</text:p>
          </table:table-cell>
          <table:table-cell office:value-type="float" office:value="0.00041369" calcext:value-type="float">
            <text:p>0.00041369</text:p>
          </table:table-cell>
          <table:table-cell office:value-type="float" office:value="0.000443644" calcext:value-type="float">
            <text:p>0.000443644</text:p>
          </table:table-cell>
          <table:table-cell office:value-type="float" office:value="0.000368482" calcext:value-type="float">
            <text:p>0.000368482</text:p>
          </table:table-cell>
          <table:table-cell office:value-type="float" office:value="0.000735401" calcext:value-type="float">
            <text:p>0.000735401</text:p>
          </table:table-cell>
          <table:table-cell office:value-type="float" office:value="0.000883401" calcext:value-type="float">
            <text:p>0.000883401</text:p>
          </table:table-cell>
          <table:table-cell office:value-type="float" office:value="0.000618365" calcext:value-type="float">
            <text:p>0.000618365</text:p>
          </table:table-cell>
          <table:table-cell office:value-type="float" office:value="0.00114158" calcext:value-type="float">
            <text:p>0.00114158</text:p>
          </table:table-cell>
          <table:table-cell office:value-type="float" office:value="0.000992381" calcext:value-type="float">
            <text:p>0.000992381</text:p>
          </table:table-cell>
        </table:table-row>
        <table:table-row table:style-name="ro1">
          <table:table-cell table:style-name="ce10" office:value-type="float" office:value="0.0000456609" calcext:value-type="float">
            <text:p>4.57E-05</text:p>
          </table:table-cell>
          <table:table-cell table:style-name="ce10" office:value-type="float" office:value="0.0000379875" calcext:value-type="float">
            <text:p>3.80E-05</text:p>
          </table:table-cell>
          <table:table-cell table:style-name="ce10" office:value-type="float" office:value="0.0000748503" calcext:value-type="float">
            <text:p>7.49E-05</text:p>
          </table:table-cell>
          <table:table-cell table:style-name="ce10" office:value-type="float" office:value="0.0000509039" calcext:value-type="float">
            <text:p>5.09E-05</text:p>
          </table:table-cell>
          <table:table-cell table:style-name="ce10" office:value-type="float" office:value="0.0000483012" calcext:value-type="float">
            <text:p>4.83E-05</text:p>
          </table:table-cell>
          <table:table-cell table:style-name="ce10" office:value-type="float" office:value="0.0000377938" calcext:value-type="float">
            <text:p>3.78E-05</text:p>
          </table:table-cell>
          <table:table-cell table:style-name="ce10" office:value-type="float" office:value="0.0000460428" calcext:value-type="float">
            <text:p>4.60E-05</text:p>
          </table:table-cell>
          <table:table-cell table:style-name="ce10" office:value-type="float" office:value="0.0000401596" calcext:value-type="float">
            <text:p>4.02E-05</text:p>
          </table:table-cell>
          <table:table-cell table:style-name="ce10" office:value-type="float" office:value="0.0000374587" calcext:value-type="float">
            <text:p>3.75E-05</text:p>
          </table:table-cell>
        </table:table-row>
        <table:table-row table:style-name="ro1">
          <table:table-cell office:value-type="float" office:value="1.13906" calcext:value-type="float">
            <text:p>1.13906</text:p>
          </table:table-cell>
          <table:table-cell office:value-type="float" office:value="0.350198" calcext:value-type="float">
            <text:p>0.350198</text:p>
          </table:table-cell>
          <table:table-cell office:value-type="float" office:value="0.410253" calcext:value-type="float">
            <text:p>0.410253</text:p>
          </table:table-cell>
          <table:table-cell office:value-type="float" office:value="0.449511" calcext:value-type="float">
            <text:p>0.449511</text:p>
          </table:table-cell>
          <table:table-cell office:value-type="float" office:value="0.344488" calcext:value-type="float">
            <text:p>0.344488</text:p>
          </table:table-cell>
          <table:table-cell office:value-type="float" office:value="0.373052" calcext:value-type="float">
            <text:p>0.373052</text:p>
          </table:table-cell>
          <table:table-cell office:value-type="float" office:value="0.418678" calcext:value-type="float">
            <text:p>0.418678</text:p>
          </table:table-cell>
          <table:table-cell office:value-type="float" office:value="0.544309" calcext:value-type="float">
            <text:p>0.544309</text:p>
          </table:table-cell>
          <table:table-cell office:value-type="float" office:value="1.12175" calcext:value-type="float">
            <text:p>1.12175</text:p>
          </table:table-cell>
        </table:table-row>
        <table:table-row table:style-name="ro1">
          <table:table-cell office:value-type="float" office:value="1.87328" calcext:value-type="float">
            <text:p>1.87328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0.507343" calcext:value-type="float">
            <text:p>0.507343</text:p>
          </table:table-cell>
          <table:table-cell office:value-type="float" office:value="0.18027" calcext:value-type="float">
            <text:p>0.18027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0952155" calcext:value-type="float">
            <text:p>0.0952155</text:p>
          </table:table-cell>
          <table:table-cell office:value-type="float" office:value="0.100347" calcext:value-type="float">
            <text:p>0.100347</text:p>
          </table:table-cell>
          <table:table-cell office:value-type="float" office:value="0.0765077" calcext:value-type="float">
            <text:p>0.0765077</text:p>
          </table:table-cell>
          <table:table-cell office:value-type="float" office:value="0.0784276" calcext:value-type="float">
            <text:p>0.0784276</text:p>
          </table:table-cell>
        </table:table-row>
        <table:table-row table:style-name="ro1">
          <table:table-cell table:style-name="ce10" office:value-type="float" office:value="0.000607512" calcext:value-type="float">
            <text:p>6.08E-04</text:p>
          </table:table-cell>
          <table:table-cell office:value-type="float" office:value="0.000242452" calcext:value-type="float">
            <text:p>0.000242452</text:p>
          </table:table-cell>
          <table:table-cell office:value-type="float" office:value="0.000162246" calcext:value-type="float">
            <text:p>0.000162246</text:p>
          </table:table-cell>
          <table:table-cell table:style-name="ce10" office:value-type="float" office:value="0.000168683" calcext:value-type="float">
            <text:p>1.69E-04</text:p>
          </table:table-cell>
          <table:table-cell office:value-type="float" office:value="0.000321881" calcext:value-type="float">
            <text:p>0.000321881</text:p>
          </table:table-cell>
          <table:table-cell office:value-type="float" office:value="0.000406019" calcext:value-type="float">
            <text:p>0.000406019</text:p>
          </table:table-cell>
          <table:table-cell office:value-type="float" office:value="0.000654998" calcext:value-type="float">
            <text:p>0.000654998</text:p>
          </table:table-cell>
          <table:table-cell office:value-type="float" office:value="0.000395607" calcext:value-type="float">
            <text:p>0.000395607</text:p>
          </table:table-cell>
          <table:table-cell office:value-type="float" office:value="0.000427171" calcext:value-type="float">
            <text:p>0.000427171</text:p>
          </table:table-cell>
        </table:table-row>
        <table:table-row table:style-name="ro1">
          <table:table-cell table:style-name="ce10" office:value-type="float" office:value="0.0000407828" calcext:value-type="float">
            <text:p>4.08E-05</text:p>
          </table:table-cell>
          <table:table-cell table:style-name="ce10" office:value-type="float" office:value="0.0000348203" calcext:value-type="float">
            <text:p>3.48E-05</text:p>
          </table:table-cell>
          <table:table-cell table:style-name="ce10" office:value-type="float" office:value="0.0000387912" calcext:value-type="float">
            <text:p>3.88E-05</text:p>
          </table:table-cell>
          <table:table-cell table:style-name="ce10" office:value-type="float" office:value="0.0000379958" calcext:value-type="float">
            <text:p>3.80E-05</text:p>
          </table:table-cell>
          <table:table-cell table:style-name="ce10" office:value-type="float" office:value="0.0000378439" calcext:value-type="float">
            <text:p>3.78E-05</text:p>
          </table:table-cell>
          <table:table-cell table:style-name="ce10" office:value-type="float" office:value="0.0000334701" calcext:value-type="float">
            <text:p>3.35E-05</text:p>
          </table:table-cell>
          <table:table-cell table:style-name="ce10" office:value-type="float" office:value="0.000039989" calcext:value-type="float">
            <text:p>4.00E-05</text:p>
          </table:table-cell>
          <table:table-cell table:style-name="ce10" office:value-type="float" office:value="0.0000383712" calcext:value-type="float">
            <text:p>3.84E-05</text:p>
          </table:table-cell>
          <table:table-cell table:style-name="ce10" office:value-type="float" office:value="0.0000519775" calcext:value-type="float">
            <text:p>5.20E-05</text:p>
          </table:table-cell>
        </table:table-row>
        <table:table-row table:style-name="ro1">
          <table:table-cell table:style-name="ce10" office:value-type="float" office:value="0.0000411001" calcext:value-type="float">
            <text:p>4.11E-05</text:p>
          </table:table-cell>
          <table:table-cell table:style-name="ce10" office:value-type="float" office:value="0.0000359276" calcext:value-type="float">
            <text:p>3.59E-05</text:p>
          </table:table-cell>
          <table:table-cell table:style-name="ce10" office:value-type="float" office:value="0.0000308268" calcext:value-type="float">
            <text:p>3.08E-05</text:p>
          </table:table-cell>
          <table:table-cell table:style-name="ce10" office:value-type="float" office:value="0.0000400897" calcext:value-type="float">
            <text:p>4.01E-05</text:p>
          </table:table-cell>
          <table:table-cell table:style-name="ce10" office:value-type="float" office:value="0.0000349226" calcext:value-type="float">
            <text:p>3.49E-05</text:p>
          </table:table-cell>
          <table:table-cell table:style-name="ce10" office:value-type="float" office:value="0.000034323" calcext:value-type="float">
            <text:p>3.43E-05</text:p>
          </table:table-cell>
          <table:table-cell table:style-name="ce10" office:value-type="float" office:value="0.0000433216" calcext:value-type="float">
            <text:p>4.33E-05</text:p>
          </table:table-cell>
          <table:table-cell table:style-name="ce10" office:value-type="float" office:value="0.0000360929" calcext:value-type="float">
            <text:p>3.61E-05</text:p>
          </table:table-cell>
          <table:table-cell table:style-name="ce10" office:value-type="float" office:value="0.0000412881" calcext:value-type="float">
            <text:p>4.13E-05</text:p>
          </table:table-cell>
        </table:table-row>
        <table:table-row table:style-name="ro1">
          <table:table-cell office:value-type="float" office:value="0.000978457" calcext:value-type="float">
            <text:p>0.000978457</text:p>
          </table:table-cell>
          <table:table-cell office:value-type="float" office:value="0.00101717" calcext:value-type="float">
            <text:p>0.00101717</text:p>
          </table:table-cell>
          <table:table-cell table:style-name="ce10" office:value-type="float" office:value="0.00088765" calcext:value-type="float">
            <text:p>8.88E-04</text:p>
          </table:table-cell>
          <table:table-cell office:value-type="float" office:value="0.00116371" calcext:value-type="float">
            <text:p>0.00116371</text:p>
          </table:table-cell>
          <table:table-cell office:value-type="float" office:value="0.00102432" calcext:value-type="float">
            <text:p>0.00102432</text:p>
          </table:table-cell>
          <table:table-cell office:value-type="float" office:value="0.000811697" calcext:value-type="float">
            <text:p>0.000811697</text:p>
          </table:table-cell>
          <table:table-cell office:value-type="float" office:value="0.000598195" calcext:value-type="float">
            <text:p>0.000598195</text:p>
          </table:table-cell>
          <table:table-cell office:value-type="float" office:value="0.000903188" calcext:value-type="float">
            <text:p>0.000903188</text:p>
          </table:table-cell>
          <table:table-cell office:value-type="float" office:value="0.000548771" calcext:value-type="float">
            <text:p>0.000548771</text:p>
          </table:table-cell>
        </table:table-row>
        <table:table-row table:style-name="ro1">
          <table:table-cell table:style-name="ce7" table:formula="of:=SUM([.A2:.A194])/193" office:value-type="float" office:value="0.189092046232124" calcext:value-type="float">
            <text:p>0.189092046232124</text:p>
          </table:table-cell>
          <table:table-cell table:style-name="ce7" table:formula="of:=SUM([.B2:.B194])/193" office:value-type="float" office:value="0.141421147276684" calcext:value-type="float">
            <text:p>0.141421147276684</text:p>
          </table:table-cell>
          <table:table-cell table:style-name="ce7" table:formula="of:=SUM([.C2:.C194])/193" office:value-type="float" office:value="0.148711341923834" calcext:value-type="float">
            <text:p>0.148711341923834</text:p>
          </table:table-cell>
          <table:table-cell table:style-name="ce7" table:formula="of:=SUM([.D2:.D194])/193" office:value-type="float" office:value="0.144043732230052" calcext:value-type="float">
            <text:p>0.144043732230052</text:p>
          </table:table-cell>
          <table:table-cell table:style-name="ce7" table:formula="of:=SUM([.E2:.E194])/193" office:value-type="float" office:value="0.130393698501036" calcext:value-type="float">
            <text:p>0.130393698501036</text:p>
          </table:table-cell>
          <table:table-cell table:style-name="ce7" table:formula="of:=SUM([.F2:.F194])/193" office:value-type="float" office:value="0.121304335551813" calcext:value-type="float">
            <text:p>0.121304335551813</text:p>
          </table:table-cell>
          <table:table-cell table:style-name="ce7" table:formula="of:=SUM([.G2:.G194])/193" office:value-type="float" office:value="0.120852730420207" calcext:value-type="float">
            <text:p>0.120852730420207</text:p>
          </table:table-cell>
          <table:table-cell table:style-name="ce7" table:formula="of:=SUM([.H2:.H194])/193" office:value-type="float" office:value="0.129485683620207" calcext:value-type="float">
            <text:p>0.129485683620207</text:p>
          </table:table-cell>
          <table:table-cell table:style-name="ce7" table:formula="of:=SUM([.I2:.I194])/193" office:value-type="float" office:value="0.145019495106218" calcext:value-type="float">
            <text:p>0.145019495106218</text:p>
          </table:table-cell>
        </table:table-row>
      </table:table>
      <table:table table:name="B-objval" table:style-name="ta1">
        <table:table-column table:style-name="co1" table:number-columns-repeated="10" table:default-cell-style-name="Default"/>
        <table:table-column table:style-name="co1" table:number-columns-repeated="9" table:default-cell-style-name="ce4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gap 5</text:p>
          </table:table-cell>
          <table:table-cell table:style-name="ce7" office:value-type="string" calcext:value-type="string">
            <text:p>gap 10</text:p>
          </table:table-cell>
          <table:table-cell table:style-name="ce7" office:value-type="string" calcext:value-type="string">
            <text:p>gap 11</text:p>
          </table:table-cell>
          <table:table-cell table:style-name="ce7" office:value-type="string" calcext:value-type="string">
            <text:p>gap 12</text:p>
          </table:table-cell>
          <table:table-cell table:style-name="ce7" office:value-type="string" calcext:value-type="string">
            <text:p>gap 15</text:p>
          </table:table-cell>
          <table:table-cell table:style-name="ce7" office:value-type="string" calcext:value-type="string">
            <text:p>gap 20</text:p>
          </table:table-cell>
          <table:table-cell table:style-name="ce7" office:value-type="string" calcext:value-type="string">
            <text:p>gap 25</text:p>
          </table:table-cell>
          <table:table-cell table:style-name="ce7" office:value-type="string" calcext:value-type="string">
            <text:p>gap 50</text:p>
          </table:table-cell>
          <table:table-cell table:style-name="ce7" office:value-type="string" calcext:value-type="string">
            <text:p>gap 100</text:p>
          </table:table-cell>
        </table:table-row>
        <table:table-row table:style-name="ro1">
          <table:table-cell table:number-columns-repeated="3"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table:formula="of:=([.J2]-[.A2])/[.A2]" office:value-type="percentage" office:value="0.0256410256410257" calcext:value-type="percentage">
            <text:p>2.56%</text:p>
          </table:table-cell>
          <table:table-cell table:formula="of:=([.J2]-[.B2])/[.B2]" office:value-type="percentage" office:value="0.0256410256410257" calcext:value-type="percentage">
            <text:p>2.56%</text:p>
          </table:table-cell>
          <table:table-cell table:formula="of:=([.J2]-[.C2])/[.C2]" office:value-type="percentage" office:value="0.0256410256410257" calcext:value-type="percentage">
            <text:p>2.56%</text:p>
          </table:table-cell>
          <table:table-cell table:formula="of:=([.J2]-[.D2])/[.D2]" office:value-type="percentage" office:value="0.0126582278481012" calcext:value-type="percentage">
            <text:p>1.27%</text:p>
          </table:table-cell>
          <table:table-cell table:formula="of:=([.J2]-[.E2])/[.E2]" office:value-type="percentage" office:value="0.0256410256410257" calcext:value-type="percentage">
            <text:p>2.56%</text:p>
          </table:table-cell>
          <table:table-cell table:formula="of:=([.J2]-[.F2])/[.F2]" office:value-type="percentage" office:value="0.0256410256410257" calcext:value-type="percentage">
            <text:p>2.56%</text:p>
          </table:table-cell>
          <table:table-cell table:formula="of:=([.J2]-[.G2])/[.G2]" office:value-type="percentage" office:value="0.0126582278481012" calcext:value-type="percentage">
            <text:p>1.27%</text:p>
          </table:table-cell>
          <table:table-cell table:formula="of:=([.J2]-[.H2])/[.H2]" office:value-type="percentage" office:value="0.0256410256410257" calcext:value-type="percentage">
            <text:p>2.56%</text:p>
          </table:table-cell>
          <table:table-cell table:formula="of:=([.J2]-[.I2])/[.I2]" office:value-type="percentage" office:value="0.0389610389610389" calcext:value-type="percentage">
            <text:p>3.90%</text:p>
          </table:table-cell>
        </table:table-row>
        <table:table-row table:style-name="ro1">
          <table:table-cell table:number-columns-repeated="10" office:value-type="float" office:value="8" calcext:value-type="float">
            <text:p>8</text:p>
          </table:table-cell>
          <table:table-cell table:formula="of:=([.J3]-[.A3])/[.A3]" office:value-type="percentage" office:value="0" calcext:value-type="percentage">
            <text:p>0.00%</text:p>
          </table:table-cell>
          <table:table-cell table:formula="of:=([.J3]-[.B3])/[.B3]" office:value-type="percentage" office:value="0" calcext:value-type="percentage">
            <text:p>0.00%</text:p>
          </table:table-cell>
          <table:table-cell table:formula="of:=([.J3]-[.C3])/[.C3]" office:value-type="percentage" office:value="0" calcext:value-type="percentage">
            <text:p>0.00%</text:p>
          </table:table-cell>
          <table:table-cell table:formula="of:=([.J3]-[.D3])/[.D3]" office:value-type="percentage" office:value="0" calcext:value-type="percentage">
            <text:p>0.00%</text:p>
          </table:table-cell>
          <table:table-cell table:formula="of:=([.J3]-[.E3])/[.E3]" office:value-type="percentage" office:value="0" calcext:value-type="percentage">
            <text:p>0.00%</text:p>
          </table:table-cell>
          <table:table-cell table:formula="of:=([.J3]-[.F3])/[.F3]" office:value-type="percentage" office:value="0" calcext:value-type="percentage">
            <text:p>0.00%</text:p>
          </table:table-cell>
          <table:table-cell table:formula="of:=([.J3]-[.G3])/[.G3]" office:value-type="percentage" office:value="0" calcext:value-type="percentage">
            <text:p>0.00%</text:p>
          </table:table-cell>
          <table:table-cell table:formula="of:=([.J3]-[.H3])/[.H3]" office:value-type="percentage" office:value="0" calcext:value-type="percentage">
            <text:p>0.00%</text:p>
          </table:table-cell>
          <table:table-cell table:formula="of:=([.J3]-[.I3])/[.I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4]-[.A4])/[.A4]" office:value-type="percentage" office:value="0" calcext:value-type="percentage">
            <text:p>0.00%</text:p>
          </table:table-cell>
          <table:table-cell table:formula="of:=([.J4]-[.B4])/[.B4]" office:value-type="percentage" office:value="0" calcext:value-type="percentage">
            <text:p>0.00%</text:p>
          </table:table-cell>
          <table:table-cell table:formula="of:=([.J4]-[.C4])/[.C4]" office:value-type="percentage" office:value="0" calcext:value-type="percentage">
            <text:p>0.00%</text:p>
          </table:table-cell>
          <table:table-cell table:formula="of:=([.J4]-[.D4])/[.D4]" office:value-type="percentage" office:value="0" calcext:value-type="percentage">
            <text:p>0.00%</text:p>
          </table:table-cell>
          <table:table-cell table:formula="of:=([.J4]-[.E4])/[.E4]" office:value-type="percentage" office:value="0" calcext:value-type="percentage">
            <text:p>0.00%</text:p>
          </table:table-cell>
          <table:table-cell table:formula="of:=([.J4]-[.F4])/[.F4]" office:value-type="percentage" office:value="0" calcext:value-type="percentage">
            <text:p>0.00%</text:p>
          </table:table-cell>
          <table:table-cell table:formula="of:=([.J4]-[.G4])/[.G4]" office:value-type="percentage" office:value="0" calcext:value-type="percentage">
            <text:p>0.00%</text:p>
          </table:table-cell>
          <table:table-cell table:formula="of:=([.J4]-[.H4])/[.H4]" office:value-type="percentage" office:value="0" calcext:value-type="percentage">
            <text:p>0.00%</text:p>
          </table:table-cell>
          <table:table-cell table:formula="of:=([.J4]-[.I4])/[.I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8" calcext:value-type="float">
            <text:p>48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4" office:value-type="float" office:value="79.8" calcext:value-type="float">
            <text:p>79.8</text:p>
          </table:table-cell>
          <table:table-cell table:number-columns-repeated="2" office:value-type="float" office:value="79.7" calcext:value-type="float">
            <text:p>79.7</text:p>
          </table:table-cell>
          <table:table-cell office:value-type="float" office:value="79.3" calcext:value-type="float">
            <text:p>79.3</text:p>
          </table:table-cell>
          <table:table-cell office:value-type="float" office:value="79.1" calcext:value-type="float">
            <text:p>79.1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table:formula="of:=([.J7]-[.A7])/[.A7]" office:value-type="percentage" office:value="0.00250626566416044" calcext:value-type="percentage">
            <text:p>0.25%</text:p>
          </table:table-cell>
          <table:table-cell table:formula="of:=([.J7]-[.B7])/[.B7]" office:value-type="percentage" office:value="0.00250626566416044" calcext:value-type="percentage">
            <text:p>0.25%</text:p>
          </table:table-cell>
          <table:table-cell table:formula="of:=([.J7]-[.C7])/[.C7]" office:value-type="percentage" office:value="0.00250626566416044" calcext:value-type="percentage">
            <text:p>0.25%</text:p>
          </table:table-cell>
          <table:table-cell table:formula="of:=([.J7]-[.D7])/[.D7]" office:value-type="percentage" office:value="0.00250626566416044" calcext:value-type="percentage">
            <text:p>0.25%</text:p>
          </table:table-cell>
          <table:table-cell table:formula="of:=([.J7]-[.E7])/[.E7]" office:value-type="percentage" office:value="0.00376411543287324" calcext:value-type="percentage">
            <text:p>0.38%</text:p>
          </table:table-cell>
          <table:table-cell table:formula="of:=([.J7]-[.F7])/[.F7]" office:value-type="percentage" office:value="0.00376411543287324" calcext:value-type="percentage">
            <text:p>0.38%</text:p>
          </table:table-cell>
          <table:table-cell table:formula="of:=([.J7]-[.G7])/[.G7]" office:value-type="percentage" office:value="0.00882723833543509" calcext:value-type="percentage">
            <text:p>0.88%</text:p>
          </table:table-cell>
          <table:table-cell table:formula="of:=([.J7]-[.H7])/[.H7]" office:value-type="percentage" office:value="0.0113780025284451" calcext:value-type="percentage">
            <text:p>1.14%</text:p>
          </table:table-cell>
          <table:table-cell table:formula="of:=([.J7]-[.I7])/[.I7]" office:value-type="percentage" office:value="0.0191082802547771" calcext:value-type="percentage">
            <text:p>1.91%</text:p>
          </table:table-cell>
        </table:table-row>
        <table:table-row table:style-name="ro1">
          <table:table-cell table:number-columns-repeated="10" office:value-type="float" office:value="96" calcext:value-type="float">
            <text:p>96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" calcext:value-type="percentage">
            <text:p>0.00%</text:p>
          </table:table-cell>
          <table:table-cell table:formula="of:=([.J8]-[.I8])/[.I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02" calcext:value-type="float">
            <text:p>102</text:p>
          </table:table-cell>
          <table:table-cell table:formula="of:=([.J9]-[.A9])/[.A9]" office:value-type="percentage" office:value="0" calcext:value-type="percentage">
            <text:p>0.00%</text:p>
          </table:table-cell>
          <table:table-cell table:formula="of:=([.J9]-[.B9])/[.B9]" office:value-type="percentage" office:value="0" calcext:value-type="percentage">
            <text:p>0.00%</text:p>
          </table:table-cell>
          <table:table-cell table:formula="of:=([.J9]-[.C9])/[.C9]" office:value-type="percentage" office:value="0" calcext:value-type="percentage">
            <text:p>0.00%</text:p>
          </table:table-cell>
          <table:table-cell table:formula="of:=([.J9]-[.D9])/[.D9]" office:value-type="percentage" office:value="0" calcext:value-type="percentage">
            <text:p>0.00%</text:p>
          </table:table-cell>
          <table:table-cell table:formula="of:=([.J9]-[.E9])/[.E9]" office:value-type="percentage" office:value="0" calcext:value-type="percentage">
            <text:p>0.00%</text:p>
          </table:table-cell>
          <table:table-cell table:formula="of:=([.J9]-[.F9])/[.F9]" office:value-type="percentage" office:value="0" calcext:value-type="percentage">
            <text:p>0.00%</text:p>
          </table:table-cell>
          <table:table-cell table:formula="of:=([.J9]-[.G9])/[.G9]" office:value-type="percentage" office:value="0" calcext:value-type="percentage">
            <text:p>0.00%</text:p>
          </table:table-cell>
          <table:table-cell table:formula="of:=([.J9]-[.H9])/[.H9]" office:value-type="percentage" office:value="0" calcext:value-type="percentage">
            <text:p>0.00%</text:p>
          </table:table-cell>
          <table:table-cell table:formula="of:=([.J9]-[.I9])/[.I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0.9" calcext:value-type="float">
            <text:p>100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5" calcext:value-type="float">
            <text:p>101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7" calcext:value-type="float">
            <text:p>100.7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103" calcext:value-type="float">
            <text:p>103</text:p>
          </table:table-cell>
          <table:table-cell table:formula="of:=([.J10]-[.A10])/[.A10]" office:value-type="percentage" office:value="0.0167818361303061" calcext:value-type="percentage">
            <text:p>1.68%</text:p>
          </table:table-cell>
          <table:table-cell table:formula="of:=([.J10]-[.B10])/[.B10]" office:value-type="percentage" office:value="0.020812685827552" calcext:value-type="percentage">
            <text:p>2.08%</text:p>
          </table:table-cell>
          <table:table-cell table:formula="of:=([.J10]-[.C10])/[.C10]" office:value-type="percentage" office:value="0.0167818361303061" calcext:value-type="percentage">
            <text:p>1.68%</text:p>
          </table:table-cell>
          <table:table-cell table:formula="of:=([.J10]-[.D10])/[.D10]" office:value-type="percentage" office:value="0.0137795275590552" calcext:value-type="percentage">
            <text:p>1.38%</text:p>
          </table:table-cell>
          <table:table-cell table:formula="of:=([.J10]-[.E10])/[.E10]" office:value-type="percentage" office:value="0.0147783251231527" calcext:value-type="percentage">
            <text:p>1.48%</text:p>
          </table:table-cell>
          <table:table-cell table:formula="of:=([.J10]-[.F10])/[.F10]" office:value-type="percentage" office:value="0.0238568588469185" calcext:value-type="percentage">
            <text:p>2.39%</text:p>
          </table:table-cell>
          <table:table-cell table:formula="of:=([.J10]-[.G10])/[.G10]" office:value-type="percentage" office:value="0.0228401191658391" calcext:value-type="percentage">
            <text:p>2.28%</text:p>
          </table:table-cell>
          <table:table-cell table:formula="of:=([.J10]-[.H10])/[.H10]" office:value-type="percentage" office:value="0.03" calcext:value-type="percentage">
            <text:p>3.00%</text:p>
          </table:table-cell>
          <table:table-cell table:formula="of:=([.J10]-[.I10])/[.I10]" office:value-type="percentage" office:value="0.034136546184739" calcext:value-type="percentage">
            <text:p>3.41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11]-[.A11])/[.A11]" office:value-type="percentage" office:value="0" calcext:value-type="percentage">
            <text:p>0.00%</text:p>
          </table:table-cell>
          <table:table-cell table:formula="of:=([.J11]-[.B11])/[.B11]" office:value-type="percentage" office:value="0" calcext:value-type="percentage">
            <text:p>0.00%</text:p>
          </table:table-cell>
          <table:table-cell table:formula="of:=([.J11]-[.C11])/[.C11]" office:value-type="percentage" office:value="0" calcext:value-type="percentage">
            <text:p>0.00%</text:p>
          </table:table-cell>
          <table:table-cell table:formula="of:=([.J11]-[.D11])/[.D11]" office:value-type="percentage" office:value="0" calcext:value-type="percentage">
            <text:p>0.00%</text:p>
          </table:table-cell>
          <table:table-cell table:formula="of:=([.J11]-[.E11])/[.E11]" office:value-type="percentage" office:value="0" calcext:value-type="percentage">
            <text:p>0.00%</text:p>
          </table:table-cell>
          <table:table-cell table:formula="of:=([.J11]-[.F11])/[.F11]" office:value-type="percentage" office:value="0" calcext:value-type="percentage">
            <text:p>0.00%</text:p>
          </table:table-cell>
          <table:table-cell table:formula="of:=([.J11]-[.G11])/[.G11]" office:value-type="percentage" office:value="0" calcext:value-type="percentage">
            <text:p>0.00%</text:p>
          </table:table-cell>
          <table:table-cell table:formula="of:=([.J11]-[.H11])/[.H11]" office:value-type="percentage" office:value="0" calcext:value-type="percentage">
            <text:p>0.00%</text:p>
          </table:table-cell>
          <table:table-cell table:formula="of:=([.J11]-[.I11])/[.I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12]-[.A12])/[.A12]" office:value-type="percentage" office:value="0" calcext:value-type="percentage">
            <text:p>0.00%</text:p>
          </table:table-cell>
          <table:table-cell table:formula="of:=([.J12]-[.B12])/[.B12]" office:value-type="percentage" office:value="0" calcext:value-type="percentage">
            <text:p>0.00%</text:p>
          </table:table-cell>
          <table:table-cell table:formula="of:=([.J12]-[.C12])/[.C12]" office:value-type="percentage" office:value="0" calcext:value-type="percentage">
            <text:p>0.00%</text:p>
          </table:table-cell>
          <table:table-cell table:formula="of:=([.J12]-[.D12])/[.D12]" office:value-type="percentage" office:value="0" calcext:value-type="percentage">
            <text:p>0.00%</text:p>
          </table:table-cell>
          <table:table-cell table:formula="of:=([.J12]-[.E12])/[.E12]" office:value-type="percentage" office:value="0" calcext:value-type="percentage">
            <text:p>0.00%</text:p>
          </table:table-cell>
          <table:table-cell table:formula="of:=([.J12]-[.F12])/[.F12]" office:value-type="percentage" office:value="0" calcext:value-type="percentage">
            <text:p>0.00%</text:p>
          </table:table-cell>
          <table:table-cell table:formula="of:=([.J12]-[.G12])/[.G12]" office:value-type="percentage" office:value="0" calcext:value-type="percentage">
            <text:p>0.00%</text:p>
          </table:table-cell>
          <table:table-cell table:formula="of:=([.J12]-[.H12])/[.H12]" office:value-type="percentage" office:value="0" calcext:value-type="percentage">
            <text:p>0.00%</text:p>
          </table:table-cell>
          <table:table-cell table:formula="of:=([.J12]-[.I12])/[.I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1" calcext:value-type="float">
            <text:p>11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14]-[.A14])/[.A14]" office:value-type="percentage" office:value="0" calcext:value-type="percentage">
            <text:p>0.00%</text:p>
          </table:table-cell>
          <table:table-cell table:formula="of:=([.J14]-[.B14])/[.B14]" office:value-type="percentage" office:value="0" calcext:value-type="percentage">
            <text:p>0.00%</text:p>
          </table:table-cell>
          <table:table-cell table:formula="of:=([.J14]-[.C14])/[.C14]" office:value-type="percentage" office:value="0" calcext:value-type="percentage">
            <text:p>0.00%</text:p>
          </table:table-cell>
          <table:table-cell table:formula="of:=([.J14]-[.D14])/[.D14]" office:value-type="percentage" office:value="0" calcext:value-type="percentage">
            <text:p>0.00%</text:p>
          </table:table-cell>
          <table:table-cell table:formula="of:=([.J14]-[.E14])/[.E14]" office:value-type="percentage" office:value="0" calcext:value-type="percentage">
            <text:p>0.00%</text:p>
          </table:table-cell>
          <table:table-cell table:formula="of:=([.J14]-[.F14])/[.F14]" office:value-type="percentage" office:value="0" calcext:value-type="percentage">
            <text:p>0.00%</text:p>
          </table:table-cell>
          <table:table-cell table:formula="of:=([.J14]-[.G14])/[.G14]" office:value-type="percentage" office:value="0" calcext:value-type="percentage">
            <text:p>0.00%</text:p>
          </table:table-cell>
          <table:table-cell table:formula="of:=([.J14]-[.H14])/[.H14]" office:value-type="percentage" office:value="0" calcext:value-type="percentage">
            <text:p>0.00%</text:p>
          </table:table-cell>
          <table:table-cell table:formula="of:=([.J14]-[.I14])/[.I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15]-[.A15])/[.A15]" office:value-type="percentage" office:value="0" calcext:value-type="percentage">
            <text:p>0.00%</text:p>
          </table:table-cell>
          <table:table-cell table:formula="of:=([.J15]-[.B15])/[.B15]" office:value-type="percentage" office:value="0" calcext:value-type="percentage">
            <text:p>0.00%</text:p>
          </table:table-cell>
          <table:table-cell table:formula="of:=([.J15]-[.C15])/[.C15]" office:value-type="percentage" office:value="0" calcext:value-type="percentage">
            <text:p>0.00%</text:p>
          </table:table-cell>
          <table:table-cell table:formula="of:=([.J15]-[.D15])/[.D15]" office:value-type="percentage" office:value="0" calcext:value-type="percentage">
            <text:p>0.00%</text:p>
          </table:table-cell>
          <table:table-cell table:formula="of:=([.J15]-[.E15])/[.E15]" office:value-type="percentage" office:value="0" calcext:value-type="percentage">
            <text:p>0.00%</text:p>
          </table:table-cell>
          <table:table-cell table:formula="of:=([.J15]-[.F15])/[.F15]" office:value-type="percentage" office:value="0" calcext:value-type="percentage">
            <text:p>0.00%</text:p>
          </table:table-cell>
          <table:table-cell table:formula="of:=([.J15]-[.G15])/[.G15]" office:value-type="percentage" office:value="0" calcext:value-type="percentage">
            <text:p>0.00%</text:p>
          </table:table-cell>
          <table:table-cell table:formula="of:=([.J15]-[.H15])/[.H15]" office:value-type="percentage" office:value="0" calcext:value-type="percentage">
            <text:p>0.00%</text:p>
          </table:table-cell>
          <table:table-cell table:formula="of:=([.J15]-[.I15])/[.I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25.8" calcext:value-type="float">
            <text:p>125.8</text:p>
          </table:table-cell>
          <table:table-cell table:number-columns-repeated="2" office:value-type="float" office:value="125.4" calcext:value-type="float">
            <text:p>125.4</text:p>
          </table:table-cell>
          <table:table-cell office:value-type="float" office:value="125.9" calcext:value-type="float">
            <text:p>125.9</text:p>
          </table:table-cell>
          <table:table-cell office:value-type="float" office:value="125.5" calcext:value-type="float">
            <text:p>125.5</text:p>
          </table:table-cell>
          <table:table-cell office:value-type="float" office:value="125.2" calcext:value-type="float">
            <text:p>125.2</text:p>
          </table:table-cell>
          <table:table-cell office:value-type="float" office:value="124.3" calcext:value-type="float">
            <text:p>124.3</text:p>
          </table:table-cell>
          <table:table-cell office:value-type="float" office:value="123.5" calcext:value-type="float">
            <text:p>123.5</text:p>
          </table:table-cell>
          <table:table-cell office:value-type="float" office:value="127" calcext:value-type="float">
            <text:p>127</text:p>
          </table:table-cell>
          <table:table-cell table:formula="of:=([.J16]-[.A16])/[.A16]" office:value-type="percentage" office:value="0.0111464968152867" calcext:value-type="percentage">
            <text:p>1.11%</text:p>
          </table:table-cell>
          <table:table-cell table:formula="of:=([.J16]-[.B16])/[.B16]" office:value-type="percentage" office:value="0.00953895071542133" calcext:value-type="percentage">
            <text:p>0.95%</text:p>
          </table:table-cell>
          <table:table-cell table:formula="of:=([.J16]-[.C16])/[.C16]" office:value-type="percentage" office:value="0.0127591706539075" calcext:value-type="percentage">
            <text:p>1.28%</text:p>
          </table:table-cell>
          <table:table-cell table:formula="of:=([.J16]-[.D16])/[.D16]" office:value-type="percentage" office:value="0.0127591706539075" calcext:value-type="percentage">
            <text:p>1.28%</text:p>
          </table:table-cell>
          <table:table-cell table:formula="of:=([.J16]-[.E16])/[.E16]" office:value-type="percentage" office:value="0.00873709293089749" calcext:value-type="percentage">
            <text:p>0.87%</text:p>
          </table:table-cell>
          <table:table-cell table:formula="of:=([.J16]-[.F16])/[.F16]" office:value-type="percentage" office:value="0.0119521912350598" calcext:value-type="percentage">
            <text:p>1.20%</text:p>
          </table:table-cell>
          <table:table-cell table:formula="of:=([.J16]-[.G16])/[.G16]" office:value-type="percentage" office:value="0.0143769968051118" calcext:value-type="percentage">
            <text:p>1.44%</text:p>
          </table:table-cell>
          <table:table-cell table:formula="of:=([.J16]-[.H16])/[.H16]" office:value-type="percentage" office:value="0.0217216411906678" calcext:value-type="percentage">
            <text:p>2.17%</text:p>
          </table:table-cell>
          <table:table-cell table:formula="of:=([.J16]-[.I16])/[.I16]" office:value-type="percentage" office:value="0.0283400809716599" calcext:value-type="percentage">
            <text:p>2.83%</text:p>
          </table:table-cell>
        </table:table-row>
        <table:table-row table:style-name="ro1">
          <table:table-cell table:number-columns-repeated="10" office:value-type="float" office:value="128" calcext:value-type="float">
            <text:p>128</text:p>
          </table:table-cell>
          <table:table-cell table:formula="of:=([.J17]-[.A17])/[.A17]" office:value-type="percentage" office:value="0" calcext:value-type="percentage">
            <text:p>0.00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" calcext:value-type="percentage">
            <text:p>0.00%</text:p>
          </table:table-cell>
          <table:table-cell table:formula="of:=([.J17]-[.I17])/[.I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138" calcext:value-type="float">
            <text:p>138</text:p>
          </table:table-cell>
          <table:table-cell office:value-type="float" office:value="137.3" calcext:value-type="float">
            <text:p>137.3</text:p>
          </table:table-cell>
          <table:table-cell office:value-type="float" office:value="138" calcext:value-type="float">
            <text:p>138</text:p>
          </table:table-cell>
          <table:table-cell table:formula="of:=([.J18]-[.A18])/[.A18]" office:value-type="percentage" office:value="0" calcext:value-type="percentage">
            <text:p>0.00%</text:p>
          </table:table-cell>
          <table:table-cell table:formula="of:=([.J18]-[.B18])/[.B18]" office:value-type="percentage" office:value="0" calcext:value-type="percentage">
            <text:p>0.00%</text:p>
          </table:table-cell>
          <table:table-cell table:formula="of:=([.J18]-[.C18])/[.C18]" office:value-type="percentage" office:value="0" calcext:value-type="percentage">
            <text:p>0.00%</text:p>
          </table:table-cell>
          <table:table-cell table:formula="of:=([.J18]-[.D18])/[.D18]" office:value-type="percentage" office:value="0" calcext:value-type="percentage">
            <text:p>0.00%</text:p>
          </table:table-cell>
          <table:table-cell table:formula="of:=([.J18]-[.E18])/[.E18]" office:value-type="percentage" office:value="0" calcext:value-type="percentage">
            <text:p>0.00%</text:p>
          </table:table-cell>
          <table:table-cell table:formula="of:=([.J18]-[.F18])/[.F18]" office:value-type="percentage" office:value="0" calcext:value-type="percentage">
            <text:p>0.00%</text:p>
          </table:table-cell>
          <table:table-cell table:formula="of:=([.J18]-[.G18])/[.G18]" office:value-type="percentage" office:value="0" calcext:value-type="percentage">
            <text:p>0.00%</text:p>
          </table:table-cell>
          <table:table-cell table:formula="of:=([.J18]-[.H18])/[.H18]" office:value-type="percentage" office:value="0" calcext:value-type="percentage">
            <text:p>0.00%</text:p>
          </table:table-cell>
          <table:table-cell table:formula="of:=([.J18]-[.I18])/[.I18]" office:value-type="percentage" office:value="0.00509832483612519" calcext:value-type="percentage">
            <text:p>0.51%</text:p>
          </table:table-cell>
        </table:table-row>
        <table:table-row table:style-name="ro1">
          <table:table-cell table:number-columns-repeated="10" office:value-type="float" office:value="138" calcext:value-type="float">
            <text:p>138</text:p>
          </table:table-cell>
          <table:table-cell table:formula="of:=([.J19]-[.A19])/[.A19]" office:value-type="percentage" office:value="0" calcext:value-type="percentage">
            <text:p>0.00%</text:p>
          </table:table-cell>
          <table:table-cell table:formula="of:=([.J19]-[.B19])/[.B19]" office:value-type="percentage" office:value="0" calcext:value-type="percentage">
            <text:p>0.00%</text:p>
          </table:table-cell>
          <table:table-cell table:formula="of:=([.J19]-[.C19])/[.C19]" office:value-type="percentage" office:value="0" calcext:value-type="percentage">
            <text:p>0.00%</text:p>
          </table:table-cell>
          <table:table-cell table:formula="of:=([.J19]-[.D19])/[.D19]" office:value-type="percentage" office:value="0" calcext:value-type="percentage">
            <text:p>0.00%</text:p>
          </table:table-cell>
          <table:table-cell table:formula="of:=([.J19]-[.E19])/[.E19]" office:value-type="percentage" office:value="0" calcext:value-type="percentage">
            <text:p>0.00%</text:p>
          </table:table-cell>
          <table:table-cell table:formula="of:=([.J19]-[.F19])/[.F19]" office:value-type="percentage" office:value="0" calcext:value-type="percentage">
            <text:p>0.00%</text:p>
          </table:table-cell>
          <table:table-cell table:formula="of:=([.J19]-[.G19])/[.G19]" office:value-type="percentage" office:value="0" calcext:value-type="percentage">
            <text:p>0.00%</text:p>
          </table:table-cell>
          <table:table-cell table:formula="of:=([.J19]-[.H19])/[.H19]" office:value-type="percentage" office:value="0" calcext:value-type="percentage">
            <text:p>0.00%</text:p>
          </table:table-cell>
          <table:table-cell table:formula="of:=([.J19]-[.I19])/[.I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35.4" calcext:value-type="float">
            <text:p>135.4</text:p>
          </table:table-cell>
          <table:table-cell office:value-type="float" office:value="135.2" calcext:value-type="float">
            <text:p>135.2</text:p>
          </table:table-cell>
          <table:table-cell office:value-type="float" office:value="135.1" calcext:value-type="float">
            <text:p>135.1</text:p>
          </table:table-cell>
          <table:table-cell office:value-type="float" office:value="135.5" calcext:value-type="float">
            <text:p>135.5</text:p>
          </table:table-cell>
          <table:table-cell office:value-type="float" office:value="135" calcext:value-type="float">
            <text:p>135</text:p>
          </table:table-cell>
          <table:table-cell office:value-type="float" office:value="134.5" calcext:value-type="float">
            <text:p>134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2.2" calcext:value-type="float">
            <text:p>132.2</text:p>
          </table:table-cell>
          <table:table-cell office:value-type="float" office:value="139" calcext:value-type="float">
            <text:p>139</text:p>
          </table:table-cell>
          <table:table-cell table:formula="of:=([.J21]-[.A21])/[.A21]" office:value-type="percentage" office:value="0.0342261904761904" calcext:value-type="percentage">
            <text:p>3.42%</text:p>
          </table:table-cell>
          <table:table-cell table:formula="of:=([.J21]-[.B21])/[.B21]" office:value-type="percentage" office:value="0.0265878877400295" calcext:value-type="percentage">
            <text:p>2.66%</text:p>
          </table:table-cell>
          <table:table-cell table:formula="of:=([.J21]-[.C21])/[.C21]" office:value-type="percentage" office:value="0.0281065088757397" calcext:value-type="percentage">
            <text:p>2.81%</text:p>
          </table:table-cell>
          <table:table-cell table:formula="of:=([.J21]-[.D21])/[.D21]" office:value-type="percentage" office:value="0.0288675055514434" calcext:value-type="percentage">
            <text:p>2.89%</text:p>
          </table:table-cell>
          <table:table-cell table:formula="of:=([.J21]-[.E21])/[.E21]" office:value-type="percentage" office:value="0.025830258302583" calcext:value-type="percentage">
            <text:p>2.58%</text:p>
          </table:table-cell>
          <table:table-cell table:formula="of:=([.J21]-[.F21])/[.F21]" office:value-type="percentage" office:value="0.0296296296296296" calcext:value-type="percentage">
            <text:p>2.96%</text:p>
          </table:table-cell>
          <table:table-cell table:formula="of:=([.J21]-[.G21])/[.G21]" office:value-type="percentage" office:value="0.033457249070632" calcext:value-type="percentage">
            <text:p>3.35%</text:p>
          </table:table-cell>
          <table:table-cell table:formula="of:=([.J21]-[.H21])/[.H21]" office:value-type="percentage" office:value="0.0380881254667662" calcext:value-type="percentage">
            <text:p>3.81%</text:p>
          </table:table-cell>
          <table:table-cell table:formula="of:=([.J21]-[.I21])/[.I21]" office:value-type="percentage" office:value="0.0514372163388806" calcext:value-type="percentage">
            <text:p>5.14%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table:number-columns-repeated="2" office:value-type="float" office:value="143.8" calcext:value-type="float">
            <text:p>143.8</text:p>
          </table:table-cell>
          <table:table-cell office:value-type="float" office:value="143.6" calcext:value-type="float">
            <text:p>143.6</text:p>
          </table:table-cell>
          <table:table-cell office:value-type="float" office:value="143.9" calcext:value-type="float">
            <text:p>143.9</text:p>
          </table:table-cell>
          <table:table-cell office:value-type="float" office:value="143.8" calcext:value-type="float">
            <text:p>143.8</text:p>
          </table:table-cell>
          <table:table-cell office:value-type="float" office:value="143.6" calcext:value-type="float">
            <text:p>143.6</text:p>
          </table:table-cell>
          <table:table-cell office:value-type="float" office:value="142.7" calcext:value-type="float">
            <text:p>142.7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table:formula="of:=([.J22]-[.A22])/[.A22]" office:value-type="percentage" office:value="0.0027855153203343" calcext:value-type="percentage">
            <text:p>0.28%</text:p>
          </table:table-cell>
          <table:table-cell table:formula="of:=([.J22]-[.B22])/[.B22]" office:value-type="percentage" office:value="0.00139082058414457" calcext:value-type="percentage">
            <text:p>0.14%</text:p>
          </table:table-cell>
          <table:table-cell table:formula="of:=([.J22]-[.C22])/[.C22]" office:value-type="percentage" office:value="0.00139082058414457" calcext:value-type="percentage">
            <text:p>0.14%</text:p>
          </table:table-cell>
          <table:table-cell table:formula="of:=([.J22]-[.D22])/[.D22]" office:value-type="percentage" office:value="0.0027855153203343" calcext:value-type="percentage">
            <text:p>0.28%</text:p>
          </table:table-cell>
          <table:table-cell table:formula="of:=([.J22]-[.E22])/[.E22]" office:value-type="percentage" office:value="0.000694927032661531" calcext:value-type="percentage">
            <text:p>0.07%</text:p>
          </table:table-cell>
          <table:table-cell table:formula="of:=([.J22]-[.F22])/[.F22]" office:value-type="percentage" office:value="0.00139082058414457" calcext:value-type="percentage">
            <text:p>0.14%</text:p>
          </table:table-cell>
          <table:table-cell table:formula="of:=([.J22]-[.G22])/[.G22]" office:value-type="percentage" office:value="0.0027855153203343" calcext:value-type="percentage">
            <text:p>0.28%</text:p>
          </table:table-cell>
          <table:table-cell table:formula="of:=([.J22]-[.H22])/[.H22]" office:value-type="percentage" office:value="0.00911002102312552" calcext:value-type="percentage">
            <text:p>0.91%</text:p>
          </table:table-cell>
          <table:table-cell table:formula="of:=([.J22]-[.I22])/[.I22]" office:value-type="percentage" office:value="0.0212765957446808" calcext:value-type="percentage">
            <text:p>2.13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55" calcext:value-type="float">
            <text:p>155</text:p>
          </table:table-cell>
          <table:table-cell table:formula="of:=([.J24]-[.A24])/[.A24]" office:value-type="percentage" office:value="0" calcext:value-type="percentage">
            <text:p>0.00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155.9" calcext:value-type="float">
            <text:p>155.9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9" calcext:value-type="float">
            <text:p>155.9</text:p>
          </table:table-cell>
          <table:table-cell office:value-type="float" office:value="155.8" calcext:value-type="float">
            <text:p>155.8</text:p>
          </table:table-cell>
          <table:table-cell office:value-type="float" office:value="155.7" calcext:value-type="float">
            <text:p>155.7</text:p>
          </table:table-cell>
          <table:table-cell office:value-type="float" office:value="155.4" calcext:value-type="float">
            <text:p>155.4</text:p>
          </table:table-cell>
          <table:table-cell office:value-type="float" office:value="155.7" calcext:value-type="float">
            <text:p>155.7</text:p>
          </table:table-cell>
          <table:table-cell office:value-type="float" office:value="152.7" calcext:value-type="float">
            <text:p>152.7</text:p>
          </table:table-cell>
          <table:table-cell office:value-type="float" office:value="156" calcext:value-type="float">
            <text:p>156</text:p>
          </table:table-cell>
          <table:table-cell table:formula="of:=([.J25]-[.A25])/[.A25]" office:value-type="percentage" office:value="0.00192678227360316" calcext:value-type="percentage">
            <text:p>0.19%</text:p>
          </table:table-cell>
          <table:table-cell table:formula="of:=([.J25]-[.B25])/[.B25]" office:value-type="percentage" office:value="0.000641436818473344" calcext:value-type="percentage">
            <text:p>0.06%</text:p>
          </table:table-cell>
          <table:table-cell table:formula="of:=([.J25]-[.C25])/[.C25]" office:value-type="percentage" office:value="0.00321543408360129" calcext:value-type="percentage">
            <text:p>0.32%</text:p>
          </table:table-cell>
          <table:table-cell table:formula="of:=([.J25]-[.D25])/[.D25]" office:value-type="percentage" office:value="0.000641436818473344" calcext:value-type="percentage">
            <text:p>0.06%</text:p>
          </table:table-cell>
          <table:table-cell table:formula="of:=([.J25]-[.E25])/[.E25]" office:value-type="percentage" office:value="0.00128369704749672" calcext:value-type="percentage">
            <text:p>0.13%</text:p>
          </table:table-cell>
          <table:table-cell table:formula="of:=([.J25]-[.F25])/[.F25]" office:value-type="percentage" office:value="0.00192678227360316" calcext:value-type="percentage">
            <text:p>0.19%</text:p>
          </table:table-cell>
          <table:table-cell table:formula="of:=([.J25]-[.G25])/[.G25]" office:value-type="percentage" office:value="0.00386100386100382" calcext:value-type="percentage">
            <text:p>0.39%</text:p>
          </table:table-cell>
          <table:table-cell table:formula="of:=([.J25]-[.H25])/[.H25]" office:value-type="percentage" office:value="0.00192678227360316" calcext:value-type="percentage">
            <text:p>0.19%</text:p>
          </table:table-cell>
          <table:table-cell table:formula="of:=([.J25]-[.I25])/[.I25]" office:value-type="percentage" office:value="0.0216110019646366" calcext:value-type="percentage">
            <text:p>2.16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6]-[.A26])/[.A26]" office:value-type="percentage" office:value="0" calcext:value-type="percentage">
            <text:p>0.00%</text:p>
          </table:table-cell>
          <table:table-cell table:formula="of:=([.J26]-[.B26])/[.B26]" office:value-type="percentage" office:value="0" calcext:value-type="percentage">
            <text:p>0.00%</text:p>
          </table:table-cell>
          <table:table-cell table:formula="of:=([.J26]-[.C26])/[.C26]" office:value-type="percentage" office:value="0" calcext:value-type="percentage">
            <text:p>0.00%</text:p>
          </table:table-cell>
          <table:table-cell table:formula="of:=([.J26]-[.D26])/[.D26]" office:value-type="percentage" office:value="0" calcext:value-type="percentage">
            <text:p>0.00%</text:p>
          </table:table-cell>
          <table:table-cell table:formula="of:=([.J26]-[.E26])/[.E26]" office:value-type="percentage" office:value="0" calcext:value-type="percentage">
            <text:p>0.00%</text:p>
          </table:table-cell>
          <table:table-cell table:formula="of:=([.J26]-[.F26])/[.F26]" office:value-type="percentage" office:value="0" calcext:value-type="percentage">
            <text:p>0.00%</text:p>
          </table:table-cell>
          <table:table-cell table:formula="of:=([.J26]-[.G26])/[.G26]" office:value-type="percentage" office:value="0" calcext:value-type="percentage">
            <text:p>0.00%</text:p>
          </table:table-cell>
          <table:table-cell table:formula="of:=([.J26]-[.H26])/[.H26]" office:value-type="percentage" office:value="0" calcext:value-type="percentage">
            <text:p>0.00%</text:p>
          </table:table-cell>
          <table:table-cell table:formula="of:=([.J26]-[.I26])/[.I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7" calcext:value-type="float">
            <text:p>153.7</text:p>
          </table:table-cell>
          <table:table-cell office:value-type="float" office:value="153" calcext:value-type="float">
            <text:p>153</text:p>
          </table:table-cell>
          <table:table-cell office:value-type="float" office:value="153.4" calcext:value-type="float">
            <text:p>153.4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2" calcext:value-type="float">
            <text:p>154.2</text:p>
          </table:table-cell>
          <table:table-cell office:value-type="float" office:value="153.4" calcext:value-type="float">
            <text:p>153.4</text:p>
          </table:table-cell>
          <table:table-cell office:value-type="float" office:value="150.9" calcext:value-type="float">
            <text:p>150.9</text:p>
          </table:table-cell>
          <table:table-cell office:value-type="float" office:value="155" calcext:value-type="float">
            <text:p>155</text:p>
          </table:table-cell>
          <table:table-cell table:formula="of:=([.J27]-[.A27])/[.A27]" office:value-type="percentage" office:value="0.0104302477183833" calcext:value-type="percentage">
            <text:p>1.04%</text:p>
          </table:table-cell>
          <table:table-cell table:formula="of:=([.J27]-[.B27])/[.B27]" office:value-type="percentage" office:value="0.0124101894186806" calcext:value-type="percentage">
            <text:p>1.24%</text:p>
          </table:table-cell>
          <table:table-cell table:formula="of:=([.J27]-[.C27])/[.C27]" office:value-type="percentage" office:value="0.00845803513337678" calcext:value-type="percentage">
            <text:p>0.85%</text:p>
          </table:table-cell>
          <table:table-cell table:formula="of:=([.J27]-[.D27])/[.D27]" office:value-type="percentage" office:value="0.0130718954248366" calcext:value-type="percentage">
            <text:p>1.31%</text:p>
          </table:table-cell>
          <table:table-cell table:formula="of:=([.J27]-[.E27])/[.E27]" office:value-type="percentage" office:value="0.0104302477183833" calcext:value-type="percentage">
            <text:p>1.04%</text:p>
          </table:table-cell>
          <table:table-cell table:formula="of:=([.J27]-[.F27])/[.F27]" office:value-type="percentage" office:value="0.00584036340038939" calcext:value-type="percentage">
            <text:p>0.58%</text:p>
          </table:table-cell>
          <table:table-cell table:formula="of:=([.J27]-[.G27])/[.G27]" office:value-type="percentage" office:value="0.00518806744487686" calcext:value-type="percentage">
            <text:p>0.52%</text:p>
          </table:table-cell>
          <table:table-cell table:formula="of:=([.J27]-[.H27])/[.H27]" office:value-type="percentage" office:value="0.0104302477183833" calcext:value-type="percentage">
            <text:p>1.04%</text:p>
          </table:table-cell>
          <table:table-cell table:formula="of:=([.J27]-[.I27])/[.I27]" office:value-type="percentage" office:value="0.027170311464546" calcext:value-type="percentage">
            <text:p>2.72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" calcext:value-type="percentage">
            <text:p>0.00%</text:p>
          </table:table-cell>
          <table:table-cell table:formula="of:=([.J28]-[.I28])/[.I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9]-[.A29])/[.A29]" office:value-type="percentage" office:value="0" calcext:value-type="percentage">
            <text:p>0.00%</text:p>
          </table:table-cell>
          <table:table-cell table:formula="of:=([.J29]-[.B29])/[.B29]" office:value-type="percentage" office:value="0" calcext:value-type="percentage">
            <text:p>0.00%</text:p>
          </table:table-cell>
          <table:table-cell table:formula="of:=([.J29]-[.C29])/[.C29]" office:value-type="percentage" office:value="0" calcext:value-type="percentage">
            <text:p>0.00%</text:p>
          </table:table-cell>
          <table:table-cell table:formula="of:=([.J29]-[.D29])/[.D29]" office:value-type="percentage" office:value="0" calcext:value-type="percentage">
            <text:p>0.00%</text:p>
          </table:table-cell>
          <table:table-cell table:formula="of:=([.J29]-[.E29])/[.E29]" office:value-type="percentage" office:value="0" calcext:value-type="percentage">
            <text:p>0.00%</text:p>
          </table:table-cell>
          <table:table-cell table:formula="of:=([.J29]-[.F29])/[.F29]" office:value-type="percentage" office:value="0" calcext:value-type="percentage">
            <text:p>0.00%</text:p>
          </table:table-cell>
          <table:table-cell table:formula="of:=([.J29]-[.G29])/[.G29]" office:value-type="percentage" office:value="0" calcext:value-type="percentage">
            <text:p>0.00%</text:p>
          </table:table-cell>
          <table:table-cell table:formula="of:=([.J29]-[.H29])/[.H29]" office:value-type="percentage" office:value="0" calcext:value-type="percentage">
            <text:p>0.00%</text:p>
          </table:table-cell>
          <table:table-cell table:formula="of:=([.J29]-[.I29])/[.I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30]-[.A30])/[.A30]" office:value-type="percentage" office:value="0" calcext:value-type="percentage">
            <text:p>0.00%</text:p>
          </table:table-cell>
          <table:table-cell table:formula="of:=([.J30]-[.B30])/[.B30]" office:value-type="percentage" office:value="0" calcext:value-type="percentage">
            <text:p>0.00%</text:p>
          </table:table-cell>
          <table:table-cell table:formula="of:=([.J30]-[.C30])/[.C30]" office:value-type="percentage" office:value="0" calcext:value-type="percentage">
            <text:p>0.00%</text:p>
          </table:table-cell>
          <table:table-cell table:formula="of:=([.J30]-[.D30])/[.D30]" office:value-type="percentage" office:value="0" calcext:value-type="percentage">
            <text:p>0.00%</text:p>
          </table:table-cell>
          <table:table-cell table:formula="of:=([.J30]-[.E30])/[.E30]" office:value-type="percentage" office:value="0" calcext:value-type="percentage">
            <text:p>0.00%</text:p>
          </table:table-cell>
          <table:table-cell table:formula="of:=([.J30]-[.F30])/[.F30]" office:value-type="percentage" office:value="0" calcext:value-type="percentage">
            <text:p>0.00%</text:p>
          </table:table-cell>
          <table:table-cell table:formula="of:=([.J30]-[.G30])/[.G30]" office:value-type="percentage" office:value="0" calcext:value-type="percentage">
            <text:p>0.00%</text:p>
          </table:table-cell>
          <table:table-cell table:formula="of:=([.J30]-[.H30])/[.H30]" office:value-type="percentage" office:value="0" calcext:value-type="percentage">
            <text:p>0.00%</text:p>
          </table:table-cell>
          <table:table-cell table:formula="of:=([.J30]-[.I30])/[.I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31]-[.A31])/[.A31]" office:value-type="percentage" office:value="0" calcext:value-type="percentage">
            <text:p>0.00%</text:p>
          </table:table-cell>
          <table:table-cell table:formula="of:=([.J31]-[.B31])/[.B31]" office:value-type="percentage" office:value="0" calcext:value-type="percentage">
            <text:p>0.00%</text:p>
          </table:table-cell>
          <table:table-cell table:formula="of:=([.J31]-[.C31])/[.C31]" office:value-type="percentage" office:value="0" calcext:value-type="percentage">
            <text:p>0.00%</text:p>
          </table:table-cell>
          <table:table-cell table:formula="of:=([.J31]-[.D31])/[.D31]" office:value-type="percentage" office:value="0" calcext:value-type="percentage">
            <text:p>0.00%</text:p>
          </table:table-cell>
          <table:table-cell table:formula="of:=([.J31]-[.E31])/[.E31]" office:value-type="percentage" office:value="0" calcext:value-type="percentage">
            <text:p>0.00%</text:p>
          </table:table-cell>
          <table:table-cell table:formula="of:=([.J31]-[.F31])/[.F31]" office:value-type="percentage" office:value="0" calcext:value-type="percentage">
            <text:p>0.00%</text:p>
          </table:table-cell>
          <table:table-cell table:formula="of:=([.J31]-[.G31])/[.G31]" office:value-type="percentage" office:value="0" calcext:value-type="percentage">
            <text:p>0.00%</text:p>
          </table:table-cell>
          <table:table-cell table:formula="of:=([.J31]-[.H31])/[.H31]" office:value-type="percentage" office:value="0" calcext:value-type="percentage">
            <text:p>0.00%</text:p>
          </table:table-cell>
          <table:table-cell table:formula="of:=([.J31]-[.I31])/[.I3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4" calcext:value-type="float">
            <text:p>174</text:p>
          </table:table-cell>
          <table:table-cell table:formula="of:=([.J32]-[.A32])/[.A32]" office:value-type="percentage" office:value="0" calcext:value-type="percentage">
            <text:p>0.00%</text:p>
          </table:table-cell>
          <table:table-cell table:formula="of:=([.J32]-[.B32])/[.B32]" office:value-type="percentage" office:value="0" calcext:value-type="percentage">
            <text:p>0.00%</text:p>
          </table:table-cell>
          <table:table-cell table:formula="of:=([.J32]-[.C32])/[.C32]" office:value-type="percentage" office:value="0" calcext:value-type="percentage">
            <text:p>0.00%</text:p>
          </table:table-cell>
          <table:table-cell table:formula="of:=([.J32]-[.D32])/[.D32]" office:value-type="percentage" office:value="0" calcext:value-type="percentage">
            <text:p>0.00%</text:p>
          </table:table-cell>
          <table:table-cell table:formula="of:=([.J32]-[.E32])/[.E32]" office:value-type="percentage" office:value="0" calcext:value-type="percentage">
            <text:p>0.00%</text:p>
          </table:table-cell>
          <table:table-cell table:formula="of:=([.J32]-[.F32])/[.F32]" office:value-type="percentage" office:value="0" calcext:value-type="percentage">
            <text:p>0.00%</text:p>
          </table:table-cell>
          <table:table-cell table:formula="of:=([.J32]-[.G32])/[.G32]" office:value-type="percentage" office:value="0" calcext:value-type="percentage">
            <text:p>0.00%</text:p>
          </table:table-cell>
          <table:table-cell table:formula="of:=([.J32]-[.H32])/[.H32]" office:value-type="percentage" office:value="0" calcext:value-type="percentage">
            <text:p>0.00%</text:p>
          </table:table-cell>
          <table:table-cell table:formula="of:=([.J32]-[.I32])/[.I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5" calcext:value-type="float">
            <text:p>175</text:p>
          </table:table-cell>
          <table:table-cell table:formula="of:=([.J33]-[.A33])/[.A33]" office:value-type="percentage" office:value="0" calcext:value-type="percentage">
            <text:p>0.00%</text:p>
          </table:table-cell>
          <table:table-cell table:formula="of:=([.J33]-[.B33])/[.B33]" office:value-type="percentage" office:value="0" calcext:value-type="percentage">
            <text:p>0.00%</text:p>
          </table:table-cell>
          <table:table-cell table:formula="of:=([.J33]-[.C33])/[.C33]" office:value-type="percentage" office:value="0" calcext:value-type="percentage">
            <text:p>0.00%</text:p>
          </table:table-cell>
          <table:table-cell table:formula="of:=([.J33]-[.D33])/[.D33]" office:value-type="percentage" office:value="0" calcext:value-type="percentage">
            <text:p>0.00%</text:p>
          </table:table-cell>
          <table:table-cell table:formula="of:=([.J33]-[.E33])/[.E33]" office:value-type="percentage" office:value="0" calcext:value-type="percentage">
            <text:p>0.00%</text:p>
          </table:table-cell>
          <table:table-cell table:formula="of:=([.J33]-[.F33])/[.F33]" office:value-type="percentage" office:value="0" calcext:value-type="percentage">
            <text:p>0.00%</text:p>
          </table:table-cell>
          <table:table-cell table:formula="of:=([.J33]-[.G33])/[.G33]" office:value-type="percentage" office:value="0" calcext:value-type="percentage">
            <text:p>0.00%</text:p>
          </table:table-cell>
          <table:table-cell table:formula="of:=([.J33]-[.H33])/[.H33]" office:value-type="percentage" office:value="0" calcext:value-type="percentage">
            <text:p>0.00%</text:p>
          </table:table-cell>
          <table:table-cell table:formula="of:=([.J33]-[.I33])/[.I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44.9" calcext:value-type="float">
            <text:p>144.9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4.8" calcext:value-type="float">
            <text:p>144.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4.9" calcext:value-type="float">
            <text:p>144.9</text:p>
          </table:table-cell>
          <table:table-cell office:value-type="float" office:value="145" calcext:value-type="float">
            <text:p>145</text:p>
          </table:table-cell>
          <table:table-cell table:formula="of:=([.J34]-[.A34])/[.A34]" office:value-type="percentage" office:value="0.00276625172890737" calcext:value-type="percentage">
            <text:p>0.28%</text:p>
          </table:table-cell>
          <table:table-cell table:formula="of:=([.J34]-[.B34])/[.B34]" office:value-type="percentage" office:value="0.000690131124913694" calcext:value-type="percentage">
            <text:p>0.07%</text:p>
          </table:table-cell>
          <table:table-cell table:formula="of:=([.J34]-[.C34])/[.C34]" office:value-type="percentage" office:value="0" calcext:value-type="percentage">
            <text:p>0.00%</text:p>
          </table:table-cell>
          <table:table-cell table:formula="of:=([.J34]-[.D34])/[.D34]" office:value-type="percentage" office:value="0" calcext:value-type="percentage">
            <text:p>0.00%</text:p>
          </table:table-cell>
          <table:table-cell table:formula="of:=([.J34]-[.E34])/[.E34]" office:value-type="percentage" office:value="0" calcext:value-type="percentage">
            <text:p>0.00%</text:p>
          </table:table-cell>
          <table:table-cell table:formula="of:=([.J34]-[.F34])/[.F34]" office:value-type="percentage" office:value="0.00138121546961318" calcext:value-type="percentage">
            <text:p>0.14%</text:p>
          </table:table-cell>
          <table:table-cell table:formula="of:=([.J34]-[.G34])/[.G34]" office:value-type="percentage" office:value="0" calcext:value-type="percentage">
            <text:p>0.00%</text:p>
          </table:table-cell>
          <table:table-cell table:formula="of:=([.J34]-[.H34])/[.H34]" office:value-type="percentage" office:value="0" calcext:value-type="percentage">
            <text:p>0.00%</text:p>
          </table:table-cell>
          <table:table-cell table:formula="of:=([.J34]-[.I34])/[.I34]" office:value-type="percentage" office:value="0.000690131124913694" calcext:value-type="percentage">
            <text:p>0.07%</text:p>
          </table:table-cell>
        </table:table-row>
        <table:table-row table:style-name="ro1">
          <table:table-cell table:number-columns-repeated="10" office:value-type="float" office:value="176" calcext:value-type="float">
            <text:p>176</text:p>
          </table:table-cell>
          <table:table-cell table:formula="of:=([.J35]-[.A35])/[.A35]" office:value-type="percentage" office:value="0" calcext:value-type="percentage">
            <text:p>0.00%</text:p>
          </table:table-cell>
          <table:table-cell table:formula="of:=([.J35]-[.B35])/[.B35]" office:value-type="percentage" office:value="0" calcext:value-type="percentage">
            <text:p>0.00%</text:p>
          </table:table-cell>
          <table:table-cell table:formula="of:=([.J35]-[.C35])/[.C35]" office:value-type="percentage" office:value="0" calcext:value-type="percentage">
            <text:p>0.00%</text:p>
          </table:table-cell>
          <table:table-cell table:formula="of:=([.J35]-[.D35])/[.D35]" office:value-type="percentage" office:value="0" calcext:value-type="percentage">
            <text:p>0.00%</text:p>
          </table:table-cell>
          <table:table-cell table:formula="of:=([.J35]-[.E35])/[.E35]" office:value-type="percentage" office:value="0" calcext:value-type="percentage">
            <text:p>0.00%</text:p>
          </table:table-cell>
          <table:table-cell table:formula="of:=([.J35]-[.F35])/[.F35]" office:value-type="percentage" office:value="0" calcext:value-type="percentage">
            <text:p>0.00%</text:p>
          </table:table-cell>
          <table:table-cell table:formula="of:=([.J35]-[.G35])/[.G35]" office:value-type="percentage" office:value="0" calcext:value-type="percentage">
            <text:p>0.00%</text:p>
          </table:table-cell>
          <table:table-cell table:formula="of:=([.J35]-[.H35])/[.H35]" office:value-type="percentage" office:value="0" calcext:value-type="percentage">
            <text:p>0.00%</text:p>
          </table:table-cell>
          <table:table-cell table:formula="of:=([.J35]-[.I35])/[.I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8" calcext:value-type="float">
            <text:p>178</text:p>
          </table:table-cell>
          <table:table-cell table:formula="of:=([.J36]-[.A36])/[.A36]" office:value-type="percentage" office:value="0" calcext:value-type="percentage">
            <text:p>0.00%</text:p>
          </table:table-cell>
          <table:table-cell table:formula="of:=([.J36]-[.B36])/[.B36]" office:value-type="percentage" office:value="0" calcext:value-type="percentage">
            <text:p>0.00%</text:p>
          </table:table-cell>
          <table:table-cell table:formula="of:=([.J36]-[.C36])/[.C36]" office:value-type="percentage" office:value="0" calcext:value-type="percentage">
            <text:p>0.00%</text:p>
          </table:table-cell>
          <table:table-cell table:formula="of:=([.J36]-[.D36])/[.D36]" office:value-type="percentage" office:value="0" calcext:value-type="percentage">
            <text:p>0.00%</text:p>
          </table:table-cell>
          <table:table-cell table:formula="of:=([.J36]-[.E36])/[.E36]" office:value-type="percentage" office:value="0" calcext:value-type="percentage">
            <text:p>0.00%</text:p>
          </table:table-cell>
          <table:table-cell table:formula="of:=([.J36]-[.F36])/[.F36]" office:value-type="percentage" office:value="0" calcext:value-type="percentage">
            <text:p>0.00%</text:p>
          </table:table-cell>
          <table:table-cell table:formula="of:=([.J36]-[.G36])/[.G36]" office:value-type="percentage" office:value="0" calcext:value-type="percentage">
            <text:p>0.00%</text:p>
          </table:table-cell>
          <table:table-cell table:formula="of:=([.J36]-[.H36])/[.H36]" office:value-type="percentage" office:value="0" calcext:value-type="percentage">
            <text:p>0.00%</text:p>
          </table:table-cell>
          <table:table-cell table:formula="of:=([.J36]-[.I36])/[.I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table:number-columns-repeated="5" office:value-type="float" office:value="176.9" calcext:value-type="float">
            <text:p>176.9</text:p>
          </table:table-cell>
          <table:table-cell office:value-type="float" office:value="177" calcext:value-type="float">
            <text:p>177</text:p>
          </table:table-cell>
          <table:table-cell office:value-type="float" office:value="176.9" calcext:value-type="float">
            <text:p>176.9</text:p>
          </table:table-cell>
          <table:table-cell office:value-type="float" office:value="176.4" calcext:value-type="float">
            <text:p>176.4</text:p>
          </table:table-cell>
          <table:table-cell office:value-type="float" office:value="177" calcext:value-type="float">
            <text:p>177</text:p>
          </table:table-cell>
          <table:table-cell table:formula="of:=([.J37]-[.A37])/[.A37]" office:value-type="percentage" office:value="0.00113122171945695" calcext:value-type="percentage">
            <text:p>0.11%</text:p>
          </table:table-cell>
          <table:table-cell table:formula="of:=([.J37]-[.B37])/[.B37]" office:value-type="percentage" office:value="0.000565291124929307" calcext:value-type="percentage">
            <text:p>0.06%</text:p>
          </table:table-cell>
          <table:table-cell table:formula="of:=([.J37]-[.C37])/[.C37]" office:value-type="percentage" office:value="0.000565291124929307" calcext:value-type="percentage">
            <text:p>0.06%</text:p>
          </table:table-cell>
          <table:table-cell table:formula="of:=([.J37]-[.D37])/[.D37]" office:value-type="percentage" office:value="0.000565291124929307" calcext:value-type="percentage">
            <text:p>0.06%</text:p>
          </table:table-cell>
          <table:table-cell table:formula="of:=([.J37]-[.E37])/[.E37]" office:value-type="percentage" office:value="0.000565291124929307" calcext:value-type="percentage">
            <text:p>0.06%</text:p>
          </table:table-cell>
          <table:table-cell table:formula="of:=([.J37]-[.F37])/[.F37]" office:value-type="percentage" office:value="0.000565291124929307" calcext:value-type="percentage">
            <text:p>0.06%</text:p>
          </table:table-cell>
          <table:table-cell table:formula="of:=([.J37]-[.G37])/[.G37]" office:value-type="percentage" office:value="0" calcext:value-type="percentage">
            <text:p>0.00%</text:p>
          </table:table-cell>
          <table:table-cell table:formula="of:=([.J37]-[.H37])/[.H37]" office:value-type="percentage" office:value="0.000565291124929307" calcext:value-type="percentage">
            <text:p>0.06%</text:p>
          </table:table-cell>
          <table:table-cell table:formula="of:=([.J37]-[.I37])/[.I37]" office:value-type="percentage" office:value="0.00340136054421765" calcext:value-type="percentage">
            <text:p>0.34%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80.7" calcext:value-type="float">
            <text:p>180.7</text:p>
          </table:table-cell>
          <table:table-cell office:value-type="float" office:value="180.3" calcext:value-type="float">
            <text:p>180.3</text:p>
          </table:table-cell>
          <table:table-cell office:value-type="float" office:value="180.9" calcext:value-type="float">
            <text:p>180.9</text:p>
          </table:table-cell>
          <table:table-cell office:value-type="float" office:value="180.7" calcext:value-type="float">
            <text:p>180.7</text:p>
          </table:table-cell>
          <table:table-cell office:value-type="float" office:value="180.2" calcext:value-type="float">
            <text:p>180.2</text:p>
          </table:table-cell>
          <table:table-cell office:value-type="float" office:value="180.5" calcext:value-type="float">
            <text:p>180.5</text:p>
          </table:table-cell>
          <table:table-cell office:value-type="float" office:value="178.8" calcext:value-type="float">
            <text:p>178.8</text:p>
          </table:table-cell>
          <table:table-cell office:value-type="float" office:value="176.7" calcext:value-type="float">
            <text:p>176.7</text:p>
          </table:table-cell>
          <table:table-cell office:value-type="float" office:value="182" calcext:value-type="float">
            <text:p>182</text:p>
          </table:table-cell>
          <table:table-cell table:formula="of:=([.J38]-[.A38])/[.A38]" office:value-type="percentage" office:value="0.0122358175750834" calcext:value-type="percentage">
            <text:p>1.22%</text:p>
          </table:table-cell>
          <table:table-cell table:formula="of:=([.J38]-[.B38])/[.B38]" office:value-type="percentage" office:value="0.00719424460431661" calcext:value-type="percentage">
            <text:p>0.72%</text:p>
          </table:table-cell>
          <table:table-cell table:formula="of:=([.J38]-[.C38])/[.C38]" office:value-type="percentage" office:value="0.00942872989462001" calcext:value-type="percentage">
            <text:p>0.94%</text:p>
          </table:table-cell>
          <table:table-cell table:formula="of:=([.J38]-[.D38])/[.D38]" office:value-type="percentage" office:value="0.00608070757324485" calcext:value-type="percentage">
            <text:p>0.61%</text:p>
          </table:table-cell>
          <table:table-cell table:formula="of:=([.J38]-[.E38])/[.E38]" office:value-type="percentage" office:value="0.00719424460431661" calcext:value-type="percentage">
            <text:p>0.72%</text:p>
          </table:table-cell>
          <table:table-cell table:formula="of:=([.J38]-[.F38])/[.F38]" office:value-type="percentage" office:value="0.00998890122086577" calcext:value-type="percentage">
            <text:p>1.00%</text:p>
          </table:table-cell>
          <table:table-cell table:formula="of:=([.J38]-[.G38])/[.G38]" office:value-type="percentage" office:value="0.00831024930747923" calcext:value-type="percentage">
            <text:p>0.83%</text:p>
          </table:table-cell>
          <table:table-cell table:formula="of:=([.J38]-[.H38])/[.H38]" office:value-type="percentage" office:value="0.017897091722595" calcext:value-type="percentage">
            <text:p>1.79%</text:p>
          </table:table-cell>
          <table:table-cell table:formula="of:=([.J38]-[.I38])/[.I38]" office:value-type="percentage" office:value="0.0299943406904358" calcext:value-type="percentage">
            <text:p>3.00%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4" calcext:value-type="float">
            <text:p>181.4</text:p>
          </table:table-cell>
          <table:table-cell office:value-type="float" office:value="181.2" calcext:value-type="float">
            <text:p>181.2</text:p>
          </table:table-cell>
          <table:table-cell office:value-type="float" office:value="180.9" calcext:value-type="float">
            <text:p>180.9</text:p>
          </table:table-cell>
          <table:table-cell office:value-type="float" office:value="182.6" calcext:value-type="float">
            <text:p>182.6</text:p>
          </table:table-cell>
          <table:table-cell office:value-type="float" office:value="180.5" calcext:value-type="float">
            <text:p>180.5</text:p>
          </table:table-cell>
          <table:table-cell office:value-type="float" office:value="177.5" calcext:value-type="float">
            <text:p>177.5</text:p>
          </table:table-cell>
          <table:table-cell office:value-type="float" office:value="186" calcext:value-type="float">
            <text:p>186</text:p>
          </table:table-cell>
          <table:table-cell table:formula="of:=([.J39]-[.A39])/[.A39]" office:value-type="percentage" office:value="0.0281923714759535" calcext:value-type="percentage">
            <text:p>2.82%</text:p>
          </table:table-cell>
          <table:table-cell table:formula="of:=([.J39]-[.B39])/[.B39]" office:value-type="percentage" office:value="0.0242290748898679" calcext:value-type="percentage">
            <text:p>2.42%</text:p>
          </table:table-cell>
          <table:table-cell table:formula="of:=([.J39]-[.C39])/[.C39]" office:value-type="percentage" office:value="0.0259238830667401" calcext:value-type="percentage">
            <text:p>2.59%</text:p>
          </table:table-cell>
          <table:table-cell table:formula="of:=([.J39]-[.D39])/[.D39]" office:value-type="percentage" office:value="0.0253583241455347" calcext:value-type="percentage">
            <text:p>2.54%</text:p>
          </table:table-cell>
          <table:table-cell table:formula="of:=([.J39]-[.E39])/[.E39]" office:value-type="percentage" office:value="0.0264900662251656" calcext:value-type="percentage">
            <text:p>2.65%</text:p>
          </table:table-cell>
          <table:table-cell table:formula="of:=([.J39]-[.F39])/[.F39]" office:value-type="percentage" office:value="0.0281923714759535" calcext:value-type="percentage">
            <text:p>2.82%</text:p>
          </table:table-cell>
          <table:table-cell table:formula="of:=([.J39]-[.G39])/[.G39]" office:value-type="percentage" office:value="0.0186199342825849" calcext:value-type="percentage">
            <text:p>1.86%</text:p>
          </table:table-cell>
          <table:table-cell table:formula="of:=([.J39]-[.H39])/[.H39]" office:value-type="percentage" office:value="0.0304709141274238" calcext:value-type="percentage">
            <text:p>3.05%</text:p>
          </table:table-cell>
          <table:table-cell table:formula="of:=([.J39]-[.I39])/[.I39]" office:value-type="percentage" office:value="0.047887323943662" calcext:value-type="percentage">
            <text:p>4.79%</text:p>
          </table:table-cell>
        </table:table-row>
        <table:table-row table:style-name="ro1">
          <table:table-cell table:number-columns-repeated="10" office:value-type="float" office:value="189" calcext:value-type="float">
            <text:p>189</text:p>
          </table:table-cell>
          <table:table-cell table:formula="of:=([.J40]-[.A40])/[.A40]" office:value-type="percentage" office:value="0" calcext:value-type="percentage">
            <text:p>0.00%</text:p>
          </table:table-cell>
          <table:table-cell table:formula="of:=([.J40]-[.B40])/[.B40]" office:value-type="percentage" office:value="0" calcext:value-type="percentage">
            <text:p>0.00%</text:p>
          </table:table-cell>
          <table:table-cell table:formula="of:=([.J40]-[.C40])/[.C40]" office:value-type="percentage" office:value="0" calcext:value-type="percentage">
            <text:p>0.00%</text:p>
          </table:table-cell>
          <table:table-cell table:formula="of:=([.J40]-[.D40])/[.D40]" office:value-type="percentage" office:value="0" calcext:value-type="percentage">
            <text:p>0.00%</text:p>
          </table:table-cell>
          <table:table-cell table:formula="of:=([.J40]-[.E40])/[.E40]" office:value-type="percentage" office:value="0" calcext:value-type="percentage">
            <text:p>0.00%</text:p>
          </table:table-cell>
          <table:table-cell table:formula="of:=([.J40]-[.F40])/[.F40]" office:value-type="percentage" office:value="0" calcext:value-type="percentage">
            <text:p>0.00%</text:p>
          </table:table-cell>
          <table:table-cell table:formula="of:=([.J40]-[.G40])/[.G40]" office:value-type="percentage" office:value="0" calcext:value-type="percentage">
            <text:p>0.00%</text:p>
          </table:table-cell>
          <table:table-cell table:formula="of:=([.J40]-[.H40])/[.H40]" office:value-type="percentage" office:value="0" calcext:value-type="percentage">
            <text:p>0.00%</text:p>
          </table:table-cell>
          <table:table-cell table:formula="of:=([.J40]-[.I40])/[.I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88.8" calcext:value-type="float">
            <text:p>188.8</text:p>
          </table:table-cell>
          <table:table-cell office:value-type="float" office:value="189.2" calcext:value-type="float">
            <text:p>189.2</text:p>
          </table:table-cell>
          <table:table-cell table:number-columns-repeated="2" office:value-type="float" office:value="189.5" calcext:value-type="float">
            <text:p>189.5</text:p>
          </table:table-cell>
          <table:table-cell office:value-type="float" office:value="189.4" calcext:value-type="float">
            <text:p>189.4</text:p>
          </table:table-cell>
          <table:table-cell office:value-type="float" office:value="189.5" calcext:value-type="float">
            <text:p>189.5</text:p>
          </table:table-cell>
          <table:table-cell office:value-type="float" office:value="189.7" calcext:value-type="float">
            <text:p>189.7</text:p>
          </table:table-cell>
          <table:table-cell office:value-type="float" office:value="183.2" calcext:value-type="float">
            <text:p>183.2</text:p>
          </table:table-cell>
          <table:table-cell office:value-type="float" office:value="191" calcext:value-type="float">
            <text:p>191</text:p>
          </table:table-cell>
          <table:table-cell table:formula="of:=([.J41]-[.A41])/[.A41]" office:value-type="percentage" office:value="0.0127253446447508" calcext:value-type="percentage">
            <text:p>1.27%</text:p>
          </table:table-cell>
          <table:table-cell table:formula="of:=([.J41]-[.B41])/[.B41]" office:value-type="percentage" office:value="0.0116525423728813" calcext:value-type="percentage">
            <text:p>1.17%</text:p>
          </table:table-cell>
          <table:table-cell table:formula="of:=([.J41]-[.C41])/[.C41]" office:value-type="percentage" office:value="0.00951374207188167" calcext:value-type="percentage">
            <text:p>0.95%</text:p>
          </table:table-cell>
          <table:table-cell table:formula="of:=([.J41]-[.D41])/[.D41]" office:value-type="percentage" office:value="0.0079155672823219" calcext:value-type="percentage">
            <text:p>0.79%</text:p>
          </table:table-cell>
          <table:table-cell table:formula="of:=([.J41]-[.E41])/[.E41]" office:value-type="percentage" office:value="0.0079155672823219" calcext:value-type="percentage">
            <text:p>0.79%</text:p>
          </table:table-cell>
          <table:table-cell table:formula="of:=([.J41]-[.F41])/[.F41]" office:value-type="percentage" office:value="0.00844772967265044" calcext:value-type="percentage">
            <text:p>0.84%</text:p>
          </table:table-cell>
          <table:table-cell table:formula="of:=([.J41]-[.G41])/[.G41]" office:value-type="percentage" office:value="0.0079155672823219" calcext:value-type="percentage">
            <text:p>0.79%</text:p>
          </table:table-cell>
          <table:table-cell table:formula="of:=([.J41]-[.H41])/[.H41]" office:value-type="percentage" office:value="0.00685292567211392" calcext:value-type="percentage">
            <text:p>0.69%</text:p>
          </table:table-cell>
          <table:table-cell table:formula="of:=([.J41]-[.I41])/[.I41]" office:value-type="percentage" office:value="0.0425764192139739" calcext:value-type="percentage">
            <text:p>4.26%</text:p>
          </table:table-cell>
        </table:table-row>
        <table:table-row table:style-name="ro1">
          <table:table-cell table:number-columns-repeated="10" office:value-type="float" office:value="191" calcext:value-type="float">
            <text:p>191</text:p>
          </table:table-cell>
          <table:table-cell table:formula="of:=([.J42]-[.A42])/[.A42]" office:value-type="percentage" office:value="0" calcext:value-type="percentage">
            <text:p>0.00%</text:p>
          </table:table-cell>
          <table:table-cell table:formula="of:=([.J42]-[.B42])/[.B42]" office:value-type="percentage" office:value="0" calcext:value-type="percentage">
            <text:p>0.00%</text:p>
          </table:table-cell>
          <table:table-cell table:formula="of:=([.J42]-[.C42])/[.C42]" office:value-type="percentage" office:value="0" calcext:value-type="percentage">
            <text:p>0.00%</text:p>
          </table:table-cell>
          <table:table-cell table:formula="of:=([.J42]-[.D42])/[.D42]" office:value-type="percentage" office:value="0" calcext:value-type="percentage">
            <text:p>0.00%</text:p>
          </table:table-cell>
          <table:table-cell table:formula="of:=([.J42]-[.E42])/[.E42]" office:value-type="percentage" office:value="0" calcext:value-type="percentage">
            <text:p>0.00%</text:p>
          </table:table-cell>
          <table:table-cell table:formula="of:=([.J42]-[.F42])/[.F42]" office:value-type="percentage" office:value="0" calcext:value-type="percentage">
            <text:p>0.00%</text:p>
          </table:table-cell>
          <table:table-cell table:formula="of:=([.J42]-[.G42])/[.G42]" office:value-type="percentage" office:value="0" calcext:value-type="percentage">
            <text:p>0.00%</text:p>
          </table:table-cell>
          <table:table-cell table:formula="of:=([.J42]-[.H42])/[.H42]" office:value-type="percentage" office:value="0" calcext:value-type="percentage">
            <text:p>0.00%</text:p>
          </table:table-cell>
          <table:table-cell table:formula="of:=([.J42]-[.I42])/[.I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5" calcext:value-type="float">
            <text:p>195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6" calcext:value-type="float">
            <text:p>196</text:p>
          </table:table-cell>
          <table:table-cell table:formula="of:=([.J44]-[.A44])/[.A44]" office:value-type="percentage" office:value="0" calcext:value-type="percentage">
            <text:p>0.00%</text:p>
          </table:table-cell>
          <table:table-cell table:formula="of:=([.J44]-[.B44])/[.B44]" office:value-type="percentage" office:value="0" calcext:value-type="percentage">
            <text:p>0.00%</text:p>
          </table:table-cell>
          <table:table-cell table:formula="of:=([.J44]-[.C44])/[.C44]" office:value-type="percentage" office:value="0" calcext:value-type="percentage">
            <text:p>0.00%</text:p>
          </table:table-cell>
          <table:table-cell table:formula="of:=([.J44]-[.D44])/[.D44]" office:value-type="percentage" office:value="0" calcext:value-type="percentage">
            <text:p>0.00%</text:p>
          </table:table-cell>
          <table:table-cell table:formula="of:=([.J44]-[.E44])/[.E44]" office:value-type="percentage" office:value="0" calcext:value-type="percentage">
            <text:p>0.00%</text:p>
          </table:table-cell>
          <table:table-cell table:formula="of:=([.J44]-[.F44])/[.F44]" office:value-type="percentage" office:value="0" calcext:value-type="percentage">
            <text:p>0.00%</text:p>
          </table:table-cell>
          <table:table-cell table:formula="of:=([.J44]-[.G44])/[.G44]" office:value-type="percentage" office:value="0" calcext:value-type="percentage">
            <text:p>0.00%</text:p>
          </table:table-cell>
          <table:table-cell table:formula="of:=([.J44]-[.H44])/[.H44]" office:value-type="percentage" office:value="0" calcext:value-type="percentage">
            <text:p>0.00%</text:p>
          </table:table-cell>
          <table:table-cell table:formula="of:=([.J44]-[.I44])/[.I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5]-[.A45])/[.A45]" office:value-type="percentage" office:value="0" calcext:value-type="percentage">
            <text:p>0.00%</text:p>
          </table:table-cell>
          <table:table-cell table:formula="of:=([.J45]-[.B45])/[.B45]" office:value-type="percentage" office:value="0" calcext:value-type="percentage">
            <text:p>0.00%</text:p>
          </table:table-cell>
          <table:table-cell table:formula="of:=([.J45]-[.C45])/[.C45]" office:value-type="percentage" office:value="0" calcext:value-type="percentage">
            <text:p>0.00%</text:p>
          </table:table-cell>
          <table:table-cell table:formula="of:=([.J45]-[.D45])/[.D45]" office:value-type="percentage" office:value="0" calcext:value-type="percentage">
            <text:p>0.00%</text:p>
          </table:table-cell>
          <table:table-cell table:formula="of:=([.J45]-[.E45])/[.E45]" office:value-type="percentage" office:value="0" calcext:value-type="percentage">
            <text:p>0.00%</text:p>
          </table:table-cell>
          <table:table-cell table:formula="of:=([.J45]-[.F45])/[.F45]" office:value-type="percentage" office:value="0" calcext:value-type="percentage">
            <text:p>0.00%</text:p>
          </table:table-cell>
          <table:table-cell table:formula="of:=([.J45]-[.G45])/[.G45]" office:value-type="percentage" office:value="0" calcext:value-type="percentage">
            <text:p>0.00%</text:p>
          </table:table-cell>
          <table:table-cell table:formula="of:=([.J45]-[.H45])/[.H45]" office:value-type="percentage" office:value="0" calcext:value-type="percentage">
            <text:p>0.00%</text:p>
          </table:table-cell>
          <table:table-cell table:formula="of:=([.J45]-[.I45])/[.I4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6]-[.A46])/[.A46]" office:value-type="percentage" office:value="0" calcext:value-type="percentage">
            <text:p>0.00%</text:p>
          </table:table-cell>
          <table:table-cell table:formula="of:=([.J46]-[.B46])/[.B46]" office:value-type="percentage" office:value="0" calcext:value-type="percentage">
            <text:p>0.00%</text:p>
          </table:table-cell>
          <table:table-cell table:formula="of:=([.J46]-[.C46])/[.C46]" office:value-type="percentage" office:value="0" calcext:value-type="percentage">
            <text:p>0.00%</text:p>
          </table:table-cell>
          <table:table-cell table:formula="of:=([.J46]-[.D46])/[.D46]" office:value-type="percentage" office:value="0" calcext:value-type="percentage">
            <text:p>0.00%</text:p>
          </table:table-cell>
          <table:table-cell table:formula="of:=([.J46]-[.E46])/[.E46]" office:value-type="percentage" office:value="0" calcext:value-type="percentage">
            <text:p>0.00%</text:p>
          </table:table-cell>
          <table:table-cell table:formula="of:=([.J46]-[.F46])/[.F46]" office:value-type="percentage" office:value="0" calcext:value-type="percentage">
            <text:p>0.00%</text:p>
          </table:table-cell>
          <table:table-cell table:formula="of:=([.J46]-[.G46])/[.G46]" office:value-type="percentage" office:value="0" calcext:value-type="percentage">
            <text:p>0.00%</text:p>
          </table:table-cell>
          <table:table-cell table:formula="of:=([.J46]-[.H46])/[.H46]" office:value-type="percentage" office:value="0" calcext:value-type="percentage">
            <text:p>0.00%</text:p>
          </table:table-cell>
          <table:table-cell table:formula="of:=([.J46]-[.I46])/[.I4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7]-[.A47])/[.A47]" office:value-type="percentage" office:value="0" calcext:value-type="percentage">
            <text:p>0.00%</text:p>
          </table:table-cell>
          <table:table-cell table:formula="of:=([.J47]-[.B47])/[.B47]" office:value-type="percentage" office:value="0" calcext:value-type="percentage">
            <text:p>0.00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" calcext:value-type="percentage">
            <text:p>0.00%</text:p>
          </table:table-cell>
          <table:table-cell table:formula="of:=([.J47]-[.E47])/[.E47]" office:value-type="percentage" office:value="0" calcext:value-type="percentage">
            <text:p>0.00%</text:p>
          </table:table-cell>
          <table:table-cell table:formula="of:=([.J47]-[.F47])/[.F47]" office:value-type="percentage" office:value="0" calcext:value-type="percentage">
            <text:p>0.00%</text:p>
          </table:table-cell>
          <table:table-cell table:formula="of:=([.J47]-[.G47])/[.G47]" office:value-type="percentage" office:value="0" calcext:value-type="percentage">
            <text:p>0.00%</text:p>
          </table:table-cell>
          <table:table-cell table:formula="of:=([.J47]-[.H47])/[.H47]" office:value-type="percentage" office:value="0" calcext:value-type="percentage">
            <text:p>0.00%</text:p>
          </table:table-cell>
          <table:table-cell table:formula="of:=([.J47]-[.I47])/[.I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9" calcext:value-type="float">
            <text:p>199</text:p>
          </table:table-cell>
          <table:table-cell table:formula="of:=([.J48]-[.A48])/[.A48]" office:value-type="percentage" office:value="0" calcext:value-type="percentage">
            <text:p>0.00%</text:p>
          </table:table-cell>
          <table:table-cell table:formula="of:=([.J48]-[.B48])/[.B48]" office:value-type="percentage" office:value="0" calcext:value-type="percentage">
            <text:p>0.00%</text:p>
          </table:table-cell>
          <table:table-cell table:formula="of:=([.J48]-[.C48])/[.C48]" office:value-type="percentage" office:value="0" calcext:value-type="percentage">
            <text:p>0.00%</text:p>
          </table:table-cell>
          <table:table-cell table:formula="of:=([.J48]-[.D48])/[.D48]" office:value-type="percentage" office:value="0" calcext:value-type="percentage">
            <text:p>0.00%</text:p>
          </table:table-cell>
          <table:table-cell table:formula="of:=([.J48]-[.E48])/[.E48]" office:value-type="percentage" office:value="0" calcext:value-type="percentage">
            <text:p>0.00%</text:p>
          </table:table-cell>
          <table:table-cell table:formula="of:=([.J48]-[.F48])/[.F48]" office:value-type="percentage" office:value="0" calcext:value-type="percentage">
            <text:p>0.00%</text:p>
          </table:table-cell>
          <table:table-cell table:formula="of:=([.J48]-[.G48])/[.G48]" office:value-type="percentage" office:value="0" calcext:value-type="percentage">
            <text:p>0.00%</text:p>
          </table:table-cell>
          <table:table-cell table:formula="of:=([.J48]-[.H48])/[.H48]" office:value-type="percentage" office:value="0" calcext:value-type="percentage">
            <text:p>0.00%</text:p>
          </table:table-cell>
          <table:table-cell table:formula="of:=([.J48]-[.I48])/[.I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1" calcext:value-type="float">
            <text:p>201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" calcext:value-type="percentage">
            <text:p>0.0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" calcext:value-type="percentage">
            <text:p>0.00%</text:p>
          </table:table-cell>
          <table:table-cell table:formula="of:=([.J49]-[.E49])/[.E49]" office:value-type="percentage" office:value="0" calcext:value-type="percentage">
            <text:p>0.00%</text:p>
          </table:table-cell>
          <table:table-cell table:formula="of:=([.J49]-[.F49])/[.F49]" office:value-type="percentage" office:value="0" calcext:value-type="percentage">
            <text:p>0.00%</text:p>
          </table:table-cell>
          <table:table-cell table:formula="of:=([.J49]-[.G49])/[.G49]" office:value-type="percentage" office:value="0" calcext:value-type="percentage">
            <text:p>0.00%</text:p>
          </table:table-cell>
          <table:table-cell table:formula="of:=([.J49]-[.H49])/[.H49]" office:value-type="percentage" office:value="0" calcext:value-type="percentage">
            <text:p>0.00%</text:p>
          </table:table-cell>
          <table:table-cell table:formula="of:=([.J49]-[.I49])/[.I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50]-[.A50])/[.A50]" office:value-type="percentage" office:value="0" calcext:value-type="percentage">
            <text:p>0.00%</text:p>
          </table:table-cell>
          <table:table-cell table:formula="of:=([.J50]-[.B50])/[.B50]" office:value-type="percentage" office:value="0" calcext:value-type="percentage">
            <text:p>0.00%</text:p>
          </table:table-cell>
          <table:table-cell table:formula="of:=([.J50]-[.C50])/[.C50]" office:value-type="percentage" office:value="0" calcext:value-type="percentage">
            <text:p>0.00%</text:p>
          </table:table-cell>
          <table:table-cell table:formula="of:=([.J50]-[.D50])/[.D50]" office:value-type="percentage" office:value="0" calcext:value-type="percentage">
            <text:p>0.00%</text:p>
          </table:table-cell>
          <table:table-cell table:formula="of:=([.J50]-[.E50])/[.E50]" office:value-type="percentage" office:value="0" calcext:value-type="percentage">
            <text:p>0.00%</text:p>
          </table:table-cell>
          <table:table-cell table:formula="of:=([.J50]-[.F50])/[.F50]" office:value-type="percentage" office:value="0" calcext:value-type="percentage">
            <text:p>0.00%</text:p>
          </table:table-cell>
          <table:table-cell table:formula="of:=([.J50]-[.G50])/[.G50]" office:value-type="percentage" office:value="0" calcext:value-type="percentage">
            <text:p>0.00%</text:p>
          </table:table-cell>
          <table:table-cell table:formula="of:=([.J50]-[.H50])/[.H50]" office:value-type="percentage" office:value="0" calcext:value-type="percentage">
            <text:p>0.00%</text:p>
          </table:table-cell>
          <table:table-cell table:formula="of:=([.J50]-[.I50])/[.I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3" calcext:value-type="float">
            <text:p>203</text:p>
          </table:table-cell>
          <table:table-cell table:formula="of:=([.J51]-[.A51])/[.A51]" office:value-type="percentage" office:value="0" calcext:value-type="percentage">
            <text:p>0.00%</text:p>
          </table:table-cell>
          <table:table-cell table:formula="of:=([.J51]-[.B51])/[.B51]" office:value-type="percentage" office:value="0" calcext:value-type="percentage">
            <text:p>0.00%</text:p>
          </table:table-cell>
          <table:table-cell table:formula="of:=([.J51]-[.C51])/[.C51]" office:value-type="percentage" office:value="0" calcext:value-type="percentage">
            <text:p>0.00%</text:p>
          </table:table-cell>
          <table:table-cell table:formula="of:=([.J51]-[.D51])/[.D51]" office:value-type="percentage" office:value="0" calcext:value-type="percentage">
            <text:p>0.00%</text:p>
          </table:table-cell>
          <table:table-cell table:formula="of:=([.J51]-[.E51])/[.E51]" office:value-type="percentage" office:value="0" calcext:value-type="percentage">
            <text:p>0.00%</text:p>
          </table:table-cell>
          <table:table-cell table:formula="of:=([.J51]-[.F51])/[.F51]" office:value-type="percentage" office:value="0" calcext:value-type="percentage">
            <text:p>0.00%</text:p>
          </table:table-cell>
          <table:table-cell table:formula="of:=([.J51]-[.G51])/[.G51]" office:value-type="percentage" office:value="0" calcext:value-type="percentage">
            <text:p>0.00%</text:p>
          </table:table-cell>
          <table:table-cell table:formula="of:=([.J51]-[.H51])/[.H51]" office:value-type="percentage" office:value="0" calcext:value-type="percentage">
            <text:p>0.00%</text:p>
          </table:table-cell>
          <table:table-cell table:formula="of:=([.J51]-[.I51])/[.I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196.2" calcext:value-type="float">
            <text:p>196.2</text:p>
          </table:table-cell>
          <table:table-cell office:value-type="float" office:value="195.9" calcext:value-type="float">
            <text:p>195.9</text:p>
          </table:table-cell>
          <table:table-cell table:number-columns-repeated="2" office:value-type="float" office:value="196.5" calcext:value-type="float">
            <text:p>196.5</text:p>
          </table:table-cell>
          <table:table-cell office:value-type="float" office:value="195.6" calcext:value-type="float">
            <text:p>195.6</text:p>
          </table:table-cell>
          <table:table-cell office:value-type="float" office:value="196" calcext:value-type="float">
            <text:p>196</text:p>
          </table:table-cell>
          <table:table-cell office:value-type="float" office:value="194.3" calcext:value-type="float">
            <text:p>194.3</text:p>
          </table:table-cell>
          <table:table-cell office:value-type="float" office:value="193.5" calcext:value-type="float">
            <text:p>193.5</text:p>
          </table:table-cell>
          <table:table-cell office:value-type="float" office:value="200" calcext:value-type="float">
            <text:p>200</text:p>
          </table:table-cell>
          <table:table-cell table:formula="of:=([.J52]-[.A52])/[.A52]" office:value-type="percentage" office:value="0.0219724067450179" calcext:value-type="percentage">
            <text:p>2.20%</text:p>
          </table:table-cell>
          <table:table-cell table:formula="of:=([.J52]-[.B52])/[.B52]" office:value-type="percentage" office:value="0.0193679918450561" calcext:value-type="percentage">
            <text:p>1.94%</text:p>
          </table:table-cell>
          <table:table-cell table:formula="of:=([.J52]-[.C52])/[.C52]" office:value-type="percentage" office:value="0.0209290454313425" calcext:value-type="percentage">
            <text:p>2.09%</text:p>
          </table:table-cell>
          <table:table-cell table:formula="of:=([.J52]-[.D52])/[.D52]" office:value-type="percentage" office:value="0.0178117048346056" calcext:value-type="percentage">
            <text:p>1.78%</text:p>
          </table:table-cell>
          <table:table-cell table:formula="of:=([.J52]-[.E52])/[.E52]" office:value-type="percentage" office:value="0.0178117048346056" calcext:value-type="percentage">
            <text:p>1.78%</text:p>
          </table:table-cell>
          <table:table-cell table:formula="of:=([.J52]-[.F52])/[.F52]" office:value-type="percentage" office:value="0.0224948875255624" calcext:value-type="percentage">
            <text:p>2.25%</text:p>
          </table:table-cell>
          <table:table-cell table:formula="of:=([.J52]-[.G52])/[.G52]" office:value-type="percentage" office:value="0.0204081632653061" calcext:value-type="percentage">
            <text:p>2.04%</text:p>
          </table:table-cell>
          <table:table-cell table:formula="of:=([.J52]-[.H52])/[.H52]" office:value-type="percentage" office:value="0.0293360782295419" calcext:value-type="percentage">
            <text:p>2.93%</text:p>
          </table:table-cell>
          <table:table-cell table:formula="of:=([.J52]-[.I52])/[.I52]" office:value-type="percentage" office:value="0.0335917312661499" calcext:value-type="percentage">
            <text:p>3.36%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206.7" calcext:value-type="float">
            <text:p>206.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6.7" calcext:value-type="float">
            <text:p>206.7</text:p>
          </table:table-cell>
          <table:table-cell table:number-columns-repeated="2" office:value-type="float" office:value="206.4" calcext:value-type="float">
            <text:p>206.4</text:p>
          </table:table-cell>
          <table:table-cell table:number-columns-repeated="2" office:value-type="float" office:value="206.8" calcext:value-type="float">
            <text:p>206.8</text:p>
          </table:table-cell>
          <table:table-cell office:value-type="float" office:value="207" calcext:value-type="float">
            <text:p>207</text:p>
          </table:table-cell>
          <table:table-cell table:formula="of:=([.J53]-[.A53])/[.A53]" office:value-type="percentage" office:value="0.00339311682016475" calcext:value-type="percentage">
            <text:p>0.34%</text:p>
          </table:table-cell>
          <table:table-cell table:formula="of:=([.J53]-[.B53])/[.B53]" office:value-type="percentage" office:value="0.00145137880986943" calcext:value-type="percentage">
            <text:p>0.15%</text:p>
          </table:table-cell>
          <table:table-cell table:formula="of:=([.J53]-[.C53])/[.C53]" office:value-type="percentage" office:value="0" calcext:value-type="percentage">
            <text:p>0.00%</text:p>
          </table:table-cell>
          <table:table-cell table:formula="of:=([.J53]-[.D53])/[.D53]" office:value-type="percentage" office:value="0.00145137880986943" calcext:value-type="percentage">
            <text:p>0.15%</text:p>
          </table:table-cell>
          <table:table-cell table:formula="of:=([.J53]-[.E53])/[.E53]" office:value-type="percentage" office:value="0.00145137880986943" calcext:value-type="percentage">
            <text:p>0.15%</text:p>
          </table:table-cell>
          <table:table-cell table:formula="of:=([.J53]-[.F53])/[.F53]" office:value-type="percentage" office:value="0.00290697674418602" calcext:value-type="percentage">
            <text:p>0.29%</text:p>
          </table:table-cell>
          <table:table-cell table:formula="of:=([.J53]-[.G53])/[.G53]" office:value-type="percentage" office:value="0.00290697674418602" calcext:value-type="percentage">
            <text:p>0.29%</text:p>
          </table:table-cell>
          <table:table-cell table:formula="of:=([.J53]-[.H53])/[.H53]" office:value-type="percentage" office:value="0.000967117988394529" calcext:value-type="percentage">
            <text:p>0.10%</text:p>
          </table:table-cell>
          <table:table-cell table:formula="of:=([.J53]-[.I53])/[.I53]" office:value-type="percentage" office:value="0.000967117988394529" calcext:value-type="percentage">
            <text:p>0.10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54]-[.A54])/[.A54]" office:value-type="percentage" office:value="0" calcext:value-type="percentage">
            <text:p>0.00%</text:p>
          </table:table-cell>
          <table:table-cell table:formula="of:=([.J54]-[.B54])/[.B54]" office:value-type="percentage" office:value="0" calcext:value-type="percentage">
            <text:p>0.00%</text:p>
          </table:table-cell>
          <table:table-cell table:formula="of:=([.J54]-[.C54])/[.C54]" office:value-type="percentage" office:value="0" calcext:value-type="percentage">
            <text:p>0.00%</text:p>
          </table:table-cell>
          <table:table-cell table:formula="of:=([.J54]-[.D54])/[.D54]" office:value-type="percentage" office:value="0" calcext:value-type="percentage">
            <text:p>0.00%</text:p>
          </table:table-cell>
          <table:table-cell table:formula="of:=([.J54]-[.E54])/[.E54]" office:value-type="percentage" office:value="0" calcext:value-type="percentage">
            <text:p>0.00%</text:p>
          </table:table-cell>
          <table:table-cell table:formula="of:=([.J54]-[.F54])/[.F54]" office:value-type="percentage" office:value="0" calcext:value-type="percentage">
            <text:p>0.00%</text:p>
          </table:table-cell>
          <table:table-cell table:formula="of:=([.J54]-[.G54])/[.G54]" office:value-type="percentage" office:value="0" calcext:value-type="percentage">
            <text:p>0.00%</text:p>
          </table:table-cell>
          <table:table-cell table:formula="of:=([.J54]-[.H54])/[.H54]" office:value-type="percentage" office:value="0" calcext:value-type="percentage">
            <text:p>0.00%</text:p>
          </table:table-cell>
          <table:table-cell table:formula="of:=([.J54]-[.I54])/[.I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1" calcext:value-type="float">
            <text:p>195.1</text:p>
          </table:table-cell>
          <table:table-cell office:value-type="float" office:value="194.8" calcext:value-type="float">
            <text:p>194.8</text:p>
          </table:table-cell>
          <table:table-cell office:value-type="float" office:value="195.2" calcext:value-type="float">
            <text:p>195.2</text:p>
          </table:table-cell>
          <table:table-cell table:number-columns-repeated="2" office:value-type="float" office:value="195.5" calcext:value-type="float">
            <text:p>195.5</text:p>
          </table:table-cell>
          <table:table-cell office:value-type="float" office:value="193.1" calcext:value-type="float">
            <text:p>193.1</text:p>
          </table:table-cell>
          <table:table-cell office:value-type="float" office:value="192.6" calcext:value-type="float">
            <text:p>192.6</text:p>
          </table:table-cell>
          <table:table-cell office:value-type="float" office:value="199" calcext:value-type="float">
            <text:p>199</text:p>
          </table:table-cell>
          <table:table-cell table:formula="of:=([.J55]-[.A55])/[.A55]" office:value-type="percentage" office:value="0.0184237461617195" calcext:value-type="percentage">
            <text:p>1.84%</text:p>
          </table:table-cell>
          <table:table-cell table:formula="of:=([.J55]-[.B55])/[.B55]" office:value-type="percentage" office:value="0.0173824130879346" calcext:value-type="percentage">
            <text:p>1.74%</text:p>
          </table:table-cell>
          <table:table-cell table:formula="of:=([.J55]-[.C55])/[.C55]" office:value-type="percentage" office:value="0.0199897488467453" calcext:value-type="percentage">
            <text:p>2.00%</text:p>
          </table:table-cell>
          <table:table-cell table:formula="of:=([.J55]-[.D55])/[.D55]" office:value-type="percentage" office:value="0.0215605749486652" calcext:value-type="percentage">
            <text:p>2.16%</text:p>
          </table:table-cell>
          <table:table-cell table:formula="of:=([.J55]-[.E55])/[.E55]" office:value-type="percentage" office:value="0.0194672131147542" calcext:value-type="percentage">
            <text:p>1.95%</text:p>
          </table:table-cell>
          <table:table-cell table:formula="of:=([.J55]-[.F55])/[.F55]" office:value-type="percentage" office:value="0.0179028132992327" calcext:value-type="percentage">
            <text:p>1.79%</text:p>
          </table:table-cell>
          <table:table-cell table:formula="of:=([.J55]-[.G55])/[.G55]" office:value-type="percentage" office:value="0.0179028132992327" calcext:value-type="percentage">
            <text:p>1.79%</text:p>
          </table:table-cell>
          <table:table-cell table:formula="of:=([.J55]-[.H55])/[.H55]" office:value-type="percentage" office:value="0.0305541170378043" calcext:value-type="percentage">
            <text:p>3.06%</text:p>
          </table:table-cell>
          <table:table-cell table:formula="of:=([.J55]-[.I55])/[.I55]" office:value-type="percentage" office:value="0.0332294911734164" calcext:value-type="percentage">
            <text:p>3.32%</text:p>
          </table:table-cell>
        </table:table-row>
        <table:table-row table:style-name="ro1">
          <table:table-cell table:number-columns-repeated="10" office:value-type="float" office:value="208" calcext:value-type="float">
            <text:p>208</text:p>
          </table:table-cell>
          <table:table-cell table:formula="of:=([.J56]-[.A56])/[.A56]" office:value-type="percentage" office:value="0" calcext:value-type="percentage">
            <text:p>0.00%</text:p>
          </table:table-cell>
          <table:table-cell table:formula="of:=([.J56]-[.B56])/[.B56]" office:value-type="percentage" office:value="0" calcext:value-type="percentage">
            <text:p>0.00%</text:p>
          </table:table-cell>
          <table:table-cell table:formula="of:=([.J56]-[.C56])/[.C56]" office:value-type="percentage" office:value="0" calcext:value-type="percentage">
            <text:p>0.00%</text:p>
          </table:table-cell>
          <table:table-cell table:formula="of:=([.J56]-[.D56])/[.D56]" office:value-type="percentage" office:value="0" calcext:value-type="percentage">
            <text:p>0.00%</text:p>
          </table:table-cell>
          <table:table-cell table:formula="of:=([.J56]-[.E56])/[.E56]" office:value-type="percentage" office:value="0" calcext:value-type="percentage">
            <text:p>0.00%</text:p>
          </table:table-cell>
          <table:table-cell table:formula="of:=([.J56]-[.F56])/[.F56]" office:value-type="percentage" office:value="0" calcext:value-type="percentage">
            <text:p>0.00%</text:p>
          </table:table-cell>
          <table:table-cell table:formula="of:=([.J56]-[.G56])/[.G56]" office:value-type="percentage" office:value="0" calcext:value-type="percentage">
            <text:p>0.00%</text:p>
          </table:table-cell>
          <table:table-cell table:formula="of:=([.J56]-[.H56])/[.H56]" office:value-type="percentage" office:value="0" calcext:value-type="percentage">
            <text:p>0.00%</text:p>
          </table:table-cell>
          <table:table-cell table:formula="of:=([.J56]-[.I56])/[.I5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.9" calcext:value-type="float">
            <text:p>210.9</text:p>
          </table:table-cell>
          <table:table-cell table:number-columns-repeated="8" office:value-type="float" office:value="211" calcext:value-type="float">
            <text:p>211</text:p>
          </table:table-cell>
          <table:table-cell table:formula="of:=([.J57]-[.A57])/[.A57]" office:value-type="percentage" office:value="0" calcext:value-type="percentage">
            <text:p>0.00%</text:p>
          </table:table-cell>
          <table:table-cell table:formula="of:=([.J57]-[.B57])/[.B57]" office:value-type="percentage" office:value="0.000474158368895184" calcext:value-type="percentage">
            <text:p>0.05%</text:p>
          </table:table-cell>
          <table:table-cell table:formula="of:=([.J57]-[.C57])/[.C57]" office:value-type="percentage" office:value="0" calcext:value-type="percentage">
            <text:p>0.00%</text:p>
          </table:table-cell>
          <table:table-cell table:formula="of:=([.J57]-[.D57])/[.D57]" office:value-type="percentage" office:value="0" calcext:value-type="percentage">
            <text:p>0.00%</text:p>
          </table:table-cell>
          <table:table-cell table:formula="of:=([.J57]-[.E57])/[.E57]" office:value-type="percentage" office:value="0" calcext:value-type="percentage">
            <text:p>0.00%</text:p>
          </table:table-cell>
          <table:table-cell table:formula="of:=([.J57]-[.F57])/[.F57]" office:value-type="percentage" office:value="0" calcext:value-type="percentage">
            <text:p>0.00%</text:p>
          </table:table-cell>
          <table:table-cell table:formula="of:=([.J57]-[.G57])/[.G57]" office:value-type="percentage" office:value="0" calcext:value-type="percentage">
            <text:p>0.00%</text:p>
          </table:table-cell>
          <table:table-cell table:formula="of:=([.J57]-[.H57])/[.H57]" office:value-type="percentage" office:value="0" calcext:value-type="percentage">
            <text:p>0.00%</text:p>
          </table:table-cell>
          <table:table-cell table:formula="of:=([.J57]-[.I57])/[.I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2" calcext:value-type="float">
            <text:p>212</text:p>
          </table:table-cell>
          <table:table-cell table:formula="of:=([.J59]-[.A59])/[.A59]" office:value-type="percentage" office:value="0" calcext:value-type="percentage">
            <text:p>0.00%</text:p>
          </table:table-cell>
          <table:table-cell table:formula="of:=([.J59]-[.B59])/[.B59]" office:value-type="percentage" office:value="0" calcext:value-type="percentage">
            <text:p>0.00%</text:p>
          </table:table-cell>
          <table:table-cell table:formula="of:=([.J59]-[.C59])/[.C59]" office:value-type="percentage" office:value="0" calcext:value-type="percentage">
            <text:p>0.00%</text:p>
          </table:table-cell>
          <table:table-cell table:formula="of:=([.J59]-[.D59])/[.D59]" office:value-type="percentage" office:value="0" calcext:value-type="percentage">
            <text:p>0.00%</text:p>
          </table:table-cell>
          <table:table-cell table:formula="of:=([.J59]-[.E59])/[.E59]" office:value-type="percentage" office:value="0" calcext:value-type="percentage">
            <text:p>0.00%</text:p>
          </table:table-cell>
          <table:table-cell table:formula="of:=([.J59]-[.F59])/[.F59]" office:value-type="percentage" office:value="0" calcext:value-type="percentage">
            <text:p>0.00%</text:p>
          </table:table-cell>
          <table:table-cell table:formula="of:=([.J59]-[.G59])/[.G59]" office:value-type="percentage" office:value="0" calcext:value-type="percentage">
            <text:p>0.00%</text:p>
          </table:table-cell>
          <table:table-cell table:formula="of:=([.J59]-[.H59])/[.H59]" office:value-type="percentage" office:value="0" calcext:value-type="percentage">
            <text:p>0.00%</text:p>
          </table:table-cell>
          <table:table-cell table:formula="of:=([.J59]-[.I59])/[.I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3" calcext:value-type="float">
            <text:p>213</text:p>
          </table:table-cell>
          <table:table-cell table:formula="of:=([.J60]-[.A60])/[.A60]" office:value-type="percentage" office:value="0" calcext:value-type="percentage">
            <text:p>0.00%</text:p>
          </table:table-cell>
          <table:table-cell table:formula="of:=([.J60]-[.B60])/[.B60]" office:value-type="percentage" office:value="0" calcext:value-type="percentage">
            <text:p>0.00%</text:p>
          </table:table-cell>
          <table:table-cell table:formula="of:=([.J60]-[.C60])/[.C60]" office:value-type="percentage" office:value="0" calcext:value-type="percentage">
            <text:p>0.00%</text:p>
          </table:table-cell>
          <table:table-cell table:formula="of:=([.J60]-[.D60])/[.D60]" office:value-type="percentage" office:value="0" calcext:value-type="percentage">
            <text:p>0.00%</text:p>
          </table:table-cell>
          <table:table-cell table:formula="of:=([.J60]-[.E60])/[.E60]" office:value-type="percentage" office:value="0" calcext:value-type="percentage">
            <text:p>0.00%</text:p>
          </table:table-cell>
          <table:table-cell table:formula="of:=([.J60]-[.F60])/[.F60]" office:value-type="percentage" office:value="0" calcext:value-type="percentage">
            <text:p>0.00%</text:p>
          </table:table-cell>
          <table:table-cell table:formula="of:=([.J60]-[.G60])/[.G60]" office:value-type="percentage" office:value="0" calcext:value-type="percentage">
            <text:p>0.00%</text:p>
          </table:table-cell>
          <table:table-cell table:formula="of:=([.J60]-[.H60])/[.H60]" office:value-type="percentage" office:value="0" calcext:value-type="percentage">
            <text:p>0.00%</text:p>
          </table:table-cell>
          <table:table-cell table:formula="of:=([.J60]-[.I60])/[.I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4" calcext:value-type="float">
            <text:p>214</text:p>
          </table:table-cell>
          <table:table-cell table:formula="of:=([.J61]-[.A61])/[.A61]" office:value-type="percentage" office:value="0" calcext:value-type="percentage">
            <text:p>0.00%</text:p>
          </table:table-cell>
          <table:table-cell table:formula="of:=([.J61]-[.B61])/[.B61]" office:value-type="percentage" office:value="0" calcext:value-type="percentage">
            <text:p>0.00%</text:p>
          </table:table-cell>
          <table:table-cell table:formula="of:=([.J61]-[.C61])/[.C61]" office:value-type="percentage" office:value="0" calcext:value-type="percentage">
            <text:p>0.00%</text:p>
          </table:table-cell>
          <table:table-cell table:formula="of:=([.J61]-[.D61])/[.D61]" office:value-type="percentage" office:value="0" calcext:value-type="percentage">
            <text:p>0.00%</text:p>
          </table:table-cell>
          <table:table-cell table:formula="of:=([.J61]-[.E61])/[.E61]" office:value-type="percentage" office:value="0" calcext:value-type="percentage">
            <text:p>0.00%</text:p>
          </table:table-cell>
          <table:table-cell table:formula="of:=([.J61]-[.F61])/[.F61]" office:value-type="percentage" office:value="0" calcext:value-type="percentage">
            <text:p>0.00%</text:p>
          </table:table-cell>
          <table:table-cell table:formula="of:=([.J61]-[.G61])/[.G61]" office:value-type="percentage" office:value="0" calcext:value-type="percentage">
            <text:p>0.00%</text:p>
          </table:table-cell>
          <table:table-cell table:formula="of:=([.J61]-[.H61])/[.H61]" office:value-type="percentage" office:value="0" calcext:value-type="percentage">
            <text:p>0.00%</text:p>
          </table:table-cell>
          <table:table-cell table:formula="of:=([.J61]-[.I61])/[.I6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4.1" calcext:value-type="float">
            <text:p>214.1</text:p>
          </table:table-cell>
          <table:table-cell office:value-type="float" office:value="214.5" calcext:value-type="float">
            <text:p>214.5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6" calcext:value-type="float">
            <text:p>214.6</text:p>
          </table:table-cell>
          <table:table-cell office:value-type="float" office:value="214.1" calcext:value-type="float">
            <text:p>214.1</text:p>
          </table:table-cell>
          <table:table-cell table:number-columns-repeated="2" office:value-type="float" office:value="214.8" calcext:value-type="float">
            <text:p>214.8</text:p>
          </table:table-cell>
          <table:table-cell office:value-type="float" office:value="213.3" calcext:value-type="float">
            <text:p>213.3</text:p>
          </table:table-cell>
          <table:table-cell office:value-type="float" office:value="211.8" calcext:value-type="float">
            <text:p>211.8</text:p>
          </table:table-cell>
          <table:table-cell office:value-type="float" office:value="215" calcext:value-type="float">
            <text:p>215</text:p>
          </table:table-cell>
          <table:table-cell table:formula="of:=([.J62]-[.A62])/[.A62]" office:value-type="percentage" office:value="0.00420364315740311" calcext:value-type="percentage">
            <text:p>0.42%</text:p>
          </table:table-cell>
          <table:table-cell table:formula="of:=([.J62]-[.B62])/[.B62]" office:value-type="percentage" office:value="0.00233100233100233" calcext:value-type="percentage">
            <text:p>0.23%</text:p>
          </table:table-cell>
          <table:table-cell table:formula="of:=([.J62]-[.C62])/[.C62]" office:value-type="percentage" office:value="0.00373482726423908" calcext:value-type="percentage">
            <text:p>0.37%</text:p>
          </table:table-cell>
          <table:table-cell table:formula="of:=([.J62]-[.D62])/[.D62]" office:value-type="percentage" office:value="0.00186393289841568" calcext:value-type="percentage">
            <text:p>0.19%</text:p>
          </table:table-cell>
          <table:table-cell table:formula="of:=([.J62]-[.E62])/[.E62]" office:value-type="percentage" office:value="0.00420364315740311" calcext:value-type="percentage">
            <text:p>0.42%</text:p>
          </table:table-cell>
          <table:table-cell table:formula="of:=([.J62]-[.F62])/[.F62]" office:value-type="percentage" office:value="0.000931098696461772" calcext:value-type="percentage">
            <text:p>0.09%</text:p>
          </table:table-cell>
          <table:table-cell table:formula="of:=([.J62]-[.G62])/[.G62]" office:value-type="percentage" office:value="0.000931098696461772" calcext:value-type="percentage">
            <text:p>0.09%</text:p>
          </table:table-cell>
          <table:table-cell table:formula="of:=([.J62]-[.H62])/[.H62]" office:value-type="percentage" office:value="0.00796999531176741" calcext:value-type="percentage">
            <text:p>0.80%</text:p>
          </table:table-cell>
          <table:table-cell table:formula="of:=([.J62]-[.I62])/[.I62]" office:value-type="percentage" office:value="0.0151085930122757" calcext:value-type="percentage">
            <text:p>1.51%</text:p>
          </table:table-cell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208.7" calcext:value-type="float">
            <text:p>208.7</text:p>
          </table:table-cell>
          <table:table-cell office:value-type="float" office:value="208.5" calcext:value-type="float">
            <text:p>208.5</text:p>
          </table:table-cell>
          <table:table-cell office:value-type="float" office:value="209.1" calcext:value-type="float">
            <text:p>209.1</text:p>
          </table:table-cell>
          <table:table-cell office:value-type="float" office:value="208.9" calcext:value-type="float">
            <text:p>208.9</text:p>
          </table:table-cell>
          <table:table-cell office:value-type="float" office:value="208.8" calcext:value-type="float">
            <text:p>208.8</text:p>
          </table:table-cell>
          <table:table-cell office:value-type="float" office:value="208.6" calcext:value-type="float">
            <text:p>208.6</text:p>
          </table:table-cell>
          <table:table-cell office:value-type="float" office:value="207.9" calcext:value-type="float">
            <text:p>207.9</text:p>
          </table:table-cell>
          <table:table-cell office:value-type="float" office:value="206.7" calcext:value-type="float">
            <text:p>206.7</text:p>
          </table:table-cell>
          <table:table-cell office:value-type="float" office:value="211" calcext:value-type="float">
            <text:p>211</text:p>
          </table:table-cell>
          <table:table-cell table:formula="of:=([.J63]-[.A63])/[.A63]" office:value-type="percentage" office:value="0.0115052732502397" calcext:value-type="percentage">
            <text:p>1.15%</text:p>
          </table:table-cell>
          <table:table-cell table:formula="of:=([.J63]-[.B63])/[.B63]" office:value-type="percentage" office:value="0.0110206037374222" calcext:value-type="percentage">
            <text:p>1.10%</text:p>
          </table:table-cell>
          <table:table-cell table:formula="of:=([.J63]-[.C63])/[.C63]" office:value-type="percentage" office:value="0.0119904076738609" calcext:value-type="percentage">
            <text:p>1.20%</text:p>
          </table:table-cell>
          <table:table-cell table:formula="of:=([.J63]-[.D63])/[.D63]" office:value-type="percentage" office:value="0.00908656145384986" calcext:value-type="percentage">
            <text:p>0.91%</text:p>
          </table:table-cell>
          <table:table-cell table:formula="of:=([.J63]-[.E63])/[.E63]" office:value-type="percentage" office:value="0.0100526567735758" calcext:value-type="percentage">
            <text:p>1.01%</text:p>
          </table:table-cell>
          <table:table-cell table:formula="of:=([.J63]-[.F63])/[.F63]" office:value-type="percentage" office:value="0.0105363984674329" calcext:value-type="percentage">
            <text:p>1.05%</text:p>
          </table:table-cell>
          <table:table-cell table:formula="of:=([.J63]-[.G63])/[.G63]" office:value-type="percentage" office:value="0.0115052732502397" calcext:value-type="percentage">
            <text:p>1.15%</text:p>
          </table:table-cell>
          <table:table-cell table:formula="of:=([.J63]-[.H63])/[.H63]" office:value-type="percentage" office:value="0.0149110149110149" calcext:value-type="percentage">
            <text:p>1.49%</text:p>
          </table:table-cell>
          <table:table-cell table:formula="of:=([.J63]-[.I63])/[.I63]" office:value-type="percentage" office:value="0.0208030962747944" calcext:value-type="percentage">
            <text:p>2.08%</text:p>
          </table:table-cell>
        </table:table-row>
        <table:table-row table:style-name="ro1">
          <table:table-cell office:value-type="float" office:value="215.1" calcext:value-type="float">
            <text:p>215.1</text:p>
          </table:table-cell>
          <table:table-cell office:value-type="float" office:value="215.7" calcext:value-type="float">
            <text:p>215.7</text:p>
          </table:table-cell>
          <table:table-cell office:value-type="float" office:value="215.4" calcext:value-type="float">
            <text:p>215.4</text:p>
          </table:table-cell>
          <table:table-cell office:value-type="float" office:value="215.5" calcext:value-type="float">
            <text:p>215.5</text:p>
          </table:table-cell>
          <table:table-cell office:value-type="float" office:value="214.9" calcext:value-type="float">
            <text:p>214.9</text:p>
          </table:table-cell>
          <table:table-cell office:value-type="float" office:value="215.6" calcext:value-type="float">
            <text:p>215.6</text:p>
          </table:table-cell>
          <table:table-cell office:value-type="float" office:value="215.3" calcext:value-type="float">
            <text:p>215.3</text:p>
          </table:table-cell>
          <table:table-cell office:value-type="float" office:value="214" calcext:value-type="float">
            <text:p>214</text:p>
          </table:table-cell>
          <table:table-cell office:value-type="float" office:value="212.6" calcext:value-type="float">
            <text:p>212.6</text:p>
          </table:table-cell>
          <table:table-cell office:value-type="float" office:value="217" calcext:value-type="float">
            <text:p>217</text:p>
          </table:table-cell>
          <table:table-cell table:formula="of:=([.J64]-[.A64])/[.A64]" office:value-type="percentage" office:value="0.00883310088331012" calcext:value-type="percentage">
            <text:p>0.88%</text:p>
          </table:table-cell>
          <table:table-cell table:formula="of:=([.J64]-[.B64])/[.B64]" office:value-type="percentage" office:value="0.00602688919796018" calcext:value-type="percentage">
            <text:p>0.60%</text:p>
          </table:table-cell>
          <table:table-cell table:formula="of:=([.J64]-[.C64])/[.C64]" office:value-type="percentage" office:value="0.00742804085422467" calcext:value-type="percentage">
            <text:p>0.74%</text:p>
          </table:table-cell>
          <table:table-cell table:formula="of:=([.J64]-[.D64])/[.D64]" office:value-type="percentage" office:value="0.00696055684454756" calcext:value-type="percentage">
            <text:p>0.70%</text:p>
          </table:table-cell>
          <table:table-cell table:formula="of:=([.J64]-[.E64])/[.E64]" office:value-type="percentage" office:value="0.00977198697068401" calcext:value-type="percentage">
            <text:p>0.98%</text:p>
          </table:table-cell>
          <table:table-cell table:formula="of:=([.J64]-[.F64])/[.F64]" office:value-type="percentage" office:value="0.00649350649350652" calcext:value-type="percentage">
            <text:p>0.65%</text:p>
          </table:table-cell>
          <table:table-cell table:formula="of:=([.J64]-[.G64])/[.G64]" office:value-type="percentage" office:value="0.00789595912679976" calcext:value-type="percentage">
            <text:p>0.79%</text:p>
          </table:table-cell>
          <table:table-cell table:formula="of:=([.J64]-[.H64])/[.H64]" office:value-type="percentage" office:value="0.014018691588785" calcext:value-type="percentage">
            <text:p>1.40%</text:p>
          </table:table-cell>
          <table:table-cell table:formula="of:=([.J64]-[.I64])/[.I64]" office:value-type="percentage" office:value="0.0206961429915334" calcext:value-type="percentage">
            <text:p>2.07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65]-[.A65])/[.A65]" office:value-type="percentage" office:value="0" calcext:value-type="percentage">
            <text:p>0.00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" calcext:value-type="percentage">
            <text:p>0.00%</text:p>
          </table:table-cell>
          <table:table-cell table:formula="of:=([.J65]-[.E65])/[.E65]" office:value-type="percentage" office:value="0" calcext:value-type="percentage">
            <text:p>0.00%</text:p>
          </table:table-cell>
          <table:table-cell table:formula="of:=([.J65]-[.F65])/[.F65]" office:value-type="percentage" office:value="0" calcext:value-type="percentage">
            <text:p>0.00%</text:p>
          </table:table-cell>
          <table:table-cell table:formula="of:=([.J65]-[.G65])/[.G65]" office:value-type="percentage" office:value="0" calcext:value-type="percentage">
            <text:p>0.00%</text:p>
          </table:table-cell>
          <table:table-cell table:formula="of:=([.J65]-[.H65])/[.H65]" office:value-type="percentage" office:value="0" calcext:value-type="percentage">
            <text:p>0.00%</text:p>
          </table:table-cell>
          <table:table-cell table:formula="of:=([.J65]-[.I65])/[.I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182.8" calcext:value-type="float">
            <text:p>182.8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182.9" calcext:value-type="float">
            <text:p>182.9</text:p>
          </table:table-cell>
          <table:table-cell office:value-type="float" office:value="183" calcext:value-type="float">
            <text:p>183</text:p>
          </table:table-cell>
          <table:table-cell table:formula="of:=([.J66]-[.A66])/[.A66]" office:value-type="percentage" office:value="0" calcext:value-type="percentage">
            <text:p>0.00%</text:p>
          </table:table-cell>
          <table:table-cell table:formula="of:=([.J66]-[.B66])/[.B66]" office:value-type="percentage" office:value="0" calcext:value-type="percentage">
            <text:p>0.00%</text:p>
          </table:table-cell>
          <table:table-cell table:formula="of:=([.J66]-[.C66])/[.C66]" office:value-type="percentage" office:value="0.00109409190371985" calcext:value-type="percentage">
            <text:p>0.11%</text:p>
          </table:table-cell>
          <table:table-cell table:formula="of:=([.J66]-[.D66])/[.D66]" office:value-type="percentage" office:value="0" calcext:value-type="percentage">
            <text:p>0.00%</text:p>
          </table:table-cell>
          <table:table-cell table:formula="of:=([.J66]-[.E66])/[.E66]" office:value-type="percentage" office:value="0" calcext:value-type="percentage">
            <text:p>0.00%</text:p>
          </table:table-cell>
          <table:table-cell table:formula="of:=([.J66]-[.F66])/[.F66]" office:value-type="percentage" office:value="0" calcext:value-type="percentage">
            <text:p>0.00%</text:p>
          </table:table-cell>
          <table:table-cell table:formula="of:=([.J66]-[.G66])/[.G66]" office:value-type="percentage" office:value="0" calcext:value-type="percentage">
            <text:p>0.00%</text:p>
          </table:table-cell>
          <table:table-cell table:formula="of:=([.J66]-[.H66])/[.H66]" office:value-type="percentage" office:value="0" calcext:value-type="percentage">
            <text:p>0.00%</text:p>
          </table:table-cell>
          <table:table-cell table:formula="of:=([.J66]-[.I66])/[.I66]" office:value-type="percentage" office:value="0.000546746856205546" calcext:value-type="percentage">
            <text:p>0.05%</text:p>
          </table:table-cell>
        </table:table-row>
        <table:table-row table:style-name="ro1">
          <table:table-cell table:number-columns-repeated="10" office:value-type="float" office:value="218" calcext:value-type="float">
            <text:p>218</text:p>
          </table:table-cell>
          <table:table-cell table:formula="of:=([.J67]-[.A67])/[.A67]" office:value-type="percentage" office:value="0" calcext:value-type="percentage">
            <text:p>0.00%</text:p>
          </table:table-cell>
          <table:table-cell table:formula="of:=([.J67]-[.B67])/[.B67]" office:value-type="percentage" office:value="0" calcext:value-type="percentage">
            <text:p>0.00%</text:p>
          </table:table-cell>
          <table:table-cell table:formula="of:=([.J67]-[.C67])/[.C67]" office:value-type="percentage" office:value="0" calcext:value-type="percentage">
            <text:p>0.00%</text:p>
          </table:table-cell>
          <table:table-cell table:formula="of:=([.J67]-[.D67])/[.D67]" office:value-type="percentage" office:value="0" calcext:value-type="percentage">
            <text:p>0.00%</text:p>
          </table:table-cell>
          <table:table-cell table:formula="of:=([.J67]-[.E67])/[.E67]" office:value-type="percentage" office:value="0" calcext:value-type="percentage">
            <text:p>0.00%</text:p>
          </table:table-cell>
          <table:table-cell table:formula="of:=([.J67]-[.F67])/[.F67]" office:value-type="percentage" office:value="0" calcext:value-type="percentage">
            <text:p>0.00%</text:p>
          </table:table-cell>
          <table:table-cell table:formula="of:=([.J67]-[.G67])/[.G67]" office:value-type="percentage" office:value="0" calcext:value-type="percentage">
            <text:p>0.00%</text:p>
          </table:table-cell>
          <table:table-cell table:formula="of:=([.J67]-[.H67])/[.H67]" office:value-type="percentage" office:value="0" calcext:value-type="percentage">
            <text:p>0.00%</text:p>
          </table:table-cell>
          <table:table-cell table:formula="of:=([.J67]-[.I67])/[.I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9" calcext:value-type="float">
            <text:p>219</text:p>
          </table:table-cell>
          <table:table-cell table:formula="of:=([.J68]-[.A68])/[.A68]" office:value-type="percentage" office:value="0" calcext:value-type="percentage">
            <text:p>0.00%</text:p>
          </table:table-cell>
          <table:table-cell table:formula="of:=([.J68]-[.B68])/[.B68]" office:value-type="percentage" office:value="0" calcext:value-type="percentage">
            <text:p>0.00%</text:p>
          </table:table-cell>
          <table:table-cell table:formula="of:=([.J68]-[.C68])/[.C68]" office:value-type="percentage" office:value="0" calcext:value-type="percentage">
            <text:p>0.00%</text:p>
          </table:table-cell>
          <table:table-cell table:formula="of:=([.J68]-[.D68])/[.D68]" office:value-type="percentage" office:value="0" calcext:value-type="percentage">
            <text:p>0.00%</text:p>
          </table:table-cell>
          <table:table-cell table:formula="of:=([.J68]-[.E68])/[.E68]" office:value-type="percentage" office:value="0" calcext:value-type="percentage">
            <text:p>0.00%</text:p>
          </table:table-cell>
          <table:table-cell table:formula="of:=([.J68]-[.F68])/[.F68]" office:value-type="percentage" office:value="0" calcext:value-type="percentage">
            <text:p>0.00%</text:p>
          </table:table-cell>
          <table:table-cell table:formula="of:=([.J68]-[.G68])/[.G68]" office:value-type="percentage" office:value="0" calcext:value-type="percentage">
            <text:p>0.00%</text:p>
          </table:table-cell>
          <table:table-cell table:formula="of:=([.J68]-[.H68])/[.H68]" office:value-type="percentage" office:value="0" calcext:value-type="percentage">
            <text:p>0.00%</text:p>
          </table:table-cell>
          <table:table-cell table:formula="of:=([.J68]-[.I68])/[.I6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4.9" calcext:value-type="float">
            <text:p>214.9</text:p>
          </table:table-cell>
          <table:table-cell office:value-type="float" office:value="215.7" calcext:value-type="float">
            <text:p>215.7</text:p>
          </table:table-cell>
          <table:table-cell office:value-type="float" office:value="215.3" calcext:value-type="float">
            <text:p>215.3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6" calcext:value-type="float">
            <text:p>216.6</text:p>
          </table:table-cell>
          <table:table-cell office:value-type="float" office:value="216.2" calcext:value-type="float">
            <text:p>216.2</text:p>
          </table:table-cell>
          <table:table-cell office:value-type="float" office:value="216.5" calcext:value-type="float">
            <text:p>216.5</text:p>
          </table:table-cell>
          <table:table-cell office:value-type="float" office:value="215.3" calcext:value-type="float">
            <text:p>215.3</text:p>
          </table:table-cell>
          <table:table-cell office:value-type="float" office:value="212.3" calcext:value-type="float">
            <text:p>212.3</text:p>
          </table:table-cell>
          <table:table-cell office:value-type="float" office:value="220" calcext:value-type="float">
            <text:p>220</text:p>
          </table:table-cell>
          <table:table-cell table:formula="of:=([.J69]-[.A69])/[.A69]" office:value-type="percentage" office:value="0.0237319683573755" calcext:value-type="percentage">
            <text:p>2.37%</text:p>
          </table:table-cell>
          <table:table-cell table:formula="of:=([.J69]-[.B69])/[.B69]" office:value-type="percentage" office:value="0.0199350950394066" calcext:value-type="percentage">
            <text:p>1.99%</text:p>
          </table:table-cell>
          <table:table-cell table:formula="of:=([.J69]-[.C69])/[.C69]" office:value-type="percentage" office:value="0.0218300046446818" calcext:value-type="percentage">
            <text:p>2.18%</text:p>
          </table:table-cell>
          <table:table-cell table:formula="of:=([.J69]-[.D69])/[.D69]" office:value-type="percentage" office:value="0.0194624652455977" calcext:value-type="percentage">
            <text:p>1.95%</text:p>
          </table:table-cell>
          <table:table-cell table:formula="of:=([.J69]-[.E69])/[.E69]" office:value-type="percentage" office:value="0.0156971375807941" calcext:value-type="percentage">
            <text:p>1.57%</text:p>
          </table:table-cell>
          <table:table-cell table:formula="of:=([.J69]-[.F69])/[.F69]" office:value-type="percentage" office:value="0.0175763182238668" calcext:value-type="percentage">
            <text:p>1.76%</text:p>
          </table:table-cell>
          <table:table-cell table:formula="of:=([.J69]-[.G69])/[.G69]" office:value-type="percentage" office:value="0.0161662817551963" calcext:value-type="percentage">
            <text:p>1.62%</text:p>
          </table:table-cell>
          <table:table-cell table:formula="of:=([.J69]-[.H69])/[.H69]" office:value-type="percentage" office:value="0.0218300046446818" calcext:value-type="percentage">
            <text:p>2.18%</text:p>
          </table:table-cell>
          <table:table-cell table:formula="of:=([.J69]-[.I69])/[.I69]" office:value-type="percentage" office:value="0.0362694300518134" calcext:value-type="percentage">
            <text:p>3.63%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  <table:table-cell office:value-type="float" office:value="218.7" calcext:value-type="float">
            <text:p>218.7</text:p>
          </table:table-cell>
          <table:table-cell office:value-type="float" office:value="218.9" calcext:value-type="float">
            <text:p>218.9</text:p>
          </table:table-cell>
          <table:table-cell office:value-type="float" office:value="218.1" calcext:value-type="float">
            <text:p>218.1</text:p>
          </table:table-cell>
          <table:table-cell office:value-type="float" office:value="219.1" calcext:value-type="float">
            <text:p>219.1</text:p>
          </table:table-cell>
          <table:table-cell office:value-type="float" office:value="218.8" calcext:value-type="float">
            <text:p>218.8</text:p>
          </table:table-cell>
          <table:table-cell office:value-type="float" office:value="218.7" calcext:value-type="float">
            <text:p>218.7</text:p>
          </table:table-cell>
          <table:table-cell office:value-type="float" office:value="217.7" calcext:value-type="float">
            <text:p>217.7</text:p>
          </table:table-cell>
          <table:table-cell office:value-type="float" office:value="215.1" calcext:value-type="float">
            <text:p>215.1</text:p>
          </table:table-cell>
          <table:table-cell office:value-type="float" office:value="220" calcext:value-type="float">
            <text:p>220</text:p>
          </table:table-cell>
          <table:table-cell table:formula="of:=([.J70]-[.A70])/[.A70]" office:value-type="percentage" office:value="0.00871160018340214" calcext:value-type="percentage">
            <text:p>0.87%</text:p>
          </table:table-cell>
          <table:table-cell table:formula="of:=([.J70]-[.B70])/[.B70]" office:value-type="percentage" office:value="0.00594421582075908" calcext:value-type="percentage">
            <text:p>0.59%</text:p>
          </table:table-cell>
          <table:table-cell table:formula="of:=([.J70]-[.C70])/[.C70]" office:value-type="percentage" office:value="0.00502512562814068" calcext:value-type="percentage">
            <text:p>0.50%</text:p>
          </table:table-cell>
          <table:table-cell table:formula="of:=([.J70]-[.D70])/[.D70]" office:value-type="percentage" office:value="0.00871160018340214" calcext:value-type="percentage">
            <text:p>0.87%</text:p>
          </table:table-cell>
          <table:table-cell table:formula="of:=([.J70]-[.E70])/[.E70]" office:value-type="percentage" office:value="0.00410771337288912" calcext:value-type="percentage">
            <text:p>0.41%</text:p>
          </table:table-cell>
          <table:table-cell table:formula="of:=([.J70]-[.F70])/[.F70]" office:value-type="percentage" office:value="0.0054844606946983" calcext:value-type="percentage">
            <text:p>0.55%</text:p>
          </table:table-cell>
          <table:table-cell table:formula="of:=([.J70]-[.G70])/[.G70]" office:value-type="percentage" office:value="0.00594421582075908" calcext:value-type="percentage">
            <text:p>0.59%</text:p>
          </table:table-cell>
          <table:table-cell table:formula="of:=([.J70]-[.H70])/[.H70]" office:value-type="percentage" office:value="0.0105649977032614" calcext:value-type="percentage">
            <text:p>1.06%</text:p>
          </table:table-cell>
          <table:table-cell table:formula="of:=([.J70]-[.I70])/[.I70]" office:value-type="percentage" office:value="0.0227801022780103" calcext:value-type="percentage">
            <text:p>2.28%</text:p>
          </table:table-cell>
        </table:table-row>
        <table:table-row table:style-name="ro1">
          <table:table-cell table:number-columns-repeated="10" office:value-type="float" office:value="222" calcext:value-type="float">
            <text:p>222</text:p>
          </table:table-cell>
          <table:table-cell table:formula="of:=([.J71]-[.A71])/[.A71]" office:value-type="percentage" office:value="0" calcext:value-type="percentage">
            <text:p>0.00%</text:p>
          </table:table-cell>
          <table:table-cell table:formula="of:=([.J71]-[.B71])/[.B71]" office:value-type="percentage" office:value="0" calcext:value-type="percentage">
            <text:p>0.00%</text:p>
          </table:table-cell>
          <table:table-cell table:formula="of:=([.J71]-[.C71])/[.C71]" office:value-type="percentage" office:value="0" calcext:value-type="percentage">
            <text:p>0.00%</text:p>
          </table:table-cell>
          <table:table-cell table:formula="of:=([.J71]-[.D71])/[.D71]" office:value-type="percentage" office:value="0" calcext:value-type="percentage">
            <text:p>0.00%</text:p>
          </table:table-cell>
          <table:table-cell table:formula="of:=([.J71]-[.E71])/[.E71]" office:value-type="percentage" office:value="0" calcext:value-type="percentage">
            <text:p>0.00%</text:p>
          </table:table-cell>
          <table:table-cell table:formula="of:=([.J71]-[.F71])/[.F71]" office:value-type="percentage" office:value="0" calcext:value-type="percentage">
            <text:p>0.00%</text:p>
          </table:table-cell>
          <table:table-cell table:formula="of:=([.J71]-[.G71])/[.G71]" office:value-type="percentage" office:value="0" calcext:value-type="percentage">
            <text:p>0.00%</text:p>
          </table:table-cell>
          <table:table-cell table:formula="of:=([.J71]-[.H71])/[.H71]" office:value-type="percentage" office:value="0" calcext:value-type="percentage">
            <text:p>0.00%</text:p>
          </table:table-cell>
          <table:table-cell table:formula="of:=([.J71]-[.I71])/[.I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72]-[.A72])/[.A72]" office:value-type="percentage" office:value="0" calcext:value-type="percentage">
            <text:p>0.00%</text:p>
          </table:table-cell>
          <table:table-cell table:formula="of:=([.J72]-[.B72])/[.B72]" office:value-type="percentage" office:value="0" calcext:value-type="percentage">
            <text:p>0.00%</text:p>
          </table:table-cell>
          <table:table-cell table:formula="of:=([.J72]-[.C72])/[.C72]" office:value-type="percentage" office:value="0" calcext:value-type="percentage">
            <text:p>0.00%</text:p>
          </table:table-cell>
          <table:table-cell table:formula="of:=([.J72]-[.D72])/[.D72]" office:value-type="percentage" office:value="0" calcext:value-type="percentage">
            <text:p>0.00%</text:p>
          </table:table-cell>
          <table:table-cell table:formula="of:=([.J72]-[.E72])/[.E72]" office:value-type="percentage" office:value="0" calcext:value-type="percentage">
            <text:p>0.00%</text:p>
          </table:table-cell>
          <table:table-cell table:formula="of:=([.J72]-[.F72])/[.F72]" office:value-type="percentage" office:value="0" calcext:value-type="percentage">
            <text:p>0.00%</text:p>
          </table:table-cell>
          <table:table-cell table:formula="of:=([.J72]-[.G72])/[.G72]" office:value-type="percentage" office:value="0" calcext:value-type="percentage">
            <text:p>0.00%</text:p>
          </table:table-cell>
          <table:table-cell table:formula="of:=([.J72]-[.H72])/[.H72]" office:value-type="percentage" office:value="0" calcext:value-type="percentage">
            <text:p>0.00%</text:p>
          </table:table-cell>
          <table:table-cell table:formula="of:=([.J72]-[.I72])/[.I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73]-[.A73])/[.A73]" office:value-type="percentage" office:value="0" calcext:value-type="percentage">
            <text:p>0.00%</text:p>
          </table:table-cell>
          <table:table-cell table:formula="of:=([.J73]-[.B73])/[.B73]" office:value-type="percentage" office:value="0" calcext:value-type="percentage">
            <text:p>0.00%</text:p>
          </table:table-cell>
          <table:table-cell table:formula="of:=([.J73]-[.C73])/[.C73]" office:value-type="percentage" office:value="0" calcext:value-type="percentage">
            <text:p>0.00%</text:p>
          </table:table-cell>
          <table:table-cell table:formula="of:=([.J73]-[.D73])/[.D73]" office:value-type="percentage" office:value="0" calcext:value-type="percentage">
            <text:p>0.00%</text:p>
          </table:table-cell>
          <table:table-cell table:formula="of:=([.J73]-[.E73])/[.E73]" office:value-type="percentage" office:value="0" calcext:value-type="percentage">
            <text:p>0.00%</text:p>
          </table:table-cell>
          <table:table-cell table:formula="of:=([.J73]-[.F73])/[.F73]" office:value-type="percentage" office:value="0" calcext:value-type="percentage">
            <text:p>0.00%</text:p>
          </table:table-cell>
          <table:table-cell table:formula="of:=([.J73]-[.G73])/[.G73]" office:value-type="percentage" office:value="0" calcext:value-type="percentage">
            <text:p>0.00%</text:p>
          </table:table-cell>
          <table:table-cell table:formula="of:=([.J73]-[.H73])/[.H73]" office:value-type="percentage" office:value="0" calcext:value-type="percentage">
            <text:p>0.00%</text:p>
          </table:table-cell>
          <table:table-cell table:formula="of:=([.J73]-[.I73])/[.I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5" calcext:value-type="float">
            <text:p>225</text:p>
          </table:table-cell>
          <table:table-cell table:formula="of:=([.J74]-[.A74])/[.A74]" office:value-type="percentage" office:value="0" calcext:value-type="percentage">
            <text:p>0.00%</text:p>
          </table:table-cell>
          <table:table-cell table:formula="of:=([.J74]-[.B74])/[.B74]" office:value-type="percentage" office:value="0" calcext:value-type="percentage">
            <text:p>0.00%</text:p>
          </table:table-cell>
          <table:table-cell table:formula="of:=([.J74]-[.C74])/[.C74]" office:value-type="percentage" office:value="0" calcext:value-type="percentage">
            <text:p>0.00%</text:p>
          </table:table-cell>
          <table:table-cell table:formula="of:=([.J74]-[.D74])/[.D74]" office:value-type="percentage" office:value="0" calcext:value-type="percentage">
            <text:p>0.00%</text:p>
          </table:table-cell>
          <table:table-cell table:formula="of:=([.J74]-[.E74])/[.E74]" office:value-type="percentage" office:value="0" calcext:value-type="percentage">
            <text:p>0.00%</text:p>
          </table:table-cell>
          <table:table-cell table:formula="of:=([.J74]-[.F74])/[.F74]" office:value-type="percentage" office:value="0" calcext:value-type="percentage">
            <text:p>0.00%</text:p>
          </table:table-cell>
          <table:table-cell table:formula="of:=([.J74]-[.G74])/[.G74]" office:value-type="percentage" office:value="0" calcext:value-type="percentage">
            <text:p>0.00%</text:p>
          </table:table-cell>
          <table:table-cell table:formula="of:=([.J74]-[.H74])/[.H74]" office:value-type="percentage" office:value="0" calcext:value-type="percentage">
            <text:p>0.00%</text:p>
          </table:table-cell>
          <table:table-cell table:formula="of:=([.J74]-[.I74])/[.I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75]-[.A75])/[.A75]" office:value-type="percentage" office:value="0" calcext:value-type="percentage">
            <text:p>0.00%</text:p>
          </table:table-cell>
          <table:table-cell table:formula="of:=([.J75]-[.B75])/[.B75]" office:value-type="percentage" office:value="0" calcext:value-type="percentage">
            <text:p>0.00%</text:p>
          </table:table-cell>
          <table:table-cell table:formula="of:=([.J75]-[.C75])/[.C75]" office:value-type="percentage" office:value="0" calcext:value-type="percentage">
            <text:p>0.00%</text:p>
          </table:table-cell>
          <table:table-cell table:formula="of:=([.J75]-[.D75])/[.D75]" office:value-type="percentage" office:value="0" calcext:value-type="percentage">
            <text:p>0.00%</text:p>
          </table:table-cell>
          <table:table-cell table:formula="of:=([.J75]-[.E75])/[.E75]" office:value-type="percentage" office:value="0" calcext:value-type="percentage">
            <text:p>0.00%</text:p>
          </table:table-cell>
          <table:table-cell table:formula="of:=([.J75]-[.F75])/[.F75]" office:value-type="percentage" office:value="0" calcext:value-type="percentage">
            <text:p>0.00%</text:p>
          </table:table-cell>
          <table:table-cell table:formula="of:=([.J75]-[.G75])/[.G75]" office:value-type="percentage" office:value="0" calcext:value-type="percentage">
            <text:p>0.00%</text:p>
          </table:table-cell>
          <table:table-cell table:formula="of:=([.J75]-[.H75])/[.H75]" office:value-type="percentage" office:value="0" calcext:value-type="percentage">
            <text:p>0.00%</text:p>
          </table:table-cell>
          <table:table-cell table:formula="of:=([.J75]-[.I75])/[.I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" calcext:value-type="percentage">
            <text:p>0.00%</text:p>
          </table:table-cell>
          <table:table-cell table:formula="of:=([.J76]-[.C76])/[.C76]" office:value-type="percentage" office:value="0" calcext:value-type="percentage">
            <text:p>0.00%</text:p>
          </table:table-cell>
          <table:table-cell table:formula="of:=([.J76]-[.D76])/[.D76]" office:value-type="percentage" office:value="0" calcext:value-type="percentage">
            <text:p>0.00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" calcext:value-type="percentage">
            <text:p>0.00%</text:p>
          </table:table-cell>
          <table:table-cell table:formula="of:=([.J76]-[.I76])/[.I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6.9" calcext:value-type="float">
            <text:p>226.9</text:p>
          </table:table-cell>
          <table:table-cell office:value-type="float" office:value="228.1" calcext:value-type="float">
            <text:p>228.1</text:p>
          </table:table-cell>
          <table:table-cell office:value-type="float" office:value="227.6" calcext:value-type="float">
            <text:p>227.6</text:p>
          </table:table-cell>
          <table:table-cell office:value-type="float" office:value="228.3" calcext:value-type="float">
            <text:p>228.3</text:p>
          </table:table-cell>
          <table:table-cell table:number-columns-repeated="2" office:value-type="float" office:value="228.5" calcext:value-type="float">
            <text:p>228.5</text:p>
          </table:table-cell>
          <table:table-cell office:value-type="float" office:value="228.2" calcext:value-type="float">
            <text:p>228.2</text:p>
          </table:table-cell>
          <table:table-cell office:value-type="float" office:value="227.9" calcext:value-type="float">
            <text:p>227.9</text:p>
          </table:table-cell>
          <table:table-cell office:value-type="float" office:value="226.1" calcext:value-type="float">
            <text:p>226.1</text:p>
          </table:table-cell>
          <table:table-cell office:value-type="float" office:value="229" calcext:value-type="float">
            <text:p>229</text:p>
          </table:table-cell>
          <table:table-cell table:formula="of:=([.J77]-[.A77])/[.A77]" office:value-type="percentage" office:value="0.00925517849272805" calcext:value-type="percentage">
            <text:p>0.93%</text:p>
          </table:table-cell>
          <table:table-cell table:formula="of:=([.J77]-[.B77])/[.B77]" office:value-type="percentage" office:value="0.00394563787812365" calcext:value-type="percentage">
            <text:p>0.39%</text:p>
          </table:table-cell>
          <table:table-cell table:formula="of:=([.J77]-[.C77])/[.C77]" office:value-type="percentage" office:value="0.00615114235500881" calcext:value-type="percentage">
            <text:p>0.62%</text:p>
          </table:table-cell>
          <table:table-cell table:formula="of:=([.J77]-[.D77])/[.D77]" office:value-type="percentage" office:value="0.0030661410424879" calcext:value-type="percentage">
            <text:p>0.31%</text:p>
          </table:table-cell>
          <table:table-cell table:formula="of:=([.J77]-[.E77])/[.E77]" office:value-type="percentage" office:value="0.00218818380743982" calcext:value-type="percentage">
            <text:p>0.22%</text:p>
          </table:table-cell>
          <table:table-cell table:formula="of:=([.J77]-[.F77])/[.F77]" office:value-type="percentage" office:value="0.00218818380743982" calcext:value-type="percentage">
            <text:p>0.22%</text:p>
          </table:table-cell>
          <table:table-cell table:formula="of:=([.J77]-[.G77])/[.G77]" office:value-type="percentage" office:value="0.00350569675723055" calcext:value-type="percentage">
            <text:p>0.35%</text:p>
          </table:table-cell>
          <table:table-cell table:formula="of:=([.J77]-[.H77])/[.H77]" office:value-type="percentage" office:value="0.00482667836770511" calcext:value-type="percentage">
            <text:p>0.48%</text:p>
          </table:table-cell>
          <table:table-cell table:formula="of:=([.J77]-[.I77])/[.I77]" office:value-type="percentage" office:value="0.0128261831048209" calcext:value-type="percentage">
            <text:p>1.28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8]-[.A78])/[.A78]" office:value-type="percentage" office:value="0" calcext:value-type="percentage">
            <text:p>0.00%</text:p>
          </table:table-cell>
          <table:table-cell table:formula="of:=([.J78]-[.B78])/[.B78]" office:value-type="percentage" office:value="0" calcext:value-type="percentage">
            <text:p>0.00%</text:p>
          </table:table-cell>
          <table:table-cell table:formula="of:=([.J78]-[.C78])/[.C78]" office:value-type="percentage" office:value="0" calcext:value-type="percentage">
            <text:p>0.00%</text:p>
          </table:table-cell>
          <table:table-cell table:formula="of:=([.J78]-[.D78])/[.D78]" office:value-type="percentage" office:value="0" calcext:value-type="percentage">
            <text:p>0.00%</text:p>
          </table:table-cell>
          <table:table-cell table:formula="of:=([.J78]-[.E78])/[.E78]" office:value-type="percentage" office:value="0" calcext:value-type="percentage">
            <text:p>0.00%</text:p>
          </table:table-cell>
          <table:table-cell table:formula="of:=([.J78]-[.F78])/[.F78]" office:value-type="percentage" office:value="0" calcext:value-type="percentage">
            <text:p>0.00%</text:p>
          </table:table-cell>
          <table:table-cell table:formula="of:=([.J78]-[.G78])/[.G78]" office:value-type="percentage" office:value="0" calcext:value-type="percentage">
            <text:p>0.00%</text:p>
          </table:table-cell>
          <table:table-cell table:formula="of:=([.J78]-[.H78])/[.H78]" office:value-type="percentage" office:value="0" calcext:value-type="percentage">
            <text:p>0.00%</text:p>
          </table:table-cell>
          <table:table-cell table:formula="of:=([.J78]-[.I78])/[.I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6" calcext:value-type="float">
            <text:p>246</text:p>
          </table:table-cell>
          <table:table-cell table:formula="of:=([.J79]-[.A79])/[.A79]" office:value-type="percentage" office:value="0" calcext:value-type="percentage">
            <text:p>0.00%</text:p>
          </table:table-cell>
          <table:table-cell table:formula="of:=([.J79]-[.B79])/[.B79]" office:value-type="percentage" office:value="0" calcext:value-type="percentage">
            <text:p>0.00%</text:p>
          </table:table-cell>
          <table:table-cell table:formula="of:=([.J79]-[.C79])/[.C79]" office:value-type="percentage" office:value="0" calcext:value-type="percentage">
            <text:p>0.00%</text:p>
          </table:table-cell>
          <table:table-cell table:formula="of:=([.J79]-[.D79])/[.D79]" office:value-type="percentage" office:value="0" calcext:value-type="percentage">
            <text:p>0.00%</text:p>
          </table:table-cell>
          <table:table-cell table:formula="of:=([.J79]-[.E79])/[.E79]" office:value-type="percentage" office:value="0" calcext:value-type="percentage">
            <text:p>0.00%</text:p>
          </table:table-cell>
          <table:table-cell table:formula="of:=([.J79]-[.F79])/[.F79]" office:value-type="percentage" office:value="0" calcext:value-type="percentage">
            <text:p>0.00%</text:p>
          </table:table-cell>
          <table:table-cell table:formula="of:=([.J79]-[.G79])/[.G79]" office:value-type="percentage" office:value="0" calcext:value-type="percentage">
            <text:p>0.00%</text:p>
          </table:table-cell>
          <table:table-cell table:formula="of:=([.J79]-[.H79])/[.H79]" office:value-type="percentage" office:value="0" calcext:value-type="percentage">
            <text:p>0.00%</text:p>
          </table:table-cell>
          <table:table-cell table:formula="of:=([.J79]-[.I79])/[.I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50" calcext:value-type="float">
            <text:p>250</text:p>
          </table:table-cell>
          <table:table-cell table:formula="of:=([.J81]-[.A81])/[.A81]" office:value-type="percentage" office:value="0" calcext:value-type="percentage">
            <text:p>0.00%</text:p>
          </table:table-cell>
          <table:table-cell table:formula="of:=([.J81]-[.B81])/[.B81]" office:value-type="percentage" office:value="0" calcext:value-type="percentage">
            <text:p>0.00%</text:p>
          </table:table-cell>
          <table:table-cell table:formula="of:=([.J81]-[.C81])/[.C81]" office:value-type="percentage" office:value="0" calcext:value-type="percentage">
            <text:p>0.00%</text:p>
          </table:table-cell>
          <table:table-cell table:formula="of:=([.J81]-[.D81])/[.D81]" office:value-type="percentage" office:value="0" calcext:value-type="percentage">
            <text:p>0.00%</text:p>
          </table:table-cell>
          <table:table-cell table:formula="of:=([.J81]-[.E81])/[.E81]" office:value-type="percentage" office:value="0" calcext:value-type="percentage">
            <text:p>0.00%</text:p>
          </table:table-cell>
          <table:table-cell table:formula="of:=([.J81]-[.F81])/[.F81]" office:value-type="percentage" office:value="0" calcext:value-type="percentage">
            <text:p>0.00%</text:p>
          </table:table-cell>
          <table:table-cell table:formula="of:=([.J81]-[.G81])/[.G81]" office:value-type="percentage" office:value="0" calcext:value-type="percentage">
            <text:p>0.00%</text:p>
          </table:table-cell>
          <table:table-cell table:formula="of:=([.J81]-[.H81])/[.H81]" office:value-type="percentage" office:value="0" calcext:value-type="percentage">
            <text:p>0.00%</text:p>
          </table:table-cell>
          <table:table-cell table:formula="of:=([.J81]-[.I81])/[.I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62" calcext:value-type="float">
            <text:p>262</text:p>
          </table:table-cell>
          <table:table-cell table:formula="of:=([.J82]-[.A82])/[.A82]" office:value-type="percentage" office:value="0" calcext:value-type="percentage">
            <text:p>0.00%</text:p>
          </table:table-cell>
          <table:table-cell table:formula="of:=([.J82]-[.B82])/[.B82]" office:value-type="percentage" office:value="0" calcext:value-type="percentage">
            <text:p>0.00%</text:p>
          </table:table-cell>
          <table:table-cell table:formula="of:=([.J82]-[.C82])/[.C82]" office:value-type="percentage" office:value="0" calcext:value-type="percentage">
            <text:p>0.00%</text:p>
          </table:table-cell>
          <table:table-cell table:formula="of:=([.J82]-[.D82])/[.D82]" office:value-type="percentage" office:value="0" calcext:value-type="percentage">
            <text:p>0.00%</text:p>
          </table:table-cell>
          <table:table-cell table:formula="of:=([.J82]-[.E82])/[.E82]" office:value-type="percentage" office:value="0" calcext:value-type="percentage">
            <text:p>0.00%</text:p>
          </table:table-cell>
          <table:table-cell table:formula="of:=([.J82]-[.F82])/[.F82]" office:value-type="percentage" office:value="0" calcext:value-type="percentage">
            <text:p>0.00%</text:p>
          </table:table-cell>
          <table:table-cell table:formula="of:=([.J82]-[.G82])/[.G82]" office:value-type="percentage" office:value="0" calcext:value-type="percentage">
            <text:p>0.00%</text:p>
          </table:table-cell>
          <table:table-cell table:formula="of:=([.J82]-[.H82])/[.H82]" office:value-type="percentage" office:value="0" calcext:value-type="percentage">
            <text:p>0.00%</text:p>
          </table:table-cell>
          <table:table-cell table:formula="of:=([.J82]-[.I82])/[.I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78" calcext:value-type="float">
            <text:p>278</text:p>
          </table:table-cell>
          <table:table-cell table:formula="of:=([.J83]-[.A83])/[.A83]" office:value-type="percentage" office:value="0" calcext:value-type="percentage">
            <text:p>0.00%</text:p>
          </table:table-cell>
          <table:table-cell table:formula="of:=([.J83]-[.B83])/[.B83]" office:value-type="percentage" office:value="0" calcext:value-type="percentage">
            <text:p>0.00%</text:p>
          </table:table-cell>
          <table:table-cell table:formula="of:=([.J83]-[.C83])/[.C83]" office:value-type="percentage" office:value="0" calcext:value-type="percentage">
            <text:p>0.00%</text:p>
          </table:table-cell>
          <table:table-cell table:formula="of:=([.J83]-[.D83])/[.D83]" office:value-type="percentage" office:value="0" calcext:value-type="percentage">
            <text:p>0.00%</text:p>
          </table:table-cell>
          <table:table-cell table:formula="of:=([.J83]-[.E83])/[.E83]" office:value-type="percentage" office:value="0" calcext:value-type="percentage">
            <text:p>0.00%</text:p>
          </table:table-cell>
          <table:table-cell table:formula="of:=([.J83]-[.F83])/[.F83]" office:value-type="percentage" office:value="0" calcext:value-type="percentage">
            <text:p>0.00%</text:p>
          </table:table-cell>
          <table:table-cell table:formula="of:=([.J83]-[.G83])/[.G83]" office:value-type="percentage" office:value="0" calcext:value-type="percentage">
            <text:p>0.00%</text:p>
          </table:table-cell>
          <table:table-cell table:formula="of:=([.J83]-[.H83])/[.H83]" office:value-type="percentage" office:value="0" calcext:value-type="percentage">
            <text:p>0.00%</text:p>
          </table:table-cell>
          <table:table-cell table:formula="of:=([.J83]-[.I83])/[.I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84]-[.A84])/[.A84]" office:value-type="percentage" office:value="0" calcext:value-type="percentage">
            <text:p>0.00%</text:p>
          </table:table-cell>
          <table:table-cell table:formula="of:=([.J84]-[.B84])/[.B84]" office:value-type="percentage" office:value="0" calcext:value-type="percentage">
            <text:p>0.00%</text:p>
          </table:table-cell>
          <table:table-cell table:formula="of:=([.J84]-[.C84])/[.C84]" office:value-type="percentage" office:value="0" calcext:value-type="percentage">
            <text:p>0.00%</text:p>
          </table:table-cell>
          <table:table-cell table:formula="of:=([.J84]-[.D84])/[.D84]" office:value-type="percentage" office:value="0" calcext:value-type="percentage">
            <text:p>0.00%</text:p>
          </table:table-cell>
          <table:table-cell table:formula="of:=([.J84]-[.E84])/[.E84]" office:value-type="percentage" office:value="0" calcext:value-type="percentage">
            <text:p>0.00%</text:p>
          </table:table-cell>
          <table:table-cell table:formula="of:=([.J84]-[.F84])/[.F84]" office:value-type="percentage" office:value="0" calcext:value-type="percentage">
            <text:p>0.00%</text:p>
          </table:table-cell>
          <table:table-cell table:formula="of:=([.J84]-[.G84])/[.G84]" office:value-type="percentage" office:value="0" calcext:value-type="percentage">
            <text:p>0.00%</text:p>
          </table:table-cell>
          <table:table-cell table:formula="of:=([.J84]-[.H84])/[.H84]" office:value-type="percentage" office:value="0" calcext:value-type="percentage">
            <text:p>0.00%</text:p>
          </table:table-cell>
          <table:table-cell table:formula="of:=([.J84]-[.I84])/[.I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6" calcext:value-type="float">
            <text:p>296</text:p>
          </table:table-cell>
          <table:table-cell table:formula="of:=([.J85]-[.A85])/[.A85]" office:value-type="percentage" office:value="0" calcext:value-type="percentage">
            <text:p>0.00%</text:p>
          </table:table-cell>
          <table:table-cell table:formula="of:=([.J85]-[.B85])/[.B85]" office:value-type="percentage" office:value="0" calcext:value-type="percentage">
            <text:p>0.00%</text:p>
          </table:table-cell>
          <table:table-cell table:formula="of:=([.J85]-[.C85])/[.C85]" office:value-type="percentage" office:value="0" calcext:value-type="percentage">
            <text:p>0.00%</text:p>
          </table:table-cell>
          <table:table-cell table:formula="of:=([.J85]-[.D85])/[.D85]" office:value-type="percentage" office:value="0" calcext:value-type="percentage">
            <text:p>0.00%</text:p>
          </table:table-cell>
          <table:table-cell table:formula="of:=([.J85]-[.E85])/[.E85]" office:value-type="percentage" office:value="0" calcext:value-type="percentage">
            <text:p>0.00%</text:p>
          </table:table-cell>
          <table:table-cell table:formula="of:=([.J85]-[.F85])/[.F85]" office:value-type="percentage" office:value="0" calcext:value-type="percentage">
            <text:p>0.00%</text:p>
          </table:table-cell>
          <table:table-cell table:formula="of:=([.J85]-[.G85])/[.G85]" office:value-type="percentage" office:value="0" calcext:value-type="percentage">
            <text:p>0.00%</text:p>
          </table:table-cell>
          <table:table-cell table:formula="of:=([.J85]-[.H85])/[.H85]" office:value-type="percentage" office:value="0" calcext:value-type="percentage">
            <text:p>0.00%</text:p>
          </table:table-cell>
          <table:table-cell table:formula="of:=([.J85]-[.I85])/[.I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86]-[.A86])/[.A86]" office:value-type="percentage" office:value="0" calcext:value-type="percentage">
            <text:p>0.00%</text:p>
          </table:table-cell>
          <table:table-cell table:formula="of:=([.J86]-[.B86])/[.B86]" office:value-type="percentage" office:value="0" calcext:value-type="percentage">
            <text:p>0.00%</text:p>
          </table:table-cell>
          <table:table-cell table:formula="of:=([.J86]-[.C86])/[.C86]" office:value-type="percentage" office:value="0" calcext:value-type="percentage">
            <text:p>0.00%</text:p>
          </table:table-cell>
          <table:table-cell table:formula="of:=([.J86]-[.D86])/[.D86]" office:value-type="percentage" office:value="0" calcext:value-type="percentage">
            <text:p>0.00%</text:p>
          </table:table-cell>
          <table:table-cell table:formula="of:=([.J86]-[.E86])/[.E86]" office:value-type="percentage" office:value="0" calcext:value-type="percentage">
            <text:p>0.00%</text:p>
          </table:table-cell>
          <table:table-cell table:formula="of:=([.J86]-[.F86])/[.F86]" office:value-type="percentage" office:value="0" calcext:value-type="percentage">
            <text:p>0.00%</text:p>
          </table:table-cell>
          <table:table-cell table:formula="of:=([.J86]-[.G86])/[.G86]" office:value-type="percentage" office:value="0" calcext:value-type="percentage">
            <text:p>0.00%</text:p>
          </table:table-cell>
          <table:table-cell table:formula="of:=([.J86]-[.H86])/[.H86]" office:value-type="percentage" office:value="0" calcext:value-type="percentage">
            <text:p>0.00%</text:p>
          </table:table-cell>
          <table:table-cell table:formula="of:=([.J86]-[.I86])/[.I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7]-[.A87])/[.A87]" office:value-type="percentage" office:value="0" calcext:value-type="percentage">
            <text:p>0.00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" calcext:value-type="percentage">
            <text:p>0.00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300.9" calcext:value-type="float">
            <text:p>300.9</text:p>
          </table:table-cell>
          <table:table-cell office:value-type="float" office:value="301" calcext:value-type="float">
            <text:p>301</text:p>
          </table:table-cell>
          <table:table-cell office:value-type="float" office:value="300.9" calcext:value-type="float">
            <text:p>300.9</text:p>
          </table:table-cell>
          <table:table-cell office:value-type="float" office:value="300.7" calcext:value-type="float">
            <text:p>300.7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0.9" calcext:value-type="float">
            <text:p>300.9</text:p>
          </table:table-cell>
          <table:table-cell office:value-type="float" office:value="299.5" calcext:value-type="float">
            <text:p>299.5</text:p>
          </table:table-cell>
          <table:table-cell office:value-type="float" office:value="301" calcext:value-type="float">
            <text:p>301</text:p>
          </table:table-cell>
          <table:table-cell table:formula="of:=([.J88]-[.A88])/[.A88]" office:value-type="percentage" office:value="0.00233100233100229" calcext:value-type="percentage">
            <text:p>0.23%</text:p>
          </table:table-cell>
          <table:table-cell table:formula="of:=([.J88]-[.B88])/[.B88]" office:value-type="percentage" office:value="0.000332336324360328" calcext:value-type="percentage">
            <text:p>0.03%</text:p>
          </table:table-cell>
          <table:table-cell table:formula="of:=([.J88]-[.C88])/[.C88]" office:value-type="percentage" office:value="0" calcext:value-type="percentage">
            <text:p>0.00%</text:p>
          </table:table-cell>
          <table:table-cell table:formula="of:=([.J88]-[.D88])/[.D88]" office:value-type="percentage" office:value="0.000332336324360328" calcext:value-type="percentage">
            <text:p>0.03%</text:p>
          </table:table-cell>
          <table:table-cell table:formula="of:=([.J88]-[.E88])/[.E88]" office:value-type="percentage" office:value="0.000997672098437018" calcext:value-type="percentage">
            <text:p>0.10%</text:p>
          </table:table-cell>
          <table:table-cell table:formula="of:=([.J88]-[.F88])/[.F88]" office:value-type="percentage" office:value="0" calcext:value-type="percentage">
            <text:p>0.00%</text:p>
          </table:table-cell>
          <table:table-cell table:formula="of:=([.J88]-[.G88])/[.G88]" office:value-type="percentage" office:value="0" calcext:value-type="percentage">
            <text:p>0.00%</text:p>
          </table:table-cell>
          <table:table-cell table:formula="of:=([.J88]-[.H88])/[.H88]" office:value-type="percentage" office:value="0.000332336324360328" calcext:value-type="percentage">
            <text:p>0.03%</text:p>
          </table:table-cell>
          <table:table-cell table:formula="of:=([.J88]-[.I88])/[.I88]" office:value-type="percentage" office:value="0.00500834724540901" calcext:value-type="percentage">
            <text:p>0.50%</text:p>
          </table:table-cell>
        </table:table-row>
        <table:table-row table:style-name="ro1">
          <table:table-cell table:number-columns-repeated="2" office:value-type="float" office:value="303.9" calcext:value-type="float">
            <text:p>303.9</text:p>
          </table:table-cell>
          <table:table-cell table:number-columns-repeated="4" office:value-type="float" office:value="304" calcext:value-type="float">
            <text:p>304</text:p>
          </table:table-cell>
          <table:table-cell office:value-type="float" office:value="303.9" calcext:value-type="float">
            <text:p>303.9</text:p>
          </table:table-cell>
          <table:table-cell office:value-type="float" office:value="304" calcext:value-type="float">
            <text:p>304</text:p>
          </table:table-cell>
          <table:table-cell office:value-type="float" office:value="303.4" calcext:value-type="float">
            <text:p>303.4</text:p>
          </table:table-cell>
          <table:table-cell office:value-type="float" office:value="304" calcext:value-type="float">
            <text:p>304</text:p>
          </table:table-cell>
          <table:table-cell table:formula="of:=([.J89]-[.A89])/[.A89]" office:value-type="percentage" office:value="0.000329055610398232" calcext:value-type="percentage">
            <text:p>0.03%</text:p>
          </table:table-cell>
          <table:table-cell table:formula="of:=([.J89]-[.B89])/[.B89]" office:value-type="percentage" office:value="0.000329055610398232" calcext:value-type="percentage">
            <text:p>0.03%</text:p>
          </table:table-cell>
          <table:table-cell table:formula="of:=([.J89]-[.C89])/[.C89]" office:value-type="percentage" office:value="0" calcext:value-type="percentage">
            <text:p>0.00%</text:p>
          </table:table-cell>
          <table:table-cell table:formula="of:=([.J89]-[.D89])/[.D89]" office:value-type="percentage" office:value="0" calcext:value-type="percentage">
            <text:p>0.00%</text:p>
          </table:table-cell>
          <table:table-cell table:formula="of:=([.J89]-[.E89])/[.E89]" office:value-type="percentage" office:value="0" calcext:value-type="percentage">
            <text:p>0.00%</text:p>
          </table:table-cell>
          <table:table-cell table:formula="of:=([.J89]-[.F89])/[.F89]" office:value-type="percentage" office:value="0" calcext:value-type="percentage">
            <text:p>0.00%</text:p>
          </table:table-cell>
          <table:table-cell table:formula="of:=([.J89]-[.G89])/[.G89]" office:value-type="percentage" office:value="0.000329055610398232" calcext:value-type="percentage">
            <text:p>0.03%</text:p>
          </table:table-cell>
          <table:table-cell table:formula="of:=([.J89]-[.H89])/[.H89]" office:value-type="percentage" office:value="0" calcext:value-type="percentage">
            <text:p>0.00%</text:p>
          </table:table-cell>
          <table:table-cell table:formula="of:=([.J89]-[.I89])/[.I89]" office:value-type="percentage" office:value="0.00197758734344108" calcext:value-type="percentage">
            <text:p>0.2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90]-[.A90])/[.A90]" office:value-type="percentage" office:value="0" calcext:value-type="percentage">
            <text:p>0.00%</text:p>
          </table:table-cell>
          <table:table-cell table:formula="of:=([.J90]-[.B90])/[.B90]" office:value-type="percentage" office:value="0" calcext:value-type="percentage">
            <text:p>0.00%</text:p>
          </table:table-cell>
          <table:table-cell table:formula="of:=([.J90]-[.C90])/[.C90]" office:value-type="percentage" office:value="0" calcext:value-type="percentage">
            <text:p>0.00%</text:p>
          </table:table-cell>
          <table:table-cell table:formula="of:=([.J90]-[.D90])/[.D90]" office:value-type="percentage" office:value="0" calcext:value-type="percentage">
            <text:p>0.00%</text:p>
          </table:table-cell>
          <table:table-cell table:formula="of:=([.J90]-[.E90])/[.E90]" office:value-type="percentage" office:value="0" calcext:value-type="percentage">
            <text:p>0.00%</text:p>
          </table:table-cell>
          <table:table-cell table:formula="of:=([.J90]-[.F90])/[.F90]" office:value-type="percentage" office:value="0" calcext:value-type="percentage">
            <text:p>0.00%</text:p>
          </table:table-cell>
          <table:table-cell table:formula="of:=([.J90]-[.G90])/[.G90]" office:value-type="percentage" office:value="0" calcext:value-type="percentage">
            <text:p>0.00%</text:p>
          </table:table-cell>
          <table:table-cell table:formula="of:=([.J90]-[.H90])/[.H90]" office:value-type="percentage" office:value="0" calcext:value-type="percentage">
            <text:p>0.00%</text:p>
          </table:table-cell>
          <table:table-cell table:formula="of:=([.J90]-[.I90])/[.I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91]-[.A91])/[.A91]" office:value-type="percentage" office:value="0" calcext:value-type="percentage">
            <text:p>0.00%</text:p>
          </table:table-cell>
          <table:table-cell table:formula="of:=([.J91]-[.B91])/[.B91]" office:value-type="percentage" office:value="0" calcext:value-type="percentage">
            <text:p>0.00%</text:p>
          </table:table-cell>
          <table:table-cell table:formula="of:=([.J91]-[.C91])/[.C91]" office:value-type="percentage" office:value="0" calcext:value-type="percentage">
            <text:p>0.00%</text:p>
          </table:table-cell>
          <table:table-cell table:formula="of:=([.J91]-[.D91])/[.D91]" office:value-type="percentage" office:value="0" calcext:value-type="percentage">
            <text:p>0.00%</text:p>
          </table:table-cell>
          <table:table-cell table:formula="of:=([.J91]-[.E91])/[.E91]" office:value-type="percentage" office:value="0" calcext:value-type="percentage">
            <text:p>0.00%</text:p>
          </table:table-cell>
          <table:table-cell table:formula="of:=([.J91]-[.F91])/[.F91]" office:value-type="percentage" office:value="0" calcext:value-type="percentage">
            <text:p>0.00%</text:p>
          </table:table-cell>
          <table:table-cell table:formula="of:=([.J91]-[.G91])/[.G91]" office:value-type="percentage" office:value="0" calcext:value-type="percentage">
            <text:p>0.00%</text:p>
          </table:table-cell>
          <table:table-cell table:formula="of:=([.J91]-[.H91])/[.H91]" office:value-type="percentage" office:value="0" calcext:value-type="percentage">
            <text:p>0.00%</text:p>
          </table:table-cell>
          <table:table-cell table:formula="of:=([.J91]-[.I91])/[.I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7" calcext:value-type="float">
            <text:p>307</text:p>
          </table:table-cell>
          <table:table-cell table:formula="of:=([.J92]-[.A92])/[.A92]" office:value-type="percentage" office:value="0" calcext:value-type="percentage">
            <text:p>0.00%</text:p>
          </table:table-cell>
          <table:table-cell table:formula="of:=([.J92]-[.B92])/[.B92]" office:value-type="percentage" office:value="0" calcext:value-type="percentage">
            <text:p>0.00%</text:p>
          </table:table-cell>
          <table:table-cell table:formula="of:=([.J92]-[.C92])/[.C92]" office:value-type="percentage" office:value="0" calcext:value-type="percentage">
            <text:p>0.00%</text:p>
          </table:table-cell>
          <table:table-cell table:formula="of:=([.J92]-[.D92])/[.D92]" office:value-type="percentage" office:value="0" calcext:value-type="percentage">
            <text:p>0.00%</text:p>
          </table:table-cell>
          <table:table-cell table:formula="of:=([.J92]-[.E92])/[.E92]" office:value-type="percentage" office:value="0" calcext:value-type="percentage">
            <text:p>0.00%</text:p>
          </table:table-cell>
          <table:table-cell table:formula="of:=([.J92]-[.F92])/[.F92]" office:value-type="percentage" office:value="0" calcext:value-type="percentage">
            <text:p>0.00%</text:p>
          </table:table-cell>
          <table:table-cell table:formula="of:=([.J92]-[.G92])/[.G92]" office:value-type="percentage" office:value="0" calcext:value-type="percentage">
            <text:p>0.00%</text:p>
          </table:table-cell>
          <table:table-cell table:formula="of:=([.J92]-[.H92])/[.H92]" office:value-type="percentage" office:value="0" calcext:value-type="percentage">
            <text:p>0.00%</text:p>
          </table:table-cell>
          <table:table-cell table:formula="of:=([.J92]-[.I92])/[.I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6"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table:number-columns-repeated="3" office:value-type="float" office:value="308" calcext:value-type="float">
            <text:p>308</text:p>
          </table:table-cell>
          <table:table-cell table:formula="of:=([.J93]-[.A93])/[.A93]" office:value-type="percentage" office:value="0" calcext:value-type="percentage">
            <text:p>0.00%</text:p>
          </table:table-cell>
          <table:table-cell table:formula="of:=([.J93]-[.B93])/[.B93]" office:value-type="percentage" office:value="0" calcext:value-type="percentage">
            <text:p>0.00%</text:p>
          </table:table-cell>
          <table:table-cell table:formula="of:=([.J93]-[.C93])/[.C93]" office:value-type="percentage" office:value="0" calcext:value-type="percentage">
            <text:p>0.00%</text:p>
          </table:table-cell>
          <table:table-cell table:formula="of:=([.J93]-[.D93])/[.D93]" office:value-type="percentage" office:value="0" calcext:value-type="percentage">
            <text:p>0.00%</text:p>
          </table:table-cell>
          <table:table-cell table:formula="of:=([.J93]-[.E93])/[.E93]" office:value-type="percentage" office:value="0" calcext:value-type="percentage">
            <text:p>0.00%</text:p>
          </table:table-cell>
          <table:table-cell table:formula="of:=([.J93]-[.F93])/[.F93]" office:value-type="percentage" office:value="0" calcext:value-type="percentage">
            <text:p>0.00%</text:p>
          </table:table-cell>
          <table:table-cell table:formula="of:=([.J93]-[.G93])/[.G93]" office:value-type="percentage" office:value="0.000324780772978314" calcext:value-type="percentage">
            <text:p>0.03%</text:p>
          </table:table-cell>
          <table:table-cell table:formula="of:=([.J93]-[.H93])/[.H93]" office:value-type="percentage" office:value="0" calcext:value-type="percentage">
            <text:p>0.00%</text:p>
          </table:table-cell>
          <table:table-cell table:formula="of:=([.J93]-[.I93])/[.I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8" calcext:value-type="float">
            <text:p>30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" calcext:value-type="percentage">
            <text:p>0.00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9" calcext:value-type="float">
            <text:p>309</text:p>
          </table:table-cell>
          <table:table-cell table:formula="of:=([.J95]-[.A95])/[.A95]" office:value-type="percentage" office:value="0" calcext:value-type="percentage">
            <text:p>0.00%</text:p>
          </table:table-cell>
          <table:table-cell table:formula="of:=([.J95]-[.B95])/[.B95]" office:value-type="percentage" office:value="0" calcext:value-type="percentage">
            <text:p>0.00%</text:p>
          </table:table-cell>
          <table:table-cell table:formula="of:=([.J95]-[.C95])/[.C95]" office:value-type="percentage" office:value="0" calcext:value-type="percentage">
            <text:p>0.00%</text:p>
          </table:table-cell>
          <table:table-cell table:formula="of:=([.J95]-[.D95])/[.D95]" office:value-type="percentage" office:value="0" calcext:value-type="percentage">
            <text:p>0.00%</text:p>
          </table:table-cell>
          <table:table-cell table:formula="of:=([.J95]-[.E95])/[.E95]" office:value-type="percentage" office:value="0" calcext:value-type="percentage">
            <text:p>0.00%</text:p>
          </table:table-cell>
          <table:table-cell table:formula="of:=([.J95]-[.F95])/[.F95]" office:value-type="percentage" office:value="0" calcext:value-type="percentage">
            <text:p>0.00%</text:p>
          </table:table-cell>
          <table:table-cell table:formula="of:=([.J95]-[.G95])/[.G95]" office:value-type="percentage" office:value="0" calcext:value-type="percentage">
            <text:p>0.00%</text:p>
          </table:table-cell>
          <table:table-cell table:formula="of:=([.J95]-[.H95])/[.H95]" office:value-type="percentage" office:value="0" calcext:value-type="percentage">
            <text:p>0.00%</text:p>
          </table:table-cell>
          <table:table-cell table:formula="of:=([.J95]-[.I95])/[.I9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0" calcext:value-type="float">
            <text:p>310</text:p>
          </table:table-cell>
          <table:table-cell table:formula="of:=([.J96]-[.A96])/[.A96]" office:value-type="percentage" office:value="0" calcext:value-type="percentage">
            <text:p>0.00%</text:p>
          </table:table-cell>
          <table:table-cell table:formula="of:=([.J96]-[.B96])/[.B96]" office:value-type="percentage" office:value="0" calcext:value-type="percentage">
            <text:p>0.00%</text:p>
          </table:table-cell>
          <table:table-cell table:formula="of:=([.J96]-[.C96])/[.C96]" office:value-type="percentage" office:value="0" calcext:value-type="percentage">
            <text:p>0.00%</text:p>
          </table:table-cell>
          <table:table-cell table:formula="of:=([.J96]-[.D96])/[.D96]" office:value-type="percentage" office:value="0" calcext:value-type="percentage">
            <text:p>0.00%</text:p>
          </table:table-cell>
          <table:table-cell table:formula="of:=([.J96]-[.E96])/[.E96]" office:value-type="percentage" office:value="0" calcext:value-type="percentage">
            <text:p>0.00%</text:p>
          </table:table-cell>
          <table:table-cell table:formula="of:=([.J96]-[.F96])/[.F96]" office:value-type="percentage" office:value="0" calcext:value-type="percentage">
            <text:p>0.00%</text:p>
          </table:table-cell>
          <table:table-cell table:formula="of:=([.J96]-[.G96])/[.G96]" office:value-type="percentage" office:value="0" calcext:value-type="percentage">
            <text:p>0.00%</text:p>
          </table:table-cell>
          <table:table-cell table:formula="of:=([.J96]-[.H96])/[.H96]" office:value-type="percentage" office:value="0" calcext:value-type="percentage">
            <text:p>0.00%</text:p>
          </table:table-cell>
          <table:table-cell table:formula="of:=([.J96]-[.I96])/[.I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5" calcext:value-type="float">
            <text:p>315</text:p>
          </table:table-cell>
          <table:table-cell table:formula="of:=([.J97]-[.A97])/[.A97]" office:value-type="percentage" office:value="0" calcext:value-type="percentage">
            <text:p>0.00%</text:p>
          </table:table-cell>
          <table:table-cell table:formula="of:=([.J97]-[.B97])/[.B97]" office:value-type="percentage" office:value="0" calcext:value-type="percentage">
            <text:p>0.00%</text:p>
          </table:table-cell>
          <table:table-cell table:formula="of:=([.J97]-[.C97])/[.C97]" office:value-type="percentage" office:value="0" calcext:value-type="percentage">
            <text:p>0.00%</text:p>
          </table:table-cell>
          <table:table-cell table:formula="of:=([.J97]-[.D97])/[.D97]" office:value-type="percentage" office:value="0" calcext:value-type="percentage">
            <text:p>0.00%</text:p>
          </table:table-cell>
          <table:table-cell table:formula="of:=([.J97]-[.E97])/[.E97]" office:value-type="percentage" office:value="0" calcext:value-type="percentage">
            <text:p>0.00%</text:p>
          </table:table-cell>
          <table:table-cell table:formula="of:=([.J97]-[.F97])/[.F97]" office:value-type="percentage" office:value="0" calcext:value-type="percentage">
            <text:p>0.00%</text:p>
          </table:table-cell>
          <table:table-cell table:formula="of:=([.J97]-[.G97])/[.G97]" office:value-type="percentage" office:value="0" calcext:value-type="percentage">
            <text:p>0.00%</text:p>
          </table:table-cell>
          <table:table-cell table:formula="of:=([.J97]-[.H97])/[.H97]" office:value-type="percentage" office:value="0" calcext:value-type="percentage">
            <text:p>0.00%</text:p>
          </table:table-cell>
          <table:table-cell table:formula="of:=([.J97]-[.I97])/[.I9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90.6" calcext:value-type="float">
            <text:p>290.6</text:p>
          </table:table-cell>
          <table:table-cell office:value-type="float" office:value="290.2" calcext:value-type="float">
            <text:p>290.2</text:p>
          </table:table-cell>
          <table:table-cell office:value-type="float" office:value="290.1" calcext:value-type="float">
            <text:p>290.1</text:p>
          </table:table-cell>
          <table:table-cell office:value-type="float" office:value="289.9" calcext:value-type="float">
            <text:p>289.9</text:p>
          </table:table-cell>
          <table:table-cell office:value-type="float" office:value="290.8" calcext:value-type="float">
            <text:p>290.8</text:p>
          </table:table-cell>
          <table:table-cell office:value-type="float" office:value="290.6" calcext:value-type="float">
            <text:p>290.6</text:p>
          </table:table-cell>
          <table:table-cell office:value-type="float" office:value="290.7" calcext:value-type="float">
            <text:p>290.7</text:p>
          </table:table-cell>
          <table:table-cell office:value-type="float" office:value="290.2" calcext:value-type="float">
            <text:p>290.2</text:p>
          </table:table-cell>
          <table:table-cell office:value-type="float" office:value="291" calcext:value-type="float">
            <text:p>291</text:p>
          </table:table-cell>
          <table:table-cell table:formula="of:=([.J98]-[.A98])/[.A98]" office:value-type="percentage" office:value="0.00137646249139703" calcext:value-type="percentage">
            <text:p>0.14%</text:p>
          </table:table-cell>
          <table:table-cell table:formula="of:=([.J98]-[.B98])/[.B98]" office:value-type="percentage" office:value="0.00137646249139703" calcext:value-type="percentage">
            <text:p>0.14%</text:p>
          </table:table-cell>
          <table:table-cell table:formula="of:=([.J98]-[.C98])/[.C98]" office:value-type="percentage" office:value="0.00275671950379053" calcext:value-type="percentage">
            <text:p>0.28%</text:p>
          </table:table-cell>
          <table:table-cell table:formula="of:=([.J98]-[.D98])/[.D98]" office:value-type="percentage" office:value="0.00310237849017572" calcext:value-type="percentage">
            <text:p>0.31%</text:p>
          </table:table-cell>
          <table:table-cell table:formula="of:=([.J98]-[.E98])/[.E98]" office:value-type="percentage" office:value="0.00379441186616082" calcext:value-type="percentage">
            <text:p>0.38%</text:p>
          </table:table-cell>
          <table:table-cell table:formula="of:=([.J98]-[.F98])/[.F98]" office:value-type="percentage" office:value="0.000687757909215917" calcext:value-type="percentage">
            <text:p>0.07%</text:p>
          </table:table-cell>
          <table:table-cell table:formula="of:=([.J98]-[.G98])/[.G98]" office:value-type="percentage" office:value="0.00137646249139703" calcext:value-type="percentage">
            <text:p>0.14%</text:p>
          </table:table-cell>
          <table:table-cell table:formula="of:=([.J98]-[.H98])/[.H98]" office:value-type="percentage" office:value="0.00103199174406609" calcext:value-type="percentage">
            <text:p>0.10%</text:p>
          </table:table-cell>
          <table:table-cell table:formula="of:=([.J98]-[.I98])/[.I98]" office:value-type="percentage" office:value="0.00275671950379053" calcext:value-type="percentage">
            <text:p>0.28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9]-[.A99])/[.A99]" office:value-type="percentage" office:value="0" calcext:value-type="percentage">
            <text:p>0.00%</text:p>
          </table:table-cell>
          <table:table-cell table:formula="of:=([.J99]-[.B99])/[.B99]" office:value-type="percentage" office:value="0" calcext:value-type="percentage">
            <text:p>0.00%</text:p>
          </table:table-cell>
          <table:table-cell table:formula="of:=([.J99]-[.C99])/[.C99]" office:value-type="percentage" office:value="0" calcext:value-type="percentage">
            <text:p>0.00%</text:p>
          </table:table-cell>
          <table:table-cell table:formula="of:=([.J99]-[.D99])/[.D99]" office:value-type="percentage" office:value="0" calcext:value-type="percentage">
            <text:p>0.00%</text:p>
          </table:table-cell>
          <table:table-cell table:formula="of:=([.J99]-[.E99])/[.E99]" office:value-type="percentage" office:value="0" calcext:value-type="percentage">
            <text:p>0.00%</text:p>
          </table:table-cell>
          <table:table-cell table:formula="of:=([.J99]-[.F99])/[.F99]" office:value-type="percentage" office:value="0" calcext:value-type="percentage">
            <text:p>0.00%</text:p>
          </table:table-cell>
          <table:table-cell table:formula="of:=([.J99]-[.G99])/[.G99]" office:value-type="percentage" office:value="0" calcext:value-type="percentage">
            <text:p>0.00%</text:p>
          </table:table-cell>
          <table:table-cell table:formula="of:=([.J99]-[.H99])/[.H99]" office:value-type="percentage" office:value="0" calcext:value-type="percentage">
            <text:p>0.00%</text:p>
          </table:table-cell>
          <table:table-cell table:formula="of:=([.J99]-[.I99])/[.I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100]-[.A100])/[.A100]" office:value-type="percentage" office:value="0" calcext:value-type="percentage">
            <text:p>0.00%</text:p>
          </table:table-cell>
          <table:table-cell table:formula="of:=([.J100]-[.B100])/[.B100]" office:value-type="percentage" office:value="0" calcext:value-type="percentage">
            <text:p>0.00%</text:p>
          </table:table-cell>
          <table:table-cell table:formula="of:=([.J100]-[.C100])/[.C100]" office:value-type="percentage" office:value="0" calcext:value-type="percentage">
            <text:p>0.00%</text:p>
          </table:table-cell>
          <table:table-cell table:formula="of:=([.J100]-[.D100])/[.D100]" office:value-type="percentage" office:value="0" calcext:value-type="percentage">
            <text:p>0.00%</text:p>
          </table:table-cell>
          <table:table-cell table:formula="of:=([.J100]-[.E100])/[.E100]" office:value-type="percentage" office:value="0" calcext:value-type="percentage">
            <text:p>0.00%</text:p>
          </table:table-cell>
          <table:table-cell table:formula="of:=([.J100]-[.F100])/[.F100]" office:value-type="percentage" office:value="0" calcext:value-type="percentage">
            <text:p>0.00%</text:p>
          </table:table-cell>
          <table:table-cell table:formula="of:=([.J100]-[.G100])/[.G100]" office:value-type="percentage" office:value="0" calcext:value-type="percentage">
            <text:p>0.00%</text:p>
          </table:table-cell>
          <table:table-cell table:formula="of:=([.J100]-[.H100])/[.H100]" office:value-type="percentage" office:value="0" calcext:value-type="percentage">
            <text:p>0.00%</text:p>
          </table:table-cell>
          <table:table-cell table:formula="of:=([.J100]-[.I100])/[.I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8" calcext:value-type="float">
            <text:p>318</text:p>
          </table:table-cell>
          <table:table-cell table:formula="of:=([.J101]-[.A101])/[.A101]" office:value-type="percentage" office:value="0" calcext:value-type="percentage">
            <text:p>0.00%</text:p>
          </table:table-cell>
          <table:table-cell table:formula="of:=([.J101]-[.B101])/[.B101]" office:value-type="percentage" office:value="0" calcext:value-type="percentage">
            <text:p>0.00%</text:p>
          </table:table-cell>
          <table:table-cell table:formula="of:=([.J101]-[.C101])/[.C101]" office:value-type="percentage" office:value="0" calcext:value-type="percentage">
            <text:p>0.00%</text:p>
          </table:table-cell>
          <table:table-cell table:formula="of:=([.J101]-[.D101])/[.D101]" office:value-type="percentage" office:value="0" calcext:value-type="percentage">
            <text:p>0.00%</text:p>
          </table:table-cell>
          <table:table-cell table:formula="of:=([.J101]-[.E101])/[.E101]" office:value-type="percentage" office:value="0" calcext:value-type="percentage">
            <text:p>0.00%</text:p>
          </table:table-cell>
          <table:table-cell table:formula="of:=([.J101]-[.F101])/[.F101]" office:value-type="percentage" office:value="0" calcext:value-type="percentage">
            <text:p>0.00%</text:p>
          </table:table-cell>
          <table:table-cell table:formula="of:=([.J101]-[.G101])/[.G101]" office:value-type="percentage" office:value="0" calcext:value-type="percentage">
            <text:p>0.00%</text:p>
          </table:table-cell>
          <table:table-cell table:formula="of:=([.J101]-[.H101])/[.H101]" office:value-type="percentage" office:value="0" calcext:value-type="percentage">
            <text:p>0.00%</text:p>
          </table:table-cell>
          <table:table-cell table:formula="of:=([.J101]-[.I101])/[.I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9" calcext:value-type="float">
            <text:p>319</text:p>
          </table:table-cell>
          <table:table-cell table:formula="of:=([.J102]-[.A102])/[.A102]" office:value-type="percentage" office:value="0" calcext:value-type="percentage">
            <text:p>0.00%</text:p>
          </table:table-cell>
          <table:table-cell table:formula="of:=([.J102]-[.B102])/[.B102]" office:value-type="percentage" office:value="0" calcext:value-type="percentage">
            <text:p>0.00%</text:p>
          </table:table-cell>
          <table:table-cell table:formula="of:=([.J102]-[.C102])/[.C102]" office:value-type="percentage" office:value="0" calcext:value-type="percentage">
            <text:p>0.00%</text:p>
          </table:table-cell>
          <table:table-cell table:formula="of:=([.J102]-[.D102])/[.D102]" office:value-type="percentage" office:value="0" calcext:value-type="percentage">
            <text:p>0.00%</text:p>
          </table:table-cell>
          <table:table-cell table:formula="of:=([.J102]-[.E102])/[.E102]" office:value-type="percentage" office:value="0" calcext:value-type="percentage">
            <text:p>0.00%</text:p>
          </table:table-cell>
          <table:table-cell table:formula="of:=([.J102]-[.F102])/[.F102]" office:value-type="percentage" office:value="0" calcext:value-type="percentage">
            <text:p>0.00%</text:p>
          </table:table-cell>
          <table:table-cell table:formula="of:=([.J102]-[.G102])/[.G102]" office:value-type="percentage" office:value="0" calcext:value-type="percentage">
            <text:p>0.00%</text:p>
          </table:table-cell>
          <table:table-cell table:formula="of:=([.J102]-[.H102])/[.H102]" office:value-type="percentage" office:value="0" calcext:value-type="percentage">
            <text:p>0.00%</text:p>
          </table:table-cell>
          <table:table-cell table:formula="of:=([.J102]-[.I102])/[.I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4" calcext:value-type="float">
            <text:p>324</text:p>
          </table:table-cell>
          <table:table-cell table:formula="of:=([.J103]-[.A103])/[.A103]" office:value-type="percentage" office:value="0" calcext:value-type="percentage">
            <text:p>0.00%</text:p>
          </table:table-cell>
          <table:table-cell table:formula="of:=([.J103]-[.B103])/[.B103]" office:value-type="percentage" office:value="0" calcext:value-type="percentage">
            <text:p>0.00%</text:p>
          </table:table-cell>
          <table:table-cell table:formula="of:=([.J103]-[.C103])/[.C103]" office:value-type="percentage" office:value="0" calcext:value-type="percentage">
            <text:p>0.00%</text:p>
          </table:table-cell>
          <table:table-cell table:formula="of:=([.J103]-[.D103])/[.D103]" office:value-type="percentage" office:value="0" calcext:value-type="percentage">
            <text:p>0.00%</text:p>
          </table:table-cell>
          <table:table-cell table:formula="of:=([.J103]-[.E103])/[.E103]" office:value-type="percentage" office:value="0" calcext:value-type="percentage">
            <text:p>0.00%</text:p>
          </table:table-cell>
          <table:table-cell table:formula="of:=([.J103]-[.F103])/[.F103]" office:value-type="percentage" office:value="0" calcext:value-type="percentage">
            <text:p>0.00%</text:p>
          </table:table-cell>
          <table:table-cell table:formula="of:=([.J103]-[.G103])/[.G103]" office:value-type="percentage" office:value="0" calcext:value-type="percentage">
            <text:p>0.00%</text:p>
          </table:table-cell>
          <table:table-cell table:formula="of:=([.J103]-[.H103])/[.H103]" office:value-type="percentage" office:value="0" calcext:value-type="percentage">
            <text:p>0.00%</text:p>
          </table:table-cell>
          <table:table-cell table:formula="of:=([.J103]-[.I103])/[.I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104]-[.A104])/[.A104]" office:value-type="percentage" office:value="0" calcext:value-type="percentage">
            <text:p>0.00%</text:p>
          </table:table-cell>
          <table:table-cell table:formula="of:=([.J104]-[.B104])/[.B104]" office:value-type="percentage" office:value="0" calcext:value-type="percentage">
            <text:p>0.00%</text:p>
          </table:table-cell>
          <table:table-cell table:formula="of:=([.J104]-[.C104])/[.C104]" office:value-type="percentage" office:value="0" calcext:value-type="percentage">
            <text:p>0.00%</text:p>
          </table:table-cell>
          <table:table-cell table:formula="of:=([.J104]-[.D104])/[.D104]" office:value-type="percentage" office:value="0" calcext:value-type="percentage">
            <text:p>0.00%</text:p>
          </table:table-cell>
          <table:table-cell table:formula="of:=([.J104]-[.E104])/[.E104]" office:value-type="percentage" office:value="0" calcext:value-type="percentage">
            <text:p>0.00%</text:p>
          </table:table-cell>
          <table:table-cell table:formula="of:=([.J104]-[.F104])/[.F104]" office:value-type="percentage" office:value="0" calcext:value-type="percentage">
            <text:p>0.00%</text:p>
          </table:table-cell>
          <table:table-cell table:formula="of:=([.J104]-[.G104])/[.G104]" office:value-type="percentage" office:value="0" calcext:value-type="percentage">
            <text:p>0.00%</text:p>
          </table:table-cell>
          <table:table-cell table:formula="of:=([.J104]-[.H104])/[.H104]" office:value-type="percentage" office:value="0" calcext:value-type="percentage">
            <text:p>0.00%</text:p>
          </table:table-cell>
          <table:table-cell table:formula="of:=([.J104]-[.I104])/[.I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9" calcext:value-type="float">
            <text:p>329</text:p>
          </table:table-cell>
          <table:table-cell table:formula="of:=([.J106]-[.A106])/[.A106]" office:value-type="percentage" office:value="0" calcext:value-type="percentage">
            <text:p>0.00%</text:p>
          </table:table-cell>
          <table:table-cell table:formula="of:=([.J106]-[.B106])/[.B106]" office:value-type="percentage" office:value="0" calcext:value-type="percentage">
            <text:p>0.00%</text:p>
          </table:table-cell>
          <table:table-cell table:formula="of:=([.J106]-[.C106])/[.C106]" office:value-type="percentage" office:value="0" calcext:value-type="percentage">
            <text:p>0.00%</text:p>
          </table:table-cell>
          <table:table-cell table:formula="of:=([.J106]-[.D106])/[.D106]" office:value-type="percentage" office:value="0" calcext:value-type="percentage">
            <text:p>0.00%</text:p>
          </table:table-cell>
          <table:table-cell table:formula="of:=([.J106]-[.E106])/[.E106]" office:value-type="percentage" office:value="0" calcext:value-type="percentage">
            <text:p>0.00%</text:p>
          </table:table-cell>
          <table:table-cell table:formula="of:=([.J106]-[.F106])/[.F106]" office:value-type="percentage" office:value="0" calcext:value-type="percentage">
            <text:p>0.00%</text:p>
          </table:table-cell>
          <table:table-cell table:formula="of:=([.J106]-[.G106])/[.G106]" office:value-type="percentage" office:value="0" calcext:value-type="percentage">
            <text:p>0.00%</text:p>
          </table:table-cell>
          <table:table-cell table:formula="of:=([.J106]-[.H106])/[.H106]" office:value-type="percentage" office:value="0" calcext:value-type="percentage">
            <text:p>0.00%</text:p>
          </table:table-cell>
          <table:table-cell table:formula="of:=([.J106]-[.I106])/[.I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9" calcext:value-type="float">
            <text:p>329</text:p>
          </table:table-cell>
          <table:table-cell table:formula="of:=([.J107]-[.A107])/[.A107]" office:value-type="percentage" office:value="0" calcext:value-type="percentage">
            <text:p>0.00%</text:p>
          </table:table-cell>
          <table:table-cell table:formula="of:=([.J107]-[.B107])/[.B107]" office:value-type="percentage" office:value="0" calcext:value-type="percentage">
            <text:p>0.00%</text:p>
          </table:table-cell>
          <table:table-cell table:formula="of:=([.J107]-[.C107])/[.C107]" office:value-type="percentage" office:value="0" calcext:value-type="percentage">
            <text:p>0.00%</text:p>
          </table:table-cell>
          <table:table-cell table:formula="of:=([.J107]-[.D107])/[.D107]" office:value-type="percentage" office:value="0" calcext:value-type="percentage">
            <text:p>0.00%</text:p>
          </table:table-cell>
          <table:table-cell table:formula="of:=([.J107]-[.E107])/[.E107]" office:value-type="percentage" office:value="0" calcext:value-type="percentage">
            <text:p>0.00%</text:p>
          </table:table-cell>
          <table:table-cell table:formula="of:=([.J107]-[.F107])/[.F107]" office:value-type="percentage" office:value="0" calcext:value-type="percentage">
            <text:p>0.00%</text:p>
          </table:table-cell>
          <table:table-cell table:formula="of:=([.J107]-[.G107])/[.G107]" office:value-type="percentage" office:value="0" calcext:value-type="percentage">
            <text:p>0.00%</text:p>
          </table:table-cell>
          <table:table-cell table:formula="of:=([.J107]-[.H107])/[.H107]" office:value-type="percentage" office:value="0" calcext:value-type="percentage">
            <text:p>0.00%</text:p>
          </table:table-cell>
          <table:table-cell table:formula="of:=([.J107]-[.I107])/[.I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1" calcext:value-type="float">
            <text:p>331</text:p>
          </table:table-cell>
          <table:table-cell table:formula="of:=([.J108]-[.A108])/[.A108]" office:value-type="percentage" office:value="0" calcext:value-type="percentage">
            <text:p>0.00%</text:p>
          </table:table-cell>
          <table:table-cell table:formula="of:=([.J108]-[.B108])/[.B108]" office:value-type="percentage" office:value="0" calcext:value-type="percentage">
            <text:p>0.00%</text:p>
          </table:table-cell>
          <table:table-cell table:formula="of:=([.J108]-[.C108])/[.C108]" office:value-type="percentage" office:value="0" calcext:value-type="percentage">
            <text:p>0.00%</text:p>
          </table:table-cell>
          <table:table-cell table:formula="of:=([.J108]-[.D108])/[.D108]" office:value-type="percentage" office:value="0" calcext:value-type="percentage">
            <text:p>0.00%</text:p>
          </table:table-cell>
          <table:table-cell table:formula="of:=([.J108]-[.E108])/[.E108]" office:value-type="percentage" office:value="0" calcext:value-type="percentage">
            <text:p>0.00%</text:p>
          </table:table-cell>
          <table:table-cell table:formula="of:=([.J108]-[.F108])/[.F108]" office:value-type="percentage" office:value="0" calcext:value-type="percentage">
            <text:p>0.00%</text:p>
          </table:table-cell>
          <table:table-cell table:formula="of:=([.J108]-[.G108])/[.G108]" office:value-type="percentage" office:value="0" calcext:value-type="percentage">
            <text:p>0.00%</text:p>
          </table:table-cell>
          <table:table-cell table:formula="of:=([.J108]-[.H108])/[.H108]" office:value-type="percentage" office:value="0" calcext:value-type="percentage">
            <text:p>0.00%</text:p>
          </table:table-cell>
          <table:table-cell table:formula="of:=([.J108]-[.I108])/[.I10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2" calcext:value-type="float">
            <text:p>332</text:p>
          </table:table-cell>
          <table:table-cell table:formula="of:=([.J109]-[.A109])/[.A109]" office:value-type="percentage" office:value="0" calcext:value-type="percentage">
            <text:p>0.00%</text:p>
          </table:table-cell>
          <table:table-cell table:formula="of:=([.J109]-[.B109])/[.B109]" office:value-type="percentage" office:value="0" calcext:value-type="percentage">
            <text:p>0.00%</text:p>
          </table:table-cell>
          <table:table-cell table:formula="of:=([.J109]-[.C109])/[.C109]" office:value-type="percentage" office:value="0" calcext:value-type="percentage">
            <text:p>0.00%</text:p>
          </table:table-cell>
          <table:table-cell table:formula="of:=([.J109]-[.D109])/[.D109]" office:value-type="percentage" office:value="0" calcext:value-type="percentage">
            <text:p>0.00%</text:p>
          </table:table-cell>
          <table:table-cell table:formula="of:=([.J109]-[.E109])/[.E109]" office:value-type="percentage" office:value="0" calcext:value-type="percentage">
            <text:p>0.00%</text:p>
          </table:table-cell>
          <table:table-cell table:formula="of:=([.J109]-[.F109])/[.F109]" office:value-type="percentage" office:value="0" calcext:value-type="percentage">
            <text:p>0.00%</text:p>
          </table:table-cell>
          <table:table-cell table:formula="of:=([.J109]-[.G109])/[.G109]" office:value-type="percentage" office:value="0" calcext:value-type="percentage">
            <text:p>0.00%</text:p>
          </table:table-cell>
          <table:table-cell table:formula="of:=([.J109]-[.H109])/[.H109]" office:value-type="percentage" office:value="0" calcext:value-type="percentage">
            <text:p>0.00%</text:p>
          </table:table-cell>
          <table:table-cell table:formula="of:=([.J109]-[.I109])/[.I10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3" calcext:value-type="float">
            <text:p>333</text:p>
          </table:table-cell>
          <table:table-cell table:formula="of:=([.J110]-[.A110])/[.A110]" office:value-type="percentage" office:value="0" calcext:value-type="percentage">
            <text:p>0.00%</text:p>
          </table:table-cell>
          <table:table-cell table:formula="of:=([.J110]-[.B110])/[.B110]" office:value-type="percentage" office:value="0" calcext:value-type="percentage">
            <text:p>0.00%</text:p>
          </table:table-cell>
          <table:table-cell table:formula="of:=([.J110]-[.C110])/[.C110]" office:value-type="percentage" office:value="0" calcext:value-type="percentage">
            <text:p>0.00%</text:p>
          </table:table-cell>
          <table:table-cell table:formula="of:=([.J110]-[.D110])/[.D110]" office:value-type="percentage" office:value="0" calcext:value-type="percentage">
            <text:p>0.00%</text:p>
          </table:table-cell>
          <table:table-cell table:formula="of:=([.J110]-[.E110])/[.E110]" office:value-type="percentage" office:value="0" calcext:value-type="percentage">
            <text:p>0.00%</text:p>
          </table:table-cell>
          <table:table-cell table:formula="of:=([.J110]-[.F110])/[.F110]" office:value-type="percentage" office:value="0" calcext:value-type="percentage">
            <text:p>0.00%</text:p>
          </table:table-cell>
          <table:table-cell table:formula="of:=([.J110]-[.G110])/[.G110]" office:value-type="percentage" office:value="0" calcext:value-type="percentage">
            <text:p>0.00%</text:p>
          </table:table-cell>
          <table:table-cell table:formula="of:=([.J110]-[.H110])/[.H110]" office:value-type="percentage" office:value="0" calcext:value-type="percentage">
            <text:p>0.00%</text:p>
          </table:table-cell>
          <table:table-cell table:formula="of:=([.J110]-[.I110])/[.I1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329.7" calcext:value-type="float">
            <text:p>329.7</text:p>
          </table:table-cell>
          <table:table-cell office:value-type="float" office:value="330" calcext:value-type="float">
            <text:p>330</text:p>
          </table:table-cell>
          <table:table-cell office:value-type="float" office:value="329.8" calcext:value-type="float">
            <text:p>329.8</text:p>
          </table:table-cell>
          <table:table-cell table:number-columns-repeated="2" office:value-type="float" office:value="329.9" calcext:value-type="float">
            <text:p>329.9</text:p>
          </table:table-cell>
          <table:table-cell office:value-type="float" office:value="330" calcext:value-type="float">
            <text:p>330</text:p>
          </table:table-cell>
          <table:table-cell office:value-type="float" office:value="329.9" calcext:value-type="float">
            <text:p>329.9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formula="of:=([.J111]-[.A111])/[.A111]" office:value-type="percentage" office:value="0.000303122158229836" calcext:value-type="percentage">
            <text:p>0.03%</text:p>
          </table:table-cell>
          <table:table-cell table:formula="of:=([.J111]-[.B111])/[.B111]" office:value-type="percentage" office:value="0.000909918107370371" calcext:value-type="percentage">
            <text:p>0.09%</text:p>
          </table:table-cell>
          <table:table-cell table:formula="of:=([.J111]-[.C111])/[.C111]" office:value-type="percentage" office:value="0" calcext:value-type="percentage">
            <text:p>0.00%</text:p>
          </table:table-cell>
          <table:table-cell table:formula="of:=([.J111]-[.D111])/[.D111]" office:value-type="percentage" office:value="0.000606428138265581" calcext:value-type="percentage">
            <text:p>0.06%</text:p>
          </table:table-cell>
          <table:table-cell table:formula="of:=([.J111]-[.E111])/[.E111]" office:value-type="percentage" office:value="0.000303122158229836" calcext:value-type="percentage">
            <text:p>0.03%</text:p>
          </table:table-cell>
          <table:table-cell table:formula="of:=([.J111]-[.F111])/[.F111]" office:value-type="percentage" office:value="0.000303122158229836" calcext:value-type="percentage">
            <text:p>0.03%</text:p>
          </table:table-cell>
          <table:table-cell table:formula="of:=([.J111]-[.G111])/[.G111]" office:value-type="percentage" office:value="0" calcext:value-type="percentage">
            <text:p>0.00%</text:p>
          </table:table-cell>
          <table:table-cell table:formula="of:=([.J111]-[.H111])/[.H111]" office:value-type="percentage" office:value="0.000303122158229836" calcext:value-type="percentage">
            <text:p>0.03%</text:p>
          </table:table-cell>
          <table:table-cell table:formula="of:=([.J111]-[.I111])/[.I111]" office:value-type="percentage" office:value="0.00609756097560976" calcext:value-type="percentage">
            <text:p>0.61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6" calcext:value-type="float">
            <text:p>336</text:p>
          </table:table-cell>
          <table:table-cell table:formula="of:=([.J113]-[.A113])/[.A113]" office:value-type="percentage" office:value="0" calcext:value-type="percentage">
            <text:p>0.00%</text:p>
          </table:table-cell>
          <table:table-cell table:formula="of:=([.J113]-[.B113])/[.B113]" office:value-type="percentage" office:value="0" calcext:value-type="percentage">
            <text:p>0.00%</text:p>
          </table:table-cell>
          <table:table-cell table:formula="of:=([.J113]-[.C113])/[.C113]" office:value-type="percentage" office:value="0" calcext:value-type="percentage">
            <text:p>0.00%</text:p>
          </table:table-cell>
          <table:table-cell table:formula="of:=([.J113]-[.D113])/[.D113]" office:value-type="percentage" office:value="0" calcext:value-type="percentage">
            <text:p>0.00%</text:p>
          </table:table-cell>
          <table:table-cell table:formula="of:=([.J113]-[.E113])/[.E113]" office:value-type="percentage" office:value="0" calcext:value-type="percentage">
            <text:p>0.00%</text:p>
          </table:table-cell>
          <table:table-cell table:formula="of:=([.J113]-[.F113])/[.F113]" office:value-type="percentage" office:value="0" calcext:value-type="percentage">
            <text:p>0.00%</text:p>
          </table:table-cell>
          <table:table-cell table:formula="of:=([.J113]-[.G113])/[.G113]" office:value-type="percentage" office:value="0" calcext:value-type="percentage">
            <text:p>0.00%</text:p>
          </table:table-cell>
          <table:table-cell table:formula="of:=([.J113]-[.H113])/[.H113]" office:value-type="percentage" office:value="0" calcext:value-type="percentage">
            <text:p>0.00%</text:p>
          </table:table-cell>
          <table:table-cell table:formula="of:=([.J113]-[.I113])/[.I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0" calcext:value-type="float">
            <text:p>340</text:p>
          </table:table-cell>
          <table:table-cell table:formula="of:=([.J114]-[.A114])/[.A114]" office:value-type="percentage" office:value="0" calcext:value-type="percentage">
            <text:p>0.00%</text:p>
          </table:table-cell>
          <table:table-cell table:formula="of:=([.J114]-[.B114])/[.B114]" office:value-type="percentage" office:value="0" calcext:value-type="percentage">
            <text:p>0.00%</text:p>
          </table:table-cell>
          <table:table-cell table:formula="of:=([.J114]-[.C114])/[.C114]" office:value-type="percentage" office:value="0" calcext:value-type="percentage">
            <text:p>0.00%</text:p>
          </table:table-cell>
          <table:table-cell table:formula="of:=([.J114]-[.D114])/[.D114]" office:value-type="percentage" office:value="0" calcext:value-type="percentage">
            <text:p>0.00%</text:p>
          </table:table-cell>
          <table:table-cell table:formula="of:=([.J114]-[.E114])/[.E114]" office:value-type="percentage" office:value="0" calcext:value-type="percentage">
            <text:p>0.00%</text:p>
          </table:table-cell>
          <table:table-cell table:formula="of:=([.J114]-[.F114])/[.F114]" office:value-type="percentage" office:value="0" calcext:value-type="percentage">
            <text:p>0.00%</text:p>
          </table:table-cell>
          <table:table-cell table:formula="of:=([.J114]-[.G114])/[.G114]" office:value-type="percentage" office:value="0" calcext:value-type="percentage">
            <text:p>0.00%</text:p>
          </table:table-cell>
          <table:table-cell table:formula="of:=([.J114]-[.H114])/[.H114]" office:value-type="percentage" office:value="0" calcext:value-type="percentage">
            <text:p>0.00%</text:p>
          </table:table-cell>
          <table:table-cell table:formula="of:=([.J114]-[.I114])/[.I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3" calcext:value-type="float">
            <text:p>343</text:p>
          </table:table-cell>
          <table:table-cell table:formula="of:=([.J115]-[.A115])/[.A115]" office:value-type="percentage" office:value="0" calcext:value-type="percentage">
            <text:p>0.00%</text:p>
          </table:table-cell>
          <table:table-cell table:formula="of:=([.J115]-[.B115])/[.B115]" office:value-type="percentage" office:value="0" calcext:value-type="percentage">
            <text:p>0.00%</text:p>
          </table:table-cell>
          <table:table-cell table:formula="of:=([.J115]-[.C115])/[.C115]" office:value-type="percentage" office:value="0" calcext:value-type="percentage">
            <text:p>0.00%</text:p>
          </table:table-cell>
          <table:table-cell table:formula="of:=([.J115]-[.D115])/[.D115]" office:value-type="percentage" office:value="0" calcext:value-type="percentage">
            <text:p>0.00%</text:p>
          </table:table-cell>
          <table:table-cell table:formula="of:=([.J115]-[.E115])/[.E115]" office:value-type="percentage" office:value="0" calcext:value-type="percentage">
            <text:p>0.00%</text:p>
          </table:table-cell>
          <table:table-cell table:formula="of:=([.J115]-[.F115])/[.F115]" office:value-type="percentage" office:value="0" calcext:value-type="percentage">
            <text:p>0.00%</text:p>
          </table:table-cell>
          <table:table-cell table:formula="of:=([.J115]-[.G115])/[.G115]" office:value-type="percentage" office:value="0" calcext:value-type="percentage">
            <text:p>0.00%</text:p>
          </table:table-cell>
          <table:table-cell table:formula="of:=([.J115]-[.H115])/[.H115]" office:value-type="percentage" office:value="0" calcext:value-type="percentage">
            <text:p>0.00%</text:p>
          </table:table-cell>
          <table:table-cell table:formula="of:=([.J115]-[.I115])/[.I1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2.9" calcext:value-type="float">
            <text:p>302.9</text:p>
          </table:table-cell>
          <table:table-cell table:number-columns-repeated="2" office:value-type="float" office:value="302.5" calcext:value-type="float">
            <text:p>302.5</text:p>
          </table:table-cell>
          <table:table-cell office:value-type="float" office:value="302.9" calcext:value-type="float">
            <text:p>302.9</text:p>
          </table:table-cell>
          <table:table-cell office:value-type="float" office:value="303" calcext:value-type="float">
            <text:p>303</text:p>
          </table:table-cell>
          <table:table-cell office:value-type="float" office:value="302.7" calcext:value-type="float">
            <text:p>302.7</text:p>
          </table:table-cell>
          <table:table-cell office:value-type="float" office:value="302.9" calcext:value-type="float">
            <text:p>302.9</text:p>
          </table:table-cell>
          <table:table-cell office:value-type="float" office:value="302.7" calcext:value-type="float">
            <text:p>302.7</text:p>
          </table:table-cell>
          <table:table-cell office:value-type="float" office:value="302.3" calcext:value-type="float">
            <text:p>302.3</text:p>
          </table:table-cell>
          <table:table-cell office:value-type="float" office:value="303" calcext:value-type="float">
            <text:p>303</text:p>
          </table:table-cell>
          <table:table-cell table:formula="of:=([.J116]-[.A116])/[.A116]" office:value-type="percentage" office:value="0.000330141961043324" calcext:value-type="percentage">
            <text:p>0.03%</text:p>
          </table:table-cell>
          <table:table-cell table:formula="of:=([.J116]-[.B116])/[.B116]" office:value-type="percentage" office:value="0.00165289256198347" calcext:value-type="percentage">
            <text:p>0.17%</text:p>
          </table:table-cell>
          <table:table-cell table:formula="of:=([.J116]-[.C116])/[.C116]" office:value-type="percentage" office:value="0.00165289256198347" calcext:value-type="percentage">
            <text:p>0.17%</text:p>
          </table:table-cell>
          <table:table-cell table:formula="of:=([.J116]-[.D116])/[.D116]" office:value-type="percentage" office:value="0.000330141961043324" calcext:value-type="percentage">
            <text:p>0.03%</text:p>
          </table:table-cell>
          <table:table-cell table:formula="of:=([.J116]-[.E116])/[.E116]" office:value-type="percentage" office:value="0" calcext:value-type="percentage">
            <text:p>0.00%</text:p>
          </table:table-cell>
          <table:table-cell table:formula="of:=([.J116]-[.F116])/[.F116]" office:value-type="percentage" office:value="0.000991080277502515" calcext:value-type="percentage">
            <text:p>0.10%</text:p>
          </table:table-cell>
          <table:table-cell table:formula="of:=([.J116]-[.G116])/[.G116]" office:value-type="percentage" office:value="0.000330141961043324" calcext:value-type="percentage">
            <text:p>0.03%</text:p>
          </table:table-cell>
          <table:table-cell table:formula="of:=([.J116]-[.H116])/[.H116]" office:value-type="percentage" office:value="0.000991080277502515" calcext:value-type="percentage">
            <text:p>0.10%</text:p>
          </table:table-cell>
          <table:table-cell table:formula="of:=([.J116]-[.I116])/[.I116]" office:value-type="percentage" office:value="0.00231558054912335" calcext:value-type="percentage">
            <text:p>0.23%</text:p>
          </table:table-cell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340.2" calcext:value-type="float">
            <text:p>340.2</text:p>
          </table:table-cell>
          <table:table-cell office:value-type="float" office:value="338.8" calcext:value-type="float">
            <text:p>338.8</text:p>
          </table:table-cell>
          <table:table-cell office:value-type="float" office:value="338.6" calcext:value-type="float">
            <text:p>338.6</text:p>
          </table:table-cell>
          <table:table-cell office:value-type="float" office:value="338.5" calcext:value-type="float">
            <text:p>338.5</text:p>
          </table:table-cell>
          <table:table-cell office:value-type="float" office:value="340.2" calcext:value-type="float">
            <text:p>340.2</text:p>
          </table:table-cell>
          <table:table-cell office:value-type="float" office:value="340.5" calcext:value-type="float">
            <text:p>340.5</text:p>
          </table:table-cell>
          <table:table-cell office:value-type="float" office:value="340.4" calcext:value-type="float">
            <text:p>340.4</text:p>
          </table:table-cell>
          <table:table-cell office:value-type="float" office:value="337.9" calcext:value-type="float">
            <text:p>337.9</text:p>
          </table:table-cell>
          <table:table-cell office:value-type="float" office:value="344" calcext:value-type="float">
            <text:p>344</text:p>
          </table:table-cell>
          <table:table-cell table:formula="of:=([.J117]-[.A117])/[.A117]" office:value-type="percentage" office:value="0.019561351511559" calcext:value-type="percentage">
            <text:p>1.96%</text:p>
          </table:table-cell>
          <table:table-cell table:formula="of:=([.J117]-[.B117])/[.B117]" office:value-type="percentage" office:value="0.011169900058789" calcext:value-type="percentage">
            <text:p>1.12%</text:p>
          </table:table-cell>
          <table:table-cell table:formula="of:=([.J117]-[.C117])/[.C117]" office:value-type="percentage" office:value="0.0153482880755608" calcext:value-type="percentage">
            <text:p>1.53%</text:p>
          </table:table-cell>
          <table:table-cell table:formula="of:=([.J117]-[.D117])/[.D117]" office:value-type="percentage" office:value="0.0159480212640283" calcext:value-type="percentage">
            <text:p>1.59%</text:p>
          </table:table-cell>
          <table:table-cell table:formula="of:=([.J117]-[.E117])/[.E117]" office:value-type="percentage" office:value="0.0162481536189069" calcext:value-type="percentage">
            <text:p>1.62%</text:p>
          </table:table-cell>
          <table:table-cell table:formula="of:=([.J117]-[.F117])/[.F117]" office:value-type="percentage" office:value="0.011169900058789" calcext:value-type="percentage">
            <text:p>1.12%</text:p>
          </table:table-cell>
          <table:table-cell table:formula="of:=([.J117]-[.G117])/[.G117]" office:value-type="percentage" office:value="0.0102790014684288" calcext:value-type="percentage">
            <text:p>1.03%</text:p>
          </table:table-cell>
          <table:table-cell table:formula="of:=([.J117]-[.H117])/[.H117]" office:value-type="percentage" office:value="0.0105757931844889" calcext:value-type="percentage">
            <text:p>1.06%</text:p>
          </table:table-cell>
          <table:table-cell table:formula="of:=([.J117]-[.I117])/[.I117]" office:value-type="percentage" office:value="0.0180526783071915" calcext:value-type="percentage">
            <text:p>1.81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6" calcext:value-type="float">
            <text:p>344.6</text:p>
          </table:table-cell>
          <table:table-cell office:value-type="float" office:value="345.2" calcext:value-type="float">
            <text:p>345.2</text:p>
          </table:table-cell>
          <table:table-cell office:value-type="float" office:value="344.2" calcext:value-type="float">
            <text:p>344.2</text:p>
          </table:table-cell>
          <table:table-cell office:value-type="float" office:value="344.8" calcext:value-type="float">
            <text:p>344.8</text:p>
          </table:table-cell>
          <table:table-cell office:value-type="float" office:value="344.3" calcext:value-type="float">
            <text:p>344.3</text:p>
          </table:table-cell>
          <table:table-cell office:value-type="float" office:value="344" calcext:value-type="float">
            <text:p>344</text:p>
          </table:table-cell>
          <table:table-cell office:value-type="float" office:value="343.8" calcext:value-type="float">
            <text:p>343.8</text:p>
          </table:table-cell>
          <table:table-cell office:value-type="float" office:value="346" calcext:value-type="float">
            <text:p>346</text:p>
          </table:table-cell>
          <table:table-cell table:formula="of:=([.J118]-[.A118])/[.A118]" office:value-type="percentage" office:value="0.00581395348837209" calcext:value-type="percentage">
            <text:p>0.58%</text:p>
          </table:table-cell>
          <table:table-cell table:formula="of:=([.J118]-[.B118])/[.B118]" office:value-type="percentage" office:value="0.00552165068294094" calcext:value-type="percentage">
            <text:p>0.55%</text:p>
          </table:table-cell>
          <table:table-cell table:formula="of:=([.J118]-[.C118])/[.C118]" office:value-type="percentage" office:value="0.00406268136970394" calcext:value-type="percentage">
            <text:p>0.41%</text:p>
          </table:table-cell>
          <table:table-cell table:formula="of:=([.J118]-[.D118])/[.D118]" office:value-type="percentage" office:value="0.00231749710312865" calcext:value-type="percentage">
            <text:p>0.23%</text:p>
          </table:table-cell>
          <table:table-cell table:formula="of:=([.J118]-[.E118])/[.E118]" office:value-type="percentage" office:value="0.00522951772225454" calcext:value-type="percentage">
            <text:p>0.52%</text:p>
          </table:table-cell>
          <table:table-cell table:formula="of:=([.J118]-[.F118])/[.F118]" office:value-type="percentage" office:value="0.00348027842227375" calcext:value-type="percentage">
            <text:p>0.35%</text:p>
          </table:table-cell>
          <table:table-cell table:formula="of:=([.J118]-[.G118])/[.G118]" office:value-type="percentage" office:value="0.0049375544583212" calcext:value-type="percentage">
            <text:p>0.49%</text:p>
          </table:table-cell>
          <table:table-cell table:formula="of:=([.J118]-[.H118])/[.H118]" office:value-type="percentage" office:value="0.00581395348837209" calcext:value-type="percentage">
            <text:p>0.58%</text:p>
          </table:table-cell>
          <table:table-cell table:formula="of:=([.J118]-[.I118])/[.I118]" office:value-type="percentage" office:value="0.00639906922629432" calcext:value-type="percentage">
            <text:p>0.64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21]-[.A121])/[.A121]" office:value-type="percentage" office:value="0" calcext:value-type="percentage">
            <text:p>0.00%</text:p>
          </table:table-cell>
          <table:table-cell table:formula="of:=([.J121]-[.B121])/[.B121]" office:value-type="percentage" office:value="0" calcext:value-type="percentage">
            <text:p>0.00%</text:p>
          </table:table-cell>
          <table:table-cell table:formula="of:=([.J121]-[.C121])/[.C121]" office:value-type="percentage" office:value="0" calcext:value-type="percentage">
            <text:p>0.00%</text:p>
          </table:table-cell>
          <table:table-cell table:formula="of:=([.J121]-[.D121])/[.D121]" office:value-type="percentage" office:value="0" calcext:value-type="percentage">
            <text:p>0.00%</text:p>
          </table:table-cell>
          <table:table-cell table:formula="of:=([.J121]-[.E121])/[.E121]" office:value-type="percentage" office:value="0" calcext:value-type="percentage">
            <text:p>0.00%</text:p>
          </table:table-cell>
          <table:table-cell table:formula="of:=([.J121]-[.F121])/[.F121]" office:value-type="percentage" office:value="0" calcext:value-type="percentage">
            <text:p>0.00%</text:p>
          </table:table-cell>
          <table:table-cell table:formula="of:=([.J121]-[.G121])/[.G121]" office:value-type="percentage" office:value="0" calcext:value-type="percentage">
            <text:p>0.00%</text:p>
          </table:table-cell>
          <table:table-cell table:formula="of:=([.J121]-[.H121])/[.H121]" office:value-type="percentage" office:value="0" calcext:value-type="percentage">
            <text:p>0.00%</text:p>
          </table:table-cell>
          <table:table-cell table:formula="of:=([.J121]-[.I121])/[.I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8" calcext:value-type="float">
            <text:p>348</text:p>
          </table:table-cell>
          <table:table-cell table:formula="of:=([.J122]-[.A122])/[.A122]" office:value-type="percentage" office:value="0" calcext:value-type="percentage">
            <text:p>0.00%</text:p>
          </table:table-cell>
          <table:table-cell table:formula="of:=([.J122]-[.B122])/[.B122]" office:value-type="percentage" office:value="0" calcext:value-type="percentage">
            <text:p>0.00%</text:p>
          </table:table-cell>
          <table:table-cell table:formula="of:=([.J122]-[.C122])/[.C122]" office:value-type="percentage" office:value="0" calcext:value-type="percentage">
            <text:p>0.00%</text:p>
          </table:table-cell>
          <table:table-cell table:formula="of:=([.J122]-[.D122])/[.D122]" office:value-type="percentage" office:value="0" calcext:value-type="percentage">
            <text:p>0.00%</text:p>
          </table:table-cell>
          <table:table-cell table:formula="of:=([.J122]-[.E122])/[.E122]" office:value-type="percentage" office:value="0" calcext:value-type="percentage">
            <text:p>0.00%</text:p>
          </table:table-cell>
          <table:table-cell table:formula="of:=([.J122]-[.F122])/[.F122]" office:value-type="percentage" office:value="0" calcext:value-type="percentage">
            <text:p>0.00%</text:p>
          </table:table-cell>
          <table:table-cell table:formula="of:=([.J122]-[.G122])/[.G122]" office:value-type="percentage" office:value="0" calcext:value-type="percentage">
            <text:p>0.00%</text:p>
          </table:table-cell>
          <table:table-cell table:formula="of:=([.J122]-[.H122])/[.H122]" office:value-type="percentage" office:value="0" calcext:value-type="percentage">
            <text:p>0.00%</text:p>
          </table:table-cell>
          <table:table-cell table:formula="of:=([.J122]-[.I122])/[.I1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0" calcext:value-type="float">
            <text:p>350</text:p>
          </table:table-cell>
          <table:table-cell table:formula="of:=([.J123]-[.A123])/[.A123]" office:value-type="percentage" office:value="0" calcext:value-type="percentage">
            <text:p>0.00%</text:p>
          </table:table-cell>
          <table:table-cell table:formula="of:=([.J123]-[.B123])/[.B123]" office:value-type="percentage" office:value="0" calcext:value-type="percentage">
            <text:p>0.00%</text:p>
          </table:table-cell>
          <table:table-cell table:formula="of:=([.J123]-[.C123])/[.C123]" office:value-type="percentage" office:value="0" calcext:value-type="percentage">
            <text:p>0.00%</text:p>
          </table:table-cell>
          <table:table-cell table:formula="of:=([.J123]-[.D123])/[.D123]" office:value-type="percentage" office:value="0" calcext:value-type="percentage">
            <text:p>0.00%</text:p>
          </table:table-cell>
          <table:table-cell table:formula="of:=([.J123]-[.E123])/[.E123]" office:value-type="percentage" office:value="0" calcext:value-type="percentage">
            <text:p>0.00%</text:p>
          </table:table-cell>
          <table:table-cell table:formula="of:=([.J123]-[.F123])/[.F123]" office:value-type="percentage" office:value="0" calcext:value-type="percentage">
            <text:p>0.00%</text:p>
          </table:table-cell>
          <table:table-cell table:formula="of:=([.J123]-[.G123])/[.G123]" office:value-type="percentage" office:value="0" calcext:value-type="percentage">
            <text:p>0.00%</text:p>
          </table:table-cell>
          <table:table-cell table:formula="of:=([.J123]-[.H123])/[.H123]" office:value-type="percentage" office:value="0" calcext:value-type="percentage">
            <text:p>0.00%</text:p>
          </table:table-cell>
          <table:table-cell table:formula="of:=([.J123]-[.I123])/[.I1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1" calcext:value-type="float">
            <text:p>351</text:p>
          </table:table-cell>
          <table:table-cell table:formula="of:=([.J124]-[.A124])/[.A124]" office:value-type="percentage" office:value="0" calcext:value-type="percentage">
            <text:p>0.00%</text:p>
          </table:table-cell>
          <table:table-cell table:formula="of:=([.J124]-[.B124])/[.B124]" office:value-type="percentage" office:value="0" calcext:value-type="percentage">
            <text:p>0.00%</text:p>
          </table:table-cell>
          <table:table-cell table:formula="of:=([.J124]-[.C124])/[.C124]" office:value-type="percentage" office:value="0" calcext:value-type="percentage">
            <text:p>0.00%</text:p>
          </table:table-cell>
          <table:table-cell table:formula="of:=([.J124]-[.D124])/[.D124]" office:value-type="percentage" office:value="0" calcext:value-type="percentage">
            <text:p>0.00%</text:p>
          </table:table-cell>
          <table:table-cell table:formula="of:=([.J124]-[.E124])/[.E124]" office:value-type="percentage" office:value="0" calcext:value-type="percentage">
            <text:p>0.00%</text:p>
          </table:table-cell>
          <table:table-cell table:formula="of:=([.J124]-[.F124])/[.F124]" office:value-type="percentage" office:value="0" calcext:value-type="percentage">
            <text:p>0.00%</text:p>
          </table:table-cell>
          <table:table-cell table:formula="of:=([.J124]-[.G124])/[.G124]" office:value-type="percentage" office:value="0" calcext:value-type="percentage">
            <text:p>0.00%</text:p>
          </table:table-cell>
          <table:table-cell table:formula="of:=([.J124]-[.H124])/[.H124]" office:value-type="percentage" office:value="0" calcext:value-type="percentage">
            <text:p>0.00%</text:p>
          </table:table-cell>
          <table:table-cell table:formula="of:=([.J124]-[.I124])/[.I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5]-[.A125])/[.A125]" office:value-type="percentage" office:value="0" calcext:value-type="percentage">
            <text:p>0.00%</text:p>
          </table:table-cell>
          <table:table-cell table:formula="of:=([.J125]-[.B125])/[.B125]" office:value-type="percentage" office:value="0" calcext:value-type="percentage">
            <text:p>0.00%</text:p>
          </table:table-cell>
          <table:table-cell table:formula="of:=([.J125]-[.C125])/[.C125]" office:value-type="percentage" office:value="0" calcext:value-type="percentage">
            <text:p>0.00%</text:p>
          </table:table-cell>
          <table:table-cell table:formula="of:=([.J125]-[.D125])/[.D125]" office:value-type="percentage" office:value="0" calcext:value-type="percentage">
            <text:p>0.00%</text:p>
          </table:table-cell>
          <table:table-cell table:formula="of:=([.J125]-[.E125])/[.E125]" office:value-type="percentage" office:value="0" calcext:value-type="percentage">
            <text:p>0.00%</text:p>
          </table:table-cell>
          <table:table-cell table:formula="of:=([.J125]-[.F125])/[.F125]" office:value-type="percentage" office:value="0" calcext:value-type="percentage">
            <text:p>0.00%</text:p>
          </table:table-cell>
          <table:table-cell table:formula="of:=([.J125]-[.G125])/[.G125]" office:value-type="percentage" office:value="0" calcext:value-type="percentage">
            <text:p>0.00%</text:p>
          </table:table-cell>
          <table:table-cell table:formula="of:=([.J125]-[.H125])/[.H125]" office:value-type="percentage" office:value="0" calcext:value-type="percentage">
            <text:p>0.00%</text:p>
          </table:table-cell>
          <table:table-cell table:formula="of:=([.J125]-[.I125])/[.I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6]-[.A126])/[.A126]" office:value-type="percentage" office:value="0" calcext:value-type="percentage">
            <text:p>0.00%</text:p>
          </table:table-cell>
          <table:table-cell table:formula="of:=([.J126]-[.B126])/[.B126]" office:value-type="percentage" office:value="0" calcext:value-type="percentage">
            <text:p>0.00%</text:p>
          </table:table-cell>
          <table:table-cell table:formula="of:=([.J126]-[.C126])/[.C126]" office:value-type="percentage" office:value="0" calcext:value-type="percentage">
            <text:p>0.00%</text:p>
          </table:table-cell>
          <table:table-cell table:formula="of:=([.J126]-[.D126])/[.D126]" office:value-type="percentage" office:value="0" calcext:value-type="percentage">
            <text:p>0.00%</text:p>
          </table:table-cell>
          <table:table-cell table:formula="of:=([.J126]-[.E126])/[.E126]" office:value-type="percentage" office:value="0" calcext:value-type="percentage">
            <text:p>0.00%</text:p>
          </table:table-cell>
          <table:table-cell table:formula="of:=([.J126]-[.F126])/[.F126]" office:value-type="percentage" office:value="0" calcext:value-type="percentage">
            <text:p>0.00%</text:p>
          </table:table-cell>
          <table:table-cell table:formula="of:=([.J126]-[.G126])/[.G126]" office:value-type="percentage" office:value="0" calcext:value-type="percentage">
            <text:p>0.00%</text:p>
          </table:table-cell>
          <table:table-cell table:formula="of:=([.J126]-[.H126])/[.H126]" office:value-type="percentage" office:value="0" calcext:value-type="percentage">
            <text:p>0.00%</text:p>
          </table:table-cell>
          <table:table-cell table:formula="of:=([.J126]-[.I126])/[.I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7]-[.A127])/[.A127]" office:value-type="percentage" office:value="0" calcext:value-type="percentage">
            <text:p>0.00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3" calcext:value-type="float">
            <text:p>353</text:p>
          </table:table-cell>
          <table:table-cell table:formula="of:=([.J128]-[.A128])/[.A128]" office:value-type="percentage" office:value="0" calcext:value-type="percentage">
            <text:p>0.00%</text:p>
          </table:table-cell>
          <table:table-cell table:formula="of:=([.J128]-[.B128])/[.B128]" office:value-type="percentage" office:value="0" calcext:value-type="percentage">
            <text:p>0.00%</text:p>
          </table:table-cell>
          <table:table-cell table:formula="of:=([.J128]-[.C128])/[.C128]" office:value-type="percentage" office:value="0" calcext:value-type="percentage">
            <text:p>0.00%</text:p>
          </table:table-cell>
          <table:table-cell table:formula="of:=([.J128]-[.D128])/[.D128]" office:value-type="percentage" office:value="0" calcext:value-type="percentage">
            <text:p>0.00%</text:p>
          </table:table-cell>
          <table:table-cell table:formula="of:=([.J128]-[.E128])/[.E128]" office:value-type="percentage" office:value="0" calcext:value-type="percentage">
            <text:p>0.00%</text:p>
          </table:table-cell>
          <table:table-cell table:formula="of:=([.J128]-[.F128])/[.F128]" office:value-type="percentage" office:value="0" calcext:value-type="percentage">
            <text:p>0.00%</text:p>
          </table:table-cell>
          <table:table-cell table:formula="of:=([.J128]-[.G128])/[.G128]" office:value-type="percentage" office:value="0" calcext:value-type="percentage">
            <text:p>0.00%</text:p>
          </table:table-cell>
          <table:table-cell table:formula="of:=([.J128]-[.H128])/[.H128]" office:value-type="percentage" office:value="0" calcext:value-type="percentage">
            <text:p>0.00%</text:p>
          </table:table-cell>
          <table:table-cell table:formula="of:=([.J128]-[.I128])/[.I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353.9" calcext:value-type="float">
            <text:p>353.9</text:p>
          </table:table-cell>
          <table:table-cell table:number-columns-repeated="7" office:value-type="float" office:value="354" calcext:value-type="float">
            <text:p>354</text:p>
          </table:table-cell>
          <table:table-cell table:formula="of:=([.J129]-[.A129])/[.A129]" office:value-type="percentage" office:value="0" calcext:value-type="percentage">
            <text:p>0.00%</text:p>
          </table:table-cell>
          <table:table-cell table:formula="of:=([.J129]-[.B129])/[.B129]" office:value-type="percentage" office:value="0" calcext:value-type="percentage">
            <text:p>0.00%</text:p>
          </table:table-cell>
          <table:table-cell table:formula="of:=([.J129]-[.C129])/[.C129]" office:value-type="percentage" office:value="0.000282565696524506" calcext:value-type="percentage">
            <text:p>0.03%</text:p>
          </table:table-cell>
          <table:table-cell table:formula="of:=([.J129]-[.D129])/[.D129]" office:value-type="percentage" office:value="0" calcext:value-type="percentage">
            <text:p>0.00%</text:p>
          </table:table-cell>
          <table:table-cell table:formula="of:=([.J129]-[.E129])/[.E129]" office:value-type="percentage" office:value="0" calcext:value-type="percentage">
            <text:p>0.00%</text:p>
          </table:table-cell>
          <table:table-cell table:formula="of:=([.J129]-[.F129])/[.F129]" office:value-type="percentage" office:value="0" calcext:value-type="percentage">
            <text:p>0.00%</text:p>
          </table:table-cell>
          <table:table-cell table:formula="of:=([.J129]-[.G129])/[.G129]" office:value-type="percentage" office:value="0" calcext:value-type="percentage">
            <text:p>0.00%</text:p>
          </table:table-cell>
          <table:table-cell table:formula="of:=([.J129]-[.H129])/[.H129]" office:value-type="percentage" office:value="0" calcext:value-type="percentage">
            <text:p>0.00%</text:p>
          </table:table-cell>
          <table:table-cell table:formula="of:=([.J129]-[.I129])/[.I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4" calcext:value-type="float">
            <text:p>354</text:p>
          </table:table-cell>
          <table:table-cell table:formula="of:=([.J130]-[.A130])/[.A130]" office:value-type="percentage" office:value="0" calcext:value-type="percentage">
            <text:p>0.00%</text:p>
          </table:table-cell>
          <table:table-cell table:formula="of:=([.J130]-[.B130])/[.B130]" office:value-type="percentage" office:value="0" calcext:value-type="percentage">
            <text:p>0.00%</text:p>
          </table:table-cell>
          <table:table-cell table:formula="of:=([.J130]-[.C130])/[.C130]" office:value-type="percentage" office:value="0" calcext:value-type="percentage">
            <text:p>0.00%</text:p>
          </table:table-cell>
          <table:table-cell table:formula="of:=([.J130]-[.D130])/[.D130]" office:value-type="percentage" office:value="0" calcext:value-type="percentage">
            <text:p>0.00%</text:p>
          </table:table-cell>
          <table:table-cell table:formula="of:=([.J130]-[.E130])/[.E130]" office:value-type="percentage" office:value="0" calcext:value-type="percentage">
            <text:p>0.00%</text:p>
          </table:table-cell>
          <table:table-cell table:formula="of:=([.J130]-[.F130])/[.F130]" office:value-type="percentage" office:value="0" calcext:value-type="percentage">
            <text:p>0.00%</text:p>
          </table:table-cell>
          <table:table-cell table:formula="of:=([.J130]-[.G130])/[.G130]" office:value-type="percentage" office:value="0" calcext:value-type="percentage">
            <text:p>0.00%</text:p>
          </table:table-cell>
          <table:table-cell table:formula="of:=([.J130]-[.H130])/[.H130]" office:value-type="percentage" office:value="0" calcext:value-type="percentage">
            <text:p>0.00%</text:p>
          </table:table-cell>
          <table:table-cell table:formula="of:=([.J130]-[.I130])/[.I1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0.1" calcext:value-type="float">
            <text:p>340.1</text:p>
          </table:table-cell>
          <table:table-cell office:value-type="float" office:value="340.3" calcext:value-type="float">
            <text:p>340.3</text:p>
          </table:table-cell>
          <table:table-cell office:value-type="float" office:value="340.2" calcext:value-type="float">
            <text:p>340.2</text:p>
          </table:table-cell>
          <table:table-cell office:value-type="float" office:value="339.9" calcext:value-type="float">
            <text:p>339.9</text:p>
          </table:table-cell>
          <table:table-cell office:value-type="float" office:value="339.6" calcext:value-type="float">
            <text:p>339.6</text:p>
          </table:table-cell>
          <table:table-cell office:value-type="float" office:value="340.2" calcext:value-type="float">
            <text:p>340.2</text:p>
          </table:table-cell>
          <table:table-cell office:value-type="float" office:value="340.5" calcext:value-type="float">
            <text:p>340.5</text:p>
          </table:table-cell>
          <table:table-cell office:value-type="float" office:value="340.3" calcext:value-type="float">
            <text:p>340.3</text:p>
          </table:table-cell>
          <table:table-cell office:value-type="float" office:value="339.9" calcext:value-type="float">
            <text:p>339.9</text:p>
          </table:table-cell>
          <table:table-cell office:value-type="float" office:value="341" calcext:value-type="float">
            <text:p>341</text:p>
          </table:table-cell>
          <table:table-cell table:formula="of:=([.J131]-[.A131])/[.A131]" office:value-type="percentage" office:value="0.00264628050573354" calcext:value-type="percentage">
            <text:p>0.26%</text:p>
          </table:table-cell>
          <table:table-cell table:formula="of:=([.J131]-[.B131])/[.B131]" office:value-type="percentage" office:value="0.00205700852189241" calcext:value-type="percentage">
            <text:p>0.21%</text:p>
          </table:table-cell>
          <table:table-cell table:formula="of:=([.J131]-[.C131])/[.C131]" office:value-type="percentage" office:value="0.0023515579071135" calcext:value-type="percentage">
            <text:p>0.24%</text:p>
          </table:table-cell>
          <table:table-cell table:formula="of:=([.J131]-[.D131])/[.D131]" office:value-type="percentage" office:value="0.00323624595469262" calcext:value-type="percentage">
            <text:p>0.32%</text:p>
          </table:table-cell>
          <table:table-cell table:formula="of:=([.J131]-[.E131])/[.E131]" office:value-type="percentage" office:value="0.00412249705535918" calcext:value-type="percentage">
            <text:p>0.41%</text:p>
          </table:table-cell>
          <table:table-cell table:formula="of:=([.J131]-[.F131])/[.F131]" office:value-type="percentage" office:value="0.0023515579071135" calcext:value-type="percentage">
            <text:p>0.24%</text:p>
          </table:table-cell>
          <table:table-cell table:formula="of:=([.J131]-[.G131])/[.G131]" office:value-type="percentage" office:value="0.00146842878120411" calcext:value-type="percentage">
            <text:p>0.15%</text:p>
          </table:table-cell>
          <table:table-cell table:formula="of:=([.J131]-[.H131])/[.H131]" office:value-type="percentage" office:value="0.00205700852189241" calcext:value-type="percentage">
            <text:p>0.21%</text:p>
          </table:table-cell>
          <table:table-cell table:formula="of:=([.J131]-[.I131])/[.I131]" office:value-type="percentage" office:value="0.00323624595469262" calcext:value-type="percentage">
            <text:p>0.32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32]-[.A132])/[.A132]" office:value-type="percentage" office:value="0" calcext:value-type="percentage">
            <text:p>0.00%</text:p>
          </table:table-cell>
          <table:table-cell table:formula="of:=([.J132]-[.B132])/[.B132]" office:value-type="percentage" office:value="0" calcext:value-type="percentage">
            <text:p>0.00%</text:p>
          </table:table-cell>
          <table:table-cell table:formula="of:=([.J132]-[.C132])/[.C132]" office:value-type="percentage" office:value="0" calcext:value-type="percentage">
            <text:p>0.00%</text:p>
          </table:table-cell>
          <table:table-cell table:formula="of:=([.J132]-[.D132])/[.D132]" office:value-type="percentage" office:value="0" calcext:value-type="percentage">
            <text:p>0.00%</text:p>
          </table:table-cell>
          <table:table-cell table:formula="of:=([.J132]-[.E132])/[.E132]" office:value-type="percentage" office:value="0" calcext:value-type="percentage">
            <text:p>0.00%</text:p>
          </table:table-cell>
          <table:table-cell table:formula="of:=([.J132]-[.F132])/[.F132]" office:value-type="percentage" office:value="0" calcext:value-type="percentage">
            <text:p>0.00%</text:p>
          </table:table-cell>
          <table:table-cell table:formula="of:=([.J132]-[.G132])/[.G132]" office:value-type="percentage" office:value="0" calcext:value-type="percentage">
            <text:p>0.00%</text:p>
          </table:table-cell>
          <table:table-cell table:formula="of:=([.J132]-[.H132])/[.H132]" office:value-type="percentage" office:value="0" calcext:value-type="percentage">
            <text:p>0.00%</text:p>
          </table:table-cell>
          <table:table-cell table:formula="of:=([.J132]-[.I132])/[.I13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33]-[.A133])/[.A133]" office:value-type="percentage" office:value="0" calcext:value-type="percentage">
            <text:p>0.00%</text:p>
          </table:table-cell>
          <table:table-cell table:formula="of:=([.J133]-[.B133])/[.B133]" office:value-type="percentage" office:value="0" calcext:value-type="percentage">
            <text:p>0.00%</text:p>
          </table:table-cell>
          <table:table-cell table:formula="of:=([.J133]-[.C133])/[.C133]" office:value-type="percentage" office:value="0" calcext:value-type="percentage">
            <text:p>0.00%</text:p>
          </table:table-cell>
          <table:table-cell table:formula="of:=([.J133]-[.D133])/[.D133]" office:value-type="percentage" office:value="0" calcext:value-type="percentage">
            <text:p>0.00%</text:p>
          </table:table-cell>
          <table:table-cell table:formula="of:=([.J133]-[.E133])/[.E133]" office:value-type="percentage" office:value="0" calcext:value-type="percentage">
            <text:p>0.00%</text:p>
          </table:table-cell>
          <table:table-cell table:formula="of:=([.J133]-[.F133])/[.F133]" office:value-type="percentage" office:value="0" calcext:value-type="percentage">
            <text:p>0.00%</text:p>
          </table:table-cell>
          <table:table-cell table:formula="of:=([.J133]-[.G133])/[.G133]" office:value-type="percentage" office:value="0" calcext:value-type="percentage">
            <text:p>0.00%</text:p>
          </table:table-cell>
          <table:table-cell table:formula="of:=([.J133]-[.H133])/[.H133]" office:value-type="percentage" office:value="0" calcext:value-type="percentage">
            <text:p>0.00%</text:p>
          </table:table-cell>
          <table:table-cell table:formula="of:=([.J133]-[.I133])/[.I13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34]-[.A134])/[.A134]" office:value-type="percentage" office:value="0" calcext:value-type="percentage">
            <text:p>0.00%</text:p>
          </table:table-cell>
          <table:table-cell table:formula="of:=([.J134]-[.B134])/[.B134]" office:value-type="percentage" office:value="0" calcext:value-type="percentage">
            <text:p>0.00%</text:p>
          </table:table-cell>
          <table:table-cell table:formula="of:=([.J134]-[.C134])/[.C134]" office:value-type="percentage" office:value="0" calcext:value-type="percentage">
            <text:p>0.00%</text:p>
          </table:table-cell>
          <table:table-cell table:formula="of:=([.J134]-[.D134])/[.D134]" office:value-type="percentage" office:value="0" calcext:value-type="percentage">
            <text:p>0.00%</text:p>
          </table:table-cell>
          <table:table-cell table:formula="of:=([.J134]-[.E134])/[.E134]" office:value-type="percentage" office:value="0" calcext:value-type="percentage">
            <text:p>0.00%</text:p>
          </table:table-cell>
          <table:table-cell table:formula="of:=([.J134]-[.F134])/[.F134]" office:value-type="percentage" office:value="0" calcext:value-type="percentage">
            <text:p>0.00%</text:p>
          </table:table-cell>
          <table:table-cell table:formula="of:=([.J134]-[.G134])/[.G134]" office:value-type="percentage" office:value="0" calcext:value-type="percentage">
            <text:p>0.00%</text:p>
          </table:table-cell>
          <table:table-cell table:formula="of:=([.J134]-[.H134])/[.H134]" office:value-type="percentage" office:value="0" calcext:value-type="percentage">
            <text:p>0.00%</text:p>
          </table:table-cell>
          <table:table-cell table:formula="of:=([.J134]-[.I134])/[.I13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8" calcext:value-type="float">
            <text:p>358</text:p>
          </table:table-cell>
          <table:table-cell table:formula="of:=([.J135]-[.A135])/[.A135]" office:value-type="percentage" office:value="0" calcext:value-type="percentage">
            <text:p>0.00%</text:p>
          </table:table-cell>
          <table:table-cell table:formula="of:=([.J135]-[.B135])/[.B135]" office:value-type="percentage" office:value="0" calcext:value-type="percentage">
            <text:p>0.00%</text:p>
          </table:table-cell>
          <table:table-cell table:formula="of:=([.J135]-[.C135])/[.C135]" office:value-type="percentage" office:value="0" calcext:value-type="percentage">
            <text:p>0.00%</text:p>
          </table:table-cell>
          <table:table-cell table:formula="of:=([.J135]-[.D135])/[.D135]" office:value-type="percentage" office:value="0" calcext:value-type="percentage">
            <text:p>0.00%</text:p>
          </table:table-cell>
          <table:table-cell table:formula="of:=([.J135]-[.E135])/[.E135]" office:value-type="percentage" office:value="0" calcext:value-type="percentage">
            <text:p>0.00%</text:p>
          </table:table-cell>
          <table:table-cell table:formula="of:=([.J135]-[.F135])/[.F135]" office:value-type="percentage" office:value="0" calcext:value-type="percentage">
            <text:p>0.00%</text:p>
          </table:table-cell>
          <table:table-cell table:formula="of:=([.J135]-[.G135])/[.G135]" office:value-type="percentage" office:value="0" calcext:value-type="percentage">
            <text:p>0.00%</text:p>
          </table:table-cell>
          <table:table-cell table:formula="of:=([.J135]-[.H135])/[.H135]" office:value-type="percentage" office:value="0" calcext:value-type="percentage">
            <text:p>0.00%</text:p>
          </table:table-cell>
          <table:table-cell table:formula="of:=([.J135]-[.I135])/[.I1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36]-[.A136])/[.A136]" office:value-type="percentage" office:value="0" calcext:value-type="percentage">
            <text:p>0.00%</text:p>
          </table:table-cell>
          <table:table-cell table:formula="of:=([.J136]-[.B136])/[.B136]" office:value-type="percentage" office:value="0" calcext:value-type="percentage">
            <text:p>0.00%</text:p>
          </table:table-cell>
          <table:table-cell table:formula="of:=([.J136]-[.C136])/[.C136]" office:value-type="percentage" office:value="0" calcext:value-type="percentage">
            <text:p>0.00%</text:p>
          </table:table-cell>
          <table:table-cell table:formula="of:=([.J136]-[.D136])/[.D136]" office:value-type="percentage" office:value="0" calcext:value-type="percentage">
            <text:p>0.00%</text:p>
          </table:table-cell>
          <table:table-cell table:formula="of:=([.J136]-[.E136])/[.E136]" office:value-type="percentage" office:value="0" calcext:value-type="percentage">
            <text:p>0.00%</text:p>
          </table:table-cell>
          <table:table-cell table:formula="of:=([.J136]-[.F136])/[.F136]" office:value-type="percentage" office:value="0" calcext:value-type="percentage">
            <text:p>0.00%</text:p>
          </table:table-cell>
          <table:table-cell table:formula="of:=([.J136]-[.G136])/[.G136]" office:value-type="percentage" office:value="0" calcext:value-type="percentage">
            <text:p>0.00%</text:p>
          </table:table-cell>
          <table:table-cell table:formula="of:=([.J136]-[.H136])/[.H136]" office:value-type="percentage" office:value="0" calcext:value-type="percentage">
            <text:p>0.00%</text:p>
          </table:table-cell>
          <table:table-cell table:formula="of:=([.J136]-[.I136])/[.I1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60" calcext:value-type="float">
            <text:p>360</text:p>
          </table:table-cell>
          <table:table-cell table:formula="of:=([.J137]-[.A137])/[.A137]" office:value-type="percentage" office:value="0" calcext:value-type="percentage">
            <text:p>0.00%</text:p>
          </table:table-cell>
          <table:table-cell table:formula="of:=([.J137]-[.B137])/[.B137]" office:value-type="percentage" office:value="0" calcext:value-type="percentage">
            <text:p>0.00%</text:p>
          </table:table-cell>
          <table:table-cell table:formula="of:=([.J137]-[.C137])/[.C137]" office:value-type="percentage" office:value="0" calcext:value-type="percentage">
            <text:p>0.00%</text:p>
          </table:table-cell>
          <table:table-cell table:formula="of:=([.J137]-[.D137])/[.D137]" office:value-type="percentage" office:value="0" calcext:value-type="percentage">
            <text:p>0.00%</text:p>
          </table:table-cell>
          <table:table-cell table:formula="of:=([.J137]-[.E137])/[.E137]" office:value-type="percentage" office:value="0" calcext:value-type="percentage">
            <text:p>0.00%</text:p>
          </table:table-cell>
          <table:table-cell table:formula="of:=([.J137]-[.F137])/[.F137]" office:value-type="percentage" office:value="0" calcext:value-type="percentage">
            <text:p>0.00%</text:p>
          </table:table-cell>
          <table:table-cell table:formula="of:=([.J137]-[.G137])/[.G137]" office:value-type="percentage" office:value="0" calcext:value-type="percentage">
            <text:p>0.00%</text:p>
          </table:table-cell>
          <table:table-cell table:formula="of:=([.J137]-[.H137])/[.H137]" office:value-type="percentage" office:value="0" calcext:value-type="percentage">
            <text:p>0.00%</text:p>
          </table:table-cell>
          <table:table-cell table:formula="of:=([.J137]-[.I137])/[.I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347.1" calcext:value-type="float">
            <text:p>347.1</text:p>
          </table:table-cell>
          <table:table-cell office:value-type="float" office:value="346.7" calcext:value-type="float">
            <text:p>346.7</text:p>
          </table:table-cell>
          <table:table-cell office:value-type="float" office:value="347.8" calcext:value-type="float">
            <text:p>347.8</text:p>
          </table:table-cell>
          <table:table-cell office:value-type="float" office:value="347.4" calcext:value-type="float">
            <text:p>347.4</text:p>
          </table:table-cell>
          <table:table-cell office:value-type="float" office:value="348.1" calcext:value-type="float">
            <text:p>348.1</text:p>
          </table:table-cell>
          <table:table-cell office:value-type="float" office:value="347.7" calcext:value-type="float">
            <text:p>347.7</text:p>
          </table:table-cell>
          <table:table-cell office:value-type="float" office:value="348.4" calcext:value-type="float">
            <text:p>348.4</text:p>
          </table:table-cell>
          <table:table-cell office:value-type="float" office:value="344.7" calcext:value-type="float">
            <text:p>344.7</text:p>
          </table:table-cell>
          <table:table-cell office:value-type="float" office:value="351" calcext:value-type="float">
            <text:p>351</text:p>
          </table:table-cell>
          <table:table-cell table:formula="of:=([.J138]-[.A138])/[.A138]" office:value-type="percentage" office:value="0.0138648180242635" calcext:value-type="percentage">
            <text:p>1.39%</text:p>
          </table:table-cell>
          <table:table-cell table:formula="of:=([.J138]-[.B138])/[.B138]" office:value-type="percentage" office:value="0.0112359550561797" calcext:value-type="percentage">
            <text:p>1.12%</text:p>
          </table:table-cell>
          <table:table-cell table:formula="of:=([.J138]-[.C138])/[.C138]" office:value-type="percentage" office:value="0.0124026535910009" calcext:value-type="percentage">
            <text:p>1.24%</text:p>
          </table:table-cell>
          <table:table-cell table:formula="of:=([.J138]-[.D138])/[.D138]" office:value-type="percentage" office:value="0.00920069005175385" calcext:value-type="percentage">
            <text:p>0.92%</text:p>
          </table:table-cell>
          <table:table-cell table:formula="of:=([.J138]-[.E138])/[.E138]" office:value-type="percentage" office:value="0.0103626943005182" calcext:value-type="percentage">
            <text:p>1.04%</text:p>
          </table:table-cell>
          <table:table-cell table:formula="of:=([.J138]-[.F138])/[.F138]" office:value-type="percentage" office:value="0.00833093938523406" calcext:value-type="percentage">
            <text:p>0.83%</text:p>
          </table:table-cell>
          <table:table-cell table:formula="of:=([.J138]-[.G138])/[.G138]" office:value-type="percentage" office:value="0.00949094046591893" calcext:value-type="percentage">
            <text:p>0.95%</text:p>
          </table:table-cell>
          <table:table-cell table:formula="of:=([.J138]-[.H138])/[.H138]" office:value-type="percentage" office:value="0.00746268656716425" calcext:value-type="percentage">
            <text:p>0.75%</text:p>
          </table:table-cell>
          <table:table-cell table:formula="of:=([.J138]-[.I138])/[.I138]" office:value-type="percentage" office:value="0.0182767624020888" calcext:value-type="percentage">
            <text:p>1.83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38.6" calcext:value-type="float">
            <text:p>338.6</text:p>
          </table:table-cell>
          <table:table-cell office:value-type="float" office:value="338.8" calcext:value-type="float">
            <text:p>338.8</text:p>
          </table:table-cell>
          <table:table-cell office:value-type="float" office:value="339.5" calcext:value-type="float">
            <text:p>339.5</text:p>
          </table:table-cell>
          <table:table-cell office:value-type="float" office:value="339.2" calcext:value-type="float">
            <text:p>339.2</text:p>
          </table:table-cell>
          <table:table-cell office:value-type="float" office:value="338.5" calcext:value-type="float">
            <text:p>338.5</text:p>
          </table:table-cell>
          <table:table-cell office:value-type="float" office:value="339.7" calcext:value-type="float">
            <text:p>339.7</text:p>
          </table:table-cell>
          <table:table-cell office:value-type="float" office:value="339.2" calcext:value-type="float">
            <text:p>339.2</text:p>
          </table:table-cell>
          <table:table-cell office:value-type="float" office:value="339.1" calcext:value-type="float">
            <text:p>339.1</text:p>
          </table:table-cell>
          <table:table-cell office:value-type="float" office:value="345" calcext:value-type="float">
            <text:p>345</text:p>
          </table:table-cell>
          <table:table-cell table:formula="of:=([.J139]-[.A139])/[.A139]" office:value-type="percentage" office:value="0.0186005314437556" calcext:value-type="percentage">
            <text:p>1.86%</text:p>
          </table:table-cell>
          <table:table-cell table:formula="of:=([.J139]-[.B139])/[.B139]" office:value-type="percentage" office:value="0.0189013585351446" calcext:value-type="percentage">
            <text:p>1.89%</text:p>
          </table:table-cell>
          <table:table-cell table:formula="of:=([.J139]-[.C139])/[.C139]" office:value-type="percentage" office:value="0.0182998819362455" calcext:value-type="percentage">
            <text:p>1.83%</text:p>
          </table:table-cell>
          <table:table-cell table:formula="of:=([.J139]-[.D139])/[.D139]" office:value-type="percentage" office:value="0.01620029455081" calcext:value-type="percentage">
            <text:p>1.62%</text:p>
          </table:table-cell>
          <table:table-cell table:formula="of:=([.J139]-[.E139])/[.E139]" office:value-type="percentage" office:value="0.0170990566037736" calcext:value-type="percentage">
            <text:p>1.71%</text:p>
          </table:table-cell>
          <table:table-cell table:formula="of:=([.J139]-[.F139])/[.F139]" office:value-type="percentage" office:value="0.0192023633677991" calcext:value-type="percentage">
            <text:p>1.92%</text:p>
          </table:table-cell>
          <table:table-cell table:formula="of:=([.J139]-[.G139])/[.G139]" office:value-type="percentage" office:value="0.0156020017662644" calcext:value-type="percentage">
            <text:p>1.56%</text:p>
          </table:table-cell>
          <table:table-cell table:formula="of:=([.J139]-[.H139])/[.H139]" office:value-type="percentage" office:value="0.0170990566037736" calcext:value-type="percentage">
            <text:p>1.71%</text:p>
          </table:table-cell>
          <table:table-cell table:formula="of:=([.J139]-[.I139])/[.I139]" office:value-type="percentage" office:value="0.0173989973459156" calcext:value-type="percentage">
            <text:p>1.74%</text:p>
          </table:table-cell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349.8" calcext:value-type="float">
            <text:p>349.8</text:p>
          </table:table-cell>
          <table:table-cell office:value-type="float" office:value="348.8" calcext:value-type="float">
            <text:p>348.8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50.5" calcext:value-type="float">
            <text:p>350.5</text:p>
          </table:table-cell>
          <table:table-cell office:value-type="float" office:value="350.1" calcext:value-type="float">
            <text:p>350.1</text:p>
          </table:table-cell>
          <table:table-cell office:value-type="float" office:value="350" calcext:value-type="float">
            <text:p>350</text:p>
          </table:table-cell>
          <table:table-cell office:value-type="float" office:value="345.9" calcext:value-type="float">
            <text:p>345.9</text:p>
          </table:table-cell>
          <table:table-cell office:value-type="float" office:value="356" calcext:value-type="float">
            <text:p>356</text:p>
          </table:table-cell>
          <table:table-cell table:formula="of:=([.J140]-[.A140])/[.A140]" office:value-type="percentage" office:value="0.0235767682576193" calcext:value-type="percentage">
            <text:p>2.36%</text:p>
          </table:table-cell>
          <table:table-cell table:formula="of:=([.J140]-[.B140])/[.B140]" office:value-type="percentage" office:value="0.017724413950829" calcext:value-type="percentage">
            <text:p>1.77%</text:p>
          </table:table-cell>
          <table:table-cell table:formula="of:=([.J140]-[.C140])/[.C140]" office:value-type="percentage" office:value="0.0206422018348624" calcext:value-type="percentage">
            <text:p>2.06%</text:p>
          </table:table-cell>
          <table:table-cell table:formula="of:=([.J140]-[.D140])/[.D140]" office:value-type="percentage" office:value="0.0171428571428571" calcext:value-type="percentage">
            <text:p>1.71%</text:p>
          </table:table-cell>
          <table:table-cell table:formula="of:=([.J140]-[.E140])/[.E140]" office:value-type="percentage" office:value="0.0171428571428571" calcext:value-type="percentage">
            <text:p>1.71%</text:p>
          </table:table-cell>
          <table:table-cell table:formula="of:=([.J140]-[.F140])/[.F140]" office:value-type="percentage" office:value="0.0156918687589158" calcext:value-type="percentage">
            <text:p>1.57%</text:p>
          </table:table-cell>
          <table:table-cell table:formula="of:=([.J140]-[.G140])/[.G140]" office:value-type="percentage" office:value="0.0168523279063124" calcext:value-type="percentage">
            <text:p>1.69%</text:p>
          </table:table-cell>
          <table:table-cell table:formula="of:=([.J140]-[.H140])/[.H140]" office:value-type="percentage" office:value="0.0171428571428571" calcext:value-type="percentage">
            <text:p>1.71%</text:p>
          </table:table-cell>
          <table:table-cell table:formula="of:=([.J140]-[.I140])/[.I140]" office:value-type="percentage" office:value="0.0291991905174907" calcext:value-type="percentage">
            <text:p>2.92%</text:p>
          </table:table-cell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345.5" calcext:value-type="float">
            <text:p>345.5</text:p>
          </table:table-cell>
          <table:table-cell office:value-type="float" office:value="346.9" calcext:value-type="float">
            <text:p>346.9</text:p>
          </table:table-cell>
          <table:table-cell office:value-type="float" office:value="348.1" calcext:value-type="float">
            <text:p>348.1</text:p>
          </table:table-cell>
          <table:table-cell office:value-type="float" office:value="345.8" calcext:value-type="float">
            <text:p>345.8</text:p>
          </table:table-cell>
          <table:table-cell office:value-type="float" office:value="347.7" calcext:value-type="float">
            <text:p>347.7</text:p>
          </table:table-cell>
          <table:table-cell office:value-type="float" office:value="347.4" calcext:value-type="float">
            <text:p>347.4</text:p>
          </table:table-cell>
          <table:table-cell office:value-type="float" office:value="346.9" calcext:value-type="float">
            <text:p>346.9</text:p>
          </table:table-cell>
          <table:table-cell office:value-type="float" office:value="343.9" calcext:value-type="float">
            <text:p>343.9</text:p>
          </table:table-cell>
          <table:table-cell office:value-type="float" office:value="358" calcext:value-type="float">
            <text:p>358</text:p>
          </table:table-cell>
          <table:table-cell table:formula="of:=([.J141]-[.A141])/[.A141]" office:value-type="percentage" office:value="0.0382830626450116" calcext:value-type="percentage">
            <text:p>3.83%</text:p>
          </table:table-cell>
          <table:table-cell table:formula="of:=([.J141]-[.B141])/[.B141]" office:value-type="percentage" office:value="0.0361794500723589" calcext:value-type="percentage">
            <text:p>3.62%</text:p>
          </table:table-cell>
          <table:table-cell table:formula="of:=([.J141]-[.C141])/[.C141]" office:value-type="percentage" office:value="0.0319976938599021" calcext:value-type="percentage">
            <text:p>3.20%</text:p>
          </table:table-cell>
          <table:table-cell table:formula="of:=([.J141]-[.D141])/[.D141]" office:value-type="percentage" office:value="0.0284401034185578" calcext:value-type="percentage">
            <text:p>2.84%</text:p>
          </table:table-cell>
          <table:table-cell table:formula="of:=([.J141]-[.E141])/[.E141]" office:value-type="percentage" office:value="0.0352805089647195" calcext:value-type="percentage">
            <text:p>3.53%</text:p>
          </table:table-cell>
          <table:table-cell table:formula="of:=([.J141]-[.F141])/[.F141]" office:value-type="percentage" office:value="0.0296232384239287" calcext:value-type="percentage">
            <text:p>2.96%</text:p>
          </table:table-cell>
          <table:table-cell table:formula="of:=([.J141]-[.G141])/[.G141]" office:value-type="percentage" office:value="0.0305123776626368" calcext:value-type="percentage">
            <text:p>3.05%</text:p>
          </table:table-cell>
          <table:table-cell table:formula="of:=([.J141]-[.H141])/[.H141]" office:value-type="percentage" office:value="0.0319976938599021" calcext:value-type="percentage">
            <text:p>3.20%</text:p>
          </table:table-cell>
          <table:table-cell table:formula="of:=([.J141]-[.I141])/[.I141]" office:value-type="percentage" office:value="0.0410002907822042" calcext:value-type="percentage">
            <text:p>4.10%</text:p>
          </table:table-cell>
        </table:table-row>
        <table:table-row table:style-name="ro1">
          <table:table-cell table:number-columns-repeated="10" office:value-type="float" office:value="369" calcext:value-type="float">
            <text:p>369</text:p>
          </table:table-cell>
          <table:table-cell table:formula="of:=([.J142]-[.A142])/[.A142]" office:value-type="percentage" office:value="0" calcext:value-type="percentage">
            <text:p>0.00%</text:p>
          </table:table-cell>
          <table:table-cell table:formula="of:=([.J142]-[.B142])/[.B142]" office:value-type="percentage" office:value="0" calcext:value-type="percentage">
            <text:p>0.00%</text:p>
          </table:table-cell>
          <table:table-cell table:formula="of:=([.J142]-[.C142])/[.C142]" office:value-type="percentage" office:value="0" calcext:value-type="percentage">
            <text:p>0.00%</text:p>
          </table:table-cell>
          <table:table-cell table:formula="of:=([.J142]-[.D142])/[.D142]" office:value-type="percentage" office:value="0" calcext:value-type="percentage">
            <text:p>0.00%</text:p>
          </table:table-cell>
          <table:table-cell table:formula="of:=([.J142]-[.E142])/[.E142]" office:value-type="percentage" office:value="0" calcext:value-type="percentage">
            <text:p>0.00%</text:p>
          </table:table-cell>
          <table:table-cell table:formula="of:=([.J142]-[.F142])/[.F142]" office:value-type="percentage" office:value="0" calcext:value-type="percentage">
            <text:p>0.00%</text:p>
          </table:table-cell>
          <table:table-cell table:formula="of:=([.J142]-[.G142])/[.G142]" office:value-type="percentage" office:value="0" calcext:value-type="percentage">
            <text:p>0.00%</text:p>
          </table:table-cell>
          <table:table-cell table:formula="of:=([.J142]-[.H142])/[.H142]" office:value-type="percentage" office:value="0" calcext:value-type="percentage">
            <text:p>0.00%</text:p>
          </table:table-cell>
          <table:table-cell table:formula="of:=([.J142]-[.I142])/[.I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353.5" calcext:value-type="float">
            <text:p>353.5</text:p>
          </table:table-cell>
          <table:table-cell office:value-type="float" office:value="354.1" calcext:value-type="float">
            <text:p>354.1</text:p>
          </table:table-cell>
          <table:table-cell office:value-type="float" office:value="353.9" calcext:value-type="float">
            <text:p>353.9</text:p>
          </table:table-cell>
          <table:table-cell office:value-type="float" office:value="354.8" calcext:value-type="float">
            <text:p>354.8</text:p>
          </table:table-cell>
          <table:table-cell office:value-type="float" office:value="354.6" calcext:value-type="float">
            <text:p>354.6</text:p>
          </table:table-cell>
          <table:table-cell office:value-type="float" office:value="353.8" calcext:value-type="float">
            <text:p>353.8</text:p>
          </table:table-cell>
          <table:table-cell office:value-type="float" office:value="354.3" calcext:value-type="float">
            <text:p>354.3</text:p>
          </table:table-cell>
          <table:table-cell office:value-type="float" office:value="349.9" calcext:value-type="float">
            <text:p>349.9</text:p>
          </table:table-cell>
          <table:table-cell office:value-type="float" office:value="359" calcext:value-type="float">
            <text:p>359</text:p>
          </table:table-cell>
          <table:table-cell table:formula="of:=([.J143]-[.A143])/[.A143]" office:value-type="percentage" office:value="0.021046643913538" calcext:value-type="percentage">
            <text:p>2.10%</text:p>
          </table:table-cell>
          <table:table-cell table:formula="of:=([.J143]-[.B143])/[.B143]" office:value-type="percentage" office:value="0.0155586987270156" calcext:value-type="percentage">
            <text:p>1.56%</text:p>
          </table:table-cell>
          <table:table-cell table:formula="of:=([.J143]-[.C143])/[.C143]" office:value-type="percentage" office:value="0.0138378988986161" calcext:value-type="percentage">
            <text:p>1.38%</text:p>
          </table:table-cell>
          <table:table-cell table:formula="of:=([.J143]-[.D143])/[.D143]" office:value-type="percentage" office:value="0.0144108505227466" calcext:value-type="percentage">
            <text:p>1.44%</text:p>
          </table:table-cell>
          <table:table-cell table:formula="of:=([.J143]-[.E143])/[.E143]" office:value-type="percentage" office:value="0.0118376550169109" calcext:value-type="percentage">
            <text:p>1.18%</text:p>
          </table:table-cell>
          <table:table-cell table:formula="of:=([.J143]-[.F143])/[.F143]" office:value-type="percentage" office:value="0.0124083474337281" calcext:value-type="percentage">
            <text:p>1.24%</text:p>
          </table:table-cell>
          <table:table-cell table:formula="of:=([.J143]-[.G143])/[.G143]" office:value-type="percentage" office:value="0.0146975692481628" calcext:value-type="percentage">
            <text:p>1.47%</text:p>
          </table:table-cell>
          <table:table-cell table:formula="of:=([.J143]-[.H143])/[.H143]" office:value-type="percentage" office:value="0.0132655941292689" calcext:value-type="percentage">
            <text:p>1.33%</text:p>
          </table:table-cell>
          <table:table-cell table:formula="of:=([.J143]-[.I143])/[.I143]" office:value-type="percentage" office:value="0.0260074306944842" calcext:value-type="percentage">
            <text:p>2.60%</text:p>
          </table:table-cell>
        </table:table-row>
        <table:table-row table:style-name="ro1">
          <table:table-cell table:number-columns-repeated="10" office:value-type="float" office:value="370" calcext:value-type="float">
            <text:p>370</text:p>
          </table:table-cell>
          <table:table-cell table:formula="of:=([.J144]-[.A144])/[.A144]" office:value-type="percentage" office:value="0" calcext:value-type="percentage">
            <text:p>0.00%</text:p>
          </table:table-cell>
          <table:table-cell table:formula="of:=([.J144]-[.B144])/[.B144]" office:value-type="percentage" office:value="0" calcext:value-type="percentage">
            <text:p>0.00%</text:p>
          </table:table-cell>
          <table:table-cell table:formula="of:=([.J144]-[.C144])/[.C144]" office:value-type="percentage" office:value="0" calcext:value-type="percentage">
            <text:p>0.00%</text:p>
          </table:table-cell>
          <table:table-cell table:formula="of:=([.J144]-[.D144])/[.D144]" office:value-type="percentage" office:value="0" calcext:value-type="percentage">
            <text:p>0.00%</text:p>
          </table:table-cell>
          <table:table-cell table:formula="of:=([.J144]-[.E144])/[.E144]" office:value-type="percentage" office:value="0" calcext:value-type="percentage">
            <text:p>0.00%</text:p>
          </table:table-cell>
          <table:table-cell table:formula="of:=([.J144]-[.F144])/[.F144]" office:value-type="percentage" office:value="0" calcext:value-type="percentage">
            <text:p>0.00%</text:p>
          </table:table-cell>
          <table:table-cell table:formula="of:=([.J144]-[.G144])/[.G144]" office:value-type="percentage" office:value="0" calcext:value-type="percentage">
            <text:p>0.00%</text:p>
          </table:table-cell>
          <table:table-cell table:formula="of:=([.J144]-[.H144])/[.H144]" office:value-type="percentage" office:value="0" calcext:value-type="percentage">
            <text:p>0.00%</text:p>
          </table:table-cell>
          <table:table-cell table:formula="of:=([.J144]-[.I144])/[.I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5]-[.A145])/[.A145]" office:value-type="percentage" office:value="0" calcext:value-type="percentage">
            <text:p>0.00%</text:p>
          </table:table-cell>
          <table:table-cell table:formula="of:=([.J145]-[.B145])/[.B145]" office:value-type="percentage" office:value="0" calcext:value-type="percentage">
            <text:p>0.00%</text:p>
          </table:table-cell>
          <table:table-cell table:formula="of:=([.J145]-[.C145])/[.C145]" office:value-type="percentage" office:value="0" calcext:value-type="percentage">
            <text:p>0.00%</text:p>
          </table:table-cell>
          <table:table-cell table:formula="of:=([.J145]-[.D145])/[.D145]" office:value-type="percentage" office:value="0" calcext:value-type="percentage">
            <text:p>0.00%</text:p>
          </table:table-cell>
          <table:table-cell table:formula="of:=([.J145]-[.E145])/[.E145]" office:value-type="percentage" office:value="0" calcext:value-type="percentage">
            <text:p>0.00%</text:p>
          </table:table-cell>
          <table:table-cell table:formula="of:=([.J145]-[.F145])/[.F145]" office:value-type="percentage" office:value="0" calcext:value-type="percentage">
            <text:p>0.00%</text:p>
          </table:table-cell>
          <table:table-cell table:formula="of:=([.J145]-[.G145])/[.G145]" office:value-type="percentage" office:value="0" calcext:value-type="percentage">
            <text:p>0.00%</text:p>
          </table:table-cell>
          <table:table-cell table:formula="of:=([.J145]-[.H145])/[.H145]" office:value-type="percentage" office:value="0" calcext:value-type="percentage">
            <text:p>0.00%</text:p>
          </table:table-cell>
          <table:table-cell table:formula="of:=([.J145]-[.I145])/[.I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.3" calcext:value-type="float">
            <text:p>343.3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2" calcext:value-type="float">
            <text:p>344.2</text:p>
          </table:table-cell>
          <table:table-cell office:value-type="float" office:value="345.4" calcext:value-type="float">
            <text:p>345.4</text:p>
          </table:table-cell>
          <table:table-cell office:value-type="float" office:value="344.4" calcext:value-type="float">
            <text:p>344.4</text:p>
          </table:table-cell>
          <table:table-cell office:value-type="float" office:value="341.8" calcext:value-type="float">
            <text:p>341.8</text:p>
          </table:table-cell>
          <table:table-cell office:value-type="float" office:value="347" calcext:value-type="float">
            <text:p>347</text:p>
          </table:table-cell>
          <table:table-cell table:formula="of:=([.J146]-[.A146])/[.A146]" office:value-type="percentage" office:value="0.0107777454121759" calcext:value-type="percentage">
            <text:p>1.08%</text:p>
          </table:table-cell>
          <table:table-cell table:formula="of:=([.J146]-[.B146])/[.B146]" office:value-type="percentage" office:value="0.00754936120789786" calcext:value-type="percentage">
            <text:p>0.75%</text:p>
          </table:table-cell>
          <table:table-cell table:formula="of:=([.J146]-[.C146])/[.C146]" office:value-type="percentage" office:value="0.00842778262133094" calcext:value-type="percentage">
            <text:p>0.84%</text:p>
          </table:table-cell>
          <table:table-cell table:formula="of:=([.J146]-[.D146])/[.D146]" office:value-type="percentage" office:value="0.00725689404934688" calcext:value-type="percentage">
            <text:p>0.73%</text:p>
          </table:table-cell>
          <table:table-cell table:formula="of:=([.J146]-[.E146])/[.E146]" office:value-type="percentage" office:value="0.00754936120789786" calcext:value-type="percentage">
            <text:p>0.75%</text:p>
          </table:table-cell>
          <table:table-cell table:formula="of:=([.J146]-[.F146])/[.F146]" office:value-type="percentage" office:value="0.00813480534572926" calcext:value-type="percentage">
            <text:p>0.81%</text:p>
          </table:table-cell>
          <table:table-cell table:formula="of:=([.J146]-[.G146])/[.G146]" office:value-type="percentage" office:value="0.00463231036479451" calcext:value-type="percentage">
            <text:p>0.46%</text:p>
          </table:table-cell>
          <table:table-cell table:formula="of:=([.J146]-[.H146])/[.H146]" office:value-type="percentage" office:value="0.00754936120789786" calcext:value-type="percentage">
            <text:p>0.75%</text:p>
          </table:table-cell>
          <table:table-cell table:formula="of:=([.J146]-[.I146])/[.I146]" office:value-type="percentage" office:value="0.0152135751901697" calcext:value-type="percentage">
            <text:p>1.52%</text:p>
          </table:table-cell>
        </table:table-row>
        <table:table-row table:style-name="ro1">
          <table:table-cell office:value-type="float" office:value="328.4" calcext:value-type="float">
            <text:p>328.4</text:p>
          </table:table-cell>
          <table:table-cell table:number-columns-repeated="2" office:value-type="float" office:value="328.9" calcext:value-type="float">
            <text:p>328.9</text:p>
          </table:table-cell>
          <table:table-cell table:number-columns-repeated="2" office:value-type="float" office:value="328.8" calcext:value-type="float">
            <text:p>328.8</text:p>
          </table:table-cell>
          <table:table-cell office:value-type="float" office:value="328.9" calcext:value-type="float">
            <text:p>328.9</text:p>
          </table:table-cell>
          <table:table-cell office:value-type="float" office:value="329" calcext:value-type="float">
            <text:p>329</text:p>
          </table:table-cell>
          <table:table-cell office:value-type="float" office:value="328.8" calcext:value-type="float">
            <text:p>328.8</text:p>
          </table:table-cell>
          <table:table-cell office:value-type="float" office:value="328.3" calcext:value-type="float">
            <text:p>328.3</text:p>
          </table:table-cell>
          <table:table-cell office:value-type="float" office:value="329" calcext:value-type="float">
            <text:p>329</text:p>
          </table:table-cell>
          <table:table-cell table:formula="of:=([.J147]-[.A147])/[.A147]" office:value-type="percentage" office:value="0.00182704019488436" calcext:value-type="percentage">
            <text:p>0.18%</text:p>
          </table:table-cell>
          <table:table-cell table:formula="of:=([.J147]-[.B147])/[.B147]" office:value-type="percentage" office:value="0.000304043782304721" calcext:value-type="percentage">
            <text:p>0.03%</text:p>
          </table:table-cell>
          <table:table-cell table:formula="of:=([.J147]-[.C147])/[.C147]" office:value-type="percentage" office:value="0.000304043782304721" calcext:value-type="percentage">
            <text:p>0.03%</text:p>
          </table:table-cell>
          <table:table-cell table:formula="of:=([.J147]-[.D147])/[.D147]" office:value-type="percentage" office:value="0.00060827250608269" calcext:value-type="percentage">
            <text:p>0.06%</text:p>
          </table:table-cell>
          <table:table-cell table:formula="of:=([.J147]-[.E147])/[.E147]" office:value-type="percentage" office:value="0.00060827250608269" calcext:value-type="percentage">
            <text:p>0.06%</text:p>
          </table:table-cell>
          <table:table-cell table:formula="of:=([.J147]-[.F147])/[.F147]" office:value-type="percentage" office:value="0.000304043782304721" calcext:value-type="percentage">
            <text:p>0.03%</text:p>
          </table:table-cell>
          <table:table-cell table:formula="of:=([.J147]-[.G147])/[.G147]" office:value-type="percentage" office:value="0" calcext:value-type="percentage">
            <text:p>0.00%</text:p>
          </table:table-cell>
          <table:table-cell table:formula="of:=([.J147]-[.H147])/[.H147]" office:value-type="percentage" office:value="0.00060827250608269" calcext:value-type="percentage">
            <text:p>0.06%</text:p>
          </table:table-cell>
          <table:table-cell table:formula="of:=([.J147]-[.I147])/[.I147]" office:value-type="percentage" office:value="0.00213219616204687" calcext:value-type="percentage">
            <text:p>0.21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8]-[.A148])/[.A148]" office:value-type="percentage" office:value="0" calcext:value-type="percentage">
            <text:p>0.00%</text:p>
          </table:table-cell>
          <table:table-cell table:formula="of:=([.J148]-[.B148])/[.B148]" office:value-type="percentage" office:value="0" calcext:value-type="percentage">
            <text:p>0.00%</text:p>
          </table:table-cell>
          <table:table-cell table:formula="of:=([.J148]-[.C148])/[.C148]" office:value-type="percentage" office:value="0" calcext:value-type="percentage">
            <text:p>0.00%</text:p>
          </table:table-cell>
          <table:table-cell table:formula="of:=([.J148]-[.D148])/[.D148]" office:value-type="percentage" office:value="0" calcext:value-type="percentage">
            <text:p>0.00%</text:p>
          </table:table-cell>
          <table:table-cell table:formula="of:=([.J148]-[.E148])/[.E148]" office:value-type="percentage" office:value="0" calcext:value-type="percentage">
            <text:p>0.00%</text:p>
          </table:table-cell>
          <table:table-cell table:formula="of:=([.J148]-[.F148])/[.F148]" office:value-type="percentage" office:value="0" calcext:value-type="percentage">
            <text:p>0.00%</text:p>
          </table:table-cell>
          <table:table-cell table:formula="of:=([.J148]-[.G148])/[.G148]" office:value-type="percentage" office:value="0" calcext:value-type="percentage">
            <text:p>0.00%</text:p>
          </table:table-cell>
          <table:table-cell table:formula="of:=([.J148]-[.H148])/[.H148]" office:value-type="percentage" office:value="0" calcext:value-type="percentage">
            <text:p>0.00%</text:p>
          </table:table-cell>
          <table:table-cell table:formula="of:=([.J148]-[.I148])/[.I14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.7" calcext:value-type="float">
            <text:p>343.7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5" calcext:value-type="float">
            <text:p>344.5</text:p>
          </table:table-cell>
          <table:table-cell table:number-columns-repeated="2" office:value-type="float" office:value="344.9" calcext:value-type="float">
            <text:p>344.9</text:p>
          </table:table-cell>
          <table:table-cell table:number-columns-repeated="2" office:value-type="float" office:value="344.7" calcext:value-type="float">
            <text:p>344.7</text:p>
          </table:table-cell>
          <table:table-cell office:value-type="float" office:value="344.6" calcext:value-type="float">
            <text:p>344.6</text:p>
          </table:table-cell>
          <table:table-cell office:value-type="float" office:value="342.2" calcext:value-type="float">
            <text:p>342.2</text:p>
          </table:table-cell>
          <table:table-cell office:value-type="float" office:value="347" calcext:value-type="float">
            <text:p>347</text:p>
          </table:table-cell>
          <table:table-cell table:formula="of:=([.J149]-[.A149])/[.A149]" office:value-type="percentage" office:value="0.00960139656677338" calcext:value-type="percentage">
            <text:p>0.96%</text:p>
          </table:table-cell>
          <table:table-cell table:formula="of:=([.J149]-[.B149])/[.B149]" office:value-type="percentage" office:value="0.00842778262133094" calcext:value-type="percentage">
            <text:p>0.84%</text:p>
          </table:table-cell>
          <table:table-cell table:formula="of:=([.J149]-[.C149])/[.C149]" office:value-type="percentage" office:value="0.00725689404934688" calcext:value-type="percentage">
            <text:p>0.73%</text:p>
          </table:table-cell>
          <table:table-cell table:formula="of:=([.J149]-[.D149])/[.D149]" office:value-type="percentage" office:value="0.00608872136851268" calcext:value-type="percentage">
            <text:p>0.61%</text:p>
          </table:table-cell>
          <table:table-cell table:formula="of:=([.J149]-[.E149])/[.E149]" office:value-type="percentage" office:value="0.00608872136851268" calcext:value-type="percentage">
            <text:p>0.61%</text:p>
          </table:table-cell>
          <table:table-cell table:formula="of:=([.J149]-[.F149])/[.F149]" office:value-type="percentage" office:value="0.00667246881346101" calcext:value-type="percentage">
            <text:p>0.67%</text:p>
          </table:table-cell>
          <table:table-cell table:formula="of:=([.J149]-[.G149])/[.G149]" office:value-type="percentage" office:value="0.00667246881346101" calcext:value-type="percentage">
            <text:p>0.67%</text:p>
          </table:table-cell>
          <table:table-cell table:formula="of:=([.J149]-[.H149])/[.H149]" office:value-type="percentage" office:value="0.00696459663377823" calcext:value-type="percentage">
            <text:p>0.70%</text:p>
          </table:table-cell>
          <table:table-cell table:formula="of:=([.J149]-[.I149])/[.I149]" office:value-type="percentage" office:value="0.0140268848626535" calcext:value-type="percentage">
            <text:p>1.40%</text:p>
          </table:table-cell>
        </table:table-row>
        <table:table-row table:style-name="ro1">
          <table:table-cell table:number-columns-repeated="10" office:value-type="float" office:value="372" calcext:value-type="float">
            <text:p>372</text:p>
          </table:table-cell>
          <table:table-cell table:formula="of:=([.J150]-[.A150])/[.A150]" office:value-type="percentage" office:value="0" calcext:value-type="percentage">
            <text:p>0.00%</text:p>
          </table:table-cell>
          <table:table-cell table:formula="of:=([.J150]-[.B150])/[.B150]" office:value-type="percentage" office:value="0" calcext:value-type="percentage">
            <text:p>0.00%</text:p>
          </table:table-cell>
          <table:table-cell table:formula="of:=([.J150]-[.C150])/[.C150]" office:value-type="percentage" office:value="0" calcext:value-type="percentage">
            <text:p>0.00%</text:p>
          </table:table-cell>
          <table:table-cell table:formula="of:=([.J150]-[.D150])/[.D150]" office:value-type="percentage" office:value="0" calcext:value-type="percentage">
            <text:p>0.00%</text:p>
          </table:table-cell>
          <table:table-cell table:formula="of:=([.J150]-[.E150])/[.E150]" office:value-type="percentage" office:value="0" calcext:value-type="percentage">
            <text:p>0.00%</text:p>
          </table:table-cell>
          <table:table-cell table:formula="of:=([.J150]-[.F150])/[.F150]" office:value-type="percentage" office:value="0" calcext:value-type="percentage">
            <text:p>0.00%</text:p>
          </table:table-cell>
          <table:table-cell table:formula="of:=([.J150]-[.G150])/[.G150]" office:value-type="percentage" office:value="0" calcext:value-type="percentage">
            <text:p>0.00%</text:p>
          </table:table-cell>
          <table:table-cell table:formula="of:=([.J150]-[.H150])/[.H150]" office:value-type="percentage" office:value="0" calcext:value-type="percentage">
            <text:p>0.00%</text:p>
          </table:table-cell>
          <table:table-cell table:formula="of:=([.J150]-[.I150])/[.I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3" calcext:value-type="float">
            <text:p>373</text:p>
          </table:table-cell>
          <table:table-cell table:formula="of:=([.J151]-[.A151])/[.A151]" office:value-type="percentage" office:value="0" calcext:value-type="percentage">
            <text:p>0.00%</text:p>
          </table:table-cell>
          <table:table-cell table:formula="of:=([.J151]-[.B151])/[.B151]" office:value-type="percentage" office:value="0" calcext:value-type="percentage">
            <text:p>0.00%</text:p>
          </table:table-cell>
          <table:table-cell table:formula="of:=([.J151]-[.C151])/[.C151]" office:value-type="percentage" office:value="0" calcext:value-type="percentage">
            <text:p>0.00%</text:p>
          </table:table-cell>
          <table:table-cell table:formula="of:=([.J151]-[.D151])/[.D151]" office:value-type="percentage" office:value="0" calcext:value-type="percentage">
            <text:p>0.00%</text:p>
          </table:table-cell>
          <table:table-cell table:formula="of:=([.J151]-[.E151])/[.E151]" office:value-type="percentage" office:value="0" calcext:value-type="percentage">
            <text:p>0.00%</text:p>
          </table:table-cell>
          <table:table-cell table:formula="of:=([.J151]-[.F151])/[.F151]" office:value-type="percentage" office:value="0" calcext:value-type="percentage">
            <text:p>0.00%</text:p>
          </table:table-cell>
          <table:table-cell table:formula="of:=([.J151]-[.G151])/[.G151]" office:value-type="percentage" office:value="0" calcext:value-type="percentage">
            <text:p>0.00%</text:p>
          </table:table-cell>
          <table:table-cell table:formula="of:=([.J151]-[.H151])/[.H151]" office:value-type="percentage" office:value="0" calcext:value-type="percentage">
            <text:p>0.00%</text:p>
          </table:table-cell>
          <table:table-cell table:formula="of:=([.J151]-[.I151])/[.I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3" calcext:value-type="float">
            <text:p>373</text:p>
          </table:table-cell>
          <table:table-cell table:formula="of:=([.J152]-[.A152])/[.A152]" office:value-type="percentage" office:value="0" calcext:value-type="percentage">
            <text:p>0.00%</text:p>
          </table:table-cell>
          <table:table-cell table:formula="of:=([.J152]-[.B152])/[.B152]" office:value-type="percentage" office:value="0" calcext:value-type="percentage">
            <text:p>0.00%</text:p>
          </table:table-cell>
          <table:table-cell table:formula="of:=([.J152]-[.C152])/[.C152]" office:value-type="percentage" office:value="0" calcext:value-type="percentage">
            <text:p>0.00%</text:p>
          </table:table-cell>
          <table:table-cell table:formula="of:=([.J152]-[.D152])/[.D152]" office:value-type="percentage" office:value="0" calcext:value-type="percentage">
            <text:p>0.00%</text:p>
          </table:table-cell>
          <table:table-cell table:formula="of:=([.J152]-[.E152])/[.E152]" office:value-type="percentage" office:value="0" calcext:value-type="percentage">
            <text:p>0.00%</text:p>
          </table:table-cell>
          <table:table-cell table:formula="of:=([.J152]-[.F152])/[.F152]" office:value-type="percentage" office:value="0" calcext:value-type="percentage">
            <text:p>0.00%</text:p>
          </table:table-cell>
          <table:table-cell table:formula="of:=([.J152]-[.G152])/[.G152]" office:value-type="percentage" office:value="0" calcext:value-type="percentage">
            <text:p>0.00%</text:p>
          </table:table-cell>
          <table:table-cell table:formula="of:=([.J152]-[.H152])/[.H152]" office:value-type="percentage" office:value="0" calcext:value-type="percentage">
            <text:p>0.00%</text:p>
          </table:table-cell>
          <table:table-cell table:formula="of:=([.J152]-[.I152])/[.I15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.9" calcext:value-type="float">
            <text:p>347.9</text:p>
          </table:table-cell>
          <table:table-cell office:value-type="float" office:value="348.6" calcext:value-type="float">
            <text:p>348.6</text:p>
          </table:table-cell>
          <table:table-cell office:value-type="float" office:value="346.4" calcext:value-type="float">
            <text:p>346.4</text:p>
          </table:table-cell>
          <table:table-cell office:value-type="float" office:value="346.8" calcext:value-type="float">
            <text:p>346.8</text:p>
          </table:table-cell>
          <table:table-cell table:number-columns-repeated="3" office:value-type="float" office:value="348.5" calcext:value-type="float">
            <text:p>348.5</text:p>
          </table:table-cell>
          <table:table-cell office:value-type="float" office:value="347.8" calcext:value-type="float">
            <text:p>347.8</text:p>
          </table:table-cell>
          <table:table-cell office:value-type="float" office:value="347.3" calcext:value-type="float">
            <text:p>347.3</text:p>
          </table:table-cell>
          <table:table-cell office:value-type="float" office:value="359" calcext:value-type="float">
            <text:p>359</text:p>
          </table:table-cell>
          <table:table-cell table:formula="of:=([.J153]-[.A153])/[.A153]" office:value-type="percentage" office:value="0.0319057200344927" calcext:value-type="percentage">
            <text:p>3.19%</text:p>
          </table:table-cell>
          <table:table-cell table:formula="of:=([.J153]-[.B153])/[.B153]" office:value-type="percentage" office:value="0.0298336201950659" calcext:value-type="percentage">
            <text:p>2.98%</text:p>
          </table:table-cell>
          <table:table-cell table:formula="of:=([.J153]-[.C153])/[.C153]" office:value-type="percentage" office:value="0.0363741339491918" calcext:value-type="percentage">
            <text:p>3.64%</text:p>
          </table:table-cell>
          <table:table-cell table:formula="of:=([.J153]-[.D153])/[.D153]" office:value-type="percentage" office:value="0.0351787773933102" calcext:value-type="percentage">
            <text:p>3.52%</text:p>
          </table:table-cell>
          <table:table-cell table:formula="of:=([.J153]-[.E153])/[.E153]" office:value-type="percentage" office:value="0.03012912482066" calcext:value-type="percentage">
            <text:p>3.01%</text:p>
          </table:table-cell>
          <table:table-cell table:formula="of:=([.J153]-[.F153])/[.F153]" office:value-type="percentage" office:value="0.03012912482066" calcext:value-type="percentage">
            <text:p>3.01%</text:p>
          </table:table-cell>
          <table:table-cell table:formula="of:=([.J153]-[.G153])/[.G153]" office:value-type="percentage" office:value="0.03012912482066" calcext:value-type="percentage">
            <text:p>3.01%</text:p>
          </table:table-cell>
          <table:table-cell table:formula="of:=([.J153]-[.H153])/[.H153]" office:value-type="percentage" office:value="0.0322024151811386" calcext:value-type="percentage">
            <text:p>3.22%</text:p>
          </table:table-cell>
          <table:table-cell table:formula="of:=([.J153]-[.I153])/[.I153]" office:value-type="percentage" office:value="0.0336884537863518" calcext:value-type="percentage">
            <text:p>3.37%</text:p>
          </table:table-cell>
        </table:table-row>
        <table:table-row table:style-name="ro1">
          <table:table-cell office:value-type="float" office:value="374.1" calcext:value-type="float">
            <text:p>374.1</text:p>
          </table:table-cell>
          <table:table-cell office:value-type="float" office:value="374.8" calcext:value-type="float">
            <text:p>374.8</text:p>
          </table:table-cell>
          <table:table-cell office:value-type="float" office:value="374.4" calcext:value-type="float">
            <text:p>374.4</text:p>
          </table:table-cell>
          <table:table-cell office:value-type="float" office:value="374.9" calcext:value-type="float">
            <text:p>374.9</text:p>
          </table:table-cell>
          <table:table-cell office:value-type="float" office:value="374.7" calcext:value-type="float">
            <text:p>374.7</text:p>
          </table:table-cell>
          <table:table-cell table:number-columns-repeated="2" office:value-type="float" office:value="374.9" calcext:value-type="float">
            <text:p>374.9</text:p>
          </table:table-cell>
          <table:table-cell office:value-type="float" office:value="374.2" calcext:value-type="float">
            <text:p>374.2</text:p>
          </table:table-cell>
          <table:table-cell office:value-type="float" office:value="372.9" calcext:value-type="float">
            <text:p>372.9</text:p>
          </table:table-cell>
          <table:table-cell office:value-type="float" office:value="375" calcext:value-type="float">
            <text:p>375</text:p>
          </table:table-cell>
          <table:table-cell table:formula="of:=([.J154]-[.A154])/[.A154]" office:value-type="percentage" office:value="0.00240577385725736" calcext:value-type="percentage">
            <text:p>0.24%</text:p>
          </table:table-cell>
          <table:table-cell table:formula="of:=([.J154]-[.B154])/[.B154]" office:value-type="percentage" office:value="0.000533617929562403" calcext:value-type="percentage">
            <text:p>0.05%</text:p>
          </table:table-cell>
          <table:table-cell table:formula="of:=([.J154]-[.C154])/[.C154]" office:value-type="percentage" office:value="0.00160256410256416" calcext:value-type="percentage">
            <text:p>0.16%</text:p>
          </table:table-cell>
          <table:table-cell table:formula="of:=([.J154]-[.D154])/[.D154]" office:value-type="percentage" office:value="0.00026673779674586" calcext:value-type="percentage">
            <text:p>0.03%</text:p>
          </table:table-cell>
          <table:table-cell table:formula="of:=([.J154]-[.E154])/[.E154]" office:value-type="percentage" office:value="0.000800640512409958" calcext:value-type="percentage">
            <text:p>0.08%</text:p>
          </table:table-cell>
          <table:table-cell table:formula="of:=([.J154]-[.F154])/[.F154]" office:value-type="percentage" office:value="0.00026673779674586" calcext:value-type="percentage">
            <text:p>0.03%</text:p>
          </table:table-cell>
          <table:table-cell table:formula="of:=([.J154]-[.G154])/[.G154]" office:value-type="percentage" office:value="0.00026673779674586" calcext:value-type="percentage">
            <text:p>0.03%</text:p>
          </table:table-cell>
          <table:table-cell table:formula="of:=([.J154]-[.H154])/[.H154]" office:value-type="percentage" office:value="0.00213789417423841" calcext:value-type="percentage">
            <text:p>0.21%</text:p>
          </table:table-cell>
          <table:table-cell table:formula="of:=([.J154]-[.I154])/[.I154]" office:value-type="percentage" office:value="0.00563153660498799" calcext:value-type="percentage">
            <text:p>0.56%</text:p>
          </table:table-cell>
        </table:table-row>
        <table:table-row table:style-name="ro1">
          <table:table-cell table:number-columns-repeated="8" office:value-type="float" office:value="375" calcext:value-type="float">
            <text:p>375</text:p>
          </table:table-cell>
          <table:table-cell office:value-type="float" office:value="374.8" calcext:value-type="float">
            <text:p>374.8</text:p>
          </table:table-cell>
          <table:table-cell office:value-type="float" office:value="375" calcext:value-type="float">
            <text:p>375</text:p>
          </table:table-cell>
          <table:table-cell table:formula="of:=([.J155]-[.A155])/[.A155]" office:value-type="percentage" office:value="0" calcext:value-type="percentage">
            <text:p>0.00%</text:p>
          </table:table-cell>
          <table:table-cell table:formula="of:=([.J155]-[.B155])/[.B155]" office:value-type="percentage" office:value="0" calcext:value-type="percentage">
            <text:p>0.00%</text:p>
          </table:table-cell>
          <table:table-cell table:formula="of:=([.J155]-[.C155])/[.C155]" office:value-type="percentage" office:value="0" calcext:value-type="percentage">
            <text:p>0.00%</text:p>
          </table:table-cell>
          <table:table-cell table:formula="of:=([.J155]-[.D155])/[.D155]" office:value-type="percentage" office:value="0" calcext:value-type="percentage">
            <text:p>0.00%</text:p>
          </table:table-cell>
          <table:table-cell table:formula="of:=([.J155]-[.E155])/[.E155]" office:value-type="percentage" office:value="0" calcext:value-type="percentage">
            <text:p>0.00%</text:p>
          </table:table-cell>
          <table:table-cell table:formula="of:=([.J155]-[.F155])/[.F155]" office:value-type="percentage" office:value="0" calcext:value-type="percentage">
            <text:p>0.00%</text:p>
          </table:table-cell>
          <table:table-cell table:formula="of:=([.J155]-[.G155])/[.G155]" office:value-type="percentage" office:value="0" calcext:value-type="percentage">
            <text:p>0.00%</text:p>
          </table:table-cell>
          <table:table-cell table:formula="of:=([.J155]-[.H155])/[.H155]" office:value-type="percentage" office:value="0" calcext:value-type="percentage">
            <text:p>0.00%</text:p>
          </table:table-cell>
          <table:table-cell table:formula="of:=([.J155]-[.I155])/[.I155]" office:value-type="percentage" office:value="0.000533617929562403" calcext:value-type="percentage">
            <text:p>0.05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6]-[.A156])/[.A156]" office:value-type="percentage" office:value="0" calcext:value-type="percentage">
            <text:p>0.00%</text:p>
          </table:table-cell>
          <table:table-cell table:formula="of:=([.J156]-[.B156])/[.B156]" office:value-type="percentage" office:value="0" calcext:value-type="percentage">
            <text:p>0.00%</text:p>
          </table:table-cell>
          <table:table-cell table:formula="of:=([.J156]-[.C156])/[.C156]" office:value-type="percentage" office:value="0" calcext:value-type="percentage">
            <text:p>0.00%</text:p>
          </table:table-cell>
          <table:table-cell table:formula="of:=([.J156]-[.D156])/[.D156]" office:value-type="percentage" office:value="0" calcext:value-type="percentage">
            <text:p>0.00%</text:p>
          </table:table-cell>
          <table:table-cell table:formula="of:=([.J156]-[.E156])/[.E156]" office:value-type="percentage" office:value="0" calcext:value-type="percentage">
            <text:p>0.00%</text:p>
          </table:table-cell>
          <table:table-cell table:formula="of:=([.J156]-[.F156])/[.F156]" office:value-type="percentage" office:value="0" calcext:value-type="percentage">
            <text:p>0.00%</text:p>
          </table:table-cell>
          <table:table-cell table:formula="of:=([.J156]-[.G156])/[.G156]" office:value-type="percentage" office:value="0" calcext:value-type="percentage">
            <text:p>0.00%</text:p>
          </table:table-cell>
          <table:table-cell table:formula="of:=([.J156]-[.H156])/[.H156]" office:value-type="percentage" office:value="0" calcext:value-type="percentage">
            <text:p>0.00%</text:p>
          </table:table-cell>
          <table:table-cell table:formula="of:=([.J156]-[.I156])/[.I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7]-[.A157])/[.A157]" office:value-type="percentage" office:value="0" calcext:value-type="percentage">
            <text:p>0.00%</text:p>
          </table:table-cell>
          <table:table-cell table:formula="of:=([.J157]-[.B157])/[.B157]" office:value-type="percentage" office:value="0" calcext:value-type="percentage">
            <text:p>0.00%</text:p>
          </table:table-cell>
          <table:table-cell table:formula="of:=([.J157]-[.C157])/[.C157]" office:value-type="percentage" office:value="0" calcext:value-type="percentage">
            <text:p>0.00%</text:p>
          </table:table-cell>
          <table:table-cell table:formula="of:=([.J157]-[.D157])/[.D157]" office:value-type="percentage" office:value="0" calcext:value-type="percentage">
            <text:p>0.00%</text:p>
          </table:table-cell>
          <table:table-cell table:formula="of:=([.J157]-[.E157])/[.E157]" office:value-type="percentage" office:value="0" calcext:value-type="percentage">
            <text:p>0.00%</text:p>
          </table:table-cell>
          <table:table-cell table:formula="of:=([.J157]-[.F157])/[.F157]" office:value-type="percentage" office:value="0" calcext:value-type="percentage">
            <text:p>0.00%</text:p>
          </table:table-cell>
          <table:table-cell table:formula="of:=([.J157]-[.G157])/[.G157]" office:value-type="percentage" office:value="0" calcext:value-type="percentage">
            <text:p>0.00%</text:p>
          </table:table-cell>
          <table:table-cell table:formula="of:=([.J157]-[.H157])/[.H157]" office:value-type="percentage" office:value="0" calcext:value-type="percentage">
            <text:p>0.00%</text:p>
          </table:table-cell>
          <table:table-cell table:formula="of:=([.J157]-[.I157])/[.I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8]-[.A158])/[.A158]" office:value-type="percentage" office:value="0" calcext:value-type="percentage">
            <text:p>0.00%</text:p>
          </table:table-cell>
          <table:table-cell table:formula="of:=([.J158]-[.B158])/[.B158]" office:value-type="percentage" office:value="0" calcext:value-type="percentage">
            <text:p>0.00%</text:p>
          </table:table-cell>
          <table:table-cell table:formula="of:=([.J158]-[.C158])/[.C158]" office:value-type="percentage" office:value="0" calcext:value-type="percentage">
            <text:p>0.00%</text:p>
          </table:table-cell>
          <table:table-cell table:formula="of:=([.J158]-[.D158])/[.D158]" office:value-type="percentage" office:value="0" calcext:value-type="percentage">
            <text:p>0.00%</text:p>
          </table:table-cell>
          <table:table-cell table:formula="of:=([.J158]-[.E158])/[.E158]" office:value-type="percentage" office:value="0" calcext:value-type="percentage">
            <text:p>0.00%</text:p>
          </table:table-cell>
          <table:table-cell table:formula="of:=([.J158]-[.F158])/[.F158]" office:value-type="percentage" office:value="0" calcext:value-type="percentage">
            <text:p>0.00%</text:p>
          </table:table-cell>
          <table:table-cell table:formula="of:=([.J158]-[.G158])/[.G158]" office:value-type="percentage" office:value="0" calcext:value-type="percentage">
            <text:p>0.00%</text:p>
          </table:table-cell>
          <table:table-cell table:formula="of:=([.J158]-[.H158])/[.H158]" office:value-type="percentage" office:value="0" calcext:value-type="percentage">
            <text:p>0.00%</text:p>
          </table:table-cell>
          <table:table-cell table:formula="of:=([.J158]-[.I158])/[.I15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9]-[.A159])/[.A159]" office:value-type="percentage" office:value="0" calcext:value-type="percentage">
            <text:p>0.00%</text:p>
          </table:table-cell>
          <table:table-cell table:formula="of:=([.J159]-[.B159])/[.B159]" office:value-type="percentage" office:value="0" calcext:value-type="percentage">
            <text:p>0.00%</text:p>
          </table:table-cell>
          <table:table-cell table:formula="of:=([.J159]-[.C159])/[.C159]" office:value-type="percentage" office:value="0" calcext:value-type="percentage">
            <text:p>0.00%</text:p>
          </table:table-cell>
          <table:table-cell table:formula="of:=([.J159]-[.D159])/[.D159]" office:value-type="percentage" office:value="0" calcext:value-type="percentage">
            <text:p>0.00%</text:p>
          </table:table-cell>
          <table:table-cell table:formula="of:=([.J159]-[.E159])/[.E159]" office:value-type="percentage" office:value="0" calcext:value-type="percentage">
            <text:p>0.00%</text:p>
          </table:table-cell>
          <table:table-cell table:formula="of:=([.J159]-[.F159])/[.F159]" office:value-type="percentage" office:value="0" calcext:value-type="percentage">
            <text:p>0.00%</text:p>
          </table:table-cell>
          <table:table-cell table:formula="of:=([.J159]-[.G159])/[.G159]" office:value-type="percentage" office:value="0" calcext:value-type="percentage">
            <text:p>0.00%</text:p>
          </table:table-cell>
          <table:table-cell table:formula="of:=([.J159]-[.H159])/[.H159]" office:value-type="percentage" office:value="0" calcext:value-type="percentage">
            <text:p>0.00%</text:p>
          </table:table-cell>
          <table:table-cell table:formula="of:=([.J159]-[.I159])/[.I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60]-[.A160])/[.A160]" office:value-type="percentage" office:value="0" calcext:value-type="percentage">
            <text:p>0.00%</text:p>
          </table:table-cell>
          <table:table-cell table:formula="of:=([.J160]-[.B160])/[.B160]" office:value-type="percentage" office:value="0" calcext:value-type="percentage">
            <text:p>0.00%</text:p>
          </table:table-cell>
          <table:table-cell table:formula="of:=([.J160]-[.C160])/[.C160]" office:value-type="percentage" office:value="0" calcext:value-type="percentage">
            <text:p>0.00%</text:p>
          </table:table-cell>
          <table:table-cell table:formula="of:=([.J160]-[.D160])/[.D160]" office:value-type="percentage" office:value="0" calcext:value-type="percentage">
            <text:p>0.00%</text:p>
          </table:table-cell>
          <table:table-cell table:formula="of:=([.J160]-[.E160])/[.E160]" office:value-type="percentage" office:value="0" calcext:value-type="percentage">
            <text:p>0.00%</text:p>
          </table:table-cell>
          <table:table-cell table:formula="of:=([.J160]-[.F160])/[.F160]" office:value-type="percentage" office:value="0" calcext:value-type="percentage">
            <text:p>0.00%</text:p>
          </table:table-cell>
          <table:table-cell table:formula="of:=([.J160]-[.G160])/[.G160]" office:value-type="percentage" office:value="0" calcext:value-type="percentage">
            <text:p>0.00%</text:p>
          </table:table-cell>
          <table:table-cell table:formula="of:=([.J160]-[.H160])/[.H160]" office:value-type="percentage" office:value="0" calcext:value-type="percentage">
            <text:p>0.00%</text:p>
          </table:table-cell>
          <table:table-cell table:formula="of:=([.J160]-[.I160])/[.I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61]-[.A161])/[.A161]" office:value-type="percentage" office:value="0" calcext:value-type="percentage">
            <text:p>0.00%</text:p>
          </table:table-cell>
          <table:table-cell table:formula="of:=([.J161]-[.B161])/[.B161]" office:value-type="percentage" office:value="0" calcext:value-type="percentage">
            <text:p>0.00%</text:p>
          </table:table-cell>
          <table:table-cell table:formula="of:=([.J161]-[.C161])/[.C161]" office:value-type="percentage" office:value="0" calcext:value-type="percentage">
            <text:p>0.00%</text:p>
          </table:table-cell>
          <table:table-cell table:formula="of:=([.J161]-[.D161])/[.D161]" office:value-type="percentage" office:value="0" calcext:value-type="percentage">
            <text:p>0.00%</text:p>
          </table:table-cell>
          <table:table-cell table:formula="of:=([.J161]-[.E161])/[.E161]" office:value-type="percentage" office:value="0" calcext:value-type="percentage">
            <text:p>0.00%</text:p>
          </table:table-cell>
          <table:table-cell table:formula="of:=([.J161]-[.F161])/[.F161]" office:value-type="percentage" office:value="0" calcext:value-type="percentage">
            <text:p>0.00%</text:p>
          </table:table-cell>
          <table:table-cell table:formula="of:=([.J161]-[.G161])/[.G161]" office:value-type="percentage" office:value="0" calcext:value-type="percentage">
            <text:p>0.00%</text:p>
          </table:table-cell>
          <table:table-cell table:formula="of:=([.J161]-[.H161])/[.H161]" office:value-type="percentage" office:value="0" calcext:value-type="percentage">
            <text:p>0.00%</text:p>
          </table:table-cell>
          <table:table-cell table:formula="of:=([.J161]-[.I161])/[.I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62]-[.A162])/[.A162]" office:value-type="percentage" office:value="0" calcext:value-type="percentage">
            <text:p>0.00%</text:p>
          </table:table-cell>
          <table:table-cell table:formula="of:=([.J162]-[.B162])/[.B162]" office:value-type="percentage" office:value="0" calcext:value-type="percentage">
            <text:p>0.00%</text:p>
          </table:table-cell>
          <table:table-cell table:formula="of:=([.J162]-[.C162])/[.C162]" office:value-type="percentage" office:value="0" calcext:value-type="percentage">
            <text:p>0.00%</text:p>
          </table:table-cell>
          <table:table-cell table:formula="of:=([.J162]-[.D162])/[.D162]" office:value-type="percentage" office:value="0" calcext:value-type="percentage">
            <text:p>0.00%</text:p>
          </table:table-cell>
          <table:table-cell table:formula="of:=([.J162]-[.E162])/[.E162]" office:value-type="percentage" office:value="0" calcext:value-type="percentage">
            <text:p>0.00%</text:p>
          </table:table-cell>
          <table:table-cell table:formula="of:=([.J162]-[.F162])/[.F162]" office:value-type="percentage" office:value="0" calcext:value-type="percentage">
            <text:p>0.00%</text:p>
          </table:table-cell>
          <table:table-cell table:formula="of:=([.J162]-[.G162])/[.G162]" office:value-type="percentage" office:value="0" calcext:value-type="percentage">
            <text:p>0.00%</text:p>
          </table:table-cell>
          <table:table-cell table:formula="of:=([.J162]-[.H162])/[.H162]" office:value-type="percentage" office:value="0" calcext:value-type="percentage">
            <text:p>0.00%</text:p>
          </table:table-cell>
          <table:table-cell table:formula="of:=([.J162]-[.I162])/[.I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1" calcext:value-type="float">
            <text:p>381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" calcext:value-type="percentage">
            <text:p>0.00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" calcext:value-type="percentage">
            <text:p>0.00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" calcext:value-type="percentage">
            <text:p>0.00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4.1" calcext:value-type="float">
            <text:p>364.1</text:p>
          </table:table-cell>
          <table:table-cell office:value-type="float" office:value="365" calcext:value-type="float">
            <text:p>365</text:p>
          </table:table-cell>
          <table:table-cell office:value-type="float" office:value="364.5" calcext:value-type="float">
            <text:p>364.5</text:p>
          </table:table-cell>
          <table:table-cell office:value-type="float" office:value="365.1" calcext:value-type="float">
            <text:p>365.1</text:p>
          </table:table-cell>
          <table:table-cell office:value-type="float" office:value="365.6" calcext:value-type="float">
            <text:p>365.6</text:p>
          </table:table-cell>
          <table:table-cell office:value-type="float" office:value="365.7" calcext:value-type="float">
            <text:p>365.7</text:p>
          </table:table-cell>
          <table:table-cell office:value-type="float" office:value="366.5" calcext:value-type="float">
            <text:p>366.5</text:p>
          </table:table-cell>
          <table:table-cell office:value-type="float" office:value="365.4" calcext:value-type="float">
            <text:p>365.4</text:p>
          </table:table-cell>
          <table:table-cell office:value-type="float" office:value="361.9" calcext:value-type="float">
            <text:p>361.9</text:p>
          </table:table-cell>
          <table:table-cell office:value-type="float" office:value="370" calcext:value-type="float">
            <text:p>370</text:p>
          </table:table-cell>
          <table:table-cell table:formula="of:=([.J164]-[.A164])/[.A164]" office:value-type="percentage" office:value="0.0162043394671793" calcext:value-type="percentage">
            <text:p>1.62%</text:p>
          </table:table-cell>
          <table:table-cell table:formula="of:=([.J164]-[.B164])/[.B164]" office:value-type="percentage" office:value="0.0136986301369863" calcext:value-type="percentage">
            <text:p>1.37%</text:p>
          </table:table-cell>
          <table:table-cell table:formula="of:=([.J164]-[.C164])/[.C164]" office:value-type="percentage" office:value="0.0150891632373114" calcext:value-type="percentage">
            <text:p>1.51%</text:p>
          </table:table-cell>
          <table:table-cell table:formula="of:=([.J164]-[.D164])/[.D164]" office:value-type="percentage" office:value="0.013420980553273" calcext:value-type="percentage">
            <text:p>1.34%</text:p>
          </table:table-cell>
          <table:table-cell table:formula="of:=([.J164]-[.E164])/[.E164]" office:value-type="percentage" office:value="0.012035010940919" calcext:value-type="percentage">
            <text:p>1.20%</text:p>
          </table:table-cell>
          <table:table-cell table:formula="of:=([.J164]-[.F164])/[.F164]" office:value-type="percentage" office:value="0.0117582718074925" calcext:value-type="percentage">
            <text:p>1.18%</text:p>
          </table:table-cell>
          <table:table-cell table:formula="of:=([.J164]-[.G164])/[.G164]" office:value-type="percentage" office:value="0.00954979536152797" calcext:value-type="percentage">
            <text:p>0.95%</text:p>
          </table:table-cell>
          <table:table-cell table:formula="of:=([.J164]-[.H164])/[.H164]" office:value-type="percentage" office:value="0.0125889436234264" calcext:value-type="percentage">
            <text:p>1.26%</text:p>
          </table:table-cell>
          <table:table-cell table:formula="of:=([.J164]-[.I164])/[.I164]" office:value-type="percentage" office:value="0.0223818734457033" calcext:value-type="percentage">
            <text:p>2.24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5]-[.A165])/[.A165]" office:value-type="percentage" office:value="0" calcext:value-type="percentage">
            <text:p>0.00%</text:p>
          </table:table-cell>
          <table:table-cell table:formula="of:=([.J165]-[.B165])/[.B165]" office:value-type="percentage" office:value="0" calcext:value-type="percentage">
            <text:p>0.00%</text:p>
          </table:table-cell>
          <table:table-cell table:formula="of:=([.J165]-[.C165])/[.C165]" office:value-type="percentage" office:value="0" calcext:value-type="percentage">
            <text:p>0.00%</text:p>
          </table:table-cell>
          <table:table-cell table:formula="of:=([.J165]-[.D165])/[.D165]" office:value-type="percentage" office:value="0" calcext:value-type="percentage">
            <text:p>0.00%</text:p>
          </table:table-cell>
          <table:table-cell table:formula="of:=([.J165]-[.E165])/[.E165]" office:value-type="percentage" office:value="0" calcext:value-type="percentage">
            <text:p>0.00%</text:p>
          </table:table-cell>
          <table:table-cell table:formula="of:=([.J165]-[.F165])/[.F165]" office:value-type="percentage" office:value="0" calcext:value-type="percentage">
            <text:p>0.00%</text:p>
          </table:table-cell>
          <table:table-cell table:formula="of:=([.J165]-[.G165])/[.G165]" office:value-type="percentage" office:value="0" calcext:value-type="percentage">
            <text:p>0.00%</text:p>
          </table:table-cell>
          <table:table-cell table:formula="of:=([.J165]-[.H165])/[.H165]" office:value-type="percentage" office:value="0" calcext:value-type="percentage">
            <text:p>0.00%</text:p>
          </table:table-cell>
          <table:table-cell table:formula="of:=([.J165]-[.I165])/[.I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355.9" calcext:value-type="float">
            <text:p>355.9</text:p>
          </table:table-cell>
          <table:table-cell office:value-type="float" office:value="356.4" calcext:value-type="float">
            <text:p>356.4</text:p>
          </table:table-cell>
          <table:table-cell office:value-type="float" office:value="355.3" calcext:value-type="float">
            <text:p>355.3</text:p>
          </table:table-cell>
          <table:table-cell office:value-type="float" office:value="355.4" calcext:value-type="float">
            <text:p>355.4</text:p>
          </table:table-cell>
          <table:table-cell office:value-type="float" office:value="357.1" calcext:value-type="float">
            <text:p>357.1</text:p>
          </table:table-cell>
          <table:table-cell office:value-type="float" office:value="356.8" calcext:value-type="float">
            <text:p>356.8</text:p>
          </table:table-cell>
          <table:table-cell office:value-type="float" office:value="355.9" calcext:value-type="float">
            <text:p>355.9</text:p>
          </table:table-cell>
          <table:table-cell office:value-type="float" office:value="354.4" calcext:value-type="float">
            <text:p>354.4</text:p>
          </table:table-cell>
          <table:table-cell office:value-type="float" office:value="363" calcext:value-type="float">
            <text:p>363</text:p>
          </table:table-cell>
          <table:table-cell table:formula="of:=([.J166]-[.A166])/[.A166]" office:value-type="percentage" office:value="0.0185185185185186" calcext:value-type="percentage">
            <text:p>1.85%</text:p>
          </table:table-cell>
          <table:table-cell table:formula="of:=([.J166]-[.B166])/[.B166]" office:value-type="percentage" office:value="0.0199494239955044" calcext:value-type="percentage">
            <text:p>1.99%</text:p>
          </table:table-cell>
          <table:table-cell table:formula="of:=([.J166]-[.C166])/[.C166]" office:value-type="percentage" office:value="0.0185185185185186" calcext:value-type="percentage">
            <text:p>1.85%</text:p>
          </table:table-cell>
          <table:table-cell table:formula="of:=([.J166]-[.D166])/[.D166]" office:value-type="percentage" office:value="0.021671826625387" calcext:value-type="percentage">
            <text:p>2.17%</text:p>
          </table:table-cell>
          <table:table-cell table:formula="of:=([.J166]-[.E166])/[.E166]" office:value-type="percentage" office:value="0.0213843556555994" calcext:value-type="percentage">
            <text:p>2.14%</text:p>
          </table:table-cell>
          <table:table-cell table:formula="of:=([.J166]-[.F166])/[.F166]" office:value-type="percentage" office:value="0.0165219826379165" calcext:value-type="percentage">
            <text:p>1.65%</text:p>
          </table:table-cell>
          <table:table-cell table:formula="of:=([.J166]-[.G166])/[.G166]" office:value-type="percentage" office:value="0.0173766816143497" calcext:value-type="percentage">
            <text:p>1.74%</text:p>
          </table:table-cell>
          <table:table-cell table:formula="of:=([.J166]-[.H166])/[.H166]" office:value-type="percentage" office:value="0.0199494239955044" calcext:value-type="percentage">
            <text:p>1.99%</text:p>
          </table:table-cell>
          <table:table-cell table:formula="of:=([.J166]-[.I166])/[.I166]" office:value-type="percentage" office:value="0.0242663656884876" calcext:value-type="percentage">
            <text:p>2.43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7]-[.A167])/[.A167]" office:value-type="percentage" office:value="0" calcext:value-type="percentage">
            <text:p>0.00%</text:p>
          </table:table-cell>
          <table:table-cell table:formula="of:=([.J167]-[.B167])/[.B167]" office:value-type="percentage" office:value="0" calcext:value-type="percentage">
            <text:p>0.00%</text:p>
          </table:table-cell>
          <table:table-cell table:formula="of:=([.J167]-[.C167])/[.C167]" office:value-type="percentage" office:value="0" calcext:value-type="percentage">
            <text:p>0.00%</text:p>
          </table:table-cell>
          <table:table-cell table:formula="of:=([.J167]-[.D167])/[.D167]" office:value-type="percentage" office:value="0" calcext:value-type="percentage">
            <text:p>0.00%</text:p>
          </table:table-cell>
          <table:table-cell table:formula="of:=([.J167]-[.E167])/[.E167]" office:value-type="percentage" office:value="0" calcext:value-type="percentage">
            <text:p>0.00%</text:p>
          </table:table-cell>
          <table:table-cell table:formula="of:=([.J167]-[.F167])/[.F167]" office:value-type="percentage" office:value="0" calcext:value-type="percentage">
            <text:p>0.00%</text:p>
          </table:table-cell>
          <table:table-cell table:formula="of:=([.J167]-[.G167])/[.G167]" office:value-type="percentage" office:value="0" calcext:value-type="percentage">
            <text:p>0.00%</text:p>
          </table:table-cell>
          <table:table-cell table:formula="of:=([.J167]-[.H167])/[.H167]" office:value-type="percentage" office:value="0" calcext:value-type="percentage">
            <text:p>0.00%</text:p>
          </table:table-cell>
          <table:table-cell table:formula="of:=([.J167]-[.I167])/[.I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8]-[.A168])/[.A168]" office:value-type="percentage" office:value="0" calcext:value-type="percentage">
            <text:p>0.00%</text:p>
          </table:table-cell>
          <table:table-cell table:formula="of:=([.J168]-[.B168])/[.B168]" office:value-type="percentage" office:value="0" calcext:value-type="percentage">
            <text:p>0.00%</text:p>
          </table:table-cell>
          <table:table-cell table:formula="of:=([.J168]-[.C168])/[.C168]" office:value-type="percentage" office:value="0" calcext:value-type="percentage">
            <text:p>0.00%</text:p>
          </table:table-cell>
          <table:table-cell table:formula="of:=([.J168]-[.D168])/[.D168]" office:value-type="percentage" office:value="0" calcext:value-type="percentage">
            <text:p>0.00%</text:p>
          </table:table-cell>
          <table:table-cell table:formula="of:=([.J168]-[.E168])/[.E168]" office:value-type="percentage" office:value="0" calcext:value-type="percentage">
            <text:p>0.00%</text:p>
          </table:table-cell>
          <table:table-cell table:formula="of:=([.J168]-[.F168])/[.F168]" office:value-type="percentage" office:value="0" calcext:value-type="percentage">
            <text:p>0.00%</text:p>
          </table:table-cell>
          <table:table-cell table:formula="of:=([.J168]-[.G168])/[.G168]" office:value-type="percentage" office:value="0" calcext:value-type="percentage">
            <text:p>0.00%</text:p>
          </table:table-cell>
          <table:table-cell table:formula="of:=([.J168]-[.H168])/[.H168]" office:value-type="percentage" office:value="0" calcext:value-type="percentage">
            <text:p>0.00%</text:p>
          </table:table-cell>
          <table:table-cell table:formula="of:=([.J168]-[.I168])/[.I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9]-[.A169])/[.A169]" office:value-type="percentage" office:value="0" calcext:value-type="percentage">
            <text:p>0.00%</text:p>
          </table:table-cell>
          <table:table-cell table:formula="of:=([.J169]-[.B169])/[.B169]" office:value-type="percentage" office:value="0" calcext:value-type="percentage">
            <text:p>0.00%</text:p>
          </table:table-cell>
          <table:table-cell table:formula="of:=([.J169]-[.C169])/[.C169]" office:value-type="percentage" office:value="0" calcext:value-type="percentage">
            <text:p>0.00%</text:p>
          </table:table-cell>
          <table:table-cell table:formula="of:=([.J169]-[.D169])/[.D169]" office:value-type="percentage" office:value="0" calcext:value-type="percentage">
            <text:p>0.00%</text:p>
          </table:table-cell>
          <table:table-cell table:formula="of:=([.J169]-[.E169])/[.E169]" office:value-type="percentage" office:value="0" calcext:value-type="percentage">
            <text:p>0.00%</text:p>
          </table:table-cell>
          <table:table-cell table:formula="of:=([.J169]-[.F169])/[.F169]" office:value-type="percentage" office:value="0" calcext:value-type="percentage">
            <text:p>0.00%</text:p>
          </table:table-cell>
          <table:table-cell table:formula="of:=([.J169]-[.G169])/[.G169]" office:value-type="percentage" office:value="0" calcext:value-type="percentage">
            <text:p>0.00%</text:p>
          </table:table-cell>
          <table:table-cell table:formula="of:=([.J169]-[.H169])/[.H169]" office:value-type="percentage" office:value="0" calcext:value-type="percentage">
            <text:p>0.00%</text:p>
          </table:table-cell>
          <table:table-cell table:formula="of:=([.J169]-[.I169])/[.I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4" calcext:value-type="float">
            <text:p>384</text:p>
          </table:table-cell>
          <table:table-cell table:formula="of:=([.J170]-[.A170])/[.A170]" office:value-type="percentage" office:value="0" calcext:value-type="percentage">
            <text:p>0.00%</text:p>
          </table:table-cell>
          <table:table-cell table:formula="of:=([.J170]-[.B170])/[.B170]" office:value-type="percentage" office:value="0" calcext:value-type="percentage">
            <text:p>0.00%</text:p>
          </table:table-cell>
          <table:table-cell table:formula="of:=([.J170]-[.C170])/[.C170]" office:value-type="percentage" office:value="0" calcext:value-type="percentage">
            <text:p>0.00%</text:p>
          </table:table-cell>
          <table:table-cell table:formula="of:=([.J170]-[.D170])/[.D170]" office:value-type="percentage" office:value="0" calcext:value-type="percentage">
            <text:p>0.00%</text:p>
          </table:table-cell>
          <table:table-cell table:formula="of:=([.J170]-[.E170])/[.E170]" office:value-type="percentage" office:value="0" calcext:value-type="percentage">
            <text:p>0.00%</text:p>
          </table:table-cell>
          <table:table-cell table:formula="of:=([.J170]-[.F170])/[.F170]" office:value-type="percentage" office:value="0" calcext:value-type="percentage">
            <text:p>0.00%</text:p>
          </table:table-cell>
          <table:table-cell table:formula="of:=([.J170]-[.G170])/[.G170]" office:value-type="percentage" office:value="0" calcext:value-type="percentage">
            <text:p>0.00%</text:p>
          </table:table-cell>
          <table:table-cell table:formula="of:=([.J170]-[.H170])/[.H170]" office:value-type="percentage" office:value="0" calcext:value-type="percentage">
            <text:p>0.00%</text:p>
          </table:table-cell>
          <table:table-cell table:formula="of:=([.J170]-[.I170])/[.I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5" calcext:value-type="float">
            <text:p>385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6" calcext:value-type="float">
            <text:p>386</text:p>
          </table:table-cell>
          <table:table-cell table:formula="of:=([.J172]-[.A172])/[.A172]" office:value-type="percentage" office:value="0" calcext:value-type="percentage">
            <text:p>0.00%</text:p>
          </table:table-cell>
          <table:table-cell table:formula="of:=([.J172]-[.B172])/[.B172]" office:value-type="percentage" office:value="0" calcext:value-type="percentage">
            <text:p>0.00%</text:p>
          </table:table-cell>
          <table:table-cell table:formula="of:=([.J172]-[.C172])/[.C172]" office:value-type="percentage" office:value="0" calcext:value-type="percentage">
            <text:p>0.00%</text:p>
          </table:table-cell>
          <table:table-cell table:formula="of:=([.J172]-[.D172])/[.D172]" office:value-type="percentage" office:value="0" calcext:value-type="percentage">
            <text:p>0.00%</text:p>
          </table:table-cell>
          <table:table-cell table:formula="of:=([.J172]-[.E172])/[.E172]" office:value-type="percentage" office:value="0" calcext:value-type="percentage">
            <text:p>0.00%</text:p>
          </table:table-cell>
          <table:table-cell table:formula="of:=([.J172]-[.F172])/[.F172]" office:value-type="percentage" office:value="0" calcext:value-type="percentage">
            <text:p>0.00%</text:p>
          </table:table-cell>
          <table:table-cell table:formula="of:=([.J172]-[.G172])/[.G172]" office:value-type="percentage" office:value="0" calcext:value-type="percentage">
            <text:p>0.00%</text:p>
          </table:table-cell>
          <table:table-cell table:formula="of:=([.J172]-[.H172])/[.H172]" office:value-type="percentage" office:value="0" calcext:value-type="percentage">
            <text:p>0.00%</text:p>
          </table:table-cell>
          <table:table-cell table:formula="of:=([.J172]-[.I172])/[.I17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59.3" calcext:value-type="float">
            <text:p>359.3</text:p>
          </table:table-cell>
          <table:table-cell office:value-type="float" office:value="358.9" calcext:value-type="float">
            <text:p>358.9</text:p>
          </table:table-cell>
          <table:table-cell office:value-type="float" office:value="359.5" calcext:value-type="float">
            <text:p>359.5</text:p>
          </table:table-cell>
          <table:table-cell table:number-columns-repeated="2" office:value-type="float" office:value="359.4" calcext:value-type="float">
            <text:p>359.4</text:p>
          </table:table-cell>
          <table:table-cell office:value-type="float" office:value="360.4" calcext:value-type="float">
            <text:p>360.4</text:p>
          </table:table-cell>
          <table:table-cell office:value-type="float" office:value="358.9" calcext:value-type="float">
            <text:p>358.9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table:formula="of:=([.J173]-[.A173])/[.A173]" office:value-type="percentage" office:value="0.0125523012552301" calcext:value-type="percentage">
            <text:p>1.26%</text:p>
          </table:table-cell>
          <table:table-cell table:formula="of:=([.J173]-[.B173])/[.B173]" office:value-type="percentage" office:value="0.0102978012802672" calcext:value-type="percentage">
            <text:p>1.03%</text:p>
          </table:table-cell>
          <table:table-cell table:formula="of:=([.J173]-[.C173])/[.C173]" office:value-type="percentage" office:value="0.0114237949289496" calcext:value-type="percentage">
            <text:p>1.14%</text:p>
          </table:table-cell>
          <table:table-cell table:formula="of:=([.J173]-[.D173])/[.D173]" office:value-type="percentage" office:value="0.00973574408901252" calcext:value-type="percentage">
            <text:p>0.97%</text:p>
          </table:table-cell>
          <table:table-cell table:formula="of:=([.J173]-[.E173])/[.E173]" office:value-type="percentage" office:value="0.0100166944908181" calcext:value-type="percentage">
            <text:p>1.00%</text:p>
          </table:table-cell>
          <table:table-cell table:formula="of:=([.J173]-[.F173])/[.F173]" office:value-type="percentage" office:value="0.0100166944908181" calcext:value-type="percentage">
            <text:p>1.00%</text:p>
          </table:table-cell>
          <table:table-cell table:formula="of:=([.J173]-[.G173])/[.G173]" office:value-type="percentage" office:value="0.00721420643729196" calcext:value-type="percentage">
            <text:p>0.72%</text:p>
          </table:table-cell>
          <table:table-cell table:formula="of:=([.J173]-[.H173])/[.H173]" office:value-type="percentage" office:value="0.0114237949289496" calcext:value-type="percentage">
            <text:p>1.14%</text:p>
          </table:table-cell>
          <table:table-cell table:formula="of:=([.J173]-[.I173])/[.I173]" office:value-type="percentage" office:value="0.0196629213483146" calcext:value-type="percentage">
            <text:p>1.97%</text:p>
          </table:table-cell>
        </table:table-row>
        <table:table-row table:style-name="ro1">
          <table:table-cell table:number-columns-repeated="10" office:value-type="float" office:value="387" calcext:value-type="float">
            <text:p>387</text:p>
          </table:table-cell>
          <table:table-cell table:formula="of:=([.J174]-[.A174])/[.A174]" office:value-type="percentage" office:value="0" calcext:value-type="percentage">
            <text:p>0.00%</text:p>
          </table:table-cell>
          <table:table-cell table:formula="of:=([.J174]-[.B174])/[.B174]" office:value-type="percentage" office:value="0" calcext:value-type="percentage">
            <text:p>0.00%</text:p>
          </table:table-cell>
          <table:table-cell table:formula="of:=([.J174]-[.C174])/[.C174]" office:value-type="percentage" office:value="0" calcext:value-type="percentage">
            <text:p>0.00%</text:p>
          </table:table-cell>
          <table:table-cell table:formula="of:=([.J174]-[.D174])/[.D174]" office:value-type="percentage" office:value="0" calcext:value-type="percentage">
            <text:p>0.00%</text:p>
          </table:table-cell>
          <table:table-cell table:formula="of:=([.J174]-[.E174])/[.E174]" office:value-type="percentage" office:value="0" calcext:value-type="percentage">
            <text:p>0.00%</text:p>
          </table:table-cell>
          <table:table-cell table:formula="of:=([.J174]-[.F174])/[.F174]" office:value-type="percentage" office:value="0" calcext:value-type="percentage">
            <text:p>0.00%</text:p>
          </table:table-cell>
          <table:table-cell table:formula="of:=([.J174]-[.G174])/[.G174]" office:value-type="percentage" office:value="0" calcext:value-type="percentage">
            <text:p>0.00%</text:p>
          </table:table-cell>
          <table:table-cell table:formula="of:=([.J174]-[.H174])/[.H174]" office:value-type="percentage" office:value="0" calcext:value-type="percentage">
            <text:p>0.00%</text:p>
          </table:table-cell>
          <table:table-cell table:formula="of:=([.J174]-[.I174])/[.I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5]-[.A175])/[.A175]" office:value-type="percentage" office:value="0" calcext:value-type="percentage">
            <text:p>0.00%</text:p>
          </table:table-cell>
          <table:table-cell table:formula="of:=([.J175]-[.B175])/[.B175]" office:value-type="percentage" office:value="0" calcext:value-type="percentage">
            <text:p>0.00%</text:p>
          </table:table-cell>
          <table:table-cell table:formula="of:=([.J175]-[.C175])/[.C175]" office:value-type="percentage" office:value="0" calcext:value-type="percentage">
            <text:p>0.00%</text:p>
          </table:table-cell>
          <table:table-cell table:formula="of:=([.J175]-[.D175])/[.D175]" office:value-type="percentage" office:value="0" calcext:value-type="percentage">
            <text:p>0.00%</text:p>
          </table:table-cell>
          <table:table-cell table:formula="of:=([.J175]-[.E175])/[.E175]" office:value-type="percentage" office:value="0" calcext:value-type="percentage">
            <text:p>0.00%</text:p>
          </table:table-cell>
          <table:table-cell table:formula="of:=([.J175]-[.F175])/[.F175]" office:value-type="percentage" office:value="0" calcext:value-type="percentage">
            <text:p>0.00%</text:p>
          </table:table-cell>
          <table:table-cell table:formula="of:=([.J175]-[.G175])/[.G175]" office:value-type="percentage" office:value="0" calcext:value-type="percentage">
            <text:p>0.00%</text:p>
          </table:table-cell>
          <table:table-cell table:formula="of:=([.J175]-[.H175])/[.H175]" office:value-type="percentage" office:value="0" calcext:value-type="percentage">
            <text:p>0.00%</text:p>
          </table:table-cell>
          <table:table-cell table:formula="of:=([.J175]-[.I175])/[.I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6]-[.A176])/[.A176]" office:value-type="percentage" office:value="0" calcext:value-type="percentage">
            <text:p>0.00%</text:p>
          </table:table-cell>
          <table:table-cell table:formula="of:=([.J176]-[.B176])/[.B176]" office:value-type="percentage" office:value="0" calcext:value-type="percentage">
            <text:p>0.00%</text:p>
          </table:table-cell>
          <table:table-cell table:formula="of:=([.J176]-[.C176])/[.C176]" office:value-type="percentage" office:value="0" calcext:value-type="percentage">
            <text:p>0.00%</text:p>
          </table:table-cell>
          <table:table-cell table:formula="of:=([.J176]-[.D176])/[.D176]" office:value-type="percentage" office:value="0" calcext:value-type="percentage">
            <text:p>0.00%</text:p>
          </table:table-cell>
          <table:table-cell table:formula="of:=([.J176]-[.E176])/[.E176]" office:value-type="percentage" office:value="0" calcext:value-type="percentage">
            <text:p>0.00%</text:p>
          </table:table-cell>
          <table:table-cell table:formula="of:=([.J176]-[.F176])/[.F176]" office:value-type="percentage" office:value="0" calcext:value-type="percentage">
            <text:p>0.00%</text:p>
          </table:table-cell>
          <table:table-cell table:formula="of:=([.J176]-[.G176])/[.G176]" office:value-type="percentage" office:value="0" calcext:value-type="percentage">
            <text:p>0.00%</text:p>
          </table:table-cell>
          <table:table-cell table:formula="of:=([.J176]-[.H176])/[.H176]" office:value-type="percentage" office:value="0" calcext:value-type="percentage">
            <text:p>0.00%</text:p>
          </table:table-cell>
          <table:table-cell table:formula="of:=([.J176]-[.I176])/[.I17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4.9" calcext:value-type="float">
            <text:p>374.9</text:p>
          </table:table-cell>
          <table:table-cell office:value-type="float" office:value="376" calcext:value-type="float">
            <text:p>376</text:p>
          </table:table-cell>
          <table:table-cell office:value-type="float" office:value="375.2" calcext:value-type="float">
            <text:p>375.2</text:p>
          </table:table-cell>
          <table:table-cell office:value-type="float" office:value="376.3" calcext:value-type="float">
            <text:p>376.3</text:p>
          </table:table-cell>
          <table:table-cell office:value-type="float" office:value="376.8" calcext:value-type="float">
            <text:p>376.8</text:p>
          </table:table-cell>
          <table:table-cell office:value-type="float" office:value="376.3" calcext:value-type="float">
            <text:p>376.3</text:p>
          </table:table-cell>
          <table:table-cell office:value-type="float" office:value="376.1" calcext:value-type="float">
            <text:p>376.1</text:p>
          </table:table-cell>
          <table:table-cell office:value-type="float" office:value="376.6" calcext:value-type="float">
            <text:p>376.6</text:p>
          </table:table-cell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table:formula="of:=([.J177]-[.A177])/[.A177]" office:value-type="percentage" office:value="0.0136036276340358" calcext:value-type="percentage">
            <text:p>1.36%</text:p>
          </table:table-cell>
          <table:table-cell table:formula="of:=([.J177]-[.B177])/[.B177]" office:value-type="percentage" office:value="0.0106382978723404" calcext:value-type="percentage">
            <text:p>1.06%</text:p>
          </table:table-cell>
          <table:table-cell table:formula="of:=([.J177]-[.C177])/[.C177]" office:value-type="percentage" office:value="0.0127931769722815" calcext:value-type="percentage">
            <text:p>1.28%</text:p>
          </table:table-cell>
          <table:table-cell table:formula="of:=([.J177]-[.D177])/[.D177]" office:value-type="percentage" office:value="0.00983258038798828" calcext:value-type="percentage">
            <text:p>0.98%</text:p>
          </table:table-cell>
          <table:table-cell table:formula="of:=([.J177]-[.E177])/[.E177]" office:value-type="percentage" office:value="0.00849256900212311" calcext:value-type="percentage">
            <text:p>0.85%</text:p>
          </table:table-cell>
          <table:table-cell table:formula="of:=([.J177]-[.F177])/[.F177]" office:value-type="percentage" office:value="0.00983258038798828" calcext:value-type="percentage">
            <text:p>0.98%</text:p>
          </table:table-cell>
          <table:table-cell table:formula="of:=([.J177]-[.G177])/[.G177]" office:value-type="percentage" office:value="0.0103695825578303" calcext:value-type="percentage">
            <text:p>1.04%</text:p>
          </table:table-cell>
          <table:table-cell table:formula="of:=([.J177]-[.H177])/[.H177]" office:value-type="percentage" office:value="0.00902814657461492" calcext:value-type="percentage">
            <text:p>0.90%</text:p>
          </table:table-cell>
          <table:table-cell table:formula="of:=([.J177]-[.I177])/[.I177]" office:value-type="percentage" office:value="0.0187667560321716" calcext:value-type="percentage">
            <text:p>1.88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8]-[.A178])/[.A178]" office:value-type="percentage" office:value="0" calcext:value-type="percentage">
            <text:p>0.00%</text:p>
          </table:table-cell>
          <table:table-cell table:formula="of:=([.J178]-[.B178])/[.B178]" office:value-type="percentage" office:value="0" calcext:value-type="percentage">
            <text:p>0.00%</text:p>
          </table:table-cell>
          <table:table-cell table:formula="of:=([.J178]-[.C178])/[.C178]" office:value-type="percentage" office:value="0" calcext:value-type="percentage">
            <text:p>0.00%</text:p>
          </table:table-cell>
          <table:table-cell table:formula="of:=([.J178]-[.D178])/[.D178]" office:value-type="percentage" office:value="0" calcext:value-type="percentage">
            <text:p>0.00%</text:p>
          </table:table-cell>
          <table:table-cell table:formula="of:=([.J178]-[.E178])/[.E178]" office:value-type="percentage" office:value="0" calcext:value-type="percentage">
            <text:p>0.00%</text:p>
          </table:table-cell>
          <table:table-cell table:formula="of:=([.J178]-[.F178])/[.F178]" office:value-type="percentage" office:value="0" calcext:value-type="percentage">
            <text:p>0.00%</text:p>
          </table:table-cell>
          <table:table-cell table:formula="of:=([.J178]-[.G178])/[.G178]" office:value-type="percentage" office:value="0" calcext:value-type="percentage">
            <text:p>0.00%</text:p>
          </table:table-cell>
          <table:table-cell table:formula="of:=([.J178]-[.H178])/[.H178]" office:value-type="percentage" office:value="0" calcext:value-type="percentage">
            <text:p>0.00%</text:p>
          </table:table-cell>
          <table:table-cell table:formula="of:=([.J178]-[.I178])/[.I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2" calcext:value-type="float">
            <text:p>392</text:p>
          </table:table-cell>
          <table:table-cell table:formula="of:=([.J179]-[.A179])/[.A179]" office:value-type="percentage" office:value="0" calcext:value-type="percentage">
            <text:p>0.00%</text:p>
          </table:table-cell>
          <table:table-cell table:formula="of:=([.J179]-[.B179])/[.B179]" office:value-type="percentage" office:value="0" calcext:value-type="percentage">
            <text:p>0.00%</text:p>
          </table:table-cell>
          <table:table-cell table:formula="of:=([.J179]-[.C179])/[.C179]" office:value-type="percentage" office:value="0" calcext:value-type="percentage">
            <text:p>0.00%</text:p>
          </table:table-cell>
          <table:table-cell table:formula="of:=([.J179]-[.D179])/[.D179]" office:value-type="percentage" office:value="0" calcext:value-type="percentage">
            <text:p>0.00%</text:p>
          </table:table-cell>
          <table:table-cell table:formula="of:=([.J179]-[.E179])/[.E179]" office:value-type="percentage" office:value="0" calcext:value-type="percentage">
            <text:p>0.00%</text:p>
          </table:table-cell>
          <table:table-cell table:formula="of:=([.J179]-[.F179])/[.F179]" office:value-type="percentage" office:value="0" calcext:value-type="percentage">
            <text:p>0.00%</text:p>
          </table:table-cell>
          <table:table-cell table:formula="of:=([.J179]-[.G179])/[.G179]" office:value-type="percentage" office:value="0" calcext:value-type="percentage">
            <text:p>0.00%</text:p>
          </table:table-cell>
          <table:table-cell table:formula="of:=([.J179]-[.H179])/[.H179]" office:value-type="percentage" office:value="0" calcext:value-type="percentage">
            <text:p>0.00%</text:p>
          </table:table-cell>
          <table:table-cell table:formula="of:=([.J179]-[.I179])/[.I1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3" calcext:value-type="float">
            <text:p>393</text:p>
          </table:table-cell>
          <table:table-cell table:formula="of:=([.J180]-[.A180])/[.A180]" office:value-type="percentage" office:value="0" calcext:value-type="percentage">
            <text:p>0.00%</text:p>
          </table:table-cell>
          <table:table-cell table:formula="of:=([.J180]-[.B180])/[.B180]" office:value-type="percentage" office:value="0" calcext:value-type="percentage">
            <text:p>0.00%</text:p>
          </table:table-cell>
          <table:table-cell table:formula="of:=([.J180]-[.C180])/[.C180]" office:value-type="percentage" office:value="0" calcext:value-type="percentage">
            <text:p>0.00%</text:p>
          </table:table-cell>
          <table:table-cell table:formula="of:=([.J180]-[.D180])/[.D180]" office:value-type="percentage" office:value="0" calcext:value-type="percentage">
            <text:p>0.00%</text:p>
          </table:table-cell>
          <table:table-cell table:formula="of:=([.J180]-[.E180])/[.E180]" office:value-type="percentage" office:value="0" calcext:value-type="percentage">
            <text:p>0.00%</text:p>
          </table:table-cell>
          <table:table-cell table:formula="of:=([.J180]-[.F180])/[.F180]" office:value-type="percentage" office:value="0" calcext:value-type="percentage">
            <text:p>0.00%</text:p>
          </table:table-cell>
          <table:table-cell table:formula="of:=([.J180]-[.G180])/[.G180]" office:value-type="percentage" office:value="0" calcext:value-type="percentage">
            <text:p>0.00%</text:p>
          </table:table-cell>
          <table:table-cell table:formula="of:=([.J180]-[.H180])/[.H180]" office:value-type="percentage" office:value="0" calcext:value-type="percentage">
            <text:p>0.00%</text:p>
          </table:table-cell>
          <table:table-cell table:formula="of:=([.J180]-[.I180])/[.I1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4" calcext:value-type="float">
            <text:p>394</text:p>
          </table:table-cell>
          <table:table-cell table:formula="of:=([.J181]-[.A181])/[.A181]" office:value-type="percentage" office:value="0" calcext:value-type="percentage">
            <text:p>0.00%</text:p>
          </table:table-cell>
          <table:table-cell table:formula="of:=([.J181]-[.B181])/[.B181]" office:value-type="percentage" office:value="0" calcext:value-type="percentage">
            <text:p>0.00%</text:p>
          </table:table-cell>
          <table:table-cell table:formula="of:=([.J181]-[.C181])/[.C181]" office:value-type="percentage" office:value="0" calcext:value-type="percentage">
            <text:p>0.00%</text:p>
          </table:table-cell>
          <table:table-cell table:formula="of:=([.J181]-[.D181])/[.D181]" office:value-type="percentage" office:value="0" calcext:value-type="percentage">
            <text:p>0.00%</text:p>
          </table:table-cell>
          <table:table-cell table:formula="of:=([.J181]-[.E181])/[.E181]" office:value-type="percentage" office:value="0" calcext:value-type="percentage">
            <text:p>0.00%</text:p>
          </table:table-cell>
          <table:table-cell table:formula="of:=([.J181]-[.F181])/[.F181]" office:value-type="percentage" office:value="0" calcext:value-type="percentage">
            <text:p>0.00%</text:p>
          </table:table-cell>
          <table:table-cell table:formula="of:=([.J181]-[.G181])/[.G181]" office:value-type="percentage" office:value="0" calcext:value-type="percentage">
            <text:p>0.00%</text:p>
          </table:table-cell>
          <table:table-cell table:formula="of:=([.J181]-[.H181])/[.H181]" office:value-type="percentage" office:value="0" calcext:value-type="percentage">
            <text:p>0.00%</text:p>
          </table:table-cell>
          <table:table-cell table:formula="of:=([.J181]-[.I181])/[.I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6" calcext:value-type="float">
            <text:p>396</text:p>
          </table:table-cell>
          <table:table-cell table:formula="of:=([.J182]-[.A182])/[.A182]" office:value-type="percentage" office:value="0" calcext:value-type="percentage">
            <text:p>0.00%</text:p>
          </table:table-cell>
          <table:table-cell table:formula="of:=([.J182]-[.B182])/[.B182]" office:value-type="percentage" office:value="0" calcext:value-type="percentage">
            <text:p>0.00%</text:p>
          </table:table-cell>
          <table:table-cell table:formula="of:=([.J182]-[.C182])/[.C182]" office:value-type="percentage" office:value="0" calcext:value-type="percentage">
            <text:p>0.00%</text:p>
          </table:table-cell>
          <table:table-cell table:formula="of:=([.J182]-[.D182])/[.D182]" office:value-type="percentage" office:value="0" calcext:value-type="percentage">
            <text:p>0.00%</text:p>
          </table:table-cell>
          <table:table-cell table:formula="of:=([.J182]-[.E182])/[.E182]" office:value-type="percentage" office:value="0" calcext:value-type="percentage">
            <text:p>0.00%</text:p>
          </table:table-cell>
          <table:table-cell table:formula="of:=([.J182]-[.F182])/[.F182]" office:value-type="percentage" office:value="0" calcext:value-type="percentage">
            <text:p>0.00%</text:p>
          </table:table-cell>
          <table:table-cell table:formula="of:=([.J182]-[.G182])/[.G182]" office:value-type="percentage" office:value="0" calcext:value-type="percentage">
            <text:p>0.00%</text:p>
          </table:table-cell>
          <table:table-cell table:formula="of:=([.J182]-[.H182])/[.H182]" office:value-type="percentage" office:value="0" calcext:value-type="percentage">
            <text:p>0.00%</text:p>
          </table:table-cell>
          <table:table-cell table:formula="of:=([.J182]-[.I182])/[.I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7" calcext:value-type="float">
            <text:p>397</text:p>
          </table:table-cell>
          <table:table-cell table:formula="of:=([.J183]-[.A183])/[.A183]" office:value-type="percentage" office:value="0" calcext:value-type="percentage">
            <text:p>0.00%</text:p>
          </table:table-cell>
          <table:table-cell table:formula="of:=([.J183]-[.B183])/[.B183]" office:value-type="percentage" office:value="0" calcext:value-type="percentage">
            <text:p>0.00%</text:p>
          </table:table-cell>
          <table:table-cell table:formula="of:=([.J183]-[.C183])/[.C183]" office:value-type="percentage" office:value="0" calcext:value-type="percentage">
            <text:p>0.00%</text:p>
          </table:table-cell>
          <table:table-cell table:formula="of:=([.J183]-[.D183])/[.D183]" office:value-type="percentage" office:value="0" calcext:value-type="percentage">
            <text:p>0.00%</text:p>
          </table:table-cell>
          <table:table-cell table:formula="of:=([.J183]-[.E183])/[.E183]" office:value-type="percentage" office:value="0" calcext:value-type="percentage">
            <text:p>0.00%</text:p>
          </table:table-cell>
          <table:table-cell table:formula="of:=([.J183]-[.F183])/[.F183]" office:value-type="percentage" office:value="0" calcext:value-type="percentage">
            <text:p>0.00%</text:p>
          </table:table-cell>
          <table:table-cell table:formula="of:=([.J183]-[.G183])/[.G183]" office:value-type="percentage" office:value="0" calcext:value-type="percentage">
            <text:p>0.00%</text:p>
          </table:table-cell>
          <table:table-cell table:formula="of:=([.J183]-[.H183])/[.H183]" office:value-type="percentage" office:value="0" calcext:value-type="percentage">
            <text:p>0.00%</text:p>
          </table:table-cell>
          <table:table-cell table:formula="of:=([.J183]-[.I183])/[.I1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0" calcext:value-type="float">
            <text:p>400</text:p>
          </table:table-cell>
          <table:table-cell table:formula="of:=([.J184]-[.A184])/[.A184]" office:value-type="percentage" office:value="0" calcext:value-type="percentage">
            <text:p>0.00%</text:p>
          </table:table-cell>
          <table:table-cell table:formula="of:=([.J184]-[.B184])/[.B184]" office:value-type="percentage" office:value="0" calcext:value-type="percentage">
            <text:p>0.00%</text:p>
          </table:table-cell>
          <table:table-cell table:formula="of:=([.J184]-[.C184])/[.C184]" office:value-type="percentage" office:value="0" calcext:value-type="percentage">
            <text:p>0.00%</text:p>
          </table:table-cell>
          <table:table-cell table:formula="of:=([.J184]-[.D184])/[.D184]" office:value-type="percentage" office:value="0" calcext:value-type="percentage">
            <text:p>0.00%</text:p>
          </table:table-cell>
          <table:table-cell table:formula="of:=([.J184]-[.E184])/[.E184]" office:value-type="percentage" office:value="0" calcext:value-type="percentage">
            <text:p>0.00%</text:p>
          </table:table-cell>
          <table:table-cell table:formula="of:=([.J184]-[.F184])/[.F184]" office:value-type="percentage" office:value="0" calcext:value-type="percentage">
            <text:p>0.00%</text:p>
          </table:table-cell>
          <table:table-cell table:formula="of:=([.J184]-[.G184])/[.G184]" office:value-type="percentage" office:value="0" calcext:value-type="percentage">
            <text:p>0.00%</text:p>
          </table:table-cell>
          <table:table-cell table:formula="of:=([.J184]-[.H184])/[.H184]" office:value-type="percentage" office:value="0" calcext:value-type="percentage">
            <text:p>0.00%</text:p>
          </table:table-cell>
          <table:table-cell table:formula="of:=([.J184]-[.I184])/[.I1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9.1" calcext:value-type="float">
            <text:p>389.1</text:p>
          </table:table-cell>
          <table:table-cell office:value-type="float" office:value="390.3" calcext:value-type="float">
            <text:p>390.3</text:p>
          </table:table-cell>
          <table:table-cell office:value-type="float" office:value="389.5" calcext:value-type="float">
            <text:p>389.5</text:p>
          </table:table-cell>
          <table:table-cell office:value-type="float" office:value="391.5" calcext:value-type="float">
            <text:p>391.5</text:p>
          </table:table-cell>
          <table:table-cell office:value-type="float" office:value="390.7" calcext:value-type="float">
            <text:p>390.7</text:p>
          </table:table-cell>
          <table:table-cell office:value-type="float" office:value="389.9" calcext:value-type="float">
            <text:p>389.9</text:p>
          </table:table-cell>
          <table:table-cell office:value-type="float" office:value="391.4" calcext:value-type="float">
            <text:p>391.4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  <table:table-cell table:formula="of:=([.J185]-[.A185])/[.A185]" office:value-type="percentage" office:value="0.0254433307632999" calcext:value-type="percentage">
            <text:p>2.54%</text:p>
          </table:table-cell>
          <table:table-cell table:formula="of:=([.J185]-[.B185])/[.B185]" office:value-type="percentage" office:value="0.0222905457340507" calcext:value-type="percentage">
            <text:p>2.23%</text:p>
          </table:table-cell>
          <table:table-cell table:formula="of:=([.J185]-[.C185])/[.C185]" office:value-type="percentage" office:value="0.024390243902439" calcext:value-type="percentage">
            <text:p>2.44%</text:p>
          </table:table-cell>
          <table:table-cell table:formula="of:=([.J185]-[.D185])/[.D185]" office:value-type="percentage" office:value="0.0191570881226054" calcext:value-type="percentage">
            <text:p>1.92%</text:p>
          </table:table-cell>
          <table:table-cell table:formula="of:=([.J185]-[.E185])/[.E185]" office:value-type="percentage" office:value="0.0212439211671359" calcext:value-type="percentage">
            <text:p>2.12%</text:p>
          </table:table-cell>
          <table:table-cell table:formula="of:=([.J185]-[.F185])/[.F185]" office:value-type="percentage" office:value="0.0233393177737882" calcext:value-type="percentage">
            <text:p>2.33%</text:p>
          </table:table-cell>
          <table:table-cell table:formula="of:=([.J185]-[.G185])/[.G185]" office:value-type="percentage" office:value="0.0194174757281554" calcext:value-type="percentage">
            <text:p>1.94%</text:p>
          </table:table-cell>
          <table:table-cell table:formula="of:=([.J185]-[.H185])/[.H185]" office:value-type="percentage" office:value="0.0283505154639175" calcext:value-type="percentage">
            <text:p>2.84%</text:p>
          </table:table-cell>
          <table:table-cell table:formula="of:=([.J185]-[.I185])/[.I185]" office:value-type="percentage" office:value="0.0336787564766839" calcext:value-type="percentage">
            <text:p>3.37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.3" calcext:value-type="float">
            <text:p>372.3</text:p>
          </table:table-cell>
          <table:table-cell office:value-type="float" office:value="374.3" calcext:value-type="float">
            <text:p>374.3</text:p>
          </table:table-cell>
          <table:table-cell office:value-type="float" office:value="373.4" calcext:value-type="float">
            <text:p>373.4</text:p>
          </table:table-cell>
          <table:table-cell office:value-type="float" office:value="374" calcext:value-type="float">
            <text:p>374</text:p>
          </table:table-cell>
          <table:table-cell office:value-type="float" office:value="374.8" calcext:value-type="float">
            <text:p>374.8</text:p>
          </table:table-cell>
          <table:table-cell office:value-type="float" office:value="374.4" calcext:value-type="float">
            <text:p>374.4</text:p>
          </table:table-cell>
          <table:table-cell office:value-type="float" office:value="373.8" calcext:value-type="float">
            <text:p>373.8</text:p>
          </table:table-cell>
          <table:table-cell office:value-type="float" office:value="373.7" calcext:value-type="float">
            <text:p>373.7</text:p>
          </table:table-cell>
          <table:table-cell office:value-type="float" office:value="371.3" calcext:value-type="float">
            <text:p>371.3</text:p>
          </table:table-cell>
          <table:table-cell office:value-type="float" office:value="382" calcext:value-type="float">
            <text:p>382</text:p>
          </table:table-cell>
          <table:table-cell table:formula="of:=([.J187]-[.A187])/[.A187]" office:value-type="percentage" office:value="0.0260542573193661" calcext:value-type="percentage">
            <text:p>2.61%</text:p>
          </table:table-cell>
          <table:table-cell table:formula="of:=([.J187]-[.B187])/[.B187]" office:value-type="percentage" office:value="0.0205717339032861" calcext:value-type="percentage">
            <text:p>2.06%</text:p>
          </table:table-cell>
          <table:table-cell table:formula="of:=([.J187]-[.C187])/[.C187]" office:value-type="percentage" office:value="0.0230316014997323" calcext:value-type="percentage">
            <text:p>2.30%</text:p>
          </table:table-cell>
          <table:table-cell table:formula="of:=([.J187]-[.D187])/[.D187]" office:value-type="percentage" office:value="0.0213903743315508" calcext:value-type="percentage">
            <text:p>2.14%</text:p>
          </table:table-cell>
          <table:table-cell table:formula="of:=([.J187]-[.E187])/[.E187]" office:value-type="percentage" office:value="0.0192102454642476" calcext:value-type="percentage">
            <text:p>1.92%</text:p>
          </table:table-cell>
          <table:table-cell table:formula="of:=([.J187]-[.F187])/[.F187]" office:value-type="percentage" office:value="0.0202991452991454" calcext:value-type="percentage">
            <text:p>2.03%</text:p>
          </table:table-cell>
          <table:table-cell table:formula="of:=([.J187]-[.G187])/[.G187]" office:value-type="percentage" office:value="0.0219368646334938" calcext:value-type="percentage">
            <text:p>2.19%</text:p>
          </table:table-cell>
          <table:table-cell table:formula="of:=([.J187]-[.H187])/[.H187]" office:value-type="percentage" office:value="0.0222103291410222" calcext:value-type="percentage">
            <text:p>2.22%</text:p>
          </table:table-cell>
          <table:table-cell table:formula="of:=([.J187]-[.I187])/[.I187]" office:value-type="percentage" office:value="0.028817667654188" calcext:value-type="percentage">
            <text:p>2.88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8]-[.A188])/[.A188]" office:value-type="percentage" office:value="0" calcext:value-type="percentage">
            <text:p>0.00%</text:p>
          </table:table-cell>
          <table:table-cell table:formula="of:=([.J188]-[.B188])/[.B188]" office:value-type="percentage" office:value="0" calcext:value-type="percentage">
            <text:p>0.00%</text:p>
          </table:table-cell>
          <table:table-cell table:formula="of:=([.J188]-[.C188])/[.C188]" office:value-type="percentage" office:value="0" calcext:value-type="percentage">
            <text:p>0.00%</text:p>
          </table:table-cell>
          <table:table-cell table:formula="of:=([.J188]-[.D188])/[.D188]" office:value-type="percentage" office:value="0" calcext:value-type="percentage">
            <text:p>0.00%</text:p>
          </table:table-cell>
          <table:table-cell table:formula="of:=([.J188]-[.E188])/[.E188]" office:value-type="percentage" office:value="0" calcext:value-type="percentage">
            <text:p>0.00%</text:p>
          </table:table-cell>
          <table:table-cell table:formula="of:=([.J188]-[.F188])/[.F188]" office:value-type="percentage" office:value="0" calcext:value-type="percentage">
            <text:p>0.00%</text:p>
          </table:table-cell>
          <table:table-cell table:formula="of:=([.J188]-[.G188])/[.G188]" office:value-type="percentage" office:value="0" calcext:value-type="percentage">
            <text:p>0.00%</text:p>
          </table:table-cell>
          <table:table-cell table:formula="of:=([.J188]-[.H188])/[.H188]" office:value-type="percentage" office:value="0" calcext:value-type="percentage">
            <text:p>0.00%</text:p>
          </table:table-cell>
          <table:table-cell table:formula="of:=([.J188]-[.I188])/[.I1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9]-[.A189])/[.A189]" office:value-type="percentage" office:value="0" calcext:value-type="percentage">
            <text:p>0.00%</text:p>
          </table:table-cell>
          <table:table-cell table:formula="of:=([.J189]-[.B189])/[.B189]" office:value-type="percentage" office:value="0" calcext:value-type="percentage">
            <text:p>0.00%</text:p>
          </table:table-cell>
          <table:table-cell table:formula="of:=([.J189]-[.C189])/[.C189]" office:value-type="percentage" office:value="0" calcext:value-type="percentage">
            <text:p>0.00%</text:p>
          </table:table-cell>
          <table:table-cell table:formula="of:=([.J189]-[.D189])/[.D189]" office:value-type="percentage" office:value="0" calcext:value-type="percentage">
            <text:p>0.00%</text:p>
          </table:table-cell>
          <table:table-cell table:formula="of:=([.J189]-[.E189])/[.E189]" office:value-type="percentage" office:value="0" calcext:value-type="percentage">
            <text:p>0.00%</text:p>
          </table:table-cell>
          <table:table-cell table:formula="of:=([.J189]-[.F189])/[.F189]" office:value-type="percentage" office:value="0" calcext:value-type="percentage">
            <text:p>0.00%</text:p>
          </table:table-cell>
          <table:table-cell table:formula="of:=([.J189]-[.G189])/[.G189]" office:value-type="percentage" office:value="0" calcext:value-type="percentage">
            <text:p>0.00%</text:p>
          </table:table-cell>
          <table:table-cell table:formula="of:=([.J189]-[.H189])/[.H189]" office:value-type="percentage" office:value="0" calcext:value-type="percentage">
            <text:p>0.00%</text:p>
          </table:table-cell>
          <table:table-cell table:formula="of:=([.J189]-[.I189])/[.I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.7" calcext:value-type="float">
            <text:p>407.7</text:p>
          </table:table-cell>
          <table:table-cell office:value-type="float" office:value="407.8" calcext:value-type="float">
            <text:p>407.8</text:p>
          </table:table-cell>
          <table:table-cell office:value-type="float" office:value="408" calcext:value-type="float">
            <text:p>408</text:p>
          </table:table-cell>
          <table:table-cell office:value-type="float" office:value="407.9" calcext:value-type="float">
            <text:p>407.9</text:p>
          </table:table-cell>
          <table:table-cell office:value-type="float" office:value="408" calcext:value-type="float">
            <text:p>408</text:p>
          </table:table-cell>
          <table:table-cell office:value-type="float" office:value="407.8" calcext:value-type="float">
            <text:p>407.8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7.8" calcext:value-type="float">
            <text:p>407.8</text:p>
          </table:table-cell>
          <table:table-cell office:value-type="float" office:value="408" calcext:value-type="float">
            <text:p>408</text:p>
          </table:table-cell>
          <table:table-cell table:formula="of:=([.J190]-[.A190])/[.A190]" office:value-type="percentage" office:value="0.000735835172921293" calcext:value-type="percentage">
            <text:p>0.07%</text:p>
          </table:table-cell>
          <table:table-cell table:formula="of:=([.J190]-[.B190])/[.B190]" office:value-type="percentage" office:value="0.000490436488474715" calcext:value-type="percentage">
            <text:p>0.05%</text:p>
          </table:table-cell>
          <table:table-cell table:formula="of:=([.J190]-[.C190])/[.C190]" office:value-type="percentage" office:value="0" calcext:value-type="percentage">
            <text:p>0.00%</text:p>
          </table:table-cell>
          <table:table-cell table:formula="of:=([.J190]-[.D190])/[.D190]" office:value-type="percentage" office:value="0.000245158126991965" calcext:value-type="percentage">
            <text:p>0.02%</text:p>
          </table:table-cell>
          <table:table-cell table:formula="of:=([.J190]-[.E190])/[.E190]" office:value-type="percentage" office:value="0" calcext:value-type="percentage">
            <text:p>0.00%</text:p>
          </table:table-cell>
          <table:table-cell table:formula="of:=([.J190]-[.F190])/[.F190]" office:value-type="percentage" office:value="0.000490436488474715" calcext:value-type="percentage">
            <text:p>0.05%</text:p>
          </table:table-cell>
          <table:table-cell table:formula="of:=([.J190]-[.G190])/[.G190]" office:value-type="percentage" office:value="0" calcext:value-type="percentage">
            <text:p>0.00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.000490436488474715" calcext:value-type="percentage">
            <text:p>0.05%</text:p>
          </table:table-cell>
        </table:table-row>
        <table:table-row table:style-name="ro1">
          <table:table-cell office:value-type="float" office:value="406.9" calcext:value-type="float">
            <text:p>406.9</text:p>
          </table:table-cell>
          <table:table-cell office:value-type="float" office:value="407.1" calcext:value-type="float">
            <text:p>407.1</text:p>
          </table:table-cell>
          <table:table-cell office:value-type="float" office:value="407" calcext:value-type="float">
            <text:p>407</text:p>
          </table:table-cell>
          <table:table-cell office:value-type="float" office:value="406.5" calcext:value-type="float">
            <text:p>406.5</text:p>
          </table:table-cell>
          <table:table-cell office:value-type="float" office:value="406.7" calcext:value-type="float">
            <text:p>406.7</text:p>
          </table:table-cell>
          <table:table-cell office:value-type="float" office:value="407.3" calcext:value-type="float">
            <text:p>407.3</text:p>
          </table:table-cell>
          <table:table-cell office:value-type="float" office:value="407.1" calcext:value-type="float">
            <text:p>407.1</text:p>
          </table:table-cell>
          <table:table-cell office:value-type="float" office:value="407.2" calcext:value-type="float">
            <text:p>407.2</text:p>
          </table:table-cell>
          <table:table-cell office:value-type="float" office:value="406.6" calcext:value-type="float">
            <text:p>406.6</text:p>
          </table:table-cell>
          <table:table-cell office:value-type="float" office:value="408" calcext:value-type="float">
            <text:p>408</text:p>
          </table:table-cell>
          <table:table-cell table:formula="of:=([.J191]-[.A191])/[.A191]" office:value-type="percentage" office:value="0.00270336692061937" calcext:value-type="percentage">
            <text:p>0.27%</text:p>
          </table:table-cell>
          <table:table-cell table:formula="of:=([.J191]-[.B191])/[.B191]" office:value-type="percentage" office:value="0.00221075902726597" calcext:value-type="percentage">
            <text:p>0.22%</text:p>
          </table:table-cell>
          <table:table-cell table:formula="of:=([.J191]-[.C191])/[.C191]" office:value-type="percentage" office:value="0.00245700245700246" calcext:value-type="percentage">
            <text:p>0.25%</text:p>
          </table:table-cell>
          <table:table-cell table:formula="of:=([.J191]-[.D191])/[.D191]" office:value-type="percentage" office:value="0.003690036900369" calcext:value-type="percentage">
            <text:p>0.37%</text:p>
          </table:table-cell>
          <table:table-cell table:formula="of:=([.J191]-[.E191])/[.E191]" office:value-type="percentage" office:value="0.00319645930661424" calcext:value-type="percentage">
            <text:p>0.32%</text:p>
          </table:table-cell>
          <table:table-cell table:formula="of:=([.J191]-[.F191])/[.F191]" office:value-type="percentage" office:value="0.00171863491284063" calcext:value-type="percentage">
            <text:p>0.17%</text:p>
          </table:table-cell>
          <table:table-cell table:formula="of:=([.J191]-[.G191])/[.G191]" office:value-type="percentage" office:value="0.00221075902726597" calcext:value-type="percentage">
            <text:p>0.22%</text:p>
          </table:table-cell>
          <table:table-cell table:formula="of:=([.J191]-[.H191])/[.H191]" office:value-type="percentage" office:value="0.00196463654223971" calcext:value-type="percentage">
            <text:p>0.20%</text:p>
          </table:table-cell>
          <table:table-cell table:formula="of:=([.J191]-[.I191])/[.I191]" office:value-type="percentage" office:value="0.00344318740777171" calcext:value-type="percentage">
            <text:p>0.34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78.9" calcext:value-type="float">
            <text:p>578.9</text:p>
          </table:table-cell>
          <table:table-cell office:value-type="float" office:value="580.2" calcext:value-type="float">
            <text:p>580.2</text:p>
          </table:table-cell>
          <table:table-cell office:value-type="float" office:value="581.3" calcext:value-type="float">
            <text:p>581.3</text:p>
          </table:table-cell>
          <table:table-cell office:value-type="float" office:value="580.2" calcext:value-type="float">
            <text:p>580.2</text:p>
          </table:table-cell>
          <table:table-cell office:value-type="float" office:value="581.5" calcext:value-type="float">
            <text:p>581.5</text:p>
          </table:table-cell>
          <table:table-cell table:number-columns-repeated="2" office:value-type="float" office:value="582.4" calcext:value-type="float">
            <text:p>582.4</text:p>
          </table:table-cell>
          <table:table-cell office:value-type="float" office:value="582.5" calcext:value-type="float">
            <text:p>582.5</text:p>
          </table:table-cell>
          <table:table-cell office:value-type="float" office:value="581.1" calcext:value-type="float">
            <text:p>581.1</text:p>
          </table:table-cell>
          <table:table-cell office:value-type="float" office:value="589" calcext:value-type="float">
            <text:p>589</text:p>
          </table:table-cell>
          <table:table-cell table:formula="of:=([.J193]-[.A193])/[.A193]" office:value-type="percentage" office:value="0.0174468820176197" calcext:value-type="percentage">
            <text:p>1.74%</text:p>
          </table:table-cell>
          <table:table-cell table:formula="of:=([.J193]-[.B193])/[.B193]" office:value-type="percentage" office:value="0.0151671837297483" calcext:value-type="percentage">
            <text:p>1.52%</text:p>
          </table:table-cell>
          <table:table-cell table:formula="of:=([.J193]-[.C193])/[.C193]" office:value-type="percentage" office:value="0.0132461723722691" calcext:value-type="percentage">
            <text:p>1.32%</text:p>
          </table:table-cell>
          <table:table-cell table:formula="of:=([.J193]-[.D193])/[.D193]" office:value-type="percentage" office:value="0.0151671837297483" calcext:value-type="percentage">
            <text:p>1.52%</text:p>
          </table:table-cell>
          <table:table-cell table:formula="of:=([.J193]-[.E193])/[.E193]" office:value-type="percentage" office:value="0.0128976784178848" calcext:value-type="percentage">
            <text:p>1.29%</text:p>
          </table:table-cell>
          <table:table-cell table:formula="of:=([.J193]-[.F193])/[.F193]" office:value-type="percentage" office:value="0.0113324175824176" calcext:value-type="percentage">
            <text:p>1.13%</text:p>
          </table:table-cell>
          <table:table-cell table:formula="of:=([.J193]-[.G193])/[.G193]" office:value-type="percentage" office:value="0.0113324175824176" calcext:value-type="percentage">
            <text:p>1.13%</text:p>
          </table:table-cell>
          <table:table-cell table:formula="of:=([.J193]-[.H193])/[.H193]" office:value-type="percentage" office:value="0.0111587982832618" calcext:value-type="percentage">
            <text:p>1.12%</text:p>
          </table:table-cell>
          <table:table-cell table:formula="of:=([.J193]-[.I193])/[.I193]" office:value-type="percentage" office:value="0.0135949062123558" calcext:value-type="percentage">
            <text:p>1.36%</text:p>
          </table:table-cell>
        </table:table-row>
        <table:table-row table:style-name="ro1">
          <table:table-cell office:value-type="float" office:value="741.1" calcext:value-type="float">
            <text:p>741.1</text:p>
          </table:table-cell>
          <table:table-cell office:value-type="float" office:value="745.7" calcext:value-type="float">
            <text:p>745.7</text:p>
          </table:table-cell>
          <table:table-cell office:value-type="float" office:value="746" calcext:value-type="float">
            <text:p>746</text:p>
          </table:table-cell>
          <table:table-cell office:value-type="float" office:value="746.9" calcext:value-type="float">
            <text:p>746.9</text:p>
          </table:table-cell>
          <table:table-cell office:value-type="float" office:value="748" calcext:value-type="float">
            <text:p>748</text:p>
          </table:table-cell>
          <table:table-cell office:value-type="float" office:value="748.3" calcext:value-type="float">
            <text:p>748.3</text:p>
          </table:table-cell>
          <table:table-cell office:value-type="float" office:value="748.9" calcext:value-type="float">
            <text:p>748.9</text:p>
          </table:table-cell>
          <table:table-cell table:number-columns-repeated="3" office:value-type="float" office:value="749" calcext:value-type="float">
            <text:p>749</text:p>
          </table:table-cell>
          <table:table-cell table:formula="of:=([.J194]-[.A194])/[.A194]" office:value-type="percentage" office:value="0.0106598299824585" calcext:value-type="percentage">
            <text:p>1.07%</text:p>
          </table:table-cell>
          <table:table-cell table:formula="of:=([.J194]-[.B194])/[.B194]" office:value-type="percentage" office:value="0.00442537213356572" calcext:value-type="percentage">
            <text:p>0.44%</text:p>
          </table:table-cell>
          <table:table-cell table:formula="of:=([.J194]-[.C194])/[.C194]" office:value-type="percentage" office:value="0.00402144772117963" calcext:value-type="percentage">
            <text:p>0.40%</text:p>
          </table:table-cell>
          <table:table-cell table:formula="of:=([.J194]-[.D194])/[.D194]" office:value-type="percentage" office:value="0.00281162136832243" calcext:value-type="percentage">
            <text:p>0.28%</text:p>
          </table:table-cell>
          <table:table-cell table:formula="of:=([.J194]-[.E194])/[.E194]" office:value-type="percentage" office:value="0.00133689839572193" calcext:value-type="percentage">
            <text:p>0.13%</text:p>
          </table:table-cell>
          <table:table-cell table:formula="of:=([.J194]-[.F194])/[.F194]" office:value-type="percentage" office:value="0.000935453695042156" calcext:value-type="percentage">
            <text:p>0.09%</text:p>
          </table:table-cell>
          <table:table-cell table:formula="of:=([.J194]-[.G194])/[.G194]" office:value-type="percentage" office:value="0.000133529176125014" calcext:value-type="percentage">
            <text:p>0.01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style-name="ce7" table:number-columns-repeated="5"/>
          <table:table-cell table:number-columns-repeated="5"/>
          <table:table-cell table:style-name="ce5" table:formula="of:=SUM([.K2:.K194])/193" office:value-type="percentage" office:value="0.00321776456317906" calcext:value-type="percentage">
            <text:p>0.32%</text:p>
          </table:table-cell>
          <table:table-cell table:style-name="ce5" table:formula="of:=SUM([.L2:.L194])/193" office:value-type="percentage" office:value="0.00269988416259656" calcext:value-type="percentage">
            <text:p>0.27%</text:p>
          </table:table-cell>
          <table:table-cell table:style-name="ce5" table:formula="of:=SUM([.M2:.M194])/193" office:value-type="percentage" office:value="0.00282401426360685" calcext:value-type="percentage">
            <text:p>0.28%</text:p>
          </table:table-cell>
          <table:table-cell table:style-name="ce5" table:formula="of:=SUM([.N2:.N194])/193" office:value-type="percentage" office:value="0.0025634932305671" calcext:value-type="percentage">
            <text:p>0.26%</text:p>
          </table:table-cell>
          <table:table-cell table:style-name="ce5" table:formula="of:=SUM([.O2:.O194])/193" office:value-type="percentage" office:value="0.0025672775994434" calcext:value-type="percentage">
            <text:p>0.26%</text:p>
          </table:table-cell>
          <table:table-cell table:style-name="ce5" table:formula="of:=SUM([.P2:.P194])/193" office:value-type="percentage" office:value="0.00256520471345906" calcext:value-type="percentage">
            <text:p>0.26%</text:p>
          </table:table-cell>
          <table:table-cell table:style-name="ce5" table:formula="of:=SUM([.Q2:.Q194])/193" office:value-type="percentage" office:value="0.00245310489091356" calcext:value-type="percentage">
            <text:p>0.25%</text:p>
          </table:table-cell>
          <table:table-cell table:style-name="ce5" table:formula="of:=SUM([.R2:.R194])/193" office:value-type="percentage" office:value="0.00317757029290148" calcext:value-type="percentage">
            <text:p>0.32%</text:p>
          </table:table-cell>
          <table:table-cell table:style-name="ce5" table:formula="of:=SUM([.S2:.S194])/193" office:value-type="percentage" office:value="0.00509100105374798" calcext:value-type="percentage">
            <text:p>0.51%</text:p>
          </table:table-cell>
        </table:table-row>
      </table:table>
      <table:table table:name="B-time" table:style-name="ta1">
        <table:table-column table:style-name="co1" table:number-columns-repeated="9" table:default-cell-style-name="Default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290893" calcext:value-type="float">
            <text:p>0.00290893</text:p>
          </table:table-cell>
          <table:table-cell office:value-type="float" office:value="0.00129178" calcext:value-type="float">
            <text:p>0.00129178</text:p>
          </table:table-cell>
          <table:table-cell office:value-type="float" office:value="0.00162291" calcext:value-type="float">
            <text:p>0.00162291</text:p>
          </table:table-cell>
          <table:table-cell office:value-type="float" office:value="0.00151017" calcext:value-type="float">
            <text:p>0.00151017</text:p>
          </table:table-cell>
          <table:table-cell office:value-type="float" office:value="0.00142838" calcext:value-type="float">
            <text:p>0.00142838</text:p>
          </table:table-cell>
          <table:table-cell office:value-type="float" office:value="0.00120889" calcext:value-type="float">
            <text:p>0.00120889</text:p>
          </table:table-cell>
          <table:table-cell office:value-type="float" office:value="0.000971542" calcext:value-type="float">
            <text:p>0.000971542</text:p>
          </table:table-cell>
          <table:table-cell office:value-type="float" office:value="0.00104548" calcext:value-type="float">
            <text:p>0.00104548</text:p>
          </table:table-cell>
          <table:table-cell office:value-type="float" office:value="0.00117648" calcext:value-type="float">
            <text:p>0.00117648</text:p>
          </table:table-cell>
        </table:table-row>
        <table:table-row table:style-name="ro1">
          <table:table-cell office:value-type="float" office:value="0.0683529" calcext:value-type="float">
            <text:p>0.0683529</text:p>
          </table:table-cell>
          <table:table-cell office:value-type="float" office:value="0.0436167" calcext:value-type="float">
            <text:p>0.0436167</text:p>
          </table:table-cell>
          <table:table-cell office:value-type="float" office:value="0.0510224" calcext:value-type="float">
            <text:p>0.0510224</text:p>
          </table:table-cell>
          <table:table-cell office:value-type="float" office:value="0.0552294" calcext:value-type="float">
            <text:p>0.0552294</text:p>
          </table:table-cell>
          <table:table-cell office:value-type="float" office:value="0.0447615" calcext:value-type="float">
            <text:p>0.0447615</text:p>
          </table:table-cell>
          <table:table-cell office:value-type="float" office:value="0.0424938" calcext:value-type="float">
            <text:p>0.0424938</text:p>
          </table:table-cell>
          <table:table-cell office:value-type="float" office:value="0.037807" calcext:value-type="float">
            <text:p>0.037807</text:p>
          </table:table-cell>
          <table:table-cell office:value-type="float" office:value="0.0340724" calcext:value-type="float">
            <text:p>0.0340724</text:p>
          </table:table-cell>
          <table:table-cell office:value-type="float" office:value="0.0271421" calcext:value-type="float">
            <text:p>0.0271421</text:p>
          </table:table-cell>
        </table:table-row>
        <table:table-row table:style-name="ro1">
          <table:table-cell table:style-name="ce10" office:value-type="float" office:value="0.000143397" calcext:value-type="float">
            <text:p>1.43E-04</text:p>
          </table:table-cell>
          <table:table-cell office:value-type="float" office:value="0.000254123" calcext:value-type="float">
            <text:p>0.000254123</text:p>
          </table:table-cell>
          <table:table-cell table:style-name="ce10" office:value-type="float" office:value="0.00020969" calcext:value-type="float">
            <text:p>2.10E-04</text:p>
          </table:table-cell>
          <table:table-cell table:style-name="ce10" office:value-type="float" office:value="0.000305099" calcext:value-type="float">
            <text:p>3.05E-04</text:p>
          </table:table-cell>
          <table:table-cell table:style-name="ce10" office:value-type="float" office:value="0.00017727" calcext:value-type="float">
            <text:p>1.77E-04</text:p>
          </table:table-cell>
          <table:table-cell office:value-type="float" office:value="0.000284681" calcext:value-type="float">
            <text:p>0.000284681</text:p>
          </table:table-cell>
          <table:table-cell office:value-type="float" office:value="0.000301594" calcext:value-type="float">
            <text:p>0.000301594</text:p>
          </table:table-cell>
          <table:table-cell office:value-type="float" office:value="0.000130933" calcext:value-type="float">
            <text:p>0.000130933</text:p>
          </table:table-cell>
          <table:table-cell office:value-type="float" office:value="0.00024261" calcext:value-type="float">
            <text:p>0.00024261</text:p>
          </table:table-cell>
        </table:table-row>
        <table:table-row table:style-name="ro1">
          <table:table-cell table:style-name="ce10" office:value-type="float" office:value="0.000396175" calcext:value-type="float">
            <text:p>3.96E-04</text:p>
          </table:table-cell>
          <table:table-cell table:style-name="ce10" office:value-type="float" office:value="0.000482911" calcext:value-type="float">
            <text:p>4.83E-04</text:p>
          </table:table-cell>
          <table:table-cell table:style-name="ce10" office:value-type="float" office:value="0.000371961" calcext:value-type="float">
            <text:p>3.72E-04</text:p>
          </table:table-cell>
          <table:table-cell office:value-type="float" office:value="0.000336742" calcext:value-type="float">
            <text:p>0.000336742</text:p>
          </table:table-cell>
          <table:table-cell table:style-name="ce10" office:value-type="float" office:value="0.000330804" calcext:value-type="float">
            <text:p>3.31E-04</text:p>
          </table:table-cell>
          <table:table-cell office:value-type="float" office:value="0.000629765" calcext:value-type="float">
            <text:p>0.000629765</text:p>
          </table:table-cell>
          <table:table-cell office:value-type="float" office:value="0.000215675" calcext:value-type="float">
            <text:p>0.000215675</text:p>
          </table:table-cell>
          <table:table-cell office:value-type="float" office:value="0.000338106" calcext:value-type="float">
            <text:p>0.000338106</text:p>
          </table:table-cell>
          <table:table-cell office:value-type="float" office:value="0.000511306" calcext:value-type="float">
            <text:p>0.000511306</text:p>
          </table:table-cell>
        </table:table-row>
        <table:table-row table:style-name="ro1">
          <table:table-cell office:value-type="float" office:value="0.00167884" calcext:value-type="float">
            <text:p>0.00167884</text:p>
          </table:table-cell>
          <table:table-cell office:value-type="float" office:value="0.00128022" calcext:value-type="float">
            <text:p>0.00128022</text:p>
          </table:table-cell>
          <table:table-cell office:value-type="float" office:value="0.00134759" calcext:value-type="float">
            <text:p>0.00134759</text:p>
          </table:table-cell>
          <table:table-cell office:value-type="float" office:value="0.00125374" calcext:value-type="float">
            <text:p>0.00125374</text:p>
          </table:table-cell>
          <table:table-cell office:value-type="float" office:value="0.00168928" calcext:value-type="float">
            <text:p>0.00168928</text:p>
          </table:table-cell>
          <table:table-cell office:value-type="float" office:value="0.0011425" calcext:value-type="float">
            <text:p>0.0011425</text:p>
          </table:table-cell>
          <table:table-cell office:value-type="float" office:value="0.000828812" calcext:value-type="float">
            <text:p>0.000828812</text:p>
          </table:table-cell>
          <table:table-cell office:value-type="float" office:value="0.00125177" calcext:value-type="float">
            <text:p>0.00125177</text:p>
          </table:table-cell>
          <table:table-cell office:value-type="float" office:value="0.000858988" calcext:value-type="float">
            <text:p>0.000858988</text:p>
          </table:table-cell>
        </table:table-row>
        <table:table-row table:style-name="ro1">
          <table:table-cell office:value-type="float" office:value="0.00195571" calcext:value-type="float">
            <text:p>0.00195571</text:p>
          </table:table-cell>
          <table:table-cell office:value-type="float" office:value="0.00128389" calcext:value-type="float">
            <text:p>0.00128389</text:p>
          </table:table-cell>
          <table:table-cell office:value-type="float" office:value="0.00101351" calcext:value-type="float">
            <text:p>0.00101351</text:p>
          </table:table-cell>
          <table:table-cell office:value-type="float" office:value="0.00131388" calcext:value-type="float">
            <text:p>0.00131388</text:p>
          </table:table-cell>
          <table:table-cell office:value-type="float" office:value="0.000908087" calcext:value-type="float">
            <text:p>0.000908087</text:p>
          </table:table-cell>
          <table:table-cell office:value-type="float" office:value="0.00064495" calcext:value-type="float">
            <text:p>0.00064495</text:p>
          </table:table-cell>
          <table:table-cell office:value-type="float" office:value="0.000906013" calcext:value-type="float">
            <text:p>0.000906013</text:p>
          </table:table-cell>
          <table:table-cell office:value-type="float" office:value="0.000871546" calcext:value-type="float">
            <text:p>0.000871546</text:p>
          </table:table-cell>
          <table:table-cell office:value-type="float" office:value="0.000849752" calcext:value-type="float">
            <text:p>0.000849752</text:p>
          </table:table-cell>
        </table:table-row>
        <table:table-row table:style-name="ro1">
          <table:table-cell office:value-type="float" office:value="0.00147756" calcext:value-type="float">
            <text:p>0.00147756</text:p>
          </table:table-cell>
          <table:table-cell office:value-type="float" office:value="0.00163586" calcext:value-type="float">
            <text:p>0.00163586</text:p>
          </table:table-cell>
          <table:table-cell office:value-type="float" office:value="0.00128075" calcext:value-type="float">
            <text:p>0.00128075</text:p>
          </table:table-cell>
          <table:table-cell office:value-type="float" office:value="0.00132833" calcext:value-type="float">
            <text:p>0.00132833</text:p>
          </table:table-cell>
          <table:table-cell office:value-type="float" office:value="0.000985328" calcext:value-type="float">
            <text:p>0.000985328</text:p>
          </table:table-cell>
          <table:table-cell office:value-type="float" office:value="0.000767116" calcext:value-type="float">
            <text:p>0.000767116</text:p>
          </table:table-cell>
          <table:table-cell office:value-type="float" office:value="0.000789002" calcext:value-type="float">
            <text:p>0.000789002</text:p>
          </table:table-cell>
          <table:table-cell office:value-type="float" office:value="0.00103574" calcext:value-type="float">
            <text:p>0.00103574</text:p>
          </table:table-cell>
          <table:table-cell office:value-type="float" office:value="0.000802738" calcext:value-type="float">
            <text:p>0.000802738</text:p>
          </table:table-cell>
        </table:table-row>
        <table:table-row table:style-name="ro1">
          <table:table-cell office:value-type="float" office:value="0.0927362" calcext:value-type="float">
            <text:p>0.0927362</text:p>
          </table:table-cell>
          <table:table-cell office:value-type="float" office:value="0.075624" calcext:value-type="float">
            <text:p>0.075624</text:p>
          </table:table-cell>
          <table:table-cell office:value-type="float" office:value="0.0711145" calcext:value-type="float">
            <text:p>0.0711145</text:p>
          </table:table-cell>
          <table:table-cell office:value-type="float" office:value="0.063641" calcext:value-type="float">
            <text:p>0.063641</text:p>
          </table:table-cell>
          <table:table-cell office:value-type="float" office:value="0.0637359" calcext:value-type="float">
            <text:p>0.0637359</text:p>
          </table:table-cell>
          <table:table-cell office:value-type="float" office:value="0.0582311" calcext:value-type="float">
            <text:p>0.0582311</text:p>
          </table:table-cell>
          <table:table-cell office:value-type="float" office:value="0.057746" calcext:value-type="float">
            <text:p>0.057746</text:p>
          </table:table-cell>
          <table:table-cell office:value-type="float" office:value="0.0431788" calcext:value-type="float">
            <text:p>0.0431788</text:p>
          </table:table-cell>
          <table:table-cell office:value-type="float" office:value="0.0410728" calcext:value-type="float">
            <text:p>0.0410728</text:p>
          </table:table-cell>
        </table:table-row>
        <table:table-row table:style-name="ro1">
          <table:table-cell office:value-type="float" office:value="0.00281286" calcext:value-type="float">
            <text:p>0.00281286</text:p>
          </table:table-cell>
          <table:table-cell office:value-type="float" office:value="0.00171186" calcext:value-type="float">
            <text:p>0.00171186</text:p>
          </table:table-cell>
          <table:table-cell office:value-type="float" office:value="0.00207599" calcext:value-type="float">
            <text:p>0.00207599</text:p>
          </table:table-cell>
          <table:table-cell office:value-type="float" office:value="0.00177579" calcext:value-type="float">
            <text:p>0.00177579</text:p>
          </table:table-cell>
          <table:table-cell office:value-type="float" office:value="0.00152723" calcext:value-type="float">
            <text:p>0.00152723</text:p>
          </table:table-cell>
          <table:table-cell office:value-type="float" office:value="0.00136103" calcext:value-type="float">
            <text:p>0.00136103</text:p>
          </table:table-cell>
          <table:table-cell office:value-type="float" office:value="0.00215561" calcext:value-type="float">
            <text:p>0.00215561</text:p>
          </table:table-cell>
          <table:table-cell office:value-type="float" office:value="0.00153924" calcext:value-type="float">
            <text:p>0.00153924</text:p>
          </table:table-cell>
          <table:table-cell office:value-type="float" office:value="0.000999801" calcext:value-type="float">
            <text:p>0.000999801</text:p>
          </table:table-cell>
        </table:table-row>
        <table:table-row table:style-name="ro1">
          <table:table-cell office:value-type="float" office:value="0.00269153" calcext:value-type="float">
            <text:p>0.00269153</text:p>
          </table:table-cell>
          <table:table-cell office:value-type="float" office:value="0.00216035" calcext:value-type="float">
            <text:p>0.00216035</text:p>
          </table:table-cell>
          <table:table-cell office:value-type="float" office:value="0.00249616" calcext:value-type="float">
            <text:p>0.00249616</text:p>
          </table:table-cell>
          <table:table-cell office:value-type="float" office:value="0.00228757" calcext:value-type="float">
            <text:p>0.00228757</text:p>
          </table:table-cell>
          <table:table-cell office:value-type="float" office:value="0.0015164" calcext:value-type="float">
            <text:p>0.0015164</text:p>
          </table:table-cell>
          <table:table-cell office:value-type="float" office:value="0.00138835" calcext:value-type="float">
            <text:p>0.00138835</text:p>
          </table:table-cell>
          <table:table-cell office:value-type="float" office:value="0.00205586" calcext:value-type="float">
            <text:p>0.00205586</text:p>
          </table:table-cell>
          <table:table-cell office:value-type="float" office:value="0.00137221" calcext:value-type="float">
            <text:p>0.00137221</text:p>
          </table:table-cell>
          <table:table-cell office:value-type="float" office:value="0.000666537" calcext:value-type="float">
            <text:p>0.000666537</text:p>
          </table:table-cell>
        </table:table-row>
        <table:table-row table:style-name="ro1">
          <table:table-cell office:value-type="float" office:value="0.0409289" calcext:value-type="float">
            <text:p>0.0409289</text:p>
          </table:table-cell>
          <table:table-cell office:value-type="float" office:value="0.0322053" calcext:value-type="float">
            <text:p>0.0322053</text:p>
          </table:table-cell>
          <table:table-cell office:value-type="float" office:value="0.0398273" calcext:value-type="float">
            <text:p>0.0398273</text:p>
          </table:table-cell>
          <table:table-cell office:value-type="float" office:value="0.0385015" calcext:value-type="float">
            <text:p>0.0385015</text:p>
          </table:table-cell>
          <table:table-cell office:value-type="float" office:value="0.0390927" calcext:value-type="float">
            <text:p>0.0390927</text:p>
          </table:table-cell>
          <table:table-cell office:value-type="float" office:value="0.044936" calcext:value-type="float">
            <text:p>0.044936</text:p>
          </table:table-cell>
          <table:table-cell office:value-type="float" office:value="0.0334654" calcext:value-type="float">
            <text:p>0.0334654</text:p>
          </table:table-cell>
          <table:table-cell office:value-type="float" office:value="0.0537332" calcext:value-type="float">
            <text:p>0.0537332</text:p>
          </table:table-cell>
          <table:table-cell office:value-type="float" office:value="0.0774271" calcext:value-type="float">
            <text:p>0.0774271</text:p>
          </table:table-cell>
        </table:table-row>
        <table:table-row table:style-name="ro1">
          <table:table-cell office:value-type="float" office:value="0.00406128" calcext:value-type="float">
            <text:p>0.00406128</text:p>
          </table:table-cell>
          <table:table-cell office:value-type="float" office:value="0.00243678" calcext:value-type="float">
            <text:p>0.00243678</text:p>
          </table:table-cell>
          <table:table-cell office:value-type="float" office:value="0.0020692" calcext:value-type="float">
            <text:p>0.0020692</text:p>
          </table:table-cell>
          <table:table-cell office:value-type="float" office:value="0.00220059" calcext:value-type="float">
            <text:p>0.00220059</text:p>
          </table:table-cell>
          <table:table-cell office:value-type="float" office:value="0.00167052" calcext:value-type="float">
            <text:p>0.00167052</text:p>
          </table:table-cell>
          <table:table-cell office:value-type="float" office:value="0.00207651" calcext:value-type="float">
            <text:p>0.00207651</text:p>
          </table:table-cell>
          <table:table-cell office:value-type="float" office:value="0.00293384" calcext:value-type="float">
            <text:p>0.00293384</text:p>
          </table:table-cell>
          <table:table-cell office:value-type="float" office:value="0.00160462" calcext:value-type="float">
            <text:p>0.00160462</text:p>
          </table:table-cell>
          <table:table-cell office:value-type="float" office:value="0.00157444" calcext:value-type="float">
            <text:p>0.00157444</text:p>
          </table:table-cell>
        </table:table-row>
        <table:table-row table:style-name="ro1">
          <table:table-cell office:value-type="float" office:value="0.163281" calcext:value-type="float">
            <text:p>0.163281</text:p>
          </table:table-cell>
          <table:table-cell office:value-type="float" office:value="0.142311" calcext:value-type="float">
            <text:p>0.142311</text:p>
          </table:table-cell>
          <table:table-cell office:value-type="float" office:value="0.127995" calcext:value-type="float">
            <text:p>0.127995</text:p>
          </table:table-cell>
          <table:table-cell office:value-type="float" office:value="0.163716" calcext:value-type="float">
            <text:p>0.163716</text:p>
          </table:table-cell>
          <table:table-cell office:value-type="float" office:value="0.142974" calcext:value-type="float">
            <text:p>0.142974</text:p>
          </table:table-cell>
          <table:table-cell office:value-type="float" office:value="0.120541" calcext:value-type="float">
            <text:p>0.120541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0.132946" calcext:value-type="float">
            <text:p>0.132946</text:p>
          </table:table-cell>
          <table:table-cell office:value-type="float" office:value="0.109241" calcext:value-type="float">
            <text:p>0.109241</text:p>
          </table:table-cell>
        </table:table-row>
        <table:table-row table:style-name="ro1">
          <table:table-cell office:value-type="float" office:value="0.103396" calcext:value-type="float">
            <text:p>0.103396</text:p>
          </table:table-cell>
          <table:table-cell office:value-type="float" office:value="0.0793829" calcext:value-type="float">
            <text:p>0.0793829</text:p>
          </table:table-cell>
          <table:table-cell office:value-type="float" office:value="0.0878379" calcext:value-type="float">
            <text:p>0.0878379</text:p>
          </table:table-cell>
          <table:table-cell office:value-type="float" office:value="0.0718735" calcext:value-type="float">
            <text:p>0.0718735</text:p>
          </table:table-cell>
          <table:table-cell office:value-type="float" office:value="0.0645778" calcext:value-type="float">
            <text:p>0.0645778</text:p>
          </table:table-cell>
          <table:table-cell office:value-type="float" office:value="0.058853" calcext:value-type="float">
            <text:p>0.058853</text:p>
          </table:table-cell>
          <table:table-cell office:value-type="float" office:value="0.0641189" calcext:value-type="float">
            <text:p>0.0641189</text:p>
          </table:table-cell>
          <table:table-cell office:value-type="float" office:value="0.113219" calcext:value-type="float">
            <text:p>0.113219</text:p>
          </table:table-cell>
          <table:table-cell office:value-type="float" office:value="0.0926832" calcext:value-type="float">
            <text:p>0.0926832</text:p>
          </table:table-cell>
        </table:table-row>
        <table:table-row table:style-name="ro1">
          <table:table-cell office:value-type="float" office:value="0.00384657" calcext:value-type="float">
            <text:p>0.00384657</text:p>
          </table:table-cell>
          <table:table-cell office:value-type="float" office:value="0.00408774" calcext:value-type="float">
            <text:p>0.00408774</text:p>
          </table:table-cell>
          <table:table-cell office:value-type="float" office:value="0.0032085" calcext:value-type="float">
            <text:p>0.0032085</text:p>
          </table:table-cell>
          <table:table-cell office:value-type="float" office:value="0.00376978" calcext:value-type="float">
            <text:p>0.00376978</text:p>
          </table:table-cell>
          <table:table-cell office:value-type="float" office:value="0.00210805" calcext:value-type="float">
            <text:p>0.00210805</text:p>
          </table:table-cell>
          <table:table-cell office:value-type="float" office:value="0.00201339" calcext:value-type="float">
            <text:p>0.00201339</text:p>
          </table:table-cell>
          <table:table-cell office:value-type="float" office:value="0.00260803" calcext:value-type="float">
            <text:p>0.00260803</text:p>
          </table:table-cell>
          <table:table-cell office:value-type="float" office:value="0.00247371" calcext:value-type="float">
            <text:p>0.00247371</text:p>
          </table:table-cell>
          <table:table-cell office:value-type="float" office:value="0.00240391" calcext:value-type="float">
            <text:p>0.00240391</text:p>
          </table:table-cell>
        </table:table-row>
        <table:table-row table:style-name="ro1">
          <table:table-cell office:value-type="float" office:value="0.004605" calcext:value-type="float">
            <text:p>0.004605</text:p>
          </table:table-cell>
          <table:table-cell office:value-type="float" office:value="0.00306296" calcext:value-type="float">
            <text:p>0.00306296</text:p>
          </table:table-cell>
          <table:table-cell office:value-type="float" office:value="0.00396138" calcext:value-type="float">
            <text:p>0.00396138</text:p>
          </table:table-cell>
          <table:table-cell office:value-type="float" office:value="0.00256986" calcext:value-type="float">
            <text:p>0.00256986</text:p>
          </table:table-cell>
          <table:table-cell office:value-type="float" office:value="0.00377801" calcext:value-type="float">
            <text:p>0.00377801</text:p>
          </table:table-cell>
          <table:table-cell office:value-type="float" office:value="0.0023311" calcext:value-type="float">
            <text:p>0.0023311</text:p>
          </table:table-cell>
          <table:table-cell office:value-type="float" office:value="0.00259164" calcext:value-type="float">
            <text:p>0.00259164</text:p>
          </table:table-cell>
          <table:table-cell office:value-type="float" office:value="0.00265422" calcext:value-type="float">
            <text:p>0.00265422</text:p>
          </table:table-cell>
          <table:table-cell office:value-type="float" office:value="0.00250474" calcext:value-type="float">
            <text:p>0.00250474</text:p>
          </table:table-cell>
        </table:table-row>
        <table:table-row table:style-name="ro1">
          <table:table-cell office:value-type="float" office:value="0.14114" calcext:value-type="float">
            <text:p>0.14114</text:p>
          </table:table-cell>
          <table:table-cell office:value-type="float" office:value="0.0758889" calcext:value-type="float">
            <text:p>0.0758889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0.0996726" calcext:value-type="float">
            <text:p>0.0996726</text:p>
          </table:table-cell>
          <table:table-cell office:value-type="float" office:value="0.0905493" calcext:value-type="float">
            <text:p>0.0905493</text:p>
          </table:table-cell>
          <table:table-cell office:value-type="float" office:value="0.0954832" calcext:value-type="float">
            <text:p>0.0954832</text:p>
          </table:table-cell>
          <table:table-cell office:value-type="float" office:value="0.0825349" calcext:value-type="float">
            <text:p>0.0825349</text:p>
          </table:table-cell>
          <table:table-cell office:value-type="float" office:value="0.124427" calcext:value-type="float">
            <text:p>0.124427</text:p>
          </table:table-cell>
          <table:table-cell office:value-type="float" office:value="0.149749" calcext:value-type="float">
            <text:p>0.149749</text:p>
          </table:table-cell>
        </table:table-row>
        <table:table-row table:style-name="ro1">
          <table:table-cell office:value-type="float" office:value="0.288033" calcext:value-type="float">
            <text:p>0.288033</text:p>
          </table:table-cell>
          <table:table-cell office:value-type="float" office:value="0.228606" calcext:value-type="float">
            <text:p>0.228606</text:p>
          </table:table-cell>
          <table:table-cell office:value-type="float" office:value="0.259432" calcext:value-type="float">
            <text:p>0.259432</text:p>
          </table:table-cell>
          <table:table-cell office:value-type="float" office:value="0.22521" calcext:value-type="float">
            <text:p>0.22521</text:p>
          </table:table-cell>
          <table:table-cell office:value-type="float" office:value="0.188351" calcext:value-type="float">
            <text:p>0.188351</text:p>
          </table:table-cell>
          <table:table-cell office:value-type="float" office:value="0.200362" calcext:value-type="float">
            <text:p>0.200362</text:p>
          </table:table-cell>
          <table:table-cell office:value-type="float" office:value="0.195763" calcext:value-type="float">
            <text:p>0.195763</text:p>
          </table:table-cell>
          <table:table-cell office:value-type="float" office:value="0.213851" calcext:value-type="float">
            <text:p>0.213851</text:p>
          </table:table-cell>
          <table:table-cell office:value-type="float" office:value="0.238127" calcext:value-type="float">
            <text:p>0.238127</text:p>
          </table:table-cell>
        </table:table-row>
        <table:table-row table:style-name="ro1">
          <table:table-cell office:value-type="float" office:value="0.00418357" calcext:value-type="float">
            <text:p>0.00418357</text:p>
          </table:table-cell>
          <table:table-cell office:value-type="float" office:value="0.00290884" calcext:value-type="float">
            <text:p>0.00290884</text:p>
          </table:table-cell>
          <table:table-cell office:value-type="float" office:value="0.00392408" calcext:value-type="float">
            <text:p>0.00392408</text:p>
          </table:table-cell>
          <table:table-cell office:value-type="float" office:value="0.00415807" calcext:value-type="float">
            <text:p>0.00415807</text:p>
          </table:table-cell>
          <table:table-cell office:value-type="float" office:value="0.00296225" calcext:value-type="float">
            <text:p>0.00296225</text:p>
          </table:table-cell>
          <table:table-cell office:value-type="float" office:value="0.00169493" calcext:value-type="float">
            <text:p>0.00169493</text:p>
          </table:table-cell>
          <table:table-cell office:value-type="float" office:value="0.00298388" calcext:value-type="float">
            <text:p>0.00298388</text:p>
          </table:table-cell>
          <table:table-cell office:value-type="float" office:value="0.00268701" calcext:value-type="float">
            <text:p>0.00268701</text:p>
          </table:table-cell>
          <table:table-cell office:value-type="float" office:value="0.00246114" calcext:value-type="float">
            <text:p>0.00246114</text:p>
          </table:table-cell>
        </table:table-row>
        <table:table-row table:style-name="ro1">
          <table:table-cell office:value-type="float" office:value="0.00415316" calcext:value-type="float">
            <text:p>0.00415316</text:p>
          </table:table-cell>
          <table:table-cell office:value-type="float" office:value="0.00240661" calcext:value-type="float">
            <text:p>0.00240661</text:p>
          </table:table-cell>
          <table:table-cell office:value-type="float" office:value="0.00291953" calcext:value-type="float">
            <text:p>0.00291953</text:p>
          </table:table-cell>
          <table:table-cell office:value-type="float" office:value="0.00340737" calcext:value-type="float">
            <text:p>0.00340737</text:p>
          </table:table-cell>
          <table:table-cell office:value-type="float" office:value="0.00181845" calcext:value-type="float">
            <text:p>0.00181845</text:p>
          </table:table-cell>
          <table:table-cell office:value-type="float" office:value="0.00273337" calcext:value-type="float">
            <text:p>0.00273337</text:p>
          </table:table-cell>
          <table:table-cell office:value-type="float" office:value="0.00246618" calcext:value-type="float">
            <text:p>0.00246618</text:p>
          </table:table-cell>
          <table:table-cell office:value-type="float" office:value="0.00398695" calcext:value-type="float">
            <text:p>0.00398695</text:p>
          </table:table-cell>
          <table:table-cell office:value-type="float" office:value="0.00280922" calcext:value-type="float">
            <text:p>0.00280922</text:p>
          </table:table-cell>
        </table:table-row>
        <table:table-row table:style-name="ro1">
          <table:table-cell office:value-type="float" office:value="0.0154626" calcext:value-type="float">
            <text:p>0.0154626</text:p>
          </table:table-cell>
          <table:table-cell office:value-type="float" office:value="0.00609383" calcext:value-type="float">
            <text:p>0.00609383</text:p>
          </table:table-cell>
          <table:table-cell office:value-type="float" office:value="0.0108179" calcext:value-type="float">
            <text:p>0.0108179</text:p>
          </table:table-cell>
          <table:table-cell office:value-type="float" office:value="0.0100289" calcext:value-type="float">
            <text:p>0.0100289</text:p>
          </table:table-cell>
          <table:table-cell office:value-type="float" office:value="0.00974151" calcext:value-type="float">
            <text:p>0.00974151</text:p>
          </table:table-cell>
          <table:table-cell office:value-type="float" office:value="0.0106724" calcext:value-type="float">
            <text:p>0.0106724</text:p>
          </table:table-cell>
          <table:table-cell office:value-type="float" office:value="0.00904103" calcext:value-type="float">
            <text:p>0.00904103</text:p>
          </table:table-cell>
          <table:table-cell office:value-type="float" office:value="0.0164241" calcext:value-type="float">
            <text:p>0.0164241</text:p>
          </table:table-cell>
          <table:table-cell office:value-type="float" office:value="0.0376945" calcext:value-type="float">
            <text:p>0.0376945</text:p>
          </table:table-cell>
        </table:table-row>
        <table:table-row table:style-name="ro1">
          <table:table-cell office:value-type="float" office:value="0.00420921" calcext:value-type="float">
            <text:p>0.00420921</text:p>
          </table:table-cell>
          <table:table-cell office:value-type="float" office:value="0.00279676" calcext:value-type="float">
            <text:p>0.00279676</text:p>
          </table:table-cell>
          <table:table-cell office:value-type="float" office:value="0.00221808" calcext:value-type="float">
            <text:p>0.00221808</text:p>
          </table:table-cell>
          <table:table-cell office:value-type="float" office:value="0.00311492" calcext:value-type="float">
            <text:p>0.00311492</text:p>
          </table:table-cell>
          <table:table-cell office:value-type="float" office:value="0.00215741" calcext:value-type="float">
            <text:p>0.00215741</text:p>
          </table:table-cell>
          <table:table-cell office:value-type="float" office:value="0.00285132" calcext:value-type="float">
            <text:p>0.00285132</text:p>
          </table:table-cell>
          <table:table-cell office:value-type="float" office:value="0.00146673" calcext:value-type="float">
            <text:p>0.00146673</text:p>
          </table:table-cell>
          <table:table-cell office:value-type="float" office:value="0.00245926" calcext:value-type="float">
            <text:p>0.00245926</text:p>
          </table:table-cell>
          <table:table-cell office:value-type="float" office:value="0.00177966" calcext:value-type="float">
            <text:p>0.00177966</text:p>
          </table:table-cell>
        </table:table-row>
        <table:table-row table:style-name="ro1">
          <table:table-cell office:value-type="float" office:value="0.00036417" calcext:value-type="float">
            <text:p>0.00036417</text:p>
          </table:table-cell>
          <table:table-cell office:value-type="float" office:value="0.000356535" calcext:value-type="float">
            <text:p>0.000356535</text:p>
          </table:table-cell>
          <table:table-cell office:value-type="float" office:value="0.000363382" calcext:value-type="float">
            <text:p>0.000363382</text:p>
          </table:table-cell>
          <table:table-cell office:value-type="float" office:value="0.000348943" calcext:value-type="float">
            <text:p>0.000348943</text:p>
          </table:table-cell>
          <table:table-cell office:value-type="float" office:value="0.000360987" calcext:value-type="float">
            <text:p>0.000360987</text:p>
          </table:table-cell>
          <table:table-cell office:value-type="float" office:value="0.000359508" calcext:value-type="float">
            <text:p>0.000359508</text:p>
          </table:table-cell>
          <table:table-cell office:value-type="float" office:value="0.00037999" calcext:value-type="float">
            <text:p>0.00037999</text:p>
          </table:table-cell>
          <table:table-cell office:value-type="float" office:value="0.000368323" calcext:value-type="float">
            <text:p>0.000368323</text:p>
          </table:table-cell>
          <table:table-cell office:value-type="float" office:value="0.00030737" calcext:value-type="float">
            <text:p>0.00030737</text:p>
          </table:table-cell>
        </table:table-row>
        <table:table-row table:style-name="ro1">
          <table:table-cell office:value-type="float" office:value="0.00639781" calcext:value-type="float">
            <text:p>0.00639781</text:p>
          </table:table-cell>
          <table:table-cell office:value-type="float" office:value="0.00337927" calcext:value-type="float">
            <text:p>0.00337927</text:p>
          </table:table-cell>
          <table:table-cell office:value-type="float" office:value="0.0054022" calcext:value-type="float">
            <text:p>0.0054022</text:p>
          </table:table-cell>
          <table:table-cell office:value-type="float" office:value="0.00470687" calcext:value-type="float">
            <text:p>0.00470687</text:p>
          </table:table-cell>
          <table:table-cell office:value-type="float" office:value="0.00365393" calcext:value-type="float">
            <text:p>0.00365393</text:p>
          </table:table-cell>
          <table:table-cell office:value-type="float" office:value="0.00329981" calcext:value-type="float">
            <text:p>0.00329981</text:p>
          </table:table-cell>
          <table:table-cell office:value-type="float" office:value="0.00265354" calcext:value-type="float">
            <text:p>0.00265354</text:p>
          </table:table-cell>
          <table:table-cell office:value-type="float" office:value="0.00456016" calcext:value-type="float">
            <text:p>0.00456016</text:p>
          </table:table-cell>
          <table:table-cell office:value-type="float" office:value="0.00301088" calcext:value-type="float">
            <text:p>0.00301088</text:p>
          </table:table-cell>
        </table:table-row>
        <table:table-row table:style-name="ro1">
          <table:table-cell office:value-type="float" office:value="0.163309" calcext:value-type="float">
            <text:p>0.163309</text:p>
          </table:table-cell>
          <table:table-cell office:value-type="float" office:value="0.139528" calcext:value-type="float">
            <text:p>0.139528</text:p>
          </table:table-cell>
          <table:table-cell office:value-type="float" office:value="0.136947" calcext:value-type="float">
            <text:p>0.136947</text:p>
          </table:table-cell>
          <table:table-cell office:value-type="float" office:value="0.136846" calcext:value-type="float">
            <text:p>0.136846</text:p>
          </table:table-cell>
          <table:table-cell office:value-type="float" office:value="0.123232" calcext:value-type="float">
            <text:p>0.123232</text:p>
          </table:table-cell>
          <table:table-cell office:value-type="float" office:value="0.110632" calcext:value-type="float">
            <text:p>0.110632</text:p>
          </table:table-cell>
          <table:table-cell office:value-type="float" office:value="0.128671" calcext:value-type="float">
            <text:p>0.128671</text:p>
          </table:table-cell>
          <table:table-cell office:value-type="float" office:value="0.104716" calcext:value-type="float">
            <text:p>0.104716</text:p>
          </table:table-cell>
          <table:table-cell office:value-type="float" office:value="0.0984568" calcext:value-type="float">
            <text:p>0.0984568</text:p>
          </table:table-cell>
        </table:table-row>
        <table:table-row table:style-name="ro1">
          <table:table-cell office:value-type="float" office:value="0.00735468" calcext:value-type="float">
            <text:p>0.00735468</text:p>
          </table:table-cell>
          <table:table-cell office:value-type="float" office:value="0.00480826" calcext:value-type="float">
            <text:p>0.00480826</text:p>
          </table:table-cell>
          <table:table-cell office:value-type="float" office:value="0.0039951" calcext:value-type="float">
            <text:p>0.0039951</text:p>
          </table:table-cell>
          <table:table-cell office:value-type="float" office:value="0.00432993" calcext:value-type="float">
            <text:p>0.00432993</text:p>
          </table:table-cell>
          <table:table-cell office:value-type="float" office:value="0.00456686" calcext:value-type="float">
            <text:p>0.00456686</text:p>
          </table:table-cell>
          <table:table-cell office:value-type="float" office:value="0.00279716" calcext:value-type="float">
            <text:p>0.00279716</text:p>
          </table:table-cell>
          <table:table-cell office:value-type="float" office:value="0.00419933" calcext:value-type="float">
            <text:p>0.00419933</text:p>
          </table:table-cell>
          <table:table-cell office:value-type="float" office:value="0.00323529" calcext:value-type="float">
            <text:p>0.00323529</text:p>
          </table:table-cell>
          <table:table-cell office:value-type="float" office:value="0.00315279" calcext:value-type="float">
            <text:p>0.00315279</text:p>
          </table:table-cell>
        </table:table-row>
        <table:table-row table:style-name="ro1">
          <table:table-cell office:value-type="float" office:value="0.00508309" calcext:value-type="float">
            <text:p>0.00508309</text:p>
          </table:table-cell>
          <table:table-cell office:value-type="float" office:value="0.0032465" calcext:value-type="float">
            <text:p>0.0032465</text:p>
          </table:table-cell>
          <table:table-cell office:value-type="float" office:value="0.00335239" calcext:value-type="float">
            <text:p>0.00335239</text:p>
          </table:table-cell>
          <table:table-cell office:value-type="float" office:value="0.00285316" calcext:value-type="float">
            <text:p>0.00285316</text:p>
          </table:table-cell>
          <table:table-cell office:value-type="float" office:value="0.00311771" calcext:value-type="float">
            <text:p>0.00311771</text:p>
          </table:table-cell>
          <table:table-cell office:value-type="float" office:value="0.0026904" calcext:value-type="float">
            <text:p>0.0026904</text:p>
          </table:table-cell>
          <table:table-cell office:value-type="float" office:value="0.00403026" calcext:value-type="float">
            <text:p>0.00403026</text:p>
          </table:table-cell>
          <table:table-cell office:value-type="float" office:value="0.00347211" calcext:value-type="float">
            <text:p>0.00347211</text:p>
          </table:table-cell>
          <table:table-cell office:value-type="float" office:value="0.00244749" calcext:value-type="float">
            <text:p>0.00244749</text:p>
          </table:table-cell>
        </table:table-row>
        <table:table-row table:style-name="ro1">
          <table:table-cell office:value-type="float" office:value="0.00851054" calcext:value-type="float">
            <text:p>0.00851054</text:p>
          </table:table-cell>
          <table:table-cell office:value-type="float" office:value="0.00545786" calcext:value-type="float">
            <text:p>0.00545786</text:p>
          </table:table-cell>
          <table:table-cell office:value-type="float" office:value="0.00705494" calcext:value-type="float">
            <text:p>0.00705494</text:p>
          </table:table-cell>
          <table:table-cell office:value-type="float" office:value="0.00587223" calcext:value-type="float">
            <text:p>0.00587223</text:p>
          </table:table-cell>
          <table:table-cell office:value-type="float" office:value="0.00477798" calcext:value-type="float">
            <text:p>0.00477798</text:p>
          </table:table-cell>
          <table:table-cell office:value-type="float" office:value="0.00536716" calcext:value-type="float">
            <text:p>0.00536716</text:p>
          </table:table-cell>
          <table:table-cell office:value-type="float" office:value="0.00450942" calcext:value-type="float">
            <text:p>0.00450942</text:p>
          </table:table-cell>
          <table:table-cell office:value-type="float" office:value="0.00511069" calcext:value-type="float">
            <text:p>0.00511069</text:p>
          </table:table-cell>
          <table:table-cell office:value-type="float" office:value="0.0173634" calcext:value-type="float">
            <text:p>0.0173634</text:p>
          </table:table-cell>
        </table:table-row>
        <table:table-row table:style-name="ro1">
          <table:table-cell office:value-type="float" office:value="0.280757" calcext:value-type="float">
            <text:p>0.280757</text:p>
          </table:table-cell>
          <table:table-cell office:value-type="float" office:value="0.210251" calcext:value-type="float">
            <text:p>0.210251</text:p>
          </table:table-cell>
          <table:table-cell office:value-type="float" office:value="0.185411" calcext:value-type="float">
            <text:p>0.185411</text:p>
          </table:table-cell>
          <table:table-cell office:value-type="float" office:value="0.196632" calcext:value-type="float">
            <text:p>0.196632</text:p>
          </table:table-cell>
          <table:table-cell office:value-type="float" office:value="0.205443" calcext:value-type="float">
            <text:p>0.205443</text:p>
          </table:table-cell>
          <table:table-cell office:value-type="float" office:value="0.17531" calcext:value-type="float">
            <text:p>0.17531</text:p>
          </table:table-cell>
          <table:table-cell office:value-type="float" office:value="0.166842" calcext:value-type="float">
            <text:p>0.166842</text:p>
          </table:table-cell>
          <table:table-cell office:value-type="float" office:value="0.195109" calcext:value-type="float">
            <text:p>0.195109</text:p>
          </table:table-cell>
          <table:table-cell office:value-type="float" office:value="0.239029" calcext:value-type="float">
            <text:p>0.239029</text:p>
          </table:table-cell>
        </table:table-row>
        <table:table-row table:style-name="ro1">
          <table:table-cell office:value-type="float" office:value="0.321331" calcext:value-type="float">
            <text:p>0.321331</text:p>
          </table:table-cell>
          <table:table-cell office:value-type="float" office:value="0.217517" calcext:value-type="float">
            <text:p>0.217517</text:p>
          </table:table-cell>
          <table:table-cell office:value-type="float" office:value="0.211554" calcext:value-type="float">
            <text:p>0.211554</text:p>
          </table:table-cell>
          <table:table-cell office:value-type="float" office:value="0.236158" calcext:value-type="float">
            <text:p>0.236158</text:p>
          </table:table-cell>
          <table:table-cell office:value-type="float" office:value="0.21558" calcext:value-type="float">
            <text:p>0.21558</text:p>
          </table:table-cell>
          <table:table-cell office:value-type="float" office:value="0.208482" calcext:value-type="float">
            <text:p>0.208482</text:p>
          </table:table-cell>
          <table:table-cell office:value-type="float" office:value="0.190579" calcext:value-type="float">
            <text:p>0.190579</text:p>
          </table:table-cell>
          <table:table-cell office:value-type="float" office:value="0.223472" calcext:value-type="float">
            <text:p>0.223472</text:p>
          </table:table-cell>
          <table:table-cell office:value-type="float" office:value="0.221979" calcext:value-type="float">
            <text:p>0.221979</text:p>
          </table:table-cell>
        </table:table-row>
        <table:table-row table:style-name="ro1">
          <table:table-cell office:value-type="float" office:value="0.399126" calcext:value-type="float">
            <text:p>0.399126</text:p>
          </table:table-cell>
          <table:table-cell office:value-type="float" office:value="0.361018" calcext:value-type="float">
            <text:p>0.361018</text:p>
          </table:table-cell>
          <table:table-cell office:value-type="float" office:value="0.349996" calcext:value-type="float">
            <text:p>0.349996</text:p>
          </table:table-cell>
          <table:table-cell office:value-type="float" office:value="0.31565" calcext:value-type="float">
            <text:p>0.31565</text:p>
          </table:table-cell>
          <table:table-cell office:value-type="float" office:value="0.283567" calcext:value-type="float">
            <text:p>0.283567</text:p>
          </table:table-cell>
          <table:table-cell office:value-type="float" office:value="0.271186" calcext:value-type="float">
            <text:p>0.271186</text:p>
          </table:table-cell>
          <table:table-cell office:value-type="float" office:value="0.34374" calcext:value-type="float">
            <text:p>0.34374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322776" calcext:value-type="float">
            <text:p>0.322776</text:p>
          </table:table-cell>
        </table:table-row>
        <table:table-row table:style-name="ro1">
          <table:table-cell office:value-type="float" office:value="0.0053796" calcext:value-type="float">
            <text:p>0.0053796</text:p>
          </table:table-cell>
          <table:table-cell office:value-type="float" office:value="0.00479044" calcext:value-type="float">
            <text:p>0.00479044</text:p>
          </table:table-cell>
          <table:table-cell office:value-type="float" office:value="0.00339738" calcext:value-type="float">
            <text:p>0.00339738</text:p>
          </table:table-cell>
          <table:table-cell office:value-type="float" office:value="0.00373486" calcext:value-type="float">
            <text:p>0.00373486</text:p>
          </table:table-cell>
          <table:table-cell office:value-type="float" office:value="0.00260804" calcext:value-type="float">
            <text:p>0.00260804</text:p>
          </table:table-cell>
          <table:table-cell office:value-type="float" office:value="0.00213022" calcext:value-type="float">
            <text:p>0.00213022</text:p>
          </table:table-cell>
          <table:table-cell office:value-type="float" office:value="0.00341733" calcext:value-type="float">
            <text:p>0.00341733</text:p>
          </table:table-cell>
          <table:table-cell office:value-type="float" office:value="0.00347144" calcext:value-type="float">
            <text:p>0.00347144</text:p>
          </table:table-cell>
          <table:table-cell office:value-type="float" office:value="0.00164585" calcext:value-type="float">
            <text:p>0.00164585</text:p>
          </table:table-cell>
        </table:table-row>
        <table:table-row table:style-name="ro1">
          <table:table-cell office:value-type="float" office:value="0.441671" calcext:value-type="float">
            <text:p>0.441671</text:p>
          </table:table-cell>
          <table:table-cell office:value-type="float" office:value="0.314168" calcext:value-type="float">
            <text:p>0.314168</text:p>
          </table:table-cell>
          <table:table-cell office:value-type="float" office:value="0.342155" calcext:value-type="float">
            <text:p>0.342155</text:p>
          </table:table-cell>
          <table:table-cell office:value-type="float" office:value="0.343634" calcext:value-type="float">
            <text:p>0.343634</text:p>
          </table:table-cell>
          <table:table-cell office:value-type="float" office:value="0.38402" calcext:value-type="float">
            <text:p>0.38402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0.322447" calcext:value-type="float">
            <text:p>0.322447</text:p>
          </table:table-cell>
          <table:table-cell office:value-type="float" office:value="0.344694" calcext:value-type="float">
            <text:p>0.344694</text:p>
          </table:table-cell>
          <table:table-cell office:value-type="float" office:value="0.300087" calcext:value-type="float">
            <text:p>0.300087</text:p>
          </table:table-cell>
        </table:table-row>
        <table:table-row table:style-name="ro1">
          <table:table-cell office:value-type="float" office:value="0.0131668" calcext:value-type="float">
            <text:p>0.0131668</text:p>
          </table:table-cell>
          <table:table-cell office:value-type="float" office:value="0.0108446" calcext:value-type="float">
            <text:p>0.0108446</text:p>
          </table:table-cell>
          <table:table-cell office:value-type="float" office:value="0.0122549" calcext:value-type="float">
            <text:p>0.0122549</text:p>
          </table:table-cell>
          <table:table-cell office:value-type="float" office:value="0.0100152" calcext:value-type="float">
            <text:p>0.0100152</text:p>
          </table:table-cell>
          <table:table-cell office:value-type="float" office:value="0.00942077" calcext:value-type="float">
            <text:p>0.00942077</text:p>
          </table:table-cell>
          <table:table-cell office:value-type="float" office:value="0.00761545" calcext:value-type="float">
            <text:p>0.00761545</text:p>
          </table:table-cell>
          <table:table-cell office:value-type="float" office:value="0.0093609" calcext:value-type="float">
            <text:p>0.0093609</text:p>
          </table:table-cell>
          <table:table-cell office:value-type="float" office:value="0.0129273" calcext:value-type="float">
            <text:p>0.0129273</text:p>
          </table:table-cell>
          <table:table-cell office:value-type="float" office:value="0.0263008" calcext:value-type="float">
            <text:p>0.0263008</text:p>
          </table:table-cell>
        </table:table-row>
        <table:table-row table:style-name="ro1">
          <table:table-cell office:value-type="float" office:value="0.000393878" calcext:value-type="float">
            <text:p>0.000393878</text:p>
          </table:table-cell>
          <table:table-cell office:value-type="float" office:value="0.00221412" calcext:value-type="float">
            <text:p>0.00221412</text:p>
          </table:table-cell>
          <table:table-cell office:value-type="float" office:value="0.00212082" calcext:value-type="float">
            <text:p>0.00212082</text:p>
          </table:table-cell>
          <table:table-cell office:value-type="float" office:value="0.00143051" calcext:value-type="float">
            <text:p>0.00143051</text:p>
          </table:table-cell>
          <table:table-cell office:value-type="float" office:value="0.00117443" calcext:value-type="float">
            <text:p>0.00117443</text:p>
          </table:table-cell>
          <table:table-cell office:value-type="float" office:value="0.00113621" calcext:value-type="float">
            <text:p>0.00113621</text:p>
          </table:table-cell>
          <table:table-cell office:value-type="float" office:value="0.00105708" calcext:value-type="float">
            <text:p>0.00105708</text:p>
          </table:table-cell>
          <table:table-cell office:value-type="float" office:value="0.0018752" calcext:value-type="float">
            <text:p>0.0018752</text:p>
          </table:table-cell>
          <table:table-cell office:value-type="float" office:value="0.00110878" calcext:value-type="float">
            <text:p>0.00110878</text:p>
          </table:table-cell>
        </table:table-row>
        <table:table-row table:style-name="ro1">
          <table:table-cell office:value-type="float" office:value="0.00036587" calcext:value-type="float">
            <text:p>0.00036587</text:p>
          </table:table-cell>
          <table:table-cell office:value-type="float" office:value="0.000339881" calcext:value-type="float">
            <text:p>0.000339881</text:p>
          </table:table-cell>
          <table:table-cell office:value-type="float" office:value="0.000402391" calcext:value-type="float">
            <text:p>0.000402391</text:p>
          </table:table-cell>
          <table:table-cell office:value-type="float" office:value="0.00038759" calcext:value-type="float">
            <text:p>0.00038759</text:p>
          </table:table-cell>
          <table:table-cell office:value-type="float" office:value="0.000344617" calcext:value-type="float">
            <text:p>0.000344617</text:p>
          </table:table-cell>
          <table:table-cell office:value-type="float" office:value="0.000360763" calcext:value-type="float">
            <text:p>0.000360763</text:p>
          </table:table-cell>
          <table:table-cell office:value-type="float" office:value="0.000373365" calcext:value-type="float">
            <text:p>0.000373365</text:p>
          </table:table-cell>
          <table:table-cell office:value-type="float" office:value="0.000392957" calcext:value-type="float">
            <text:p>0.000392957</text:p>
          </table:table-cell>
          <table:table-cell office:value-type="float" office:value="0.000342941" calcext:value-type="float">
            <text:p>0.000342941</text:p>
          </table:table-cell>
        </table:table-row>
        <table:table-row table:style-name="ro1">
          <table:table-cell office:value-type="float" office:value="0.00387348" calcext:value-type="float">
            <text:p>0.00387348</text:p>
          </table:table-cell>
          <table:table-cell office:value-type="float" office:value="0.00216287" calcext:value-type="float">
            <text:p>0.00216287</text:p>
          </table:table-cell>
          <table:table-cell office:value-type="float" office:value="0.00317336" calcext:value-type="float">
            <text:p>0.00317336</text:p>
          </table:table-cell>
          <table:table-cell office:value-type="float" office:value="0.00477025" calcext:value-type="float">
            <text:p>0.00477025</text:p>
          </table:table-cell>
          <table:table-cell office:value-type="float" office:value="0.00324284" calcext:value-type="float">
            <text:p>0.00324284</text:p>
          </table:table-cell>
          <table:table-cell office:value-type="float" office:value="0.00104189" calcext:value-type="float">
            <text:p>0.00104189</text:p>
          </table:table-cell>
          <table:table-cell office:value-type="float" office:value="0.00348729" calcext:value-type="float">
            <text:p>0.00348729</text:p>
          </table:table-cell>
          <table:table-cell office:value-type="float" office:value="0.00132965" calcext:value-type="float">
            <text:p>0.00132965</text:p>
          </table:table-cell>
          <table:table-cell office:value-type="float" office:value="0.00309335" calcext:value-type="float">
            <text:p>0.00309335</text:p>
          </table:table-cell>
        </table:table-row>
        <table:table-row table:style-name="ro1">
          <table:table-cell office:value-type="float" office:value="0.00134535" calcext:value-type="float">
            <text:p>0.00134535</text:p>
          </table:table-cell>
          <table:table-cell office:value-type="float" office:value="0.000360134" calcext:value-type="float">
            <text:p>0.000360134</text:p>
          </table:table-cell>
          <table:table-cell office:value-type="float" office:value="0.00271212" calcext:value-type="float">
            <text:p>0.00271212</text:p>
          </table:table-cell>
          <table:table-cell office:value-type="float" office:value="0.00123326" calcext:value-type="float">
            <text:p>0.00123326</text:p>
          </table:table-cell>
          <table:table-cell office:value-type="float" office:value="0.00136928" calcext:value-type="float">
            <text:p>0.00136928</text:p>
          </table:table-cell>
          <table:table-cell office:value-type="float" office:value="0.000521749" calcext:value-type="float">
            <text:p>0.000521749</text:p>
          </table:table-cell>
          <table:table-cell office:value-type="float" office:value="0.0027491" calcext:value-type="float">
            <text:p>0.0027491</text:p>
          </table:table-cell>
          <table:table-cell office:value-type="float" office:value="0.000529143" calcext:value-type="float">
            <text:p>0.000529143</text:p>
          </table:table-cell>
          <table:table-cell office:value-type="float" office:value="0.000489357" calcext:value-type="float">
            <text:p>0.000489357</text:p>
          </table:table-cell>
        </table:table-row>
        <table:table-row table:style-name="ro1">
          <table:table-cell office:value-type="float" office:value="0.000501635" calcext:value-type="float">
            <text:p>0.000501635</text:p>
          </table:table-cell>
          <table:table-cell office:value-type="float" office:value="0.00102642" calcext:value-type="float">
            <text:p>0.00102642</text:p>
          </table:table-cell>
          <table:table-cell office:value-type="float" office:value="0.00056457" calcext:value-type="float">
            <text:p>0.00056457</text:p>
          </table:table-cell>
          <table:table-cell office:value-type="float" office:value="0.00078519" calcext:value-type="float">
            <text:p>0.00078519</text:p>
          </table:table-cell>
          <table:table-cell office:value-type="float" office:value="0.000517344" calcext:value-type="float">
            <text:p>0.000517344</text:p>
          </table:table-cell>
          <table:table-cell office:value-type="float" office:value="0.00052298" calcext:value-type="float">
            <text:p>0.00052298</text:p>
          </table:table-cell>
          <table:table-cell office:value-type="float" office:value="0.000507731" calcext:value-type="float">
            <text:p>0.000507731</text:p>
          </table:table-cell>
          <table:table-cell office:value-type="float" office:value="0.000519862" calcext:value-type="float">
            <text:p>0.000519862</text:p>
          </table:table-cell>
          <table:table-cell office:value-type="float" office:value="0.000587822" calcext:value-type="float">
            <text:p>0.000587822</text:p>
          </table:table-cell>
        </table:table-row>
        <table:table-row table:style-name="ro1">
          <table:table-cell office:value-type="float" office:value="0.0114336" calcext:value-type="float">
            <text:p>0.0114336</text:p>
          </table:table-cell>
          <table:table-cell office:value-type="float" office:value="0.00723371" calcext:value-type="float">
            <text:p>0.00723371</text:p>
          </table:table-cell>
          <table:table-cell office:value-type="float" office:value="0.0115436" calcext:value-type="float">
            <text:p>0.0115436</text:p>
          </table:table-cell>
          <table:table-cell office:value-type="float" office:value="0.0125344" calcext:value-type="float">
            <text:p>0.0125344</text:p>
          </table:table-cell>
          <table:table-cell office:value-type="float" office:value="0.00916426" calcext:value-type="float">
            <text:p>0.00916426</text:p>
          </table:table-cell>
          <table:table-cell office:value-type="float" office:value="0.0109996" calcext:value-type="float">
            <text:p>0.0109996</text:p>
          </table:table-cell>
          <table:table-cell office:value-type="float" office:value="0.00844076" calcext:value-type="float">
            <text:p>0.00844076</text:p>
          </table:table-cell>
          <table:table-cell office:value-type="float" office:value="0.0152667" calcext:value-type="float">
            <text:p>0.0152667</text:p>
          </table:table-cell>
          <table:table-cell office:value-type="float" office:value="0.00830049" calcext:value-type="float">
            <text:p>0.00830049</text:p>
          </table:table-cell>
        </table:table-row>
        <table:table-row table:style-name="ro1">
          <table:table-cell office:value-type="float" office:value="0.0062833" calcext:value-type="float">
            <text:p>0.0062833</text:p>
          </table:table-cell>
          <table:table-cell office:value-type="float" office:value="0.00406977" calcext:value-type="float">
            <text:p>0.00406977</text:p>
          </table:table-cell>
          <table:table-cell office:value-type="float" office:value="0.00582468" calcext:value-type="float">
            <text:p>0.00582468</text:p>
          </table:table-cell>
          <table:table-cell office:value-type="float" office:value="0.00499275" calcext:value-type="float">
            <text:p>0.00499275</text:p>
          </table:table-cell>
          <table:table-cell office:value-type="float" office:value="0.0046227" calcext:value-type="float">
            <text:p>0.0046227</text:p>
          </table:table-cell>
          <table:table-cell office:value-type="float" office:value="0.00557389" calcext:value-type="float">
            <text:p>0.00557389</text:p>
          </table:table-cell>
          <table:table-cell office:value-type="float" office:value="0.00579108" calcext:value-type="float">
            <text:p>0.00579108</text:p>
          </table:table-cell>
          <table:table-cell office:value-type="float" office:value="0.0027792" calcext:value-type="float">
            <text:p>0.0027792</text:p>
          </table:table-cell>
          <table:table-cell office:value-type="float" office:value="0.00149412" calcext:value-type="float">
            <text:p>0.00149412</text:p>
          </table:table-cell>
        </table:table-row>
        <table:table-row table:style-name="ro1">
          <table:table-cell office:value-type="float" office:value="0.000387601" calcext:value-type="float">
            <text:p>0.000387601</text:p>
          </table:table-cell>
          <table:table-cell office:value-type="float" office:value="0.00038058" calcext:value-type="float">
            <text:p>0.00038058</text:p>
          </table:table-cell>
          <table:table-cell office:value-type="float" office:value="0.000358581" calcext:value-type="float">
            <text:p>0.000358581</text:p>
          </table:table-cell>
          <table:table-cell office:value-type="float" office:value="0.00044516" calcext:value-type="float">
            <text:p>0.00044516</text:p>
          </table:table-cell>
          <table:table-cell office:value-type="float" office:value="0.000377527" calcext:value-type="float">
            <text:p>0.000377527</text:p>
          </table:table-cell>
          <table:table-cell office:value-type="float" office:value="0.00031999" calcext:value-type="float">
            <text:p>0.00031999</text:p>
          </table:table-cell>
          <table:table-cell office:value-type="float" office:value="0.00039118" calcext:value-type="float">
            <text:p>0.00039118</text:p>
          </table:table-cell>
          <table:table-cell office:value-type="float" office:value="0.000397313" calcext:value-type="float">
            <text:p>0.000397313</text:p>
          </table:table-cell>
          <table:table-cell office:value-type="float" office:value="0.000386607" calcext:value-type="float">
            <text:p>0.000386607</text:p>
          </table:table-cell>
        </table:table-row>
        <table:table-row table:style-name="ro1">
          <table:table-cell office:value-type="float" office:value="0.00892683" calcext:value-type="float">
            <text:p>0.00892683</text:p>
          </table:table-cell>
          <table:table-cell office:value-type="float" office:value="0.00479176" calcext:value-type="float">
            <text:p>0.00479176</text:p>
          </table:table-cell>
          <table:table-cell office:value-type="float" office:value="0.00582372" calcext:value-type="float">
            <text:p>0.00582372</text:p>
          </table:table-cell>
          <table:table-cell office:value-type="float" office:value="0.00548457" calcext:value-type="float">
            <text:p>0.00548457</text:p>
          </table:table-cell>
          <table:table-cell office:value-type="float" office:value="0.00346791" calcext:value-type="float">
            <text:p>0.00346791</text:p>
          </table:table-cell>
          <table:table-cell office:value-type="float" office:value="0.0022874" calcext:value-type="float">
            <text:p>0.0022874</text:p>
          </table:table-cell>
          <table:table-cell office:value-type="float" office:value="0.00494242" calcext:value-type="float">
            <text:p>0.00494242</text:p>
          </table:table-cell>
          <table:table-cell office:value-type="float" office:value="0.00543247" calcext:value-type="float">
            <text:p>0.00543247</text:p>
          </table:table-cell>
          <table:table-cell office:value-type="float" office:value="0.00501447" calcext:value-type="float">
            <text:p>0.00501447</text:p>
          </table:table-cell>
        </table:table-row>
        <table:table-row table:style-name="ro1">
          <table:table-cell office:value-type="float" office:value="0.415555" calcext:value-type="float">
            <text:p>0.415555</text:p>
          </table:table-cell>
          <table:table-cell office:value-type="float" office:value="0.353929" calcext:value-type="float">
            <text:p>0.353929</text:p>
          </table:table-cell>
          <table:table-cell office:value-type="float" office:value="0.40142" calcext:value-type="float">
            <text:p>0.40142</text:p>
          </table:table-cell>
          <table:table-cell office:value-type="float" office:value="0.408483" calcext:value-type="float">
            <text:p>0.408483</text:p>
          </table:table-cell>
          <table:table-cell office:value-type="float" office:value="0.348906" calcext:value-type="float">
            <text:p>0.348906</text:p>
          </table:table-cell>
          <table:table-cell office:value-type="float" office:value="0.338426" calcext:value-type="float">
            <text:p>0.338426</text:p>
          </table:table-cell>
          <table:table-cell office:value-type="float" office:value="0.280099" calcext:value-type="float">
            <text:p>0.280099</text:p>
          </table:table-cell>
          <table:table-cell office:value-type="float" office:value="0.260071" calcext:value-type="float">
            <text:p>0.260071</text:p>
          </table:table-cell>
          <table:table-cell office:value-type="float" office:value="0.263587" calcext:value-type="float">
            <text:p>0.263587</text:p>
          </table:table-cell>
        </table:table-row>
        <table:table-row table:style-name="ro1">
          <table:table-cell office:value-type="float" office:value="0.325868" calcext:value-type="float">
            <text:p>0.325868</text:p>
          </table:table-cell>
          <table:table-cell office:value-type="float" office:value="0.161461" calcext:value-type="float">
            <text:p>0.161461</text:p>
          </table:table-cell>
          <table:table-cell office:value-type="float" office:value="0.151451" calcext:value-type="float">
            <text:p>0.151451</text:p>
          </table:table-cell>
          <table:table-cell office:value-type="float" office:value="0.218173" calcext:value-type="float">
            <text:p>0.218173</text:p>
          </table:table-cell>
          <table:table-cell office:value-type="float" office:value="0.197973" calcext:value-type="float">
            <text:p>0.197973</text:p>
          </table:table-cell>
          <table:table-cell office:value-type="float" office:value="0.186909" calcext:value-type="float">
            <text:p>0.186909</text:p>
          </table:table-cell>
          <table:table-cell office:value-type="float" office:value="0.209569" calcext:value-type="float">
            <text:p>0.209569</text:p>
          </table:table-cell>
          <table:table-cell office:value-type="float" office:value="0.224259" calcext:value-type="float">
            <text:p>0.224259</text:p>
          </table:table-cell>
          <table:table-cell office:value-type="float" office:value="0.218007" calcext:value-type="float">
            <text:p>0.218007</text:p>
          </table:table-cell>
        </table:table-row>
        <table:table-row table:style-name="ro1">
          <table:table-cell office:value-type="float" office:value="0.00312602" calcext:value-type="float">
            <text:p>0.00312602</text:p>
          </table:table-cell>
          <table:table-cell office:value-type="float" office:value="0.00337998" calcext:value-type="float">
            <text:p>0.00337998</text:p>
          </table:table-cell>
          <table:table-cell office:value-type="float" office:value="0.00124425" calcext:value-type="float">
            <text:p>0.00124425</text:p>
          </table:table-cell>
          <table:table-cell office:value-type="float" office:value="0.00238599" calcext:value-type="float">
            <text:p>0.00238599</text:p>
          </table:table-cell>
          <table:table-cell office:value-type="float" office:value="0.00149003" calcext:value-type="float">
            <text:p>0.00149003</text:p>
          </table:table-cell>
          <table:table-cell office:value-type="float" office:value="0.00125631" calcext:value-type="float">
            <text:p>0.00125631</text:p>
          </table:table-cell>
          <table:table-cell office:value-type="float" office:value="0.00245742" calcext:value-type="float">
            <text:p>0.00245742</text:p>
          </table:table-cell>
          <table:table-cell office:value-type="float" office:value="0.00121305" calcext:value-type="float">
            <text:p>0.00121305</text:p>
          </table:table-cell>
          <table:table-cell office:value-type="float" office:value="0.000537199" calcext:value-type="float">
            <text:p>0.000537199</text:p>
          </table:table-cell>
        </table:table-row>
        <table:table-row table:style-name="ro1">
          <table:table-cell office:value-type="float" office:value="0.531002" calcext:value-type="float">
            <text:p>0.531002</text:p>
          </table:table-cell>
          <table:table-cell office:value-type="float" office:value="0.400665" calcext:value-type="float">
            <text:p>0.400665</text:p>
          </table:table-cell>
          <table:table-cell office:value-type="float" office:value="0.345494" calcext:value-type="float">
            <text:p>0.345494</text:p>
          </table:table-cell>
          <table:table-cell office:value-type="float" office:value="0.369293" calcext:value-type="float">
            <text:p>0.369293</text:p>
          </table:table-cell>
          <table:table-cell office:value-type="float" office:value="0.328526" calcext:value-type="float">
            <text:p>0.328526</text:p>
          </table:table-cell>
          <table:table-cell office:value-type="float" office:value="0.402705" calcext:value-type="float">
            <text:p>0.402705</text:p>
          </table:table-cell>
          <table:table-cell office:value-type="float" office:value="0.343014" calcext:value-type="float">
            <text:p>0.343014</text:p>
          </table:table-cell>
          <table:table-cell office:value-type="float" office:value="0.271004" calcext:value-type="float">
            <text:p>0.271004</text:p>
          </table:table-cell>
          <table:table-cell office:value-type="float" office:value="0.250233" calcext:value-type="float">
            <text:p>0.250233</text:p>
          </table:table-cell>
        </table:table-row>
        <table:table-row table:style-name="ro1">
          <table:table-cell office:value-type="float" office:value="0.0104679" calcext:value-type="float">
            <text:p>0.0104679</text:p>
          </table:table-cell>
          <table:table-cell office:value-type="float" office:value="0.00627846" calcext:value-type="float">
            <text:p>0.00627846</text:p>
          </table:table-cell>
          <table:table-cell office:value-type="float" office:value="0.00381132" calcext:value-type="float">
            <text:p>0.00381132</text:p>
          </table:table-cell>
          <table:table-cell office:value-type="float" office:value="0.00407635" calcext:value-type="float">
            <text:p>0.00407635</text:p>
          </table:table-cell>
          <table:table-cell office:value-type="float" office:value="0.00446375" calcext:value-type="float">
            <text:p>0.00446375</text:p>
          </table:table-cell>
          <table:table-cell office:value-type="float" office:value="0.00538226" calcext:value-type="float">
            <text:p>0.00538226</text:p>
          </table:table-cell>
          <table:table-cell office:value-type="float" office:value="0.00402679" calcext:value-type="float">
            <text:p>0.00402679</text:p>
          </table:table-cell>
          <table:table-cell office:value-type="float" office:value="0.00585791" calcext:value-type="float">
            <text:p>0.00585791</text:p>
          </table:table-cell>
          <table:table-cell office:value-type="float" office:value="0.00381261" calcext:value-type="float">
            <text:p>0.00381261</text:p>
          </table:table-cell>
        </table:table-row>
        <table:table-row table:style-name="ro1">
          <table:table-cell office:value-type="float" office:value="0.0378093" calcext:value-type="float">
            <text:p>0.0378093</text:p>
          </table:table-cell>
          <table:table-cell office:value-type="float" office:value="0.0746966" calcext:value-type="float">
            <text:p>0.0746966</text:p>
          </table:table-cell>
          <table:table-cell office:value-type="float" office:value="0.0404787" calcext:value-type="float">
            <text:p>0.0404787</text:p>
          </table:table-cell>
          <table:table-cell office:value-type="float" office:value="0.0436932" calcext:value-type="float">
            <text:p>0.0436932</text:p>
          </table:table-cell>
          <table:table-cell office:value-type="float" office:value="0.0419796" calcext:value-type="float">
            <text:p>0.0419796</text:p>
          </table:table-cell>
          <table:table-cell office:value-type="float" office:value="0.0476031" calcext:value-type="float">
            <text:p>0.0476031</text:p>
          </table:table-cell>
          <table:table-cell office:value-type="float" office:value="0.0529996" calcext:value-type="float">
            <text:p>0.0529996</text:p>
          </table:table-cell>
          <table:table-cell office:value-type="float" office:value="0.0611272" calcext:value-type="float">
            <text:p>0.0611272</text:p>
          </table:table-cell>
          <table:table-cell office:value-type="float" office:value="0.134865" calcext:value-type="float">
            <text:p>0.134865</text:p>
          </table:table-cell>
        </table:table-row>
        <table:table-row table:style-name="ro1">
          <table:table-cell office:value-type="float" office:value="0.00450081" calcext:value-type="float">
            <text:p>0.00450081</text:p>
          </table:table-cell>
          <table:table-cell office:value-type="float" office:value="0.00132159" calcext:value-type="float">
            <text:p>0.00132159</text:p>
          </table:table-cell>
          <table:table-cell office:value-type="float" office:value="0.00343023" calcext:value-type="float">
            <text:p>0.00343023</text:p>
          </table:table-cell>
          <table:table-cell office:value-type="float" office:value="0.00131662" calcext:value-type="float">
            <text:p>0.00131662</text:p>
          </table:table-cell>
          <table:table-cell office:value-type="float" office:value="0.000683853" calcext:value-type="float">
            <text:p>0.000683853</text:p>
          </table:table-cell>
          <table:table-cell office:value-type="float" office:value="0.00202636" calcext:value-type="float">
            <text:p>0.00202636</text:p>
          </table:table-cell>
          <table:table-cell office:value-type="float" office:value="0.00295135" calcext:value-type="float">
            <text:p>0.00295135</text:p>
          </table:table-cell>
          <table:table-cell office:value-type="float" office:value="0.00136006" calcext:value-type="float">
            <text:p>0.00136006</text:p>
          </table:table-cell>
          <table:table-cell office:value-type="float" office:value="0.00120971" calcext:value-type="float">
            <text:p>0.00120971</text:p>
          </table:table-cell>
        </table:table-row>
        <table:table-row table:style-name="ro1">
          <table:table-cell office:value-type="float" office:value="0.0585179" calcext:value-type="float">
            <text:p>0.0585179</text:p>
          </table:table-cell>
          <table:table-cell office:value-type="float" office:value="0.0453316" calcext:value-type="float">
            <text:p>0.0453316</text:p>
          </table:table-cell>
          <table:table-cell office:value-type="float" office:value="0.0525299" calcext:value-type="float">
            <text:p>0.0525299</text:p>
          </table:table-cell>
          <table:table-cell office:value-type="float" office:value="0.0515677" calcext:value-type="float">
            <text:p>0.0515677</text:p>
          </table:table-cell>
          <table:table-cell office:value-type="float" office:value="0.0585891" calcext:value-type="float">
            <text:p>0.0585891</text:p>
          </table:table-cell>
          <table:table-cell office:value-type="float" office:value="0.0648979" calcext:value-type="float">
            <text:p>0.0648979</text:p>
          </table:table-cell>
          <table:table-cell office:value-type="float" office:value="0.0496139" calcext:value-type="float">
            <text:p>0.0496139</text:p>
          </table:table-cell>
          <table:table-cell office:value-type="float" office:value="0.0771735" calcext:value-type="float">
            <text:p>0.0771735</text:p>
          </table:table-cell>
          <table:table-cell office:value-type="float" office:value="0.15006" calcext:value-type="float">
            <text:p>0.15006</text:p>
          </table:table-cell>
        </table:table-row>
        <table:table-row table:style-name="ro1">
          <table:table-cell office:value-type="float" office:value="0.00835502" calcext:value-type="float">
            <text:p>0.00835502</text:p>
          </table:table-cell>
          <table:table-cell office:value-type="float" office:value="0.00568253" calcext:value-type="float">
            <text:p>0.00568253</text:p>
          </table:table-cell>
          <table:table-cell office:value-type="float" office:value="0.00814793" calcext:value-type="float">
            <text:p>0.00814793</text:p>
          </table:table-cell>
          <table:table-cell office:value-type="float" office:value="0.00554677" calcext:value-type="float">
            <text:p>0.00554677</text:p>
          </table:table-cell>
          <table:table-cell office:value-type="float" office:value="0.00701619" calcext:value-type="float">
            <text:p>0.00701619</text:p>
          </table:table-cell>
          <table:table-cell office:value-type="float" office:value="0.00457622" calcext:value-type="float">
            <text:p>0.00457622</text:p>
          </table:table-cell>
          <table:table-cell office:value-type="float" office:value="0.00509863" calcext:value-type="float">
            <text:p>0.00509863</text:p>
          </table:table-cell>
          <table:table-cell office:value-type="float" office:value="0.00275972" calcext:value-type="float">
            <text:p>0.00275972</text:p>
          </table:table-cell>
          <table:table-cell office:value-type="float" office:value="0.0062988" calcext:value-type="float">
            <text:p>0.0062988</text:p>
          </table:table-cell>
        </table:table-row>
        <table:table-row table:style-name="ro1">
          <table:table-cell office:value-type="float" office:value="0.0100035" calcext:value-type="float">
            <text:p>0.0100035</text:p>
          </table:table-cell>
          <table:table-cell office:value-type="float" office:value="0.00688909" calcext:value-type="float">
            <text:p>0.00688909</text:p>
          </table:table-cell>
          <table:table-cell office:value-type="float" office:value="0.00581415" calcext:value-type="float">
            <text:p>0.00581415</text:p>
          </table:table-cell>
          <table:table-cell office:value-type="float" office:value="0.00780262" calcext:value-type="float">
            <text:p>0.00780262</text:p>
          </table:table-cell>
          <table:table-cell office:value-type="float" office:value="0.00774953" calcext:value-type="float">
            <text:p>0.00774953</text:p>
          </table:table-cell>
          <table:table-cell office:value-type="float" office:value="0.00684774" calcext:value-type="float">
            <text:p>0.00684774</text:p>
          </table:table-cell>
          <table:table-cell office:value-type="float" office:value="0.00510299" calcext:value-type="float">
            <text:p>0.00510299</text:p>
          </table:table-cell>
          <table:table-cell office:value-type="float" office:value="0.00573385" calcext:value-type="float">
            <text:p>0.00573385</text:p>
          </table:table-cell>
          <table:table-cell office:value-type="float" office:value="0.00356492" calcext:value-type="float">
            <text:p>0.00356492</text:p>
          </table:table-cell>
        </table:table-row>
        <table:table-row table:style-name="ro1">
          <table:table-cell office:value-type="float" office:value="0.386458" calcext:value-type="float">
            <text:p>0.386458</text:p>
          </table:table-cell>
          <table:table-cell office:value-type="float" office:value="0.234396" calcext:value-type="float">
            <text:p>0.234396</text:p>
          </table:table-cell>
          <table:table-cell office:value-type="float" office:value="0.275115" calcext:value-type="float">
            <text:p>0.275115</text:p>
          </table:table-cell>
          <table:table-cell office:value-type="float" office:value="0.255314" calcext:value-type="float">
            <text:p>0.255314</text:p>
          </table:table-cell>
          <table:table-cell office:value-type="float" office:value="0.251063" calcext:value-type="float">
            <text:p>0.251063</text:p>
          </table:table-cell>
          <table:table-cell office:value-type="float" office:value="0.176551" calcext:value-type="float">
            <text:p>0.176551</text:p>
          </table:table-cell>
          <table:table-cell office:value-type="float" office:value="0.216048" calcext:value-type="float">
            <text:p>0.216048</text:p>
          </table:table-cell>
          <table:table-cell office:value-type="float" office:value="0.322033" calcext:value-type="float">
            <text:p>0.322033</text:p>
          </table:table-cell>
          <table:table-cell office:value-type="float" office:value="0.3047" calcext:value-type="float">
            <text:p>0.3047</text:p>
          </table:table-cell>
        </table:table-row>
        <table:table-row table:style-name="ro1">
          <table:table-cell office:value-type="float" office:value="0.447947" calcext:value-type="float">
            <text:p>0.447947</text:p>
          </table:table-cell>
          <table:table-cell office:value-type="float" office:value="0.355292" calcext:value-type="float">
            <text:p>0.355292</text:p>
          </table:table-cell>
          <table:table-cell office:value-type="float" office:value="0.348977" calcext:value-type="float">
            <text:p>0.348977</text:p>
          </table:table-cell>
          <table:table-cell office:value-type="float" office:value="0.350247" calcext:value-type="float">
            <text:p>0.350247</text:p>
          </table:table-cell>
          <table:table-cell office:value-type="float" office:value="0.287128" calcext:value-type="float">
            <text:p>0.287128</text:p>
          </table:table-cell>
          <table:table-cell office:value-type="float" office:value="0.312918" calcext:value-type="float">
            <text:p>0.312918</text:p>
          </table:table-cell>
          <table:table-cell office:value-type="float" office:value="0.338494" calcext:value-type="float">
            <text:p>0.338494</text:p>
          </table:table-cell>
          <table:table-cell office:value-type="float" office:value="0.324964" calcext:value-type="float">
            <text:p>0.324964</text:p>
          </table:table-cell>
          <table:table-cell office:value-type="float" office:value="0.306387" calcext:value-type="float">
            <text:p>0.306387</text:p>
          </table:table-cell>
        </table:table-row>
        <table:table-row table:style-name="ro1">
          <table:table-cell office:value-type="float" office:value="0.545787" calcext:value-type="float">
            <text:p>0.545787</text:p>
          </table:table-cell>
          <table:table-cell office:value-type="float" office:value="0.380617" calcext:value-type="float">
            <text:p>0.380617</text:p>
          </table:table-cell>
          <table:table-cell office:value-type="float" office:value="0.368466" calcext:value-type="float">
            <text:p>0.368466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342831" calcext:value-type="float">
            <text:p>0.342831</text:p>
          </table:table-cell>
          <table:table-cell office:value-type="float" office:value="0.402128" calcext:value-type="float">
            <text:p>0.402128</text:p>
          </table:table-cell>
          <table:table-cell office:value-type="float" office:value="0.366036" calcext:value-type="float">
            <text:p>0.366036</text:p>
          </table:table-cell>
          <table:table-cell office:value-type="float" office:value="0.382966" calcext:value-type="float">
            <text:p>0.382966</text:p>
          </table:table-cell>
          <table:table-cell office:value-type="float" office:value="0.268802" calcext:value-type="float">
            <text:p>0.268802</text:p>
          </table:table-cell>
        </table:table-row>
        <table:table-row table:style-name="ro1">
          <table:table-cell office:value-type="float" office:value="0.00162851" calcext:value-type="float">
            <text:p>0.00162851</text:p>
          </table:table-cell>
          <table:table-cell office:value-type="float" office:value="0.000788579" calcext:value-type="float">
            <text:p>0.000788579</text:p>
          </table:table-cell>
          <table:table-cell office:value-type="float" office:value="0.000788564" calcext:value-type="float">
            <text:p>0.000788564</text:p>
          </table:table-cell>
          <table:table-cell office:value-type="float" office:value="0.000731179" calcext:value-type="float">
            <text:p>0.000731179</text:p>
          </table:table-cell>
          <table:table-cell office:value-type="float" office:value="0.000411635" calcext:value-type="float">
            <text:p>0.000411635</text:p>
          </table:table-cell>
          <table:table-cell office:value-type="float" office:value="0.00141366" calcext:value-type="float">
            <text:p>0.00141366</text:p>
          </table:table-cell>
          <table:table-cell office:value-type="float" office:value="0.000446038" calcext:value-type="float">
            <text:p>0.000446038</text:p>
          </table:table-cell>
          <table:table-cell office:value-type="float" office:value="0.000514677" calcext:value-type="float">
            <text:p>0.000514677</text:p>
          </table:table-cell>
          <table:table-cell office:value-type="float" office:value="0.000437347" calcext:value-type="float">
            <text:p>0.000437347</text:p>
          </table:table-cell>
        </table:table-row>
        <table:table-row table:style-name="ro1">
          <table:table-cell office:value-type="float" office:value="0.291459" calcext:value-type="float">
            <text:p>0.291459</text:p>
          </table:table-cell>
          <table:table-cell office:value-type="float" office:value="0.227635" calcext:value-type="float">
            <text:p>0.227635</text:p>
          </table:table-cell>
          <table:table-cell office:value-type="float" office:value="0.265361" calcext:value-type="float">
            <text:p>0.265361</text:p>
          </table:table-cell>
          <table:table-cell office:value-type="float" office:value="0.243654" calcext:value-type="float">
            <text:p>0.243654</text:p>
          </table:table-cell>
          <table:table-cell office:value-type="float" office:value="0.213709" calcext:value-type="float">
            <text:p>0.213709</text:p>
          </table:table-cell>
          <table:table-cell office:value-type="float" office:value="0.198866" calcext:value-type="float">
            <text:p>0.198866</text:p>
          </table:table-cell>
          <table:table-cell office:value-type="float" office:value="0.207849" calcext:value-type="float">
            <text:p>0.207849</text:p>
          </table:table-cell>
          <table:table-cell office:value-type="float" office:value="0.170399" calcext:value-type="float">
            <text:p>0.170399</text:p>
          </table:table-cell>
          <table:table-cell office:value-type="float" office:value="0.170651" calcext:value-type="float">
            <text:p>0.170651</text:p>
          </table:table-cell>
        </table:table-row>
        <table:table-row table:style-name="ro1">
          <table:table-cell office:value-type="float" office:value="0.075247" calcext:value-type="float">
            <text:p>0.075247</text:p>
          </table:table-cell>
          <table:table-cell office:value-type="float" office:value="0.0296021" calcext:value-type="float">
            <text:p>0.0296021</text:p>
          </table:table-cell>
          <table:table-cell office:value-type="float" office:value="0.0186571" calcext:value-type="float">
            <text:p>0.0186571</text:p>
          </table:table-cell>
          <table:table-cell office:value-type="float" office:value="0.0421498" calcext:value-type="float">
            <text:p>0.0421498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0126877" calcext:value-type="float">
            <text:p>0.0126877</text:p>
          </table:table-cell>
          <table:table-cell office:value-type="float" office:value="0.0173406" calcext:value-type="float">
            <text:p>0.0173406</text:p>
          </table:table-cell>
          <table:table-cell office:value-type="float" office:value="0.0213701" calcext:value-type="float">
            <text:p>0.0213701</text:p>
          </table:table-cell>
          <table:table-cell office:value-type="float" office:value="0.0159909" calcext:value-type="float">
            <text:p>0.0159909</text:p>
          </table:table-cell>
        </table:table-row>
        <table:table-row table:style-name="ro1">
          <table:table-cell office:value-type="float" office:value="0.00258106" calcext:value-type="float">
            <text:p>0.00258106</text:p>
          </table:table-cell>
          <table:table-cell office:value-type="float" office:value="0.00405636" calcext:value-type="float">
            <text:p>0.00405636</text:p>
          </table:table-cell>
          <table:table-cell office:value-type="float" office:value="0.00361418" calcext:value-type="float">
            <text:p>0.00361418</text:p>
          </table:table-cell>
          <table:table-cell office:value-type="float" office:value="0.00352226" calcext:value-type="float">
            <text:p>0.00352226</text:p>
          </table:table-cell>
          <table:table-cell office:value-type="float" office:value="0.00415768" calcext:value-type="float">
            <text:p>0.00415768</text:p>
          </table:table-cell>
          <table:table-cell office:value-type="float" office:value="0.00192085" calcext:value-type="float">
            <text:p>0.00192085</text:p>
          </table:table-cell>
          <table:table-cell office:value-type="float" office:value="0.00296983" calcext:value-type="float">
            <text:p>0.00296983</text:p>
          </table:table-cell>
          <table:table-cell office:value-type="float" office:value="0.000644581" calcext:value-type="float">
            <text:p>0.000644581</text:p>
          </table:table-cell>
          <table:table-cell office:value-type="float" office:value="0.00175113" calcext:value-type="float">
            <text:p>0.00175113</text:p>
          </table:table-cell>
        </table:table-row>
        <table:table-row table:style-name="ro1">
          <table:table-cell office:value-type="float" office:value="0.517431" calcext:value-type="float">
            <text:p>0.517431</text:p>
          </table:table-cell>
          <table:table-cell office:value-type="float" office:value="0.436509" calcext:value-type="float">
            <text:p>0.436509</text:p>
          </table:table-cell>
          <table:table-cell office:value-type="float" office:value="0.403857" calcext:value-type="float">
            <text:p>0.403857</text:p>
          </table:table-cell>
          <table:table-cell office:value-type="float" office:value="0.372024" calcext:value-type="float">
            <text:p>0.372024</text:p>
          </table:table-cell>
          <table:table-cell office:value-type="float" office:value="0.323661" calcext:value-type="float">
            <text:p>0.323661</text:p>
          </table:table-cell>
          <table:table-cell office:value-type="float" office:value="0.357119" calcext:value-type="float">
            <text:p>0.357119</text:p>
          </table:table-cell>
          <table:table-cell office:value-type="float" office:value="0.369738" calcext:value-type="float">
            <text:p>0.369738</text:p>
          </table:table-cell>
          <table:table-cell office:value-type="float" office:value="0.365995" calcext:value-type="float">
            <text:p>0.365995</text:p>
          </table:table-cell>
          <table:table-cell office:value-type="float" office:value="0.259307" calcext:value-type="float">
            <text:p>0.259307</text:p>
          </table:table-cell>
        </table:table-row>
        <table:table-row table:style-name="ro1">
          <table:table-cell office:value-type="float" office:value="0.684794" calcext:value-type="float">
            <text:p>0.684794</text:p>
          </table:table-cell>
          <table:table-cell office:value-type="float" office:value="0.584112" calcext:value-type="float">
            <text:p>0.584112</text:p>
          </table:table-cell>
          <table:table-cell office:value-type="float" office:value="0.540823" calcext:value-type="float">
            <text:p>0.540823</text:p>
          </table:table-cell>
          <table:table-cell office:value-type="float" office:value="0.598126" calcext:value-type="float">
            <text:p>0.598126</text:p>
          </table:table-cell>
          <table:table-cell office:value-type="float" office:value="0.479886" calcext:value-type="float">
            <text:p>0.479886</text:p>
          </table:table-cell>
          <table:table-cell office:value-type="float" office:value="0.566252" calcext:value-type="float">
            <text:p>0.566252</text:p>
          </table:table-cell>
          <table:table-cell office:value-type="float" office:value="0.56773" calcext:value-type="float">
            <text:p>0.56773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467686" calcext:value-type="float">
            <text:p>0.467686</text:p>
          </table:table-cell>
        </table:table-row>
        <table:table-row table:style-name="ro1">
          <table:table-cell office:value-type="float" office:value="0.00356985" calcext:value-type="float">
            <text:p>0.00356985</text:p>
          </table:table-cell>
          <table:table-cell office:value-type="float" office:value="0.00268836" calcext:value-type="float">
            <text:p>0.00268836</text:p>
          </table:table-cell>
          <table:table-cell office:value-type="float" office:value="0.00206344" calcext:value-type="float">
            <text:p>0.00206344</text:p>
          </table:table-cell>
          <table:table-cell office:value-type="float" office:value="0.00289264" calcext:value-type="float">
            <text:p>0.00289264</text:p>
          </table:table-cell>
          <table:table-cell office:value-type="float" office:value="0.00258943" calcext:value-type="float">
            <text:p>0.00258943</text:p>
          </table:table-cell>
          <table:table-cell office:value-type="float" office:value="0.00182603" calcext:value-type="float">
            <text:p>0.00182603</text:p>
          </table:table-cell>
          <table:table-cell office:value-type="float" office:value="0.000801458" calcext:value-type="float">
            <text:p>0.000801458</text:p>
          </table:table-cell>
          <table:table-cell office:value-type="float" office:value="0.000803501" calcext:value-type="float">
            <text:p>0.000803501</text:p>
          </table:table-cell>
          <table:table-cell office:value-type="float" office:value="0.00495774" calcext:value-type="float">
            <text:p>0.00495774</text:p>
          </table:table-cell>
        </table:table-row>
        <table:table-row table:style-name="ro1">
          <table:table-cell office:value-type="float" office:value="0.00886764" calcext:value-type="float">
            <text:p>0.00886764</text:p>
          </table:table-cell>
          <table:table-cell office:value-type="float" office:value="0.00428605" calcext:value-type="float">
            <text:p>0.00428605</text:p>
          </table:table-cell>
          <table:table-cell office:value-type="float" office:value="0.0072387" calcext:value-type="float">
            <text:p>0.0072387</text:p>
          </table:table-cell>
          <table:table-cell office:value-type="float" office:value="0.00417018" calcext:value-type="float">
            <text:p>0.00417018</text:p>
          </table:table-cell>
          <table:table-cell office:value-type="float" office:value="0.00667189" calcext:value-type="float">
            <text:p>0.00667189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618366" calcext:value-type="float">
            <text:p>0.00618366</text:p>
          </table:table-cell>
          <table:table-cell office:value-type="float" office:value="0.00521769" calcext:value-type="float">
            <text:p>0.00521769</text:p>
          </table:table-cell>
          <table:table-cell office:value-type="float" office:value="0.00372222" calcext:value-type="float">
            <text:p>0.00372222</text:p>
          </table:table-cell>
        </table:table-row>
        <table:table-row table:style-name="ro1">
          <table:table-cell office:value-type="float" office:value="0.00924624" calcext:value-type="float">
            <text:p>0.00924624</text:p>
          </table:table-cell>
          <table:table-cell office:value-type="float" office:value="0.00580559" calcext:value-type="float">
            <text:p>0.00580559</text:p>
          </table:table-cell>
          <table:table-cell office:value-type="float" office:value="0.00792617" calcext:value-type="float">
            <text:p>0.00792617</text:p>
          </table:table-cell>
          <table:table-cell office:value-type="float" office:value="0.00656989" calcext:value-type="float">
            <text:p>0.00656989</text:p>
          </table:table-cell>
          <table:table-cell office:value-type="float" office:value="0.0077966" calcext:value-type="float">
            <text:p>0.0077966</text:p>
          </table:table-cell>
          <table:table-cell office:value-type="float" office:value="0.00763249" calcext:value-type="float">
            <text:p>0.00763249</text:p>
          </table:table-cell>
          <table:table-cell office:value-type="float" office:value="0.00742193" calcext:value-type="float">
            <text:p>0.00742193</text:p>
          </table:table-cell>
          <table:table-cell office:value-type="float" office:value="0.00414744" calcext:value-type="float">
            <text:p>0.00414744</text:p>
          </table:table-cell>
          <table:table-cell office:value-type="float" office:value="0.00782921" calcext:value-type="float">
            <text:p>0.00782921</text:p>
          </table:table-cell>
        </table:table-row>
        <table:table-row table:style-name="ro1">
          <table:table-cell office:value-type="float" office:value="0.00416805" calcext:value-type="float">
            <text:p>0.00416805</text:p>
          </table:table-cell>
          <table:table-cell office:value-type="float" office:value="0.00376278" calcext:value-type="float">
            <text:p>0.00376278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0446313" calcext:value-type="float">
            <text:p>0.00446313</text:p>
          </table:table-cell>
          <table:table-cell office:value-type="float" office:value="0.00466261" calcext:value-type="float">
            <text:p>0.00466261</text:p>
          </table:table-cell>
          <table:table-cell office:value-type="float" office:value="0.00368565" calcext:value-type="float">
            <text:p>0.00368565</text:p>
          </table:table-cell>
          <table:table-cell office:value-type="float" office:value="0.00216979" calcext:value-type="float">
            <text:p>0.00216979</text:p>
          </table:table-cell>
          <table:table-cell office:value-type="float" office:value="0.000495447" calcext:value-type="float">
            <text:p>0.000495447</text:p>
          </table:table-cell>
          <table:table-cell office:value-type="float" office:value="0.00222101" calcext:value-type="float">
            <text:p>0.00222101</text:p>
          </table:table-cell>
        </table:table-row>
        <table:table-row table:style-name="ro1">
          <table:table-cell office:value-type="float" office:value="0.00964743" calcext:value-type="float">
            <text:p>0.00964743</text:p>
          </table:table-cell>
          <table:table-cell office:value-type="float" office:value="0.00631629" calcext:value-type="float">
            <text:p>0.00631629</text:p>
          </table:table-cell>
          <table:table-cell office:value-type="float" office:value="0.00873203" calcext:value-type="float">
            <text:p>0.00873203</text:p>
          </table:table-cell>
          <table:table-cell office:value-type="float" office:value="0.0048786" calcext:value-type="float">
            <text:p>0.0048786</text:p>
          </table:table-cell>
          <table:table-cell office:value-type="float" office:value="0.00537428" calcext:value-type="float">
            <text:p>0.00537428</text:p>
          </table:table-cell>
          <table:table-cell office:value-type="float" office:value="0.0078255" calcext:value-type="float">
            <text:p>0.0078255</text:p>
          </table:table-cell>
          <table:table-cell office:value-type="float" office:value="0.00588562" calcext:value-type="float">
            <text:p>0.00588562</text:p>
          </table:table-cell>
          <table:table-cell office:value-type="float" office:value="0.00338557" calcext:value-type="float">
            <text:p>0.00338557</text:p>
          </table:table-cell>
          <table:table-cell office:value-type="float" office:value="0.00445979" calcext:value-type="float">
            <text:p>0.00445979</text:p>
          </table:table-cell>
        </table:table-row>
        <table:table-row table:style-name="ro1">
          <table:table-cell office:value-type="float" office:value="0.0099258" calcext:value-type="float">
            <text:p>0.0099258</text:p>
          </table:table-cell>
          <table:table-cell office:value-type="float" office:value="0.00959195" calcext:value-type="float">
            <text:p>0.00959195</text:p>
          </table:table-cell>
          <table:table-cell office:value-type="float" office:value="0.00711202" calcext:value-type="float">
            <text:p>0.00711202</text:p>
          </table:table-cell>
          <table:table-cell office:value-type="float" office:value="0.00693349" calcext:value-type="float">
            <text:p>0.00693349</text:p>
          </table:table-cell>
          <table:table-cell office:value-type="float" office:value="0.00657826" calcext:value-type="float">
            <text:p>0.00657826</text:p>
          </table:table-cell>
          <table:table-cell office:value-type="float" office:value="0.00632023" calcext:value-type="float">
            <text:p>0.00632023</text:p>
          </table:table-cell>
          <table:table-cell office:value-type="float" office:value="0.00447433" calcext:value-type="float">
            <text:p>0.00447433</text:p>
          </table:table-cell>
          <table:table-cell office:value-type="float" office:value="0.00478514" calcext:value-type="float">
            <text:p>0.00478514</text:p>
          </table:table-cell>
          <table:table-cell office:value-type="float" office:value="0.00460982" calcext:value-type="float">
            <text:p>0.00460982</text:p>
          </table:table-cell>
        </table:table-row>
        <table:table-row table:style-name="ro1">
          <table:table-cell office:value-type="float" office:value="0.541636" calcext:value-type="float">
            <text:p>0.541636</text:p>
          </table:table-cell>
          <table:table-cell office:value-type="float" office:value="0.357165" calcext:value-type="float">
            <text:p>0.357165</text:p>
          </table:table-cell>
          <table:table-cell office:value-type="float" office:value="0.432933" calcext:value-type="float">
            <text:p>0.432933</text:p>
          </table:table-cell>
          <table:table-cell office:value-type="float" office:value="0.356608" calcext:value-type="float">
            <text:p>0.356608</text:p>
          </table:table-cell>
          <table:table-cell office:value-type="float" office:value="0.308544" calcext:value-type="float">
            <text:p>0.308544</text:p>
          </table:table-cell>
          <table:table-cell office:value-type="float" office:value="0.345952" calcext:value-type="float">
            <text:p>0.345952</text:p>
          </table:table-cell>
          <table:table-cell office:value-type="float" office:value="0.307163" calcext:value-type="float">
            <text:p>0.307163</text:p>
          </table:table-cell>
          <table:table-cell office:value-type="float" office:value="0.375602" calcext:value-type="float">
            <text:p>0.375602</text:p>
          </table:table-cell>
          <table:table-cell office:value-type="float" office:value="0.520026" calcext:value-type="float">
            <text:p>0.520026</text:p>
          </table:table-cell>
        </table:table-row>
        <table:table-row table:style-name="ro1">
          <table:table-cell office:value-type="float" office:value="0.00192421" calcext:value-type="float">
            <text:p>0.00192421</text:p>
          </table:table-cell>
          <table:table-cell office:value-type="float" office:value="0.00213628" calcext:value-type="float">
            <text:p>0.00213628</text:p>
          </table:table-cell>
          <table:table-cell office:value-type="float" office:value="0.00471761" calcext:value-type="float">
            <text:p>0.00471761</text:p>
          </table:table-cell>
          <table:table-cell office:value-type="float" office:value="0.00130972" calcext:value-type="float">
            <text:p>0.00130972</text:p>
          </table:table-cell>
          <table:table-cell office:value-type="float" office:value="0.00152091" calcext:value-type="float">
            <text:p>0.00152091</text:p>
          </table:table-cell>
          <table:table-cell office:value-type="float" office:value="0.00244335" calcext:value-type="float">
            <text:p>0.00244335</text:p>
          </table:table-cell>
          <table:table-cell office:value-type="float" office:value="0.0024277" calcext:value-type="float">
            <text:p>0.0024277</text:p>
          </table:table-cell>
          <table:table-cell office:value-type="float" office:value="0.00249715" calcext:value-type="float">
            <text:p>0.00249715</text:p>
          </table:table-cell>
          <table:table-cell office:value-type="float" office:value="0.00294978" calcext:value-type="float">
            <text:p>0.00294978</text:p>
          </table:table-cell>
        </table:table-row>
        <table:table-row table:style-name="ro1">
          <table:table-cell office:value-type="float" office:value="0.0132007" calcext:value-type="float">
            <text:p>0.0132007</text:p>
          </table:table-cell>
          <table:table-cell office:value-type="float" office:value="0.00611892" calcext:value-type="float">
            <text:p>0.00611892</text:p>
          </table:table-cell>
          <table:table-cell office:value-type="float" office:value="0.00945069" calcext:value-type="float">
            <text:p>0.00945069</text:p>
          </table:table-cell>
          <table:table-cell office:value-type="float" office:value="0.00578765" calcext:value-type="float">
            <text:p>0.00578765</text:p>
          </table:table-cell>
          <table:table-cell office:value-type="float" office:value="0.00628215" calcext:value-type="float">
            <text:p>0.00628215</text:p>
          </table:table-cell>
          <table:table-cell office:value-type="float" office:value="0.00967619" calcext:value-type="float">
            <text:p>0.00967619</text:p>
          </table:table-cell>
          <table:table-cell office:value-type="float" office:value="0.00804912" calcext:value-type="float">
            <text:p>0.00804912</text:p>
          </table:table-cell>
          <table:table-cell office:value-type="float" office:value="0.00897003" calcext:value-type="float">
            <text:p>0.00897003</text:p>
          </table:table-cell>
          <table:table-cell office:value-type="float" office:value="0.00649581" calcext:value-type="float">
            <text:p>0.00649581</text:p>
          </table:table-cell>
        </table:table-row>
        <table:table-row table:style-name="ro1">
          <table:table-cell office:value-type="float" office:value="0.00973121" calcext:value-type="float">
            <text:p>0.00973121</text:p>
          </table:table-cell>
          <table:table-cell office:value-type="float" office:value="0.00747483" calcext:value-type="float">
            <text:p>0.00747483</text:p>
          </table:table-cell>
          <table:table-cell office:value-type="float" office:value="0.00759134" calcext:value-type="float">
            <text:p>0.00759134</text:p>
          </table:table-cell>
          <table:table-cell office:value-type="float" office:value="0.0067053" calcext:value-type="float">
            <text:p>0.0067053</text:p>
          </table:table-cell>
          <table:table-cell office:value-type="float" office:value="0.00518422" calcext:value-type="float">
            <text:p>0.00518422</text:p>
          </table:table-cell>
          <table:table-cell office:value-type="float" office:value="0.00549075" calcext:value-type="float">
            <text:p>0.00549075</text:p>
          </table:table-cell>
          <table:table-cell office:value-type="float" office:value="0.00531063" calcext:value-type="float">
            <text:p>0.00531063</text:p>
          </table:table-cell>
          <table:table-cell office:value-type="float" office:value="0.00342475" calcext:value-type="float">
            <text:p>0.00342475</text:p>
          </table:table-cell>
          <table:table-cell office:value-type="float" office:value="0.00378373" calcext:value-type="float">
            <text:p>0.00378373</text:p>
          </table:table-cell>
        </table:table-row>
        <table:table-row table:style-name="ro1">
          <table:table-cell office:value-type="float" office:value="0.0077044" calcext:value-type="float">
            <text:p>0.0077044</text:p>
          </table:table-cell>
          <table:table-cell office:value-type="float" office:value="0.00834444" calcext:value-type="float">
            <text:p>0.00834444</text:p>
          </table:table-cell>
          <table:table-cell office:value-type="float" office:value="0.00927239" calcext:value-type="float">
            <text:p>0.00927239</text:p>
          </table:table-cell>
          <table:table-cell office:value-type="float" office:value="0.00585549" calcext:value-type="float">
            <text:p>0.00585549</text:p>
          </table:table-cell>
          <table:table-cell office:value-type="float" office:value="0.00710686" calcext:value-type="float">
            <text:p>0.00710686</text:p>
          </table:table-cell>
          <table:table-cell office:value-type="float" office:value="0.00605969" calcext:value-type="float">
            <text:p>0.00605969</text:p>
          </table:table-cell>
          <table:table-cell office:value-type="float" office:value="0.00614378" calcext:value-type="float">
            <text:p>0.00614378</text:p>
          </table:table-cell>
          <table:table-cell office:value-type="float" office:value="0.00472333" calcext:value-type="float">
            <text:p>0.00472333</text:p>
          </table:table-cell>
          <table:table-cell office:value-type="float" office:value="0.00586792" calcext:value-type="float">
            <text:p>0.00586792</text:p>
          </table:table-cell>
        </table:table-row>
        <table:table-row table:style-name="ro1">
          <table:table-cell office:value-type="float" office:value="0.0202282" calcext:value-type="float">
            <text:p>0.0202282</text:p>
          </table:table-cell>
          <table:table-cell office:value-type="float" office:value="0.00931745" calcext:value-type="float">
            <text:p>0.00931745</text:p>
          </table:table-cell>
          <table:table-cell office:value-type="float" office:value="0.0136095" calcext:value-type="float">
            <text:p>0.0136095</text:p>
          </table:table-cell>
          <table:table-cell office:value-type="float" office:value="0.0119316" calcext:value-type="float">
            <text:p>0.0119316</text:p>
          </table:table-cell>
          <table:table-cell office:value-type="float" office:value="0.0151293" calcext:value-type="float">
            <text:p>0.0151293</text:p>
          </table:table-cell>
          <table:table-cell office:value-type="float" office:value="0.0177477" calcext:value-type="float">
            <text:p>0.0177477</text:p>
          </table:table-cell>
          <table:table-cell office:value-type="float" office:value="0.00812961" calcext:value-type="float">
            <text:p>0.00812961</text:p>
          </table:table-cell>
          <table:table-cell office:value-type="float" office:value="0.0327214" calcext:value-type="float">
            <text:p>0.0327214</text:p>
          </table:table-cell>
          <table:table-cell office:value-type="float" office:value="0.0164954" calcext:value-type="float">
            <text:p>0.0164954</text:p>
          </table:table-cell>
        </table:table-row>
        <table:table-row table:style-name="ro1">
          <table:table-cell office:value-type="float" office:value="0.000627525" calcext:value-type="float">
            <text:p>0.000627525</text:p>
          </table:table-cell>
          <table:table-cell office:value-type="float" office:value="0.000671609" calcext:value-type="float">
            <text:p>0.000671609</text:p>
          </table:table-cell>
          <table:table-cell office:value-type="float" office:value="0.000750187" calcext:value-type="float">
            <text:p>0.000750187</text:p>
          </table:table-cell>
          <table:table-cell office:value-type="float" office:value="0.000662418" calcext:value-type="float">
            <text:p>0.000662418</text:p>
          </table:table-cell>
          <table:table-cell office:value-type="float" office:value="0.000657247" calcext:value-type="float">
            <text:p>0.000657247</text:p>
          </table:table-cell>
          <table:table-cell office:value-type="float" office:value="0.000703907" calcext:value-type="float">
            <text:p>0.000703907</text:p>
          </table:table-cell>
          <table:table-cell office:value-type="float" office:value="0.00073435" calcext:value-type="float">
            <text:p>0.00073435</text:p>
          </table:table-cell>
          <table:table-cell office:value-type="float" office:value="0.000572635" calcext:value-type="float">
            <text:p>0.000572635</text:p>
          </table:table-cell>
          <table:table-cell office:value-type="float" office:value="0.00072964" calcext:value-type="float">
            <text:p>0.00072964</text:p>
          </table:table-cell>
        </table:table-row>
        <table:table-row table:style-name="ro1">
          <table:table-cell office:value-type="float" office:value="0.00818165" calcext:value-type="float">
            <text:p>0.00818165</text:p>
          </table:table-cell>
          <table:table-cell office:value-type="float" office:value="0.00793773" calcext:value-type="float">
            <text:p>0.00793773</text:p>
          </table:table-cell>
          <table:table-cell office:value-type="float" office:value="0.00842598" calcext:value-type="float">
            <text:p>0.00842598</text:p>
          </table:table-cell>
          <table:table-cell office:value-type="float" office:value="0.00789772" calcext:value-type="float">
            <text:p>0.00789772</text:p>
          </table:table-cell>
          <table:table-cell office:value-type="float" office:value="0.00500262" calcext:value-type="float">
            <text:p>0.00500262</text:p>
          </table:table-cell>
          <table:table-cell office:value-type="float" office:value="0.0121564" calcext:value-type="float">
            <text:p>0.0121564</text:p>
          </table:table-cell>
          <table:table-cell office:value-type="float" office:value="0.0074585" calcext:value-type="float">
            <text:p>0.0074585</text:p>
          </table:table-cell>
          <table:table-cell office:value-type="float" office:value="0.00392055" calcext:value-type="float">
            <text:p>0.00392055</text:p>
          </table:table-cell>
          <table:table-cell office:value-type="float" office:value="0.00393167" calcext:value-type="float">
            <text:p>0.00393167</text:p>
          </table:table-cell>
        </table:table-row>
        <table:table-row table:style-name="ro1">
          <table:table-cell office:value-type="float" office:value="0.0210325" calcext:value-type="float">
            <text:p>0.0210325</text:p>
          </table:table-cell>
          <table:table-cell office:value-type="float" office:value="0.0160038" calcext:value-type="float">
            <text:p>0.0160038</text:p>
          </table:table-cell>
          <table:table-cell office:value-type="float" office:value="0.012396" calcext:value-type="float">
            <text:p>0.012396</text:p>
          </table:table-cell>
          <table:table-cell office:value-type="float" office:value="0.0107834" calcext:value-type="float">
            <text:p>0.0107834</text:p>
          </table:table-cell>
          <table:table-cell office:value-type="float" office:value="0.00897587" calcext:value-type="float">
            <text:p>0.00897587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39555" calcext:value-type="float">
            <text:p>0.0139555</text:p>
          </table:table-cell>
          <table:table-cell office:value-type="float" office:value="0.0164793" calcext:value-type="float">
            <text:p>0.0164793</text:p>
          </table:table-cell>
          <table:table-cell office:value-type="float" office:value="0.0119236" calcext:value-type="float">
            <text:p>0.0119236</text:p>
          </table:table-cell>
        </table:table-row>
        <table:table-row table:style-name="ro1">
          <table:table-cell office:value-type="float" office:value="0.000697105" calcext:value-type="float">
            <text:p>0.000697105</text:p>
          </table:table-cell>
          <table:table-cell office:value-type="float" office:value="0.000692983" calcext:value-type="float">
            <text:p>0.000692983</text:p>
          </table:table-cell>
          <table:table-cell office:value-type="float" office:value="0.000679214" calcext:value-type="float">
            <text:p>0.000679214</text:p>
          </table:table-cell>
          <table:table-cell office:value-type="float" office:value="0.00074335" calcext:value-type="float">
            <text:p>0.00074335</text:p>
          </table:table-cell>
          <table:table-cell office:value-type="float" office:value="0.000730127" calcext:value-type="float">
            <text:p>0.000730127</text:p>
          </table:table-cell>
          <table:table-cell office:value-type="float" office:value="0.000541954" calcext:value-type="float">
            <text:p>0.000541954</text:p>
          </table:table-cell>
          <table:table-cell office:value-type="float" office:value="0.000667226" calcext:value-type="float">
            <text:p>0.000667226</text:p>
          </table:table-cell>
          <table:table-cell office:value-type="float" office:value="0.000687769" calcext:value-type="float">
            <text:p>0.000687769</text:p>
          </table:table-cell>
          <table:table-cell office:value-type="float" office:value="0.000790091" calcext:value-type="float">
            <text:p>0.000790091</text:p>
          </table:table-cell>
        </table:table-row>
        <table:table-row table:style-name="ro1">
          <table:table-cell office:value-type="float" office:value="0.0174962" calcext:value-type="float">
            <text:p>0.0174962</text:p>
          </table:table-cell>
          <table:table-cell office:value-type="float" office:value="0.00801721" calcext:value-type="float">
            <text:p>0.00801721</text:p>
          </table:table-cell>
          <table:table-cell office:value-type="float" office:value="0.00376413" calcext:value-type="float">
            <text:p>0.00376413</text:p>
          </table:table-cell>
          <table:table-cell office:value-type="float" office:value="0.0086917" calcext:value-type="float">
            <text:p>0.0086917</text:p>
          </table:table-cell>
          <table:table-cell office:value-type="float" office:value="0.0103654" calcext:value-type="float">
            <text:p>0.0103654</text:p>
          </table:table-cell>
          <table:table-cell office:value-type="float" office:value="0.00436098" calcext:value-type="float">
            <text:p>0.00436098</text:p>
          </table:table-cell>
          <table:table-cell office:value-type="float" office:value="0.00677317" calcext:value-type="float">
            <text:p>0.00677317</text:p>
          </table:table-cell>
          <table:table-cell office:value-type="float" office:value="0.0049617" calcext:value-type="float">
            <text:p>0.0049617</text:p>
          </table:table-cell>
          <table:table-cell office:value-type="float" office:value="0.0104768" calcext:value-type="float">
            <text:p>0.0104768</text:p>
          </table:table-cell>
        </table:table-row>
        <table:table-row table:style-name="ro1">
          <table:table-cell office:value-type="float" office:value="0.712178" calcext:value-type="float">
            <text:p>0.712178</text:p>
          </table:table-cell>
          <table:table-cell office:value-type="float" office:value="0.345894" calcext:value-type="float">
            <text:p>0.345894</text:p>
          </table:table-cell>
          <table:table-cell office:value-type="float" office:value="0.254143" calcext:value-type="float">
            <text:p>0.254143</text:p>
          </table:table-cell>
          <table:table-cell office:value-type="float" office:value="0.334031" calcext:value-type="float">
            <text:p>0.334031</text:p>
          </table:table-cell>
          <table:table-cell office:value-type="float" office:value="0.386164" calcext:value-type="float">
            <text:p>0.386164</text:p>
          </table:table-cell>
          <table:table-cell office:value-type="float" office:value="0.162048" calcext:value-type="float">
            <text:p>0.162048</text:p>
          </table:table-cell>
          <table:table-cell office:value-type="float" office:value="0.195663" calcext:value-type="float">
            <text:p>0.195663</text:p>
          </table:table-cell>
          <table:table-cell office:value-type="float" office:value="0.342922" calcext:value-type="float">
            <text:p>0.342922</text:p>
          </table:table-cell>
          <table:table-cell office:value-type="float" office:value="0.627862" calcext:value-type="float">
            <text:p>0.627862</text:p>
          </table:table-cell>
        </table:table-row>
        <table:table-row table:style-name="ro1">
          <table:table-cell office:value-type="float" office:value="0.486737" calcext:value-type="float">
            <text:p>0.486737</text:p>
          </table:table-cell>
          <table:table-cell office:value-type="float" office:value="0.380954" calcext:value-type="float">
            <text:p>0.380954</text:p>
          </table:table-cell>
          <table:table-cell office:value-type="float" office:value="0.288732" calcext:value-type="float">
            <text:p>0.288732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0.356862" calcext:value-type="float">
            <text:p>0.356862</text:p>
          </table:table-cell>
          <table:table-cell office:value-type="float" office:value="0.263777" calcext:value-type="float">
            <text:p>0.263777</text:p>
          </table:table-cell>
          <table:table-cell office:value-type="float" office:value="0.374843" calcext:value-type="float">
            <text:p>0.374843</text:p>
          </table:table-cell>
          <table:table-cell office:value-type="float" office:value="0.397979" calcext:value-type="float">
            <text:p>0.397979</text:p>
          </table:table-cell>
          <table:table-cell office:value-type="float" office:value="0.728702" calcext:value-type="float">
            <text:p>0.728702</text:p>
          </table:table-cell>
        </table:table-row>
        <table:table-row table:style-name="ro1">
          <table:table-cell office:value-type="float" office:value="0.00886984" calcext:value-type="float">
            <text:p>0.00886984</text:p>
          </table:table-cell>
          <table:table-cell office:value-type="float" office:value="0.00685655" calcext:value-type="float">
            <text:p>0.00685655</text:p>
          </table:table-cell>
          <table:table-cell office:value-type="float" office:value="0.010229" calcext:value-type="float">
            <text:p>0.010229</text:p>
          </table:table-cell>
          <table:table-cell office:value-type="float" office:value="0.00555197" calcext:value-type="float">
            <text:p>0.00555197</text:p>
          </table:table-cell>
          <table:table-cell office:value-type="float" office:value="0.0083687" calcext:value-type="float">
            <text:p>0.0083687</text:p>
          </table:table-cell>
          <table:table-cell office:value-type="float" office:value="0.00769536" calcext:value-type="float">
            <text:p>0.00769536</text:p>
          </table:table-cell>
          <table:table-cell office:value-type="float" office:value="0.00381943" calcext:value-type="float">
            <text:p>0.00381943</text:p>
          </table:table-cell>
          <table:table-cell office:value-type="float" office:value="0.00358342" calcext:value-type="float">
            <text:p>0.00358342</text:p>
          </table:table-cell>
          <table:table-cell office:value-type="float" office:value="0.00474373" calcext:value-type="float">
            <text:p>0.00474373</text:p>
          </table:table-cell>
        </table:table-row>
        <table:table-row table:style-name="ro1">
          <table:table-cell office:value-type="float" office:value="0.000737818" calcext:value-type="float">
            <text:p>0.000737818</text:p>
          </table:table-cell>
          <table:table-cell office:value-type="float" office:value="0.000859684" calcext:value-type="float">
            <text:p>0.000859684</text:p>
          </table:table-cell>
          <table:table-cell office:value-type="float" office:value="0.00088686" calcext:value-type="float">
            <text:p>0.00088686</text:p>
          </table:table-cell>
          <table:table-cell office:value-type="float" office:value="0.000892306" calcext:value-type="float">
            <text:p>0.000892306</text:p>
          </table:table-cell>
          <table:table-cell office:value-type="float" office:value="0.000777633" calcext:value-type="float">
            <text:p>0.000777633</text:p>
          </table:table-cell>
          <table:table-cell office:value-type="float" office:value="0.000928703" calcext:value-type="float">
            <text:p>0.000928703</text:p>
          </table:table-cell>
          <table:table-cell office:value-type="float" office:value="0.000923422" calcext:value-type="float">
            <text:p>0.000923422</text:p>
          </table:table-cell>
          <table:table-cell office:value-type="float" office:value="0.000909095" calcext:value-type="float">
            <text:p>0.000909095</text:p>
          </table:table-cell>
          <table:table-cell office:value-type="float" office:value="0.000921785" calcext:value-type="float">
            <text:p>0.000921785</text:p>
          </table:table-cell>
        </table:table-row>
        <table:table-row table:style-name="ro1">
          <table:table-cell office:value-type="float" office:value="0.0529953" calcext:value-type="float">
            <text:p>0.0529953</text:p>
          </table:table-cell>
          <table:table-cell office:value-type="float" office:value="0.0350202" calcext:value-type="float">
            <text:p>0.0350202</text:p>
          </table:table-cell>
          <table:table-cell office:value-type="float" office:value="0.0265954" calcext:value-type="float">
            <text:p>0.0265954</text:p>
          </table:table-cell>
          <table:table-cell office:value-type="float" office:value="0.0239173" calcext:value-type="float">
            <text:p>0.0239173</text:p>
          </table:table-cell>
          <table:table-cell office:value-type="float" office:value="0.0243002" calcext:value-type="float">
            <text:p>0.0243002</text:p>
          </table:table-cell>
          <table:table-cell office:value-type="float" office:value="0.0237613" calcext:value-type="float">
            <text:p>0.0237613</text:p>
          </table:table-cell>
          <table:table-cell office:value-type="float" office:value="0.0253779" calcext:value-type="float">
            <text:p>0.0253779</text:p>
          </table:table-cell>
          <table:table-cell office:value-type="float" office:value="0.0579778" calcext:value-type="float">
            <text:p>0.0579778</text:p>
          </table:table-cell>
          <table:table-cell office:value-type="float" office:value="0.0559258" calcext:value-type="float">
            <text:p>0.0559258</text:p>
          </table:table-cell>
        </table:table-row>
        <table:table-row table:style-name="ro1">
          <table:table-cell office:value-type="float" office:value="0.358162" calcext:value-type="float">
            <text:p>0.358162</text:p>
          </table:table-cell>
          <table:table-cell office:value-type="float" office:value="0.165162" calcext:value-type="float">
            <text:p>0.165162</text:p>
          </table:table-cell>
          <table:table-cell office:value-type="float" office:value="0.130581" calcext:value-type="float">
            <text:p>0.130581</text:p>
          </table:table-cell>
          <table:table-cell office:value-type="float" office:value="0.194717" calcext:value-type="float">
            <text:p>0.194717</text:p>
          </table:table-cell>
          <table:table-cell office:value-type="float" office:value="0.153137" calcext:value-type="float">
            <text:p>0.153137</text:p>
          </table:table-cell>
          <table:table-cell office:value-type="float" office:value="0.180866" calcext:value-type="float">
            <text:p>0.180866</text:p>
          </table:table-cell>
          <table:table-cell office:value-type="float" office:value="0.222986" calcext:value-type="float">
            <text:p>0.222986</text:p>
          </table:table-cell>
          <table:table-cell office:value-type="float" office:value="0.234997" calcext:value-type="float">
            <text:p>0.234997</text:p>
          </table:table-cell>
          <table:table-cell office:value-type="float" office:value="0.374987" calcext:value-type="float">
            <text:p>0.374987</text:p>
          </table:table-cell>
        </table:table-row>
        <table:table-row table:style-name="ro1">
          <table:table-cell office:value-type="float" office:value="0.0158885" calcext:value-type="float">
            <text:p>0.0158885</text:p>
          </table:table-cell>
          <table:table-cell office:value-type="float" office:value="0.0107429" calcext:value-type="float">
            <text:p>0.0107429</text:p>
          </table:table-cell>
          <table:table-cell office:value-type="float" office:value="0.0114216" calcext:value-type="float">
            <text:p>0.0114216</text:p>
          </table:table-cell>
          <table:table-cell office:value-type="float" office:value="0.0108058" calcext:value-type="float">
            <text:p>0.0108058</text:p>
          </table:table-cell>
          <table:table-cell office:value-type="float" office:value="0.0103848" calcext:value-type="float">
            <text:p>0.0103848</text:p>
          </table:table-cell>
          <table:table-cell office:value-type="float" office:value="0.0116365" calcext:value-type="float">
            <text:p>0.0116365</text:p>
          </table:table-cell>
          <table:table-cell office:value-type="float" office:value="0.0112992" calcext:value-type="float">
            <text:p>0.0112992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732323" calcext:value-type="float">
            <text:p>0.00732323</text:p>
          </table:table-cell>
        </table:table-row>
        <table:table-row table:style-name="ro1">
          <table:table-cell office:value-type="float" office:value="0.0239065" calcext:value-type="float">
            <text:p>0.0239065</text:p>
          </table:table-cell>
          <table:table-cell office:value-type="float" office:value="0.0198352" calcext:value-type="float">
            <text:p>0.0198352</text:p>
          </table:table-cell>
          <table:table-cell office:value-type="float" office:value="0.0176508" calcext:value-type="float">
            <text:p>0.0176508</text:p>
          </table:table-cell>
          <table:table-cell office:value-type="float" office:value="0.0146907" calcext:value-type="float">
            <text:p>0.014690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131448" calcext:value-type="float">
            <text:p>0.0131448</text:p>
          </table:table-cell>
          <table:table-cell office:value-type="float" office:value="0.0105171" calcext:value-type="float">
            <text:p>0.0105171</text:p>
          </table:table-cell>
          <table:table-cell office:value-type="float" office:value="0.00938376" calcext:value-type="float">
            <text:p>0.00938376</text:p>
          </table:table-cell>
          <table:table-cell office:value-type="float" office:value="0.01281" calcext:value-type="float">
            <text:p>0.01281</text:p>
          </table:table-cell>
        </table:table-row>
        <table:table-row table:style-name="ro1">
          <table:table-cell office:value-type="float" office:value="0.000783971" calcext:value-type="float">
            <text:p>0.000783971</text:p>
          </table:table-cell>
          <table:table-cell office:value-type="float" office:value="0.00280473" calcext:value-type="float">
            <text:p>0.00280473</text:p>
          </table:table-cell>
          <table:table-cell office:value-type="float" office:value="0.00213595" calcext:value-type="float">
            <text:p>0.00213595</text:p>
          </table:table-cell>
          <table:table-cell office:value-type="float" office:value="0.00240262" calcext:value-type="float">
            <text:p>0.00240262</text:p>
          </table:table-cell>
          <table:table-cell office:value-type="float" office:value="0.00380701" calcext:value-type="float">
            <text:p>0.00380701</text:p>
          </table:table-cell>
          <table:table-cell office:value-type="float" office:value="0.00112619" calcext:value-type="float">
            <text:p>0.00112619</text:p>
          </table:table-cell>
          <table:table-cell office:value-type="float" office:value="0.00309664" calcext:value-type="float">
            <text:p>0.00309664</text:p>
          </table:table-cell>
          <table:table-cell office:value-type="float" office:value="0.000997758" calcext:value-type="float">
            <text:p>0.000997758</text:p>
          </table:table-cell>
          <table:table-cell office:value-type="float" office:value="0.00277458" calcext:value-type="float">
            <text:p>0.00277458</text:p>
          </table:table-cell>
        </table:table-row>
        <table:table-row table:style-name="ro1">
          <table:table-cell office:value-type="float" office:value="0.0106114" calcext:value-type="float">
            <text:p>0.0106114</text:p>
          </table:table-cell>
          <table:table-cell office:value-type="float" office:value="0.00955444" calcext:value-type="float">
            <text:p>0.00955444</text:p>
          </table:table-cell>
          <table:table-cell office:value-type="float" office:value="0.00757982" calcext:value-type="float">
            <text:p>0.00757982</text:p>
          </table:table-cell>
          <table:table-cell office:value-type="float" office:value="0.0118042" calcext:value-type="float">
            <text:p>0.0118042</text:p>
          </table:table-cell>
          <table:table-cell office:value-type="float" office:value="0.0048559" calcext:value-type="float">
            <text:p>0.0048559</text:p>
          </table:table-cell>
          <table:table-cell office:value-type="float" office:value="0.00311228" calcext:value-type="float">
            <text:p>0.00311228</text:p>
          </table:table-cell>
          <table:table-cell office:value-type="float" office:value="0.00840448" calcext:value-type="float">
            <text:p>0.00840448</text:p>
          </table:table-cell>
          <table:table-cell office:value-type="float" office:value="0.00291088" calcext:value-type="float">
            <text:p>0.00291088</text:p>
          </table:table-cell>
          <table:table-cell office:value-type="float" office:value="0.00799939" calcext:value-type="float">
            <text:p>0.00799939</text:p>
          </table:table-cell>
        </table:table-row>
        <table:table-row table:style-name="ro1">
          <table:table-cell office:value-type="float" office:value="1.13609" calcext:value-type="float">
            <text:p>1.13609</text:p>
          </table:table-cell>
          <table:table-cell office:value-type="float" office:value="0.924094" calcext:value-type="float">
            <text:p>0.924094</text:p>
          </table:table-cell>
          <table:table-cell office:value-type="float" office:value="0.93051" calcext:value-type="float">
            <text:p>0.93051</text:p>
          </table:table-cell>
          <table:table-cell office:value-type="float" office:value="1.23032" calcext:value-type="float">
            <text:p>1.23032</text:p>
          </table:table-cell>
          <table:table-cell office:value-type="float" office:value="0.930942" calcext:value-type="float">
            <text:p>0.930942</text:p>
          </table:table-cell>
          <table:table-cell office:value-type="float" office:value="0.890364" calcext:value-type="float">
            <text:p>0.890364</text:p>
          </table:table-cell>
          <table:table-cell office:value-type="float" office:value="0.788451" calcext:value-type="float">
            <text:p>0.788451</text:p>
          </table:table-cell>
          <table:table-cell office:value-type="float" office:value="0.73971" calcext:value-type="float">
            <text:p>0.73971</text:p>
          </table:table-cell>
          <table:table-cell office:value-type="float" office:value="0.937696" calcext:value-type="float">
            <text:p>0.937696</text:p>
          </table:table-cell>
        </table:table-row>
        <table:table-row table:style-name="ro1">
          <table:table-cell office:value-type="float" office:value="0.0175221" calcext:value-type="float">
            <text:p>0.0175221</text:p>
          </table:table-cell>
          <table:table-cell office:value-type="float" office:value="0.0140329" calcext:value-type="float">
            <text:p>0.0140329</text:p>
          </table:table-cell>
          <table:table-cell office:value-type="float" office:value="0.0134253" calcext:value-type="float">
            <text:p>0.0134253</text:p>
          </table:table-cell>
          <table:table-cell office:value-type="float" office:value="0.0140199" calcext:value-type="float">
            <text:p>0.0140199</text:p>
          </table:table-cell>
          <table:table-cell office:value-type="float" office:value="0.0118506" calcext:value-type="float">
            <text:p>0.0118506</text:p>
          </table:table-cell>
          <table:table-cell office:value-type="float" office:value="0.00764397" calcext:value-type="float">
            <text:p>0.00764397</text:p>
          </table:table-cell>
          <table:table-cell office:value-type="float" office:value="0.0069941" calcext:value-type="float">
            <text:p>0.0069941</text:p>
          </table:table-cell>
          <table:table-cell office:value-type="float" office:value="0.00887059" calcext:value-type="float">
            <text:p>0.00887059</text:p>
          </table:table-cell>
          <table:table-cell office:value-type="float" office:value="0.0128473" calcext:value-type="float">
            <text:p>0.0128473</text:p>
          </table:table-cell>
        </table:table-row>
        <table:table-row table:style-name="ro1">
          <table:table-cell office:value-type="float" office:value="0.016077" calcext:value-type="float">
            <text:p>0.016077</text:p>
          </table:table-cell>
          <table:table-cell office:value-type="float" office:value="0.0107055" calcext:value-type="float">
            <text:p>0.0107055</text:p>
          </table:table-cell>
          <table:table-cell office:value-type="float" office:value="0.0159613" calcext:value-type="float">
            <text:p>0.0159613</text:p>
          </table:table-cell>
          <table:table-cell office:value-type="float" office:value="0.0151901" calcext:value-type="float">
            <text:p>0.0151901</text:p>
          </table:table-cell>
          <table:table-cell office:value-type="float" office:value="0.00798541" calcext:value-type="float">
            <text:p>0.00798541</text:p>
          </table:table-cell>
          <table:table-cell office:value-type="float" office:value="0.00920472" calcext:value-type="float">
            <text:p>0.00920472</text:p>
          </table:table-cell>
          <table:table-cell office:value-type="float" office:value="0.00770674" calcext:value-type="float">
            <text:p>0.00770674</text:p>
          </table:table-cell>
          <table:table-cell office:value-type="float" office:value="0.0091391" calcext:value-type="float">
            <text:p>0.0091391</text:p>
          </table:table-cell>
          <table:table-cell office:value-type="float" office:value="0.00548718" calcext:value-type="float">
            <text:p>0.00548718</text:p>
          </table:table-cell>
        </table:table-row>
        <table:table-row table:style-name="ro1">
          <table:table-cell office:value-type="float" office:value="0.000842276" calcext:value-type="float">
            <text:p>0.000842276</text:p>
          </table:table-cell>
          <table:table-cell office:value-type="float" office:value="0.0029256" calcext:value-type="float">
            <text:p>0.0029256</text:p>
          </table:table-cell>
          <table:table-cell office:value-type="float" office:value="0.00427989" calcext:value-type="float">
            <text:p>0.00427989</text:p>
          </table:table-cell>
          <table:table-cell office:value-type="float" office:value="0.00313559" calcext:value-type="float">
            <text:p>0.00313559</text:p>
          </table:table-cell>
          <table:table-cell office:value-type="float" office:value="0.00086332" calcext:value-type="float">
            <text:p>0.00086332</text:p>
          </table:table-cell>
          <table:table-cell office:value-type="float" office:value="0.00296986" calcext:value-type="float">
            <text:p>0.00296986</text:p>
          </table:table-cell>
          <table:table-cell office:value-type="float" office:value="0.00124612" calcext:value-type="float">
            <text:p>0.00124612</text:p>
          </table:table-cell>
          <table:table-cell office:value-type="float" office:value="0.00121023" calcext:value-type="float">
            <text:p>0.00121023</text:p>
          </table:table-cell>
          <table:table-cell office:value-type="float" office:value="0.00453418" calcext:value-type="float">
            <text:p>0.00453418</text:p>
          </table:table-cell>
        </table:table-row>
        <table:table-row table:style-name="ro1">
          <table:table-cell office:value-type="float" office:value="0.0132661" calcext:value-type="float">
            <text:p>0.0132661</text:p>
          </table:table-cell>
          <table:table-cell office:value-type="float" office:value="0.0144721" calcext:value-type="float">
            <text:p>0.0144721</text:p>
          </table:table-cell>
          <table:table-cell office:value-type="float" office:value="0.00745812" calcext:value-type="float">
            <text:p>0.00745812</text:p>
          </table:table-cell>
          <table:table-cell office:value-type="float" office:value="0.0100289" calcext:value-type="float">
            <text:p>0.0100289</text:p>
          </table:table-cell>
          <table:table-cell office:value-type="float" office:value="0.00864148" calcext:value-type="float">
            <text:p>0.00864148</text:p>
          </table:table-cell>
          <table:table-cell office:value-type="float" office:value="0.00787061" calcext:value-type="float">
            <text:p>0.00787061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0.00528881" calcext:value-type="float">
            <text:p>0.00528881</text:p>
          </table:table-cell>
          <table:table-cell office:value-type="float" office:value="0.00541108" calcext:value-type="float">
            <text:p>0.00541108</text:p>
          </table:table-cell>
        </table:table-row>
        <table:table-row table:style-name="ro1">
          <table:table-cell office:value-type="float" office:value="0.000501082" calcext:value-type="float">
            <text:p>0.000501082</text:p>
          </table:table-cell>
          <table:table-cell office:value-type="float" office:value="0.000699127" calcext:value-type="float">
            <text:p>0.000699127</text:p>
          </table:table-cell>
          <table:table-cell office:value-type="float" office:value="0.000643159" calcext:value-type="float">
            <text:p>0.000643159</text:p>
          </table:table-cell>
          <table:table-cell office:value-type="float" office:value="0.000621026" calcext:value-type="float">
            <text:p>0.000621026</text:p>
          </table:table-cell>
          <table:table-cell office:value-type="float" office:value="0.000665903" calcext:value-type="float">
            <text:p>0.000665903</text:p>
          </table:table-cell>
          <table:table-cell office:value-type="float" office:value="0.000609527" calcext:value-type="float">
            <text:p>0.000609527</text:p>
          </table:table-cell>
          <table:table-cell office:value-type="float" office:value="0.00075018" calcext:value-type="float">
            <text:p>0.00075018</text:p>
          </table:table-cell>
          <table:table-cell office:value-type="float" office:value="0.000654687" calcext:value-type="float">
            <text:p>0.000654687</text:p>
          </table:table-cell>
          <table:table-cell office:value-type="float" office:value="0.000661676" calcext:value-type="float">
            <text:p>0.000661676</text:p>
          </table:table-cell>
        </table:table-row>
        <table:table-row table:style-name="ro1">
          <table:table-cell office:value-type="float" office:value="0.0184317" calcext:value-type="float">
            <text:p>0.0184317</text:p>
          </table:table-cell>
          <table:table-cell office:value-type="float" office:value="0.0137008" calcext:value-type="float">
            <text:p>0.0137008</text:p>
          </table:table-cell>
          <table:table-cell office:value-type="float" office:value="0.0150454" calcext:value-type="float">
            <text:p>0.0150454</text:p>
          </table:table-cell>
          <table:table-cell office:value-type="float" office:value="0.0187002" calcext:value-type="float">
            <text:p>0.0187002</text:p>
          </table:table-cell>
          <table:table-cell office:value-type="float" office:value="0.0140338" calcext:value-type="float">
            <text:p>0.0140338</text:p>
          </table:table-cell>
          <table:table-cell office:value-type="float" office:value="0.00842825" calcext:value-type="float">
            <text:p>0.00842825</text:p>
          </table:table-cell>
          <table:table-cell office:value-type="float" office:value="0.0124717" calcext:value-type="float">
            <text:p>0.0124717</text:p>
          </table:table-cell>
          <table:table-cell office:value-type="float" office:value="0.00777877" calcext:value-type="float">
            <text:p>0.00777877</text:p>
          </table:table-cell>
          <table:table-cell office:value-type="float" office:value="0.00928723" calcext:value-type="float">
            <text:p>0.00928723</text:p>
          </table:table-cell>
        </table:table-row>
        <table:table-row table:style-name="ro1">
          <table:table-cell office:value-type="float" office:value="0.00491969" calcext:value-type="float">
            <text:p>0.00491969</text:p>
          </table:table-cell>
          <table:table-cell office:value-type="float" office:value="0.00710249" calcext:value-type="float">
            <text:p>0.00710249</text:p>
          </table:table-cell>
          <table:table-cell office:value-type="float" office:value="0.0023402" calcext:value-type="float">
            <text:p>0.0023402</text:p>
          </table:table-cell>
          <table:table-cell office:value-type="float" office:value="0.00364806" calcext:value-type="float">
            <text:p>0.00364806</text:p>
          </table:table-cell>
          <table:table-cell office:value-type="float" office:value="0.00140554" calcext:value-type="float">
            <text:p>0.00140554</text:p>
          </table:table-cell>
          <table:table-cell office:value-type="float" office:value="0.00329024" calcext:value-type="float">
            <text:p>0.00329024</text:p>
          </table:table-cell>
          <table:table-cell office:value-type="float" office:value="0.00118366" calcext:value-type="float">
            <text:p>0.00118366</text:p>
          </table:table-cell>
          <table:table-cell office:value-type="float" office:value="0.00291742" calcext:value-type="float">
            <text:p>0.00291742</text:p>
          </table:table-cell>
          <table:table-cell office:value-type="float" office:value="0.00109238" calcext:value-type="float">
            <text:p>0.00109238</text:p>
          </table:table-cell>
        </table:table-row>
        <table:table-row table:style-name="ro1">
          <table:table-cell office:value-type="float" office:value="0.0214523" calcext:value-type="float">
            <text:p>0.0214523</text:p>
          </table:table-cell>
          <table:table-cell office:value-type="float" office:value="0.0156209" calcext:value-type="float">
            <text:p>0.0156209</text:p>
          </table:table-cell>
          <table:table-cell office:value-type="float" office:value="0.0141243" calcext:value-type="float">
            <text:p>0.0141243</text:p>
          </table:table-cell>
          <table:table-cell office:value-type="float" office:value="0.0142421" calcext:value-type="float">
            <text:p>0.0142421</text:p>
          </table:table-cell>
          <table:table-cell office:value-type="float" office:value="0.0125725" calcext:value-type="float">
            <text:p>0.0125725</text:p>
          </table:table-cell>
          <table:table-cell office:value-type="float" office:value="0.0168193" calcext:value-type="float">
            <text:p>0.0168193</text:p>
          </table:table-cell>
          <table:table-cell office:value-type="float" office:value="0.008011" calcext:value-type="float">
            <text:p>0.008011</text:p>
          </table:table-cell>
          <table:table-cell office:value-type="float" office:value="0.00882706" calcext:value-type="float">
            <text:p>0.00882706</text:p>
          </table:table-cell>
          <table:table-cell office:value-type="float" office:value="0.00618057" calcext:value-type="float">
            <text:p>0.00618057</text:p>
          </table:table-cell>
        </table:table-row>
        <table:table-row table:style-name="ro1">
          <table:table-cell office:value-type="float" office:value="0.00096902" calcext:value-type="float">
            <text:p>0.00096902</text:p>
          </table:table-cell>
          <table:table-cell office:value-type="float" office:value="0.000839547" calcext:value-type="float">
            <text:p>0.000839547</text:p>
          </table:table-cell>
          <table:table-cell office:value-type="float" office:value="0.000889133" calcext:value-type="float">
            <text:p>0.000889133</text:p>
          </table:table-cell>
          <table:table-cell office:value-type="float" office:value="0.000783159" calcext:value-type="float">
            <text:p>0.000783159</text:p>
          </table:table-cell>
          <table:table-cell office:value-type="float" office:value="0.000798633" calcext:value-type="float">
            <text:p>0.000798633</text:p>
          </table:table-cell>
          <table:table-cell office:value-type="float" office:value="0.000942999" calcext:value-type="float">
            <text:p>0.000942999</text:p>
          </table:table-cell>
          <table:table-cell office:value-type="float" office:value="0.000880097" calcext:value-type="float">
            <text:p>0.000880097</text:p>
          </table:table-cell>
          <table:table-cell office:value-type="float" office:value="0.000857348" calcext:value-type="float">
            <text:p>0.000857348</text:p>
          </table:table-cell>
          <table:table-cell office:value-type="float" office:value="0.000916869" calcext:value-type="float">
            <text:p>0.000916869</text:p>
          </table:table-cell>
        </table:table-row>
        <table:table-row table:style-name="ro1">
          <table:table-cell office:value-type="float" office:value="0.00797327" calcext:value-type="float">
            <text:p>0.00797327</text:p>
          </table:table-cell>
          <table:table-cell office:value-type="float" office:value="0.00413119" calcext:value-type="float">
            <text:p>0.00413119</text:p>
          </table:table-cell>
          <table:table-cell office:value-type="float" office:value="0.00593146" calcext:value-type="float">
            <text:p>0.00593146</text:p>
          </table:table-cell>
          <table:table-cell office:value-type="float" office:value="0.00738838" calcext:value-type="float">
            <text:p>0.00738838</text:p>
          </table:table-cell>
          <table:table-cell office:value-type="float" office:value="0.00765681" calcext:value-type="float">
            <text:p>0.00765681</text:p>
          </table:table-cell>
          <table:table-cell office:value-type="float" office:value="0.00136141" calcext:value-type="float">
            <text:p>0.00136141</text:p>
          </table:table-cell>
          <table:table-cell office:value-type="float" office:value="0.00331186" calcext:value-type="float">
            <text:p>0.00331186</text:p>
          </table:table-cell>
          <table:table-cell office:value-type="float" office:value="0.0034641" calcext:value-type="float">
            <text:p>0.0034641</text:p>
          </table:table-cell>
          <table:table-cell office:value-type="float" office:value="0.00325055" calcext:value-type="float">
            <text:p>0.00325055</text:p>
          </table:table-cell>
        </table:table-row>
        <table:table-row table:style-name="ro1">
          <table:table-cell office:value-type="float" office:value="0.0193265" calcext:value-type="float">
            <text:p>0.0193265</text:p>
          </table:table-cell>
          <table:table-cell office:value-type="float" office:value="0.0120445" calcext:value-type="float">
            <text:p>0.0120445</text:p>
          </table:table-cell>
          <table:table-cell office:value-type="float" office:value="0.0120728" calcext:value-type="float">
            <text:p>0.0120728</text:p>
          </table:table-cell>
          <table:table-cell office:value-type="float" office:value="0.0108458" calcext:value-type="float">
            <text:p>0.0108458</text:p>
          </table:table-cell>
          <table:table-cell office:value-type="float" office:value="0.0072951" calcext:value-type="float">
            <text:p>0.0072951</text:p>
          </table:table-cell>
          <table:table-cell office:value-type="float" office:value="0.0137091" calcext:value-type="float">
            <text:p>0.0137091</text:p>
          </table:table-cell>
          <table:table-cell office:value-type="float" office:value="0.0105213" calcext:value-type="float">
            <text:p>0.0105213</text:p>
          </table:table-cell>
          <table:table-cell office:value-type="float" office:value="0.00788955" calcext:value-type="float">
            <text:p>0.00788955</text:p>
          </table:table-cell>
          <table:table-cell office:value-type="float" office:value="0.00923355" calcext:value-type="float">
            <text:p>0.00923355</text:p>
          </table:table-cell>
        </table:table-row>
        <table:table-row table:style-name="ro1">
          <table:table-cell office:value-type="float" office:value="0.0155743" calcext:value-type="float">
            <text:p>0.0155743</text:p>
          </table:table-cell>
          <table:table-cell office:value-type="float" office:value="0.0102526" calcext:value-type="float">
            <text:p>0.0102526</text:p>
          </table:table-cell>
          <table:table-cell office:value-type="float" office:value="0.0143176" calcext:value-type="float">
            <text:p>0.0143176</text:p>
          </table:table-cell>
          <table:table-cell office:value-type="float" office:value="0.011013" calcext:value-type="float">
            <text:p>0.011013</text:p>
          </table:table-cell>
          <table:table-cell office:value-type="float" office:value="0.00675981" calcext:value-type="float">
            <text:p>0.00675981</text:p>
          </table:table-cell>
          <table:table-cell office:value-type="float" office:value="0.00987906" calcext:value-type="float">
            <text:p>0.00987906</text:p>
          </table:table-cell>
          <table:table-cell office:value-type="float" office:value="0.00726382" calcext:value-type="float">
            <text:p>0.00726382</text:p>
          </table:table-cell>
          <table:table-cell office:value-type="float" office:value="0.00580798" calcext:value-type="float">
            <text:p>0.00580798</text:p>
          </table:table-cell>
          <table:table-cell office:value-type="float" office:value="0.00828886" calcext:value-type="float">
            <text:p>0.00828886</text:p>
          </table:table-cell>
        </table:table-row>
        <table:table-row table:style-name="ro1">
          <table:table-cell office:value-type="float" office:value="0.579449" calcext:value-type="float">
            <text:p>0.579449</text:p>
          </table:table-cell>
          <table:table-cell office:value-type="float" office:value="0.436216" calcext:value-type="float">
            <text:p>0.436216</text:p>
          </table:table-cell>
          <table:table-cell office:value-type="float" office:value="0.414259" calcext:value-type="float">
            <text:p>0.414259</text:p>
          </table:table-cell>
          <table:table-cell office:value-type="float" office:value="0.457584" calcext:value-type="float">
            <text:p>0.457584</text:p>
          </table:table-cell>
          <table:table-cell office:value-type="float" office:value="0.416812" calcext:value-type="float">
            <text:p>0.416812</text:p>
          </table:table-cell>
          <table:table-cell office:value-type="float" office:value="0.469095" calcext:value-type="float">
            <text:p>0.469095</text:p>
          </table:table-cell>
          <table:table-cell office:value-type="float" office:value="0.34185" calcext:value-type="float">
            <text:p>0.34185</text:p>
          </table:table-cell>
          <table:table-cell office:value-type="float" office:value="0.653852" calcext:value-type="float">
            <text:p>0.653852</text:p>
          </table:table-cell>
          <table:table-cell office:value-type="float" office:value="1.03398" calcext:value-type="float">
            <text:p>1.03398</text:p>
          </table:table-cell>
        </table:table-row>
        <table:table-row table:style-name="ro1">
          <table:table-cell office:value-type="float" office:value="0.0222808" calcext:value-type="float">
            <text:p>0.0222808</text:p>
          </table:table-cell>
          <table:table-cell office:value-type="float" office:value="0.0152759" calcext:value-type="float">
            <text:p>0.0152759</text:p>
          </table:table-cell>
          <table:table-cell office:value-type="float" office:value="0.0165322" calcext:value-type="float">
            <text:p>0.0165322</text:p>
          </table:table-cell>
          <table:table-cell office:value-type="float" office:value="0.0133157" calcext:value-type="float">
            <text:p>0.0133157</text:p>
          </table:table-cell>
          <table:table-cell office:value-type="float" office:value="0.0129587" calcext:value-type="float">
            <text:p>0.0129587</text:p>
          </table:table-cell>
          <table:table-cell office:value-type="float" office:value="0.0137137" calcext:value-type="float">
            <text:p>0.0137137</text:p>
          </table:table-cell>
          <table:table-cell office:value-type="float" office:value="0.0149319" calcext:value-type="float">
            <text:p>0.0149319</text:p>
          </table:table-cell>
          <table:table-cell office:value-type="float" office:value="0.0147182" calcext:value-type="float">
            <text:p>0.0147182</text:p>
          </table:table-cell>
          <table:table-cell office:value-type="float" office:value="0.0105492" calcext:value-type="float">
            <text:p>0.0105492</text:p>
          </table:table-cell>
        </table:table-row>
        <table:table-row table:style-name="ro1">
          <table:table-cell office:value-type="float" office:value="0.0259337" calcext:value-type="float">
            <text:p>0.0259337</text:p>
          </table:table-cell>
          <table:table-cell office:value-type="float" office:value="0.0252548" calcext:value-type="float">
            <text:p>0.0252548</text:p>
          </table:table-cell>
          <table:table-cell office:value-type="float" office:value="0.0179607" calcext:value-type="float">
            <text:p>0.0179607</text:p>
          </table:table-cell>
          <table:table-cell office:value-type="float" office:value="0.0165498" calcext:value-type="float">
            <text:p>0.0165498</text:p>
          </table:table-cell>
          <table:table-cell office:value-type="float" office:value="0.0163936" calcext:value-type="float">
            <text:p>0.0163936</text:p>
          </table:table-cell>
          <table:table-cell office:value-type="float" office:value="0.0188983" calcext:value-type="float">
            <text:p>0.0188983</text:p>
          </table:table-cell>
          <table:table-cell office:value-type="float" office:value="0.014438" calcext:value-type="float">
            <text:p>0.014438</text:p>
          </table:table-cell>
          <table:table-cell office:value-type="float" office:value="0.0073105" calcext:value-type="float">
            <text:p>0.0073105</text:p>
          </table:table-cell>
          <table:table-cell office:value-type="float" office:value="0.0154143" calcext:value-type="float">
            <text:p>0.0154143</text:p>
          </table:table-cell>
        </table:table-row>
        <table:table-row table:style-name="ro1">
          <table:table-cell office:value-type="float" office:value="0.0184196" calcext:value-type="float">
            <text:p>0.0184196</text:p>
          </table:table-cell>
          <table:table-cell office:value-type="float" office:value="0.0142802" calcext:value-type="float">
            <text:p>0.0142802</text:p>
          </table:table-cell>
          <table:table-cell office:value-type="float" office:value="0.0102234" calcext:value-type="float">
            <text:p>0.0102234</text:p>
          </table:table-cell>
          <table:table-cell office:value-type="float" office:value="0.0145576" calcext:value-type="float">
            <text:p>0.0145576</text:p>
          </table:table-cell>
          <table:table-cell office:value-type="float" office:value="0.0136096" calcext:value-type="float">
            <text:p>0.0136096</text:p>
          </table:table-cell>
          <table:table-cell office:value-type="float" office:value="0.0155735" calcext:value-type="float">
            <text:p>0.0155735</text:p>
          </table:table-cell>
          <table:table-cell office:value-type="float" office:value="0.0126116" calcext:value-type="float">
            <text:p>0.0126116</text:p>
          </table:table-cell>
          <table:table-cell office:value-type="float" office:value="0.0081296" calcext:value-type="float">
            <text:p>0.0081296</text:p>
          </table:table-cell>
          <table:table-cell office:value-type="float" office:value="0.0149867" calcext:value-type="float">
            <text:p>0.0149867</text:p>
          </table:table-cell>
        </table:table-row>
        <table:table-row table:style-name="ro1">
          <table:table-cell office:value-type="float" office:value="0.0198499" calcext:value-type="float">
            <text:p>0.0198499</text:p>
          </table:table-cell>
          <table:table-cell office:value-type="float" office:value="0.0154121" calcext:value-type="float">
            <text:p>0.0154121</text:p>
          </table:table-cell>
          <table:table-cell office:value-type="float" office:value="0.0173697" calcext:value-type="float">
            <text:p>0.0173697</text:p>
          </table:table-cell>
          <table:table-cell office:value-type="float" office:value="0.014293" calcext:value-type="float">
            <text:p>0.014293</text:p>
          </table:table-cell>
          <table:table-cell office:value-type="float" office:value="0.012335" calcext:value-type="float">
            <text:p>0.012335</text:p>
          </table:table-cell>
          <table:table-cell office:value-type="float" office:value="0.0110777" calcext:value-type="float">
            <text:p>0.0110777</text:p>
          </table:table-cell>
          <table:table-cell office:value-type="float" office:value="0.00949647" calcext:value-type="float">
            <text:p>0.00949647</text:p>
          </table:table-cell>
          <table:table-cell office:value-type="float" office:value="0.0104649" calcext:value-type="float">
            <text:p>0.0104649</text:p>
          </table:table-cell>
          <table:table-cell office:value-type="float" office:value="0.0115522" calcext:value-type="float">
            <text:p>0.0115522</text:p>
          </table:table-cell>
        </table:table-row>
        <table:table-row table:style-name="ro1">
          <table:table-cell office:value-type="float" office:value="1.26439" calcext:value-type="float">
            <text:p>1.26439</text:p>
          </table:table-cell>
          <table:table-cell office:value-type="float" office:value="1.03512" calcext:value-type="float">
            <text:p>1.03512</text:p>
          </table:table-cell>
          <table:table-cell office:value-type="float" office:value="1.22566" calcext:value-type="float">
            <text:p>1.22566</text:p>
          </table:table-cell>
          <table:table-cell office:value-type="float" office:value="1.15238" calcext:value-type="float">
            <text:p>1.15238</text:p>
          </table:table-cell>
          <table:table-cell office:value-type="float" office:value="0.989688" calcext:value-type="float">
            <text:p>0.989688</text:p>
          </table:table-cell>
          <table:table-cell office:value-type="float" office:value="1.02096" calcext:value-type="float">
            <text:p>1.02096</text:p>
          </table:table-cell>
          <table:table-cell office:value-type="float" office:value="1.09182" calcext:value-type="float">
            <text:p>1.09182</text:p>
          </table:table-cell>
          <table:table-cell office:value-type="float" office:value="0.941232" calcext:value-type="float">
            <text:p>0.941232</text:p>
          </table:table-cell>
          <table:table-cell office:value-type="float" office:value="1.02534" calcext:value-type="float">
            <text:p>1.02534</text:p>
          </table:table-cell>
        </table:table-row>
        <table:table-row table:style-name="ro1">
          <table:table-cell office:value-type="float" office:value="2.53086" calcext:value-type="float">
            <text:p>2.53086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2.18903" calcext:value-type="float">
            <text:p>2.18903</text:p>
          </table:table-cell>
          <table:table-cell office:value-type="float" office:value="2.07491" calcext:value-type="float">
            <text:p>2.07491</text:p>
          </table:table-cell>
          <table:table-cell office:value-type="float" office:value="1.59899" calcext:value-type="float">
            <text:p>1.59899</text:p>
          </table:table-cell>
          <table:table-cell office:value-type="float" office:value="1.71786" calcext:value-type="float">
            <text:p>1.71786</text:p>
          </table:table-cell>
          <table:table-cell office:value-type="float" office:value="1.73295" calcext:value-type="float">
            <text:p>1.73295</text:p>
          </table:table-cell>
          <table:table-cell office:value-type="float" office:value="1.63436" calcext:value-type="float">
            <text:p>1.63436</text:p>
          </table:table-cell>
          <table:table-cell office:value-type="float" office:value="1.67151" calcext:value-type="float">
            <text:p>1.67151</text:p>
          </table:table-cell>
        </table:table-row>
        <table:table-row table:style-name="ro1">
          <table:table-cell office:value-type="float" office:value="1.63453" calcext:value-type="float">
            <text:p>1.63453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57116" calcext:value-type="float">
            <text:p>1.57116</text:p>
          </table:table-cell>
          <table:table-cell office:value-type="float" office:value="1.52835" calcext:value-type="float">
            <text:p>1.52835</text:p>
          </table:table-cell>
          <table:table-cell office:value-type="float" office:value="1.20606" calcext:value-type="float">
            <text:p>1.20606</text:p>
          </table:table-cell>
          <table:table-cell office:value-type="float" office:value="1.13999" calcext:value-type="float">
            <text:p>1.13999</text:p>
          </table:table-cell>
          <table:table-cell office:value-type="float" office:value="1.05498" calcext:value-type="float">
            <text:p>1.05498</text:p>
          </table:table-cell>
          <table:table-cell office:value-type="float" office:value="1.11578" calcext:value-type="float">
            <text:p>1.11578</text:p>
          </table:table-cell>
          <table:table-cell office:value-type="float" office:value="1.27862" calcext:value-type="float">
            <text:p>1.27862</text:p>
          </table:table-cell>
        </table:table-row>
        <table:table-row table:style-name="ro1">
          <table:table-cell office:value-type="float" office:value="0.0211445" calcext:value-type="float">
            <text:p>0.0211445</text:p>
          </table:table-cell>
          <table:table-cell office:value-type="float" office:value="0.0173664" calcext:value-type="float">
            <text:p>0.0173664</text:p>
          </table:table-cell>
          <table:table-cell office:value-type="float" office:value="0.0139933" calcext:value-type="float">
            <text:p>0.0139933</text:p>
          </table:table-cell>
          <table:table-cell office:value-type="float" office:value="0.017114" calcext:value-type="float">
            <text:p>0.017114</text:p>
          </table:table-cell>
          <table:table-cell office:value-type="float" office:value="0.0134511" calcext:value-type="float">
            <text:p>0.0134511</text:p>
          </table:table-cell>
          <table:table-cell office:value-type="float" office:value="0.0142761" calcext:value-type="float">
            <text:p>0.0142761</text:p>
          </table:table-cell>
          <table:table-cell office:value-type="float" office:value="0.0160158" calcext:value-type="float">
            <text:p>0.0160158</text:p>
          </table:table-cell>
          <table:table-cell office:value-type="float" office:value="0.00917477" calcext:value-type="float">
            <text:p>0.00917477</text:p>
          </table:table-cell>
          <table:table-cell office:value-type="float" office:value="0.00918474" calcext:value-type="float">
            <text:p>0.00918474</text:p>
          </table:table-cell>
        </table:table-row>
        <table:table-row table:style-name="ro1">
          <table:table-cell office:value-type="float" office:value="0.000800117" calcext:value-type="float">
            <text:p>0.000800117</text:p>
          </table:table-cell>
          <table:table-cell office:value-type="float" office:value="0.00159116" calcext:value-type="float">
            <text:p>0.00159116</text:p>
          </table:table-cell>
          <table:table-cell office:value-type="float" office:value="0.00232039" calcext:value-type="float">
            <text:p>0.00232039</text:p>
          </table:table-cell>
          <table:table-cell office:value-type="float" office:value="0.00480288" calcext:value-type="float">
            <text:p>0.00480288</text:p>
          </table:table-cell>
          <table:table-cell office:value-type="float" office:value="0.00571903" calcext:value-type="float">
            <text:p>0.00571903</text:p>
          </table:table-cell>
          <table:table-cell office:value-type="float" office:value="0.00370254" calcext:value-type="float">
            <text:p>0.00370254</text:p>
          </table:table-cell>
          <table:table-cell office:value-type="float" office:value="0.00118369" calcext:value-type="float">
            <text:p>0.00118369</text:p>
          </table:table-cell>
          <table:table-cell office:value-type="float" office:value="0.00562056" calcext:value-type="float">
            <text:p>0.00562056</text:p>
          </table:table-cell>
          <table:table-cell office:value-type="float" office:value="0.0119314" calcext:value-type="float">
            <text:p>0.0119314</text:p>
          </table:table-cell>
        </table:table-row>
        <table:table-row table:style-name="ro1">
          <table:table-cell office:value-type="float" office:value="0.0253929" calcext:value-type="float">
            <text:p>0.0253929</text:p>
          </table:table-cell>
          <table:table-cell office:value-type="float" office:value="0.0310736" calcext:value-type="float">
            <text:p>0.0310736</text:p>
          </table:table-cell>
          <table:table-cell office:value-type="float" office:value="0.0287353" calcext:value-type="float">
            <text:p>0.0287353</text:p>
          </table:table-cell>
          <table:table-cell office:value-type="float" office:value="0.0230273" calcext:value-type="float">
            <text:p>0.0230273</text:p>
          </table:table-cell>
          <table:table-cell office:value-type="float" office:value="0.0168528" calcext:value-type="float">
            <text:p>0.0168528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0.0139291" calcext:value-type="float">
            <text:p>0.0139291</text:p>
          </table:table-cell>
          <table:table-cell office:value-type="float" office:value="0.0112462" calcext:value-type="float">
            <text:p>0.0112462</text:p>
          </table:table-cell>
          <table:table-cell office:value-type="float" office:value="0.0107995" calcext:value-type="float">
            <text:p>0.0107995</text:p>
          </table:table-cell>
        </table:table-row>
        <table:table-row table:style-name="ro1">
          <table:table-cell office:value-type="float" office:value="0.018036" calcext:value-type="float">
            <text:p>0.018036</text:p>
          </table:table-cell>
          <table:table-cell office:value-type="float" office:value="0.0143205" calcext:value-type="float">
            <text:p>0.0143205</text:p>
          </table:table-cell>
          <table:table-cell office:value-type="float" office:value="0.0122493" calcext:value-type="float">
            <text:p>0.0122493</text:p>
          </table:table-cell>
          <table:table-cell office:value-type="float" office:value="0.0134919" calcext:value-type="float">
            <text:p>0.0134919</text:p>
          </table:table-cell>
          <table:table-cell office:value-type="float" office:value="0.0138483" calcext:value-type="float">
            <text:p>0.0138483</text:p>
          </table:table-cell>
          <table:table-cell office:value-type="float" office:value="0.0152862" calcext:value-type="float">
            <text:p>0.0152862</text:p>
          </table:table-cell>
          <table:table-cell office:value-type="float" office:value="0.0160766" calcext:value-type="float">
            <text:p>0.0160766</text:p>
          </table:table-cell>
          <table:table-cell office:value-type="float" office:value="0.00739487" calcext:value-type="float">
            <text:p>0.00739487</text:p>
          </table:table-cell>
          <table:table-cell office:value-type="float" office:value="0.011288" calcext:value-type="float">
            <text:p>0.011288</text:p>
          </table:table-cell>
        </table:table-row>
        <table:table-row table:style-name="ro1">
          <table:table-cell office:value-type="float" office:value="0.0011409" calcext:value-type="float">
            <text:p>0.0011409</text:p>
          </table:table-cell>
          <table:table-cell office:value-type="float" office:value="0.00123672" calcext:value-type="float">
            <text:p>0.00123672</text:p>
          </table:table-cell>
          <table:table-cell office:value-type="float" office:value="0.00171455" calcext:value-type="float">
            <text:p>0.00171455</text:p>
          </table:table-cell>
          <table:table-cell office:value-type="float" office:value="0.00188239" calcext:value-type="float">
            <text:p>0.00188239</text:p>
          </table:table-cell>
          <table:table-cell office:value-type="float" office:value="0.00123057" calcext:value-type="float">
            <text:p>0.00123057</text:p>
          </table:table-cell>
          <table:table-cell office:value-type="float" office:value="0.00124962" calcext:value-type="float">
            <text:p>0.00124962</text:p>
          </table:table-cell>
          <table:table-cell office:value-type="float" office:value="0.00112194" calcext:value-type="float">
            <text:p>0.00112194</text:p>
          </table:table-cell>
          <table:table-cell office:value-type="float" office:value="0.00109504" calcext:value-type="float">
            <text:p>0.00109504</text:p>
          </table:table-cell>
          <table:table-cell office:value-type="float" office:value="0.00129989" calcext:value-type="float">
            <text:p>0.00129989</text:p>
          </table:table-cell>
        </table:table-row>
        <table:table-row table:style-name="ro1">
          <table:table-cell office:value-type="float" office:value="0.0204651" calcext:value-type="float">
            <text:p>0.0204651</text:p>
          </table:table-cell>
          <table:table-cell office:value-type="float" office:value="0.0311233" calcext:value-type="float">
            <text:p>0.0311233</text:p>
          </table:table-cell>
          <table:table-cell office:value-type="float" office:value="0.0204655" calcext:value-type="float">
            <text:p>0.0204655</text:p>
          </table:table-cell>
          <table:table-cell office:value-type="float" office:value="0.0194404" calcext:value-type="float">
            <text:p>0.0194404</text:p>
          </table:table-cell>
          <table:table-cell office:value-type="float" office:value="0.0224809" calcext:value-type="float">
            <text:p>0.0224809</text:p>
          </table:table-cell>
          <table:table-cell office:value-type="float" office:value="0.0184131" calcext:value-type="float">
            <text:p>0.0184131</text:p>
          </table:table-cell>
          <table:table-cell office:value-type="float" office:value="0.0252949" calcext:value-type="float">
            <text:p>0.0252949</text:p>
          </table:table-cell>
          <table:table-cell office:value-type="float" office:value="0.0255993" calcext:value-type="float">
            <text:p>0.0255993</text:p>
          </table:table-cell>
          <table:table-cell office:value-type="float" office:value="0.0122071" calcext:value-type="float">
            <text:p>0.0122071</text:p>
          </table:table-cell>
        </table:table-row>
        <table:table-row table:style-name="ro1">
          <table:table-cell office:value-type="float" office:value="0.0205579" calcext:value-type="float">
            <text:p>0.0205579</text:p>
          </table:table-cell>
          <table:table-cell office:value-type="float" office:value="0.0136032" calcext:value-type="float">
            <text:p>0.0136032</text:p>
          </table:table-cell>
          <table:table-cell office:value-type="float" office:value="0.0138244" calcext:value-type="float">
            <text:p>0.0138244</text:p>
          </table:table-cell>
          <table:table-cell office:value-type="float" office:value="0.010206" calcext:value-type="float">
            <text:p>0.010206</text:p>
          </table:table-cell>
          <table:table-cell office:value-type="float" office:value="0.0162855" calcext:value-type="float">
            <text:p>0.0162855</text:p>
          </table:table-cell>
          <table:table-cell office:value-type="float" office:value="0.014207" calcext:value-type="float">
            <text:p>0.014207</text:p>
          </table:table-cell>
          <table:table-cell office:value-type="float" office:value="0.012081" calcext:value-type="float">
            <text:p>0.012081</text:p>
          </table:table-cell>
          <table:table-cell office:value-type="float" office:value="0.0108793" calcext:value-type="float">
            <text:p>0.0108793</text:p>
          </table:table-cell>
          <table:table-cell office:value-type="float" office:value="0.00867909" calcext:value-type="float">
            <text:p>0.00867909</text:p>
          </table:table-cell>
        </table:table-row>
        <table:table-row table:style-name="ro1">
          <table:table-cell office:value-type="float" office:value="0.00107053" calcext:value-type="float">
            <text:p>0.00107053</text:p>
          </table:table-cell>
          <table:table-cell office:value-type="float" office:value="0.00124396" calcext:value-type="float">
            <text:p>0.00124396</text:p>
          </table:table-cell>
          <table:table-cell office:value-type="float" office:value="0.00396345" calcext:value-type="float">
            <text:p>0.00396345</text:p>
          </table:table-cell>
          <table:table-cell office:value-type="float" office:value="0.00376934" calcext:value-type="float">
            <text:p>0.00376934</text:p>
          </table:table-cell>
          <table:table-cell office:value-type="float" office:value="0.00122151" calcext:value-type="float">
            <text:p>0.00122151</text:p>
          </table:table-cell>
          <table:table-cell office:value-type="float" office:value="0.00124134" calcext:value-type="float">
            <text:p>0.00124134</text:p>
          </table:table-cell>
          <table:table-cell office:value-type="float" office:value="0.00126527" calcext:value-type="float">
            <text:p>0.00126527</text:p>
          </table:table-cell>
          <table:table-cell office:value-type="float" office:value="0.00152027" calcext:value-type="float">
            <text:p>0.00152027</text:p>
          </table:table-cell>
          <table:table-cell office:value-type="float" office:value="0.00118957" calcext:value-type="float">
            <text:p>0.00118957</text:p>
          </table:table-cell>
        </table:table-row>
        <table:table-row table:style-name="ro1">
          <table:table-cell office:value-type="float" office:value="0.000918001" calcext:value-type="float">
            <text:p>0.000918001</text:p>
          </table:table-cell>
          <table:table-cell office:value-type="float" office:value="0.000837744" calcext:value-type="float">
            <text:p>0.000837744</text:p>
          </table:table-cell>
          <table:table-cell office:value-type="float" office:value="0.00086714" calcext:value-type="float">
            <text:p>0.00086714</text:p>
          </table:table-cell>
          <table:table-cell office:value-type="float" office:value="0.000918612" calcext:value-type="float">
            <text:p>0.000918612</text:p>
          </table:table-cell>
          <table:table-cell office:value-type="float" office:value="0.00075746" calcext:value-type="float">
            <text:p>0.00075746</text:p>
          </table:table-cell>
          <table:table-cell office:value-type="float" office:value="0.000707989" calcext:value-type="float">
            <text:p>0.000707989</text:p>
          </table:table-cell>
          <table:table-cell office:value-type="float" office:value="0.000873795" calcext:value-type="float">
            <text:p>0.000873795</text:p>
          </table:table-cell>
          <table:table-cell office:value-type="float" office:value="0.00084822" calcext:value-type="float">
            <text:p>0.00084822</text:p>
          </table:table-cell>
          <table:table-cell office:value-type="float" office:value="0.000908836" calcext:value-type="float">
            <text:p>0.000908836</text:p>
          </table:table-cell>
        </table:table-row>
        <table:table-row table:style-name="ro1">
          <table:table-cell office:value-type="float" office:value="0.0157651" calcext:value-type="float">
            <text:p>0.0157651</text:p>
          </table:table-cell>
          <table:table-cell office:value-type="float" office:value="0.0165681" calcext:value-type="float">
            <text:p>0.0165681</text:p>
          </table:table-cell>
          <table:table-cell office:value-type="float" office:value="0.0124498" calcext:value-type="float">
            <text:p>0.0124498</text:p>
          </table:table-cell>
          <table:table-cell office:value-type="float" office:value="0.0151831" calcext:value-type="float">
            <text:p>0.0151831</text:p>
          </table:table-cell>
          <table:table-cell office:value-type="float" office:value="0.014707" calcext:value-type="float">
            <text:p>0.014707</text:p>
          </table:table-cell>
          <table:table-cell office:value-type="float" office:value="0.0207362" calcext:value-type="float">
            <text:p>0.0207362</text:p>
          </table:table-cell>
          <table:table-cell office:value-type="float" office:value="0.00993477" calcext:value-type="float">
            <text:p>0.00993477</text:p>
          </table:table-cell>
          <table:table-cell office:value-type="float" office:value="0.00642226" calcext:value-type="float">
            <text:p>0.00642226</text:p>
          </table:table-cell>
          <table:table-cell office:value-type="float" office:value="0.0107546" calcext:value-type="float">
            <text:p>0.0107546</text:p>
          </table:table-cell>
        </table:table-row>
        <table:table-row table:style-name="ro1">
          <table:table-cell office:value-type="float" office:value="0.143678" calcext:value-type="float">
            <text:p>0.143678</text:p>
          </table:table-cell>
          <table:table-cell office:value-type="float" office:value="0.109467" calcext:value-type="float">
            <text:p>0.109467</text:p>
          </table:table-cell>
          <table:table-cell office:value-type="float" office:value="0.13835" calcext:value-type="float">
            <text:p>0.13835</text:p>
          </table:table-cell>
          <table:table-cell office:value-type="float" office:value="0.128019" calcext:value-type="float">
            <text:p>0.128019</text:p>
          </table:table-cell>
          <table:table-cell office:value-type="float" office:value="0.143335" calcext:value-type="float">
            <text:p>0.143335</text:p>
          </table:table-cell>
          <table:table-cell office:value-type="float" office:value="0.148362" calcext:value-type="float">
            <text:p>0.148362</text:p>
          </table:table-cell>
          <table:table-cell office:value-type="float" office:value="0.171635" calcext:value-type="float">
            <text:p>0.171635</text:p>
          </table:table-cell>
          <table:table-cell office:value-type="float" office:value="0.243183" calcext:value-type="float">
            <text:p>0.243183</text:p>
          </table:table-cell>
          <table:table-cell office:value-type="float" office:value="0.504997" calcext:value-type="float">
            <text:p>0.504997</text:p>
          </table:table-cell>
        </table:table-row>
        <table:table-row table:style-name="ro1">
          <table:table-cell office:value-type="float" office:value="0.77954" calcext:value-type="float">
            <text:p>0.77954</text:p>
          </table:table-cell>
          <table:table-cell office:value-type="float" office:value="0.581273" calcext:value-type="float">
            <text:p>0.581273</text:p>
          </table:table-cell>
          <table:table-cell office:value-type="float" office:value="0.704134" calcext:value-type="float">
            <text:p>0.704134</text:p>
          </table:table-cell>
          <table:table-cell office:value-type="float" office:value="0.426962" calcext:value-type="float">
            <text:p>0.426962</text:p>
          </table:table-cell>
          <table:table-cell office:value-type="float" office:value="0.412463" calcext:value-type="float">
            <text:p>0.412463</text:p>
          </table:table-cell>
          <table:table-cell office:value-type="float" office:value="0.602362" calcext:value-type="float">
            <text:p>0.602362</text:p>
          </table:table-cell>
          <table:table-cell office:value-type="float" office:value="0.380372" calcext:value-type="float">
            <text:p>0.380372</text:p>
          </table:table-cell>
          <table:table-cell office:value-type="float" office:value="0.570652" calcext:value-type="float">
            <text:p>0.570652</text:p>
          </table:table-cell>
          <table:table-cell office:value-type="float" office:value="1.19725" calcext:value-type="float">
            <text:p>1.19725</text:p>
          </table:table-cell>
        </table:table-row>
        <table:table-row table:style-name="ro1">
          <table:table-cell office:value-type="float" office:value="1.9721" calcext:value-type="float">
            <text:p>1.9721</text:p>
          </table:table-cell>
          <table:table-cell office:value-type="float" office:value="1.51276" calcext:value-type="float">
            <text:p>1.51276</text:p>
          </table:table-cell>
          <table:table-cell office:value-type="float" office:value="1.48787" calcext:value-type="float">
            <text:p>1.48787</text:p>
          </table:table-cell>
          <table:table-cell office:value-type="float" office:value="1.43393" calcext:value-type="float">
            <text:p>1.43393</text:p>
          </table:table-cell>
          <table:table-cell office:value-type="float" office:value="1.19214" calcext:value-type="float">
            <text:p>1.19214</text:p>
          </table:table-cell>
          <table:table-cell office:value-type="float" office:value="1.18995" calcext:value-type="float">
            <text:p>1.18995</text:p>
          </table:table-cell>
          <table:table-cell office:value-type="float" office:value="1.10783" calcext:value-type="float">
            <text:p>1.10783</text:p>
          </table:table-cell>
          <table:table-cell office:value-type="float" office:value="1.05542" calcext:value-type="float">
            <text:p>1.05542</text:p>
          </table:table-cell>
          <table:table-cell office:value-type="float" office:value="0.931349" calcext:value-type="float">
            <text:p>0.931349</text:p>
          </table:table-cell>
        </table:table-row>
        <table:table-row table:style-name="ro1">
          <table:table-cell office:value-type="float" office:value="0.035863" calcext:value-type="float">
            <text:p>0.035863</text:p>
          </table:table-cell>
          <table:table-cell office:value-type="float" office:value="0.0344315" calcext:value-type="float">
            <text:p>0.0344315</text:p>
          </table:table-cell>
          <table:table-cell office:value-type="float" office:value="0.0240502" calcext:value-type="float">
            <text:p>0.0240502</text:p>
          </table:table-cell>
          <table:table-cell office:value-type="float" office:value="0.0224451" calcext:value-type="float">
            <text:p>0.0224451</text:p>
          </table:table-cell>
          <table:table-cell office:value-type="float" office:value="0.0116794" calcext:value-type="float">
            <text:p>0.0116794</text:p>
          </table:table-cell>
          <table:table-cell office:value-type="float" office:value="0.0155806" calcext:value-type="float">
            <text:p>0.0155806</text:p>
          </table:table-cell>
          <table:table-cell office:value-type="float" office:value="0.0228495" calcext:value-type="float">
            <text:p>0.0228495</text:p>
          </table:table-cell>
          <table:table-cell office:value-type="float" office:value="0.0293824" calcext:value-type="float">
            <text:p>0.0293824</text:p>
          </table:table-cell>
          <table:table-cell office:value-type="float" office:value="0.0393677" calcext:value-type="float">
            <text:p>0.0393677</text:p>
          </table:table-cell>
        </table:table-row>
        <table:table-row table:style-name="ro1">
          <table:table-cell office:value-type="float" office:value="0.031804" calcext:value-type="float">
            <text:p>0.031804</text:p>
          </table:table-cell>
          <table:table-cell office:value-type="float" office:value="0.0135693" calcext:value-type="float">
            <text:p>0.0135693</text:p>
          </table:table-cell>
          <table:table-cell office:value-type="float" office:value="0.0159658" calcext:value-type="float">
            <text:p>0.0159658</text:p>
          </table:table-cell>
          <table:table-cell office:value-type="float" office:value="0.0129143" calcext:value-type="float">
            <text:p>0.0129143</text:p>
          </table:table-cell>
          <table:table-cell office:value-type="float" office:value="0.0159424" calcext:value-type="float">
            <text:p>0.0159424</text:p>
          </table:table-cell>
          <table:table-cell office:value-type="float" office:value="0.0152737" calcext:value-type="float">
            <text:p>0.0152737</text:p>
          </table:table-cell>
          <table:table-cell office:value-type="float" office:value="0.0146818" calcext:value-type="float">
            <text:p>0.0146818</text:p>
          </table:table-cell>
          <table:table-cell office:value-type="float" office:value="0.0117308" calcext:value-type="float">
            <text:p>0.0117308</text:p>
          </table:table-cell>
          <table:table-cell office:value-type="float" office:value="0.0202448" calcext:value-type="float">
            <text:p>0.0202448</text:p>
          </table:table-cell>
        </table:table-row>
        <table:table-row table:style-name="ro1">
          <table:table-cell office:value-type="float" office:value="0.0251094" calcext:value-type="float">
            <text:p>0.0251094</text:p>
          </table:table-cell>
          <table:table-cell office:value-type="float" office:value="0.0153296" calcext:value-type="float">
            <text:p>0.0153296</text:p>
          </table:table-cell>
          <table:table-cell office:value-type="float" office:value="0.0191119" calcext:value-type="float">
            <text:p>0.0191119</text:p>
          </table:table-cell>
          <table:table-cell office:value-type="float" office:value="0.0210897" calcext:value-type="float">
            <text:p>0.0210897</text:p>
          </table:table-cell>
          <table:table-cell office:value-type="float" office:value="0.0177619" calcext:value-type="float">
            <text:p>0.0177619</text:p>
          </table:table-cell>
          <table:table-cell office:value-type="float" office:value="0.00940389" calcext:value-type="float">
            <text:p>0.00940389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0.0117292" calcext:value-type="float">
            <text:p>0.0117292</text:p>
          </table:table-cell>
          <table:table-cell office:value-type="float" office:value="0.0200882" calcext:value-type="float">
            <text:p>0.0200882</text:p>
          </table:table-cell>
        </table:table-row>
        <table:table-row table:style-name="ro1">
          <table:table-cell office:value-type="float" office:value="0.0281897" calcext:value-type="float">
            <text:p>0.0281897</text:p>
          </table:table-cell>
          <table:table-cell office:value-type="float" office:value="0.0133682" calcext:value-type="float">
            <text:p>0.0133682</text:p>
          </table:table-cell>
          <table:table-cell office:value-type="float" office:value="0.0143756" calcext:value-type="float">
            <text:p>0.0143756</text:p>
          </table:table-cell>
          <table:table-cell office:value-type="float" office:value="0.0128707" calcext:value-type="float">
            <text:p>0.0128707</text:p>
          </table:table-cell>
          <table:table-cell office:value-type="float" office:value="0.0149966" calcext:value-type="float">
            <text:p>0.0149966</text:p>
          </table:table-cell>
          <table:table-cell office:value-type="float" office:value="0.0123349" calcext:value-type="float">
            <text:p>0.0123349</text:p>
          </table:table-cell>
          <table:table-cell office:value-type="float" office:value="0.0130517" calcext:value-type="float">
            <text:p>0.0130517</text:p>
          </table:table-cell>
          <table:table-cell office:value-type="float" office:value="0.0134011" calcext:value-type="float">
            <text:p>0.0134011</text:p>
          </table:table-cell>
          <table:table-cell office:value-type="float" office:value="0.0089648" calcext:value-type="float">
            <text:p>0.0089648</text:p>
          </table:table-cell>
        </table:table-row>
        <table:table-row table:style-name="ro1">
          <table:table-cell office:value-type="float" office:value="0.0231046" calcext:value-type="float">
            <text:p>0.0231046</text:p>
          </table:table-cell>
          <table:table-cell office:value-type="float" office:value="0.0173897" calcext:value-type="float">
            <text:p>0.0173897</text:p>
          </table:table-cell>
          <table:table-cell office:value-type="float" office:value="0.00958422" calcext:value-type="float">
            <text:p>0.00958422</text:p>
          </table:table-cell>
          <table:table-cell office:value-type="float" office:value="0.0160246" calcext:value-type="float">
            <text:p>0.0160246</text:p>
          </table:table-cell>
          <table:table-cell office:value-type="float" office:value="0.0120479" calcext:value-type="float">
            <text:p>0.0120479</text:p>
          </table:table-cell>
          <table:table-cell office:value-type="float" office:value="0.0169824" calcext:value-type="float">
            <text:p>0.0169824</text:p>
          </table:table-cell>
          <table:table-cell office:value-type="float" office:value="0.00957116" calcext:value-type="float">
            <text:p>0.00957116</text:p>
          </table:table-cell>
          <table:table-cell office:value-type="float" office:value="0.011698" calcext:value-type="float">
            <text:p>0.011698</text:p>
          </table:table-cell>
          <table:table-cell office:value-type="float" office:value="0.0134389" calcext:value-type="float">
            <text:p>0.0134389</text:p>
          </table:table-cell>
        </table:table-row>
        <table:table-row table:style-name="ro1">
          <table:table-cell office:value-type="float" office:value="0.023586" calcext:value-type="float">
            <text:p>0.023586</text:p>
          </table:table-cell>
          <table:table-cell office:value-type="float" office:value="0.0168991" calcext:value-type="float">
            <text:p>0.0168991</text:p>
          </table:table-cell>
          <table:table-cell office:value-type="float" office:value="0.0168057" calcext:value-type="float">
            <text:p>0.0168057</text:p>
          </table:table-cell>
          <table:table-cell office:value-type="float" office:value="0.0174145" calcext:value-type="float">
            <text:p>0.0174145</text:p>
          </table:table-cell>
          <table:table-cell office:value-type="float" office:value="0.0145671" calcext:value-type="float">
            <text:p>0.0145671</text:p>
          </table:table-cell>
          <table:table-cell office:value-type="float" office:value="0.0140025" calcext:value-type="float">
            <text:p>0.0140025</text:p>
          </table:table-cell>
          <table:table-cell office:value-type="float" office:value="0.0195612" calcext:value-type="float">
            <text:p>0.0195612</text:p>
          </table:table-cell>
          <table:table-cell office:value-type="float" office:value="0.0122787" calcext:value-type="float">
            <text:p>0.0122787</text:p>
          </table:table-cell>
          <table:table-cell office:value-type="float" office:value="0.0112304" calcext:value-type="float">
            <text:p>0.0112304</text:p>
          </table:table-cell>
        </table:table-row>
        <table:table-row table:style-name="ro1">
          <table:table-cell office:value-type="float" office:value="1.81579" calcext:value-type="float">
            <text:p>1.81579</text:p>
          </table:table-cell>
          <table:table-cell office:value-type="float" office:value="1.47027" calcext:value-type="float">
            <text:p>1.47027</text:p>
          </table:table-cell>
          <table:table-cell office:value-type="float" office:value="1.37803" calcext:value-type="float">
            <text:p>1.37803</text:p>
          </table:table-cell>
          <table:table-cell office:value-type="float" office:value="1.66424" calcext:value-type="float">
            <text:p>1.66424</text:p>
          </table:table-cell>
          <table:table-cell office:value-type="float" office:value="1.41133" calcext:value-type="float">
            <text:p>1.41133</text:p>
          </table:table-cell>
          <table:table-cell office:value-type="float" office:value="1.35827" calcext:value-type="float">
            <text:p>1.35827</text:p>
          </table:table-cell>
          <table:table-cell office:value-type="float" office:value="1.29712" calcext:value-type="float">
            <text:p>1.29712</text:p>
          </table:table-cell>
          <table:table-cell office:value-type="float" office:value="1.38929" calcext:value-type="float">
            <text:p>1.38929</text:p>
          </table:table-cell>
          <table:table-cell office:value-type="float" office:value="1.39981" calcext:value-type="float">
            <text:p>1.39981</text:p>
          </table:table-cell>
        </table:table-row>
        <table:table-row table:style-name="ro1">
          <table:table-cell office:value-type="float" office:value="2.79916" calcext:value-type="float">
            <text:p>2.79916</text:p>
          </table:table-cell>
          <table:table-cell office:value-type="float" office:value="2.30159" calcext:value-type="float">
            <text:p>2.30159</text:p>
          </table:table-cell>
          <table:table-cell office:value-type="float" office:value="2.52531" calcext:value-type="float">
            <text:p>2.52531</text:p>
          </table:table-cell>
          <table:table-cell office:value-type="float" office:value="2.52508" calcext:value-type="float">
            <text:p>2.52508</text:p>
          </table:table-cell>
          <table:table-cell office:value-type="float" office:value="2.14501" calcext:value-type="float">
            <text:p>2.14501</text:p>
          </table:table-cell>
          <table:table-cell office:value-type="float" office:value="1.88239" calcext:value-type="float">
            <text:p>1.88239</text:p>
          </table:table-cell>
          <table:table-cell office:value-type="float" office:value="1.99758" calcext:value-type="float">
            <text:p>1.99758</text:p>
          </table:table-cell>
          <table:table-cell office:value-type="float" office:value="1.84214" calcext:value-type="float">
            <text:p>1.84214</text:p>
          </table:table-cell>
          <table:table-cell office:value-type="float" office:value="2.22919" calcext:value-type="float">
            <text:p>2.22919</text:p>
          </table:table-cell>
        </table:table-row>
        <table:table-row table:style-name="ro1">
          <table:table-cell office:value-type="float" office:value="2.21508" calcext:value-type="float">
            <text:p>2.21508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1.71991" calcext:value-type="float">
            <text:p>1.71991</text:p>
          </table:table-cell>
          <table:table-cell office:value-type="float" office:value="1.93817" calcext:value-type="float">
            <text:p>1.93817</text:p>
          </table:table-cell>
          <table:table-cell office:value-type="float" office:value="2.00156" calcext:value-type="float">
            <text:p>2.00156</text:p>
          </table:table-cell>
          <table:table-cell office:value-type="float" office:value="1.85877" calcext:value-type="float">
            <text:p>1.85877</text:p>
          </table:table-cell>
          <table:table-cell office:value-type="float" office:value="1.84163" calcext:value-type="float">
            <text:p>1.84163</text:p>
          </table:table-cell>
          <table:table-cell office:value-type="float" office:value="1.86474" calcext:value-type="float">
            <text:p>1.86474</text:p>
          </table:table-cell>
          <table:table-cell office:value-type="float" office:value="1.57408" calcext:value-type="float">
            <text:p>1.57408</text:p>
          </table:table-cell>
        </table:table-row>
        <table:table-row table:style-name="ro1">
          <table:table-cell office:value-type="float" office:value="3.53927" calcext:value-type="float">
            <text:p>3.53927</text:p>
          </table:table-cell>
          <table:table-cell office:value-type="float" office:value="2.19353" calcext:value-type="float">
            <text:p>2.19353</text:p>
          </table:table-cell>
          <table:table-cell office:value-type="float" office:value="2.28166" calcext:value-type="float">
            <text:p>2.28166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2.03461" calcext:value-type="float">
            <text:p>2.03461</text:p>
          </table:table-cell>
          <table:table-cell office:value-type="float" office:value="2.16631" calcext:value-type="float">
            <text:p>2.16631</text:p>
          </table:table-cell>
          <table:table-cell office:value-type="float" office:value="2.47336" calcext:value-type="float">
            <text:p>2.47336</text:p>
          </table:table-cell>
          <table:table-cell office:value-type="float" office:value="2.25538" calcext:value-type="float">
            <text:p>2.25538</text:p>
          </table:table-cell>
          <table:table-cell office:value-type="float" office:value="2.26189" calcext:value-type="float">
            <text:p>2.26189</text:p>
          </table:table-cell>
        </table:table-row>
        <table:table-row table:style-name="ro1">
          <table:table-cell office:value-type="float" office:value="0.00123061" calcext:value-type="float">
            <text:p>0.00123061</text:p>
          </table:table-cell>
          <table:table-cell office:value-type="float" office:value="0.00120904" calcext:value-type="float">
            <text:p>0.00120904</text:p>
          </table:table-cell>
          <table:table-cell office:value-type="float" office:value="0.000961123" calcext:value-type="float">
            <text:p>0.000961123</text:p>
          </table:table-cell>
          <table:table-cell office:value-type="float" office:value="0.00114882" calcext:value-type="float">
            <text:p>0.00114882</text:p>
          </table:table-cell>
          <table:table-cell office:value-type="float" office:value="0.00119195" calcext:value-type="float">
            <text:p>0.00119195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18109" calcext:value-type="float">
            <text:p>0.00118109</text:p>
          </table:table-cell>
          <table:table-cell office:value-type="float" office:value="0.00118508" calcext:value-type="float">
            <text:p>0.00118508</text:p>
          </table:table-cell>
          <table:table-cell office:value-type="float" office:value="0.00116796" calcext:value-type="float">
            <text:p>0.00116796</text:p>
          </table:table-cell>
        </table:table-row>
        <table:table-row table:style-name="ro1">
          <table:table-cell office:value-type="float" office:value="2.08276" calcext:value-type="float">
            <text:p>2.08276</text:p>
          </table:table-cell>
          <table:table-cell office:value-type="float" office:value="1.70895" calcext:value-type="float">
            <text:p>1.70895</text:p>
          </table:table-cell>
          <table:table-cell office:value-type="float" office:value="2.09945" calcext:value-type="float">
            <text:p>2.09945</text:p>
          </table:table-cell>
          <table:table-cell office:value-type="float" office:value="1.98126" calcext:value-type="float">
            <text:p>1.98126</text:p>
          </table:table-cell>
          <table:table-cell office:value-type="float" office:value="2.36654" calcext:value-type="float">
            <text:p>2.36654</text:p>
          </table:table-cell>
          <table:table-cell office:value-type="float" office:value="2.24076" calcext:value-type="float">
            <text:p>2.24076</text:p>
          </table:table-cell>
          <table:table-cell office:value-type="float" office:value="1.85842" calcext:value-type="float">
            <text:p>1.85842</text:p>
          </table:table-cell>
          <table:table-cell office:value-type="float" office:value="2.011" calcext:value-type="float">
            <text:p>2.011</text:p>
          </table:table-cell>
          <table:table-cell office:value-type="float" office:value="1.70562" calcext:value-type="float">
            <text:p>1.70562</text:p>
          </table:table-cell>
        </table:table-row>
        <table:table-row table:style-name="ro1">
          <table:table-cell office:value-type="float" office:value="0.00103398" calcext:value-type="float">
            <text:p>0.00103398</text:p>
          </table:table-cell>
          <table:table-cell office:value-type="float" office:value="0.00105376" calcext:value-type="float">
            <text:p>0.00105376</text:p>
          </table:table-cell>
          <table:table-cell office:value-type="float" office:value="0.00108072" calcext:value-type="float">
            <text:p>0.00108072</text:p>
          </table:table-cell>
          <table:table-cell office:value-type="float" office:value="0.0011025" calcext:value-type="float">
            <text:p>0.0011025</text:p>
          </table:table-cell>
          <table:table-cell office:value-type="float" office:value="0.00103798" calcext:value-type="float">
            <text:p>0.00103798</text:p>
          </table:table-cell>
          <table:table-cell office:value-type="float" office:value="0.000934307" calcext:value-type="float">
            <text:p>0.000934307</text:p>
          </table:table-cell>
          <table:table-cell office:value-type="float" office:value="0.0011284" calcext:value-type="float">
            <text:p>0.0011284</text:p>
          </table:table-cell>
          <table:table-cell office:value-type="float" office:value="0.00111805" calcext:value-type="float">
            <text:p>0.00111805</text:p>
          </table:table-cell>
          <table:table-cell office:value-type="float" office:value="0.000949084" calcext:value-type="float">
            <text:p>0.000949084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1.50575" calcext:value-type="float">
            <text:p>1.50575</text:p>
          </table:table-cell>
          <table:table-cell office:value-type="float" office:value="1.5444" calcext:value-type="float">
            <text:p>1.5444</text:p>
          </table:table-cell>
          <table:table-cell office:value-type="float" office:value="1.44575" calcext:value-type="float">
            <text:p>1.44575</text:p>
          </table:table-cell>
          <table:table-cell office:value-type="float" office:value="1.23555" calcext:value-type="float">
            <text:p>1.23555</text:p>
          </table:table-cell>
          <table:table-cell office:value-type="float" office:value="1.2325" calcext:value-type="float">
            <text:p>1.2325</text:p>
          </table:table-cell>
          <table:table-cell office:value-type="float" office:value="1.43005" calcext:value-type="float">
            <text:p>1.43005</text:p>
          </table:table-cell>
          <table:table-cell office:value-type="float" office:value="1.45008" calcext:value-type="float">
            <text:p>1.45008</text:p>
          </table:table-cell>
          <table:table-cell office:value-type="float" office:value="1.40962" calcext:value-type="float">
            <text:p>1.40962</text:p>
          </table:table-cell>
        </table:table-row>
        <table:table-row table:style-name="ro1">
          <table:table-cell office:value-type="float" office:value="1.40096" calcext:value-type="float">
            <text:p>1.40096</text:p>
          </table:table-cell>
          <table:table-cell office:value-type="float" office:value="1.16514" calcext:value-type="float">
            <text:p>1.16514</text:p>
          </table:table-cell>
          <table:table-cell office:value-type="float" office:value="1.28048" calcext:value-type="float">
            <text:p>1.28048</text:p>
          </table:table-cell>
          <table:table-cell office:value-type="float" office:value="1.11992" calcext:value-type="float">
            <text:p>1.11992</text:p>
          </table:table-cell>
          <table:table-cell office:value-type="float" office:value="1.21356" calcext:value-type="float">
            <text:p>1.21356</text:p>
          </table:table-cell>
          <table:table-cell office:value-type="float" office:value="0.963312" calcext:value-type="float">
            <text:p>0.963312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1.10033" calcext:value-type="float">
            <text:p>1.10033</text:p>
          </table:table-cell>
          <table:table-cell office:value-type="float" office:value="1.11767" calcext:value-type="float">
            <text:p>1.11767</text:p>
          </table:table-cell>
        </table:table-row>
        <table:table-row table:style-name="ro1">
          <table:table-cell office:value-type="float" office:value="0.0390577" calcext:value-type="float">
            <text:p>0.0390577</text:p>
          </table:table-cell>
          <table:table-cell office:value-type="float" office:value="0.0317137" calcext:value-type="float">
            <text:p>0.0317137</text:p>
          </table:table-cell>
          <table:table-cell office:value-type="float" office:value="0.0439355" calcext:value-type="float">
            <text:p>0.0439355</text:p>
          </table:table-cell>
          <table:table-cell office:value-type="float" office:value="0.0361134" calcext:value-type="float">
            <text:p>0.0361134</text:p>
          </table:table-cell>
          <table:table-cell office:value-type="float" office:value="0.026695" calcext:value-type="float">
            <text:p>0.026695</text:p>
          </table:table-cell>
          <table:table-cell office:value-type="float" office:value="0.0296834" calcext:value-type="float">
            <text:p>0.0296834</text:p>
          </table:table-cell>
          <table:table-cell office:value-type="float" office:value="0.025204" calcext:value-type="float">
            <text:p>0.025204</text:p>
          </table:table-cell>
          <table:table-cell office:value-type="float" office:value="0.0144144" calcext:value-type="float">
            <text:p>0.0144144</text:p>
          </table:table-cell>
          <table:table-cell office:value-type="float" office:value="0.0242647" calcext:value-type="float">
            <text:p>0.0242647</text:p>
          </table:table-cell>
        </table:table-row>
        <table:table-row table:style-name="ro1">
          <table:table-cell office:value-type="float" office:value="0.00106462" calcext:value-type="float">
            <text:p>0.00106462</text:p>
          </table:table-cell>
          <table:table-cell office:value-type="float" office:value="0.00100834" calcext:value-type="float">
            <text:p>0.00100834</text:p>
          </table:table-cell>
          <table:table-cell office:value-type="float" office:value="0.00101157" calcext:value-type="float">
            <text:p>0.00101157</text:p>
          </table:table-cell>
          <table:table-cell office:value-type="float" office:value="0.00111864" calcext:value-type="float">
            <text:p>0.00111864</text:p>
          </table:table-cell>
          <table:table-cell office:value-type="float" office:value="0.00111666" calcext:value-type="float">
            <text:p>0.00111666</text:p>
          </table:table-cell>
          <table:table-cell office:value-type="float" office:value="0.000954328" calcext:value-type="float">
            <text:p>0.000954328</text:p>
          </table:table-cell>
          <table:table-cell office:value-type="float" office:value="0.00106514" calcext:value-type="float">
            <text:p>0.00106514</text:p>
          </table:table-cell>
          <table:table-cell office:value-type="float" office:value="0.00112576" calcext:value-type="float">
            <text:p>0.00112576</text:p>
          </table:table-cell>
          <table:table-cell office:value-type="float" office:value="0.00114269" calcext:value-type="float">
            <text:p>0.00114269</text:p>
          </table:table-cell>
        </table:table-row>
        <table:table-row table:style-name="ro1">
          <table:table-cell office:value-type="float" office:value="2.00199" calcext:value-type="float">
            <text:p>2.00199</text:p>
          </table:table-cell>
          <table:table-cell office:value-type="float" office:value="1.36778" calcext:value-type="float">
            <text:p>1.36778</text:p>
          </table:table-cell>
          <table:table-cell office:value-type="float" office:value="1.60164" calcext:value-type="float">
            <text:p>1.60164</text:p>
          </table:table-cell>
          <table:table-cell office:value-type="float" office:value="1.59693" calcext:value-type="float">
            <text:p>1.59693</text:p>
          </table:table-cell>
          <table:table-cell office:value-type="float" office:value="1.38683" calcext:value-type="float">
            <text:p>1.38683</text:p>
          </table:table-cell>
          <table:table-cell office:value-type="float" office:value="1.30142" calcext:value-type="float">
            <text:p>1.30142</text:p>
          </table:table-cell>
          <table:table-cell office:value-type="float" office:value="1.262" calcext:value-type="float">
            <text:p>1.262</text:p>
          </table:table-cell>
          <table:table-cell office:value-type="float" office:value="1.34967" calcext:value-type="float">
            <text:p>1.34967</text:p>
          </table:table-cell>
          <table:table-cell office:value-type="float" office:value="1.24937" calcext:value-type="float">
            <text:p>1.24937</text:p>
          </table:table-cell>
        </table:table-row>
        <table:table-row table:style-name="ro1">
          <table:table-cell office:value-type="float" office:value="0.0278363" calcext:value-type="float">
            <text:p>0.0278363</text:p>
          </table:table-cell>
          <table:table-cell office:value-type="float" office:value="0.0155858" calcext:value-type="float">
            <text:p>0.0155858</text:p>
          </table:table-cell>
          <table:table-cell office:value-type="float" office:value="0.0240239" calcext:value-type="float">
            <text:p>0.0240239</text:p>
          </table:table-cell>
          <table:table-cell office:value-type="float" office:value="0.0171107" calcext:value-type="float">
            <text:p>0.0171107</text:p>
          </table:table-cell>
          <table:table-cell office:value-type="float" office:value="0.0123076" calcext:value-type="float">
            <text:p>0.0123076</text:p>
          </table:table-cell>
          <table:table-cell office:value-type="float" office:value="0.0132355" calcext:value-type="float">
            <text:p>0.0132355</text:p>
          </table:table-cell>
          <table:table-cell office:value-type="float" office:value="0.0125711" calcext:value-type="float">
            <text:p>0.0125711</text:p>
          </table:table-cell>
          <table:table-cell office:value-type="float" office:value="0.0155199" calcext:value-type="float">
            <text:p>0.0155199</text:p>
          </table:table-cell>
          <table:table-cell office:value-type="float" office:value="0.0127621" calcext:value-type="float">
            <text:p>0.0127621</text:p>
          </table:table-cell>
        </table:table-row>
        <table:table-row table:style-name="ro1">
          <table:table-cell office:value-type="float" office:value="0.0188738" calcext:value-type="float">
            <text:p>0.0188738</text:p>
          </table:table-cell>
          <table:table-cell office:value-type="float" office:value="0.0161607" calcext:value-type="float">
            <text:p>0.0161607</text:p>
          </table:table-cell>
          <table:table-cell office:value-type="float" office:value="0.0114438" calcext:value-type="float">
            <text:p>0.0114438</text:p>
          </table:table-cell>
          <table:table-cell office:value-type="float" office:value="0.00785279" calcext:value-type="float">
            <text:p>0.00785279</text:p>
          </table:table-cell>
          <table:table-cell office:value-type="float" office:value="0.0096114" calcext:value-type="float">
            <text:p>0.0096114</text:p>
          </table:table-cell>
          <table:table-cell office:value-type="float" office:value="0.00692811" calcext:value-type="float">
            <text:p>0.00692811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0.0116915" calcext:value-type="float">
            <text:p>0.0116915</text:p>
          </table:table-cell>
          <table:table-cell office:value-type="float" office:value="0.00709859" calcext:value-type="float">
            <text:p>0.00709859</text:p>
          </table:table-cell>
        </table:table-row>
        <table:table-row table:style-name="ro1">
          <table:table-cell office:value-type="float" office:value="0.0315017" calcext:value-type="float">
            <text:p>0.0315017</text:p>
          </table:table-cell>
          <table:table-cell office:value-type="float" office:value="0.0167765" calcext:value-type="float">
            <text:p>0.0167765</text:p>
          </table:table-cell>
          <table:table-cell office:value-type="float" office:value="0.0191899" calcext:value-type="float">
            <text:p>0.0191899</text:p>
          </table:table-cell>
          <table:table-cell office:value-type="float" office:value="0.0132438" calcext:value-type="float">
            <text:p>0.0132438</text:p>
          </table:table-cell>
          <table:table-cell office:value-type="float" office:value="0.0188551" calcext:value-type="float">
            <text:p>0.0188551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0.0183066" calcext:value-type="float">
            <text:p>0.0183066</text:p>
          </table:table-cell>
          <table:table-cell office:value-type="float" office:value="0.0140698" calcext:value-type="float">
            <text:p>0.0140698</text:p>
          </table:table-cell>
          <table:table-cell office:value-type="float" office:value="0.014033" calcext:value-type="float">
            <text:p>0.014033</text:p>
          </table:table-cell>
        </table:table-row>
        <table:table-row table:style-name="ro1">
          <table:table-cell office:value-type="float" office:value="3.9256" calcext:value-type="float">
            <text:p>3.9256</text:p>
          </table:table-cell>
          <table:table-cell office:value-type="float" office:value="2.99356" calcext:value-type="float">
            <text:p>2.99356</text:p>
          </table:table-cell>
          <table:table-cell office:value-type="float" office:value="2.139" calcext:value-type="float">
            <text:p>2.139</text:p>
          </table:table-cell>
          <table:table-cell office:value-type="float" office:value="2.34545" calcext:value-type="float">
            <text:p>2.34545</text:p>
          </table:table-cell>
          <table:table-cell office:value-type="float" office:value="2.76265" calcext:value-type="float">
            <text:p>2.76265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2.1135" calcext:value-type="float">
            <text:p>2.1135</text:p>
          </table:table-cell>
          <table:table-cell office:value-type="float" office:value="1.95958" calcext:value-type="float">
            <text:p>1.95958</text:p>
          </table:table-cell>
          <table:table-cell office:value-type="float" office:value="2.6551" calcext:value-type="float">
            <text:p>2.6551</text:p>
          </table:table-cell>
        </table:table-row>
        <table:table-row table:style-name="ro1">
          <table:table-cell office:value-type="float" office:value="2.14274" calcext:value-type="float">
            <text:p>2.14274</text:p>
          </table:table-cell>
          <table:table-cell office:value-type="float" office:value="1.03692" calcext:value-type="float">
            <text:p>1.03692</text:p>
          </table:table-cell>
          <table:table-cell office:value-type="float" office:value="1.06365" calcext:value-type="float">
            <text:p>1.06365</text:p>
          </table:table-cell>
          <table:table-cell office:value-type="float" office:value="1.07074" calcext:value-type="float">
            <text:p>1.07074</text:p>
          </table:table-cell>
          <table:table-cell office:value-type="float" office:value="0.894428" calcext:value-type="float">
            <text:p>0.894428</text:p>
          </table:table-cell>
          <table:table-cell office:value-type="float" office:value="0.853174" calcext:value-type="float">
            <text:p>0.853174</text:p>
          </table:table-cell>
          <table:table-cell office:value-type="float" office:value="0.923561" calcext:value-type="float">
            <text:p>0.923561</text:p>
          </table:table-cell>
          <table:table-cell office:value-type="float" office:value="1.25777" calcext:value-type="float">
            <text:p>1.25777</text:p>
          </table:table-cell>
          <table:table-cell office:value-type="float" office:value="1.71604" calcext:value-type="float">
            <text:p>1.71604</text:p>
          </table:table-cell>
        </table:table-row>
        <table:table-row table:style-name="ro1">
          <table:table-cell office:value-type="float" office:value="0.333396" calcext:value-type="float">
            <text:p>0.333396</text:p>
          </table:table-cell>
          <table:table-cell office:value-type="float" office:value="0.197584" calcext:value-type="float">
            <text:p>0.197584</text:p>
          </table:table-cell>
          <table:table-cell office:value-type="float" office:value="0.245333" calcext:value-type="float">
            <text:p>0.245333</text:p>
          </table:table-cell>
          <table:table-cell office:value-type="float" office:value="0.228176" calcext:value-type="float">
            <text:p>0.228176</text:p>
          </table:table-cell>
          <table:table-cell office:value-type="float" office:value="0.220987" calcext:value-type="float">
            <text:p>0.220987</text:p>
          </table:table-cell>
          <table:table-cell office:value-type="float" office:value="0.245538" calcext:value-type="float">
            <text:p>0.245538</text:p>
          </table:table-cell>
          <table:table-cell office:value-type="float" office:value="0.399668" calcext:value-type="float">
            <text:p>0.399668</text:p>
          </table:table-cell>
          <table:table-cell office:value-type="float" office:value="0.502981" calcext:value-type="float">
            <text:p>0.502981</text:p>
          </table:table-cell>
          <table:table-cell office:value-type="float" office:value="0.70587" calcext:value-type="float">
            <text:p>0.70587</text:p>
          </table:table-cell>
        </table:table-row>
        <table:table-row table:style-name="ro1">
          <table:table-cell office:value-type="float" office:value="0.0291119" calcext:value-type="float">
            <text:p>0.0291119</text:p>
          </table:table-cell>
          <table:table-cell office:value-type="float" office:value="0.0210848" calcext:value-type="float">
            <text:p>0.0210848</text:p>
          </table:table-cell>
          <table:table-cell office:value-type="float" office:value="0.0192205" calcext:value-type="float">
            <text:p>0.0192205</text:p>
          </table:table-cell>
          <table:table-cell office:value-type="float" office:value="0.0228184" calcext:value-type="float">
            <text:p>0.0228184</text:p>
          </table:table-cell>
          <table:table-cell office:value-type="float" office:value="0.0224206" calcext:value-type="float">
            <text:p>0.0224206</text:p>
          </table:table-cell>
          <table:table-cell office:value-type="float" office:value="0.0206794" calcext:value-type="float">
            <text:p>0.0206794</text:p>
          </table:table-cell>
          <table:table-cell office:value-type="float" office:value="0.0137238" calcext:value-type="float">
            <text:p>0.0137238</text:p>
          </table:table-cell>
          <table:table-cell office:value-type="float" office:value="0.0228488" calcext:value-type="float">
            <text:p>0.0228488</text:p>
          </table:table-cell>
          <table:table-cell office:value-type="float" office:value="0.0146916" calcext:value-type="float">
            <text:p>0.0146916</text:p>
          </table:table-cell>
        </table:table-row>
        <table:table-row table:style-name="ro1">
          <table:table-cell office:value-type="float" office:value="0.0396143" calcext:value-type="float">
            <text:p>0.0396143</text:p>
          </table:table-cell>
          <table:table-cell office:value-type="float" office:value="0.0315236" calcext:value-type="float">
            <text:p>0.0315236</text:p>
          </table:table-cell>
          <table:table-cell office:value-type="float" office:value="0.0272856" calcext:value-type="float">
            <text:p>0.0272856</text:p>
          </table:table-cell>
          <table:table-cell office:value-type="float" office:value="0.0180103" calcext:value-type="float">
            <text:p>0.0180103</text:p>
          </table:table-cell>
          <table:table-cell office:value-type="float" office:value="0.0303691" calcext:value-type="float">
            <text:p>0.0303691</text:p>
          </table:table-cell>
          <table:table-cell office:value-type="float" office:value="0.0186439" calcext:value-type="float">
            <text:p>0.0186439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0.0193314" calcext:value-type="float">
            <text:p>0.0193314</text:p>
          </table:table-cell>
          <table:table-cell office:value-type="float" office:value="0.0158716" calcext:value-type="float">
            <text:p>0.0158716</text:p>
          </table:table-cell>
        </table:table-row>
        <table:table-row table:style-name="ro1">
          <table:table-cell office:value-type="float" office:value="0.0226714" calcext:value-type="float">
            <text:p>0.0226714</text:p>
          </table:table-cell>
          <table:table-cell office:value-type="float" office:value="0.0204433" calcext:value-type="float">
            <text:p>0.0204433</text:p>
          </table:table-cell>
          <table:table-cell office:value-type="float" office:value="0.0176007" calcext:value-type="float">
            <text:p>0.0176007</text:p>
          </table:table-cell>
          <table:table-cell office:value-type="float" office:value="0.0169351" calcext:value-type="float">
            <text:p>0.0169351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0.0128326" calcext:value-type="float">
            <text:p>0.0128326</text:p>
          </table:table-cell>
          <table:table-cell office:value-type="float" office:value="0.00881073" calcext:value-type="float">
            <text:p>0.00881073</text:p>
          </table:table-cell>
          <table:table-cell office:value-type="float" office:value="0.0125574" calcext:value-type="float">
            <text:p>0.0125574</text:p>
          </table:table-cell>
          <table:table-cell office:value-type="float" office:value="0.0114148" calcext:value-type="float">
            <text:p>0.0114148</text:p>
          </table:table-cell>
        </table:table-row>
        <table:table-row table:style-name="ro1">
          <table:table-cell office:value-type="float" office:value="0.0260155" calcext:value-type="float">
            <text:p>0.0260155</text:p>
          </table:table-cell>
          <table:table-cell office:value-type="float" office:value="0.0198531" calcext:value-type="float">
            <text:p>0.0198531</text:p>
          </table:table-cell>
          <table:table-cell office:value-type="float" office:value="0.0136416" calcext:value-type="float">
            <text:p>0.0136416</text:p>
          </table:table-cell>
          <table:table-cell office:value-type="float" office:value="0.0166851" calcext:value-type="float">
            <text:p>0.0166851</text:p>
          </table:table-cell>
          <table:table-cell office:value-type="float" office:value="0.0139788" calcext:value-type="float">
            <text:p>0.0139788</text:p>
          </table:table-cell>
          <table:table-cell office:value-type="float" office:value="0.0206492" calcext:value-type="float">
            <text:p>0.0206492</text:p>
          </table:table-cell>
          <table:table-cell office:value-type="float" office:value="0.0163924" calcext:value-type="float">
            <text:p>0.0163924</text:p>
          </table:table-cell>
          <table:table-cell office:value-type="float" office:value="0.00474031" calcext:value-type="float">
            <text:p>0.00474031</text:p>
          </table:table-cell>
          <table:table-cell office:value-type="float" office:value="0.00970398" calcext:value-type="float">
            <text:p>0.00970398</text:p>
          </table:table-cell>
        </table:table-row>
        <table:table-row table:style-name="ro1">
          <table:table-cell office:value-type="float" office:value="0.0285973" calcext:value-type="float">
            <text:p>0.0285973</text:p>
          </table:table-cell>
          <table:table-cell office:value-type="float" office:value="0.0193097" calcext:value-type="float">
            <text:p>0.0193097</text:p>
          </table:table-cell>
          <table:table-cell office:value-type="float" office:value="0.0156136" calcext:value-type="float">
            <text:p>0.0156136</text:p>
          </table:table-cell>
          <table:table-cell office:value-type="float" office:value="0.0209089" calcext:value-type="float">
            <text:p>0.0209089</text:p>
          </table:table-cell>
          <table:table-cell office:value-type="float" office:value="0.017474" calcext:value-type="float">
            <text:p>0.017474</text:p>
          </table:table-cell>
          <table:table-cell office:value-type="float" office:value="0.0142781" calcext:value-type="float">
            <text:p>0.0142781</text:p>
          </table:table-cell>
          <table:table-cell office:value-type="float" office:value="0.0200429" calcext:value-type="float">
            <text:p>0.0200429</text:p>
          </table:table-cell>
          <table:table-cell office:value-type="float" office:value="0.019749" calcext:value-type="float">
            <text:p>0.019749</text:p>
          </table:table-cell>
          <table:table-cell office:value-type="float" office:value="0.0128042" calcext:value-type="float">
            <text:p>0.0128042</text:p>
          </table:table-cell>
        </table:table-row>
        <table:table-row table:style-name="ro1">
          <table:table-cell office:value-type="float" office:value="0.0586051" calcext:value-type="float">
            <text:p>0.0586051</text:p>
          </table:table-cell>
          <table:table-cell office:value-type="float" office:value="0.0358939" calcext:value-type="float">
            <text:p>0.0358939</text:p>
          </table:table-cell>
          <table:table-cell office:value-type="float" office:value="0.0270381" calcext:value-type="float">
            <text:p>0.0270381</text:p>
          </table:table-cell>
          <table:table-cell office:value-type="float" office:value="0.0277418" calcext:value-type="float">
            <text:p>0.0277418</text:p>
          </table:table-cell>
          <table:table-cell office:value-type="float" office:value="0.0262306" calcext:value-type="float">
            <text:p>0.0262306</text:p>
          </table:table-cell>
          <table:table-cell office:value-type="float" office:value="0.020407" calcext:value-type="float">
            <text:p>0.020407</text:p>
          </table:table-cell>
          <table:table-cell office:value-type="float" office:value="0.011426" calcext:value-type="float">
            <text:p>0.011426</text:p>
          </table:table-cell>
          <table:table-cell office:value-type="float" office:value="0.0153466" calcext:value-type="float">
            <text:p>0.0153466</text:p>
          </table:table-cell>
          <table:table-cell office:value-type="float" office:value="0.0375311" calcext:value-type="float">
            <text:p>0.0375311</text:p>
          </table:table-cell>
        </table:table-row>
        <table:table-row table:style-name="ro1">
          <table:table-cell office:value-type="float" office:value="0.187636" calcext:value-type="float">
            <text:p>0.187636</text:p>
          </table:table-cell>
          <table:table-cell office:value-type="float" office:value="0.122062" calcext:value-type="float">
            <text:p>0.122062</text:p>
          </table:table-cell>
          <table:table-cell office:value-type="float" office:value="0.11401" calcext:value-type="float">
            <text:p>0.11401</text:p>
          </table:table-cell>
          <table:table-cell office:value-type="float" office:value="0.105303" calcext:value-type="float">
            <text:p>0.105303</text:p>
          </table:table-cell>
          <table:table-cell office:value-type="float" office:value="0.10944" calcext:value-type="float">
            <text:p>0.10944</text:p>
          </table:table-cell>
          <table:table-cell office:value-type="float" office:value="0.0968832" calcext:value-type="float">
            <text:p>0.0968832</text:p>
          </table:table-cell>
          <table:table-cell office:value-type="float" office:value="0.146032" calcext:value-type="float">
            <text:p>0.146032</text:p>
          </table:table-cell>
          <table:table-cell office:value-type="float" office:value="0.170998" calcext:value-type="float">
            <text:p>0.170998</text:p>
          </table:table-cell>
          <table:table-cell office:value-type="float" office:value="0.433413" calcext:value-type="float">
            <text:p>0.433413</text:p>
          </table:table-cell>
        </table:table-row>
        <table:table-row table:style-name="ro1">
          <table:table-cell office:value-type="float" office:value="2.23053" calcext:value-type="float">
            <text:p>2.23053</text:p>
          </table:table-cell>
          <table:table-cell office:value-type="float" office:value="1.96986" calcext:value-type="float">
            <text:p>1.96986</text:p>
          </table:table-cell>
          <table:table-cell office:value-type="float" office:value="2.20789" calcext:value-type="float">
            <text:p>2.20789</text:p>
          </table:table-cell>
          <table:table-cell office:value-type="float" office:value="1.6933" calcext:value-type="float">
            <text:p>1.6933</text:p>
          </table:table-cell>
          <table:table-cell office:value-type="float" office:value="1.62468" calcext:value-type="float">
            <text:p>1.62468</text:p>
          </table:table-cell>
          <table:table-cell office:value-type="float" office:value="1.65742" calcext:value-type="float">
            <text:p>1.65742</text:p>
          </table:table-cell>
          <table:table-cell office:value-type="float" office:value="1.95205" calcext:value-type="float">
            <text:p>1.95205</text:p>
          </table:table-cell>
          <table:table-cell office:value-type="float" office:value="1.93267" calcext:value-type="float">
            <text:p>1.93267</text:p>
          </table:table-cell>
          <table:table-cell office:value-type="float" office:value="1.58772" calcext:value-type="float">
            <text:p>1.58772</text:p>
          </table:table-cell>
        </table:table-row>
        <table:table-row table:style-name="ro1">
          <table:table-cell office:value-type="float" office:value="0.012067" calcext:value-type="float">
            <text:p>0.012067</text:p>
          </table:table-cell>
          <table:table-cell office:value-type="float" office:value="0.0127715" calcext:value-type="float">
            <text:p>0.0127715</text:p>
          </table:table-cell>
          <table:table-cell office:value-type="float" office:value="0.0181437" calcext:value-type="float">
            <text:p>0.0181437</text:p>
          </table:table-cell>
          <table:table-cell office:value-type="float" office:value="0.0246204" calcext:value-type="float">
            <text:p>0.0246204</text:p>
          </table:table-cell>
          <table:table-cell office:value-type="float" office:value="0.0132159" calcext:value-type="float">
            <text:p>0.0132159</text:p>
          </table:table-cell>
          <table:table-cell office:value-type="float" office:value="0.0140372" calcext:value-type="float">
            <text:p>0.0140372</text:p>
          </table:table-cell>
          <table:table-cell office:value-type="float" office:value="0.00854453" calcext:value-type="float">
            <text:p>0.00854453</text:p>
          </table:table-cell>
          <table:table-cell office:value-type="float" office:value="0.0122774" calcext:value-type="float">
            <text:p>0.0122774</text:p>
          </table:table-cell>
          <table:table-cell office:value-type="float" office:value="0.00917565" calcext:value-type="float">
            <text:p>0.00917565</text:p>
          </table:table-cell>
        </table:table-row>
        <table:table-row table:style-name="ro1">
          <table:table-cell office:value-type="float" office:value="0.024083" calcext:value-type="float">
            <text:p>0.024083</text:p>
          </table:table-cell>
          <table:table-cell office:value-type="float" office:value="0.0219062" calcext:value-type="float">
            <text:p>0.0219062</text:p>
          </table:table-cell>
          <table:table-cell office:value-type="float" office:value="0.0196617" calcext:value-type="float">
            <text:p>0.0196617</text:p>
          </table:table-cell>
          <table:table-cell office:value-type="float" office:value="0.0203872" calcext:value-type="float">
            <text:p>0.0203872</text:p>
          </table:table-cell>
          <table:table-cell office:value-type="float" office:value="0.0171171" calcext:value-type="float">
            <text:p>0.0171171</text:p>
          </table:table-cell>
          <table:table-cell office:value-type="float" office:value="0.0197232" calcext:value-type="float">
            <text:p>0.0197232</text:p>
          </table:table-cell>
          <table:table-cell office:value-type="float" office:value="0.0220028" calcext:value-type="float">
            <text:p>0.0220028</text:p>
          </table:table-cell>
          <table:table-cell office:value-type="float" office:value="0.0185859" calcext:value-type="float">
            <text:p>0.0185859</text:p>
          </table:table-cell>
          <table:table-cell office:value-type="float" office:value="0.0104382" calcext:value-type="float">
            <text:p>0.0104382</text:p>
          </table:table-cell>
        </table:table-row>
        <table:table-row table:style-name="ro1">
          <table:table-cell office:value-type="float" office:value="3.53843" calcext:value-type="float">
            <text:p>3.53843</text:p>
          </table:table-cell>
          <table:table-cell office:value-type="float" office:value="2.67815" calcext:value-type="float">
            <text:p>2.67815</text:p>
          </table:table-cell>
          <table:table-cell office:value-type="float" office:value="2.70336" calcext:value-type="float">
            <text:p>2.70336</text:p>
          </table:table-cell>
          <table:table-cell office:value-type="float" office:value="2.27215" calcext:value-type="float">
            <text:p>2.27215</text:p>
          </table:table-cell>
          <table:table-cell office:value-type="float" office:value="1.98934" calcext:value-type="float">
            <text:p>1.98934</text:p>
          </table:table-cell>
          <table:table-cell office:value-type="float" office:value="2.01735" calcext:value-type="float">
            <text:p>2.01735</text:p>
          </table:table-cell>
          <table:table-cell office:value-type="float" office:value="1.95827" calcext:value-type="float">
            <text:p>1.95827</text:p>
          </table:table-cell>
          <table:table-cell office:value-type="float" office:value="1.60025" calcext:value-type="float">
            <text:p>1.60025</text:p>
          </table:table-cell>
          <table:table-cell office:value-type="float" office:value="1.53906" calcext:value-type="float">
            <text:p>1.53906</text:p>
          </table:table-cell>
        </table:table-row>
        <table:table-row table:style-name="ro1">
          <table:table-cell office:value-type="float" office:value="0.0235831" calcext:value-type="float">
            <text:p>0.0235831</text:p>
          </table:table-cell>
          <table:table-cell office:value-type="float" office:value="0.0180532" calcext:value-type="float">
            <text:p>0.0180532</text:p>
          </table:table-cell>
          <table:table-cell office:value-type="float" office:value="0.0283929" calcext:value-type="float">
            <text:p>0.0283929</text:p>
          </table:table-cell>
          <table:table-cell office:value-type="float" office:value="0.0209656" calcext:value-type="float">
            <text:p>0.0209656</text:p>
          </table:table-cell>
          <table:table-cell office:value-type="float" office:value="0.021201" calcext:value-type="float">
            <text:p>0.021201</text:p>
          </table:table-cell>
          <table:table-cell office:value-type="float" office:value="0.0177585" calcext:value-type="float">
            <text:p>0.0177585</text:p>
          </table:table-cell>
          <table:table-cell office:value-type="float" office:value="0.0148233" calcext:value-type="float">
            <text:p>0.0148233</text:p>
          </table:table-cell>
          <table:table-cell office:value-type="float" office:value="0.0167024" calcext:value-type="float">
            <text:p>0.0167024</text:p>
          </table:table-cell>
          <table:table-cell office:value-type="float" office:value="0.0215605" calcext:value-type="float">
            <text:p>0.0215605</text:p>
          </table:table-cell>
        </table:table-row>
        <table:table-row table:style-name="ro1">
          <table:table-cell office:value-type="float" office:value="0.0321316" calcext:value-type="float">
            <text:p>0.0321316</text:p>
          </table:table-cell>
          <table:table-cell office:value-type="float" office:value="0.0192777" calcext:value-type="float">
            <text:p>0.0192777</text:p>
          </table:table-cell>
          <table:table-cell office:value-type="float" office:value="0.0173826" calcext:value-type="float">
            <text:p>0.0173826</text:p>
          </table:table-cell>
          <table:table-cell office:value-type="float" office:value="0.015033" calcext:value-type="float">
            <text:p>0.015033</text:p>
          </table:table-cell>
          <table:table-cell office:value-type="float" office:value="0.0192061" calcext:value-type="float">
            <text:p>0.0192061</text:p>
          </table:table-cell>
          <table:table-cell office:value-type="float" office:value="0.0213924" calcext:value-type="float">
            <text:p>0.0213924</text:p>
          </table:table-cell>
          <table:table-cell office:value-type="float" office:value="0.0200637" calcext:value-type="float">
            <text:p>0.0200637</text:p>
          </table:table-cell>
          <table:table-cell office:value-type="float" office:value="0.0131312" calcext:value-type="float">
            <text:p>0.0131312</text:p>
          </table:table-cell>
          <table:table-cell office:value-type="float" office:value="0.0166406" calcext:value-type="float">
            <text:p>0.0166406</text:p>
          </table:table-cell>
        </table:table-row>
        <table:table-row table:style-name="ro1">
          <table:table-cell office:value-type="float" office:value="0.00751109" calcext:value-type="float">
            <text:p>0.00751109</text:p>
          </table:table-cell>
          <table:table-cell office:value-type="float" office:value="0.00701718" calcext:value-type="float">
            <text:p>0.00701718</text:p>
          </table:table-cell>
          <table:table-cell office:value-type="float" office:value="0.00802504" calcext:value-type="float">
            <text:p>0.00802504</text:p>
          </table:table-cell>
          <table:table-cell office:value-type="float" office:value="0.0113635" calcext:value-type="float">
            <text:p>0.0113635</text:p>
          </table:table-cell>
          <table:table-cell office:value-type="float" office:value="0.00616462" calcext:value-type="float">
            <text:p>0.00616462</text:p>
          </table:table-cell>
          <table:table-cell office:value-type="float" office:value="0.00808472" calcext:value-type="float">
            <text:p>0.00808472</text:p>
          </table:table-cell>
          <table:table-cell office:value-type="float" office:value="0.00428584" calcext:value-type="float">
            <text:p>0.00428584</text:p>
          </table:table-cell>
          <table:table-cell office:value-type="float" office:value="0.00477876" calcext:value-type="float">
            <text:p>0.00477876</text:p>
          </table:table-cell>
          <table:table-cell office:value-type="float" office:value="0.00361435" calcext:value-type="float">
            <text:p>0.00361435</text:p>
          </table:table-cell>
        </table:table-row>
        <table:table-row table:style-name="ro1">
          <table:table-cell office:value-type="float" office:value="0.00346514" calcext:value-type="float">
            <text:p>0.00346514</text:p>
          </table:table-cell>
          <table:table-cell office:value-type="float" office:value="0.004531" calcext:value-type="float">
            <text:p>0.004531</text:p>
          </table:table-cell>
          <table:table-cell office:value-type="float" office:value="0.00343879" calcext:value-type="float">
            <text:p>0.00343879</text:p>
          </table:table-cell>
          <table:table-cell office:value-type="float" office:value="0.00134978" calcext:value-type="float">
            <text:p>0.00134978</text:p>
          </table:table-cell>
          <table:table-cell office:value-type="float" office:value="0.00130645" calcext:value-type="float">
            <text:p>0.00130645</text:p>
          </table:table-cell>
          <table:table-cell office:value-type="float" office:value="0.00111767" calcext:value-type="float">
            <text:p>0.00111767</text:p>
          </table:table-cell>
          <table:table-cell office:value-type="float" office:value="0.00712937" calcext:value-type="float">
            <text:p>0.00712937</text:p>
          </table:table-cell>
          <table:table-cell office:value-type="float" office:value="0.00408762" calcext:value-type="float">
            <text:p>0.00408762</text:p>
          </table:table-cell>
          <table:table-cell office:value-type="float" office:value="0.0012821" calcext:value-type="float">
            <text:p>0.0012821</text:p>
          </table:table-cell>
        </table:table-row>
        <table:table-row table:style-name="ro1">
          <table:table-cell office:value-type="float" office:value="0.0262812" calcext:value-type="float">
            <text:p>0.0262812</text:p>
          </table:table-cell>
          <table:table-cell office:value-type="float" office:value="0.0211686" calcext:value-type="float">
            <text:p>0.0211686</text:p>
          </table:table-cell>
          <table:table-cell office:value-type="float" office:value="0.0166175" calcext:value-type="float">
            <text:p>0.0166175</text:p>
          </table:table-cell>
          <table:table-cell office:value-type="float" office:value="0.0201254" calcext:value-type="float">
            <text:p>0.0201254</text:p>
          </table:table-cell>
          <table:table-cell office:value-type="float" office:value="0.0188439" calcext:value-type="float">
            <text:p>0.0188439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19537" calcext:value-type="float">
            <text:p>0.019537</text:p>
          </table:table-cell>
          <table:table-cell office:value-type="float" office:value="0.0130613" calcext:value-type="float">
            <text:p>0.0130613</text:p>
          </table:table-cell>
          <table:table-cell office:value-type="float" office:value="0.0127588" calcext:value-type="float">
            <text:p>0.0127588</text:p>
          </table:table-cell>
        </table:table-row>
        <table:table-row table:style-name="ro1">
          <table:table-cell office:value-type="float" office:value="0.0269618" calcext:value-type="float">
            <text:p>0.0269618</text:p>
          </table:table-cell>
          <table:table-cell office:value-type="float" office:value="0.0268901" calcext:value-type="float">
            <text:p>0.0268901</text:p>
          </table:table-cell>
          <table:table-cell office:value-type="float" office:value="0.0206434" calcext:value-type="float">
            <text:p>0.0206434</text:p>
          </table:table-cell>
          <table:table-cell office:value-type="float" office:value="0.0207043" calcext:value-type="float">
            <text:p>0.0207043</text:p>
          </table:table-cell>
          <table:table-cell office:value-type="float" office:value="0.0216449" calcext:value-type="float">
            <text:p>0.0216449</text:p>
          </table:table-cell>
          <table:table-cell office:value-type="float" office:value="0.0157841" calcext:value-type="float">
            <text:p>0.0157841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0223311" calcext:value-type="float">
            <text:p>0.0223311</text:p>
          </table:table-cell>
          <table:table-cell office:value-type="float" office:value="0.0220257" calcext:value-type="float">
            <text:p>0.0220257</text:p>
          </table:table-cell>
        </table:table-row>
        <table:table-row table:style-name="ro1">
          <table:table-cell office:value-type="float" office:value="2.29528" calcext:value-type="float">
            <text:p>2.29528</text:p>
          </table:table-cell>
          <table:table-cell office:value-type="float" office:value="1.93293" calcext:value-type="float">
            <text:p>1.93293</text:p>
          </table:table-cell>
          <table:table-cell office:value-type="float" office:value="1.76824" calcext:value-type="float">
            <text:p>1.76824</text:p>
          </table:table-cell>
          <table:table-cell office:value-type="float" office:value="2.04798" calcext:value-type="float">
            <text:p>2.04798</text:p>
          </table:table-cell>
          <table:table-cell office:value-type="float" office:value="1.74881" calcext:value-type="float">
            <text:p>1.74881</text:p>
          </table:table-cell>
          <table:table-cell office:value-type="float" office:value="1.54154" calcext:value-type="float">
            <text:p>1.54154</text:p>
          </table:table-cell>
          <table:table-cell office:value-type="float" office:value="1.6985" calcext:value-type="float">
            <text:p>1.6985</text:p>
          </table:table-cell>
          <table:table-cell office:value-type="float" office:value="1.63509" calcext:value-type="float">
            <text:p>1.63509</text:p>
          </table:table-cell>
          <table:table-cell office:value-type="float" office:value="1.90427" calcext:value-type="float">
            <text:p>1.90427</text:p>
          </table:table-cell>
        </table:table-row>
        <table:table-row table:style-name="ro1">
          <table:table-cell office:value-type="float" office:value="0.0289409" calcext:value-type="float">
            <text:p>0.0289409</text:p>
          </table:table-cell>
          <table:table-cell office:value-type="float" office:value="0.0190599" calcext:value-type="float">
            <text:p>0.0190599</text:p>
          </table:table-cell>
          <table:table-cell office:value-type="float" office:value="0.0226904" calcext:value-type="float">
            <text:p>0.0226904</text:p>
          </table:table-cell>
          <table:table-cell office:value-type="float" office:value="0.0169775" calcext:value-type="float">
            <text:p>0.0169775</text:p>
          </table:table-cell>
          <table:table-cell office:value-type="float" office:value="0.0151051" calcext:value-type="float">
            <text:p>0.0151051</text:p>
          </table:table-cell>
          <table:table-cell office:value-type="float" office:value="0.0163914" calcext:value-type="float">
            <text:p>0.0163914</text:p>
          </table:table-cell>
          <table:table-cell office:value-type="float" office:value="0.0150158" calcext:value-type="float">
            <text:p>0.0150158</text:p>
          </table:table-cell>
          <table:table-cell office:value-type="float" office:value="0.0131624" calcext:value-type="float">
            <text:p>0.0131624</text:p>
          </table:table-cell>
          <table:table-cell office:value-type="float" office:value="0.00986056" calcext:value-type="float">
            <text:p>0.00986056</text:p>
          </table:table-cell>
        </table:table-row>
        <table:table-row table:style-name="ro1">
          <table:table-cell office:value-type="float" office:value="0.0136375" calcext:value-type="float">
            <text:p>0.0136375</text:p>
          </table:table-cell>
          <table:table-cell office:value-type="float" office:value="0.0104274" calcext:value-type="float">
            <text:p>0.0104274</text:p>
          </table:table-cell>
          <table:table-cell office:value-type="float" office:value="0.0116517" calcext:value-type="float">
            <text:p>0.0116517</text:p>
          </table:table-cell>
          <table:table-cell office:value-type="float" office:value="0.0102332" calcext:value-type="float">
            <text:p>0.0102332</text:p>
          </table:table-cell>
          <table:table-cell office:value-type="float" office:value="0.00716825" calcext:value-type="float">
            <text:p>0.00716825</text:p>
          </table:table-cell>
          <table:table-cell office:value-type="float" office:value="0.0128258" calcext:value-type="float">
            <text:p>0.0128258</text:p>
          </table:table-cell>
          <table:table-cell office:value-type="float" office:value="0.00754517" calcext:value-type="float">
            <text:p>0.00754517</text:p>
          </table:table-cell>
          <table:table-cell office:value-type="float" office:value="0.00897473" calcext:value-type="float">
            <text:p>0.00897473</text:p>
          </table:table-cell>
          <table:table-cell office:value-type="float" office:value="0.00678145" calcext:value-type="float">
            <text:p>0.00678145</text:p>
          </table:table-cell>
        </table:table-row>
        <table:table-row table:style-name="ro1">
          <table:table-cell office:value-type="float" office:value="0.0151676" calcext:value-type="float">
            <text:p>0.0151676</text:p>
          </table:table-cell>
          <table:table-cell office:value-type="float" office:value="0.00549015" calcext:value-type="float">
            <text:p>0.00549015</text:p>
          </table:table-cell>
          <table:table-cell office:value-type="float" office:value="0.00823121" calcext:value-type="float">
            <text:p>0.00823121</text:p>
          </table:table-cell>
          <table:table-cell office:value-type="float" office:value="0.0127937" calcext:value-type="float">
            <text:p>0.0127937</text:p>
          </table:table-cell>
          <table:table-cell office:value-type="float" office:value="0.00419298" calcext:value-type="float">
            <text:p>0.00419298</text:p>
          </table:table-cell>
          <table:table-cell office:value-type="float" office:value="0.00574375" calcext:value-type="float">
            <text:p>0.00574375</text:p>
          </table:table-cell>
          <table:table-cell office:value-type="float" office:value="0.00665538" calcext:value-type="float">
            <text:p>0.00665538</text:p>
          </table:table-cell>
          <table:table-cell office:value-type="float" office:value="0.00184053" calcext:value-type="float">
            <text:p>0.00184053</text:p>
          </table:table-cell>
          <table:table-cell office:value-type="float" office:value="0.00860981" calcext:value-type="float">
            <text:p>0.00860981</text:p>
          </table:table-cell>
        </table:table-row>
        <table:table-row table:style-name="ro1">
          <table:table-cell office:value-type="float" office:value="2.12987" calcext:value-type="float">
            <text:p>2.12987</text:p>
          </table:table-cell>
          <table:table-cell office:value-type="float" office:value="1.74552" calcext:value-type="float">
            <text:p>1.74552</text:p>
          </table:table-cell>
          <table:table-cell office:value-type="float" office:value="1.66269" calcext:value-type="float">
            <text:p>1.66269</text:p>
          </table:table-cell>
          <table:table-cell office:value-type="float" office:value="1.7678" calcext:value-type="float">
            <text:p>1.7678</text:p>
          </table:table-cell>
          <table:table-cell office:value-type="float" office:value="1.92108" calcext:value-type="float">
            <text:p>1.92108</text:p>
          </table:table-cell>
          <table:table-cell office:value-type="float" office:value="1.58614" calcext:value-type="float">
            <text:p>1.58614</text:p>
          </table:table-cell>
          <table:table-cell office:value-type="float" office:value="1.70119" calcext:value-type="float">
            <text:p>1.70119</text:p>
          </table:table-cell>
          <table:table-cell office:value-type="float" office:value="2.06191" calcext:value-type="float">
            <text:p>2.06191</text:p>
          </table:table-cell>
          <table:table-cell office:value-type="float" office:value="1.76145" calcext:value-type="float">
            <text:p>1.76145</text:p>
          </table:table-cell>
        </table:table-row>
        <table:table-row table:style-name="ro1">
          <table:table-cell office:value-type="float" office:value="0.00330874" calcext:value-type="float">
            <text:p>0.00330874</text:p>
          </table:table-cell>
          <table:table-cell office:value-type="float" office:value="0.00116367" calcext:value-type="float">
            <text:p>0.00116367</text:p>
          </table:table-cell>
          <table:table-cell office:value-type="float" office:value="0.00383316" calcext:value-type="float">
            <text:p>0.00383316</text:p>
          </table:table-cell>
          <table:table-cell office:value-type="float" office:value="0.00109618" calcext:value-type="float">
            <text:p>0.00109618</text:p>
          </table:table-cell>
          <table:table-cell office:value-type="float" office:value="0.00108089" calcext:value-type="float">
            <text:p>0.00108089</text:p>
          </table:table-cell>
          <table:table-cell office:value-type="float" office:value="0.000791721" calcext:value-type="float">
            <text:p>0.000791721</text:p>
          </table:table-cell>
          <table:table-cell office:value-type="float" office:value="0.0011412" calcext:value-type="float">
            <text:p>0.0011412</text:p>
          </table:table-cell>
          <table:table-cell office:value-type="float" office:value="0.00136506" calcext:value-type="float">
            <text:p>0.00136506</text:p>
          </table:table-cell>
          <table:table-cell office:value-type="float" office:value="0.00366216" calcext:value-type="float">
            <text:p>0.00366216</text:p>
          </table:table-cell>
        </table:table-row>
        <table:table-row table:style-name="ro1">
          <table:table-cell office:value-type="float" office:value="0.0305663" calcext:value-type="float">
            <text:p>0.0305663</text:p>
          </table:table-cell>
          <table:table-cell office:value-type="float" office:value="0.0240713" calcext:value-type="float">
            <text:p>0.0240713</text:p>
          </table:table-cell>
          <table:table-cell office:value-type="float" office:value="0.0185839" calcext:value-type="float">
            <text:p>0.0185839</text:p>
          </table:table-cell>
          <table:table-cell office:value-type="float" office:value="0.0224614" calcext:value-type="float">
            <text:p>0.0224614</text:p>
          </table:table-cell>
          <table:table-cell office:value-type="float" office:value="0.0159164" calcext:value-type="float">
            <text:p>0.0159164</text:p>
          </table:table-cell>
          <table:table-cell office:value-type="float" office:value="0.0176471" calcext:value-type="float">
            <text:p>0.0176471</text:p>
          </table:table-cell>
          <table:table-cell office:value-type="float" office:value="0.0185751" calcext:value-type="float">
            <text:p>0.0185751</text:p>
          </table:table-cell>
          <table:table-cell office:value-type="float" office:value="0.013573" calcext:value-type="float">
            <text:p>0.013573</text:p>
          </table:table-cell>
          <table:table-cell office:value-type="float" office:value="0.0159116" calcext:value-type="float">
            <text:p>0.0159116</text:p>
          </table:table-cell>
        </table:table-row>
        <table:table-row table:style-name="ro1">
          <table:table-cell office:value-type="float" office:value="0.0104056" calcext:value-type="float">
            <text:p>0.0104056</text:p>
          </table:table-cell>
          <table:table-cell office:value-type="float" office:value="0.00900268" calcext:value-type="float">
            <text:p>0.00900268</text:p>
          </table:table-cell>
          <table:table-cell office:value-type="float" office:value="0.0062158" calcext:value-type="float">
            <text:p>0.0062158</text:p>
          </table:table-cell>
          <table:table-cell office:value-type="float" office:value="0.0151487" calcext:value-type="float">
            <text:p>0.0151487</text:p>
          </table:table-cell>
          <table:table-cell office:value-type="float" office:value="0.00933096" calcext:value-type="float">
            <text:p>0.00933096</text:p>
          </table:table-cell>
          <table:table-cell office:value-type="float" office:value="0.0121859" calcext:value-type="float">
            <text:p>0.0121859</text:p>
          </table:table-cell>
          <table:table-cell office:value-type="float" office:value="0.00485435" calcext:value-type="float">
            <text:p>0.00485435</text:p>
          </table:table-cell>
          <table:table-cell office:value-type="float" office:value="0.00871172" calcext:value-type="float">
            <text:p>0.00871172</text:p>
          </table:table-cell>
          <table:table-cell office:value-type="float" office:value="0.00151112" calcext:value-type="float">
            <text:p>0.00151112</text:p>
          </table:table-cell>
        </table:table-row>
        <table:table-row table:style-name="ro1">
          <table:table-cell office:value-type="float" office:value="0.0336198" calcext:value-type="float">
            <text:p>0.0336198</text:p>
          </table:table-cell>
          <table:table-cell office:value-type="float" office:value="0.017719" calcext:value-type="float">
            <text:p>0.017719</text:p>
          </table:table-cell>
          <table:table-cell office:value-type="float" office:value="0.0221898" calcext:value-type="float">
            <text:p>0.0221898</text:p>
          </table:table-cell>
          <table:table-cell office:value-type="float" office:value="0.0255584" calcext:value-type="float">
            <text:p>0.0255584</text:p>
          </table:table-cell>
          <table:table-cell office:value-type="float" office:value="0.0200574" calcext:value-type="float">
            <text:p>0.0200574</text:p>
          </table:table-cell>
          <table:table-cell office:value-type="float" office:value="0.0243889" calcext:value-type="float">
            <text:p>0.0243889</text:p>
          </table:table-cell>
          <table:table-cell office:value-type="float" office:value="0.0170884" calcext:value-type="float">
            <text:p>0.0170884</text:p>
          </table:table-cell>
          <table:table-cell office:value-type="float" office:value="0.014862" calcext:value-type="float">
            <text:p>0.014862</text:p>
          </table:table-cell>
          <table:table-cell office:value-type="float" office:value="0.0196319" calcext:value-type="float">
            <text:p>0.0196319</text:p>
          </table:table-cell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197049" calcext:value-type="float">
            <text:p>0.0197049</text:p>
          </table:table-cell>
          <table:table-cell office:value-type="float" office:value="0.0223254" calcext:value-type="float">
            <text:p>0.0223254</text:p>
          </table:table-cell>
          <table:table-cell office:value-type="float" office:value="0.0214799" calcext:value-type="float">
            <text:p>0.0214799</text:p>
          </table:table-cell>
          <table:table-cell office:value-type="float" office:value="0.0270586" calcext:value-type="float">
            <text:p>0.0270586</text:p>
          </table:table-cell>
          <table:table-cell office:value-type="float" office:value="0.0153573" calcext:value-type="float">
            <text:p>0.0153573</text:p>
          </table:table-cell>
          <table:table-cell office:value-type="float" office:value="0.0159478" calcext:value-type="float">
            <text:p>0.0159478</text:p>
          </table:table-cell>
          <table:table-cell office:value-type="float" office:value="0.0195798" calcext:value-type="float">
            <text:p>0.0195798</text:p>
          </table:table-cell>
          <table:table-cell office:value-type="float" office:value="0.0129608" calcext:value-type="float">
            <text:p>0.0129608</text:p>
          </table:table-cell>
        </table:table-row>
        <table:table-row table:style-name="ro1">
          <table:table-cell office:value-type="float" office:value="0.0142613" calcext:value-type="float">
            <text:p>0.0142613</text:p>
          </table:table-cell>
          <table:table-cell office:value-type="float" office:value="0.00747537" calcext:value-type="float">
            <text:p>0.00747537</text:p>
          </table:table-cell>
          <table:table-cell office:value-type="float" office:value="0.0144952" calcext:value-type="float">
            <text:p>0.0144952</text:p>
          </table:table-cell>
          <table:table-cell office:value-type="float" office:value="0.00248184" calcext:value-type="float">
            <text:p>0.00248184</text:p>
          </table:table-cell>
          <table:table-cell office:value-type="float" office:value="0.0166239" calcext:value-type="float">
            <text:p>0.0166239</text:p>
          </table:table-cell>
          <table:table-cell office:value-type="float" office:value="0.0130108" calcext:value-type="float">
            <text:p>0.0130108</text:p>
          </table:table-cell>
          <table:table-cell office:value-type="float" office:value="0.00495521" calcext:value-type="float">
            <text:p>0.00495521</text:p>
          </table:table-cell>
          <table:table-cell office:value-type="float" office:value="0.00572329" calcext:value-type="float">
            <text:p>0.00572329</text:p>
          </table:table-cell>
          <table:table-cell office:value-type="float" office:value="0.00503961" calcext:value-type="float">
            <text:p>0.00503961</text:p>
          </table:table-cell>
        </table:table-row>
        <table:table-row table:style-name="ro1">
          <table:table-cell office:value-type="float" office:value="0.0276928" calcext:value-type="float">
            <text:p>0.0276928</text:p>
          </table:table-cell>
          <table:table-cell office:value-type="float" office:value="0.0168637" calcext:value-type="float">
            <text:p>0.0168637</text:p>
          </table:table-cell>
          <table:table-cell office:value-type="float" office:value="0.0216938" calcext:value-type="float">
            <text:p>0.0216938</text:p>
          </table:table-cell>
          <table:table-cell office:value-type="float" office:value="0.0235424" calcext:value-type="float">
            <text:p>0.0235424</text:p>
          </table:table-cell>
          <table:table-cell office:value-type="float" office:value="0.021293" calcext:value-type="float">
            <text:p>0.021293</text:p>
          </table:table-cell>
          <table:table-cell office:value-type="float" office:value="0.0190025" calcext:value-type="float">
            <text:p>0.0190025</text:p>
          </table:table-cell>
          <table:table-cell office:value-type="float" office:value="0.0184741" calcext:value-type="float">
            <text:p>0.0184741</text:p>
          </table:table-cell>
          <table:table-cell office:value-type="float" office:value="0.0124189" calcext:value-type="float">
            <text:p>0.0124189</text:p>
          </table:table-cell>
          <table:table-cell office:value-type="float" office:value="0.0146792" calcext:value-type="float">
            <text:p>0.0146792</text:p>
          </table:table-cell>
        </table:table-row>
        <table:table-row table:style-name="ro1">
          <table:table-cell office:value-type="float" office:value="3.59953" calcext:value-type="float">
            <text:p>3.59953</text:p>
          </table:table-cell>
          <table:table-cell office:value-type="float" office:value="2.83411" calcext:value-type="float">
            <text:p>2.83411</text:p>
          </table:table-cell>
          <table:table-cell office:value-type="float" office:value="2.50328" calcext:value-type="float">
            <text:p>2.50328</text:p>
          </table:table-cell>
          <table:table-cell office:value-type="float" office:value="3.06483" calcext:value-type="float">
            <text:p>3.06483</text:p>
          </table:table-cell>
          <table:table-cell office:value-type="float" office:value="2.68594" calcext:value-type="float">
            <text:p>2.68594</text:p>
          </table:table-cell>
          <table:table-cell office:value-type="float" office:value="2.32059" calcext:value-type="float">
            <text:p>2.32059</text:p>
          </table:table-cell>
          <table:table-cell office:value-type="float" office:value="2.50555" calcext:value-type="float">
            <text:p>2.50555</text:p>
          </table:table-cell>
          <table:table-cell office:value-type="float" office:value="2.53134" calcext:value-type="float">
            <text:p>2.53134</text:p>
          </table:table-cell>
          <table:table-cell office:value-type="float" office:value="2.27409" calcext:value-type="float">
            <text:p>2.27409</text:p>
          </table:table-cell>
        </table:table-row>
        <table:table-row table:style-name="ro1">
          <table:table-cell office:value-type="float" office:value="0.00125154" calcext:value-type="float">
            <text:p>0.00125154</text:p>
          </table:table-cell>
          <table:table-cell office:value-type="float" office:value="0.00129602" calcext:value-type="float">
            <text:p>0.00129602</text:p>
          </table:table-cell>
          <table:table-cell office:value-type="float" office:value="0.00133844" calcext:value-type="float">
            <text:p>0.00133844</text:p>
          </table:table-cell>
          <table:table-cell office:value-type="float" office:value="0.00133953" calcext:value-type="float">
            <text:p>0.00133953</text:p>
          </table:table-cell>
          <table:table-cell office:value-type="float" office:value="0.00128704" calcext:value-type="float">
            <text:p>0.00128704</text:p>
          </table:table-cell>
          <table:table-cell office:value-type="float" office:value="0.00114898" calcext:value-type="float">
            <text:p>0.00114898</text:p>
          </table:table-cell>
          <table:table-cell office:value-type="float" office:value="0.0012879" calcext:value-type="float">
            <text:p>0.0012879</text:p>
          </table:table-cell>
          <table:table-cell office:value-type="float" office:value="0.00128799" calcext:value-type="float">
            <text:p>0.00128799</text:p>
          </table:table-cell>
          <table:table-cell office:value-type="float" office:value="0.00131202" calcext:value-type="float">
            <text:p>0.00131202</text:p>
          </table:table-cell>
        </table:table-row>
        <table:table-row table:style-name="ro1">
          <table:table-cell office:value-type="float" office:value="3.27707" calcext:value-type="float">
            <text:p>3.27707</text:p>
          </table:table-cell>
          <table:table-cell office:value-type="float" office:value="2.73802" calcext:value-type="float">
            <text:p>2.73802</text:p>
          </table:table-cell>
          <table:table-cell office:value-type="float" office:value="2.72907" calcext:value-type="float">
            <text:p>2.72907</text:p>
          </table:table-cell>
          <table:table-cell office:value-type="float" office:value="2.54484" calcext:value-type="float">
            <text:p>2.54484</text:p>
          </table:table-cell>
          <table:table-cell office:value-type="float" office:value="2.76003" calcext:value-type="float">
            <text:p>2.76003</text:p>
          </table:table-cell>
          <table:table-cell office:value-type="float" office:value="2.2221" calcext:value-type="float">
            <text:p>2.2221</text:p>
          </table:table-cell>
          <table:table-cell office:value-type="float" office:value="2.27266" calcext:value-type="float">
            <text:p>2.27266</text:p>
          </table:table-cell>
          <table:table-cell office:value-type="float" office:value="2.12133" calcext:value-type="float">
            <text:p>2.12133</text:p>
          </table:table-cell>
          <table:table-cell office:value-type="float" office:value="1.88063" calcext:value-type="float">
            <text:p>1.88063</text:p>
          </table:table-cell>
        </table:table-row>
        <table:table-row table:style-name="ro1">
          <table:table-cell office:value-type="float" office:value="0.0320943" calcext:value-type="float">
            <text:p>0.0320943</text:p>
          </table:table-cell>
          <table:table-cell office:value-type="float" office:value="0.0257864" calcext:value-type="float">
            <text:p>0.0257864</text:p>
          </table:table-cell>
          <table:table-cell office:value-type="float" office:value="0.0186789" calcext:value-type="float">
            <text:p>0.0186789</text:p>
          </table:table-cell>
          <table:table-cell office:value-type="float" office:value="0.0227918" calcext:value-type="float">
            <text:p>0.0227918</text:p>
          </table:table-cell>
          <table:table-cell office:value-type="float" office:value="0.0233693" calcext:value-type="float">
            <text:p>0.0233693</text:p>
          </table:table-cell>
          <table:table-cell office:value-type="float" office:value="0.0205062" calcext:value-type="float">
            <text:p>0.0205062</text:p>
          </table:table-cell>
          <table:table-cell office:value-type="float" office:value="0.0159045" calcext:value-type="float">
            <text:p>0.0159045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4342" calcext:value-type="float">
            <text:p>0.014342</text:p>
          </table:table-cell>
        </table:table-row>
        <table:table-row table:style-name="ro1">
          <table:table-cell office:value-type="float" office:value="0.0110772" calcext:value-type="float">
            <text:p>0.0110772</text:p>
          </table:table-cell>
          <table:table-cell office:value-type="float" office:value="0.00968834" calcext:value-type="float">
            <text:p>0.00968834</text:p>
          </table:table-cell>
          <table:table-cell office:value-type="float" office:value="0.0125397" calcext:value-type="float">
            <text:p>0.0125397</text:p>
          </table:table-cell>
          <table:table-cell office:value-type="float" office:value="0.0084266" calcext:value-type="float">
            <text:p>0.0084266</text:p>
          </table:table-cell>
          <table:table-cell office:value-type="float" office:value="0.00943571" calcext:value-type="float">
            <text:p>0.00943571</text:p>
          </table:table-cell>
          <table:table-cell office:value-type="float" office:value="0.0051878" calcext:value-type="float">
            <text:p>0.0051878</text:p>
          </table:table-cell>
          <table:table-cell office:value-type="float" office:value="0.0017857" calcext:value-type="float">
            <text:p>0.0017857</text:p>
          </table:table-cell>
          <table:table-cell office:value-type="float" office:value="0.0105238" calcext:value-type="float">
            <text:p>0.0105238</text:p>
          </table:table-cell>
          <table:table-cell office:value-type="float" office:value="0.00168966" calcext:value-type="float">
            <text:p>0.00168966</text:p>
          </table:table-cell>
        </table:table-row>
        <table:table-row table:style-name="ro1">
          <table:table-cell office:value-type="float" office:value="1.58376" calcext:value-type="float">
            <text:p>1.58376</text:p>
          </table:table-cell>
          <table:table-cell office:value-type="float" office:value="1.09342" calcext:value-type="float">
            <text:p>1.09342</text:p>
          </table:table-cell>
          <table:table-cell office:value-type="float" office:value="0.668365" calcext:value-type="float">
            <text:p>0.668365</text:p>
          </table:table-cell>
          <table:table-cell office:value-type="float" office:value="0.83697" calcext:value-type="float">
            <text:p>0.83697</text:p>
          </table:table-cell>
          <table:table-cell office:value-type="float" office:value="0.562096" calcext:value-type="float">
            <text:p>0.562096</text:p>
          </table:table-cell>
          <table:table-cell office:value-type="float" office:value="0.86783" calcext:value-type="float">
            <text:p>0.86783</text:p>
          </table:table-cell>
          <table:table-cell office:value-type="float" office:value="0.653851" calcext:value-type="float">
            <text:p>0.653851</text:p>
          </table:table-cell>
          <table:table-cell office:value-type="float" office:value="0.906362" calcext:value-type="float">
            <text:p>0.906362</text:p>
          </table:table-cell>
          <table:table-cell office:value-type="float" office:value="1.66313" calcext:value-type="float">
            <text:p>1.66313</text:p>
          </table:table-cell>
        </table:table-row>
        <table:table-row table:style-name="ro1">
          <table:table-cell office:value-type="float" office:value="3.0454" calcext:value-type="float">
            <text:p>3.0454</text:p>
          </table:table-cell>
          <table:table-cell office:value-type="float" office:value="2.77107" calcext:value-type="float">
            <text:p>2.77107</text:p>
          </table:table-cell>
          <table:table-cell office:value-type="float" office:value="3.01893" calcext:value-type="float">
            <text:p>3.01893</text:p>
          </table:table-cell>
          <table:table-cell office:value-type="float" office:value="2.26903" calcext:value-type="float">
            <text:p>2.26903</text:p>
          </table:table-cell>
          <table:table-cell office:value-type="float" office:value="1.78669" calcext:value-type="float">
            <text:p>1.78669</text:p>
          </table:table-cell>
          <table:table-cell office:value-type="float" office:value="2.04002" calcext:value-type="float">
            <text:p>2.04002</text:p>
          </table:table-cell>
          <table:table-cell office:value-type="float" office:value="2.05981" calcext:value-type="float">
            <text:p>2.05981</text:p>
          </table:table-cell>
          <table:table-cell office:value-type="float" office:value="2.40318" calcext:value-type="float">
            <text:p>2.40318</text:p>
          </table:table-cell>
          <table:table-cell office:value-type="float" office:value="2.45077" calcext:value-type="float">
            <text:p>2.45077</text:p>
          </table:table-cell>
        </table:table-row>
        <table:table-row table:style-name="ro1">
          <table:table-cell office:value-type="float" office:value="0.00346291" calcext:value-type="float">
            <text:p>0.00346291</text:p>
          </table:table-cell>
          <table:table-cell office:value-type="float" office:value="0.00388629" calcext:value-type="float">
            <text:p>0.00388629</text:p>
          </table:table-cell>
          <table:table-cell office:value-type="float" office:value="0.0013838" calcext:value-type="float">
            <text:p>0.0013838</text:p>
          </table:table-cell>
          <table:table-cell office:value-type="float" office:value="0.00453516" calcext:value-type="float">
            <text:p>0.00453516</text:p>
          </table:table-cell>
          <table:table-cell office:value-type="float" office:value="0.0048008" calcext:value-type="float">
            <text:p>0.0048008</text:p>
          </table:table-cell>
          <table:table-cell office:value-type="float" office:value="0.00178687" calcext:value-type="float">
            <text:p>0.00178687</text:p>
          </table:table-cell>
          <table:table-cell office:value-type="float" office:value="0.00762223" calcext:value-type="float">
            <text:p>0.00762223</text:p>
          </table:table-cell>
          <table:table-cell office:value-type="float" office:value="0.0013832" calcext:value-type="float">
            <text:p>0.0013832</text:p>
          </table:table-cell>
          <table:table-cell office:value-type="float" office:value="0.00385981" calcext:value-type="float">
            <text:p>0.00385981</text:p>
          </table:table-cell>
        </table:table-row>
        <table:table-row table:style-name="ro1">
          <table:table-cell office:value-type="float" office:value="0.000355731" calcext:value-type="float">
            <text:p>0.000355731</text:p>
          </table:table-cell>
          <table:table-cell office:value-type="float" office:value="0.000488578" calcext:value-type="float">
            <text:p>0.000488578</text:p>
          </table:table-cell>
          <table:table-cell office:value-type="float" office:value="0.000355306" calcext:value-type="float">
            <text:p>0.000355306</text:p>
          </table:table-cell>
          <table:table-cell office:value-type="float" office:value="0.000480359" calcext:value-type="float">
            <text:p>0.000480359</text:p>
          </table:table-cell>
          <table:table-cell table:style-name="ce10" office:value-type="float" office:value="0.000315413" calcext:value-type="float">
            <text:p>3.15E-04</text:p>
          </table:table-cell>
          <table:table-cell office:value-type="float" office:value="0.00032326" calcext:value-type="float">
            <text:p>0.00032326</text:p>
          </table:table-cell>
          <table:table-cell office:value-type="float" office:value="0.000275474" calcext:value-type="float">
            <text:p>0.000275474</text:p>
          </table:table-cell>
          <table:table-cell office:value-type="float" office:value="0.000204654" calcext:value-type="float">
            <text:p>0.000204654</text:p>
          </table:table-cell>
          <table:table-cell office:value-type="float" office:value="0.00015404" calcext:value-type="float">
            <text:p>0.00015404</text:p>
          </table:table-cell>
        </table:table-row>
        <table:table-row table:style-name="ro1">
          <table:table-cell office:value-type="float" office:value="0.000431791" calcext:value-type="float">
            <text:p>0.000431791</text:p>
          </table:table-cell>
          <table:table-cell office:value-type="float" office:value="0.000342607" calcext:value-type="float">
            <text:p>0.000342607</text:p>
          </table:table-cell>
          <table:table-cell office:value-type="float" office:value="0.000340081" calcext:value-type="float">
            <text:p>0.000340081</text:p>
          </table:table-cell>
          <table:table-cell office:value-type="float" office:value="0.000319554" calcext:value-type="float">
            <text:p>0.000319554</text:p>
          </table:table-cell>
          <table:table-cell office:value-type="float" office:value="0.00027787" calcext:value-type="float">
            <text:p>0.00027787</text:p>
          </table:table-cell>
          <table:table-cell office:value-type="float" office:value="0.000356404" calcext:value-type="float">
            <text:p>0.000356404</text:p>
          </table:table-cell>
          <table:table-cell office:value-type="float" office:value="0.000297295" calcext:value-type="float">
            <text:p>0.000297295</text:p>
          </table:table-cell>
          <table:table-cell office:value-type="float" office:value="0.00033853" calcext:value-type="float">
            <text:p>0.00033853</text:p>
          </table:table-cell>
          <table:table-cell office:value-type="float" office:value="0.000126501" calcext:value-type="float">
            <text:p>0.000126501</text:p>
          </table:table-cell>
        </table:table-row>
        <table:table-row table:style-name="ro1">
          <table:table-cell table:style-name="ce10" office:value-type="float" office:value="0.000104475" calcext:value-type="float">
            <text:p>1.04E-04</text:p>
          </table:table-cell>
          <table:table-cell table:style-name="ce10" office:value-type="float" office:value="0.0000575227" calcext:value-type="float">
            <text:p>5.75E-05</text:p>
          </table:table-cell>
          <table:table-cell table:style-name="ce10" office:value-type="float" office:value="0.000102455" calcext:value-type="float">
            <text:p>1.02E-04</text:p>
          </table:table-cell>
          <table:table-cell table:style-name="ce10" office:value-type="float" office:value="0.0000594117" calcext:value-type="float">
            <text:p>5.94E-05</text:p>
          </table:table-cell>
          <table:table-cell table:style-name="ce10" office:value-type="float" office:value="0.0000626478" calcext:value-type="float">
            <text:p>6.26E-05</text:p>
          </table:table-cell>
          <table:table-cell table:style-name="ce10" office:value-type="float" office:value="0.0000897435" calcext:value-type="float">
            <text:p>8.97E-05</text:p>
          </table:table-cell>
          <table:table-cell table:style-name="ce10" office:value-type="float" office:value="0.000060899" calcext:value-type="float">
            <text:p>6.09E-05</text:p>
          </table:table-cell>
          <table:table-cell table:style-name="ce10" office:value-type="float" office:value="0.0000646816" calcext:value-type="float">
            <text:p>6.47E-05</text:p>
          </table:table-cell>
          <table:table-cell table:style-name="ce10" office:value-type="float" office:value="0.0000955221" calcext:value-type="float">
            <text:p>9.55E-05</text:p>
          </table:table-cell>
        </table:table-row>
        <table:table-row table:style-name="ro1">
          <table:table-cell office:value-type="float" office:value="10.1094" calcext:value-type="float">
            <text:p>10.1094</text:p>
          </table:table-cell>
          <table:table-cell office:value-type="float" office:value="7.45206" calcext:value-type="float">
            <text:p>7.45206</text:p>
          </table:table-cell>
          <table:table-cell office:value-type="float" office:value="7.54974" calcext:value-type="float">
            <text:p>7.5497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5.95974" calcext:value-type="float">
            <text:p>5.95974</text:p>
          </table:table-cell>
          <table:table-cell office:value-type="float" office:value="7.92018" calcext:value-type="float">
            <text:p>7.92018</text:p>
          </table:table-cell>
          <table:table-cell office:value-type="float" office:value="6.31328" calcext:value-type="float">
            <text:p>6.31328</text:p>
          </table:table-cell>
          <table:table-cell office:value-type="float" office:value="7.31504" calcext:value-type="float">
            <text:p>7.31504</text:p>
          </table:table-cell>
          <table:table-cell office:value-type="float" office:value="9.53252" calcext:value-type="float">
            <text:p>9.53252</text:p>
          </table:table-cell>
        </table:table-row>
        <table:table-row table:style-name="ro1">
          <table:table-cell office:value-type="float" office:value="12.9632" calcext:value-type="float">
            <text:p>12.9632</text:p>
          </table:table-cell>
          <table:table-cell office:value-type="float" office:value="12.2414" calcext:value-type="float">
            <text:p>12.2414</text:p>
          </table:table-cell>
          <table:table-cell office:value-type="float" office:value="11.153" calcext:value-type="float">
            <text:p>11.153</text:p>
          </table:table-cell>
          <table:table-cell office:value-type="float" office:value="10.7957" calcext:value-type="float">
            <text:p>10.7957</text:p>
          </table:table-cell>
          <table:table-cell office:value-type="float" office:value="7.71702" calcext:value-type="float">
            <text:p>7.71702</text:p>
          </table:table-cell>
          <table:table-cell office:value-type="float" office:value="5.78273" calcext:value-type="float">
            <text:p>5.78273</text:p>
          </table:table-cell>
          <table:table-cell office:value-type="float" office:value="4.15071" calcext:value-type="float">
            <text:p>4.15071</text:p>
          </table:table-cell>
          <table:table-cell office:value-type="float" office:value="2.07423" calcext:value-type="float">
            <text:p>2.07423</text:p>
          </table:table-cell>
          <table:table-cell office:value-type="float" office:value="3.90501" calcext:value-type="float">
            <text:p>3.90501</text:p>
          </table:table-cell>
        </table:table-row>
        <table:table-row table:style-name="ro1">
          <table:table-cell office:value-type="float" office:value="0.0151801" calcext:value-type="float">
            <text:p>0.0151801</text:p>
          </table:table-cell>
          <table:table-cell office:value-type="float" office:value="0.00816871" calcext:value-type="float">
            <text:p>0.00816871</text:p>
          </table:table-cell>
          <table:table-cell office:value-type="float" office:value="0.00936055" calcext:value-type="float">
            <text:p>0.00936055</text:p>
          </table:table-cell>
          <table:table-cell office:value-type="float" office:value="0.00925252" calcext:value-type="float">
            <text:p>0.00925252</text:p>
          </table:table-cell>
          <table:table-cell office:value-type="float" office:value="0.0108433" calcext:value-type="float">
            <text:p>0.0108433</text:p>
          </table:table-cell>
          <table:table-cell office:value-type="float" office:value="0.0127154" calcext:value-type="float">
            <text:p>0.0127154</text:p>
          </table:table-cell>
          <table:table-cell office:value-type="float" office:value="0.0135543" calcext:value-type="float">
            <text:p>0.0135543</text:p>
          </table:table-cell>
          <table:table-cell office:value-type="float" office:value="0.0140014" calcext:value-type="float">
            <text:p>0.0140014</text:p>
          </table:table-cell>
          <table:table-cell office:value-type="float" office:value="0.01354" calcext:value-type="float">
            <text:p>0.01354</text:p>
          </table:table-cell>
        </table:table-row>
        <table:table-row table:style-name="ro1">
          <table:table-cell table:style-name="ce10" office:value-type="float" office:value="0.0000356331" calcext:value-type="float">
            <text:p>3.56E-05</text:p>
          </table:table-cell>
          <table:table-cell table:style-name="ce10" office:value-type="float" office:value="0.000043612" calcext:value-type="float">
            <text:p>4.36E-05</text:p>
          </table:table-cell>
          <table:table-cell table:style-name="ce10" office:value-type="float" office:value="0.0000385399" calcext:value-type="float">
            <text:p>3.85E-05</text:p>
          </table:table-cell>
          <table:table-cell table:style-name="ce10" office:value-type="float" office:value="0.0000376406" calcext:value-type="float">
            <text:p>3.76E-05</text:p>
          </table:table-cell>
          <table:table-cell table:style-name="ce10" office:value-type="float" office:value="0.0000355712" calcext:value-type="float">
            <text:p>3.56E-05</text:p>
          </table:table-cell>
          <table:table-cell table:style-name="ce10" office:value-type="float" office:value="0.0000387902" calcext:value-type="float">
            <text:p>3.88E-05</text:p>
          </table:table-cell>
          <table:table-cell table:style-name="ce10" office:value-type="float" office:value="0.0000425966" calcext:value-type="float">
            <text:p>4.26E-05</text:p>
          </table:table-cell>
          <table:table-cell table:style-name="ce10" office:value-type="float" office:value="0.0000363788" calcext:value-type="float">
            <text:p>3.64E-05</text:p>
          </table:table-cell>
          <table:table-cell table:style-name="ce10" office:value-type="float" office:value="0.0000377438" calcext:value-type="float">
            <text:p>3.77E-05</text:p>
          </table:table-cell>
        </table:table-row>
        <table:table-row table:style-name="ro1">
          <table:table-cell table:style-name="ce10" office:value-type="float" office:value="0.0000369058" calcext:value-type="float">
            <text:p>3.69E-05</text:p>
          </table:table-cell>
          <table:table-cell table:style-name="ce10" office:value-type="float" office:value="0.0000430218" calcext:value-type="float">
            <text:p>4.30E-05</text:p>
          </table:table-cell>
          <table:table-cell table:style-name="ce10" office:value-type="float" office:value="0.0000371796" calcext:value-type="float">
            <text:p>3.72E-05</text:p>
          </table:table-cell>
          <table:table-cell table:style-name="ce10" office:value-type="float" office:value="0.0000416563" calcext:value-type="float">
            <text:p>4.17E-05</text:p>
          </table:table-cell>
          <table:table-cell table:style-name="ce10" office:value-type="float" office:value="0.0000398957" calcext:value-type="float">
            <text:p>3.99E-05</text:p>
          </table:table-cell>
          <table:table-cell table:style-name="ce10" office:value-type="float" office:value="0.0000359225" calcext:value-type="float">
            <text:p>3.59E-05</text:p>
          </table:table-cell>
          <table:table-cell table:style-name="ce10" office:value-type="float" office:value="0.000043526" calcext:value-type="float">
            <text:p>4.35E-05</text:p>
          </table:table-cell>
          <table:table-cell table:style-name="ce10" office:value-type="float" office:value="0.0000402811" calcext:value-type="float">
            <text:p>4.03E-05</text:p>
          </table:table-cell>
          <table:table-cell table:style-name="ce10" office:value-type="float" office:value="0.0000530966" calcext:value-type="float">
            <text:p>5.31E-05</text:p>
          </table:table-cell>
        </table:table-row>
        <table:table-row table:style-name="ro1">
          <table:table-cell office:value-type="float" office:value="0.00132937" calcext:value-type="float">
            <text:p>0.00132937</text:p>
          </table:table-cell>
          <table:table-cell office:value-type="float" office:value="0.00196606" calcext:value-type="float">
            <text:p>0.00196606</text:p>
          </table:table-cell>
          <table:table-cell office:value-type="float" office:value="0.00199276" calcext:value-type="float">
            <text:p>0.00199276</text:p>
          </table:table-cell>
          <table:table-cell office:value-type="float" office:value="0.00142254" calcext:value-type="float">
            <text:p>0.00142254</text:p>
          </table:table-cell>
          <table:table-cell office:value-type="float" office:value="0.00105871" calcext:value-type="float">
            <text:p>0.00105871</text:p>
          </table:table-cell>
          <table:table-cell office:value-type="float" office:value="0.00153906" calcext:value-type="float">
            <text:p>0.00153906</text:p>
          </table:table-cell>
          <table:table-cell office:value-type="float" office:value="0.00127636" calcext:value-type="float">
            <text:p>0.00127636</text:p>
          </table:table-cell>
          <table:table-cell office:value-type="float" office:value="0.000957936" calcext:value-type="float">
            <text:p>0.000957936</text:p>
          </table:table-cell>
          <table:table-cell office:value-type="float" office:value="0.0016676" calcext:value-type="float">
            <text:p>0.0016676</text:p>
          </table:table-cell>
        </table:table-row>
        <table:table-row table:style-name="ro1">
          <table:table-cell table:style-name="ce7" table:formula="of:=SUM([.A2:.A194])/193" office:value-type="float" office:value="0.464792281901036" calcext:value-type="float">
            <text:p>0.464792281901036</text:p>
          </table:table-cell>
          <table:table-cell table:style-name="ce7" table:formula="of:=SUM([.B2:.B194])/193" office:value-type="float" office:value="0.370387135639896" calcext:value-type="float">
            <text:p>0.370387135639896</text:p>
          </table:table-cell>
          <table:table-cell table:style-name="ce7" table:formula="of:=SUM([.C2:.C194])/193" office:value-type="float" office:value="0.363494876458549" calcext:value-type="float">
            <text:p>0.363494876458549</text:p>
          </table:table-cell>
          <table:table-cell table:style-name="ce7" table:formula="of:=SUM([.D2:.D194])/193" office:value-type="float" office:value="0.35738349173886" calcext:value-type="float">
            <text:p>0.35738349173886</text:p>
          </table:table-cell>
          <table:table-cell table:style-name="ce7" table:formula="of:=SUM([.E2:.E194])/193" office:value-type="float" office:value="0.313362422397409" calcext:value-type="float">
            <text:p>0.313362422397409</text:p>
          </table:table-cell>
          <table:table-cell table:style-name="ce7" table:formula="of:=SUM([.F2:.F194])/193" office:value-type="float" office:value="0.302358828482902" calcext:value-type="float">
            <text:p>0.302358828482902</text:p>
          </table:table-cell>
          <table:table-cell table:style-name="ce7" table:formula="of:=SUM([.G2:.G194])/193" office:value-type="float" office:value="0.287859560987565" calcext:value-type="float">
            <text:p>0.287859560987565</text:p>
          </table:table-cell>
          <table:table-cell table:style-name="ce7" table:formula="of:=SUM([.H2:.H194])/193" office:value-type="float" office:value="0.289624425712435" calcext:value-type="float">
            <text:p>0.289624425712435</text:p>
          </table:table-cell>
          <table:table-cell table:style-name="ce7" table:formula="of:=SUM([.I2:.I194])/193" office:value-type="float" office:value="0.329316857821244" calcext:value-type="float">
            <text:p>0.329316857821244</text:p>
          </table:table-cell>
        </table:table-row>
      </table:table>
      <table:table table:name="C-objval" table:style-name="ta1">
        <table:table-column table:style-name="co1" table:number-columns-repeated="10" table:default-cell-style-name="Default"/>
        <table:table-column table:style-name="co1" table:number-columns-repeated="9" table:default-cell-style-name="ce4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gap 5</text:p>
          </table:table-cell>
          <table:table-cell table:style-name="ce7" office:value-type="string" calcext:value-type="string">
            <text:p>gap 10</text:p>
          </table:table-cell>
          <table:table-cell table:style-name="ce7" office:value-type="string" calcext:value-type="string">
            <text:p>gap 11</text:p>
          </table:table-cell>
          <table:table-cell table:style-name="ce7" office:value-type="string" calcext:value-type="string">
            <text:p>gap 12</text:p>
          </table:table-cell>
          <table:table-cell table:style-name="ce7" office:value-type="string" calcext:value-type="string">
            <text:p>gap 15</text:p>
          </table:table-cell>
          <table:table-cell table:style-name="ce7" office:value-type="string" calcext:value-type="string">
            <text:p>gap 20</text:p>
          </table:table-cell>
          <table:table-cell table:style-name="ce7" office:value-type="string" calcext:value-type="string">
            <text:p>gap 25</text:p>
          </table:table-cell>
          <table:table-cell table:style-name="ce7" office:value-type="string" calcext:value-type="string">
            <text:p>gap 50</text:p>
          </table:table-cell>
          <table:table-cell table:style-name="ce7" office:value-type="string" calcext:value-type="string">
            <text:p>gap 1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  <table:table-cell office:value-type="float" office:value="7.5" calcext:value-type="float">
            <text:p>7.5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formula="of:=([.J2]-[.A2])/[.A2]" office:value-type="percentage" office:value="0" calcext:value-type="percentage">
            <text:p>0.00%</text:p>
          </table:table-cell>
          <table:table-cell table:formula="of:=([.J2]-[.B2])/[.B2]" office:value-type="percentage" office:value="0" calcext:value-type="percentage">
            <text:p>0.00%</text:p>
          </table:table-cell>
          <table:table-cell table:formula="of:=([.J2]-[.C2])/[.C2]" office:value-type="percentage" office:value="0.0126582278481012" calcext:value-type="percentage">
            <text:p>1.27%</text:p>
          </table:table-cell>
          <table:table-cell table:formula="of:=([.J2]-[.D2])/[.D2]" office:value-type="percentage" office:value="0.0256410256410257" calcext:value-type="percentage">
            <text:p>2.56%</text:p>
          </table:table-cell>
          <table:table-cell table:formula="of:=([.J2]-[.E2])/[.E2]" office:value-type="percentage" office:value="0" calcext:value-type="percentage">
            <text:p>0.00%</text:p>
          </table:table-cell>
          <table:table-cell table:formula="of:=([.J2]-[.F2])/[.F2]" office:value-type="percentage" office:value="0.0126582278481012" calcext:value-type="percentage">
            <text:p>1.27%</text:p>
          </table:table-cell>
          <table:table-cell table:formula="of:=([.J2]-[.G2])/[.G2]" office:value-type="percentage" office:value="0.0389610389610389" calcext:value-type="percentage">
            <text:p>3.90%</text:p>
          </table:table-cell>
          <table:table-cell table:formula="of:=([.J2]-[.H2])/[.H2]" office:value-type="percentage" office:value="0.0666666666666667" calcext:value-type="percentage">
            <text:p>6.67%</text:p>
          </table:table-cell>
          <table:table-cell table:formula="of:=([.J2]-[.I2])/[.I2]" office:value-type="percentage" office:value="0.0126582278481012" calcext:value-type="percentage">
            <text:p>1.27%</text:p>
          </table:table-cell>
        </table:table-row>
        <table:table-row table:style-name="ro1">
          <table:table-cell table:number-columns-repeated="10" office:value-type="float" office:value="8" calcext:value-type="float">
            <text:p>8</text:p>
          </table:table-cell>
          <table:table-cell table:formula="of:=([.J3]-[.A3])/[.A3]" office:value-type="percentage" office:value="0" calcext:value-type="percentage">
            <text:p>0.00%</text:p>
          </table:table-cell>
          <table:table-cell table:formula="of:=([.J3]-[.B3])/[.B3]" office:value-type="percentage" office:value="0" calcext:value-type="percentage">
            <text:p>0.00%</text:p>
          </table:table-cell>
          <table:table-cell table:formula="of:=([.J3]-[.C3])/[.C3]" office:value-type="percentage" office:value="0" calcext:value-type="percentage">
            <text:p>0.00%</text:p>
          </table:table-cell>
          <table:table-cell table:formula="of:=([.J3]-[.D3])/[.D3]" office:value-type="percentage" office:value="0" calcext:value-type="percentage">
            <text:p>0.00%</text:p>
          </table:table-cell>
          <table:table-cell table:formula="of:=([.J3]-[.E3])/[.E3]" office:value-type="percentage" office:value="0" calcext:value-type="percentage">
            <text:p>0.00%</text:p>
          </table:table-cell>
          <table:table-cell table:formula="of:=([.J3]-[.F3])/[.F3]" office:value-type="percentage" office:value="0" calcext:value-type="percentage">
            <text:p>0.00%</text:p>
          </table:table-cell>
          <table:table-cell table:formula="of:=([.J3]-[.G3])/[.G3]" office:value-type="percentage" office:value="0" calcext:value-type="percentage">
            <text:p>0.00%</text:p>
          </table:table-cell>
          <table:table-cell table:formula="of:=([.J3]-[.H3])/[.H3]" office:value-type="percentage" office:value="0" calcext:value-type="percentage">
            <text:p>0.00%</text:p>
          </table:table-cell>
          <table:table-cell table:formula="of:=([.J3]-[.I3])/[.I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.2" calcext:value-type="float">
            <text:p>42.2</text:p>
          </table:table-cell>
          <table:table-cell office:value-type="float" office:value="41.9" calcext:value-type="float">
            <text:p>41.9</text:p>
          </table:table-cell>
          <table:table-cell office:value-type="float" office:value="42.3" calcext:value-type="float">
            <text:p>42.3</text:p>
          </table:table-cell>
          <table:table-cell office:value-type="float" office:value="41.9" calcext:value-type="float">
            <text:p>41.9</text:p>
          </table:table-cell>
          <table:table-cell office:value-type="float" office:value="42.2" calcext:value-type="float">
            <text:p>42.2</text:p>
          </table:table-cell>
          <table:table-cell office:value-type="float" office:value="42.1" calcext:value-type="float">
            <text:p>42.1</text:p>
          </table:table-cell>
          <table:table-cell office:value-type="float" office:value="41.7" calcext:value-type="float">
            <text:p>41.7</text:p>
          </table:table-cell>
          <table:table-cell office:value-type="float" office:value="42.3" calcext:value-type="float">
            <text:p>42.3</text:p>
          </table:table-cell>
          <table:table-cell office:value-type="float" office:value="43" calcext:value-type="float">
            <text:p>43</text:p>
          </table:table-cell>
          <table:table-cell table:formula="of:=([.J4]-[.A4])/[.A4]" office:value-type="percentage" office:value="0.0141509433962264" calcext:value-type="percentage">
            <text:p>1.42%</text:p>
          </table:table-cell>
          <table:table-cell table:formula="of:=([.J4]-[.B4])/[.B4]" office:value-type="percentage" office:value="0.0189573459715639" calcext:value-type="percentage">
            <text:p>1.90%</text:p>
          </table:table-cell>
          <table:table-cell table:formula="of:=([.J4]-[.C4])/[.C4]" office:value-type="percentage" office:value="0.0262529832935561" calcext:value-type="percentage">
            <text:p>2.63%</text:p>
          </table:table-cell>
          <table:table-cell table:formula="of:=([.J4]-[.D4])/[.D4]" office:value-type="percentage" office:value="0.0165484633569741" calcext:value-type="percentage">
            <text:p>1.65%</text:p>
          </table:table-cell>
          <table:table-cell table:formula="of:=([.J4]-[.E4])/[.E4]" office:value-type="percentage" office:value="0.0262529832935561" calcext:value-type="percentage">
            <text:p>2.63%</text:p>
          </table:table-cell>
          <table:table-cell table:formula="of:=([.J4]-[.F4])/[.F4]" office:value-type="percentage" office:value="0.0189573459715639" calcext:value-type="percentage">
            <text:p>1.90%</text:p>
          </table:table-cell>
          <table:table-cell table:formula="of:=([.J4]-[.G4])/[.G4]" office:value-type="percentage" office:value="0.0213776722090261" calcext:value-type="percentage">
            <text:p>2.14%</text:p>
          </table:table-cell>
          <table:table-cell table:formula="of:=([.J4]-[.H4])/[.H4]" office:value-type="percentage" office:value="0.0311750599520383" calcext:value-type="percentage">
            <text:p>3.12%</text:p>
          </table:table-cell>
          <table:table-cell table:formula="of:=([.J4]-[.I4])/[.I4]" office:value-type="percentage" office:value="0.0165484633569741" calcext:value-type="percentage">
            <text:p>1.65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8" calcext:value-type="float">
            <text:p>48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79.3" calcext:value-type="float">
            <text:p>79.3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9.1" calcext:value-type="float">
            <text:p>79.1</text:p>
          </table:table-cell>
          <table:table-cell office:value-type="float" office:value="78.5" calcext:value-type="float">
            <text:p>78.5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table:formula="of:=([.J7]-[.A7])/[.A7]" office:value-type="percentage" office:value="0.00882723833543509" calcext:value-type="percentage">
            <text:p>0.88%</text:p>
          </table:table-cell>
          <table:table-cell table:formula="of:=([.J7]-[.B7])/[.B7]" office:value-type="percentage" office:value="0.00882723833543509" calcext:value-type="percentage">
            <text:p>0.88%</text:p>
          </table:table-cell>
          <table:table-cell table:formula="of:=([.J7]-[.C7])/[.C7]" office:value-type="percentage" office:value="0.00882723833543509" calcext:value-type="percentage">
            <text:p>0.88%</text:p>
          </table:table-cell>
          <table:table-cell table:formula="of:=([.J7]-[.D7])/[.D7]" office:value-type="percentage" office:value="0.0101010101010101" calcext:value-type="percentage">
            <text:p>1.01%</text:p>
          </table:table-cell>
          <table:table-cell table:formula="of:=([.J7]-[.E7])/[.E7]" office:value-type="percentage" office:value="0.0126582278481013" calcext:value-type="percentage">
            <text:p>1.27%</text:p>
          </table:table-cell>
          <table:table-cell table:formula="of:=([.J7]-[.F7])/[.F7]" office:value-type="percentage" office:value="0.0126582278481013" calcext:value-type="percentage">
            <text:p>1.27%</text:p>
          </table:table-cell>
          <table:table-cell table:formula="of:=([.J7]-[.G7])/[.G7]" office:value-type="percentage" office:value="0.0113780025284451" calcext:value-type="percentage">
            <text:p>1.14%</text:p>
          </table:table-cell>
          <table:table-cell table:formula="of:=([.J7]-[.H7])/[.H7]" office:value-type="percentage" office:value="0.0191082802547771" calcext:value-type="percentage">
            <text:p>1.91%</text:p>
          </table:table-cell>
          <table:table-cell table:formula="of:=([.J7]-[.I7])/[.I7]" office:value-type="percentage" office:value="0.0243277848911652" calcext:value-type="percentage">
            <text:p>2.43%</text:p>
          </table:table-cell>
        </table:table-row>
        <table:table-row table:style-name="ro1">
          <table:table-cell table:number-columns-repeated="7"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.00104275286757033" calcext:value-type="percentage">
            <text:p>0.10%</text:p>
          </table:table-cell>
          <table:table-cell table:formula="of:=([.J8]-[.I8])/[.I8]" office:value-type="percentage" office:value="0.00523560209424084" calcext:value-type="percentage">
            <text:p>0.52%</text:p>
          </table:table-cell>
        </table:table-row>
        <table:table-row table:style-name="ro1">
          <table:table-cell table:number-columns-repeated="10" office:value-type="float" office:value="102" calcext:value-type="float">
            <text:p>102</text:p>
          </table:table-cell>
          <table:table-cell table:formula="of:=([.J9]-[.A9])/[.A9]" office:value-type="percentage" office:value="0" calcext:value-type="percentage">
            <text:p>0.00%</text:p>
          </table:table-cell>
          <table:table-cell table:formula="of:=([.J9]-[.B9])/[.B9]" office:value-type="percentage" office:value="0" calcext:value-type="percentage">
            <text:p>0.00%</text:p>
          </table:table-cell>
          <table:table-cell table:formula="of:=([.J9]-[.C9])/[.C9]" office:value-type="percentage" office:value="0" calcext:value-type="percentage">
            <text:p>0.00%</text:p>
          </table:table-cell>
          <table:table-cell table:formula="of:=([.J9]-[.D9])/[.D9]" office:value-type="percentage" office:value="0" calcext:value-type="percentage">
            <text:p>0.00%</text:p>
          </table:table-cell>
          <table:table-cell table:formula="of:=([.J9]-[.E9])/[.E9]" office:value-type="percentage" office:value="0" calcext:value-type="percentage">
            <text:p>0.00%</text:p>
          </table:table-cell>
          <table:table-cell table:formula="of:=([.J9]-[.F9])/[.F9]" office:value-type="percentage" office:value="0" calcext:value-type="percentage">
            <text:p>0.00%</text:p>
          </table:table-cell>
          <table:table-cell table:formula="of:=([.J9]-[.G9])/[.G9]" office:value-type="percentage" office:value="0" calcext:value-type="percentage">
            <text:p>0.00%</text:p>
          </table:table-cell>
          <table:table-cell table:formula="of:=([.J9]-[.H9])/[.H9]" office:value-type="percentage" office:value="0" calcext:value-type="percentage">
            <text:p>0.00%</text:p>
          </table:table-cell>
          <table:table-cell table:formula="of:=([.J9]-[.I9])/[.I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99.3" calcext:value-type="float">
            <text:p>99.3</text:p>
          </table:table-cell>
          <table:table-cell office:value-type="float" office:value="99.2" calcext:value-type="float">
            <text:p>99.2</text:p>
          </table:table-cell>
          <table:table-cell office:value-type="float" office:value="98.8" calcext:value-type="float">
            <text:p>98.8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([.J10]-[.A10])/[.A10]" office:value-type="percentage" office:value="0.0130391173520561" calcext:value-type="percentage">
            <text:p>1.30%</text:p>
          </table:table-cell>
          <table:table-cell table:formula="of:=([.J10]-[.B10])/[.B10]" office:value-type="percentage" office:value="0.0130391173520561" calcext:value-type="percentage">
            <text:p>1.30%</text:p>
          </table:table-cell>
          <table:table-cell table:formula="of:=([.J10]-[.C10])/[.C10]" office:value-type="percentage" office:value="0.011011011011011" calcext:value-type="percentage">
            <text:p>1.10%</text:p>
          </table:table-cell>
          <table:table-cell table:formula="of:=([.J10]-[.D10])/[.D10]" office:value-type="percentage" office:value="0.01" calcext:value-type="percentage">
            <text:p>1.00%</text:p>
          </table:table-cell>
          <table:table-cell table:formula="of:=([.J10]-[.E10])/[.E10]" office:value-type="percentage" office:value="0.0130391173520561" calcext:value-type="percentage">
            <text:p>1.30%</text:p>
          </table:table-cell>
          <table:table-cell table:formula="of:=([.J10]-[.F10])/[.F10]" office:value-type="percentage" office:value="0.0171198388721048" calcext:value-type="percentage">
            <text:p>1.71%</text:p>
          </table:table-cell>
          <table:table-cell table:formula="of:=([.J10]-[.G10])/[.G10]" office:value-type="percentage" office:value="0.0181451612903226" calcext:value-type="percentage">
            <text:p>1.81%</text:p>
          </table:table-cell>
          <table:table-cell table:formula="of:=([.J10]-[.H10])/[.H10]" office:value-type="percentage" office:value="0.0222672064777328" calcext:value-type="percentage">
            <text:p>2.23%</text:p>
          </table:table-cell>
          <table:table-cell table:formula="of:=([.J10]-[.I10])/[.I10]" office:value-type="percentage" office:value="0.0306122448979592" calcext:value-type="percentage">
            <text:p>3.06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11]-[.A11])/[.A11]" office:value-type="percentage" office:value="0" calcext:value-type="percentage">
            <text:p>0.00%</text:p>
          </table:table-cell>
          <table:table-cell table:formula="of:=([.J11]-[.B11])/[.B11]" office:value-type="percentage" office:value="0" calcext:value-type="percentage">
            <text:p>0.00%</text:p>
          </table:table-cell>
          <table:table-cell table:formula="of:=([.J11]-[.C11])/[.C11]" office:value-type="percentage" office:value="0" calcext:value-type="percentage">
            <text:p>0.00%</text:p>
          </table:table-cell>
          <table:table-cell table:formula="of:=([.J11]-[.D11])/[.D11]" office:value-type="percentage" office:value="0" calcext:value-type="percentage">
            <text:p>0.00%</text:p>
          </table:table-cell>
          <table:table-cell table:formula="of:=([.J11]-[.E11])/[.E11]" office:value-type="percentage" office:value="0" calcext:value-type="percentage">
            <text:p>0.00%</text:p>
          </table:table-cell>
          <table:table-cell table:formula="of:=([.J11]-[.F11])/[.F11]" office:value-type="percentage" office:value="0" calcext:value-type="percentage">
            <text:p>0.00%</text:p>
          </table:table-cell>
          <table:table-cell table:formula="of:=([.J11]-[.G11])/[.G11]" office:value-type="percentage" office:value="0" calcext:value-type="percentage">
            <text:p>0.00%</text:p>
          </table:table-cell>
          <table:table-cell table:formula="of:=([.J11]-[.H11])/[.H11]" office:value-type="percentage" office:value="0" calcext:value-type="percentage">
            <text:p>0.00%</text:p>
          </table:table-cell>
          <table:table-cell table:formula="of:=([.J11]-[.I11])/[.I1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12]-[.A12])/[.A12]" office:value-type="percentage" office:value="0" calcext:value-type="percentage">
            <text:p>0.00%</text:p>
          </table:table-cell>
          <table:table-cell table:formula="of:=([.J12]-[.B12])/[.B12]" office:value-type="percentage" office:value="0" calcext:value-type="percentage">
            <text:p>0.00%</text:p>
          </table:table-cell>
          <table:table-cell table:formula="of:=([.J12]-[.C12])/[.C12]" office:value-type="percentage" office:value="0" calcext:value-type="percentage">
            <text:p>0.00%</text:p>
          </table:table-cell>
          <table:table-cell table:formula="of:=([.J12]-[.D12])/[.D12]" office:value-type="percentage" office:value="0" calcext:value-type="percentage">
            <text:p>0.00%</text:p>
          </table:table-cell>
          <table:table-cell table:formula="of:=([.J12]-[.E12])/[.E12]" office:value-type="percentage" office:value="0" calcext:value-type="percentage">
            <text:p>0.00%</text:p>
          </table:table-cell>
          <table:table-cell table:formula="of:=([.J12]-[.F12])/[.F12]" office:value-type="percentage" office:value="0" calcext:value-type="percentage">
            <text:p>0.00%</text:p>
          </table:table-cell>
          <table:table-cell table:formula="of:=([.J12]-[.G12])/[.G12]" office:value-type="percentage" office:value="0" calcext:value-type="percentage">
            <text:p>0.00%</text:p>
          </table:table-cell>
          <table:table-cell table:formula="of:=([.J12]-[.H12])/[.H12]" office:value-type="percentage" office:value="0" calcext:value-type="percentage">
            <text:p>0.00%</text:p>
          </table:table-cell>
          <table:table-cell table:formula="of:=([.J12]-[.I12])/[.I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1" calcext:value-type="float">
            <text:p>11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14]-[.A14])/[.A14]" office:value-type="percentage" office:value="0" calcext:value-type="percentage">
            <text:p>0.00%</text:p>
          </table:table-cell>
          <table:table-cell table:formula="of:=([.J14]-[.B14])/[.B14]" office:value-type="percentage" office:value="0" calcext:value-type="percentage">
            <text:p>0.00%</text:p>
          </table:table-cell>
          <table:table-cell table:formula="of:=([.J14]-[.C14])/[.C14]" office:value-type="percentage" office:value="0" calcext:value-type="percentage">
            <text:p>0.00%</text:p>
          </table:table-cell>
          <table:table-cell table:formula="of:=([.J14]-[.D14])/[.D14]" office:value-type="percentage" office:value="0" calcext:value-type="percentage">
            <text:p>0.00%</text:p>
          </table:table-cell>
          <table:table-cell table:formula="of:=([.J14]-[.E14])/[.E14]" office:value-type="percentage" office:value="0" calcext:value-type="percentage">
            <text:p>0.00%</text:p>
          </table:table-cell>
          <table:table-cell table:formula="of:=([.J14]-[.F14])/[.F14]" office:value-type="percentage" office:value="0" calcext:value-type="percentage">
            <text:p>0.00%</text:p>
          </table:table-cell>
          <table:table-cell table:formula="of:=([.J14]-[.G14])/[.G14]" office:value-type="percentage" office:value="0" calcext:value-type="percentage">
            <text:p>0.00%</text:p>
          </table:table-cell>
          <table:table-cell table:formula="of:=([.J14]-[.H14])/[.H14]" office:value-type="percentage" office:value="0" calcext:value-type="percentage">
            <text:p>0.00%</text:p>
          </table:table-cell>
          <table:table-cell table:formula="of:=([.J14]-[.I14])/[.I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15]-[.A15])/[.A15]" office:value-type="percentage" office:value="0" calcext:value-type="percentage">
            <text:p>0.00%</text:p>
          </table:table-cell>
          <table:table-cell table:formula="of:=([.J15]-[.B15])/[.B15]" office:value-type="percentage" office:value="0" calcext:value-type="percentage">
            <text:p>0.00%</text:p>
          </table:table-cell>
          <table:table-cell table:formula="of:=([.J15]-[.C15])/[.C15]" office:value-type="percentage" office:value="0" calcext:value-type="percentage">
            <text:p>0.00%</text:p>
          </table:table-cell>
          <table:table-cell table:formula="of:=([.J15]-[.D15])/[.D15]" office:value-type="percentage" office:value="0" calcext:value-type="percentage">
            <text:p>0.00%</text:p>
          </table:table-cell>
          <table:table-cell table:formula="of:=([.J15]-[.E15])/[.E15]" office:value-type="percentage" office:value="0" calcext:value-type="percentage">
            <text:p>0.00%</text:p>
          </table:table-cell>
          <table:table-cell table:formula="of:=([.J15]-[.F15])/[.F15]" office:value-type="percentage" office:value="0" calcext:value-type="percentage">
            <text:p>0.00%</text:p>
          </table:table-cell>
          <table:table-cell table:formula="of:=([.J15]-[.G15])/[.G15]" office:value-type="percentage" office:value="0" calcext:value-type="percentage">
            <text:p>0.00%</text:p>
          </table:table-cell>
          <table:table-cell table:formula="of:=([.J15]-[.H15])/[.H15]" office:value-type="percentage" office:value="0" calcext:value-type="percentage">
            <text:p>0.00%</text:p>
          </table:table-cell>
          <table:table-cell table:formula="of:=([.J15]-[.I15])/[.I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19.6" calcext:value-type="float">
            <text:p>119.6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2" calcext:value-type="float">
            <text:p>119.2</text:p>
          </table:table-cell>
          <table:table-cell office:value-type="float" office:value="119" calcext:value-type="float">
            <text:p>119</text:p>
          </table:table-cell>
          <table:table-cell office:value-type="float" office:value="118.8" calcext:value-type="float">
            <text:p>118.8</text:p>
          </table:table-cell>
          <table:table-cell office:value-type="float" office:value="118.4" calcext:value-type="float">
            <text:p>118.4</text:p>
          </table:table-cell>
          <table:table-cell office:value-type="float" office:value="121" calcext:value-type="float">
            <text:p>121</text:p>
          </table:table-cell>
          <table:table-cell table:formula="of:=([.J16]-[.A16])/[.A16]" office:value-type="percentage" office:value="0.0134003350083752" calcext:value-type="percentage">
            <text:p>1.34%</text:p>
          </table:table-cell>
          <table:table-cell table:formula="of:=([.J16]-[.B16])/[.B16]" office:value-type="percentage" office:value="0.0117056856187291" calcext:value-type="percentage">
            <text:p>1.17%</text:p>
          </table:table-cell>
          <table:table-cell table:formula="of:=([.J16]-[.C16])/[.C16]" office:value-type="percentage" office:value="0.0151006711409396" calcext:value-type="percentage">
            <text:p>1.51%</text:p>
          </table:table-cell>
          <table:table-cell table:formula="of:=([.J16]-[.D16])/[.D16]" office:value-type="percentage" office:value="0.010860484544695" calcext:value-type="percentage">
            <text:p>1.09%</text:p>
          </table:table-cell>
          <table:table-cell table:formula="of:=([.J16]-[.E16])/[.E16]" office:value-type="percentage" office:value="0.0125523012552301" calcext:value-type="percentage">
            <text:p>1.26%</text:p>
          </table:table-cell>
          <table:table-cell table:formula="of:=([.J16]-[.F16])/[.F16]" office:value-type="percentage" office:value="0.0151006711409396" calcext:value-type="percentage">
            <text:p>1.51%</text:p>
          </table:table-cell>
          <table:table-cell table:formula="of:=([.J16]-[.G16])/[.G16]" office:value-type="percentage" office:value="0.0168067226890756" calcext:value-type="percentage">
            <text:p>1.68%</text:p>
          </table:table-cell>
          <table:table-cell table:formula="of:=([.J16]-[.H16])/[.H16]" office:value-type="percentage" office:value="0.0185185185185185" calcext:value-type="percentage">
            <text:p>1.85%</text:p>
          </table:table-cell>
          <table:table-cell table:formula="of:=([.J16]-[.I16])/[.I16]" office:value-type="percentage" office:value="0.0219594594594594" calcext:value-type="percentage">
            <text:p>2.20%</text:p>
          </table:table-cell>
        </table:table-row>
        <table:table-row table:style-name="ro1">
          <table:table-cell table:number-columns-repeated="7" office:value-type="float" office:value="128" calcext:value-type="float">
            <text:p>128</text:p>
          </table:table-cell>
          <table:table-cell office:value-type="float" office:value="127.8" calcext:value-type="float">
            <text:p>127.8</text:p>
          </table:table-cell>
          <table:table-cell office:value-type="float" office:value="127.9" calcext:value-type="float">
            <text:p>127.9</text:p>
          </table:table-cell>
          <table:table-cell office:value-type="float" office:value="128" calcext:value-type="float">
            <text:p>128</text:p>
          </table:table-cell>
          <table:table-cell table:formula="of:=([.J17]-[.A17])/[.A17]" office:value-type="percentage" office:value="0" calcext:value-type="percentage">
            <text:p>0.00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.00156494522691708" calcext:value-type="percentage">
            <text:p>0.16%</text:p>
          </table:table-cell>
          <table:table-cell table:formula="of:=([.J17]-[.I17])/[.I17]" office:value-type="percentage" office:value="0.000781860828772434" calcext:value-type="percentage">
            <text:p>0.08%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133" calcext:value-type="float">
            <text:p>133</text:p>
          </table:table-cell>
          <table:table-cell office:value-type="float" office:value="132.9" calcext:value-type="float">
            <text:p>132.9</text:p>
          </table:table-cell>
          <table:table-cell table:number-columns-repeated="2" office:value-type="float" office:value="133.6" calcext:value-type="float">
            <text:p>133.6</text:p>
          </table:table-cell>
          <table:table-cell office:value-type="float" office:value="133" calcext:value-type="float">
            <text:p>133</text:p>
          </table:table-cell>
          <table:table-cell office:value-type="float" office:value="132.8" calcext:value-type="float">
            <text:p>132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1.9" calcext:value-type="float">
            <text:p>131.9</text:p>
          </table:table-cell>
          <table:table-cell office:value-type="float" office:value="138" calcext:value-type="float">
            <text:p>138</text:p>
          </table:table-cell>
          <table:table-cell table:formula="of:=([.J18]-[.A18])/[.A18]" office:value-type="percentage" office:value="0.0352588147036758" calcext:value-type="percentage">
            <text:p>3.53%</text:p>
          </table:table-cell>
          <table:table-cell table:formula="of:=([.J18]-[.B18])/[.B18]" office:value-type="percentage" office:value="0.037593984962406" calcext:value-type="percentage">
            <text:p>3.76%</text:p>
          </table:table-cell>
          <table:table-cell table:formula="of:=([.J18]-[.C18])/[.C18]" office:value-type="percentage" office:value="0.0383747178329571" calcext:value-type="percentage">
            <text:p>3.84%</text:p>
          </table:table-cell>
          <table:table-cell table:formula="of:=([.J18]-[.D18])/[.D18]" office:value-type="percentage" office:value="0.032934131736527" calcext:value-type="percentage">
            <text:p>3.29%</text:p>
          </table:table-cell>
          <table:table-cell table:formula="of:=([.J18]-[.E18])/[.E18]" office:value-type="percentage" office:value="0.032934131736527" calcext:value-type="percentage">
            <text:p>3.29%</text:p>
          </table:table-cell>
          <table:table-cell table:formula="of:=([.J18]-[.F18])/[.F18]" office:value-type="percentage" office:value="0.037593984962406" calcext:value-type="percentage">
            <text:p>3.76%</text:p>
          </table:table-cell>
          <table:table-cell table:formula="of:=([.J18]-[.G18])/[.G18]" office:value-type="percentage" office:value="0.039156626506024" calcext:value-type="percentage">
            <text:p>3.92%</text:p>
          </table:table-cell>
          <table:table-cell table:formula="of:=([.J18]-[.H18])/[.H18]" office:value-type="percentage" office:value="0.043872919818457" calcext:value-type="percentage">
            <text:p>4.39%</text:p>
          </table:table-cell>
          <table:table-cell table:formula="of:=([.J18]-[.I18])/[.I18]" office:value-type="percentage" office:value="0.0462471569370735" calcext:value-type="percentage">
            <text:p>4.62%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.7" calcext:value-type="float">
            <text:p>137.7</text:p>
          </table:table-cell>
          <table:table-cell office:value-type="float" office:value="138" calcext:value-type="float">
            <text:p>138</text:p>
          </table:table-cell>
          <table:table-cell office:value-type="float" office:value="137.9" calcext:value-type="float">
            <text:p>137.9</text:p>
          </table:table-cell>
          <table:table-cell table:number-columns-repeated="2" office:value-type="float" office:value="137.8" calcext:value-type="float">
            <text:p>137.8</text:p>
          </table:table-cell>
          <table:table-cell office:value-type="float" office:value="137.7" calcext:value-type="float">
            <text:p>137.7</text:p>
          </table:table-cell>
          <table:table-cell office:value-type="float" office:value="138" calcext:value-type="float">
            <text:p>138</text:p>
          </table:table-cell>
          <table:table-cell table:formula="of:=([.J19]-[.A19])/[.A19]" office:value-type="percentage" office:value="0.000725163161711344" calcext:value-type="percentage">
            <text:p>0.07%</text:p>
          </table:table-cell>
          <table:table-cell table:formula="of:=([.J19]-[.B19])/[.B19]" office:value-type="percentage" office:value="0" calcext:value-type="percentage">
            <text:p>0.00%</text:p>
          </table:table-cell>
          <table:table-cell table:formula="of:=([.J19]-[.C19])/[.C19]" office:value-type="percentage" office:value="0" calcext:value-type="percentage">
            <text:p>0.00%</text:p>
          </table:table-cell>
          <table:table-cell table:formula="of:=([.J19]-[.D19])/[.D19]" office:value-type="percentage" office:value="0.00217864923747285" calcext:value-type="percentage">
            <text:p>0.22%</text:p>
          </table:table-cell>
          <table:table-cell table:formula="of:=([.J19]-[.E19])/[.E19]" office:value-type="percentage" office:value="0" calcext:value-type="percentage">
            <text:p>0.00%</text:p>
          </table:table-cell>
          <table:table-cell table:formula="of:=([.J19]-[.F19])/[.F19]" office:value-type="percentage" office:value="0.000725163161711344" calcext:value-type="percentage">
            <text:p>0.07%</text:p>
          </table:table-cell>
          <table:table-cell table:formula="of:=([.J19]-[.G19])/[.G19]" office:value-type="percentage" office:value="0.00145137880986929" calcext:value-type="percentage">
            <text:p>0.15%</text:p>
          </table:table-cell>
          <table:table-cell table:formula="of:=([.J19]-[.H19])/[.H19]" office:value-type="percentage" office:value="0.00145137880986929" calcext:value-type="percentage">
            <text:p>0.15%</text:p>
          </table:table-cell>
          <table:table-cell table:formula="of:=([.J19]-[.I19])/[.I19]" office:value-type="percentage" office:value="0.00217864923747285" calcext:value-type="percentage">
            <text:p>0.22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28.9" calcext:value-type="float">
            <text:p>128.9</text:p>
          </table:table-cell>
          <table:table-cell office:value-type="float" office:value="129.1" calcext:value-type="float">
            <text:p>129.1</text:p>
          </table:table-cell>
          <table:table-cell office:value-type="float" office:value="128.9" calcext:value-type="float">
            <text:p>128.9</text:p>
          </table:table-cell>
          <table:table-cell office:value-type="float" office:value="129" calcext:value-type="float">
            <text:p>129</text:p>
          </table:table-cell>
          <table:table-cell office:value-type="float" office:value="129.8" calcext:value-type="float">
            <text:p>129.8</text:p>
          </table:table-cell>
          <table:table-cell office:value-type="float" office:value="128.7" calcext:value-type="float">
            <text:p>128.7</text:p>
          </table:table-cell>
          <table:table-cell office:value-type="float" office:value="127.2" calcext:value-type="float">
            <text:p>127.2</text:p>
          </table:table-cell>
          <table:table-cell office:value-type="float" office:value="125.8" calcext:value-type="float">
            <text:p>125.8</text:p>
          </table:table-cell>
          <table:table-cell office:value-type="float" office:value="134" calcext:value-type="float">
            <text:p>134</text:p>
          </table:table-cell>
          <table:table-cell table:formula="of:=([.J21]-[.A21])/[.A21]" office:value-type="percentage" office:value="0.0403726708074533" calcext:value-type="percentage">
            <text:p>4.04%</text:p>
          </table:table-cell>
          <table:table-cell table:formula="of:=([.J21]-[.B21])/[.B21]" office:value-type="percentage" office:value="0.0395655546935609" calcext:value-type="percentage">
            <text:p>3.96%</text:p>
          </table:table-cell>
          <table:table-cell table:formula="of:=([.J21]-[.C21])/[.C21]" office:value-type="percentage" office:value="0.0379550735863672" calcext:value-type="percentage">
            <text:p>3.80%</text:p>
          </table:table-cell>
          <table:table-cell table:formula="of:=([.J21]-[.D21])/[.D21]" office:value-type="percentage" office:value="0.0395655546935609" calcext:value-type="percentage">
            <text:p>3.96%</text:p>
          </table:table-cell>
          <table:table-cell table:formula="of:=([.J21]-[.E21])/[.E21]" office:value-type="percentage" office:value="0.0387596899224806" calcext:value-type="percentage">
            <text:p>3.88%</text:p>
          </table:table-cell>
          <table:table-cell table:formula="of:=([.J21]-[.F21])/[.F21]" office:value-type="percentage" office:value="0.032357473035439" calcext:value-type="percentage">
            <text:p>3.24%</text:p>
          </table:table-cell>
          <table:table-cell table:formula="of:=([.J21]-[.G21])/[.G21]" office:value-type="percentage" office:value="0.0411810411810413" calcext:value-type="percentage">
            <text:p>4.12%</text:p>
          </table:table-cell>
          <table:table-cell table:formula="of:=([.J21]-[.H21])/[.H21]" office:value-type="percentage" office:value="0.0534591194968553" calcext:value-type="percentage">
            <text:p>5.35%</text:p>
          </table:table-cell>
          <table:table-cell table:formula="of:=([.J21]-[.I21])/[.I21]" office:value-type="percentage" office:value="0.0651828298887123" calcext:value-type="percentage">
            <text:p>6.52%</text:p>
          </table:table-cell>
        </table:table-row>
        <table:table-row table:style-name="ro1">
          <table:table-cell table:number-columns-repeated="4" office:value-type="float" office:value="139.4" calcext:value-type="float">
            <text:p>139.4</text:p>
          </table:table-cell>
          <table:table-cell office:value-type="float" office:value="139.3" calcext:value-type="float">
            <text:p>139.3</text:p>
          </table:table-cell>
          <table:table-cell office:value-type="float" office:value="139.4" calcext:value-type="float">
            <text:p>139.4</text:p>
          </table:table-cell>
          <table:table-cell office:value-type="float" office:value="139.1" calcext:value-type="float">
            <text:p>139.1</text:p>
          </table:table-cell>
          <table:table-cell office:value-type="float" office:value="137.2" calcext:value-type="float">
            <text:p>137.2</text:p>
          </table:table-cell>
          <table:table-cell office:value-type="float" office:value="136.7" calcext:value-type="float">
            <text:p>136.7</text:p>
          </table:table-cell>
          <table:table-cell office:value-type="float" office:value="143" calcext:value-type="float">
            <text:p>143</text:p>
          </table:table-cell>
          <table:table-cell table:formula="of:=([.J22]-[.A22])/[.A22]" office:value-type="percentage" office:value="0.0258249641319942" calcext:value-type="percentage">
            <text:p>2.58%</text:p>
          </table:table-cell>
          <table:table-cell table:formula="of:=([.J22]-[.B22])/[.B22]" office:value-type="percentage" office:value="0.0258249641319942" calcext:value-type="percentage">
            <text:p>2.58%</text:p>
          </table:table-cell>
          <table:table-cell table:formula="of:=([.J22]-[.C22])/[.C22]" office:value-type="percentage" office:value="0.0258249641319942" calcext:value-type="percentage">
            <text:p>2.58%</text:p>
          </table:table-cell>
          <table:table-cell table:formula="of:=([.J22]-[.D22])/[.D22]" office:value-type="percentage" office:value="0.0258249641319942" calcext:value-type="percentage">
            <text:p>2.58%</text:p>
          </table:table-cell>
          <table:table-cell table:formula="of:=([.J22]-[.E22])/[.E22]" office:value-type="percentage" office:value="0.0265613783201722" calcext:value-type="percentage">
            <text:p>2.66%</text:p>
          </table:table-cell>
          <table:table-cell table:formula="of:=([.J22]-[.F22])/[.F22]" office:value-type="percentage" office:value="0.0258249641319942" calcext:value-type="percentage">
            <text:p>2.58%</text:p>
          </table:table-cell>
          <table:table-cell table:formula="of:=([.J22]-[.G22])/[.G22]" office:value-type="percentage" office:value="0.0280373831775701" calcext:value-type="percentage">
            <text:p>2.80%</text:p>
          </table:table-cell>
          <table:table-cell table:formula="of:=([.J22]-[.H22])/[.H22]" office:value-type="percentage" office:value="0.0422740524781342" calcext:value-type="percentage">
            <text:p>4.23%</text:p>
          </table:table-cell>
          <table:table-cell table:formula="of:=([.J22]-[.I22])/[.I22]" office:value-type="percentage" office:value="0.0460863204096563" calcext:value-type="percentage">
            <text:p>4.61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155" calcext:value-type="float">
            <text:p>155</text:p>
          </table:table-cell>
          <table:table-cell table:formula="of:=([.J24]-[.A24])/[.A24]" office:value-type="percentage" office:value="0" calcext:value-type="percentage">
            <text:p>0.00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.00129198966408261" calcext:value-type="percentage">
            <text:p>0.13%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149.7" calcext:value-type="float">
            <text:p>149.7</text:p>
          </table:table-cell>
          <table:table-cell office:value-type="float" office:value="149.9" calcext:value-type="float">
            <text:p>149.9</text:p>
          </table:table-cell>
          <table:table-cell office:value-type="float" office:value="149.8" calcext:value-type="float">
            <text:p>149.8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4" calcext:value-type="float">
            <text:p>149.4</text:p>
          </table:table-cell>
          <table:table-cell office:value-type="float" office:value="150.1" calcext:value-type="float">
            <text:p>150.1</text:p>
          </table:table-cell>
          <table:table-cell office:value-type="float" office:value="148.4" calcext:value-type="float">
            <text:p>148.4</text:p>
          </table:table-cell>
          <table:table-cell office:value-type="float" office:value="145.9" calcext:value-type="float">
            <text:p>145.9</text:p>
          </table:table-cell>
          <table:table-cell office:value-type="float" office:value="153" calcext:value-type="float">
            <text:p>153</text:p>
          </table:table-cell>
          <table:table-cell table:formula="of:=([.J25]-[.A25])/[.A25]" office:value-type="percentage" office:value="0.0247823174815806" calcext:value-type="percentage">
            <text:p>2.48%</text:p>
          </table:table-cell>
          <table:table-cell table:formula="of:=([.J25]-[.B25])/[.B25]" office:value-type="percentage" office:value="0.0220440881763528" calcext:value-type="percentage">
            <text:p>2.20%</text:p>
          </table:table-cell>
          <table:table-cell table:formula="of:=([.J25]-[.C25])/[.C25]" office:value-type="percentage" office:value="0.0206804536357571" calcext:value-type="percentage">
            <text:p>2.07%</text:p>
          </table:table-cell>
          <table:table-cell table:formula="of:=([.J25]-[.D25])/[.D25]" office:value-type="percentage" office:value="0.021361815754339" calcext:value-type="percentage">
            <text:p>2.14%</text:p>
          </table:table-cell>
          <table:table-cell table:formula="of:=([.J25]-[.E25])/[.E25]" office:value-type="percentage" office:value="0.0227272727272728" calcext:value-type="percentage">
            <text:p>2.27%</text:p>
          </table:table-cell>
          <table:table-cell table:formula="of:=([.J25]-[.F25])/[.F25]" office:value-type="percentage" office:value="0.0240963855421686" calcext:value-type="percentage">
            <text:p>2.41%</text:p>
          </table:table-cell>
          <table:table-cell table:formula="of:=([.J25]-[.G25])/[.G25]" office:value-type="percentage" office:value="0.0193204530313125" calcext:value-type="percentage">
            <text:p>1.93%</text:p>
          </table:table-cell>
          <table:table-cell table:formula="of:=([.J25]-[.H25])/[.H25]" office:value-type="percentage" office:value="0.0309973045822102" calcext:value-type="percentage">
            <text:p>3.10%</text:p>
          </table:table-cell>
          <table:table-cell table:formula="of:=([.J25]-[.I25])/[.I25]" office:value-type="percentage" office:value="0.0486634681288553" calcext:value-type="percentage">
            <text:p>4.87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6]-[.A26])/[.A26]" office:value-type="percentage" office:value="0" calcext:value-type="percentage">
            <text:p>0.00%</text:p>
          </table:table-cell>
          <table:table-cell table:formula="of:=([.J26]-[.B26])/[.B26]" office:value-type="percentage" office:value="0" calcext:value-type="percentage">
            <text:p>0.00%</text:p>
          </table:table-cell>
          <table:table-cell table:formula="of:=([.J26]-[.C26])/[.C26]" office:value-type="percentage" office:value="0" calcext:value-type="percentage">
            <text:p>0.00%</text:p>
          </table:table-cell>
          <table:table-cell table:formula="of:=([.J26]-[.D26])/[.D26]" office:value-type="percentage" office:value="0" calcext:value-type="percentage">
            <text:p>0.00%</text:p>
          </table:table-cell>
          <table:table-cell table:formula="of:=([.J26]-[.E26])/[.E26]" office:value-type="percentage" office:value="0" calcext:value-type="percentage">
            <text:p>0.00%</text:p>
          </table:table-cell>
          <table:table-cell table:formula="of:=([.J26]-[.F26])/[.F26]" office:value-type="percentage" office:value="0" calcext:value-type="percentage">
            <text:p>0.00%</text:p>
          </table:table-cell>
          <table:table-cell table:formula="of:=([.J26]-[.G26])/[.G26]" office:value-type="percentage" office:value="0" calcext:value-type="percentage">
            <text:p>0.00%</text:p>
          </table:table-cell>
          <table:table-cell table:formula="of:=([.J26]-[.H26])/[.H26]" office:value-type="percentage" office:value="0" calcext:value-type="percentage">
            <text:p>0.00%</text:p>
          </table:table-cell>
          <table:table-cell table:formula="of:=([.J26]-[.I26])/[.I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office:value-type="float" office:value="154.3" calcext:value-type="float">
            <text:p>154.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4.8" calcext:value-type="float">
            <text:p>154.8</text:p>
          </table:table-cell>
          <table:table-cell office:value-type="float" office:value="155.5" calcext:value-type="float">
            <text:p>155.5</text:p>
          </table:table-cell>
          <table:table-cell office:value-type="float" office:value="154.8" calcext:value-type="float">
            <text:p>154.8</text:p>
          </table:table-cell>
          <table:table-cell office:value-type="float" office:value="150.5" calcext:value-type="float">
            <text:p>150.5</text:p>
          </table:table-cell>
          <table:table-cell office:value-type="float" office:value="159" calcext:value-type="float">
            <text:p>159</text:p>
          </table:table-cell>
          <table:table-cell table:formula="of:=([.J27]-[.A27])/[.A27]" office:value-type="percentage" office:value="0.0258064516129032" calcext:value-type="percentage">
            <text:p>2.58%</text:p>
          </table:table-cell>
          <table:table-cell table:formula="of:=([.J27]-[.B27])/[.B27]" office:value-type="percentage" office:value="0.0271317829457364" calcext:value-type="percentage">
            <text:p>2.71%</text:p>
          </table:table-cell>
          <table:table-cell table:formula="of:=([.J27]-[.C27])/[.C27]" office:value-type="percentage" office:value="0.0304601425793907" calcext:value-type="percentage">
            <text:p>3.05%</text:p>
          </table:table-cell>
          <table:table-cell table:formula="of:=([.J27]-[.D27])/[.D27]" office:value-type="percentage" office:value="0.0258064516129032" calcext:value-type="percentage">
            <text:p>2.58%</text:p>
          </table:table-cell>
          <table:table-cell table:formula="of:=([.J27]-[.E27])/[.E27]" office:value-type="percentage" office:value="0.0271317829457364" calcext:value-type="percentage">
            <text:p>2.71%</text:p>
          </table:table-cell>
          <table:table-cell table:formula="of:=([.J27]-[.F27])/[.F27]" office:value-type="percentage" office:value="0.0271317829457364" calcext:value-type="percentage">
            <text:p>2.71%</text:p>
          </table:table-cell>
          <table:table-cell table:formula="of:=([.J27]-[.G27])/[.G27]" office:value-type="percentage" office:value="0.022508038585209" calcext:value-type="percentage">
            <text:p>2.25%</text:p>
          </table:table-cell>
          <table:table-cell table:formula="of:=([.J27]-[.H27])/[.H27]" office:value-type="percentage" office:value="0.0271317829457364" calcext:value-type="percentage">
            <text:p>2.71%</text:p>
          </table:table-cell>
          <table:table-cell table:formula="of:=([.J27]-[.I27])/[.I27]" office:value-type="percentage" office:value="0.0564784053156146" calcext:value-type="percentage">
            <text:p>5.65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" calcext:value-type="percentage">
            <text:p>0.00%</text:p>
          </table:table-cell>
          <table:table-cell table:formula="of:=([.J28]-[.I28])/[.I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160.7" calcext:value-type="float">
            <text:p>160.7</text:p>
          </table:table-cell>
          <table:table-cell office:value-type="float" office:value="160.8" calcext:value-type="float">
            <text:p>160.8</text:p>
          </table:table-cell>
          <table:table-cell office:value-type="float" office:value="160.6" calcext:value-type="float">
            <text:p>160.6</text:p>
          </table:table-cell>
          <table:table-cell office:value-type="float" office:value="160.3" calcext:value-type="float">
            <text:p>160.3</text:p>
          </table:table-cell>
          <table:table-cell office:value-type="float" office:value="160" calcext:value-type="float">
            <text:p>160</text:p>
          </table:table-cell>
          <table:table-cell office:value-type="float" office:value="160.3" calcext:value-type="float">
            <text:p>160.3</text:p>
          </table:table-cell>
          <table:table-cell office:value-type="float" office:value="159" calcext:value-type="float">
            <text:p>159</text:p>
          </table:table-cell>
          <table:table-cell office:value-type="float" office:value="156.4" calcext:value-type="float">
            <text:p>156.4</text:p>
          </table:table-cell>
          <table:table-cell office:value-type="float" office:value="164" calcext:value-type="float">
            <text:p>164</text:p>
          </table:table-cell>
          <table:table-cell table:formula="of:=([.J29]-[.A29])/[.A29]" office:value-type="percentage" office:value="0.023081721771678" calcext:value-type="percentage">
            <text:p>2.31%</text:p>
          </table:table-cell>
          <table:table-cell table:formula="of:=([.J29]-[.B29])/[.B29]" office:value-type="percentage" office:value="0.0205351586807717" calcext:value-type="percentage">
            <text:p>2.05%</text:p>
          </table:table-cell>
          <table:table-cell table:formula="of:=([.J29]-[.C29])/[.C29]" office:value-type="percentage" office:value="0.0199004975124377" calcext:value-type="percentage">
            <text:p>1.99%</text:p>
          </table:table-cell>
          <table:table-cell table:formula="of:=([.J29]-[.D29])/[.D29]" office:value-type="percentage" office:value="0.0211706102117061" calcext:value-type="percentage">
            <text:p>2.12%</text:p>
          </table:table-cell>
          <table:table-cell table:formula="of:=([.J29]-[.E29])/[.E29]" office:value-type="percentage" office:value="0.023081721771678" calcext:value-type="percentage">
            <text:p>2.31%</text:p>
          </table:table-cell>
          <table:table-cell table:formula="of:=([.J29]-[.F29])/[.F29]" office:value-type="percentage" office:value="0.025" calcext:value-type="percentage">
            <text:p>2.50%</text:p>
          </table:table-cell>
          <table:table-cell table:formula="of:=([.J29]-[.G29])/[.G29]" office:value-type="percentage" office:value="0.023081721771678" calcext:value-type="percentage">
            <text:p>2.31%</text:p>
          </table:table-cell>
          <table:table-cell table:formula="of:=([.J29]-[.H29])/[.H29]" office:value-type="percentage" office:value="0.0314465408805031" calcext:value-type="percentage">
            <text:p>3.14%</text:p>
          </table:table-cell>
          <table:table-cell table:formula="of:=([.J29]-[.I29])/[.I29]" office:value-type="percentage" office:value="0.0485933503836317" calcext:value-type="percentage">
            <text:p>4.86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30]-[.A30])/[.A30]" office:value-type="percentage" office:value="0" calcext:value-type="percentage">
            <text:p>0.00%</text:p>
          </table:table-cell>
          <table:table-cell table:formula="of:=([.J30]-[.B30])/[.B30]" office:value-type="percentage" office:value="0" calcext:value-type="percentage">
            <text:p>0.00%</text:p>
          </table:table-cell>
          <table:table-cell table:formula="of:=([.J30]-[.C30])/[.C30]" office:value-type="percentage" office:value="0" calcext:value-type="percentage">
            <text:p>0.00%</text:p>
          </table:table-cell>
          <table:table-cell table:formula="of:=([.J30]-[.D30])/[.D30]" office:value-type="percentage" office:value="0" calcext:value-type="percentage">
            <text:p>0.00%</text:p>
          </table:table-cell>
          <table:table-cell table:formula="of:=([.J30]-[.E30])/[.E30]" office:value-type="percentage" office:value="0" calcext:value-type="percentage">
            <text:p>0.00%</text:p>
          </table:table-cell>
          <table:table-cell table:formula="of:=([.J30]-[.F30])/[.F30]" office:value-type="percentage" office:value="0" calcext:value-type="percentage">
            <text:p>0.00%</text:p>
          </table:table-cell>
          <table:table-cell table:formula="of:=([.J30]-[.G30])/[.G30]" office:value-type="percentage" office:value="0" calcext:value-type="percentage">
            <text:p>0.00%</text:p>
          </table:table-cell>
          <table:table-cell table:formula="of:=([.J30]-[.H30])/[.H30]" office:value-type="percentage" office:value="0" calcext:value-type="percentage">
            <text:p>0.00%</text:p>
          </table:table-cell>
          <table:table-cell table:formula="of:=([.J30]-[.I30])/[.I3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31]-[.A31])/[.A31]" office:value-type="percentage" office:value="0" calcext:value-type="percentage">
            <text:p>0.00%</text:p>
          </table:table-cell>
          <table:table-cell table:formula="of:=([.J31]-[.B31])/[.B31]" office:value-type="percentage" office:value="0" calcext:value-type="percentage">
            <text:p>0.00%</text:p>
          </table:table-cell>
          <table:table-cell table:formula="of:=([.J31]-[.C31])/[.C31]" office:value-type="percentage" office:value="0" calcext:value-type="percentage">
            <text:p>0.00%</text:p>
          </table:table-cell>
          <table:table-cell table:formula="of:=([.J31]-[.D31])/[.D31]" office:value-type="percentage" office:value="0" calcext:value-type="percentage">
            <text:p>0.00%</text:p>
          </table:table-cell>
          <table:table-cell table:formula="of:=([.J31]-[.E31])/[.E31]" office:value-type="percentage" office:value="0" calcext:value-type="percentage">
            <text:p>0.00%</text:p>
          </table:table-cell>
          <table:table-cell table:formula="of:=([.J31]-[.F31])/[.F31]" office:value-type="percentage" office:value="0" calcext:value-type="percentage">
            <text:p>0.00%</text:p>
          </table:table-cell>
          <table:table-cell table:formula="of:=([.J31]-[.G31])/[.G31]" office:value-type="percentage" office:value="0" calcext:value-type="percentage">
            <text:p>0.00%</text:p>
          </table:table-cell>
          <table:table-cell table:formula="of:=([.J31]-[.H31])/[.H31]" office:value-type="percentage" office:value="0" calcext:value-type="percentage">
            <text:p>0.00%</text:p>
          </table:table-cell>
          <table:table-cell table:formula="of:=([.J31]-[.I31])/[.I3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  <table:table-cell table:number-columns-repeated="2" office:value-type="float" office:value="170.4" calcext:value-type="float">
            <text:p>170.4</text:p>
          </table:table-cell>
          <table:table-cell office:value-type="float" office:value="170.2" calcext:value-type="float">
            <text:p>170.2</text:p>
          </table:table-cell>
          <table:table-cell office:value-type="float" office:value="170.3" calcext:value-type="float">
            <text:p>170.3</text:p>
          </table:table-cell>
          <table:table-cell office:value-type="float" office:value="170.4" calcext:value-type="float">
            <text:p>170.4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4" calcext:value-type="float">
            <text:p>169.4</text:p>
          </table:table-cell>
          <table:table-cell office:value-type="float" office:value="168.5" calcext:value-type="float">
            <text:p>168.5</text:p>
          </table:table-cell>
          <table:table-cell office:value-type="float" office:value="172" calcext:value-type="float">
            <text:p>172</text:p>
          </table:table-cell>
          <table:table-cell table:formula="of:=([.J32]-[.A32])/[.A32]" office:value-type="percentage" office:value="0.00998238402818549" calcext:value-type="percentage">
            <text:p>1.00%</text:p>
          </table:table-cell>
          <table:table-cell table:formula="of:=([.J32]-[.B32])/[.B32]" office:value-type="percentage" office:value="0.00938967136150231" calcext:value-type="percentage">
            <text:p>0.94%</text:p>
          </table:table-cell>
          <table:table-cell table:formula="of:=([.J32]-[.C32])/[.C32]" office:value-type="percentage" office:value="0.00938967136150231" calcext:value-type="percentage">
            <text:p>0.94%</text:p>
          </table:table-cell>
          <table:table-cell table:formula="of:=([.J32]-[.D32])/[.D32]" office:value-type="percentage" office:value="0.0105757931844889" calcext:value-type="percentage">
            <text:p>1.06%</text:p>
          </table:table-cell>
          <table:table-cell table:formula="of:=([.J32]-[.E32])/[.E32]" office:value-type="percentage" office:value="0.00998238402818549" calcext:value-type="percentage">
            <text:p>1.00%</text:p>
          </table:table-cell>
          <table:table-cell table:formula="of:=([.J32]-[.F32])/[.F32]" office:value-type="percentage" office:value="0.00938967136150231" calcext:value-type="percentage">
            <text:p>0.94%</text:p>
          </table:table-cell>
          <table:table-cell table:formula="of:=([.J32]-[.G32])/[.G32]" office:value-type="percentage" office:value="0.011169900058789" calcext:value-type="percentage">
            <text:p>1.12%</text:p>
          </table:table-cell>
          <table:table-cell table:formula="of:=([.J32]-[.H32])/[.H32]" office:value-type="percentage" office:value="0.0153482880755608" calcext:value-type="percentage">
            <text:p>1.53%</text:p>
          </table:table-cell>
          <table:table-cell table:formula="of:=([.J32]-[.I32])/[.I32]" office:value-type="percentage" office:value="0.0207715133531157" calcext:value-type="percentage">
            <text:p>2.08%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174" calcext:value-type="float">
            <text:p>174</text:p>
          </table:table-cell>
          <table:table-cell office:value-type="float" office:value="174.2" calcext:value-type="float">
            <text:p>174.2</text:p>
          </table:table-cell>
          <table:table-cell table:number-columns-repeated="2" office:value-type="float" office:value="174.5" calcext:value-type="float">
            <text:p>174.5</text:p>
          </table:table-cell>
          <table:table-cell office:value-type="float" office:value="174.3" calcext:value-type="float">
            <text:p>174.3</text:p>
          </table:table-cell>
          <table:table-cell office:value-type="float" office:value="174.4" calcext:value-type="float">
            <text:p>174.4</text:p>
          </table:table-cell>
          <table:table-cell office:value-type="float" office:value="173.5" calcext:value-type="float">
            <text:p>173.5</text:p>
          </table:table-cell>
          <table:table-cell office:value-type="float" office:value="172.7" calcext:value-type="float">
            <text:p>172.7</text:p>
          </table:table-cell>
          <table:table-cell office:value-type="float" office:value="175" calcext:value-type="float">
            <text:p>175</text:p>
          </table:table-cell>
          <table:table-cell table:formula="of:=([.J33]-[.A33])/[.A33]" office:value-type="percentage" office:value="0.00632547441058076" calcext:value-type="percentage">
            <text:p>0.63%</text:p>
          </table:table-cell>
          <table:table-cell table:formula="of:=([.J33]-[.B33])/[.B33]" office:value-type="percentage" office:value="0.00574712643678161" calcext:value-type="percentage">
            <text:p>0.57%</text:p>
          </table:table-cell>
          <table:table-cell table:formula="of:=([.J33]-[.C33])/[.C33]" office:value-type="percentage" office:value="0.00459242250287033" calcext:value-type="percentage">
            <text:p>0.46%</text:p>
          </table:table-cell>
          <table:table-cell table:formula="of:=([.J33]-[.D33])/[.D33]" office:value-type="percentage" office:value="0.00286532951289398" calcext:value-type="percentage">
            <text:p>0.29%</text:p>
          </table:table-cell>
          <table:table-cell table:formula="of:=([.J33]-[.E33])/[.E33]" office:value-type="percentage" office:value="0.00286532951289398" calcext:value-type="percentage">
            <text:p>0.29%</text:p>
          </table:table-cell>
          <table:table-cell table:formula="of:=([.J33]-[.F33])/[.F33]" office:value-type="percentage" office:value="0.00401606425702805" calcext:value-type="percentage">
            <text:p>0.40%</text:p>
          </table:table-cell>
          <table:table-cell table:formula="of:=([.J33]-[.G33])/[.G33]" office:value-type="percentage" office:value="0.00344036697247703" calcext:value-type="percentage">
            <text:p>0.34%</text:p>
          </table:table-cell>
          <table:table-cell table:formula="of:=([.J33]-[.H33])/[.H33]" office:value-type="percentage" office:value="0.00864553314121038" calcext:value-type="percentage">
            <text:p>0.86%</text:p>
          </table:table-cell>
          <table:table-cell table:formula="of:=([.J33]-[.I33])/[.I33]" office:value-type="percentage" office:value="0.0133178922987841" calcext:value-type="percentage">
            <text:p>1.33%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151.3" calcext:value-type="float">
            <text:p>151.3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9" calcext:value-type="float">
            <text:p>150.9</text:p>
          </table:table-cell>
          <table:table-cell table:number-columns-repeated="2" office:value-type="float" office:value="151.1" calcext:value-type="float">
            <text:p>151.1</text:p>
          </table:table-cell>
          <table:table-cell office:value-type="float" office:value="150.7" calcext:value-type="float">
            <text:p>150.7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1" calcext:value-type="float">
            <text:p>150.1</text:p>
          </table:table-cell>
          <table:table-cell office:value-type="float" office:value="155" calcext:value-type="float">
            <text:p>155</text:p>
          </table:table-cell>
          <table:table-cell table:formula="of:=([.J34]-[.A34])/[.A34]" office:value-type="percentage" office:value="0.0312707917498336" calcext:value-type="percentage">
            <text:p>3.13%</text:p>
          </table:table-cell>
          <table:table-cell table:formula="of:=([.J34]-[.B34])/[.B34]" office:value-type="percentage" office:value="0.0244547257105088" calcext:value-type="percentage">
            <text:p>2.45%</text:p>
          </table:table-cell>
          <table:table-cell table:formula="of:=([.J34]-[.C34])/[.C34]" office:value-type="percentage" office:value="0.0299003322259136" calcext:value-type="percentage">
            <text:p>2.99%</text:p>
          </table:table-cell>
          <table:table-cell table:formula="of:=([.J34]-[.D34])/[.D34]" office:value-type="percentage" office:value="0.027170311464546" calcext:value-type="percentage">
            <text:p>2.72%</text:p>
          </table:table-cell>
          <table:table-cell table:formula="of:=([.J34]-[.E34])/[.E34]" office:value-type="percentage" office:value="0.0258107213765718" calcext:value-type="percentage">
            <text:p>2.58%</text:p>
          </table:table-cell>
          <table:table-cell table:formula="of:=([.J34]-[.F34])/[.F34]" office:value-type="percentage" office:value="0.0258107213765718" calcext:value-type="percentage">
            <text:p>2.58%</text:p>
          </table:table-cell>
          <table:table-cell table:formula="of:=([.J34]-[.G34])/[.G34]" office:value-type="percentage" office:value="0.0285335102853352" calcext:value-type="percentage">
            <text:p>2.85%</text:p>
          </table:table-cell>
          <table:table-cell table:formula="of:=([.J34]-[.H34])/[.H34]" office:value-type="percentage" office:value="0.0278514588859416" calcext:value-type="percentage">
            <text:p>2.79%</text:p>
          </table:table-cell>
          <table:table-cell table:formula="of:=([.J34]-[.I34])/[.I34]" office:value-type="percentage" office:value="0.0326449033977349" calcext:value-type="percentage">
            <text:p>3.26%</text:p>
          </table:table-cell>
        </table:table-row>
        <table:table-row table:style-name="ro1">
          <table:table-cell table:number-columns-repeated="7" office:value-type="float" office:value="176" calcext:value-type="float">
            <text:p>176</text:p>
          </table:table-cell>
          <table:table-cell office:value-type="float" office:value="175.8" calcext:value-type="float">
            <text:p>17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76" calcext:value-type="float">
            <text:p>176</text:p>
          </table:table-cell>
          <table:table-cell table:formula="of:=([.J35]-[.A35])/[.A35]" office:value-type="percentage" office:value="0" calcext:value-type="percentage">
            <text:p>0.00%</text:p>
          </table:table-cell>
          <table:table-cell table:formula="of:=([.J35]-[.B35])/[.B35]" office:value-type="percentage" office:value="0" calcext:value-type="percentage">
            <text:p>0.00%</text:p>
          </table:table-cell>
          <table:table-cell table:formula="of:=([.J35]-[.C35])/[.C35]" office:value-type="percentage" office:value="0" calcext:value-type="percentage">
            <text:p>0.00%</text:p>
          </table:table-cell>
          <table:table-cell table:formula="of:=([.J35]-[.D35])/[.D35]" office:value-type="percentage" office:value="0" calcext:value-type="percentage">
            <text:p>0.00%</text:p>
          </table:table-cell>
          <table:table-cell table:formula="of:=([.J35]-[.E35])/[.E35]" office:value-type="percentage" office:value="0" calcext:value-type="percentage">
            <text:p>0.00%</text:p>
          </table:table-cell>
          <table:table-cell table:formula="of:=([.J35]-[.F35])/[.F35]" office:value-type="percentage" office:value="0" calcext:value-type="percentage">
            <text:p>0.00%</text:p>
          </table:table-cell>
          <table:table-cell table:formula="of:=([.J35]-[.G35])/[.G35]" office:value-type="percentage" office:value="0" calcext:value-type="percentage">
            <text:p>0.00%</text:p>
          </table:table-cell>
          <table:table-cell table:formula="of:=([.J35]-[.H35])/[.H35]" office:value-type="percentage" office:value="0.00113765642775875" calcext:value-type="percentage">
            <text:p>0.11%</text:p>
          </table:table-cell>
          <table:table-cell table:formula="of:=([.J35]-[.I35])/[.I35]" office:value-type="percentage" office:value="0.000568504832291042" calcext:value-type="percentage">
            <text:p>0.06%</text:p>
          </table:table-cell>
        </table:table-row>
        <table:table-row table:style-name="ro1">
          <table:table-cell table:number-columns-repeated="10" office:value-type="float" office:value="178" calcext:value-type="float">
            <text:p>178</text:p>
          </table:table-cell>
          <table:table-cell table:formula="of:=([.J36]-[.A36])/[.A36]" office:value-type="percentage" office:value="0" calcext:value-type="percentage">
            <text:p>0.00%</text:p>
          </table:table-cell>
          <table:table-cell table:formula="of:=([.J36]-[.B36])/[.B36]" office:value-type="percentage" office:value="0" calcext:value-type="percentage">
            <text:p>0.00%</text:p>
          </table:table-cell>
          <table:table-cell table:formula="of:=([.J36]-[.C36])/[.C36]" office:value-type="percentage" office:value="0" calcext:value-type="percentage">
            <text:p>0.00%</text:p>
          </table:table-cell>
          <table:table-cell table:formula="of:=([.J36]-[.D36])/[.D36]" office:value-type="percentage" office:value="0" calcext:value-type="percentage">
            <text:p>0.00%</text:p>
          </table:table-cell>
          <table:table-cell table:formula="of:=([.J36]-[.E36])/[.E36]" office:value-type="percentage" office:value="0" calcext:value-type="percentage">
            <text:p>0.00%</text:p>
          </table:table-cell>
          <table:table-cell table:formula="of:=([.J36]-[.F36])/[.F36]" office:value-type="percentage" office:value="0" calcext:value-type="percentage">
            <text:p>0.00%</text:p>
          </table:table-cell>
          <table:table-cell table:formula="of:=([.J36]-[.G36])/[.G36]" office:value-type="percentage" office:value="0" calcext:value-type="percentage">
            <text:p>0.00%</text:p>
          </table:table-cell>
          <table:table-cell table:formula="of:=([.J36]-[.H36])/[.H36]" office:value-type="percentage" office:value="0" calcext:value-type="percentage">
            <text:p>0.00%</text:p>
          </table:table-cell>
          <table:table-cell table:formula="of:=([.J36]-[.I36])/[.I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176.8" calcext:value-type="float">
            <text:p>176.8</text:p>
          </table:table-cell>
          <table:table-cell office:value-type="float" office:value="176.2" calcext:value-type="float">
            <text:p>176.2</text:p>
          </table:table-cell>
          <table:table-cell office:value-type="float" office:value="176.6" calcext:value-type="float">
            <text:p>176.6</text:p>
          </table:table-cell>
          <table:table-cell office:value-type="float" office:value="176.4" calcext:value-type="float">
            <text:p>176.4</text:p>
          </table:table-cell>
          <table:table-cell office:value-type="float" office:value="176.5" calcext:value-type="float">
            <text:p>176.5</text:p>
          </table:table-cell>
          <table:table-cell office:value-type="float" office:value="177.2" calcext:value-type="float">
            <text:p>177.2</text:p>
          </table:table-cell>
          <table:table-cell office:value-type="float" office:value="177.4" calcext:value-type="float">
            <text:p>177.4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formula="of:=([.J37]-[.A37])/[.A37]" office:value-type="percentage" office:value="0.0084985835694051" calcext:value-type="percentage">
            <text:p>0.85%</text:p>
          </table:table-cell>
          <table:table-cell table:formula="of:=([.J37]-[.B37])/[.B37]" office:value-type="percentage" office:value="0.00678733031674202" calcext:value-type="percentage">
            <text:p>0.68%</text:p>
          </table:table-cell>
          <table:table-cell table:formula="of:=([.J37]-[.C37])/[.C37]" office:value-type="percentage" office:value="0.0102156640181612" calcext:value-type="percentage">
            <text:p>1.02%</text:p>
          </table:table-cell>
          <table:table-cell table:formula="of:=([.J37]-[.D37])/[.D37]" office:value-type="percentage" office:value="0.00792751981879958" calcext:value-type="percentage">
            <text:p>0.79%</text:p>
          </table:table-cell>
          <table:table-cell table:formula="of:=([.J37]-[.E37])/[.E37]" office:value-type="percentage" office:value="0.00907029478458047" calcext:value-type="percentage">
            <text:p>0.91%</text:p>
          </table:table-cell>
          <table:table-cell table:formula="of:=([.J37]-[.F37])/[.F37]" office:value-type="percentage" office:value="0.0084985835694051" calcext:value-type="percentage">
            <text:p>0.85%</text:p>
          </table:table-cell>
          <table:table-cell table:formula="of:=([.J37]-[.G37])/[.G37]" office:value-type="percentage" office:value="0.00451467268623031" calcext:value-type="percentage">
            <text:p>0.45%</text:p>
          </table:table-cell>
          <table:table-cell table:formula="of:=([.J37]-[.H37])/[.H37]" office:value-type="percentage" office:value="0.00338218714768881" calcext:value-type="percentage">
            <text:p>0.34%</text:p>
          </table:table-cell>
          <table:table-cell table:formula="of:=([.J37]-[.I37])/[.I37]" office:value-type="percentage" office:value="0.00564971751412429" calcext:value-type="percentage">
            <text:p>0.56%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73.3" calcext:value-type="float">
            <text:p>173.3</text:p>
          </table:table-cell>
          <table:table-cell office:value-type="float" office:value="172.9" calcext:value-type="float">
            <text:p>172.9</text:p>
          </table:table-cell>
          <table:table-cell office:value-type="float" office:value="173.4" calcext:value-type="float">
            <text:p>173.4</text:p>
          </table:table-cell>
          <table:table-cell office:value-type="float" office:value="172.6" calcext:value-type="float">
            <text:p>172.6</text:p>
          </table:table-cell>
          <table:table-cell office:value-type="float" office:value="173.7" calcext:value-type="float">
            <text:p>173.7</text:p>
          </table:table-cell>
          <table:table-cell office:value-type="float" office:value="173.2" calcext:value-type="float">
            <text:p>173.2</text:p>
          </table:table-cell>
          <table:table-cell office:value-type="float" office:value="171.9" calcext:value-type="float">
            <text:p>171.9</text:p>
          </table:table-cell>
          <table:table-cell office:value-type="float" office:value="169.5" calcext:value-type="float">
            <text:p>169.5</text:p>
          </table:table-cell>
          <table:table-cell office:value-type="float" office:value="177" calcext:value-type="float">
            <text:p>177</text:p>
          </table:table-cell>
          <table:table-cell table:formula="of:=([.J38]-[.A38])/[.A38]" office:value-type="percentage" office:value="0.0243055555555555" calcext:value-type="percentage">
            <text:p>2.43%</text:p>
          </table:table-cell>
          <table:table-cell table:formula="of:=([.J38]-[.B38])/[.B38]" office:value-type="percentage" office:value="0.0213502596653202" calcext:value-type="percentage">
            <text:p>2.14%</text:p>
          </table:table-cell>
          <table:table-cell table:formula="of:=([.J38]-[.C38])/[.C38]" office:value-type="percentage" office:value="0.0237131289762868" calcext:value-type="percentage">
            <text:p>2.37%</text:p>
          </table:table-cell>
          <table:table-cell table:formula="of:=([.J38]-[.D38])/[.D38]" office:value-type="percentage" office:value="0.0207612456747405" calcext:value-type="percentage">
            <text:p>2.08%</text:p>
          </table:table-cell>
          <table:table-cell table:formula="of:=([.J38]-[.E38])/[.E38]" office:value-type="percentage" office:value="0.0254924681344149" calcext:value-type="percentage">
            <text:p>2.55%</text:p>
          </table:table-cell>
          <table:table-cell table:formula="of:=([.J38]-[.F38])/[.F38]" office:value-type="percentage" office:value="0.0189982728842833" calcext:value-type="percentage">
            <text:p>1.90%</text:p>
          </table:table-cell>
          <table:table-cell table:formula="of:=([.J38]-[.G38])/[.G38]" office:value-type="percentage" office:value="0.0219399538106236" calcext:value-type="percentage">
            <text:p>2.19%</text:p>
          </table:table-cell>
          <table:table-cell table:formula="of:=([.J38]-[.H38])/[.H38]" office:value-type="percentage" office:value="0.0296684118673647" calcext:value-type="percentage">
            <text:p>2.97%</text:p>
          </table:table-cell>
          <table:table-cell table:formula="of:=([.J38]-[.I38])/[.I38]" office:value-type="percentage" office:value="0.0442477876106195" calcext:value-type="percentage">
            <text:p>4.42%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73.2" calcext:value-type="float">
            <text:p>173.2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7" calcext:value-type="float">
            <text:p>172.7</text:p>
          </table:table-cell>
          <table:table-cell office:value-type="float" office:value="171.8" calcext:value-type="float">
            <text:p>171.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0.8" calcext:value-type="float">
            <text:p>170.8</text:p>
          </table:table-cell>
          <table:table-cell office:value-type="float" office:value="166.7" calcext:value-type="float">
            <text:p>166.7</text:p>
          </table:table-cell>
          <table:table-cell office:value-type="float" office:value="177" calcext:value-type="float">
            <text:p>177</text:p>
          </table:table-cell>
          <table:table-cell table:formula="of:=([.J39]-[.A39])/[.A39]" office:value-type="percentage" office:value="0.0314685314685315" calcext:value-type="percentage">
            <text:p>3.15%</text:p>
          </table:table-cell>
          <table:table-cell table:formula="of:=([.J39]-[.B39])/[.B39]" office:value-type="percentage" office:value="0.0219399538106236" calcext:value-type="percentage">
            <text:p>2.19%</text:p>
          </table:table-cell>
          <table:table-cell table:formula="of:=([.J39]-[.C39])/[.C39]" office:value-type="percentage" office:value="0.0260869565217391" calcext:value-type="percentage">
            <text:p>2.61%</text:p>
          </table:table-cell>
          <table:table-cell table:formula="of:=([.J39]-[.D39])/[.D39]" office:value-type="percentage" office:value="0.0248986682107702" calcext:value-type="percentage">
            <text:p>2.49%</text:p>
          </table:table-cell>
          <table:table-cell table:formula="of:=([.J39]-[.E39])/[.E39]" office:value-type="percentage" office:value="0.0302677532013969" calcext:value-type="percentage">
            <text:p>3.03%</text:p>
          </table:table-cell>
          <table:table-cell table:formula="of:=([.J39]-[.F39])/[.F39]" office:value-type="percentage" office:value="0.0290697674418605" calcext:value-type="percentage">
            <text:p>2.91%</text:p>
          </table:table-cell>
          <table:table-cell table:formula="of:=([.J39]-[.G39])/[.G39]" office:value-type="percentage" office:value="0.0290697674418605" calcext:value-type="percentage">
            <text:p>2.91%</text:p>
          </table:table-cell>
          <table:table-cell table:formula="of:=([.J39]-[.H39])/[.H39]" office:value-type="percentage" office:value="0.0362997658079625" calcext:value-type="percentage">
            <text:p>3.63%</text:p>
          </table:table-cell>
          <table:table-cell table:formula="of:=([.J39]-[.I39])/[.I39]" office:value-type="percentage" office:value="0.0617876424715058" calcext:value-type="percentage">
            <text:p>6.18%</text:p>
          </table:table-cell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188" calcext:value-type="float">
            <text:p>188</text:p>
          </table:table-cell>
          <table:table-cell office:value-type="float" office:value="187.9" calcext:value-type="float">
            <text:p>187.9</text:p>
          </table:table-cell>
          <table:table-cell office:value-type="float" office:value="187.4" calcext:value-type="float">
            <text:p>187.4</text:p>
          </table:table-cell>
          <table:table-cell office:value-type="float" office:value="187.6" calcext:value-type="float">
            <text:p>187.6</text:p>
          </table:table-cell>
          <table:table-cell office:value-type="float" office:value="187.9" calcext:value-type="float">
            <text:p>187.9</text:p>
          </table:table-cell>
          <table:table-cell office:value-type="float" office:value="187.8" calcext:value-type="float">
            <text:p>187.8</text:p>
          </table:table-cell>
          <table:table-cell office:value-type="float" office:value="187" calcext:value-type="float">
            <text:p>187</text:p>
          </table:table-cell>
          <table:table-cell office:value-type="float" office:value="186.2" calcext:value-type="float">
            <text:p>186.2</text:p>
          </table:table-cell>
          <table:table-cell office:value-type="float" office:value="189" calcext:value-type="float">
            <text:p>189</text:p>
          </table:table-cell>
          <table:table-cell table:formula="of:=([.J40]-[.A40])/[.A40]" office:value-type="percentage" office:value="0.0069259456579649" calcext:value-type="percentage">
            <text:p>0.69%</text:p>
          </table:table-cell>
          <table:table-cell table:formula="of:=([.J40]-[.B40])/[.B40]" office:value-type="percentage" office:value="0.00531914893617021" calcext:value-type="percentage">
            <text:p>0.53%</text:p>
          </table:table-cell>
          <table:table-cell table:formula="of:=([.J40]-[.C40])/[.C40]" office:value-type="percentage" office:value="0.0058541777541245" calcext:value-type="percentage">
            <text:p>0.59%</text:p>
          </table:table-cell>
          <table:table-cell table:formula="of:=([.J40]-[.D40])/[.D40]" office:value-type="percentage" office:value="0.0085378868729989" calcext:value-type="percentage">
            <text:p>0.85%</text:p>
          </table:table-cell>
          <table:table-cell table:formula="of:=([.J40]-[.E40])/[.E40]" office:value-type="percentage" office:value="0.00746268656716421" calcext:value-type="percentage">
            <text:p>0.75%</text:p>
          </table:table-cell>
          <table:table-cell table:formula="of:=([.J40]-[.F40])/[.F40]" office:value-type="percentage" office:value="0.0058541777541245" calcext:value-type="percentage">
            <text:p>0.59%</text:p>
          </table:table-cell>
          <table:table-cell table:formula="of:=([.J40]-[.G40])/[.G40]" office:value-type="percentage" office:value="0.00638977635782742" calcext:value-type="percentage">
            <text:p>0.64%</text:p>
          </table:table-cell>
          <table:table-cell table:formula="of:=([.J40]-[.H40])/[.H40]" office:value-type="percentage" office:value="0.0106951871657754" calcext:value-type="percentage">
            <text:p>1.07%</text:p>
          </table:table-cell>
          <table:table-cell table:formula="of:=([.J40]-[.I40])/[.I40]" office:value-type="percentage" office:value="0.0150375939849625" calcext:value-type="percentage">
            <text:p>1.50%</text:p>
          </table:table-cell>
        </table:table-row>
        <table:table-row table:style-name="ro1">
          <table:table-cell table:number-columns-repeated="2" office:value-type="float" office:value="177.8" calcext:value-type="float">
            <text:p>177.8</text:p>
          </table:table-cell>
          <table:table-cell office:value-type="float" office:value="178.4" calcext:value-type="float">
            <text:p>178.4</text:p>
          </table:table-cell>
          <table:table-cell office:value-type="float" office:value="177.7" calcext:value-type="float">
            <text:p>177.7</text:p>
          </table:table-cell>
          <table:table-cell office:value-type="float" office:value="178.3" calcext:value-type="float">
            <text:p>178.3</text:p>
          </table:table-cell>
          <table:table-cell office:value-type="float" office:value="177.6" calcext:value-type="float">
            <text:p>177.6</text:p>
          </table:table-cell>
          <table:table-cell office:value-type="float" office:value="177.1" calcext:value-type="float">
            <text:p>177.1</text:p>
          </table:table-cell>
          <table:table-cell office:value-type="float" office:value="176.3" calcext:value-type="float">
            <text:p>176.3</text:p>
          </table:table-cell>
          <table:table-cell office:value-type="float" office:value="171.6" calcext:value-type="float">
            <text:p>171.6</text:p>
          </table:table-cell>
          <table:table-cell office:value-type="float" office:value="183" calcext:value-type="float">
            <text:p>183</text:p>
          </table:table-cell>
          <table:table-cell table:formula="of:=([.J41]-[.A41])/[.A41]" office:value-type="percentage" office:value="0.0292463442069741" calcext:value-type="percentage">
            <text:p>2.92%</text:p>
          </table:table-cell>
          <table:table-cell table:formula="of:=([.J41]-[.B41])/[.B41]" office:value-type="percentage" office:value="0.0292463442069741" calcext:value-type="percentage">
            <text:p>2.92%</text:p>
          </table:table-cell>
          <table:table-cell table:formula="of:=([.J41]-[.C41])/[.C41]" office:value-type="percentage" office:value="0.0257847533632287" calcext:value-type="percentage">
            <text:p>2.58%</text:p>
          </table:table-cell>
          <table:table-cell table:formula="of:=([.J41]-[.D41])/[.D41]" office:value-type="percentage" office:value="0.0298255486775465" calcext:value-type="percentage">
            <text:p>2.98%</text:p>
          </table:table-cell>
          <table:table-cell table:formula="of:=([.J41]-[.E41])/[.E41]" office:value-type="percentage" office:value="0.0263600673022994" calcext:value-type="percentage">
            <text:p>2.64%</text:p>
          </table:table-cell>
          <table:table-cell table:formula="of:=([.J41]-[.F41])/[.F41]" office:value-type="percentage" office:value="0.0304054054054054" calcext:value-type="percentage">
            <text:p>3.04%</text:p>
          </table:table-cell>
          <table:table-cell table:formula="of:=([.J41]-[.G41])/[.G41]" office:value-type="percentage" office:value="0.0333145115753812" calcext:value-type="percentage">
            <text:p>3.33%</text:p>
          </table:table-cell>
          <table:table-cell table:formula="of:=([.J41]-[.H41])/[.H41]" office:value-type="percentage" office:value="0.0380034032898468" calcext:value-type="percentage">
            <text:p>3.80%</text:p>
          </table:table-cell>
          <table:table-cell table:formula="of:=([.J41]-[.I41])/[.I41]" office:value-type="percentage" office:value="0.0664335664335665" calcext:value-type="percentage">
            <text:p>6.64%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88.4" calcext:value-type="float">
            <text:p>188.4</text:p>
          </table:table-cell>
          <table:table-cell office:value-type="float" office:value="188.5" calcext:value-type="float">
            <text:p>188.5</text:p>
          </table:table-cell>
          <table:table-cell office:value-type="float" office:value="187.9" calcext:value-type="float">
            <text:p>187.9</text:p>
          </table:table-cell>
          <table:table-cell office:value-type="float" office:value="188.5" calcext:value-type="float">
            <text:p>188.5</text:p>
          </table:table-cell>
          <table:table-cell office:value-type="float" office:value="187.6" calcext:value-type="float">
            <text:p>187.6</text:p>
          </table:table-cell>
          <table:table-cell office:value-type="float" office:value="188.4" calcext:value-type="float">
            <text:p>188.4</text:p>
          </table:table-cell>
          <table:table-cell office:value-type="float" office:value="187.8" calcext:value-type="float">
            <text:p>187.8</text:p>
          </table:table-cell>
          <table:table-cell office:value-type="float" office:value="184.8" calcext:value-type="float">
            <text:p>184.8</text:p>
          </table:table-cell>
          <table:table-cell office:value-type="float" office:value="191" calcext:value-type="float">
            <text:p>191</text:p>
          </table:table-cell>
          <table:table-cell table:formula="of:=([.J42]-[.A42])/[.A42]" office:value-type="percentage" office:value="0.0148777895855474" calcext:value-type="percentage">
            <text:p>1.49%</text:p>
          </table:table-cell>
          <table:table-cell table:formula="of:=([.J42]-[.B42])/[.B42]" office:value-type="percentage" office:value="0.0138004246284501" calcext:value-type="percentage">
            <text:p>1.38%</text:p>
          </table:table-cell>
          <table:table-cell table:formula="of:=([.J42]-[.C42])/[.C42]" office:value-type="percentage" office:value="0.013262599469496" calcext:value-type="percentage">
            <text:p>1.33%</text:p>
          </table:table-cell>
          <table:table-cell table:formula="of:=([.J42]-[.D42])/[.D42]" office:value-type="percentage" office:value="0.0164981373070782" calcext:value-type="percentage">
            <text:p>1.65%</text:p>
          </table:table-cell>
          <table:table-cell table:formula="of:=([.J42]-[.E42])/[.E42]" office:value-type="percentage" office:value="0.013262599469496" calcext:value-type="percentage">
            <text:p>1.33%</text:p>
          </table:table-cell>
          <table:table-cell table:formula="of:=([.J42]-[.F42])/[.F42]" office:value-type="percentage" office:value="0.0181236673773988" calcext:value-type="percentage">
            <text:p>1.81%</text:p>
          </table:table-cell>
          <table:table-cell table:formula="of:=([.J42]-[.G42])/[.G42]" office:value-type="percentage" office:value="0.0138004246284501" calcext:value-type="percentage">
            <text:p>1.38%</text:p>
          </table:table-cell>
          <table:table-cell table:formula="of:=([.J42]-[.H42])/[.H42]" office:value-type="percentage" office:value="0.0170394036208732" calcext:value-type="percentage">
            <text:p>1.70%</text:p>
          </table:table-cell>
          <table:table-cell table:formula="of:=([.J42]-[.I42])/[.I42]" office:value-type="percentage" office:value="0.0335497835497835" calcext:value-type="percentage">
            <text:p>3.35%</text:p>
          </table:table-cell>
        </table:table-row>
        <table:table-row table:style-name="ro1">
          <table:table-cell table:number-columns-repeated="10" office:value-type="float" office:value="195" calcext:value-type="float">
            <text:p>195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6" calcext:value-type="float">
            <text:p>196</text:p>
          </table:table-cell>
          <table:table-cell table:formula="of:=([.J44]-[.A44])/[.A44]" office:value-type="percentage" office:value="0" calcext:value-type="percentage">
            <text:p>0.00%</text:p>
          </table:table-cell>
          <table:table-cell table:formula="of:=([.J44]-[.B44])/[.B44]" office:value-type="percentage" office:value="0" calcext:value-type="percentage">
            <text:p>0.00%</text:p>
          </table:table-cell>
          <table:table-cell table:formula="of:=([.J44]-[.C44])/[.C44]" office:value-type="percentage" office:value="0" calcext:value-type="percentage">
            <text:p>0.00%</text:p>
          </table:table-cell>
          <table:table-cell table:formula="of:=([.J44]-[.D44])/[.D44]" office:value-type="percentage" office:value="0" calcext:value-type="percentage">
            <text:p>0.00%</text:p>
          </table:table-cell>
          <table:table-cell table:formula="of:=([.J44]-[.E44])/[.E44]" office:value-type="percentage" office:value="0" calcext:value-type="percentage">
            <text:p>0.00%</text:p>
          </table:table-cell>
          <table:table-cell table:formula="of:=([.J44]-[.F44])/[.F44]" office:value-type="percentage" office:value="0" calcext:value-type="percentage">
            <text:p>0.00%</text:p>
          </table:table-cell>
          <table:table-cell table:formula="of:=([.J44]-[.G44])/[.G44]" office:value-type="percentage" office:value="0" calcext:value-type="percentage">
            <text:p>0.00%</text:p>
          </table:table-cell>
          <table:table-cell table:formula="of:=([.J44]-[.H44])/[.H44]" office:value-type="percentage" office:value="0" calcext:value-type="percentage">
            <text:p>0.00%</text:p>
          </table:table-cell>
          <table:table-cell table:formula="of:=([.J44]-[.I44])/[.I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196.1" calcext:value-type="float">
            <text:p>196.1</text:p>
          </table:table-cell>
          <table:table-cell office:value-type="float" office:value="196" calcext:value-type="float">
            <text:p>196</text:p>
          </table:table-cell>
          <table:table-cell office:value-type="float" office:value="196.5" calcext:value-type="float">
            <text:p>196.5</text:p>
          </table:table-cell>
          <table:table-cell office:value-type="float" office:value="196.6" calcext:value-type="float">
            <text:p>196.6</text:p>
          </table:table-cell>
          <table:table-cell office:value-type="float" office:value="196.2" calcext:value-type="float">
            <text:p>196.2</text:p>
          </table:table-cell>
          <table:table-cell office:value-type="float" office:value="196.4" calcext:value-type="float">
            <text:p>196.4</text:p>
          </table:table-cell>
          <table:table-cell office:value-type="float" office:value="195.7" calcext:value-type="float">
            <text:p>195.7</text:p>
          </table:table-cell>
          <table:table-cell office:value-type="float" office:value="195.5" calcext:value-type="float">
            <text:p>195.5</text:p>
          </table:table-cell>
          <table:table-cell office:value-type="float" office:value="198" calcext:value-type="float">
            <text:p>198</text:p>
          </table:table-cell>
          <table:table-cell table:formula="of:=([.J45]-[.A45])/[.A45]" office:value-type="percentage" office:value="0.00763358778625954" calcext:value-type="percentage">
            <text:p>0.76%</text:p>
          </table:table-cell>
          <table:table-cell table:formula="of:=([.J45]-[.B45])/[.B45]" office:value-type="percentage" office:value="0.00968893421723613" calcext:value-type="percentage">
            <text:p>0.97%</text:p>
          </table:table-cell>
          <table:table-cell table:formula="of:=([.J45]-[.C45])/[.C45]" office:value-type="percentage" office:value="0.0102040816326531" calcext:value-type="percentage">
            <text:p>1.02%</text:p>
          </table:table-cell>
          <table:table-cell table:formula="of:=([.J45]-[.D45])/[.D45]" office:value-type="percentage" office:value="0.00763358778625954" calcext:value-type="percentage">
            <text:p>0.76%</text:p>
          </table:table-cell>
          <table:table-cell table:formula="of:=([.J45]-[.E45])/[.E45]" office:value-type="percentage" office:value="0.00712105798575791" calcext:value-type="percentage">
            <text:p>0.71%</text:p>
          </table:table-cell>
          <table:table-cell table:formula="of:=([.J45]-[.F45])/[.F45]" office:value-type="percentage" office:value="0.00917431192660556" calcext:value-type="percentage">
            <text:p>0.92%</text:p>
          </table:table-cell>
          <table:table-cell table:formula="of:=([.J45]-[.G45])/[.G45]" office:value-type="percentage" office:value="0.0081466395112016" calcext:value-type="percentage">
            <text:p>0.81%</text:p>
          </table:table-cell>
          <table:table-cell table:formula="of:=([.J45]-[.H45])/[.H45]" office:value-type="percentage" office:value="0.0117526826775678" calcext:value-type="percentage">
            <text:p>1.18%</text:p>
          </table:table-cell>
          <table:table-cell table:formula="of:=([.J45]-[.I45])/[.I45]" office:value-type="percentage" office:value="0.0127877237851662" calcext:value-type="percentage">
            <text:p>1.28%</text:p>
          </table:table-cell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8" calcext:value-type="float">
            <text:p>197.8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8" calcext:value-type="float">
            <text:p>197.8</text:p>
          </table:table-cell>
          <table:table-cell office:value-type="float" office:value="197.9" calcext:value-type="float">
            <text:p>197.9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4" calcext:value-type="float">
            <text:p>197.4</text:p>
          </table:table-cell>
          <table:table-cell office:value-type="float" office:value="196.4" calcext:value-type="float">
            <text:p>196.4</text:p>
          </table:table-cell>
          <table:table-cell office:value-type="float" office:value="198" calcext:value-type="float">
            <text:p>198</text:p>
          </table:table-cell>
          <table:table-cell table:formula="of:=([.J46]-[.A46])/[.A46]" office:value-type="percentage" office:value="0.00202429149797574" calcext:value-type="percentage">
            <text:p>0.20%</text:p>
          </table:table-cell>
          <table:table-cell table:formula="of:=([.J46]-[.B46])/[.B46]" office:value-type="percentage" office:value="0.00151745068285286" calcext:value-type="percentage">
            <text:p>0.15%</text:p>
          </table:table-cell>
          <table:table-cell table:formula="of:=([.J46]-[.C46])/[.C46]" office:value-type="percentage" office:value="0.00101112234580378" calcext:value-type="percentage">
            <text:p>0.10%</text:p>
          </table:table-cell>
          <table:table-cell table:formula="of:=([.J46]-[.D46])/[.D46]" office:value-type="percentage" office:value="0.00151745068285286" calcext:value-type="percentage">
            <text:p>0.15%</text:p>
          </table:table-cell>
          <table:table-cell table:formula="of:=([.J46]-[.E46])/[.E46]" office:value-type="percentage" office:value="0.00101112234580378" calcext:value-type="percentage">
            <text:p>0.10%</text:p>
          </table:table-cell>
          <table:table-cell table:formula="of:=([.J46]-[.F46])/[.F46]" office:value-type="percentage" office:value="0.000505305709954494" calcext:value-type="percentage">
            <text:p>0.05%</text:p>
          </table:table-cell>
          <table:table-cell table:formula="of:=([.J46]-[.G46])/[.G46]" office:value-type="percentage" office:value="0.00151745068285286" calcext:value-type="percentage">
            <text:p>0.15%</text:p>
          </table:table-cell>
          <table:table-cell table:formula="of:=([.J46]-[.H46])/[.H46]" office:value-type="percentage" office:value="0.00303951367781152" calcext:value-type="percentage">
            <text:p>0.30%</text:p>
          </table:table-cell>
          <table:table-cell table:formula="of:=([.J46]-[.I46])/[.I46]" office:value-type="percentage" office:value="0.0081466395112016" calcext:value-type="percentage">
            <text:p>0.81%</text:p>
          </table:table-cell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197.7" calcext:value-type="float">
            <text:p>197.7</text:p>
          </table:table-cell>
          <table:table-cell office:value-type="float" office:value="198" calcext:value-type="float">
            <text:p>198</text:p>
          </table:table-cell>
          <table:table-cell office:value-type="float" office:value="197.9" calcext:value-type="float">
            <text:p>197.9</text:p>
          </table:table-cell>
          <table:table-cell office:value-type="float" office:value="197.8" calcext:value-type="float">
            <text:p>197.8</text:p>
          </table:table-cell>
          <table:table-cell table:number-columns-repeated="2" office:value-type="float" office:value="197.9" calcext:value-type="float">
            <text:p>197.9</text:p>
          </table:table-cell>
          <table:table-cell table:number-columns-repeated="2" office:value-type="float" office:value="197.6" calcext:value-type="float">
            <text:p>197.6</text:p>
          </table:table-cell>
          <table:table-cell office:value-type="float" office:value="198" calcext:value-type="float">
            <text:p>198</text:p>
          </table:table-cell>
          <table:table-cell table:formula="of:=([.J47]-[.A47])/[.A47]" office:value-type="percentage" office:value="0.000505305709954494" calcext:value-type="percentage">
            <text:p>0.05%</text:p>
          </table:table-cell>
          <table:table-cell table:formula="of:=([.J47]-[.B47])/[.B47]" office:value-type="percentage" office:value="0.00151745068285286" calcext:value-type="percentage">
            <text:p>0.15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.000505305709954494" calcext:value-type="percentage">
            <text:p>0.05%</text:p>
          </table:table-cell>
          <table:table-cell table:formula="of:=([.J47]-[.E47])/[.E47]" office:value-type="percentage" office:value="0.00101112234580378" calcext:value-type="percentage">
            <text:p>0.10%</text:p>
          </table:table-cell>
          <table:table-cell table:formula="of:=([.J47]-[.F47])/[.F47]" office:value-type="percentage" office:value="0.000505305709954494" calcext:value-type="percentage">
            <text:p>0.05%</text:p>
          </table:table-cell>
          <table:table-cell table:formula="of:=([.J47]-[.G47])/[.G47]" office:value-type="percentage" office:value="0.000505305709954494" calcext:value-type="percentage">
            <text:p>0.05%</text:p>
          </table:table-cell>
          <table:table-cell table:formula="of:=([.J47]-[.H47])/[.H47]" office:value-type="percentage" office:value="0.00202429149797574" calcext:value-type="percentage">
            <text:p>0.20%</text:p>
          </table:table-cell>
          <table:table-cell table:formula="of:=([.J47]-[.I47])/[.I47]" office:value-type="percentage" office:value="0.00202429149797574" calcext:value-type="percentage">
            <text:p>0.20%</text:p>
          </table:table-cell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198.5" calcext:value-type="float">
            <text:p>198.5</text:p>
          </table:table-cell>
          <table:table-cell office:value-type="float" office:value="198.4" calcext:value-type="float">
            <text:p>198.4</text:p>
          </table:table-cell>
          <table:table-cell office:value-type="float" office:value="198.7" calcext:value-type="float">
            <text:p>198.7</text:p>
          </table:table-cell>
          <table:table-cell office:value-type="float" office:value="198.5" calcext:value-type="float">
            <text:p>198.5</text:p>
          </table:table-cell>
          <table:table-cell office:value-type="float" office:value="198.7" calcext:value-type="float">
            <text:p>198.7</text:p>
          </table:table-cell>
          <table:table-cell office:value-type="float" office:value="198.6" calcext:value-type="float">
            <text:p>198.6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5" calcext:value-type="float">
            <text:p>197.5</text:p>
          </table:table-cell>
          <table:table-cell office:value-type="float" office:value="199" calcext:value-type="float">
            <text:p>199</text:p>
          </table:table-cell>
          <table:table-cell table:formula="of:=([.J48]-[.A48])/[.A48]" office:value-type="percentage" office:value="0.000502765208647533" calcext:value-type="percentage">
            <text:p>0.05%</text:p>
          </table:table-cell>
          <table:table-cell table:formula="of:=([.J48]-[.B48])/[.B48]" office:value-type="percentage" office:value="0.00251889168765743" calcext:value-type="percentage">
            <text:p>0.25%</text:p>
          </table:table-cell>
          <table:table-cell table:formula="of:=([.J48]-[.C48])/[.C48]" office:value-type="percentage" office:value="0.00302419354838707" calcext:value-type="percentage">
            <text:p>0.30%</text:p>
          </table:table-cell>
          <table:table-cell table:formula="of:=([.J48]-[.D48])/[.D48]" office:value-type="percentage" office:value="0.00150981378963267" calcext:value-type="percentage">
            <text:p>0.15%</text:p>
          </table:table-cell>
          <table:table-cell table:formula="of:=([.J48]-[.E48])/[.E48]" office:value-type="percentage" office:value="0.00251889168765743" calcext:value-type="percentage">
            <text:p>0.25%</text:p>
          </table:table-cell>
          <table:table-cell table:formula="of:=([.J48]-[.F48])/[.F48]" office:value-type="percentage" office:value="0.00150981378963267" calcext:value-type="percentage">
            <text:p>0.15%</text:p>
          </table:table-cell>
          <table:table-cell table:formula="of:=([.J48]-[.G48])/[.G48]" office:value-type="percentage" office:value="0.00201409869083588" calcext:value-type="percentage">
            <text:p>0.20%</text:p>
          </table:table-cell>
          <table:table-cell table:formula="of:=([.J48]-[.H48])/[.H48]" office:value-type="percentage" office:value="0.00657561962569556" calcext:value-type="percentage">
            <text:p>0.66%</text:p>
          </table:table-cell>
          <table:table-cell table:formula="of:=([.J48]-[.I48])/[.I48]" office:value-type="percentage" office:value="0.00759493670886076" calcext:value-type="percentage">
            <text:p>0.76%</text:p>
          </table:table-cell>
        </table:table-row>
        <table:table-row table:style-name="ro1">
          <table:table-cell table:number-columns-repeated="10" office:value-type="float" office:value="201" calcext:value-type="float">
            <text:p>201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" calcext:value-type="percentage">
            <text:p>0.0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" calcext:value-type="percentage">
            <text:p>0.00%</text:p>
          </table:table-cell>
          <table:table-cell table:formula="of:=([.J49]-[.E49])/[.E49]" office:value-type="percentage" office:value="0" calcext:value-type="percentage">
            <text:p>0.00%</text:p>
          </table:table-cell>
          <table:table-cell table:formula="of:=([.J49]-[.F49])/[.F49]" office:value-type="percentage" office:value="0" calcext:value-type="percentage">
            <text:p>0.00%</text:p>
          </table:table-cell>
          <table:table-cell table:formula="of:=([.J49]-[.G49])/[.G49]" office:value-type="percentage" office:value="0" calcext:value-type="percentage">
            <text:p>0.00%</text:p>
          </table:table-cell>
          <table:table-cell table:formula="of:=([.J49]-[.H49])/[.H49]" office:value-type="percentage" office:value="0" calcext:value-type="percentage">
            <text:p>0.00%</text:p>
          </table:table-cell>
          <table:table-cell table:formula="of:=([.J49]-[.I49])/[.I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50]-[.A50])/[.A50]" office:value-type="percentage" office:value="0" calcext:value-type="percentage">
            <text:p>0.00%</text:p>
          </table:table-cell>
          <table:table-cell table:formula="of:=([.J50]-[.B50])/[.B50]" office:value-type="percentage" office:value="0" calcext:value-type="percentage">
            <text:p>0.00%</text:p>
          </table:table-cell>
          <table:table-cell table:formula="of:=([.J50]-[.C50])/[.C50]" office:value-type="percentage" office:value="0" calcext:value-type="percentage">
            <text:p>0.00%</text:p>
          </table:table-cell>
          <table:table-cell table:formula="of:=([.J50]-[.D50])/[.D50]" office:value-type="percentage" office:value="0" calcext:value-type="percentage">
            <text:p>0.00%</text:p>
          </table:table-cell>
          <table:table-cell table:formula="of:=([.J50]-[.E50])/[.E50]" office:value-type="percentage" office:value="0" calcext:value-type="percentage">
            <text:p>0.00%</text:p>
          </table:table-cell>
          <table:table-cell table:formula="of:=([.J50]-[.F50])/[.F50]" office:value-type="percentage" office:value="0" calcext:value-type="percentage">
            <text:p>0.00%</text:p>
          </table:table-cell>
          <table:table-cell table:formula="of:=([.J50]-[.G50])/[.G50]" office:value-type="percentage" office:value="0" calcext:value-type="percentage">
            <text:p>0.00%</text:p>
          </table:table-cell>
          <table:table-cell table:formula="of:=([.J50]-[.H50])/[.H50]" office:value-type="percentage" office:value="0" calcext:value-type="percentage">
            <text:p>0.00%</text:p>
          </table:table-cell>
          <table:table-cell table:formula="of:=([.J50]-[.I50])/[.I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200" calcext:value-type="float">
            <text:p>200</text:p>
          </table:table-cell>
          <table:table-cell office:value-type="float" office:value="200.2" calcext:value-type="float">
            <text:p>200.2</text:p>
          </table:table-cell>
          <table:table-cell office:value-type="float" office:value="199.9" calcext:value-type="float">
            <text:p>199.9</text:p>
          </table:table-cell>
          <table:table-cell table:number-columns-repeated="2" office:value-type="float" office:value="200.2" calcext:value-type="float">
            <text:p>200.2</text:p>
          </table:table-cell>
          <table:table-cell office:value-type="float" office:value="200.5" calcext:value-type="float">
            <text:p>200.5</text:p>
          </table:table-cell>
          <table:table-cell office:value-type="float" office:value="199.3" calcext:value-type="float">
            <text:p>199.3</text:p>
          </table:table-cell>
          <table:table-cell office:value-type="float" office:value="198.1" calcext:value-type="float">
            <text:p>198.1</text:p>
          </table:table-cell>
          <table:table-cell office:value-type="float" office:value="203" calcext:value-type="float">
            <text:p>203</text:p>
          </table:table-cell>
          <table:table-cell table:formula="of:=([.J51]-[.A51])/[.A51]" office:value-type="percentage" office:value="0.0170340681362726" calcext:value-type="percentage">
            <text:p>1.70%</text:p>
          </table:table-cell>
          <table:table-cell table:formula="of:=([.J51]-[.B51])/[.B51]" office:value-type="percentage" office:value="0.015" calcext:value-type="percentage">
            <text:p>1.50%</text:p>
          </table:table-cell>
          <table:table-cell table:formula="of:=([.J51]-[.C51])/[.C51]" office:value-type="percentage" office:value="0.013986013986014" calcext:value-type="percentage">
            <text:p>1.40%</text:p>
          </table:table-cell>
          <table:table-cell table:formula="of:=([.J51]-[.D51])/[.D51]" office:value-type="percentage" office:value="0.0155077538769384" calcext:value-type="percentage">
            <text:p>1.55%</text:p>
          </table:table-cell>
          <table:table-cell table:formula="of:=([.J51]-[.E51])/[.E51]" office:value-type="percentage" office:value="0.013986013986014" calcext:value-type="percentage">
            <text:p>1.40%</text:p>
          </table:table-cell>
          <table:table-cell table:formula="of:=([.J51]-[.F51])/[.F51]" office:value-type="percentage" office:value="0.013986013986014" calcext:value-type="percentage">
            <text:p>1.40%</text:p>
          </table:table-cell>
          <table:table-cell table:formula="of:=([.J51]-[.G51])/[.G51]" office:value-type="percentage" office:value="0.0124688279301746" calcext:value-type="percentage">
            <text:p>1.25%</text:p>
          </table:table-cell>
          <table:table-cell table:formula="of:=([.J51]-[.H51])/[.H51]" office:value-type="percentage" office:value="0.0185649774209734" calcext:value-type="percentage">
            <text:p>1.86%</text:p>
          </table:table-cell>
          <table:table-cell table:formula="of:=([.J51]-[.I51])/[.I51]" office:value-type="percentage" office:value="0.0247349823321555" calcext:value-type="percentage">
            <text:p>2.47%</text:p>
          </table:table-cell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188.6" calcext:value-type="float">
            <text:p>188.6</text:p>
          </table:table-cell>
          <table:table-cell office:value-type="float" office:value="187.6" calcext:value-type="float">
            <text:p>187.6</text:p>
          </table:table-cell>
          <table:table-cell office:value-type="float" office:value="188.6" calcext:value-type="float">
            <text:p>188.6</text:p>
          </table:table-cell>
          <table:table-cell table:number-columns-repeated="2" office:value-type="float" office:value="188.4" calcext:value-type="float">
            <text:p>188.4</text:p>
          </table:table-cell>
          <table:table-cell office:value-type="float" office:value="188.1" calcext:value-type="float">
            <text:p>188.1</text:p>
          </table:table-cell>
          <table:table-cell office:value-type="float" office:value="187.7" calcext:value-type="float">
            <text:p>187.7</text:p>
          </table:table-cell>
          <table:table-cell office:value-type="float" office:value="186.3" calcext:value-type="float">
            <text:p>186.3</text:p>
          </table:table-cell>
          <table:table-cell office:value-type="float" office:value="191" calcext:value-type="float">
            <text:p>191</text:p>
          </table:table-cell>
          <table:table-cell table:formula="of:=([.J52]-[.A52])/[.A52]" office:value-type="percentage" office:value="0.0154173312068049" calcext:value-type="percentage">
            <text:p>1.54%</text:p>
          </table:table-cell>
          <table:table-cell table:formula="of:=([.J52]-[.B52])/[.B52]" office:value-type="percentage" office:value="0.0127253446447508" calcext:value-type="percentage">
            <text:p>1.27%</text:p>
          </table:table-cell>
          <table:table-cell table:formula="of:=([.J52]-[.C52])/[.C52]" office:value-type="percentage" office:value="0.0181236673773988" calcext:value-type="percentage">
            <text:p>1.81%</text:p>
          </table:table-cell>
          <table:table-cell table:formula="of:=([.J52]-[.D52])/[.D52]" office:value-type="percentage" office:value="0.0127253446447508" calcext:value-type="percentage">
            <text:p>1.27%</text:p>
          </table:table-cell>
          <table:table-cell table:formula="of:=([.J52]-[.E52])/[.E52]" office:value-type="percentage" office:value="0.0138004246284501" calcext:value-type="percentage">
            <text:p>1.38%</text:p>
          </table:table-cell>
          <table:table-cell table:formula="of:=([.J52]-[.F52])/[.F52]" office:value-type="percentage" office:value="0.0138004246284501" calcext:value-type="percentage">
            <text:p>1.38%</text:p>
          </table:table-cell>
          <table:table-cell table:formula="of:=([.J52]-[.G52])/[.G52]" office:value-type="percentage" office:value="0.0154173312068049" calcext:value-type="percentage">
            <text:p>1.54%</text:p>
          </table:table-cell>
          <table:table-cell table:formula="of:=([.J52]-[.H52])/[.H52]" office:value-type="percentage" office:value="0.0175812466702185" calcext:value-type="percentage">
            <text:p>1.76%</text:p>
          </table:table-cell>
          <table:table-cell table:formula="of:=([.J52]-[.I52])/[.I52]" office:value-type="percentage" office:value="0.025228126677402" calcext:value-type="percentage">
            <text:p>2.52%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203.2" calcext:value-type="float">
            <text:p>203.2</text:p>
          </table:table-cell>
          <table:table-cell office:value-type="float" office:value="203.1" calcext:value-type="float">
            <text:p>203.1</text:p>
          </table:table-cell>
          <table:table-cell office:value-type="float" office:value="203.4" calcext:value-type="float">
            <text:p>203.4</text:p>
          </table:table-cell>
          <table:table-cell office:value-type="float" office:value="203" calcext:value-type="float">
            <text:p>203</text:p>
          </table:table-cell>
          <table:table-cell office:value-type="float" office:value="202.5" calcext:value-type="float">
            <text:p>202.5</text:p>
          </table:table-cell>
          <table:table-cell office:value-type="float" office:value="202.8" calcext:value-type="float">
            <text:p>202.8</text:p>
          </table:table-cell>
          <table:table-cell office:value-type="float" office:value="201.1" calcext:value-type="float">
            <text:p>201.1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table:formula="of:=([.J53]-[.A53])/[.A53]" office:value-type="percentage" office:value="0.0207100591715976" calcext:value-type="percentage">
            <text:p>2.07%</text:p>
          </table:table-cell>
          <table:table-cell table:formula="of:=([.J53]-[.B53])/[.B53]" office:value-type="percentage" office:value="0.0187007874015749" calcext:value-type="percentage">
            <text:p>1.87%</text:p>
          </table:table-cell>
          <table:table-cell table:formula="of:=([.J53]-[.C53])/[.C53]" office:value-type="percentage" office:value="0.0192023633677991" calcext:value-type="percentage">
            <text:p>1.92%</text:p>
          </table:table-cell>
          <table:table-cell table:formula="of:=([.J53]-[.D53])/[.D53]" office:value-type="percentage" office:value="0.0176991150442478" calcext:value-type="percentage">
            <text:p>1.77%</text:p>
          </table:table-cell>
          <table:table-cell table:formula="of:=([.J53]-[.E53])/[.E53]" office:value-type="percentage" office:value="0.0197044334975369" calcext:value-type="percentage">
            <text:p>1.97%</text:p>
          </table:table-cell>
          <table:table-cell table:formula="of:=([.J53]-[.F53])/[.F53]" office:value-type="percentage" office:value="0.0222222222222222" calcext:value-type="percentage">
            <text:p>2.22%</text:p>
          </table:table-cell>
          <table:table-cell table:formula="of:=([.J53]-[.G53])/[.G53]" office:value-type="percentage" office:value="0.0207100591715976" calcext:value-type="percentage">
            <text:p>2.07%</text:p>
          </table:table-cell>
          <table:table-cell table:formula="of:=([.J53]-[.H53])/[.H53]" office:value-type="percentage" office:value="0.0293386374937842" calcext:value-type="percentage">
            <text:p>2.93%</text:p>
          </table:table-cell>
          <table:table-cell table:formula="of:=([.J53]-[.I53])/[.I53]" office:value-type="percentage" office:value="0.035" calcext:value-type="percentage">
            <text:p>3.50%</text:p>
          </table:table-cell>
        </table:table-row>
        <table:table-row table:style-name="ro1">
          <table:table-cell table:number-columns-repeated="8" office:value-type="float" office:value="207" calcext:value-type="float">
            <text:p>207</text:p>
          </table:table-cell>
          <table:table-cell office:value-type="float" office:value="206.9" calcext:value-type="float">
            <text:p>206.9</text:p>
          </table:table-cell>
          <table:table-cell office:value-type="float" office:value="207" calcext:value-type="float">
            <text:p>207</text:p>
          </table:table-cell>
          <table:table-cell table:formula="of:=([.J54]-[.A54])/[.A54]" office:value-type="percentage" office:value="0" calcext:value-type="percentage">
            <text:p>0.00%</text:p>
          </table:table-cell>
          <table:table-cell table:formula="of:=([.J54]-[.B54])/[.B54]" office:value-type="percentage" office:value="0" calcext:value-type="percentage">
            <text:p>0.00%</text:p>
          </table:table-cell>
          <table:table-cell table:formula="of:=([.J54]-[.C54])/[.C54]" office:value-type="percentage" office:value="0" calcext:value-type="percentage">
            <text:p>0.00%</text:p>
          </table:table-cell>
          <table:table-cell table:formula="of:=([.J54]-[.D54])/[.D54]" office:value-type="percentage" office:value="0" calcext:value-type="percentage">
            <text:p>0.00%</text:p>
          </table:table-cell>
          <table:table-cell table:formula="of:=([.J54]-[.E54])/[.E54]" office:value-type="percentage" office:value="0" calcext:value-type="percentage">
            <text:p>0.00%</text:p>
          </table:table-cell>
          <table:table-cell table:formula="of:=([.J54]-[.F54])/[.F54]" office:value-type="percentage" office:value="0" calcext:value-type="percentage">
            <text:p>0.00%</text:p>
          </table:table-cell>
          <table:table-cell table:formula="of:=([.J54]-[.G54])/[.G54]" office:value-type="percentage" office:value="0" calcext:value-type="percentage">
            <text:p>0.00%</text:p>
          </table:table-cell>
          <table:table-cell table:formula="of:=([.J54]-[.H54])/[.H54]" office:value-type="percentage" office:value="0" calcext:value-type="percentage">
            <text:p>0.00%</text:p>
          </table:table-cell>
          <table:table-cell table:formula="of:=([.J54]-[.I54])/[.I54]" office:value-type="percentage" office:value="0.000483325277912007" calcext:value-type="percentage">
            <text:p>0.05%</text:p>
          </table:table-cell>
        </table:table-row>
        <table:table-row table:style-name="ro1">
          <table:table-cell table:number-columns-repeated="2" office:value-type="float" office:value="189.4" calcext:value-type="float">
            <text:p>189.4</text:p>
          </table:table-cell>
          <table:table-cell office:value-type="float" office:value="189" calcext:value-type="float">
            <text:p>189</text:p>
          </table:table-cell>
          <table:table-cell office:value-type="float" office:value="188.6" calcext:value-type="float">
            <text:p>188.6</text:p>
          </table:table-cell>
          <table:table-cell office:value-type="float" office:value="189.5" calcext:value-type="float">
            <text:p>189.5</text:p>
          </table:table-cell>
          <table:table-cell office:value-type="float" office:value="189.4" calcext:value-type="float">
            <text:p>189.4</text:p>
          </table:table-cell>
          <table:table-cell office:value-type="float" office:value="189.6" calcext:value-type="float">
            <text:p>189.6</text:p>
          </table:table-cell>
          <table:table-cell office:value-type="float" office:value="188.7" calcext:value-type="float">
            <text:p>188.7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formula="of:=([.J55]-[.A55])/[.A55]" office:value-type="percentage" office:value="0.0190073917634635" calcext:value-type="percentage">
            <text:p>1.90%</text:p>
          </table:table-cell>
          <table:table-cell table:formula="of:=([.J55]-[.B55])/[.B55]" office:value-type="percentage" office:value="0.0190073917634635" calcext:value-type="percentage">
            <text:p>1.90%</text:p>
          </table:table-cell>
          <table:table-cell table:formula="of:=([.J55]-[.C55])/[.C55]" office:value-type="percentage" office:value="0.0211640211640212" calcext:value-type="percentage">
            <text:p>2.12%</text:p>
          </table:table-cell>
          <table:table-cell table:formula="of:=([.J55]-[.D55])/[.D55]" office:value-type="percentage" office:value="0.0233297985153765" calcext:value-type="percentage">
            <text:p>2.33%</text:p>
          </table:table-cell>
          <table:table-cell table:formula="of:=([.J55]-[.E55])/[.E55]" office:value-type="percentage" office:value="0.0184696569920844" calcext:value-type="percentage">
            <text:p>1.85%</text:p>
          </table:table-cell>
          <table:table-cell table:formula="of:=([.J55]-[.F55])/[.F55]" office:value-type="percentage" office:value="0.0190073917634635" calcext:value-type="percentage">
            <text:p>1.90%</text:p>
          </table:table-cell>
          <table:table-cell table:formula="of:=([.J55]-[.G55])/[.G55]" office:value-type="percentage" office:value="0.0179324894514768" calcext:value-type="percentage">
            <text:p>1.79%</text:p>
          </table:table-cell>
          <table:table-cell table:formula="of:=([.J55]-[.H55])/[.H55]" office:value-type="percentage" office:value="0.0227874933757287" calcext:value-type="percentage">
            <text:p>2.28%</text:p>
          </table:table-cell>
          <table:table-cell table:formula="of:=([.J55]-[.I55])/[.I55]" office:value-type="percentage" office:value="0.0320855614973262" calcext:value-type="percentage">
            <text:p>3.21%</text:p>
          </table:table-cell>
        </table:table-row>
        <table:table-row table:style-name="ro1">
          <table:table-cell table:number-columns-repeated="3" office:value-type="float" office:value="208" calcext:value-type="float">
            <text:p>208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7" calcext:value-type="float">
            <text:p>207.7</text:p>
          </table:table-cell>
          <table:table-cell office:value-type="float" office:value="208" calcext:value-type="float">
            <text:p>208</text:p>
          </table:table-cell>
          <table:table-cell office:value-type="float" office:value="207.3" calcext:value-type="float">
            <text:p>207.3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([.J56]-[.A56])/[.A56]" office:value-type="percentage" office:value="0" calcext:value-type="percentage">
            <text:p>0.00%</text:p>
          </table:table-cell>
          <table:table-cell table:formula="of:=([.J56]-[.B56])/[.B56]" office:value-type="percentage" office:value="0" calcext:value-type="percentage">
            <text:p>0.00%</text:p>
          </table:table-cell>
          <table:table-cell table:formula="of:=([.J56]-[.C56])/[.C56]" office:value-type="percentage" office:value="0" calcext:value-type="percentage">
            <text:p>0.00%</text:p>
          </table:table-cell>
          <table:table-cell table:formula="of:=([.J56]-[.D56])/[.D56]" office:value-type="percentage" office:value="0.00096246390760341" calcext:value-type="percentage">
            <text:p>0.10%</text:p>
          </table:table-cell>
          <table:table-cell table:formula="of:=([.J56]-[.E56])/[.E56]" office:value-type="percentage" office:value="0.000481000481000454" calcext:value-type="percentage">
            <text:p>0.05%</text:p>
          </table:table-cell>
          <table:table-cell table:formula="of:=([.J56]-[.F56])/[.F56]" office:value-type="percentage" office:value="0.00144439094848344" calcext:value-type="percentage">
            <text:p>0.14%</text:p>
          </table:table-cell>
          <table:table-cell table:formula="of:=([.J56]-[.G56])/[.G56]" office:value-type="percentage" office:value="0" calcext:value-type="percentage">
            <text:p>0.00%</text:p>
          </table:table-cell>
          <table:table-cell table:formula="of:=([.J56]-[.H56])/[.H56]" office:value-type="percentage" office:value="0.00337674867342011" calcext:value-type="percentage">
            <text:p>0.34%</text:p>
          </table:table-cell>
          <table:table-cell table:formula="of:=([.J56]-[.I56])/[.I56]" office:value-type="percentage" office:value="0.00483091787439613" calcext:value-type="percentage">
            <text:p>0.48%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08.1" calcext:value-type="float">
            <text:p>208.1</text:p>
          </table:table-cell>
          <table:table-cell office:value-type="float" office:value="208.3" calcext:value-type="float">
            <text:p>208.3</text:p>
          </table:table-cell>
          <table:table-cell office:value-type="float" office:value="208.2" calcext:value-type="float">
            <text:p>208.2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6" calcext:value-type="float">
            <text:p>207.6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3" calcext:value-type="float">
            <text:p>207.3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table:formula="of:=([.J57]-[.A57])/[.A57]" office:value-type="percentage" office:value="0.0134486071085495" calcext:value-type="percentage">
            <text:p>1.34%</text:p>
          </table:table-cell>
          <table:table-cell table:formula="of:=([.J57]-[.B57])/[.B57]" office:value-type="percentage" office:value="0.0139356078808266" calcext:value-type="percentage">
            <text:p>1.39%</text:p>
          </table:table-cell>
          <table:table-cell table:formula="of:=([.J57]-[.C57])/[.C57]" office:value-type="percentage" office:value="0.012962073931829" calcext:value-type="percentage">
            <text:p>1.30%</text:p>
          </table:table-cell>
          <table:table-cell table:formula="of:=([.J57]-[.D57])/[.D57]" office:value-type="percentage" office:value="0.0134486071085495" calcext:value-type="percentage">
            <text:p>1.34%</text:p>
          </table:table-cell>
          <table:table-cell table:formula="of:=([.J57]-[.E57])/[.E57]" office:value-type="percentage" office:value="0.0153994225216554" calcext:value-type="percentage">
            <text:p>1.54%</text:p>
          </table:table-cell>
          <table:table-cell table:formula="of:=([.J57]-[.F57])/[.F57]" office:value-type="percentage" office:value="0.0163776493256262" calcext:value-type="percentage">
            <text:p>1.64%</text:p>
          </table:table-cell>
          <table:table-cell table:formula="of:=([.J57]-[.G57])/[.G57]" office:value-type="percentage" office:value="0.0149110149110149" calcext:value-type="percentage">
            <text:p>1.49%</text:p>
          </table:table-cell>
          <table:table-cell table:formula="of:=([.J57]-[.H57])/[.H57]" office:value-type="percentage" office:value="0.0178485287023637" calcext:value-type="percentage">
            <text:p>1.78%</text:p>
          </table:table-cell>
          <table:table-cell table:formula="of:=([.J57]-[.I57])/[.I57]" office:value-type="percentage" office:value="0.0242718446601942" calcext:value-type="percentage">
            <text:p>2.43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.1" calcext:value-type="float">
            <text:p>210.1</text:p>
          </table:table-cell>
          <table:table-cell office:value-type="float" office:value="209.8" calcext:value-type="float">
            <text:p>209.8</text:p>
          </table:table-cell>
          <table:table-cell office:value-type="float" office:value="210.1" calcext:value-type="float">
            <text:p>210.1</text:p>
          </table:table-cell>
          <table:table-cell table:number-columns-repeated="2" office:value-type="float" office:value="210.6" calcext:value-type="float">
            <text:p>210.6</text:p>
          </table:table-cell>
          <table:table-cell office:value-type="float" office:value="210.1" calcext:value-type="float">
            <text:p>210.1</text:p>
          </table:table-cell>
          <table:table-cell office:value-type="float" office:value="210.3" calcext:value-type="float">
            <text:p>210.3</text:p>
          </table:table-cell>
          <table:table-cell office:value-type="float" office:value="209.7" calcext:value-type="float">
            <text:p>209.7</text:p>
          </table:table-cell>
          <table:table-cell office:value-type="float" office:value="207.8" calcext:value-type="float">
            <text:p>207.8</text:p>
          </table:table-cell>
          <table:table-cell office:value-type="float" office:value="212" calcext:value-type="float">
            <text:p>212</text:p>
          </table:table-cell>
          <table:table-cell table:formula="of:=([.J59]-[.A59])/[.A59]" office:value-type="percentage" office:value="0.0090433127082342" calcext:value-type="percentage">
            <text:p>0.90%</text:p>
          </table:table-cell>
          <table:table-cell table:formula="of:=([.J59]-[.B59])/[.B59]" office:value-type="percentage" office:value="0.0104861773117254" calcext:value-type="percentage">
            <text:p>1.05%</text:p>
          </table:table-cell>
          <table:table-cell table:formula="of:=([.J59]-[.C59])/[.C59]" office:value-type="percentage" office:value="0.0090433127082342" calcext:value-type="percentage">
            <text:p>0.90%</text:p>
          </table:table-cell>
          <table:table-cell table:formula="of:=([.J59]-[.D59])/[.D59]" office:value-type="percentage" office:value="0.00664767331434001" calcext:value-type="percentage">
            <text:p>0.66%</text:p>
          </table:table-cell>
          <table:table-cell table:formula="of:=([.J59]-[.E59])/[.E59]" office:value-type="percentage" office:value="0.00664767331434001" calcext:value-type="percentage">
            <text:p>0.66%</text:p>
          </table:table-cell>
          <table:table-cell table:formula="of:=([.J59]-[.F59])/[.F59]" office:value-type="percentage" office:value="0.0090433127082342" calcext:value-type="percentage">
            <text:p>0.90%</text:p>
          </table:table-cell>
          <table:table-cell table:formula="of:=([.J59]-[.G59])/[.G59]" office:value-type="percentage" office:value="0.00808368996671416" calcext:value-type="percentage">
            <text:p>0.81%</text:p>
          </table:table-cell>
          <table:table-cell table:formula="of:=([.J59]-[.H59])/[.H59]" office:value-type="percentage" office:value="0.0109680495946591" calcext:value-type="percentage">
            <text:p>1.10%</text:p>
          </table:table-cell>
          <table:table-cell table:formula="of:=([.J59]-[.I59])/[.I59]" office:value-type="percentage" office:value="0.0202117420596727" calcext:value-type="percentage">
            <text:p>2.02%</text:p>
          </table:table-cell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211" calcext:value-type="float">
            <text:p>211</text:p>
          </table:table-cell>
          <table:table-cell office:value-type="float" office:value="210.4" calcext:value-type="float">
            <text:p>210.4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1" calcext:value-type="float">
            <text:p>211.1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4" calcext:value-type="float">
            <text:p>211.4</text:p>
          </table:table-cell>
          <table:table-cell office:value-type="float" office:value="210.4" calcext:value-type="float">
            <text:p>210.4</text:p>
          </table:table-cell>
          <table:table-cell office:value-type="float" office:value="210.3" calcext:value-type="float">
            <text:p>210.3</text:p>
          </table:table-cell>
          <table:table-cell office:value-type="float" office:value="213" calcext:value-type="float">
            <text:p>213</text:p>
          </table:table-cell>
          <table:table-cell table:formula="of:=([.J60]-[.A60])/[.A60]" office:value-type="percentage" office:value="0.0118764845605701" calcext:value-type="percentage">
            <text:p>1.19%</text:p>
          </table:table-cell>
          <table:table-cell table:formula="of:=([.J60]-[.B60])/[.B60]" office:value-type="percentage" office:value="0.00947867298578199" calcext:value-type="percentage">
            <text:p>0.95%</text:p>
          </table:table-cell>
          <table:table-cell table:formula="of:=([.J60]-[.C60])/[.C60]" office:value-type="percentage" office:value="0.0123574144486692" calcext:value-type="percentage">
            <text:p>1.24%</text:p>
          </table:table-cell>
          <table:table-cell table:formula="of:=([.J60]-[.D60])/[.D60]" office:value-type="percentage" office:value="0.0099573257467994" calcext:value-type="percentage">
            <text:p>1.00%</text:p>
          </table:table-cell>
          <table:table-cell table:formula="of:=([.J60]-[.E60])/[.E60]" office:value-type="percentage" office:value="0.00900047370914261" calcext:value-type="percentage">
            <text:p>0.90%</text:p>
          </table:table-cell>
          <table:table-cell table:formula="of:=([.J60]-[.F60])/[.F60]" office:value-type="percentage" office:value="0.0099573257467994" calcext:value-type="percentage">
            <text:p>1.00%</text:p>
          </table:table-cell>
          <table:table-cell table:formula="of:=([.J60]-[.G60])/[.G60]" office:value-type="percentage" office:value="0.00756859035004728" calcext:value-type="percentage">
            <text:p>0.76%</text:p>
          </table:table-cell>
          <table:table-cell table:formula="of:=([.J60]-[.H60])/[.H60]" office:value-type="percentage" office:value="0.0123574144486692" calcext:value-type="percentage">
            <text:p>1.24%</text:p>
          </table:table-cell>
          <table:table-cell table:formula="of:=([.J60]-[.I60])/[.I60]" office:value-type="percentage" office:value="0.0128388017118402" calcext:value-type="percentage">
            <text:p>1.28%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12.9" calcext:value-type="float">
            <text:p>212.9</text:p>
          </table:table-cell>
          <table:table-cell office:value-type="float" office:value="213.3" calcext:value-type="float">
            <text:p>213.3</text:p>
          </table:table-cell>
          <table:table-cell office:value-type="float" office:value="212.8" calcext:value-type="float">
            <text:p>212.8</text:p>
          </table:table-cell>
          <table:table-cell table:number-columns-repeated="2" office:value-type="float" office:value="212.9" calcext:value-type="float">
            <text:p>212.9</text:p>
          </table:table-cell>
          <table:table-cell office:value-type="float" office:value="212.7" calcext:value-type="float">
            <text:p>212.7</text:p>
          </table:table-cell>
          <table:table-cell office:value-type="float" office:value="212.6" calcext:value-type="float">
            <text:p>212.6</text:p>
          </table:table-cell>
          <table:table-cell office:value-type="float" office:value="211.7" calcext:value-type="float">
            <text:p>211.7</text:p>
          </table:table-cell>
          <table:table-cell office:value-type="float" office:value="214" calcext:value-type="float">
            <text:p>214</text:p>
          </table:table-cell>
          <table:table-cell table:formula="of:=([.J61]-[.A61])/[.A61]" office:value-type="percentage" office:value="0.00422336931018304" calcext:value-type="percentage">
            <text:p>0.42%</text:p>
          </table:table-cell>
          <table:table-cell table:formula="of:=([.J61]-[.B61])/[.B61]" office:value-type="percentage" office:value="0.00516674495068104" calcext:value-type="percentage">
            <text:p>0.52%</text:p>
          </table:table-cell>
          <table:table-cell table:formula="of:=([.J61]-[.C61])/[.C61]" office:value-type="percentage" office:value="0.00328176277543361" calcext:value-type="percentage">
            <text:p>0.33%</text:p>
          </table:table-cell>
          <table:table-cell table:formula="of:=([.J61]-[.D61])/[.D61]" office:value-type="percentage" office:value="0.00563909774436085" calcext:value-type="percentage">
            <text:p>0.56%</text:p>
          </table:table-cell>
          <table:table-cell table:formula="of:=([.J61]-[.E61])/[.E61]" office:value-type="percentage" office:value="0.00516674495068104" calcext:value-type="percentage">
            <text:p>0.52%</text:p>
          </table:table-cell>
          <table:table-cell table:formula="of:=([.J61]-[.F61])/[.F61]" office:value-type="percentage" office:value="0.00516674495068104" calcext:value-type="percentage">
            <text:p>0.52%</text:p>
          </table:table-cell>
          <table:table-cell table:formula="of:=([.J61]-[.G61])/[.G61]" office:value-type="percentage" office:value="0.00611189468735313" calcext:value-type="percentage">
            <text:p>0.61%</text:p>
          </table:table-cell>
          <table:table-cell table:formula="of:=([.J61]-[.H61])/[.H61]" office:value-type="percentage" office:value="0.00658513640639702" calcext:value-type="percentage">
            <text:p>0.66%</text:p>
          </table:table-cell>
          <table:table-cell table:formula="of:=([.J61]-[.I61])/[.I61]" office:value-type="percentage" office:value="0.0108644307982995" calcext:value-type="percentage">
            <text:p>1.09%</text:p>
          </table:table-cell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204.1" calcext:value-type="float">
            <text:p>204.1</text:p>
          </table:table-cell>
          <table:table-cell office:value-type="float" office:value="204.3" calcext:value-type="float">
            <text:p>204.3</text:p>
          </table:table-cell>
          <table:table-cell office:value-type="float" office:value="204.1" calcext:value-type="float">
            <text:p>204.1</text:p>
          </table:table-cell>
          <table:table-cell office:value-type="float" office:value="204.5" calcext:value-type="float">
            <text:p>204.5</text:p>
          </table:table-cell>
          <table:table-cell office:value-type="float" office:value="204.9" calcext:value-type="float">
            <text:p>204.9</text:p>
          </table:table-cell>
          <table:table-cell office:value-type="float" office:value="205" calcext:value-type="float">
            <text:p>205</text:p>
          </table:table-cell>
          <table:table-cell office:value-type="float" office:value="203.6" calcext:value-type="float">
            <text:p>203.6</text:p>
          </table:table-cell>
          <table:table-cell office:value-type="float" office:value="202.7" calcext:value-type="float">
            <text:p>202.7</text:p>
          </table:table-cell>
          <table:table-cell office:value-type="float" office:value="207" calcext:value-type="float">
            <text:p>207</text:p>
          </table:table-cell>
          <table:table-cell table:formula="of:=([.J62]-[.A62])/[.A62]" office:value-type="percentage" office:value="0.015203531142717" calcext:value-type="percentage">
            <text:p>1.52%</text:p>
          </table:table-cell>
          <table:table-cell table:formula="of:=([.J62]-[.B62])/[.B62]" office:value-type="percentage" office:value="0.0142087212150907" calcext:value-type="percentage">
            <text:p>1.42%</text:p>
          </table:table-cell>
          <table:table-cell table:formula="of:=([.J62]-[.C62])/[.C62]" office:value-type="percentage" office:value="0.0132158590308369" calcext:value-type="percentage">
            <text:p>1.32%</text:p>
          </table:table-cell>
          <table:table-cell table:formula="of:=([.J62]-[.D62])/[.D62]" office:value-type="percentage" office:value="0.0142087212150907" calcext:value-type="percentage">
            <text:p>1.42%</text:p>
          </table:table-cell>
          <table:table-cell table:formula="of:=([.J62]-[.E62])/[.E62]" office:value-type="percentage" office:value="0.0122249388753056" calcext:value-type="percentage">
            <text:p>1.22%</text:p>
          </table:table-cell>
          <table:table-cell table:formula="of:=([.J62]-[.F62])/[.F62]" office:value-type="percentage" office:value="0.0102489019033675" calcext:value-type="percentage">
            <text:p>1.02%</text:p>
          </table:table-cell>
          <table:table-cell table:formula="of:=([.J62]-[.G62])/[.G62]" office:value-type="percentage" office:value="0.00975609756097561" calcext:value-type="percentage">
            <text:p>0.98%</text:p>
          </table:table-cell>
          <table:table-cell table:formula="of:=([.J62]-[.H62])/[.H62]" office:value-type="percentage" office:value="0.0166994106090374" calcext:value-type="percentage">
            <text:p>1.67%</text:p>
          </table:table-cell>
          <table:table-cell table:formula="of:=([.J62]-[.I62])/[.I62]" office:value-type="percentage" office:value="0.0212136161815491" calcext:value-type="percentage">
            <text:p>2.12%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table:number-columns-repeated="2" office:value-type="float" office:value="196.9" calcext:value-type="float">
            <text:p>196.9</text:p>
          </table:table-cell>
          <table:table-cell office:value-type="float" office:value="196.6" calcext:value-type="float">
            <text:p>196.6</text:p>
          </table:table-cell>
          <table:table-cell office:value-type="float" office:value="196.7" calcext:value-type="float">
            <text:p>196.7</text:p>
          </table:table-cell>
          <table:table-cell table:number-columns-repeated="2" office:value-type="float" office:value="196.9" calcext:value-type="float">
            <text:p>196.9</text:p>
          </table:table-cell>
          <table:table-cell office:value-type="float" office:value="195.6" calcext:value-type="float">
            <text:p>195.6</text:p>
          </table:table-cell>
          <table:table-cell office:value-type="float" office:value="195.3" calcext:value-type="float">
            <text:p>195.3</text:p>
          </table:table-cell>
          <table:table-cell office:value-type="float" office:value="199" calcext:value-type="float">
            <text:p>199</text:p>
          </table:table-cell>
          <table:table-cell table:formula="of:=([.J63]-[.A63])/[.A63]" office:value-type="percentage" office:value="0.0127226463104326" calcext:value-type="percentage">
            <text:p>1.27%</text:p>
          </table:table-cell>
          <table:table-cell table:formula="of:=([.J63]-[.B63])/[.B63]" office:value-type="percentage" office:value="0.01066531234129" calcext:value-type="percentage">
            <text:p>1.07%</text:p>
          </table:table-cell>
          <table:table-cell table:formula="of:=([.J63]-[.C63])/[.C63]" office:value-type="percentage" office:value="0.01066531234129" calcext:value-type="percentage">
            <text:p>1.07%</text:p>
          </table:table-cell>
          <table:table-cell table:formula="of:=([.J63]-[.D63])/[.D63]" office:value-type="percentage" office:value="0.012207527975585" calcext:value-type="percentage">
            <text:p>1.22%</text:p>
          </table:table-cell>
          <table:table-cell table:formula="of:=([.J63]-[.E63])/[.E63]" office:value-type="percentage" office:value="0.0116929334011185" calcext:value-type="percentage">
            <text:p>1.17%</text:p>
          </table:table-cell>
          <table:table-cell table:formula="of:=([.J63]-[.F63])/[.F63]" office:value-type="percentage" office:value="0.01066531234129" calcext:value-type="percentage">
            <text:p>1.07%</text:p>
          </table:table-cell>
          <table:table-cell table:formula="of:=([.J63]-[.G63])/[.G63]" office:value-type="percentage" office:value="0.01066531234129" calcext:value-type="percentage">
            <text:p>1.07%</text:p>
          </table:table-cell>
          <table:table-cell table:formula="of:=([.J63]-[.H63])/[.H63]" office:value-type="percentage" office:value="0.0173824130879346" calcext:value-type="percentage">
            <text:p>1.74%</text:p>
          </table:table-cell>
          <table:table-cell table:formula="of:=([.J63]-[.I63])/[.I63]" office:value-type="percentage" office:value="0.0189452124935995" calcext:value-type="percentage">
            <text:p>1.89%</text:p>
          </table:table-cell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205.7" calcext:value-type="float">
            <text:p>205.7</text:p>
          </table:table-cell>
          <table:table-cell office:value-type="float" office:value="205.8" calcext:value-type="float">
            <text:p>205.8</text:p>
          </table:table-cell>
          <table:table-cell office:value-type="float" office:value="205.9" calcext:value-type="float">
            <text:p>205.9</text:p>
          </table:table-cell>
          <table:table-cell office:value-type="float" office:value="206" calcext:value-type="float">
            <text:p>206</text:p>
          </table:table-cell>
          <table:table-cell office:value-type="float" office:value="206.1" calcext:value-type="float">
            <text:p>206.1</text:p>
          </table:table-cell>
          <table:table-cell office:value-type="float" office:value="205.2" calcext:value-type="float">
            <text:p>205.2</text:p>
          </table:table-cell>
          <table:table-cell office:value-type="float" office:value="204.8" calcext:value-type="float">
            <text:p>204.8</text:p>
          </table:table-cell>
          <table:table-cell office:value-type="float" office:value="203.1" calcext:value-type="float">
            <text:p>203.1</text:p>
          </table:table-cell>
          <table:table-cell office:value-type="float" office:value="208" calcext:value-type="float">
            <text:p>208</text:p>
          </table:table-cell>
          <table:table-cell table:formula="of:=([.J64]-[.A64])/[.A64]" office:value-type="percentage" office:value="0.0092188258127123" calcext:value-type="percentage">
            <text:p>0.92%</text:p>
          </table:table-cell>
          <table:table-cell table:formula="of:=([.J64]-[.B64])/[.B64]" office:value-type="percentage" office:value="0.0111813320369471" calcext:value-type="percentage">
            <text:p>1.12%</text:p>
          </table:table-cell>
          <table:table-cell table:formula="of:=([.J64]-[.C64])/[.C64]" office:value-type="percentage" office:value="0.010689990281827" calcext:value-type="percentage">
            <text:p>1.07%</text:p>
          </table:table-cell>
          <table:table-cell table:formula="of:=([.J64]-[.D64])/[.D64]" office:value-type="percentage" office:value="0.010199125789218" calcext:value-type="percentage">
            <text:p>1.02%</text:p>
          </table:table-cell>
          <table:table-cell table:formula="of:=([.J64]-[.E64])/[.E64]" office:value-type="percentage" office:value="0.00970873786407767" calcext:value-type="percentage">
            <text:p>0.97%</text:p>
          </table:table-cell>
          <table:table-cell table:formula="of:=([.J64]-[.F64])/[.F64]" office:value-type="percentage" office:value="0.0092188258127123" calcext:value-type="percentage">
            <text:p>0.92%</text:p>
          </table:table-cell>
          <table:table-cell table:formula="of:=([.J64]-[.G64])/[.G64]" office:value-type="percentage" office:value="0.01364522417154" calcext:value-type="percentage">
            <text:p>1.36%</text:p>
          </table:table-cell>
          <table:table-cell table:formula="of:=([.J64]-[.H64])/[.H64]" office:value-type="percentage" office:value="0.0156249999999999" calcext:value-type="percentage">
            <text:p>1.56%</text:p>
          </table:table-cell>
          <table:table-cell table:formula="of:=([.J64]-[.I64])/[.I64]" office:value-type="percentage" office:value="0.0241260462826194" calcext:value-type="percentage">
            <text:p>2.41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65]-[.A65])/[.A65]" office:value-type="percentage" office:value="0" calcext:value-type="percentage">
            <text:p>0.00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" calcext:value-type="percentage">
            <text:p>0.00%</text:p>
          </table:table-cell>
          <table:table-cell table:formula="of:=([.J65]-[.E65])/[.E65]" office:value-type="percentage" office:value="0" calcext:value-type="percentage">
            <text:p>0.00%</text:p>
          </table:table-cell>
          <table:table-cell table:formula="of:=([.J65]-[.F65])/[.F65]" office:value-type="percentage" office:value="0" calcext:value-type="percentage">
            <text:p>0.00%</text:p>
          </table:table-cell>
          <table:table-cell table:formula="of:=([.J65]-[.G65])/[.G65]" office:value-type="percentage" office:value="0" calcext:value-type="percentage">
            <text:p>0.00%</text:p>
          </table:table-cell>
          <table:table-cell table:formula="of:=([.J65]-[.H65])/[.H65]" office:value-type="percentage" office:value="0" calcext:value-type="percentage">
            <text:p>0.00%</text:p>
          </table:table-cell>
          <table:table-cell table:formula="of:=([.J65]-[.I65])/[.I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192.5" calcext:value-type="float">
            <text:p>192.5</text:p>
          </table:table-cell>
          <table:table-cell office:value-type="float" office:value="192.9" calcext:value-type="float">
            <text:p>192.9</text:p>
          </table:table-cell>
          <table:table-cell office:value-type="float" office:value="193.2" calcext:value-type="float">
            <text:p>193.2</text:p>
          </table:table-cell>
          <table:table-cell table:number-columns-repeated="2" office:value-type="float" office:value="192.5" calcext:value-type="float">
            <text:p>192.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3" calcext:value-type="float">
            <text:p>193.3</text:p>
          </table:table-cell>
          <table:table-cell office:value-type="float" office:value="192.7" calcext:value-type="float">
            <text:p>192.7</text:p>
          </table:table-cell>
          <table:table-cell office:value-type="float" office:value="195" calcext:value-type="float">
            <text:p>195</text:p>
          </table:table-cell>
          <table:table-cell table:formula="of:=([.J66]-[.A66])/[.A66]" office:value-type="percentage" office:value="0.0108864696734059" calcext:value-type="percentage">
            <text:p>1.09%</text:p>
          </table:table-cell>
          <table:table-cell table:formula="of:=([.J66]-[.B66])/[.B66]" office:value-type="percentage" office:value="0.012987012987013" calcext:value-type="percentage">
            <text:p>1.30%</text:p>
          </table:table-cell>
          <table:table-cell table:formula="of:=([.J66]-[.C66])/[.C66]" office:value-type="percentage" office:value="0.0108864696734059" calcext:value-type="percentage">
            <text:p>1.09%</text:p>
          </table:table-cell>
          <table:table-cell table:formula="of:=([.J66]-[.D66])/[.D66]" office:value-type="percentage" office:value="0.00931677018633546" calcext:value-type="percentage">
            <text:p>0.93%</text:p>
          </table:table-cell>
          <table:table-cell table:formula="of:=([.J66]-[.E66])/[.E66]" office:value-type="percentage" office:value="0.012987012987013" calcext:value-type="percentage">
            <text:p>1.30%</text:p>
          </table:table-cell>
          <table:table-cell table:formula="of:=([.J66]-[.F66])/[.F66]" office:value-type="percentage" office:value="0.012987012987013" calcext:value-type="percentage">
            <text:p>1.30%</text:p>
          </table:table-cell>
          <table:table-cell table:formula="of:=([.J66]-[.G66])/[.G66]" office:value-type="percentage" office:value="0.00567302733367712" calcext:value-type="percentage">
            <text:p>0.57%</text:p>
          </table:table-cell>
          <table:table-cell table:formula="of:=([.J66]-[.H66])/[.H66]" office:value-type="percentage" office:value="0.00879461976202788" calcext:value-type="percentage">
            <text:p>0.88%</text:p>
          </table:table-cell>
          <table:table-cell table:formula="of:=([.J66]-[.I66])/[.I66]" office:value-type="percentage" office:value="0.0119356512714064" calcext:value-type="percentage">
            <text:p>1.19%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3" calcext:value-type="float">
            <text:p>209.3</text:p>
          </table:table-cell>
          <table:table-cell table:number-columns-repeated="2" office:value-type="float" office:value="209.2" calcext:value-type="float">
            <text:p>209.2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2" calcext:value-type="float">
            <text:p>209.2</text:p>
          </table:table-cell>
          <table:table-cell office:value-type="float" office:value="208.6" calcext:value-type="float">
            <text:p>208.6</text:p>
          </table:table-cell>
          <table:table-cell office:value-type="float" office:value="207.9" calcext:value-type="float">
            <text:p>207.9</text:p>
          </table:table-cell>
          <table:table-cell office:value-type="float" office:value="214" calcext:value-type="float">
            <text:p>214</text:p>
          </table:table-cell>
          <table:table-cell table:formula="of:=([.J67]-[.A67])/[.A67]" office:value-type="percentage" office:value="0.0229445506692161" calcext:value-type="percentage">
            <text:p>2.29%</text:p>
          </table:table-cell>
          <table:table-cell table:formula="of:=([.J67]-[.B67])/[.B67]" office:value-type="percentage" office:value="0.0209923664122138" calcext:value-type="percentage">
            <text:p>2.10%</text:p>
          </table:table-cell>
          <table:table-cell table:formula="of:=([.J67]-[.C67])/[.C67]" office:value-type="percentage" office:value="0.0224558050645007" calcext:value-type="percentage">
            <text:p>2.25%</text:p>
          </table:table-cell>
          <table:table-cell table:formula="of:=([.J67]-[.D67])/[.D67]" office:value-type="percentage" office:value="0.0229445506692161" calcext:value-type="percentage">
            <text:p>2.29%</text:p>
          </table:table-cell>
          <table:table-cell table:formula="of:=([.J67]-[.E67])/[.E67]" office:value-type="percentage" office:value="0.0229445506692161" calcext:value-type="percentage">
            <text:p>2.29%</text:p>
          </table:table-cell>
          <table:table-cell table:formula="of:=([.J67]-[.F67])/[.F67]" office:value-type="percentage" office:value="0.0209923664122138" calcext:value-type="percentage">
            <text:p>2.10%</text:p>
          </table:table-cell>
          <table:table-cell table:formula="of:=([.J67]-[.G67])/[.G67]" office:value-type="percentage" office:value="0.0229445506692161" calcext:value-type="percentage">
            <text:p>2.29%</text:p>
          </table:table-cell>
          <table:table-cell table:formula="of:=([.J67]-[.H67])/[.H67]" office:value-type="percentage" office:value="0.0258868648130393" calcext:value-type="percentage">
            <text:p>2.59%</text:p>
          </table:table-cell>
          <table:table-cell table:formula="of:=([.J67]-[.I67])/[.I67]" office:value-type="percentage" office:value="0.0293410293410293" calcext:value-type="percentage">
            <text:p>2.93%</text:p>
          </table:table-cell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213.7" calcext:value-type="float">
            <text:p>213.7</text:p>
          </table:table-cell>
          <table:table-cell office:value-type="float" office:value="213.8" calcext:value-type="float">
            <text:p>213.8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4" calcext:value-type="float">
            <text:p>214.4</text:p>
          </table:table-cell>
          <table:table-cell office:value-type="float" office:value="213.9" calcext:value-type="float">
            <text:p>213.9</text:p>
          </table:table-cell>
          <table:table-cell office:value-type="float" office:value="214.1" calcext:value-type="float">
            <text:p>214.1</text:p>
          </table:table-cell>
          <table:table-cell office:value-type="float" office:value="213.3" calcext:value-type="float">
            <text:p>213.3</text:p>
          </table:table-cell>
          <table:table-cell office:value-type="float" office:value="211.8" calcext:value-type="float">
            <text:p>211.8</text:p>
          </table:table-cell>
          <table:table-cell office:value-type="float" office:value="217" calcext:value-type="float">
            <text:p>217</text:p>
          </table:table-cell>
          <table:table-cell table:formula="of:=([.J68]-[.A68])/[.A68]" office:value-type="percentage" office:value="0.0149672591206735" calcext:value-type="percentage">
            <text:p>1.50%</text:p>
          </table:table-cell>
          <table:table-cell table:formula="of:=([.J68]-[.B68])/[.B68]" office:value-type="percentage" office:value="0.0154422087037904" calcext:value-type="percentage">
            <text:p>1.54%</text:p>
          </table:table-cell>
          <table:table-cell table:formula="of:=([.J68]-[.C68])/[.C68]" office:value-type="percentage" office:value="0.0149672591206735" calcext:value-type="percentage">
            <text:p>1.50%</text:p>
          </table:table-cell>
          <table:table-cell table:formula="of:=([.J68]-[.D68])/[.D68]" office:value-type="percentage" office:value="0.0130718954248367" calcext:value-type="percentage">
            <text:p>1.31%</text:p>
          </table:table-cell>
          <table:table-cell table:formula="of:=([.J68]-[.E68])/[.E68]" office:value-type="percentage" office:value="0.0121268656716418" calcext:value-type="percentage">
            <text:p>1.21%</text:p>
          </table:table-cell>
          <table:table-cell table:formula="of:=([.J68]-[.F68])/[.F68]" office:value-type="percentage" office:value="0.0144927536231884" calcext:value-type="percentage">
            <text:p>1.45%</text:p>
          </table:table-cell>
          <table:table-cell table:formula="of:=([.J68]-[.G68])/[.G68]" office:value-type="percentage" office:value="0.0135450723960766" calcext:value-type="percentage">
            <text:p>1.35%</text:p>
          </table:table-cell>
          <table:table-cell table:formula="of:=([.J68]-[.H68])/[.H68]" office:value-type="percentage" office:value="0.017346460384435" calcext:value-type="percentage">
            <text:p>1.73%</text:p>
          </table:table-cell>
          <table:table-cell table:formula="of:=([.J68]-[.I68])/[.I68]" office:value-type="percentage" office:value="0.024551463644948" calcext:value-type="percentage">
            <text:p>2.46%</text:p>
          </table:table-cell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205.7" calcext:value-type="float">
            <text:p>205.7</text:p>
          </table:table-cell>
          <table:table-cell office:value-type="float" office:value="206.9" calcext:value-type="float">
            <text:p>206.9</text:p>
          </table:table-cell>
          <table:table-cell office:value-type="float" office:value="205.9" calcext:value-type="float">
            <text:p>205.9</text:p>
          </table:table-cell>
          <table:table-cell office:value-type="float" office:value="205.6" calcext:value-type="float">
            <text:p>205.6</text:p>
          </table:table-cell>
          <table:table-cell office:value-type="float" office:value="206" calcext:value-type="float">
            <text:p>206</text:p>
          </table:table-cell>
          <table:table-cell office:value-type="float" office:value="204.9" calcext:value-type="float">
            <text:p>204.9</text:p>
          </table:table-cell>
          <table:table-cell office:value-type="float" office:value="203.2" calcext:value-type="float">
            <text:p>203.2</text:p>
          </table:table-cell>
          <table:table-cell office:value-type="float" office:value="202.3" calcext:value-type="float">
            <text:p>202.3</text:p>
          </table:table-cell>
          <table:table-cell office:value-type="float" office:value="213" calcext:value-type="float">
            <text:p>213</text:p>
          </table:table-cell>
          <table:table-cell table:formula="of:=([.J69]-[.A69])/[.A69]" office:value-type="percentage" office:value="0.0359922178988327" calcext:value-type="percentage">
            <text:p>3.60%</text:p>
          </table:table-cell>
          <table:table-cell table:formula="of:=([.J69]-[.B69])/[.B69]" office:value-type="percentage" office:value="0.0354885755955275" calcext:value-type="percentage">
            <text:p>3.55%</text:p>
          </table:table-cell>
          <table:table-cell table:formula="of:=([.J69]-[.C69])/[.C69]" office:value-type="percentage" office:value="0.0294828419526341" calcext:value-type="percentage">
            <text:p>2.95%</text:p>
          </table:table-cell>
          <table:table-cell table:formula="of:=([.J69]-[.D69])/[.D69]" office:value-type="percentage" office:value="0.0344827586206896" calcext:value-type="percentage">
            <text:p>3.45%</text:p>
          </table:table-cell>
          <table:table-cell table:formula="of:=([.J69]-[.E69])/[.E69]" office:value-type="percentage" office:value="0.0359922178988327" calcext:value-type="percentage">
            <text:p>3.60%</text:p>
          </table:table-cell>
          <table:table-cell table:formula="of:=([.J69]-[.F69])/[.F69]" office:value-type="percentage" office:value="0.0339805825242718" calcext:value-type="percentage">
            <text:p>3.40%</text:p>
          </table:table-cell>
          <table:table-cell table:formula="of:=([.J69]-[.G69])/[.G69]" office:value-type="percentage" office:value="0.0395314787701317" calcext:value-type="percentage">
            <text:p>3.95%</text:p>
          </table:table-cell>
          <table:table-cell table:formula="of:=([.J69]-[.H69])/[.H69]" office:value-type="percentage" office:value="0.048228346456693" calcext:value-type="percentage">
            <text:p>4.82%</text:p>
          </table:table-cell>
          <table:table-cell table:formula="of:=([.J69]-[.I69])/[.I69]" office:value-type="percentage" office:value="0.0528917449332674" calcext:value-type="percentage">
            <text:p>5.29%</text:p>
          </table:table-cell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6" calcext:value-type="float">
            <text:p>207.6</text:p>
          </table:table-cell>
          <table:table-cell office:value-type="float" office:value="208" calcext:value-type="float">
            <text:p>208</text:p>
          </table:table-cell>
          <table:table-cell office:value-type="float" office:value="207.8" calcext:value-type="float">
            <text:p>207.8</text:p>
          </table:table-cell>
          <table:table-cell office:value-type="float" office:value="208.6" calcext:value-type="float">
            <text:p>208.6</text:p>
          </table:table-cell>
          <table:table-cell office:value-type="float" office:value="208.5" calcext:value-type="float">
            <text:p>208.5</text:p>
          </table:table-cell>
          <table:table-cell office:value-type="float" office:value="207.5" calcext:value-type="float">
            <text:p>207.5</text:p>
          </table:table-cell>
          <table:table-cell office:value-type="float" office:value="206.2" calcext:value-type="float">
            <text:p>206.2</text:p>
          </table:table-cell>
          <table:table-cell office:value-type="float" office:value="211" calcext:value-type="float">
            <text:p>211</text:p>
          </table:table-cell>
          <table:table-cell table:formula="of:=([.J70]-[.A70])/[.A70]" office:value-type="percentage" office:value="0.0178485287023637" calcext:value-type="percentage">
            <text:p>1.78%</text:p>
          </table:table-cell>
          <table:table-cell table:formula="of:=([.J70]-[.B70])/[.B70]" office:value-type="percentage" office:value="0.0149110149110149" calcext:value-type="percentage">
            <text:p>1.49%</text:p>
          </table:table-cell>
          <table:table-cell table:formula="of:=([.J70]-[.C70])/[.C70]" office:value-type="percentage" office:value="0.0163776493256262" calcext:value-type="percentage">
            <text:p>1.64%</text:p>
          </table:table-cell>
          <table:table-cell table:formula="of:=([.J70]-[.D70])/[.D70]" office:value-type="percentage" office:value="0.0144230769230769" calcext:value-type="percentage">
            <text:p>1.44%</text:p>
          </table:table-cell>
          <table:table-cell table:formula="of:=([.J70]-[.E70])/[.E70]" office:value-type="percentage" office:value="0.0153994225216554" calcext:value-type="percentage">
            <text:p>1.54%</text:p>
          </table:table-cell>
          <table:table-cell table:formula="of:=([.J70]-[.F70])/[.F70]" office:value-type="percentage" office:value="0.0115052732502397" calcext:value-type="percentage">
            <text:p>1.15%</text:p>
          </table:table-cell>
          <table:table-cell table:formula="of:=([.J70]-[.G70])/[.G70]" office:value-type="percentage" office:value="0.0119904076738609" calcext:value-type="percentage">
            <text:p>1.20%</text:p>
          </table:table-cell>
          <table:table-cell table:formula="of:=([.J70]-[.H70])/[.H70]" office:value-type="percentage" office:value="0.0168674698795181" calcext:value-type="percentage">
            <text:p>1.69%</text:p>
          </table:table-cell>
          <table:table-cell table:formula="of:=([.J70]-[.I70])/[.I70]" office:value-type="percentage" office:value="0.0232783705140641" calcext:value-type="percentage">
            <text:p>2.33%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12.9" calcext:value-type="float">
            <text:p>212.9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3" calcext:value-type="float">
            <text:p>213.3</text:p>
          </table:table-cell>
          <table:table-cell office:value-type="float" office:value="212.9" calcext:value-type="float">
            <text:p>212.9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11.4" calcext:value-type="float">
            <text:p>211.4</text:p>
          </table:table-cell>
          <table:table-cell office:value-type="float" office:value="211.3" calcext:value-type="float">
            <text:p>211.3</text:p>
          </table:table-cell>
          <table:table-cell office:value-type="float" office:value="215" calcext:value-type="float">
            <text:p>215</text:p>
          </table:table-cell>
          <table:table-cell table:formula="of:=([.J71]-[.A71])/[.A71]" office:value-type="percentage" office:value="0.0103383458646616" calcext:value-type="percentage">
            <text:p>1.03%</text:p>
          </table:table-cell>
          <table:table-cell table:formula="of:=([.J71]-[.B71])/[.B71]" office:value-type="percentage" office:value="0.00986378581493656" calcext:value-type="percentage">
            <text:p>0.99%</text:p>
          </table:table-cell>
          <table:table-cell table:formula="of:=([.J71]-[.C71])/[.C71]" office:value-type="percentage" office:value="0.0103383458646616" calcext:value-type="percentage">
            <text:p>1.03%</text:p>
          </table:table-cell>
          <table:table-cell table:formula="of:=([.J71]-[.D71])/[.D71]" office:value-type="percentage" office:value="0.00796999531176741" calcext:value-type="percentage">
            <text:p>0.80%</text:p>
          </table:table-cell>
          <table:table-cell table:formula="of:=([.J71]-[.E71])/[.E71]" office:value-type="percentage" office:value="0.00986378581493656" calcext:value-type="percentage">
            <text:p>0.99%</text:p>
          </table:table-cell>
          <table:table-cell table:formula="of:=([.J71]-[.F71])/[.F71]" office:value-type="percentage" office:value="0.00938967136150235" calcext:value-type="percentage">
            <text:p>0.94%</text:p>
          </table:table-cell>
          <table:table-cell table:formula="of:=([.J71]-[.G71])/[.G71]" office:value-type="percentage" office:value="0.00938967136150235" calcext:value-type="percentage">
            <text:p>0.94%</text:p>
          </table:table-cell>
          <table:table-cell table:formula="of:=([.J71]-[.H71])/[.H71]" office:value-type="percentage" office:value="0.0170293282876064" calcext:value-type="percentage">
            <text:p>1.70%</text:p>
          </table:table-cell>
          <table:table-cell table:formula="of:=([.J71]-[.I71])/[.I71]" office:value-type="percentage" office:value="0.0175106483672503" calcext:value-type="percentage">
            <text:p>1.75%</text:p>
          </table:table-cell>
        </table:table-row>
        <table:table-row table:style-name="ro1">
          <table:table-cell office:value-type="float" office:value="222.9" calcext:value-type="float">
            <text:p>222.9</text:p>
          </table:table-cell>
          <table:table-cell office:value-type="float" office:value="223" calcext:value-type="float">
            <text:p>223</text:p>
          </table:table-cell>
          <table:table-cell office:value-type="float" office:value="222.9" calcext:value-type="float">
            <text:p>222.9</text:p>
          </table:table-cell>
          <table:table-cell office:value-type="float" office:value="222.8" calcext:value-type="float">
            <text:p>222.8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2.9" calcext:value-type="float">
            <text:p>222.9</text:p>
          </table:table-cell>
          <table:table-cell office:value-type="float" office:value="222.4" calcext:value-type="float">
            <text:p>222.4</text:p>
          </table:table-cell>
          <table:table-cell office:value-type="float" office:value="222.6" calcext:value-type="float">
            <text:p>222.6</text:p>
          </table:table-cell>
          <table:table-cell office:value-type="float" office:value="223" calcext:value-type="float">
            <text:p>223</text:p>
          </table:table-cell>
          <table:table-cell table:formula="of:=([.J72]-[.A72])/[.A72]" office:value-type="percentage" office:value="0.000448631673396116" calcext:value-type="percentage">
            <text:p>0.04%</text:p>
          </table:table-cell>
          <table:table-cell table:formula="of:=([.J72]-[.B72])/[.B72]" office:value-type="percentage" office:value="0" calcext:value-type="percentage">
            <text:p>0.00%</text:p>
          </table:table-cell>
          <table:table-cell table:formula="of:=([.J72]-[.C72])/[.C72]" office:value-type="percentage" office:value="0.000448631673396116" calcext:value-type="percentage">
            <text:p>0.04%</text:p>
          </table:table-cell>
          <table:table-cell table:formula="of:=([.J72]-[.D72])/[.D72]" office:value-type="percentage" office:value="0.00089766606822257" calcext:value-type="percentage">
            <text:p>0.09%</text:p>
          </table:table-cell>
          <table:table-cell table:formula="of:=([.J72]-[.E72])/[.E72]" office:value-type="percentage" office:value="0" calcext:value-type="percentage">
            <text:p>0.00%</text:p>
          </table:table-cell>
          <table:table-cell table:formula="of:=([.J72]-[.F72])/[.F72]" office:value-type="percentage" office:value="0.000448631673396116" calcext:value-type="percentage">
            <text:p>0.04%</text:p>
          </table:table-cell>
          <table:table-cell table:formula="of:=([.J72]-[.G72])/[.G72]" office:value-type="percentage" office:value="0.000448631673396116" calcext:value-type="percentage">
            <text:p>0.04%</text:p>
          </table:table-cell>
          <table:table-cell table:formula="of:=([.J72]-[.H72])/[.H72]" office:value-type="percentage" office:value="0.00269784172661868" calcext:value-type="percentage">
            <text:p>0.27%</text:p>
          </table:table-cell>
          <table:table-cell table:formula="of:=([.J72]-[.I72])/[.I72]" office:value-type="percentage" office:value="0.00179694519317163" calcext:value-type="percentage">
            <text:p>0.18%</text:p>
          </table:table-cell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221.7" calcext:value-type="float">
            <text:p>221.7</text:p>
          </table:table-cell>
          <table:table-cell table:number-columns-repeated="2" office:value-type="float" office:value="221.6" calcext:value-type="float">
            <text:p>221.6</text:p>
          </table:table-cell>
          <table:table-cell table:number-columns-repeated="2" office:value-type="float" office:value="221.9" calcext:value-type="float">
            <text:p>221.9</text:p>
          </table:table-cell>
          <table:table-cell office:value-type="float" office:value="222.2" calcext:value-type="float">
            <text:p>222.2</text:p>
          </table:table-cell>
          <table:table-cell office:value-type="float" office:value="220.8" calcext:value-type="float">
            <text:p>220.8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table:formula="of:=([.J73]-[.A73])/[.A73]" office:value-type="percentage" office:value="0.00722673893405598" calcext:value-type="percentage">
            <text:p>0.72%</text:p>
          </table:table-cell>
          <table:table-cell table:formula="of:=([.J73]-[.B73])/[.B73]" office:value-type="percentage" office:value="0.00586377988272445" calcext:value-type="percentage">
            <text:p>0.59%</text:p>
          </table:table-cell>
          <table:table-cell table:formula="of:=([.J73]-[.C73])/[.C73]" office:value-type="percentage" office:value="0.00631768953068595" calcext:value-type="percentage">
            <text:p>0.63%</text:p>
          </table:table-cell>
          <table:table-cell table:formula="of:=([.J73]-[.D73])/[.D73]" office:value-type="percentage" office:value="0.00631768953068595" calcext:value-type="percentage">
            <text:p>0.63%</text:p>
          </table:table-cell>
          <table:table-cell table:formula="of:=([.J73]-[.E73])/[.E73]" office:value-type="percentage" office:value="0.00495718792248758" calcext:value-type="percentage">
            <text:p>0.50%</text:p>
          </table:table-cell>
          <table:table-cell table:formula="of:=([.J73]-[.F73])/[.F73]" office:value-type="percentage" office:value="0.00495718792248758" calcext:value-type="percentage">
            <text:p>0.50%</text:p>
          </table:table-cell>
          <table:table-cell table:formula="of:=([.J73]-[.G73])/[.G73]" office:value-type="percentage" office:value="0.00360036003600365" calcext:value-type="percentage">
            <text:p>0.36%</text:p>
          </table:table-cell>
          <table:table-cell table:formula="of:=([.J73]-[.H73])/[.H73]" office:value-type="percentage" office:value="0.00996376811594198" calcext:value-type="percentage">
            <text:p>1.00%</text:p>
          </table:table-cell>
          <table:table-cell table:formula="of:=([.J73]-[.I73])/[.I73]" office:value-type="percentage" office:value="0.0136363636363636" calcext:value-type="percentage">
            <text:p>1.36%</text:p>
          </table:table-cell>
        </table:table-row>
        <table:table-row table:style-name="ro1">
          <table:table-cell table:number-columns-repeated="10" office:value-type="float" office:value="225" calcext:value-type="float">
            <text:p>225</text:p>
          </table:table-cell>
          <table:table-cell table:formula="of:=([.J74]-[.A74])/[.A74]" office:value-type="percentage" office:value="0" calcext:value-type="percentage">
            <text:p>0.00%</text:p>
          </table:table-cell>
          <table:table-cell table:formula="of:=([.J74]-[.B74])/[.B74]" office:value-type="percentage" office:value="0" calcext:value-type="percentage">
            <text:p>0.00%</text:p>
          </table:table-cell>
          <table:table-cell table:formula="of:=([.J74]-[.C74])/[.C74]" office:value-type="percentage" office:value="0" calcext:value-type="percentage">
            <text:p>0.00%</text:p>
          </table:table-cell>
          <table:table-cell table:formula="of:=([.J74]-[.D74])/[.D74]" office:value-type="percentage" office:value="0" calcext:value-type="percentage">
            <text:p>0.00%</text:p>
          </table:table-cell>
          <table:table-cell table:formula="of:=([.J74]-[.E74])/[.E74]" office:value-type="percentage" office:value="0" calcext:value-type="percentage">
            <text:p>0.00%</text:p>
          </table:table-cell>
          <table:table-cell table:formula="of:=([.J74]-[.F74])/[.F74]" office:value-type="percentage" office:value="0" calcext:value-type="percentage">
            <text:p>0.00%</text:p>
          </table:table-cell>
          <table:table-cell table:formula="of:=([.J74]-[.G74])/[.G74]" office:value-type="percentage" office:value="0" calcext:value-type="percentage">
            <text:p>0.00%</text:p>
          </table:table-cell>
          <table:table-cell table:formula="of:=([.J74]-[.H74])/[.H74]" office:value-type="percentage" office:value="0" calcext:value-type="percentage">
            <text:p>0.00%</text:p>
          </table:table-cell>
          <table:table-cell table:formula="of:=([.J74]-[.I74])/[.I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75]-[.A75])/[.A75]" office:value-type="percentage" office:value="0" calcext:value-type="percentage">
            <text:p>0.00%</text:p>
          </table:table-cell>
          <table:table-cell table:formula="of:=([.J75]-[.B75])/[.B75]" office:value-type="percentage" office:value="0" calcext:value-type="percentage">
            <text:p>0.00%</text:p>
          </table:table-cell>
          <table:table-cell table:formula="of:=([.J75]-[.C75])/[.C75]" office:value-type="percentage" office:value="0" calcext:value-type="percentage">
            <text:p>0.00%</text:p>
          </table:table-cell>
          <table:table-cell table:formula="of:=([.J75]-[.D75])/[.D75]" office:value-type="percentage" office:value="0" calcext:value-type="percentage">
            <text:p>0.00%</text:p>
          </table:table-cell>
          <table:table-cell table:formula="of:=([.J75]-[.E75])/[.E75]" office:value-type="percentage" office:value="0" calcext:value-type="percentage">
            <text:p>0.00%</text:p>
          </table:table-cell>
          <table:table-cell table:formula="of:=([.J75]-[.F75])/[.F75]" office:value-type="percentage" office:value="0" calcext:value-type="percentage">
            <text:p>0.00%</text:p>
          </table:table-cell>
          <table:table-cell table:formula="of:=([.J75]-[.G75])/[.G75]" office:value-type="percentage" office:value="0" calcext:value-type="percentage">
            <text:p>0.00%</text:p>
          </table:table-cell>
          <table:table-cell table:formula="of:=([.J75]-[.H75])/[.H75]" office:value-type="percentage" office:value="0" calcext:value-type="percentage">
            <text:p>0.00%</text:p>
          </table:table-cell>
          <table:table-cell table:formula="of:=([.J75]-[.I75])/[.I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float" office:value="225.9" calcext:value-type="float">
            <text:p>225.9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" office:value-type="float" office:value="225.8" calcext:value-type="float">
            <text:p>225.8</text:p>
          </table:table-cell>
          <table:table-cell office:value-type="float" office:value="226" calcext:value-type="float">
            <text:p>226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" calcext:value-type="percentage">
            <text:p>0.00%</text:p>
          </table:table-cell>
          <table:table-cell table:formula="of:=([.J76]-[.C76])/[.C76]" office:value-type="percentage" office:value="0.000442673749446633" calcext:value-type="percentage">
            <text:p>0.04%</text:p>
          </table:table-cell>
          <table:table-cell table:formula="of:=([.J76]-[.D76])/[.D76]" office:value-type="percentage" office:value="0" calcext:value-type="percentage">
            <text:p>0.00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.000885739592559737" calcext:value-type="percentage">
            <text:p>0.09%</text:p>
          </table:table-cell>
          <table:table-cell table:formula="of:=([.J76]-[.I76])/[.I76]" office:value-type="percentage" office:value="0.000885739592559737" calcext:value-type="percentage">
            <text:p>0.09%</text:p>
          </table:table-cell>
        </table:table-row>
        <table:table-row table:style-name="ro1">
          <table:table-cell office:value-type="float" office:value="215.3" calcext:value-type="float">
            <text:p>215.3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3" calcext:value-type="float">
            <text:p>216.3</text:p>
          </table:table-cell>
          <table:table-cell office:value-type="float" office:value="215.3" calcext:value-type="float">
            <text:p>215.3</text:p>
          </table:table-cell>
          <table:table-cell office:value-type="float" office:value="216" calcext:value-type="float">
            <text:p>216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3" calcext:value-type="float">
            <text:p>216.3</text:p>
          </table:table-cell>
          <table:table-cell office:value-type="float" office:value="216" calcext:value-type="float">
            <text:p>216</text:p>
          </table:table-cell>
          <table:table-cell office:value-type="float" office:value="213.5" calcext:value-type="float">
            <text:p>213.5</text:p>
          </table:table-cell>
          <table:table-cell office:value-type="float" office:value="222" calcext:value-type="float">
            <text:p>222</text:p>
          </table:table-cell>
          <table:table-cell table:formula="of:=([.J77]-[.A77])/[.A77]" office:value-type="percentage" office:value="0.0311193683232698" calcext:value-type="percentage">
            <text:p>3.11%</text:p>
          </table:table-cell>
          <table:table-cell table:formula="of:=([.J77]-[.B77])/[.B77]" office:value-type="percentage" office:value="0.0287303058387395" calcext:value-type="percentage">
            <text:p>2.87%</text:p>
          </table:table-cell>
          <table:table-cell table:formula="of:=([.J77]-[.C77])/[.C77]" office:value-type="percentage" office:value="0.0263522884882108" calcext:value-type="percentage">
            <text:p>2.64%</text:p>
          </table:table-cell>
          <table:table-cell table:formula="of:=([.J77]-[.D77])/[.D77]" office:value-type="percentage" office:value="0.0311193683232698" calcext:value-type="percentage">
            <text:p>3.11%</text:p>
          </table:table-cell>
          <table:table-cell table:formula="of:=([.J77]-[.E77])/[.E77]" office:value-type="percentage" office:value="0.0277777777777778" calcext:value-type="percentage">
            <text:p>2.78%</text:p>
          </table:table-cell>
          <table:table-cell table:formula="of:=([.J77]-[.F77])/[.F77]" office:value-type="percentage" office:value="0.0287303058387395" calcext:value-type="percentage">
            <text:p>2.87%</text:p>
          </table:table-cell>
          <table:table-cell table:formula="of:=([.J77]-[.G77])/[.G77]" office:value-type="percentage" office:value="0.0263522884882108" calcext:value-type="percentage">
            <text:p>2.64%</text:p>
          </table:table-cell>
          <table:table-cell table:formula="of:=([.J77]-[.H77])/[.H77]" office:value-type="percentage" office:value="0.0277777777777778" calcext:value-type="percentage">
            <text:p>2.78%</text:p>
          </table:table-cell>
          <table:table-cell table:formula="of:=([.J77]-[.I77])/[.I77]" office:value-type="percentage" office:value="0.0398126463700234" calcext:value-type="percentage">
            <text:p>3.98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8]-[.A78])/[.A78]" office:value-type="percentage" office:value="0" calcext:value-type="percentage">
            <text:p>0.00%</text:p>
          </table:table-cell>
          <table:table-cell table:formula="of:=([.J78]-[.B78])/[.B78]" office:value-type="percentage" office:value="0" calcext:value-type="percentage">
            <text:p>0.00%</text:p>
          </table:table-cell>
          <table:table-cell table:formula="of:=([.J78]-[.C78])/[.C78]" office:value-type="percentage" office:value="0" calcext:value-type="percentage">
            <text:p>0.00%</text:p>
          </table:table-cell>
          <table:table-cell table:formula="of:=([.J78]-[.D78])/[.D78]" office:value-type="percentage" office:value="0" calcext:value-type="percentage">
            <text:p>0.00%</text:p>
          </table:table-cell>
          <table:table-cell table:formula="of:=([.J78]-[.E78])/[.E78]" office:value-type="percentage" office:value="0" calcext:value-type="percentage">
            <text:p>0.00%</text:p>
          </table:table-cell>
          <table:table-cell table:formula="of:=([.J78]-[.F78])/[.F78]" office:value-type="percentage" office:value="0" calcext:value-type="percentage">
            <text:p>0.00%</text:p>
          </table:table-cell>
          <table:table-cell table:formula="of:=([.J78]-[.G78])/[.G78]" office:value-type="percentage" office:value="0" calcext:value-type="percentage">
            <text:p>0.00%</text:p>
          </table:table-cell>
          <table:table-cell table:formula="of:=([.J78]-[.H78])/[.H78]" office:value-type="percentage" office:value="0" calcext:value-type="percentage">
            <text:p>0.00%</text:p>
          </table:table-cell>
          <table:table-cell table:formula="of:=([.J78]-[.I78])/[.I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.1" calcext:value-type="float">
            <text:p>242.1</text:p>
          </table:table-cell>
          <table:table-cell office:value-type="float" office:value="242.2" calcext:value-type="float">
            <text:p>242.2</text:p>
          </table:table-cell>
          <table:table-cell office:value-type="float" office:value="242.4" calcext:value-type="float">
            <text:p>242.4</text:p>
          </table:table-cell>
          <table:table-cell office:value-type="float" office:value="242" calcext:value-type="float">
            <text:p>242</text:p>
          </table:table-cell>
          <table:table-cell office:value-type="float" office:value="242.2" calcext:value-type="float">
            <text:p>242.2</text:p>
          </table:table-cell>
          <table:table-cell office:value-type="float" office:value="243.2" calcext:value-type="float">
            <text:p>243.2</text:p>
          </table:table-cell>
          <table:table-cell office:value-type="float" office:value="242.8" calcext:value-type="float">
            <text:p>242.8</text:p>
          </table:table-cell>
          <table:table-cell office:value-type="float" office:value="241.5" calcext:value-type="float">
            <text:p>241.5</text:p>
          </table:table-cell>
          <table:table-cell office:value-type="float" office:value="240.5" calcext:value-type="float">
            <text:p>240.5</text:p>
          </table:table-cell>
          <table:table-cell office:value-type="float" office:value="246" calcext:value-type="float">
            <text:p>246</text:p>
          </table:table-cell>
          <table:table-cell table:formula="of:=([.J79]-[.A79])/[.A79]" office:value-type="percentage" office:value="0.0161090458488228" calcext:value-type="percentage">
            <text:p>1.61%</text:p>
          </table:table-cell>
          <table:table-cell table:formula="of:=([.J79]-[.B79])/[.B79]" office:value-type="percentage" office:value="0.0156895127993394" calcext:value-type="percentage">
            <text:p>1.57%</text:p>
          </table:table-cell>
          <table:table-cell table:formula="of:=([.J79]-[.C79])/[.C79]" office:value-type="percentage" office:value="0.0148514851485148" calcext:value-type="percentage">
            <text:p>1.49%</text:p>
          </table:table-cell>
          <table:table-cell table:formula="of:=([.J79]-[.D79])/[.D79]" office:value-type="percentage" office:value="0.0165289256198347" calcext:value-type="percentage">
            <text:p>1.65%</text:p>
          </table:table-cell>
          <table:table-cell table:formula="of:=([.J79]-[.E79])/[.E79]" office:value-type="percentage" office:value="0.0156895127993394" calcext:value-type="percentage">
            <text:p>1.57%</text:p>
          </table:table-cell>
          <table:table-cell table:formula="of:=([.J79]-[.F79])/[.F79]" office:value-type="percentage" office:value="0.0115131578947369" calcext:value-type="percentage">
            <text:p>1.15%</text:p>
          </table:table-cell>
          <table:table-cell table:formula="of:=([.J79]-[.G79])/[.G79]" office:value-type="percentage" office:value="0.0131795716639209" calcext:value-type="percentage">
            <text:p>1.32%</text:p>
          </table:table-cell>
          <table:table-cell table:formula="of:=([.J79]-[.H79])/[.H79]" office:value-type="percentage" office:value="0.0186335403726708" calcext:value-type="percentage">
            <text:p>1.86%</text:p>
          </table:table-cell>
          <table:table-cell table:formula="of:=([.J79]-[.I79])/[.I79]" office:value-type="percentage" office:value="0.0228690228690229" calcext:value-type="percentage">
            <text:p>2.29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.7" calcext:value-type="float">
            <text:p>247.7</text:p>
          </table:table-cell>
          <table:table-cell office:value-type="float" office:value="248.3" calcext:value-type="float">
            <text:p>248.3</text:p>
          </table:table-cell>
          <table:table-cell office:value-type="float" office:value="248.6" calcext:value-type="float">
            <text:p>248.6</text:p>
          </table:table-cell>
          <table:table-cell office:value-type="float" office:value="248.3" calcext:value-type="float">
            <text:p>248.3</text:p>
          </table:table-cell>
          <table:table-cell office:value-type="float" office:value="248.7" calcext:value-type="float">
            <text:p>248.7</text:p>
          </table:table-cell>
          <table:table-cell office:value-type="float" office:value="248.9" calcext:value-type="float">
            <text:p>248.9</text:p>
          </table:table-cell>
          <table:table-cell office:value-type="float" office:value="248" calcext:value-type="float">
            <text:p>248</text:p>
          </table:table-cell>
          <table:table-cell office:value-type="float" office:value="248.2" calcext:value-type="float">
            <text:p>248.2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table:formula="of:=([.J81]-[.A81])/[.A81]" office:value-type="percentage" office:value="0.00928542591844978" calcext:value-type="percentage">
            <text:p>0.93%</text:p>
          </table:table-cell>
          <table:table-cell table:formula="of:=([.J81]-[.B81])/[.B81]" office:value-type="percentage" office:value="0.00684655658477643" calcext:value-type="percentage">
            <text:p>0.68%</text:p>
          </table:table-cell>
          <table:table-cell table:formula="of:=([.J81]-[.C81])/[.C81]" office:value-type="percentage" office:value="0.00563153660498795" calcext:value-type="percentage">
            <text:p>0.56%</text:p>
          </table:table-cell>
          <table:table-cell table:formula="of:=([.J81]-[.D81])/[.D81]" office:value-type="percentage" office:value="0.00684655658477643" calcext:value-type="percentage">
            <text:p>0.68%</text:p>
          </table:table-cell>
          <table:table-cell table:formula="of:=([.J81]-[.E81])/[.E81]" office:value-type="percentage" office:value="0.00522718134298356" calcext:value-type="percentage">
            <text:p>0.52%</text:p>
          </table:table-cell>
          <table:table-cell table:formula="of:=([.J81]-[.F81])/[.F81]" office:value-type="percentage" office:value="0.00441944556046603" calcext:value-type="percentage">
            <text:p>0.44%</text:p>
          </table:table-cell>
          <table:table-cell table:formula="of:=([.J81]-[.G81])/[.G81]" office:value-type="percentage" office:value="0.00806451612903226" calcext:value-type="percentage">
            <text:p>0.81%</text:p>
          </table:table-cell>
          <table:table-cell table:formula="of:=([.J81]-[.H81])/[.H81]" office:value-type="percentage" office:value="0.00725221595487515" calcext:value-type="percentage">
            <text:p>0.73%</text:p>
          </table:table-cell>
          <table:table-cell table:formula="of:=([.J81]-[.I81])/[.I81]" office:value-type="percentage" office:value="0.0121457489878543" calcext:value-type="percentage">
            <text:p>1.21%</text:p>
          </table:table-cell>
        </table:table-row>
        <table:table-row table:style-name="ro1">
          <table:table-cell office:value-type="float" office:value="255.7" calcext:value-type="float">
            <text:p>255.7</text:p>
          </table:table-cell>
          <table:table-cell office:value-type="float" office:value="256.6" calcext:value-type="float">
            <text:p>256.6</text:p>
          </table:table-cell>
          <table:table-cell table:number-columns-repeated="2" office:value-type="float" office:value="256.8" calcext:value-type="float">
            <text:p>256.8</text:p>
          </table:table-cell>
          <table:table-cell office:value-type="float" office:value="256.9" calcext:value-type="float">
            <text:p>256.9</text:p>
          </table:table-cell>
          <table:table-cell office:value-type="float" office:value="257.6" calcext:value-type="float">
            <text:p>257.6</text:p>
          </table:table-cell>
          <table:table-cell office:value-type="float" office:value="257.4" calcext:value-type="float">
            <text:p>257.4</text:p>
          </table:table-cell>
          <table:table-cell office:value-type="float" office:value="255.9" calcext:value-type="float">
            <text:p>255.9</text:p>
          </table:table-cell>
          <table:table-cell office:value-type="float" office:value="254.8" calcext:value-type="float">
            <text:p>254.8</text:p>
          </table:table-cell>
          <table:table-cell office:value-type="float" office:value="261" calcext:value-type="float">
            <text:p>261</text:p>
          </table:table-cell>
          <table:table-cell table:formula="of:=([.J82]-[.A82])/[.A82]" office:value-type="percentage" office:value="0.0207274149393821" calcext:value-type="percentage">
            <text:p>2.07%</text:p>
          </table:table-cell>
          <table:table-cell table:formula="of:=([.J82]-[.B82])/[.B82]" office:value-type="percentage" office:value="0.0171473109898674" calcext:value-type="percentage">
            <text:p>1.71%</text:p>
          </table:table-cell>
          <table:table-cell table:formula="of:=([.J82]-[.C82])/[.C82]" office:value-type="percentage" office:value="0.0163551401869158" calcext:value-type="percentage">
            <text:p>1.64%</text:p>
          </table:table-cell>
          <table:table-cell table:formula="of:=([.J82]-[.D82])/[.D82]" office:value-type="percentage" office:value="0.0163551401869158" calcext:value-type="percentage">
            <text:p>1.64%</text:p>
          </table:table-cell>
          <table:table-cell table:formula="of:=([.J82]-[.E82])/[.E82]" office:value-type="percentage" office:value="0.0159595173219152" calcext:value-type="percentage">
            <text:p>1.60%</text:p>
          </table:table-cell>
          <table:table-cell table:formula="of:=([.J82]-[.F82])/[.F82]" office:value-type="percentage" office:value="0.0131987577639751" calcext:value-type="percentage">
            <text:p>1.32%</text:p>
          </table:table-cell>
          <table:table-cell table:formula="of:=([.J82]-[.G82])/[.G82]" office:value-type="percentage" office:value="0.0139860139860141" calcext:value-type="percentage">
            <text:p>1.40%</text:p>
          </table:table-cell>
          <table:table-cell table:formula="of:=([.J82]-[.H82])/[.H82]" office:value-type="percentage" office:value="0.0199296600234466" calcext:value-type="percentage">
            <text:p>1.99%</text:p>
          </table:table-cell>
          <table:table-cell table:formula="of:=([.J82]-[.I82])/[.I82]" office:value-type="percentage" office:value="0.0243328100470957" calcext:value-type="percentage">
            <text:p>2.43%</text:p>
          </table:table-cell>
        </table:table-row>
        <table:table-row table:style-name="ro1">
          <table:table-cell office:value-type="float" office:value="277.8" calcext:value-type="float">
            <text:p>277.8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.9" calcext:value-type="float">
            <text:p>277.9</text:p>
          </table:table-cell>
          <table:table-cell table:number-columns-repeated="4" office:value-type="float" office:value="278" calcext:value-type="float">
            <text:p>278</text:p>
          </table:table-cell>
          <table:table-cell office:value-type="float" office:value="277.9" calcext:value-type="float">
            <text:p>277.9</text:p>
          </table:table-cell>
          <table:table-cell office:value-type="float" office:value="278" calcext:value-type="float">
            <text:p>278</text:p>
          </table:table-cell>
          <table:table-cell table:formula="of:=([.J83]-[.A83])/[.A83]" office:value-type="percentage" office:value="0.00071994240460759" calcext:value-type="percentage">
            <text:p>0.07%</text:p>
          </table:table-cell>
          <table:table-cell table:formula="of:=([.J83]-[.B83])/[.B83]" office:value-type="percentage" office:value="0" calcext:value-type="percentage">
            <text:p>0.00%</text:p>
          </table:table-cell>
          <table:table-cell table:formula="of:=([.J83]-[.C83])/[.C83]" office:value-type="percentage" office:value="0" calcext:value-type="percentage">
            <text:p>0.00%</text:p>
          </table:table-cell>
          <table:table-cell table:formula="of:=([.J83]-[.D83])/[.D83]" office:value-type="percentage" office:value="0.000359841669665429" calcext:value-type="percentage">
            <text:p>0.04%</text:p>
          </table:table-cell>
          <table:table-cell table:formula="of:=([.J83]-[.E83])/[.E83]" office:value-type="percentage" office:value="0" calcext:value-type="percentage">
            <text:p>0.00%</text:p>
          </table:table-cell>
          <table:table-cell table:formula="of:=([.J83]-[.F83])/[.F83]" office:value-type="percentage" office:value="0" calcext:value-type="percentage">
            <text:p>0.00%</text:p>
          </table:table-cell>
          <table:table-cell table:formula="of:=([.J83]-[.G83])/[.G83]" office:value-type="percentage" office:value="0" calcext:value-type="percentage">
            <text:p>0.00%</text:p>
          </table:table-cell>
          <table:table-cell table:formula="of:=([.J83]-[.H83])/[.H83]" office:value-type="percentage" office:value="0" calcext:value-type="percentage">
            <text:p>0.00%</text:p>
          </table:table-cell>
          <table:table-cell table:formula="of:=([.J83]-[.I83])/[.I83]" office:value-type="percentage" office:value="0.000359841669665429" calcext:value-type="percentage">
            <text:p>0.04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84]-[.A84])/[.A84]" office:value-type="percentage" office:value="0" calcext:value-type="percentage">
            <text:p>0.00%</text:p>
          </table:table-cell>
          <table:table-cell table:formula="of:=([.J84]-[.B84])/[.B84]" office:value-type="percentage" office:value="0" calcext:value-type="percentage">
            <text:p>0.00%</text:p>
          </table:table-cell>
          <table:table-cell table:formula="of:=([.J84]-[.C84])/[.C84]" office:value-type="percentage" office:value="0" calcext:value-type="percentage">
            <text:p>0.00%</text:p>
          </table:table-cell>
          <table:table-cell table:formula="of:=([.J84]-[.D84])/[.D84]" office:value-type="percentage" office:value="0" calcext:value-type="percentage">
            <text:p>0.00%</text:p>
          </table:table-cell>
          <table:table-cell table:formula="of:=([.J84]-[.E84])/[.E84]" office:value-type="percentage" office:value="0" calcext:value-type="percentage">
            <text:p>0.00%</text:p>
          </table:table-cell>
          <table:table-cell table:formula="of:=([.J84]-[.F84])/[.F84]" office:value-type="percentage" office:value="0" calcext:value-type="percentage">
            <text:p>0.00%</text:p>
          </table:table-cell>
          <table:table-cell table:formula="of:=([.J84]-[.G84])/[.G84]" office:value-type="percentage" office:value="0" calcext:value-type="percentage">
            <text:p>0.00%</text:p>
          </table:table-cell>
          <table:table-cell table:formula="of:=([.J84]-[.H84])/[.H84]" office:value-type="percentage" office:value="0" calcext:value-type="percentage">
            <text:p>0.00%</text:p>
          </table:table-cell>
          <table:table-cell table:formula="of:=([.J84]-[.I84])/[.I8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.7" calcext:value-type="float">
            <text:p>287.7</text:p>
          </table:table-cell>
          <table:table-cell office:value-type="float" office:value="287.4" calcext:value-type="float">
            <text:p>287.4</text:p>
          </table:table-cell>
          <table:table-cell office:value-type="float" office:value="287.7" calcext:value-type="float">
            <text:p>287.7</text:p>
          </table:table-cell>
          <table:table-cell office:value-type="float" office:value="288.4" calcext:value-type="float">
            <text:p>288.4</text:p>
          </table:table-cell>
          <table:table-cell office:value-type="float" office:value="287.7" calcext:value-type="float">
            <text:p>287.7</text:p>
          </table:table-cell>
          <table:table-cell office:value-type="float" office:value="288.2" calcext:value-type="float">
            <text:p>288.2</text:p>
          </table:table-cell>
          <table:table-cell office:value-type="float" office:value="288" calcext:value-type="float">
            <text:p>288</text:p>
          </table:table-cell>
          <table:table-cell office:value-type="float" office:value="287.6" calcext:value-type="float">
            <text:p>287.6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formula="of:=([.J85]-[.A85])/[.A85]" office:value-type="percentage" office:value="0.0114702815432743" calcext:value-type="percentage">
            <text:p>1.15%</text:p>
          </table:table-cell>
          <table:table-cell table:formula="of:=([.J85]-[.B85])/[.B85]" office:value-type="percentage" office:value="0.012526096033403" calcext:value-type="percentage">
            <text:p>1.25%</text:p>
          </table:table-cell>
          <table:table-cell table:formula="of:=([.J85]-[.C85])/[.C85]" office:value-type="percentage" office:value="0.0114702815432743" calcext:value-type="percentage">
            <text:p>1.15%</text:p>
          </table:table-cell>
          <table:table-cell table:formula="of:=([.J85]-[.D85])/[.D85]" office:value-type="percentage" office:value="0.0090152565880722" calcext:value-type="percentage">
            <text:p>0.90%</text:p>
          </table:table-cell>
          <table:table-cell table:formula="of:=([.J85]-[.E85])/[.E85]" office:value-type="percentage" office:value="0.0114702815432743" calcext:value-type="percentage">
            <text:p>1.15%</text:p>
          </table:table-cell>
          <table:table-cell table:formula="of:=([.J85]-[.F85])/[.F85]" office:value-type="percentage" office:value="0.00971547536433036" calcext:value-type="percentage">
            <text:p>0.97%</text:p>
          </table:table-cell>
          <table:table-cell table:formula="of:=([.J85]-[.G85])/[.G85]" office:value-type="percentage" office:value="0.0104166666666667" calcext:value-type="percentage">
            <text:p>1.04%</text:p>
          </table:table-cell>
          <table:table-cell table:formula="of:=([.J85]-[.H85])/[.H85]" office:value-type="percentage" office:value="0.0118219749652294" calcext:value-type="percentage">
            <text:p>1.18%</text:p>
          </table:table-cell>
          <table:table-cell table:formula="of:=([.J85]-[.I85])/[.I85]" office:value-type="percentage" office:value="0.0210526315789474" calcext:value-type="percentage">
            <text:p>2.11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86]-[.A86])/[.A86]" office:value-type="percentage" office:value="0" calcext:value-type="percentage">
            <text:p>0.00%</text:p>
          </table:table-cell>
          <table:table-cell table:formula="of:=([.J86]-[.B86])/[.B86]" office:value-type="percentage" office:value="0" calcext:value-type="percentage">
            <text:p>0.00%</text:p>
          </table:table-cell>
          <table:table-cell table:formula="of:=([.J86]-[.C86])/[.C86]" office:value-type="percentage" office:value="0" calcext:value-type="percentage">
            <text:p>0.00%</text:p>
          </table:table-cell>
          <table:table-cell table:formula="of:=([.J86]-[.D86])/[.D86]" office:value-type="percentage" office:value="0" calcext:value-type="percentage">
            <text:p>0.00%</text:p>
          </table:table-cell>
          <table:table-cell table:formula="of:=([.J86]-[.E86])/[.E86]" office:value-type="percentage" office:value="0" calcext:value-type="percentage">
            <text:p>0.00%</text:p>
          </table:table-cell>
          <table:table-cell table:formula="of:=([.J86]-[.F86])/[.F86]" office:value-type="percentage" office:value="0" calcext:value-type="percentage">
            <text:p>0.00%</text:p>
          </table:table-cell>
          <table:table-cell table:formula="of:=([.J86]-[.G86])/[.G86]" office:value-type="percentage" office:value="0" calcext:value-type="percentage">
            <text:p>0.00%</text:p>
          </table:table-cell>
          <table:table-cell table:formula="of:=([.J86]-[.H86])/[.H86]" office:value-type="percentage" office:value="0" calcext:value-type="percentage">
            <text:p>0.00%</text:p>
          </table:table-cell>
          <table:table-cell table:formula="of:=([.J86]-[.I86])/[.I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7]-[.A87])/[.A87]" office:value-type="percentage" office:value="0" calcext:value-type="percentage">
            <text:p>0.00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" calcext:value-type="percentage">
            <text:p>0.00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280.6" calcext:value-type="float">
            <text:p>280.6</text:p>
          </table:table-cell>
          <table:table-cell office:value-type="float" office:value="280.7" calcext:value-type="float">
            <text:p>280.7</text:p>
          </table:table-cell>
          <table:table-cell office:value-type="float" office:value="280.5" calcext:value-type="float">
            <text:p>280.5</text:p>
          </table:table-cell>
          <table:table-cell office:value-type="float" office:value="280.9" calcext:value-type="float">
            <text:p>280.9</text:p>
          </table:table-cell>
          <table:table-cell office:value-type="float" office:value="281" calcext:value-type="float">
            <text:p>281</text:p>
          </table:table-cell>
          <table:table-cell office:value-type="float" office:value="281.5" calcext:value-type="float">
            <text:p>281.5</text:p>
          </table:table-cell>
          <table:table-cell office:value-type="float" office:value="280.9" calcext:value-type="float">
            <text:p>280.9</text:p>
          </table:table-cell>
          <table:table-cell office:value-type="float" office:value="279.4" calcext:value-type="float">
            <text:p>279.4</text:p>
          </table:table-cell>
          <table:table-cell office:value-type="float" office:value="284" calcext:value-type="float">
            <text:p>284</text:p>
          </table:table-cell>
          <table:table-cell table:formula="of:=([.J88]-[.A88])/[.A88]" office:value-type="percentage" office:value="0.0121168923734853" calcext:value-type="percentage">
            <text:p>1.21%</text:p>
          </table:table-cell>
          <table:table-cell table:formula="of:=([.J88]-[.B88])/[.B88]" office:value-type="percentage" office:value="0.0121168923734853" calcext:value-type="percentage">
            <text:p>1.21%</text:p>
          </table:table-cell>
          <table:table-cell table:formula="of:=([.J88]-[.C88])/[.C88]" office:value-type="percentage" office:value="0.0117563234770218" calcext:value-type="percentage">
            <text:p>1.18%</text:p>
          </table:table-cell>
          <table:table-cell table:formula="of:=([.J88]-[.D88])/[.D88]" office:value-type="percentage" office:value="0.0124777183600713" calcext:value-type="percentage">
            <text:p>1.25%</text:p>
          </table:table-cell>
          <table:table-cell table:formula="of:=([.J88]-[.E88])/[.E88]" office:value-type="percentage" office:value="0.0110359558561767" calcext:value-type="percentage">
            <text:p>1.10%</text:p>
          </table:table-cell>
          <table:table-cell table:formula="of:=([.J88]-[.F88])/[.F88]" office:value-type="percentage" office:value="0.0106761565836299" calcext:value-type="percentage">
            <text:p>1.07%</text:p>
          </table:table-cell>
          <table:table-cell table:formula="of:=([.J88]-[.G88])/[.G88]" office:value-type="percentage" office:value="0.0088809946714032" calcext:value-type="percentage">
            <text:p>0.89%</text:p>
          </table:table-cell>
          <table:table-cell table:formula="of:=([.J88]-[.H88])/[.H88]" office:value-type="percentage" office:value="0.0110359558561767" calcext:value-type="percentage">
            <text:p>1.10%</text:p>
          </table:table-cell>
          <table:table-cell table:formula="of:=([.J88]-[.I88])/[.I88]" office:value-type="percentage" office:value="0.0164638511095205" calcext:value-type="percentage">
            <text:p>1.65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.2" calcext:value-type="float">
            <text:p>293.2</text:p>
          </table:table-cell>
          <table:table-cell office:value-type="float" office:value="294.1" calcext:value-type="float">
            <text:p>294.1</text:p>
          </table:table-cell>
          <table:table-cell office:value-type="float" office:value="293.3" calcext:value-type="float">
            <text:p>293.3</text:p>
          </table:table-cell>
          <table:table-cell office:value-type="float" office:value="294" calcext:value-type="float">
            <text:p>294</text:p>
          </table:table-cell>
          <table:table-cell office:value-type="float" office:value="293.9" calcext:value-type="float">
            <text:p>293.9</text:p>
          </table:table-cell>
          <table:table-cell office:value-type="float" office:value="294.3" calcext:value-type="float">
            <text:p>294.3</text:p>
          </table:table-cell>
          <table:table-cell office:value-type="float" office:value="292.9" calcext:value-type="float">
            <text:p>292.9</text:p>
          </table:table-cell>
          <table:table-cell office:value-type="float" office:value="292.4" calcext:value-type="float">
            <text:p>292.4</text:p>
          </table:table-cell>
          <table:table-cell office:value-type="float" office:value="302" calcext:value-type="float">
            <text:p>302</text:p>
          </table:table-cell>
          <table:table-cell table:formula="of:=([.J89]-[.A89])/[.A89]" office:value-type="percentage" office:value="0.0342465753424658" calcext:value-type="percentage">
            <text:p>3.42%</text:p>
          </table:table-cell>
          <table:table-cell table:formula="of:=([.J89]-[.B89])/[.B89]" office:value-type="percentage" office:value="0.0300136425648022" calcext:value-type="percentage">
            <text:p>3.00%</text:p>
          </table:table-cell>
          <table:table-cell table:formula="of:=([.J89]-[.C89])/[.C89]" office:value-type="percentage" office:value="0.0268616116967017" calcext:value-type="percentage">
            <text:p>2.69%</text:p>
          </table:table-cell>
          <table:table-cell table:formula="of:=([.J89]-[.D89])/[.D89]" office:value-type="percentage" office:value="0.0296624616433685" calcext:value-type="percentage">
            <text:p>2.97%</text:p>
          </table:table-cell>
          <table:table-cell table:formula="of:=([.J89]-[.E89])/[.E89]" office:value-type="percentage" office:value="0.0272108843537415" calcext:value-type="percentage">
            <text:p>2.72%</text:p>
          </table:table-cell>
          <table:table-cell table:formula="of:=([.J89]-[.F89])/[.F89]" office:value-type="percentage" office:value="0.0275603946920722" calcext:value-type="percentage">
            <text:p>2.76%</text:p>
          </table:table-cell>
          <table:table-cell table:formula="of:=([.J89]-[.G89])/[.G89]" office:value-type="percentage" office:value="0.0261637784573564" calcext:value-type="percentage">
            <text:p>2.62%</text:p>
          </table:table-cell>
          <table:table-cell table:formula="of:=([.J89]-[.H89])/[.H89]" office:value-type="percentage" office:value="0.0310686241037898" calcext:value-type="percentage">
            <text:p>3.11%</text:p>
          </table:table-cell>
          <table:table-cell table:formula="of:=([.J89]-[.I89])/[.I89]" office:value-type="percentage" office:value="0.0328317373461013" calcext:value-type="percentage">
            <text:p>3.28%</text:p>
          </table:table-cell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301.8" calcext:value-type="float">
            <text:p>301.8</text:p>
          </table:table-cell>
          <table:table-cell office:value-type="float" office:value="301.9" calcext:value-type="float">
            <text:p>301.9</text:p>
          </table:table-cell>
          <table:table-cell office:value-type="float" office:value="302.1" calcext:value-type="float">
            <text:p>302.1</text:p>
          </table:table-cell>
          <table:table-cell office:value-type="float" office:value="302.2" calcext:value-type="float">
            <text:p>302.2</text:p>
          </table:table-cell>
          <table:table-cell office:value-type="float" office:value="302.5" calcext:value-type="float">
            <text:p>302.5</text:p>
          </table:table-cell>
          <table:table-cell office:value-type="float" office:value="302.3" calcext:value-type="float">
            <text:p>302.3</text:p>
          </table:table-cell>
          <table:table-cell office:value-type="float" office:value="302.4" calcext:value-type="float">
            <text:p>302.4</text:p>
          </table:table-cell>
          <table:table-cell office:value-type="float" office:value="300.5" calcext:value-type="float">
            <text:p>300.5</text:p>
          </table:table-cell>
          <table:table-cell office:value-type="float" office:value="304" calcext:value-type="float">
            <text:p>304</text:p>
          </table:table-cell>
          <table:table-cell table:formula="of:=([.J90]-[.A90])/[.A90]" office:value-type="percentage" office:value="0.00862641008626418" calcext:value-type="percentage">
            <text:p>0.86%</text:p>
          </table:table-cell>
          <table:table-cell table:formula="of:=([.J90]-[.B90])/[.B90]" office:value-type="percentage" office:value="0.00728959575878061" calcext:value-type="percentage">
            <text:p>0.73%</text:p>
          </table:table-cell>
          <table:table-cell table:formula="of:=([.J90]-[.C90])/[.C90]" office:value-type="percentage" office:value="0.00695594567737669" calcext:value-type="percentage">
            <text:p>0.70%</text:p>
          </table:table-cell>
          <table:table-cell table:formula="of:=([.J90]-[.D90])/[.D90]" office:value-type="percentage" office:value="0.00628930817610055" calcext:value-type="percentage">
            <text:p>0.63%</text:p>
          </table:table-cell>
          <table:table-cell table:formula="of:=([.J90]-[.E90])/[.E90]" office:value-type="percentage" office:value="0.00595632031767045" calcext:value-type="percentage">
            <text:p>0.60%</text:p>
          </table:table-cell>
          <table:table-cell table:formula="of:=([.J90]-[.F90])/[.F90]" office:value-type="percentage" office:value="0.00495867768595041" calcext:value-type="percentage">
            <text:p>0.50%</text:p>
          </table:table-cell>
          <table:table-cell table:formula="of:=([.J90]-[.G90])/[.G90]" office:value-type="percentage" office:value="0.00562355276215676" calcext:value-type="percentage">
            <text:p>0.56%</text:p>
          </table:table-cell>
          <table:table-cell table:formula="of:=([.J90]-[.H90])/[.H90]" office:value-type="percentage" office:value="0.00529100529100537" calcext:value-type="percentage">
            <text:p>0.53%</text:p>
          </table:table-cell>
          <table:table-cell table:formula="of:=([.J90]-[.I90])/[.I90]" office:value-type="percentage" office:value="0.0116472545757072" calcext:value-type="percentage">
            <text:p>1.16%</text:p>
          </table:table-cell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299" calcext:value-type="float">
            <text:p>299</text:p>
          </table:table-cell>
          <table:table-cell office:value-type="float" office:value="298.7" calcext:value-type="float">
            <text:p>298.7</text:p>
          </table:table-cell>
          <table:table-cell office:value-type="float" office:value="298.1" calcext:value-type="float">
            <text:p>298.1</text:p>
          </table:table-cell>
          <table:table-cell office:value-type="float" office:value="298.3" calcext:value-type="float">
            <text:p>298.3</text:p>
          </table:table-cell>
          <table:table-cell office:value-type="float" office:value="298.9" calcext:value-type="float">
            <text:p>298.9</text:p>
          </table:table-cell>
          <table:table-cell office:value-type="float" office:value="298.2" calcext:value-type="float">
            <text:p>298.2</text:p>
          </table:table-cell>
          <table:table-cell office:value-type="float" office:value="297.4" calcext:value-type="float">
            <text:p>297.4</text:p>
          </table:table-cell>
          <table:table-cell office:value-type="float" office:value="296.7" calcext:value-type="float">
            <text:p>296.7</text:p>
          </table:table-cell>
          <table:table-cell office:value-type="float" office:value="302" calcext:value-type="float">
            <text:p>302</text:p>
          </table:table-cell>
          <table:table-cell table:formula="of:=([.J91]-[.A91])/[.A91]" office:value-type="percentage" office:value="0.0127431254191818" calcext:value-type="percentage">
            <text:p>1.27%</text:p>
          </table:table-cell>
          <table:table-cell table:formula="of:=([.J91]-[.B91])/[.B91]" office:value-type="percentage" office:value="0.0100334448160535" calcext:value-type="percentage">
            <text:p>1.00%</text:p>
          </table:table-cell>
          <table:table-cell table:formula="of:=([.J91]-[.C91])/[.C91]" office:value-type="percentage" office:value="0.0110478741211919" calcext:value-type="percentage">
            <text:p>1.10%</text:p>
          </table:table-cell>
          <table:table-cell table:formula="of:=([.J91]-[.D91])/[.D91]" office:value-type="percentage" office:value="0.0130828581013082" calcext:value-type="percentage">
            <text:p>1.31%</text:p>
          </table:table-cell>
          <table:table-cell table:formula="of:=([.J91]-[.E91])/[.E91]" office:value-type="percentage" office:value="0.0124036205162588" calcext:value-type="percentage">
            <text:p>1.24%</text:p>
          </table:table-cell>
          <table:table-cell table:formula="of:=([.J91]-[.F91])/[.F91]" office:value-type="percentage" office:value="0.0103713616594179" calcext:value-type="percentage">
            <text:p>1.04%</text:p>
          </table:table-cell>
          <table:table-cell table:formula="of:=([.J91]-[.G91])/[.G91]" office:value-type="percentage" office:value="0.0127431254191818" calcext:value-type="percentage">
            <text:p>1.27%</text:p>
          </table:table-cell>
          <table:table-cell table:formula="of:=([.J91]-[.H91])/[.H91]" office:value-type="percentage" office:value="0.0154673839946201" calcext:value-type="percentage">
            <text:p>1.55%</text:p>
          </table:table-cell>
          <table:table-cell table:formula="of:=([.J91]-[.I91])/[.I91]" office:value-type="percentage" office:value="0.0178631614425346" calcext:value-type="percentage">
            <text:p>1.79%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300.7" calcext:value-type="float">
            <text:p>300.7</text:p>
          </table:table-cell>
          <table:table-cell office:value-type="float" office:value="301.3" calcext:value-type="float">
            <text:p>301.3</text:p>
          </table:table-cell>
          <table:table-cell office:value-type="float" office:value="301.7" calcext:value-type="float">
            <text:p>301.7</text:p>
          </table:table-cell>
          <table:table-cell office:value-type="float" office:value="302" calcext:value-type="float">
            <text:p>302</text:p>
          </table:table-cell>
          <table:table-cell office:value-type="float" office:value="302.4" calcext:value-type="float">
            <text:p>302.4</text:p>
          </table:table-cell>
          <table:table-cell office:value-type="float" office:value="302.5" calcext:value-type="float">
            <text:p>302.5</text:p>
          </table:table-cell>
          <table:table-cell office:value-type="float" office:value="302.4" calcext:value-type="float">
            <text:p>302.4</text:p>
          </table:table-cell>
          <table:table-cell office:value-type="float" office:value="301.9" calcext:value-type="float">
            <text:p>301.9</text:p>
          </table:table-cell>
          <table:table-cell office:value-type="float" office:value="307" calcext:value-type="float">
            <text:p>307</text:p>
          </table:table-cell>
          <table:table-cell table:formula="of:=([.J92]-[.A92])/[.A92]" office:value-type="percentage" office:value="0.0182421227197347" calcext:value-type="percentage">
            <text:p>1.82%</text:p>
          </table:table-cell>
          <table:table-cell table:formula="of:=([.J92]-[.B92])/[.B92]" office:value-type="percentage" office:value="0.0209511140671766" calcext:value-type="percentage">
            <text:p>2.10%</text:p>
          </table:table-cell>
          <table:table-cell table:formula="of:=([.J92]-[.C92])/[.C92]" office:value-type="percentage" office:value="0.018918021905078" calcext:value-type="percentage">
            <text:p>1.89%</text:p>
          </table:table-cell>
          <table:table-cell table:formula="of:=([.J92]-[.D92])/[.D92]" office:value-type="percentage" office:value="0.0175671196552867" calcext:value-type="percentage">
            <text:p>1.76%</text:p>
          </table:table-cell>
          <table:table-cell table:formula="of:=([.J92]-[.E92])/[.E92]" office:value-type="percentage" office:value="0.0165562913907285" calcext:value-type="percentage">
            <text:p>1.66%</text:p>
          </table:table-cell>
          <table:table-cell table:formula="of:=([.J92]-[.F92])/[.F92]" office:value-type="percentage" office:value="0.0152116402116403" calcext:value-type="percentage">
            <text:p>1.52%</text:p>
          </table:table-cell>
          <table:table-cell table:formula="of:=([.J92]-[.G92])/[.G92]" office:value-type="percentage" office:value="0.0148760330578512" calcext:value-type="percentage">
            <text:p>1.49%</text:p>
          </table:table-cell>
          <table:table-cell table:formula="of:=([.J92]-[.H92])/[.H92]" office:value-type="percentage" office:value="0.0152116402116403" calcext:value-type="percentage">
            <text:p>1.52%</text:p>
          </table:table-cell>
          <table:table-cell table:formula="of:=([.J92]-[.I92])/[.I92]" office:value-type="percentage" office:value="0.0168930109307719" calcext:value-type="percentage">
            <text:p>1.69%</text:p>
          </table:table-cell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297.8" calcext:value-type="float">
            <text:p>297.8</text:p>
          </table:table-cell>
          <table:table-cell table:number-columns-repeated="2" office:value-type="float" office:value="297.7" calcext:value-type="float">
            <text:p>297.7</text:p>
          </table:table-cell>
          <table:table-cell office:value-type="float" office:value="298.2" calcext:value-type="float">
            <text:p>298.2</text:p>
          </table:table-cell>
          <table:table-cell office:value-type="float" office:value="298.3" calcext:value-type="float">
            <text:p>298.3</text:p>
          </table:table-cell>
          <table:table-cell office:value-type="float" office:value="299" calcext:value-type="float">
            <text:p>299</text:p>
          </table:table-cell>
          <table:table-cell office:value-type="float" office:value="298.7" calcext:value-type="float">
            <text:p>298.7</text:p>
          </table:table-cell>
          <table:table-cell office:value-type="float" office:value="296.7" calcext:value-type="float">
            <text:p>296.7</text:p>
          </table:table-cell>
          <table:table-cell office:value-type="float" office:value="305" calcext:value-type="float">
            <text:p>305</text:p>
          </table:table-cell>
          <table:table-cell table:formula="of:=([.J93]-[.A93])/[.A93]" office:value-type="percentage" office:value="0.0276280323450134" calcext:value-type="percentage">
            <text:p>2.76%</text:p>
          </table:table-cell>
          <table:table-cell table:formula="of:=([.J93]-[.B93])/[.B93]" office:value-type="percentage" office:value="0.0241773002014775" calcext:value-type="percentage">
            <text:p>2.42%</text:p>
          </table:table-cell>
          <table:table-cell table:formula="of:=([.J93]-[.C93])/[.C93]" office:value-type="percentage" office:value="0.0245213301981861" calcext:value-type="percentage">
            <text:p>2.45%</text:p>
          </table:table-cell>
          <table:table-cell table:formula="of:=([.J93]-[.D93])/[.D93]" office:value-type="percentage" office:value="0.0245213301981861" calcext:value-type="percentage">
            <text:p>2.45%</text:p>
          </table:table-cell>
          <table:table-cell table:formula="of:=([.J93]-[.E93])/[.E93]" office:value-type="percentage" office:value="0.02280348759222" calcext:value-type="percentage">
            <text:p>2.28%</text:p>
          </table:table-cell>
          <table:table-cell table:formula="of:=([.J93]-[.F93])/[.F93]" office:value-type="percentage" office:value="0.0224606101240362" calcext:value-type="percentage">
            <text:p>2.25%</text:p>
          </table:table-cell>
          <table:table-cell table:formula="of:=([.J93]-[.G93])/[.G93]" office:value-type="percentage" office:value="0.020066889632107" calcext:value-type="percentage">
            <text:p>2.01%</text:p>
          </table:table-cell>
          <table:table-cell table:formula="of:=([.J93]-[.H93])/[.H93]" office:value-type="percentage" office:value="0.0210913960495481" calcext:value-type="percentage">
            <text:p>2.11%</text:p>
          </table:table-cell>
          <table:table-cell table:formula="of:=([.J93]-[.I93])/[.I93]" office:value-type="percentage" office:value="0.027974384900573" calcext:value-type="percentage">
            <text:p>2.80%</text:p>
          </table:table-cell>
        </table:table-row>
        <table:table-row table:style-name="ro1">
          <table:table-cell table:number-columns-repeated="4"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table:number-columns-repeated="5" office:value-type="float" office:value="308" calcext:value-type="float">
            <text:p>30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.000324780772978314" calcext:value-type="percentage">
            <text:p>0.03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305.9" calcext:value-type="float">
            <text:p>305.9</text:p>
          </table:table-cell>
          <table:table-cell office:value-type="float" office:value="306" calcext:value-type="float">
            <text:p>306</text:p>
          </table:table-cell>
          <table:table-cell office:value-type="float" office:value="306.7" calcext:value-type="float">
            <text:p>306.7</text:p>
          </table:table-cell>
          <table:table-cell office:value-type="float" office:value="306.6" calcext:value-type="float">
            <text:p>306.6</text:p>
          </table:table-cell>
          <table:table-cell office:value-type="float" office:value="306.9" calcext:value-type="float">
            <text:p>306.9</text:p>
          </table:table-cell>
          <table:table-cell office:value-type="float" office:value="306.7" calcext:value-type="float">
            <text:p>306.7</text:p>
          </table:table-cell>
          <table:table-cell office:value-type="float" office:value="306.3" calcext:value-type="float">
            <text:p>306.3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table:formula="of:=([.J95]-[.A95])/[.A95]" office:value-type="percentage" office:value="0.0114566284779051" calcext:value-type="percentage">
            <text:p>1.15%</text:p>
          </table:table-cell>
          <table:table-cell table:formula="of:=([.J95]-[.B95])/[.B95]" office:value-type="percentage" office:value="0.0101340307289965" calcext:value-type="percentage">
            <text:p>1.01%</text:p>
          </table:table-cell>
          <table:table-cell table:formula="of:=([.J95]-[.C95])/[.C95]" office:value-type="percentage" office:value="0.00980392156862745" calcext:value-type="percentage">
            <text:p>0.98%</text:p>
          </table:table-cell>
          <table:table-cell table:formula="of:=([.J95]-[.D95])/[.D95]" office:value-type="percentage" office:value="0.00749918487120969" calcext:value-type="percentage">
            <text:p>0.75%</text:p>
          </table:table-cell>
          <table:table-cell table:formula="of:=([.J95]-[.E95])/[.E95]" office:value-type="percentage" office:value="0.00782778864970638" calcext:value-type="percentage">
            <text:p>0.78%</text:p>
          </table:table-cell>
          <table:table-cell table:formula="of:=([.J95]-[.F95])/[.F95]" office:value-type="percentage" office:value="0.00684261974584563" calcext:value-type="percentage">
            <text:p>0.68%</text:p>
          </table:table-cell>
          <table:table-cell table:formula="of:=([.J95]-[.G95])/[.G95]" office:value-type="percentage" office:value="0.00749918487120969" calcext:value-type="percentage">
            <text:p>0.75%</text:p>
          </table:table-cell>
          <table:table-cell table:formula="of:=([.J95]-[.H95])/[.H95]" office:value-type="percentage" office:value="0.00881488736532807" calcext:value-type="percentage">
            <text:p>0.88%</text:p>
          </table:table-cell>
          <table:table-cell table:formula="of:=([.J95]-[.I95])/[.I95]" office:value-type="percentage" office:value="0.0131147540983607" calcext:value-type="percentage">
            <text:p>1.31%</text:p>
          </table:table-cell>
        </table:table-row>
        <table:table-row table:style-name="ro1">
          <table:table-cell table:number-columns-repeated="10" office:value-type="float" office:value="310" calcext:value-type="float">
            <text:p>310</text:p>
          </table:table-cell>
          <table:table-cell table:formula="of:=([.J96]-[.A96])/[.A96]" office:value-type="percentage" office:value="0" calcext:value-type="percentage">
            <text:p>0.00%</text:p>
          </table:table-cell>
          <table:table-cell table:formula="of:=([.J96]-[.B96])/[.B96]" office:value-type="percentage" office:value="0" calcext:value-type="percentage">
            <text:p>0.00%</text:p>
          </table:table-cell>
          <table:table-cell table:formula="of:=([.J96]-[.C96])/[.C96]" office:value-type="percentage" office:value="0" calcext:value-type="percentage">
            <text:p>0.00%</text:p>
          </table:table-cell>
          <table:table-cell table:formula="of:=([.J96]-[.D96])/[.D96]" office:value-type="percentage" office:value="0" calcext:value-type="percentage">
            <text:p>0.00%</text:p>
          </table:table-cell>
          <table:table-cell table:formula="of:=([.J96]-[.E96])/[.E96]" office:value-type="percentage" office:value="0" calcext:value-type="percentage">
            <text:p>0.00%</text:p>
          </table:table-cell>
          <table:table-cell table:formula="of:=([.J96]-[.F96])/[.F96]" office:value-type="percentage" office:value="0" calcext:value-type="percentage">
            <text:p>0.00%</text:p>
          </table:table-cell>
          <table:table-cell table:formula="of:=([.J96]-[.G96])/[.G96]" office:value-type="percentage" office:value="0" calcext:value-type="percentage">
            <text:p>0.00%</text:p>
          </table:table-cell>
          <table:table-cell table:formula="of:=([.J96]-[.H96])/[.H96]" office:value-type="percentage" office:value="0" calcext:value-type="percentage">
            <text:p>0.00%</text:p>
          </table:table-cell>
          <table:table-cell table:formula="of:=([.J96]-[.I96])/[.I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5" calcext:value-type="float">
            <text:p>315</text:p>
          </table:table-cell>
          <table:table-cell table:formula="of:=([.J97]-[.A97])/[.A97]" office:value-type="percentage" office:value="0" calcext:value-type="percentage">
            <text:p>0.00%</text:p>
          </table:table-cell>
          <table:table-cell table:formula="of:=([.J97]-[.B97])/[.B97]" office:value-type="percentage" office:value="0" calcext:value-type="percentage">
            <text:p>0.00%</text:p>
          </table:table-cell>
          <table:table-cell table:formula="of:=([.J97]-[.C97])/[.C97]" office:value-type="percentage" office:value="0" calcext:value-type="percentage">
            <text:p>0.00%</text:p>
          </table:table-cell>
          <table:table-cell table:formula="of:=([.J97]-[.D97])/[.D97]" office:value-type="percentage" office:value="0" calcext:value-type="percentage">
            <text:p>0.00%</text:p>
          </table:table-cell>
          <table:table-cell table:formula="of:=([.J97]-[.E97])/[.E97]" office:value-type="percentage" office:value="0" calcext:value-type="percentage">
            <text:p>0.00%</text:p>
          </table:table-cell>
          <table:table-cell table:formula="of:=([.J97]-[.F97])/[.F97]" office:value-type="percentage" office:value="0" calcext:value-type="percentage">
            <text:p>0.00%</text:p>
          </table:table-cell>
          <table:table-cell table:formula="of:=([.J97]-[.G97])/[.G97]" office:value-type="percentage" office:value="0" calcext:value-type="percentage">
            <text:p>0.00%</text:p>
          </table:table-cell>
          <table:table-cell table:formula="of:=([.J97]-[.H97])/[.H97]" office:value-type="percentage" office:value="0" calcext:value-type="percentage">
            <text:p>0.00%</text:p>
          </table:table-cell>
          <table:table-cell table:formula="of:=([.J97]-[.I97])/[.I9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.4" calcext:value-type="float">
            <text:p>291.4</text:p>
          </table:table-cell>
          <table:table-cell office:value-type="float" office:value="290.3" calcext:value-type="float">
            <text:p>290.3</text:p>
          </table:table-cell>
          <table:table-cell office:value-type="float" office:value="290.5" calcext:value-type="float">
            <text:p>290.5</text:p>
          </table:table-cell>
          <table:table-cell office:value-type="float" office:value="289.9" calcext:value-type="float">
            <text:p>289.9</text:p>
          </table:table-cell>
          <table:table-cell office:value-type="float" office:value="289.8" calcext:value-type="float">
            <text:p>289.8</text:p>
          </table:table-cell>
          <table:table-cell office:value-type="float" office:value="291.6" calcext:value-type="float">
            <text:p>291.6</text:p>
          </table:table-cell>
          <table:table-cell office:value-type="float" office:value="290.5" calcext:value-type="float">
            <text:p>290.5</text:p>
          </table:table-cell>
          <table:table-cell office:value-type="float" office:value="288.5" calcext:value-type="float">
            <text:p>288.5</text:p>
          </table:table-cell>
          <table:table-cell office:value-type="float" office:value="301" calcext:value-type="float">
            <text:p>301</text:p>
          </table:table-cell>
          <table:table-cell table:formula="of:=([.J98]-[.A98])/[.A98]" office:value-type="percentage" office:value="0.0379310344827586" calcext:value-type="percentage">
            <text:p>3.79%</text:p>
          </table:table-cell>
          <table:table-cell table:formula="of:=([.J98]-[.B98])/[.B98]" office:value-type="percentage" office:value="0.0329444063143446" calcext:value-type="percentage">
            <text:p>3.29%</text:p>
          </table:table-cell>
          <table:table-cell table:formula="of:=([.J98]-[.C98])/[.C98]" office:value-type="percentage" office:value="0.0368584223217361" calcext:value-type="percentage">
            <text:p>3.69%</text:p>
          </table:table-cell>
          <table:table-cell table:formula="of:=([.J98]-[.D98])/[.D98]" office:value-type="percentage" office:value="0.036144578313253" calcext:value-type="percentage">
            <text:p>3.61%</text:p>
          </table:table-cell>
          <table:table-cell table:formula="of:=([.J98]-[.E98])/[.E98]" office:value-type="percentage" office:value="0.0382890651948949" calcext:value-type="percentage">
            <text:p>3.83%</text:p>
          </table:table-cell>
          <table:table-cell table:formula="of:=([.J98]-[.F98])/[.F98]" office:value-type="percentage" office:value="0.038647342995169" calcext:value-type="percentage">
            <text:p>3.86%</text:p>
          </table:table-cell>
          <table:table-cell table:formula="of:=([.J98]-[.G98])/[.G98]" office:value-type="percentage" office:value="0.032235939643347" calcext:value-type="percentage">
            <text:p>3.22%</text:p>
          </table:table-cell>
          <table:table-cell table:formula="of:=([.J98]-[.H98])/[.H98]" office:value-type="percentage" office:value="0.036144578313253" calcext:value-type="percentage">
            <text:p>3.61%</text:p>
          </table:table-cell>
          <table:table-cell table:formula="of:=([.J98]-[.I98])/[.I98]" office:value-type="percentage" office:value="0.0433275563258232" calcext:value-type="percentage">
            <text:p>4.33%</text:p>
          </table:table-cell>
        </table:table-row>
        <table:table-row table:style-name="ro1">
          <table:table-cell table:number-columns-repeated="6" office:value-type="float" office:value="317" calcext:value-type="float">
            <text:p>317</text:p>
          </table:table-cell>
          <table:table-cell table:number-columns-repeated="3" office:value-type="float" office:value="316.9" calcext:value-type="float">
            <text:p>316.9</text:p>
          </table:table-cell>
          <table:table-cell office:value-type="float" office:value="317" calcext:value-type="float">
            <text:p>317</text:p>
          </table:table-cell>
          <table:table-cell table:formula="of:=([.J99]-[.A99])/[.A99]" office:value-type="percentage" office:value="0" calcext:value-type="percentage">
            <text:p>0.00%</text:p>
          </table:table-cell>
          <table:table-cell table:formula="of:=([.J99]-[.B99])/[.B99]" office:value-type="percentage" office:value="0" calcext:value-type="percentage">
            <text:p>0.00%</text:p>
          </table:table-cell>
          <table:table-cell table:formula="of:=([.J99]-[.C99])/[.C99]" office:value-type="percentage" office:value="0" calcext:value-type="percentage">
            <text:p>0.00%</text:p>
          </table:table-cell>
          <table:table-cell table:formula="of:=([.J99]-[.D99])/[.D99]" office:value-type="percentage" office:value="0" calcext:value-type="percentage">
            <text:p>0.00%</text:p>
          </table:table-cell>
          <table:table-cell table:formula="of:=([.J99]-[.E99])/[.E99]" office:value-type="percentage" office:value="0" calcext:value-type="percentage">
            <text:p>0.00%</text:p>
          </table:table-cell>
          <table:table-cell table:formula="of:=([.J99]-[.F99])/[.F99]" office:value-type="percentage" office:value="0" calcext:value-type="percentage">
            <text:p>0.00%</text:p>
          </table:table-cell>
          <table:table-cell table:formula="of:=([.J99]-[.G99])/[.G99]" office:value-type="percentage" office:value="0.000315556958030996" calcext:value-type="percentage">
            <text:p>0.03%</text:p>
          </table:table-cell>
          <table:table-cell table:formula="of:=([.J99]-[.H99])/[.H99]" office:value-type="percentage" office:value="0.000315556958030996" calcext:value-type="percentage">
            <text:p>0.03%</text:p>
          </table:table-cell>
          <table:table-cell table:formula="of:=([.J99]-[.I99])/[.I99]" office:value-type="percentage" office:value="0.000315556958030996" calcext:value-type="percentage">
            <text:p>0.03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.6" calcext:value-type="float">
            <text:p>315.6</text:p>
          </table:table-cell>
          <table:table-cell office:value-type="float" office:value="315.8" calcext:value-type="float">
            <text:p>315.8</text:p>
          </table:table-cell>
          <table:table-cell office:value-type="float" office:value="315.5" calcext:value-type="float">
            <text:p>315.5</text:p>
          </table:table-cell>
          <table:table-cell office:value-type="float" office:value="315.8" calcext:value-type="float">
            <text:p>315.8</text:p>
          </table:table-cell>
          <table:table-cell office:value-type="float" office:value="316" calcext:value-type="float">
            <text:p>316</text:p>
          </table:table-cell>
          <table:table-cell office:value-type="float" office:value="315.2" calcext:value-type="float">
            <text:p>315.2</text:p>
          </table:table-cell>
          <table:table-cell office:value-type="float" office:value="314" calcext:value-type="float">
            <text:p>314</text:p>
          </table:table-cell>
          <table:table-cell office:value-type="float" office:value="313.7" calcext:value-type="float">
            <text:p>313.7</text:p>
          </table:table-cell>
          <table:table-cell office:value-type="float" office:value="317" calcext:value-type="float">
            <text:p>317</text:p>
          </table:table-cell>
          <table:table-cell table:formula="of:=([.J100]-[.A100])/[.A100]" office:value-type="percentage" office:value="0.00316455696202532" calcext:value-type="percentage">
            <text:p>0.32%</text:p>
          </table:table-cell>
          <table:table-cell table:formula="of:=([.J100]-[.B100])/[.B100]" office:value-type="percentage" office:value="0.00443599493029144" calcext:value-type="percentage">
            <text:p>0.44%</text:p>
          </table:table-cell>
          <table:table-cell table:formula="of:=([.J100]-[.C100])/[.C100]" office:value-type="percentage" office:value="0.00379987333755538" calcext:value-type="percentage">
            <text:p>0.38%</text:p>
          </table:table-cell>
          <table:table-cell table:formula="of:=([.J100]-[.D100])/[.D100]" office:value-type="percentage" office:value="0.00475435816164818" calcext:value-type="percentage">
            <text:p>0.48%</text:p>
          </table:table-cell>
          <table:table-cell table:formula="of:=([.J100]-[.E100])/[.E100]" office:value-type="percentage" office:value="0.00379987333755538" calcext:value-type="percentage">
            <text:p>0.38%</text:p>
          </table:table-cell>
          <table:table-cell table:formula="of:=([.J100]-[.F100])/[.F100]" office:value-type="percentage" office:value="0.00316455696202532" calcext:value-type="percentage">
            <text:p>0.32%</text:p>
          </table:table-cell>
          <table:table-cell table:formula="of:=([.J100]-[.G100])/[.G100]" office:value-type="percentage" office:value="0.00571065989847719" calcext:value-type="percentage">
            <text:p>0.57%</text:p>
          </table:table-cell>
          <table:table-cell table:formula="of:=([.J100]-[.H100])/[.H100]" office:value-type="percentage" office:value="0.00955414012738853" calcext:value-type="percentage">
            <text:p>0.96%</text:p>
          </table:table-cell>
          <table:table-cell table:formula="of:=([.J100]-[.I100])/[.I100]" office:value-type="percentage" office:value="0.0105196047178834" calcext:value-type="percentage">
            <text:p>1.05%</text:p>
          </table:table-cell>
        </table:table-row>
        <table:table-row table:style-name="ro1">
          <table:table-cell table:number-columns-repeated="10" office:value-type="float" office:value="318" calcext:value-type="float">
            <text:p>318</text:p>
          </table:table-cell>
          <table:table-cell table:formula="of:=([.J101]-[.A101])/[.A101]" office:value-type="percentage" office:value="0" calcext:value-type="percentage">
            <text:p>0.00%</text:p>
          </table:table-cell>
          <table:table-cell table:formula="of:=([.J101]-[.B101])/[.B101]" office:value-type="percentage" office:value="0" calcext:value-type="percentage">
            <text:p>0.00%</text:p>
          </table:table-cell>
          <table:table-cell table:formula="of:=([.J101]-[.C101])/[.C101]" office:value-type="percentage" office:value="0" calcext:value-type="percentage">
            <text:p>0.00%</text:p>
          </table:table-cell>
          <table:table-cell table:formula="of:=([.J101]-[.D101])/[.D101]" office:value-type="percentage" office:value="0" calcext:value-type="percentage">
            <text:p>0.00%</text:p>
          </table:table-cell>
          <table:table-cell table:formula="of:=([.J101]-[.E101])/[.E101]" office:value-type="percentage" office:value="0" calcext:value-type="percentage">
            <text:p>0.00%</text:p>
          </table:table-cell>
          <table:table-cell table:formula="of:=([.J101]-[.F101])/[.F101]" office:value-type="percentage" office:value="0" calcext:value-type="percentage">
            <text:p>0.00%</text:p>
          </table:table-cell>
          <table:table-cell table:formula="of:=([.J101]-[.G101])/[.G101]" office:value-type="percentage" office:value="0" calcext:value-type="percentage">
            <text:p>0.00%</text:p>
          </table:table-cell>
          <table:table-cell table:formula="of:=([.J101]-[.H101])/[.H101]" office:value-type="percentage" office:value="0" calcext:value-type="percentage">
            <text:p>0.00%</text:p>
          </table:table-cell>
          <table:table-cell table:formula="of:=([.J101]-[.I101])/[.I10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8.4" calcext:value-type="float">
            <text:p>318.4</text:p>
          </table:table-cell>
          <table:table-cell table:number-columns-repeated="2" office:value-type="float" office:value="318.7" calcext:value-type="float">
            <text:p>318.7</text:p>
          </table:table-cell>
          <table:table-cell table:number-columns-repeated="2" office:value-type="float" office:value="318.8" calcext:value-type="float">
            <text:p>318.8</text:p>
          </table:table-cell>
          <table:table-cell office:value-type="float" office:value="318.3" calcext:value-type="float">
            <text:p>318.3</text:p>
          </table:table-cell>
          <table:table-cell office:value-type="float" office:value="318.9" calcext:value-type="float">
            <text:p>318.9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5" calcext:value-type="float">
            <text:p>318.5</text:p>
          </table:table-cell>
          <table:table-cell office:value-type="float" office:value="319" calcext:value-type="float">
            <text:p>319</text:p>
          </table:table-cell>
          <table:table-cell table:formula="of:=([.J102]-[.A102])/[.A102]" office:value-type="percentage" office:value="0.00188442211055284" calcext:value-type="percentage">
            <text:p>0.19%</text:p>
          </table:table-cell>
          <table:table-cell table:formula="of:=([.J102]-[.B102])/[.B102]" office:value-type="percentage" office:value="0.000941324129275216" calcext:value-type="percentage">
            <text:p>0.09%</text:p>
          </table:table-cell>
          <table:table-cell table:formula="of:=([.J102]-[.C102])/[.C102]" office:value-type="percentage" office:value="0.000941324129275216" calcext:value-type="percentage">
            <text:p>0.09%</text:p>
          </table:table-cell>
          <table:table-cell table:formula="of:=([.J102]-[.D102])/[.D102]" office:value-type="percentage" office:value="0.00062735257214551" calcext:value-type="percentage">
            <text:p>0.06%</text:p>
          </table:table-cell>
          <table:table-cell table:formula="of:=([.J102]-[.E102])/[.E102]" office:value-type="percentage" office:value="0.00062735257214551" calcext:value-type="percentage">
            <text:p>0.06%</text:p>
          </table:table-cell>
          <table:table-cell table:formula="of:=([.J102]-[.F102])/[.F102]" office:value-type="percentage" office:value="0.00219918316054033" calcext:value-type="percentage">
            <text:p>0.22%</text:p>
          </table:table-cell>
          <table:table-cell table:formula="of:=([.J102]-[.G102])/[.G102]" office:value-type="percentage" office:value="0.000313577924114214" calcext:value-type="percentage">
            <text:p>0.03%</text:p>
          </table:table-cell>
          <table:table-cell table:formula="of:=([.J102]-[.H102])/[.H102]" office:value-type="percentage" office:value="0.00125549278091644" calcext:value-type="percentage">
            <text:p>0.13%</text:p>
          </table:table-cell>
          <table:table-cell table:formula="of:=([.J102]-[.I102])/[.I102]" office:value-type="percentage" office:value="0.00156985871271586" calcext:value-type="percentage">
            <text:p>0.16%</text:p>
          </table:table-cell>
        </table:table-row>
        <table:table-row table:style-name="ro1">
          <table:table-cell office:value-type="float" office:value="323.3" calcext:value-type="float">
            <text:p>323.3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6" calcext:value-type="float">
            <text:p>323.6</text:p>
          </table:table-cell>
          <table:table-cell table:number-columns-repeated="4" office:value-type="float" office:value="323.9" calcext:value-type="float">
            <text:p>323.9</text:p>
          </table:table-cell>
          <table:table-cell table:number-columns-repeated="2" office:value-type="float" office:value="323.7" calcext:value-type="float">
            <text:p>323.7</text:p>
          </table:table-cell>
          <table:table-cell office:value-type="float" office:value="324" calcext:value-type="float">
            <text:p>324</text:p>
          </table:table-cell>
          <table:table-cell table:formula="of:=([.J103]-[.A103])/[.A103]" office:value-type="percentage" office:value="0.00216517166718215" calcext:value-type="percentage">
            <text:p>0.22%</text:p>
          </table:table-cell>
          <table:table-cell table:formula="of:=([.J103]-[.B103])/[.B103]" office:value-type="percentage" office:value="0.000617665225447772" calcext:value-type="percentage">
            <text:p>0.06%</text:p>
          </table:table-cell>
          <table:table-cell table:formula="of:=([.J103]-[.C103])/[.C103]" office:value-type="percentage" office:value="0.00123609394313961" calcext:value-type="percentage">
            <text:p>0.12%</text:p>
          </table:table-cell>
          <table:table-cell table:formula="of:=([.J103]-[.D103])/[.D103]" office:value-type="percentage" office:value="0.000308737264587906" calcext:value-type="percentage">
            <text:p>0.03%</text:p>
          </table:table-cell>
          <table:table-cell table:formula="of:=([.J103]-[.E103])/[.E103]" office:value-type="percentage" office:value="0.000308737264587906" calcext:value-type="percentage">
            <text:p>0.03%</text:p>
          </table:table-cell>
          <table:table-cell table:formula="of:=([.J103]-[.F103])/[.F103]" office:value-type="percentage" office:value="0.000308737264587906" calcext:value-type="percentage">
            <text:p>0.03%</text:p>
          </table:table-cell>
          <table:table-cell table:formula="of:=([.J103]-[.G103])/[.G103]" office:value-type="percentage" office:value="0.000308737264587906" calcext:value-type="percentage">
            <text:p>0.03%</text:p>
          </table:table-cell>
          <table:table-cell table:formula="of:=([.J103]-[.H103])/[.H103]" office:value-type="percentage" office:value="0.000926784059314215" calcext:value-type="percentage">
            <text:p>0.09%</text:p>
          </table:table-cell>
          <table:table-cell table:formula="of:=([.J103]-[.I103])/[.I103]" office:value-type="percentage" office:value="0.000926784059314215" calcext:value-type="percentage">
            <text:p>0.09%</text:p>
          </table:table-cell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2" calcext:value-type="float">
            <text:p>323.2</text:p>
          </table:table-cell>
          <table:table-cell office:value-type="float" office:value="322.9" calcext:value-type="float">
            <text:p>322.9</text:p>
          </table:table-cell>
          <table:table-cell office:value-type="float" office:value="323.2" calcext:value-type="float">
            <text:p>323.2</text:p>
          </table:table-cell>
          <table:table-cell office:value-type="float" office:value="322.8" calcext:value-type="float">
            <text:p>322.8</text:p>
          </table:table-cell>
          <table:table-cell office:value-type="float" office:value="323.6" calcext:value-type="float">
            <text:p>323.6</text:p>
          </table:table-cell>
          <table:table-cell office:value-type="float" office:value="322.8" calcext:value-type="float">
            <text:p>322.8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table:formula="of:=([.J104]-[.A104])/[.A104]" office:value-type="percentage" office:value="0.00712736287573601" calcext:value-type="percentage">
            <text:p>0.71%</text:p>
          </table:table-cell>
          <table:table-cell table:formula="of:=([.J104]-[.B104])/[.B104]" office:value-type="percentage" office:value="0.00525827404887098" calcext:value-type="percentage">
            <text:p>0.53%</text:p>
          </table:table-cell>
          <table:table-cell table:formula="of:=([.J104]-[.C104])/[.C104]" office:value-type="percentage" office:value="0.00556930693069311" calcext:value-type="percentage">
            <text:p>0.56%</text:p>
          </table:table-cell>
          <table:table-cell table:formula="of:=([.J104]-[.D104])/[.D104]" office:value-type="percentage" office:value="0.00650356147414067" calcext:value-type="percentage">
            <text:p>0.65%</text:p>
          </table:table-cell>
          <table:table-cell table:formula="of:=([.J104]-[.E104])/[.E104]" office:value-type="percentage" office:value="0.00556930693069311" calcext:value-type="percentage">
            <text:p>0.56%</text:p>
          </table:table-cell>
          <table:table-cell table:formula="of:=([.J104]-[.F104])/[.F104]" office:value-type="percentage" office:value="0.006815365551425" calcext:value-type="percentage">
            <text:p>0.68%</text:p>
          </table:table-cell>
          <table:table-cell table:formula="of:=([.J104]-[.G104])/[.G104]" office:value-type="percentage" office:value="0.0043263288009888" calcext:value-type="percentage">
            <text:p>0.43%</text:p>
          </table:table-cell>
          <table:table-cell table:formula="of:=([.J104]-[.H104])/[.H104]" office:value-type="percentage" office:value="0.006815365551425" calcext:value-type="percentage">
            <text:p>0.68%</text:p>
          </table:table-cell>
          <table:table-cell table:formula="of:=([.J104]-[.I104])/[.I104]" office:value-type="percentage" office:value="0.0093167701863354" calcext:value-type="percentage">
            <text:p>0.93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326" calcext:value-type="float">
            <text:p>326</text:p>
          </table:table-cell>
          <table:table-cell office:value-type="float" office:value="325.6" calcext:value-type="float">
            <text:p>325.6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2" calcext:value-type="float">
            <text:p>326.2</text:p>
          </table:table-cell>
          <table:table-cell office:value-type="float" office:value="326.5" calcext:value-type="float">
            <text:p>326.5</text:p>
          </table:table-cell>
          <table:table-cell office:value-type="float" office:value="326.1" calcext:value-type="float">
            <text:p>326.1</text:p>
          </table:table-cell>
          <table:table-cell office:value-type="float" office:value="325.6" calcext:value-type="float">
            <text:p>325.6</text:p>
          </table:table-cell>
          <table:table-cell office:value-type="float" office:value="324.9" calcext:value-type="float">
            <text:p>324.9</text:p>
          </table:table-cell>
          <table:table-cell office:value-type="float" office:value="329" calcext:value-type="float">
            <text:p>329</text:p>
          </table:table-cell>
          <table:table-cell table:formula="of:=([.J106]-[.A106])/[.A106]" office:value-type="percentage" office:value="0.0110633066994469" calcext:value-type="percentage">
            <text:p>1.11%</text:p>
          </table:table-cell>
          <table:table-cell table:formula="of:=([.J106]-[.B106])/[.B106]" office:value-type="percentage" office:value="0.00920245398773006" calcext:value-type="percentage">
            <text:p>0.92%</text:p>
          </table:table-cell>
          <table:table-cell table:formula="of:=([.J106]-[.C106])/[.C106]" office:value-type="percentage" office:value="0.0104422604422604" calcext:value-type="percentage">
            <text:p>1.04%</text:p>
          </table:table-cell>
          <table:table-cell table:formula="of:=([.J106]-[.D106])/[.D106]" office:value-type="percentage" office:value="0.0101320233343568" calcext:value-type="percentage">
            <text:p>1.01%</text:p>
          </table:table-cell>
          <table:table-cell table:formula="of:=([.J106]-[.E106])/[.E106]" office:value-type="percentage" office:value="0.0085836909871245" calcext:value-type="percentage">
            <text:p>0.86%</text:p>
          </table:table-cell>
          <table:table-cell table:formula="of:=([.J106]-[.F106])/[.F106]" office:value-type="percentage" office:value="0.00765696784073507" calcext:value-type="percentage">
            <text:p>0.77%</text:p>
          </table:table-cell>
          <table:table-cell table:formula="of:=([.J106]-[.G106])/[.G106]" office:value-type="percentage" office:value="0.00889297761422869" calcext:value-type="percentage">
            <text:p>0.89%</text:p>
          </table:table-cell>
          <table:table-cell table:formula="of:=([.J106]-[.H106])/[.H106]" office:value-type="percentage" office:value="0.0104422604422604" calcext:value-type="percentage">
            <text:p>1.04%</text:p>
          </table:table-cell>
          <table:table-cell table:formula="of:=([.J106]-[.I106])/[.I106]" office:value-type="percentage" office:value="0.012619267466913" calcext:value-type="percentage">
            <text:p>1.26%</text:p>
          </table:table-cell>
        </table:table-row>
        <table:table-row table:style-name="ro1">
          <table:table-cell table:number-columns-repeated="10" office:value-type="float" office:value="329" calcext:value-type="float">
            <text:p>329</text:p>
          </table:table-cell>
          <table:table-cell table:formula="of:=([.J107]-[.A107])/[.A107]" office:value-type="percentage" office:value="0" calcext:value-type="percentage">
            <text:p>0.00%</text:p>
          </table:table-cell>
          <table:table-cell table:formula="of:=([.J107]-[.B107])/[.B107]" office:value-type="percentage" office:value="0" calcext:value-type="percentage">
            <text:p>0.00%</text:p>
          </table:table-cell>
          <table:table-cell table:formula="of:=([.J107]-[.C107])/[.C107]" office:value-type="percentage" office:value="0" calcext:value-type="percentage">
            <text:p>0.00%</text:p>
          </table:table-cell>
          <table:table-cell table:formula="of:=([.J107]-[.D107])/[.D107]" office:value-type="percentage" office:value="0" calcext:value-type="percentage">
            <text:p>0.00%</text:p>
          </table:table-cell>
          <table:table-cell table:formula="of:=([.J107]-[.E107])/[.E107]" office:value-type="percentage" office:value="0" calcext:value-type="percentage">
            <text:p>0.00%</text:p>
          </table:table-cell>
          <table:table-cell table:formula="of:=([.J107]-[.F107])/[.F107]" office:value-type="percentage" office:value="0" calcext:value-type="percentage">
            <text:p>0.00%</text:p>
          </table:table-cell>
          <table:table-cell table:formula="of:=([.J107]-[.G107])/[.G107]" office:value-type="percentage" office:value="0" calcext:value-type="percentage">
            <text:p>0.00%</text:p>
          </table:table-cell>
          <table:table-cell table:formula="of:=([.J107]-[.H107])/[.H107]" office:value-type="percentage" office:value="0" calcext:value-type="percentage">
            <text:p>0.00%</text:p>
          </table:table-cell>
          <table:table-cell table:formula="of:=([.J107]-[.I107])/[.I10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3.9" calcext:value-type="float">
            <text:p>323.9</text:p>
          </table:table-cell>
          <table:table-cell office:value-type="float" office:value="324.4" calcext:value-type="float">
            <text:p>324.4</text:p>
          </table:table-cell>
          <table:table-cell table:number-columns-repeated="2" office:value-type="float" office:value="324.9" calcext:value-type="float">
            <text:p>324.9</text:p>
          </table:table-cell>
          <table:table-cell office:value-type="float" office:value="325.1" calcext:value-type="float">
            <text:p>325.1</text:p>
          </table:table-cell>
          <table:table-cell table:number-columns-repeated="2" office:value-type="float" office:value="325.6" calcext:value-type="float">
            <text:p>325.6</text:p>
          </table:table-cell>
          <table:table-cell office:value-type="float" office:value="325.4" calcext:value-type="float">
            <text:p>325.4</text:p>
          </table:table-cell>
          <table:table-cell office:value-type="float" office:value="323.4" calcext:value-type="float">
            <text:p>323.4</text:p>
          </table:table-cell>
          <table:table-cell office:value-type="float" office:value="329" calcext:value-type="float">
            <text:p>329</text:p>
          </table:table-cell>
          <table:table-cell table:formula="of:=([.J108]-[.A108])/[.A108]" office:value-type="percentage" office:value="0.0157456004939797" calcext:value-type="percentage">
            <text:p>1.57%</text:p>
          </table:table-cell>
          <table:table-cell table:formula="of:=([.J108]-[.B108])/[.B108]" office:value-type="percentage" office:value="0.0141800246609125" calcext:value-type="percentage">
            <text:p>1.42%</text:p>
          </table:table-cell>
          <table:table-cell table:formula="of:=([.J108]-[.C108])/[.C108]" office:value-type="percentage" office:value="0.012619267466913" calcext:value-type="percentage">
            <text:p>1.26%</text:p>
          </table:table-cell>
          <table:table-cell table:formula="of:=([.J108]-[.D108])/[.D108]" office:value-type="percentage" office:value="0.012619267466913" calcext:value-type="percentage">
            <text:p>1.26%</text:p>
          </table:table-cell>
          <table:table-cell table:formula="of:=([.J108]-[.E108])/[.E108]" office:value-type="percentage" office:value="0.0119963088280528" calcext:value-type="percentage">
            <text:p>1.20%</text:p>
          </table:table-cell>
          <table:table-cell table:formula="of:=([.J108]-[.F108])/[.F108]" office:value-type="percentage" office:value="0.0104422604422604" calcext:value-type="percentage">
            <text:p>1.04%</text:p>
          </table:table-cell>
          <table:table-cell table:formula="of:=([.J108]-[.G108])/[.G108]" office:value-type="percentage" office:value="0.0104422604422604" calcext:value-type="percentage">
            <text:p>1.04%</text:p>
          </table:table-cell>
          <table:table-cell table:formula="of:=([.J108]-[.H108])/[.H108]" office:value-type="percentage" office:value="0.0110633066994469" calcext:value-type="percentage">
            <text:p>1.11%</text:p>
          </table:table-cell>
          <table:table-cell table:formula="of:=([.J108]-[.I108])/[.I108]" office:value-type="percentage" office:value="0.0173160173160174" calcext:value-type="percentage">
            <text:p>1.73%</text:p>
          </table:table-cell>
        </table:table-row>
        <table:table-row table:style-name="ro1">
          <table:table-cell table:number-columns-repeated="10" office:value-type="float" office:value="332" calcext:value-type="float">
            <text:p>332</text:p>
          </table:table-cell>
          <table:table-cell table:formula="of:=([.J109]-[.A109])/[.A109]" office:value-type="percentage" office:value="0" calcext:value-type="percentage">
            <text:p>0.00%</text:p>
          </table:table-cell>
          <table:table-cell table:formula="of:=([.J109]-[.B109])/[.B109]" office:value-type="percentage" office:value="0" calcext:value-type="percentage">
            <text:p>0.00%</text:p>
          </table:table-cell>
          <table:table-cell table:formula="of:=([.J109]-[.C109])/[.C109]" office:value-type="percentage" office:value="0" calcext:value-type="percentage">
            <text:p>0.00%</text:p>
          </table:table-cell>
          <table:table-cell table:formula="of:=([.J109]-[.D109])/[.D109]" office:value-type="percentage" office:value="0" calcext:value-type="percentage">
            <text:p>0.00%</text:p>
          </table:table-cell>
          <table:table-cell table:formula="of:=([.J109]-[.E109])/[.E109]" office:value-type="percentage" office:value="0" calcext:value-type="percentage">
            <text:p>0.00%</text:p>
          </table:table-cell>
          <table:table-cell table:formula="of:=([.J109]-[.F109])/[.F109]" office:value-type="percentage" office:value="0" calcext:value-type="percentage">
            <text:p>0.00%</text:p>
          </table:table-cell>
          <table:table-cell table:formula="of:=([.J109]-[.G109])/[.G109]" office:value-type="percentage" office:value="0" calcext:value-type="percentage">
            <text:p>0.00%</text:p>
          </table:table-cell>
          <table:table-cell table:formula="of:=([.J109]-[.H109])/[.H109]" office:value-type="percentage" office:value="0" calcext:value-type="percentage">
            <text:p>0.00%</text:p>
          </table:table-cell>
          <table:table-cell table:formula="of:=([.J109]-[.I109])/[.I10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2.9" calcext:value-type="float">
            <text:p>332.9</text:p>
          </table:table-cell>
          <table:table-cell table:number-columns-repeated="2" office:value-type="float" office:value="332.7" calcext:value-type="float">
            <text:p>332.7</text:p>
          </table:table-cell>
          <table:table-cell office:value-type="float" office:value="332.9" calcext:value-type="float">
            <text:p>332.9</text:p>
          </table:table-cell>
          <table:table-cell office:value-type="float" office:value="333" calcext:value-type="float">
            <text:p>333</text:p>
          </table:table-cell>
          <table:table-cell office:value-type="float" office:value="332.7" calcext:value-type="float">
            <text:p>332.7</text:p>
          </table:table-cell>
          <table:table-cell office:value-type="float" office:value="332.6" calcext:value-type="float">
            <text:p>332.6</text:p>
          </table:table-cell>
          <table:table-cell office:value-type="float" office:value="332.2" calcext:value-type="float">
            <text:p>332.2</text:p>
          </table:table-cell>
          <table:table-cell office:value-type="float" office:value="331.3" calcext:value-type="float">
            <text:p>331.3</text:p>
          </table:table-cell>
          <table:table-cell office:value-type="float" office:value="333" calcext:value-type="float">
            <text:p>333</text:p>
          </table:table-cell>
          <table:table-cell table:formula="of:=([.J110]-[.A110])/[.A110]" office:value-type="percentage" office:value="0.000300390507660026" calcext:value-type="percentage">
            <text:p>0.03%</text:p>
          </table:table-cell>
          <table:table-cell table:formula="of:=([.J110]-[.B110])/[.B110]" office:value-type="percentage" office:value="0.000901713255184886" calcext:value-type="percentage">
            <text:p>0.09%</text:p>
          </table:table-cell>
          <table:table-cell table:formula="of:=([.J110]-[.C110])/[.C110]" office:value-type="percentage" office:value="0.000901713255184886" calcext:value-type="percentage">
            <text:p>0.09%</text:p>
          </table:table-cell>
          <table:table-cell table:formula="of:=([.J110]-[.D110])/[.D110]" office:value-type="percentage" office:value="0.000300390507660026" calcext:value-type="percentage">
            <text:p>0.03%</text:p>
          </table:table-cell>
          <table:table-cell table:formula="of:=([.J110]-[.E110])/[.E110]" office:value-type="percentage" office:value="0" calcext:value-type="percentage">
            <text:p>0.00%</text:p>
          </table:table-cell>
          <table:table-cell table:formula="of:=([.J110]-[.F110])/[.F110]" office:value-type="percentage" office:value="0.000901713255184886" calcext:value-type="percentage">
            <text:p>0.09%</text:p>
          </table:table-cell>
          <table:table-cell table:formula="of:=([.J110]-[.G110])/[.G110]" office:value-type="percentage" office:value="0.0012026458208057" calcext:value-type="percentage">
            <text:p>0.12%</text:p>
          </table:table-cell>
          <table:table-cell table:formula="of:=([.J110]-[.H110])/[.H110]" office:value-type="percentage" office:value="0.00240818783865145" calcext:value-type="percentage">
            <text:p>0.24%</text:p>
          </table:table-cell>
          <table:table-cell table:formula="of:=([.J110]-[.I110])/[.I110]" office:value-type="percentage" office:value="0.00513130093570778" calcext:value-type="percentage">
            <text:p>0.51%</text:p>
          </table:table-cell>
        </table:table-row>
        <table:table-row table:style-name="ro1">
          <table:table-cell office:value-type="float" office:value="311.1" calcext:value-type="float">
            <text:p>311.1</text:p>
          </table:table-cell>
          <table:table-cell office:value-type="float" office:value="311.7" calcext:value-type="float">
            <text:p>311.7</text:p>
          </table:table-cell>
          <table:table-cell office:value-type="float" office:value="311.3" calcext:value-type="float">
            <text:p>311.3</text:p>
          </table:table-cell>
          <table:table-cell office:value-type="float" office:value="311.6" calcext:value-type="float">
            <text:p>311.6</text:p>
          </table:table-cell>
          <table:table-cell office:value-type="float" office:value="311.5" calcext:value-type="float">
            <text:p>311.5</text:p>
          </table:table-cell>
          <table:table-cell table:number-columns-repeated="2" office:value-type="float" office:value="311.6" calcext:value-type="float">
            <text:p>311.6</text:p>
          </table:table-cell>
          <table:table-cell office:value-type="float" office:value="310.1" calcext:value-type="float">
            <text:p>310.1</text:p>
          </table:table-cell>
          <table:table-cell office:value-type="float" office:value="308.8" calcext:value-type="float">
            <text:p>308.8</text:p>
          </table:table-cell>
          <table:table-cell office:value-type="float" office:value="316" calcext:value-type="float">
            <text:p>316</text:p>
          </table:table-cell>
          <table:table-cell table:formula="of:=([.J111]-[.A111])/[.A111]" office:value-type="percentage" office:value="0.0157505625200899" calcext:value-type="percentage">
            <text:p>1.58%</text:p>
          </table:table-cell>
          <table:table-cell table:formula="of:=([.J111]-[.B111])/[.B111]" office:value-type="percentage" office:value="0.013795316008983" calcext:value-type="percentage">
            <text:p>1.38%</text:p>
          </table:table-cell>
          <table:table-cell table:formula="of:=([.J111]-[.C111])/[.C111]" office:value-type="percentage" office:value="0.0150979762287182" calcext:value-type="percentage">
            <text:p>1.51%</text:p>
          </table:table-cell>
          <table:table-cell table:formula="of:=([.J111]-[.D111])/[.D111]" office:value-type="percentage" office:value="0.0141206675224646" calcext:value-type="percentage">
            <text:p>1.41%</text:p>
          </table:table-cell>
          <table:table-cell table:formula="of:=([.J111]-[.E111])/[.E111]" office:value-type="percentage" office:value="0.014446227929374" calcext:value-type="percentage">
            <text:p>1.44%</text:p>
          </table:table-cell>
          <table:table-cell table:formula="of:=([.J111]-[.F111])/[.F111]" office:value-type="percentage" office:value="0.0141206675224646" calcext:value-type="percentage">
            <text:p>1.41%</text:p>
          </table:table-cell>
          <table:table-cell table:formula="of:=([.J111]-[.G111])/[.G111]" office:value-type="percentage" office:value="0.0141206675224646" calcext:value-type="percentage">
            <text:p>1.41%</text:p>
          </table:table-cell>
          <table:table-cell table:formula="of:=([.J111]-[.H111])/[.H111]" office:value-type="percentage" office:value="0.019026120606256" calcext:value-type="percentage">
            <text:p>1.90%</text:p>
          </table:table-cell>
          <table:table-cell table:formula="of:=([.J111]-[.I111])/[.I111]" office:value-type="percentage" office:value="0.0233160621761658" calcext:value-type="percentage">
            <text:p>2.33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325.4" calcext:value-type="float">
            <text:p>325.4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1" calcext:value-type="float">
            <text:p>326.1</text:p>
          </table:table-cell>
          <table:table-cell office:value-type="float" office:value="325.4" calcext:value-type="float">
            <text:p>325.4</text:p>
          </table:table-cell>
          <table:table-cell office:value-type="float" office:value="326.1" calcext:value-type="float">
            <text:p>326.1</text:p>
          </table:table-cell>
          <table:table-cell office:value-type="float" office:value="325.5" calcext:value-type="float">
            <text:p>325.5</text:p>
          </table:table-cell>
          <table:table-cell office:value-type="float" office:value="324.6" calcext:value-type="float">
            <text:p>324.6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table:formula="of:=([.J113]-[.A113])/[.A113]" office:value-type="percentage" office:value="0.0234278668310728" calcext:value-type="percentage">
            <text:p>2.34%</text:p>
          </table:table-cell>
          <table:table-cell table:formula="of:=([.J113]-[.B113])/[.B113]" office:value-type="percentage" office:value="0.0202827289489859" calcext:value-type="percentage">
            <text:p>2.03%</text:p>
          </table:table-cell>
          <table:table-cell table:formula="of:=([.J113]-[.C113])/[.C113]" office:value-type="percentage" office:value="0.0193429536383175" calcext:value-type="percentage">
            <text:p>1.93%</text:p>
          </table:table-cell>
          <table:table-cell table:formula="of:=([.J113]-[.D113])/[.D113]" office:value-type="percentage" office:value="0.0180926096289481" calcext:value-type="percentage">
            <text:p>1.81%</text:p>
          </table:table-cell>
          <table:table-cell table:formula="of:=([.J113]-[.E113])/[.E113]" office:value-type="percentage" office:value="0.0202827289489859" calcext:value-type="percentage">
            <text:p>2.03%</text:p>
          </table:table-cell>
          <table:table-cell table:formula="of:=([.J113]-[.F113])/[.F113]" office:value-type="percentage" office:value="0.0180926096289481" calcext:value-type="percentage">
            <text:p>1.81%</text:p>
          </table:table-cell>
          <table:table-cell table:formula="of:=([.J113]-[.G113])/[.G113]" office:value-type="percentage" office:value="0.0199692780337942" calcext:value-type="percentage">
            <text:p>2.00%</text:p>
          </table:table-cell>
          <table:table-cell table:formula="of:=([.J113]-[.H113])/[.H113]" office:value-type="percentage" office:value="0.0227972889710412" calcext:value-type="percentage">
            <text:p>2.28%</text:p>
          </table:table-cell>
          <table:table-cell table:formula="of:=([.J113]-[.I113])/[.I113]" office:value-type="percentage" office:value="0.0278637770897833" calcext:value-type="percentage">
            <text:p>2.79%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38.2" calcext:value-type="float">
            <text:p>338.2</text:p>
          </table:table-cell>
          <table:table-cell office:value-type="float" office:value="338.5" calcext:value-type="float">
            <text:p>338.5</text:p>
          </table:table-cell>
          <table:table-cell office:value-type="float" office:value="338.9" calcext:value-type="float">
            <text:p>338.9</text:p>
          </table:table-cell>
          <table:table-cell office:value-type="float" office:value="338.7" calcext:value-type="float">
            <text:p>338.7</text:p>
          </table:table-cell>
          <table:table-cell office:value-type="float" office:value="338.9" calcext:value-type="float">
            <text:p>338.9</text:p>
          </table:table-cell>
          <table:table-cell office:value-type="float" office:value="338.7" calcext:value-type="float">
            <text:p>338.7</text:p>
          </table:table-cell>
          <table:table-cell office:value-type="float" office:value="339" calcext:value-type="float">
            <text:p>339</text:p>
          </table:table-cell>
          <table:table-cell office:value-type="float" office:value="337.6" calcext:value-type="float">
            <text:p>337.6</text:p>
          </table:table-cell>
          <table:table-cell office:value-type="float" office:value="340" calcext:value-type="float">
            <text:p>340</text:p>
          </table:table-cell>
          <table:table-cell table:formula="of:=([.J114]-[.A114])/[.A114]" office:value-type="percentage" office:value="0.00443131462333826" calcext:value-type="percentage">
            <text:p>0.44%</text:p>
          </table:table-cell>
          <table:table-cell table:formula="of:=([.J114]-[.B114])/[.B114]" office:value-type="percentage" office:value="0.00532229450029572" calcext:value-type="percentage">
            <text:p>0.53%</text:p>
          </table:table-cell>
          <table:table-cell table:formula="of:=([.J114]-[.C114])/[.C114]" office:value-type="percentage" office:value="0.00443131462333826" calcext:value-type="percentage">
            <text:p>0.44%</text:p>
          </table:table-cell>
          <table:table-cell table:formula="of:=([.J114]-[.D114])/[.D114]" office:value-type="percentage" office:value="0.00324579521982893" calcext:value-type="percentage">
            <text:p>0.32%</text:p>
          </table:table-cell>
          <table:table-cell table:formula="of:=([.J114]-[.E114])/[.E114]" office:value-type="percentage" office:value="0.00383820490109245" calcext:value-type="percentage">
            <text:p>0.38%</text:p>
          </table:table-cell>
          <table:table-cell table:formula="of:=([.J114]-[.F114])/[.F114]" office:value-type="percentage" office:value="0.00324579521982893" calcext:value-type="percentage">
            <text:p>0.32%</text:p>
          </table:table-cell>
          <table:table-cell table:formula="of:=([.J114]-[.G114])/[.G114]" office:value-type="percentage" office:value="0.00383820490109245" calcext:value-type="percentage">
            <text:p>0.38%</text:p>
          </table:table-cell>
          <table:table-cell table:formula="of:=([.J114]-[.H114])/[.H114]" office:value-type="percentage" office:value="0.00294985250737463" calcext:value-type="percentage">
            <text:p>0.29%</text:p>
          </table:table-cell>
          <table:table-cell table:formula="of:=([.J114]-[.I114])/[.I114]" office:value-type="percentage" office:value="0.00710900473933642" calcext:value-type="percentage">
            <text:p>0.71%</text:p>
          </table:table-cell>
        </table:table-row>
        <table:table-row table:style-name="ro1">
          <table:table-cell table:number-columns-repeated="2" office:value-type="float" office:value="340.2" calcext:value-type="float">
            <text:p>340.2</text:p>
          </table:table-cell>
          <table:table-cell office:value-type="float" office:value="339.7" calcext:value-type="float">
            <text:p>339.7</text:p>
          </table:table-cell>
          <table:table-cell office:value-type="float" office:value="340.3" calcext:value-type="float">
            <text:p>340.3</text:p>
          </table:table-cell>
          <table:table-cell office:value-type="float" office:value="340.5" calcext:value-type="float">
            <text:p>340.5</text:p>
          </table:table-cell>
          <table:table-cell office:value-type="float" office:value="340.3" calcext:value-type="float">
            <text:p>340.3</text:p>
          </table:table-cell>
          <table:table-cell office:value-type="float" office:value="340.9" calcext:value-type="float">
            <text:p>340.9</text:p>
          </table:table-cell>
          <table:table-cell office:value-type="float" office:value="339.7" calcext:value-type="float">
            <text:p>339.7</text:p>
          </table:table-cell>
          <table:table-cell office:value-type="float" office:value="339.9" calcext:value-type="float">
            <text:p>339.9</text:p>
          </table:table-cell>
          <table:table-cell office:value-type="float" office:value="343" calcext:value-type="float">
            <text:p>343</text:p>
          </table:table-cell>
          <table:table-cell table:formula="of:=([.J115]-[.A115])/[.A115]" office:value-type="percentage" office:value="0.00823045267489715" calcext:value-type="percentage">
            <text:p>0.82%</text:p>
          </table:table-cell>
          <table:table-cell table:formula="of:=([.J115]-[.B115])/[.B115]" office:value-type="percentage" office:value="0.00823045267489715" calcext:value-type="percentage">
            <text:p>0.82%</text:p>
          </table:table-cell>
          <table:table-cell table:formula="of:=([.J115]-[.C115])/[.C115]" office:value-type="percentage" office:value="0.00971445392993821" calcext:value-type="percentage">
            <text:p>0.97%</text:p>
          </table:table-cell>
          <table:table-cell table:formula="of:=([.J115]-[.D115])/[.D115]" office:value-type="percentage" office:value="0.00793417572729941" calcext:value-type="percentage">
            <text:p>0.79%</text:p>
          </table:table-cell>
          <table:table-cell table:formula="of:=([.J115]-[.E115])/[.E115]" office:value-type="percentage" office:value="0.00734214390602056" calcext:value-type="percentage">
            <text:p>0.73%</text:p>
          </table:table-cell>
          <table:table-cell table:formula="of:=([.J115]-[.F115])/[.F115]" office:value-type="percentage" office:value="0.00793417572729941" calcext:value-type="percentage">
            <text:p>0.79%</text:p>
          </table:table-cell>
          <table:table-cell table:formula="of:=([.J115]-[.G115])/[.G115]" office:value-type="percentage" office:value="0.0061601642710473" calcext:value-type="percentage">
            <text:p>0.62%</text:p>
          </table:table-cell>
          <table:table-cell table:formula="of:=([.J115]-[.H115])/[.H115]" office:value-type="percentage" office:value="0.00971445392993821" calcext:value-type="percentage">
            <text:p>0.97%</text:p>
          </table:table-cell>
          <table:table-cell table:formula="of:=([.J115]-[.I115])/[.I115]" office:value-type="percentage" office:value="0.00912032950867909" calcext:value-type="percentage">
            <text:p>0.91%</text:p>
          </table:table-cell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300.5" calcext:value-type="float">
            <text:p>300.5</text:p>
          </table:table-cell>
          <table:table-cell office:value-type="float" office:value="299.9" calcext:value-type="float">
            <text:p>299.9</text:p>
          </table:table-cell>
          <table:table-cell office:value-type="float" office:value="300.8" calcext:value-type="float">
            <text:p>300.8</text:p>
          </table:table-cell>
          <table:table-cell office:value-type="float" office:value="300.5" calcext:value-type="float">
            <text:p>300.5</text:p>
          </table:table-cell>
          <table:table-cell office:value-type="float" office:value="300.2" calcext:value-type="float">
            <text:p>300.2</text:p>
          </table:table-cell>
          <table:table-cell office:value-type="float" office:value="299.7" calcext:value-type="float">
            <text:p>299.7</text:p>
          </table:table-cell>
          <table:table-cell office:value-type="float" office:value="300.8" calcext:value-type="float">
            <text:p>300.8</text:p>
          </table:table-cell>
          <table:table-cell office:value-type="float" office:value="299.7" calcext:value-type="float">
            <text:p>299.7</text:p>
          </table:table-cell>
          <table:table-cell office:value-type="float" office:value="301" calcext:value-type="float">
            <text:p>301</text:p>
          </table:table-cell>
          <table:table-cell table:formula="of:=([.J116]-[.A116])/[.A116]" office:value-type="percentage" office:value="0.00133067198935455" calcext:value-type="percentage">
            <text:p>0.13%</text:p>
          </table:table-cell>
          <table:table-cell table:formula="of:=([.J116]-[.B116])/[.B116]" office:value-type="percentage" office:value="0.00166389351081531" calcext:value-type="percentage">
            <text:p>0.17%</text:p>
          </table:table-cell>
          <table:table-cell table:formula="of:=([.J116]-[.C116])/[.C116]" office:value-type="percentage" office:value="0.00366788929643222" calcext:value-type="percentage">
            <text:p>0.37%</text:p>
          </table:table-cell>
          <table:table-cell table:formula="of:=([.J116]-[.D116])/[.D116]" office:value-type="percentage" office:value="0.000664893617021239" calcext:value-type="percentage">
            <text:p>0.07%</text:p>
          </table:table-cell>
          <table:table-cell table:formula="of:=([.J116]-[.E116])/[.E116]" office:value-type="percentage" office:value="0.00166389351081531" calcext:value-type="percentage">
            <text:p>0.17%</text:p>
          </table:table-cell>
          <table:table-cell table:formula="of:=([.J116]-[.F116])/[.F116]" office:value-type="percentage" office:value="0.00266489007328451" calcext:value-type="percentage">
            <text:p>0.27%</text:p>
          </table:table-cell>
          <table:table-cell table:formula="of:=([.J116]-[.G116])/[.G116]" office:value-type="percentage" office:value="0.00433767100433771" calcext:value-type="percentage">
            <text:p>0.43%</text:p>
          </table:table-cell>
          <table:table-cell table:formula="of:=([.J116]-[.H116])/[.H116]" office:value-type="percentage" office:value="0.000664893617021239" calcext:value-type="percentage">
            <text:p>0.07%</text:p>
          </table:table-cell>
          <table:table-cell table:formula="of:=([.J116]-[.I116])/[.I116]" office:value-type="percentage" office:value="0.00433767100433771" calcext:value-type="percentage">
            <text:p>0.43%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322.9" calcext:value-type="float">
            <text:p>322.9</text:p>
          </table:table-cell>
          <table:table-cell office:value-type="float" office:value="323.1" calcext:value-type="float">
            <text:p>323.1</text:p>
          </table:table-cell>
          <table:table-cell office:value-type="float" office:value="323.4" calcext:value-type="float">
            <text:p>323.4</text:p>
          </table:table-cell>
          <table:table-cell office:value-type="float" office:value="322.2" calcext:value-type="float">
            <text:p>322.2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7" calcext:value-type="float">
            <text:p>323.7</text:p>
          </table:table-cell>
          <table:table-cell office:value-type="float" office:value="322.2" calcext:value-type="float">
            <text:p>322.2</text:p>
          </table:table-cell>
          <table:table-cell office:value-type="float" office:value="319.3" calcext:value-type="float">
            <text:p>319.3</text:p>
          </table:table-cell>
          <table:table-cell office:value-type="float" office:value="342" calcext:value-type="float">
            <text:p>342</text:p>
          </table:table-cell>
          <table:table-cell table:formula="of:=([.J117]-[.A117])/[.A117]" office:value-type="percentage" office:value="0.0581683168316832" calcext:value-type="percentage">
            <text:p>5.82%</text:p>
          </table:table-cell>
          <table:table-cell table:formula="of:=([.J117]-[.B117])/[.B117]" office:value-type="percentage" office:value="0.0591514400743265" calcext:value-type="percentage">
            <text:p>5.92%</text:p>
          </table:table-cell>
          <table:table-cell table:formula="of:=([.J117]-[.C117])/[.C117]" office:value-type="percentage" office:value="0.0584958217270194" calcext:value-type="percentage">
            <text:p>5.85%</text:p>
          </table:table-cell>
          <table:table-cell table:formula="of:=([.J117]-[.D117])/[.D117]" office:value-type="percentage" office:value="0.0575139146567719" calcext:value-type="percentage">
            <text:p>5.75%</text:p>
          </table:table-cell>
          <table:table-cell table:formula="of:=([.J117]-[.E117])/[.E117]" office:value-type="percentage" office:value="0.0614525139664805" calcext:value-type="percentage">
            <text:p>6.15%</text:p>
          </table:table-cell>
          <table:table-cell table:formula="of:=([.J117]-[.F117])/[.F117]" office:value-type="percentage" office:value="0.0568603213844251" calcext:value-type="percentage">
            <text:p>5.69%</text:p>
          </table:table-cell>
          <table:table-cell table:formula="of:=([.J117]-[.G117])/[.G117]" office:value-type="percentage" office:value="0.056533827618165" calcext:value-type="percentage">
            <text:p>5.65%</text:p>
          </table:table-cell>
          <table:table-cell table:formula="of:=([.J117]-[.H117])/[.H117]" office:value-type="percentage" office:value="0.0614525139664805" calcext:value-type="percentage">
            <text:p>6.15%</text:p>
          </table:table-cell>
          <table:table-cell table:formula="of:=([.J117]-[.I117])/[.I117]" office:value-type="percentage" office:value="0.0710930159724397" calcext:value-type="percentage">
            <text:p>7.11%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327.3" calcext:value-type="float">
            <text:p>327.3</text:p>
          </table:table-cell>
          <table:table-cell office:value-type="float" office:value="327.2" calcext:value-type="float">
            <text:p>327.2</text:p>
          </table:table-cell>
          <table:table-cell office:value-type="float" office:value="326.5" calcext:value-type="float">
            <text:p>326.5</text:p>
          </table:table-cell>
          <table:table-cell office:value-type="float" office:value="327.7" calcext:value-type="float">
            <text:p>327.7</text:p>
          </table:table-cell>
          <table:table-cell office:value-type="float" office:value="327.2" calcext:value-type="float">
            <text:p>327.2</text:p>
          </table:table-cell>
          <table:table-cell office:value-type="float" office:value="326.5" calcext:value-type="float">
            <text:p>326.5</text:p>
          </table:table-cell>
          <table:table-cell office:value-type="float" office:value="324.9" calcext:value-type="float">
            <text:p>324.9</text:p>
          </table:table-cell>
          <table:table-cell office:value-type="float" office:value="323.3" calcext:value-type="float">
            <text:p>323.3</text:p>
          </table:table-cell>
          <table:table-cell office:value-type="float" office:value="338" calcext:value-type="float">
            <text:p>338</text:p>
          </table:table-cell>
          <table:table-cell table:formula="of:=([.J118]-[.A118])/[.A118]" office:value-type="percentage" office:value="0.0320610687022901" calcext:value-type="percentage">
            <text:p>3.21%</text:p>
          </table:table-cell>
          <table:table-cell table:formula="of:=([.J118]-[.B118])/[.B118]" office:value-type="percentage" office:value="0.0326917201344332" calcext:value-type="percentage">
            <text:p>3.27%</text:p>
          </table:table-cell>
          <table:table-cell table:formula="of:=([.J118]-[.C118])/[.C118]" office:value-type="percentage" office:value="0.0330073349633252" calcext:value-type="percentage">
            <text:p>3.30%</text:p>
          </table:table-cell>
          <table:table-cell table:formula="of:=([.J118]-[.D118])/[.D118]" office:value-type="percentage" office:value="0.0352220520673813" calcext:value-type="percentage">
            <text:p>3.52%</text:p>
          </table:table-cell>
          <table:table-cell table:formula="of:=([.J118]-[.E118])/[.E118]" office:value-type="percentage" office:value="0.0314311870613366" calcext:value-type="percentage">
            <text:p>3.14%</text:p>
          </table:table-cell>
          <table:table-cell table:formula="of:=([.J118]-[.F118])/[.F118]" office:value-type="percentage" office:value="0.0330073349633252" calcext:value-type="percentage">
            <text:p>3.30%</text:p>
          </table:table-cell>
          <table:table-cell table:formula="of:=([.J118]-[.G118])/[.G118]" office:value-type="percentage" office:value="0.0352220520673813" calcext:value-type="percentage">
            <text:p>3.52%</text:p>
          </table:table-cell>
          <table:table-cell table:formula="of:=([.J118]-[.H118])/[.H118]" office:value-type="percentage" office:value="0.0403200984918437" calcext:value-type="percentage">
            <text:p>4.03%</text:p>
          </table:table-cell>
          <table:table-cell table:formula="of:=([.J118]-[.I118])/[.I118]" office:value-type="percentage" office:value="0.0454686050108258" calcext:value-type="percentage">
            <text:p>4.55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4.7" calcext:value-type="float">
            <text:p>344.7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3" calcext:value-type="float">
            <text:p>344.3</text:p>
          </table:table-cell>
          <table:table-cell office:value-type="float" office:value="344" calcext:value-type="float">
            <text:p>344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8" calcext:value-type="float">
            <text:p>344.8</text:p>
          </table:table-cell>
          <table:table-cell office:value-type="float" office:value="344.1" calcext:value-type="float">
            <text:p>344.1</text:p>
          </table:table-cell>
          <table:table-cell office:value-type="float" office:value="343.4" calcext:value-type="float">
            <text:p>343.4</text:p>
          </table:table-cell>
          <table:table-cell office:value-type="float" office:value="344.1" calcext:value-type="float">
            <text:p>344.1</text:p>
          </table:table-cell>
          <table:table-cell office:value-type="float" office:value="346" calcext:value-type="float">
            <text:p>346</text:p>
          </table:table-cell>
          <table:table-cell table:formula="of:=([.J121]-[.A121])/[.A121]" office:value-type="percentage" office:value="0.00377139541630407" calcext:value-type="percentage">
            <text:p>0.38%</text:p>
          </table:table-cell>
          <table:table-cell table:formula="of:=([.J121]-[.B121])/[.B121]" office:value-type="percentage" office:value="0.00552165068294094" calcext:value-type="percentage">
            <text:p>0.55%</text:p>
          </table:table-cell>
          <table:table-cell table:formula="of:=([.J121]-[.C121])/[.C121]" office:value-type="percentage" office:value="0.0049375544583212" calcext:value-type="percentage">
            <text:p>0.49%</text:p>
          </table:table-cell>
          <table:table-cell table:formula="of:=([.J121]-[.D121])/[.D121]" office:value-type="percentage" office:value="0.00581395348837209" calcext:value-type="percentage">
            <text:p>0.58%</text:p>
          </table:table-cell>
          <table:table-cell table:formula="of:=([.J121]-[.E121])/[.E121]" office:value-type="percentage" office:value="0.00435413642960813" calcext:value-type="percentage">
            <text:p>0.44%</text:p>
          </table:table-cell>
          <table:table-cell table:formula="of:=([.J121]-[.F121])/[.F121]" office:value-type="percentage" office:value="0.00348027842227375" calcext:value-type="percentage">
            <text:p>0.35%</text:p>
          </table:table-cell>
          <table:table-cell table:formula="of:=([.J121]-[.G121])/[.G121]" office:value-type="percentage" office:value="0.00552165068294094" calcext:value-type="percentage">
            <text:p>0.55%</text:p>
          </table:table-cell>
          <table:table-cell table:formula="of:=([.J121]-[.H121])/[.H121]" office:value-type="percentage" office:value="0.00757134536983117" calcext:value-type="percentage">
            <text:p>0.76%</text:p>
          </table:table-cell>
          <table:table-cell table:formula="of:=([.J121]-[.I121])/[.I121]" office:value-type="percentage" office:value="0.00552165068294094" calcext:value-type="percentage">
            <text:p>0.55%</text:p>
          </table:table-cell>
        </table:table-row>
        <table:table-row table:style-name="ro1">
          <table:table-cell office:value-type="float" office:value="334.6" calcext:value-type="float">
            <text:p>334.6</text:p>
          </table:table-cell>
          <table:table-cell table:number-columns-repeated="2" office:value-type="float" office:value="335.6" calcext:value-type="float">
            <text:p>335.6</text:p>
          </table:table-cell>
          <table:table-cell office:value-type="float" office:value="335.5" calcext:value-type="float">
            <text:p>335.5</text:p>
          </table:table-cell>
          <table:table-cell office:value-type="float" office:value="335" calcext:value-type="float">
            <text:p>335</text:p>
          </table:table-cell>
          <table:table-cell office:value-type="float" office:value="336.4" calcext:value-type="float">
            <text:p>336.4</text:p>
          </table:table-cell>
          <table:table-cell office:value-type="float" office:value="336.7" calcext:value-type="float">
            <text:p>336.7</text:p>
          </table:table-cell>
          <table:table-cell office:value-type="float" office:value="335.8" calcext:value-type="float">
            <text:p>335.8</text:p>
          </table:table-cell>
          <table:table-cell office:value-type="float" office:value="334.2" calcext:value-type="float">
            <text:p>334.2</text:p>
          </table:table-cell>
          <table:table-cell office:value-type="float" office:value="341" calcext:value-type="float">
            <text:p>341</text:p>
          </table:table-cell>
          <table:table-cell table:formula="of:=([.J122]-[.A122])/[.A122]" office:value-type="percentage" office:value="0.0191273161984458" calcext:value-type="percentage">
            <text:p>1.91%</text:p>
          </table:table-cell>
          <table:table-cell table:formula="of:=([.J122]-[.B122])/[.B122]" office:value-type="percentage" office:value="0.0160905840286054" calcext:value-type="percentage">
            <text:p>1.61%</text:p>
          </table:table-cell>
          <table:table-cell table:formula="of:=([.J122]-[.C122])/[.C122]" office:value-type="percentage" office:value="0.0160905840286054" calcext:value-type="percentage">
            <text:p>1.61%</text:p>
          </table:table-cell>
          <table:table-cell table:formula="of:=([.J122]-[.D122])/[.D122]" office:value-type="percentage" office:value="0.0163934426229508" calcext:value-type="percentage">
            <text:p>1.64%</text:p>
          </table:table-cell>
          <table:table-cell table:formula="of:=([.J122]-[.E122])/[.E122]" office:value-type="percentage" office:value="0.017910447761194" calcext:value-type="percentage">
            <text:p>1.79%</text:p>
          </table:table-cell>
          <table:table-cell table:formula="of:=([.J122]-[.F122])/[.F122]" office:value-type="percentage" office:value="0.0136741973840667" calcext:value-type="percentage">
            <text:p>1.37%</text:p>
          </table:table-cell>
          <table:table-cell table:formula="of:=([.J122]-[.G122])/[.G122]" office:value-type="percentage" office:value="0.0127710127710128" calcext:value-type="percentage">
            <text:p>1.28%</text:p>
          </table:table-cell>
          <table:table-cell table:formula="of:=([.J122]-[.H122])/[.H122]" office:value-type="percentage" office:value="0.015485407980941" calcext:value-type="percentage">
            <text:p>1.55%</text:p>
          </table:table-cell>
          <table:table-cell table:formula="of:=([.J122]-[.I122])/[.I122]" office:value-type="percentage" office:value="0.0203470975463794" calcext:value-type="percentage">
            <text:p>2.03%</text:p>
          </table:table-cell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346.7" calcext:value-type="float">
            <text:p>346.7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47.3" calcext:value-type="float">
            <text:p>347.3</text:p>
          </table:table-cell>
          <table:table-cell office:value-type="float" office:value="347.5" calcext:value-type="float">
            <text:p>347.5</text:p>
          </table:table-cell>
          <table:table-cell office:value-type="float" office:value="347.4" calcext:value-type="float">
            <text:p>347.4</text:p>
          </table:table-cell>
          <table:table-cell office:value-type="float" office:value="348" calcext:value-type="float">
            <text:p>348</text:p>
          </table:table-cell>
          <table:table-cell office:value-type="float" office:value="348.1" calcext:value-type="float">
            <text:p>348.1</text:p>
          </table:table-cell>
          <table:table-cell office:value-type="float" office:value="350" calcext:value-type="float">
            <text:p>350</text:p>
          </table:table-cell>
          <table:table-cell table:formula="of:=([.J123]-[.A123])/[.A123]" office:value-type="percentage" office:value="0.0103926096997691" calcext:value-type="percentage">
            <text:p>1.04%</text:p>
          </table:table-cell>
          <table:table-cell table:formula="of:=([.J123]-[.B123])/[.B123]" office:value-type="percentage" office:value="0.00951831554658209" calcext:value-type="percentage">
            <text:p>0.95%</text:p>
          </table:table-cell>
          <table:table-cell table:formula="of:=([.J123]-[.C123])/[.C123]" office:value-type="percentage" office:value="0.00864553314121038" calcext:value-type="percentage">
            <text:p>0.86%</text:p>
          </table:table-cell>
          <table:table-cell table:formula="of:=([.J123]-[.D123])/[.D123]" office:value-type="percentage" office:value="0.00777425856608117" calcext:value-type="percentage">
            <text:p>0.78%</text:p>
          </table:table-cell>
          <table:table-cell table:formula="of:=([.J123]-[.E123])/[.E123]" office:value-type="percentage" office:value="0.00777425856608117" calcext:value-type="percentage">
            <text:p>0.78%</text:p>
          </table:table-cell>
          <table:table-cell table:formula="of:=([.J123]-[.F123])/[.F123]" office:value-type="percentage" office:value="0.00719424460431655" calcext:value-type="percentage">
            <text:p>0.72%</text:p>
          </table:table-cell>
          <table:table-cell table:formula="of:=([.J123]-[.G123])/[.G123]" office:value-type="percentage" office:value="0.00748416810592983" calcext:value-type="percentage">
            <text:p>0.75%</text:p>
          </table:table-cell>
          <table:table-cell table:formula="of:=([.J123]-[.H123])/[.H123]" office:value-type="percentage" office:value="0.00574712643678161" calcext:value-type="percentage">
            <text:p>0.57%</text:p>
          </table:table-cell>
          <table:table-cell table:formula="of:=([.J123]-[.I123])/[.I123]" office:value-type="percentage" office:value="0.00545820166618781" calcext:value-type="percentage">
            <text:p>0.55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.7" calcext:value-type="float">
            <text:p>348.7</text:p>
          </table:table-cell>
          <table:table-cell office:value-type="float" office:value="348.8" calcext:value-type="float">
            <text:p>348.8</text:p>
          </table:table-cell>
          <table:table-cell office:value-type="float" office:value="349.3" calcext:value-type="float">
            <text:p>349.3</text:p>
          </table:table-cell>
          <table:table-cell table:number-columns-repeated="2" office:value-type="float" office:value="349.5" calcext:value-type="float">
            <text:p>349.5</text:p>
          </table:table-cell>
          <table:table-cell office:value-type="float" office:value="349.7" calcext:value-type="float">
            <text:p>349.7</text:p>
          </table:table-cell>
          <table:table-cell office:value-type="float" office:value="350" calcext:value-type="float">
            <text:p>350</text:p>
          </table:table-cell>
          <table:table-cell office:value-type="float" office:value="348.9" calcext:value-type="float">
            <text:p>348.9</text:p>
          </table:table-cell>
          <table:table-cell office:value-type="float" office:value="351" calcext:value-type="float">
            <text:p>351</text:p>
          </table:table-cell>
          <table:table-cell table:formula="of:=([.J124]-[.A124])/[.A124]" office:value-type="percentage" office:value="0.00862068965517241" calcext:value-type="percentage">
            <text:p>0.86%</text:p>
          </table:table-cell>
          <table:table-cell table:formula="of:=([.J124]-[.B124])/[.B124]" office:value-type="percentage" office:value="0.00659592773157445" calcext:value-type="percentage">
            <text:p>0.66%</text:p>
          </table:table-cell>
          <table:table-cell table:formula="of:=([.J124]-[.C124])/[.C124]" office:value-type="percentage" office:value="0.00630733944954125" calcext:value-type="percentage">
            <text:p>0.63%</text:p>
          </table:table-cell>
          <table:table-cell table:formula="of:=([.J124]-[.D124])/[.D124]" office:value-type="percentage" office:value="0.00486687661036355" calcext:value-type="percentage">
            <text:p>0.49%</text:p>
          </table:table-cell>
          <table:table-cell table:formula="of:=([.J124]-[.E124])/[.E124]" office:value-type="percentage" office:value="0.00429184549356223" calcext:value-type="percentage">
            <text:p>0.43%</text:p>
          </table:table-cell>
          <table:table-cell table:formula="of:=([.J124]-[.F124])/[.F124]" office:value-type="percentage" office:value="0.00429184549356223" calcext:value-type="percentage">
            <text:p>0.43%</text:p>
          </table:table-cell>
          <table:table-cell table:formula="of:=([.J124]-[.G124])/[.G124]" office:value-type="percentage" office:value="0.00371747211895914" calcext:value-type="percentage">
            <text:p>0.37%</text:p>
          </table:table-cell>
          <table:table-cell table:formula="of:=([.J124]-[.H124])/[.H124]" office:value-type="percentage" office:value="0.00285714285714286" calcext:value-type="percentage">
            <text:p>0.29%</text:p>
          </table:table-cell>
          <table:table-cell table:formula="of:=([.J124]-[.I124])/[.I124]" office:value-type="percentage" office:value="0.00601891659501296" calcext:value-type="percentage">
            <text:p>0.60%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351.9" calcext:value-type="float">
            <text:p>351.9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2" office:value-type="float" office:value="351.9" calcext:value-type="float">
            <text:p>351.9</text:p>
          </table:table-cell>
          <table:table-cell office:value-type="float" office:value="352" calcext:value-type="float">
            <text:p>352</text:p>
          </table:table-cell>
          <table:table-cell office:value-type="float" office:value="351.9" calcext:value-type="float">
            <text:p>351.9</text:p>
          </table:table-cell>
          <table:table-cell office:value-type="float" office:value="352" calcext:value-type="float">
            <text:p>352</text:p>
          </table:table-cell>
          <table:table-cell table:formula="of:=([.J125]-[.A125])/[.A125]" office:value-type="percentage" office:value="0" calcext:value-type="percentage">
            <text:p>0.00%</text:p>
          </table:table-cell>
          <table:table-cell table:formula="of:=([.J125]-[.B125])/[.B125]" office:value-type="percentage" office:value="0" calcext:value-type="percentage">
            <text:p>0.00%</text:p>
          </table:table-cell>
          <table:table-cell table:formula="of:=([.J125]-[.C125])/[.C125]" office:value-type="percentage" office:value="0.000284171639670426" calcext:value-type="percentage">
            <text:p>0.03%</text:p>
          </table:table-cell>
          <table:table-cell table:formula="of:=([.J125]-[.D125])/[.D125]" office:value-type="percentage" office:value="0" calcext:value-type="percentage">
            <text:p>0.00%</text:p>
          </table:table-cell>
          <table:table-cell table:formula="of:=([.J125]-[.E125])/[.E125]" office:value-type="percentage" office:value="0" calcext:value-type="percentage">
            <text:p>0.00%</text:p>
          </table:table-cell>
          <table:table-cell table:formula="of:=([.J125]-[.F125])/[.F125]" office:value-type="percentage" office:value="0.000284171639670426" calcext:value-type="percentage">
            <text:p>0.03%</text:p>
          </table:table-cell>
          <table:table-cell table:formula="of:=([.J125]-[.G125])/[.G125]" office:value-type="percentage" office:value="0.000284171639670426" calcext:value-type="percentage">
            <text:p>0.03%</text:p>
          </table:table-cell>
          <table:table-cell table:formula="of:=([.J125]-[.H125])/[.H125]" office:value-type="percentage" office:value="0" calcext:value-type="percentage">
            <text:p>0.00%</text:p>
          </table:table-cell>
          <table:table-cell table:formula="of:=([.J125]-[.I125])/[.I125]" office:value-type="percentage" office:value="0.000284171639670426" calcext:value-type="percentage">
            <text:p>0.03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6]-[.A126])/[.A126]" office:value-type="percentage" office:value="0" calcext:value-type="percentage">
            <text:p>0.00%</text:p>
          </table:table-cell>
          <table:table-cell table:formula="of:=([.J126]-[.B126])/[.B126]" office:value-type="percentage" office:value="0" calcext:value-type="percentage">
            <text:p>0.00%</text:p>
          </table:table-cell>
          <table:table-cell table:formula="of:=([.J126]-[.C126])/[.C126]" office:value-type="percentage" office:value="0" calcext:value-type="percentage">
            <text:p>0.00%</text:p>
          </table:table-cell>
          <table:table-cell table:formula="of:=([.J126]-[.D126])/[.D126]" office:value-type="percentage" office:value="0" calcext:value-type="percentage">
            <text:p>0.00%</text:p>
          </table:table-cell>
          <table:table-cell table:formula="of:=([.J126]-[.E126])/[.E126]" office:value-type="percentage" office:value="0" calcext:value-type="percentage">
            <text:p>0.00%</text:p>
          </table:table-cell>
          <table:table-cell table:formula="of:=([.J126]-[.F126])/[.F126]" office:value-type="percentage" office:value="0" calcext:value-type="percentage">
            <text:p>0.00%</text:p>
          </table:table-cell>
          <table:table-cell table:formula="of:=([.J126]-[.G126])/[.G126]" office:value-type="percentage" office:value="0" calcext:value-type="percentage">
            <text:p>0.00%</text:p>
          </table:table-cell>
          <table:table-cell table:formula="of:=([.J126]-[.H126])/[.H126]" office:value-type="percentage" office:value="0" calcext:value-type="percentage">
            <text:p>0.00%</text:p>
          </table:table-cell>
          <table:table-cell table:formula="of:=([.J126]-[.I126])/[.I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2" calcext:value-type="float">
            <text:p>352</text:p>
          </table:table-cell>
          <table:table-cell table:formula="of:=([.J127]-[.A127])/[.A127]" office:value-type="percentage" office:value="0" calcext:value-type="percentage">
            <text:p>0.00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352.9" calcext:value-type="float">
            <text:p>352.9</text:p>
          </table:table-cell>
          <table:table-cell office:value-type="float" office:value="352.7" calcext:value-type="float">
            <text:p>352.7</text:p>
          </table:table-cell>
          <table:table-cell office:value-type="float" office:value="352.8" calcext:value-type="float">
            <text:p>352.8</text:p>
          </table:table-cell>
          <table:table-cell office:value-type="float" office:value="352.6" calcext:value-type="float">
            <text:p>352.6</text:p>
          </table:table-cell>
          <table:table-cell table:number-columns-repeated="2" office:value-type="float" office:value="352.7" calcext:value-type="float">
            <text:p>352.7</text:p>
          </table:table-cell>
          <table:table-cell office:value-type="float" office:value="353" calcext:value-type="float">
            <text:p>353</text:p>
          </table:table-cell>
          <table:table-cell office:value-type="float" office:value="352.4" calcext:value-type="float">
            <text:p>352.4</text:p>
          </table:table-cell>
          <table:table-cell office:value-type="float" office:value="353" calcext:value-type="float">
            <text:p>353</text:p>
          </table:table-cell>
          <table:table-cell table:formula="of:=([.J128]-[.A128])/[.A128]" office:value-type="percentage" office:value="0.00113442994895059" calcext:value-type="percentage">
            <text:p>0.11%</text:p>
          </table:table-cell>
          <table:table-cell table:formula="of:=([.J128]-[.B128])/[.B128]" office:value-type="percentage" office:value="0.000283366392745885" calcext:value-type="percentage">
            <text:p>0.03%</text:p>
          </table:table-cell>
          <table:table-cell table:formula="of:=([.J128]-[.C128])/[.C128]" office:value-type="percentage" office:value="0.000850581230507546" calcext:value-type="percentage">
            <text:p>0.09%</text:p>
          </table:table-cell>
          <table:table-cell table:formula="of:=([.J128]-[.D128])/[.D128]" office:value-type="percentage" office:value="0.000566893424036249" calcext:value-type="percentage">
            <text:p>0.06%</text:p>
          </table:table-cell>
          <table:table-cell table:formula="of:=([.J128]-[.E128])/[.E128]" office:value-type="percentage" office:value="0.00113442994895059" calcext:value-type="percentage">
            <text:p>0.11%</text:p>
          </table:table-cell>
          <table:table-cell table:formula="of:=([.J128]-[.F128])/[.F128]" office:value-type="percentage" office:value="0.000850581230507546" calcext:value-type="percentage">
            <text:p>0.09%</text:p>
          </table:table-cell>
          <table:table-cell table:formula="of:=([.J128]-[.G128])/[.G128]" office:value-type="percentage" office:value="0.000850581230507546" calcext:value-type="percentage">
            <text:p>0.09%</text:p>
          </table:table-cell>
          <table:table-cell table:formula="of:=([.J128]-[.H128])/[.H128]" office:value-type="percentage" office:value="0" calcext:value-type="percentage">
            <text:p>0.00%</text:p>
          </table:table-cell>
          <table:table-cell table:formula="of:=([.J128]-[.I128])/[.I128]" office:value-type="percentage" office:value="0.00170261066969359" calcext:value-type="percentage">
            <text:p>0.17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.2" calcext:value-type="float">
            <text:p>345.2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4.7" calcext:value-type="float">
            <text:p>344.7</text:p>
          </table:table-cell>
          <table:table-cell office:value-type="float" office:value="346.2" calcext:value-type="float">
            <text:p>346.2</text:p>
          </table:table-cell>
          <table:table-cell office:value-type="float" office:value="345.6" calcext:value-type="float">
            <text:p>345.6</text:p>
          </table:table-cell>
          <table:table-cell office:value-type="float" office:value="344.1" calcext:value-type="float">
            <text:p>344.1</text:p>
          </table:table-cell>
          <table:table-cell office:value-type="float" office:value="342.9" calcext:value-type="float">
            <text:p>342.9</text:p>
          </table:table-cell>
          <table:table-cell office:value-type="float" office:value="354" calcext:value-type="float">
            <text:p>354</text:p>
          </table:table-cell>
          <table:table-cell table:formula="of:=([.J129]-[.A129])/[.A129]" office:value-type="percentage" office:value="0.0290697674418605" calcext:value-type="percentage">
            <text:p>2.91%</text:p>
          </table:table-cell>
          <table:table-cell table:formula="of:=([.J129]-[.B129])/[.B129]" office:value-type="percentage" office:value="0.0254924681344149" calcext:value-type="percentage">
            <text:p>2.55%</text:p>
          </table:table-cell>
          <table:table-cell table:formula="of:=([.J129]-[.C129])/[.C129]" office:value-type="percentage" office:value="0.0260869565217391" calcext:value-type="percentage">
            <text:p>2.61%</text:p>
          </table:table-cell>
          <table:table-cell table:formula="of:=([.J129]-[.D129])/[.D129]" office:value-type="percentage" office:value="0.023121387283237" calcext:value-type="percentage">
            <text:p>2.31%</text:p>
          </table:table-cell>
          <table:table-cell table:formula="of:=([.J129]-[.E129])/[.E129]" office:value-type="percentage" office:value="0.0269799825935597" calcext:value-type="percentage">
            <text:p>2.70%</text:p>
          </table:table-cell>
          <table:table-cell table:formula="of:=([.J129]-[.F129])/[.F129]" office:value-type="percentage" office:value="0.0225303292894281" calcext:value-type="percentage">
            <text:p>2.25%</text:p>
          </table:table-cell>
          <table:table-cell table:formula="of:=([.J129]-[.G129])/[.G129]" office:value-type="percentage" office:value="0.0243055555555555" calcext:value-type="percentage">
            <text:p>2.43%</text:p>
          </table:table-cell>
          <table:table-cell table:formula="of:=([.J129]-[.H129])/[.H129]" office:value-type="percentage" office:value="0.028770706190061" calcext:value-type="percentage">
            <text:p>2.88%</text:p>
          </table:table-cell>
          <table:table-cell table:formula="of:=([.J129]-[.I129])/[.I129]" office:value-type="percentage" office:value="0.0323709536307962" calcext:value-type="percentage">
            <text:p>3.24%</text:p>
          </table:table-cell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340.5" calcext:value-type="float">
            <text:p>340.5</text:p>
          </table:table-cell>
          <table:table-cell office:value-type="float" office:value="340.1" calcext:value-type="float">
            <text:p>340.1</text:p>
          </table:table-cell>
          <table:table-cell office:value-type="float" office:value="340.2" calcext:value-type="float">
            <text:p>340.2</text:p>
          </table:table-cell>
          <table:table-cell office:value-type="float" office:value="341.6" calcext:value-type="float">
            <text:p>341.6</text:p>
          </table:table-cell>
          <table:table-cell office:value-type="float" office:value="341.2" calcext:value-type="float">
            <text:p>341.2</text:p>
          </table:table-cell>
          <table:table-cell office:value-type="float" office:value="340.9" calcext:value-type="float">
            <text:p>340.9</text:p>
          </table:table-cell>
          <table:table-cell office:value-type="float" office:value="339.7" calcext:value-type="float">
            <text:p>339.7</text:p>
          </table:table-cell>
          <table:table-cell office:value-type="float" office:value="337.9" calcext:value-type="float">
            <text:p>337.9</text:p>
          </table:table-cell>
          <table:table-cell office:value-type="float" office:value="346" calcext:value-type="float">
            <text:p>346</text:p>
          </table:table-cell>
          <table:table-cell table:formula="of:=([.J130]-[.A130])/[.A130]" office:value-type="percentage" office:value="0.0194460813199765" calcext:value-type="percentage">
            <text:p>1.94%</text:p>
          </table:table-cell>
          <table:table-cell table:formula="of:=([.J130]-[.B130])/[.B130]" office:value-type="percentage" office:value="0.0161527165932452" calcext:value-type="percentage">
            <text:p>1.62%</text:p>
          </table:table-cell>
          <table:table-cell table:formula="of:=([.J130]-[.C130])/[.C130]" office:value-type="percentage" office:value="0.0173478388709203" calcext:value-type="percentage">
            <text:p>1.73%</text:p>
          </table:table-cell>
          <table:table-cell table:formula="of:=([.J130]-[.D130])/[.D130]" office:value-type="percentage" office:value="0.0170487948265726" calcext:value-type="percentage">
            <text:p>1.70%</text:p>
          </table:table-cell>
          <table:table-cell table:formula="of:=([.J130]-[.E130])/[.E130]" office:value-type="percentage" office:value="0.0128805620608899" calcext:value-type="percentage">
            <text:p>1.29%</text:p>
          </table:table-cell>
          <table:table-cell table:formula="of:=([.J130]-[.F130])/[.F130]" office:value-type="percentage" office:value="0.0140679953106683" calcext:value-type="percentage">
            <text:p>1.41%</text:p>
          </table:table-cell>
          <table:table-cell table:formula="of:=([.J130]-[.G130])/[.G130]" office:value-type="percentage" office:value="0.0149603989439719" calcext:value-type="percentage">
            <text:p>1.50%</text:p>
          </table:table-cell>
          <table:table-cell table:formula="of:=([.J130]-[.H130])/[.H130]" office:value-type="percentage" office:value="0.0185457756844275" calcext:value-type="percentage">
            <text:p>1.85%</text:p>
          </table:table-cell>
          <table:table-cell table:formula="of:=([.J130]-[.I130])/[.I130]" office:value-type="percentage" office:value="0.0239715892275822" calcext:value-type="percentage">
            <text:p>2.40%</text:p>
          </table:table-cell>
        </table:table-row>
        <table:table-row table:style-name="ro1">
          <table:table-cell office:value-type="float" office:value="328.9" calcext:value-type="float">
            <text:p>328.9</text:p>
          </table:table-cell>
          <table:table-cell office:value-type="float" office:value="327.7" calcext:value-type="float">
            <text:p>327.7</text:p>
          </table:table-cell>
          <table:table-cell office:value-type="float" office:value="328" calcext:value-type="float">
            <text:p>328</text:p>
          </table:table-cell>
          <table:table-cell office:value-type="float" office:value="326.5" calcext:value-type="float">
            <text:p>326.5</text:p>
          </table:table-cell>
          <table:table-cell office:value-type="float" office:value="327.9" calcext:value-type="float">
            <text:p>327.9</text:p>
          </table:table-cell>
          <table:table-cell office:value-type="float" office:value="328.6" calcext:value-type="float">
            <text:p>328.6</text:p>
          </table:table-cell>
          <table:table-cell office:value-type="float" office:value="330.3" calcext:value-type="float">
            <text:p>330.3</text:p>
          </table:table-cell>
          <table:table-cell office:value-type="float" office:value="329.4" calcext:value-type="float">
            <text:p>329.4</text:p>
          </table:table-cell>
          <table:table-cell office:value-type="float" office:value="326.8" calcext:value-type="float">
            <text:p>326.8</text:p>
          </table:table-cell>
          <table:table-cell office:value-type="float" office:value="337" calcext:value-type="float">
            <text:p>337</text:p>
          </table:table-cell>
          <table:table-cell table:formula="of:=([.J131]-[.A131])/[.A131]" office:value-type="percentage" office:value="0.0246275463666769" calcext:value-type="percentage">
            <text:p>2.46%</text:p>
          </table:table-cell>
          <table:table-cell table:formula="of:=([.J131]-[.B131])/[.B131]" office:value-type="percentage" office:value="0.0283796155019836" calcext:value-type="percentage">
            <text:p>2.84%</text:p>
          </table:table-cell>
          <table:table-cell table:formula="of:=([.J131]-[.C131])/[.C131]" office:value-type="percentage" office:value="0.0274390243902439" calcext:value-type="percentage">
            <text:p>2.74%</text:p>
          </table:table-cell>
          <table:table-cell table:formula="of:=([.J131]-[.D131])/[.D131]" office:value-type="percentage" office:value="0.0321592649310873" calcext:value-type="percentage">
            <text:p>3.22%</text:p>
          </table:table-cell>
          <table:table-cell table:formula="of:=([.J131]-[.E131])/[.E131]" office:value-type="percentage" office:value="0.0277523635254652" calcext:value-type="percentage">
            <text:p>2.78%</text:p>
          </table:table-cell>
          <table:table-cell table:formula="of:=([.J131]-[.F131])/[.F131]" office:value-type="percentage" office:value="0.0255629945222154" calcext:value-type="percentage">
            <text:p>2.56%</text:p>
          </table:table-cell>
          <table:table-cell table:formula="of:=([.J131]-[.G131])/[.G131]" office:value-type="percentage" office:value="0.0202845897668786" calcext:value-type="percentage">
            <text:p>2.03%</text:p>
          </table:table-cell>
          <table:table-cell table:formula="of:=([.J131]-[.H131])/[.H131]" office:value-type="percentage" office:value="0.0230722525804494" calcext:value-type="percentage">
            <text:p>2.31%</text:p>
          </table:table-cell>
          <table:table-cell table:formula="of:=([.J131]-[.I131])/[.I131]" office:value-type="percentage" office:value="0.0312117503059975" calcext:value-type="percentage">
            <text:p>3.12%</text:p>
          </table:table-cell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354.1" calcext:value-type="float">
            <text:p>354.1</text:p>
          </table:table-cell>
          <table:table-cell office:value-type="float" office:value="354.3" calcext:value-type="float">
            <text:p>354.3</text:p>
          </table:table-cell>
          <table:table-cell office:value-type="float" office:value="354" calcext:value-type="float">
            <text:p>354</text:p>
          </table:table-cell>
          <table:table-cell office:value-type="float" office:value="354.1" calcext:value-type="float">
            <text:p>354.1</text:p>
          </table:table-cell>
          <table:table-cell office:value-type="float" office:value="354.3" calcext:value-type="float">
            <text:p>354.3</text:p>
          </table:table-cell>
          <table:table-cell office:value-type="float" office:value="354.1" calcext:value-type="float">
            <text:p>354.1</text:p>
          </table:table-cell>
          <table:table-cell office:value-type="float" office:value="353.7" calcext:value-type="float">
            <text:p>353.7</text:p>
          </table:table-cell>
          <table:table-cell office:value-type="float" office:value="352.4" calcext:value-type="float">
            <text:p>352.4</text:p>
          </table:table-cell>
          <table:table-cell office:value-type="float" office:value="356" calcext:value-type="float">
            <text:p>356</text:p>
          </table:table-cell>
          <table:table-cell table:formula="of:=([.J132]-[.A132])/[.A132]" office:value-type="percentage" office:value="0.00508187464709207" calcext:value-type="percentage">
            <text:p>0.51%</text:p>
          </table:table-cell>
          <table:table-cell table:formula="of:=([.J132]-[.B132])/[.B132]" office:value-type="percentage" office:value="0.00536571589946336" calcext:value-type="percentage">
            <text:p>0.54%</text:p>
          </table:table-cell>
          <table:table-cell table:formula="of:=([.J132]-[.C132])/[.C132]" office:value-type="percentage" office:value="0.00479819362122492" calcext:value-type="percentage">
            <text:p>0.48%</text:p>
          </table:table-cell>
          <table:table-cell table:formula="of:=([.J132]-[.D132])/[.D132]" office:value-type="percentage" office:value="0.00564971751412429" calcext:value-type="percentage">
            <text:p>0.56%</text:p>
          </table:table-cell>
          <table:table-cell table:formula="of:=([.J132]-[.E132])/[.E132]" office:value-type="percentage" office:value="0.00536571589946336" calcext:value-type="percentage">
            <text:p>0.54%</text:p>
          </table:table-cell>
          <table:table-cell table:formula="of:=([.J132]-[.F132])/[.F132]" office:value-type="percentage" office:value="0.00479819362122492" calcext:value-type="percentage">
            <text:p>0.48%</text:p>
          </table:table-cell>
          <table:table-cell table:formula="of:=([.J132]-[.G132])/[.G132]" office:value-type="percentage" office:value="0.00536571589946336" calcext:value-type="percentage">
            <text:p>0.54%</text:p>
          </table:table-cell>
          <table:table-cell table:formula="of:=([.J132]-[.H132])/[.H132]" office:value-type="percentage" office:value="0.0065026858919989" calcext:value-type="percentage">
            <text:p>0.65%</text:p>
          </table:table-cell>
          <table:table-cell table:formula="of:=([.J132]-[.I132])/[.I132]" office:value-type="percentage" office:value="0.0102156640181612" calcext:value-type="percentage">
            <text:p>1.02%</text:p>
          </table:table-cell>
        </table:table-row>
        <table:table-row table:style-name="ro1">
          <table:table-cell office:value-type="float" office:value="347.3" calcext:value-type="float">
            <text:p>347.3</text:p>
          </table:table-cell>
          <table:table-cell office:value-type="float" office:value="348.4" calcext:value-type="float">
            <text:p>348.4</text:p>
          </table:table-cell>
          <table:table-cell office:value-type="float" office:value="348.1" calcext:value-type="float">
            <text:p>348.1</text:p>
          </table:table-cell>
          <table:table-cell office:value-type="float" office:value="348" calcext:value-type="float">
            <text:p>348</text:p>
          </table:table-cell>
          <table:table-cell office:value-type="float" office:value="348.8" calcext:value-type="float">
            <text:p>348.8</text:p>
          </table:table-cell>
          <table:table-cell office:value-type="float" office:value="348.5" calcext:value-type="float">
            <text:p>348.5</text:p>
          </table:table-cell>
          <table:table-cell office:value-type="float" office:value="348.9" calcext:value-type="float">
            <text:p>348.9</text:p>
          </table:table-cell>
          <table:table-cell office:value-type="float" office:value="349.1" calcext:value-type="float">
            <text:p>349.1</text:p>
          </table:table-cell>
          <table:table-cell office:value-type="float" office:value="347.4" calcext:value-type="float">
            <text:p>347.4</text:p>
          </table:table-cell>
          <table:table-cell office:value-type="float" office:value="353" calcext:value-type="float">
            <text:p>353</text:p>
          </table:table-cell>
          <table:table-cell table:formula="of:=([.J133]-[.A133])/[.A133]" office:value-type="percentage" office:value="0.0164123236395047" calcext:value-type="percentage">
            <text:p>1.64%</text:p>
          </table:table-cell>
          <table:table-cell table:formula="of:=([.J133]-[.B133])/[.B133]" office:value-type="percentage" office:value="0.0132032146957521" calcext:value-type="percentage">
            <text:p>1.32%</text:p>
          </table:table-cell>
          <table:table-cell table:formula="of:=([.J133]-[.C133])/[.C133]" office:value-type="percentage" office:value="0.0140764148233266" calcext:value-type="percentage">
            <text:p>1.41%</text:p>
          </table:table-cell>
          <table:table-cell table:formula="of:=([.J133]-[.D133])/[.D133]" office:value-type="percentage" office:value="0.014367816091954" calcext:value-type="percentage">
            <text:p>1.44%</text:p>
          </table:table-cell>
          <table:table-cell table:formula="of:=([.J133]-[.E133])/[.E133]" office:value-type="percentage" office:value="0.0120412844036697" calcext:value-type="percentage">
            <text:p>1.20%</text:p>
          </table:table-cell>
          <table:table-cell table:formula="of:=([.J133]-[.F133])/[.F133]" office:value-type="percentage" office:value="0.0129124820659971" calcext:value-type="percentage">
            <text:p>1.29%</text:p>
          </table:table-cell>
          <table:table-cell table:formula="of:=([.J133]-[.G133])/[.G133]" office:value-type="percentage" office:value="0.0117512181140729" calcext:value-type="percentage">
            <text:p>1.18%</text:p>
          </table:table-cell>
          <table:table-cell table:formula="of:=([.J133]-[.H133])/[.H133]" office:value-type="percentage" office:value="0.0111715840733314" calcext:value-type="percentage">
            <text:p>1.12%</text:p>
          </table:table-cell>
          <table:table-cell table:formula="of:=([.J133]-[.I133])/[.I133]" office:value-type="percentage" office:value="0.0161197466896949" calcext:value-type="percentage">
            <text:p>1.61%</text:p>
          </table:table-cell>
        </table:table-row>
        <table:table-row table:style-name="ro1">
          <table:table-cell table:number-columns-repeated="8" office:value-type="float" office:value="357" calcext:value-type="float">
            <text:p>357</text:p>
          </table:table-cell>
          <table:table-cell office:value-type="float" office:value="356.9" calcext:value-type="float">
            <text:p>356.9</text:p>
          </table:table-cell>
          <table:table-cell office:value-type="float" office:value="357" calcext:value-type="float">
            <text:p>357</text:p>
          </table:table-cell>
          <table:table-cell table:formula="of:=([.J134]-[.A134])/[.A134]" office:value-type="percentage" office:value="0" calcext:value-type="percentage">
            <text:p>0.00%</text:p>
          </table:table-cell>
          <table:table-cell table:formula="of:=([.J134]-[.B134])/[.B134]" office:value-type="percentage" office:value="0" calcext:value-type="percentage">
            <text:p>0.00%</text:p>
          </table:table-cell>
          <table:table-cell table:formula="of:=([.J134]-[.C134])/[.C134]" office:value-type="percentage" office:value="0" calcext:value-type="percentage">
            <text:p>0.00%</text:p>
          </table:table-cell>
          <table:table-cell table:formula="of:=([.J134]-[.D134])/[.D134]" office:value-type="percentage" office:value="0" calcext:value-type="percentage">
            <text:p>0.00%</text:p>
          </table:table-cell>
          <table:table-cell table:formula="of:=([.J134]-[.E134])/[.E134]" office:value-type="percentage" office:value="0" calcext:value-type="percentage">
            <text:p>0.00%</text:p>
          </table:table-cell>
          <table:table-cell table:formula="of:=([.J134]-[.F134])/[.F134]" office:value-type="percentage" office:value="0" calcext:value-type="percentage">
            <text:p>0.00%</text:p>
          </table:table-cell>
          <table:table-cell table:formula="of:=([.J134]-[.G134])/[.G134]" office:value-type="percentage" office:value="0" calcext:value-type="percentage">
            <text:p>0.00%</text:p>
          </table:table-cell>
          <table:table-cell table:formula="of:=([.J134]-[.H134])/[.H134]" office:value-type="percentage" office:value="0" calcext:value-type="percentage">
            <text:p>0.00%</text:p>
          </table:table-cell>
          <table:table-cell table:formula="of:=([.J134]-[.I134])/[.I134]" office:value-type="percentage" office:value="0.000280190529560165" calcext:value-type="percentage">
            <text:p>0.03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.2" calcext:value-type="float">
            <text:p>357.2</text:p>
          </table:table-cell>
          <table:table-cell office:value-type="float" office:value="357.3" calcext:value-type="float">
            <text:p>357.3</text:p>
          </table:table-cell>
          <table:table-cell office:value-type="float" office:value="357" calcext:value-type="float">
            <text:p>357</text:p>
          </table:table-cell>
          <table:table-cell office:value-type="float" office:value="357.2" calcext:value-type="float">
            <text:p>357.2</text:p>
          </table:table-cell>
          <table:table-cell table:number-columns-repeated="3" office:value-type="float" office:value="356.7" calcext:value-type="float">
            <text:p>356.7</text:p>
          </table:table-cell>
          <table:table-cell office:value-type="float" office:value="356.5" calcext:value-type="float">
            <text:p>356.5</text:p>
          </table:table-cell>
          <table:table-cell office:value-type="float" office:value="358" calcext:value-type="float">
            <text:p>358</text:p>
          </table:table-cell>
          <table:table-cell table:formula="of:=([.J135]-[.A135])/[.A135]" office:value-type="percentage" office:value="0.00280112044817927" calcext:value-type="percentage">
            <text:p>0.28%</text:p>
          </table:table-cell>
          <table:table-cell table:formula="of:=([.J135]-[.B135])/[.B135]" office:value-type="percentage" office:value="0.00223964165733486" calcext:value-type="percentage">
            <text:p>0.22%</text:p>
          </table:table-cell>
          <table:table-cell table:formula="of:=([.J135]-[.C135])/[.C135]" office:value-type="percentage" office:value="0.00195913797928908" calcext:value-type="percentage">
            <text:p>0.20%</text:p>
          </table:table-cell>
          <table:table-cell table:formula="of:=([.J135]-[.D135])/[.D135]" office:value-type="percentage" office:value="0.00280112044817927" calcext:value-type="percentage">
            <text:p>0.28%</text:p>
          </table:table-cell>
          <table:table-cell table:formula="of:=([.J135]-[.E135])/[.E135]" office:value-type="percentage" office:value="0.00223964165733486" calcext:value-type="percentage">
            <text:p>0.22%</text:p>
          </table:table-cell>
          <table:table-cell table:formula="of:=([.J135]-[.F135])/[.F135]" office:value-type="percentage" office:value="0.00364451920381276" calcext:value-type="percentage">
            <text:p>0.36%</text:p>
          </table:table-cell>
          <table:table-cell table:formula="of:=([.J135]-[.G135])/[.G135]" office:value-type="percentage" office:value="0.00364451920381276" calcext:value-type="percentage">
            <text:p>0.36%</text:p>
          </table:table-cell>
          <table:table-cell table:formula="of:=([.J135]-[.H135])/[.H135]" office:value-type="percentage" office:value="0.00364451920381276" calcext:value-type="percentage">
            <text:p>0.36%</text:p>
          </table:table-cell>
          <table:table-cell table:formula="of:=([.J135]-[.I135])/[.I135]" office:value-type="percentage" office:value="0.00420757363253857" calcext:value-type="percentage">
            <text:p>0.42%</text:p>
          </table:table-cell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356.5" calcext:value-type="float">
            <text:p>356.5</text:p>
          </table:table-cell>
          <table:table-cell office:value-type="float" office:value="356.2" calcext:value-type="float">
            <text:p>356.2</text:p>
          </table:table-cell>
          <table:table-cell office:value-type="float" office:value="356.4" calcext:value-type="float">
            <text:p>356.4</text:p>
          </table:table-cell>
          <table:table-cell table:number-columns-repeated="3" office:value-type="float" office:value="356.3" calcext:value-type="float">
            <text:p>356.3</text:p>
          </table:table-cell>
          <table:table-cell office:value-type="float" office:value="356.2" calcext:value-type="float">
            <text:p>356.2</text:p>
          </table:table-cell>
          <table:table-cell office:value-type="float" office:value="355.8" calcext:value-type="float">
            <text:p>355.8</text:p>
          </table:table-cell>
          <table:table-cell office:value-type="float" office:value="357" calcext:value-type="float">
            <text:p>357</text:p>
          </table:table-cell>
          <table:table-cell table:formula="of:=([.J136]-[.A136])/[.A136]" office:value-type="percentage" office:value="0.00450196961170519" calcext:value-type="percentage">
            <text:p>0.45%</text:p>
          </table:table-cell>
          <table:table-cell table:formula="of:=([.J136]-[.B136])/[.B136]" office:value-type="percentage" office:value="0.00140252454417952" calcext:value-type="percentage">
            <text:p>0.14%</text:p>
          </table:table-cell>
          <table:table-cell table:formula="of:=([.J136]-[.C136])/[.C136]" office:value-type="percentage" office:value="0.00224592925322855" calcext:value-type="percentage">
            <text:p>0.22%</text:p>
          </table:table-cell>
          <table:table-cell table:formula="of:=([.J136]-[.D136])/[.D136]" office:value-type="percentage" office:value="0.00168350168350175" calcext:value-type="percentage">
            <text:p>0.17%</text:p>
          </table:table-cell>
          <table:table-cell table:formula="of:=([.J136]-[.E136])/[.E136]" office:value-type="percentage" office:value="0.00196463654223965" calcext:value-type="percentage">
            <text:p>0.20%</text:p>
          </table:table-cell>
          <table:table-cell table:formula="of:=([.J136]-[.F136])/[.F136]" office:value-type="percentage" office:value="0.00196463654223965" calcext:value-type="percentage">
            <text:p>0.20%</text:p>
          </table:table-cell>
          <table:table-cell table:formula="of:=([.J136]-[.G136])/[.G136]" office:value-type="percentage" office:value="0.00196463654223965" calcext:value-type="percentage">
            <text:p>0.20%</text:p>
          </table:table-cell>
          <table:table-cell table:formula="of:=([.J136]-[.H136])/[.H136]" office:value-type="percentage" office:value="0.00224592925322855" calcext:value-type="percentage">
            <text:p>0.22%</text:p>
          </table:table-cell>
          <table:table-cell table:formula="of:=([.J136]-[.I136])/[.I136]" office:value-type="percentage" office:value="0.00337268128161885" calcext:value-type="percentage">
            <text:p>0.34%</text:p>
          </table:table-cell>
        </table:table-row>
        <table:table-row table:style-name="ro1">
          <table:table-cell office:value-type="float" office:value="358.1" calcext:value-type="float">
            <text:p>358.1</text:p>
          </table:table-cell>
          <table:table-cell office:value-type="float" office:value="358.7" calcext:value-type="float">
            <text:p>358.7</text:p>
          </table:table-cell>
          <table:table-cell office:value-type="float" office:value="359.2" calcext:value-type="float">
            <text:p>359.2</text:p>
          </table:table-cell>
          <table:table-cell office:value-type="float" office:value="358.4" calcext:value-type="float">
            <text:p>358.4</text:p>
          </table:table-cell>
          <table:table-cell office:value-type="float" office:value="358.9" calcext:value-type="float">
            <text:p>358.9</text:p>
          </table:table-cell>
          <table:table-cell office:value-type="float" office:value="358.7" calcext:value-type="float">
            <text:p>358.7</text:p>
          </table:table-cell>
          <table:table-cell office:value-type="float" office:value="359.1" calcext:value-type="float">
            <text:p>359.1</text:p>
          </table:table-cell>
          <table:table-cell office:value-type="float" office:value="358.8" calcext:value-type="float">
            <text:p>358.8</text:p>
          </table:table-cell>
          <table:table-cell office:value-type="float" office:value="358.7" calcext:value-type="float">
            <text:p>358.7</text:p>
          </table:table-cell>
          <table:table-cell office:value-type="float" office:value="360" calcext:value-type="float">
            <text:p>360</text:p>
          </table:table-cell>
          <table:table-cell table:formula="of:=([.J137]-[.A137])/[.A137]" office:value-type="percentage" office:value="0.00530578050823786" calcext:value-type="percentage">
            <text:p>0.53%</text:p>
          </table:table-cell>
          <table:table-cell table:formula="of:=([.J137]-[.B137])/[.B137]" office:value-type="percentage" office:value="0.00362419849456373" calcext:value-type="percentage">
            <text:p>0.36%</text:p>
          </table:table-cell>
          <table:table-cell table:formula="of:=([.J137]-[.C137])/[.C137]" office:value-type="percentage" office:value="0.00222717149220493" calcext:value-type="percentage">
            <text:p>0.22%</text:p>
          </table:table-cell>
          <table:table-cell table:formula="of:=([.J137]-[.D137])/[.D137]" office:value-type="percentage" office:value="0.00446428571428578" calcext:value-type="percentage">
            <text:p>0.45%</text:p>
          </table:table-cell>
          <table:table-cell table:formula="of:=([.J137]-[.E137])/[.E137]" office:value-type="percentage" office:value="0.00306492059069385" calcext:value-type="percentage">
            <text:p>0.31%</text:p>
          </table:table-cell>
          <table:table-cell table:formula="of:=([.J137]-[.F137])/[.F137]" office:value-type="percentage" office:value="0.00362419849456373" calcext:value-type="percentage">
            <text:p>0.36%</text:p>
          </table:table-cell>
          <table:table-cell table:formula="of:=([.J137]-[.G137])/[.G137]" office:value-type="percentage" office:value="0.00250626566416034" calcext:value-type="percentage">
            <text:p>0.25%</text:p>
          </table:table-cell>
          <table:table-cell table:formula="of:=([.J137]-[.H137])/[.H137]" office:value-type="percentage" office:value="0.00334448160535114" calcext:value-type="percentage">
            <text:p>0.33%</text:p>
          </table:table-cell>
          <table:table-cell table:formula="of:=([.J137]-[.I137])/[.I137]" office:value-type="percentage" office:value="0.00362419849456373" calcext:value-type="percentage">
            <text:p>0.36%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328" calcext:value-type="float">
            <text:p>328</text:p>
          </table:table-cell>
          <table:table-cell office:value-type="float" office:value="327.6" calcext:value-type="float">
            <text:p>327.6</text:p>
          </table:table-cell>
          <table:table-cell office:value-type="float" office:value="327.9" calcext:value-type="float">
            <text:p>327.9</text:p>
          </table:table-cell>
          <table:table-cell office:value-type="float" office:value="328.2" calcext:value-type="float">
            <text:p>328.2</text:p>
          </table:table-cell>
          <table:table-cell table:number-columns-repeated="2" office:value-type="float" office:value="328.3" calcext:value-type="float">
            <text:p>328.3</text:p>
          </table:table-cell>
          <table:table-cell office:value-type="float" office:value="328.1" calcext:value-type="float">
            <text:p>328.1</text:p>
          </table:table-cell>
          <table:table-cell office:value-type="float" office:value="325.5" calcext:value-type="float">
            <text:p>325.5</text:p>
          </table:table-cell>
          <table:table-cell office:value-type="float" office:value="332" calcext:value-type="float">
            <text:p>332</text:p>
          </table:table-cell>
          <table:table-cell table:formula="of:=([.J138]-[.A138])/[.A138]" office:value-type="percentage" office:value="0.0146699266503668" calcext:value-type="percentage">
            <text:p>1.47%</text:p>
          </table:table-cell>
          <table:table-cell table:formula="of:=([.J138]-[.B138])/[.B138]" office:value-type="percentage" office:value="0.0121951219512195" calcext:value-type="percentage">
            <text:p>1.22%</text:p>
          </table:table-cell>
          <table:table-cell table:formula="of:=([.J138]-[.C138])/[.C138]" office:value-type="percentage" office:value="0.0134310134310134" calcext:value-type="percentage">
            <text:p>1.34%</text:p>
          </table:table-cell>
          <table:table-cell table:formula="of:=([.J138]-[.D138])/[.D138]" office:value-type="percentage" office:value="0.012503812137847" calcext:value-type="percentage">
            <text:p>1.25%</text:p>
          </table:table-cell>
          <table:table-cell table:formula="of:=([.J138]-[.E138])/[.E138]" office:value-type="percentage" office:value="0.0115783059110299" calcext:value-type="percentage">
            <text:p>1.16%</text:p>
          </table:table-cell>
          <table:table-cell table:formula="of:=([.J138]-[.F138])/[.F138]" office:value-type="percentage" office:value="0.0112701797136765" calcext:value-type="percentage">
            <text:p>1.13%</text:p>
          </table:table-cell>
          <table:table-cell table:formula="of:=([.J138]-[.G138])/[.G138]" office:value-type="percentage" office:value="0.0112701797136765" calcext:value-type="percentage">
            <text:p>1.13%</text:p>
          </table:table-cell>
          <table:table-cell table:formula="of:=([.J138]-[.H138])/[.H138]" office:value-type="percentage" office:value="0.0118866199329472" calcext:value-type="percentage">
            <text:p>1.19%</text:p>
          </table:table-cell>
          <table:table-cell table:formula="of:=([.J138]-[.I138])/[.I138]" office:value-type="percentage" office:value="0.0199692780337942" calcext:value-type="percentage">
            <text:p>2.00%</text:p>
          </table:table-cell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326.1" calcext:value-type="float">
            <text:p>326.1</text:p>
          </table:table-cell>
          <table:table-cell office:value-type="float" office:value="324.6" calcext:value-type="float">
            <text:p>324.6</text:p>
          </table:table-cell>
          <table:table-cell office:value-type="float" office:value="325.7" calcext:value-type="float">
            <text:p>325.7</text:p>
          </table:table-cell>
          <table:table-cell office:value-type="float" office:value="326.4" calcext:value-type="float">
            <text:p>326.4</text:p>
          </table:table-cell>
          <table:table-cell office:value-type="float" office:value="327.8" calcext:value-type="float">
            <text:p>327.8</text:p>
          </table:table-cell>
          <table:table-cell office:value-type="float" office:value="326.1" calcext:value-type="float">
            <text:p>326.1</text:p>
          </table:table-cell>
          <table:table-cell office:value-type="float" office:value="326.8" calcext:value-type="float">
            <text:p>326.8</text:p>
          </table:table-cell>
          <table:table-cell office:value-type="float" office:value="323.4" calcext:value-type="float">
            <text:p>323.4</text:p>
          </table:table-cell>
          <table:table-cell office:value-type="float" office:value="343" calcext:value-type="float">
            <text:p>343</text:p>
          </table:table-cell>
          <table:table-cell table:formula="of:=([.J139]-[.A139])/[.A139]" office:value-type="percentage" office:value="0.0560344827586207" calcext:value-type="percentage">
            <text:p>5.60%</text:p>
          </table:table-cell>
          <table:table-cell table:formula="of:=([.J139]-[.B139])/[.B139]" office:value-type="percentage" office:value="0.0518245936829193" calcext:value-type="percentage">
            <text:p>5.18%</text:p>
          </table:table-cell>
          <table:table-cell table:formula="of:=([.J139]-[.C139])/[.C139]" office:value-type="percentage" office:value="0.0566851509550215" calcext:value-type="percentage">
            <text:p>5.67%</text:p>
          </table:table-cell>
          <table:table-cell table:formula="of:=([.J139]-[.D139])/[.D139]" office:value-type="percentage" office:value="0.0531163647528401" calcext:value-type="percentage">
            <text:p>5.31%</text:p>
          </table:table-cell>
          <table:table-cell table:formula="of:=([.J139]-[.E139])/[.E139]" office:value-type="percentage" office:value="0.050857843137255" calcext:value-type="percentage">
            <text:p>5.09%</text:p>
          </table:table-cell>
          <table:table-cell table:formula="of:=([.J139]-[.F139])/[.F139]" office:value-type="percentage" office:value="0.0463697376449054" calcext:value-type="percentage">
            <text:p>4.64%</text:p>
          </table:table-cell>
          <table:table-cell table:formula="of:=([.J139]-[.G139])/[.G139]" office:value-type="percentage" office:value="0.0518245936829193" calcext:value-type="percentage">
            <text:p>5.18%</text:p>
          </table:table-cell>
          <table:table-cell table:formula="of:=([.J139]-[.H139])/[.H139]" office:value-type="percentage" office:value="0.0495716034271725" calcext:value-type="percentage">
            <text:p>4.96%</text:p>
          </table:table-cell>
          <table:table-cell table:formula="of:=([.J139]-[.I139])/[.I139]" office:value-type="percentage" office:value="0.0606060606060607" calcext:value-type="percentage">
            <text:p>6.06%</text:p>
          </table:table-cell>
        </table:table-row>
        <table:table-row table:style-name="ro1">
          <table:table-cell office:value-type="float" office:value="328.9" calcext:value-type="float">
            <text:p>328.9</text:p>
          </table:table-cell>
          <table:table-cell office:value-type="float" office:value="329.8" calcext:value-type="float">
            <text:p>329.8</text:p>
          </table:table-cell>
          <table:table-cell office:value-type="float" office:value="330.2" calcext:value-type="float">
            <text:p>330.2</text:p>
          </table:table-cell>
          <table:table-cell office:value-type="float" office:value="329.7" calcext:value-type="float">
            <text:p>329.7</text:p>
          </table:table-cell>
          <table:table-cell office:value-type="float" office:value="329.4" calcext:value-type="float">
            <text:p>329.4</text:p>
          </table:table-cell>
          <table:table-cell office:value-type="float" office:value="330.2" calcext:value-type="float">
            <text:p>330.2</text:p>
          </table:table-cell>
          <table:table-cell office:value-type="float" office:value="329.8" calcext:value-type="float">
            <text:p>329.8</text:p>
          </table:table-cell>
          <table:table-cell office:value-type="float" office:value="329.9" calcext:value-type="float">
            <text:p>329.9</text:p>
          </table:table-cell>
          <table:table-cell office:value-type="float" office:value="326.9" calcext:value-type="float">
            <text:p>326.9</text:p>
          </table:table-cell>
          <table:table-cell office:value-type="float" office:value="335" calcext:value-type="float">
            <text:p>335</text:p>
          </table:table-cell>
          <table:table-cell table:formula="of:=([.J140]-[.A140])/[.A140]" office:value-type="percentage" office:value="0.0185466707205838" calcext:value-type="percentage">
            <text:p>1.85%</text:p>
          </table:table-cell>
          <table:table-cell table:formula="of:=([.J140]-[.B140])/[.B140]" office:value-type="percentage" office:value="0.015767131594906" calcext:value-type="percentage">
            <text:p>1.58%</text:p>
          </table:table-cell>
          <table:table-cell table:formula="of:=([.J140]-[.C140])/[.C140]" office:value-type="percentage" office:value="0.0145366444579043" calcext:value-type="percentage">
            <text:p>1.45%</text:p>
          </table:table-cell>
          <table:table-cell table:formula="of:=([.J140]-[.D140])/[.D140]" office:value-type="percentage" office:value="0.016075219896876" calcext:value-type="percentage">
            <text:p>1.61%</text:p>
          </table:table-cell>
          <table:table-cell table:formula="of:=([.J140]-[.E140])/[.E140]" office:value-type="percentage" office:value="0.0170006071645417" calcext:value-type="percentage">
            <text:p>1.70%</text:p>
          </table:table-cell>
          <table:table-cell table:formula="of:=([.J140]-[.F140])/[.F140]" office:value-type="percentage" office:value="0.0145366444579043" calcext:value-type="percentage">
            <text:p>1.45%</text:p>
          </table:table-cell>
          <table:table-cell table:formula="of:=([.J140]-[.G140])/[.G140]" office:value-type="percentage" office:value="0.015767131594906" calcext:value-type="percentage">
            <text:p>1.58%</text:p>
          </table:table-cell>
          <table:table-cell table:formula="of:=([.J140]-[.H140])/[.H140]" office:value-type="percentage" office:value="0.0154592300697182" calcext:value-type="percentage">
            <text:p>1.55%</text:p>
          </table:table-cell>
          <table:table-cell table:formula="of:=([.J140]-[.I140])/[.I140]" office:value-type="percentage" office:value="0.0247782196390334" calcext:value-type="percentage">
            <text:p>2.48%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26.9" calcext:value-type="float">
            <text:p>326.9</text:p>
          </table:table-cell>
          <table:table-cell office:value-type="float" office:value="328.4" calcext:value-type="float">
            <text:p>328.4</text:p>
          </table:table-cell>
          <table:table-cell office:value-type="float" office:value="327.5" calcext:value-type="float">
            <text:p>327.5</text:p>
          </table:table-cell>
          <table:table-cell office:value-type="float" office:value="327.8" calcext:value-type="float">
            <text:p>327.8</text:p>
          </table:table-cell>
          <table:table-cell office:value-type="float" office:value="328.1" calcext:value-type="float">
            <text:p>328.1</text:p>
          </table:table-cell>
          <table:table-cell office:value-type="float" office:value="329.2" calcext:value-type="float">
            <text:p>329.2</text:p>
          </table:table-cell>
          <table:table-cell office:value-type="float" office:value="327.4" calcext:value-type="float">
            <text:p>327.4</text:p>
          </table:table-cell>
          <table:table-cell office:value-type="float" office:value="322.6" calcext:value-type="float">
            <text:p>322.6</text:p>
          </table:table-cell>
          <table:table-cell office:value-type="float" office:value="339" calcext:value-type="float">
            <text:p>339</text:p>
          </table:table-cell>
          <table:table-cell table:formula="of:=([.J141]-[.A141])/[.A141]" office:value-type="percentage" office:value="0.0414746543778802" calcext:value-type="percentage">
            <text:p>4.15%</text:p>
          </table:table-cell>
          <table:table-cell table:formula="of:=([.J141]-[.B141])/[.B141]" office:value-type="percentage" office:value="0.0370143774854696" calcext:value-type="percentage">
            <text:p>3.70%</text:p>
          </table:table-cell>
          <table:table-cell table:formula="of:=([.J141]-[.C141])/[.C141]" office:value-type="percentage" office:value="0.0322777101096225" calcext:value-type="percentage">
            <text:p>3.23%</text:p>
          </table:table-cell>
          <table:table-cell table:formula="of:=([.J141]-[.D141])/[.D141]" office:value-type="percentage" office:value="0.0351145038167939" calcext:value-type="percentage">
            <text:p>3.51%</text:p>
          </table:table-cell>
          <table:table-cell table:formula="of:=([.J141]-[.E141])/[.E141]" office:value-type="percentage" office:value="0.0341671751067724" calcext:value-type="percentage">
            <text:p>3.42%</text:p>
          </table:table-cell>
          <table:table-cell table:formula="of:=([.J141]-[.F141])/[.F141]" office:value-type="percentage" office:value="0.0332215787869551" calcext:value-type="percentage">
            <text:p>3.32%</text:p>
          </table:table-cell>
          <table:table-cell table:formula="of:=([.J141]-[.G141])/[.G141]" office:value-type="percentage" office:value="0.0297691373025517" calcext:value-type="percentage">
            <text:p>2.98%</text:p>
          </table:table-cell>
          <table:table-cell table:formula="of:=([.J141]-[.H141])/[.H141]" office:value-type="percentage" office:value="0.0354306658521687" calcext:value-type="percentage">
            <text:p>3.54%</text:p>
          </table:table-cell>
          <table:table-cell table:formula="of:=([.J141]-[.I141])/[.I141]" office:value-type="percentage" office:value="0.0508369497830129" calcext:value-type="percentage">
            <text:p>5.08%</text:p>
          </table:table-cell>
        </table:table-row>
        <table:table-row table:style-name="ro1">
          <table:table-cell table:number-columns-repeated="10" office:value-type="float" office:value="369" calcext:value-type="float">
            <text:p>369</text:p>
          </table:table-cell>
          <table:table-cell table:formula="of:=([.J142]-[.A142])/[.A142]" office:value-type="percentage" office:value="0" calcext:value-type="percentage">
            <text:p>0.00%</text:p>
          </table:table-cell>
          <table:table-cell table:formula="of:=([.J142]-[.B142])/[.B142]" office:value-type="percentage" office:value="0" calcext:value-type="percentage">
            <text:p>0.00%</text:p>
          </table:table-cell>
          <table:table-cell table:formula="of:=([.J142]-[.C142])/[.C142]" office:value-type="percentage" office:value="0" calcext:value-type="percentage">
            <text:p>0.00%</text:p>
          </table:table-cell>
          <table:table-cell table:formula="of:=([.J142]-[.D142])/[.D142]" office:value-type="percentage" office:value="0" calcext:value-type="percentage">
            <text:p>0.00%</text:p>
          </table:table-cell>
          <table:table-cell table:formula="of:=([.J142]-[.E142])/[.E142]" office:value-type="percentage" office:value="0" calcext:value-type="percentage">
            <text:p>0.00%</text:p>
          </table:table-cell>
          <table:table-cell table:formula="of:=([.J142]-[.F142])/[.F142]" office:value-type="percentage" office:value="0" calcext:value-type="percentage">
            <text:p>0.00%</text:p>
          </table:table-cell>
          <table:table-cell table:formula="of:=([.J142]-[.G142])/[.G142]" office:value-type="percentage" office:value="0" calcext:value-type="percentage">
            <text:p>0.00%</text:p>
          </table:table-cell>
          <table:table-cell table:formula="of:=([.J142]-[.H142])/[.H142]" office:value-type="percentage" office:value="0" calcext:value-type="percentage">
            <text:p>0.00%</text:p>
          </table:table-cell>
          <table:table-cell table:formula="of:=([.J142]-[.I142])/[.I1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3.8" calcext:value-type="float">
            <text:p>333.8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.9" calcext:value-type="float">
            <text:p>334.9</text:p>
          </table:table-cell>
          <table:table-cell office:value-type="float" office:value="334.6" calcext:value-type="float">
            <text:p>334.6</text:p>
          </table:table-cell>
          <table:table-cell office:value-type="float" office:value="334.5" calcext:value-type="float">
            <text:p>334.5</text:p>
          </table:table-cell>
          <table:table-cell office:value-type="float" office:value="334.4" calcext:value-type="float">
            <text:p>334.4</text:p>
          </table:table-cell>
          <table:table-cell office:value-type="float" office:value="334.7" calcext:value-type="float">
            <text:p>334.7</text:p>
          </table:table-cell>
          <table:table-cell office:value-type="float" office:value="332.2" calcext:value-type="float">
            <text:p>332.2</text:p>
          </table:table-cell>
          <table:table-cell office:value-type="float" office:value="340" calcext:value-type="float">
            <text:p>340</text:p>
          </table:table-cell>
          <table:table-cell table:formula="of:=([.J143]-[.A143])/[.A143]" office:value-type="percentage" office:value="0.0185739964050329" calcext:value-type="percentage">
            <text:p>1.86%</text:p>
          </table:table-cell>
          <table:table-cell table:formula="of:=([.J143]-[.B143])/[.B143]" office:value-type="percentage" office:value="0.0149253731343284" calcext:value-type="percentage">
            <text:p>1.49%</text:p>
          </table:table-cell>
          <table:table-cell table:formula="of:=([.J143]-[.C143])/[.C143]" office:value-type="percentage" office:value="0.0149253731343284" calcext:value-type="percentage">
            <text:p>1.49%</text:p>
          </table:table-cell>
          <table:table-cell table:formula="of:=([.J143]-[.D143])/[.D143]" office:value-type="percentage" office:value="0.0152284263959392" calcext:value-type="percentage">
            <text:p>1.52%</text:p>
          </table:table-cell>
          <table:table-cell table:formula="of:=([.J143]-[.E143])/[.E143]" office:value-type="percentage" office:value="0.0161386730424387" calcext:value-type="percentage">
            <text:p>1.61%</text:p>
          </table:table-cell>
          <table:table-cell table:formula="of:=([.J143]-[.F143])/[.F143]" office:value-type="percentage" office:value="0.0164424514200299" calcext:value-type="percentage">
            <text:p>1.64%</text:p>
          </table:table-cell>
          <table:table-cell table:formula="of:=([.J143]-[.G143])/[.G143]" office:value-type="percentage" office:value="0.0167464114832537" calcext:value-type="percentage">
            <text:p>1.67%</text:p>
          </table:table-cell>
          <table:table-cell table:formula="of:=([.J143]-[.H143])/[.H143]" office:value-type="percentage" office:value="0.0158350761876307" calcext:value-type="percentage">
            <text:p>1.58%</text:p>
          </table:table-cell>
          <table:table-cell table:formula="of:=([.J143]-[.I143])/[.I143]" office:value-type="percentage" office:value="0.0234798314268513" calcext:value-type="percentage">
            <text:p>2.35%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367.6" calcext:value-type="float">
            <text:p>367.6</text:p>
          </table:table-cell>
          <table:table-cell table:number-columns-repeated="2" office:value-type="float" office:value="367.5" calcext:value-type="float">
            <text:p>367.5</text:p>
          </table:table-cell>
          <table:table-cell office:value-type="float" office:value="367.4" calcext:value-type="float">
            <text:p>367.4</text:p>
          </table:table-cell>
          <table:table-cell office:value-type="float" office:value="368" calcext:value-type="float">
            <text:p>368</text:p>
          </table:table-cell>
          <table:table-cell office:value-type="float" office:value="367.8" calcext:value-type="float">
            <text:p>367.8</text:p>
          </table:table-cell>
          <table:table-cell office:value-type="float" office:value="368.5" calcext:value-type="float">
            <text:p>368.5</text:p>
          </table:table-cell>
          <table:table-cell office:value-type="float" office:value="366.7" calcext:value-type="float">
            <text:p>366.7</text:p>
          </table:table-cell>
          <table:table-cell office:value-type="float" office:value="370" calcext:value-type="float">
            <text:p>370</text:p>
          </table:table-cell>
          <table:table-cell table:formula="of:=([.J144]-[.A144])/[.A144]" office:value-type="percentage" office:value="0.00954979536152797" calcext:value-type="percentage">
            <text:p>0.95%</text:p>
          </table:table-cell>
          <table:table-cell table:formula="of:=([.J144]-[.B144])/[.B144]" office:value-type="percentage" office:value="0.00652883569096838" calcext:value-type="percentage">
            <text:p>0.65%</text:p>
          </table:table-cell>
          <table:table-cell table:formula="of:=([.J144]-[.C144])/[.C144]" office:value-type="percentage" office:value="0.00680272108843537" calcext:value-type="percentage">
            <text:p>0.68%</text:p>
          </table:table-cell>
          <table:table-cell table:formula="of:=([.J144]-[.D144])/[.D144]" office:value-type="percentage" office:value="0.00680272108843537" calcext:value-type="percentage">
            <text:p>0.68%</text:p>
          </table:table-cell>
          <table:table-cell table:formula="of:=([.J144]-[.E144])/[.E144]" office:value-type="percentage" office:value="0.00707675557974965" calcext:value-type="percentage">
            <text:p>0.71%</text:p>
          </table:table-cell>
          <table:table-cell table:formula="of:=([.J144]-[.F144])/[.F144]" office:value-type="percentage" office:value="0.00543478260869565" calcext:value-type="percentage">
            <text:p>0.54%</text:p>
          </table:table-cell>
          <table:table-cell table:formula="of:=([.J144]-[.G144])/[.G144]" office:value-type="percentage" office:value="0.00598151169113646" calcext:value-type="percentage">
            <text:p>0.60%</text:p>
          </table:table-cell>
          <table:table-cell table:formula="of:=([.J144]-[.H144])/[.H144]" office:value-type="percentage" office:value="0.00407055630936228" calcext:value-type="percentage">
            <text:p>0.41%</text:p>
          </table:table-cell>
          <table:table-cell table:formula="of:=([.J144]-[.I144])/[.I144]" office:value-type="percentage" office:value="0.00899918189255525" calcext:value-type="percentage">
            <text:p>0.9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5]-[.A145])/[.A145]" office:value-type="percentage" office:value="0" calcext:value-type="percentage">
            <text:p>0.00%</text:p>
          </table:table-cell>
          <table:table-cell table:formula="of:=([.J145]-[.B145])/[.B145]" office:value-type="percentage" office:value="0" calcext:value-type="percentage">
            <text:p>0.00%</text:p>
          </table:table-cell>
          <table:table-cell table:formula="of:=([.J145]-[.C145])/[.C145]" office:value-type="percentage" office:value="0" calcext:value-type="percentage">
            <text:p>0.00%</text:p>
          </table:table-cell>
          <table:table-cell table:formula="of:=([.J145]-[.D145])/[.D145]" office:value-type="percentage" office:value="0" calcext:value-type="percentage">
            <text:p>0.00%</text:p>
          </table:table-cell>
          <table:table-cell table:formula="of:=([.J145]-[.E145])/[.E145]" office:value-type="percentage" office:value="0" calcext:value-type="percentage">
            <text:p>0.00%</text:p>
          </table:table-cell>
          <table:table-cell table:formula="of:=([.J145]-[.F145])/[.F145]" office:value-type="percentage" office:value="0" calcext:value-type="percentage">
            <text:p>0.00%</text:p>
          </table:table-cell>
          <table:table-cell table:formula="of:=([.J145]-[.G145])/[.G145]" office:value-type="percentage" office:value="0" calcext:value-type="percentage">
            <text:p>0.00%</text:p>
          </table:table-cell>
          <table:table-cell table:formula="of:=([.J145]-[.H145])/[.H145]" office:value-type="percentage" office:value="0" calcext:value-type="percentage">
            <text:p>0.00%</text:p>
          </table:table-cell>
          <table:table-cell table:formula="of:=([.J145]-[.I145])/[.I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327.2" calcext:value-type="float">
            <text:p>327.2</text:p>
          </table:table-cell>
          <table:table-cell office:value-type="float" office:value="327" calcext:value-type="float">
            <text:p>327</text:p>
          </table:table-cell>
          <table:table-cell office:value-type="float" office:value="327.2" calcext:value-type="float">
            <text:p>327.2</text:p>
          </table:table-cell>
          <table:table-cell office:value-type="float" office:value="326.9" calcext:value-type="float">
            <text:p>326.9</text:p>
          </table:table-cell>
          <table:table-cell office:value-type="float" office:value="327.2" calcext:value-type="float">
            <text:p>327.2</text:p>
          </table:table-cell>
          <table:table-cell office:value-type="float" office:value="327.4" calcext:value-type="float">
            <text:p>327.4</text:p>
          </table:table-cell>
          <table:table-cell office:value-type="float" office:value="327.3" calcext:value-type="float">
            <text:p>327.3</text:p>
          </table:table-cell>
          <table:table-cell office:value-type="float" office:value="325.2" calcext:value-type="float">
            <text:p>325.2</text:p>
          </table:table-cell>
          <table:table-cell office:value-type="float" office:value="331" calcext:value-type="float">
            <text:p>331</text:p>
          </table:table-cell>
          <table:table-cell table:formula="of:=([.J146]-[.A146])/[.A146]" office:value-type="percentage" office:value="0.014093137254902" calcext:value-type="percentage">
            <text:p>1.41%</text:p>
          </table:table-cell>
          <table:table-cell table:formula="of:=([.J146]-[.B146])/[.B146]" office:value-type="percentage" office:value="0.0116136919315404" calcext:value-type="percentage">
            <text:p>1.16%</text:p>
          </table:table-cell>
          <table:table-cell table:formula="of:=([.J146]-[.C146])/[.C146]" office:value-type="percentage" office:value="0.0122324159021407" calcext:value-type="percentage">
            <text:p>1.22%</text:p>
          </table:table-cell>
          <table:table-cell table:formula="of:=([.J146]-[.D146])/[.D146]" office:value-type="percentage" office:value="0.0116136919315404" calcext:value-type="percentage">
            <text:p>1.16%</text:p>
          </table:table-cell>
          <table:table-cell table:formula="of:=([.J146]-[.E146])/[.E146]" office:value-type="percentage" office:value="0.0125420617925972" calcext:value-type="percentage">
            <text:p>1.25%</text:p>
          </table:table-cell>
          <table:table-cell table:formula="of:=([.J146]-[.F146])/[.F146]" office:value-type="percentage" office:value="0.0116136919315404" calcext:value-type="percentage">
            <text:p>1.16%</text:p>
          </table:table-cell>
          <table:table-cell table:formula="of:=([.J146]-[.G146])/[.G146]" office:value-type="percentage" office:value="0.0109957238851558" calcext:value-type="percentage">
            <text:p>1.10%</text:p>
          </table:table-cell>
          <table:table-cell table:formula="of:=([.J146]-[.H146])/[.H146]" office:value-type="percentage" office:value="0.0113046135044302" calcext:value-type="percentage">
            <text:p>1.13%</text:p>
          </table:table-cell>
          <table:table-cell table:formula="of:=([.J146]-[.I146])/[.I146]" office:value-type="percentage" office:value="0.0178351783517836" calcext:value-type="percentage">
            <text:p>1.78%</text:p>
          </table:table-cell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331" calcext:value-type="float">
            <text:p>331</text:p>
          </table:table-cell>
          <table:table-cell office:value-type="float" office:value="330.8" calcext:value-type="float">
            <text:p>330.8</text:p>
          </table:table-cell>
          <table:table-cell office:value-type="float" office:value="331.8" calcext:value-type="float">
            <text:p>331.8</text:p>
          </table:table-cell>
          <table:table-cell office:value-type="float" office:value="331.7" calcext:value-type="float">
            <text:p>331.7</text:p>
          </table:table-cell>
          <table:table-cell office:value-type="float" office:value="331.8" calcext:value-type="float">
            <text:p>331.8</text:p>
          </table:table-cell>
          <table:table-cell office:value-type="float" office:value="332.8" calcext:value-type="float">
            <text:p>332.8</text:p>
          </table:table-cell>
          <table:table-cell office:value-type="float" office:value="332.5" calcext:value-type="float">
            <text:p>332.5</text:p>
          </table:table-cell>
          <table:table-cell office:value-type="float" office:value="331.2" calcext:value-type="float">
            <text:p>331.2</text:p>
          </table:table-cell>
          <table:table-cell office:value-type="float" office:value="335" calcext:value-type="float">
            <text:p>335</text:p>
          </table:table-cell>
          <table:table-cell table:formula="of:=([.J147]-[.A147])/[.A147]" office:value-type="percentage" office:value="0.0102533172496984" calcext:value-type="percentage">
            <text:p>1.03%</text:p>
          </table:table-cell>
          <table:table-cell table:formula="of:=([.J147]-[.B147])/[.B147]" office:value-type="percentage" office:value="0.0120845921450151" calcext:value-type="percentage">
            <text:p>1.21%</text:p>
          </table:table-cell>
          <table:table-cell table:formula="of:=([.J147]-[.C147])/[.C147]" office:value-type="percentage" office:value="0.0126964933494558" calcext:value-type="percentage">
            <text:p>1.27%</text:p>
          </table:table-cell>
          <table:table-cell table:formula="of:=([.J147]-[.D147])/[.D147]" office:value-type="percentage" office:value="0.00964436407474379" calcext:value-type="percentage">
            <text:p>0.96%</text:p>
          </table:table-cell>
          <table:table-cell table:formula="of:=([.J147]-[.E147])/[.E147]" office:value-type="percentage" office:value="0.00994874886946039" calcext:value-type="percentage">
            <text:p>0.99%</text:p>
          </table:table-cell>
          <table:table-cell table:formula="of:=([.J147]-[.F147])/[.F147]" office:value-type="percentage" office:value="0.00964436407474379" calcext:value-type="percentage">
            <text:p>0.96%</text:p>
          </table:table-cell>
          <table:table-cell table:formula="of:=([.J147]-[.G147])/[.G147]" office:value-type="percentage" office:value="0.00661057692307689" calcext:value-type="percentage">
            <text:p>0.66%</text:p>
          </table:table-cell>
          <table:table-cell table:formula="of:=([.J147]-[.H147])/[.H147]" office:value-type="percentage" office:value="0.0075187969924812" calcext:value-type="percentage">
            <text:p>0.75%</text:p>
          </table:table-cell>
          <table:table-cell table:formula="of:=([.J147]-[.I147])/[.I147]" office:value-type="percentage" office:value="0.0114734299516909" calcext:value-type="percentage">
            <text:p>1.15%</text:p>
          </table:table-cell>
        </table:table-row>
        <table:table-row table:style-name="ro1">
          <table:table-cell office:value-type="float" office:value="367.1" calcext:value-type="float">
            <text:p>367.1</text:p>
          </table:table-cell>
          <table:table-cell office:value-type="float" office:value="366.4" calcext:value-type="float">
            <text:p>366.4</text:p>
          </table:table-cell>
          <table:table-cell office:value-type="float" office:value="366.8" calcext:value-type="float">
            <text:p>366.8</text:p>
          </table:table-cell>
          <table:table-cell office:value-type="float" office:value="366.4" calcext:value-type="float">
            <text:p>366.4</text:p>
          </table:table-cell>
          <table:table-cell office:value-type="float" office:value="366.5" calcext:value-type="float">
            <text:p>366.5</text:p>
          </table:table-cell>
          <table:table-cell office:value-type="float" office:value="367.2" calcext:value-type="float">
            <text:p>367.2</text:p>
          </table:table-cell>
          <table:table-cell office:value-type="float" office:value="367.1" calcext:value-type="float">
            <text:p>367.1</text:p>
          </table:table-cell>
          <table:table-cell office:value-type="float" office:value="366.9" calcext:value-type="float">
            <text:p>366.9</text:p>
          </table:table-cell>
          <table:table-cell office:value-type="float" office:value="366.4" calcext:value-type="float">
            <text:p>366.4</text:p>
          </table:table-cell>
          <table:table-cell office:value-type="float" office:value="371" calcext:value-type="float">
            <text:p>371</text:p>
          </table:table-cell>
          <table:table-cell table:formula="of:=([.J148]-[.A148])/[.A148]" office:value-type="percentage" office:value="0.0106238082266412" calcext:value-type="percentage">
            <text:p>1.06%</text:p>
          </table:table-cell>
          <table:table-cell table:formula="of:=([.J148]-[.B148])/[.B148]" office:value-type="percentage" office:value="0.0125545851528385" calcext:value-type="percentage">
            <text:p>1.26%</text:p>
          </table:table-cell>
          <table:table-cell table:formula="of:=([.J148]-[.C148])/[.C148]" office:value-type="percentage" office:value="0.0114503816793893" calcext:value-type="percentage">
            <text:p>1.15%</text:p>
          </table:table-cell>
          <table:table-cell table:formula="of:=([.J148]-[.D148])/[.D148]" office:value-type="percentage" office:value="0.0125545851528385" calcext:value-type="percentage">
            <text:p>1.26%</text:p>
          </table:table-cell>
          <table:table-cell table:formula="of:=([.J148]-[.E148])/[.E148]" office:value-type="percentage" office:value="0.0122783083219645" calcext:value-type="percentage">
            <text:p>1.23%</text:p>
          </table:table-cell>
          <table:table-cell table:formula="of:=([.J148]-[.F148])/[.F148]" office:value-type="percentage" office:value="0.0103485838779957" calcext:value-type="percentage">
            <text:p>1.03%</text:p>
          </table:table-cell>
          <table:table-cell table:formula="of:=([.J148]-[.G148])/[.G148]" office:value-type="percentage" office:value="0.0106238082266412" calcext:value-type="percentage">
            <text:p>1.06%</text:p>
          </table:table-cell>
          <table:table-cell table:formula="of:=([.J148]-[.H148])/[.H148]" office:value-type="percentage" office:value="0.0111747070046335" calcext:value-type="percentage">
            <text:p>1.12%</text:p>
          </table:table-cell>
          <table:table-cell table:formula="of:=([.J148]-[.I148])/[.I148]" office:value-type="percentage" office:value="0.0125545851528385" calcext:value-type="percentage">
            <text:p>1.26%</text:p>
          </table:table-cell>
        </table:table-row>
        <table:table-row table:style-name="ro1">
          <table:table-cell office:value-type="float" office:value="328.1" calcext:value-type="float">
            <text:p>328.1</text:p>
          </table:table-cell>
          <table:table-cell office:value-type="float" office:value="328.2" calcext:value-type="float">
            <text:p>328.2</text:p>
          </table:table-cell>
          <table:table-cell office:value-type="float" office:value="328" calcext:value-type="float">
            <text:p>328</text:p>
          </table:table-cell>
          <table:table-cell office:value-type="float" office:value="327.9" calcext:value-type="float">
            <text:p>327.9</text:p>
          </table:table-cell>
          <table:table-cell office:value-type="float" office:value="328.6" calcext:value-type="float">
            <text:p>328.6</text:p>
          </table:table-cell>
          <table:table-cell office:value-type="float" office:value="328.7" calcext:value-type="float">
            <text:p>328.7</text:p>
          </table:table-cell>
          <table:table-cell office:value-type="float" office:value="329.4" calcext:value-type="float">
            <text:p>329.4</text:p>
          </table:table-cell>
          <table:table-cell office:value-type="float" office:value="328.9" calcext:value-type="float">
            <text:p>328.9</text:p>
          </table:table-cell>
          <table:table-cell office:value-type="float" office:value="326.6" calcext:value-type="float">
            <text:p>326.6</text:p>
          </table:table-cell>
          <table:table-cell office:value-type="float" office:value="332" calcext:value-type="float">
            <text:p>332</text:p>
          </table:table-cell>
          <table:table-cell table:formula="of:=([.J149]-[.A149])/[.A149]" office:value-type="percentage" office:value="0.0118866199329472" calcext:value-type="percentage">
            <text:p>1.19%</text:p>
          </table:table-cell>
          <table:table-cell table:formula="of:=([.J149]-[.B149])/[.B149]" office:value-type="percentage" office:value="0.0115783059110299" calcext:value-type="percentage">
            <text:p>1.16%</text:p>
          </table:table-cell>
          <table:table-cell table:formula="of:=([.J149]-[.C149])/[.C149]" office:value-type="percentage" office:value="0.0121951219512195" calcext:value-type="percentage">
            <text:p>1.22%</text:p>
          </table:table-cell>
          <table:table-cell table:formula="of:=([.J149]-[.D149])/[.D149]" office:value-type="percentage" office:value="0.012503812137847" calcext:value-type="percentage">
            <text:p>1.25%</text:p>
          </table:table-cell>
          <table:table-cell table:formula="of:=([.J149]-[.E149])/[.E149]" office:value-type="percentage" office:value="0.01034692635423" calcext:value-type="percentage">
            <text:p>1.03%</text:p>
          </table:table-cell>
          <table:table-cell table:formula="of:=([.J149]-[.F149])/[.F149]" office:value-type="percentage" office:value="0.0100395497414056" calcext:value-type="percentage">
            <text:p>1.00%</text:p>
          </table:table-cell>
          <table:table-cell table:formula="of:=([.J149]-[.G149])/[.G149]" office:value-type="percentage" office:value="0.00789313904068009" calcext:value-type="percentage">
            <text:p>0.79%</text:p>
          </table:table-cell>
          <table:table-cell table:formula="of:=([.J149]-[.H149])/[.H149]" office:value-type="percentage" office:value="0.00942535725144428" calcext:value-type="percentage">
            <text:p>0.94%</text:p>
          </table:table-cell>
          <table:table-cell table:formula="of:=([.J149]-[.I149])/[.I149]" office:value-type="percentage" office:value="0.0165339865278628" calcext:value-type="percentage">
            <text:p>1.65%</text:p>
          </table:table-cell>
        </table:table-row>
        <table:table-row table:style-name="ro1">
          <table:table-cell table:number-columns-repeated="10" office:value-type="float" office:value="372" calcext:value-type="float">
            <text:p>372</text:p>
          </table:table-cell>
          <table:table-cell table:formula="of:=([.J150]-[.A150])/[.A150]" office:value-type="percentage" office:value="0" calcext:value-type="percentage">
            <text:p>0.00%</text:p>
          </table:table-cell>
          <table:table-cell table:formula="of:=([.J150]-[.B150])/[.B150]" office:value-type="percentage" office:value="0" calcext:value-type="percentage">
            <text:p>0.00%</text:p>
          </table:table-cell>
          <table:table-cell table:formula="of:=([.J150]-[.C150])/[.C150]" office:value-type="percentage" office:value="0" calcext:value-type="percentage">
            <text:p>0.00%</text:p>
          </table:table-cell>
          <table:table-cell table:formula="of:=([.J150]-[.D150])/[.D150]" office:value-type="percentage" office:value="0" calcext:value-type="percentage">
            <text:p>0.00%</text:p>
          </table:table-cell>
          <table:table-cell table:formula="of:=([.J150]-[.E150])/[.E150]" office:value-type="percentage" office:value="0" calcext:value-type="percentage">
            <text:p>0.00%</text:p>
          </table:table-cell>
          <table:table-cell table:formula="of:=([.J150]-[.F150])/[.F150]" office:value-type="percentage" office:value="0" calcext:value-type="percentage">
            <text:p>0.00%</text:p>
          </table:table-cell>
          <table:table-cell table:formula="of:=([.J150]-[.G150])/[.G150]" office:value-type="percentage" office:value="0" calcext:value-type="percentage">
            <text:p>0.00%</text:p>
          </table:table-cell>
          <table:table-cell table:formula="of:=([.J150]-[.H150])/[.H150]" office:value-type="percentage" office:value="0" calcext:value-type="percentage">
            <text:p>0.00%</text:p>
          </table:table-cell>
          <table:table-cell table:formula="of:=([.J150]-[.I150])/[.I15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0.6" calcext:value-type="float">
            <text:p>370.6</text:p>
          </table:table-cell>
          <table:table-cell office:value-type="float" office:value="370.7" calcext:value-type="float">
            <text:p>370.7</text:p>
          </table:table-cell>
          <table:table-cell office:value-type="float" office:value="370.5" calcext:value-type="float">
            <text:p>370.5</text:p>
          </table:table-cell>
          <table:table-cell office:value-type="float" office:value="371.6" calcext:value-type="float">
            <text:p>371.6</text:p>
          </table:table-cell>
          <table:table-cell office:value-type="float" office:value="371.5" calcext:value-type="float">
            <text:p>371.5</text:p>
          </table:table-cell>
          <table:table-cell office:value-type="float" office:value="370.3" calcext:value-type="float">
            <text:p>370.3</text:p>
          </table:table-cell>
          <table:table-cell office:value-type="float" office:value="373" calcext:value-type="float">
            <text:p>373</text:p>
          </table:table-cell>
          <table:table-cell table:formula="of:=([.J151]-[.A151])/[.A151]" office:value-type="percentage" office:value="0.0067476383265857" calcext:value-type="percentage">
            <text:p>0.67%</text:p>
          </table:table-cell>
          <table:table-cell table:formula="of:=([.J151]-[.B151])/[.B151]" office:value-type="percentage" office:value="0.00810810810810811" calcext:value-type="percentage">
            <text:p>0.81%</text:p>
          </table:table-cell>
          <table:table-cell table:formula="of:=([.J151]-[.C151])/[.C151]" office:value-type="percentage" office:value="0.00647598488936853" calcext:value-type="percentage">
            <text:p>0.65%</text:p>
          </table:table-cell>
          <table:table-cell table:formula="of:=([.J151]-[.D151])/[.D151]" office:value-type="percentage" office:value="0.00647598488936853" calcext:value-type="percentage">
            <text:p>0.65%</text:p>
          </table:table-cell>
          <table:table-cell table:formula="of:=([.J151]-[.E151])/[.E151]" office:value-type="percentage" office:value="0.00620447801456707" calcext:value-type="percentage">
            <text:p>0.62%</text:p>
          </table:table-cell>
          <table:table-cell table:formula="of:=([.J151]-[.F151])/[.F151]" office:value-type="percentage" office:value="0.0067476383265857" calcext:value-type="percentage">
            <text:p>0.67%</text:p>
          </table:table-cell>
          <table:table-cell table:formula="of:=([.J151]-[.G151])/[.G151]" office:value-type="percentage" office:value="0.00376749192680295" calcext:value-type="percentage">
            <text:p>0.38%</text:p>
          </table:table-cell>
          <table:table-cell table:formula="of:=([.J151]-[.H151])/[.H151]" office:value-type="percentage" office:value="0.00403768506056528" calcext:value-type="percentage">
            <text:p>0.40%</text:p>
          </table:table-cell>
          <table:table-cell table:formula="of:=([.J151]-[.I151])/[.I151]" office:value-type="percentage" office:value="0.00729138536321898" calcext:value-type="percentage">
            <text:p>0.73%</text:p>
          </table:table-cell>
        </table:table-row>
        <table:table-row table:style-name="ro1">
          <table:table-cell office:value-type="float" office:value="363.3" calcext:value-type="float">
            <text:p>363.3</text:p>
          </table:table-cell>
          <table:table-cell office:value-type="float" office:value="364.7" calcext:value-type="float">
            <text:p>364.7</text:p>
          </table:table-cell>
          <table:table-cell office:value-type="float" office:value="364.9" calcext:value-type="float">
            <text:p>364.9</text:p>
          </table:table-cell>
          <table:table-cell office:value-type="float" office:value="364.7" calcext:value-type="float">
            <text:p>364.7</text:p>
          </table:table-cell>
          <table:table-cell office:value-type="float" office:value="366" calcext:value-type="float">
            <text:p>366</text:p>
          </table:table-cell>
          <table:table-cell office:value-type="float" office:value="366.2" calcext:value-type="float">
            <text:p>366.2</text:p>
          </table:table-cell>
          <table:table-cell office:value-type="float" office:value="366.1" calcext:value-type="float">
            <text:p>366.1</text:p>
          </table:table-cell>
          <table:table-cell office:value-type="float" office:value="366.6" calcext:value-type="float">
            <text:p>366.6</text:p>
          </table:table-cell>
          <table:table-cell office:value-type="float" office:value="365.7" calcext:value-type="float">
            <text:p>365.7</text:p>
          </table:table-cell>
          <table:table-cell office:value-type="float" office:value="373" calcext:value-type="float">
            <text:p>373</text:p>
          </table:table-cell>
          <table:table-cell table:formula="of:=([.J152]-[.A152])/[.A152]" office:value-type="percentage" office:value="0.0266996972199284" calcext:value-type="percentage">
            <text:p>2.67%</text:p>
          </table:table-cell>
          <table:table-cell table:formula="of:=([.J152]-[.B152])/[.B152]" office:value-type="percentage" office:value="0.0227584315876063" calcext:value-type="percentage">
            <text:p>2.28%</text:p>
          </table:table-cell>
          <table:table-cell table:formula="of:=([.J152]-[.C152])/[.C152]" office:value-type="percentage" office:value="0.0221978624280625" calcext:value-type="percentage">
            <text:p>2.22%</text:p>
          </table:table-cell>
          <table:table-cell table:formula="of:=([.J152]-[.D152])/[.D152]" office:value-type="percentage" office:value="0.0227584315876063" calcext:value-type="percentage">
            <text:p>2.28%</text:p>
          </table:table-cell>
          <table:table-cell table:formula="of:=([.J152]-[.E152])/[.E152]" office:value-type="percentage" office:value="0.0191256830601093" calcext:value-type="percentage">
            <text:p>1.91%</text:p>
          </table:table-cell>
          <table:table-cell table:formula="of:=([.J152]-[.F152])/[.F152]" office:value-type="percentage" office:value="0.0185690879300929" calcext:value-type="percentage">
            <text:p>1.86%</text:p>
          </table:table-cell>
          <table:table-cell table:formula="of:=([.J152]-[.G152])/[.G152]" office:value-type="percentage" office:value="0.0188473094782846" calcext:value-type="percentage">
            <text:p>1.88%</text:p>
          </table:table-cell>
          <table:table-cell table:formula="of:=([.J152]-[.H152])/[.H152]" office:value-type="percentage" office:value="0.0174577195853791" calcext:value-type="percentage">
            <text:p>1.75%</text:p>
          </table:table-cell>
          <table:table-cell table:formula="of:=([.J152]-[.I152])/[.I152]" office:value-type="percentage" office:value="0.0199617172545803" calcext:value-type="percentage">
            <text:p>2.00%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table:number-columns-repeated="2" office:value-type="float" office:value="330.1" calcext:value-type="float">
            <text:p>330.1</text:p>
          </table:table-cell>
          <table:table-cell office:value-type="float" office:value="330" calcext:value-type="float">
            <text:p>330</text:p>
          </table:table-cell>
          <table:table-cell office:value-type="float" office:value="330.7" calcext:value-type="float">
            <text:p>330.7</text:p>
          </table:table-cell>
          <table:table-cell office:value-type="float" office:value="331.2" calcext:value-type="float">
            <text:p>331.2</text:p>
          </table:table-cell>
          <table:table-cell office:value-type="float" office:value="331.3" calcext:value-type="float">
            <text:p>331.3</text:p>
          </table:table-cell>
          <table:table-cell office:value-type="float" office:value="329.3" calcext:value-type="float">
            <text:p>329.3</text:p>
          </table:table-cell>
          <table:table-cell office:value-type="float" office:value="323.8" calcext:value-type="float">
            <text:p>323.8</text:p>
          </table:table-cell>
          <table:table-cell office:value-type="float" office:value="352" calcext:value-type="float">
            <text:p>352</text:p>
          </table:table-cell>
          <table:table-cell table:formula="of:=([.J153]-[.A153])/[.A153]" office:value-type="percentage" office:value="0.0692588092345079" calcext:value-type="percentage">
            <text:p>6.93%</text:p>
          </table:table-cell>
          <table:table-cell table:formula="of:=([.J153]-[.B153])/[.B153]" office:value-type="percentage" office:value="0.0663435322629505" calcext:value-type="percentage">
            <text:p>6.63%</text:p>
          </table:table-cell>
          <table:table-cell table:formula="of:=([.J153]-[.C153])/[.C153]" office:value-type="percentage" office:value="0.0663435322629505" calcext:value-type="percentage">
            <text:p>6.63%</text:p>
          </table:table-cell>
          <table:table-cell table:formula="of:=([.J153]-[.D153])/[.D153]" office:value-type="percentage" office:value="0.0666666666666667" calcext:value-type="percentage">
            <text:p>6.67%</text:p>
          </table:table-cell>
          <table:table-cell table:formula="of:=([.J153]-[.E153])/[.E153]" office:value-type="percentage" office:value="0.0644088297550651" calcext:value-type="percentage">
            <text:p>6.44%</text:p>
          </table:table-cell>
          <table:table-cell table:formula="of:=([.J153]-[.F153])/[.F153]" office:value-type="percentage" office:value="0.0628019323671498" calcext:value-type="percentage">
            <text:p>6.28%</text:p>
          </table:table-cell>
          <table:table-cell table:formula="of:=([.J153]-[.G153])/[.G153]" office:value-type="percentage" office:value="0.0624811349230304" calcext:value-type="percentage">
            <text:p>6.25%</text:p>
          </table:table-cell>
          <table:table-cell table:formula="of:=([.J153]-[.H153])/[.H153]" office:value-type="percentage" office:value="0.0689341026419678" calcext:value-type="percentage">
            <text:p>6.89%</text:p>
          </table:table-cell>
          <table:table-cell table:formula="of:=([.J153]-[.I153])/[.I153]" office:value-type="percentage" office:value="0.0870907967881408" calcext:value-type="percentage">
            <text:p>8.71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.9" calcext:value-type="float">
            <text:p>353.9</text:p>
          </table:table-cell>
          <table:table-cell table:number-columns-repeated="2" office:value-type="float" office:value="354.4" calcext:value-type="float">
            <text:p>354.4</text:p>
          </table:table-cell>
          <table:table-cell office:value-type="float" office:value="355.1" calcext:value-type="float">
            <text:p>355.1</text:p>
          </table:table-cell>
          <table:table-cell office:value-type="float" office:value="353.9" calcext:value-type="float">
            <text:p>353.9</text:p>
          </table:table-cell>
          <table:table-cell office:value-type="float" office:value="354.7" calcext:value-type="float">
            <text:p>354.7</text:p>
          </table:table-cell>
          <table:table-cell office:value-type="float" office:value="354.5" calcext:value-type="float">
            <text:p>354.5</text:p>
          </table:table-cell>
          <table:table-cell office:value-type="float" office:value="351.8" calcext:value-type="float">
            <text:p>351.8</text:p>
          </table:table-cell>
          <table:table-cell office:value-type="float" office:value="359" calcext:value-type="float">
            <text:p>359</text:p>
          </table:table-cell>
          <table:table-cell table:formula="of:=([.J154]-[.A154])/[.A154]" office:value-type="percentage" office:value="0.0169971671388102" calcext:value-type="percentage">
            <text:p>1.70%</text:p>
          </table:table-cell>
          <table:table-cell table:formula="of:=([.J154]-[.B154])/[.B154]" office:value-type="percentage" office:value="0.0144108505227466" calcext:value-type="percentage">
            <text:p>1.44%</text:p>
          </table:table-cell>
          <table:table-cell table:formula="of:=([.J154]-[.C154])/[.C154]" office:value-type="percentage" office:value="0.012979683972912" calcext:value-type="percentage">
            <text:p>1.30%</text:p>
          </table:table-cell>
          <table:table-cell table:formula="of:=([.J154]-[.D154])/[.D154]" office:value-type="percentage" office:value="0.012979683972912" calcext:value-type="percentage">
            <text:p>1.30%</text:p>
          </table:table-cell>
          <table:table-cell table:formula="of:=([.J154]-[.E154])/[.E154]" office:value-type="percentage" office:value="0.0109828217403548" calcext:value-type="percentage">
            <text:p>1.10%</text:p>
          </table:table-cell>
          <table:table-cell table:formula="of:=([.J154]-[.F154])/[.F154]" office:value-type="percentage" office:value="0.0144108505227466" calcext:value-type="percentage">
            <text:p>1.44%</text:p>
          </table:table-cell>
          <table:table-cell table:formula="of:=([.J154]-[.G154])/[.G154]" office:value-type="percentage" office:value="0.0121229207781224" calcext:value-type="percentage">
            <text:p>1.21%</text:p>
          </table:table-cell>
          <table:table-cell table:formula="of:=([.J154]-[.H154])/[.H154]" office:value-type="percentage" office:value="0.0126939351198872" calcext:value-type="percentage">
            <text:p>1.27%</text:p>
          </table:table-cell>
          <table:table-cell table:formula="of:=([.J154]-[.I154])/[.I154]" office:value-type="percentage" office:value="0.0204661739624786" calcext:value-type="percentage">
            <text:p>2.05%</text:p>
          </table:table-cell>
        </table:table-row>
        <table:table-row table:style-name="ro1">
          <table:table-cell office:value-type="float" office:value="358.9" calcext:value-type="float">
            <text:p>358.9</text:p>
          </table:table-cell>
          <table:table-cell office:value-type="float" office:value="358.8" calcext:value-type="float">
            <text:p>358.8</text:p>
          </table:table-cell>
          <table:table-cell office:value-type="float" office:value="359.6" calcext:value-type="float">
            <text:p>359.6</text:p>
          </table:table-cell>
          <table:table-cell office:value-type="float" office:value="360.5" calcext:value-type="float">
            <text:p>360.5</text:p>
          </table:table-cell>
          <table:table-cell office:value-type="float" office:value="360.8" calcext:value-type="float">
            <text:p>360.8</text:p>
          </table:table-cell>
          <table:table-cell office:value-type="float" office:value="360.6" calcext:value-type="float">
            <text:p>360.6</text:p>
          </table:table-cell>
          <table:table-cell office:value-type="float" office:value="359.9" calcext:value-type="float">
            <text:p>359.9</text:p>
          </table:table-cell>
          <table:table-cell office:value-type="float" office:value="358.8" calcext:value-type="float">
            <text:p>358.8</text:p>
          </table:table-cell>
          <table:table-cell office:value-type="float" office:value="355.4" calcext:value-type="float">
            <text:p>355.4</text:p>
          </table:table-cell>
          <table:table-cell office:value-type="float" office:value="368" calcext:value-type="float">
            <text:p>368</text:p>
          </table:table-cell>
          <table:table-cell table:formula="of:=([.J155]-[.A155])/[.A155]" office:value-type="percentage" office:value="0.0253552521593759" calcext:value-type="percentage">
            <text:p>2.54%</text:p>
          </table:table-cell>
          <table:table-cell table:formula="of:=([.J155]-[.B155])/[.B155]" office:value-type="percentage" office:value="0.0256410256410256" calcext:value-type="percentage">
            <text:p>2.56%</text:p>
          </table:table-cell>
          <table:table-cell table:formula="of:=([.J155]-[.C155])/[.C155]" office:value-type="percentage" office:value="0.0233592880978865" calcext:value-type="percentage">
            <text:p>2.34%</text:p>
          </table:table-cell>
          <table:table-cell table:formula="of:=([.J155]-[.D155])/[.D155]" office:value-type="percentage" office:value="0.0208044382801664" calcext:value-type="percentage">
            <text:p>2.08%</text:p>
          </table:table-cell>
          <table:table-cell table:formula="of:=([.J155]-[.E155])/[.E155]" office:value-type="percentage" office:value="0.0199556541019955" calcext:value-type="percentage">
            <text:p>2.00%</text:p>
          </table:table-cell>
          <table:table-cell table:formula="of:=([.J155]-[.F155])/[.F155]" office:value-type="percentage" office:value="0.0205213533000554" calcext:value-type="percentage">
            <text:p>2.05%</text:p>
          </table:table-cell>
          <table:table-cell table:formula="of:=([.J155]-[.G155])/[.G155]" office:value-type="percentage" office:value="0.0225062517365936" calcext:value-type="percentage">
            <text:p>2.25%</text:p>
          </table:table-cell>
          <table:table-cell table:formula="of:=([.J155]-[.H155])/[.H155]" office:value-type="percentage" office:value="0.0256410256410256" calcext:value-type="percentage">
            <text:p>2.56%</text:p>
          </table:table-cell>
          <table:table-cell table:formula="of:=([.J155]-[.I155])/[.I155]" office:value-type="percentage" office:value="0.0354530106921779" calcext:value-type="percentage">
            <text:p>3.55%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371.1" calcext:value-type="float">
            <text:p>371.1</text:p>
          </table:table-cell>
          <table:table-cell office:value-type="float" office:value="370.7" calcext:value-type="float">
            <text:p>370.7</text:p>
          </table:table-cell>
          <table:table-cell office:value-type="float" office:value="371.4" calcext:value-type="float">
            <text:p>371.4</text:p>
          </table:table-cell>
          <table:table-cell office:value-type="float" office:value="371.1" calcext:value-type="float">
            <text:p>371.1</text:p>
          </table:table-cell>
          <table:table-cell office:value-type="float" office:value="371.8" calcext:value-type="float">
            <text:p>371.8</text:p>
          </table:table-cell>
          <table:table-cell office:value-type="float" office:value="371.7" calcext:value-type="float">
            <text:p>371.7</text:p>
          </table:table-cell>
          <table:table-cell office:value-type="float" office:value="371.5" calcext:value-type="float">
            <text:p>371.5</text:p>
          </table:table-cell>
          <table:table-cell office:value-type="float" office:value="371.8" calcext:value-type="float">
            <text:p>371.8</text:p>
          </table:table-cell>
          <table:table-cell office:value-type="float" office:value="376" calcext:value-type="float">
            <text:p>376</text:p>
          </table:table-cell>
          <table:table-cell table:formula="of:=([.J156]-[.A156])/[.A156]" office:value-type="percentage" office:value="0.0137503370180642" calcext:value-type="percentage">
            <text:p>1.38%</text:p>
          </table:table-cell>
          <table:table-cell table:formula="of:=([.J156]-[.B156])/[.B156]" office:value-type="percentage" office:value="0.0132039881433575" calcext:value-type="percentage">
            <text:p>1.32%</text:p>
          </table:table-cell>
          <table:table-cell table:formula="of:=([.J156]-[.C156])/[.C156]" office:value-type="percentage" office:value="0.0142972754248719" calcext:value-type="percentage">
            <text:p>1.43%</text:p>
          </table:table-cell>
          <table:table-cell table:formula="of:=([.J156]-[.D156])/[.D156]" office:value-type="percentage" office:value="0.0123855681206247" calcext:value-type="percentage">
            <text:p>1.24%</text:p>
          </table:table-cell>
          <table:table-cell table:formula="of:=([.J156]-[.E156])/[.E156]" office:value-type="percentage" office:value="0.0132039881433575" calcext:value-type="percentage">
            <text:p>1.32%</text:p>
          </table:table-cell>
          <table:table-cell table:formula="of:=([.J156]-[.F156])/[.F156]" office:value-type="percentage" office:value="0.0112963959117805" calcext:value-type="percentage">
            <text:p>1.13%</text:p>
          </table:table-cell>
          <table:table-cell table:formula="of:=([.J156]-[.G156])/[.G156]" office:value-type="percentage" office:value="0.0115684691955879" calcext:value-type="percentage">
            <text:p>1.16%</text:p>
          </table:table-cell>
          <table:table-cell table:formula="of:=([.J156]-[.H156])/[.H156]" office:value-type="percentage" office:value="0.0121130551816958" calcext:value-type="percentage">
            <text:p>1.21%</text:p>
          </table:table-cell>
          <table:table-cell table:formula="of:=([.J156]-[.I156])/[.I156]" office:value-type="percentage" office:value="0.0112963959117805" calcext:value-type="percentage">
            <text:p>1.13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8" calcext:value-type="float">
            <text:p>372.8</text:p>
          </table:table-cell>
          <table:table-cell office:value-type="float" office:value="372.1" calcext:value-type="float">
            <text:p>372.1</text:p>
          </table:table-cell>
          <table:table-cell office:value-type="float" office:value="372.5" calcext:value-type="float">
            <text:p>372.5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1" calcext:value-type="float">
            <text:p>372.1</text:p>
          </table:table-cell>
          <table:table-cell office:value-type="float" office:value="370.9" calcext:value-type="float">
            <text:p>370.9</text:p>
          </table:table-cell>
          <table:table-cell office:value-type="float" office:value="376" calcext:value-type="float">
            <text:p>376</text:p>
          </table:table-cell>
          <table:table-cell table:formula="of:=([.J157]-[.A157])/[.A157]" office:value-type="percentage" office:value="0.00804289544235925" calcext:value-type="percentage">
            <text:p>0.80%</text:p>
          </table:table-cell>
          <table:table-cell table:formula="of:=([.J157]-[.B157])/[.B157]" office:value-type="percentage" office:value="0.010752688172043" calcext:value-type="percentage">
            <text:p>1.08%</text:p>
          </table:table-cell>
          <table:table-cell table:formula="of:=([.J157]-[.C157])/[.C157]" office:value-type="percentage" office:value="0.00966702470461875" calcext:value-type="percentage">
            <text:p>0.97%</text:p>
          </table:table-cell>
          <table:table-cell table:formula="of:=([.J157]-[.D157])/[.D157]" office:value-type="percentage" office:value="0.00858369098712443" calcext:value-type="percentage">
            <text:p>0.86%</text:p>
          </table:table-cell>
          <table:table-cell table:formula="of:=([.J157]-[.E157])/[.E157]" office:value-type="percentage" office:value="0.0104810534802472" calcext:value-type="percentage">
            <text:p>1.05%</text:p>
          </table:table-cell>
          <table:table-cell table:formula="of:=([.J157]-[.F157])/[.F157]" office:value-type="percentage" office:value="0.00939597315436242" calcext:value-type="percentage">
            <text:p>0.94%</text:p>
          </table:table-cell>
          <table:table-cell table:formula="of:=([.J157]-[.G157])/[.G157]" office:value-type="percentage" office:value="0.00966702470461875" calcext:value-type="percentage">
            <text:p>0.97%</text:p>
          </table:table-cell>
          <table:table-cell table:formula="of:=([.J157]-[.H157])/[.H157]" office:value-type="percentage" office:value="0.0104810534802472" calcext:value-type="percentage">
            <text:p>1.05%</text:p>
          </table:table-cell>
          <table:table-cell table:formula="of:=([.J157]-[.I157])/[.I157]" office:value-type="percentage" office:value="0.0137503370180642" calcext:value-type="percentage">
            <text:p>1.38%</text:p>
          </table:table-cell>
        </table:table-row>
        <table:table-row table:style-name="ro1">
          <table:table-cell table:number-columns-repeated="5" office:value-type="float" office:value="376" calcext:value-type="float">
            <text:p>376</text:p>
          </table:table-cell>
          <table:table-cell table:number-columns-repeated="2" office:value-type="float" office:value="375.9" calcext:value-type="float">
            <text:p>375.9</text:p>
          </table:table-cell>
          <table:table-cell table:number-columns-repeated="3" office:value-type="float" office:value="376" calcext:value-type="float">
            <text:p>376</text:p>
          </table:table-cell>
          <table:table-cell table:formula="of:=([.J158]-[.A158])/[.A158]" office:value-type="percentage" office:value="0" calcext:value-type="percentage">
            <text:p>0.00%</text:p>
          </table:table-cell>
          <table:table-cell table:formula="of:=([.J158]-[.B158])/[.B158]" office:value-type="percentage" office:value="0" calcext:value-type="percentage">
            <text:p>0.00%</text:p>
          </table:table-cell>
          <table:table-cell table:formula="of:=([.J158]-[.C158])/[.C158]" office:value-type="percentage" office:value="0" calcext:value-type="percentage">
            <text:p>0.00%</text:p>
          </table:table-cell>
          <table:table-cell table:formula="of:=([.J158]-[.D158])/[.D158]" office:value-type="percentage" office:value="0" calcext:value-type="percentage">
            <text:p>0.00%</text:p>
          </table:table-cell>
          <table:table-cell table:formula="of:=([.J158]-[.E158])/[.E158]" office:value-type="percentage" office:value="0" calcext:value-type="percentage">
            <text:p>0.00%</text:p>
          </table:table-cell>
          <table:table-cell table:formula="of:=([.J158]-[.F158])/[.F158]" office:value-type="percentage" office:value="0.000266028198989153" calcext:value-type="percentage">
            <text:p>0.03%</text:p>
          </table:table-cell>
          <table:table-cell table:formula="of:=([.J158]-[.G158])/[.G158]" office:value-type="percentage" office:value="0.000266028198989153" calcext:value-type="percentage">
            <text:p>0.03%</text:p>
          </table:table-cell>
          <table:table-cell table:formula="of:=([.J158]-[.H158])/[.H158]" office:value-type="percentage" office:value="0" calcext:value-type="percentage">
            <text:p>0.00%</text:p>
          </table:table-cell>
          <table:table-cell table:formula="of:=([.J158]-[.I158])/[.I1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369.7" calcext:value-type="float">
            <text:p>369.7</text:p>
          </table:table-cell>
          <table:table-cell office:value-type="float" office:value="370.2" calcext:value-type="float">
            <text:p>370.2</text:p>
          </table:table-cell>
          <table:table-cell office:value-type="float" office:value="369.7" calcext:value-type="float">
            <text:p>369.7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2" calcext:value-type="float">
            <text:p>370.2</text:p>
          </table:table-cell>
          <table:table-cell office:value-type="float" office:value="371.2" calcext:value-type="float">
            <text:p>371.2</text:p>
          </table:table-cell>
          <table:table-cell office:value-type="float" office:value="368.7" calcext:value-type="float">
            <text:p>368.7</text:p>
          </table:table-cell>
          <table:table-cell office:value-type="float" office:value="375" calcext:value-type="float">
            <text:p>375</text:p>
          </table:table-cell>
          <table:table-cell table:formula="of:=([.J159]-[.A159])/[.A159]" office:value-type="percentage" office:value="0.0165356465166712" calcext:value-type="percentage">
            <text:p>1.65%</text:p>
          </table:table-cell>
          <table:table-cell table:formula="of:=([.J159]-[.B159])/[.B159]" office:value-type="percentage" office:value="0.0143359480659995" calcext:value-type="percentage">
            <text:p>1.43%</text:p>
          </table:table-cell>
          <table:table-cell table:formula="of:=([.J159]-[.C159])/[.C159]" office:value-type="percentage" office:value="0.0129659643435981" calcext:value-type="percentage">
            <text:p>1.30%</text:p>
          </table:table-cell>
          <table:table-cell table:formula="of:=([.J159]-[.D159])/[.D159]" office:value-type="percentage" office:value="0.0143359480659995" calcext:value-type="percentage">
            <text:p>1.43%</text:p>
          </table:table-cell>
          <table:table-cell table:formula="of:=([.J159]-[.E159])/[.E159]" office:value-type="percentage" office:value="0.0137875101378752" calcext:value-type="percentage">
            <text:p>1.38%</text:p>
          </table:table-cell>
          <table:table-cell table:formula="of:=([.J159]-[.F159])/[.F159]" office:value-type="percentage" office:value="0.0121457489878543" calcext:value-type="percentage">
            <text:p>1.21%</text:p>
          </table:table-cell>
          <table:table-cell table:formula="of:=([.J159]-[.G159])/[.G159]" office:value-type="percentage" office:value="0.0129659643435981" calcext:value-type="percentage">
            <text:p>1.30%</text:p>
          </table:table-cell>
          <table:table-cell table:formula="of:=([.J159]-[.H159])/[.H159]" office:value-type="percentage" office:value="0.0102370689655173" calcext:value-type="percentage">
            <text:p>1.02%</text:p>
          </table:table-cell>
          <table:table-cell table:formula="of:=([.J159]-[.I159])/[.I159]" office:value-type="percentage" office:value="0.0170870626525631" calcext:value-type="percentage">
            <text:p>1.71%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369.8" calcext:value-type="float">
            <text:p>369.8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5" calcext:value-type="float">
            <text:p>370.5</text:p>
          </table:table-cell>
          <table:table-cell table:number-columns-repeated="2" office:value-type="float" office:value="370.3" calcext:value-type="float">
            <text:p>370.3</text:p>
          </table:table-cell>
          <table:table-cell office:value-type="float" office:value="370.9" calcext:value-type="float">
            <text:p>370.9</text:p>
          </table:table-cell>
          <table:table-cell office:value-type="float" office:value="370" calcext:value-type="float">
            <text:p>370</text:p>
          </table:table-cell>
          <table:table-cell office:value-type="float" office:value="369.5" calcext:value-type="float">
            <text:p>369.5</text:p>
          </table:table-cell>
          <table:table-cell office:value-type="float" office:value="377" calcext:value-type="float">
            <text:p>377</text:p>
          </table:table-cell>
          <table:table-cell table:formula="of:=([.J160]-[.A160])/[.A160]" office:value-type="percentage" office:value="0.0164464815314101" calcext:value-type="percentage">
            <text:p>1.64%</text:p>
          </table:table-cell>
          <table:table-cell table:formula="of:=([.J160]-[.B160])/[.B160]" office:value-type="percentage" office:value="0.0194699837750135" calcext:value-type="percentage">
            <text:p>1.95%</text:p>
          </table:table-cell>
          <table:table-cell table:formula="of:=([.J160]-[.C160])/[.C160]" office:value-type="percentage" office:value="0.0191943768586105" calcext:value-type="percentage">
            <text:p>1.92%</text:p>
          </table:table-cell>
          <table:table-cell table:formula="of:=([.J160]-[.D160])/[.D160]" office:value-type="percentage" office:value="0.0175438596491228" calcext:value-type="percentage">
            <text:p>1.75%</text:p>
          </table:table-cell>
          <table:table-cell table:formula="of:=([.J160]-[.E160])/[.E160]" office:value-type="percentage" office:value="0.0180934377531731" calcext:value-type="percentage">
            <text:p>1.81%</text:p>
          </table:table-cell>
          <table:table-cell table:formula="of:=([.J160]-[.F160])/[.F160]" office:value-type="percentage" office:value="0.0180934377531731" calcext:value-type="percentage">
            <text:p>1.81%</text:p>
          </table:table-cell>
          <table:table-cell table:formula="of:=([.J160]-[.G160])/[.G160]" office:value-type="percentage" office:value="0.0164464815314101" calcext:value-type="percentage">
            <text:p>1.64%</text:p>
          </table:table-cell>
          <table:table-cell table:formula="of:=([.J160]-[.H160])/[.H160]" office:value-type="percentage" office:value="0.0189189189189189" calcext:value-type="percentage">
            <text:p>1.89%</text:p>
          </table:table-cell>
          <table:table-cell table:formula="of:=([.J160]-[.I160])/[.I160]" office:value-type="percentage" office:value="0.020297699594046" calcext:value-type="percentage">
            <text:p>2.03%</text:p>
          </table:table-cell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2" office:value-type="float" office:value="375.3" calcext:value-type="float">
            <text:p>375.3</text:p>
          </table:table-cell>
          <table:table-cell office:value-type="float" office:value="376.1" calcext:value-type="float">
            <text:p>376.1</text:p>
          </table:table-cell>
          <table:table-cell office:value-type="float" office:value="375.5" calcext:value-type="float">
            <text:p>375.5</text:p>
          </table:table-cell>
          <table:table-cell office:value-type="float" office:value="376.3" calcext:value-type="float">
            <text:p>376.3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1" calcext:value-type="float">
            <text:p>375.1</text:p>
          </table:table-cell>
          <table:table-cell office:value-type="float" office:value="374.8" calcext:value-type="float">
            <text:p>374.8</text:p>
          </table:table-cell>
          <table:table-cell office:value-type="float" office:value="380" calcext:value-type="float">
            <text:p>380</text:p>
          </table:table-cell>
          <table:table-cell table:formula="of:=([.J161]-[.A161])/[.A161]" office:value-type="percentage" office:value="0.0144153764014949" calcext:value-type="percentage">
            <text:p>1.44%</text:p>
          </table:table-cell>
          <table:table-cell table:formula="of:=([.J161]-[.B161])/[.B161]" office:value-type="percentage" office:value="0.012523314681588" calcext:value-type="percentage">
            <text:p>1.25%</text:p>
          </table:table-cell>
          <table:table-cell table:formula="of:=([.J161]-[.C161])/[.C161]" office:value-type="percentage" office:value="0.012523314681588" calcext:value-type="percentage">
            <text:p>1.25%</text:p>
          </table:table-cell>
          <table:table-cell table:formula="of:=([.J161]-[.D161])/[.D161]" office:value-type="percentage" office:value="0.0103695825578303" calcext:value-type="percentage">
            <text:p>1.04%</text:p>
          </table:table-cell>
          <table:table-cell table:formula="of:=([.J161]-[.E161])/[.E161]" office:value-type="percentage" office:value="0.0119840213049268" calcext:value-type="percentage">
            <text:p>1.20%</text:p>
          </table:table-cell>
          <table:table-cell table:formula="of:=([.J161]-[.F161])/[.F161]" office:value-type="percentage" office:value="0.00983258038798828" calcext:value-type="percentage">
            <text:p>0.98%</text:p>
          </table:table-cell>
          <table:table-cell table:formula="of:=([.J161]-[.G161])/[.G161]" office:value-type="percentage" office:value="0.0111761575306014" calcext:value-type="percentage">
            <text:p>1.12%</text:p>
          </table:table-cell>
          <table:table-cell table:formula="of:=([.J161]-[.H161])/[.H161]" office:value-type="percentage" office:value="0.0130631831511596" calcext:value-type="percentage">
            <text:p>1.31%</text:p>
          </table:table-cell>
          <table:table-cell table:formula="of:=([.J161]-[.I161])/[.I161]" office:value-type="percentage" office:value="0.0138740661686232" calcext:value-type="percentage">
            <text:p>1.39%</text:p>
          </table:table-cell>
        </table:table-row>
        <table:table-row table:style-name="ro1">
          <table:table-cell office:value-type="float" office:value="368.7" calcext:value-type="float">
            <text:p>368.7</text:p>
          </table:table-cell>
          <table:table-cell office:value-type="float" office:value="369.8" calcext:value-type="float">
            <text:p>369.8</text:p>
          </table:table-cell>
          <table:table-cell office:value-type="float" office:value="369.7" calcext:value-type="float">
            <text:p>369.7</text:p>
          </table:table-cell>
          <table:table-cell office:value-type="float" office:value="370" calcext:value-type="float">
            <text:p>370</text:p>
          </table:table-cell>
          <table:table-cell office:value-type="float" office:value="370.3" calcext:value-type="float">
            <text:p>370.3</text:p>
          </table:table-cell>
          <table:table-cell office:value-type="float" office:value="370.8" calcext:value-type="float">
            <text:p>370.8</text:p>
          </table:table-cell>
          <table:table-cell office:value-type="float" office:value="371.1" calcext:value-type="float">
            <text:p>371.1</text:p>
          </table:table-cell>
          <table:table-cell office:value-type="float" office:value="370.6" calcext:value-type="float">
            <text:p>370.6</text:p>
          </table:table-cell>
          <table:table-cell office:value-type="float" office:value="366.8" calcext:value-type="float">
            <text:p>366.8</text:p>
          </table:table-cell>
          <table:table-cell office:value-type="float" office:value="380" calcext:value-type="float">
            <text:p>380</text:p>
          </table:table-cell>
          <table:table-cell table:formula="of:=([.J162]-[.A162])/[.A162]" office:value-type="percentage" office:value="0.0306482234879306" calcext:value-type="percentage">
            <text:p>3.06%</text:p>
          </table:table-cell>
          <table:table-cell table:formula="of:=([.J162]-[.B162])/[.B162]" office:value-type="percentage" office:value="0.0275824770146025" calcext:value-type="percentage">
            <text:p>2.76%</text:p>
          </table:table-cell>
          <table:table-cell table:formula="of:=([.J162]-[.C162])/[.C162]" office:value-type="percentage" office:value="0.0278604273735461" calcext:value-type="percentage">
            <text:p>2.79%</text:p>
          </table:table-cell>
          <table:table-cell table:formula="of:=([.J162]-[.D162])/[.D162]" office:value-type="percentage" office:value="0.027027027027027" calcext:value-type="percentage">
            <text:p>2.70%</text:p>
          </table:table-cell>
          <table:table-cell table:formula="of:=([.J162]-[.E162])/[.E162]" office:value-type="percentage" office:value="0.0261949770456386" calcext:value-type="percentage">
            <text:p>2.62%</text:p>
          </table:table-cell>
          <table:table-cell table:formula="of:=([.J162]-[.F162])/[.F162]" office:value-type="percentage" office:value="0.0248112189859762" calcext:value-type="percentage">
            <text:p>2.48%</text:p>
          </table:table-cell>
          <table:table-cell table:formula="of:=([.J162]-[.G162])/[.G162]" office:value-type="percentage" office:value="0.0239827539746698" calcext:value-type="percentage">
            <text:p>2.40%</text:p>
          </table:table-cell>
          <table:table-cell table:formula="of:=([.J162]-[.H162])/[.H162]" office:value-type="percentage" office:value="0.0253642741500269" calcext:value-type="percentage">
            <text:p>2.54%</text:p>
          </table:table-cell>
          <table:table-cell table:formula="of:=([.J162]-[.I162])/[.I162]" office:value-type="percentage" office:value="0.0359869138495092" calcext:value-type="percentage">
            <text:p>3.60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.9" calcext:value-type="float">
            <text:p>380.9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380.9" calcext:value-type="float">
            <text:p>380.9</text:p>
          </table:table-cell>
          <table:table-cell table:number-columns-repeated="2" office:value-type="float" office:value="381" calcext:value-type="float">
            <text:p>381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.000262536098713633" calcext:value-type="percentage">
            <text:p>0.03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" calcext:value-type="percentage">
            <text:p>0.00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.000262536098713633" calcext:value-type="percentage">
            <text:p>0.03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5.3" calcext:value-type="float">
            <text:p>345.3</text:p>
          </table:table-cell>
          <table:table-cell table:number-columns-repeated="2" office:value-type="float" office:value="346.2" calcext:value-type="float">
            <text:p>346.2</text:p>
          </table:table-cell>
          <table:table-cell office:value-type="float" office:value="345.9" calcext:value-type="float">
            <text:p>345.9</text:p>
          </table:table-cell>
          <table:table-cell office:value-type="float" office:value="346.4" calcext:value-type="float">
            <text:p>346.4</text:p>
          </table:table-cell>
          <table:table-cell office:value-type="float" office:value="347.3" calcext:value-type="float">
            <text:p>347.3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8" calcext:value-type="float">
            <text:p>346.8</text:p>
          </table:table-cell>
          <table:table-cell office:value-type="float" office:value="344.6" calcext:value-type="float">
            <text:p>344.6</text:p>
          </table:table-cell>
          <table:table-cell office:value-type="float" office:value="351" calcext:value-type="float">
            <text:p>351</text:p>
          </table:table-cell>
          <table:table-cell table:formula="of:=([.J164]-[.A164])/[.A164]" office:value-type="percentage" office:value="0.0165073848827107" calcext:value-type="percentage">
            <text:p>1.65%</text:p>
          </table:table-cell>
          <table:table-cell table:formula="of:=([.J164]-[.B164])/[.B164]" office:value-type="percentage" office:value="0.0138648180242635" calcext:value-type="percentage">
            <text:p>1.39%</text:p>
          </table:table-cell>
          <table:table-cell table:formula="of:=([.J164]-[.C164])/[.C164]" office:value-type="percentage" office:value="0.0138648180242635" calcext:value-type="percentage">
            <text:p>1.39%</text:p>
          </table:table-cell>
          <table:table-cell table:formula="of:=([.J164]-[.D164])/[.D164]" office:value-type="percentage" office:value="0.0147441457068518" calcext:value-type="percentage">
            <text:p>1.47%</text:p>
          </table:table-cell>
          <table:table-cell table:formula="of:=([.J164]-[.E164])/[.E164]" office:value-type="percentage" office:value="0.0132794457274827" calcext:value-type="percentage">
            <text:p>1.33%</text:p>
          </table:table-cell>
          <table:table-cell table:formula="of:=([.J164]-[.F164])/[.F164]" office:value-type="percentage" office:value="0.0106536135905557" calcext:value-type="percentage">
            <text:p>1.07%</text:p>
          </table:table-cell>
          <table:table-cell table:formula="of:=([.J164]-[.G164])/[.G164]" office:value-type="percentage" office:value="0.0124026535910009" calcext:value-type="percentage">
            <text:p>1.24%</text:p>
          </table:table-cell>
          <table:table-cell table:formula="of:=([.J164]-[.H164])/[.H164]" office:value-type="percentage" office:value="0.0121107266435986" calcext:value-type="percentage">
            <text:p>1.21%</text:p>
          </table:table-cell>
          <table:table-cell table:formula="of:=([.J164]-[.I164])/[.I164]" office:value-type="percentage" office:value="0.0185722576900754" calcext:value-type="percentage">
            <text:p>1.86%</text:p>
          </table:table-cell>
        </table:table-row>
        <table:table-row table:style-name="ro1">
          <table:table-cell office:value-type="float" office:value="375.7" calcext:value-type="float">
            <text:p>375.7</text:p>
          </table:table-cell>
          <table:table-cell office:value-type="float" office:value="376.6" calcext:value-type="float">
            <text:p>376.6</text:p>
          </table:table-cell>
          <table:table-cell office:value-type="float" office:value="376.3" calcext:value-type="float">
            <text:p>376.3</text:p>
          </table:table-cell>
          <table:table-cell office:value-type="float" office:value="376.4" calcext:value-type="float">
            <text:p>376.4</text:p>
          </table:table-cell>
          <table:table-cell office:value-type="float" office:value="376.7" calcext:value-type="float">
            <text:p>376.7</text:p>
          </table:table-cell>
          <table:table-cell office:value-type="float" office:value="377" calcext:value-type="float">
            <text:p>377</text:p>
          </table:table-cell>
          <table:table-cell office:value-type="float" office:value="377.3" calcext:value-type="float">
            <text:p>377.3</text:p>
          </table:table-cell>
          <table:table-cell office:value-type="float" office:value="377" calcext:value-type="float">
            <text:p>377</text:p>
          </table:table-cell>
          <table:table-cell office:value-type="float" office:value="374.9" calcext:value-type="float">
            <text:p>374.9</text:p>
          </table:table-cell>
          <table:table-cell office:value-type="float" office:value="382" calcext:value-type="float">
            <text:p>382</text:p>
          </table:table-cell>
          <table:table-cell table:formula="of:=([.J165]-[.A165])/[.A165]" office:value-type="percentage" office:value="0.0167686984295981" calcext:value-type="percentage">
            <text:p>1.68%</text:p>
          </table:table-cell>
          <table:table-cell table:formula="of:=([.J165]-[.B165])/[.B165]" office:value-type="percentage" office:value="0.0143388210302708" calcext:value-type="percentage">
            <text:p>1.43%</text:p>
          </table:table-cell>
          <table:table-cell table:formula="of:=([.J165]-[.C165])/[.C165]" office:value-type="percentage" office:value="0.0151474887058198" calcext:value-type="percentage">
            <text:p>1.51%</text:p>
          </table:table-cell>
          <table:table-cell table:formula="of:=([.J165]-[.D165])/[.D165]" office:value-type="percentage" office:value="0.0148777895855474" calcext:value-type="percentage">
            <text:p>1.49%</text:p>
          </table:table-cell>
          <table:table-cell table:formula="of:=([.J165]-[.E165])/[.E165]" office:value-type="percentage" office:value="0.0140695513671357" calcext:value-type="percentage">
            <text:p>1.41%</text:p>
          </table:table-cell>
          <table:table-cell table:formula="of:=([.J165]-[.F165])/[.F165]" office:value-type="percentage" office:value="0.013262599469496" calcext:value-type="percentage">
            <text:p>1.33%</text:p>
          </table:table-cell>
          <table:table-cell table:formula="of:=([.J165]-[.G165])/[.G165]" office:value-type="percentage" office:value="0.0124569308242777" calcext:value-type="percentage">
            <text:p>1.25%</text:p>
          </table:table-cell>
          <table:table-cell table:formula="of:=([.J165]-[.H165])/[.H165]" office:value-type="percentage" office:value="0.013262599469496" calcext:value-type="percentage">
            <text:p>1.33%</text:p>
          </table:table-cell>
          <table:table-cell table:formula="of:=([.J165]-[.I165])/[.I165]" office:value-type="percentage" office:value="0.0189383835689518" calcext:value-type="percentage">
            <text:p>1.89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.5" calcext:value-type="float">
            <text:p>343.5</text:p>
          </table:table-cell>
          <table:table-cell office:value-type="float" office:value="341.7" calcext:value-type="float">
            <text:p>341.7</text:p>
          </table:table-cell>
          <table:table-cell office:value-type="float" office:value="342.9" calcext:value-type="float">
            <text:p>342.9</text:p>
          </table:table-cell>
          <table:table-cell office:value-type="float" office:value="343.3" calcext:value-type="float">
            <text:p>343.3</text:p>
          </table:table-cell>
          <table:table-cell office:value-type="float" office:value="343.4" calcext:value-type="float">
            <text:p>343.4</text:p>
          </table:table-cell>
          <table:table-cell office:value-type="float" office:value="342.1" calcext:value-type="float">
            <text:p>342.1</text:p>
          </table:table-cell>
          <table:table-cell office:value-type="float" office:value="341.1" calcext:value-type="float">
            <text:p>341.1</text:p>
          </table:table-cell>
          <table:table-cell office:value-type="float" office:value="339.7" calcext:value-type="float">
            <text:p>339.7</text:p>
          </table:table-cell>
          <table:table-cell office:value-type="float" office:value="356" calcext:value-type="float">
            <text:p>356</text:p>
          </table:table-cell>
          <table:table-cell table:formula="of:=([.J166]-[.A166])/[.A166]" office:value-type="percentage" office:value="0.0409356725146199" calcext:value-type="percentage">
            <text:p>4.09%</text:p>
          </table:table-cell>
          <table:table-cell table:formula="of:=([.J166]-[.B166])/[.B166]" office:value-type="percentage" office:value="0.0363901018922853" calcext:value-type="percentage">
            <text:p>3.64%</text:p>
          </table:table-cell>
          <table:table-cell table:formula="of:=([.J166]-[.C166])/[.C166]" office:value-type="percentage" office:value="0.041849575651156" calcext:value-type="percentage">
            <text:p>4.18%</text:p>
          </table:table-cell>
          <table:table-cell table:formula="of:=([.J166]-[.D166])/[.D166]" office:value-type="percentage" office:value="0.0382035578885973" calcext:value-type="percentage">
            <text:p>3.82%</text:p>
          </table:table-cell>
          <table:table-cell table:formula="of:=([.J166]-[.E166])/[.E166]" office:value-type="percentage" office:value="0.0369938829012525" calcext:value-type="percentage">
            <text:p>3.70%</text:p>
          </table:table-cell>
          <table:table-cell table:formula="of:=([.J166]-[.F166])/[.F166]" office:value-type="percentage" office:value="0.0366919044845662" calcext:value-type="percentage">
            <text:p>3.67%</text:p>
          </table:table-cell>
          <table:table-cell table:formula="of:=([.J166]-[.G166])/[.G166]" office:value-type="percentage" office:value="0.0406313943291435" calcext:value-type="percentage">
            <text:p>4.06%</text:p>
          </table:table-cell>
          <table:table-cell table:formula="of:=([.J166]-[.H166])/[.H166]" office:value-type="percentage" office:value="0.0436822046320726" calcext:value-type="percentage">
            <text:p>4.37%</text:p>
          </table:table-cell>
          <table:table-cell table:formula="of:=([.J166]-[.I166])/[.I166]" office:value-type="percentage" office:value="0.0479835148660583" calcext:value-type="percentage">
            <text:p>4.80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.1" calcext:value-type="float">
            <text:p>380.1</text:p>
          </table:table-cell>
          <table:table-cell office:value-type="float" office:value="380.9" calcext:value-type="float">
            <text:p>380.9</text:p>
          </table:table-cell>
          <table:table-cell table:number-columns-repeated="2" office:value-type="float" office:value="380.4" calcext:value-type="float">
            <text:p>380.4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1" calcext:value-type="float">
            <text:p>381.1</text:p>
          </table:table-cell>
          <table:table-cell office:value-type="float" office:value="380.5" calcext:value-type="float">
            <text:p>380.5</text:p>
          </table:table-cell>
          <table:table-cell office:value-type="float" office:value="379.6" calcext:value-type="float">
            <text:p>379.6</text:p>
          </table:table-cell>
          <table:table-cell office:value-type="float" office:value="382" calcext:value-type="float">
            <text:p>382</text:p>
          </table:table-cell>
          <table:table-cell table:formula="of:=([.J167]-[.A167])/[.A167]" office:value-type="percentage" office:value="0.00526315789473684" calcext:value-type="percentage">
            <text:p>0.53%</text:p>
          </table:table-cell>
          <table:table-cell table:formula="of:=([.J167]-[.B167])/[.B167]" office:value-type="percentage" office:value="0.00499868455669555" calcext:value-type="percentage">
            <text:p>0.50%</text:p>
          </table:table-cell>
          <table:table-cell table:formula="of:=([.J167]-[.C167])/[.C167]" office:value-type="percentage" office:value="0.00288789708584936" calcext:value-type="percentage">
            <text:p>0.29%</text:p>
          </table:table-cell>
          <table:table-cell table:formula="of:=([.J167]-[.D167])/[.D167]" office:value-type="percentage" office:value="0.00420609884332288" calcext:value-type="percentage">
            <text:p>0.42%</text:p>
          </table:table-cell>
          <table:table-cell table:formula="of:=([.J167]-[.E167])/[.E167]" office:value-type="percentage" office:value="0.00420609884332288" calcext:value-type="percentage">
            <text:p>0.42%</text:p>
          </table:table-cell>
          <table:table-cell table:formula="of:=([.J167]-[.F167])/[.F167]" office:value-type="percentage" office:value="0.00341476228001054" calcext:value-type="percentage">
            <text:p>0.34%</text:p>
          </table:table-cell>
          <table:table-cell table:formula="of:=([.J167]-[.G167])/[.G167]" office:value-type="percentage" office:value="0.00236158488585667" calcext:value-type="percentage">
            <text:p>0.24%</text:p>
          </table:table-cell>
          <table:table-cell table:formula="of:=([.J167]-[.H167])/[.H167]" office:value-type="percentage" office:value="0.00394218134034166" calcext:value-type="percentage">
            <text:p>0.39%</text:p>
          </table:table-cell>
          <table:table-cell table:formula="of:=([.J167]-[.I167])/[.I167]" office:value-type="percentage" office:value="0.006322444678609" calcext:value-type="percentage">
            <text:p>0.63%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380.1" calcext:value-type="float">
            <text:p>380.1</text:p>
          </table:table-cell>
          <table:table-cell office:value-type="float" office:value="380.4" calcext:value-type="float">
            <text:p>380.4</text:p>
          </table:table-cell>
          <table:table-cell table:number-columns-repeated="2" office:value-type="float" office:value="380.6" calcext:value-type="float">
            <text:p>380.6</text:p>
          </table:table-cell>
          <table:table-cell office:value-type="float" office:value="381.5" calcext:value-type="float">
            <text:p>381.5</text:p>
          </table:table-cell>
          <table:table-cell office:value-type="float" office:value="381.1" calcext:value-type="float">
            <text:p>381.1</text:p>
          </table:table-cell>
          <table:table-cell table:number-columns-repeated="2" office:value-type="float" office:value="380.6" calcext:value-type="float">
            <text:p>380.6</text:p>
          </table:table-cell>
          <table:table-cell office:value-type="float" office:value="383" calcext:value-type="float">
            <text:p>383</text:p>
          </table:table-cell>
          <table:table-cell table:formula="of:=([.J168]-[.A168])/[.A168]" office:value-type="percentage" office:value="0.00869107189886756" calcext:value-type="percentage">
            <text:p>0.87%</text:p>
          </table:table-cell>
          <table:table-cell table:formula="of:=([.J168]-[.B168])/[.B168]" office:value-type="percentage" office:value="0.00762957116548271" calcext:value-type="percentage">
            <text:p>0.76%</text:p>
          </table:table-cell>
          <table:table-cell table:formula="of:=([.J168]-[.C168])/[.C168]" office:value-type="percentage" office:value="0.00683491062039964" calcext:value-type="percentage">
            <text:p>0.68%</text:p>
          </table:table-cell>
          <table:table-cell table:formula="of:=([.J168]-[.D168])/[.D168]" office:value-type="percentage" office:value="0.00630583289542821" calcext:value-type="percentage">
            <text:p>0.63%</text:p>
          </table:table-cell>
          <table:table-cell table:formula="of:=([.J168]-[.E168])/[.E168]" office:value-type="percentage" office:value="0.00630583289542821" calcext:value-type="percentage">
            <text:p>0.63%</text:p>
          </table:table-cell>
          <table:table-cell table:formula="of:=([.J168]-[.F168])/[.F168]" office:value-type="percentage" office:value="0.00393184796854522" calcext:value-type="percentage">
            <text:p>0.39%</text:p>
          </table:table-cell>
          <table:table-cell table:formula="of:=([.J168]-[.G168])/[.G168]" office:value-type="percentage" office:value="0.00498556809236415" calcext:value-type="percentage">
            <text:p>0.50%</text:p>
          </table:table-cell>
          <table:table-cell table:formula="of:=([.J168]-[.H168])/[.H168]" office:value-type="percentage" office:value="0.00630583289542821" calcext:value-type="percentage">
            <text:p>0.63%</text:p>
          </table:table-cell>
          <table:table-cell table:formula="of:=([.J168]-[.I168])/[.I168]" office:value-type="percentage" office:value="0.00630583289542821" calcext:value-type="percentage">
            <text:p>0.63%</text:p>
          </table:table-cell>
        </table:table-row>
        <table:table-row table:style-name="ro1">
          <table:table-cell office:value-type="float" office:value="382.1" calcext:value-type="float">
            <text:p>382.1</text:p>
          </table:table-cell>
          <table:table-cell office:value-type="float" office:value="382.7" calcext:value-type="float">
            <text:p>382.7</text:p>
          </table:table-cell>
          <table:table-cell office:value-type="float" office:value="382.4" calcext:value-type="float">
            <text:p>382.4</text:p>
          </table:table-cell>
          <table:table-cell office:value-type="float" office:value="382.6" calcext:value-type="float">
            <text:p>382.6</text:p>
          </table:table-cell>
          <table:table-cell office:value-type="float" office:value="382.7" calcext:value-type="float">
            <text:p>382.7</text:p>
          </table:table-cell>
          <table:table-cell office:value-type="float" office:value="382.4" calcext:value-type="float">
            <text:p>382.4</text:p>
          </table:table-cell>
          <table:table-cell office:value-type="float" office:value="382.9" calcext:value-type="float">
            <text:p>382.9</text:p>
          </table:table-cell>
          <table:table-cell office:value-type="float" office:value="382.6" calcext:value-type="float">
            <text:p>382.6</text:p>
          </table:table-cell>
          <table:table-cell office:value-type="float" office:value="382.8" calcext:value-type="float">
            <text:p>382.8</text:p>
          </table:table-cell>
          <table:table-cell office:value-type="float" office:value="383" calcext:value-type="float">
            <text:p>383</text:p>
          </table:table-cell>
          <table:table-cell table:formula="of:=([.J169]-[.A169])/[.A169]" office:value-type="percentage" office:value="0.0023554043444124" calcext:value-type="percentage">
            <text:p>0.24%</text:p>
          </table:table-cell>
          <table:table-cell table:formula="of:=([.J169]-[.B169])/[.B169]" office:value-type="percentage" office:value="0.000783903841128851" calcext:value-type="percentage">
            <text:p>0.08%</text:p>
          </table:table-cell>
          <table:table-cell table:formula="of:=([.J169]-[.C169])/[.C169]" office:value-type="percentage" office:value="0.00156903765690383" calcext:value-type="percentage">
            <text:p>0.16%</text:p>
          </table:table-cell>
          <table:table-cell table:formula="of:=([.J169]-[.D169])/[.D169]" office:value-type="percentage" office:value="0.00104547830632508" calcext:value-type="percentage">
            <text:p>0.10%</text:p>
          </table:table-cell>
          <table:table-cell table:formula="of:=([.J169]-[.E169])/[.E169]" office:value-type="percentage" office:value="0.000783903841128851" calcext:value-type="percentage">
            <text:p>0.08%</text:p>
          </table:table-cell>
          <table:table-cell table:formula="of:=([.J169]-[.F169])/[.F169]" office:value-type="percentage" office:value="0.00156903765690383" calcext:value-type="percentage">
            <text:p>0.16%</text:p>
          </table:table-cell>
          <table:table-cell table:formula="of:=([.J169]-[.G169])/[.G169]" office:value-type="percentage" office:value="0.000261164794985695" calcext:value-type="percentage">
            <text:p>0.03%</text:p>
          </table:table-cell>
          <table:table-cell table:formula="of:=([.J169]-[.H169])/[.H169]" office:value-type="percentage" office:value="0.00104547830632508" calcext:value-type="percentage">
            <text:p>0.10%</text:p>
          </table:table-cell>
          <table:table-cell table:formula="of:=([.J169]-[.I169])/[.I169]" office:value-type="percentage" office:value="0.000522466039707389" calcext:value-type="percentage">
            <text:p>0.05%</text:p>
          </table:table-cell>
        </table:table-row>
        <table:table-row table:style-name="ro1">
          <table:table-cell table:number-columns-repeated="8" office:value-type="float" office:value="384" calcext:value-type="float">
            <text:p>384</text:p>
          </table:table-cell>
          <table:table-cell office:value-type="float" office:value="383.7" calcext:value-type="float">
            <text:p>383.7</text:p>
          </table:table-cell>
          <table:table-cell office:value-type="float" office:value="384" calcext:value-type="float">
            <text:p>384</text:p>
          </table:table-cell>
          <table:table-cell table:formula="of:=([.J170]-[.A170])/[.A170]" office:value-type="percentage" office:value="0" calcext:value-type="percentage">
            <text:p>0.00%</text:p>
          </table:table-cell>
          <table:table-cell table:formula="of:=([.J170]-[.B170])/[.B170]" office:value-type="percentage" office:value="0" calcext:value-type="percentage">
            <text:p>0.00%</text:p>
          </table:table-cell>
          <table:table-cell table:formula="of:=([.J170]-[.C170])/[.C170]" office:value-type="percentage" office:value="0" calcext:value-type="percentage">
            <text:p>0.00%</text:p>
          </table:table-cell>
          <table:table-cell table:formula="of:=([.J170]-[.D170])/[.D170]" office:value-type="percentage" office:value="0" calcext:value-type="percentage">
            <text:p>0.00%</text:p>
          </table:table-cell>
          <table:table-cell table:formula="of:=([.J170]-[.E170])/[.E170]" office:value-type="percentage" office:value="0" calcext:value-type="percentage">
            <text:p>0.00%</text:p>
          </table:table-cell>
          <table:table-cell table:formula="of:=([.J170]-[.F170])/[.F170]" office:value-type="percentage" office:value="0" calcext:value-type="percentage">
            <text:p>0.00%</text:p>
          </table:table-cell>
          <table:table-cell table:formula="of:=([.J170]-[.G170])/[.G170]" office:value-type="percentage" office:value="0" calcext:value-type="percentage">
            <text:p>0.00%</text:p>
          </table:table-cell>
          <table:table-cell table:formula="of:=([.J170]-[.H170])/[.H170]" office:value-type="percentage" office:value="0" calcext:value-type="percentage">
            <text:p>0.00%</text:p>
          </table:table-cell>
          <table:table-cell table:formula="of:=([.J170]-[.I170])/[.I170]" office:value-type="percentage" office:value="0.000781860828772508" calcext:value-type="percentage">
            <text:p>0.08%</text:p>
          </table:table-cell>
        </table:table-row>
        <table:table-row table:style-name="ro1">
          <table:table-cell table:number-columns-repeated="10" office:value-type="float" office:value="385" calcext:value-type="float">
            <text:p>385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8.3" calcext:value-type="float">
            <text:p>378.3</text:p>
          </table:table-cell>
          <table:table-cell office:value-type="float" office:value="378.5" calcext:value-type="float">
            <text:p>378.5</text:p>
          </table:table-cell>
          <table:table-cell office:value-type="float" office:value="378.8" calcext:value-type="float">
            <text:p>378.8</text:p>
          </table:table-cell>
          <table:table-cell office:value-type="float" office:value="379.1" calcext:value-type="float">
            <text:p>379.1</text:p>
          </table:table-cell>
          <table:table-cell office:value-type="float" office:value="378.8" calcext:value-type="float">
            <text:p>378.8</text:p>
          </table:table-cell>
          <table:table-cell office:value-type="float" office:value="379.3" calcext:value-type="float">
            <text:p>379.3</text:p>
          </table:table-cell>
          <table:table-cell office:value-type="float" office:value="379.9" calcext:value-type="float">
            <text:p>379.9</text:p>
          </table:table-cell>
          <table:table-cell office:value-type="float" office:value="379.6" calcext:value-type="float">
            <text:p>379.6</text:p>
          </table:table-cell>
          <table:table-cell office:value-type="float" office:value="377.2" calcext:value-type="float">
            <text:p>377.2</text:p>
          </table:table-cell>
          <table:table-cell office:value-type="float" office:value="386" calcext:value-type="float">
            <text:p>386</text:p>
          </table:table-cell>
          <table:table-cell table:formula="of:=([.J172]-[.A172])/[.A172]" office:value-type="percentage" office:value="0.0203542162305049" calcext:value-type="percentage">
            <text:p>2.04%</text:p>
          </table:table-cell>
          <table:table-cell table:formula="of:=([.J172]-[.B172])/[.B172]" office:value-type="percentage" office:value="0.0198150594451783" calcext:value-type="percentage">
            <text:p>1.98%</text:p>
          </table:table-cell>
          <table:table-cell table:formula="of:=([.J172]-[.C172])/[.C172]" office:value-type="percentage" office:value="0.0190073917634635" calcext:value-type="percentage">
            <text:p>1.90%</text:p>
          </table:table-cell>
          <table:table-cell table:formula="of:=([.J172]-[.D172])/[.D172]" office:value-type="percentage" office:value="0.0182010023740437" calcext:value-type="percentage">
            <text:p>1.82%</text:p>
          </table:table-cell>
          <table:table-cell table:formula="of:=([.J172]-[.E172])/[.E172]" office:value-type="percentage" office:value="0.0190073917634635" calcext:value-type="percentage">
            <text:p>1.90%</text:p>
          </table:table-cell>
          <table:table-cell table:formula="of:=([.J172]-[.F172])/[.F172]" office:value-type="percentage" office:value="0.0176641181123121" calcext:value-type="percentage">
            <text:p>1.77%</text:p>
          </table:table-cell>
          <table:table-cell table:formula="of:=([.J172]-[.G172])/[.G172]" office:value-type="percentage" office:value="0.0160568570676494" calcext:value-type="percentage">
            <text:p>1.61%</text:p>
          </table:table-cell>
          <table:table-cell table:formula="of:=([.J172]-[.H172])/[.H172]" office:value-type="percentage" office:value="0.0168598524762908" calcext:value-type="percentage">
            <text:p>1.69%</text:p>
          </table:table-cell>
          <table:table-cell table:formula="of:=([.J172]-[.I172])/[.I172]" office:value-type="percentage" office:value="0.0233297985153765" calcext:value-type="percentage">
            <text:p>2.33%</text:p>
          </table:table-cell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338" calcext:value-type="float">
            <text:p>338</text:p>
          </table:table-cell>
          <table:table-cell office:value-type="float" office:value="338.1" calcext:value-type="float">
            <text:p>338.1</text:p>
          </table:table-cell>
          <table:table-cell office:value-type="float" office:value="338.5" calcext:value-type="float">
            <text:p>338.5</text:p>
          </table:table-cell>
          <table:table-cell office:value-type="float" office:value="338.4" calcext:value-type="float">
            <text:p>338.4</text:p>
          </table:table-cell>
          <table:table-cell office:value-type="float" office:value="339.7" calcext:value-type="float">
            <text:p>339.7</text:p>
          </table:table-cell>
          <table:table-cell office:value-type="float" office:value="339.6" calcext:value-type="float">
            <text:p>339.6</text:p>
          </table:table-cell>
          <table:table-cell office:value-type="float" office:value="338.2" calcext:value-type="float">
            <text:p>338.2</text:p>
          </table:table-cell>
          <table:table-cell office:value-type="float" office:value="336.8" calcext:value-type="float">
            <text:p>336.8</text:p>
          </table:table-cell>
          <table:table-cell office:value-type="float" office:value="343" calcext:value-type="float">
            <text:p>343</text:p>
          </table:table-cell>
          <table:table-cell table:formula="of:=([.J173]-[.A173])/[.A173]" office:value-type="percentage" office:value="0.0184085510688836" calcext:value-type="percentage">
            <text:p>1.84%</text:p>
          </table:table-cell>
          <table:table-cell table:formula="of:=([.J173]-[.B173])/[.B173]" office:value-type="percentage" office:value="0.014792899408284" calcext:value-type="percentage">
            <text:p>1.48%</text:p>
          </table:table-cell>
          <table:table-cell table:formula="of:=([.J173]-[.C173])/[.C173]" office:value-type="percentage" office:value="0.0144927536231883" calcext:value-type="percentage">
            <text:p>1.45%</text:p>
          </table:table-cell>
          <table:table-cell table:formula="of:=([.J173]-[.D173])/[.D173]" office:value-type="percentage" office:value="0.0132939438700148" calcext:value-type="percentage">
            <text:p>1.33%</text:p>
          </table:table-cell>
          <table:table-cell table:formula="of:=([.J173]-[.E173])/[.E173]" office:value-type="percentage" office:value="0.0135933806146573" calcext:value-type="percentage">
            <text:p>1.36%</text:p>
          </table:table-cell>
          <table:table-cell table:formula="of:=([.J173]-[.F173])/[.F173]" office:value-type="percentage" office:value="0.00971445392993821" calcext:value-type="percentage">
            <text:p>0.97%</text:p>
          </table:table-cell>
          <table:table-cell table:formula="of:=([.J173]-[.G173])/[.G173]" office:value-type="percentage" office:value="0.0100117785630152" calcext:value-type="percentage">
            <text:p>1.00%</text:p>
          </table:table-cell>
          <table:table-cell table:formula="of:=([.J173]-[.H173])/[.H173]" office:value-type="percentage" office:value="0.0141927853341219" calcext:value-type="percentage">
            <text:p>1.42%</text:p>
          </table:table-cell>
          <table:table-cell table:formula="of:=([.J173]-[.I173])/[.I173]" office:value-type="percentage" office:value="0.0184085510688836" calcext:value-type="percentage">
            <text:p>1.84%</text:p>
          </table:table-cell>
        </table:table-row>
        <table:table-row table:style-name="ro1">
          <table:table-cell office:value-type="float" office:value="378.8" calcext:value-type="float">
            <text:p>378.8</text:p>
          </table:table-cell>
          <table:table-cell office:value-type="float" office:value="380" calcext:value-type="float">
            <text:p>380</text:p>
          </table:table-cell>
          <table:table-cell office:value-type="float" office:value="380.1" calcext:value-type="float">
            <text:p>380.1</text:p>
          </table:table-cell>
          <table:table-cell office:value-type="float" office:value="380.6" calcext:value-type="float">
            <text:p>380.6</text:p>
          </table:table-cell>
          <table:table-cell office:value-type="float" office:value="380.7" calcext:value-type="float">
            <text:p>380.7</text:p>
          </table:table-cell>
          <table:table-cell office:value-type="float" office:value="380.9" calcext:value-type="float">
            <text:p>380.9</text:p>
          </table:table-cell>
          <table:table-cell office:value-type="float" office:value="381.3" calcext:value-type="float">
            <text:p>381.3</text:p>
          </table:table-cell>
          <table:table-cell table:number-columns-repeated="2" office:value-type="float" office:value="381.2" calcext:value-type="float">
            <text:p>381.2</text:p>
          </table:table-cell>
          <table:table-cell office:value-type="float" office:value="387" calcext:value-type="float">
            <text:p>387</text:p>
          </table:table-cell>
          <table:table-cell table:formula="of:=([.J174]-[.A174])/[.A174]" office:value-type="percentage" office:value="0.0216473072861668" calcext:value-type="percentage">
            <text:p>2.16%</text:p>
          </table:table-cell>
          <table:table-cell table:formula="of:=([.J174]-[.B174])/[.B174]" office:value-type="percentage" office:value="0.0184210526315789" calcext:value-type="percentage">
            <text:p>1.84%</text:p>
          </table:table-cell>
          <table:table-cell table:formula="of:=([.J174]-[.C174])/[.C174]" office:value-type="percentage" office:value="0.0181531176006314" calcext:value-type="percentage">
            <text:p>1.82%</text:p>
          </table:table-cell>
          <table:table-cell table:formula="of:=([.J174]-[.D174])/[.D174]" office:value-type="percentage" office:value="0.0168155543878087" calcext:value-type="percentage">
            <text:p>1.68%</text:p>
          </table:table-cell>
          <table:table-cell table:formula="of:=([.J174]-[.E174])/[.E174]" office:value-type="percentage" office:value="0.016548463356974" calcext:value-type="percentage">
            <text:p>1.65%</text:p>
          </table:table-cell>
          <table:table-cell table:formula="of:=([.J174]-[.F174])/[.F174]" office:value-type="percentage" office:value="0.016014702021528" calcext:value-type="percentage">
            <text:p>1.60%</text:p>
          </table:table-cell>
          <table:table-cell table:formula="of:=([.J174]-[.G174])/[.G174]" office:value-type="percentage" office:value="0.014948859166011" calcext:value-type="percentage">
            <text:p>1.49%</text:p>
          </table:table-cell>
          <table:table-cell table:formula="of:=([.J174]-[.H174])/[.H174]" office:value-type="percentage" office:value="0.0152151101783841" calcext:value-type="percentage">
            <text:p>1.52%</text:p>
          </table:table-cell>
          <table:table-cell table:formula="of:=([.J174]-[.I174])/[.I174]" office:value-type="percentage" office:value="0.0152151101783841" calcext:value-type="percentage">
            <text:p>1.52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5]-[.A175])/[.A175]" office:value-type="percentage" office:value="0" calcext:value-type="percentage">
            <text:p>0.00%</text:p>
          </table:table-cell>
          <table:table-cell table:formula="of:=([.J175]-[.B175])/[.B175]" office:value-type="percentage" office:value="0" calcext:value-type="percentage">
            <text:p>0.00%</text:p>
          </table:table-cell>
          <table:table-cell table:formula="of:=([.J175]-[.C175])/[.C175]" office:value-type="percentage" office:value="0" calcext:value-type="percentage">
            <text:p>0.00%</text:p>
          </table:table-cell>
          <table:table-cell table:formula="of:=([.J175]-[.D175])/[.D175]" office:value-type="percentage" office:value="0" calcext:value-type="percentage">
            <text:p>0.00%</text:p>
          </table:table-cell>
          <table:table-cell table:formula="of:=([.J175]-[.E175])/[.E175]" office:value-type="percentage" office:value="0" calcext:value-type="percentage">
            <text:p>0.00%</text:p>
          </table:table-cell>
          <table:table-cell table:formula="of:=([.J175]-[.F175])/[.F175]" office:value-type="percentage" office:value="0" calcext:value-type="percentage">
            <text:p>0.00%</text:p>
          </table:table-cell>
          <table:table-cell table:formula="of:=([.J175]-[.G175])/[.G175]" office:value-type="percentage" office:value="0" calcext:value-type="percentage">
            <text:p>0.00%</text:p>
          </table:table-cell>
          <table:table-cell table:formula="of:=([.J175]-[.H175])/[.H175]" office:value-type="percentage" office:value="0" calcext:value-type="percentage">
            <text:p>0.00%</text:p>
          </table:table-cell>
          <table:table-cell table:formula="of:=([.J175]-[.I175])/[.I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86.7" calcext:value-type="float">
            <text:p>386.7</text:p>
          </table:table-cell>
          <table:table-cell office:value-type="float" office:value="386.8" calcext:value-type="float">
            <text:p>386.8</text:p>
          </table:table-cell>
          <table:table-cell office:value-type="float" office:value="387.3" calcext:value-type="float">
            <text:p>387.3</text:p>
          </table:table-cell>
          <table:table-cell table:number-columns-repeated="2" office:value-type="float" office:value="387.1" calcext:value-type="float">
            <text:p>387.1</text:p>
          </table:table-cell>
          <table:table-cell table:number-columns-repeated="2" office:value-type="float" office:value="387.2" calcext:value-type="float">
            <text:p>387.2</text:p>
          </table:table-cell>
          <table:table-cell office:value-type="float" office:value="387.3" calcext:value-type="float">
            <text:p>387.3</text:p>
          </table:table-cell>
          <table:table-cell office:value-type="float" office:value="388" calcext:value-type="float">
            <text:p>388</text:p>
          </table:table-cell>
          <table:table-cell table:formula="of:=([.J176]-[.A176])/[.A176]" office:value-type="percentage" office:value="0.00336177915696926" calcext:value-type="percentage">
            <text:p>0.34%</text:p>
          </table:table-cell>
          <table:table-cell table:formula="of:=([.J176]-[.B176])/[.B176]" office:value-type="percentage" office:value="0.00336177915696926" calcext:value-type="percentage">
            <text:p>0.34%</text:p>
          </table:table-cell>
          <table:table-cell table:formula="of:=([.J176]-[.C176])/[.C176]" office:value-type="percentage" office:value="0.00310237849017577" calcext:value-type="percentage">
            <text:p>0.31%</text:p>
          </table:table-cell>
          <table:table-cell table:formula="of:=([.J176]-[.D176])/[.D176]" office:value-type="percentage" office:value="0.00180738445649364" calcext:value-type="percentage">
            <text:p>0.18%</text:p>
          </table:table-cell>
          <table:table-cell table:formula="of:=([.J176]-[.E176])/[.E176]" office:value-type="percentage" office:value="0.0023249806251614" calcext:value-type="percentage">
            <text:p>0.23%</text:p>
          </table:table-cell>
          <table:table-cell table:formula="of:=([.J176]-[.F176])/[.F176]" office:value-type="percentage" office:value="0.0023249806251614" calcext:value-type="percentage">
            <text:p>0.23%</text:p>
          </table:table-cell>
          <table:table-cell table:formula="of:=([.J176]-[.G176])/[.G176]" office:value-type="percentage" office:value="0.00206611570247937" calcext:value-type="percentage">
            <text:p>0.21%</text:p>
          </table:table-cell>
          <table:table-cell table:formula="of:=([.J176]-[.H176])/[.H176]" office:value-type="percentage" office:value="0.00206611570247937" calcext:value-type="percentage">
            <text:p>0.21%</text:p>
          </table:table-cell>
          <table:table-cell table:formula="of:=([.J176]-[.I176])/[.I176]" office:value-type="percentage" office:value="0.00180738445649364" calcext:value-type="percentage">
            <text:p>0.18%</text:p>
          </table:table-cell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354.4" calcext:value-type="float">
            <text:p>354.4</text:p>
          </table:table-cell>
          <table:table-cell office:value-type="float" office:value="354.5" calcext:value-type="float">
            <text:p>354.5</text:p>
          </table:table-cell>
          <table:table-cell office:value-type="float" office:value="354" calcext:value-type="float">
            <text:p>354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8" calcext:value-type="float">
            <text:p>354.8</text:p>
          </table:table-cell>
          <table:table-cell office:value-type="float" office:value="355.4" calcext:value-type="float">
            <text:p>355.4</text:p>
          </table:table-cell>
          <table:table-cell office:value-type="float" office:value="354.8" calcext:value-type="float">
            <text:p>354.8</text:p>
          </table:table-cell>
          <table:table-cell office:value-type="float" office:value="352.3" calcext:value-type="float">
            <text:p>352.3</text:p>
          </table:table-cell>
          <table:table-cell office:value-type="float" office:value="358" calcext:value-type="float">
            <text:p>358</text:p>
          </table:table-cell>
          <table:table-cell table:formula="of:=([.J177]-[.A177])/[.A177]" office:value-type="percentage" office:value="0.0130164119977363" calcext:value-type="percentage">
            <text:p>1.30%</text:p>
          </table:table-cell>
          <table:table-cell table:formula="of:=([.J177]-[.B177])/[.B177]" office:value-type="percentage" office:value="0.0101580135440181" calcext:value-type="percentage">
            <text:p>1.02%</text:p>
          </table:table-cell>
          <table:table-cell table:formula="of:=([.J177]-[.C177])/[.C177]" office:value-type="percentage" office:value="0.00987306064880113" calcext:value-type="percentage">
            <text:p>0.99%</text:p>
          </table:table-cell>
          <table:table-cell table:formula="of:=([.J177]-[.D177])/[.D177]" office:value-type="percentage" office:value="0.0112994350282486" calcext:value-type="percentage">
            <text:p>1.13%</text:p>
          </table:table-cell>
          <table:table-cell table:formula="of:=([.J177]-[.E177])/[.E177]" office:value-type="percentage" office:value="0.00987306064880113" calcext:value-type="percentage">
            <text:p>0.99%</text:p>
          </table:table-cell>
          <table:table-cell table:formula="of:=([.J177]-[.F177])/[.F177]" office:value-type="percentage" office:value="0.0090191657271702" calcext:value-type="percentage">
            <text:p>0.90%</text:p>
          </table:table-cell>
          <table:table-cell table:formula="of:=([.J177]-[.G177])/[.G177]" office:value-type="percentage" office:value="0.00731570061902089" calcext:value-type="percentage">
            <text:p>0.73%</text:p>
          </table:table-cell>
          <table:table-cell table:formula="of:=([.J177]-[.H177])/[.H177]" office:value-type="percentage" office:value="0.0090191657271702" calcext:value-type="percentage">
            <text:p>0.90%</text:p>
          </table:table-cell>
          <table:table-cell table:formula="of:=([.J177]-[.I177])/[.I177]" office:value-type="percentage" office:value="0.0161793925631564" calcext:value-type="percentage">
            <text:p>1.62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8]-[.A178])/[.A178]" office:value-type="percentage" office:value="0" calcext:value-type="percentage">
            <text:p>0.00%</text:p>
          </table:table-cell>
          <table:table-cell table:formula="of:=([.J178]-[.B178])/[.B178]" office:value-type="percentage" office:value="0" calcext:value-type="percentage">
            <text:p>0.00%</text:p>
          </table:table-cell>
          <table:table-cell table:formula="of:=([.J178]-[.C178])/[.C178]" office:value-type="percentage" office:value="0" calcext:value-type="percentage">
            <text:p>0.00%</text:p>
          </table:table-cell>
          <table:table-cell table:formula="of:=([.J178]-[.D178])/[.D178]" office:value-type="percentage" office:value="0" calcext:value-type="percentage">
            <text:p>0.00%</text:p>
          </table:table-cell>
          <table:table-cell table:formula="of:=([.J178]-[.E178])/[.E178]" office:value-type="percentage" office:value="0" calcext:value-type="percentage">
            <text:p>0.00%</text:p>
          </table:table-cell>
          <table:table-cell table:formula="of:=([.J178]-[.F178])/[.F178]" office:value-type="percentage" office:value="0" calcext:value-type="percentage">
            <text:p>0.00%</text:p>
          </table:table-cell>
          <table:table-cell table:formula="of:=([.J178]-[.G178])/[.G178]" office:value-type="percentage" office:value="0" calcext:value-type="percentage">
            <text:p>0.00%</text:p>
          </table:table-cell>
          <table:table-cell table:formula="of:=([.J178]-[.H178])/[.H178]" office:value-type="percentage" office:value="0" calcext:value-type="percentage">
            <text:p>0.00%</text:p>
          </table:table-cell>
          <table:table-cell table:formula="of:=([.J178]-[.I178])/[.I17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3.4" calcext:value-type="float">
            <text:p>383.4</text:p>
          </table:table-cell>
          <table:table-cell office:value-type="float" office:value="382.6" calcext:value-type="float">
            <text:p>382.6</text:p>
          </table:table-cell>
          <table:table-cell office:value-type="float" office:value="383.3" calcext:value-type="float">
            <text:p>383.3</text:p>
          </table:table-cell>
          <table:table-cell office:value-type="float" office:value="382.6" calcext:value-type="float">
            <text:p>382.6</text:p>
          </table:table-cell>
          <table:table-cell office:value-type="float" office:value="383.1" calcext:value-type="float">
            <text:p>383.1</text:p>
          </table:table-cell>
          <table:table-cell office:value-type="float" office:value="384.1" calcext:value-type="float">
            <text:p>384.1</text:p>
          </table:table-cell>
          <table:table-cell office:value-type="float" office:value="383.5" calcext:value-type="float">
            <text:p>383.5</text:p>
          </table:table-cell>
          <table:table-cell office:value-type="float" office:value="382.7" calcext:value-type="float">
            <text:p>382.7</text:p>
          </table:table-cell>
          <table:table-cell office:value-type="float" office:value="392" calcext:value-type="float">
            <text:p>392</text:p>
          </table:table-cell>
          <table:table-cell table:formula="of:=([.J179]-[.A179])/[.A179]" office:value-type="percentage" office:value="0.0288713910761155" calcext:value-type="percentage">
            <text:p>2.89%</text:p>
          </table:table-cell>
          <table:table-cell table:formula="of:=([.J179]-[.B179])/[.B179]" office:value-type="percentage" office:value="0.0224308815858112" calcext:value-type="percentage">
            <text:p>2.24%</text:p>
          </table:table-cell>
          <table:table-cell table:formula="of:=([.J179]-[.C179])/[.C179]" office:value-type="percentage" office:value="0.0245687401986408" calcext:value-type="percentage">
            <text:p>2.46%</text:p>
          </table:table-cell>
          <table:table-cell table:formula="of:=([.J179]-[.D179])/[.D179]" office:value-type="percentage" office:value="0.0226976258805113" calcext:value-type="percentage">
            <text:p>2.27%</text:p>
          </table:table-cell>
          <table:table-cell table:formula="of:=([.J179]-[.E179])/[.E179]" office:value-type="percentage" office:value="0.0245687401986408" calcext:value-type="percentage">
            <text:p>2.46%</text:p>
          </table:table-cell>
          <table:table-cell table:formula="of:=([.J179]-[.F179])/[.F179]" office:value-type="percentage" office:value="0.0232315322370138" calcext:value-type="percentage">
            <text:p>2.32%</text:p>
          </table:table-cell>
          <table:table-cell table:formula="of:=([.J179]-[.G179])/[.G179]" office:value-type="percentage" office:value="0.0205675605311116" calcext:value-type="percentage">
            <text:p>2.06%</text:p>
          </table:table-cell>
          <table:table-cell table:formula="of:=([.J179]-[.H179])/[.H179]" office:value-type="percentage" office:value="0.0221642764015645" calcext:value-type="percentage">
            <text:p>2.22%</text:p>
          </table:table-cell>
          <table:table-cell table:formula="of:=([.J179]-[.I179])/[.I179]" office:value-type="percentage" office:value="0.0243010190749935" calcext:value-type="percentage">
            <text:p>2.43%</text:p>
          </table:table-cell>
        </table:table-row>
        <table:table-row table:style-name="ro1">
          <table:table-cell table:number-columns-repeated="10" office:value-type="float" office:value="393" calcext:value-type="float">
            <text:p>393</text:p>
          </table:table-cell>
          <table:table-cell table:formula="of:=([.J180]-[.A180])/[.A180]" office:value-type="percentage" office:value="0" calcext:value-type="percentage">
            <text:p>0.00%</text:p>
          </table:table-cell>
          <table:table-cell table:formula="of:=([.J180]-[.B180])/[.B180]" office:value-type="percentage" office:value="0" calcext:value-type="percentage">
            <text:p>0.00%</text:p>
          </table:table-cell>
          <table:table-cell table:formula="of:=([.J180]-[.C180])/[.C180]" office:value-type="percentage" office:value="0" calcext:value-type="percentage">
            <text:p>0.00%</text:p>
          </table:table-cell>
          <table:table-cell table:formula="of:=([.J180]-[.D180])/[.D180]" office:value-type="percentage" office:value="0" calcext:value-type="percentage">
            <text:p>0.00%</text:p>
          </table:table-cell>
          <table:table-cell table:formula="of:=([.J180]-[.E180])/[.E180]" office:value-type="percentage" office:value="0" calcext:value-type="percentage">
            <text:p>0.00%</text:p>
          </table:table-cell>
          <table:table-cell table:formula="of:=([.J180]-[.F180])/[.F180]" office:value-type="percentage" office:value="0" calcext:value-type="percentage">
            <text:p>0.00%</text:p>
          </table:table-cell>
          <table:table-cell table:formula="of:=([.J180]-[.G180])/[.G180]" office:value-type="percentage" office:value="0" calcext:value-type="percentage">
            <text:p>0.00%</text:p>
          </table:table-cell>
          <table:table-cell table:formula="of:=([.J180]-[.H180])/[.H180]" office:value-type="percentage" office:value="0" calcext:value-type="percentage">
            <text:p>0.00%</text:p>
          </table:table-cell>
          <table:table-cell table:formula="of:=([.J180]-[.I180])/[.I1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86.6" calcext:value-type="float">
            <text:p>386.6</text:p>
          </table:table-cell>
          <table:table-cell office:value-type="float" office:value="386.9" calcext:value-type="float">
            <text:p>386.9</text:p>
          </table:table-cell>
          <table:table-cell office:value-type="float" office:value="388" calcext:value-type="float">
            <text:p>388</text:p>
          </table:table-cell>
          <table:table-cell office:value-type="float" office:value="387.8" calcext:value-type="float">
            <text:p>387.8</text:p>
          </table:table-cell>
          <table:table-cell office:value-type="float" office:value="387.3" calcext:value-type="float">
            <text:p>387.3</text:p>
          </table:table-cell>
          <table:table-cell office:value-type="float" office:value="387.7" calcext:value-type="float">
            <text:p>387.7</text:p>
          </table:table-cell>
          <table:table-cell office:value-type="float" office:value="388.7" calcext:value-type="float">
            <text:p>388.7</text:p>
          </table:table-cell>
          <table:table-cell office:value-type="float" office:value="387.9" calcext:value-type="float">
            <text:p>387.9</text:p>
          </table:table-cell>
          <table:table-cell office:value-type="float" office:value="394" calcext:value-type="float">
            <text:p>394</text:p>
          </table:table-cell>
          <table:table-cell table:formula="of:=([.J181]-[.A181])/[.A181]" office:value-type="percentage" office:value="0.0167741935483871" calcext:value-type="percentage">
            <text:p>1.68%</text:p>
          </table:table-cell>
          <table:table-cell table:formula="of:=([.J181]-[.B181])/[.B181]" office:value-type="percentage" office:value="0.0191412312467666" calcext:value-type="percentage">
            <text:p>1.91%</text:p>
          </table:table-cell>
          <table:table-cell table:formula="of:=([.J181]-[.C181])/[.C181]" office:value-type="percentage" office:value="0.0183509950891704" calcext:value-type="percentage">
            <text:p>1.84%</text:p>
          </table:table-cell>
          <table:table-cell table:formula="of:=([.J181]-[.D181])/[.D181]" office:value-type="percentage" office:value="0.0154639175257732" calcext:value-type="percentage">
            <text:p>1.55%</text:p>
          </table:table-cell>
          <table:table-cell table:formula="of:=([.J181]-[.E181])/[.E181]" office:value-type="percentage" office:value="0.0159876224858174" calcext:value-type="percentage">
            <text:p>1.60%</text:p>
          </table:table-cell>
          <table:table-cell table:formula="of:=([.J181]-[.F181])/[.F181]" office:value-type="percentage" office:value="0.0172992512264394" calcext:value-type="percentage">
            <text:p>1.73%</text:p>
          </table:table-cell>
          <table:table-cell table:formula="of:=([.J181]-[.G181])/[.G181]" office:value-type="percentage" office:value="0.0162496775857622" calcext:value-type="percentage">
            <text:p>1.62%</text:p>
          </table:table-cell>
          <table:table-cell table:formula="of:=([.J181]-[.H181])/[.H181]" office:value-type="percentage" office:value="0.013635194237201" calcext:value-type="percentage">
            <text:p>1.36%</text:p>
          </table:table-cell>
          <table:table-cell table:formula="of:=([.J181]-[.I181])/[.I181]" office:value-type="percentage" office:value="0.0157257025006446" calcext:value-type="percentage">
            <text:p>1.57%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390.4" calcext:value-type="float">
            <text:p>390.4</text:p>
          </table:table-cell>
          <table:table-cell office:value-type="float" office:value="391.3" calcext:value-type="float">
            <text:p>391.3</text:p>
          </table:table-cell>
          <table:table-cell office:value-type="float" office:value="391" calcext:value-type="float">
            <text:p>391</text:p>
          </table:table-cell>
          <table:table-cell office:value-type="float" office:value="391.2" calcext:value-type="float">
            <text:p>391.2</text:p>
          </table:table-cell>
          <table:table-cell table:number-columns-repeated="2" office:value-type="float" office:value="391.5" calcext:value-type="float">
            <text:p>391.5</text:p>
          </table:table-cell>
          <table:table-cell office:value-type="float" office:value="391.1" calcext:value-type="float">
            <text:p>391.1</text:p>
          </table:table-cell>
          <table:table-cell office:value-type="float" office:value="391.8" calcext:value-type="float">
            <text:p>391.8</text:p>
          </table:table-cell>
          <table:table-cell office:value-type="float" office:value="396" calcext:value-type="float">
            <text:p>396</text:p>
          </table:table-cell>
          <table:table-cell table:formula="of:=([.J182]-[.A182])/[.A182]" office:value-type="percentage" office:value="0.0130468150422103" calcext:value-type="percentage">
            <text:p>1.30%</text:p>
          </table:table-cell>
          <table:table-cell table:formula="of:=([.J182]-[.B182])/[.B182]" office:value-type="percentage" office:value="0.014344262295082" calcext:value-type="percentage">
            <text:p>1.43%</text:p>
          </table:table-cell>
          <table:table-cell table:formula="of:=([.J182]-[.C182])/[.C182]" office:value-type="percentage" office:value="0.0120112445693841" calcext:value-type="percentage">
            <text:p>1.20%</text:p>
          </table:table-cell>
          <table:table-cell table:formula="of:=([.J182]-[.D182])/[.D182]" office:value-type="percentage" office:value="0.0127877237851662" calcext:value-type="percentage">
            <text:p>1.28%</text:p>
          </table:table-cell>
          <table:table-cell table:formula="of:=([.J182]-[.E182])/[.E182]" office:value-type="percentage" office:value="0.0122699386503068" calcext:value-type="percentage">
            <text:p>1.23%</text:p>
          </table:table-cell>
          <table:table-cell table:formula="of:=([.J182]-[.F182])/[.F182]" office:value-type="percentage" office:value="0.0114942528735632" calcext:value-type="percentage">
            <text:p>1.15%</text:p>
          </table:table-cell>
          <table:table-cell table:formula="of:=([.J182]-[.G182])/[.G182]" office:value-type="percentage" office:value="0.0114942528735632" calcext:value-type="percentage">
            <text:p>1.15%</text:p>
          </table:table-cell>
          <table:table-cell table:formula="of:=([.J182]-[.H182])/[.H182]" office:value-type="percentage" office:value="0.0125287650217335" calcext:value-type="percentage">
            <text:p>1.25%</text:p>
          </table:table-cell>
          <table:table-cell table:formula="of:=([.J182]-[.I182])/[.I182]" office:value-type="percentage" office:value="0.0107197549770291" calcext:value-type="percentage">
            <text:p>1.07%</text:p>
          </table:table-cell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391.3" calcext:value-type="float">
            <text:p>391.3</text:p>
          </table:table-cell>
          <table:table-cell office:value-type="float" office:value="390.7" calcext:value-type="float">
            <text:p>390.7</text:p>
          </table:table-cell>
          <table:table-cell office:value-type="float" office:value="391.1" calcext:value-type="float">
            <text:p>391.1</text:p>
          </table:table-cell>
          <table:table-cell office:value-type="float" office:value="391.9" calcext:value-type="float">
            <text:p>391.9</text:p>
          </table:table-cell>
          <table:table-cell office:value-type="float" office:value="391.3" calcext:value-type="float">
            <text:p>391.3</text:p>
          </table:table-cell>
          <table:table-cell office:value-type="float" office:value="392.4" calcext:value-type="float">
            <text:p>392.4</text:p>
          </table:table-cell>
          <table:table-cell office:value-type="float" office:value="392" calcext:value-type="float">
            <text:p>392</text:p>
          </table:table-cell>
          <table:table-cell office:value-type="float" office:value="391.1" calcext:value-type="float">
            <text:p>391.1</text:p>
          </table:table-cell>
          <table:table-cell office:value-type="float" office:value="397" calcext:value-type="float">
            <text:p>397</text:p>
          </table:table-cell>
          <table:table-cell table:formula="of:=([.J183]-[.A183])/[.A183]" office:value-type="percentage" office:value="0.0163850486431131" calcext:value-type="percentage">
            <text:p>1.64%</text:p>
          </table:table-cell>
          <table:table-cell table:formula="of:=([.J183]-[.B183])/[.B183]" office:value-type="percentage" office:value="0.0145668285203169" calcext:value-type="percentage">
            <text:p>1.46%</text:p>
          </table:table-cell>
          <table:table-cell table:formula="of:=([.J183]-[.C183])/[.C183]" office:value-type="percentage" office:value="0.0161249040184285" calcext:value-type="percentage">
            <text:p>1.61%</text:p>
          </table:table-cell>
          <table:table-cell table:formula="of:=([.J183]-[.D183])/[.D183]" office:value-type="percentage" office:value="0.0150856558424955" calcext:value-type="percentage">
            <text:p>1.51%</text:p>
          </table:table-cell>
          <table:table-cell table:formula="of:=([.J183]-[.E183])/[.E183]" office:value-type="percentage" office:value="0.0130135238581271" calcext:value-type="percentage">
            <text:p>1.30%</text:p>
          </table:table-cell>
          <table:table-cell table:formula="of:=([.J183]-[.F183])/[.F183]" office:value-type="percentage" office:value="0.0145668285203169" calcext:value-type="percentage">
            <text:p>1.46%</text:p>
          </table:table-cell>
          <table:table-cell table:formula="of:=([.J183]-[.G183])/[.G183]" office:value-type="percentage" office:value="0.0117227319062182" calcext:value-type="percentage">
            <text:p>1.17%</text:p>
          </table:table-cell>
          <table:table-cell table:formula="of:=([.J183]-[.H183])/[.H183]" office:value-type="percentage" office:value="0.0127551020408163" calcext:value-type="percentage">
            <text:p>1.28%</text:p>
          </table:table-cell>
          <table:table-cell table:formula="of:=([.J183]-[.I183])/[.I183]" office:value-type="percentage" office:value="0.0150856558424955" calcext:value-type="percentage">
            <text:p>1.51%</text:p>
          </table:table-cell>
        </table:table-row>
        <table:table-row table:style-name="ro1">
          <table:table-cell office:value-type="float" office:value="391.7" calcext:value-type="float">
            <text:p>391.7</text:p>
          </table:table-cell>
          <table:table-cell office:value-type="float" office:value="393.6" calcext:value-type="float">
            <text:p>393.6</text:p>
          </table:table-cell>
          <table:table-cell office:value-type="float" office:value="393.7" calcext:value-type="float">
            <text:p>393.7</text:p>
          </table:table-cell>
          <table:table-cell office:value-type="float" office:value="393.3" calcext:value-type="float">
            <text:p>393.3</text:p>
          </table:table-cell>
          <table:table-cell office:value-type="float" office:value="393.7" calcext:value-type="float">
            <text:p>393.7</text:p>
          </table:table-cell>
          <table:table-cell table:number-columns-repeated="2" office:value-type="float" office:value="394.5" calcext:value-type="float">
            <text:p>394.5</text:p>
          </table:table-cell>
          <table:table-cell office:value-type="float" office:value="393.8" calcext:value-type="float">
            <text:p>393.8</text:p>
          </table:table-cell>
          <table:table-cell office:value-type="float" office:value="393.1" calcext:value-type="float">
            <text:p>393.1</text:p>
          </table:table-cell>
          <table:table-cell office:value-type="float" office:value="400" calcext:value-type="float">
            <text:p>400</text:p>
          </table:table-cell>
          <table:table-cell table:formula="of:=([.J184]-[.A184])/[.A184]" office:value-type="percentage" office:value="0.0211896859841716" calcext:value-type="percentage">
            <text:p>2.12%</text:p>
          </table:table-cell>
          <table:table-cell table:formula="of:=([.J184]-[.B184])/[.B184]" office:value-type="percentage" office:value="0.016260162601626" calcext:value-type="percentage">
            <text:p>1.63%</text:p>
          </table:table-cell>
          <table:table-cell table:formula="of:=([.J184]-[.C184])/[.C184]" office:value-type="percentage" office:value="0.016002032004064" calcext:value-type="percentage">
            <text:p>1.60%</text:p>
          </table:table-cell>
          <table:table-cell table:formula="of:=([.J184]-[.D184])/[.D184]" office:value-type="percentage" office:value="0.0170353419781337" calcext:value-type="percentage">
            <text:p>1.70%</text:p>
          </table:table-cell>
          <table:table-cell table:formula="of:=([.J184]-[.E184])/[.E184]" office:value-type="percentage" office:value="0.016002032004064" calcext:value-type="percentage">
            <text:p>1.60%</text:p>
          </table:table-cell>
          <table:table-cell table:formula="of:=([.J184]-[.F184])/[.F184]" office:value-type="percentage" office:value="0.0139416983523447" calcext:value-type="percentage">
            <text:p>1.39%</text:p>
          </table:table-cell>
          <table:table-cell table:formula="of:=([.J184]-[.G184])/[.G184]" office:value-type="percentage" office:value="0.0139416983523447" calcext:value-type="percentage">
            <text:p>1.39%</text:p>
          </table:table-cell>
          <table:table-cell table:formula="of:=([.J184]-[.H184])/[.H184]" office:value-type="percentage" office:value="0.015744032503809" calcext:value-type="percentage">
            <text:p>1.57%</text:p>
          </table:table-cell>
          <table:table-cell table:formula="of:=([.J184]-[.I184])/[.I184]" office:value-type="percentage" office:value="0.0175527855507504" calcext:value-type="percentage">
            <text:p>1.76%</text:p>
          </table:table-cell>
        </table:table-row>
        <table:table-row table:style-name="ro1">
          <table:table-cell office:value-type="float" office:value="367.2" calcext:value-type="float">
            <text:p>367.2</text:p>
          </table:table-cell>
          <table:table-cell office:value-type="float" office:value="367.9" calcext:value-type="float">
            <text:p>367.9</text:p>
          </table:table-cell>
          <table:table-cell office:value-type="float" office:value="368.5" calcext:value-type="float">
            <text:p>368.5</text:p>
          </table:table-cell>
          <table:table-cell office:value-type="float" office:value="368" calcext:value-type="float">
            <text:p>368</text:p>
          </table:table-cell>
          <table:table-cell office:value-type="float" office:value="368.5" calcext:value-type="float">
            <text:p>368.5</text:p>
          </table:table-cell>
          <table:table-cell office:value-type="float" office:value="368.7" calcext:value-type="float">
            <text:p>368.7</text:p>
          </table:table-cell>
          <table:table-cell office:value-type="float" office:value="368.1" calcext:value-type="float">
            <text:p>368.1</text:p>
          </table:table-cell>
          <table:table-cell office:value-type="float" office:value="368" calcext:value-type="float">
            <text:p>368</text:p>
          </table:table-cell>
          <table:table-cell office:value-type="float" office:value="364.6" calcext:value-type="float">
            <text:p>364.6</text:p>
          </table:table-cell>
          <table:table-cell office:value-type="float" office:value="375" calcext:value-type="float">
            <text:p>375</text:p>
          </table:table-cell>
          <table:table-cell table:formula="of:=([.J185]-[.A185])/[.A185]" office:value-type="percentage" office:value="0.0212418300653595" calcext:value-type="percentage">
            <text:p>2.12%</text:p>
          </table:table-cell>
          <table:table-cell table:formula="of:=([.J185]-[.B185])/[.B185]" office:value-type="percentage" office:value="0.0192987224789346" calcext:value-type="percentage">
            <text:p>1.93%</text:p>
          </table:table-cell>
          <table:table-cell table:formula="of:=([.J185]-[.C185])/[.C185]" office:value-type="percentage" office:value="0.0176390773405699" calcext:value-type="percentage">
            <text:p>1.76%</text:p>
          </table:table-cell>
          <table:table-cell table:formula="of:=([.J185]-[.D185])/[.D185]" office:value-type="percentage" office:value="0.0190217391304348" calcext:value-type="percentage">
            <text:p>1.90%</text:p>
          </table:table-cell>
          <table:table-cell table:formula="of:=([.J185]-[.E185])/[.E185]" office:value-type="percentage" office:value="0.0176390773405699" calcext:value-type="percentage">
            <text:p>1.76%</text:p>
          </table:table-cell>
          <table:table-cell table:formula="of:=([.J185]-[.F185])/[.F185]" office:value-type="percentage" office:value="0.0170870626525631" calcext:value-type="percentage">
            <text:p>1.71%</text:p>
          </table:table-cell>
          <table:table-cell table:formula="of:=([.J185]-[.G185])/[.G185]" office:value-type="percentage" office:value="0.0187449062754686" calcext:value-type="percentage">
            <text:p>1.87%</text:p>
          </table:table-cell>
          <table:table-cell table:formula="of:=([.J185]-[.H185])/[.H185]" office:value-type="percentage" office:value="0.0190217391304348" calcext:value-type="percentage">
            <text:p>1.90%</text:p>
          </table:table-cell>
          <table:table-cell table:formula="of:=([.J185]-[.I185])/[.I185]" office:value-type="percentage" office:value="0.0285244103126714" calcext:value-type="percentage">
            <text:p>2.85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355.6" calcext:value-type="float">
            <text:p>355.6</text:p>
          </table:table-cell>
          <table:table-cell office:value-type="float" office:value="355.7" calcext:value-type="float">
            <text:p>355.7</text:p>
          </table:table-cell>
          <table:table-cell office:value-type="float" office:value="355.8" calcext:value-type="float">
            <text:p>355.8</text:p>
          </table:table-cell>
          <table:table-cell office:value-type="float" office:value="355.4" calcext:value-type="float">
            <text:p>355.4</text:p>
          </table:table-cell>
          <table:table-cell office:value-type="float" office:value="356.5" calcext:value-type="float">
            <text:p>356.5</text:p>
          </table:table-cell>
          <table:table-cell office:value-type="float" office:value="357.1" calcext:value-type="float">
            <text:p>357.1</text:p>
          </table:table-cell>
          <table:table-cell office:value-type="float" office:value="356" calcext:value-type="float">
            <text:p>356</text:p>
          </table:table-cell>
          <table:table-cell office:value-type="float" office:value="353.8" calcext:value-type="float">
            <text:p>353.8</text:p>
          </table:table-cell>
          <table:table-cell office:value-type="float" office:value="362" calcext:value-type="float">
            <text:p>362</text:p>
          </table:table-cell>
          <table:table-cell table:formula="of:=([.J187]-[.A187])/[.A187]" office:value-type="percentage" office:value="0.020293122886133" calcext:value-type="percentage">
            <text:p>2.03%</text:p>
          </table:table-cell>
          <table:table-cell table:formula="of:=([.J187]-[.B187])/[.B187]" office:value-type="percentage" office:value="0.0179977502812148" calcext:value-type="percentage">
            <text:p>1.80%</text:p>
          </table:table-cell>
          <table:table-cell table:formula="of:=([.J187]-[.C187])/[.C187]" office:value-type="percentage" office:value="0.0177115546809109" calcext:value-type="percentage">
            <text:p>1.77%</text:p>
          </table:table-cell>
          <table:table-cell table:formula="of:=([.J187]-[.D187])/[.D187]" office:value-type="percentage" office:value="0.0174255199550309" calcext:value-type="percentage">
            <text:p>1.74%</text:p>
          </table:table-cell>
          <table:table-cell table:formula="of:=([.J187]-[.E187])/[.E187]" office:value-type="percentage" office:value="0.0185706246482837" calcext:value-type="percentage">
            <text:p>1.86%</text:p>
          </table:table-cell>
          <table:table-cell table:formula="of:=([.J187]-[.F187])/[.F187]" office:value-type="percentage" office:value="0.0154277699859748" calcext:value-type="percentage">
            <text:p>1.54%</text:p>
          </table:table-cell>
          <table:table-cell table:formula="of:=([.J187]-[.G187])/[.G187]" office:value-type="percentage" office:value="0.0137216465975916" calcext:value-type="percentage">
            <text:p>1.37%</text:p>
          </table:table-cell>
          <table:table-cell table:formula="of:=([.J187]-[.H187])/[.H187]" office:value-type="percentage" office:value="0.0168539325842697" calcext:value-type="percentage">
            <text:p>1.69%</text:p>
          </table:table-cell>
          <table:table-cell table:formula="of:=([.J187]-[.I187])/[.I187]" office:value-type="percentage" office:value="0.0231769361221028" calcext:value-type="percentage">
            <text:p>2.32%</text:p>
          </table:table-cell>
        </table:table-row>
        <table:table-row table:style-name="ro1">
          <table:table-cell office:value-type="float" office:value="396.1" calcext:value-type="float">
            <text:p>396.1</text:p>
          </table:table-cell>
          <table:table-cell office:value-type="float" office:value="396.3" calcext:value-type="float">
            <text:p>396.3</text:p>
          </table:table-cell>
          <table:table-cell office:value-type="float" office:value="397.5" calcext:value-type="float">
            <text:p>397.5</text:p>
          </table:table-cell>
          <table:table-cell office:value-type="float" office:value="396.6" calcext:value-type="float">
            <text:p>396.6</text:p>
          </table:table-cell>
          <table:table-cell office:value-type="float" office:value="397.5" calcext:value-type="float">
            <text:p>397.5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4" calcext:value-type="float">
            <text:p>398.4</text:p>
          </table:table-cell>
          <table:table-cell office:value-type="float" office:value="398.8" calcext:value-type="float">
            <text:p>398.8</text:p>
          </table:table-cell>
          <table:table-cell office:value-type="float" office:value="397.9" calcext:value-type="float">
            <text:p>397.9</text:p>
          </table:table-cell>
          <table:table-cell office:value-type="float" office:value="406" calcext:value-type="float">
            <text:p>406</text:p>
          </table:table-cell>
          <table:table-cell table:formula="of:=([.J188]-[.A188])/[.A188]" office:value-type="percentage" office:value="0.0249936884625094" calcext:value-type="percentage">
            <text:p>2.50%</text:p>
          </table:table-cell>
          <table:table-cell table:formula="of:=([.J188]-[.B188])/[.B188]" office:value-type="percentage" office:value="0.0244764067625536" calcext:value-type="percentage">
            <text:p>2.45%</text:p>
          </table:table-cell>
          <table:table-cell table:formula="of:=([.J188]-[.C188])/[.C188]" office:value-type="percentage" office:value="0.0213836477987421" calcext:value-type="percentage">
            <text:p>2.14%</text:p>
          </table:table-cell>
          <table:table-cell table:formula="of:=([.J188]-[.D188])/[.D188]" office:value-type="percentage" office:value="0.0237014624306606" calcext:value-type="percentage">
            <text:p>2.37%</text:p>
          </table:table-cell>
          <table:table-cell table:formula="of:=([.J188]-[.E188])/[.E188]" office:value-type="percentage" office:value="0.0213836477987421" calcext:value-type="percentage">
            <text:p>2.14%</text:p>
          </table:table-cell>
          <table:table-cell table:formula="of:=([.J188]-[.F188])/[.F188]" office:value-type="percentage" office:value="0.0188205771643664" calcext:value-type="percentage">
            <text:p>1.88%</text:p>
          </table:table-cell>
          <table:table-cell table:formula="of:=([.J188]-[.G188])/[.G188]" office:value-type="percentage" office:value="0.0190763052208836" calcext:value-type="percentage">
            <text:p>1.91%</text:p>
          </table:table-cell>
          <table:table-cell table:formula="of:=([.J188]-[.H188])/[.H188]" office:value-type="percentage" office:value="0.0180541624874624" calcext:value-type="percentage">
            <text:p>1.81%</text:p>
          </table:table-cell>
          <table:table-cell table:formula="of:=([.J188]-[.I188])/[.I188]" office:value-type="percentage" office:value="0.0203568735863283" calcext:value-type="percentage">
            <text:p>2.04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9]-[.A189])/[.A189]" office:value-type="percentage" office:value="0" calcext:value-type="percentage">
            <text:p>0.00%</text:p>
          </table:table-cell>
          <table:table-cell table:formula="of:=([.J189]-[.B189])/[.B189]" office:value-type="percentage" office:value="0" calcext:value-type="percentage">
            <text:p>0.00%</text:p>
          </table:table-cell>
          <table:table-cell table:formula="of:=([.J189]-[.C189])/[.C189]" office:value-type="percentage" office:value="0" calcext:value-type="percentage">
            <text:p>0.00%</text:p>
          </table:table-cell>
          <table:table-cell table:formula="of:=([.J189]-[.D189])/[.D189]" office:value-type="percentage" office:value="0" calcext:value-type="percentage">
            <text:p>0.00%</text:p>
          </table:table-cell>
          <table:table-cell table:formula="of:=([.J189]-[.E189])/[.E189]" office:value-type="percentage" office:value="0" calcext:value-type="percentage">
            <text:p>0.00%</text:p>
          </table:table-cell>
          <table:table-cell table:formula="of:=([.J189]-[.F189])/[.F189]" office:value-type="percentage" office:value="0" calcext:value-type="percentage">
            <text:p>0.00%</text:p>
          </table:table-cell>
          <table:table-cell table:formula="of:=([.J189]-[.G189])/[.G189]" office:value-type="percentage" office:value="0" calcext:value-type="percentage">
            <text:p>0.00%</text:p>
          </table:table-cell>
          <table:table-cell table:formula="of:=([.J189]-[.H189])/[.H189]" office:value-type="percentage" office:value="0" calcext:value-type="percentage">
            <text:p>0.00%</text:p>
          </table:table-cell>
          <table:table-cell table:formula="of:=([.J189]-[.I189])/[.I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.4" calcext:value-type="float">
            <text:p>384.4</text:p>
          </table:table-cell>
          <table:table-cell office:value-type="float" office:value="384.6" calcext:value-type="float">
            <text:p>384.6</text:p>
          </table:table-cell>
          <table:table-cell office:value-type="float" office:value="385.3" calcext:value-type="float">
            <text:p>385.3</text:p>
          </table:table-cell>
          <table:table-cell office:value-type="float" office:value="384.8" calcext:value-type="float">
            <text:p>384.8</text:p>
          </table:table-cell>
          <table:table-cell office:value-type="float" office:value="385.6" calcext:value-type="float">
            <text:p>385.6</text:p>
          </table:table-cell>
          <table:table-cell office:value-type="float" office:value="385.9" calcext:value-type="float">
            <text:p>385.9</text:p>
          </table:table-cell>
          <table:table-cell office:value-type="float" office:value="385.8" calcext:value-type="float">
            <text:p>385.8</text:p>
          </table:table-cell>
          <table:table-cell office:value-type="float" office:value="385.1" calcext:value-type="float">
            <text:p>385.1</text:p>
          </table:table-cell>
          <table:table-cell office:value-type="float" office:value="383.1" calcext:value-type="float">
            <text:p>383.1</text:p>
          </table:table-cell>
          <table:table-cell office:value-type="float" office:value="391" calcext:value-type="float">
            <text:p>391</text:p>
          </table:table-cell>
          <table:table-cell table:formula="of:=([.J190]-[.A190])/[.A190]" office:value-type="percentage" office:value="0.0171696149843913" calcext:value-type="percentage">
            <text:p>1.72%</text:p>
          </table:table-cell>
          <table:table-cell table:formula="of:=([.J190]-[.B190])/[.B190]" office:value-type="percentage" office:value="0.016640665626625" calcext:value-type="percentage">
            <text:p>1.66%</text:p>
          </table:table-cell>
          <table:table-cell table:formula="of:=([.J190]-[.C190])/[.C190]" office:value-type="percentage" office:value="0.0147936672722554" calcext:value-type="percentage">
            <text:p>1.48%</text:p>
          </table:table-cell>
          <table:table-cell table:formula="of:=([.J190]-[.D190])/[.D190]" office:value-type="percentage" office:value="0.0161122661122661" calcext:value-type="percentage">
            <text:p>1.61%</text:p>
          </table:table-cell>
          <table:table-cell table:formula="of:=([.J190]-[.E190])/[.E190]" office:value-type="percentage" office:value="0.0140041493775933" calcext:value-type="percentage">
            <text:p>1.40%</text:p>
          </table:table-cell>
          <table:table-cell table:formula="of:=([.J190]-[.F190])/[.F190]" office:value-type="percentage" office:value="0.0132158590308371" calcext:value-type="percentage">
            <text:p>1.32%</text:p>
          </table:table-cell>
          <table:table-cell table:formula="of:=([.J190]-[.G190])/[.G190]" office:value-type="percentage" office:value="0.013478486262312" calcext:value-type="percentage">
            <text:p>1.35%</text:p>
          </table:table-cell>
          <table:table-cell table:formula="of:=([.J190]-[.H190])/[.H190]" office:value-type="percentage" office:value="0.0153206959231368" calcext:value-type="percentage">
            <text:p>1.53%</text:p>
          </table:table-cell>
          <table:table-cell table:formula="of:=([.J190]-[.I190])/[.I190]" office:value-type="percentage" office:value="0.020621247716001" calcext:value-type="percentage">
            <text:p>2.06%</text:p>
          </table:table-cell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390.9" calcext:value-type="float">
            <text:p>390.9</text:p>
          </table:table-cell>
          <table:table-cell office:value-type="float" office:value="391.4" calcext:value-type="float">
            <text:p>391.4</text:p>
          </table:table-cell>
          <table:table-cell office:value-type="float" office:value="390.3" calcext:value-type="float">
            <text:p>390.3</text:p>
          </table:table-cell>
          <table:table-cell office:value-type="float" office:value="391" calcext:value-type="float">
            <text:p>391</text:p>
          </table:table-cell>
          <table:table-cell office:value-type="float" office:value="391.9" calcext:value-type="float">
            <text:p>391.9</text:p>
          </table:table-cell>
          <table:table-cell office:value-type="float" office:value="390.4" calcext:value-type="float">
            <text:p>390.4</text:p>
          </table:table-cell>
          <table:table-cell office:value-type="float" office:value="390.3" calcext:value-type="float">
            <text:p>390.3</text:p>
          </table:table-cell>
          <table:table-cell office:value-type="float" office:value="388.3" calcext:value-type="float">
            <text:p>388.3</text:p>
          </table:table-cell>
          <table:table-cell office:value-type="float" office:value="403" calcext:value-type="float">
            <text:p>403</text:p>
          </table:table-cell>
          <table:table-cell table:formula="of:=([.J191]-[.A191])/[.A191]" office:value-type="percentage" office:value="0.0397316821465428" calcext:value-type="percentage">
            <text:p>3.97%</text:p>
          </table:table-cell>
          <table:table-cell table:formula="of:=([.J191]-[.B191])/[.B191]" office:value-type="percentage" office:value="0.0309542082374009" calcext:value-type="percentage">
            <text:p>3.10%</text:p>
          </table:table-cell>
          <table:table-cell table:formula="of:=([.J191]-[.C191])/[.C191]" office:value-type="percentage" office:value="0.0296371997956056" calcext:value-type="percentage">
            <text:p>2.96%</text:p>
          </table:table-cell>
          <table:table-cell table:formula="of:=([.J191]-[.D191])/[.D191]" office:value-type="percentage" office:value="0.0325390725083269" calcext:value-type="percentage">
            <text:p>3.25%</text:p>
          </table:table-cell>
          <table:table-cell table:formula="of:=([.J191]-[.E191])/[.E191]" office:value-type="percentage" office:value="0.030690537084399" calcext:value-type="percentage">
            <text:p>3.07%</text:p>
          </table:table-cell>
          <table:table-cell table:formula="of:=([.J191]-[.F191])/[.F191]" office:value-type="percentage" office:value="0.0283235519265119" calcext:value-type="percentage">
            <text:p>2.83%</text:p>
          </table:table-cell>
          <table:table-cell table:formula="of:=([.J191]-[.G191])/[.G191]" office:value-type="percentage" office:value="0.0322745901639345" calcext:value-type="percentage">
            <text:p>3.23%</text:p>
          </table:table-cell>
          <table:table-cell table:formula="of:=([.J191]-[.H191])/[.H191]" office:value-type="percentage" office:value="0.0325390725083269" calcext:value-type="percentage">
            <text:p>3.25%</text:p>
          </table:table-cell>
          <table:table-cell table:formula="of:=([.J191]-[.I191])/[.I191]" office:value-type="percentage" office:value="0.0378573268091681" calcext:value-type="percentage">
            <text:p>3.79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2.7" calcext:value-type="float">
            <text:p>562.7</text:p>
          </table:table-cell>
          <table:table-cell office:value-type="float" office:value="563.9" calcext:value-type="float">
            <text:p>563.9</text:p>
          </table:table-cell>
          <table:table-cell office:value-type="float" office:value="563.7" calcext:value-type="float">
            <text:p>563.7</text:p>
          </table:table-cell>
          <table:table-cell office:value-type="float" office:value="564.1" calcext:value-type="float">
            <text:p>564.1</text:p>
          </table:table-cell>
          <table:table-cell office:value-type="float" office:value="564.3" calcext:value-type="float">
            <text:p>564.3</text:p>
          </table:table-cell>
          <table:table-cell office:value-type="float" office:value="565.2" calcext:value-type="float">
            <text:p>565.2</text:p>
          </table:table-cell>
          <table:table-cell office:value-type="float" office:value="562.9" calcext:value-type="float">
            <text:p>562.9</text:p>
          </table:table-cell>
          <table:table-cell office:value-type="float" office:value="571" calcext:value-type="float">
            <text:p>571</text:p>
          </table:table-cell>
          <table:table-cell table:formula="of:=([.J193]-[.A193])/[.A193]" office:value-type="percentage" office:value="0.0160142348754448" calcext:value-type="percentage">
            <text:p>1.60%</text:p>
          </table:table-cell>
          <table:table-cell table:formula="of:=([.J193]-[.B193])/[.B193]" office:value-type="percentage" office:value="0.0142095914742451" calcext:value-type="percentage">
            <text:p>1.42%</text:p>
          </table:table-cell>
          <table:table-cell table:formula="of:=([.J193]-[.C193])/[.C193]" office:value-type="percentage" office:value="0.0147503110005331" calcext:value-type="percentage">
            <text:p>1.48%</text:p>
          </table:table-cell>
          <table:table-cell table:formula="of:=([.J193]-[.D193])/[.D193]" office:value-type="percentage" office:value="0.0125908849086718" calcext:value-type="percentage">
            <text:p>1.26%</text:p>
          </table:table-cell>
          <table:table-cell table:formula="of:=([.J193]-[.E193])/[.E193]" office:value-type="percentage" office:value="0.0129501507894269" calcext:value-type="percentage">
            <text:p>1.30%</text:p>
          </table:table-cell>
          <table:table-cell table:formula="of:=([.J193]-[.F193])/[.F193]" office:value-type="percentage" office:value="0.0122318737812444" calcext:value-type="percentage">
            <text:p>1.22%</text:p>
          </table:table-cell>
          <table:table-cell table:formula="of:=([.J193]-[.G193])/[.G193]" office:value-type="percentage" office:value="0.0118731171362751" calcext:value-type="percentage">
            <text:p>1.19%</text:p>
          </table:table-cell>
          <table:table-cell table:formula="of:=([.J193]-[.H193])/[.H193]" office:value-type="percentage" office:value="0.0102618542108987" calcext:value-type="percentage">
            <text:p>1.03%</text:p>
          </table:table-cell>
          <table:table-cell table:formula="of:=([.J193]-[.I193])/[.I193]" office:value-type="percentage" office:value="0.0143897672766033" calcext:value-type="percentage">
            <text:p>1.44%</text:p>
          </table:table-cell>
        </table:table-row>
        <table:table-row table:style-name="ro1">
          <table:table-cell office:value-type="float" office:value="744.1" calcext:value-type="float">
            <text:p>744.1</text:p>
          </table:table-cell>
          <table:table-cell office:value-type="float" office:value="748.3" calcext:value-type="float">
            <text:p>748.3</text:p>
          </table:table-cell>
          <table:table-cell office:value-type="float" office:value="748.2" calcext:value-type="float">
            <text:p>748.2</text:p>
          </table:table-cell>
          <table:table-cell office:value-type="float" office:value="749" calcext:value-type="float">
            <text:p>749</text:p>
          </table:table-cell>
          <table:table-cell office:value-type="float" office:value="748.8" calcext:value-type="float">
            <text:p>748.8</text:p>
          </table:table-cell>
          <table:table-cell table:number-columns-repeated="5" office:value-type="float" office:value="749" calcext:value-type="float">
            <text:p>749</text:p>
          </table:table-cell>
          <table:table-cell table:formula="of:=([.J194]-[.A194])/[.A194]" office:value-type="percentage" office:value="0.00658513640639696" calcext:value-type="percentage">
            <text:p>0.66%</text:p>
          </table:table-cell>
          <table:table-cell table:formula="of:=([.J194]-[.B194])/[.B194]" office:value-type="percentage" office:value="0.000935453695042156" calcext:value-type="percentage">
            <text:p>0.09%</text:p>
          </table:table-cell>
          <table:table-cell table:formula="of:=([.J194]-[.C194])/[.C194]" office:value-type="percentage" office:value="0.00106923282544768" calcext:value-type="percentage">
            <text:p>0.11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.000267094017094078" calcext:value-type="percentage">
            <text:p>0.03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style-name="ce7" table:number-columns-repeated="5"/>
          <table:table-cell table:number-columns-repeated="5"/>
          <table:table-cell table:style-name="ce5" table:formula="of:=SUM([.K2:.K194])/193" office:value-type="percentage" office:value="0.010959439180434" calcext:value-type="percentage">
            <text:p>1.10%</text:p>
          </table:table-cell>
          <table:table-cell table:style-name="ce5" table:formula="of:=SUM([.L2:.L194])/193" office:value-type="percentage" office:value="0.010109032525246" calcext:value-type="percentage">
            <text:p>1.01%</text:p>
          </table:table-cell>
          <table:table-cell table:style-name="ce5" table:formula="of:=SUM([.M2:.M194])/193" office:value-type="percentage" office:value="0.0101884209186913" calcext:value-type="percentage">
            <text:p>1.02%</text:p>
          </table:table-cell>
          <table:table-cell table:style-name="ce5" table:formula="of:=SUM([.N2:.N194])/193" office:value-type="percentage" office:value="0.0100556854644559" calcext:value-type="percentage">
            <text:p>1.01%</text:p>
          </table:table-cell>
          <table:table-cell table:style-name="ce5" table:formula="of:=SUM([.O2:.O194])/193" office:value-type="percentage" office:value="0.00982802308457975" calcext:value-type="percentage">
            <text:p>0.98%</text:p>
          </table:table-cell>
          <table:table-cell table:style-name="ce5" table:formula="of:=SUM([.P2:.P194])/193" office:value-type="percentage" office:value="0.00953001853242752" calcext:value-type="percentage">
            <text:p>0.95%</text:p>
          </table:table-cell>
          <table:table-cell table:style-name="ce5" table:formula="of:=SUM([.Q2:.Q194])/193" office:value-type="percentage" office:value="0.00962318266866462" calcext:value-type="percentage">
            <text:p>0.96%</text:p>
          </table:table-cell>
          <table:table-cell table:style-name="ce5" table:formula="of:=SUM([.R2:.R194])/193" office:value-type="percentage" office:value="0.0114762901845762" calcext:value-type="percentage">
            <text:p>1.15%</text:p>
          </table:table-cell>
          <table:table-cell table:style-name="ce5" table:formula="of:=SUM([.S2:.S194])/193" office:value-type="percentage" office:value="0.0146414023165219" calcext:value-type="percentage">
            <text:p>1.46%</text:p>
          </table:table-cell>
        </table:table-row>
      </table:table>
      <table:table table:name="C-time" table:style-name="ta1">
        <table:table-column table:style-name="co1" table:number-columns-repeated="9" table:default-cell-style-name="Default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0197535" calcext:value-type="float">
            <text:p>0.00197535</text:p>
          </table:table-cell>
          <table:table-cell office:value-type="float" office:value="0.0014649" calcext:value-type="float">
            <text:p>0.0014649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145338" calcext:value-type="float">
            <text:p>0.00145338</text:p>
          </table:table-cell>
          <table:table-cell office:value-type="float" office:value="0.0014348" calcext:value-type="float">
            <text:p>0.0014348</text:p>
          </table:table-cell>
          <table:table-cell office:value-type="float" office:value="0.00109298" calcext:value-type="float">
            <text:p>0.00109298</text:p>
          </table:table-cell>
          <table:table-cell office:value-type="float" office:value="0.00152126" calcext:value-type="float">
            <text:p>0.00152126</text:p>
          </table:table-cell>
          <table:table-cell office:value-type="float" office:value="0.00181124" calcext:value-type="float">
            <text:p>0.00181124</text:p>
          </table:table-cell>
          <table:table-cell office:value-type="float" office:value="0.00157793" calcext:value-type="float">
            <text:p>0.00157793</text:p>
          </table:table-cell>
        </table:table-row>
        <table:table-row table:style-name="ro1">
          <table:table-cell office:value-type="float" office:value="0.0604338" calcext:value-type="float">
            <text:p>0.0604338</text:p>
          </table:table-cell>
          <table:table-cell office:value-type="float" office:value="0.0560572" calcext:value-type="float">
            <text:p>0.0560572</text:p>
          </table:table-cell>
          <table:table-cell office:value-type="float" office:value="0.047253" calcext:value-type="float">
            <text:p>0.047253</text:p>
          </table:table-cell>
          <table:table-cell office:value-type="float" office:value="0.0590742" calcext:value-type="float">
            <text:p>0.0590742</text:p>
          </table:table-cell>
          <table:table-cell office:value-type="float" office:value="0.0567924" calcext:value-type="float">
            <text:p>0.0567924</text:p>
          </table:table-cell>
          <table:table-cell office:value-type="float" office:value="0.0487273" calcext:value-type="float">
            <text:p>0.0487273</text:p>
          </table:table-cell>
          <table:table-cell office:value-type="float" office:value="0.043205" calcext:value-type="float">
            <text:p>0.043205</text:p>
          </table:table-cell>
          <table:table-cell office:value-type="float" office:value="0.0383655" calcext:value-type="float">
            <text:p>0.0383655</text:p>
          </table:table-cell>
          <table:table-cell office:value-type="float" office:value="0.0340148" calcext:value-type="float">
            <text:p>0.0340148</text:p>
          </table:table-cell>
        </table:table-row>
        <table:table-row table:style-name="ro1">
          <table:table-cell office:value-type="float" office:value="0.000551335" calcext:value-type="float">
            <text:p>0.000551335</text:p>
          </table:table-cell>
          <table:table-cell office:value-type="float" office:value="0.000602743" calcext:value-type="float">
            <text:p>0.000602743</text:p>
          </table:table-cell>
          <table:table-cell office:value-type="float" office:value="0.000634833" calcext:value-type="float">
            <text:p>0.000634833</text:p>
          </table:table-cell>
          <table:table-cell office:value-type="float" office:value="0.000383694" calcext:value-type="float">
            <text:p>0.000383694</text:p>
          </table:table-cell>
          <table:table-cell office:value-type="float" office:value="0.00101216" calcext:value-type="float">
            <text:p>0.00101216</text:p>
          </table:table-cell>
          <table:table-cell office:value-type="float" office:value="0.000322871" calcext:value-type="float">
            <text:p>0.000322871</text:p>
          </table:table-cell>
          <table:table-cell office:value-type="float" office:value="0.000301689" calcext:value-type="float">
            <text:p>0.000301689</text:p>
          </table:table-cell>
          <table:table-cell office:value-type="float" office:value="0.000509898" calcext:value-type="float">
            <text:p>0.000509898</text:p>
          </table:table-cell>
          <table:table-cell office:value-type="float" office:value="0.000298527" calcext:value-type="float">
            <text:p>0.000298527</text:p>
          </table:table-cell>
        </table:table-row>
        <table:table-row table:style-name="ro1">
          <table:table-cell office:value-type="float" office:value="0.000356512" calcext:value-type="float">
            <text:p>0.000356512</text:p>
          </table:table-cell>
          <table:table-cell office:value-type="float" office:value="0.000420404" calcext:value-type="float">
            <text:p>0.000420404</text:p>
          </table:table-cell>
          <table:table-cell office:value-type="float" office:value="0.000418066" calcext:value-type="float">
            <text:p>0.000418066</text:p>
          </table:table-cell>
          <table:table-cell office:value-type="float" office:value="0.000261726" calcext:value-type="float">
            <text:p>0.000261726</text:p>
          </table:table-cell>
          <table:table-cell office:value-type="float" office:value="0.000286993" calcext:value-type="float">
            <text:p>0.000286993</text:p>
          </table:table-cell>
          <table:table-cell office:value-type="float" office:value="0.00029368" calcext:value-type="float">
            <text:p>0.00029368</text:p>
          </table:table-cell>
          <table:table-cell office:value-type="float" office:value="0.000300256" calcext:value-type="float">
            <text:p>0.000300256</text:p>
          </table:table-cell>
          <table:table-cell office:value-type="float" office:value="0.000295122" calcext:value-type="float">
            <text:p>0.000295122</text:p>
          </table:table-cell>
          <table:table-cell office:value-type="float" office:value="0.000401512" calcext:value-type="float">
            <text:p>0.000401512</text:p>
          </table:table-cell>
        </table:table-row>
        <table:table-row table:style-name="ro1">
          <table:table-cell office:value-type="float" office:value="0.00233836" calcext:value-type="float">
            <text:p>0.00233836</text:p>
          </table:table-cell>
          <table:table-cell office:value-type="float" office:value="0.00188059" calcext:value-type="float">
            <text:p>0.00188059</text:p>
          </table:table-cell>
          <table:table-cell office:value-type="float" office:value="0.00181116" calcext:value-type="float">
            <text:p>0.00181116</text:p>
          </table:table-cell>
          <table:table-cell office:value-type="float" office:value="0.00170678" calcext:value-type="float">
            <text:p>0.00170678</text:p>
          </table:table-cell>
          <table:table-cell office:value-type="float" office:value="0.00131289" calcext:value-type="float">
            <text:p>0.00131289</text:p>
          </table:table-cell>
          <table:table-cell office:value-type="float" office:value="0.00223467" calcext:value-type="float">
            <text:p>0.00223467</text:p>
          </table:table-cell>
          <table:table-cell office:value-type="float" office:value="0.00126042" calcext:value-type="float">
            <text:p>0.00126042</text:p>
          </table:table-cell>
          <table:table-cell office:value-type="float" office:value="0.00376345" calcext:value-type="float">
            <text:p>0.00376345</text:p>
          </table:table-cell>
          <table:table-cell office:value-type="float" office:value="0.00164492" calcext:value-type="float">
            <text:p>0.00164492</text:p>
          </table:table-cell>
        </table:table-row>
        <table:table-row table:style-name="ro1">
          <table:table-cell office:value-type="float" office:value="0.00535482" calcext:value-type="float">
            <text:p>0.00535482</text:p>
          </table:table-cell>
          <table:table-cell office:value-type="float" office:value="0.0035608" calcext:value-type="float">
            <text:p>0.0035608</text:p>
          </table:table-cell>
          <table:table-cell office:value-type="float" office:value="0.00302773" calcext:value-type="float">
            <text:p>0.00302773</text:p>
          </table:table-cell>
          <table:table-cell office:value-type="float" office:value="0.00371009" calcext:value-type="float">
            <text:p>0.00371009</text:p>
          </table:table-cell>
          <table:table-cell office:value-type="float" office:value="0.0031421" calcext:value-type="float">
            <text:p>0.0031421</text:p>
          </table:table-cell>
          <table:table-cell office:value-type="float" office:value="0.00412991" calcext:value-type="float">
            <text:p>0.00412991</text:p>
          </table:table-cell>
          <table:table-cell office:value-type="float" office:value="0.00248873" calcext:value-type="float">
            <text:p>0.00248873</text:p>
          </table:table-cell>
          <table:table-cell office:value-type="float" office:value="0.00272411" calcext:value-type="float">
            <text:p>0.00272411</text:p>
          </table:table-cell>
          <table:table-cell office:value-type="float" office:value="0.00287433" calcext:value-type="float">
            <text:p>0.00287433</text:p>
          </table:table-cell>
        </table:table-row>
        <table:table-row table:style-name="ro1">
          <table:table-cell office:value-type="float" office:value="0.00129016" calcext:value-type="float">
            <text:p>0.00129016</text:p>
          </table:table-cell>
          <table:table-cell office:value-type="float" office:value="0.00135492" calcext:value-type="float">
            <text:p>0.00135492</text:p>
          </table:table-cell>
          <table:table-cell office:value-type="float" office:value="0.00138461" calcext:value-type="float">
            <text:p>0.00138461</text:p>
          </table:table-cell>
          <table:table-cell office:value-type="float" office:value="0.00117998" calcext:value-type="float">
            <text:p>0.00117998</text:p>
          </table:table-cell>
          <table:table-cell office:value-type="float" office:value="0.00126355" calcext:value-type="float">
            <text:p>0.00126355</text:p>
          </table:table-cell>
          <table:table-cell office:value-type="float" office:value="0.00178223" calcext:value-type="float">
            <text:p>0.00178223</text:p>
          </table:table-cell>
          <table:table-cell office:value-type="float" office:value="0.000771786" calcext:value-type="float">
            <text:p>0.000771786</text:p>
          </table:table-cell>
          <table:table-cell office:value-type="float" office:value="0.00108531" calcext:value-type="float">
            <text:p>0.00108531</text:p>
          </table:table-cell>
          <table:table-cell office:value-type="float" office:value="0.000907089" calcext:value-type="float">
            <text:p>0.000907089</text:p>
          </table:table-cell>
        </table:table-row>
        <table:table-row table:style-name="ro1">
          <table:table-cell office:value-type="float" office:value="0.0909247" calcext:value-type="float">
            <text:p>0.0909247</text:p>
          </table:table-cell>
          <table:table-cell office:value-type="float" office:value="0.0705952" calcext:value-type="float">
            <text:p>0.0705952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687723" calcext:value-type="float">
            <text:p>0.0687723</text:p>
          </table:table-cell>
          <table:table-cell office:value-type="float" office:value="0.0748781" calcext:value-type="float">
            <text:p>0.0748781</text:p>
          </table:table-cell>
          <table:table-cell office:value-type="float" office:value="0.0536153" calcext:value-type="float">
            <text:p>0.0536153</text:p>
          </table:table-cell>
          <table:table-cell office:value-type="float" office:value="0.0513752" calcext:value-type="float">
            <text:p>0.0513752</text:p>
          </table:table-cell>
          <table:table-cell office:value-type="float" office:value="0.05297" calcext:value-type="float">
            <text:p>0.05297</text:p>
          </table:table-cell>
          <table:table-cell office:value-type="float" office:value="0.0481993" calcext:value-type="float">
            <text:p>0.0481993</text:p>
          </table:table-cell>
        </table:table-row>
        <table:table-row table:style-name="ro1">
          <table:table-cell office:value-type="float" office:value="0.00763394" calcext:value-type="float">
            <text:p>0.00763394</text:p>
          </table:table-cell>
          <table:table-cell office:value-type="float" office:value="0.0036561" calcext:value-type="float">
            <text:p>0.0036561</text:p>
          </table:table-cell>
          <table:table-cell office:value-type="float" office:value="0.00373059" calcext:value-type="float">
            <text:p>0.00373059</text:p>
          </table:table-cell>
          <table:table-cell office:value-type="float" office:value="0.0064257" calcext:value-type="float">
            <text:p>0.0064257</text:p>
          </table:table-cell>
          <table:table-cell office:value-type="float" office:value="0.00654104" calcext:value-type="float">
            <text:p>0.00654104</text:p>
          </table:table-cell>
          <table:table-cell office:value-type="float" office:value="0.00314911" calcext:value-type="float">
            <text:p>0.00314911</text:p>
          </table:table-cell>
          <table:table-cell office:value-type="float" office:value="0.00175075" calcext:value-type="float">
            <text:p>0.00175075</text:p>
          </table:table-cell>
          <table:table-cell office:value-type="float" office:value="0.0127135" calcext:value-type="float">
            <text:p>0.0127135</text:p>
          </table:table-cell>
          <table:table-cell office:value-type="float" office:value="0.0117796" calcext:value-type="float">
            <text:p>0.0117796</text:p>
          </table:table-cell>
        </table:table-row>
        <table:table-row table:style-name="ro1">
          <table:table-cell office:value-type="float" office:value="0.0479247" calcext:value-type="float">
            <text:p>0.0479247</text:p>
          </table:table-cell>
          <table:table-cell office:value-type="float" office:value="0.0308219" calcext:value-type="float">
            <text:p>0.0308219</text:p>
          </table:table-cell>
          <table:table-cell office:value-type="float" office:value="0.0316827" calcext:value-type="float">
            <text:p>0.0316827</text:p>
          </table:table-cell>
          <table:table-cell office:value-type="float" office:value="0.0311677" calcext:value-type="float">
            <text:p>0.0311677</text:p>
          </table:table-cell>
          <table:table-cell office:value-type="float" office:value="0.0247562" calcext:value-type="float">
            <text:p>0.0247562</text:p>
          </table:table-cell>
          <table:table-cell office:value-type="float" office:value="0.017427" calcext:value-type="float">
            <text:p>0.017427</text:p>
          </table:table-cell>
          <table:table-cell office:value-type="float" office:value="0.0204593" calcext:value-type="float">
            <text:p>0.0204593</text:p>
          </table:table-cell>
          <table:table-cell office:value-type="float" office:value="0.0277069" calcext:value-type="float">
            <text:p>0.0277069</text:p>
          </table:table-cell>
          <table:table-cell office:value-type="float" office:value="0.0300196" calcext:value-type="float">
            <text:p>0.0300196</text:p>
          </table:table-cell>
        </table:table-row>
        <table:table-row table:style-name="ro1">
          <table:table-cell office:value-type="float" office:value="0.182076" calcext:value-type="float">
            <text:p>0.182076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28908" calcext:value-type="float">
            <text:p>0.128908</text:p>
          </table:table-cell>
          <table:table-cell office:value-type="float" office:value="0.162436" calcext:value-type="float">
            <text:p>0.162436</text:p>
          </table:table-cell>
          <table:table-cell office:value-type="float" office:value="0.14376" calcext:value-type="float">
            <text:p>0.14376</text:p>
          </table:table-cell>
          <table:table-cell office:value-type="float" office:value="0.143383" calcext:value-type="float">
            <text:p>0.143383</text:p>
          </table:table-cell>
          <table:table-cell office:value-type="float" office:value="0.12273" calcext:value-type="float">
            <text:p>0.12273</text:p>
          </table:table-cell>
          <table:table-cell office:value-type="float" office:value="0.136543" calcext:value-type="float">
            <text:p>0.136543</text:p>
          </table:table-cell>
          <table:table-cell office:value-type="float" office:value="0.137667" calcext:value-type="float">
            <text:p>0.137667</text:p>
          </table:table-cell>
        </table:table-row>
        <table:table-row table:style-name="ro1">
          <table:table-cell office:value-type="float" office:value="0.00461065" calcext:value-type="float">
            <text:p>0.00461065</text:p>
          </table:table-cell>
          <table:table-cell office:value-type="float" office:value="0.00228363" calcext:value-type="float">
            <text:p>0.00228363</text:p>
          </table:table-cell>
          <table:table-cell office:value-type="float" office:value="0.0023098" calcext:value-type="float">
            <text:p>0.0023098</text:p>
          </table:table-cell>
          <table:table-cell office:value-type="float" office:value="0.00151966" calcext:value-type="float">
            <text:p>0.00151966</text:p>
          </table:table-cell>
          <table:table-cell office:value-type="float" office:value="0.0022365" calcext:value-type="float">
            <text:p>0.0022365</text:p>
          </table:table-cell>
          <table:table-cell office:value-type="float" office:value="0.00195866" calcext:value-type="float">
            <text:p>0.00195866</text:p>
          </table:table-cell>
          <table:table-cell office:value-type="float" office:value="0.0025822" calcext:value-type="float">
            <text:p>0.0025822</text:p>
          </table:table-cell>
          <table:table-cell office:value-type="float" office:value="0.00313407" calcext:value-type="float">
            <text:p>0.00313407</text:p>
          </table:table-cell>
          <table:table-cell office:value-type="float" office:value="0.00203816" calcext:value-type="float">
            <text:p>0.00203816</text:p>
          </table:table-cell>
        </table:table-row>
        <table:table-row table:style-name="ro1">
          <table:table-cell office:value-type="float" office:value="0.188825" calcext:value-type="float">
            <text:p>0.188825</text:p>
          </table:table-cell>
          <table:table-cell office:value-type="float" office:value="0.161112" calcext:value-type="float">
            <text:p>0.161112</text:p>
          </table:table-cell>
          <table:table-cell office:value-type="float" office:value="0.15694" calcext:value-type="float">
            <text:p>0.15694</text:p>
          </table:table-cell>
          <table:table-cell office:value-type="float" office:value="0.16103" calcext:value-type="float">
            <text:p>0.16103</text:p>
          </table:table-cell>
          <table:table-cell office:value-type="float" office:value="0.129595" calcext:value-type="float">
            <text:p>0.129595</text:p>
          </table:table-cell>
          <table:table-cell office:value-type="float" office:value="0.164061" calcext:value-type="float">
            <text:p>0.164061</text:p>
          </table:table-cell>
          <table:table-cell office:value-type="float" office:value="0.140915" calcext:value-type="float">
            <text:p>0.140915</text:p>
          </table:table-cell>
          <table:table-cell office:value-type="float" office:value="0.127194" calcext:value-type="float">
            <text:p>0.127194</text:p>
          </table:table-cell>
          <table:table-cell office:value-type="float" office:value="0.110853" calcext:value-type="float">
            <text:p>0.110853</text:p>
          </table:table-cell>
        </table:table-row>
        <table:table-row table:style-name="ro1">
          <table:table-cell office:value-type="float" office:value="0.176638" calcext:value-type="float">
            <text:p>0.176638</text:p>
          </table:table-cell>
          <table:table-cell office:value-type="float" office:value="0.138613" calcext:value-type="float">
            <text:p>0.138613</text:p>
          </table:table-cell>
          <table:table-cell office:value-type="float" office:value="0.130488" calcext:value-type="float">
            <text:p>0.130488</text:p>
          </table:table-cell>
          <table:table-cell office:value-type="float" office:value="0.138096" calcext:value-type="float">
            <text:p>0.138096</text:p>
          </table:table-cell>
          <table:table-cell office:value-type="float" office:value="0.133706" calcext:value-type="float">
            <text:p>0.133706</text:p>
          </table:table-cell>
          <table:table-cell office:value-type="float" office:value="0.137452" calcext:value-type="float">
            <text:p>0.137452</text:p>
          </table:table-cell>
          <table:table-cell office:value-type="float" office:value="0.134946" calcext:value-type="float">
            <text:p>0.134946</text:p>
          </table:table-cell>
          <table:table-cell office:value-type="float" office:value="0.110607" calcext:value-type="float">
            <text:p>0.110607</text:p>
          </table:table-cell>
          <table:table-cell office:value-type="float" office:value="0.129873" calcext:value-type="float">
            <text:p>0.129873</text:p>
          </table:table-cell>
        </table:table-row>
        <table:table-row table:style-name="ro1">
          <table:table-cell office:value-type="float" office:value="0.00401844" calcext:value-type="float">
            <text:p>0.00401844</text:p>
          </table:table-cell>
          <table:table-cell office:value-type="float" office:value="0.00701308" calcext:value-type="float">
            <text:p>0.00701308</text:p>
          </table:table-cell>
          <table:table-cell office:value-type="float" office:value="0.00774456" calcext:value-type="float">
            <text:p>0.00774456</text:p>
          </table:table-cell>
          <table:table-cell office:value-type="float" office:value="0.00284197" calcext:value-type="float">
            <text:p>0.00284197</text:p>
          </table:table-cell>
          <table:table-cell office:value-type="float" office:value="0.00187615" calcext:value-type="float">
            <text:p>0.00187615</text:p>
          </table:table-cell>
          <table:table-cell office:value-type="float" office:value="0.00228802" calcext:value-type="float">
            <text:p>0.00228802</text:p>
          </table:table-cell>
          <table:table-cell office:value-type="float" office:value="0.00228647" calcext:value-type="float">
            <text:p>0.00228647</text:p>
          </table:table-cell>
          <table:table-cell office:value-type="float" office:value="0.00602713" calcext:value-type="float">
            <text:p>0.00602713</text:p>
          </table:table-cell>
          <table:table-cell office:value-type="float" office:value="0.00120804" calcext:value-type="float">
            <text:p>0.00120804</text:p>
          </table:table-cell>
        </table:table-row>
        <table:table-row table:style-name="ro1">
          <table:table-cell office:value-type="float" office:value="0.0105553" calcext:value-type="float">
            <text:p>0.0105553</text:p>
          </table:table-cell>
          <table:table-cell office:value-type="float" office:value="0.0146925" calcext:value-type="float">
            <text:p>0.0146925</text:p>
          </table:table-cell>
          <table:table-cell office:value-type="float" office:value="0.0112897" calcext:value-type="float">
            <text:p>0.0112897</text:p>
          </table:table-cell>
          <table:table-cell office:value-type="float" office:value="0.013439" calcext:value-type="float">
            <text:p>0.013439</text:p>
          </table:table-cell>
          <table:table-cell office:value-type="float" office:value="0.00830943" calcext:value-type="float">
            <text:p>0.00830943</text:p>
          </table:table-cell>
          <table:table-cell office:value-type="float" office:value="0.00880174" calcext:value-type="float">
            <text:p>0.00880174</text:p>
          </table:table-cell>
          <table:table-cell office:value-type="float" office:value="0.0126789" calcext:value-type="float">
            <text:p>0.0126789</text:p>
          </table:table-cell>
          <table:table-cell office:value-type="float" office:value="0.00311637" calcext:value-type="float">
            <text:p>0.00311637</text:p>
          </table:table-cell>
          <table:table-cell office:value-type="float" office:value="0.0196877" calcext:value-type="float">
            <text:p>0.0196877</text:p>
          </table:table-cell>
        </table:table-row>
        <table:table-row table:style-name="ro1">
          <table:table-cell office:value-type="float" office:value="0.229486" calcext:value-type="float">
            <text:p>0.229486</text:p>
          </table:table-cell>
          <table:table-cell office:value-type="float" office:value="0.17436" calcext:value-type="float">
            <text:p>0.17436</text:p>
          </table:table-cell>
          <table:table-cell office:value-type="float" office:value="0.195958" calcext:value-type="float">
            <text:p>0.195958</text:p>
          </table:table-cell>
          <table:table-cell office:value-type="float" office:value="0.198178" calcext:value-type="float">
            <text:p>0.198178</text:p>
          </table:table-cell>
          <table:table-cell office:value-type="float" office:value="0.178181" calcext:value-type="float">
            <text:p>0.178181</text:p>
          </table:table-cell>
          <table:table-cell office:value-type="float" office:value="0.183521" calcext:value-type="float">
            <text:p>0.183521</text:p>
          </table:table-cell>
          <table:table-cell office:value-type="float" office:value="0.201115" calcext:value-type="float">
            <text:p>0.201115</text:p>
          </table:table-cell>
          <table:table-cell office:value-type="float" office:value="0.158776" calcext:value-type="float">
            <text:p>0.158776</text:p>
          </table:table-cell>
          <table:table-cell office:value-type="float" office:value="0.122953" calcext:value-type="float">
            <text:p>0.122953</text:p>
          </table:table-cell>
        </table:table-row>
        <table:table-row table:style-name="ro1">
          <table:table-cell office:value-type="float" office:value="0.327023" calcext:value-type="float">
            <text:p>0.327023</text:p>
          </table:table-cell>
          <table:table-cell office:value-type="float" office:value="0.253942" calcext:value-type="float">
            <text:p>0.253942</text:p>
          </table:table-cell>
          <table:table-cell office:value-type="float" office:value="0.230496" calcext:value-type="float">
            <text:p>0.230496</text:p>
          </table:table-cell>
          <table:table-cell office:value-type="float" office:value="0.26491" calcext:value-type="float">
            <text:p>0.26491</text:p>
          </table:table-cell>
          <table:table-cell office:value-type="float" office:value="0.244004" calcext:value-type="float">
            <text:p>0.244004</text:p>
          </table:table-cell>
          <table:table-cell office:value-type="float" office:value="0.235764" calcext:value-type="float">
            <text:p>0.235764</text:p>
          </table:table-cell>
          <table:table-cell office:value-type="float" office:value="0.246003" calcext:value-type="float">
            <text:p>0.246003</text:p>
          </table:table-cell>
          <table:table-cell office:value-type="float" office:value="0.201856" calcext:value-type="float">
            <text:p>0.201856</text:p>
          </table:table-cell>
          <table:table-cell office:value-type="float" office:value="0.255621" calcext:value-type="float">
            <text:p>0.255621</text:p>
          </table:table-cell>
        </table:table-row>
        <table:table-row table:style-name="ro1">
          <table:table-cell office:value-type="float" office:value="0.00238076" calcext:value-type="float">
            <text:p>0.00238076</text:p>
          </table:table-cell>
          <table:table-cell office:value-type="float" office:value="0.00392669" calcext:value-type="float">
            <text:p>0.00392669</text:p>
          </table:table-cell>
          <table:table-cell office:value-type="float" office:value="0.00371556" calcext:value-type="float">
            <text:p>0.00371556</text:p>
          </table:table-cell>
          <table:table-cell office:value-type="float" office:value="0.00262813" calcext:value-type="float">
            <text:p>0.00262813</text:p>
          </table:table-cell>
          <table:table-cell office:value-type="float" office:value="0.00183747" calcext:value-type="float">
            <text:p>0.00183747</text:p>
          </table:table-cell>
          <table:table-cell office:value-type="float" office:value="0.00266032" calcext:value-type="float">
            <text:p>0.00266032</text:p>
          </table:table-cell>
          <table:table-cell office:value-type="float" office:value="0.00347468" calcext:value-type="float">
            <text:p>0.00347468</text:p>
          </table:table-cell>
          <table:table-cell office:value-type="float" office:value="0.00171831" calcext:value-type="float">
            <text:p>0.00171831</text:p>
          </table:table-cell>
          <table:table-cell office:value-type="float" office:value="0.00266796" calcext:value-type="float">
            <text:p>0.00266796</text:p>
          </table:table-cell>
        </table:table-row>
        <table:table-row table:style-name="ro1">
          <table:table-cell office:value-type="float" office:value="0.00306044" calcext:value-type="float">
            <text:p>0.00306044</text:p>
          </table:table-cell>
          <table:table-cell office:value-type="float" office:value="0.00164833" calcext:value-type="float">
            <text:p>0.00164833</text:p>
          </table:table-cell>
          <table:table-cell office:value-type="float" office:value="0.00149823" calcext:value-type="float">
            <text:p>0.00149823</text:p>
          </table:table-cell>
          <table:table-cell office:value-type="float" office:value="0.00276508" calcext:value-type="float">
            <text:p>0.00276508</text:p>
          </table:table-cell>
          <table:table-cell office:value-type="float" office:value="0.00145671" calcext:value-type="float">
            <text:p>0.00145671</text:p>
          </table:table-cell>
          <table:table-cell office:value-type="float" office:value="0.00285956" calcext:value-type="float">
            <text:p>0.00285956</text:p>
          </table:table-cell>
          <table:table-cell office:value-type="float" office:value="0.00157875" calcext:value-type="float">
            <text:p>0.00157875</text:p>
          </table:table-cell>
          <table:table-cell office:value-type="float" office:value="0.00186694" calcext:value-type="float">
            <text:p>0.00186694</text:p>
          </table:table-cell>
          <table:table-cell office:value-type="float" office:value="0.001871" calcext:value-type="float">
            <text:p>0.001871</text:p>
          </table:table-cell>
        </table:table-row>
        <table:table-row table:style-name="ro1">
          <table:table-cell office:value-type="float" office:value="0.221955" calcext:value-type="float">
            <text:p>0.221955</text:p>
          </table:table-cell>
          <table:table-cell office:value-type="float" office:value="0.214507" calcext:value-type="float">
            <text:p>0.214507</text:p>
          </table:table-cell>
          <table:table-cell office:value-type="float" office:value="0.180844" calcext:value-type="float">
            <text:p>0.180844</text:p>
          </table:table-cell>
          <table:table-cell office:value-type="float" office:value="0.205771" calcext:value-type="float">
            <text:p>0.205771</text:p>
          </table:table-cell>
          <table:table-cell office:value-type="float" office:value="0.174908" calcext:value-type="float">
            <text:p>0.174908</text:p>
          </table:table-cell>
          <table:table-cell office:value-type="float" office:value="0.176762" calcext:value-type="float">
            <text:p>0.176762</text:p>
          </table:table-cell>
          <table:table-cell office:value-type="float" office:value="0.175114" calcext:value-type="float">
            <text:p>0.175114</text:p>
          </table:table-cell>
          <table:table-cell office:value-type="float" office:value="0.167523" calcext:value-type="float">
            <text:p>0.167523</text:p>
          </table:table-cell>
          <table:table-cell office:value-type="float" office:value="0.12322" calcext:value-type="float">
            <text:p>0.12322</text:p>
          </table:table-cell>
        </table:table-row>
        <table:table-row table:style-name="ro1">
          <table:table-cell office:value-type="float" office:value="0.00886741" calcext:value-type="float">
            <text:p>0.00886741</text:p>
          </table:table-cell>
          <table:table-cell office:value-type="float" office:value="0.00701285" calcext:value-type="float">
            <text:p>0.00701285</text:p>
          </table:table-cell>
          <table:table-cell office:value-type="float" office:value="0.0079619" calcext:value-type="float">
            <text:p>0.0079619</text:p>
          </table:table-cell>
          <table:table-cell office:value-type="float" office:value="0.00420453" calcext:value-type="float">
            <text:p>0.00420453</text:p>
          </table:table-cell>
          <table:table-cell office:value-type="float" office:value="0.0102347" calcext:value-type="float">
            <text:p>0.0102347</text:p>
          </table:table-cell>
          <table:table-cell office:value-type="float" office:value="0.0057337" calcext:value-type="float">
            <text:p>0.0057337</text:p>
          </table:table-cell>
          <table:table-cell office:value-type="float" office:value="0.00569048" calcext:value-type="float">
            <text:p>0.00569048</text:p>
          </table:table-cell>
          <table:table-cell office:value-type="float" office:value="0.0096408" calcext:value-type="float">
            <text:p>0.0096408</text:p>
          </table:table-cell>
          <table:table-cell office:value-type="float" office:value="0.00248819" calcext:value-type="float">
            <text:p>0.00248819</text:p>
          </table:table-cell>
        </table:table-row>
        <table:table-row table:style-name="ro1">
          <table:table-cell office:value-type="float" office:value="0.000629793" calcext:value-type="float">
            <text:p>0.000629793</text:p>
          </table:table-cell>
          <table:table-cell office:value-type="float" office:value="0.000560861" calcext:value-type="float">
            <text:p>0.000560861</text:p>
          </table:table-cell>
          <table:table-cell office:value-type="float" office:value="0.000690702" calcext:value-type="float">
            <text:p>0.000690702</text:p>
          </table:table-cell>
          <table:table-cell office:value-type="float" office:value="0.000634461" calcext:value-type="float">
            <text:p>0.000634461</text:p>
          </table:table-cell>
          <table:table-cell office:value-type="float" office:value="0.000639852" calcext:value-type="float">
            <text:p>0.000639852</text:p>
          </table:table-cell>
          <table:table-cell office:value-type="float" office:value="0.000754328" calcext:value-type="float">
            <text:p>0.000754328</text:p>
          </table:table-cell>
          <table:table-cell office:value-type="float" office:value="0.000694052" calcext:value-type="float">
            <text:p>0.000694052</text:p>
          </table:table-cell>
          <table:table-cell office:value-type="float" office:value="0.000711645" calcext:value-type="float">
            <text:p>0.000711645</text:p>
          </table:table-cell>
          <table:table-cell office:value-type="float" office:value="0.000733439" calcext:value-type="float">
            <text:p>0.000733439</text:p>
          </table:table-cell>
        </table:table-row>
        <table:table-row table:style-name="ro1">
          <table:table-cell office:value-type="float" office:value="0.259178" calcext:value-type="float">
            <text:p>0.259178</text:p>
          </table:table-cell>
          <table:table-cell office:value-type="float" office:value="0.221684" calcext:value-type="float">
            <text:p>0.221684</text:p>
          </table:table-cell>
          <table:table-cell office:value-type="float" office:value="0.228134" calcext:value-type="float">
            <text:p>0.228134</text:p>
          </table:table-cell>
          <table:table-cell office:value-type="float" office:value="0.229091" calcext:value-type="float">
            <text:p>0.229091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14463" calcext:value-type="float">
            <text:p>0.214463</text:p>
          </table:table-cell>
          <table:table-cell office:value-type="float" office:value="0.194478" calcext:value-type="float">
            <text:p>0.194478</text:p>
          </table:table-cell>
          <table:table-cell office:value-type="float" office:value="0.172957" calcext:value-type="float">
            <text:p>0.172957</text:p>
          </table:table-cell>
          <table:table-cell office:value-type="float" office:value="0.143645" calcext:value-type="float">
            <text:p>0.143645</text:p>
          </table:table-cell>
        </table:table-row>
        <table:table-row table:style-name="ro1">
          <table:table-cell office:value-type="float" office:value="0.245086" calcext:value-type="float">
            <text:p>0.245086</text:p>
          </table:table-cell>
          <table:table-cell office:value-type="float" office:value="0.214417" calcext:value-type="float">
            <text:p>0.214417</text:p>
          </table:table-cell>
          <table:table-cell office:value-type="float" office:value="0.199493" calcext:value-type="float">
            <text:p>0.199493</text:p>
          </table:table-cell>
          <table:table-cell office:value-type="float" office:value="0.229521" calcext:value-type="float">
            <text:p>0.229521</text:p>
          </table:table-cell>
          <table:table-cell office:value-type="float" office:value="0.160136" calcext:value-type="float">
            <text:p>0.160136</text:p>
          </table:table-cell>
          <table:table-cell office:value-type="float" office:value="0.193399" calcext:value-type="float">
            <text:p>0.193399</text:p>
          </table:table-cell>
          <table:table-cell office:value-type="float" office:value="0.146409" calcext:value-type="float">
            <text:p>0.146409</text:p>
          </table:table-cell>
          <table:table-cell office:value-type="float" office:value="0.162602" calcext:value-type="float">
            <text:p>0.162602</text:p>
          </table:table-cell>
          <table:table-cell office:value-type="float" office:value="0.18162" calcext:value-type="float">
            <text:p>0.18162</text:p>
          </table:table-cell>
        </table:table-row>
        <table:table-row table:style-name="ro1">
          <table:table-cell office:value-type="float" office:value="0.258263" calcext:value-type="float">
            <text:p>0.258263</text:p>
          </table:table-cell>
          <table:table-cell office:value-type="float" office:value="0.152464" calcext:value-type="float">
            <text:p>0.152464</text:p>
          </table:table-cell>
          <table:table-cell office:value-type="float" office:value="0.179829" calcext:value-type="float">
            <text:p>0.179829</text:p>
          </table:table-cell>
          <table:table-cell office:value-type="float" office:value="0.159733" calcext:value-type="float">
            <text:p>0.159733</text:p>
          </table:table-cell>
          <table:table-cell office:value-type="float" office:value="0.148527" calcext:value-type="float">
            <text:p>0.148527</text:p>
          </table:table-cell>
          <table:table-cell office:value-type="float" office:value="0.135725" calcext:value-type="float">
            <text:p>0.135725</text:p>
          </table:table-cell>
          <table:table-cell office:value-type="float" office:value="0.160284" calcext:value-type="float">
            <text:p>0.160284</text:p>
          </table:table-cell>
          <table:table-cell office:value-type="float" office:value="0.135486" calcext:value-type="float">
            <text:p>0.135486</text:p>
          </table:table-cell>
          <table:table-cell office:value-type="float" office:value="0.117822" calcext:value-type="float">
            <text:p>0.117822</text:p>
          </table:table-cell>
        </table:table-row>
        <table:table-row table:style-name="ro1">
          <table:table-cell office:value-type="float" office:value="0.0335008" calcext:value-type="float">
            <text:p>0.0335008</text:p>
          </table:table-cell>
          <table:table-cell office:value-type="float" office:value="0.0159055" calcext:value-type="float">
            <text:p>0.0159055</text:p>
          </table:table-cell>
          <table:table-cell office:value-type="float" office:value="0.0278072" calcext:value-type="float">
            <text:p>0.0278072</text:p>
          </table:table-cell>
          <table:table-cell office:value-type="float" office:value="0.0142261" calcext:value-type="float">
            <text:p>0.0142261</text:p>
          </table:table-cell>
          <table:table-cell office:value-type="float" office:value="0.0399002" calcext:value-type="float">
            <text:p>0.0399002</text:p>
          </table:table-cell>
          <table:table-cell office:value-type="float" office:value="0.0110684" calcext:value-type="float">
            <text:p>0.0110684</text:p>
          </table:table-cell>
          <table:table-cell office:value-type="float" office:value="0.0300759" calcext:value-type="float">
            <text:p>0.0300759</text:p>
          </table:table-cell>
          <table:table-cell office:value-type="float" office:value="0.0443089" calcext:value-type="float">
            <text:p>0.0443089</text:p>
          </table:table-cell>
          <table:table-cell office:value-type="float" office:value="0.0439536" calcext:value-type="float">
            <text:p>0.0439536</text:p>
          </table:table-cell>
        </table:table-row>
        <table:table-row table:style-name="ro1">
          <table:table-cell office:value-type="float" office:value="0.00769679" calcext:value-type="float">
            <text:p>0.00769679</text:p>
          </table:table-cell>
          <table:table-cell office:value-type="float" office:value="0.00532151" calcext:value-type="float">
            <text:p>0.00532151</text:p>
          </table:table-cell>
          <table:table-cell office:value-type="float" office:value="0.00458866" calcext:value-type="float">
            <text:p>0.00458866</text:p>
          </table:table-cell>
          <table:table-cell office:value-type="float" office:value="0.00479301" calcext:value-type="float">
            <text:p>0.00479301</text:p>
          </table:table-cell>
          <table:table-cell office:value-type="float" office:value="0.00710871" calcext:value-type="float">
            <text:p>0.00710871</text:p>
          </table:table-cell>
          <table:table-cell office:value-type="float" office:value="0.00416995" calcext:value-type="float">
            <text:p>0.00416995</text:p>
          </table:table-cell>
          <table:table-cell office:value-type="float" office:value="0.00452539" calcext:value-type="float">
            <text:p>0.00452539</text:p>
          </table:table-cell>
          <table:table-cell office:value-type="float" office:value="0.00537327" calcext:value-type="float">
            <text:p>0.00537327</text:p>
          </table:table-cell>
          <table:table-cell office:value-type="float" office:value="0.00346267" calcext:value-type="float">
            <text:p>0.00346267</text:p>
          </table:table-cell>
        </table:table-row>
        <table:table-row table:style-name="ro1">
          <table:table-cell office:value-type="float" office:value="0.279104" calcext:value-type="float">
            <text:p>0.279104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208001" calcext:value-type="float">
            <text:p>0.208001</text:p>
          </table:table-cell>
          <table:table-cell office:value-type="float" office:value="0.182661" calcext:value-type="float">
            <text:p>0.182661</text:p>
          </table:table-cell>
          <table:table-cell office:value-type="float" office:value="0.174361" calcext:value-type="float">
            <text:p>0.174361</text:p>
          </table:table-cell>
          <table:table-cell office:value-type="float" office:value="0.200905" calcext:value-type="float">
            <text:p>0.200905</text:p>
          </table:table-cell>
          <table:table-cell office:value-type="float" office:value="0.166741" calcext:value-type="float">
            <text:p>0.166741</text:p>
          </table:table-cell>
          <table:table-cell office:value-type="float" office:value="0.192879" calcext:value-type="float">
            <text:p>0.192879</text:p>
          </table:table-cell>
          <table:table-cell office:value-type="float" office:value="0.279755" calcext:value-type="float">
            <text:p>0.279755</text:p>
          </table:table-cell>
        </table:table-row>
        <table:table-row table:style-name="ro1">
          <table:table-cell office:value-type="float" office:value="0.353643" calcext:value-type="float">
            <text:p>0.353643</text:p>
          </table:table-cell>
          <table:table-cell office:value-type="float" office:value="0.280382" calcext:value-type="float">
            <text:p>0.280382</text:p>
          </table:table-cell>
          <table:table-cell office:value-type="float" office:value="0.283217" calcext:value-type="float">
            <text:p>0.283217</text:p>
          </table:table-cell>
          <table:table-cell office:value-type="float" office:value="0.319072" calcext:value-type="float">
            <text:p>0.319072</text:p>
          </table:table-cell>
          <table:table-cell office:value-type="float" office:value="0.229842" calcext:value-type="float">
            <text:p>0.229842</text:p>
          </table:table-cell>
          <table:table-cell office:value-type="float" office:value="0.307624" calcext:value-type="float">
            <text:p>0.307624</text:p>
          </table:table-cell>
          <table:table-cell office:value-type="float" office:value="0.297824" calcext:value-type="float">
            <text:p>0.297824</text:p>
          </table:table-cell>
          <table:table-cell office:value-type="float" office:value="0.286315" calcext:value-type="float">
            <text:p>0.286315</text:p>
          </table:table-cell>
          <table:table-cell office:value-type="float" office:value="0.25076" calcext:value-type="float">
            <text:p>0.25076</text:p>
          </table:table-cell>
        </table:table-row>
        <table:table-row table:style-name="ro1">
          <table:table-cell office:value-type="float" office:value="0.355576" calcext:value-type="float">
            <text:p>0.355576</text:p>
          </table:table-cell>
          <table:table-cell office:value-type="float" office:value="0.326294" calcext:value-type="float">
            <text:p>0.326294</text:p>
          </table:table-cell>
          <table:table-cell office:value-type="float" office:value="0.30589" calcext:value-type="float">
            <text:p>0.30589</text:p>
          </table:table-cell>
          <table:table-cell office:value-type="float" office:value="0.326741" calcext:value-type="float">
            <text:p>0.326741</text:p>
          </table:table-cell>
          <table:table-cell office:value-type="float" office:value="0.269504" calcext:value-type="float">
            <text:p>0.269504</text:p>
          </table:table-cell>
          <table:table-cell office:value-type="float" office:value="0.284899" calcext:value-type="float">
            <text:p>0.284899</text:p>
          </table:table-cell>
          <table:table-cell office:value-type="float" office:value="0.282744" calcext:value-type="float">
            <text:p>0.282744</text:p>
          </table:table-cell>
          <table:table-cell office:value-type="float" office:value="0.272523" calcext:value-type="float">
            <text:p>0.272523</text:p>
          </table:table-cell>
          <table:table-cell office:value-type="float" office:value="0.224733" calcext:value-type="float">
            <text:p>0.224733</text:p>
          </table:table-cell>
        </table:table-row>
        <table:table-row table:style-name="ro1">
          <table:table-cell office:value-type="float" office:value="0.301811" calcext:value-type="float">
            <text:p>0.301811</text:p>
          </table:table-cell>
          <table:table-cell office:value-type="float" office:value="0.237121" calcext:value-type="float">
            <text:p>0.237121</text:p>
          </table:table-cell>
          <table:table-cell office:value-type="float" office:value="0.209636" calcext:value-type="float">
            <text:p>0.209636</text:p>
          </table:table-cell>
          <table:table-cell office:value-type="float" office:value="0.199415" calcext:value-type="float">
            <text:p>0.199415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6943" calcext:value-type="float">
            <text:p>0.206943</text:p>
          </table:table-cell>
          <table:table-cell office:value-type="float" office:value="0.206263" calcext:value-type="float">
            <text:p>0.206263</text:p>
          </table:table-cell>
          <table:table-cell office:value-type="float" office:value="0.140928" calcext:value-type="float">
            <text:p>0.140928</text:p>
          </table:table-cell>
          <table:table-cell office:value-type="float" office:value="0.164193" calcext:value-type="float">
            <text:p>0.164193</text:p>
          </table:table-cell>
        </table:table-row>
        <table:table-row table:style-name="ro1">
          <table:table-cell office:value-type="float" office:value="0.458054" calcext:value-type="float">
            <text:p>0.458054</text:p>
          </table:table-cell>
          <table:table-cell office:value-type="float" office:value="0.344588" calcext:value-type="float">
            <text:p>0.344588</text:p>
          </table:table-cell>
          <table:table-cell office:value-type="float" office:value="0.390726" calcext:value-type="float">
            <text:p>0.390726</text:p>
          </table:table-cell>
          <table:table-cell office:value-type="float" office:value="0.366527" calcext:value-type="float">
            <text:p>0.366527</text:p>
          </table:table-cell>
          <table:table-cell office:value-type="float" office:value="0.326124" calcext:value-type="float">
            <text:p>0.326124</text:p>
          </table:table-cell>
          <table:table-cell office:value-type="float" office:value="0.349822" calcext:value-type="float">
            <text:p>0.349822</text:p>
          </table:table-cell>
          <table:table-cell office:value-type="float" office:value="0.344374" calcext:value-type="float">
            <text:p>0.344374</text:p>
          </table:table-cell>
          <table:table-cell office:value-type="float" office:value="0.295062" calcext:value-type="float">
            <text:p>0.295062</text:p>
          </table:table-cell>
          <table:table-cell office:value-type="float" office:value="0.227336" calcext:value-type="float">
            <text:p>0.227336</text:p>
          </table:table-cell>
        </table:table-row>
        <table:table-row table:style-name="ro1">
          <table:table-cell office:value-type="float" office:value="0.357625" calcext:value-type="float">
            <text:p>0.357625</text:p>
          </table:table-cell>
          <table:table-cell office:value-type="float" office:value="0.336989" calcext:value-type="float">
            <text:p>0.336989</text:p>
          </table:table-cell>
          <table:table-cell office:value-type="float" office:value="0.319233" calcext:value-type="float">
            <text:p>0.319233</text:p>
          </table:table-cell>
          <table:table-cell office:value-type="float" office:value="0.262357" calcext:value-type="float">
            <text:p>0.262357</text:p>
          </table:table-cell>
          <table:table-cell office:value-type="float" office:value="0.314218" calcext:value-type="float">
            <text:p>0.314218</text:p>
          </table:table-cell>
          <table:table-cell office:value-type="float" office:value="0.282416" calcext:value-type="float">
            <text:p>0.282416</text:p>
          </table:table-cell>
          <table:table-cell office:value-type="float" office:value="0.306155" calcext:value-type="float">
            <text:p>0.306155</text:p>
          </table:table-cell>
          <table:table-cell office:value-type="float" office:value="0.317285" calcext:value-type="float">
            <text:p>0.317285</text:p>
          </table:table-cell>
          <table:table-cell office:value-type="float" office:value="0.248446" calcext:value-type="float">
            <text:p>0.248446</text:p>
          </table:table-cell>
        </table:table-row>
        <table:table-row table:style-name="ro1">
          <table:table-cell office:value-type="float" office:value="0.00193422" calcext:value-type="float">
            <text:p>0.00193422</text:p>
          </table:table-cell>
          <table:table-cell office:value-type="float" office:value="0.00273633" calcext:value-type="float">
            <text:p>0.00273633</text:p>
          </table:table-cell>
          <table:table-cell office:value-type="float" office:value="0.00283824" calcext:value-type="float">
            <text:p>0.00283824</text:p>
          </table:table-cell>
          <table:table-cell office:value-type="float" office:value="0.00297196" calcext:value-type="float">
            <text:p>0.00297196</text:p>
          </table:table-cell>
          <table:table-cell office:value-type="float" office:value="0.000870091" calcext:value-type="float">
            <text:p>0.000870091</text:p>
          </table:table-cell>
          <table:table-cell office:value-type="float" office:value="0.00199417" calcext:value-type="float">
            <text:p>0.00199417</text:p>
          </table:table-cell>
          <table:table-cell office:value-type="float" office:value="0.00299129" calcext:value-type="float">
            <text:p>0.00299129</text:p>
          </table:table-cell>
          <table:table-cell office:value-type="float" office:value="0.00102367" calcext:value-type="float">
            <text:p>0.00102367</text:p>
          </table:table-cell>
          <table:table-cell office:value-type="float" office:value="0.00084702" calcext:value-type="float">
            <text:p>0.00084702</text:p>
          </table:table-cell>
        </table:table-row>
        <table:table-row table:style-name="ro1">
          <table:table-cell office:value-type="float" office:value="0.000858195" calcext:value-type="float">
            <text:p>0.000858195</text:p>
          </table:table-cell>
          <table:table-cell office:value-type="float" office:value="0.000759203" calcext:value-type="float">
            <text:p>0.000759203</text:p>
          </table:table-cell>
          <table:table-cell office:value-type="float" office:value="0.000809615" calcext:value-type="float">
            <text:p>0.000809615</text:p>
          </table:table-cell>
          <table:table-cell office:value-type="float" office:value="0.000755593" calcext:value-type="float">
            <text:p>0.000755593</text:p>
          </table:table-cell>
          <table:table-cell office:value-type="float" office:value="0.000758944" calcext:value-type="float">
            <text:p>0.000758944</text:p>
          </table:table-cell>
          <table:table-cell office:value-type="float" office:value="0.000878643" calcext:value-type="float">
            <text:p>0.000878643</text:p>
          </table:table-cell>
          <table:table-cell office:value-type="float" office:value="0.000748014" calcext:value-type="float">
            <text:p>0.000748014</text:p>
          </table:table-cell>
          <table:table-cell office:value-type="float" office:value="0.00080575" calcext:value-type="float">
            <text:p>0.00080575</text:p>
          </table:table-cell>
          <table:table-cell office:value-type="float" office:value="0.00089221" calcext:value-type="float">
            <text:p>0.00089221</text:p>
          </table:table-cell>
        </table:table-row>
        <table:table-row table:style-name="ro1">
          <table:table-cell office:value-type="float" office:value="0.360282" calcext:value-type="float">
            <text:p>0.360282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0.289676" calcext:value-type="float">
            <text:p>0.289676</text:p>
          </table:table-cell>
          <table:table-cell office:value-type="float" office:value="0.277908" calcext:value-type="float">
            <text:p>0.277908</text:p>
          </table:table-cell>
          <table:table-cell office:value-type="float" office:value="0.268218" calcext:value-type="float">
            <text:p>0.268218</text:p>
          </table:table-cell>
          <table:table-cell office:value-type="float" office:value="0.305853" calcext:value-type="float">
            <text:p>0.305853</text:p>
          </table:table-cell>
          <table:table-cell office:value-type="float" office:value="0.266248" calcext:value-type="float">
            <text:p>0.266248</text:p>
          </table:table-cell>
          <table:table-cell office:value-type="float" office:value="0.233097" calcext:value-type="float">
            <text:p>0.233097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0.210275" calcext:value-type="float">
            <text:p>0.210275</text:p>
          </table:table-cell>
          <table:table-cell office:value-type="float" office:value="0.138734" calcext:value-type="float">
            <text:p>0.138734</text:p>
          </table:table-cell>
          <table:table-cell office:value-type="float" office:value="0.0942131" calcext:value-type="float">
            <text:p>0.0942131</text:p>
          </table:table-cell>
          <table:table-cell office:value-type="float" office:value="0.118852" calcext:value-type="float">
            <text:p>0.118852</text:p>
          </table:table-cell>
          <table:table-cell office:value-type="float" office:value="0.113699" calcext:value-type="float">
            <text:p>0.113699</text:p>
          </table:table-cell>
          <table:table-cell office:value-type="float" office:value="0.105911" calcext:value-type="float">
            <text:p>0.105911</text:p>
          </table:table-cell>
          <table:table-cell office:value-type="float" office:value="0.124096" calcext:value-type="float">
            <text:p>0.124096</text:p>
          </table:table-cell>
          <table:table-cell office:value-type="float" office:value="0.12255" calcext:value-type="float">
            <text:p>0.12255</text:p>
          </table:table-cell>
          <table:table-cell office:value-type="float" office:value="0.143704" calcext:value-type="float">
            <text:p>0.143704</text:p>
          </table:table-cell>
        </table:table-row>
        <table:table-row table:style-name="ro1">
          <table:table-cell office:value-type="float" office:value="0.0765861" calcext:value-type="float">
            <text:p>0.0765861</text:p>
          </table:table-cell>
          <table:table-cell office:value-type="float" office:value="0.0960526" calcext:value-type="float">
            <text:p>0.0960526</text:p>
          </table:table-cell>
          <table:table-cell office:value-type="float" office:value="0.0425901" calcext:value-type="float">
            <text:p>0.0425901</text:p>
          </table:table-cell>
          <table:table-cell office:value-type="float" office:value="0.0671483" calcext:value-type="float">
            <text:p>0.0671483</text:p>
          </table:table-cell>
          <table:table-cell office:value-type="float" office:value="0.0435896" calcext:value-type="float">
            <text:p>0.0435896</text:p>
          </table:table-cell>
          <table:table-cell office:value-type="float" office:value="0.0437891" calcext:value-type="float">
            <text:p>0.0437891</text:p>
          </table:table-cell>
          <table:table-cell office:value-type="float" office:value="0.0396236" calcext:value-type="float">
            <text:p>0.0396236</text:p>
          </table:table-cell>
          <table:table-cell office:value-type="float" office:value="0.0650155" calcext:value-type="float">
            <text:p>0.0650155</text:p>
          </table:table-cell>
          <table:table-cell office:value-type="float" office:value="0.0572823" calcext:value-type="float">
            <text:p>0.0572823</text:p>
          </table:table-cell>
        </table:table-row>
        <table:table-row table:style-name="ro1">
          <table:table-cell office:value-type="float" office:value="0.236774" calcext:value-type="float">
            <text:p>0.236774</text:p>
          </table:table-cell>
          <table:table-cell office:value-type="float" office:value="0.194876" calcext:value-type="float">
            <text:p>0.194876</text:p>
          </table:table-cell>
          <table:table-cell office:value-type="float" office:value="0.193714" calcext:value-type="float">
            <text:p>0.193714</text:p>
          </table:table-cell>
          <table:table-cell office:value-type="float" office:value="0.144908" calcext:value-type="float">
            <text:p>0.144908</text:p>
          </table:table-cell>
          <table:table-cell office:value-type="float" office:value="0.217433" calcext:value-type="float">
            <text:p>0.217433</text:p>
          </table:table-cell>
          <table:table-cell office:value-type="float" office:value="0.197193" calcext:value-type="float">
            <text:p>0.197193</text:p>
          </table:table-cell>
          <table:table-cell office:value-type="float" office:value="0.134869" calcext:value-type="float">
            <text:p>0.134869</text:p>
          </table:table-cell>
          <table:table-cell office:value-type="float" office:value="0.224487" calcext:value-type="float">
            <text:p>0.224487</text:p>
          </table:table-cell>
          <table:table-cell office:value-type="float" office:value="0.16936" calcext:value-type="float">
            <text:p>0.16936</text:p>
          </table:table-cell>
        </table:table-row>
        <table:table-row table:style-name="ro1">
          <table:table-cell office:value-type="float" office:value="0.00950465" calcext:value-type="float">
            <text:p>0.00950465</text:p>
          </table:table-cell>
          <table:table-cell office:value-type="float" office:value="0.0093166" calcext:value-type="float">
            <text:p>0.0093166</text:p>
          </table:table-cell>
          <table:table-cell office:value-type="float" office:value="0.00933136" calcext:value-type="float">
            <text:p>0.00933136</text:p>
          </table:table-cell>
          <table:table-cell office:value-type="float" office:value="0.0076612" calcext:value-type="float">
            <text:p>0.0076612</text:p>
          </table:table-cell>
          <table:table-cell office:value-type="float" office:value="0.00753495" calcext:value-type="float">
            <text:p>0.00753495</text:p>
          </table:table-cell>
          <table:table-cell office:value-type="float" office:value="0.00757637" calcext:value-type="float">
            <text:p>0.00757637</text:p>
          </table:table-cell>
          <table:table-cell office:value-type="float" office:value="0.00900473" calcext:value-type="float">
            <text:p>0.00900473</text:p>
          </table:table-cell>
          <table:table-cell office:value-type="float" office:value="0.00468836" calcext:value-type="float">
            <text:p>0.00468836</text:p>
          </table:table-cell>
          <table:table-cell office:value-type="float" office:value="0.00715576" calcext:value-type="float">
            <text:p>0.00715576</text:p>
          </table:table-cell>
        </table:table-row>
        <table:table-row table:style-name="ro1">
          <table:table-cell office:value-type="float" office:value="0.000752813" calcext:value-type="float">
            <text:p>0.000752813</text:p>
          </table:table-cell>
          <table:table-cell office:value-type="float" office:value="0.000885679" calcext:value-type="float">
            <text:p>0.000885679</text:p>
          </table:table-cell>
          <table:table-cell office:value-type="float" office:value="0.000779343" calcext:value-type="float">
            <text:p>0.000779343</text:p>
          </table:table-cell>
          <table:table-cell office:value-type="float" office:value="0.000866967" calcext:value-type="float">
            <text:p>0.000866967</text:p>
          </table:table-cell>
          <table:table-cell office:value-type="float" office:value="0.00062777" calcext:value-type="float">
            <text:p>0.00062777</text:p>
          </table:table-cell>
          <table:table-cell office:value-type="float" office:value="0.000825226" calcext:value-type="float">
            <text:p>0.000825226</text:p>
          </table:table-cell>
          <table:table-cell office:value-type="float" office:value="0.000886343" calcext:value-type="float">
            <text:p>0.000886343</text:p>
          </table:table-cell>
          <table:table-cell office:value-type="float" office:value="0.000884176" calcext:value-type="float">
            <text:p>0.000884176</text:p>
          </table:table-cell>
          <table:table-cell office:value-type="float" office:value="0.000892543" calcext:value-type="float">
            <text:p>0.000892543</text:p>
          </table:table-cell>
        </table:table-row>
        <table:table-row table:style-name="ro1">
          <table:table-cell office:value-type="float" office:value="0.442785" calcext:value-type="float">
            <text:p>0.442785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0.366159" calcext:value-type="float">
            <text:p>0.366159</text:p>
          </table:table-cell>
          <table:table-cell office:value-type="float" office:value="0.327987" calcext:value-type="float">
            <text:p>0.327987</text:p>
          </table:table-cell>
          <table:table-cell office:value-type="float" office:value="0.297973" calcext:value-type="float">
            <text:p>0.297973</text:p>
          </table:table-cell>
          <table:table-cell office:value-type="float" office:value="0.313612" calcext:value-type="float">
            <text:p>0.313612</text:p>
          </table:table-cell>
          <table:table-cell office:value-type="float" office:value="0.305482" calcext:value-type="float">
            <text:p>0.305482</text:p>
          </table:table-cell>
          <table:table-cell office:value-type="float" office:value="0.269493" calcext:value-type="float">
            <text:p>0.269493</text:p>
          </table:table-cell>
          <table:table-cell office:value-type="float" office:value="0.248069" calcext:value-type="float">
            <text:p>0.248069</text:p>
          </table:table-cell>
        </table:table-row>
        <table:table-row table:style-name="ro1">
          <table:table-cell office:value-type="float" office:value="0.395077" calcext:value-type="float">
            <text:p>0.395077</text:p>
          </table:table-cell>
          <table:table-cell office:value-type="float" office:value="0.397126" calcext:value-type="float">
            <text:p>0.397126</text:p>
          </table:table-cell>
          <table:table-cell office:value-type="float" office:value="0.323772" calcext:value-type="float">
            <text:p>0.323772</text:p>
          </table:table-cell>
          <table:table-cell office:value-type="float" office:value="0.341072" calcext:value-type="float">
            <text:p>0.341072</text:p>
          </table:table-cell>
          <table:table-cell office:value-type="float" office:value="0.313573" calcext:value-type="float">
            <text:p>0.313573</text:p>
          </table:table-cell>
          <table:table-cell office:value-type="float" office:value="0.285049" calcext:value-type="float">
            <text:p>0.285049</text:p>
          </table:table-cell>
          <table:table-cell office:value-type="float" office:value="0.345717" calcext:value-type="float">
            <text:p>0.345717</text:p>
          </table:table-cell>
          <table:table-cell office:value-type="float" office:value="0.257761" calcext:value-type="float">
            <text:p>0.257761</text:p>
          </table:table-cell>
          <table:table-cell office:value-type="float" office:value="0.259319" calcext:value-type="float">
            <text:p>0.259319</text:p>
          </table:table-cell>
        </table:table-row>
        <table:table-row table:style-name="ro1">
          <table:table-cell office:value-type="float" office:value="0.480785" calcext:value-type="float">
            <text:p>0.480785</text:p>
          </table:table-cell>
          <table:table-cell office:value-type="float" office:value="0.375707" calcext:value-type="float">
            <text:p>0.375707</text:p>
          </table:table-cell>
          <table:table-cell office:value-type="float" office:value="0.431079" calcext:value-type="float">
            <text:p>0.431079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0.383576" calcext:value-type="float">
            <text:p>0.383576</text:p>
          </table:table-cell>
          <table:table-cell office:value-type="float" office:value="0.405509" calcext:value-type="float">
            <text:p>0.405509</text:p>
          </table:table-cell>
          <table:table-cell office:value-type="float" office:value="0.460923" calcext:value-type="float">
            <text:p>0.460923</text:p>
          </table:table-cell>
          <table:table-cell office:value-type="float" office:value="0.344799" calcext:value-type="float">
            <text:p>0.344799</text:p>
          </table:table-cell>
          <table:table-cell office:value-type="float" office:value="0.367199" calcext:value-type="float">
            <text:p>0.367199</text:p>
          </table:table-cell>
        </table:table-row>
        <table:table-row table:style-name="ro1">
          <table:table-cell office:value-type="float" office:value="0.0158444" calcext:value-type="float">
            <text:p>0.0158444</text:p>
          </table:table-cell>
          <table:table-cell office:value-type="float" office:value="0.00868316" calcext:value-type="float">
            <text:p>0.00868316</text:p>
          </table:table-cell>
          <table:table-cell office:value-type="float" office:value="0.0106941" calcext:value-type="float">
            <text:p>0.0106941</text:p>
          </table:table-cell>
          <table:table-cell office:value-type="float" office:value="0.00898714" calcext:value-type="float">
            <text:p>0.00898714</text:p>
          </table:table-cell>
          <table:table-cell office:value-type="float" office:value="0.0106288" calcext:value-type="float">
            <text:p>0.0106288</text:p>
          </table:table-cell>
          <table:table-cell office:value-type="float" office:value="0.0194178" calcext:value-type="float">
            <text:p>0.0194178</text:p>
          </table:table-cell>
          <table:table-cell office:value-type="float" office:value="0.0179746" calcext:value-type="float">
            <text:p>0.0179746</text:p>
          </table:table-cell>
          <table:table-cell office:value-type="float" office:value="0.00810544" calcext:value-type="float">
            <text:p>0.00810544</text:p>
          </table:table-cell>
          <table:table-cell office:value-type="float" office:value="0.0275401" calcext:value-type="float">
            <text:p>0.0275401</text:p>
          </table:table-cell>
        </table:table-row>
        <table:table-row table:style-name="ro1">
          <table:table-cell office:value-type="float" office:value="0.450072" calcext:value-type="float">
            <text:p>0.450072</text:p>
          </table:table-cell>
          <table:table-cell office:value-type="float" office:value="0.367532" calcext:value-type="float">
            <text:p>0.367532</text:p>
          </table:table-cell>
          <table:table-cell office:value-type="float" office:value="0.350264" calcext:value-type="float">
            <text:p>0.350264</text:p>
          </table:table-cell>
          <table:table-cell office:value-type="float" office:value="0.352355" calcext:value-type="float">
            <text:p>0.352355</text:p>
          </table:table-cell>
          <table:table-cell office:value-type="float" office:value="0.375903" calcext:value-type="float">
            <text:p>0.375903</text:p>
          </table:table-cell>
          <table:table-cell office:value-type="float" office:value="0.301279" calcext:value-type="float">
            <text:p>0.301279</text:p>
          </table:table-cell>
          <table:table-cell office:value-type="float" office:value="0.30817" calcext:value-type="float">
            <text:p>0.30817</text:p>
          </table:table-cell>
          <table:table-cell office:value-type="float" office:value="0.30943" calcext:value-type="float">
            <text:p>0.30943</text:p>
          </table:table-cell>
          <table:table-cell office:value-type="float" office:value="0.206325" calcext:value-type="float">
            <text:p>0.206325</text:p>
          </table:table-cell>
        </table:table-row>
        <table:table-row table:style-name="ro1">
          <table:table-cell office:value-type="float" office:value="0.0902591" calcext:value-type="float">
            <text:p>0.0902591</text:p>
          </table:table-cell>
          <table:table-cell office:value-type="float" office:value="0.0935004" calcext:value-type="float">
            <text:p>0.0935004</text:p>
          </table:table-cell>
          <table:table-cell office:value-type="float" office:value="0.095232" calcext:value-type="float">
            <text:p>0.095232</text:p>
          </table:table-cell>
          <table:table-cell office:value-type="float" office:value="0.125655" calcext:value-type="float">
            <text:p>0.125655</text:p>
          </table:table-cell>
          <table:table-cell office:value-type="float" office:value="0.0941928" calcext:value-type="float">
            <text:p>0.0941928</text:p>
          </table:table-cell>
          <table:table-cell office:value-type="float" office:value="0.146215" calcext:value-type="float">
            <text:p>0.146215</text:p>
          </table:table-cell>
          <table:table-cell office:value-type="float" office:value="0.116613" calcext:value-type="float">
            <text:p>0.116613</text:p>
          </table:table-cell>
          <table:table-cell office:value-type="float" office:value="0.252639" calcext:value-type="float">
            <text:p>0.252639</text:p>
          </table:table-cell>
          <table:table-cell office:value-type="float" office:value="0.205136" calcext:value-type="float">
            <text:p>0.205136</text:p>
          </table:table-cell>
        </table:table-row>
        <table:table-row table:style-name="ro1">
          <table:table-cell office:value-type="float" office:value="0.608587" calcext:value-type="float">
            <text:p>0.608587</text:p>
          </table:table-cell>
          <table:table-cell office:value-type="float" office:value="0.480264" calcext:value-type="float">
            <text:p>0.480264</text:p>
          </table:table-cell>
          <table:table-cell office:value-type="float" office:value="0.528885" calcext:value-type="float">
            <text:p>0.528885</text:p>
          </table:table-cell>
          <table:table-cell office:value-type="float" office:value="0.457948" calcext:value-type="float">
            <text:p>0.457948</text:p>
          </table:table-cell>
          <table:table-cell office:value-type="float" office:value="0.45138" calcext:value-type="float">
            <text:p>0.45138</text:p>
          </table:table-cell>
          <table:table-cell office:value-type="float" office:value="0.455862" calcext:value-type="float">
            <text:p>0.455862</text:p>
          </table:table-cell>
          <table:table-cell office:value-type="float" office:value="0.49519" calcext:value-type="float">
            <text:p>0.49519</text:p>
          </table:table-cell>
          <table:table-cell office:value-type="float" office:value="0.417372" calcext:value-type="float">
            <text:p>0.417372</text:p>
          </table:table-cell>
          <table:table-cell office:value-type="float" office:value="0.530196" calcext:value-type="float">
            <text:p>0.530196</text:p>
          </table:table-cell>
        </table:table-row>
        <table:table-row table:style-name="ro1">
          <table:table-cell office:value-type="float" office:value="0.00278303" calcext:value-type="float">
            <text:p>0.00278303</text:p>
          </table:table-cell>
          <table:table-cell office:value-type="float" office:value="0.00123094" calcext:value-type="float">
            <text:p>0.00123094</text:p>
          </table:table-cell>
          <table:table-cell office:value-type="float" office:value="0.00119183" calcext:value-type="float">
            <text:p>0.00119183</text:p>
          </table:table-cell>
          <table:table-cell office:value-type="float" office:value="0.00236747" calcext:value-type="float">
            <text:p>0.00236747</text:p>
          </table:table-cell>
          <table:table-cell office:value-type="float" office:value="0.00283967" calcext:value-type="float">
            <text:p>0.00283967</text:p>
          </table:table-cell>
          <table:table-cell office:value-type="float" office:value="0.000968984" calcext:value-type="float">
            <text:p>0.000968984</text:p>
          </table:table-cell>
          <table:table-cell office:value-type="float" office:value="0.00208404" calcext:value-type="float">
            <text:p>0.00208404</text:p>
          </table:table-cell>
          <table:table-cell office:value-type="float" office:value="0.00377607" calcext:value-type="float">
            <text:p>0.00377607</text:p>
          </table:table-cell>
          <table:table-cell office:value-type="float" office:value="0.000962059" calcext:value-type="float">
            <text:p>0.000962059</text:p>
          </table:table-cell>
        </table:table-row>
        <table:table-row table:style-name="ro1">
          <table:table-cell office:value-type="float" office:value="0.533902" calcext:value-type="float">
            <text:p>0.533902</text:p>
          </table:table-cell>
          <table:table-cell office:value-type="float" office:value="0.442919" calcext:value-type="float">
            <text:p>0.442919</text:p>
          </table:table-cell>
          <table:table-cell office:value-type="float" office:value="0.487749" calcext:value-type="float">
            <text:p>0.487749</text:p>
          </table:table-cell>
          <table:table-cell office:value-type="float" office:value="0.414762" calcext:value-type="float">
            <text:p>0.414762</text:p>
          </table:table-cell>
          <table:table-cell office:value-type="float" office:value="0.406527" calcext:value-type="float">
            <text:p>0.406527</text:p>
          </table:table-cell>
          <table:table-cell office:value-type="float" office:value="0.378759" calcext:value-type="float">
            <text:p>0.378759</text:p>
          </table:table-cell>
          <table:table-cell office:value-type="float" office:value="0.42534" calcext:value-type="float">
            <text:p>0.42534</text:p>
          </table:table-cell>
          <table:table-cell office:value-type="float" office:value="0.527047" calcext:value-type="float">
            <text:p>0.527047</text:p>
          </table:table-cell>
          <table:table-cell office:value-type="float" office:value="0.463705" calcext:value-type="float">
            <text:p>0.463705</text:p>
          </table:table-cell>
        </table:table-row>
        <table:table-row table:style-name="ro1">
          <table:table-cell office:value-type="float" office:value="0.474354" calcext:value-type="float">
            <text:p>0.474354</text:p>
          </table:table-cell>
          <table:table-cell office:value-type="float" office:value="0.394543" calcext:value-type="float">
            <text:p>0.394543</text:p>
          </table:table-cell>
          <table:table-cell office:value-type="float" office:value="0.340863" calcext:value-type="float">
            <text:p>0.340863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1369" calcext:value-type="float">
            <text:p>0.31369</text:p>
          </table:table-cell>
          <table:table-cell office:value-type="float" office:value="0.284016" calcext:value-type="float">
            <text:p>0.284016</text:p>
          </table:table-cell>
          <table:table-cell office:value-type="float" office:value="0.350316" calcext:value-type="float">
            <text:p>0.350316</text:p>
          </table:table-cell>
          <table:table-cell office:value-type="float" office:value="0.241936" calcext:value-type="float">
            <text:p>0.241936</text:p>
          </table:table-cell>
          <table:table-cell office:value-type="float" office:value="0.274368" calcext:value-type="float">
            <text:p>0.274368</text:p>
          </table:table-cell>
        </table:table-row>
        <table:table-row table:style-name="ro1">
          <table:table-cell office:value-type="float" office:value="0.391783" calcext:value-type="float">
            <text:p>0.391783</text:p>
          </table:table-cell>
          <table:table-cell office:value-type="float" office:value="0.370758" calcext:value-type="float">
            <text:p>0.370758</text:p>
          </table:table-cell>
          <table:table-cell office:value-type="float" office:value="0.292814" calcext:value-type="float">
            <text:p>0.292814</text:p>
          </table:table-cell>
          <table:table-cell office:value-type="float" office:value="0.325088" calcext:value-type="float">
            <text:p>0.325088</text:p>
          </table:table-cell>
          <table:table-cell office:value-type="float" office:value="0.324218" calcext:value-type="float">
            <text:p>0.324218</text:p>
          </table:table-cell>
          <table:table-cell office:value-type="float" office:value="0.338291" calcext:value-type="float">
            <text:p>0.338291</text:p>
          </table:table-cell>
          <table:table-cell office:value-type="float" office:value="0.344287" calcext:value-type="float">
            <text:p>0.344287</text:p>
          </table:table-cell>
          <table:table-cell office:value-type="float" office:value="0.285038" calcext:value-type="float">
            <text:p>0.285038</text:p>
          </table:table-cell>
          <table:table-cell office:value-type="float" office:value="0.274059" calcext:value-type="float">
            <text:p>0.274059</text:p>
          </table:table-cell>
        </table:table-row>
        <table:table-row table:style-name="ro1">
          <table:table-cell office:value-type="float" office:value="0.430279" calcext:value-type="float">
            <text:p>0.430279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0.322155" calcext:value-type="float">
            <text:p>0.322155</text:p>
          </table:table-cell>
          <table:table-cell office:value-type="float" office:value="0.336057" calcext:value-type="float">
            <text:p>0.336057</text:p>
          </table:table-cell>
          <table:table-cell office:value-type="float" office:value="0.338649" calcext:value-type="float">
            <text:p>0.338649</text:p>
          </table:table-cell>
          <table:table-cell office:value-type="float" office:value="0.404296" calcext:value-type="float">
            <text:p>0.404296</text:p>
          </table:table-cell>
          <table:table-cell office:value-type="float" office:value="0.364574" calcext:value-type="float">
            <text:p>0.364574</text:p>
          </table:table-cell>
          <table:table-cell office:value-type="float" office:value="0.352257" calcext:value-type="float">
            <text:p>0.352257</text:p>
          </table:table-cell>
          <table:table-cell office:value-type="float" office:value="0.241159" calcext:value-type="float">
            <text:p>0.241159</text:p>
          </table:table-cell>
        </table:table-row>
        <table:table-row table:style-name="ro1">
          <table:table-cell office:value-type="float" office:value="0.452557" calcext:value-type="float">
            <text:p>0.452557</text:p>
          </table:table-cell>
          <table:table-cell office:value-type="float" office:value="0.424654" calcext:value-type="float">
            <text:p>0.424654</text:p>
          </table:table-cell>
          <table:table-cell office:value-type="float" office:value="0.388275" calcext:value-type="float">
            <text:p>0.388275</text:p>
          </table:table-cell>
          <table:table-cell office:value-type="float" office:value="0.383452" calcext:value-type="float">
            <text:p>0.383452</text:p>
          </table:table-cell>
          <table:table-cell office:value-type="float" office:value="0.352679" calcext:value-type="float">
            <text:p>0.352679</text:p>
          </table:table-cell>
          <table:table-cell office:value-type="float" office:value="0.332166" calcext:value-type="float">
            <text:p>0.332166</text:p>
          </table:table-cell>
          <table:table-cell office:value-type="float" office:value="0.332016" calcext:value-type="float">
            <text:p>0.332016</text:p>
          </table:table-cell>
          <table:table-cell office:value-type="float" office:value="0.256461" calcext:value-type="float">
            <text:p>0.256461</text:p>
          </table:table-cell>
          <table:table-cell office:value-type="float" office:value="0.254308" calcext:value-type="float">
            <text:p>0.254308</text:p>
          </table:table-cell>
        </table:table-row>
        <table:table-row table:style-name="ro1">
          <table:table-cell office:value-type="float" office:value="0.534629" calcext:value-type="float">
            <text:p>0.534629</text:p>
          </table:table-cell>
          <table:table-cell office:value-type="float" office:value="0.413585" calcext:value-type="float">
            <text:p>0.413585</text:p>
          </table:table-cell>
          <table:table-cell office:value-type="float" office:value="0.386242" calcext:value-type="float">
            <text:p>0.386242</text:p>
          </table:table-cell>
          <table:table-cell office:value-type="float" office:value="0.402288" calcext:value-type="float">
            <text:p>0.402288</text:p>
          </table:table-cell>
          <table:table-cell office:value-type="float" office:value="0.367777" calcext:value-type="float">
            <text:p>0.367777</text:p>
          </table:table-cell>
          <table:table-cell office:value-type="float" office:value="0.419644" calcext:value-type="float">
            <text:p>0.419644</text:p>
          </table:table-cell>
          <table:table-cell office:value-type="float" office:value="0.327372" calcext:value-type="float">
            <text:p>0.327372</text:p>
          </table:table-cell>
          <table:table-cell office:value-type="float" office:value="0.352992" calcext:value-type="float">
            <text:p>0.352992</text:p>
          </table:table-cell>
          <table:table-cell office:value-type="float" office:value="0.268178" calcext:value-type="float">
            <text:p>0.268178</text:p>
          </table:table-cell>
        </table:table-row>
        <table:table-row table:style-name="ro1">
          <table:table-cell office:value-type="float" office:value="0.00223895" calcext:value-type="float">
            <text:p>0.00223895</text:p>
          </table:table-cell>
          <table:table-cell office:value-type="float" office:value="0.00248082" calcext:value-type="float">
            <text:p>0.00248082</text:p>
          </table:table-cell>
          <table:table-cell office:value-type="float" office:value="0.00296986" calcext:value-type="float">
            <text:p>0.00296986</text:p>
          </table:table-cell>
          <table:table-cell office:value-type="float" office:value="0.000916489" calcext:value-type="float">
            <text:p>0.000916489</text:p>
          </table:table-cell>
          <table:table-cell office:value-type="float" office:value="0.0018167" calcext:value-type="float">
            <text:p>0.0018167</text:p>
          </table:table-cell>
          <table:table-cell office:value-type="float" office:value="0.00224926" calcext:value-type="float">
            <text:p>0.00224926</text:p>
          </table:table-cell>
          <table:table-cell office:value-type="float" office:value="0.00115182" calcext:value-type="float">
            <text:p>0.00115182</text:p>
          </table:table-cell>
          <table:table-cell office:value-type="float" office:value="0.00106904" calcext:value-type="float">
            <text:p>0.00106904</text:p>
          </table:table-cell>
          <table:table-cell office:value-type="float" office:value="0.000966221" calcext:value-type="float">
            <text:p>0.000966221</text:p>
          </table:table-cell>
        </table:table-row>
        <table:table-row table:style-name="ro1">
          <table:table-cell office:value-type="float" office:value="0.604659" calcext:value-type="float">
            <text:p>0.604659</text:p>
          </table:table-cell>
          <table:table-cell office:value-type="float" office:value="0.40006" calcext:value-type="float">
            <text:p>0.40006</text:p>
          </table:table-cell>
          <table:table-cell office:value-type="float" office:value="0.49508" calcext:value-type="float">
            <text:p>0.49508</text:p>
          </table:table-cell>
          <table:table-cell office:value-type="float" office:value="0.474973" calcext:value-type="float">
            <text:p>0.474973</text:p>
          </table:table-cell>
          <table:table-cell office:value-type="float" office:value="0.401228" calcext:value-type="float">
            <text:p>0.401228</text:p>
          </table:table-cell>
          <table:table-cell office:value-type="float" office:value="0.425948" calcext:value-type="float">
            <text:p>0.425948</text:p>
          </table:table-cell>
          <table:table-cell office:value-type="float" office:value="0.420647" calcext:value-type="float">
            <text:p>0.420647</text:p>
          </table:table-cell>
          <table:table-cell office:value-type="float" office:value="0.404248" calcext:value-type="float">
            <text:p>0.404248</text:p>
          </table:table-cell>
          <table:table-cell office:value-type="float" office:value="0.394122" calcext:value-type="float">
            <text:p>0.394122</text:p>
          </table:table-cell>
        </table:table-row>
        <table:table-row table:style-name="ro1">
          <table:table-cell office:value-type="float" office:value="0.628061" calcext:value-type="float">
            <text:p>0.628061</text:p>
          </table:table-cell>
          <table:table-cell office:value-type="float" office:value="0.434145" calcext:value-type="float">
            <text:p>0.434145</text:p>
          </table:table-cell>
          <table:table-cell office:value-type="float" office:value="0.484315" calcext:value-type="float">
            <text:p>0.484315</text:p>
          </table:table-cell>
          <table:table-cell office:value-type="float" office:value="0.369227" calcext:value-type="float">
            <text:p>0.369227</text:p>
          </table:table-cell>
          <table:table-cell office:value-type="float" office:value="0.452951" calcext:value-type="float">
            <text:p>0.452951</text:p>
          </table:table-cell>
          <table:table-cell office:value-type="float" office:value="0.430822" calcext:value-type="float">
            <text:p>0.430822</text:p>
          </table:table-cell>
          <table:table-cell office:value-type="float" office:value="0.393715" calcext:value-type="float">
            <text:p>0.393715</text:p>
          </table:table-cell>
          <table:table-cell office:value-type="float" office:value="0.426086" calcext:value-type="float">
            <text:p>0.426086</text:p>
          </table:table-cell>
          <table:table-cell office:value-type="float" office:value="0.47465" calcext:value-type="float">
            <text:p>0.47465</text:p>
          </table:table-cell>
        </table:table-row>
        <table:table-row table:style-name="ro1">
          <table:table-cell office:value-type="float" office:value="0.504564" calcext:value-type="float">
            <text:p>0.504564</text:p>
          </table:table-cell>
          <table:table-cell office:value-type="float" office:value="0.406226" calcext:value-type="float">
            <text:p>0.406226</text:p>
          </table:table-cell>
          <table:table-cell office:value-type="float" office:value="0.37222" calcext:value-type="float">
            <text:p>0.37222</text:p>
          </table:table-cell>
          <table:table-cell office:value-type="float" office:value="0.411458" calcext:value-type="float">
            <text:p>0.411458</text:p>
          </table:table-cell>
          <table:table-cell office:value-type="float" office:value="0.406508" calcext:value-type="float">
            <text:p>0.406508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378111" calcext:value-type="float">
            <text:p>0.378111</text:p>
          </table:table-cell>
          <table:table-cell office:value-type="float" office:value="0.352403" calcext:value-type="float">
            <text:p>0.352403</text:p>
          </table:table-cell>
          <table:table-cell office:value-type="float" office:value="0.25768" calcext:value-type="float">
            <text:p>0.25768</text:p>
          </table:table-cell>
        </table:table-row>
        <table:table-row table:style-name="ro1">
          <table:table-cell office:value-type="float" office:value="0.445312" calcext:value-type="float">
            <text:p>0.445312</text:p>
          </table:table-cell>
          <table:table-cell office:value-type="float" office:value="0.412426" calcext:value-type="float">
            <text:p>0.412426</text:p>
          </table:table-cell>
          <table:table-cell office:value-type="float" office:value="0.328735" calcext:value-type="float">
            <text:p>0.328735</text:p>
          </table:table-cell>
          <table:table-cell office:value-type="float" office:value="0.415634" calcext:value-type="float">
            <text:p>0.415634</text:p>
          </table:table-cell>
          <table:table-cell office:value-type="float" office:value="0.379525" calcext:value-type="float">
            <text:p>0.379525</text:p>
          </table:table-cell>
          <table:table-cell office:value-type="float" office:value="0.381395" calcext:value-type="float">
            <text:p>0.381395</text:p>
          </table:table-cell>
          <table:table-cell office:value-type="float" office:value="0.330011" calcext:value-type="float">
            <text:p>0.330011</text:p>
          </table:table-cell>
          <table:table-cell office:value-type="float" office:value="0.276705" calcext:value-type="float">
            <text:p>0.276705</text:p>
          </table:table-cell>
          <table:table-cell office:value-type="float" office:value="0.233816" calcext:value-type="float">
            <text:p>0.233816</text:p>
          </table:table-cell>
        </table:table-row>
        <table:table-row table:style-name="ro1">
          <table:table-cell office:value-type="float" office:value="0.742759" calcext:value-type="float">
            <text:p>0.742759</text:p>
          </table:table-cell>
          <table:table-cell office:value-type="float" office:value="0.642234" calcext:value-type="float">
            <text:p>0.642234</text:p>
          </table:table-cell>
          <table:table-cell office:value-type="float" office:value="0.683935" calcext:value-type="float">
            <text:p>0.683935</text:p>
          </table:table-cell>
          <table:table-cell office:value-type="float" office:value="0.644473" calcext:value-type="float">
            <text:p>0.644473</text:p>
          </table:table-cell>
          <table:table-cell office:value-type="float" office:value="0.503158" calcext:value-type="float">
            <text:p>0.503158</text:p>
          </table:table-cell>
          <table:table-cell office:value-type="float" office:value="0.574121" calcext:value-type="float">
            <text:p>0.574121</text:p>
          </table:table-cell>
          <table:table-cell office:value-type="float" office:value="0.55" calcext:value-type="float">
            <text:p>0.55</text:p>
          </table:table-cell>
          <table:table-cell office:value-type="float" office:value="0.451779" calcext:value-type="float">
            <text:p>0.451779</text:p>
          </table:table-cell>
          <table:table-cell office:value-type="float" office:value="0.477352" calcext:value-type="float">
            <text:p>0.477352</text:p>
          </table:table-cell>
        </table:table-row>
        <table:table-row table:style-name="ro1">
          <table:table-cell office:value-type="float" office:value="0.541954" calcext:value-type="float">
            <text:p>0.541954</text:p>
          </table:table-cell>
          <table:table-cell office:value-type="float" office:value="0.391854" calcext:value-type="float">
            <text:p>0.391854</text:p>
          </table:table-cell>
          <table:table-cell office:value-type="float" office:value="0.351931" calcext:value-type="float">
            <text:p>0.351931</text:p>
          </table:table-cell>
          <table:table-cell office:value-type="float" office:value="0.413518" calcext:value-type="float">
            <text:p>0.413518</text:p>
          </table:table-cell>
          <table:table-cell office:value-type="float" office:value="0.412523" calcext:value-type="float">
            <text:p>0.412523</text:p>
          </table:table-cell>
          <table:table-cell office:value-type="float" office:value="0.375408" calcext:value-type="float">
            <text:p>0.375408</text:p>
          </table:table-cell>
          <table:table-cell office:value-type="float" office:value="0.376595" calcext:value-type="float">
            <text:p>0.376595</text:p>
          </table:table-cell>
          <table:table-cell office:value-type="float" office:value="0.241092" calcext:value-type="float">
            <text:p>0.241092</text:p>
          </table:table-cell>
          <table:table-cell office:value-type="float" office:value="0.20688" calcext:value-type="float">
            <text:p>0.20688</text:p>
          </table:table-cell>
        </table:table-row>
        <table:table-row table:style-name="ro1">
          <table:table-cell office:value-type="float" office:value="0.160204" calcext:value-type="float">
            <text:p>0.160204</text:p>
          </table:table-cell>
          <table:table-cell office:value-type="float" office:value="0.0634055" calcext:value-type="float">
            <text:p>0.0634055</text:p>
          </table:table-cell>
          <table:table-cell office:value-type="float" office:value="0.107493" calcext:value-type="float">
            <text:p>0.107493</text:p>
          </table:table-cell>
          <table:table-cell office:value-type="float" office:value="0.12977" calcext:value-type="float">
            <text:p>0.12977</text:p>
          </table:table-cell>
          <table:table-cell office:value-type="float" office:value="0.0899673" calcext:value-type="float">
            <text:p>0.0899673</text:p>
          </table:table-cell>
          <table:table-cell office:value-type="float" office:value="0.108815" calcext:value-type="float">
            <text:p>0.108815</text:p>
          </table:table-cell>
          <table:table-cell office:value-type="float" office:value="0.0970776" calcext:value-type="float">
            <text:p>0.0970776</text:p>
          </table:table-cell>
          <table:table-cell office:value-type="float" office:value="0.168044" calcext:value-type="float">
            <text:p>0.168044</text:p>
          </table:table-cell>
          <table:table-cell office:value-type="float" office:value="0.177361" calcext:value-type="float">
            <text:p>0.177361</text:p>
          </table:table-cell>
        </table:table-row>
        <table:table-row table:style-name="ro1">
          <table:table-cell office:value-type="float" office:value="0.494158" calcext:value-type="float">
            <text:p>0.494158</text:p>
          </table:table-cell>
          <table:table-cell office:value-type="float" office:value="0.394541" calcext:value-type="float">
            <text:p>0.394541</text:p>
          </table:table-cell>
          <table:table-cell office:value-type="float" office:value="0.448435" calcext:value-type="float">
            <text:p>0.448435</text:p>
          </table:table-cell>
          <table:table-cell office:value-type="float" office:value="0.437734" calcext:value-type="float">
            <text:p>0.437734</text:p>
          </table:table-cell>
          <table:table-cell office:value-type="float" office:value="0.391949" calcext:value-type="float">
            <text:p>0.391949</text:p>
          </table:table-cell>
          <table:table-cell office:value-type="float" office:value="0.334588" calcext:value-type="float">
            <text:p>0.334588</text:p>
          </table:table-cell>
          <table:table-cell office:value-type="float" office:value="0.309988" calcext:value-type="float">
            <text:p>0.309988</text:p>
          </table:table-cell>
          <table:table-cell office:value-type="float" office:value="0.344751" calcext:value-type="float">
            <text:p>0.344751</text:p>
          </table:table-cell>
          <table:table-cell office:value-type="float" office:value="0.333388" calcext:value-type="float">
            <text:p>0.333388</text:p>
          </table:table-cell>
        </table:table-row>
        <table:table-row table:style-name="ro1">
          <table:table-cell office:value-type="float" office:value="0.00678365" calcext:value-type="float">
            <text:p>0.00678365</text:p>
          </table:table-cell>
          <table:table-cell office:value-type="float" office:value="0.00324879" calcext:value-type="float">
            <text:p>0.00324879</text:p>
          </table:table-cell>
          <table:table-cell office:value-type="float" office:value="0.00367185" calcext:value-type="float">
            <text:p>0.00367185</text:p>
          </table:table-cell>
          <table:table-cell office:value-type="float" office:value="0.0017626" calcext:value-type="float">
            <text:p>0.0017626</text:p>
          </table:table-cell>
          <table:table-cell office:value-type="float" office:value="0.00368758" calcext:value-type="float">
            <text:p>0.00368758</text:p>
          </table:table-cell>
          <table:table-cell office:value-type="float" office:value="0.00394646" calcext:value-type="float">
            <text:p>0.00394646</text:p>
          </table:table-cell>
          <table:table-cell office:value-type="float" office:value="0.00370556" calcext:value-type="float">
            <text:p>0.00370556</text:p>
          </table:table-cell>
          <table:table-cell office:value-type="float" office:value="0.00353091" calcext:value-type="float">
            <text:p>0.00353091</text:p>
          </table:table-cell>
          <table:table-cell office:value-type="float" office:value="0.00548442" calcext:value-type="float">
            <text:p>0.00548442</text:p>
          </table:table-cell>
        </table:table-row>
        <table:table-row table:style-name="ro1">
          <table:table-cell office:value-type="float" office:value="0.0112028" calcext:value-type="float">
            <text:p>0.0112028</text:p>
          </table:table-cell>
          <table:table-cell office:value-type="float" office:value="0.0116503" calcext:value-type="float">
            <text:p>0.0116503</text:p>
          </table:table-cell>
          <table:table-cell office:value-type="float" office:value="0.0112276" calcext:value-type="float">
            <text:p>0.0112276</text:p>
          </table:table-cell>
          <table:table-cell office:value-type="float" office:value="0.00798647" calcext:value-type="float">
            <text:p>0.00798647</text:p>
          </table:table-cell>
          <table:table-cell office:value-type="float" office:value="0.00575493" calcext:value-type="float">
            <text:p>0.00575493</text:p>
          </table:table-cell>
          <table:table-cell office:value-type="float" office:value="0.00989074" calcext:value-type="float">
            <text:p>0.00989074</text:p>
          </table:table-cell>
          <table:table-cell office:value-type="float" office:value="0.00584736" calcext:value-type="float">
            <text:p>0.00584736</text:p>
          </table:table-cell>
          <table:table-cell office:value-type="float" office:value="0.00911485" calcext:value-type="float">
            <text:p>0.00911485</text:p>
          </table:table-cell>
          <table:table-cell office:value-type="float" office:value="0.00436256" calcext:value-type="float">
            <text:p>0.00436256</text:p>
          </table:table-cell>
        </table:table-row>
        <table:table-row table:style-name="ro1">
          <table:table-cell office:value-type="float" office:value="0.125522" calcext:value-type="float">
            <text:p>0.125522</text:p>
          </table:table-cell>
          <table:table-cell office:value-type="float" office:value="0.0775005" calcext:value-type="float">
            <text:p>0.0775005</text:p>
          </table:table-cell>
          <table:table-cell office:value-type="float" office:value="0.0843927" calcext:value-type="float">
            <text:p>0.0843927</text:p>
          </table:table-cell>
          <table:table-cell office:value-type="float" office:value="0.0808018" calcext:value-type="float">
            <text:p>0.0808018</text:p>
          </table:table-cell>
          <table:table-cell office:value-type="float" office:value="0.0385416" calcext:value-type="float">
            <text:p>0.0385416</text:p>
          </table:table-cell>
          <table:table-cell office:value-type="float" office:value="0.055855" calcext:value-type="float">
            <text:p>0.055855</text:p>
          </table:table-cell>
          <table:table-cell office:value-type="float" office:value="0.0788865" calcext:value-type="float">
            <text:p>0.0788865</text:p>
          </table:table-cell>
          <table:table-cell office:value-type="float" office:value="0.104996" calcext:value-type="float">
            <text:p>0.104996</text:p>
          </table:table-cell>
          <table:table-cell office:value-type="float" office:value="0.0803382" calcext:value-type="float">
            <text:p>0.0803382</text:p>
          </table:table-cell>
        </table:table-row>
        <table:table-row table:style-name="ro1">
          <table:table-cell office:value-type="float" office:value="0.789261" calcext:value-type="float">
            <text:p>0.789261</text:p>
          </table:table-cell>
          <table:table-cell office:value-type="float" office:value="0.559362" calcext:value-type="float">
            <text:p>0.559362</text:p>
          </table:table-cell>
          <table:table-cell office:value-type="float" office:value="0.733393" calcext:value-type="float">
            <text:p>0.733393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45912" calcext:value-type="float">
            <text:p>0.545912</text:p>
          </table:table-cell>
          <table:table-cell office:value-type="float" office:value="0.557386" calcext:value-type="float">
            <text:p>0.557386</text:p>
          </table:table-cell>
          <table:table-cell office:value-type="float" office:value="0.548879" calcext:value-type="float">
            <text:p>0.548879</text:p>
          </table:table-cell>
          <table:table-cell office:value-type="float" office:value="0.662067" calcext:value-type="float">
            <text:p>0.662067</text:p>
          </table:table-cell>
          <table:table-cell office:value-type="float" office:value="0.621927" calcext:value-type="float">
            <text:p>0.621927</text:p>
          </table:table-cell>
        </table:table-row>
        <table:table-row table:style-name="ro1">
          <table:table-cell office:value-type="float" office:value="0.00565795" calcext:value-type="float">
            <text:p>0.00565795</text:p>
          </table:table-cell>
          <table:table-cell office:value-type="float" office:value="0.00713003" calcext:value-type="float">
            <text:p>0.00713003</text:p>
          </table:table-cell>
          <table:table-cell office:value-type="float" office:value="0.00586286" calcext:value-type="float">
            <text:p>0.00586286</text:p>
          </table:table-cell>
          <table:table-cell office:value-type="float" office:value="0.00621882" calcext:value-type="float">
            <text:p>0.00621882</text:p>
          </table:table-cell>
          <table:table-cell office:value-type="float" office:value="0.00339523" calcext:value-type="float">
            <text:p>0.00339523</text:p>
          </table:table-cell>
          <table:table-cell office:value-type="float" office:value="0.00341737" calcext:value-type="float">
            <text:p>0.00341737</text:p>
          </table:table-cell>
          <table:table-cell office:value-type="float" office:value="0.00537501" calcext:value-type="float">
            <text:p>0.00537501</text:p>
          </table:table-cell>
          <table:table-cell office:value-type="float" office:value="0.00226642" calcext:value-type="float">
            <text:p>0.00226642</text:p>
          </table:table-cell>
          <table:table-cell office:value-type="float" office:value="0.00271893" calcext:value-type="float">
            <text:p>0.00271893</text:p>
          </table:table-cell>
        </table:table-row>
        <table:table-row table:style-name="ro1">
          <table:table-cell office:value-type="float" office:value="0.736698" calcext:value-type="float">
            <text:p>0.736698</text:p>
          </table:table-cell>
          <table:table-cell office:value-type="float" office:value="0.569448" calcext:value-type="float">
            <text:p>0.569448</text:p>
          </table:table-cell>
          <table:table-cell office:value-type="float" office:value="0.564379" calcext:value-type="float">
            <text:p>0.564379</text:p>
          </table:table-cell>
          <table:table-cell office:value-type="float" office:value="0.569612" calcext:value-type="float">
            <text:p>0.569612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0.547018" calcext:value-type="float">
            <text:p>0.547018</text:p>
          </table:table-cell>
          <table:table-cell office:value-type="float" office:value="0.613193" calcext:value-type="float">
            <text:p>0.613193</text:p>
          </table:table-cell>
          <table:table-cell office:value-type="float" office:value="0.446332" calcext:value-type="float">
            <text:p>0.446332</text:p>
          </table:table-cell>
          <table:table-cell office:value-type="float" office:value="0.420244" calcext:value-type="float">
            <text:p>0.420244</text:p>
          </table:table-cell>
        </table:table-row>
        <table:table-row table:style-name="ro1">
          <table:table-cell office:value-type="float" office:value="0.0199629" calcext:value-type="float">
            <text:p>0.0199629</text:p>
          </table:table-cell>
          <table:table-cell office:value-type="float" office:value="0.0173717" calcext:value-type="float">
            <text:p>0.0173717</text:p>
          </table:table-cell>
          <table:table-cell office:value-type="float" office:value="0.0157824" calcext:value-type="float">
            <text:p>0.0157824</text:p>
          </table:table-cell>
          <table:table-cell office:value-type="float" office:value="0.0358701" calcext:value-type="float">
            <text:p>0.0358701</text:p>
          </table:table-cell>
          <table:table-cell office:value-type="float" office:value="0.0194335" calcext:value-type="float">
            <text:p>0.0194335</text:p>
          </table:table-cell>
          <table:table-cell office:value-type="float" office:value="0.0203426" calcext:value-type="float">
            <text:p>0.0203426</text:p>
          </table:table-cell>
          <table:table-cell office:value-type="float" office:value="0.0224906" calcext:value-type="float">
            <text:p>0.0224906</text:p>
          </table:table-cell>
          <table:table-cell office:value-type="float" office:value="0.0227415" calcext:value-type="float">
            <text:p>0.0227415</text:p>
          </table:table-cell>
          <table:table-cell office:value-type="float" office:value="0.0257594" calcext:value-type="float">
            <text:p>0.0257594</text:p>
          </table:table-cell>
        </table:table-row>
        <table:table-row table:style-name="ro1">
          <table:table-cell office:value-type="float" office:value="0.674316" calcext:value-type="float">
            <text:p>0.674316</text:p>
          </table:table-cell>
          <table:table-cell office:value-type="float" office:value="0.558221" calcext:value-type="float">
            <text:p>0.558221</text:p>
          </table:table-cell>
          <table:table-cell office:value-type="float" office:value="0.530064" calcext:value-type="float">
            <text:p>0.530064</text:p>
          </table:table-cell>
          <table:table-cell office:value-type="float" office:value="0.52532" calcext:value-type="float">
            <text:p>0.52532</text:p>
          </table:table-cell>
          <table:table-cell office:value-type="float" office:value="0.46634" calcext:value-type="float">
            <text:p>0.46634</text:p>
          </table:table-cell>
          <table:table-cell office:value-type="float" office:value="0.538925" calcext:value-type="float">
            <text:p>0.538925</text:p>
          </table:table-cell>
          <table:table-cell office:value-type="float" office:value="0.503435" calcext:value-type="float">
            <text:p>0.503435</text:p>
          </table:table-cell>
          <table:table-cell office:value-type="float" office:value="0.425608" calcext:value-type="float">
            <text:p>0.425608</text:p>
          </table:table-cell>
          <table:table-cell office:value-type="float" office:value="0.391142" calcext:value-type="float">
            <text:p>0.391142</text:p>
          </table:table-cell>
        </table:table-row>
        <table:table-row table:style-name="ro1">
          <table:table-cell office:value-type="float" office:value="0.815844" calcext:value-type="float">
            <text:p>0.815844</text:p>
          </table:table-cell>
          <table:table-cell office:value-type="float" office:value="0.751608" calcext:value-type="float">
            <text:p>0.751608</text:p>
          </table:table-cell>
          <table:table-cell office:value-type="float" office:value="0.687424" calcext:value-type="float">
            <text:p>0.687424</text:p>
          </table:table-cell>
          <table:table-cell office:value-type="float" office:value="0.733526" calcext:value-type="float">
            <text:p>0.733526</text:p>
          </table:table-cell>
          <table:table-cell office:value-type="float" office:value="0.579358" calcext:value-type="float">
            <text:p>0.579358</text:p>
          </table:table-cell>
          <table:table-cell office:value-type="float" office:value="0.728534" calcext:value-type="float">
            <text:p>0.728534</text:p>
          </table:table-cell>
          <table:table-cell office:value-type="float" office:value="0.696189" calcext:value-type="float">
            <text:p>0.696189</text:p>
          </table:table-cell>
          <table:table-cell office:value-type="float" office:value="0.563555" calcext:value-type="float">
            <text:p>0.563555</text:p>
          </table:table-cell>
          <table:table-cell office:value-type="float" office:value="0.401366" calcext:value-type="float">
            <text:p>0.401366</text:p>
          </table:table-cell>
        </table:table-row>
        <table:table-row table:style-name="ro1">
          <table:table-cell office:value-type="float" office:value="0.195636" calcext:value-type="float">
            <text:p>0.195636</text:p>
          </table:table-cell>
          <table:table-cell office:value-type="float" office:value="0.0138259" calcext:value-type="float">
            <text:p>0.0138259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57005" calcext:value-type="float">
            <text:p>0.057005</text:p>
          </table:table-cell>
          <table:table-cell office:value-type="float" office:value="0.00419567" calcext:value-type="float">
            <text:p>0.00419567</text:p>
          </table:table-cell>
          <table:table-cell office:value-type="float" office:value="0.0204319" calcext:value-type="float">
            <text:p>0.0204319</text:p>
          </table:table-cell>
          <table:table-cell office:value-type="float" office:value="0.00486303" calcext:value-type="float">
            <text:p>0.00486303</text:p>
          </table:table-cell>
          <table:table-cell office:value-type="float" office:value="0.0092825" calcext:value-type="float">
            <text:p>0.0092825</text:p>
          </table:table-cell>
          <table:table-cell office:value-type="float" office:value="0.0533413" calcext:value-type="float">
            <text:p>0.0533413</text:p>
          </table:table-cell>
        </table:table-row>
        <table:table-row table:style-name="ro1">
          <table:table-cell office:value-type="float" office:value="0.0289208" calcext:value-type="float">
            <text:p>0.0289208</text:p>
          </table:table-cell>
          <table:table-cell office:value-type="float" office:value="0.0161091" calcext:value-type="float">
            <text:p>0.0161091</text:p>
          </table:table-cell>
          <table:table-cell office:value-type="float" office:value="0.0176425" calcext:value-type="float">
            <text:p>0.0176425</text:p>
          </table:table-cell>
          <table:table-cell office:value-type="float" office:value="0.0114335" calcext:value-type="float">
            <text:p>0.0114335</text:p>
          </table:table-cell>
          <table:table-cell office:value-type="float" office:value="0.0161307" calcext:value-type="float">
            <text:p>0.0161307</text:p>
          </table:table-cell>
          <table:table-cell office:value-type="float" office:value="0.00518969" calcext:value-type="float">
            <text:p>0.00518969</text:p>
          </table:table-cell>
          <table:table-cell office:value-type="float" office:value="0.0182956" calcext:value-type="float">
            <text:p>0.0182956</text:p>
          </table:table-cell>
          <table:table-cell office:value-type="float" office:value="0.0122064" calcext:value-type="float">
            <text:p>0.0122064</text:p>
          </table:table-cell>
          <table:table-cell office:value-type="float" office:value="0.0109687" calcext:value-type="float">
            <text:p>0.0109687</text:p>
          </table:table-cell>
        </table:table-row>
        <table:table-row table:style-name="ro1">
          <table:table-cell office:value-type="float" office:value="1.2437" calcext:value-type="float">
            <text:p>1.2437</text:p>
          </table:table-cell>
          <table:table-cell office:value-type="float" office:value="0.835537" calcext:value-type="float">
            <text:p>0.835537</text:p>
          </table:table-cell>
          <table:table-cell office:value-type="float" office:value="0.99601" calcext:value-type="float">
            <text:p>0.99601</text:p>
          </table:table-cell>
          <table:table-cell office:value-type="float" office:value="0.909131" calcext:value-type="float">
            <text:p>0.909131</text:p>
          </table:table-cell>
          <table:table-cell office:value-type="float" office:value="0.679537" calcext:value-type="float">
            <text:p>0.679537</text:p>
          </table:table-cell>
          <table:table-cell office:value-type="float" office:value="0.754811" calcext:value-type="float">
            <text:p>0.754811</text:p>
          </table:table-cell>
          <table:table-cell office:value-type="float" office:value="0.795873" calcext:value-type="float">
            <text:p>0.795873</text:p>
          </table:table-cell>
          <table:table-cell office:value-type="float" office:value="0.953009" calcext:value-type="float">
            <text:p>0.953009</text:p>
          </table:table-cell>
          <table:table-cell office:value-type="float" office:value="0.773499" calcext:value-type="float">
            <text:p>0.773499</text:p>
          </table:table-cell>
        </table:table-row>
        <table:table-row table:style-name="ro1">
          <table:table-cell office:value-type="float" office:value="0.00201034" calcext:value-type="float">
            <text:p>0.00201034</text:p>
          </table:table-cell>
          <table:table-cell office:value-type="float" office:value="0.00170537" calcext:value-type="float">
            <text:p>0.00170537</text:p>
          </table:table-cell>
          <table:table-cell office:value-type="float" office:value="0.00192597" calcext:value-type="float">
            <text:p>0.00192597</text:p>
          </table:table-cell>
          <table:table-cell office:value-type="float" office:value="0.00191496" calcext:value-type="float">
            <text:p>0.00191496</text:p>
          </table:table-cell>
          <table:table-cell office:value-type="float" office:value="0.00193249" calcext:value-type="float">
            <text:p>0.00193249</text:p>
          </table:table-cell>
          <table:table-cell office:value-type="float" office:value="0.00194613" calcext:value-type="float">
            <text:p>0.00194613</text:p>
          </table:table-cell>
          <table:table-cell office:value-type="float" office:value="0.00142181" calcext:value-type="float">
            <text:p>0.00142181</text:p>
          </table:table-cell>
          <table:table-cell office:value-type="float" office:value="0.00187947" calcext:value-type="float">
            <text:p>0.00187947</text:p>
          </table:table-cell>
          <table:table-cell office:value-type="float" office:value="0.00172555" calcext:value-type="float">
            <text:p>0.00172555</text:p>
          </table:table-cell>
        </table:table-row>
        <table:table-row table:style-name="ro1">
          <table:table-cell office:value-type="float" office:value="0.0236008" calcext:value-type="float">
            <text:p>0.0236008</text:p>
          </table:table-cell>
          <table:table-cell office:value-type="float" office:value="0.0126103" calcext:value-type="float">
            <text:p>0.0126103</text:p>
          </table:table-cell>
          <table:table-cell office:value-type="float" office:value="0.0110778" calcext:value-type="float">
            <text:p>0.0110778</text:p>
          </table:table-cell>
          <table:table-cell office:value-type="float" office:value="0.0128354" calcext:value-type="float">
            <text:p>0.0128354</text:p>
          </table:table-cell>
          <table:table-cell office:value-type="float" office:value="0.0120384" calcext:value-type="float">
            <text:p>0.0120384</text:p>
          </table:table-cell>
          <table:table-cell office:value-type="float" office:value="0.026094" calcext:value-type="float">
            <text:p>0.026094</text:p>
          </table:table-cell>
          <table:table-cell office:value-type="float" office:value="0.0130655" calcext:value-type="float">
            <text:p>0.0130655</text:p>
          </table:table-cell>
          <table:table-cell office:value-type="float" office:value="0.00894954" calcext:value-type="float">
            <text:p>0.00894954</text:p>
          </table:table-cell>
          <table:table-cell office:value-type="float" office:value="0.0166674" calcext:value-type="float">
            <text:p>0.0166674</text:p>
          </table:table-cell>
        </table:table-row>
        <table:table-row table:style-name="ro1">
          <table:table-cell office:value-type="float" office:value="0.96985" calcext:value-type="float">
            <text:p>0.96985</text:p>
          </table:table-cell>
          <table:table-cell office:value-type="float" office:value="0.76583" calcext:value-type="float">
            <text:p>0.76583</text:p>
          </table:table-cell>
          <table:table-cell office:value-type="float" office:value="0.768721" calcext:value-type="float">
            <text:p>0.768721</text:p>
          </table:table-cell>
          <table:table-cell office:value-type="float" office:value="0.704379" calcext:value-type="float">
            <text:p>0.704379</text:p>
          </table:table-cell>
          <table:table-cell office:value-type="float" office:value="0.758734" calcext:value-type="float">
            <text:p>0.758734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718726" calcext:value-type="float">
            <text:p>0.718726</text:p>
          </table:table-cell>
          <table:table-cell office:value-type="float" office:value="0.644355" calcext:value-type="float">
            <text:p>0.644355</text:p>
          </table:table-cell>
          <table:table-cell office:value-type="float" office:value="0.487622" calcext:value-type="float">
            <text:p>0.487622</text:p>
          </table:table-cell>
        </table:table-row>
        <table:table-row table:style-name="ro1">
          <table:table-cell office:value-type="float" office:value="1.89551" calcext:value-type="float">
            <text:p>1.89551</text:p>
          </table:table-cell>
          <table:table-cell office:value-type="float" office:value="1.26438" calcext:value-type="float">
            <text:p>1.26438</text:p>
          </table:table-cell>
          <table:table-cell office:value-type="float" office:value="1.69084" calcext:value-type="float">
            <text:p>1.69084</text:p>
          </table:table-cell>
          <table:table-cell office:value-type="float" office:value="1.29998" calcext:value-type="float">
            <text:p>1.29998</text:p>
          </table:table-cell>
          <table:table-cell office:value-type="float" office:value="1.29989" calcext:value-type="float">
            <text:p>1.29989</text:p>
          </table:table-cell>
          <table:table-cell office:value-type="float" office:value="1.39757" calcext:value-type="float">
            <text:p>1.39757</text:p>
          </table:table-cell>
          <table:table-cell office:value-type="float" office:value="1.51478" calcext:value-type="float">
            <text:p>1.51478</text:p>
          </table:table-cell>
          <table:table-cell office:value-type="float" office:value="1.47369" calcext:value-type="float">
            <text:p>1.47369</text:p>
          </table:table-cell>
          <table:table-cell office:value-type="float" office:value="1.39213" calcext:value-type="float">
            <text:p>1.39213</text:p>
          </table:table-cell>
        </table:table-row>
        <table:table-row table:style-name="ro1">
          <table:table-cell office:value-type="float" office:value="1.29907" calcext:value-type="float">
            <text:p>1.29907</text:p>
          </table:table-cell>
          <table:table-cell office:value-type="float" office:value="0.974252" calcext:value-type="float">
            <text:p>0.974252</text:p>
          </table:table-cell>
          <table:table-cell office:value-type="float" office:value="0.807228" calcext:value-type="float">
            <text:p>0.807228</text:p>
          </table:table-cell>
          <table:table-cell office:value-type="float" office:value="1.01537" calcext:value-type="float">
            <text:p>1.01537</text:p>
          </table:table-cell>
          <table:table-cell office:value-type="float" office:value="0.818198" calcext:value-type="float">
            <text:p>0.818198</text:p>
          </table:table-cell>
          <table:table-cell office:value-type="float" office:value="0.852201" calcext:value-type="float">
            <text:p>0.852201</text:p>
          </table:table-cell>
          <table:table-cell office:value-type="float" office:value="0.716526" calcext:value-type="float">
            <text:p>0.716526</text:p>
          </table:table-cell>
          <table:table-cell office:value-type="float" office:value="0.791261" calcext:value-type="float">
            <text:p>0.791261</text:p>
          </table:table-cell>
          <table:table-cell office:value-type="float" office:value="0.645478" calcext:value-type="float">
            <text:p>0.645478</text:p>
          </table:table-cell>
        </table:table-row>
        <table:table-row table:style-name="ro1">
          <table:table-cell office:value-type="float" office:value="1.05185" calcext:value-type="float">
            <text:p>1.05185</text:p>
          </table:table-cell>
          <table:table-cell office:value-type="float" office:value="0.975368" calcext:value-type="float">
            <text:p>0.975368</text:p>
          </table:table-cell>
          <table:table-cell office:value-type="float" office:value="0.889937" calcext:value-type="float">
            <text:p>0.889937</text:p>
          </table:table-cell>
          <table:table-cell office:value-type="float" office:value="0.910766" calcext:value-type="float">
            <text:p>0.910766</text:p>
          </table:table-cell>
          <table:table-cell office:value-type="float" office:value="0.671802" calcext:value-type="float">
            <text:p>0.671802</text:p>
          </table:table-cell>
          <table:table-cell office:value-type="float" office:value="0.835929" calcext:value-type="float">
            <text:p>0.835929</text:p>
          </table:table-cell>
          <table:table-cell office:value-type="float" office:value="0.731518" calcext:value-type="float">
            <text:p>0.731518</text:p>
          </table:table-cell>
          <table:table-cell office:value-type="float" office:value="0.629608" calcext:value-type="float">
            <text:p>0.629608</text:p>
          </table:table-cell>
          <table:table-cell office:value-type="float" office:value="0.468987" calcext:value-type="float">
            <text:p>0.468987</text:p>
          </table:table-cell>
        </table:table-row>
        <table:table-row table:style-name="ro1">
          <table:table-cell office:value-type="float" office:value="1.69004" calcext:value-type="float">
            <text:p>1.69004</text:p>
          </table:table-cell>
          <table:table-cell office:value-type="float" office:value="1.08301" calcext:value-type="float">
            <text:p>1.08301</text:p>
          </table:table-cell>
          <table:table-cell office:value-type="float" office:value="1.11816" calcext:value-type="float">
            <text:p>1.11816</text:p>
          </table:table-cell>
          <table:table-cell office:value-type="float" office:value="1.21643" calcext:value-type="float">
            <text:p>1.21643</text:p>
          </table:table-cell>
          <table:table-cell office:value-type="float" office:value="1.2015" calcext:value-type="float">
            <text:p>1.2015</text:p>
          </table:table-cell>
          <table:table-cell office:value-type="float" office:value="1.02304" calcext:value-type="float">
            <text:p>1.02304</text:p>
          </table:table-cell>
          <table:table-cell office:value-type="float" office:value="1.13887" calcext:value-type="float">
            <text:p>1.13887</text:p>
          </table:table-cell>
          <table:table-cell office:value-type="float" office:value="1.16559" calcext:value-type="float">
            <text:p>1.16559</text:p>
          </table:table-cell>
          <table:table-cell office:value-type="float" office:value="1.24681" calcext:value-type="float">
            <text:p>1.24681</text:p>
          </table:table-cell>
        </table:table-row>
        <table:table-row table:style-name="ro1">
          <table:table-cell office:value-type="float" office:value="1.79253" calcext:value-type="float">
            <text:p>1.79253</text:p>
          </table:table-cell>
          <table:table-cell office:value-type="float" office:value="1.23201" calcext:value-type="float">
            <text:p>1.23201</text:p>
          </table:table-cell>
          <table:table-cell office:value-type="float" office:value="1.24375" calcext:value-type="float">
            <text:p>1.24375</text:p>
          </table:table-cell>
          <table:table-cell office:value-type="float" office:value="1.30149" calcext:value-type="float">
            <text:p>1.30149</text:p>
          </table:table-cell>
          <table:table-cell office:value-type="float" office:value="1.20516" calcext:value-type="float">
            <text:p>1.20516</text:p>
          </table:table-cell>
          <table:table-cell office:value-type="float" office:value="1.32736" calcext:value-type="float">
            <text:p>1.32736</text:p>
          </table:table-cell>
          <table:table-cell office:value-type="float" office:value="1.27999" calcext:value-type="float">
            <text:p>1.27999</text:p>
          </table:table-cell>
          <table:table-cell office:value-type="float" office:value="1.58848" calcext:value-type="float">
            <text:p>1.58848</text:p>
          </table:table-cell>
          <table:table-cell office:value-type="float" office:value="1.49817" calcext:value-type="float">
            <text:p>1.49817</text:p>
          </table:table-cell>
        </table:table-row>
        <table:table-row table:style-name="ro1">
          <table:table-cell office:value-type="float" office:value="0.24178" calcext:value-type="float">
            <text:p>0.24178</text:p>
          </table:table-cell>
          <table:table-cell office:value-type="float" office:value="0.042592" calcext:value-type="float">
            <text:p>0.042592</text:p>
          </table:table-cell>
          <table:table-cell office:value-type="float" office:value="0.108458" calcext:value-type="float">
            <text:p>0.108458</text:p>
          </table:table-cell>
          <table:table-cell office:value-type="float" office:value="0.0802561" calcext:value-type="float">
            <text:p>0.0802561</text:p>
          </table:table-cell>
          <table:table-cell office:value-type="float" office:value="0.103339" calcext:value-type="float">
            <text:p>0.103339</text:p>
          </table:table-cell>
          <table:table-cell office:value-type="float" office:value="0.0763335" calcext:value-type="float">
            <text:p>0.0763335</text:p>
          </table:table-cell>
          <table:table-cell office:value-type="float" office:value="0.0282612" calcext:value-type="float">
            <text:p>0.0282612</text:p>
          </table:table-cell>
          <table:table-cell office:value-type="float" office:value="0.0488904" calcext:value-type="float">
            <text:p>0.0488904</text:p>
          </table:table-cell>
          <table:table-cell office:value-type="float" office:value="0.0208793" calcext:value-type="float">
            <text:p>0.0208793</text:p>
          </table:table-cell>
        </table:table-row>
        <table:table-row table:style-name="ro1">
          <table:table-cell office:value-type="float" office:value="1.38209" calcext:value-type="float">
            <text:p>1.38209</text:p>
          </table:table-cell>
          <table:table-cell office:value-type="float" office:value="1.04947" calcext:value-type="float">
            <text:p>1.04947</text:p>
          </table:table-cell>
          <table:table-cell office:value-type="float" office:value="1.08912" calcext:value-type="float">
            <text:p>1.08912</text:p>
          </table:table-cell>
          <table:table-cell office:value-type="float" office:value="1.09186" calcext:value-type="float">
            <text:p>1.09186</text:p>
          </table:table-cell>
          <table:table-cell office:value-type="float" office:value="0.931914" calcext:value-type="float">
            <text:p>0.931914</text:p>
          </table:table-cell>
          <table:table-cell office:value-type="float" office:value="0.71876" calcext:value-type="float">
            <text:p>0.71876</text:p>
          </table:table-cell>
          <table:table-cell office:value-type="float" office:value="0.840267" calcext:value-type="float">
            <text:p>0.840267</text:p>
          </table:table-cell>
          <table:table-cell office:value-type="float" office:value="0.810364" calcext:value-type="float">
            <text:p>0.810364</text:p>
          </table:table-cell>
          <table:table-cell office:value-type="float" office:value="0.746751" calcext:value-type="float">
            <text:p>0.746751</text:p>
          </table:table-cell>
        </table:table-row>
        <table:table-row table:style-name="ro1">
          <table:table-cell office:value-type="float" office:value="0.0118883" calcext:value-type="float">
            <text:p>0.0118883</text:p>
          </table:table-cell>
          <table:table-cell office:value-type="float" office:value="0.0139483" calcext:value-type="float">
            <text:p>0.0139483</text:p>
          </table:table-cell>
          <table:table-cell office:value-type="float" office:value="0.0164981" calcext:value-type="float">
            <text:p>0.0164981</text:p>
          </table:table-cell>
          <table:table-cell office:value-type="float" office:value="0.0086304" calcext:value-type="float">
            <text:p>0.0086304</text:p>
          </table:table-cell>
          <table:table-cell office:value-type="float" office:value="0.00653177" calcext:value-type="float">
            <text:p>0.00653177</text:p>
          </table:table-cell>
          <table:table-cell office:value-type="float" office:value="0.0106671" calcext:value-type="float">
            <text:p>0.0106671</text:p>
          </table:table-cell>
          <table:table-cell office:value-type="float" office:value="0.0114719" calcext:value-type="float">
            <text:p>0.0114719</text:p>
          </table:table-cell>
          <table:table-cell office:value-type="float" office:value="0.00673295" calcext:value-type="float">
            <text:p>0.00673295</text:p>
          </table:table-cell>
          <table:table-cell office:value-type="float" office:value="0.00222929" calcext:value-type="float">
            <text:p>0.00222929</text:p>
          </table:table-cell>
        </table:table-row>
        <table:table-row table:style-name="ro1">
          <table:table-cell office:value-type="float" office:value="0.0176308" calcext:value-type="float">
            <text:p>0.0176308</text:p>
          </table:table-cell>
          <table:table-cell office:value-type="float" office:value="0.0213043" calcext:value-type="float">
            <text:p>0.0213043</text:p>
          </table:table-cell>
          <table:table-cell office:value-type="float" office:value="0.0230139" calcext:value-type="float">
            <text:p>0.0230139</text:p>
          </table:table-cell>
          <table:table-cell office:value-type="float" office:value="0.0119872" calcext:value-type="float">
            <text:p>0.0119872</text:p>
          </table:table-cell>
          <table:table-cell office:value-type="float" office:value="0.00977295" calcext:value-type="float">
            <text:p>0.00977295</text:p>
          </table:table-cell>
          <table:table-cell office:value-type="float" office:value="0.00627722" calcext:value-type="float">
            <text:p>0.00627722</text:p>
          </table:table-cell>
          <table:table-cell office:value-type="float" office:value="0.00506704" calcext:value-type="float">
            <text:p>0.00506704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0.0038948" calcext:value-type="float">
            <text:p>0.0038948</text:p>
          </table:table-cell>
        </table:table-row>
        <table:table-row table:style-name="ro1">
          <table:table-cell office:value-type="float" office:value="1.95867" calcext:value-type="float">
            <text:p>1.95867</text:p>
          </table:table-cell>
          <table:table-cell office:value-type="float" office:value="1.82899" calcext:value-type="float">
            <text:p>1.82899</text:p>
          </table:table-cell>
          <table:table-cell office:value-type="float" office:value="1.58451" calcext:value-type="float">
            <text:p>1.58451</text:p>
          </table:table-cell>
          <table:table-cell office:value-type="float" office:value="1.55619" calcext:value-type="float">
            <text:p>1.55619</text:p>
          </table:table-cell>
          <table:table-cell office:value-type="float" office:value="1.19536" calcext:value-type="float">
            <text:p>1.19536</text:p>
          </table:table-cell>
          <table:table-cell office:value-type="float" office:value="1.09913" calcext:value-type="float">
            <text:p>1.09913</text:p>
          </table:table-cell>
          <table:table-cell office:value-type="float" office:value="1.40055" calcext:value-type="float">
            <text:p>1.40055</text:p>
          </table:table-cell>
          <table:table-cell office:value-type="float" office:value="1.26295" calcext:value-type="float">
            <text:p>1.26295</text:p>
          </table:table-cell>
          <table:table-cell office:value-type="float" office:value="1.3166" calcext:value-type="float">
            <text:p>1.3166</text:p>
          </table:table-cell>
        </table:table-row>
        <table:table-row table:style-name="ro1">
          <table:table-cell office:value-type="float" office:value="0.160486" calcext:value-type="float">
            <text:p>0.160486</text:p>
          </table:table-cell>
          <table:table-cell office:value-type="float" office:value="0.0628401" calcext:value-type="float">
            <text:p>0.0628401</text:p>
          </table:table-cell>
          <table:table-cell office:value-type="float" office:value="0.0552408" calcext:value-type="float">
            <text:p>0.0552408</text:p>
          </table:table-cell>
          <table:table-cell office:value-type="float" office:value="0.0954473" calcext:value-type="float">
            <text:p>0.0954473</text:p>
          </table:table-cell>
          <table:table-cell office:value-type="float" office:value="0.0529303" calcext:value-type="float">
            <text:p>0.0529303</text:p>
          </table:table-cell>
          <table:table-cell office:value-type="float" office:value="0.0755665" calcext:value-type="float">
            <text:p>0.0755665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0.123358" calcext:value-type="float">
            <text:p>0.123358</text:p>
          </table:table-cell>
          <table:table-cell office:value-type="float" office:value="0.0877233" calcext:value-type="float">
            <text:p>0.0877233</text:p>
          </table:table-cell>
        </table:table-row>
        <table:table-row table:style-name="ro1">
          <table:table-cell office:value-type="float" office:value="1.29903" calcext:value-type="float">
            <text:p>1.29903</text:p>
          </table:table-cell>
          <table:table-cell office:value-type="float" office:value="1.07014" calcext:value-type="float">
            <text:p>1.07014</text:p>
          </table:table-cell>
          <table:table-cell office:value-type="float" office:value="1.04362" calcext:value-type="float">
            <text:p>1.04362</text:p>
          </table:table-cell>
          <table:table-cell office:value-type="float" office:value="1.20684" calcext:value-type="float">
            <text:p>1.20684</text:p>
          </table:table-cell>
          <table:table-cell office:value-type="float" office:value="1.01465" calcext:value-type="float">
            <text:p>1.01465</text:p>
          </table:table-cell>
          <table:table-cell office:value-type="float" office:value="0.780221" calcext:value-type="float">
            <text:p>0.780221</text:p>
          </table:table-cell>
          <table:table-cell office:value-type="float" office:value="0.887715" calcext:value-type="float">
            <text:p>0.887715</text:p>
          </table:table-cell>
          <table:table-cell office:value-type="float" office:value="0.916022" calcext:value-type="float">
            <text:p>0.916022</text:p>
          </table:table-cell>
          <table:table-cell office:value-type="float" office:value="0.973874" calcext:value-type="float">
            <text:p>0.973874</text:p>
          </table:table-cell>
        </table:table-row>
        <table:table-row table:style-name="ro1">
          <table:table-cell office:value-type="float" office:value="0.0262819" calcext:value-type="float">
            <text:p>0.0262819</text:p>
          </table:table-cell>
          <table:table-cell office:value-type="float" office:value="0.0110863" calcext:value-type="float">
            <text:p>0.0110863</text:p>
          </table:table-cell>
          <table:table-cell office:value-type="float" office:value="0.0259454" calcext:value-type="float">
            <text:p>0.0259454</text:p>
          </table:table-cell>
          <table:table-cell office:value-type="float" office:value="0.00890886" calcext:value-type="float">
            <text:p>0.00890886</text:p>
          </table:table-cell>
          <table:table-cell office:value-type="float" office:value="0.0190701" calcext:value-type="float">
            <text:p>0.0190701</text:p>
          </table:table-cell>
          <table:table-cell office:value-type="float" office:value="0.0137056" calcext:value-type="float">
            <text:p>0.0137056</text:p>
          </table:table-cell>
          <table:table-cell office:value-type="float" office:value="0.0132138" calcext:value-type="float">
            <text:p>0.0132138</text:p>
          </table:table-cell>
          <table:table-cell office:value-type="float" office:value="0.00970245" calcext:value-type="float">
            <text:p>0.00970245</text:p>
          </table:table-cell>
          <table:table-cell office:value-type="float" office:value="0.00894042" calcext:value-type="float">
            <text:p>0.00894042</text:p>
          </table:table-cell>
        </table:table-row>
        <table:table-row table:style-name="ro1">
          <table:table-cell office:value-type="float" office:value="1.04577" calcext:value-type="float">
            <text:p>1.04577</text:p>
          </table:table-cell>
          <table:table-cell office:value-type="float" office:value="0.407328" calcext:value-type="float">
            <text:p>0.407328</text:p>
          </table:table-cell>
          <table:table-cell office:value-type="float" office:value="0.596624" calcext:value-type="float">
            <text:p>0.596624</text:p>
          </table:table-cell>
          <table:table-cell office:value-type="float" office:value="0.429323" calcext:value-type="float">
            <text:p>0.429323</text:p>
          </table:table-cell>
          <table:table-cell office:value-type="float" office:value="0.417568" calcext:value-type="float">
            <text:p>0.417568</text:p>
          </table:table-cell>
          <table:table-cell office:value-type="float" office:value="0.543807" calcext:value-type="float">
            <text:p>0.543807</text:p>
          </table:table-cell>
          <table:table-cell office:value-type="float" office:value="0.410392" calcext:value-type="float">
            <text:p>0.410392</text:p>
          </table:table-cell>
          <table:table-cell office:value-type="float" office:value="0.454663" calcext:value-type="float">
            <text:p>0.454663</text:p>
          </table:table-cell>
          <table:table-cell office:value-type="float" office:value="0.39971" calcext:value-type="float">
            <text:p>0.39971</text:p>
          </table:table-cell>
        </table:table-row>
        <table:table-row table:style-name="ro1">
          <table:table-cell office:value-type="float" office:value="0.690093" calcext:value-type="float">
            <text:p>0.690093</text:p>
          </table:table-cell>
          <table:table-cell office:value-type="float" office:value="0.278293" calcext:value-type="float">
            <text:p>0.278293</text:p>
          </table:table-cell>
          <table:table-cell office:value-type="float" office:value="0.363116" calcext:value-type="float">
            <text:p>0.363116</text:p>
          </table:table-cell>
          <table:table-cell office:value-type="float" office:value="0.342231" calcext:value-type="float">
            <text:p>0.342231</text:p>
          </table:table-cell>
          <table:table-cell office:value-type="float" office:value="0.270206" calcext:value-type="float">
            <text:p>0.27020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0.214856" calcext:value-type="float">
            <text:p>0.214856</text:p>
          </table:table-cell>
          <table:table-cell office:value-type="float" office:value="0.245479" calcext:value-type="float">
            <text:p>0.245479</text:p>
          </table:table-cell>
          <table:table-cell office:value-type="float" office:value="0.321004" calcext:value-type="float">
            <text:p>0.321004</text:p>
          </table:table-cell>
        </table:table-row>
        <table:table-row table:style-name="ro1">
          <table:table-cell office:value-type="float" office:value="1.8026" calcext:value-type="float">
            <text:p>1.8026</text:p>
          </table:table-cell>
          <table:table-cell office:value-type="float" office:value="1.5474" calcext:value-type="float">
            <text:p>1.5474</text:p>
          </table:table-cell>
          <table:table-cell office:value-type="float" office:value="1.19742" calcext:value-type="float">
            <text:p>1.19742</text:p>
          </table:table-cell>
          <table:table-cell office:value-type="float" office:value="1.26873" calcext:value-type="float">
            <text:p>1.26873</text:p>
          </table:table-cell>
          <table:table-cell office:value-type="float" office:value="1.26633" calcext:value-type="float">
            <text:p>1.26633</text:p>
          </table:table-cell>
          <table:table-cell office:value-type="float" office:value="1.00027" calcext:value-type="float">
            <text:p>1.00027</text:p>
          </table:table-cell>
          <table:table-cell office:value-type="float" office:value="1.04409" calcext:value-type="float">
            <text:p>1.04409</text:p>
          </table:table-cell>
          <table:table-cell office:value-type="float" office:value="1.01054" calcext:value-type="float">
            <text:p>1.01054</text:p>
          </table:table-cell>
          <table:table-cell office:value-type="float" office:value="1.03027" calcext:value-type="float">
            <text:p>1.03027</text:p>
          </table:table-cell>
        </table:table-row>
        <table:table-row table:style-name="ro1">
          <table:table-cell office:value-type="float" office:value="0.00451473" calcext:value-type="float">
            <text:p>0.00451473</text:p>
          </table:table-cell>
          <table:table-cell office:value-type="float" office:value="0.0606715" calcext:value-type="float">
            <text:p>0.0606715</text:p>
          </table:table-cell>
          <table:table-cell office:value-type="float" office:value="0.0558846" calcext:value-type="float">
            <text:p>0.0558846</text:p>
          </table:table-cell>
          <table:table-cell office:value-type="float" office:value="0.00812125" calcext:value-type="float">
            <text:p>0.00812125</text:p>
          </table:table-cell>
          <table:table-cell office:value-type="float" office:value="0.00281795" calcext:value-type="float">
            <text:p>0.00281795</text:p>
          </table:table-cell>
          <table:table-cell office:value-type="float" office:value="0.0365544" calcext:value-type="float">
            <text:p>0.0365544</text:p>
          </table:table-cell>
          <table:table-cell office:value-type="float" office:value="0.00700321" calcext:value-type="float">
            <text:p>0.00700321</text:p>
          </table:table-cell>
          <table:table-cell office:value-type="float" office:value="0.00461936" calcext:value-type="float">
            <text:p>0.00461936</text:p>
          </table:table-cell>
          <table:table-cell office:value-type="float" office:value="0.0137443" calcext:value-type="float">
            <text:p>0.0137443</text:p>
          </table:table-cell>
        </table:table-row>
        <table:table-row table:style-name="ro1">
          <table:table-cell office:value-type="float" office:value="1.56315" calcext:value-type="float">
            <text:p>1.56315</text:p>
          </table:table-cell>
          <table:table-cell office:value-type="float" office:value="1.27349" calcext:value-type="float">
            <text:p>1.27349</text:p>
          </table:table-cell>
          <table:table-cell office:value-type="float" office:value="1.18617" calcext:value-type="float">
            <text:p>1.18617</text:p>
          </table:table-cell>
          <table:table-cell office:value-type="float" office:value="1.24637" calcext:value-type="float">
            <text:p>1.24637</text:p>
          </table:table-cell>
          <table:table-cell office:value-type="float" office:value="1.25487" calcext:value-type="float">
            <text:p>1.25487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07818" calcext:value-type="float">
            <text:p>1.07818</text:p>
          </table:table-cell>
          <table:table-cell office:value-type="float" office:value="0.969479" calcext:value-type="float">
            <text:p>0.969479</text:p>
          </table:table-cell>
        </table:table-row>
        <table:table-row table:style-name="ro1">
          <table:table-cell office:value-type="float" office:value="0.00214429" calcext:value-type="float">
            <text:p>0.00214429</text:p>
          </table:table-cell>
          <table:table-cell office:value-type="float" office:value="0.00198445" calcext:value-type="float">
            <text:p>0.00198445</text:p>
          </table:table-cell>
          <table:table-cell office:value-type="float" office:value="0.00220021" calcext:value-type="float">
            <text:p>0.00220021</text:p>
          </table:table-cell>
          <table:table-cell office:value-type="float" office:value="0.0020121" calcext:value-type="float">
            <text:p>0.0020121</text:p>
          </table:table-cell>
          <table:table-cell office:value-type="float" office:value="0.00209512" calcext:value-type="float">
            <text:p>0.00209512</text:p>
          </table:table-cell>
          <table:table-cell office:value-type="float" office:value="0.00220267" calcext:value-type="float">
            <text:p>0.00220267</text:p>
          </table:table-cell>
          <table:table-cell office:value-type="float" office:value="0.00215541" calcext:value-type="float">
            <text:p>0.00215541</text:p>
          </table:table-cell>
          <table:table-cell office:value-type="float" office:value="0.00212144" calcext:value-type="float">
            <text:p>0.00212144</text:p>
          </table:table-cell>
          <table:table-cell office:value-type="float" office:value="0.00210643" calcext:value-type="float">
            <text:p>0.00210643</text:p>
          </table:table-cell>
        </table:table-row>
        <table:table-row table:style-name="ro1">
          <table:table-cell office:value-type="float" office:value="1.35505" calcext:value-type="float">
            <text:p>1.35505</text:p>
          </table:table-cell>
          <table:table-cell office:value-type="float" office:value="1.0495" calcext:value-type="float">
            <text:p>1.0495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23924" calcext:value-type="float">
            <text:p>1.23924</text:p>
          </table:table-cell>
          <table:table-cell office:value-type="float" office:value="1.17345" calcext:value-type="float">
            <text:p>1.17345</text:p>
          </table:table-cell>
          <table:table-cell office:value-type="float" office:value="1.01869" calcext:value-type="float">
            <text:p>1.01869</text:p>
          </table:table-cell>
          <table:table-cell office:value-type="float" office:value="1.17966" calcext:value-type="float">
            <text:p>1.17966</text:p>
          </table:table-cell>
          <table:table-cell office:value-type="float" office:value="1.17985" calcext:value-type="float">
            <text:p>1.17985</text:p>
          </table:table-cell>
          <table:table-cell office:value-type="float" office:value="0.895308" calcext:value-type="float">
            <text:p>0.895308</text:p>
          </table:table-cell>
        </table:table-row>
        <table:table-row table:style-name="ro1">
          <table:table-cell office:value-type="float" office:value="0.0647792" calcext:value-type="float">
            <text:p>0.0647792</text:p>
          </table:table-cell>
          <table:table-cell office:value-type="float" office:value="0.103726" calcext:value-type="float">
            <text:p>0.103726</text:p>
          </table:table-cell>
          <table:table-cell office:value-type="float" office:value="0.0381212" calcext:value-type="float">
            <text:p>0.0381212</text:p>
          </table:table-cell>
          <table:table-cell office:value-type="float" office:value="0.065822" calcext:value-type="float">
            <text:p>0.065822</text:p>
          </table:table-cell>
          <table:table-cell office:value-type="float" office:value="0.0518263" calcext:value-type="float">
            <text:p>0.0518263</text:p>
          </table:table-cell>
          <table:table-cell office:value-type="float" office:value="0.0307249" calcext:value-type="float">
            <text:p>0.0307249</text:p>
          </table:table-cell>
          <table:table-cell office:value-type="float" office:value="0.117502" calcext:value-type="float">
            <text:p>0.117502</text:p>
          </table:table-cell>
          <table:table-cell office:value-type="float" office:value="0.0470319" calcext:value-type="float">
            <text:p>0.0470319</text:p>
          </table:table-cell>
          <table:table-cell office:value-type="float" office:value="0.196001" calcext:value-type="float">
            <text:p>0.196001</text:p>
          </table:table-cell>
        </table:table-row>
        <table:table-row table:style-name="ro1">
          <table:table-cell office:value-type="float" office:value="0.637721" calcext:value-type="float">
            <text:p>0.637721</text:p>
          </table:table-cell>
          <table:table-cell office:value-type="float" office:value="0.651191" calcext:value-type="float">
            <text:p>0.651191</text:p>
          </table:table-cell>
          <table:table-cell office:value-type="float" office:value="0.68759" calcext:value-type="float">
            <text:p>0.68759</text:p>
          </table:table-cell>
          <table:table-cell office:value-type="float" office:value="0.671012" calcext:value-type="float">
            <text:p>0.671012</text:p>
          </table:table-cell>
          <table:table-cell office:value-type="float" office:value="0.465678" calcext:value-type="float">
            <text:p>0.465678</text:p>
          </table:table-cell>
          <table:table-cell office:value-type="float" office:value="0.421852" calcext:value-type="float">
            <text:p>0.421852</text:p>
          </table:table-cell>
          <table:table-cell office:value-type="float" office:value="0.425537" calcext:value-type="float">
            <text:p>0.425537</text:p>
          </table:table-cell>
          <table:table-cell office:value-type="float" office:value="0.852172" calcext:value-type="float">
            <text:p>0.852172</text:p>
          </table:table-cell>
          <table:table-cell office:value-type="float" office:value="0.826135" calcext:value-type="float">
            <text:p>0.826135</text:p>
          </table:table-cell>
        </table:table-row>
        <table:table-row table:style-name="ro1">
          <table:table-cell office:value-type="float" office:value="1.85123" calcext:value-type="float">
            <text:p>1.85123</text:p>
          </table:table-cell>
          <table:table-cell office:value-type="float" office:value="1.48398" calcext:value-type="float">
            <text:p>1.48398</text:p>
          </table:table-cell>
          <table:table-cell office:value-type="float" office:value="1.39844" calcext:value-type="float">
            <text:p>1.39844</text:p>
          </table:table-cell>
          <table:table-cell office:value-type="float" office:value="1.38065" calcext:value-type="float">
            <text:p>1.38065</text:p>
          </table:table-cell>
          <table:table-cell office:value-type="float" office:value="1.14657" calcext:value-type="float">
            <text:p>1.14657</text:p>
          </table:table-cell>
          <table:table-cell office:value-type="float" office:value="1.26076" calcext:value-type="float">
            <text:p>1.26076</text:p>
          </table:table-cell>
          <table:table-cell office:value-type="float" office:value="1.32716" calcext:value-type="float">
            <text:p>1.32716</text:p>
          </table:table-cell>
          <table:table-cell office:value-type="float" office:value="0.951778" calcext:value-type="float">
            <text:p>0.951778</text:p>
          </table:table-cell>
          <table:table-cell office:value-type="float" office:value="0.955665" calcext:value-type="float">
            <text:p>0.955665</text:p>
          </table:table-cell>
        </table:table-row>
        <table:table-row table:style-name="ro1">
          <table:table-cell office:value-type="float" office:value="0.0272534" calcext:value-type="float">
            <text:p>0.0272534</text:p>
          </table:table-cell>
          <table:table-cell office:value-type="float" office:value="0.0140781" calcext:value-type="float">
            <text:p>0.0140781</text:p>
          </table:table-cell>
          <table:table-cell office:value-type="float" office:value="0.0185789" calcext:value-type="float">
            <text:p>0.0185789</text:p>
          </table:table-cell>
          <table:table-cell office:value-type="float" office:value="0.0234889" calcext:value-type="float">
            <text:p>0.0234889</text:p>
          </table:table-cell>
          <table:table-cell office:value-type="float" office:value="0.0181575" calcext:value-type="float">
            <text:p>0.0181575</text:p>
          </table:table-cell>
          <table:table-cell office:value-type="float" office:value="0.0177933" calcext:value-type="float">
            <text:p>0.0177933</text:p>
          </table:table-cell>
          <table:table-cell office:value-type="float" office:value="0.00960924" calcext:value-type="float">
            <text:p>0.00960924</text:p>
          </table:table-cell>
          <table:table-cell office:value-type="float" office:value="0.0166944" calcext:value-type="float">
            <text:p>0.0166944</text:p>
          </table:table-cell>
          <table:table-cell office:value-type="float" office:value="0.0256131" calcext:value-type="float">
            <text:p>0.0256131</text:p>
          </table:table-cell>
        </table:table-row>
        <table:table-row table:style-name="ro1">
          <table:table-cell office:value-type="float" office:value="1.69842" calcext:value-type="float">
            <text:p>1.69842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57543" calcext:value-type="float">
            <text:p>1.57543</text:p>
          </table:table-cell>
          <table:table-cell office:value-type="float" office:value="1.50971" calcext:value-type="float">
            <text:p>1.50971</text:p>
          </table:table-cell>
          <table:table-cell office:value-type="float" office:value="1.3912" calcext:value-type="float">
            <text:p>1.3912</text:p>
          </table:table-cell>
          <table:table-cell office:value-type="float" office:value="1.45208" calcext:value-type="float">
            <text:p>1.45208</text:p>
          </table:table-cell>
          <table:table-cell office:value-type="float" office:value="1.4654" calcext:value-type="float">
            <text:p>1.4654</text:p>
          </table:table-cell>
          <table:table-cell office:value-type="float" office:value="1.39514" calcext:value-type="float">
            <text:p>1.39514</text:p>
          </table:table-cell>
          <table:table-cell office:value-type="float" office:value="1.07303" calcext:value-type="float">
            <text:p>1.07303</text:p>
          </table:table-cell>
        </table:table-row>
        <table:table-row table:style-name="ro1">
          <table:table-cell office:value-type="float" office:value="1.79006" calcext:value-type="float">
            <text:p>1.79006</text:p>
          </table:table-cell>
          <table:table-cell office:value-type="float" office:value="1.14414" calcext:value-type="float">
            <text:p>1.14414</text:p>
          </table:table-cell>
          <table:table-cell office:value-type="float" office:value="1.33532" calcext:value-type="float">
            <text:p>1.33532</text:p>
          </table:table-cell>
          <table:table-cell office:value-type="float" office:value="0.947314" calcext:value-type="float">
            <text:p>0.947314</text:p>
          </table:table-cell>
          <table:table-cell office:value-type="float" office:value="1.29036" calcext:value-type="float">
            <text:p>1.29036</text:p>
          </table:table-cell>
          <table:table-cell office:value-type="float" office:value="0.999614" calcext:value-type="float">
            <text:p>0.999614</text:p>
          </table:table-cell>
          <table:table-cell office:value-type="float" office:value="1.02731" calcext:value-type="float">
            <text:p>1.02731</text:p>
          </table:table-cell>
          <table:table-cell office:value-type="float" office:value="0.959092" calcext:value-type="float">
            <text:p>0.959092</text:p>
          </table:table-cell>
          <table:table-cell office:value-type="float" office:value="0.842503" calcext:value-type="float">
            <text:p>0.842503</text:p>
          </table:table-cell>
        </table:table-row>
        <table:table-row table:style-name="ro1">
          <table:table-cell office:value-type="float" office:value="1.86236" calcext:value-type="float">
            <text:p>1.86236</text:p>
          </table:table-cell>
          <table:table-cell office:value-type="float" office:value="1.3978" calcext:value-type="float">
            <text:p>1.3978</text:p>
          </table:table-cell>
          <table:table-cell office:value-type="float" office:value="1.52031" calcext:value-type="float">
            <text:p>1.52031</text:p>
          </table:table-cell>
          <table:table-cell office:value-type="float" office:value="1.52036" calcext:value-type="float">
            <text:p>1.52036</text:p>
          </table:table-cell>
          <table:table-cell office:value-type="float" office:value="1.46927" calcext:value-type="float">
            <text:p>1.46927</text:p>
          </table:table-cell>
          <table:table-cell office:value-type="float" office:value="1.00451" calcext:value-type="float">
            <text:p>1.00451</text:p>
          </table:table-cell>
          <table:table-cell office:value-type="float" office:value="1.40774" calcext:value-type="float">
            <text:p>1.40774</text:p>
          </table:table-cell>
          <table:table-cell office:value-type="float" office:value="0.971371" calcext:value-type="float">
            <text:p>0.971371</text:p>
          </table:table-cell>
          <table:table-cell office:value-type="float" office:value="0.814634" calcext:value-type="float">
            <text:p>0.814634</text:p>
          </table:table-cell>
        </table:table-row>
        <table:table-row table:style-name="ro1">
          <table:table-cell office:value-type="float" office:value="1.90966" calcext:value-type="float">
            <text:p>1.90966</text:p>
          </table:table-cell>
          <table:table-cell office:value-type="float" office:value="1.5955" calcext:value-type="float">
            <text:p>1.5955</text:p>
          </table:table-cell>
          <table:table-cell office:value-type="float" office:value="1.71523" calcext:value-type="float">
            <text:p>1.71523</text:p>
          </table:table-cell>
          <table:table-cell office:value-type="float" office:value="1.78273" calcext:value-type="float">
            <text:p>1.78273</text:p>
          </table:table-cell>
          <table:table-cell office:value-type="float" office:value="1.67809" calcext:value-type="float">
            <text:p>1.67809</text:p>
          </table:table-cell>
          <table:table-cell office:value-type="float" office:value="1.31621" calcext:value-type="float">
            <text:p>1.31621</text:p>
          </table:table-cell>
          <table:table-cell office:value-type="float" office:value="1.37058" calcext:value-type="float">
            <text:p>1.37058</text:p>
          </table:table-cell>
          <table:table-cell office:value-type="float" office:value="1.67832" calcext:value-type="float">
            <text:p>1.67832</text:p>
          </table:table-cell>
          <table:table-cell office:value-type="float" office:value="1.78008" calcext:value-type="float">
            <text:p>1.78008</text:p>
          </table:table-cell>
        </table:table-row>
        <table:table-row table:style-name="ro1">
          <table:table-cell office:value-type="float" office:value="2.93131" calcext:value-type="float">
            <text:p>2.93131</text:p>
          </table:table-cell>
          <table:table-cell office:value-type="float" office:value="2.3517" calcext:value-type="float">
            <text:p>2.3517</text:p>
          </table:table-cell>
          <table:table-cell office:value-type="float" office:value="2.59849" calcext:value-type="float">
            <text:p>2.59849</text:p>
          </table:table-cell>
          <table:table-cell office:value-type="float" office:value="2.13433" calcext:value-type="float">
            <text:p>2.13433</text:p>
          </table:table-cell>
          <table:table-cell office:value-type="float" office:value="1.79105" calcext:value-type="float">
            <text:p>1.79105</text:p>
          </table:table-cell>
          <table:table-cell office:value-type="float" office:value="1.89349" calcext:value-type="float">
            <text:p>1.89349</text:p>
          </table:table-cell>
          <table:table-cell office:value-type="float" office:value="1.8759" calcext:value-type="float">
            <text:p>1.8759</text:p>
          </table:table-cell>
          <table:table-cell office:value-type="float" office:value="1.53868" calcext:value-type="float">
            <text:p>1.53868</text:p>
          </table:table-cell>
          <table:table-cell office:value-type="float" office:value="1.44278" calcext:value-type="float">
            <text:p>1.44278</text:p>
          </table:table-cell>
        </table:table-row>
        <table:table-row table:style-name="ro1">
          <table:table-cell office:value-type="float" office:value="2.59209" calcext:value-type="float">
            <text:p>2.59209</text:p>
          </table:table-cell>
          <table:table-cell office:value-type="float" office:value="1.87958" calcext:value-type="float">
            <text:p>1.87958</text:p>
          </table:table-cell>
          <table:table-cell office:value-type="float" office:value="1.81645" calcext:value-type="float">
            <text:p>1.81645</text:p>
          </table:table-cell>
          <table:table-cell office:value-type="float" office:value="1.94895" calcext:value-type="float">
            <text:p>1.94895</text:p>
          </table:table-cell>
          <table:table-cell office:value-type="float" office:value="1.96638" calcext:value-type="float">
            <text:p>1.96638</text:p>
          </table:table-cell>
          <table:table-cell office:value-type="float" office:value="1.72968" calcext:value-type="float">
            <text:p>1.72968</text:p>
          </table:table-cell>
          <table:table-cell office:value-type="float" office:value="1.84464" calcext:value-type="float">
            <text:p>1.84464</text:p>
          </table:table-cell>
          <table:table-cell office:value-type="float" office:value="1.56269" calcext:value-type="float">
            <text:p>1.56269</text:p>
          </table:table-cell>
          <table:table-cell office:value-type="float" office:value="1.55906" calcext:value-type="float">
            <text:p>1.55906</text:p>
          </table:table-cell>
        </table:table-row>
        <table:table-row table:style-name="ro1">
          <table:table-cell office:value-type="float" office:value="0.0625441" calcext:value-type="float">
            <text:p>0.0625441</text:p>
          </table:table-cell>
          <table:table-cell office:value-type="float" office:value="0.0534538" calcext:value-type="float">
            <text:p>0.0534538</text:p>
          </table:table-cell>
          <table:table-cell office:value-type="float" office:value="0.0554177" calcext:value-type="float">
            <text:p>0.0554177</text:p>
          </table:table-cell>
          <table:table-cell office:value-type="float" office:value="0.0928321" calcext:value-type="float">
            <text:p>0.0928321</text:p>
          </table:table-cell>
          <table:table-cell office:value-type="float" office:value="0.029808" calcext:value-type="float">
            <text:p>0.029808</text:p>
          </table:table-cell>
          <table:table-cell office:value-type="float" office:value="0.0247602" calcext:value-type="float">
            <text:p>0.0247602</text:p>
          </table:table-cell>
          <table:table-cell office:value-type="float" office:value="0.0333236" calcext:value-type="float">
            <text:p>0.0333236</text:p>
          </table:table-cell>
          <table:table-cell office:value-type="float" office:value="0.0264978" calcext:value-type="float">
            <text:p>0.0264978</text:p>
          </table:table-cell>
          <table:table-cell office:value-type="float" office:value="0.102151" calcext:value-type="float">
            <text:p>0.102151</text:p>
          </table:table-cell>
        </table:table-row>
        <table:table-row table:style-name="ro1">
          <table:table-cell office:value-type="float" office:value="0.218877" calcext:value-type="float">
            <text:p>0.218877</text:p>
          </table:table-cell>
          <table:table-cell office:value-type="float" office:value="0.189535" calcext:value-type="float">
            <text:p>0.189535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170358" calcext:value-type="float">
            <text:p>0.170358</text:p>
          </table:table-cell>
          <table:table-cell office:value-type="float" office:value="0.0833488" calcext:value-type="float">
            <text:p>0.0833488</text:p>
          </table:table-cell>
          <table:table-cell office:value-type="float" office:value="0.0524427" calcext:value-type="float">
            <text:p>0.0524427</text:p>
          </table:table-cell>
          <table:table-cell office:value-type="float" office:value="0.0503239" calcext:value-type="float">
            <text:p>0.0503239</text:p>
          </table:table-cell>
          <table:table-cell office:value-type="float" office:value="0.0241625" calcext:value-type="float">
            <text:p>0.0241625</text:p>
          </table:table-cell>
          <table:table-cell office:value-type="float" office:value="0.0765743" calcext:value-type="float">
            <text:p>0.0765743</text:p>
          </table:table-cell>
        </table:table-row>
        <table:table-row table:style-name="ro1">
          <table:table-cell office:value-type="float" office:value="1.64084" calcext:value-type="float">
            <text:p>1.64084</text:p>
          </table:table-cell>
          <table:table-cell office:value-type="float" office:value="1.4729" calcext:value-type="float">
            <text:p>1.4729</text:p>
          </table:table-cell>
          <table:table-cell office:value-type="float" office:value="1.66812" calcext:value-type="float">
            <text:p>1.66812</text:p>
          </table:table-cell>
          <table:table-cell office:value-type="float" office:value="1.23819" calcext:value-type="float">
            <text:p>1.23819</text:p>
          </table:table-cell>
          <table:table-cell office:value-type="float" office:value="1.20457" calcext:value-type="float">
            <text:p>1.20457</text:p>
          </table:table-cell>
          <table:table-cell office:value-type="float" office:value="0.8023" calcext:value-type="float">
            <text:p>0.8023</text:p>
          </table:table-cell>
          <table:table-cell office:value-type="float" office:value="1.11365" calcext:value-type="float">
            <text:p>1.11365</text:p>
          </table:table-cell>
          <table:table-cell office:value-type="float" office:value="0.849099" calcext:value-type="float">
            <text:p>0.849099</text:p>
          </table:table-cell>
          <table:table-cell office:value-type="float" office:value="0.76559" calcext:value-type="float">
            <text:p>0.76559</text:p>
          </table:table-cell>
        </table:table-row>
        <table:table-row table:style-name="ro1">
          <table:table-cell office:value-type="float" office:value="1.92217" calcext:value-type="float">
            <text:p>1.92217</text:p>
          </table:table-cell>
          <table:table-cell office:value-type="float" office:value="1.61841" calcext:value-type="float">
            <text:p>1.61841</text:p>
          </table:table-cell>
          <table:table-cell office:value-type="float" office:value="1.64339" calcext:value-type="float">
            <text:p>1.64339</text:p>
          </table:table-cell>
          <table:table-cell office:value-type="float" office:value="1.58997" calcext:value-type="float">
            <text:p>1.58997</text:p>
          </table:table-cell>
          <table:table-cell office:value-type="float" office:value="1.43661" calcext:value-type="float">
            <text:p>1.43661</text:p>
          </table:table-cell>
          <table:table-cell office:value-type="float" office:value="1.38275" calcext:value-type="float">
            <text:p>1.38275</text:p>
          </table:table-cell>
          <table:table-cell office:value-type="float" office:value="1.61533" calcext:value-type="float">
            <text:p>1.61533</text:p>
          </table:table-cell>
          <table:table-cell office:value-type="float" office:value="1.68265" calcext:value-type="float">
            <text:p>1.68265</text:p>
          </table:table-cell>
          <table:table-cell office:value-type="float" office:value="1.20125" calcext:value-type="float">
            <text:p>1.20125</text:p>
          </table:table-cell>
        </table:table-row>
        <table:table-row table:style-name="ro1">
          <table:table-cell office:value-type="float" office:value="1.51283" calcext:value-type="float">
            <text:p>1.51283</text:p>
          </table:table-cell>
          <table:table-cell office:value-type="float" office:value="1.16411" calcext:value-type="float">
            <text:p>1.16411</text:p>
          </table:table-cell>
          <table:table-cell office:value-type="float" office:value="1.52747" calcext:value-type="float">
            <text:p>1.52747</text:p>
          </table:table-cell>
          <table:table-cell office:value-type="float" office:value="1.39589" calcext:value-type="float">
            <text:p>1.39589</text:p>
          </table:table-cell>
          <table:table-cell office:value-type="float" office:value="1.09856" calcext:value-type="float">
            <text:p>1.09856</text:p>
          </table:table-cell>
          <table:table-cell office:value-type="float" office:value="0.927598" calcext:value-type="float">
            <text:p>0.927598</text:p>
          </table:table-cell>
          <table:table-cell office:value-type="float" office:value="0.890821" calcext:value-type="float">
            <text:p>0.890821</text:p>
          </table:table-cell>
          <table:table-cell office:value-type="float" office:value="1.08619" calcext:value-type="float">
            <text:p>1.08619</text:p>
          </table:table-cell>
          <table:table-cell office:value-type="float" office:value="1.03217" calcext:value-type="float">
            <text:p>1.03217</text:p>
          </table:table-cell>
        </table:table-row>
        <table:table-row table:style-name="ro1">
          <table:table-cell office:value-type="float" office:value="2.19136" calcext:value-type="float">
            <text:p>2.19136</text:p>
          </table:table-cell>
          <table:table-cell office:value-type="float" office:value="1.6565" calcext:value-type="float">
            <text:p>1.6565</text:p>
          </table:table-cell>
          <table:table-cell office:value-type="float" office:value="1.72135" calcext:value-type="float">
            <text:p>1.72135</text:p>
          </table:table-cell>
          <table:table-cell office:value-type="float" office:value="1.52947" calcext:value-type="float">
            <text:p>1.52947</text:p>
          </table:table-cell>
          <table:table-cell office:value-type="float" office:value="1.32972" calcext:value-type="float">
            <text:p>1.32972</text:p>
          </table:table-cell>
          <table:table-cell office:value-type="float" office:value="1.27307" calcext:value-type="float">
            <text:p>1.27307</text:p>
          </table:table-cell>
          <table:table-cell office:value-type="float" office:value="1.53685" calcext:value-type="float">
            <text:p>1.53685</text:p>
          </table:table-cell>
          <table:table-cell office:value-type="float" office:value="1.55094" calcext:value-type="float">
            <text:p>1.55094</text:p>
          </table:table-cell>
          <table:table-cell office:value-type="float" office:value="1.71532" calcext:value-type="float">
            <text:p>1.71532</text:p>
          </table:table-cell>
        </table:table-row>
        <table:table-row table:style-name="ro1">
          <table:table-cell office:value-type="float" office:value="0.169859" calcext:value-type="float">
            <text:p>0.169859</text:p>
          </table:table-cell>
          <table:table-cell office:value-type="float" office:value="0.0599859" calcext:value-type="float">
            <text:p>0.0599859</text:p>
          </table:table-cell>
          <table:table-cell office:value-type="float" office:value="0.158123" calcext:value-type="float">
            <text:p>0.158123</text:p>
          </table:table-cell>
          <table:table-cell office:value-type="float" office:value="0.0210933" calcext:value-type="float">
            <text:p>0.0210933</text:p>
          </table:table-cell>
          <table:table-cell office:value-type="float" office:value="0.0877828" calcext:value-type="float">
            <text:p>0.0877828</text:p>
          </table:table-cell>
          <table:table-cell office:value-type="float" office:value="0.185443" calcext:value-type="float">
            <text:p>0.185443</text:p>
          </table:table-cell>
          <table:table-cell office:value-type="float" office:value="0.0976821" calcext:value-type="float">
            <text:p>0.0976821</text:p>
          </table:table-cell>
          <table:table-cell office:value-type="float" office:value="0.0307856" calcext:value-type="float">
            <text:p>0.0307856</text:p>
          </table:table-cell>
          <table:table-cell office:value-type="float" office:value="0.110631" calcext:value-type="float">
            <text:p>0.110631</text:p>
          </table:table-cell>
        </table:table-row>
        <table:table-row table:style-name="ro1">
          <table:table-cell office:value-type="float" office:value="0.0159886" calcext:value-type="float">
            <text:p>0.0159886</text:p>
          </table:table-cell>
          <table:table-cell office:value-type="float" office:value="0.0249722" calcext:value-type="float">
            <text:p>0.0249722</text:p>
          </table:table-cell>
          <table:table-cell office:value-type="float" office:value="0.0173802" calcext:value-type="float">
            <text:p>0.0173802</text:p>
          </table:table-cell>
          <table:table-cell office:value-type="float" office:value="0.00368962" calcext:value-type="float">
            <text:p>0.00368962</text:p>
          </table:table-cell>
          <table:table-cell office:value-type="float" office:value="0.0112009" calcext:value-type="float">
            <text:p>0.0112009</text:p>
          </table:table-cell>
          <table:table-cell office:value-type="float" office:value="0.00665889" calcext:value-type="float">
            <text:p>0.00665889</text:p>
          </table:table-cell>
          <table:table-cell office:value-type="float" office:value="0.0052084" calcext:value-type="float">
            <text:p>0.0052084</text:p>
          </table:table-cell>
          <table:table-cell office:value-type="float" office:value="0.00529385" calcext:value-type="float">
            <text:p>0.00529385</text:p>
          </table:table-cell>
          <table:table-cell office:value-type="float" office:value="0.0265323" calcext:value-type="float">
            <text:p>0.0265323</text:p>
          </table:table-cell>
        </table:table-row>
        <table:table-row table:style-name="ro1">
          <table:table-cell office:value-type="float" office:value="0.00247991" calcext:value-type="float">
            <text:p>0.00247991</text:p>
          </table:table-cell>
          <table:table-cell office:value-type="float" office:value="0.00224997" calcext:value-type="float">
            <text:p>0.00224997</text:p>
          </table:table-cell>
          <table:table-cell office:value-type="float" office:value="0.00237596" calcext:value-type="float">
            <text:p>0.00237596</text:p>
          </table:table-cell>
          <table:table-cell office:value-type="float" office:value="0.00238092" calcext:value-type="float">
            <text:p>0.00238092</text:p>
          </table:table-cell>
          <table:table-cell office:value-type="float" office:value="0.00238168" calcext:value-type="float">
            <text:p>0.00238168</text:p>
          </table:table-cell>
          <table:table-cell office:value-type="float" office:value="0.00240753" calcext:value-type="float">
            <text:p>0.00240753</text:p>
          </table:table-cell>
          <table:table-cell office:value-type="float" office:value="0.00228761" calcext:value-type="float">
            <text:p>0.00228761</text:p>
          </table:table-cell>
          <table:table-cell office:value-type="float" office:value="0.00235229" calcext:value-type="float">
            <text:p>0.00235229</text:p>
          </table:table-cell>
          <table:table-cell office:value-type="float" office:value="0.00234005" calcext:value-type="float">
            <text:p>0.00234005</text:p>
          </table:table-cell>
        </table:table-row>
        <table:table-row table:style-name="ro1">
          <table:table-cell office:value-type="float" office:value="0.956963" calcext:value-type="float">
            <text:p>0.956963</text:p>
          </table:table-cell>
          <table:table-cell office:value-type="float" office:value="0.386568" calcext:value-type="float">
            <text:p>0.386568</text:p>
          </table:table-cell>
          <table:table-cell office:value-type="float" office:value="0.656269" calcext:value-type="float">
            <text:p>0.656269</text:p>
          </table:table-cell>
          <table:table-cell office:value-type="float" office:value="0.783002" calcext:value-type="float">
            <text:p>0.783002</text:p>
          </table:table-cell>
          <table:table-cell office:value-type="float" office:value="0.709106" calcext:value-type="float">
            <text:p>0.709106</text:p>
          </table:table-cell>
          <table:table-cell office:value-type="float" office:value="0.55892" calcext:value-type="float">
            <text:p>0.55892</text:p>
          </table:table-cell>
          <table:table-cell office:value-type="float" office:value="0.667254" calcext:value-type="float">
            <text:p>0.667254</text:p>
          </table:table-cell>
          <table:table-cell office:value-type="float" office:value="0.369505" calcext:value-type="float">
            <text:p>0.369505</text:p>
          </table:table-cell>
          <table:table-cell office:value-type="float" office:value="0.684172" calcext:value-type="float">
            <text:p>0.684172</text:p>
          </table:table-cell>
        </table:table-row>
        <table:table-row table:style-name="ro1">
          <table:table-cell office:value-type="float" office:value="2.28652" calcext:value-type="float">
            <text:p>2.28652</text:p>
          </table:table-cell>
          <table:table-cell office:value-type="float" office:value="1.82186" calcext:value-type="float">
            <text:p>1.82186</text:p>
          </table:table-cell>
          <table:table-cell office:value-type="float" office:value="1.93545" calcext:value-type="float">
            <text:p>1.93545</text:p>
          </table:table-cell>
          <table:table-cell office:value-type="float" office:value="1.78268" calcext:value-type="float">
            <text:p>1.78268</text:p>
          </table:table-cell>
          <table:table-cell office:value-type="float" office:value="1.91305" calcext:value-type="float">
            <text:p>1.91305</text:p>
          </table:table-cell>
          <table:table-cell office:value-type="float" office:value="1.64344" calcext:value-type="float">
            <text:p>1.64344</text:p>
          </table:table-cell>
          <table:table-cell office:value-type="float" office:value="1.80169" calcext:value-type="float">
            <text:p>1.80169</text:p>
          </table:table-cell>
          <table:table-cell office:value-type="float" office:value="1.66066" calcext:value-type="float">
            <text:p>1.66066</text:p>
          </table:table-cell>
          <table:table-cell office:value-type="float" office:value="1.53674" calcext:value-type="float">
            <text:p>1.53674</text:p>
          </table:table-cell>
        </table:table-row>
        <table:table-row table:style-name="ro1">
          <table:table-cell office:value-type="float" office:value="3.14496" calcext:value-type="float">
            <text:p>3.14496</text:p>
          </table:table-cell>
          <table:table-cell office:value-type="float" office:value="2.2656" calcext:value-type="float">
            <text:p>2.2656</text:p>
          </table:table-cell>
          <table:table-cell office:value-type="float" office:value="2.56576" calcext:value-type="float">
            <text:p>2.56576</text:p>
          </table:table-cell>
          <table:table-cell office:value-type="float" office:value="3.03666" calcext:value-type="float">
            <text:p>3.03666</text:p>
          </table:table-cell>
          <table:table-cell office:value-type="float" office:value="2.28127" calcext:value-type="float">
            <text:p>2.28127</text:p>
          </table:table-cell>
          <table:table-cell office:value-type="float" office:value="2.36825" calcext:value-type="float">
            <text:p>2.36825</text:p>
          </table:table-cell>
          <table:table-cell office:value-type="float" office:value="2.29275" calcext:value-type="float">
            <text:p>2.29275</text:p>
          </table:table-cell>
          <table:table-cell office:value-type="float" office:value="2.20766" calcext:value-type="float">
            <text:p>2.20766</text:p>
          </table:table-cell>
          <table:table-cell office:value-type="float" office:value="2.96966" calcext:value-type="float">
            <text:p>2.96966</text:p>
          </table:table-cell>
        </table:table-row>
        <table:table-row table:style-name="ro1">
          <table:table-cell office:value-type="float" office:value="4.23133" calcext:value-type="float">
            <text:p>4.23133</text:p>
          </table:table-cell>
          <table:table-cell office:value-type="float" office:value="2.31593" calcext:value-type="float">
            <text:p>2.31593</text:p>
          </table:table-cell>
          <table:table-cell office:value-type="float" office:value="2.90344" calcext:value-type="float">
            <text:p>2.90344</text:p>
          </table:table-cell>
          <table:table-cell office:value-type="float" office:value="2.35616" calcext:value-type="float">
            <text:p>2.35616</text:p>
          </table:table-cell>
          <table:table-cell office:value-type="float" office:value="2.31081" calcext:value-type="float">
            <text:p>2.31081</text:p>
          </table:table-cell>
          <table:table-cell office:value-type="float" office:value="1.7812" calcext:value-type="float">
            <text:p>1.7812</text:p>
          </table:table-cell>
          <table:table-cell office:value-type="float" office:value="2.5731" calcext:value-type="float">
            <text:p>2.5731</text:p>
          </table:table-cell>
          <table:table-cell office:value-type="float" office:value="2.00464" calcext:value-type="float">
            <text:p>2.00464</text:p>
          </table:table-cell>
          <table:table-cell office:value-type="float" office:value="1.70253" calcext:value-type="float">
            <text:p>1.70253</text:p>
          </table:table-cell>
        </table:table-row>
        <table:table-row table:style-name="ro1">
          <table:table-cell office:value-type="float" office:value="2.57149" calcext:value-type="float">
            <text:p>2.57149</text:p>
          </table:table-cell>
          <table:table-cell office:value-type="float" office:value="1.80809" calcext:value-type="float">
            <text:p>1.80809</text:p>
          </table:table-cell>
          <table:table-cell office:value-type="float" office:value="1.96872" calcext:value-type="float">
            <text:p>1.96872</text:p>
          </table:table-cell>
          <table:table-cell office:value-type="float" office:value="1.49376" calcext:value-type="float">
            <text:p>1.49376</text:p>
          </table:table-cell>
          <table:table-cell office:value-type="float" office:value="1.66115" calcext:value-type="float">
            <text:p>1.66115</text:p>
          </table:table-cell>
          <table:table-cell office:value-type="float" office:value="1.38653" calcext:value-type="float">
            <text:p>1.38653</text:p>
          </table:table-cell>
          <table:table-cell office:value-type="float" office:value="1.40299" calcext:value-type="float">
            <text:p>1.40299</text:p>
          </table:table-cell>
          <table:table-cell office:value-type="float" office:value="1.60816" calcext:value-type="float">
            <text:p>1.60816</text:p>
          </table:table-cell>
          <table:table-cell office:value-type="float" office:value="1.40532" calcext:value-type="float">
            <text:p>1.40532</text:p>
          </table:table-cell>
        </table:table-row>
        <table:table-row table:style-name="ro1">
          <table:table-cell office:value-type="float" office:value="1.84477" calcext:value-type="float">
            <text:p>1.84477</text:p>
          </table:table-cell>
          <table:table-cell office:value-type="float" office:value="1.64257" calcext:value-type="float">
            <text:p>1.64257</text:p>
          </table:table-cell>
          <table:table-cell office:value-type="float" office:value="1.51519" calcext:value-type="float">
            <text:p>1.51519</text:p>
          </table:table-cell>
          <table:table-cell office:value-type="float" office:value="1.62136" calcext:value-type="float">
            <text:p>1.62136</text:p>
          </table:table-cell>
          <table:table-cell office:value-type="float" office:value="1.63302" calcext:value-type="float">
            <text:p>1.63302</text:p>
          </table:table-cell>
          <table:table-cell office:value-type="float" office:value="1.20071" calcext:value-type="float">
            <text:p>1.20071</text:p>
          </table:table-cell>
          <table:table-cell office:value-type="float" office:value="1.385" calcext:value-type="float">
            <text:p>1.385</text:p>
          </table:table-cell>
          <table:table-cell office:value-type="float" office:value="1.72838" calcext:value-type="float">
            <text:p>1.72838</text:p>
          </table:table-cell>
          <table:table-cell office:value-type="float" office:value="1.18273" calcext:value-type="float">
            <text:p>1.18273</text:p>
          </table:table-cell>
        </table:table-row>
        <table:table-row table:style-name="ro1">
          <table:table-cell office:value-type="float" office:value="0.236203" calcext:value-type="float">
            <text:p>0.236203</text:p>
          </table:table-cell>
          <table:table-cell office:value-type="float" office:value="0.0628328" calcext:value-type="float">
            <text:p>0.0628328</text:p>
          </table:table-cell>
          <table:table-cell office:value-type="float" office:value="0.105178" calcext:value-type="float">
            <text:p>0.105178</text:p>
          </table:table-cell>
          <table:table-cell office:value-type="float" office:value="0.0748506" calcext:value-type="float">
            <text:p>0.0748506</text:p>
          </table:table-cell>
          <table:table-cell office:value-type="float" office:value="0.129986" calcext:value-type="float">
            <text:p>0.129986</text:p>
          </table:table-cell>
          <table:table-cell office:value-type="float" office:value="0.0658092" calcext:value-type="float">
            <text:p>0.0658092</text:p>
          </table:table-cell>
          <table:table-cell office:value-type="float" office:value="0.0412976" calcext:value-type="float">
            <text:p>0.0412976</text:p>
          </table:table-cell>
          <table:table-cell office:value-type="float" office:value="0.0378706" calcext:value-type="float">
            <text:p>0.0378706</text:p>
          </table:table-cell>
          <table:table-cell office:value-type="float" office:value="0.115676" calcext:value-type="float">
            <text:p>0.115676</text:p>
          </table:table-cell>
        </table:table-row>
        <table:table-row table:style-name="ro1">
          <table:table-cell office:value-type="float" office:value="1.89605" calcext:value-type="float">
            <text:p>1.89605</text:p>
          </table:table-cell>
          <table:table-cell office:value-type="float" office:value="0.874411" calcext:value-type="float">
            <text:p>0.874411</text:p>
          </table:table-cell>
          <table:table-cell office:value-type="float" office:value="0.962633" calcext:value-type="float">
            <text:p>0.962633</text:p>
          </table:table-cell>
          <table:table-cell office:value-type="float" office:value="0.97268" calcext:value-type="float">
            <text:p>0.97268</text:p>
          </table:table-cell>
          <table:table-cell office:value-type="float" office:value="0.939365" calcext:value-type="float">
            <text:p>0.939365</text:p>
          </table:table-cell>
          <table:table-cell office:value-type="float" office:value="0.632811" calcext:value-type="float">
            <text:p>0.632811</text:p>
          </table:table-cell>
          <table:table-cell office:value-type="float" office:value="0.758043" calcext:value-type="float">
            <text:p>0.758043</text:p>
          </table:table-cell>
          <table:table-cell office:value-type="float" office:value="0.695434" calcext:value-type="float">
            <text:p>0.695434</text:p>
          </table:table-cell>
          <table:table-cell office:value-type="float" office:value="0.945251" calcext:value-type="float">
            <text:p>0.945251</text:p>
          </table:table-cell>
        </table:table-row>
        <table:table-row table:style-name="ro1">
          <table:table-cell office:value-type="float" office:value="1.57191" calcext:value-type="float">
            <text:p>1.57191</text:p>
          </table:table-cell>
          <table:table-cell office:value-type="float" office:value="0.790374" calcext:value-type="float">
            <text:p>0.790374</text:p>
          </table:table-cell>
          <table:table-cell office:value-type="float" office:value="1.45836" calcext:value-type="float">
            <text:p>1.45836</text:p>
          </table:table-cell>
          <table:table-cell office:value-type="float" office:value="1.25097" calcext:value-type="float">
            <text:p>1.25097</text:p>
          </table:table-cell>
          <table:table-cell office:value-type="float" office:value="1.13822" calcext:value-type="float">
            <text:p>1.13822</text:p>
          </table:table-cell>
          <table:table-cell office:value-type="float" office:value="0.771735" calcext:value-type="float">
            <text:p>0.771735</text:p>
          </table:table-cell>
          <table:table-cell office:value-type="float" office:value="0.866455" calcext:value-type="float">
            <text:p>0.866455</text:p>
          </table:table-cell>
          <table:table-cell office:value-type="float" office:value="0.76473" calcext:value-type="float">
            <text:p>0.76473</text:p>
          </table:table-cell>
          <table:table-cell office:value-type="float" office:value="0.817445" calcext:value-type="float">
            <text:p>0.817445</text:p>
          </table:table-cell>
        </table:table-row>
        <table:table-row table:style-name="ro1">
          <table:table-cell office:value-type="float" office:value="1.98783" calcext:value-type="float">
            <text:p>1.98783</text:p>
          </table:table-cell>
          <table:table-cell office:value-type="float" office:value="1.21729" calcext:value-type="float">
            <text:p>1.21729</text:p>
          </table:table-cell>
          <table:table-cell office:value-type="float" office:value="1.46495" calcext:value-type="float">
            <text:p>1.46495</text:p>
          </table:table-cell>
          <table:table-cell office:value-type="float" office:value="1.23329" calcext:value-type="float">
            <text:p>1.23329</text:p>
          </table:table-cell>
          <table:table-cell office:value-type="float" office:value="1.02527" calcext:value-type="float">
            <text:p>1.02527</text:p>
          </table:table-cell>
          <table:table-cell office:value-type="float" office:value="1.16747" calcext:value-type="float">
            <text:p>1.16747</text:p>
          </table:table-cell>
          <table:table-cell office:value-type="float" office:value="1.14096" calcext:value-type="float">
            <text:p>1.14096</text:p>
          </table:table-cell>
          <table:table-cell office:value-type="float" office:value="1.16785" calcext:value-type="float">
            <text:p>1.16785</text:p>
          </table:table-cell>
          <table:table-cell office:value-type="float" office:value="1.05182" calcext:value-type="float">
            <text:p>1.05182</text:p>
          </table:table-cell>
        </table:table-row>
        <table:table-row table:style-name="ro1">
          <table:table-cell office:value-type="float" office:value="1.94787" calcext:value-type="float">
            <text:p>1.94787</text:p>
          </table:table-cell>
          <table:table-cell office:value-type="float" office:value="1.51975" calcext:value-type="float">
            <text:p>1.51975</text:p>
          </table:table-cell>
          <table:table-cell office:value-type="float" office:value="1.66714" calcext:value-type="float">
            <text:p>1.66714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1.32808" calcext:value-type="float">
            <text:p>1.32808</text:p>
          </table:table-cell>
          <table:table-cell office:value-type="float" office:value="1.44971" calcext:value-type="float">
            <text:p>1.44971</text:p>
          </table:table-cell>
          <table:table-cell office:value-type="float" office:value="1.30045" calcext:value-type="float">
            <text:p>1.30045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0.965494" calcext:value-type="float">
            <text:p>0.965494</text:p>
          </table:table-cell>
        </table:table-row>
        <table:table-row table:style-name="ro1">
          <table:table-cell office:value-type="float" office:value="3.1386" calcext:value-type="float">
            <text:p>3.1386</text:p>
          </table:table-cell>
          <table:table-cell office:value-type="float" office:value="3.16501" calcext:value-type="float">
            <text:p>3.16501</text:p>
          </table:table-cell>
          <table:table-cell office:value-type="float" office:value="2.45749" calcext:value-type="float">
            <text:p>2.45749</text:p>
          </table:table-cell>
          <table:table-cell office:value-type="float" office:value="3.059" calcext:value-type="float">
            <text:p>3.059</text:p>
          </table:table-cell>
          <table:table-cell office:value-type="float" office:value="3.10197" calcext:value-type="float">
            <text:p>3.10197</text:p>
          </table:table-cell>
          <table:table-cell office:value-type="float" office:value="2.70655" calcext:value-type="float">
            <text:p>2.70655</text:p>
          </table:table-cell>
          <table:table-cell office:value-type="float" office:value="2.6563" calcext:value-type="float">
            <text:p>2.6563</text:p>
          </table:table-cell>
          <table:table-cell office:value-type="float" office:value="2.76271" calcext:value-type="float">
            <text:p>2.76271</text:p>
          </table:table-cell>
          <table:table-cell office:value-type="float" office:value="2.19322" calcext:value-type="float">
            <text:p>2.19322</text:p>
          </table:table-cell>
        </table:table-row>
        <table:table-row table:style-name="ro1">
          <table:table-cell office:value-type="float" office:value="1.95211" calcext:value-type="float">
            <text:p>1.95211</text:p>
          </table:table-cell>
          <table:table-cell office:value-type="float" office:value="1.8412" calcext:value-type="float">
            <text:p>1.8412</text:p>
          </table:table-cell>
          <table:table-cell office:value-type="float" office:value="1.98074" calcext:value-type="float">
            <text:p>1.98074</text:p>
          </table:table-cell>
          <table:table-cell office:value-type="float" office:value="1.8116" calcext:value-type="float">
            <text:p>1.8116</text:p>
          </table:table-cell>
          <table:table-cell office:value-type="float" office:value="1.44327" calcext:value-type="float">
            <text:p>1.44327</text:p>
          </table:table-cell>
          <table:table-cell office:value-type="float" office:value="1.63971" calcext:value-type="float">
            <text:p>1.63971</text:p>
          </table:table-cell>
          <table:table-cell office:value-type="float" office:value="1.46952" calcext:value-type="float">
            <text:p>1.46952</text:p>
          </table:table-cell>
          <table:table-cell office:value-type="float" office:value="1.35211" calcext:value-type="float">
            <text:p>1.35211</text:p>
          </table:table-cell>
          <table:table-cell office:value-type="float" office:value="0.999303" calcext:value-type="float">
            <text:p>0.999303</text:p>
          </table:table-cell>
        </table:table-row>
        <table:table-row table:style-name="ro1">
          <table:table-cell office:value-type="float" office:value="3.09132" calcext:value-type="float">
            <text:p>3.09132</text:p>
          </table:table-cell>
          <table:table-cell office:value-type="float" office:value="2.29417" calcext:value-type="float">
            <text:p>2.29417</text:p>
          </table:table-cell>
          <table:table-cell office:value-type="float" office:value="2.96051" calcext:value-type="float">
            <text:p>2.96051</text:p>
          </table:table-cell>
          <table:table-cell office:value-type="float" office:value="2.57178" calcext:value-type="float">
            <text:p>2.57178</text:p>
          </table:table-cell>
          <table:table-cell office:value-type="float" office:value="2.79212" calcext:value-type="float">
            <text:p>2.79212</text:p>
          </table:table-cell>
          <table:table-cell office:value-type="float" office:value="2.26978" calcext:value-type="float">
            <text:p>2.26978</text:p>
          </table:table-cell>
          <table:table-cell office:value-type="float" office:value="2.89034" calcext:value-type="float">
            <text:p>2.89034</text:p>
          </table:table-cell>
          <table:table-cell office:value-type="float" office:value="2.64981" calcext:value-type="float">
            <text:p>2.64981</text:p>
          </table:table-cell>
          <table:table-cell office:value-type="float" office:value="2.24797" calcext:value-type="float">
            <text:p>2.24797</text:p>
          </table:table-cell>
        </table:table-row>
        <table:table-row table:style-name="ro1">
          <table:table-cell office:value-type="float" office:value="0.00267895" calcext:value-type="float">
            <text:p>0.00267895</text:p>
          </table:table-cell>
          <table:table-cell office:value-type="float" office:value="0.00274835" calcext:value-type="float">
            <text:p>0.00274835</text:p>
          </table:table-cell>
          <table:table-cell office:value-type="float" office:value="0.00276046" calcext:value-type="float">
            <text:p>0.00276046</text:p>
          </table:table-cell>
          <table:table-cell office:value-type="float" office:value="0.00268142" calcext:value-type="float">
            <text:p>0.00268142</text:p>
          </table:table-cell>
          <table:table-cell office:value-type="float" office:value="0.00257099" calcext:value-type="float">
            <text:p>0.00257099</text:p>
          </table:table-cell>
          <table:table-cell office:value-type="float" office:value="0.00275573" calcext:value-type="float">
            <text:p>0.00275573</text:p>
          </table:table-cell>
          <table:table-cell office:value-type="float" office:value="0.00250912" calcext:value-type="float">
            <text:p>0.00250912</text:p>
          </table:table-cell>
          <table:table-cell office:value-type="float" office:value="0.00279367" calcext:value-type="float">
            <text:p>0.00279367</text:p>
          </table:table-cell>
          <table:table-cell office:value-type="float" office:value="0.00270598" calcext:value-type="float">
            <text:p>0.00270598</text:p>
          </table:table-cell>
        </table:table-row>
        <table:table-row table:style-name="ro1">
          <table:table-cell office:value-type="float" office:value="2.14981" calcext:value-type="float">
            <text:p>2.14981</text:p>
          </table:table-cell>
          <table:table-cell office:value-type="float" office:value="2.04748" calcext:value-type="float">
            <text:p>2.04748</text:p>
          </table:table-cell>
          <table:table-cell office:value-type="float" office:value="2.04806" calcext:value-type="float">
            <text:p>2.04806</text:p>
          </table:table-cell>
          <table:table-cell office:value-type="float" office:value="1.7574" calcext:value-type="float">
            <text:p>1.7574</text:p>
          </table:table-cell>
          <table:table-cell office:value-type="float" office:value="1.66688" calcext:value-type="float">
            <text:p>1.66688</text:p>
          </table:table-cell>
          <table:table-cell office:value-type="float" office:value="1.48201" calcext:value-type="float">
            <text:p>1.48201</text:p>
          </table:table-cell>
          <table:table-cell office:value-type="float" office:value="1.6236" calcext:value-type="float">
            <text:p>1.6236</text:p>
          </table:table-cell>
          <table:table-cell office:value-type="float" office:value="1.65611" calcext:value-type="float">
            <text:p>1.65611</text:p>
          </table:table-cell>
          <table:table-cell office:value-type="float" office:value="1.31725" calcext:value-type="float">
            <text:p>1.31725</text:p>
          </table:table-cell>
        </table:table-row>
        <table:table-row table:style-name="ro1">
          <table:table-cell office:value-type="float" office:value="1.96197" calcext:value-type="float">
            <text:p>1.96197</text:p>
          </table:table-cell>
          <table:table-cell office:value-type="float" office:value="1.32342" calcext:value-type="float">
            <text:p>1.32342</text:p>
          </table:table-cell>
          <table:table-cell office:value-type="float" office:value="1.53585" calcext:value-type="float">
            <text:p>1.53585</text:p>
          </table:table-cell>
          <table:table-cell office:value-type="float" office:value="1.56149" calcext:value-type="float">
            <text:p>1.56149</text:p>
          </table:table-cell>
          <table:table-cell office:value-type="float" office:value="1.23766" calcext:value-type="float">
            <text:p>1.23766</text:p>
          </table:table-cell>
          <table:table-cell office:value-type="float" office:value="1.07278" calcext:value-type="float">
            <text:p>1.07278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1.26453" calcext:value-type="float">
            <text:p>1.26453</text:p>
          </table:table-cell>
          <table:table-cell office:value-type="float" office:value="0.986246" calcext:value-type="float">
            <text:p>0.986246</text:p>
          </table:table-cell>
        </table:table-row>
        <table:table-row table:style-name="ro1">
          <table:table-cell office:value-type="float" office:value="1.7937" calcext:value-type="float">
            <text:p>1.7937</text:p>
          </table:table-cell>
          <table:table-cell office:value-type="float" office:value="1.45156" calcext:value-type="float">
            <text:p>1.45156</text:p>
          </table:table-cell>
          <table:table-cell office:value-type="float" office:value="1.45627" calcext:value-type="float">
            <text:p>1.45627</text:p>
          </table:table-cell>
          <table:table-cell office:value-type="float" office:value="1.48654" calcext:value-type="float">
            <text:p>1.48654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1.36478" calcext:value-type="float">
            <text:p>1.36478</text:p>
          </table:table-cell>
          <table:table-cell office:value-type="float" office:value="1.37123" calcext:value-type="float">
            <text:p>1.37123</text:p>
          </table:table-cell>
          <table:table-cell office:value-type="float" office:value="1.28387" calcext:value-type="float">
            <text:p>1.28387</text:p>
          </table:table-cell>
          <table:table-cell office:value-type="float" office:value="0.911962" calcext:value-type="float">
            <text:p>0.911962</text:p>
          </table:table-cell>
        </table:table-row>
        <table:table-row table:style-name="ro1">
          <table:table-cell office:value-type="float" office:value="3.18429" calcext:value-type="float">
            <text:p>3.18429</text:p>
          </table:table-cell>
          <table:table-cell office:value-type="float" office:value="2.71931" calcext:value-type="float">
            <text:p>2.71931</text:p>
          </table:table-cell>
          <table:table-cell office:value-type="float" office:value="2.23193" calcext:value-type="float">
            <text:p>2.23193</text:p>
          </table:table-cell>
          <table:table-cell office:value-type="float" office:value="2.68736" calcext:value-type="float">
            <text:p>2.68736</text:p>
          </table:table-cell>
          <table:table-cell office:value-type="float" office:value="2.212" calcext:value-type="float">
            <text:p>2.212</text:p>
          </table:table-cell>
          <table:table-cell office:value-type="float" office:value="2.03021" calcext:value-type="float">
            <text:p>2.03021</text:p>
          </table:table-cell>
          <table:table-cell office:value-type="float" office:value="2.34657" calcext:value-type="float">
            <text:p>2.34657</text:p>
          </table:table-cell>
          <table:table-cell office:value-type="float" office:value="1.8663" calcext:value-type="float">
            <text:p>1.8663</text:p>
          </table:table-cell>
          <table:table-cell office:value-type="float" office:value="2.02951" calcext:value-type="float">
            <text:p>2.02951</text:p>
          </table:table-cell>
        </table:table-row>
        <table:table-row table:style-name="ro1">
          <table:table-cell office:value-type="float" office:value="3.13641" calcext:value-type="float">
            <text:p>3.13641</text:p>
          </table:table-cell>
          <table:table-cell office:value-type="float" office:value="1.98718" calcext:value-type="float">
            <text:p>1.98718</text:p>
          </table:table-cell>
          <table:table-cell office:value-type="float" office:value="2.03944" calcext:value-type="float">
            <text:p>2.03944</text:p>
          </table:table-cell>
          <table:table-cell office:value-type="float" office:value="1.98542" calcext:value-type="float">
            <text:p>1.98542</text:p>
          </table:table-cell>
          <table:table-cell office:value-type="float" office:value="1.77263" calcext:value-type="float">
            <text:p>1.77263</text:p>
          </table:table-cell>
          <table:table-cell office:value-type="float" office:value="1.76775" calcext:value-type="float">
            <text:p>1.76775</text:p>
          </table:table-cell>
          <table:table-cell office:value-type="float" office:value="1.69787" calcext:value-type="float">
            <text:p>1.69787</text:p>
          </table:table-cell>
          <table:table-cell office:value-type="float" office:value="1.48826" calcext:value-type="float">
            <text:p>1.48826</text:p>
          </table:table-cell>
          <table:table-cell office:value-type="float" office:value="1.26715" calcext:value-type="float">
            <text:p>1.26715</text:p>
          </table:table-cell>
        </table:table-row>
        <table:table-row table:style-name="ro1">
          <table:table-cell office:value-type="float" office:value="0.0028076" calcext:value-type="float">
            <text:p>0.0028076</text:p>
          </table:table-cell>
          <table:table-cell office:value-type="float" office:value="0.00258418" calcext:value-type="float">
            <text:p>0.00258418</text:p>
          </table:table-cell>
          <table:table-cell office:value-type="float" office:value="0.00281444" calcext:value-type="float">
            <text:p>0.00281444</text:p>
          </table:table-cell>
          <table:table-cell office:value-type="float" office:value="0.00264241" calcext:value-type="float">
            <text:p>0.00264241</text:p>
          </table:table-cell>
          <table:table-cell office:value-type="float" office:value="0.00273578" calcext:value-type="float">
            <text:p>0.00273578</text:p>
          </table:table-cell>
          <table:table-cell office:value-type="float" office:value="0.00270813" calcext:value-type="float">
            <text:p>0.00270813</text:p>
          </table:table-cell>
          <table:table-cell office:value-type="float" office:value="0.00838297" calcext:value-type="float">
            <text:p>0.00838297</text:p>
          </table:table-cell>
          <table:table-cell office:value-type="float" office:value="0.00263525" calcext:value-type="float">
            <text:p>0.00263525</text:p>
          </table:table-cell>
          <table:table-cell office:value-type="float" office:value="0.00276373" calcext:value-type="float">
            <text:p>0.00276373</text:p>
          </table:table-cell>
        </table:table-row>
        <table:table-row table:style-name="ro1">
          <table:table-cell office:value-type="float" office:value="2.16609" calcext:value-type="float">
            <text:p>2.16609</text:p>
          </table:table-cell>
          <table:table-cell office:value-type="float" office:value="1.65144" calcext:value-type="float">
            <text:p>1.65144</text:p>
          </table:table-cell>
          <table:table-cell office:value-type="float" office:value="1.6314" calcext:value-type="float">
            <text:p>1.6314</text:p>
          </table:table-cell>
          <table:table-cell office:value-type="float" office:value="1.43358" calcext:value-type="float">
            <text:p>1.43358</text:p>
          </table:table-cell>
          <table:table-cell office:value-type="float" office:value="1.40935" calcext:value-type="float">
            <text:p>1.40935</text:p>
          </table:table-cell>
          <table:table-cell office:value-type="float" office:value="1.53929" calcext:value-type="float">
            <text:p>1.53929</text:p>
          </table:table-cell>
          <table:table-cell office:value-type="float" office:value="1.40224" calcext:value-type="float">
            <text:p>1.40224</text:p>
          </table:table-cell>
          <table:table-cell office:value-type="float" office:value="1.4441" calcext:value-type="float">
            <text:p>1.4441</text:p>
          </table:table-cell>
          <table:table-cell office:value-type="float" office:value="1.11301" calcext:value-type="float">
            <text:p>1.11301</text:p>
          </table:table-cell>
        </table:table-row>
        <table:table-row table:style-name="ro1">
          <table:table-cell office:value-type="float" office:value="0.305776" calcext:value-type="float">
            <text:p>0.305776</text:p>
          </table:table-cell>
          <table:table-cell office:value-type="float" office:value="0.221468" calcext:value-type="float">
            <text:p>0.221468</text:p>
          </table:table-cell>
          <table:table-cell office:value-type="float" office:value="0.171609" calcext:value-type="float">
            <text:p>0.171609</text:p>
          </table:table-cell>
          <table:table-cell office:value-type="float" office:value="0.0834451" calcext:value-type="float">
            <text:p>0.0834451</text:p>
          </table:table-cell>
          <table:table-cell office:value-type="float" office:value="0.104217" calcext:value-type="float">
            <text:p>0.104217</text:p>
          </table:table-cell>
          <table:table-cell office:value-type="float" office:value="0.0265639" calcext:value-type="float">
            <text:p>0.0265639</text:p>
          </table:table-cell>
          <table:table-cell office:value-type="float" office:value="0.095554" calcext:value-type="float">
            <text:p>0.095554</text:p>
          </table:table-cell>
          <table:table-cell office:value-type="float" office:value="0.0494127" calcext:value-type="float">
            <text:p>0.0494127</text:p>
          </table:table-cell>
          <table:table-cell office:value-type="float" office:value="0.0188106" calcext:value-type="float">
            <text:p>0.0188106</text:p>
          </table:table-cell>
        </table:table-row>
        <table:table-row table:style-name="ro1">
          <table:table-cell office:value-type="float" office:value="2.38394" calcext:value-type="float">
            <text:p>2.38394</text:p>
          </table:table-cell>
          <table:table-cell office:value-type="float" office:value="1.61539" calcext:value-type="float">
            <text:p>1.61539</text:p>
          </table:table-cell>
          <table:table-cell office:value-type="float" office:value="1.76031" calcext:value-type="float">
            <text:p>1.76031</text:p>
          </table:table-cell>
          <table:table-cell office:value-type="float" office:value="1.61868" calcext:value-type="float">
            <text:p>1.61868</text:p>
          </table:table-cell>
          <table:table-cell office:value-type="float" office:value="1.59894" calcext:value-type="float">
            <text:p>1.59894</text:p>
          </table:table-cell>
          <table:table-cell office:value-type="float" office:value="1.45583" calcext:value-type="float">
            <text:p>1.45583</text:p>
          </table:table-cell>
          <table:table-cell office:value-type="float" office:value="1.44588" calcext:value-type="float">
            <text:p>1.44588</text:p>
          </table:table-cell>
          <table:table-cell office:value-type="float" office:value="1.29893" calcext:value-type="float">
            <text:p>1.29893</text:p>
          </table:table-cell>
          <table:table-cell office:value-type="float" office:value="1.21253" calcext:value-type="float">
            <text:p>1.21253</text:p>
          </table:table-cell>
        </table:table-row>
        <table:table-row table:style-name="ro1">
          <table:table-cell office:value-type="float" office:value="2.62606" calcext:value-type="float">
            <text:p>2.62606</text:p>
          </table:table-cell>
          <table:table-cell office:value-type="float" office:value="1.9491" calcext:value-type="float">
            <text:p>1.9491</text:p>
          </table:table-cell>
          <table:table-cell office:value-type="float" office:value="2.03029" calcext:value-type="float">
            <text:p>2.03029</text:p>
          </table:table-cell>
          <table:table-cell office:value-type="float" office:value="1.86253" calcext:value-type="float">
            <text:p>1.86253</text:p>
          </table:table-cell>
          <table:table-cell office:value-type="float" office:value="1.69126" calcext:value-type="float">
            <text:p>1.69126</text:p>
          </table:table-cell>
          <table:table-cell office:value-type="float" office:value="1.59497" calcext:value-type="float">
            <text:p>1.59497</text:p>
          </table:table-cell>
          <table:table-cell office:value-type="float" office:value="1.88335" calcext:value-type="float">
            <text:p>1.88335</text:p>
          </table:table-cell>
          <table:table-cell office:value-type="float" office:value="1.50981" calcext:value-type="float">
            <text:p>1.50981</text:p>
          </table:table-cell>
          <table:table-cell office:value-type="float" office:value="1.72924" calcext:value-type="float">
            <text:p>1.72924</text:p>
          </table:table-cell>
        </table:table-row>
        <table:table-row table:style-name="ro1">
          <table:table-cell office:value-type="float" office:value="3.63943" calcext:value-type="float">
            <text:p>3.63943</text:p>
          </table:table-cell>
          <table:table-cell office:value-type="float" office:value="3.20156" calcext:value-type="float">
            <text:p>3.20156</text:p>
          </table:table-cell>
          <table:table-cell office:value-type="float" office:value="3.33105" calcext:value-type="float">
            <text:p>3.33105</text:p>
          </table:table-cell>
          <table:table-cell office:value-type="float" office:value="2.90732" calcext:value-type="float">
            <text:p>2.90732</text:p>
          </table:table-cell>
          <table:table-cell office:value-type="float" office:value="3.15407" calcext:value-type="float">
            <text:p>3.15407</text:p>
          </table:table-cell>
          <table:table-cell office:value-type="float" office:value="2.71911" calcext:value-type="float">
            <text:p>2.71911</text:p>
          </table:table-cell>
          <table:table-cell office:value-type="float" office:value="3.10268" calcext:value-type="float">
            <text:p>3.10268</text:p>
          </table:table-cell>
          <table:table-cell office:value-type="float" office:value="2.67583" calcext:value-type="float">
            <text:p>2.67583</text:p>
          </table:table-cell>
          <table:table-cell office:value-type="float" office:value="2.15331" calcext:value-type="float">
            <text:p>2.15331</text:p>
          </table:table-cell>
        </table:table-row>
        <table:table-row table:style-name="ro1">
          <table:table-cell office:value-type="float" office:value="2.47422" calcext:value-type="float">
            <text:p>2.47422</text:p>
          </table:table-cell>
          <table:table-cell office:value-type="float" office:value="1.94249" calcext:value-type="float">
            <text:p>1.94249</text:p>
          </table:table-cell>
          <table:table-cell office:value-type="float" office:value="1.95252" calcext:value-type="float">
            <text:p>1.95252</text:p>
          </table:table-cell>
          <table:table-cell office:value-type="float" office:value="1.94932" calcext:value-type="float">
            <text:p>1.94932</text:p>
          </table:table-cell>
          <table:table-cell office:value-type="float" office:value="2.13987" calcext:value-type="float">
            <text:p>2.13987</text:p>
          </table:table-cell>
          <table:table-cell office:value-type="float" office:value="1.57985" calcext:value-type="float">
            <text:p>1.57985</text:p>
          </table:table-cell>
          <table:table-cell office:value-type="float" office:value="1.9049" calcext:value-type="float">
            <text:p>1.9049</text:p>
          </table:table-cell>
          <table:table-cell office:value-type="float" office:value="1.74025" calcext:value-type="float">
            <text:p>1.74025</text:p>
          </table:table-cell>
          <table:table-cell office:value-type="float" office:value="1.31944" calcext:value-type="float">
            <text:p>1.31944</text:p>
          </table:table-cell>
        </table:table-row>
        <table:table-row table:style-name="ro1">
          <table:table-cell office:value-type="float" office:value="3.15827" calcext:value-type="float">
            <text:p>3.15827</text:p>
          </table:table-cell>
          <table:table-cell office:value-type="float" office:value="2.19812" calcext:value-type="float">
            <text:p>2.19812</text:p>
          </table:table-cell>
          <table:table-cell office:value-type="float" office:value="2.41527" calcext:value-type="float">
            <text:p>2.41527</text:p>
          </table:table-cell>
          <table:table-cell office:value-type="float" office:value="2.34401" calcext:value-type="float">
            <text:p>2.34401</text:p>
          </table:table-cell>
          <table:table-cell office:value-type="float" office:value="2.29557" calcext:value-type="float">
            <text:p>2.29557</text:p>
          </table:table-cell>
          <table:table-cell office:value-type="float" office:value="2.37282" calcext:value-type="float">
            <text:p>2.37282</text:p>
          </table:table-cell>
          <table:table-cell office:value-type="float" office:value="2.41987" calcext:value-type="float">
            <text:p>2.41987</text:p>
          </table:table-cell>
          <table:table-cell office:value-type="float" office:value="2.08005" calcext:value-type="float">
            <text:p>2.08005</text:p>
          </table:table-cell>
          <table:table-cell office:value-type="float" office:value="1.68566" calcext:value-type="float">
            <text:p>1.68566</text:p>
          </table:table-cell>
        </table:table-row>
        <table:table-row table:style-name="ro1">
          <table:table-cell office:value-type="float" office:value="2.80587" calcext:value-type="float">
            <text:p>2.80587</text:p>
          </table:table-cell>
          <table:table-cell office:value-type="float" office:value="2.03169" calcext:value-type="float">
            <text:p>2.03169</text:p>
          </table:table-cell>
          <table:table-cell office:value-type="float" office:value="2.44986" calcext:value-type="float">
            <text:p>2.44986</text:p>
          </table:table-cell>
          <table:table-cell office:value-type="float" office:value="2.02908" calcext:value-type="float">
            <text:p>2.02908</text:p>
          </table:table-cell>
          <table:table-cell office:value-type="float" office:value="1.99492" calcext:value-type="float">
            <text:p>1.99492</text:p>
          </table:table-cell>
          <table:table-cell office:value-type="float" office:value="1.95398" calcext:value-type="float">
            <text:p>1.95398</text:p>
          </table:table-cell>
          <table:table-cell office:value-type="float" office:value="1.92652" calcext:value-type="float">
            <text:p>1.92652</text:p>
          </table:table-cell>
          <table:table-cell office:value-type="float" office:value="1.65476" calcext:value-type="float">
            <text:p>1.65476</text:p>
          </table:table-cell>
          <table:table-cell office:value-type="float" office:value="1.82182" calcext:value-type="float">
            <text:p>1.82182</text:p>
          </table:table-cell>
        </table:table-row>
        <table:table-row table:style-name="ro1">
          <table:table-cell office:value-type="float" office:value="3.3802" calcext:value-type="float">
            <text:p>3.3802</text:p>
          </table:table-cell>
          <table:table-cell office:value-type="float" office:value="1.81039" calcext:value-type="float">
            <text:p>1.81039</text:p>
          </table:table-cell>
          <table:table-cell office:value-type="float" office:value="2.4511" calcext:value-type="float">
            <text:p>2.4511</text:p>
          </table:table-cell>
          <table:table-cell office:value-type="float" office:value="2.26679" calcext:value-type="float">
            <text:p>2.26679</text:p>
          </table:table-cell>
          <table:table-cell office:value-type="float" office:value="2.10307" calcext:value-type="float">
            <text:p>2.10307</text:p>
          </table:table-cell>
          <table:table-cell office:value-type="float" office:value="1.60331" calcext:value-type="float">
            <text:p>1.60331</text:p>
          </table:table-cell>
          <table:table-cell office:value-type="float" office:value="1.98946" calcext:value-type="float">
            <text:p>1.98946</text:p>
          </table:table-cell>
          <table:table-cell office:value-type="float" office:value="1.648" calcext:value-type="float">
            <text:p>1.648</text:p>
          </table:table-cell>
          <table:table-cell office:value-type="float" office:value="1.78737" calcext:value-type="float">
            <text:p>1.78737</text:p>
          </table:table-cell>
        </table:table-row>
        <table:table-row table:style-name="ro1">
          <table:table-cell office:value-type="float" office:value="1.48544" calcext:value-type="float">
            <text:p>1.48544</text:p>
          </table:table-cell>
          <table:table-cell office:value-type="float" office:value="0.291385" calcext:value-type="float">
            <text:p>0.291385</text:p>
          </table:table-cell>
          <table:table-cell office:value-type="float" office:value="0.301695" calcext:value-type="float">
            <text:p>0.301695</text:p>
          </table:table-cell>
          <table:table-cell office:value-type="float" office:value="0.329049" calcext:value-type="float">
            <text:p>0.329049</text:p>
          </table:table-cell>
          <table:table-cell office:value-type="float" office:value="0.290089" calcext:value-type="float">
            <text:p>0.290089</text:p>
          </table:table-cell>
          <table:table-cell office:value-type="float" office:value="0.185267" calcext:value-type="float">
            <text:p>0.185267</text:p>
          </table:table-cell>
          <table:table-cell office:value-type="float" office:value="0.303807" calcext:value-type="float">
            <text:p>0.303807</text:p>
          </table:table-cell>
          <table:table-cell office:value-type="float" office:value="0.0254768" calcext:value-type="float">
            <text:p>0.0254768</text:p>
          </table:table-cell>
          <table:table-cell office:value-type="float" office:value="0.0136995" calcext:value-type="float">
            <text:p>0.0136995</text:p>
          </table:table-cell>
        </table:table-row>
        <table:table-row table:style-name="ro1">
          <table:table-cell office:value-type="float" office:value="2.45511" calcext:value-type="float">
            <text:p>2.45511</text:p>
          </table:table-cell>
          <table:table-cell office:value-type="float" office:value="1.70424" calcext:value-type="float">
            <text:p>1.70424</text:p>
          </table:table-cell>
          <table:table-cell office:value-type="float" office:value="1.52478" calcext:value-type="float">
            <text:p>1.52478</text:p>
          </table:table-cell>
          <table:table-cell office:value-type="float" office:value="1.92138" calcext:value-type="float">
            <text:p>1.92138</text:p>
          </table:table-cell>
          <table:table-cell office:value-type="float" office:value="1.74267" calcext:value-type="float">
            <text:p>1.74267</text:p>
          </table:table-cell>
          <table:table-cell office:value-type="float" office:value="1.40515" calcext:value-type="float">
            <text:p>1.40515</text:p>
          </table:table-cell>
          <table:table-cell office:value-type="float" office:value="1.38308" calcext:value-type="float">
            <text:p>1.38308</text:p>
          </table:table-cell>
          <table:table-cell office:value-type="float" office:value="1.87636" calcext:value-type="float">
            <text:p>1.87636</text:p>
          </table:table-cell>
          <table:table-cell office:value-type="float" office:value="1.40041" calcext:value-type="float">
            <text:p>1.40041</text:p>
          </table:table-cell>
        </table:table-row>
        <table:table-row table:style-name="ro1">
          <table:table-cell office:value-type="float" office:value="3.15191" calcext:value-type="float">
            <text:p>3.15191</text:p>
          </table:table-cell>
          <table:table-cell office:value-type="float" office:value="2.17486" calcext:value-type="float">
            <text:p>2.17486</text:p>
          </table:table-cell>
          <table:table-cell office:value-type="float" office:value="2.09758" calcext:value-type="float">
            <text:p>2.09758</text:p>
          </table:table-cell>
          <table:table-cell office:value-type="float" office:value="2.66001" calcext:value-type="float">
            <text:p>2.66001</text:p>
          </table:table-cell>
          <table:table-cell office:value-type="float" office:value="2.05941" calcext:value-type="float">
            <text:p>2.05941</text:p>
          </table:table-cell>
          <table:table-cell office:value-type="float" office:value="1.83832" calcext:value-type="float">
            <text:p>1.83832</text:p>
          </table:table-cell>
          <table:table-cell office:value-type="float" office:value="2.36573" calcext:value-type="float">
            <text:p>2.36573</text:p>
          </table:table-cell>
          <table:table-cell office:value-type="float" office:value="1.68097" calcext:value-type="float">
            <text:p>1.68097</text:p>
          </table:table-cell>
          <table:table-cell office:value-type="float" office:value="1.80372" calcext:value-type="float">
            <text:p>1.80372</text:p>
          </table:table-cell>
        </table:table-row>
        <table:table-row table:style-name="ro1">
          <table:table-cell office:value-type="float" office:value="2.87102" calcext:value-type="float">
            <text:p>2.87102</text:p>
          </table:table-cell>
          <table:table-cell office:value-type="float" office:value="1.86859" calcext:value-type="float">
            <text:p>1.86859</text:p>
          </table:table-cell>
          <table:table-cell office:value-type="float" office:value="2.47796" calcext:value-type="float">
            <text:p>2.47796</text:p>
          </table:table-cell>
          <table:table-cell office:value-type="float" office:value="2.23162" calcext:value-type="float">
            <text:p>2.23162</text:p>
          </table:table-cell>
          <table:table-cell office:value-type="float" office:value="1.99377" calcext:value-type="float">
            <text:p>1.99377</text:p>
          </table:table-cell>
          <table:table-cell office:value-type="float" office:value="2.06805" calcext:value-type="float">
            <text:p>2.06805</text:p>
          </table:table-cell>
          <table:table-cell office:value-type="float" office:value="2.05632" calcext:value-type="float">
            <text:p>2.05632</text:p>
          </table:table-cell>
          <table:table-cell office:value-type="float" office:value="1.57637" calcext:value-type="float">
            <text:p>1.57637</text:p>
          </table:table-cell>
          <table:table-cell office:value-type="float" office:value="1.76148" calcext:value-type="float">
            <text:p>1.76148</text:p>
          </table:table-cell>
        </table:table-row>
        <table:table-row table:style-name="ro1">
          <table:table-cell office:value-type="float" office:value="3.08807" calcext:value-type="float">
            <text:p>3.08807</text:p>
          </table:table-cell>
          <table:table-cell office:value-type="float" office:value="2.77865" calcext:value-type="float">
            <text:p>2.77865</text:p>
          </table:table-cell>
          <table:table-cell office:value-type="float" office:value="2.40823" calcext:value-type="float">
            <text:p>2.40823</text:p>
          </table:table-cell>
          <table:table-cell office:value-type="float" office:value="2.71697" calcext:value-type="float">
            <text:p>2.71697</text:p>
          </table:table-cell>
          <table:table-cell office:value-type="float" office:value="2.30869" calcext:value-type="float">
            <text:p>2.30869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2.40981" calcext:value-type="float">
            <text:p>2.40981</text:p>
          </table:table-cell>
          <table:table-cell office:value-type="float" office:value="2.59027" calcext:value-type="float">
            <text:p>2.59027</text:p>
          </table:table-cell>
          <table:table-cell office:value-type="float" office:value="3.03741" calcext:value-type="float">
            <text:p>3.03741</text:p>
          </table:table-cell>
        </table:table-row>
        <table:table-row table:style-name="ro1">
          <table:table-cell office:value-type="float" office:value="2.04595" calcext:value-type="float">
            <text:p>2.04595</text:p>
          </table:table-cell>
          <table:table-cell office:value-type="float" office:value="1.91805" calcext:value-type="float">
            <text:p>1.91805</text:p>
          </table:table-cell>
          <table:table-cell office:value-type="float" office:value="1.80559" calcext:value-type="float">
            <text:p>1.80559</text:p>
          </table:table-cell>
          <table:table-cell office:value-type="float" office:value="2.02736" calcext:value-type="float">
            <text:p>2.02736</text:p>
          </table:table-cell>
          <table:table-cell office:value-type="float" office:value="1.74411" calcext:value-type="float">
            <text:p>1.74411</text:p>
          </table:table-cell>
          <table:table-cell office:value-type="float" office:value="1.77276" calcext:value-type="float">
            <text:p>1.77276</text:p>
          </table:table-cell>
          <table:table-cell office:value-type="float" office:value="1.57942" calcext:value-type="float">
            <text:p>1.57942</text:p>
          </table:table-cell>
          <table:table-cell office:value-type="float" office:value="1.5828" calcext:value-type="float">
            <text:p>1.5828</text:p>
          </table:table-cell>
          <table:table-cell office:value-type="float" office:value="1.29022" calcext:value-type="float">
            <text:p>1.29022</text:p>
          </table:table-cell>
        </table:table-row>
        <table:table-row table:style-name="ro1">
          <table:table-cell office:value-type="float" office:value="0.30754" calcext:value-type="float">
            <text:p>0.30754</text:p>
          </table:table-cell>
          <table:table-cell office:value-type="float" office:value="0.255535" calcext:value-type="float">
            <text:p>0.255535</text:p>
          </table:table-cell>
          <table:table-cell office:value-type="float" office:value="0.234664" calcext:value-type="float">
            <text:p>0.234664</text:p>
          </table:table-cell>
          <table:table-cell office:value-type="float" office:value="0.232823" calcext:value-type="float">
            <text:p>0.232823</text:p>
          </table:table-cell>
          <table:table-cell office:value-type="float" office:value="0.0999798" calcext:value-type="float">
            <text:p>0.0999798</text:p>
          </table:table-cell>
          <table:table-cell office:value-type="float" office:value="0.0534935" calcext:value-type="float">
            <text:p>0.0534935</text:p>
          </table:table-cell>
          <table:table-cell office:value-type="float" office:value="0.133821" calcext:value-type="float">
            <text:p>0.133821</text:p>
          </table:table-cell>
          <table:table-cell office:value-type="float" office:value="0.184509" calcext:value-type="float">
            <text:p>0.184509</text:p>
          </table:table-cell>
          <table:table-cell office:value-type="float" office:value="0.318119" calcext:value-type="float">
            <text:p>0.318119</text:p>
          </table:table-cell>
        </table:table-row>
        <table:table-row table:style-name="ro1">
          <table:table-cell office:value-type="float" office:value="2.46915" calcext:value-type="float">
            <text:p>2.46915</text:p>
          </table:table-cell>
          <table:table-cell office:value-type="float" office:value="1.83615" calcext:value-type="float">
            <text:p>1.83615</text:p>
          </table:table-cell>
          <table:table-cell office:value-type="float" office:value="2.22365" calcext:value-type="float">
            <text:p>2.22365</text:p>
          </table:table-cell>
          <table:table-cell office:value-type="float" office:value="2.11604" calcext:value-type="float">
            <text:p>2.11604</text:p>
          </table:table-cell>
          <table:table-cell office:value-type="float" office:value="2.01886" calcext:value-type="float">
            <text:p>2.01886</text:p>
          </table:table-cell>
          <table:table-cell office:value-type="float" office:value="1.5838" calcext:value-type="float">
            <text:p>1.5838</text:p>
          </table:table-cell>
          <table:table-cell office:value-type="float" office:value="1.81203" calcext:value-type="float">
            <text:p>1.81203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1.57088" calcext:value-type="float">
            <text:p>1.57088</text:p>
          </table:table-cell>
        </table:table-row>
        <table:table-row table:style-name="ro1">
          <table:table-cell office:value-type="float" office:value="2.92231" calcext:value-type="float">
            <text:p>2.92231</text:p>
          </table:table-cell>
          <table:table-cell office:value-type="float" office:value="2.3032" calcext:value-type="float">
            <text:p>2.3032</text:p>
          </table:table-cell>
          <table:table-cell office:value-type="float" office:value="2.13656" calcext:value-type="float">
            <text:p>2.13656</text:p>
          </table:table-cell>
          <table:table-cell office:value-type="float" office:value="2.2951" calcext:value-type="float">
            <text:p>2.2951</text:p>
          </table:table-cell>
          <table:table-cell office:value-type="float" office:value="2.04205" calcext:value-type="float">
            <text:p>2.04205</text:p>
          </table:table-cell>
          <table:table-cell office:value-type="float" office:value="2.16175" calcext:value-type="float">
            <text:p>2.16175</text:p>
          </table:table-cell>
          <table:table-cell office:value-type="float" office:value="1.55121" calcext:value-type="float">
            <text:p>1.55121</text:p>
          </table:table-cell>
          <table:table-cell office:value-type="float" office:value="1.6353" calcext:value-type="float">
            <text:p>1.6353</text:p>
          </table:table-cell>
          <table:table-cell office:value-type="float" office:value="1.35223" calcext:value-type="float">
            <text:p>1.35223</text:p>
          </table:table-cell>
        </table:table-row>
        <table:table-row table:style-name="ro1">
          <table:table-cell office:value-type="float" office:value="2.15158" calcext:value-type="float">
            <text:p>2.15158</text:p>
          </table:table-cell>
          <table:table-cell office:value-type="float" office:value="1.70198" calcext:value-type="float">
            <text:p>1.70198</text:p>
          </table:table-cell>
          <table:table-cell office:value-type="float" office:value="1.28574" calcext:value-type="float">
            <text:p>1.28574</text:p>
          </table:table-cell>
          <table:table-cell office:value-type="float" office:value="1.24689" calcext:value-type="float">
            <text:p>1.24689</text:p>
          </table:table-cell>
          <table:table-cell office:value-type="float" office:value="1.44089" calcext:value-type="float">
            <text:p>1.44089</text:p>
          </table:table-cell>
          <table:table-cell office:value-type="float" office:value="1.3149" calcext:value-type="float">
            <text:p>1.3149</text:p>
          </table:table-cell>
          <table:table-cell office:value-type="float" office:value="1.16064" calcext:value-type="float">
            <text:p>1.16064</text:p>
          </table:table-cell>
          <table:table-cell office:value-type="float" office:value="1.06693" calcext:value-type="float">
            <text:p>1.06693</text:p>
          </table:table-cell>
          <table:table-cell office:value-type="float" office:value="1.05257" calcext:value-type="float">
            <text:p>1.05257</text:p>
          </table:table-cell>
        </table:table-row>
        <table:table-row table:style-name="ro1">
          <table:table-cell office:value-type="float" office:value="2.5093" calcext:value-type="float">
            <text:p>2.5093</text:p>
          </table:table-cell>
          <table:table-cell office:value-type="float" office:value="1.74644" calcext:value-type="float">
            <text:p>1.74644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1.97349" calcext:value-type="float">
            <text:p>1.97349</text:p>
          </table:table-cell>
          <table:table-cell office:value-type="float" office:value="1.53622" calcext:value-type="float">
            <text:p>1.53622</text:p>
          </table:table-cell>
          <table:table-cell office:value-type="float" office:value="1.53903" calcext:value-type="float">
            <text:p>1.53903</text:p>
          </table:table-cell>
          <table:table-cell office:value-type="float" office:value="1.64462" calcext:value-type="float">
            <text:p>1.64462</text:p>
          </table:table-cell>
          <table:table-cell office:value-type="float" office:value="1.22342" calcext:value-type="float">
            <text:p>1.22342</text:p>
          </table:table-cell>
          <table:table-cell office:value-type="float" office:value="1.06939" calcext:value-type="float">
            <text:p>1.06939</text:p>
          </table:table-cell>
        </table:table-row>
        <table:table-row table:style-name="ro1">
          <table:table-cell office:value-type="float" office:value="1.89613" calcext:value-type="float">
            <text:p>1.89613</text:p>
          </table:table-cell>
          <table:table-cell office:value-type="float" office:value="0.672048" calcext:value-type="float">
            <text:p>0.672048</text:p>
          </table:table-cell>
          <table:table-cell office:value-type="float" office:value="0.728185" calcext:value-type="float">
            <text:p>0.728185</text:p>
          </table:table-cell>
          <table:table-cell office:value-type="float" office:value="0.689036" calcext:value-type="float">
            <text:p>0.689036</text:p>
          </table:table-cell>
          <table:table-cell office:value-type="float" office:value="0.459344" calcext:value-type="float">
            <text:p>0.459344</text:p>
          </table:table-cell>
          <table:table-cell office:value-type="float" office:value="0.532744" calcext:value-type="float">
            <text:p>0.532744</text:p>
          </table:table-cell>
          <table:table-cell office:value-type="float" office:value="0.255467" calcext:value-type="float">
            <text:p>0.255467</text:p>
          </table:table-cell>
          <table:table-cell office:value-type="float" office:value="0.297753" calcext:value-type="float">
            <text:p>0.297753</text:p>
          </table:table-cell>
          <table:table-cell office:value-type="float" office:value="0.263146" calcext:value-type="float">
            <text:p>0.263146</text:p>
          </table:table-cell>
        </table:table-row>
        <table:table-row table:style-name="ro1">
          <table:table-cell office:value-type="float" office:value="0.0675718" calcext:value-type="float">
            <text:p>0.0675718</text:p>
          </table:table-cell>
          <table:table-cell office:value-type="float" office:value="0.107985" calcext:value-type="float">
            <text:p>0.107985</text:p>
          </table:table-cell>
          <table:table-cell office:value-type="float" office:value="0.0955314" calcext:value-type="float">
            <text:p>0.0955314</text:p>
          </table:table-cell>
          <table:table-cell office:value-type="float" office:value="0.0172272" calcext:value-type="float">
            <text:p>0.0172272</text:p>
          </table:table-cell>
          <table:table-cell office:value-type="float" office:value="0.00944585" calcext:value-type="float">
            <text:p>0.00944585</text:p>
          </table:table-cell>
          <table:table-cell office:value-type="float" office:value="0.0166739" calcext:value-type="float">
            <text:p>0.0166739</text:p>
          </table:table-cell>
          <table:table-cell office:value-type="float" office:value="0.0312677" calcext:value-type="float">
            <text:p>0.0312677</text:p>
          </table:table-cell>
          <table:table-cell office:value-type="float" office:value="0.00587756" calcext:value-type="float">
            <text:p>0.00587756</text:p>
          </table:table-cell>
          <table:table-cell office:value-type="float" office:value="0.199357" calcext:value-type="float">
            <text:p>0.199357</text:p>
          </table:table-cell>
        </table:table-row>
        <table:table-row table:style-name="ro1">
          <table:table-cell office:value-type="float" office:value="0.0896081" calcext:value-type="float">
            <text:p>0.0896081</text:p>
          </table:table-cell>
          <table:table-cell office:value-type="float" office:value="0.0937123" calcext:value-type="float">
            <text:p>0.0937123</text:p>
          </table:table-cell>
          <table:table-cell office:value-type="float" office:value="0.152805" calcext:value-type="float">
            <text:p>0.152805</text:p>
          </table:table-cell>
          <table:table-cell office:value-type="float" office:value="0.0538826" calcext:value-type="float">
            <text:p>0.0538826</text:p>
          </table:table-cell>
          <table:table-cell office:value-type="float" office:value="0.047303" calcext:value-type="float">
            <text:p>0.047303</text:p>
          </table:table-cell>
          <table:table-cell office:value-type="float" office:value="0.061166" calcext:value-type="float">
            <text:p>0.061166</text:p>
          </table:table-cell>
          <table:table-cell office:value-type="float" office:value="0.142601" calcext:value-type="float">
            <text:p>0.142601</text:p>
          </table:table-cell>
          <table:table-cell office:value-type="float" office:value="0.0542547" calcext:value-type="float">
            <text:p>0.0542547</text:p>
          </table:table-cell>
          <table:table-cell office:value-type="float" office:value="0.0974745" calcext:value-type="float">
            <text:p>0.0974745</text:p>
          </table:table-cell>
        </table:table-row>
        <table:table-row table:style-name="ro1">
          <table:table-cell office:value-type="float" office:value="2.4621" calcext:value-type="float">
            <text:p>2.4621</text:p>
          </table:table-cell>
          <table:table-cell office:value-type="float" office:value="1.98682" calcext:value-type="float">
            <text:p>1.98682</text:p>
          </table:table-cell>
          <table:table-cell office:value-type="float" office:value="2.62197" calcext:value-type="float">
            <text:p>2.62197</text:p>
          </table:table-cell>
          <table:table-cell office:value-type="float" office:value="2.26019" calcext:value-type="float">
            <text:p>2.26019</text:p>
          </table:table-cell>
          <table:table-cell office:value-type="float" office:value="2.49933" calcext:value-type="float">
            <text:p>2.49933</text:p>
          </table:table-cell>
          <table:table-cell office:value-type="float" office:value="1.71198" calcext:value-type="float">
            <text:p>1.71198</text:p>
          </table:table-cell>
          <table:table-cell office:value-type="float" office:value="2.04151" calcext:value-type="float">
            <text:p>2.04151</text:p>
          </table:table-cell>
          <table:table-cell office:value-type="float" office:value="2.06107" calcext:value-type="float">
            <text:p>2.06107</text:p>
          </table:table-cell>
          <table:table-cell office:value-type="float" office:value="1.97617" calcext:value-type="float">
            <text:p>1.97617</text:p>
          </table:table-cell>
        </table:table-row>
        <table:table-row table:style-name="ro1">
          <table:table-cell office:value-type="float" office:value="2.0278" calcext:value-type="float">
            <text:p>2.0278</text:p>
          </table:table-cell>
          <table:table-cell office:value-type="float" office:value="1.73854" calcext:value-type="float">
            <text:p>1.73854</text:p>
          </table:table-cell>
          <table:table-cell office:value-type="float" office:value="1.77785" calcext:value-type="float">
            <text:p>1.77785</text:p>
          </table:table-cell>
          <table:table-cell office:value-type="float" office:value="1.89586" calcext:value-type="float">
            <text:p>1.89586</text:p>
          </table:table-cell>
          <table:table-cell office:value-type="float" office:value="1.76392" calcext:value-type="float">
            <text:p>1.76392</text:p>
          </table:table-cell>
          <table:table-cell office:value-type="float" office:value="1.46177" calcext:value-type="float">
            <text:p>1.46177</text:p>
          </table:table-cell>
          <table:table-cell office:value-type="float" office:value="1.75837" calcext:value-type="float">
            <text:p>1.75837</text:p>
          </table:table-cell>
          <table:table-cell office:value-type="float" office:value="1.62829" calcext:value-type="float">
            <text:p>1.62829</text:p>
          </table:table-cell>
          <table:table-cell office:value-type="float" office:value="1.27996" calcext:value-type="float">
            <text:p>1.27996</text:p>
          </table:table-cell>
        </table:table-row>
        <table:table-row table:style-name="ro1">
          <table:table-cell office:value-type="float" office:value="2.95312" calcext:value-type="float">
            <text:p>2.95312</text:p>
          </table:table-cell>
          <table:table-cell office:value-type="float" office:value="2.01825" calcext:value-type="float">
            <text:p>2.01825</text:p>
          </table:table-cell>
          <table:table-cell office:value-type="float" office:value="2.13983" calcext:value-type="float">
            <text:p>2.13983</text:p>
          </table:table-cell>
          <table:table-cell office:value-type="float" office:value="1.93364" calcext:value-type="float">
            <text:p>1.93364</text:p>
          </table:table-cell>
          <table:table-cell office:value-type="float" office:value="1.81237" calcext:value-type="float">
            <text:p>1.81237</text:p>
          </table:table-cell>
          <table:table-cell office:value-type="float" office:value="1.70382" calcext:value-type="float">
            <text:p>1.70382</text:p>
          </table:table-cell>
          <table:table-cell office:value-type="float" office:value="1.61423" calcext:value-type="float">
            <text:p>1.61423</text:p>
          </table:table-cell>
          <table:table-cell office:value-type="float" office:value="1.56493" calcext:value-type="float">
            <text:p>1.56493</text:p>
          </table:table-cell>
          <table:table-cell office:value-type="float" office:value="1.79543" calcext:value-type="float">
            <text:p>1.79543</text:p>
          </table:table-cell>
        </table:table-row>
        <table:table-row table:style-name="ro1">
          <table:table-cell office:value-type="float" office:value="0.0405252" calcext:value-type="float">
            <text:p>0.0405252</text:p>
          </table:table-cell>
          <table:table-cell office:value-type="float" office:value="0.0258934" calcext:value-type="float">
            <text:p>0.0258934</text:p>
          </table:table-cell>
          <table:table-cell office:value-type="float" office:value="0.0190545" calcext:value-type="float">
            <text:p>0.0190545</text:p>
          </table:table-cell>
          <table:table-cell office:value-type="float" office:value="0.021532" calcext:value-type="float">
            <text:p>0.021532</text:p>
          </table:table-cell>
          <table:table-cell office:value-type="float" office:value="0.017793" calcext:value-type="float">
            <text:p>0.017793</text:p>
          </table:table-cell>
          <table:table-cell office:value-type="float" office:value="0.0146623" calcext:value-type="float">
            <text:p>0.0146623</text:p>
          </table:table-cell>
          <table:table-cell office:value-type="float" office:value="0.0169431" calcext:value-type="float">
            <text:p>0.0169431</text:p>
          </table:table-cell>
          <table:table-cell office:value-type="float" office:value="0.0140388" calcext:value-type="float">
            <text:p>0.0140388</text:p>
          </table:table-cell>
          <table:table-cell office:value-type="float" office:value="0.0152405" calcext:value-type="float">
            <text:p>0.0152405</text:p>
          </table:table-cell>
        </table:table-row>
        <table:table-row table:style-name="ro1">
          <table:table-cell office:value-type="float" office:value="1.74137" calcext:value-type="float">
            <text:p>1.74137</text:p>
          </table:table-cell>
          <table:table-cell office:value-type="float" office:value="1.52831" calcext:value-type="float">
            <text:p>1.52831</text:p>
          </table:table-cell>
          <table:table-cell office:value-type="float" office:value="1.55803" calcext:value-type="float">
            <text:p>1.55803</text:p>
          </table:table-cell>
          <table:table-cell office:value-type="float" office:value="1.36192" calcext:value-type="float">
            <text:p>1.36192</text:p>
          </table:table-cell>
          <table:table-cell office:value-type="float" office:value="1.21513" calcext:value-type="float">
            <text:p>1.21513</text:p>
          </table:table-cell>
          <table:table-cell office:value-type="float" office:value="1.14028" calcext:value-type="float">
            <text:p>1.14028</text:p>
          </table:table-cell>
          <table:table-cell office:value-type="float" office:value="1.03872" calcext:value-type="float">
            <text:p>1.03872</text:p>
          </table:table-cell>
          <table:table-cell office:value-type="float" office:value="0.872173" calcext:value-type="float">
            <text:p>0.872173</text:p>
          </table:table-cell>
          <table:table-cell office:value-type="float" office:value="0.656954" calcext:value-type="float">
            <text:p>0.656954</text:p>
          </table:table-cell>
        </table:table-row>
        <table:table-row table:style-name="ro1">
          <table:table-cell office:value-type="float" office:value="1.94707" calcext:value-type="float">
            <text:p>1.94707</text:p>
          </table:table-cell>
          <table:table-cell office:value-type="float" office:value="1.70308" calcext:value-type="float">
            <text:p>1.70308</text:p>
          </table:table-cell>
          <table:table-cell office:value-type="float" office:value="2.12571" calcext:value-type="float">
            <text:p>2.12571</text:p>
          </table:table-cell>
          <table:table-cell office:value-type="float" office:value="1.72017" calcext:value-type="float">
            <text:p>1.72017</text:p>
          </table:table-cell>
          <table:table-cell office:value-type="float" office:value="1.53421" calcext:value-type="float">
            <text:p>1.53421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1.98716" calcext:value-type="float">
            <text:p>1.98716</text:p>
          </table:table-cell>
          <table:table-cell office:value-type="float" office:value="1.71063" calcext:value-type="float">
            <text:p>1.71063</text:p>
          </table:table-cell>
          <table:table-cell office:value-type="float" office:value="1.17168" calcext:value-type="float">
            <text:p>1.17168</text:p>
          </table:table-cell>
        </table:table-row>
        <table:table-row table:style-name="ro1">
          <table:table-cell office:value-type="float" office:value="0.00640414" calcext:value-type="float">
            <text:p>0.00640414</text:p>
          </table:table-cell>
          <table:table-cell office:value-type="float" office:value="0.00622711" calcext:value-type="float">
            <text:p>0.00622711</text:p>
          </table:table-cell>
          <table:table-cell office:value-type="float" office:value="0.00291707" calcext:value-type="float">
            <text:p>0.00291707</text:p>
          </table:table-cell>
          <table:table-cell office:value-type="float" office:value="0.0063471" calcext:value-type="float">
            <text:p>0.0063471</text:p>
          </table:table-cell>
          <table:table-cell office:value-type="float" office:value="0.00290047" calcext:value-type="float">
            <text:p>0.00290047</text:p>
          </table:table-cell>
          <table:table-cell office:value-type="float" office:value="0.00286483" calcext:value-type="float">
            <text:p>0.00286483</text:p>
          </table:table-cell>
          <table:table-cell office:value-type="float" office:value="0.00347804" calcext:value-type="float">
            <text:p>0.00347804</text:p>
          </table:table-cell>
          <table:table-cell office:value-type="float" office:value="0.00286832" calcext:value-type="float">
            <text:p>0.00286832</text:p>
          </table:table-cell>
          <table:table-cell office:value-type="float" office:value="0.00288889" calcext:value-type="float">
            <text:p>0.00288889</text:p>
          </table:table-cell>
        </table:table-row>
        <table:table-row table:style-name="ro1">
          <table:table-cell office:value-type="float" office:value="2.2363" calcext:value-type="float">
            <text:p>2.2363</text:p>
          </table:table-cell>
          <table:table-cell office:value-type="float" office:value="2.90367" calcext:value-type="float">
            <text:p>2.90367</text:p>
          </table:table-cell>
          <table:table-cell office:value-type="float" office:value="2.09438" calcext:value-type="float">
            <text:p>2.09438</text:p>
          </table:table-cell>
          <table:table-cell office:value-type="float" office:value="2.51666" calcext:value-type="float">
            <text:p>2.51666</text:p>
          </table:table-cell>
          <table:table-cell office:value-type="float" office:value="1.87607" calcext:value-type="float">
            <text:p>1.87607</text:p>
          </table:table-cell>
          <table:table-cell office:value-type="float" office:value="1.4361" calcext:value-type="float">
            <text:p>1.4361</text:p>
          </table:table-cell>
          <table:table-cell office:value-type="float" office:value="2.3276" calcext:value-type="float">
            <text:p>2.3276</text:p>
          </table:table-cell>
          <table:table-cell office:value-type="float" office:value="1.98058" calcext:value-type="float">
            <text:p>1.98058</text:p>
          </table:table-cell>
          <table:table-cell office:value-type="float" office:value="2.01588" calcext:value-type="float">
            <text:p>2.01588</text:p>
          </table:table-cell>
        </table:table-row>
        <table:table-row table:style-name="ro1">
          <table:table-cell office:value-type="float" office:value="0.0118884" calcext:value-type="float">
            <text:p>0.0118884</text:p>
          </table:table-cell>
          <table:table-cell office:value-type="float" office:value="0.0175135" calcext:value-type="float">
            <text:p>0.0175135</text:p>
          </table:table-cell>
          <table:table-cell office:value-type="float" office:value="0.00570688" calcext:value-type="float">
            <text:p>0.00570688</text:p>
          </table:table-cell>
          <table:table-cell office:value-type="float" office:value="0.0171827" calcext:value-type="float">
            <text:p>0.0171827</text:p>
          </table:table-cell>
          <table:table-cell office:value-type="float" office:value="0.00909186" calcext:value-type="float">
            <text:p>0.00909186</text:p>
          </table:table-cell>
          <table:table-cell office:value-type="float" office:value="0.0207687" calcext:value-type="float">
            <text:p>0.0207687</text:p>
          </table:table-cell>
          <table:table-cell office:value-type="float" office:value="0.00762744" calcext:value-type="float">
            <text:p>0.00762744</text:p>
          </table:table-cell>
          <table:table-cell office:value-type="float" office:value="0.00972367" calcext:value-type="float">
            <text:p>0.00972367</text:p>
          </table:table-cell>
          <table:table-cell office:value-type="float" office:value="0.00617934" calcext:value-type="float">
            <text:p>0.00617934</text:p>
          </table:table-cell>
        </table:table-row>
        <table:table-row table:style-name="ro1">
          <table:table-cell office:value-type="float" office:value="3.62797" calcext:value-type="float">
            <text:p>3.62797</text:p>
          </table:table-cell>
          <table:table-cell office:value-type="float" office:value="2.25865" calcext:value-type="float">
            <text:p>2.25865</text:p>
          </table:table-cell>
          <table:table-cell office:value-type="float" office:value="2.4818" calcext:value-type="float">
            <text:p>2.4818</text:p>
          </table:table-cell>
          <table:table-cell office:value-type="float" office:value="3.03979" calcext:value-type="float">
            <text:p>3.03979</text:p>
          </table:table-cell>
          <table:table-cell office:value-type="float" office:value="2.18295" calcext:value-type="float">
            <text:p>2.18295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45374" calcext:value-type="float">
            <text:p>2.45374</text:p>
          </table:table-cell>
          <table:table-cell office:value-type="float" office:value="2.28574" calcext:value-type="float">
            <text:p>2.28574</text:p>
          </table:table-cell>
          <table:table-cell office:value-type="float" office:value="2.5411" calcext:value-type="float">
            <text:p>2.5411</text:p>
          </table:table-cell>
        </table:table-row>
        <table:table-row table:style-name="ro1">
          <table:table-cell office:value-type="float" office:value="3.49376" calcext:value-type="float">
            <text:p>3.49376</text:p>
          </table:table-cell>
          <table:table-cell office:value-type="float" office:value="2.15822" calcext:value-type="float">
            <text:p>2.15822</text:p>
          </table:table-cell>
          <table:table-cell office:value-type="float" office:value="2.67278" calcext:value-type="float">
            <text:p>2.67278</text:p>
          </table:table-cell>
          <table:table-cell office:value-type="float" office:value="2.01224" calcext:value-type="float">
            <text:p>2.01224</text:p>
          </table:table-cell>
          <table:table-cell office:value-type="float" office:value="1.98727" calcext:value-type="float">
            <text:p>1.98727</text:p>
          </table:table-cell>
          <table:table-cell office:value-type="float" office:value="1.88291" calcext:value-type="float">
            <text:p>1.88291</text:p>
          </table:table-cell>
          <table:table-cell office:value-type="float" office:value="2.21189" calcext:value-type="float">
            <text:p>2.21189</text:p>
          </table:table-cell>
          <table:table-cell office:value-type="float" office:value="2.00919" calcext:value-type="float">
            <text:p>2.00919</text:p>
          </table:table-cell>
          <table:table-cell office:value-type="float" office:value="2.42455" calcext:value-type="float">
            <text:p>2.42455</text:p>
          </table:table-cell>
        </table:table-row>
        <table:table-row table:style-name="ro1">
          <table:table-cell office:value-type="float" office:value="2.95448" calcext:value-type="float">
            <text:p>2.95448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2.34367" calcext:value-type="float">
            <text:p>2.34367</text:p>
          </table:table-cell>
          <table:table-cell office:value-type="float" office:value="1.99049" calcext:value-type="float">
            <text:p>1.99049</text:p>
          </table:table-cell>
          <table:table-cell office:value-type="float" office:value="2.01261" calcext:value-type="float">
            <text:p>2.01261</text:p>
          </table:table-cell>
          <table:table-cell office:value-type="float" office:value="1.49182" calcext:value-type="float">
            <text:p>1.49182</text:p>
          </table:table-cell>
          <table:table-cell office:value-type="float" office:value="1.77958" calcext:value-type="float">
            <text:p>1.77958</text:p>
          </table:table-cell>
          <table:table-cell office:value-type="float" office:value="1.78945" calcext:value-type="float">
            <text:p>1.78945</text:p>
          </table:table-cell>
          <table:table-cell office:value-type="float" office:value="1.48336" calcext:value-type="float">
            <text:p>1.48336</text:p>
          </table:table-cell>
        </table:table-row>
        <table:table-row table:style-name="ro1">
          <table:table-cell office:value-type="float" office:value="3.01888" calcext:value-type="float">
            <text:p>3.01888</text:p>
          </table:table-cell>
          <table:table-cell office:value-type="float" office:value="2.51005" calcext:value-type="float">
            <text:p>2.51005</text:p>
          </table:table-cell>
          <table:table-cell office:value-type="float" office:value="2.51547" calcext:value-type="float">
            <text:p>2.51547</text:p>
          </table:table-cell>
          <table:table-cell office:value-type="float" office:value="2.02438" calcext:value-type="float">
            <text:p>2.02438</text:p>
          </table:table-cell>
          <table:table-cell office:value-type="float" office:value="2.18393" calcext:value-type="float">
            <text:p>2.18393</text:p>
          </table:table-cell>
          <table:table-cell office:value-type="float" office:value="1.83057" calcext:value-type="float">
            <text:p>1.83057</text:p>
          </table:table-cell>
          <table:table-cell office:value-type="float" office:value="2.00399" calcext:value-type="float">
            <text:p>2.00399</text:p>
          </table:table-cell>
          <table:table-cell office:value-type="float" office:value="1.87966" calcext:value-type="float">
            <text:p>1.87966</text:p>
          </table:table-cell>
          <table:table-cell office:value-type="float" office:value="1.48876" calcext:value-type="float">
            <text:p>1.48876</text:p>
          </table:table-cell>
        </table:table-row>
        <table:table-row table:style-name="ro1">
          <table:table-cell office:value-type="float" office:value="2.90013" calcext:value-type="float">
            <text:p>2.90013</text:p>
          </table:table-cell>
          <table:table-cell office:value-type="float" office:value="2.29604" calcext:value-type="float">
            <text:p>2.29604</text:p>
          </table:table-cell>
          <table:table-cell office:value-type="float" office:value="2.30484" calcext:value-type="float">
            <text:p>2.30484</text:p>
          </table:table-cell>
          <table:table-cell office:value-type="float" office:value="2.70208" calcext:value-type="float">
            <text:p>2.70208</text:p>
          </table:table-cell>
          <table:table-cell office:value-type="float" office:value="2.35876" calcext:value-type="float">
            <text:p>2.35876</text:p>
          </table:table-cell>
          <table:table-cell office:value-type="float" office:value="2.2105" calcext:value-type="float">
            <text:p>2.2105</text:p>
          </table:table-cell>
          <table:table-cell office:value-type="float" office:value="1.88066" calcext:value-type="float">
            <text:p>1.88066</text:p>
          </table:table-cell>
          <table:table-cell office:value-type="float" office:value="2.33793" calcext:value-type="float">
            <text:p>2.33793</text:p>
          </table:table-cell>
          <table:table-cell office:value-type="float" office:value="1.95148" calcext:value-type="float">
            <text:p>1.95148</text:p>
          </table:table-cell>
        </table:table-row>
        <table:table-row table:style-name="ro1">
          <table:table-cell office:value-type="float" office:value="0.0432164" calcext:value-type="float">
            <text:p>0.0432164</text:p>
          </table:table-cell>
          <table:table-cell office:value-type="float" office:value="0.00268335" calcext:value-type="float">
            <text:p>0.00268335</text:p>
          </table:table-cell>
          <table:table-cell office:value-type="float" office:value="0.034659" calcext:value-type="float">
            <text:p>0.034659</text:p>
          </table:table-cell>
          <table:table-cell office:value-type="float" office:value="0.00719638" calcext:value-type="float">
            <text:p>0.00719638</text:p>
          </table:table-cell>
          <table:table-cell office:value-type="float" office:value="0.0031662" calcext:value-type="float">
            <text:p>0.0031662</text:p>
          </table:table-cell>
          <table:table-cell office:value-type="float" office:value="0.0081102" calcext:value-type="float">
            <text:p>0.0081102</text:p>
          </table:table-cell>
          <table:table-cell office:value-type="float" office:value="0.00275216" calcext:value-type="float">
            <text:p>0.00275216</text:p>
          </table:table-cell>
          <table:table-cell office:value-type="float" office:value="0.00357826" calcext:value-type="float">
            <text:p>0.00357826</text:p>
          </table:table-cell>
          <table:table-cell office:value-type="float" office:value="0.00670306" calcext:value-type="float">
            <text:p>0.00670306</text:p>
          </table:table-cell>
        </table:table-row>
        <table:table-row table:style-name="ro1">
          <table:table-cell office:value-type="float" office:value="2.90749" calcext:value-type="float">
            <text:p>2.90749</text:p>
          </table:table-cell>
          <table:table-cell office:value-type="float" office:value="2.3656" calcext:value-type="float">
            <text:p>2.3656</text:p>
          </table:table-cell>
          <table:table-cell office:value-type="float" office:value="2.4361" calcext:value-type="float">
            <text:p>2.4361</text:p>
          </table:table-cell>
          <table:table-cell office:value-type="float" office:value="2.26252" calcext:value-type="float">
            <text:p>2.26252</text:p>
          </table:table-cell>
          <table:table-cell office:value-type="float" office:value="2.13667" calcext:value-type="float">
            <text:p>2.13667</text:p>
          </table:table-cell>
          <table:table-cell office:value-type="float" office:value="1.72279" calcext:value-type="float">
            <text:p>1.72279</text:p>
          </table:table-cell>
          <table:table-cell office:value-type="float" office:value="2.46807" calcext:value-type="float">
            <text:p>2.46807</text:p>
          </table:table-cell>
          <table:table-cell office:value-type="float" office:value="2.28751" calcext:value-type="float">
            <text:p>2.28751</text:p>
          </table:table-cell>
          <table:table-cell office:value-type="float" office:value="1.62576" calcext:value-type="float">
            <text:p>1.62576</text:p>
          </table:table-cell>
        </table:table-row>
        <table:table-row table:style-name="ro1">
          <table:table-cell office:value-type="float" office:value="3.06829" calcext:value-type="float">
            <text:p>3.06829</text:p>
          </table:table-cell>
          <table:table-cell office:value-type="float" office:value="2.73955" calcext:value-type="float">
            <text:p>2.73955</text:p>
          </table:table-cell>
          <table:table-cell office:value-type="float" office:value="3.10688" calcext:value-type="float">
            <text:p>3.10688</text:p>
          </table:table-cell>
          <table:table-cell office:value-type="float" office:value="2.46474" calcext:value-type="float">
            <text:p>2.46474</text:p>
          </table:table-cell>
          <table:table-cell office:value-type="float" office:value="2.39379" calcext:value-type="float">
            <text:p>2.39379</text:p>
          </table:table-cell>
          <table:table-cell office:value-type="float" office:value="2.11708" calcext:value-type="float">
            <text:p>2.11708</text:p>
          </table:table-cell>
          <table:table-cell office:value-type="float" office:value="2.14606" calcext:value-type="float">
            <text:p>2.14606</text:p>
          </table:table-cell>
          <table:table-cell office:value-type="float" office:value="1.9189" calcext:value-type="float">
            <text:p>1.9189</text:p>
          </table:table-cell>
          <table:table-cell office:value-type="float" office:value="1.79706" calcext:value-type="float">
            <text:p>1.79706</text:p>
          </table:table-cell>
        </table:table-row>
        <table:table-row table:style-name="ro1">
          <table:table-cell office:value-type="float" office:value="0.344676" calcext:value-type="float">
            <text:p>0.344676</text:p>
          </table:table-cell>
          <table:table-cell office:value-type="float" office:value="0.127032" calcext:value-type="float">
            <text:p>0.127032</text:p>
          </table:table-cell>
          <table:table-cell office:value-type="float" office:value="0.0863229" calcext:value-type="float">
            <text:p>0.0863229</text:p>
          </table:table-cell>
          <table:table-cell office:value-type="float" office:value="0.142791" calcext:value-type="float">
            <text:p>0.142791</text:p>
          </table:table-cell>
          <table:table-cell office:value-type="float" office:value="0.0975511" calcext:value-type="float">
            <text:p>0.0975511</text:p>
          </table:table-cell>
          <table:table-cell office:value-type="float" office:value="0.0578775" calcext:value-type="float">
            <text:p>0.0578775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635938" calcext:value-type="float">
            <text:p>0.0635938</text:p>
          </table:table-cell>
          <table:table-cell office:value-type="float" office:value="0.0115832" calcext:value-type="float">
            <text:p>0.0115832</text:p>
          </table:table-cell>
        </table:table-row>
        <table:table-row table:style-name="ro1">
          <table:table-cell office:value-type="float" office:value="3.41633" calcext:value-type="float">
            <text:p>3.41633</text:p>
          </table:table-cell>
          <table:table-cell office:value-type="float" office:value="2.11561" calcext:value-type="float">
            <text:p>2.11561</text:p>
          </table:table-cell>
          <table:table-cell office:value-type="float" office:value="2.20978" calcext:value-type="float">
            <text:p>2.20978</text:p>
          </table:table-cell>
          <table:table-cell office:value-type="float" office:value="2.57682" calcext:value-type="float">
            <text:p>2.57682</text:p>
          </table:table-cell>
          <table:table-cell office:value-type="float" office:value="2.72515" calcext:value-type="float">
            <text:p>2.72515</text:p>
          </table:table-cell>
          <table:table-cell office:value-type="float" office:value="2.13311" calcext:value-type="float">
            <text:p>2.13311</text:p>
          </table:table-cell>
          <table:table-cell office:value-type="float" office:value="2.30644" calcext:value-type="float">
            <text:p>2.30644</text:p>
          </table:table-cell>
          <table:table-cell office:value-type="float" office:value="2.46808" calcext:value-type="float">
            <text:p>2.46808</text:p>
          </table:table-cell>
          <table:table-cell office:value-type="float" office:value="1.90673" calcext:value-type="float">
            <text:p>1.90673</text:p>
          </table:table-cell>
        </table:table-row>
        <table:table-row table:style-name="ro1">
          <table:table-cell office:value-type="float" office:value="4.36365" calcext:value-type="float">
            <text:p>4.36365</text:p>
          </table:table-cell>
          <table:table-cell office:value-type="float" office:value="4.07854" calcext:value-type="float">
            <text:p>4.07854</text:p>
          </table:table-cell>
          <table:table-cell office:value-type="float" office:value="4.20347" calcext:value-type="float">
            <text:p>4.20347</text:p>
          </table:table-cell>
          <table:table-cell office:value-type="float" office:value="4.04539" calcext:value-type="float">
            <text:p>4.04539</text:p>
          </table:table-cell>
          <table:table-cell office:value-type="float" office:value="3.46468" calcext:value-type="float">
            <text:p>3.46468</text:p>
          </table:table-cell>
          <table:table-cell office:value-type="float" office:value="3.49459" calcext:value-type="float">
            <text:p>3.49459</text:p>
          </table:table-cell>
          <table:table-cell office:value-type="float" office:value="4.00076" calcext:value-type="float">
            <text:p>4.00076</text:p>
          </table:table-cell>
          <table:table-cell office:value-type="float" office:value="4.01576" calcext:value-type="float">
            <text:p>4.01576</text:p>
          </table:table-cell>
          <table:table-cell office:value-type="float" office:value="4.05542" calcext:value-type="float">
            <text:p>4.05542</text:p>
          </table:table-cell>
        </table:table-row>
        <table:table-row table:style-name="ro1">
          <table:table-cell office:value-type="float" office:value="0.103849" calcext:value-type="float">
            <text:p>0.103849</text:p>
          </table:table-cell>
          <table:table-cell office:value-type="float" office:value="0.0907842" calcext:value-type="float">
            <text:p>0.0907842</text:p>
          </table:table-cell>
          <table:table-cell office:value-type="float" office:value="0.00602002" calcext:value-type="float">
            <text:p>0.00602002</text:p>
          </table:table-cell>
          <table:table-cell office:value-type="float" office:value="0.011628" calcext:value-type="float">
            <text:p>0.011628</text:p>
          </table:table-cell>
          <table:table-cell office:value-type="float" office:value="0.0219849" calcext:value-type="float">
            <text:p>0.0219849</text:p>
          </table:table-cell>
          <table:table-cell office:value-type="float" office:value="0.00332564" calcext:value-type="float">
            <text:p>0.00332564</text:p>
          </table:table-cell>
          <table:table-cell office:value-type="float" office:value="0.0108041" calcext:value-type="float">
            <text:p>0.0108041</text:p>
          </table:table-cell>
          <table:table-cell office:value-type="float" office:value="0.00695379" calcext:value-type="float">
            <text:p>0.00695379</text:p>
          </table:table-cell>
          <table:table-cell office:value-type="float" office:value="0.00341917" calcext:value-type="float">
            <text:p>0.00341917</text:p>
          </table:table-cell>
        </table:table-row>
        <table:table-row table:style-name="ro1">
          <table:table-cell office:value-type="float" office:value="0.000526423" calcext:value-type="float">
            <text:p>0.000526423</text:p>
          </table:table-cell>
          <table:table-cell office:value-type="float" office:value="0.000419842" calcext:value-type="float">
            <text:p>0.000419842</text:p>
          </table:table-cell>
          <table:table-cell office:value-type="float" office:value="0.000388459" calcext:value-type="float">
            <text:p>0.000388459</text:p>
          </table:table-cell>
          <table:table-cell office:value-type="float" office:value="0.000282176" calcext:value-type="float">
            <text:p>0.000282176</text:p>
          </table:table-cell>
          <table:table-cell office:value-type="float" office:value="0.000244712" calcext:value-type="float">
            <text:p>0.000244712</text:p>
          </table:table-cell>
          <table:table-cell office:value-type="float" office:value="0.000251186" calcext:value-type="float">
            <text:p>0.000251186</text:p>
          </table:table-cell>
          <table:table-cell office:value-type="float" office:value="0.000260822" calcext:value-type="float">
            <text:p>0.000260822</text:p>
          </table:table-cell>
          <table:table-cell office:value-type="float" office:value="0.000279949" calcext:value-type="float">
            <text:p>0.000279949</text:p>
          </table:table-cell>
          <table:table-cell office:value-type="float" office:value="0.00029371" calcext:value-type="float">
            <text:p>0.00029371</text:p>
          </table:table-cell>
        </table:table-row>
        <table:table-row table:style-name="ro1">
          <table:table-cell office:value-type="float" office:value="0.00395129" calcext:value-type="float">
            <text:p>0.00395129</text:p>
          </table:table-cell>
          <table:table-cell office:value-type="float" office:value="0.00332948" calcext:value-type="float">
            <text:p>0.00332948</text:p>
          </table:table-cell>
          <table:table-cell office:value-type="float" office:value="0.00342162" calcext:value-type="float">
            <text:p>0.00342162</text:p>
          </table:table-cell>
          <table:table-cell office:value-type="float" office:value="0.00317372" calcext:value-type="float">
            <text:p>0.00317372</text:p>
          </table:table-cell>
          <table:table-cell office:value-type="float" office:value="0.00302976" calcext:value-type="float">
            <text:p>0.00302976</text:p>
          </table:table-cell>
          <table:table-cell office:value-type="float" office:value="0.00293093" calcext:value-type="float">
            <text:p>0.00293093</text:p>
          </table:table-cell>
          <table:table-cell office:value-type="float" office:value="0.00314616" calcext:value-type="float">
            <text:p>0.00314616</text:p>
          </table:table-cell>
          <table:table-cell office:value-type="float" office:value="0.00276201" calcext:value-type="float">
            <text:p>0.00276201</text:p>
          </table:table-cell>
          <table:table-cell office:value-type="float" office:value="0.00214979" calcext:value-type="float">
            <text:p>0.00214979</text:p>
          </table:table-cell>
        </table:table-row>
        <table:table-row table:style-name="ro1">
          <table:table-cell table:style-name="ce10" office:value-type="float" office:value="0.0000950461" calcext:value-type="float">
            <text:p>9.50E-05</text:p>
          </table:table-cell>
          <table:table-cell office:value-type="float" office:value="0.000117787" calcext:value-type="float">
            <text:p>0.000117787</text:p>
          </table:table-cell>
          <table:table-cell table:style-name="ce10" office:value-type="float" office:value="0.0000946879" calcext:value-type="float">
            <text:p>9.47E-05</text:p>
          </table:table-cell>
          <table:table-cell table:style-name="ce10" office:value-type="float" office:value="0.000108012" calcext:value-type="float">
            <text:p>1.08E-04</text:p>
          </table:table-cell>
          <table:table-cell table:style-name="ce10" office:value-type="float" office:value="0.000111502" calcext:value-type="float">
            <text:p>1.12E-04</text:p>
          </table:table-cell>
          <table:table-cell office:value-type="float" office:value="0.000119021" calcext:value-type="float">
            <text:p>0.000119021</text:p>
          </table:table-cell>
          <table:table-cell office:value-type="float" office:value="0.000100432" calcext:value-type="float">
            <text:p>0.000100432</text:p>
          </table:table-cell>
          <table:table-cell table:style-name="ce10" office:value-type="float" office:value="0.000093435" calcext:value-type="float">
            <text:p>9.34E-05</text:p>
          </table:table-cell>
          <table:table-cell office:value-type="float" office:value="0.000142474" calcext:value-type="float">
            <text:p>0.000142474</text:p>
          </table:table-cell>
        </table:table-row>
        <table:table-row table:style-name="ro1">
          <table:table-cell office:value-type="float" office:value="11.4661" calcext:value-type="float">
            <text:p>11.4661</text:p>
          </table:table-cell>
          <table:table-cell office:value-type="float" office:value="7.61208" calcext:value-type="float">
            <text:p>7.61208</text:p>
          </table:table-cell>
          <table:table-cell office:value-type="float" office:value="7.59682" calcext:value-type="float">
            <text:p>7.59682</text:p>
          </table:table-cell>
          <table:table-cell office:value-type="float" office:value="7.93627" calcext:value-type="float">
            <text:p>7.93627</text:p>
          </table:table-cell>
          <table:table-cell office:value-type="float" office:value="7.7061" calcext:value-type="float">
            <text:p>7.7061</text:p>
          </table:table-cell>
          <table:table-cell office:value-type="float" office:value="6.13587" calcext:value-type="float">
            <text:p>6.13587</text:p>
          </table:table-cell>
          <table:table-cell office:value-type="float" office:value="6.51822" calcext:value-type="float">
            <text:p>6.51822</text:p>
          </table:table-cell>
          <table:table-cell office:value-type="float" office:value="7.17507" calcext:value-type="float">
            <text:p>7.17507</text:p>
          </table:table-cell>
          <table:table-cell office:value-type="float" office:value="8.51903" calcext:value-type="float">
            <text:p>8.51903</text:p>
          </table:table-cell>
        </table:table-row>
        <table:table-row table:style-name="ro1">
          <table:table-cell office:value-type="float" office:value="13.7892" calcext:value-type="float">
            <text:p>13.7892</text:p>
          </table:table-cell>
          <table:table-cell office:value-type="float" office:value="7.02925" calcext:value-type="float">
            <text:p>7.02925</text:p>
          </table:table-cell>
          <table:table-cell office:value-type="float" office:value="8.03488" calcext:value-type="float">
            <text:p>8.03488</text:p>
          </table:table-cell>
          <table:table-cell office:value-type="float" office:value="3.2611" calcext:value-type="float">
            <text:p>3.2611</text:p>
          </table:table-cell>
          <table:table-cell office:value-type="float" office:value="1.69826" calcext:value-type="float">
            <text:p>1.69826</text:p>
          </table:table-cell>
          <table:table-cell office:value-type="float" office:value="0.733277" calcext:value-type="float">
            <text:p>0.733277</text:p>
          </table:table-cell>
          <table:table-cell office:value-type="float" office:value="0.927574" calcext:value-type="float">
            <text:p>0.927574</text:p>
          </table:table-cell>
          <table:table-cell office:value-type="float" office:value="0.74623" calcext:value-type="float">
            <text:p>0.74623</text:p>
          </table:table-cell>
          <table:table-cell office:value-type="float" office:value="1.05093" calcext:value-type="float">
            <text:p>1.05093</text:p>
          </table:table-cell>
        </table:table-row>
        <table:table-row table:style-name="ro1">
          <table:table-cell office:value-type="float" office:value="0.0280922" calcext:value-type="float">
            <text:p>0.0280922</text:p>
          </table:table-cell>
          <table:table-cell office:value-type="float" office:value="0.0218516" calcext:value-type="float">
            <text:p>0.0218516</text:p>
          </table:table-cell>
          <table:table-cell office:value-type="float" office:value="0.0201864" calcext:value-type="float">
            <text:p>0.0201864</text:p>
          </table:table-cell>
          <table:table-cell office:value-type="float" office:value="0.0225341" calcext:value-type="float">
            <text:p>0.0225341</text:p>
          </table:table-cell>
          <table:table-cell office:value-type="float" office:value="0.0197209" calcext:value-type="float">
            <text:p>0.0197209</text:p>
          </table:table-cell>
          <table:table-cell office:value-type="float" office:value="0.0248016" calcext:value-type="float">
            <text:p>0.0248016</text:p>
          </table:table-cell>
          <table:table-cell office:value-type="float" office:value="0.0210135" calcext:value-type="float">
            <text:p>0.0210135</text:p>
          </table:table-cell>
          <table:table-cell office:value-type="float" office:value="0.0180127" calcext:value-type="float">
            <text:p>0.0180127</text:p>
          </table:table-cell>
          <table:table-cell office:value-type="float" office:value="0.0155976" calcext:value-type="float">
            <text:p>0.0155976</text:p>
          </table:table-cell>
        </table:table-row>
        <table:table-row table:style-name="ro1">
          <table:table-cell table:style-name="ce10" office:value-type="float" office:value="0.0000442362" calcext:value-type="float">
            <text:p>4.42E-05</text:p>
          </table:table-cell>
          <table:table-cell table:style-name="ce10" office:value-type="float" office:value="0.0000396982" calcext:value-type="float">
            <text:p>3.97E-05</text:p>
          </table:table-cell>
          <table:table-cell table:style-name="ce10" office:value-type="float" office:value="0.0000403567" calcext:value-type="float">
            <text:p>4.04E-05</text:p>
          </table:table-cell>
          <table:table-cell table:style-name="ce10" office:value-type="float" office:value="0.0000350639" calcext:value-type="float">
            <text:p>3.51E-05</text:p>
          </table:table-cell>
          <table:table-cell table:style-name="ce10" office:value-type="float" office:value="0.0000409183" calcext:value-type="float">
            <text:p>4.09E-05</text:p>
          </table:table-cell>
          <table:table-cell table:style-name="ce10" office:value-type="float" office:value="0.0000439589" calcext:value-type="float">
            <text:p>4.40E-05</text:p>
          </table:table-cell>
          <table:table-cell table:style-name="ce10" office:value-type="float" office:value="0.0000338601" calcext:value-type="float">
            <text:p>3.39E-05</text:p>
          </table:table-cell>
          <table:table-cell table:style-name="ce10" office:value-type="float" office:value="0.000047513" calcext:value-type="float">
            <text:p>4.75E-05</text:p>
          </table:table-cell>
          <table:table-cell table:style-name="ce10" office:value-type="float" office:value="0.0000507367" calcext:value-type="float">
            <text:p>5.07E-05</text:p>
          </table:table-cell>
        </table:table-row>
        <table:table-row table:style-name="ro1">
          <table:table-cell table:style-name="ce10" office:value-type="float" office:value="0.0000389155" calcext:value-type="float">
            <text:p>3.89E-05</text:p>
          </table:table-cell>
          <table:table-cell table:style-name="ce10" office:value-type="float" office:value="0.0000392711" calcext:value-type="float">
            <text:p>3.93E-05</text:p>
          </table:table-cell>
          <table:table-cell table:style-name="ce10" office:value-type="float" office:value="0.0000361363" calcext:value-type="float">
            <text:p>3.61E-05</text:p>
          </table:table-cell>
          <table:table-cell table:style-name="ce10" office:value-type="float" office:value="0.0000446643" calcext:value-type="float">
            <text:p>4.47E-05</text:p>
          </table:table-cell>
          <table:table-cell table:style-name="ce10" office:value-type="float" office:value="0.0000376804" calcext:value-type="float">
            <text:p>3.77E-05</text:p>
          </table:table-cell>
          <table:table-cell table:style-name="ce10" office:value-type="float" office:value="0.0000355685" calcext:value-type="float">
            <text:p>3.56E-05</text:p>
          </table:table-cell>
          <table:table-cell table:style-name="ce10" office:value-type="float" office:value="0.0000427833" calcext:value-type="float">
            <text:p>4.28E-05</text:p>
          </table:table-cell>
          <table:table-cell table:style-name="ce10" office:value-type="float" office:value="0.0000514977" calcext:value-type="float">
            <text:p>5.15E-05</text:p>
          </table:table-cell>
          <table:table-cell table:style-name="ce10" office:value-type="float" office:value="0.0000453941" calcext:value-type="float">
            <text:p>4.54E-05</text:p>
          </table:table-cell>
        </table:table-row>
        <table:table-row table:style-name="ro1">
          <table:table-cell office:value-type="float" office:value="0.00781578" calcext:value-type="float">
            <text:p>0.00781578</text:p>
          </table:table-cell>
          <table:table-cell office:value-type="float" office:value="0.00675068" calcext:value-type="float">
            <text:p>0.00675068</text:p>
          </table:table-cell>
          <table:table-cell office:value-type="float" office:value="0.00439789" calcext:value-type="float">
            <text:p>0.00439789</text:p>
          </table:table-cell>
          <table:table-cell office:value-type="float" office:value="0.00456747" calcext:value-type="float">
            <text:p>0.00456747</text:p>
          </table:table-cell>
          <table:table-cell office:value-type="float" office:value="0.00773414" calcext:value-type="float">
            <text:p>0.00773414</text:p>
          </table:table-cell>
          <table:table-cell office:value-type="float" office:value="0.00635912" calcext:value-type="float">
            <text:p>0.00635912</text:p>
          </table:table-cell>
          <table:table-cell office:value-type="float" office:value="0.00772015" calcext:value-type="float">
            <text:p>0.00772015</text:p>
          </table:table-cell>
          <table:table-cell office:value-type="float" office:value="0.00887355" calcext:value-type="float">
            <text:p>0.00887355</text:p>
          </table:table-cell>
          <table:table-cell office:value-type="float" office:value="0.0165084" calcext:value-type="float">
            <text:p>0.0165084</text:p>
          </table:table-cell>
        </table:table-row>
        <table:table-row table:style-name="ro1">
          <table:table-cell table:style-name="ce7" table:formula="of:=SUM([.A2:.A194])/193" office:value-type="float" office:value="1.16766476408705" calcext:value-type="float">
            <text:p>1.16766476408705</text:p>
          </table:table-cell>
          <table:table-cell table:style-name="ce7" table:formula="of:=SUM([.B2:.B194])/193" office:value-type="float" office:value="0.860237841441969" calcext:value-type="float">
            <text:p>0.860237841441969</text:p>
          </table:table-cell>
          <table:table-cell table:style-name="ce7" table:formula="of:=SUM([.C2:.C194])/193" office:value-type="float" office:value="0.902123788180829" calcext:value-type="float">
            <text:p>0.902123788180829</text:p>
          </table:table-cell>
          <table:table-cell table:style-name="ce7" table:formula="of:=SUM([.D2:.D194])/193" office:value-type="float" office:value="0.854642590809326" calcext:value-type="float">
            <text:p>0.854642590809326</text:p>
          </table:table-cell>
          <table:table-cell table:style-name="ce7" table:formula="of:=SUM([.E2:.E194])/193" office:value-type="float" office:value="0.78059780524715" calcext:value-type="float">
            <text:p>0.78059780524715</text:p>
          </table:table-cell>
          <table:table-cell table:style-name="ce7" table:formula="of:=SUM([.F2:.F194])/193" office:value-type="float" office:value="0.703652547131606" calcext:value-type="float">
            <text:p>0.703652547131606</text:p>
          </table:table-cell>
          <table:table-cell table:style-name="ce7" table:formula="of:=SUM([.G2:.G194])/193" office:value-type="float" office:value="0.756951749053886" calcext:value-type="float">
            <text:p>0.756951749053886</text:p>
          </table:table-cell>
          <table:table-cell table:style-name="ce7" table:formula="of:=SUM([.H2:.H194])/193" office:value-type="float" office:value="0.720200572931088" calcext:value-type="float">
            <text:p>0.720200572931088</text:p>
          </table:table-cell>
          <table:table-cell table:style-name="ce7" table:formula="of:=SUM([.I2:.I194])/193" office:value-type="float" office:value="0.677755358574093" calcext:value-type="float">
            <text:p>0.677755358574093</text:p>
          </table:table-cell>
        </table:table-row>
      </table:table>
      <table:table table:name="D-objval" table:style-name="ta1">
        <table:table-column table:style-name="co1" table:number-columns-repeated="10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9"/>
        <table:table-column table:style-name="co1" table:number-columns-repeated="3" table:default-cell-style-name="ce4"/>
        <table:table-column table:style-name="co1" table:number-columns-repeated="2" table:default-cell-style-name="ce9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gap 5</text:p>
          </table:table-cell>
          <table:table-cell table:style-name="ce7" office:value-type="string" calcext:value-type="string">
            <text:p>gap 10</text:p>
          </table:table-cell>
          <table:table-cell table:style-name="ce8" office:value-type="string" calcext:value-type="string">
            <text:p>gap 11</text:p>
          </table:table-cell>
          <table:table-cell table:style-name="ce8" office:value-type="string" calcext:value-type="string">
            <text:p>gap 12</text:p>
          </table:table-cell>
          <table:table-cell table:style-name="ce7" office:value-type="string" calcext:value-type="string">
            <text:p>gap 15</text:p>
          </table:table-cell>
          <table:table-cell table:style-name="ce7" office:value-type="string" calcext:value-type="string">
            <text:p>gap 20</text:p>
          </table:table-cell>
          <table:table-cell table:style-name="ce7" office:value-type="string" calcext:value-type="string">
            <text:p>gap 25</text:p>
          </table:table-cell>
          <table:table-cell table:style-name="ce8" office:value-type="string" calcext:value-type="string">
            <text:p>gap 50</text:p>
          </table:table-cell>
          <table:table-cell table:style-name="ce8" office:value-type="string" calcext:value-type="string">
            <text:p>gap 1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7.7" calcext:value-type="float">
            <text:p>7.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J2]-[.A2])/[.A2]" office:value-type="percentage" office:value="0" calcext:value-type="percentage">
            <text:p>0.00%</text:p>
          </table:table-cell>
          <table:table-cell table:formula="of:=([.J2]-[.B2])/[.B2]" office:value-type="percentage" office:value="0" calcext:value-type="percentage">
            <text:p>0.00%</text:p>
          </table:table-cell>
          <table:table-cell table:formula="of:=([.J2]-[.C2])/[.C2]" office:value-type="percentage" office:value="0.0389610389610389" calcext:value-type="percentage">
            <text:p>3.90%</text:p>
          </table:table-cell>
          <table:table-cell table:formula="of:=([.J2]-[.D2])/[.D2]" office:value-type="percentage" office:value="0.0256410256410257" calcext:value-type="percentage">
            <text:p>2.56%</text:p>
          </table:table-cell>
          <table:table-cell table:formula="of:=([.J2]-[.E2])/[.E2]" office:value-type="percentage" office:value="0.0389610389610389" calcext:value-type="percentage">
            <text:p>3.90%</text:p>
          </table:table-cell>
          <table:table-cell table:formula="of:=([.J2]-[.F2])/[.F2]" office:value-type="percentage" office:value="0.0256410256410257" calcext:value-type="percentage">
            <text:p>2.56%</text:p>
          </table:table-cell>
          <table:table-cell table:formula="of:=([.J2]-[.G2])/[.G2]" office:value-type="percentage" office:value="0.0389610389610389" calcext:value-type="percentage">
            <text:p>3.90%</text:p>
          </table:table-cell>
          <table:table-cell table:formula="of:=([.J2]-[.H2])/[.H2]" office:value-type="percentage" office:value="0.0389610389610389" calcext:value-type="percentage">
            <text:p>3.90%</text:p>
          </table:table-cell>
          <table:table-cell table:formula="of:=([.J2]-[.I2])/[.I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J3]-[.A3])/[.A3]" office:value-type="percentage" office:value="0" calcext:value-type="percentage">
            <text:p>0.00%</text:p>
          </table:table-cell>
          <table:table-cell table:formula="of:=([.J3]-[.B3])/[.B3]" office:value-type="percentage" office:value="0" calcext:value-type="percentage">
            <text:p>0.00%</text:p>
          </table:table-cell>
          <table:table-cell table:formula="of:=([.J3]-[.C3])/[.C3]" office:value-type="percentage" office:value="0" calcext:value-type="percentage">
            <text:p>0.00%</text:p>
          </table:table-cell>
          <table:table-cell table:formula="of:=([.J3]-[.D3])/[.D3]" office:value-type="percentage" office:value="0" calcext:value-type="percentage">
            <text:p>0.00%</text:p>
          </table:table-cell>
          <table:table-cell table:formula="of:=([.J3]-[.E3])/[.E3]" office:value-type="percentage" office:value="0" calcext:value-type="percentage">
            <text:p>0.00%</text:p>
          </table:table-cell>
          <table:table-cell table:formula="of:=([.J3]-[.F3])/[.F3]" office:value-type="percentage" office:value="0" calcext:value-type="percentage">
            <text:p>0.00%</text:p>
          </table:table-cell>
          <table:table-cell table:formula="of:=([.J3]-[.G3])/[.G3]" office:value-type="percentage" office:value="0" calcext:value-type="percentage">
            <text:p>0.00%</text:p>
          </table:table-cell>
          <table:table-cell table:formula="of:=([.J3]-[.H3])/[.H3]" office:value-type="percentage" office:value="0.0126582278481012" calcext:value-type="percentage">
            <text:p>1.27%</text:p>
          </table:table-cell>
          <table:table-cell table:formula="of:=([.J3]-[.I3])/[.I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9.9" calcext:value-type="float">
            <text:p>39.9</text:p>
          </table:table-cell>
          <table:table-cell office:value-type="float" office:value="39.5" calcext:value-type="float">
            <text:p>39.5</text:p>
          </table:table-cell>
          <table:table-cell office:value-type="float" office:value="39.6" calcext:value-type="float">
            <text:p>39.6</text:p>
          </table:table-cell>
          <table:table-cell office:value-type="float" office:value="39.5" calcext:value-type="float">
            <text:p>39.5</text:p>
          </table:table-cell>
          <table:table-cell office:value-type="float" office:value="39.6" calcext:value-type="float">
            <text:p>39.6</text:p>
          </table:table-cell>
          <table:table-cell office:value-type="float" office:value="39.4" calcext:value-type="float">
            <text:p>39.4</text:p>
          </table:table-cell>
          <table:table-cell office:value-type="float" office:value="39" calcext:value-type="float">
            <text:p>39</text:p>
          </table:table-cell>
          <table:table-cell office:value-type="float" office:value="39.2" calcext:value-type="float">
            <text:p>39.2</text:p>
          </table:table-cell>
          <table:table-cell office:value-type="float" office:value="41" calcext:value-type="float">
            <text:p>41</text:p>
          </table:table-cell>
          <table:table-cell table:formula="of:=([.J4]-[.A4])/[.A4]" office:value-type="percentage" office:value="0.0327455919395465" calcext:value-type="percentage">
            <text:p>3.27%</text:p>
          </table:table-cell>
          <table:table-cell table:formula="of:=([.J4]-[.B4])/[.B4]" office:value-type="percentage" office:value="0.0275689223057644" calcext:value-type="percentage">
            <text:p>2.76%</text:p>
          </table:table-cell>
          <table:table-cell table:formula="of:=([.J4]-[.C4])/[.C4]" office:value-type="percentage" office:value="0.0379746835443038" calcext:value-type="percentage">
            <text:p>3.80%</text:p>
          </table:table-cell>
          <table:table-cell table:formula="of:=([.J4]-[.D4])/[.D4]" office:value-type="percentage" office:value="0.0353535353535353" calcext:value-type="percentage">
            <text:p>3.54%</text:p>
          </table:table-cell>
          <table:table-cell table:formula="of:=([.J4]-[.E4])/[.E4]" office:value-type="percentage" office:value="0.0379746835443038" calcext:value-type="percentage">
            <text:p>3.80%</text:p>
          </table:table-cell>
          <table:table-cell table:formula="of:=([.J4]-[.F4])/[.F4]" office:value-type="percentage" office:value="0.0353535353535353" calcext:value-type="percentage">
            <text:p>3.54%</text:p>
          </table:table-cell>
          <table:table-cell table:formula="of:=([.J4]-[.G4])/[.G4]" office:value-type="percentage" office:value="0.0406091370558376" calcext:value-type="percentage">
            <text:p>4.06%</text:p>
          </table:table-cell>
          <table:table-cell table:formula="of:=([.J4]-[.H4])/[.H4]" office:value-type="percentage" office:value="0.0512820512820513" calcext:value-type="percentage">
            <text:p>5.13%</text:p>
          </table:table-cell>
          <table:table-cell table:formula="of:=([.J4]-[.I4])/[.I4]" office:value-type="percentage" office:value="0.0459183673469387" calcext:value-type="percentage">
            <text:p>4.59%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9.9" calcext:value-type="float">
            <text:p>39.9</text:p>
          </table:table-cell>
          <table:table-cell office:value-type="float" office:value="39.7" calcext:value-type="float">
            <text:p>39.7</text:p>
          </table:table-cell>
          <table:table-cell office:value-type="float" office:value="39.8" calcext:value-type="float">
            <text:p>39.8</text:p>
          </table:table-cell>
          <table:table-cell office:value-type="float" office:value="39" calcext:value-type="float">
            <text:p>39</text:p>
          </table:table-cell>
          <table:table-cell office:value-type="float" office:value="39.7" calcext:value-type="float">
            <text:p>39.7</text:p>
          </table:table-cell>
          <table:table-cell office:value-type="float" office:value="39.1" calcext:value-type="float">
            <text:p>39.1</text:p>
          </table:table-cell>
          <table:table-cell office:value-type="float" office:value="37.8" calcext:value-type="float">
            <text:p>37.8</text:p>
          </table:table-cell>
          <table:table-cell office:value-type="float" office:value="39.2" calcext:value-type="float">
            <text:p>39.2</text:p>
          </table:table-cell>
          <table:table-cell office:value-type="float" office:value="42" calcext:value-type="float">
            <text:p>42</text:p>
          </table:table-cell>
          <table:table-cell table:formula="of:=([.J5]-[.A5])/[.A5]" office:value-type="percentage" office:value="0.0552763819095478" calcext:value-type="percentage">
            <text:p>5.53%</text:p>
          </table:table-cell>
          <table:table-cell table:formula="of:=([.J5]-[.B5])/[.B5]" office:value-type="percentage" office:value="0.0526315789473685" calcext:value-type="percentage">
            <text:p>5.26%</text:p>
          </table:table-cell>
          <table:table-cell table:formula="of:=([.J5]-[.C5])/[.C5]" office:value-type="percentage" office:value="0.0579345088161208" calcext:value-type="percentage">
            <text:p>5.79%</text:p>
          </table:table-cell>
          <table:table-cell table:formula="of:=([.J5]-[.D5])/[.D5]" office:value-type="percentage" office:value="0.0552763819095478" calcext:value-type="percentage">
            <text:p>5.53%</text:p>
          </table:table-cell>
          <table:table-cell table:formula="of:=([.J5]-[.E5])/[.E5]" office:value-type="percentage" office:value="0.0769230769230769" calcext:value-type="percentage">
            <text:p>7.69%</text:p>
          </table:table-cell>
          <table:table-cell table:formula="of:=([.J5]-[.F5])/[.F5]" office:value-type="percentage" office:value="0.0579345088161208" calcext:value-type="percentage">
            <text:p>5.79%</text:p>
          </table:table-cell>
          <table:table-cell table:formula="of:=([.J5]-[.G5])/[.G5]" office:value-type="percentage" office:value="0.0741687979539642" calcext:value-type="percentage">
            <text:p>7.42%</text:p>
          </table:table-cell>
          <table:table-cell table:formula="of:=([.J5]-[.H5])/[.H5]" office:value-type="percentage" office:value="0.111111111111111" calcext:value-type="percentage">
            <text:p>11.11%</text:p>
          </table:table-cell>
          <table:table-cell table:formula="of:=([.J5]-[.I5])/[.I5]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4" calcext:value-type="float">
            <text:p>44.4</text:p>
          </table:table-cell>
          <table:table-cell office:value-type="float" office:value="44.5" calcext:value-type="float">
            <text:p>44.5</text:p>
          </table:table-cell>
          <table:table-cell office:value-type="float" office:value="43.7" calcext:value-type="float">
            <text:p>43.7</text:p>
          </table:table-cell>
          <table:table-cell office:value-type="float" office:value="43.9" calcext:value-type="float">
            <text:p>43.9</text:p>
          </table:table-cell>
          <table:table-cell office:value-type="float" office:value="43.6" calcext:value-type="float">
            <text:p>43.6</text:p>
          </table:table-cell>
          <table:table-cell office:value-type="float" office:value="43.8" calcext:value-type="float">
            <text:p>43.8</text:p>
          </table:table-cell>
          <table:table-cell office:value-type="float" office:value="43.4" calcext:value-type="float">
            <text:p>43.4</text:p>
          </table:table-cell>
          <table:table-cell office:value-type="float" office:value="43.8" calcext:value-type="float">
            <text:p>43.8</text:p>
          </table:table-cell>
          <table:table-cell office:value-type="float" office:value="46" calcext:value-type="float">
            <text:p>46</text:p>
          </table:table-cell>
          <table:table-cell table:formula="of:=([.J6]-[.A6])/[.A6]" office:value-type="percentage" office:value="0.0454545454545455" calcext:value-type="percentage">
            <text:p>4.55%</text:p>
          </table:table-cell>
          <table:table-cell table:formula="of:=([.J6]-[.B6])/[.B6]" office:value-type="percentage" office:value="0.0360360360360361" calcext:value-type="percentage">
            <text:p>3.60%</text:p>
          </table:table-cell>
          <table:table-cell table:formula="of:=([.J6]-[.C6])/[.C6]" office:value-type="percentage" office:value="0.0337078651685393" calcext:value-type="percentage">
            <text:p>3.37%</text:p>
          </table:table-cell>
          <table:table-cell table:formula="of:=([.J6]-[.D6])/[.D6]" office:value-type="percentage" office:value="0.0526315789473684" calcext:value-type="percentage">
            <text:p>5.26%</text:p>
          </table:table-cell>
          <table:table-cell table:formula="of:=([.J6]-[.E6])/[.E6]" office:value-type="percentage" office:value="0.0478359908883827" calcext:value-type="percentage">
            <text:p>4.78%</text:p>
          </table:table-cell>
          <table:table-cell table:formula="of:=([.J6]-[.F6])/[.F6]" office:value-type="percentage" office:value="0.055045871559633" calcext:value-type="percentage">
            <text:p>5.50%</text:p>
          </table:table-cell>
          <table:table-cell table:formula="of:=([.J6]-[.G6])/[.G6]" office:value-type="percentage" office:value="0.0502283105022832" calcext:value-type="percentage">
            <text:p>5.02%</text:p>
          </table:table-cell>
          <table:table-cell table:formula="of:=([.J6]-[.H6])/[.H6]" office:value-type="percentage" office:value="0.0599078341013825" calcext:value-type="percentage">
            <text:p>5.99%</text:p>
          </table:table-cell>
          <table:table-cell table:formula="of:=([.J6]-[.I6])/[.I6]" office:value-type="percentage" office:value="0.0502283105022832" calcext:value-type="percentage">
            <text:p>5.02%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68.5" calcext:value-type="float">
            <text:p>68.5</text:p>
          </table:table-cell>
          <table:table-cell office:value-type="float" office:value="68.3" calcext:value-type="float">
            <text:p>68.3</text:p>
          </table:table-cell>
          <table:table-cell office:value-type="float" office:value="68.7" calcext:value-type="float">
            <text:p>68.7</text:p>
          </table:table-cell>
          <table:table-cell office:value-type="float" office:value="68.2" calcext:value-type="float">
            <text:p>68.2</text:p>
          </table:table-cell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  <table:table-cell office:value-type="float" office:value="67.3" calcext:value-type="float">
            <text:p>67.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formula="of:=([.J7]-[.A7])/[.A7]" office:value-type="percentage" office:value="0.0304789550072568" calcext:value-type="percentage">
            <text:p>3.05%</text:p>
          </table:table-cell>
          <table:table-cell table:formula="of:=([.J7]-[.B7])/[.B7]" office:value-type="percentage" office:value="0.0364963503649635" calcext:value-type="percentage">
            <text:p>3.65%</text:p>
          </table:table-cell>
          <table:table-cell table:formula="of:=([.J7]-[.C7])/[.C7]" office:value-type="percentage" office:value="0.0395314787701318" calcext:value-type="percentage">
            <text:p>3.95%</text:p>
          </table:table-cell>
          <table:table-cell table:formula="of:=([.J7]-[.D7])/[.D7]" office:value-type="percentage" office:value="0.0334788937409024" calcext:value-type="percentage">
            <text:p>3.35%</text:p>
          </table:table-cell>
          <table:table-cell table:formula="of:=([.J7]-[.E7])/[.E7]" office:value-type="percentage" office:value="0.0410557184750733" calcext:value-type="percentage">
            <text:p>4.11%</text:p>
          </table:table-cell>
          <table:table-cell table:formula="of:=([.J7]-[.F7])/[.F7]" office:value-type="percentage" office:value="0.0289855072463768" calcext:value-type="percentage">
            <text:p>2.90%</text:p>
          </table:table-cell>
          <table:table-cell table:formula="of:=([.J7]-[.G7])/[.G7]" office:value-type="percentage" office:value="0.0425844346549193" calcext:value-type="percentage">
            <text:p>4.26%</text:p>
          </table:table-cell>
          <table:table-cell table:formula="of:=([.J7]-[.H7])/[.H7]" office:value-type="percentage" office:value="0.0549777117384844" calcext:value-type="percentage">
            <text:p>5.50%</text:p>
          </table:table-cell>
          <table:table-cell table:formula="of:=([.J7]-[.I7])/[.I7]" office:value-type="percentage" office:value="0.0597014925373134" calcext:value-type="percentage">
            <text:p>5.97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1" calcext:value-type="float">
            <text:p>85.1</text:p>
          </table:table-cell>
          <table:table-cell office:value-type="float" office:value="85.2" calcext:value-type="float">
            <text:p>85.2</text:p>
          </table:table-cell>
          <table:table-cell office:value-type="float" office:value="84.9" calcext:value-type="float">
            <text:p>84.9</text:p>
          </table:table-cell>
          <table:table-cell office:value-type="float" office:value="84.7" calcext:value-type="float">
            <text:p>84.7</text:p>
          </table:table-cell>
          <table:table-cell office:value-type="float" office:value="84.2" calcext:value-type="float">
            <text:p>84.2</text:p>
          </table:table-cell>
          <table:table-cell office:value-type="float" office:value="84" calcext:value-type="float">
            <text:p>84</text:p>
          </table:table-cell>
          <table:table-cell office:value-type="float" office:value="83.8" calcext:value-type="float">
            <text:p>83.8</text:p>
          </table:table-cell>
          <table:table-cell office:value-type="float" office:value="82.1" calcext:value-type="float">
            <text:p>82.1</text:p>
          </table:table-cell>
          <table:table-cell office:value-type="float" office:value="88" calcext:value-type="float">
            <text:p>88</text:p>
          </table:table-cell>
          <table:table-cell table:formula="of:=([.J8]-[.A8])/[.A8]" office:value-type="percentage" office:value="0.0352941176470588" calcext:value-type="percentage">
            <text:p>3.53%</text:p>
          </table:table-cell>
          <table:table-cell table:formula="of:=([.J8]-[.B8])/[.B8]" office:value-type="percentage" office:value="0.0340775558166863" calcext:value-type="percentage">
            <text:p>3.41%</text:p>
          </table:table-cell>
          <table:table-cell table:formula="of:=([.J8]-[.C8])/[.C8]" office:value-type="percentage" office:value="0.0328638497652582" calcext:value-type="percentage">
            <text:p>3.29%</text:p>
          </table:table-cell>
          <table:table-cell table:formula="of:=([.J8]-[.D8])/[.D8]" office:value-type="percentage" office:value="0.0365135453474675" calcext:value-type="percentage">
            <text:p>3.65%</text:p>
          </table:table-cell>
          <table:table-cell table:formula="of:=([.J8]-[.E8])/[.E8]" office:value-type="percentage" office:value="0.0389610389610389" calcext:value-type="percentage">
            <text:p>3.90%</text:p>
          </table:table-cell>
          <table:table-cell table:formula="of:=([.J8]-[.F8])/[.F8]" office:value-type="percentage" office:value="0.0451306413301662" calcext:value-type="percentage">
            <text:p>4.51%</text:p>
          </table:table-cell>
          <table:table-cell table:formula="of:=([.J8]-[.G8])/[.G8]" office:value-type="percentage" office:value="0.0476190476190476" calcext:value-type="percentage">
            <text:p>4.76%</text:p>
          </table:table-cell>
          <table:table-cell table:formula="of:=([.J8]-[.H8])/[.H8]" office:value-type="percentage" office:value="0.0501193317422435" calcext:value-type="percentage">
            <text:p>5.01%</text:p>
          </table:table-cell>
          <table:table-cell table:formula="of:=([.J8]-[.I8])/[.I8]" office:value-type="percentage" office:value="0.0718635809987821" calcext:value-type="percentage">
            <text:p>7.19%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90.3" calcext:value-type="float">
            <text:p>90.3</text:p>
          </table:table-cell>
          <table:table-cell table:number-columns-repeated="2"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0.3" calcext:value-type="float">
            <text:p>90.3</text:p>
          </table:table-cell>
          <table:table-cell office:value-type="float" office:value="89.9" calcext:value-type="float">
            <text:p>89.9</text:p>
          </table:table-cell>
          <table:table-cell office:value-type="float" office:value="89.4" calcext:value-type="float">
            <text:p>89.4</text:p>
          </table:table-cell>
          <table:table-cell office:value-type="float" office:value="89.9" calcext:value-type="float">
            <text:p>89.9</text:p>
          </table:table-cell>
          <table:table-cell office:value-type="float" office:value="93" calcext:value-type="float">
            <text:p>93</text:p>
          </table:table-cell>
          <table:table-cell table:formula="of:=([.J9]-[.A9])/[.A9]" office:value-type="percentage" office:value="0.0242290748898679" calcext:value-type="percentage">
            <text:p>2.42%</text:p>
          </table:table-cell>
          <table:table-cell table:formula="of:=([.J9]-[.B9])/[.B9]" office:value-type="percentage" office:value="0.0299003322259137" calcext:value-type="percentage">
            <text:p>2.99%</text:p>
          </table:table-cell>
          <table:table-cell table:formula="of:=([.J9]-[.C9])/[.C9]" office:value-type="percentage" office:value="0.0287610619469026" calcext:value-type="percentage">
            <text:p>2.88%</text:p>
          </table:table-cell>
          <table:table-cell table:formula="of:=([.J9]-[.D9])/[.D9]" office:value-type="percentage" office:value="0.0287610619469026" calcext:value-type="percentage">
            <text:p>2.88%</text:p>
          </table:table-cell>
          <table:table-cell table:formula="of:=([.J9]-[.E9])/[.E9]" office:value-type="percentage" office:value="0.0242290748898679" calcext:value-type="percentage">
            <text:p>2.42%</text:p>
          </table:table-cell>
          <table:table-cell table:formula="of:=([.J9]-[.F9])/[.F9]" office:value-type="percentage" office:value="0.0299003322259137" calcext:value-type="percentage">
            <text:p>2.99%</text:p>
          </table:table-cell>
          <table:table-cell table:formula="of:=([.J9]-[.G9])/[.G9]" office:value-type="percentage" office:value="0.0344827586206896" calcext:value-type="percentage">
            <text:p>3.45%</text:p>
          </table:table-cell>
          <table:table-cell table:formula="of:=([.J9]-[.H9])/[.H9]" office:value-type="percentage" office:value="0.0402684563758389" calcext:value-type="percentage">
            <text:p>4.03%</text:p>
          </table:table-cell>
          <table:table-cell table:formula="of:=([.J9]-[.I9])/[.I9]" office:value-type="percentage" office:value="0.0344827586206896" calcext:value-type="percentage">
            <text:p>3.45%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84.9" calcext:value-type="float">
            <text:p>84.9</text:p>
          </table:table-cell>
          <table:table-cell office:value-type="float" office:value="84.7" calcext:value-type="float">
            <text:p>84.7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4.3" calcext:value-type="float">
            <text:p>84.3</text:p>
          </table:table-cell>
          <table:table-cell office:value-type="float" office:value="84.8" calcext:value-type="float">
            <text:p>84.8</text:p>
          </table:table-cell>
          <table:table-cell office:value-type="float" office:value="83.5" calcext:value-type="float">
            <text:p>83.5</text:p>
          </table:table-cell>
          <table:table-cell office:value-type="float" office:value="83.6" calcext:value-type="float">
            <text:p>83.6</text:p>
          </table:table-cell>
          <table:table-cell office:value-type="float" office:value="87" calcext:value-type="float">
            <text:p>87</text:p>
          </table:table-cell>
          <table:table-cell table:formula="of:=([.J10]-[.A10])/[.A10]" office:value-type="percentage" office:value="0.0223266745005876" calcext:value-type="percentage">
            <text:p>2.23%</text:p>
          </table:table-cell>
          <table:table-cell table:formula="of:=([.J10]-[.B10])/[.B10]" office:value-type="percentage" office:value="0.0247349823321554" calcext:value-type="percentage">
            <text:p>2.47%</text:p>
          </table:table-cell>
          <table:table-cell table:formula="of:=([.J10]-[.C10])/[.C10]" office:value-type="percentage" office:value="0.0271546635182998" calcext:value-type="percentage">
            <text:p>2.72%</text:p>
          </table:table-cell>
          <table:table-cell table:formula="of:=([.J10]-[.D10])/[.D10]" office:value-type="percentage" office:value="0.0283687943262412" calcext:value-type="percentage">
            <text:p>2.84%</text:p>
          </table:table-cell>
          <table:table-cell table:formula="of:=([.J10]-[.E10])/[.E10]" office:value-type="percentage" office:value="0.0247349823321554" calcext:value-type="percentage">
            <text:p>2.47%</text:p>
          </table:table-cell>
          <table:table-cell table:formula="of:=([.J10]-[.F10])/[.F10]" office:value-type="percentage" office:value="0.0320284697508897" calcext:value-type="percentage">
            <text:p>3.20%</text:p>
          </table:table-cell>
          <table:table-cell table:formula="of:=([.J10]-[.G10])/[.G10]" office:value-type="percentage" office:value="0.0259433962264151" calcext:value-type="percentage">
            <text:p>2.59%</text:p>
          </table:table-cell>
          <table:table-cell table:formula="of:=([.J10]-[.H10])/[.H10]" office:value-type="percentage" office:value="0.0419161676646707" calcext:value-type="percentage">
            <text:p>4.19%</text:p>
          </table:table-cell>
          <table:table-cell table:formula="of:=([.J10]-[.I10])/[.I10]" office:value-type="percentage" office:value="0.0406698564593302" calcext:value-type="percentage">
            <text:p>4.07%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1.3" calcext:value-type="float">
            <text:p>91.3</text:p>
          </table:table-cell>
          <table:table-cell office:value-type="float" office:value="91.1" calcext:value-type="float">
            <text:p>91.1</text:p>
          </table:table-cell>
          <table:table-cell office:value-type="float" office:value="90.8" calcext:value-type="float">
            <text:p>90.8</text:p>
          </table:table-cell>
          <table:table-cell office:value-type="float" office:value="91.1" calcext:value-type="float">
            <text:p>91.1</text:p>
          </table:table-cell>
          <table:table-cell office:value-type="float" office:value="90.7" calcext:value-type="float">
            <text:p>90.7</text:p>
          </table:table-cell>
          <table:table-cell office:value-type="float" office:value="89.7" calcext:value-type="float">
            <text:p>89.7</text:p>
          </table:table-cell>
          <table:table-cell office:value-type="float" office:value="95" calcext:value-type="float">
            <text:p>95</text:p>
          </table:table-cell>
          <table:table-cell table:formula="of:=([.J11]-[.A11])/[.A11]" office:value-type="percentage" office:value="0.0428100987925357" calcext:value-type="percentage">
            <text:p>4.28%</text:p>
          </table:table-cell>
          <table:table-cell table:formula="of:=([.J11]-[.B11])/[.B11]" office:value-type="percentage" office:value="0.0405257393209201" calcext:value-type="percentage">
            <text:p>4.05%</text:p>
          </table:table-cell>
          <table:table-cell table:formula="of:=([.J11]-[.C11])/[.C11]" office:value-type="percentage" office:value="0.0337323177366702" calcext:value-type="percentage">
            <text:p>3.37%</text:p>
          </table:table-cell>
          <table:table-cell table:formula="of:=([.J11]-[.D11])/[.D11]" office:value-type="percentage" office:value="0.0405257393209201" calcext:value-type="percentage">
            <text:p>4.05%</text:p>
          </table:table-cell>
          <table:table-cell table:formula="of:=([.J11]-[.E11])/[.E11]" office:value-type="percentage" office:value="0.0428100987925357" calcext:value-type="percentage">
            <text:p>4.28%</text:p>
          </table:table-cell>
          <table:table-cell table:formula="of:=([.J11]-[.F11])/[.F11]" office:value-type="percentage" office:value="0.0462555066079296" calcext:value-type="percentage">
            <text:p>4.63%</text:p>
          </table:table-cell>
          <table:table-cell table:formula="of:=([.J11]-[.G11])/[.G11]" office:value-type="percentage" office:value="0.0428100987925357" calcext:value-type="percentage">
            <text:p>4.28%</text:p>
          </table:table-cell>
          <table:table-cell table:formula="of:=([.J11]-[.H11])/[.H11]" office:value-type="percentage" office:value="0.0474090407938258" calcext:value-type="percentage">
            <text:p>4.74%</text:p>
          </table:table-cell>
          <table:table-cell table:formula="of:=([.J11]-[.I11])/[.I11]" office:value-type="percentage" office:value="0.0590858416945373" calcext:value-type="percentage">
            <text:p>5.91%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97.7" calcext:value-type="float">
            <text:p>97.7</text:p>
          </table:table-cell>
          <table:table-cell office:value-type="float" office:value="97.9" calcext:value-type="float">
            <text:p>97.9</text:p>
          </table:table-cell>
          <table:table-cell office:value-type="float" office:value="97.8" calcext:value-type="float">
            <text:p>97.8</text:p>
          </table:table-cell>
          <table:table-cell office:value-type="float" office:value="97.4" calcext:value-type="float">
            <text:p>97.4</text:p>
          </table:table-cell>
          <table:table-cell office:value-type="float" office:value="98.2" calcext:value-type="float">
            <text:p>98.2</text:p>
          </table:table-cell>
          <table:table-cell office:value-type="float" office:value="97.4" calcext:value-type="float">
            <text:p>97.4</text:p>
          </table:table-cell>
          <table:table-cell office:value-type="float" office:value="97.6" calcext:value-type="float">
            <text:p>97.6</text:p>
          </table:table-cell>
          <table:table-cell office:value-type="float" office:value="96.9" calcext:value-type="float">
            <text:p>96.9</text:p>
          </table:table-cell>
          <table:table-cell office:value-type="float" office:value="104" calcext:value-type="float">
            <text:p>104</text:p>
          </table:table-cell>
          <table:table-cell table:formula="of:=([.J12]-[.A12])/[.A12]" office:value-type="percentage" office:value="0.0473313192346425" calcext:value-type="percentage">
            <text:p>4.73%</text:p>
          </table:table-cell>
          <table:table-cell table:formula="of:=([.J12]-[.B12])/[.B12]" office:value-type="percentage" office:value="0.0644831115660184" calcext:value-type="percentage">
            <text:p>6.45%</text:p>
          </table:table-cell>
          <table:table-cell table:formula="of:=([.J12]-[.C12])/[.C12]" office:value-type="percentage" office:value="0.0623084780388151" calcext:value-type="percentage">
            <text:p>6.23%</text:p>
          </table:table-cell>
          <table:table-cell table:formula="of:=([.J12]-[.D12])/[.D12]" office:value-type="percentage" office:value="0.0633946830265849" calcext:value-type="percentage">
            <text:p>6.34%</text:p>
          </table:table-cell>
          <table:table-cell table:formula="of:=([.J12]-[.E12])/[.E12]" office:value-type="percentage" office:value="0.0677618069815194" calcext:value-type="percentage">
            <text:p>6.78%</text:p>
          </table:table-cell>
          <table:table-cell table:formula="of:=([.J12]-[.F12])/[.F12]" office:value-type="percentage" office:value="0.0590631364562118" calcext:value-type="percentage">
            <text:p>5.91%</text:p>
          </table:table-cell>
          <table:table-cell table:formula="of:=([.J12]-[.G12])/[.G12]" office:value-type="percentage" office:value="0.0677618069815194" calcext:value-type="percentage">
            <text:p>6.78%</text:p>
          </table:table-cell>
          <table:table-cell table:formula="of:=([.J12]-[.H12])/[.H12]" office:value-type="percentage" office:value="0.0655737704918033" calcext:value-type="percentage">
            <text:p>6.56%</text:p>
          </table:table-cell>
          <table:table-cell table:formula="of:=([.J12]-[.I12])/[.I12]" office:value-type="percentage" office:value="0.0732714138286893" calcext:value-type="percentage">
            <text:p>7.33%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99.4" calcext:value-type="float">
            <text:p>99.4</text:p>
          </table:table-cell>
          <table:table-cell office:value-type="float" office:value="99.7" calcext:value-type="float">
            <text:p>99.7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office:value-type="float" office:value="99.2" calcext:value-type="float">
            <text:p>99.2</text:p>
          </table:table-cell>
          <table:table-cell office:value-type="float" office:value="98.6" calcext:value-type="float">
            <text:p>98.6</text:p>
          </table:table-cell>
          <table:table-cell office:value-type="float" office:value="98.3" calcext:value-type="float">
            <text:p>98.3</text:p>
          </table:table-cell>
          <table:table-cell office:value-type="float" office:value="104" calcext:value-type="float">
            <text:p>104</text:p>
          </table:table-cell>
          <table:table-cell table:formula="of:=([.J13]-[.A13])/[.A13]" office:value-type="percentage" office:value="0.041041041041041" calcext:value-type="percentage">
            <text:p>4.10%</text:p>
          </table:table-cell>
          <table:table-cell table:formula="of:=([.J13]-[.B13])/[.B13]" office:value-type="percentage" office:value="0.0462776659959758" calcext:value-type="percentage">
            <text:p>4.63%</text:p>
          </table:table-cell>
          <table:table-cell table:formula="of:=([.J13]-[.C13])/[.C13]" office:value-type="percentage" office:value="0.0431293881644935" calcext:value-type="percentage">
            <text:p>4.31%</text:p>
          </table:table-cell>
          <table:table-cell table:formula="of:=([.J13]-[.D13])/[.D13]" office:value-type="percentage" office:value="0.0420841683366734" calcext:value-type="percentage">
            <text:p>4.21%</text:p>
          </table:table-cell>
          <table:table-cell table:formula="of:=([.J13]-[.E13])/[.E13]" office:value-type="percentage" office:value="0.0441767068273093" calcext:value-type="percentage">
            <text:p>4.42%</text:p>
          </table:table-cell>
          <table:table-cell table:formula="of:=([.J13]-[.F13])/[.F13]" office:value-type="percentage" office:value="0.0473313192346425" calcext:value-type="percentage">
            <text:p>4.73%</text:p>
          </table:table-cell>
          <table:table-cell table:formula="of:=([.J13]-[.G13])/[.G13]" office:value-type="percentage" office:value="0.0483870967741935" calcext:value-type="percentage">
            <text:p>4.84%</text:p>
          </table:table-cell>
          <table:table-cell table:formula="of:=([.J13]-[.H13])/[.H13]" office:value-type="percentage" office:value="0.0547667342799189" calcext:value-type="percentage">
            <text:p>5.48%</text:p>
          </table:table-cell>
          <table:table-cell table:formula="of:=([.J13]-[.I13])/[.I13]" office:value-type="percentage" office:value="0.0579857578840285" calcext:value-type="percentage">
            <text:p>5.80%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float" office:value="99.1" calcext:value-type="float">
            <text:p>99.1</text:p>
          </table:table-cell>
          <table:table-cell office:value-type="float" office:value="98.7" calcext:value-type="float">
            <text:p>98.7</text:p>
          </table:table-cell>
          <table:table-cell office:value-type="float" office:value="98.6" calcext:value-type="float">
            <text:p>98.6</text:p>
          </table:table-cell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office:value-type="float" office:value="97.1" calcext:value-type="float">
            <text:p>97.1</text:p>
          </table:table-cell>
          <table:table-cell office:value-type="float" office:value="105" calcext:value-type="float">
            <text:p>105</text:p>
          </table:table-cell>
          <table:table-cell table:formula="of:=([.J14]-[.A14])/[.A14]" office:value-type="percentage" office:value="0.0552763819095477" calcext:value-type="percentage">
            <text:p>5.53%</text:p>
          </table:table-cell>
          <table:table-cell table:formula="of:=([.J14]-[.B14])/[.B14]" office:value-type="percentage" office:value="0.0542168674698796" calcext:value-type="percentage">
            <text:p>5.42%</text:p>
          </table:table-cell>
          <table:table-cell table:formula="of:=([.J14]-[.C14])/[.C14]" office:value-type="percentage" office:value="0.0542168674698796" calcext:value-type="percentage">
            <text:p>5.42%</text:p>
          </table:table-cell>
          <table:table-cell table:formula="of:=([.J14]-[.D14])/[.D14]" office:value-type="percentage" office:value="0.0595358224016146" calcext:value-type="percentage">
            <text:p>5.95%</text:p>
          </table:table-cell>
          <table:table-cell table:formula="of:=([.J14]-[.E14])/[.E14]" office:value-type="percentage" office:value="0.0638297872340425" calcext:value-type="percentage">
            <text:p>6.38%</text:p>
          </table:table-cell>
          <table:table-cell table:formula="of:=([.J14]-[.F14])/[.F14]" office:value-type="percentage" office:value="0.0649087221095335" calcext:value-type="percentage">
            <text:p>6.49%</text:p>
          </table:table-cell>
          <table:table-cell table:formula="of:=([.J14]-[.G14])/[.G14]" office:value-type="percentage" office:value="0.0638297872340425" calcext:value-type="percentage">
            <text:p>6.38%</text:p>
          </table:table-cell>
          <table:table-cell table:formula="of:=([.J14]-[.H14])/[.H14]" office:value-type="percentage" office:value="0.065989847715736" calcext:value-type="percentage">
            <text:p>6.60%</text:p>
          </table:table-cell>
          <table:table-cell table:formula="of:=([.J14]-[.I14])/[.I14]" office:value-type="percentage" office:value="0.0813594232749743" calcext:value-type="percentage">
            <text:p>8.14%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table:number-columns-repeated="2" office:value-type="float" office:value="101.6" calcext:value-type="float">
            <text:p>101.6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2" calcext:value-type="float">
            <text:p>101.2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formula="of:=([.J15]-[.A15])/[.A15]" office:value-type="percentage" office:value="0.0463968410661402" calcext:value-type="percentage">
            <text:p>4.64%</text:p>
          </table:table-cell>
          <table:table-cell table:formula="of:=([.J15]-[.B15])/[.B15]" office:value-type="percentage" office:value="0.0433070866141733" calcext:value-type="percentage">
            <text:p>4.33%</text:p>
          </table:table-cell>
          <table:table-cell table:formula="of:=([.J15]-[.C15])/[.C15]" office:value-type="percentage" office:value="0.0433070866141733" calcext:value-type="percentage">
            <text:p>4.33%</text:p>
          </table:table-cell>
          <table:table-cell table:formula="of:=([.J15]-[.D15])/[.D15]" office:value-type="percentage" office:value="0.0453648915187376" calcext:value-type="percentage">
            <text:p>4.54%</text:p>
          </table:table-cell>
          <table:table-cell table:formula="of:=([.J15]-[.E15])/[.E15]" office:value-type="percentage" office:value="0.0433070866141733" calcext:value-type="percentage">
            <text:p>4.33%</text:p>
          </table:table-cell>
          <table:table-cell table:formula="of:=([.J15]-[.F15])/[.F15]" office:value-type="percentage" office:value="0.0484668644906034" calcext:value-type="percentage">
            <text:p>4.85%</text:p>
          </table:table-cell>
          <table:table-cell table:formula="of:=([.J15]-[.G15])/[.G15]" office:value-type="percentage" office:value="0.0474308300395257" calcext:value-type="percentage">
            <text:p>4.74%</text:p>
          </table:table-cell>
          <table:table-cell table:formula="of:=([.J15]-[.H15])/[.H15]" office:value-type="percentage" office:value="0.0642570281124499" calcext:value-type="percentage">
            <text:p>6.43%</text:p>
          </table:table-cell>
          <table:table-cell table:formula="of:=([.J15]-[.I15])/[.I15]"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4" calcext:value-type="float">
            <text:p>104.4</text:p>
          </table:table-cell>
          <table:table-cell office:value-type="float" office:value="103.5" calcext:value-type="float">
            <text:p>103.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formula="of:=([.J16]-[.A16])/[.A16]" office:value-type="percentage" office:value="0.0143540669856459" calcext:value-type="percentage">
            <text:p>1.44%</text:p>
          </table:table-cell>
          <table:table-cell table:formula="of:=([.J16]-[.B16])/[.B16]" office:value-type="percentage" office:value="0.0133843212237094" calcext:value-type="percentage">
            <text:p>1.34%</text:p>
          </table:table-cell>
          <table:table-cell table:formula="of:=([.J16]-[.C16])/[.C16]" office:value-type="percentage" office:value="0.0143540669856459" calcext:value-type="percentage">
            <text:p>1.44%</text:p>
          </table:table-cell>
          <table:table-cell table:formula="of:=([.J16]-[.D16])/[.D16]" office:value-type="percentage" office:value="0.0133843212237094" calcext:value-type="percentage">
            <text:p>1.34%</text:p>
          </table:table-cell>
          <table:table-cell table:formula="of:=([.J16]-[.E16])/[.E16]" office:value-type="percentage" office:value="0.0172744721689059" calcext:value-type="percentage">
            <text:p>1.73%</text:p>
          </table:table-cell>
          <table:table-cell table:formula="of:=([.J16]-[.F16])/[.F16]" office:value-type="percentage" office:value="0.0133843212237094" calcext:value-type="percentage">
            <text:p>1.34%</text:p>
          </table:table-cell>
          <table:table-cell table:formula="of:=([.J16]-[.G16])/[.G16]" office:value-type="percentage" office:value="0.0153256704980842" calcext:value-type="percentage">
            <text:p>1.53%</text:p>
          </table:table-cell>
          <table:table-cell table:formula="of:=([.J16]-[.H16])/[.H16]" office:value-type="percentage" office:value="0.0241545893719807" calcext:value-type="percentage">
            <text:p>2.42%</text:p>
          </table:table-cell>
          <table:table-cell table:formula="of:=([.J16]-[.I16])/[.I16]" office:value-type="percentage" office:value="0.029126213592233" calcext:value-type="percentage">
            <text:p>2.91%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0.8" calcext:value-type="float">
            <text:p>110.8</text:p>
          </table:table-cell>
          <table:table-cell office:value-type="float" office:value="110.7" calcext:value-type="float">
            <text:p>110.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.6" calcext:value-type="float">
            <text:p>110.6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2" calcext:value-type="float">
            <text:p>110.2</text:p>
          </table:table-cell>
          <table:table-cell office:value-type="float" office:value="116" calcext:value-type="float">
            <text:p>116</text:p>
          </table:table-cell>
          <table:table-cell table:formula="of:=([.J17]-[.A17])/[.A17]" office:value-type="percentage" office:value="0.0412926391382405" calcext:value-type="percentage">
            <text:p>4.13%</text:p>
          </table:table-cell>
          <table:table-cell table:formula="of:=([.J17]-[.B17])/[.B17]" office:value-type="percentage" office:value="0.037567084078712" calcext:value-type="percentage">
            <text:p>3.76%</text:p>
          </table:table-cell>
          <table:table-cell table:formula="of:=([.J17]-[.C17])/[.C17]" office:value-type="percentage" office:value="0.0469314079422383" calcext:value-type="percentage">
            <text:p>4.69%</text:p>
          </table:table-cell>
          <table:table-cell table:formula="of:=([.J17]-[.D17])/[.D17]" office:value-type="percentage" office:value="0.047877145438121" calcext:value-type="percentage">
            <text:p>4.79%</text:p>
          </table:table-cell>
          <table:table-cell table:formula="of:=([.J17]-[.E17])/[.E17]" office:value-type="percentage" office:value="0.045045045045045" calcext:value-type="percentage">
            <text:p>4.50%</text:p>
          </table:table-cell>
          <table:table-cell table:formula="of:=([.J17]-[.F17])/[.F17]" office:value-type="percentage" office:value="0.0488245931283907" calcext:value-type="percentage">
            <text:p>4.88%</text:p>
          </table:table-cell>
          <table:table-cell table:formula="of:=([.J17]-[.G17])/[.G17]" office:value-type="percentage" office:value="0.0488245931283907" calcext:value-type="percentage">
            <text:p>4.88%</text:p>
          </table:table-cell>
          <table:table-cell table:formula="of:=([.J17]-[.H17])/[.H17]" office:value-type="percentage" office:value="0.0583941605839417" calcext:value-type="percentage">
            <text:p>5.84%</text:p>
          </table:table-cell>
          <table:table-cell table:formula="of:=([.J17]-[.I17])/[.I17]"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11.4" calcext:value-type="float">
            <text:p>111.4</text:p>
          </table:table-cell>
          <table:table-cell office:value-type="float" office:value="109.4" calcext:value-type="float">
            <text:p>109.4</text:p>
          </table:table-cell>
          <table:table-cell office:value-type="float" office:value="111" calcext:value-type="float">
            <text:p>111</text:p>
          </table:table-cell>
          <table:table-cell office:value-type="float" office:value="110.5" calcext:value-type="float">
            <text:p>110.5</text:p>
          </table:table-cell>
          <table:table-cell office:value-type="float" office:value="110.2" calcext:value-type="float">
            <text:p>110.2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7" calcext:value-type="float">
            <text:p>107.7</text:p>
          </table:table-cell>
          <table:table-cell office:value-type="float" office:value="120" calcext:value-type="float">
            <text:p>120</text:p>
          </table:table-cell>
          <table:table-cell table:formula="of:=([.J18]-[.A18])/[.A18]" office:value-type="percentage" office:value="0.0909090909090909" calcext:value-type="percentage">
            <text:p>9.09%</text:p>
          </table:table-cell>
          <table:table-cell table:formula="of:=([.J18]-[.B18])/[.B18]" office:value-type="percentage" office:value="0.0771992818671454" calcext:value-type="percentage">
            <text:p>7.72%</text:p>
          </table:table-cell>
          <table:table-cell table:formula="of:=([.J18]-[.C18])/[.C18]" office:value-type="percentage" office:value="0.0771992818671454" calcext:value-type="percentage">
            <text:p>7.72%</text:p>
          </table:table-cell>
          <table:table-cell table:formula="of:=([.J18]-[.D18])/[.D18]" office:value-type="percentage" office:value="0.0968921389396709" calcext:value-type="percentage">
            <text:p>9.69%</text:p>
          </table:table-cell>
          <table:table-cell table:formula="of:=([.J18]-[.E18])/[.E18]" office:value-type="percentage" office:value="0.0810810810810811" calcext:value-type="percentage">
            <text:p>8.11%</text:p>
          </table:table-cell>
          <table:table-cell table:formula="of:=([.J18]-[.F18])/[.F18]" office:value-type="percentage" office:value="0.085972850678733" calcext:value-type="percentage">
            <text:p>8.60%</text:p>
          </table:table-cell>
          <table:table-cell table:formula="of:=([.J18]-[.G18])/[.G18]" office:value-type="percentage" office:value="0.0889292196007259" calcext:value-type="percentage">
            <text:p>8.89%</text:p>
          </table:table-cell>
          <table:table-cell table:formula="of:=([.J18]-[.H18])/[.H18]" office:value-type="percentage" office:value="0.101928374655647" calcext:value-type="percentage">
            <text:p>10.19%</text:p>
          </table:table-cell>
          <table:table-cell table:formula="of:=([.J18]-[.I18])/[.I18]" office:value-type="percentage" office:value="0.114206128133705" calcext:value-type="percentage">
            <text:p>11.42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.8" calcext:value-type="float">
            <text:p>119.8</text:p>
          </table:table-cell>
          <table:table-cell office:value-type="float" office:value="120.1" calcext:value-type="float">
            <text:p>120.1</text:p>
          </table:table-cell>
          <table:table-cell office:value-type="float" office:value="120.2" calcext:value-type="float">
            <text:p>120.2</text:p>
          </table:table-cell>
          <table:table-cell office:value-type="float" office:value="120.6" calcext:value-type="float">
            <text:p>120.6</text:p>
          </table:table-cell>
          <table:table-cell office:value-type="float" office:value="120.2" calcext:value-type="float">
            <text:p>120.2</text:p>
          </table:table-cell>
          <table:table-cell office:value-type="float" office:value="119" calcext:value-type="float">
            <text:p>119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5" calcext:value-type="float">
            <text:p>117.5</text:p>
          </table:table-cell>
          <table:table-cell office:value-type="float" office:value="128" calcext:value-type="float">
            <text:p>128</text:p>
          </table:table-cell>
          <table:table-cell table:formula="of:=([.J19]-[.A19])/[.A19]" office:value-type="percentage" office:value="0.0666666666666667" calcext:value-type="percentage">
            <text:p>6.67%</text:p>
          </table:table-cell>
          <table:table-cell table:formula="of:=([.J19]-[.B19])/[.B19]" office:value-type="percentage" office:value="0.0684474123539232" calcext:value-type="percentage">
            <text:p>6.84%</text:p>
          </table:table-cell>
          <table:table-cell table:formula="of:=([.J19]-[.C19])/[.C19]" office:value-type="percentage" office:value="0.0657785179017486" calcext:value-type="percentage">
            <text:p>6.58%</text:p>
          </table:table-cell>
          <table:table-cell table:formula="of:=([.J19]-[.D19])/[.D19]" office:value-type="percentage" office:value="0.064891846921797" calcext:value-type="percentage">
            <text:p>6.49%</text:p>
          </table:table-cell>
          <table:table-cell table:formula="of:=([.J19]-[.E19])/[.E19]" office:value-type="percentage" office:value="0.0613598673300166" calcext:value-type="percentage">
            <text:p>6.14%</text:p>
          </table:table-cell>
          <table:table-cell table:formula="of:=([.J19]-[.F19])/[.F19]" office:value-type="percentage" office:value="0.064891846921797" calcext:value-type="percentage">
            <text:p>6.49%</text:p>
          </table:table-cell>
          <table:table-cell table:formula="of:=([.J19]-[.G19])/[.G19]" office:value-type="percentage" office:value="0.0756302521008403" calcext:value-type="percentage">
            <text:p>7.56%</text:p>
          </table:table-cell>
          <table:table-cell table:formula="of:=([.J19]-[.H19])/[.H19]" office:value-type="percentage" office:value="0.0792580101180439" calcext:value-type="percentage">
            <text:p>7.93%</text:p>
          </table:table-cell>
          <table:table-cell table:formula="of:=([.J19]-[.I19])/[.I19]" office:value-type="percentage" office:value="0.0893617021276596" calcext:value-type="percentage">
            <text:p>8.94%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124.5" calcext:value-type="float">
            <text:p>124.5</text:p>
          </table:table-cell>
          <table:table-cell table:number-columns-repeated="2" office:value-type="float" office:value="124.4" calcext:value-type="float">
            <text:p>124.4</text:p>
          </table:table-cell>
          <table:table-cell office:value-type="float" office:value="123.6" calcext:value-type="float">
            <text:p>123.6</text:p>
          </table:table-cell>
          <table:table-cell office:value-type="float" office:value="124.1" calcext:value-type="float">
            <text:p>124.1</text:p>
          </table:table-cell>
          <table:table-cell office:value-type="float" office:value="123.9" calcext:value-type="float">
            <text:p>123.9</text:p>
          </table:table-cell>
          <table:table-cell office:value-type="float" office:value="123.7" calcext:value-type="float">
            <text:p>123.7</text:p>
          </table:table-cell>
          <table:table-cell office:value-type="float" office:value="123.2" calcext:value-type="float">
            <text:p>123.2</text:p>
          </table:table-cell>
          <table:table-cell office:value-type="float" office:value="130" calcext:value-type="float">
            <text:p>130</text:p>
          </table:table-cell>
          <table:table-cell table:formula="of:=([.J20]-[.A20])/[.A20]" office:value-type="percentage" office:value="0.0458567980691875" calcext:value-type="percentage">
            <text:p>4.59%</text:p>
          </table:table-cell>
          <table:table-cell table:formula="of:=([.J20]-[.B20])/[.B20]" office:value-type="percentage" office:value="0.0441767068273092" calcext:value-type="percentage">
            <text:p>4.42%</text:p>
          </table:table-cell>
          <table:table-cell table:formula="of:=([.J20]-[.C20])/[.C20]" office:value-type="percentage" office:value="0.045016077170418" calcext:value-type="percentage">
            <text:p>4.50%</text:p>
          </table:table-cell>
          <table:table-cell table:formula="of:=([.J20]-[.D20])/[.D20]" office:value-type="percentage" office:value="0.045016077170418" calcext:value-type="percentage">
            <text:p>4.50%</text:p>
          </table:table-cell>
          <table:table-cell table:formula="of:=([.J20]-[.E20])/[.E20]" office:value-type="percentage" office:value="0.051779935275081" calcext:value-type="percentage">
            <text:p>5.18%</text:p>
          </table:table-cell>
          <table:table-cell table:formula="of:=([.J20]-[.F20])/[.F20]" office:value-type="percentage" office:value="0.0475423045930702" calcext:value-type="percentage">
            <text:p>4.75%</text:p>
          </table:table-cell>
          <table:table-cell table:formula="of:=([.J20]-[.G20])/[.G20]" office:value-type="percentage" office:value="0.0492332526230831" calcext:value-type="percentage">
            <text:p>4.92%</text:p>
          </table:table-cell>
          <table:table-cell table:formula="of:=([.J20]-[.H20])/[.H20]" office:value-type="percentage" office:value="0.0509296685529507" calcext:value-type="percentage">
            <text:p>5.09%</text:p>
          </table:table-cell>
          <table:table-cell table:formula="of:=([.J20]-[.I20])/[.I20]" office:value-type="percentage" office:value="0.0551948051948052" calcext:value-type="percentage">
            <text:p>5.52%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10.6" calcext:value-type="float">
            <text:p>110.6</text:p>
          </table:table-cell>
          <table:table-cell office:value-type="float" office:value="109.9" calcext:value-type="float">
            <text:p>109.9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4" calcext:value-type="float">
            <text:p>110.4</text:p>
          </table:table-cell>
          <table:table-cell office:value-type="float" office:value="110.5" calcext:value-type="float">
            <text:p>110.5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8" calcext:value-type="float">
            <text:p>107.8</text:p>
          </table:table-cell>
          <table:table-cell office:value-type="float" office:value="121" calcext:value-type="float">
            <text:p>121</text:p>
          </table:table-cell>
          <table:table-cell table:formula="of:=([.J21]-[.A21])/[.A21]" office:value-type="percentage" office:value="0.092057761732852" calcext:value-type="percentage">
            <text:p>9.21%</text:p>
          </table:table-cell>
          <table:table-cell table:formula="of:=([.J21]-[.B21])/[.B21]" office:value-type="percentage" office:value="0.0940325497287523" calcext:value-type="percentage">
            <text:p>9.40%</text:p>
          </table:table-cell>
          <table:table-cell table:formula="of:=([.J21]-[.C21])/[.C21]" office:value-type="percentage" office:value="0.101000909918107" calcext:value-type="percentage">
            <text:p>10.10%</text:p>
          </table:table-cell>
          <table:table-cell table:formula="of:=([.J21]-[.D21])/[.D21]" office:value-type="percentage" office:value="0.0910730387736699" calcext:value-type="percentage">
            <text:p>9.11%</text:p>
          </table:table-cell>
          <table:table-cell table:formula="of:=([.J21]-[.E21])/[.E21]" office:value-type="percentage" office:value="0.0930442637759711" calcext:value-type="percentage">
            <text:p>9.30%</text:p>
          </table:table-cell>
          <table:table-cell table:formula="of:=([.J21]-[.F21])/[.F21]" office:value-type="percentage" office:value="0.0960144927536231" calcext:value-type="percentage">
            <text:p>9.60%</text:p>
          </table:table-cell>
          <table:table-cell table:formula="of:=([.J21]-[.G21])/[.G21]" office:value-type="percentage" office:value="0.0950226244343891" calcext:value-type="percentage">
            <text:p>9.50%</text:p>
          </table:table-cell>
          <table:table-cell table:formula="of:=([.J21]-[.H21])/[.H21]" office:value-type="percentage" office:value="0.111111111111111" calcext:value-type="percentage">
            <text:p>11.11%</text:p>
          </table:table-cell>
          <table:table-cell table:formula="of:=([.J21]-[.I21])/[.I21]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14.3" calcext:value-type="float">
            <text:p>114.3</text:p>
          </table:table-cell>
          <table:table-cell office:value-type="float" office:value="114.9" calcext:value-type="float">
            <text:p>114.9</text:p>
          </table:table-cell>
          <table:table-cell office:value-type="float" office:value="114.6" calcext:value-type="float">
            <text:p>114.6</text:p>
          </table:table-cell>
          <table:table-cell office:value-type="float" office:value="114.2" calcext:value-type="float">
            <text:p>114.2</text:p>
          </table:table-cell>
          <table:table-cell office:value-type="float" office:value="114.1" calcext:value-type="float">
            <text:p>114.1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8" calcext:value-type="float">
            <text:p>111.8</text:p>
          </table:table-cell>
          <table:table-cell office:value-type="float" office:value="110.1" calcext:value-type="float">
            <text:p>110.1</text:p>
          </table:table-cell>
          <table:table-cell office:value-type="float" office:value="123" calcext:value-type="float">
            <text:p>123</text:p>
          </table:table-cell>
          <table:table-cell table:formula="of:=([.J22]-[.A22])/[.A22]" office:value-type="percentage" office:value="0.0827464788732395" calcext:value-type="percentage">
            <text:p>8.27%</text:p>
          </table:table-cell>
          <table:table-cell table:formula="of:=([.J22]-[.B22])/[.B22]" office:value-type="percentage" office:value="0.0761154855643045" calcext:value-type="percentage">
            <text:p>7.61%</text:p>
          </table:table-cell>
          <table:table-cell table:formula="of:=([.J22]-[.C22])/[.C22]" office:value-type="percentage" office:value="0.0704960835509138" calcext:value-type="percentage">
            <text:p>7.05%</text:p>
          </table:table-cell>
          <table:table-cell table:formula="of:=([.J22]-[.D22])/[.D22]" office:value-type="percentage" office:value="0.0732984293193718" calcext:value-type="percentage">
            <text:p>7.33%</text:p>
          </table:table-cell>
          <table:table-cell table:formula="of:=([.J22]-[.E22])/[.E22]" office:value-type="percentage" office:value="0.0770577933450087" calcext:value-type="percentage">
            <text:p>7.71%</text:p>
          </table:table-cell>
          <table:table-cell table:formula="of:=([.J22]-[.F22])/[.F22]" office:value-type="percentage" office:value="0.0780017528483787" calcext:value-type="percentage">
            <text:p>7.80%</text:p>
          </table:table-cell>
          <table:table-cell table:formula="of:=([.J22]-[.G22])/[.G22]" office:value-type="percentage" office:value="0.0837004405286344" calcext:value-type="percentage">
            <text:p>8.37%</text:p>
          </table:table-cell>
          <table:table-cell table:formula="of:=([.J22]-[.H22])/[.H22]" office:value-type="percentage" office:value="0.100178890876565" calcext:value-type="percentage">
            <text:p>10.02%</text:p>
          </table:table-cell>
          <table:table-cell table:formula="of:=([.J22]-[.I22])/[.I22]" office:value-type="percentage" office:value="0.11716621253406" calcext:value-type="percentage">
            <text:p>11.72%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128.1" calcext:value-type="float">
            <text:p>128.1</text:p>
          </table:table-cell>
          <table:table-cell office:value-type="float" office:value="128.9" calcext:value-type="float">
            <text:p>128.9</text:p>
          </table:table-cell>
          <table:table-cell office:value-type="float" office:value="128.4" calcext:value-type="float">
            <text:p>128.4</text:p>
          </table:table-cell>
          <table:table-cell office:value-type="float" office:value="128.1" calcext:value-type="float">
            <text:p>128.1</text:p>
          </table:table-cell>
          <table:table-cell office:value-type="float" office:value="128" calcext:value-type="float">
            <text:p>128</text:p>
          </table:table-cell>
          <table:table-cell office:value-type="float" office:value="127.4" calcext:value-type="float">
            <text:p>127.4</text:p>
          </table:table-cell>
          <table:table-cell office:value-type="float" office:value="127.6" calcext:value-type="float">
            <text:p>127.6</text:p>
          </table:table-cell>
          <table:table-cell office:value-type="float" office:value="126.1" calcext:value-type="float">
            <text:p>126.1</text:p>
          </table:table-cell>
          <table:table-cell office:value-type="float" office:value="133" calcext:value-type="float">
            <text:p>133</text:p>
          </table:table-cell>
          <table:table-cell table:formula="of:=([.J23]-[.A23])/[.A23]" office:value-type="percentage" office:value="0.0318076027928626" calcext:value-type="percentage">
            <text:p>3.18%</text:p>
          </table:table-cell>
          <table:table-cell table:formula="of:=([.J23]-[.B23])/[.B23]" office:value-type="percentage" office:value="0.0382513661202186" calcext:value-type="percentage">
            <text:p>3.83%</text:p>
          </table:table-cell>
          <table:table-cell table:formula="of:=([.J23]-[.C23])/[.C23]" office:value-type="percentage" office:value="0.0318076027928626" calcext:value-type="percentage">
            <text:p>3.18%</text:p>
          </table:table-cell>
          <table:table-cell table:formula="of:=([.J23]-[.D23])/[.D23]" office:value-type="percentage" office:value="0.0358255451713395" calcext:value-type="percentage">
            <text:p>3.58%</text:p>
          </table:table-cell>
          <table:table-cell table:formula="of:=([.J23]-[.E23])/[.E23]" office:value-type="percentage" office:value="0.0382513661202186" calcext:value-type="percentage">
            <text:p>3.83%</text:p>
          </table:table-cell>
          <table:table-cell table:formula="of:=([.J23]-[.F23])/[.F23]" office:value-type="percentage" office:value="0.0390625" calcext:value-type="percentage">
            <text:p>3.91%</text:p>
          </table:table-cell>
          <table:table-cell table:formula="of:=([.J23]-[.G23])/[.G23]" office:value-type="percentage" office:value="0.0439560439560439" calcext:value-type="percentage">
            <text:p>4.40%</text:p>
          </table:table-cell>
          <table:table-cell table:formula="of:=([.J23]-[.H23])/[.H23]" office:value-type="percentage" office:value="0.042319749216301" calcext:value-type="percentage">
            <text:p>4.23%</text:p>
          </table:table-cell>
          <table:table-cell table:formula="of:=([.J23]-[.I23])/[.I23]" office:value-type="percentage" office:value="0.0547184773988898" calcext:value-type="percentage">
            <text:p>5.47%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2" calcext:value-type="float">
            <text:p>131.2</text:p>
          </table:table-cell>
          <table:table-cell office:value-type="float" office:value="131.9" calcext:value-type="float">
            <text:p>131.9</text:p>
          </table:table-cell>
          <table:table-cell office:value-type="float" office:value="131.2" calcext:value-type="float">
            <text:p>131.2</text:p>
          </table:table-cell>
          <table:table-cell office:value-type="float" office:value="130.5" calcext:value-type="float">
            <text:p>130.5</text:p>
          </table:table-cell>
          <table:table-cell office:value-type="float" office:value="127.5" calcext:value-type="float">
            <text:p>127.5</text:p>
          </table:table-cell>
          <table:table-cell office:value-type="float" office:value="139" calcext:value-type="float">
            <text:p>139</text:p>
          </table:table-cell>
          <table:table-cell table:formula="of:=([.J24]-[.A24])/[.A24]" office:value-type="percentage" office:value="0.0635042081101761" calcext:value-type="percentage">
            <text:p>6.35%</text:p>
          </table:table-cell>
          <table:table-cell table:formula="of:=([.J24]-[.B24])/[.B24]" office:value-type="percentage" office:value="0.0538286580742987" calcext:value-type="percentage">
            <text:p>5.38%</text:p>
          </table:table-cell>
          <table:table-cell table:formula="of:=([.J24]-[.C24])/[.C24]" office:value-type="percentage" office:value="0.0554290053151102" calcext:value-type="percentage">
            <text:p>5.54%</text:p>
          </table:table-cell>
          <table:table-cell table:formula="of:=([.J24]-[.D24])/[.D24]" office:value-type="percentage" office:value="0.0562310030395137" calcext:value-type="percentage">
            <text:p>5.62%</text:p>
          </table:table-cell>
          <table:table-cell table:formula="of:=([.J24]-[.E24])/[.E24]" office:value-type="percentage" office:value="0.0594512195121952" calcext:value-type="percentage">
            <text:p>5.95%</text:p>
          </table:table-cell>
          <table:table-cell table:formula="of:=([.J24]-[.F24])/[.F24]" office:value-type="percentage" office:value="0.0538286580742987" calcext:value-type="percentage">
            <text:p>5.38%</text:p>
          </table:table-cell>
          <table:table-cell table:formula="of:=([.J24]-[.G24])/[.G24]" office:value-type="percentage" office:value="0.0594512195121952" calcext:value-type="percentage">
            <text:p>5.95%</text:p>
          </table:table-cell>
          <table:table-cell table:formula="of:=([.J24]-[.H24])/[.H24]" office:value-type="percentage" office:value="0.0651340996168582" calcext:value-type="percentage">
            <text:p>6.51%</text:p>
          </table:table-cell>
          <table:table-cell table:formula="of:=([.J24]-[.I24])/[.I24]" office:value-type="percentage" office:value="0.0901960784313726" calcext:value-type="percentage">
            <text:p>9.02%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126.2" calcext:value-type="float">
            <text:p>126.2</text:p>
          </table:table-cell>
          <table:table-cell office:value-type="float" office:value="125.6" calcext:value-type="float">
            <text:p>125.6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4" calcext:value-type="float">
            <text:p>127.4</text:p>
          </table:table-cell>
          <table:table-cell office:value-type="float" office:value="126.4" calcext:value-type="float">
            <text:p>126.4</text:p>
          </table:table-cell>
          <table:table-cell office:value-type="float" office:value="126.6" calcext:value-type="float">
            <text:p>126.6</text:p>
          </table:table-cell>
          <table:table-cell office:value-type="float" office:value="124" calcext:value-type="float">
            <text:p>124</text:p>
          </table:table-cell>
          <table:table-cell office:value-type="float" office:value="122.2" calcext:value-type="float">
            <text:p>122.2</text:p>
          </table:table-cell>
          <table:table-cell office:value-type="float" office:value="135" calcext:value-type="float">
            <text:p>135</text:p>
          </table:table-cell>
          <table:table-cell table:formula="of:=([.J25]-[.A25])/[.A25]" office:value-type="percentage" office:value="0.0688836104513064" calcext:value-type="percentage">
            <text:p>6.89%</text:p>
          </table:table-cell>
          <table:table-cell table:formula="of:=([.J25]-[.B25])/[.B25]" office:value-type="percentage" office:value="0.0697305863708399" calcext:value-type="percentage">
            <text:p>6.97%</text:p>
          </table:table-cell>
          <table:table-cell table:formula="of:=([.J25]-[.C25])/[.C25]" office:value-type="percentage" office:value="0.0748407643312102" calcext:value-type="percentage">
            <text:p>7.48%</text:p>
          </table:table-cell>
          <table:table-cell table:formula="of:=([.J25]-[.D25])/[.D25]" office:value-type="percentage" office:value="0.0722795869737887" calcext:value-type="percentage">
            <text:p>7.23%</text:p>
          </table:table-cell>
          <table:table-cell table:formula="of:=([.J25]-[.E25])/[.E25]" office:value-type="percentage" office:value="0.0596546310832025" calcext:value-type="percentage">
            <text:p>5.97%</text:p>
          </table:table-cell>
          <table:table-cell table:formula="of:=([.J25]-[.F25])/[.F25]" office:value-type="percentage" office:value="0.0680379746835443" calcext:value-type="percentage">
            <text:p>6.80%</text:p>
          </table:table-cell>
          <table:table-cell table:formula="of:=([.J25]-[.G25])/[.G25]" office:value-type="percentage" office:value="0.066350710900474" calcext:value-type="percentage">
            <text:p>6.64%</text:p>
          </table:table-cell>
          <table:table-cell table:formula="of:=([.J25]-[.H25])/[.H25]" office:value-type="percentage" office:value="0.0887096774193548" calcext:value-type="percentage">
            <text:p>8.87%</text:p>
          </table:table-cell>
          <table:table-cell table:formula="of:=([.J25]-[.I25])/[.I25]" office:value-type="percentage" office:value="0.104746317512275" calcext:value-type="percentage">
            <text:p>10.47%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140.1" calcext:value-type="float">
            <text:p>140.1</text:p>
          </table:table-cell>
          <table:table-cell office:value-type="float" office:value="139.5" calcext:value-type="float">
            <text:p>139.5</text:p>
          </table:table-cell>
          <table:table-cell office:value-type="float" office:value="139.1" calcext:value-type="float">
            <text:p>139.1</text:p>
          </table:table-cell>
          <table:table-cell table:number-columns-repeated="2" office:value-type="float" office:value="139.2" calcext:value-type="float">
            <text:p>139.2</text:p>
          </table:table-cell>
          <table:table-cell office:value-type="float" office:value="138.7" calcext:value-type="float">
            <text:p>138.7</text:p>
          </table:table-cell>
          <table:table-cell office:value-type="float" office:value="138.8" calcext:value-type="float">
            <text:p>138.8</text:p>
          </table:table-cell>
          <table:table-cell office:value-type="float" office:value="137.6" calcext:value-type="float">
            <text:p>137.6</text:p>
          </table:table-cell>
          <table:table-cell office:value-type="float" office:value="145" calcext:value-type="float">
            <text:p>145</text:p>
          </table:table-cell>
          <table:table-cell table:formula="of:=([.J26]-[.A26])/[.A26]" office:value-type="percentage" office:value="0.0409188801148599" calcext:value-type="percentage">
            <text:p>4.09%</text:p>
          </table:table-cell>
          <table:table-cell table:formula="of:=([.J26]-[.B26])/[.B26]" office:value-type="percentage" office:value="0.0349750178443969" calcext:value-type="percentage">
            <text:p>3.50%</text:p>
          </table:table-cell>
          <table:table-cell table:formula="of:=([.J26]-[.C26])/[.C26]" office:value-type="percentage" office:value="0.039426523297491" calcext:value-type="percentage">
            <text:p>3.94%</text:p>
          </table:table-cell>
          <table:table-cell table:formula="of:=([.J26]-[.D26])/[.D26]" office:value-type="percentage" office:value="0.0424155283968369" calcext:value-type="percentage">
            <text:p>4.24%</text:p>
          </table:table-cell>
          <table:table-cell table:formula="of:=([.J26]-[.E26])/[.E26]" office:value-type="percentage" office:value="0.0416666666666668" calcext:value-type="percentage">
            <text:p>4.17%</text:p>
          </table:table-cell>
          <table:table-cell table:formula="of:=([.J26]-[.F26])/[.F26]" office:value-type="percentage" office:value="0.0416666666666668" calcext:value-type="percentage">
            <text:p>4.17%</text:p>
          </table:table-cell>
          <table:table-cell table:formula="of:=([.J26]-[.G26])/[.G26]" office:value-type="percentage" office:value="0.0454217736121126" calcext:value-type="percentage">
            <text:p>4.54%</text:p>
          </table:table-cell>
          <table:table-cell table:formula="of:=([.J26]-[.H26])/[.H26]" office:value-type="percentage" office:value="0.0446685878962535" calcext:value-type="percentage">
            <text:p>4.47%</text:p>
          </table:table-cell>
          <table:table-cell table:formula="of:=([.J26]-[.I26])/[.I26]" office:value-type="percentage" office:value="0.0537790697674419" calcext:value-type="percentage">
            <text:p>5.38%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34.5" calcext:value-type="float">
            <text:p>134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4.7" calcext:value-type="float">
            <text:p>134.7</text:p>
          </table:table-cell>
          <table:table-cell office:value-type="float" office:value="133.9" calcext:value-type="float">
            <text:p>133.9</text:p>
          </table:table-cell>
          <table:table-cell office:value-type="float" office:value="133.8" calcext:value-type="float">
            <text:p>133.8</text:p>
          </table:table-cell>
          <table:table-cell office:value-type="float" office:value="133.3" calcext:value-type="float">
            <text:p>133.3</text:p>
          </table:table-cell>
          <table:table-cell office:value-type="float" office:value="131.9" calcext:value-type="float">
            <text:p>131.9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table:formula="of:=([.J27]-[.A27])/[.A27]" office:value-type="percentage" office:value="0.062407132243685" calcext:value-type="percentage">
            <text:p>6.24%</text:p>
          </table:table-cell>
          <table:table-cell table:formula="of:=([.J27]-[.B27])/[.B27]" office:value-type="percentage" office:value="0.0631970260223048" calcext:value-type="percentage">
            <text:p>6.32%</text:p>
          </table:table-cell>
          <table:table-cell table:formula="of:=([.J27]-[.C27])/[.C27]" office:value-type="percentage" office:value="0.0679611650485436" calcext:value-type="percentage">
            <text:p>6.80%</text:p>
          </table:table-cell>
          <table:table-cell table:formula="of:=([.J27]-[.D27])/[.D27]" office:value-type="percentage" office:value="0.0616184112843357" calcext:value-type="percentage">
            <text:p>6.16%</text:p>
          </table:table-cell>
          <table:table-cell table:formula="of:=([.J27]-[.E27])/[.E27]" office:value-type="percentage" office:value="0.0679611650485436" calcext:value-type="percentage">
            <text:p>6.80%</text:p>
          </table:table-cell>
          <table:table-cell table:formula="of:=([.J27]-[.F27])/[.F27]" office:value-type="percentage" office:value="0.0687593423019431" calcext:value-type="percentage">
            <text:p>6.88%</text:p>
          </table:table-cell>
          <table:table-cell table:formula="of:=([.J27]-[.G27])/[.G27]" office:value-type="percentage" office:value="0.0727681920480119" calcext:value-type="percentage">
            <text:p>7.28%</text:p>
          </table:table-cell>
          <table:table-cell table:formula="of:=([.J27]-[.H27])/[.H27]" office:value-type="percentage" office:value="0.0841546626231994" calcext:value-type="percentage">
            <text:p>8.42%</text:p>
          </table:table-cell>
          <table:table-cell table:formula="of:=([.J27]-[.I27])/[.I27]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 office:value-type="float" office:value="142.9" calcext:value-type="float">
            <text:p>142.9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6" calcext:value-type="float">
            <text:p>143.6</text:p>
          </table:table-cell>
          <table:table-cell office:value-type="float" office:value="143.1" calcext:value-type="float">
            <text:p>143.1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7" calcext:value-type="float">
            <text:p>141.7</text:p>
          </table:table-cell>
          <table:table-cell office:value-type="float" office:value="149" calcext:value-type="float">
            <text:p>149</text:p>
          </table:table-cell>
          <table:table-cell table:formula="of:=([.J28]-[.A28])/[.A28]" office:value-type="percentage" office:value="0.0426871938418474" calcext:value-type="percentage">
            <text:p>4.27%</text:p>
          </table:table-cell>
          <table:table-cell table:formula="of:=([.J28]-[.B28])/[.B28]" office:value-type="percentage" office:value="0.0426871938418474" calcext:value-type="percentage">
            <text:p>4.27%</text:p>
          </table:table-cell>
          <table:table-cell table:formula="of:=([.J28]-[.C28])/[.C28]" office:value-type="percentage" office:value="0.0383275261324042" calcext:value-type="percentage">
            <text:p>3.83%</text:p>
          </table:table-cell>
          <table:table-cell table:formula="of:=([.J28]-[.D28])/[.D28]" office:value-type="percentage" office:value="0.0412299091544375" calcext:value-type="percentage">
            <text:p>4.12%</text:p>
          </table:table-cell>
          <table:table-cell table:formula="of:=([.J28]-[.E28])/[.E28]" office:value-type="percentage" office:value="0.0383275261324042" calcext:value-type="percentage">
            <text:p>3.83%</text:p>
          </table:table-cell>
          <table:table-cell table:formula="of:=([.J28]-[.F28])/[.F28]" office:value-type="percentage" office:value="0.0376044568245126" calcext:value-type="percentage">
            <text:p>3.76%</text:p>
          </table:table-cell>
          <table:table-cell table:formula="of:=([.J28]-[.G28])/[.G28]" office:value-type="percentage" office:value="0.0412299091544375" calcext:value-type="percentage">
            <text:p>4.12%</text:p>
          </table:table-cell>
          <table:table-cell table:formula="of:=([.J28]-[.H28])/[.H28]" office:value-type="percentage" office:value="0.0530035335689046" calcext:value-type="percentage">
            <text:p>5.30%</text:p>
          </table:table-cell>
          <table:table-cell table:formula="of:=([.J28]-[.I28])/[.I28]" office:value-type="percentage" office:value="0.0515172900494002" calcext:value-type="percentage">
            <text:p>5.15%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36.1" calcext:value-type="float">
            <text:p>136.1</text:p>
          </table:table-cell>
          <table:table-cell table:number-columns-repeated="2" office:value-type="float" office:value="136.9" calcext:value-type="float">
            <text:p>136.9</text:p>
          </table:table-cell>
          <table:table-cell office:value-type="float" office:value="135.5" calcext:value-type="float">
            <text:p>135.5</text:p>
          </table:table-cell>
          <table:table-cell office:value-type="float" office:value="136" calcext:value-type="float">
            <text:p>136</text:p>
          </table:table-cell>
          <table:table-cell office:value-type="float" office:value="136.4" calcext:value-type="float">
            <text:p>136.4</text:p>
          </table:table-cell>
          <table:table-cell office:value-type="float" office:value="135.3" calcext:value-type="float">
            <text:p>135.3</text:p>
          </table:table-cell>
          <table:table-cell office:value-type="float" office:value="133.8" calcext:value-type="float">
            <text:p>133.8</text:p>
          </table:table-cell>
          <table:table-cell office:value-type="float" office:value="142" calcext:value-type="float">
            <text:p>142</text:p>
          </table:table-cell>
          <table:table-cell table:formula="of:=([.J29]-[.A29])/[.A29]" office:value-type="percentage" office:value="0.0380116959064327" calcext:value-type="percentage">
            <text:p>3.80%</text:p>
          </table:table-cell>
          <table:table-cell table:formula="of:=([.J29]-[.B29])/[.B29]" office:value-type="percentage" office:value="0.0433504775900074" calcext:value-type="percentage">
            <text:p>4.34%</text:p>
          </table:table-cell>
          <table:table-cell table:formula="of:=([.J29]-[.C29])/[.C29]" office:value-type="percentage" office:value="0.0372534696859021" calcext:value-type="percentage">
            <text:p>3.73%</text:p>
          </table:table-cell>
          <table:table-cell table:formula="of:=([.J29]-[.D29])/[.D29]" office:value-type="percentage" office:value="0.0372534696859021" calcext:value-type="percentage">
            <text:p>3.73%</text:p>
          </table:table-cell>
          <table:table-cell table:formula="of:=([.J29]-[.E29])/[.E29]" office:value-type="percentage" office:value="0.047970479704797" calcext:value-type="percentage">
            <text:p>4.80%</text:p>
          </table:table-cell>
          <table:table-cell table:formula="of:=([.J29]-[.F29])/[.F29]" office:value-type="percentage" office:value="0.0441176470588235" calcext:value-type="percentage">
            <text:p>4.41%</text:p>
          </table:table-cell>
          <table:table-cell table:formula="of:=([.J29]-[.G29])/[.G29]" office:value-type="percentage" office:value="0.0410557184750733" calcext:value-type="percentage">
            <text:p>4.11%</text:p>
          </table:table-cell>
          <table:table-cell table:formula="of:=([.J29]-[.H29])/[.H29]" office:value-type="percentage" office:value="0.0495195861049519" calcext:value-type="percentage">
            <text:p>4.95%</text:p>
          </table:table-cell>
          <table:table-cell table:formula="of:=([.J29]-[.I29])/[.I29]" office:value-type="percentage" office:value="0.0612855007473841" calcext:value-type="percentage">
            <text:p>6.13%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141.6" calcext:value-type="float">
            <text:p>141.6</text:p>
          </table:table-cell>
          <table:table-cell table:number-columns-repeated="2" office:value-type="float" office:value="141.9" calcext:value-type="float">
            <text:p>141.9</text:p>
          </table:table-cell>
          <table:table-cell office:value-type="float" office:value="142" calcext:value-type="float">
            <text:p>142</text:p>
          </table:table-cell>
          <table:table-cell office:value-type="float" office:value="142.1" calcext:value-type="float">
            <text:p>142.1</text:p>
          </table:table-cell>
          <table:table-cell office:value-type="float" office:value="141.9" calcext:value-type="float">
            <text:p>141.9</text:p>
          </table:table-cell>
          <table:table-cell office:value-type="float" office:value="141.2" calcext:value-type="float">
            <text:p>141.2</text:p>
          </table:table-cell>
          <table:table-cell office:value-type="float" office:value="140.5" calcext:value-type="float">
            <text:p>140.5</text:p>
          </table:table-cell>
          <table:table-cell office:value-type="float" office:value="150" calcext:value-type="float">
            <text:p>150</text:p>
          </table:table-cell>
          <table:table-cell table:formula="of:=([.J30]-[.A30])/[.A30]" office:value-type="percentage" office:value="0.055594651653765" calcext:value-type="percentage">
            <text:p>5.56%</text:p>
          </table:table-cell>
          <table:table-cell table:formula="of:=([.J30]-[.B30])/[.B30]" office:value-type="percentage" office:value="0.0593220338983051" calcext:value-type="percentage">
            <text:p>5.93%</text:p>
          </table:table-cell>
          <table:table-cell table:formula="of:=([.J30]-[.C30])/[.C30]" office:value-type="percentage" office:value="0.0570824524312896" calcext:value-type="percentage">
            <text:p>5.71%</text:p>
          </table:table-cell>
          <table:table-cell table:formula="of:=([.J30]-[.D30])/[.D30]" office:value-type="percentage" office:value="0.0570824524312896" calcext:value-type="percentage">
            <text:p>5.71%</text:p>
          </table:table-cell>
          <table:table-cell table:formula="of:=([.J30]-[.E30])/[.E30]" office:value-type="percentage" office:value="0.0563380281690141" calcext:value-type="percentage">
            <text:p>5.63%</text:p>
          </table:table-cell>
          <table:table-cell table:formula="of:=([.J30]-[.F30])/[.F30]" office:value-type="percentage" office:value="0.055594651653765" calcext:value-type="percentage">
            <text:p>5.56%</text:p>
          </table:table-cell>
          <table:table-cell table:formula="of:=([.J30]-[.G30])/[.G30]" office:value-type="percentage" office:value="0.0570824524312896" calcext:value-type="percentage">
            <text:p>5.71%</text:p>
          </table:table-cell>
          <table:table-cell table:formula="of:=([.J30]-[.H30])/[.H30]" office:value-type="percentage" office:value="0.0623229461756375" calcext:value-type="percentage">
            <text:p>6.23%</text:p>
          </table:table-cell>
          <table:table-cell table:formula="of:=([.J30]-[.I30])/[.I30]" office:value-type="percentage" office:value="0.0676156583629893" calcext:value-type="percentage">
            <text:p>6.76%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150.1" calcext:value-type="float">
            <text:p>150.1</text:p>
          </table:table-cell>
          <table:table-cell office:value-type="float" office:value="151.2" calcext:value-type="float">
            <text:p>151.2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5" calcext:value-type="float">
            <text:p>150.5</text:p>
          </table:table-cell>
          <table:table-cell office:value-type="float" office:value="150.9" calcext:value-type="float">
            <text:p>150.9</text:p>
          </table:table-cell>
          <table:table-cell office:value-type="float" office:value="151.1" calcext:value-type="float">
            <text:p>151.1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4" calcext:value-type="float">
            <text:p>149.4</text:p>
          </table:table-cell>
          <table:table-cell office:value-type="float" office:value="157" calcext:value-type="float">
            <text:p>157</text:p>
          </table:table-cell>
          <table:table-cell table:formula="of:=([.J31]-[.A31])/[.A31]" office:value-type="percentage" office:value="0.037673496364838" calcext:value-type="percentage">
            <text:p>3.77%</text:p>
          </table:table-cell>
          <table:table-cell table:formula="of:=([.J31]-[.B31])/[.B31]" office:value-type="percentage" office:value="0.0459693537641573" calcext:value-type="percentage">
            <text:p>4.60%</text:p>
          </table:table-cell>
          <table:table-cell table:formula="of:=([.J31]-[.C31])/[.C31]" office:value-type="percentage" office:value="0.0383597883597884" calcext:value-type="percentage">
            <text:p>3.84%</text:p>
          </table:table-cell>
          <table:table-cell table:formula="of:=([.J31]-[.D31])/[.D31]" office:value-type="percentage" office:value="0.0411140583554376" calcext:value-type="percentage">
            <text:p>4.11%</text:p>
          </table:table-cell>
          <table:table-cell table:formula="of:=([.J31]-[.E31])/[.E31]" office:value-type="percentage" office:value="0.0431893687707641" calcext:value-type="percentage">
            <text:p>4.32%</text:p>
          </table:table-cell>
          <table:table-cell table:formula="of:=([.J31]-[.F31])/[.F31]" office:value-type="percentage" office:value="0.0404241219350563" calcext:value-type="percentage">
            <text:p>4.04%</text:p>
          </table:table-cell>
          <table:table-cell table:formula="of:=([.J31]-[.G31])/[.G31]" office:value-type="percentage" office:value="0.0390469887491728" calcext:value-type="percentage">
            <text:p>3.90%</text:p>
          </table:table-cell>
          <table:table-cell table:formula="of:=([.J31]-[.H31])/[.H31]" office:value-type="percentage" office:value="0.0494652406417113" calcext:value-type="percentage">
            <text:p>4.95%</text:p>
          </table:table-cell>
          <table:table-cell table:formula="of:=([.J31]-[.I31])/[.I31]" office:value-type="percentage" office:value="0.0508701472556894" calcext:value-type="percentage">
            <text:p>5.09%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3.1" calcext:value-type="float">
            <text:p>143.1</text:p>
          </table:table-cell>
          <table:table-cell office:value-type="float" office:value="142.7" calcext:value-type="float">
            <text:p>142.7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1" calcext:value-type="float">
            <text:p>142.1</text:p>
          </table:table-cell>
          <table:table-cell office:value-type="float" office:value="141.3" calcext:value-type="float">
            <text:p>141.3</text:p>
          </table:table-cell>
          <table:table-cell office:value-type="float" office:value="139.9" calcext:value-type="float">
            <text:p>139.9</text:p>
          </table:table-cell>
          <table:table-cell office:value-type="float" office:value="148" calcext:value-type="float">
            <text:p>148</text:p>
          </table:table-cell>
          <table:table-cell table:formula="of:=([.J32]-[.A32])/[.A32]" office:value-type="percentage" office:value="0.0335195530726258" calcext:value-type="percentage">
            <text:p>3.35%</text:p>
          </table:table-cell>
          <table:table-cell table:formula="of:=([.J32]-[.B32])/[.B32]" office:value-type="percentage" office:value="0.0364145658263305" calcext:value-type="percentage">
            <text:p>3.64%</text:p>
          </table:table-cell>
          <table:table-cell table:formula="of:=([.J32]-[.C32])/[.C32]" office:value-type="percentage" office:value="0.0342417889587701" calcext:value-type="percentage">
            <text:p>3.42%</text:p>
          </table:table-cell>
          <table:table-cell table:formula="of:=([.J32]-[.D32])/[.D32]" office:value-type="percentage" office:value="0.0371408549404346" calcext:value-type="percentage">
            <text:p>3.71%</text:p>
          </table:table-cell>
          <table:table-cell table:formula="of:=([.J32]-[.E32])/[.E32]" office:value-type="percentage" office:value="0.0385964912280702" calcext:value-type="percentage">
            <text:p>3.86%</text:p>
          </table:table-cell>
          <table:table-cell table:formula="of:=([.J32]-[.F32])/[.F32]" office:value-type="percentage" office:value="0.0364145658263305" calcext:value-type="percentage">
            <text:p>3.64%</text:p>
          </table:table-cell>
          <table:table-cell table:formula="of:=([.J32]-[.G32])/[.G32]" office:value-type="percentage" office:value="0.0415200562983815" calcext:value-type="percentage">
            <text:p>4.15%</text:p>
          </table:table-cell>
          <table:table-cell table:formula="of:=([.J32]-[.H32])/[.H32]" office:value-type="percentage" office:value="0.0474168435951875" calcext:value-type="percentage">
            <text:p>4.74%</text:p>
          </table:table-cell>
          <table:table-cell table:formula="of:=([.J32]-[.I32])/[.I32]" office:value-type="percentage" office:value="0.0578984989278055" calcext:value-type="percentage">
            <text:p>5.79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.7" calcext:value-type="float">
            <text:p>147.7</text:p>
          </table:table-cell>
          <table:table-cell office:value-type="float" office:value="148" calcext:value-type="float">
            <text:p>148</text:p>
          </table:table-cell>
          <table:table-cell office:value-type="float" office:value="148.8" calcext:value-type="float">
            <text:p>148.8</text:p>
          </table:table-cell>
          <table:table-cell office:value-type="float" office:value="147.1" calcext:value-type="float">
            <text:p>147.1</text:p>
          </table:table-cell>
          <table:table-cell office:value-type="float" office:value="148" calcext:value-type="float">
            <text:p>148</text:p>
          </table:table-cell>
          <table:table-cell office:value-type="float" office:value="147.6" calcext:value-type="float">
            <text:p>147.6</text:p>
          </table:table-cell>
          <table:table-cell office:value-type="float" office:value="146.7" calcext:value-type="float">
            <text:p>146.7</text:p>
          </table:table-cell>
          <table:table-cell office:value-type="float" office:value="144.5" calcext:value-type="float">
            <text:p>144.5</text:p>
          </table:table-cell>
          <table:table-cell office:value-type="float" office:value="154" calcext:value-type="float">
            <text:p>154</text:p>
          </table:table-cell>
          <table:table-cell table:formula="of:=([.J33]-[.A33])/[.A33]" office:value-type="percentage" office:value="0.0476190476190476" calcext:value-type="percentage">
            <text:p>4.76%</text:p>
          </table:table-cell>
          <table:table-cell table:formula="of:=([.J33]-[.B33])/[.B33]" office:value-type="percentage" office:value="0.042654028436019" calcext:value-type="percentage">
            <text:p>4.27%</text:p>
          </table:table-cell>
          <table:table-cell table:formula="of:=([.J33]-[.C33])/[.C33]" office:value-type="percentage" office:value="0.0405405405405405" calcext:value-type="percentage">
            <text:p>4.05%</text:p>
          </table:table-cell>
          <table:table-cell table:formula="of:=([.J33]-[.D33])/[.D33]" office:value-type="percentage" office:value="0.0349462365591397" calcext:value-type="percentage">
            <text:p>3.49%</text:p>
          </table:table-cell>
          <table:table-cell table:formula="of:=([.J33]-[.E33])/[.E33]" office:value-type="percentage" office:value="0.0469068660774983" calcext:value-type="percentage">
            <text:p>4.69%</text:p>
          </table:table-cell>
          <table:table-cell table:formula="of:=([.J33]-[.F33])/[.F33]" office:value-type="percentage" office:value="0.0405405405405405" calcext:value-type="percentage">
            <text:p>4.05%</text:p>
          </table:table-cell>
          <table:table-cell table:formula="of:=([.J33]-[.G33])/[.G33]" office:value-type="percentage" office:value="0.0433604336043361" calcext:value-type="percentage">
            <text:p>4.34%</text:p>
          </table:table-cell>
          <table:table-cell table:formula="of:=([.J33]-[.H33])/[.H33]" office:value-type="percentage" office:value="0.0497614178595775" calcext:value-type="percentage">
            <text:p>4.98%</text:p>
          </table:table-cell>
          <table:table-cell table:formula="of:=([.J33]-[.I33])/[.I33]" office:value-type="percentage" office:value="0.0657439446366782" calcext:value-type="percentage">
            <text:p>6.57%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128.9" calcext:value-type="float">
            <text:p>128.9</text:p>
          </table:table-cell>
          <table:table-cell office:value-type="float" office:value="128.8" calcext:value-type="float">
            <text:p>128.8</text:p>
          </table:table-cell>
          <table:table-cell office:value-type="float" office:value="129.3" calcext:value-type="float">
            <text:p>129.3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5" calcext:value-type="float">
            <text:p>128.5</text:p>
          </table:table-cell>
          <table:table-cell office:value-type="float" office:value="128.2" calcext:value-type="float">
            <text:p>128.2</text:p>
          </table:table-cell>
          <table:table-cell office:value-type="float" office:value="127.9" calcext:value-type="float">
            <text:p>127.9</text:p>
          </table:table-cell>
          <table:table-cell office:value-type="float" office:value="126.1" calcext:value-type="float">
            <text:p>126.1</text:p>
          </table:table-cell>
          <table:table-cell office:value-type="float" office:value="141" calcext:value-type="float">
            <text:p>141</text:p>
          </table:table-cell>
          <table:table-cell table:formula="of:=([.J34]-[.A34])/[.A34]" office:value-type="percentage" office:value="0.0972762645914397" calcext:value-type="percentage">
            <text:p>9.73%</text:p>
          </table:table-cell>
          <table:table-cell table:formula="of:=([.J34]-[.B34])/[.B34]" office:value-type="percentage" office:value="0.0938712179984484" calcext:value-type="percentage">
            <text:p>9.39%</text:p>
          </table:table-cell>
          <table:table-cell table:formula="of:=([.J34]-[.C34])/[.C34]" office:value-type="percentage" office:value="0.0947204968944098" calcext:value-type="percentage">
            <text:p>9.47%</text:p>
          </table:table-cell>
          <table:table-cell table:formula="of:=([.J34]-[.D34])/[.D34]" office:value-type="percentage" office:value="0.0904872389791182" calcext:value-type="percentage">
            <text:p>9.05%</text:p>
          </table:table-cell>
          <table:table-cell table:formula="of:=([.J34]-[.E34])/[.E34]" office:value-type="percentage" office:value="0.0989867498051441" calcext:value-type="percentage">
            <text:p>9.90%</text:p>
          </table:table-cell>
          <table:table-cell table:formula="of:=([.J34]-[.F34])/[.F34]" office:value-type="percentage" office:value="0.0972762645914397" calcext:value-type="percentage">
            <text:p>9.73%</text:p>
          </table:table-cell>
          <table:table-cell table:formula="of:=([.J34]-[.G34])/[.G34]" office:value-type="percentage" office:value="0.0998439937597505" calcext:value-type="percentage">
            <text:p>9.98%</text:p>
          </table:table-cell>
          <table:table-cell table:formula="of:=([.J34]-[.H34])/[.H34]" office:value-type="percentage" office:value="0.102423768569195" calcext:value-type="percentage">
            <text:p>10.24%</text:p>
          </table:table-cell>
          <table:table-cell table:formula="of:=([.J34]-[.I34])/[.I34]" office:value-type="percentage" office:value="0.118160190325139" calcext:value-type="percentage">
            <text:p>11.82%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52.5" calcext:value-type="float">
            <text:p>152.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.8" calcext:value-type="float">
            <text:p>152.8</text:p>
          </table:table-cell>
          <table:table-cell office:value-type="float" office:value="152.9" calcext:value-type="float">
            <text:p>152.9</text:p>
          </table:table-cell>
          <table:table-cell office:value-type="float" office:value="153.4" calcext:value-type="float">
            <text:p>153.4</text:p>
          </table:table-cell>
          <table:table-cell office:value-type="float" office:value="151.2" calcext:value-type="float">
            <text:p>151.2</text:p>
          </table:table-cell>
          <table:table-cell office:value-type="float" office:value="150.6" calcext:value-type="float">
            <text:p>150.6</text:p>
          </table:table-cell>
          <table:table-cell office:value-type="float" office:value="159" calcext:value-type="float">
            <text:p>159</text:p>
          </table:table-cell>
          <table:table-cell table:formula="of:=([.J35]-[.A35])/[.A35]" office:value-type="percentage" office:value="0.0433070866141732" calcext:value-type="percentage">
            <text:p>4.33%</text:p>
          </table:table-cell>
          <table:table-cell table:formula="of:=([.J35]-[.B35])/[.B35]" office:value-type="percentage" office:value="0.0426229508196721" calcext:value-type="percentage">
            <text:p>4.26%</text:p>
          </table:table-cell>
          <table:table-cell table:formula="of:=([.J35]-[.C35])/[.C35]" office:value-type="percentage" office:value="0.0392156862745098" calcext:value-type="percentage">
            <text:p>3.92%</text:p>
          </table:table-cell>
          <table:table-cell table:formula="of:=([.J35]-[.D35])/[.D35]" office:value-type="percentage" office:value="0.0405759162303664" calcext:value-type="percentage">
            <text:p>4.06%</text:p>
          </table:table-cell>
          <table:table-cell table:formula="of:=([.J35]-[.E35])/[.E35]" office:value-type="percentage" office:value="0.0405759162303664" calcext:value-type="percentage">
            <text:p>4.06%</text:p>
          </table:table-cell>
          <table:table-cell table:formula="of:=([.J35]-[.F35])/[.F35]" office:value-type="percentage" office:value="0.039895356442119" calcext:value-type="percentage">
            <text:p>3.99%</text:p>
          </table:table-cell>
          <table:table-cell table:formula="of:=([.J35]-[.G35])/[.G35]" office:value-type="percentage" office:value="0.0365058670143416" calcext:value-type="percentage">
            <text:p>3.65%</text:p>
          </table:table-cell>
          <table:table-cell table:formula="of:=([.J35]-[.H35])/[.H35]" office:value-type="percentage" office:value="0.0515873015873017" calcext:value-type="percentage">
            <text:p>5.16%</text:p>
          </table:table-cell>
          <table:table-cell table:formula="of:=([.J35]-[.I35])/[.I35]" office:value-type="percentage" office:value="0.0557768924302789" calcext:value-type="percentage">
            <text:p>5.58%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51.4" calcext:value-type="float">
            <text:p>151.4</text:p>
          </table:table-cell>
          <table:table-cell office:value-type="float" office:value="150.9" calcext:value-type="float">
            <text:p>150.9</text:p>
          </table:table-cell>
          <table:table-cell office:value-type="float" office:value="151.5" calcext:value-type="float">
            <text:p>151.5</text:p>
          </table:table-cell>
          <table:table-cell office:value-type="float" office:value="151.3" calcext:value-type="float">
            <text:p>151.3</text:p>
          </table:table-cell>
          <table:table-cell office:value-type="float" office:value="151.2" calcext:value-type="float">
            <text:p>151.2</text:p>
          </table:table-cell>
          <table:table-cell office:value-type="float" office:value="151.5" calcext:value-type="float">
            <text:p>151.5</text:p>
          </table:table-cell>
          <table:table-cell office:value-type="float" office:value="149.3" calcext:value-type="float">
            <text:p>149.3</text:p>
          </table:table-cell>
          <table:table-cell office:value-type="float" office:value="149.4" calcext:value-type="float">
            <text:p>149.4</text:p>
          </table:table-cell>
          <table:table-cell office:value-type="float" office:value="161" calcext:value-type="float">
            <text:p>161</text:p>
          </table:table-cell>
          <table:table-cell table:formula="of:=([.J36]-[.A36])/[.A36]" office:value-type="percentage" office:value="0.0719041278295607" calcext:value-type="percentage">
            <text:p>7.19%</text:p>
          </table:table-cell>
          <table:table-cell table:formula="of:=([.J36]-[.B36])/[.B36]" office:value-type="percentage" office:value="0.0634081902245706" calcext:value-type="percentage">
            <text:p>6.34%</text:p>
          </table:table-cell>
          <table:table-cell table:formula="of:=([.J36]-[.C36])/[.C36]" office:value-type="percentage" office:value="0.0669317428760768" calcext:value-type="percentage">
            <text:p>6.69%</text:p>
          </table:table-cell>
          <table:table-cell table:formula="of:=([.J36]-[.D36])/[.D36]" office:value-type="percentage" office:value="0.0627062706270627" calcext:value-type="percentage">
            <text:p>6.27%</text:p>
          </table:table-cell>
          <table:table-cell table:formula="of:=([.J36]-[.E36])/[.E36]" office:value-type="percentage" office:value="0.0641110376734963" calcext:value-type="percentage">
            <text:p>6.41%</text:p>
          </table:table-cell>
          <table:table-cell table:formula="of:=([.J36]-[.F36])/[.F36]" office:value-type="percentage" office:value="0.0648148148148149" calcext:value-type="percentage">
            <text:p>6.48%</text:p>
          </table:table-cell>
          <table:table-cell table:formula="of:=([.J36]-[.G36])/[.G36]" office:value-type="percentage" office:value="0.0627062706270627" calcext:value-type="percentage">
            <text:p>6.27%</text:p>
          </table:table-cell>
          <table:table-cell table:formula="of:=([.J36]-[.H36])/[.H36]" office:value-type="percentage" office:value="0.0783657066309443" calcext:value-type="percentage">
            <text:p>7.84%</text:p>
          </table:table-cell>
          <table:table-cell table:formula="of:=([.J36]-[.I36])/[.I36]" office:value-type="percentage" office:value="0.0776439089692101" calcext:value-type="percentage">
            <text:p>7.76%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154" calcext:value-type="float">
            <text:p>154</text:p>
          </table:table-cell>
          <table:table-cell office:value-type="float" office:value="154.4" calcext:value-type="float">
            <text:p>154.4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6" calcext:value-type="float">
            <text:p>154.6</text:p>
          </table:table-cell>
          <table:table-cell office:value-type="float" office:value="153.9" calcext:value-type="float">
            <text:p>153.9</text:p>
          </table:table-cell>
          <table:table-cell office:value-type="float" office:value="153.4" calcext:value-type="float">
            <text:p>153.4</text:p>
          </table:table-cell>
          <table:table-cell office:value-type="float" office:value="152.3" calcext:value-type="float">
            <text:p>152.3</text:p>
          </table:table-cell>
          <table:table-cell office:value-type="float" office:value="150.4" calcext:value-type="float">
            <text:p>150.4</text:p>
          </table:table-cell>
          <table:table-cell office:value-type="float" office:value="165" calcext:value-type="float">
            <text:p>165</text:p>
          </table:table-cell>
          <table:table-cell table:formula="of:=([.J37]-[.A37])/[.A37]" office:value-type="percentage" office:value="0.0735198438516592" calcext:value-type="percentage">
            <text:p>7.35%</text:p>
          </table:table-cell>
          <table:table-cell table:formula="of:=([.J37]-[.B37])/[.B37]" office:value-type="percentage" office:value="0.0714285714285714" calcext:value-type="percentage">
            <text:p>7.14%</text:p>
          </table:table-cell>
          <table:table-cell table:formula="of:=([.J37]-[.C37])/[.C37]" office:value-type="percentage" office:value="0.0686528497409326" calcext:value-type="percentage">
            <text:p>6.87%</text:p>
          </table:table-cell>
          <table:table-cell table:formula="of:=([.J37]-[.D37])/[.D37]" office:value-type="percentage" office:value="0.0735198438516592" calcext:value-type="percentage">
            <text:p>7.35%</text:p>
          </table:table-cell>
          <table:table-cell table:formula="of:=([.J37]-[.E37])/[.E37]" office:value-type="percentage" office:value="0.0672703751617077" calcext:value-type="percentage">
            <text:p>6.73%</text:p>
          </table:table-cell>
          <table:table-cell table:formula="of:=([.J37]-[.F37])/[.F37]" office:value-type="percentage" office:value="0.0721247563352826" calcext:value-type="percentage">
            <text:p>7.21%</text:p>
          </table:table-cell>
          <table:table-cell table:formula="of:=([.J37]-[.G37])/[.G37]" office:value-type="percentage" office:value="0.075619295958279" calcext:value-type="percentage">
            <text:p>7.56%</text:p>
          </table:table-cell>
          <table:table-cell table:formula="of:=([.J37]-[.H37])/[.H37]" office:value-type="percentage" office:value="0.0833880499015101" calcext:value-type="percentage">
            <text:p>8.34%</text:p>
          </table:table-cell>
          <table:table-cell table:formula="of:=([.J37]-[.I37])/[.I37]" office:value-type="percentage" office:value="0.0970744680851063" calcext:value-type="percentage">
            <text:p>9.71%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145.6" calcext:value-type="float">
            <text:p>145.6</text:p>
          </table:table-cell>
          <table:table-cell office:value-type="float" office:value="145.8" calcext:value-type="float">
            <text:p>145.8</text:p>
          </table:table-cell>
          <table:table-cell office:value-type="float" office:value="145.7" calcext:value-type="float">
            <text:p>145.7</text:p>
          </table:table-cell>
          <table:table-cell office:value-type="float" office:value="146.7" calcext:value-type="float">
            <text:p>146.7</text:p>
          </table:table-cell>
          <table:table-cell office:value-type="float" office:value="145.1" calcext:value-type="float">
            <text:p>145.1</text:p>
          </table:table-cell>
          <table:table-cell office:value-type="float" office:value="145.4" calcext:value-type="float">
            <text:p>145.4</text:p>
          </table:table-cell>
          <table:table-cell office:value-type="float" office:value="143.3" calcext:value-type="float">
            <text:p>143.3</text:p>
          </table:table-cell>
          <table:table-cell office:value-type="float" office:value="141.5" calcext:value-type="float">
            <text:p>141.5</text:p>
          </table:table-cell>
          <table:table-cell office:value-type="float" office:value="158" calcext:value-type="float">
            <text:p>158</text:p>
          </table:table-cell>
          <table:table-cell table:formula="of:=([.J38]-[.A38])/[.A38]" office:value-type="percentage" office:value="0.084420041180508" calcext:value-type="percentage">
            <text:p>8.44%</text:p>
          </table:table-cell>
          <table:table-cell table:formula="of:=([.J38]-[.B38])/[.B38]" office:value-type="percentage" office:value="0.0851648351648352" calcext:value-type="percentage">
            <text:p>8.52%</text:p>
          </table:table-cell>
          <table:table-cell table:formula="of:=([.J38]-[.C38])/[.C38]" office:value-type="percentage" office:value="0.083676268861454" calcext:value-type="percentage">
            <text:p>8.37%</text:p>
          </table:table-cell>
          <table:table-cell table:formula="of:=([.J38]-[.D38])/[.D38]" office:value-type="percentage" office:value="0.084420041180508" calcext:value-type="percentage">
            <text:p>8.44%</text:p>
          </table:table-cell>
          <table:table-cell table:formula="of:=([.J38]-[.E38])/[.E38]" office:value-type="percentage" office:value="0.0770279481935924" calcext:value-type="percentage">
            <text:p>7.70%</text:p>
          </table:table-cell>
          <table:table-cell table:formula="of:=([.J38]-[.F38])/[.F38]" office:value-type="percentage" office:value="0.0889042039972433" calcext:value-type="percentage">
            <text:p>8.89%</text:p>
          </table:table-cell>
          <table:table-cell table:formula="of:=([.J38]-[.G38])/[.G38]" office:value-type="percentage" office:value="0.0866574965612104" calcext:value-type="percentage">
            <text:p>8.67%</text:p>
          </table:table-cell>
          <table:table-cell table:formula="of:=([.J38]-[.H38])/[.H38]" office:value-type="percentage" office:value="0.10258199581298" calcext:value-type="percentage">
            <text:p>10.26%</text:p>
          </table:table-cell>
          <table:table-cell table:formula="of:=([.J38]-[.I38])/[.I38]" office:value-type="percentage" office:value="0.11660777385159" calcext:value-type="percentage">
            <text:p>11.66%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146.4" calcext:value-type="float">
            <text:p>146.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.1" calcext:value-type="float">
            <text:p>144.1</text:p>
          </table:table-cell>
          <table:table-cell office:value-type="float" office:value="145.5" calcext:value-type="float">
            <text:p>145.5</text:p>
          </table:table-cell>
          <table:table-cell office:value-type="float" office:value="143.4" calcext:value-type="float">
            <text:p>143.4</text:p>
          </table:table-cell>
          <table:table-cell office:value-type="float" office:value="143.7" calcext:value-type="float">
            <text:p>143.7</text:p>
          </table:table-cell>
          <table:table-cell office:value-type="float" office:value="140.8" calcext:value-type="float">
            <text:p>140.8</text:p>
          </table:table-cell>
          <table:table-cell office:value-type="float" office:value="160" calcext:value-type="float">
            <text:p>160</text:p>
          </table:table-cell>
          <table:table-cell table:formula="of:=([.J39]-[.A39])/[.A39]" office:value-type="percentage" office:value="0.107266435986159" calcext:value-type="percentage">
            <text:p>10.73%</text:p>
          </table:table-cell>
          <table:table-cell table:formula="of:=([.J39]-[.B39])/[.B39]" office:value-type="percentage" office:value="0.092896174863388" calcext:value-type="percentage">
            <text:p>9.29%</text:p>
          </table:table-cell>
          <table:table-cell table:formula="of:=([.J39]-[.C39])/[.C39]" office:value-type="percentage" office:value="0.0958904109589041" calcext:value-type="percentage">
            <text:p>9.59%</text:p>
          </table:table-cell>
          <table:table-cell table:formula="of:=([.J39]-[.D39])/[.D39]" office:value-type="percentage" office:value="0.103448275862069" calcext:value-type="percentage">
            <text:p>10.34%</text:p>
          </table:table-cell>
          <table:table-cell table:formula="of:=([.J39]-[.E39])/[.E39]" office:value-type="percentage" office:value="0.110340041637752" calcext:value-type="percentage">
            <text:p>11.03%</text:p>
          </table:table-cell>
          <table:table-cell table:formula="of:=([.J39]-[.F39])/[.F39]" office:value-type="percentage" office:value="0.0996563573883162" calcext:value-type="percentage">
            <text:p>9.97%</text:p>
          </table:table-cell>
          <table:table-cell table:formula="of:=([.J39]-[.G39])/[.G39]" office:value-type="percentage" office:value="0.115760111576011" calcext:value-type="percentage">
            <text:p>11.58%</text:p>
          </table:table-cell>
          <table:table-cell table:formula="of:=([.J39]-[.H39])/[.H39]" office:value-type="percentage" office:value="0.113430758524704" calcext:value-type="percentage">
            <text:p>11.34%</text:p>
          </table:table-cell>
          <table:table-cell table:formula="of:=([.J39]-[.I39])/[.I39]" office:value-type="percentage" office:value="0.136363636363636" calcext:value-type="percentage">
            <text:p>13.64%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59.5" calcext:value-type="float">
            <text:p>159.5</text:p>
          </table:table-cell>
          <table:table-cell office:value-type="float" office:value="160.1" calcext:value-type="float">
            <text:p>160.1</text:p>
          </table:table-cell>
          <table:table-cell office:value-type="float" office:value="160" calcext:value-type="float">
            <text:p>160</text:p>
          </table:table-cell>
          <table:table-cell office:value-type="float" office:value="160.4" calcext:value-type="float">
            <text:p>160.4</text:p>
          </table:table-cell>
          <table:table-cell office:value-type="float" office:value="160.6" calcext:value-type="float">
            <text:p>160.6</text:p>
          </table:table-cell>
          <table:table-cell office:value-type="float" office:value="159.5" calcext:value-type="float">
            <text:p>159.5</text:p>
          </table:table-cell>
          <table:table-cell office:value-type="float" office:value="158.9" calcext:value-type="float">
            <text:p>158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4" calcext:value-type="float">
            <text:p>164</text:p>
          </table:table-cell>
          <table:table-cell table:formula="of:=([.J40]-[.A40])/[.A40]" office:value-type="percentage" office:value="0.0275689223057644" calcext:value-type="percentage">
            <text:p>2.76%</text:p>
          </table:table-cell>
          <table:table-cell table:formula="of:=([.J40]-[.B40])/[.B40]" office:value-type="percentage" office:value="0.0282131661442006" calcext:value-type="percentage">
            <text:p>2.82%</text:p>
          </table:table-cell>
          <table:table-cell table:formula="of:=([.J40]-[.C40])/[.C40]" office:value-type="percentage" office:value="0.0243597751405372" calcext:value-type="percentage">
            <text:p>2.44%</text:p>
          </table:table-cell>
          <table:table-cell table:formula="of:=([.J40]-[.D40])/[.D40]" office:value-type="percentage" office:value="0.025" calcext:value-type="percentage">
            <text:p>2.50%</text:p>
          </table:table-cell>
          <table:table-cell table:formula="of:=([.J40]-[.E40])/[.E40]" office:value-type="percentage" office:value="0.0224438902743142" calcext:value-type="percentage">
            <text:p>2.24%</text:p>
          </table:table-cell>
          <table:table-cell table:formula="of:=([.J40]-[.F40])/[.F40]" office:value-type="percentage" office:value="0.0211706102117061" calcext:value-type="percentage">
            <text:p>2.12%</text:p>
          </table:table-cell>
          <table:table-cell table:formula="of:=([.J40]-[.G40])/[.G40]" office:value-type="percentage" office:value="0.0282131661442006" calcext:value-type="percentage">
            <text:p>2.82%</text:p>
          </table:table-cell>
          <table:table-cell table:formula="of:=([.J40]-[.H40])/[.H40]" office:value-type="percentage" office:value="0.0320956576463184" calcext:value-type="percentage">
            <text:p>3.21%</text:p>
          </table:table-cell>
          <table:table-cell table:formula="of:=([.J40]-[.I40])/[.I40]" office:value-type="percentage" office:value="0.0399492707672797" calcext:value-type="percentage">
            <text:p>3.99%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146.9" calcext:value-type="float">
            <text:p>146.9</text:p>
          </table:table-cell>
          <table:table-cell office:value-type="float" office:value="147.6" calcext:value-type="float">
            <text:p>147.6</text:p>
          </table:table-cell>
          <table:table-cell office:value-type="float" office:value="147.9" calcext:value-type="float">
            <text:p>147.9</text:p>
          </table:table-cell>
          <table:table-cell office:value-type="float" office:value="147.7" calcext:value-type="float">
            <text:p>147.7</text:p>
          </table:table-cell>
          <table:table-cell office:value-type="float" office:value="147.9" calcext:value-type="float">
            <text:p>147.9</text:p>
          </table:table-cell>
          <table:table-cell office:value-type="float" office:value="146.9" calcext:value-type="float">
            <text:p>146.9</text:p>
          </table:table-cell>
          <table:table-cell office:value-type="float" office:value="145.7" calcext:value-type="float">
            <text:p>145.7</text:p>
          </table:table-cell>
          <table:table-cell office:value-type="float" office:value="142.7" calcext:value-type="float">
            <text:p>142.7</text:p>
          </table:table-cell>
          <table:table-cell office:value-type="float" office:value="162" calcext:value-type="float">
            <text:p>162</text:p>
          </table:table-cell>
          <table:table-cell table:formula="of:=([.J41]-[.A41])/[.A41]" office:value-type="percentage" office:value="0.101291638341265" calcext:value-type="percentage">
            <text:p>10.13%</text:p>
          </table:table-cell>
          <table:table-cell table:formula="of:=([.J41]-[.B41])/[.B41]" office:value-type="percentage" office:value="0.102791014295439" calcext:value-type="percentage">
            <text:p>10.28%</text:p>
          </table:table-cell>
          <table:table-cell table:formula="of:=([.J41]-[.C41])/[.C41]" office:value-type="percentage" office:value="0.0975609756097562" calcext:value-type="percentage">
            <text:p>9.76%</text:p>
          </table:table-cell>
          <table:table-cell table:formula="of:=([.J41]-[.D41])/[.D41]" office:value-type="percentage" office:value="0.0953346855983772" calcext:value-type="percentage">
            <text:p>9.53%</text:p>
          </table:table-cell>
          <table:table-cell table:formula="of:=([.J41]-[.E41])/[.E41]" office:value-type="percentage" office:value="0.096817874069059" calcext:value-type="percentage">
            <text:p>9.68%</text:p>
          </table:table-cell>
          <table:table-cell table:formula="of:=([.J41]-[.F41])/[.F41]" office:value-type="percentage" office:value="0.0953346855983772" calcext:value-type="percentage">
            <text:p>9.53%</text:p>
          </table:table-cell>
          <table:table-cell table:formula="of:=([.J41]-[.G41])/[.G41]" office:value-type="percentage" office:value="0.102791014295439" calcext:value-type="percentage">
            <text:p>10.28%</text:p>
          </table:table-cell>
          <table:table-cell table:formula="of:=([.J41]-[.H41])/[.H41]" office:value-type="percentage" office:value="0.111873713109128" calcext:value-type="percentage">
            <text:p>11.19%</text:p>
          </table:table-cell>
          <table:table-cell table:formula="of:=([.J41]-[.I41])/[.I41]" office:value-type="percentage" office:value="0.135248773651016" calcext:value-type="percentage">
            <text:p>13.52%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158.5" calcext:value-type="float">
            <text:p>158.5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4" calcext:value-type="float">
            <text:p>158.4</text:p>
          </table:table-cell>
          <table:table-cell office:value-type="float" office:value="158.8" calcext:value-type="float">
            <text:p>158.8</text:p>
          </table:table-cell>
          <table:table-cell office:value-type="float" office:value="157.7" calcext:value-type="float">
            <text:p>157.7</text:p>
          </table:table-cell>
          <table:table-cell office:value-type="float" office:value="158" calcext:value-type="float">
            <text:p>158</text:p>
          </table:table-cell>
          <table:table-cell office:value-type="float" office:value="156.4" calcext:value-type="float">
            <text:p>156.4</text:p>
          </table:table-cell>
          <table:table-cell office:value-type="float" office:value="153.3" calcext:value-type="float">
            <text:p>153.3</text:p>
          </table:table-cell>
          <table:table-cell office:value-type="float" office:value="169" calcext:value-type="float">
            <text:p>169</text:p>
          </table:table-cell>
          <table:table-cell table:formula="of:=([.J42]-[.A42])/[.A42]" office:value-type="percentage" office:value="0.0689437065148641" calcext:value-type="percentage">
            <text:p>6.89%</text:p>
          </table:table-cell>
          <table:table-cell table:formula="of:=([.J42]-[.B42])/[.B42]" office:value-type="percentage" office:value="0.0662460567823344" calcext:value-type="percentage">
            <text:p>6.62%</text:p>
          </table:table-cell>
          <table:table-cell table:formula="of:=([.J42]-[.C42])/[.C42]" office:value-type="percentage" office:value="0.0642317380352644" calcext:value-type="percentage">
            <text:p>6.42%</text:p>
          </table:table-cell>
          <table:table-cell table:formula="of:=([.J42]-[.D42])/[.D42]" office:value-type="percentage" office:value="0.0669191919191919" calcext:value-type="percentage">
            <text:p>6.69%</text:p>
          </table:table-cell>
          <table:table-cell table:formula="of:=([.J42]-[.E42])/[.E42]" office:value-type="percentage" office:value="0.0642317380352644" calcext:value-type="percentage">
            <text:p>6.42%</text:p>
          </table:table-cell>
          <table:table-cell table:formula="of:=([.J42]-[.F42])/[.F42]" office:value-type="percentage" office:value="0.0716550412175017" calcext:value-type="percentage">
            <text:p>7.17%</text:p>
          </table:table-cell>
          <table:table-cell table:formula="of:=([.J42]-[.G42])/[.G42]" office:value-type="percentage" office:value="0.069620253164557" calcext:value-type="percentage">
            <text:p>6.96%</text:p>
          </table:table-cell>
          <table:table-cell table:formula="of:=([.J42]-[.H42])/[.H42]" office:value-type="percentage" office:value="0.0805626598465473" calcext:value-type="percentage">
            <text:p>8.06%</text:p>
          </table:table-cell>
          <table:table-cell table:formula="of:=([.J42]-[.I42])/[.I42]" office:value-type="percentage" office:value="0.102413568166993" calcext:value-type="percentage">
            <text:p>10.24%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166.9" calcext:value-type="float">
            <text:p>166.9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6" calcext:value-type="float">
            <text:p>167.6</text:p>
          </table:table-cell>
          <table:table-cell office:value-type="float" office:value="168" calcext:value-type="float">
            <text:p>168</text:p>
          </table:table-cell>
          <table:table-cell office:value-type="float" office:value="167.6" calcext:value-type="float">
            <text:p>167.6</text:p>
          </table:table-cell>
          <table:table-cell office:value-type="float" office:value="168.2" calcext:value-type="float">
            <text:p>168.2</text:p>
          </table:table-cell>
          <table:table-cell office:value-type="float" office:value="167.1" calcext:value-type="float">
            <text:p>167.1</text:p>
          </table:table-cell>
          <table:table-cell office:value-type="float" office:value="165.3" calcext:value-type="float">
            <text:p>165.3</text:p>
          </table:table-cell>
          <table:table-cell office:value-type="float" office:value="177" calcext:value-type="float">
            <text:p>177</text:p>
          </table:table-cell>
          <table:table-cell table:formula="of:=([.J43]-[.A43])/[.A43]" office:value-type="percentage" office:value="0.0567164179104478" calcext:value-type="percentage">
            <text:p>5.67%</text:p>
          </table:table-cell>
          <table:table-cell table:formula="of:=([.J43]-[.B43])/[.B43]" office:value-type="percentage" office:value="0.060515278609946" calcext:value-type="percentage">
            <text:p>6.05%</text:p>
          </table:table-cell>
          <table:table-cell table:formula="of:=([.J43]-[.C43])/[.C43]" office:value-type="percentage" office:value="0.0548271752085816" calcext:value-type="percentage">
            <text:p>5.48%</text:p>
          </table:table-cell>
          <table:table-cell table:formula="of:=([.J43]-[.D43])/[.D43]" office:value-type="percentage" office:value="0.0560859188544153" calcext:value-type="percentage">
            <text:p>5.61%</text:p>
          </table:table-cell>
          <table:table-cell table:formula="of:=([.J43]-[.E43])/[.E43]" office:value-type="percentage" office:value="0.0535714285714286" calcext:value-type="percentage">
            <text:p>5.36%</text:p>
          </table:table-cell>
          <table:table-cell table:formula="of:=([.J43]-[.F43])/[.F43]" office:value-type="percentage" office:value="0.0560859188544153" calcext:value-type="percentage">
            <text:p>5.61%</text:p>
          </table:table-cell>
          <table:table-cell table:formula="of:=([.J43]-[.G43])/[.G43]" office:value-type="percentage" office:value="0.0523186682520809" calcext:value-type="percentage">
            <text:p>5.23%</text:p>
          </table:table-cell>
          <table:table-cell table:formula="of:=([.J43]-[.H43])/[.H43]" office:value-type="percentage" office:value="0.059245960502693" calcext:value-type="percentage">
            <text:p>5.92%</text:p>
          </table:table-cell>
          <table:table-cell table:formula="of:=([.J43]-[.I43])/[.I43]" office:value-type="percentage" office:value="0.0707803992740471" calcext:value-type="percentage">
            <text:p>7.08%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71.4" calcext:value-type="float">
            <text:p>171.4</text:p>
          </table:table-cell>
          <table:table-cell office:value-type="float" office:value="171.7" calcext:value-type="float">
            <text:p>171.7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3" calcext:value-type="float">
            <text:p>172.3</text:p>
          </table:table-cell>
          <table:table-cell office:value-type="float" office:value="171.1" calcext:value-type="float">
            <text:p>171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1.3" calcext:value-type="float">
            <text:p>171.3</text:p>
          </table:table-cell>
          <table:table-cell office:value-type="float" office:value="170.6" calcext:value-type="float">
            <text:p>170.6</text:p>
          </table:table-cell>
          <table:table-cell office:value-type="float" office:value="178" calcext:value-type="float">
            <text:p>178</text:p>
          </table:table-cell>
          <table:table-cell table:formula="of:=([.J44]-[.A44])/[.A44]" office:value-type="percentage" office:value="0.0379008746355685" calcext:value-type="percentage">
            <text:p>3.79%</text:p>
          </table:table-cell>
          <table:table-cell table:formula="of:=([.J44]-[.B44])/[.B44]" office:value-type="percentage" office:value="0.0385064177362894" calcext:value-type="percentage">
            <text:p>3.85%</text:p>
          </table:table-cell>
          <table:table-cell table:formula="of:=([.J44]-[.C44])/[.C44]" office:value-type="percentage" office:value="0.0366919044845662" calcext:value-type="percentage">
            <text:p>3.67%</text:p>
          </table:table-cell>
          <table:table-cell table:formula="of:=([.J44]-[.D44])/[.D44]" office:value-type="percentage" office:value="0.0372960372960373" calcext:value-type="percentage">
            <text:p>3.73%</text:p>
          </table:table-cell>
          <table:table-cell table:formula="of:=([.J44]-[.E44])/[.E44]" office:value-type="percentage" office:value="0.0330818340104468" calcext:value-type="percentage">
            <text:p>3.31%</text:p>
          </table:table-cell>
          <table:table-cell table:formula="of:=([.J44]-[.F44])/[.F44]" office:value-type="percentage" office:value="0.0403272939801286" calcext:value-type="percentage">
            <text:p>4.03%</text:p>
          </table:table-cell>
          <table:table-cell table:formula="of:=([.J44]-[.G44])/[.G44]" office:value-type="percentage" office:value="0.0372960372960373" calcext:value-type="percentage">
            <text:p>3.73%</text:p>
          </table:table-cell>
          <table:table-cell table:formula="of:=([.J44]-[.H44])/[.H44]" office:value-type="percentage" office:value="0.0391126678342089" calcext:value-type="percentage">
            <text:p>3.91%</text:p>
          </table:table-cell>
          <table:table-cell table:formula="of:=([.J44]-[.I44])/[.I44]" office:value-type="percentage" office:value="0.0433763188745604" calcext:value-type="percentage">
            <text:p>4.34%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163.6" calcext:value-type="float">
            <text:p>163.6</text:p>
          </table:table-cell>
          <table:table-cell table:number-columns-repeated="2" office:value-type="float" office:value="164.2" calcext:value-type="float">
            <text:p>164.2</text:p>
          </table:table-cell>
          <table:table-cell office:value-type="float" office:value="164.5" calcext:value-type="float">
            <text:p>164.5</text:p>
          </table:table-cell>
          <table:table-cell office:value-type="float" office:value="164.2" calcext:value-type="float">
            <text:p>164.2</text:p>
          </table:table-cell>
          <table:table-cell office:value-type="float" office:value="163.5" calcext:value-type="float">
            <text:p>163.5</text:p>
          </table:table-cell>
          <table:table-cell office:value-type="float" office:value="162.9" calcext:value-type="float">
            <text:p>162.9</text:p>
          </table:table-cell>
          <table:table-cell office:value-type="float" office:value="162.3" calcext:value-type="float">
            <text:p>162.3</text:p>
          </table:table-cell>
          <table:table-cell office:value-type="float" office:value="175" calcext:value-type="float">
            <text:p>175</text:p>
          </table:table-cell>
          <table:table-cell table:formula="of:=([.J45]-[.A45])/[.A45]" office:value-type="percentage" office:value="0.072961373390558" calcext:value-type="percentage">
            <text:p>7.30%</text:p>
          </table:table-cell>
          <table:table-cell table:formula="of:=([.J45]-[.B45])/[.B45]" office:value-type="percentage" office:value="0.0696821515892421" calcext:value-type="percentage">
            <text:p>6.97%</text:p>
          </table:table-cell>
          <table:table-cell table:formula="of:=([.J45]-[.C45])/[.C45]" office:value-type="percentage" office:value="0.0657734470158344" calcext:value-type="percentage">
            <text:p>6.58%</text:p>
          </table:table-cell>
          <table:table-cell table:formula="of:=([.J45]-[.D45])/[.D45]" office:value-type="percentage" office:value="0.0657734470158344" calcext:value-type="percentage">
            <text:p>6.58%</text:p>
          </table:table-cell>
          <table:table-cell table:formula="of:=([.J45]-[.E45])/[.E45]" office:value-type="percentage" office:value="0.0638297872340425" calcext:value-type="percentage">
            <text:p>6.38%</text:p>
          </table:table-cell>
          <table:table-cell table:formula="of:=([.J45]-[.F45])/[.F45]" office:value-type="percentage" office:value="0.0657734470158344" calcext:value-type="percentage">
            <text:p>6.58%</text:p>
          </table:table-cell>
          <table:table-cell table:formula="of:=([.J45]-[.G45])/[.G45]" office:value-type="percentage" office:value="0.0703363914373089" calcext:value-type="percentage">
            <text:p>7.03%</text:p>
          </table:table-cell>
          <table:table-cell table:formula="of:=([.J45]-[.H45])/[.H45]" office:value-type="percentage" office:value="0.0742786985880908" calcext:value-type="percentage">
            <text:p>7.43%</text:p>
          </table:table-cell>
          <table:table-cell table:formula="of:=([.J45]-[.I45])/[.I45]" office:value-type="percentage" office:value="0.0782501540357362" calcext:value-type="percentage">
            <text:p>7.83%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169.9" calcext:value-type="float">
            <text:p>169.9</text:p>
          </table:table-cell>
          <table:table-cell office:value-type="float" office:value="169.5" calcext:value-type="float">
            <text:p>169.5</text:p>
          </table:table-cell>
          <table:table-cell office:value-type="float" office:value="170.3" calcext:value-type="float">
            <text:p>170.3</text:p>
          </table:table-cell>
          <table:table-cell office:value-type="float" office:value="170.6" calcext:value-type="float">
            <text:p>170.6</text:p>
          </table:table-cell>
          <table:table-cell office:value-type="float" office:value="169.8" calcext:value-type="float">
            <text:p>169.8</text:p>
          </table:table-cell>
          <table:table-cell office:value-type="float" office:value="170.3" calcext:value-type="float">
            <text:p>170.3</text:p>
          </table:table-cell>
          <table:table-cell office:value-type="float" office:value="169.1" calcext:value-type="float">
            <text:p>169.1</text:p>
          </table:table-cell>
          <table:table-cell office:value-type="float" office:value="168.2" calcext:value-type="float">
            <text:p>168.2</text:p>
          </table:table-cell>
          <table:table-cell office:value-type="float" office:value="176" calcext:value-type="float">
            <text:p>176</text:p>
          </table:table-cell>
          <table:table-cell table:formula="of:=([.J46]-[.A46])/[.A46]" office:value-type="percentage" office:value="0.0371243370654096" calcext:value-type="percentage">
            <text:p>3.71%</text:p>
          </table:table-cell>
          <table:table-cell table:formula="of:=([.J46]-[.B46])/[.B46]" office:value-type="percentage" office:value="0.0359034726309594" calcext:value-type="percentage">
            <text:p>3.59%</text:p>
          </table:table-cell>
          <table:table-cell table:formula="of:=([.J46]-[.C46])/[.C46]" office:value-type="percentage" office:value="0.0383480825958702" calcext:value-type="percentage">
            <text:p>3.83%</text:p>
          </table:table-cell>
          <table:table-cell table:formula="of:=([.J46]-[.D46])/[.D46]" office:value-type="percentage" office:value="0.0334703464474456" calcext:value-type="percentage">
            <text:p>3.35%</text:p>
          </table:table-cell>
          <table:table-cell table:formula="of:=([.J46]-[.E46])/[.E46]" office:value-type="percentage" office:value="0.0316529894490035" calcext:value-type="percentage">
            <text:p>3.17%</text:p>
          </table:table-cell>
          <table:table-cell table:formula="of:=([.J46]-[.F46])/[.F46]" office:value-type="percentage" office:value="0.0365135453474675" calcext:value-type="percentage">
            <text:p>3.65%</text:p>
          </table:table-cell>
          <table:table-cell table:formula="of:=([.J46]-[.G46])/[.G46]" office:value-type="percentage" office:value="0.0334703464474456" calcext:value-type="percentage">
            <text:p>3.35%</text:p>
          </table:table-cell>
          <table:table-cell table:formula="of:=([.J46]-[.H46])/[.H46]" office:value-type="percentage" office:value="0.0408042578356003" calcext:value-type="percentage">
            <text:p>4.08%</text:p>
          </table:table-cell>
          <table:table-cell table:formula="of:=([.J46]-[.I46])/[.I46]" office:value-type="percentage" office:value="0.0463733650416172" calcext:value-type="percentage">
            <text:p>4.64%</text:p>
          </table:table-cell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168.1" calcext:value-type="float">
            <text:p>168.1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169" calcext:value-type="float">
            <text:p>169</text:p>
          </table:table-cell>
          <table:table-cell office:value-type="float" office:value="168.2" calcext:value-type="float">
            <text:p>168.2</text:p>
          </table:table-cell>
          <table:table-cell office:value-type="float" office:value="168.8" calcext:value-type="float">
            <text:p>168.8</text:p>
          </table:table-cell>
          <table:table-cell office:value-type="float" office:value="168.1" calcext:value-type="float">
            <text:p>168.1</text:p>
          </table:table-cell>
          <table:table-cell office:value-type="float" office:value="167.3" calcext:value-type="float">
            <text:p>167.3</text:p>
          </table:table-cell>
          <table:table-cell office:value-type="float" office:value="176" calcext:value-type="float">
            <text:p>176</text:p>
          </table:table-cell>
          <table:table-cell table:formula="of:=([.J47]-[.A47])/[.A47]" office:value-type="percentage" office:value="0.0482430017867778" calcext:value-type="percentage">
            <text:p>4.82%</text:p>
          </table:table-cell>
          <table:table-cell table:formula="of:=([.J47]-[.B47])/[.B47]" office:value-type="percentage" office:value="0.0469958358120167" calcext:value-type="percentage">
            <text:p>4.70%</text:p>
          </table:table-cell>
          <table:table-cell table:formula="of:=([.J47]-[.C47])/[.C47]" office:value-type="percentage" office:value="0.0426540284360189" calcext:value-type="percentage">
            <text:p>4.27%</text:p>
          </table:table-cell>
          <table:table-cell table:formula="of:=([.J47]-[.D47])/[.D47]" office:value-type="percentage" office:value="0.0426540284360189" calcext:value-type="percentage">
            <text:p>4.27%</text:p>
          </table:table-cell>
          <table:table-cell table:formula="of:=([.J47]-[.E47])/[.E47]" office:value-type="percentage" office:value="0.0414201183431953" calcext:value-type="percentage">
            <text:p>4.14%</text:p>
          </table:table-cell>
          <table:table-cell table:formula="of:=([.J47]-[.F47])/[.F47]" office:value-type="percentage" office:value="0.0463733650416172" calcext:value-type="percentage">
            <text:p>4.64%</text:p>
          </table:table-cell>
          <table:table-cell table:formula="of:=([.J47]-[.G47])/[.G47]" office:value-type="percentage" office:value="0.0426540284360189" calcext:value-type="percentage">
            <text:p>4.27%</text:p>
          </table:table-cell>
          <table:table-cell table:formula="of:=([.J47]-[.H47])/[.H47]" office:value-type="percentage" office:value="0.0469958358120167" calcext:value-type="percentage">
            <text:p>4.70%</text:p>
          </table:table-cell>
          <table:table-cell table:formula="of:=([.J47]-[.I47])/[.I47]" office:value-type="percentage" office:value="0.0520023909145247" calcext:value-type="percentage">
            <text:p>5.20%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169.3" calcext:value-type="float">
            <text:p>169.3</text:p>
          </table:table-cell>
          <table:table-cell office:value-type="float" office:value="168.3" calcext:value-type="float">
            <text:p>168.3</text:p>
          </table:table-cell>
          <table:table-cell table:number-columns-repeated="2" office:value-type="float" office:value="168.9" calcext:value-type="float">
            <text:p>168.9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3" calcext:value-type="float">
            <text:p>168.3</text:p>
          </table:table-cell>
          <table:table-cell office:value-type="float" office:value="165.3" calcext:value-type="float">
            <text:p>165.3</text:p>
          </table:table-cell>
          <table:table-cell office:value-type="float" office:value="164.3" calcext:value-type="float">
            <text:p>164.3</text:p>
          </table:table-cell>
          <table:table-cell office:value-type="float" office:value="181" calcext:value-type="float">
            <text:p>181</text:p>
          </table:table-cell>
          <table:table-cell table:formula="of:=([.J48]-[.A48])/[.A48]" office:value-type="percentage" office:value="0.075460487225193" calcext:value-type="percentage">
            <text:p>7.55%</text:p>
          </table:table-cell>
          <table:table-cell table:formula="of:=([.J48]-[.B48])/[.B48]" office:value-type="percentage" office:value="0.0691080921441228" calcext:value-type="percentage">
            <text:p>6.91%</text:p>
          </table:table-cell>
          <table:table-cell table:formula="of:=([.J48]-[.C48])/[.C48]" office:value-type="percentage" office:value="0.075460487225193" calcext:value-type="percentage">
            <text:p>7.55%</text:p>
          </table:table-cell>
          <table:table-cell table:formula="of:=([.J48]-[.D48])/[.D48]" office:value-type="percentage" office:value="0.0716400236826524" calcext:value-type="percentage">
            <text:p>7.16%</text:p>
          </table:table-cell>
          <table:table-cell table:formula="of:=([.J48]-[.E48])/[.E48]" office:value-type="percentage" office:value="0.0716400236826524" calcext:value-type="percentage">
            <text:p>7.16%</text:p>
          </table:table-cell>
          <table:table-cell table:formula="of:=([.J48]-[.F48])/[.F48]" office:value-type="percentage" office:value="0.072910491997629" calcext:value-type="percentage">
            <text:p>7.29%</text:p>
          </table:table-cell>
          <table:table-cell table:formula="of:=([.J48]-[.G48])/[.G48]" office:value-type="percentage" office:value="0.075460487225193" calcext:value-type="percentage">
            <text:p>7.55%</text:p>
          </table:table-cell>
          <table:table-cell table:formula="of:=([.J48]-[.H48])/[.H48]" office:value-type="percentage" office:value="0.0949788263762855" calcext:value-type="percentage">
            <text:p>9.50%</text:p>
          </table:table-cell>
          <table:table-cell table:formula="of:=([.J48]-[.I48])/[.I48]" office:value-type="percentage" office:value="0.101643335362142" calcext:value-type="percentage">
            <text:p>10.16%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173.9" calcext:value-type="float">
            <text:p>173.9</text:p>
          </table:table-cell>
          <table:table-cell office:value-type="float" office:value="173.2" calcext:value-type="float">
            <text:p>173.2</text:p>
          </table:table-cell>
          <table:table-cell office:value-type="float" office:value="173.8" calcext:value-type="float">
            <text:p>173.8</text:p>
          </table:table-cell>
          <table:table-cell office:value-type="float" office:value="173.1" calcext:value-type="float">
            <text:p>173.1</text:p>
          </table:table-cell>
          <table:table-cell office:value-type="float" office:value="173.6" calcext:value-type="float">
            <text:p>173.6</text:p>
          </table:table-cell>
          <table:table-cell office:value-type="float" office:value="173.1" calcext:value-type="float">
            <text:p>173.1</text:p>
          </table:table-cell>
          <table:table-cell office:value-type="float" office:value="172.6" calcext:value-type="float">
            <text:p>172.6</text:p>
          </table:table-cell>
          <table:table-cell office:value-type="float" office:value="172.2" calcext:value-type="float">
            <text:p>172.2</text:p>
          </table:table-cell>
          <table:table-cell office:value-type="float" office:value="184" calcext:value-type="float">
            <text:p>184</text:p>
          </table:table-cell>
          <table:table-cell table:formula="of:=([.J49]-[.A49])/[.A49]" office:value-type="percentage" office:value="0.0629693818601965" calcext:value-type="percentage">
            <text:p>6.30%</text:p>
          </table:table-cell>
          <table:table-cell table:formula="of:=([.J49]-[.B49])/[.B49]" office:value-type="percentage" office:value="0.0580793559516963" calcext:value-type="percentage">
            <text:p>5.81%</text:p>
          </table:table-cell>
          <table:table-cell table:formula="of:=([.J49]-[.C49])/[.C49]" office:value-type="percentage" office:value="0.0623556581986144" calcext:value-type="percentage">
            <text:p>6.24%</text:p>
          </table:table-cell>
          <table:table-cell table:formula="of:=([.J49]-[.D49])/[.D49]" office:value-type="percentage" office:value="0.0586881472957422" calcext:value-type="percentage">
            <text:p>5.87%</text:p>
          </table:table-cell>
          <table:table-cell table:formula="of:=([.J49]-[.E49])/[.E49]" office:value-type="percentage" office:value="0.0629693818601965" calcext:value-type="percentage">
            <text:p>6.30%</text:p>
          </table:table-cell>
          <table:table-cell table:formula="of:=([.J49]-[.F49])/[.F49]" office:value-type="percentage" office:value="0.0599078341013825" calcext:value-type="percentage">
            <text:p>5.99%</text:p>
          </table:table-cell>
          <table:table-cell table:formula="of:=([.J49]-[.G49])/[.G49]" office:value-type="percentage" office:value="0.0629693818601965" calcext:value-type="percentage">
            <text:p>6.30%</text:p>
          </table:table-cell>
          <table:table-cell table:formula="of:=([.J49]-[.H49])/[.H49]" office:value-type="percentage" office:value="0.0660486674391657" calcext:value-type="percentage">
            <text:p>6.60%</text:p>
          </table:table-cell>
          <table:table-cell table:formula="of:=([.J49]-[.I49])/[.I49]" office:value-type="percentage" office:value="0.0685249709639954" calcext:value-type="percentage">
            <text:p>6.85%</text:p>
          </table:table-cell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175.8" calcext:value-type="float">
            <text:p>175.8</text:p>
          </table:table-cell>
          <table:table-cell office:value-type="float" office:value="177.5" calcext:value-type="float">
            <text:p>177.5</text:p>
          </table:table-cell>
          <table:table-cell office:value-type="float" office:value="175.6" calcext:value-type="float">
            <text:p>175.6</text:p>
          </table:table-cell>
          <table:table-cell office:value-type="float" office:value="175.8" calcext:value-type="float">
            <text:p>175.8</text:p>
          </table:table-cell>
          <table:table-cell office:value-type="float" office:value="176.4" calcext:value-type="float">
            <text:p>176.4</text:p>
          </table:table-cell>
          <table:table-cell office:value-type="float" office:value="176.8" calcext:value-type="float">
            <text:p>176.8</text:p>
          </table:table-cell>
          <table:table-cell office:value-type="float" office:value="177.2" calcext:value-type="float">
            <text:p>177.2</text:p>
          </table:table-cell>
          <table:table-cell office:value-type="float" office:value="175.9" calcext:value-type="float">
            <text:p>175.9</text:p>
          </table:table-cell>
          <table:table-cell office:value-type="float" office:value="184" calcext:value-type="float">
            <text:p>184</text:p>
          </table:table-cell>
          <table:table-cell table:formula="of:=([.J50]-[.A50])/[.A50]" office:value-type="percentage" office:value="0.0377890580936266" calcext:value-type="percentage">
            <text:p>3.78%</text:p>
          </table:table-cell>
          <table:table-cell table:formula="of:=([.J50]-[.B50])/[.B50]" office:value-type="percentage" office:value="0.0466439135381114" calcext:value-type="percentage">
            <text:p>4.66%</text:p>
          </table:table-cell>
          <table:table-cell table:formula="of:=([.J50]-[.C50])/[.C50]" office:value-type="percentage" office:value="0.0366197183098592" calcext:value-type="percentage">
            <text:p>3.66%</text:p>
          </table:table-cell>
          <table:table-cell table:formula="of:=([.J50]-[.D50])/[.D50]" office:value-type="percentage" office:value="0.0478359908883827" calcext:value-type="percentage">
            <text:p>4.78%</text:p>
          </table:table-cell>
          <table:table-cell table:formula="of:=([.J50]-[.E50])/[.E50]" office:value-type="percentage" office:value="0.0466439135381114" calcext:value-type="percentage">
            <text:p>4.66%</text:p>
          </table:table-cell>
          <table:table-cell table:formula="of:=([.J50]-[.F50])/[.F50]" office:value-type="percentage" office:value="0.0430839002267573" calcext:value-type="percentage">
            <text:p>4.31%</text:p>
          </table:table-cell>
          <table:table-cell table:formula="of:=([.J50]-[.G50])/[.G50]" office:value-type="percentage" office:value="0.0407239819004524" calcext:value-type="percentage">
            <text:p>4.07%</text:p>
          </table:table-cell>
          <table:table-cell table:formula="of:=([.J50]-[.H50])/[.H50]" office:value-type="percentage" office:value="0.0383747178329572" calcext:value-type="percentage">
            <text:p>3.84%</text:p>
          </table:table-cell>
          <table:table-cell table:formula="of:=([.J50]-[.I50])/[.I50]" office:value-type="percentage" office:value="0.046048891415577" calcext:value-type="percentage">
            <text:p>4.60%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66.2" calcext:value-type="float">
            <text:p>166.2</text:p>
          </table:table-cell>
          <table:table-cell office:value-type="float" office:value="166.5" calcext:value-type="float">
            <text:p>166.5</text:p>
          </table:table-cell>
          <table:table-cell office:value-type="float" office:value="166" calcext:value-type="float">
            <text:p>166</text:p>
          </table:table-cell>
          <table:table-cell office:value-type="float" office:value="166.3" calcext:value-type="float">
            <text:p>166.3</text:p>
          </table:table-cell>
          <table:table-cell office:value-type="float" office:value="166.2" calcext:value-type="float">
            <text:p>166.2</text:p>
          </table:table-cell>
          <table:table-cell office:value-type="float" office:value="166.5" calcext:value-type="float">
            <text:p>166.5</text:p>
          </table:table-cell>
          <table:table-cell office:value-type="float" office:value="166.3" calcext:value-type="float">
            <text:p>166.3</text:p>
          </table:table-cell>
          <table:table-cell office:value-type="float" office:value="163.5" calcext:value-type="float">
            <text:p>163.5</text:p>
          </table:table-cell>
          <table:table-cell office:value-type="float" office:value="176" calcext:value-type="float">
            <text:p>176</text:p>
          </table:table-cell>
          <table:table-cell table:formula="of:=([.J51]-[.A51])/[.A51]" office:value-type="percentage" office:value="0.0576923076923077" calcext:value-type="percentage">
            <text:p>5.77%</text:p>
          </table:table-cell>
          <table:table-cell table:formula="of:=([.J51]-[.B51])/[.B51]" office:value-type="percentage" office:value="0.058965102286402" calcext:value-type="percentage">
            <text:p>5.90%</text:p>
          </table:table-cell>
          <table:table-cell table:formula="of:=([.J51]-[.C51])/[.C51]" office:value-type="percentage" office:value="0.0570570570570571" calcext:value-type="percentage">
            <text:p>5.71%</text:p>
          </table:table-cell>
          <table:table-cell table:formula="of:=([.J51]-[.D51])/[.D51]" office:value-type="percentage" office:value="0.0602409638554217" calcext:value-type="percentage">
            <text:p>6.02%</text:p>
          </table:table-cell>
          <table:table-cell table:formula="of:=([.J51]-[.E51])/[.E51]" office:value-type="percentage" office:value="0.0583283223090799" calcext:value-type="percentage">
            <text:p>5.83%</text:p>
          </table:table-cell>
          <table:table-cell table:formula="of:=([.J51]-[.F51])/[.F51]" office:value-type="percentage" office:value="0.058965102286402" calcext:value-type="percentage">
            <text:p>5.90%</text:p>
          </table:table-cell>
          <table:table-cell table:formula="of:=([.J51]-[.G51])/[.G51]" office:value-type="percentage" office:value="0.0570570570570571" calcext:value-type="percentage">
            <text:p>5.71%</text:p>
          </table:table-cell>
          <table:table-cell table:formula="of:=([.J51]-[.H51])/[.H51]" office:value-type="percentage" office:value="0.0583283223090799" calcext:value-type="percentage">
            <text:p>5.83%</text:p>
          </table:table-cell>
          <table:table-cell table:formula="of:=([.J51]-[.I51])/[.I51]" office:value-type="percentage" office:value="0.0764525993883792" calcext:value-type="percentage">
            <text:p>7.65%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160.8" calcext:value-type="float">
            <text:p>160.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0.7" calcext:value-type="float">
            <text:p>160.7</text:p>
          </table:table-cell>
          <table:table-cell office:value-type="float" office:value="160.5" calcext:value-type="float">
            <text:p>160.5</text:p>
          </table:table-cell>
          <table:table-cell office:value-type="float" office:value="159.4" calcext:value-type="float">
            <text:p>159.4</text:p>
          </table:table-cell>
          <table:table-cell office:value-type="float" office:value="158.7" calcext:value-type="float">
            <text:p>158.7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table:formula="of:=([.J52]-[.A52])/[.A52]" office:value-type="percentage" office:value="0.0555902560899438" calcext:value-type="percentage">
            <text:p>5.56%</text:p>
          </table:table-cell>
          <table:table-cell table:formula="of:=([.J52]-[.B52])/[.B52]" office:value-type="percentage" office:value="0.0509950248756218" calcext:value-type="percentage">
            <text:p>5.10%</text:p>
          </table:table-cell>
          <table:table-cell table:formula="of:=([.J52]-[.C52])/[.C52]" office:value-type="percentage" office:value="0.05625" calcext:value-type="percentage">
            <text:p>5.63%</text:p>
          </table:table-cell>
          <table:table-cell table:formula="of:=([.J52]-[.D52])/[.D52]" office:value-type="percentage" office:value="0.0516490354698196" calcext:value-type="percentage">
            <text:p>5.16%</text:p>
          </table:table-cell>
          <table:table-cell table:formula="of:=([.J52]-[.E52])/[.E52]" office:value-type="percentage" office:value="0.0516490354698196" calcext:value-type="percentage">
            <text:p>5.16%</text:p>
          </table:table-cell>
          <table:table-cell table:formula="of:=([.J52]-[.F52])/[.F52]" office:value-type="percentage" office:value="0.0529595015576324" calcext:value-type="percentage">
            <text:p>5.30%</text:p>
          </table:table-cell>
          <table:table-cell table:formula="of:=([.J52]-[.G52])/[.G52]" office:value-type="percentage" office:value="0.0602258469259724" calcext:value-type="percentage">
            <text:p>6.02%</text:p>
          </table:table-cell>
          <table:table-cell table:formula="of:=([.J52]-[.H52])/[.H52]" office:value-type="percentage" office:value="0.0649023314429742" calcext:value-type="percentage">
            <text:p>6.49%</text:p>
          </table:table-cell>
          <table:table-cell table:formula="of:=([.J52]-[.I52])/[.I52]" office:value-type="percentage" office:value="0.0764331210191083" calcext:value-type="percentage">
            <text:p>7.64%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168.8" calcext:value-type="float">
            <text:p>168.8</text:p>
          </table:table-cell>
          <table:table-cell office:value-type="float" office:value="169.5" calcext:value-type="float">
            <text:p>169.5</text:p>
          </table:table-cell>
          <table:table-cell table:number-columns-repeated="2" office:value-type="float" office:value="169.6" calcext:value-type="float">
            <text:p>169.6</text:p>
          </table:table-cell>
          <table:table-cell office:value-type="float" office:value="168.3" calcext:value-type="float">
            <text:p>168.3</text:p>
          </table:table-cell>
          <table:table-cell office:value-type="float" office:value="168" calcext:value-type="float">
            <text:p>168</text:p>
          </table:table-cell>
          <table:table-cell office:value-type="float" office:value="166.5" calcext:value-type="float">
            <text:p>166.5</text:p>
          </table:table-cell>
          <table:table-cell office:value-type="float" office:value="165.4" calcext:value-type="float">
            <text:p>165.4</text:p>
          </table:table-cell>
          <table:table-cell office:value-type="float" office:value="179" calcext:value-type="float">
            <text:p>179</text:p>
          </table:table-cell>
          <table:table-cell table:formula="of:=([.J53]-[.A53])/[.A53]" office:value-type="percentage" office:value="0.061055127445169" calcext:value-type="percentage">
            <text:p>6.11%</text:p>
          </table:table-cell>
          <table:table-cell table:formula="of:=([.J53]-[.B53])/[.B53]" office:value-type="percentage" office:value="0.0604265402843601" calcext:value-type="percentage">
            <text:p>6.04%</text:p>
          </table:table-cell>
          <table:table-cell table:formula="of:=([.J53]-[.C53])/[.C53]" office:value-type="percentage" office:value="0.056047197640118" calcext:value-type="percentage">
            <text:p>5.60%</text:p>
          </table:table-cell>
          <table:table-cell table:formula="of:=([.J53]-[.D53])/[.D53]" office:value-type="percentage" office:value="0.0554245283018868" calcext:value-type="percentage">
            <text:p>5.54%</text:p>
          </table:table-cell>
          <table:table-cell table:formula="of:=([.J53]-[.E53])/[.E53]" office:value-type="percentage" office:value="0.0554245283018868" calcext:value-type="percentage">
            <text:p>5.54%</text:p>
          </table:table-cell>
          <table:table-cell table:formula="of:=([.J53]-[.F53])/[.F53]" office:value-type="percentage" office:value="0.063576945929887" calcext:value-type="percentage">
            <text:p>6.36%</text:p>
          </table:table-cell>
          <table:table-cell table:formula="of:=([.J53]-[.G53])/[.G53]" office:value-type="percentage" office:value="0.0654761904761905" calcext:value-type="percentage">
            <text:p>6.55%</text:p>
          </table:table-cell>
          <table:table-cell table:formula="of:=([.J53]-[.H53])/[.H53]" office:value-type="percentage" office:value="0.0750750750750751" calcext:value-type="percentage">
            <text:p>7.51%</text:p>
          </table:table-cell>
          <table:table-cell table:formula="of:=([.J53]-[.I53])/[.I53]" office:value-type="percentage" office:value="0.0822249093107618" calcext:value-type="percentage">
            <text:p>8.22%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77.7" calcext:value-type="float">
            <text:p>177.7</text:p>
          </table:table-cell>
          <table:table-cell office:value-type="float" office:value="176.9" calcext:value-type="float">
            <text:p>176.9</text:p>
          </table:table-cell>
          <table:table-cell table:number-columns-repeated="2" office:value-type="float" office:value="177.7" calcext:value-type="float">
            <text:p>177.7</text:p>
          </table:table-cell>
          <table:table-cell office:value-type="float" office:value="177.5" calcext:value-type="float">
            <text:p>177.5</text:p>
          </table:table-cell>
          <table:table-cell office:value-type="float" office:value="177.3" calcext:value-type="float">
            <text:p>177.3</text:p>
          </table:table-cell>
          <table:table-cell office:value-type="float" office:value="177.1" calcext:value-type="float">
            <text:p>177.1</text:p>
          </table:table-cell>
          <table:table-cell office:value-type="float" office:value="176.2" calcext:value-type="float">
            <text:p>176.2</text:p>
          </table:table-cell>
          <table:table-cell office:value-type="float" office:value="187" calcext:value-type="float">
            <text:p>187</text:p>
          </table:table-cell>
          <table:table-cell table:formula="of:=([.J54]-[.A54])/[.A54]" office:value-type="percentage" office:value="0.052927927927928" calcext:value-type="percentage">
            <text:p>5.29%</text:p>
          </table:table-cell>
          <table:table-cell table:formula="of:=([.J54]-[.B54])/[.B54]" office:value-type="percentage" office:value="0.0523353967360721" calcext:value-type="percentage">
            <text:p>5.23%</text:p>
          </table:table-cell>
          <table:table-cell table:formula="of:=([.J54]-[.C54])/[.C54]" office:value-type="percentage" office:value="0.0570944036178632" calcext:value-type="percentage">
            <text:p>5.71%</text:p>
          </table:table-cell>
          <table:table-cell table:formula="of:=([.J54]-[.D54])/[.D54]" office:value-type="percentage" office:value="0.0523353967360721" calcext:value-type="percentage">
            <text:p>5.23%</text:p>
          </table:table-cell>
          <table:table-cell table:formula="of:=([.J54]-[.E54])/[.E54]" office:value-type="percentage" office:value="0.0523353967360721" calcext:value-type="percentage">
            <text:p>5.23%</text:p>
          </table:table-cell>
          <table:table-cell table:formula="of:=([.J54]-[.F54])/[.F54]" office:value-type="percentage" office:value="0.0535211267605634" calcext:value-type="percentage">
            <text:p>5.35%</text:p>
          </table:table-cell>
          <table:table-cell table:formula="of:=([.J54]-[.G54])/[.G54]" office:value-type="percentage" office:value="0.0547095318668922" calcext:value-type="percentage">
            <text:p>5.47%</text:p>
          </table:table-cell>
          <table:table-cell table:formula="of:=([.J54]-[.H54])/[.H54]" office:value-type="percentage" office:value="0.0559006211180125" calcext:value-type="percentage">
            <text:p>5.59%</text:p>
          </table:table-cell>
          <table:table-cell table:formula="of:=([.J54]-[.I54])/[.I54]" office:value-type="percentage" office:value="0.0612939841089672" calcext:value-type="percentage">
            <text:p>6.13%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6" calcext:value-type="float">
            <text:p>155.6</text:p>
          </table:table-cell>
          <table:table-cell table:number-columns-repeated="2" office:value-type="float" office:value="155.3" calcext:value-type="float">
            <text:p>155.3</text:p>
          </table:table-cell>
          <table:table-cell office:value-type="float" office:value="155.5" calcext:value-type="float">
            <text:p>155.5</text:p>
          </table:table-cell>
          <table:table-cell office:value-type="float" office:value="155.4" calcext:value-type="float">
            <text:p>155.4</text:p>
          </table:table-cell>
          <table:table-cell office:value-type="float" office:value="153.9" calcext:value-type="float">
            <text:p>153.9</text:p>
          </table:table-cell>
          <table:table-cell office:value-type="float" office:value="152.5" calcext:value-type="float">
            <text:p>152.5</text:p>
          </table:table-cell>
          <table:table-cell office:value-type="float" office:value="169" calcext:value-type="float">
            <text:p>169</text:p>
          </table:table-cell>
          <table:table-cell table:formula="of:=([.J55]-[.A55])/[.A55]" office:value-type="percentage" office:value="0.0938511326860841" calcext:value-type="percentage">
            <text:p>9.39%</text:p>
          </table:table-cell>
          <table:table-cell table:formula="of:=([.J55]-[.B55])/[.B55]" office:value-type="percentage" office:value="0.0896196002578982" calcext:value-type="percentage">
            <text:p>8.96%</text:p>
          </table:table-cell>
          <table:table-cell table:formula="of:=([.J55]-[.C55])/[.C55]" office:value-type="percentage" office:value="0.0861182519280206" calcext:value-type="percentage">
            <text:p>8.61%</text:p>
          </table:table-cell>
          <table:table-cell table:formula="of:=([.J55]-[.D55])/[.D55]" office:value-type="percentage" office:value="0.0882163554410817" calcext:value-type="percentage">
            <text:p>8.82%</text:p>
          </table:table-cell>
          <table:table-cell table:formula="of:=([.J55]-[.E55])/[.E55]" office:value-type="percentage" office:value="0.0882163554410817" calcext:value-type="percentage">
            <text:p>8.82%</text:p>
          </table:table-cell>
          <table:table-cell table:formula="of:=([.J55]-[.F55])/[.F55]" office:value-type="percentage" office:value="0.0868167202572347" calcext:value-type="percentage">
            <text:p>8.68%</text:p>
          </table:table-cell>
          <table:table-cell table:formula="of:=([.J55]-[.G55])/[.G55]" office:value-type="percentage" office:value="0.0875160875160875" calcext:value-type="percentage">
            <text:p>8.75%</text:p>
          </table:table-cell>
          <table:table-cell table:formula="of:=([.J55]-[.H55])/[.H55]" office:value-type="percentage" office:value="0.0981156595191682" calcext:value-type="percentage">
            <text:p>9.81%</text:p>
          </table:table-cell>
          <table:table-cell table:formula="of:=([.J55]-[.I55])/[.I55]" office:value-type="percentage" office:value="0.108196721311475" calcext:value-type="percentage">
            <text:p>10.82%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77.6" calcext:value-type="float">
            <text:p>177.6</text:p>
          </table:table-cell>
          <table:table-cell table:number-columns-repeated="2" office:value-type="float" office:value="178.1" calcext:value-type="float">
            <text:p>178.1</text:p>
          </table:table-cell>
          <table:table-cell office:value-type="float" office:value="177.2" calcext:value-type="float">
            <text:p>177.2</text:p>
          </table:table-cell>
          <table:table-cell office:value-type="float" office:value="177.5" calcext:value-type="float">
            <text:p>177.5</text:p>
          </table:table-cell>
          <table:table-cell office:value-type="float" office:value="177" calcext:value-type="float">
            <text:p>177</text:p>
          </table:table-cell>
          <table:table-cell office:value-type="float" office:value="175.4" calcext:value-type="float">
            <text:p>175.4</text:p>
          </table:table-cell>
          <table:table-cell office:value-type="float" office:value="174.3" calcext:value-type="float">
            <text:p>174.3</text:p>
          </table:table-cell>
          <table:table-cell office:value-type="float" office:value="187" calcext:value-type="float">
            <text:p>187</text:p>
          </table:table-cell>
          <table:table-cell table:formula="of:=([.J56]-[.A56])/[.A56]" office:value-type="percentage" office:value="0.0612939841089672" calcext:value-type="percentage">
            <text:p>6.13%</text:p>
          </table:table-cell>
          <table:table-cell table:formula="of:=([.J56]-[.B56])/[.B56]" office:value-type="percentage" office:value="0.052927927927928" calcext:value-type="percentage">
            <text:p>5.29%</text:p>
          </table:table-cell>
          <table:table-cell table:formula="of:=([.J56]-[.C56])/[.C56]" office:value-type="percentage" office:value="0.0499719258843347" calcext:value-type="percentage">
            <text:p>5.00%</text:p>
          </table:table-cell>
          <table:table-cell table:formula="of:=([.J56]-[.D56])/[.D56]" office:value-type="percentage" office:value="0.0499719258843347" calcext:value-type="percentage">
            <text:p>5.00%</text:p>
          </table:table-cell>
          <table:table-cell table:formula="of:=([.J56]-[.E56])/[.E56]" office:value-type="percentage" office:value="0.0553047404063206" calcext:value-type="percentage">
            <text:p>5.53%</text:p>
          </table:table-cell>
          <table:table-cell table:formula="of:=([.J56]-[.F56])/[.F56]" office:value-type="percentage" office:value="0.0535211267605634" calcext:value-type="percentage">
            <text:p>5.35%</text:p>
          </table:table-cell>
          <table:table-cell table:formula="of:=([.J56]-[.G56])/[.G56]" office:value-type="percentage" office:value="0.0564971751412429" calcext:value-type="percentage">
            <text:p>5.65%</text:p>
          </table:table-cell>
          <table:table-cell table:formula="of:=([.J56]-[.H56])/[.H56]" office:value-type="percentage" office:value="0.0661345496009122" calcext:value-type="percentage">
            <text:p>6.61%</text:p>
          </table:table-cell>
          <table:table-cell table:formula="of:=([.J56]-[.I56])/[.I56]" office:value-type="percentage" office:value="0.0728628800917957" calcext:value-type="percentage">
            <text:p>7.29%</text:p>
          </table:table-cell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2" calcext:value-type="float">
            <text:p>169.2</text:p>
          </table:table-cell>
          <table:table-cell office:value-type="float" office:value="168.6" calcext:value-type="float">
            <text:p>168.6</text:p>
          </table:table-cell>
          <table:table-cell office:value-type="float" office:value="168" calcext:value-type="float">
            <text:p>168</text:p>
          </table:table-cell>
          <table:table-cell office:value-type="float" office:value="167.8" calcext:value-type="float">
            <text:p>167.8</text:p>
          </table:table-cell>
          <table:table-cell office:value-type="float" office:value="166.7" calcext:value-type="float">
            <text:p>166.7</text:p>
          </table:table-cell>
          <table:table-cell office:value-type="float" office:value="181" calcext:value-type="float">
            <text:p>181</text:p>
          </table:table-cell>
          <table:table-cell table:formula="of:=([.J57]-[.A57])/[.A57]" office:value-type="percentage" office:value="0.0716400236826524" calcext:value-type="percentage">
            <text:p>7.16%</text:p>
          </table:table-cell>
          <table:table-cell table:formula="of:=([.J57]-[.B57])/[.B57]" office:value-type="percentage" office:value="0.0773809523809524" calcext:value-type="percentage">
            <text:p>7.74%</text:p>
          </table:table-cell>
          <table:table-cell table:formula="of:=([.J57]-[.C57])/[.C57]" office:value-type="percentage" office:value="0.0647058823529412" calcext:value-type="percentage">
            <text:p>6.47%</text:p>
          </table:table-cell>
          <table:table-cell table:formula="of:=([.J57]-[.D57])/[.D57]" office:value-type="percentage" office:value="0.0716400236826524" calcext:value-type="percentage">
            <text:p>7.16%</text:p>
          </table:table-cell>
          <table:table-cell table:formula="of:=([.J57]-[.E57])/[.E57]" office:value-type="percentage" office:value="0.0697399527186762" calcext:value-type="percentage">
            <text:p>6.97%</text:p>
          </table:table-cell>
          <table:table-cell table:formula="of:=([.J57]-[.F57])/[.F57]" office:value-type="percentage" office:value="0.073546856465006" calcext:value-type="percentage">
            <text:p>7.35%</text:p>
          </table:table-cell>
          <table:table-cell table:formula="of:=([.J57]-[.G57])/[.G57]" office:value-type="percentage" office:value="0.0773809523809524" calcext:value-type="percentage">
            <text:p>7.74%</text:p>
          </table:table-cell>
          <table:table-cell table:formula="of:=([.J57]-[.H57])/[.H57]" office:value-type="percentage" office:value="0.0786650774731823" calcext:value-type="percentage">
            <text:p>7.87%</text:p>
          </table:table-cell>
          <table:table-cell table:formula="of:=([.J57]-[.I57])/[.I57]" office:value-type="percentage" office:value="0.0857828434313138" calcext:value-type="percentage">
            <text:p>8.58%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181.2" calcext:value-type="float">
            <text:p>181.2</text:p>
          </table:table-cell>
          <table:table-cell office:value-type="float" office:value="180.7" calcext:value-type="float">
            <text:p>180.7</text:p>
          </table:table-cell>
          <table:table-cell office:value-type="float" office:value="180.8" calcext:value-type="float">
            <text:p>180.8</text:p>
          </table:table-cell>
          <table:table-cell office:value-type="float" office:value="181" calcext:value-type="float">
            <text:p>181</text:p>
          </table:table-cell>
          <table:table-cell office:value-type="float" office:value="181.4" calcext:value-type="float">
            <text:p>181.4</text:p>
          </table:table-cell>
          <table:table-cell office:value-type="float" office:value="181.5" calcext:value-type="float">
            <text:p>181.5</text:p>
          </table:table-cell>
          <table:table-cell office:value-type="float" office:value="181" calcext:value-type="float">
            <text:p>181</text:p>
          </table:table-cell>
          <table:table-cell office:value-type="float" office:value="179.6" calcext:value-type="float">
            <text:p>179.6</text:p>
          </table:table-cell>
          <table:table-cell office:value-type="float" office:value="190" calcext:value-type="float">
            <text:p>190</text:p>
          </table:table-cell>
          <table:table-cell table:formula="of:=([.J58]-[.A58])/[.A58]" office:value-type="percentage" office:value="0.0514665190924184" calcext:value-type="percentage">
            <text:p>5.15%</text:p>
          </table:table-cell>
          <table:table-cell table:formula="of:=([.J58]-[.B58])/[.B58]" office:value-type="percentage" office:value="0.0485651214128036" calcext:value-type="percentage">
            <text:p>4.86%</text:p>
          </table:table-cell>
          <table:table-cell table:formula="of:=([.J58]-[.C58])/[.C58]" office:value-type="percentage" office:value="0.0514665190924184" calcext:value-type="percentage">
            <text:p>5.15%</text:p>
          </table:table-cell>
          <table:table-cell table:formula="of:=([.J58]-[.D58])/[.D58]" office:value-type="percentage" office:value="0.0508849557522123" calcext:value-type="percentage">
            <text:p>5.09%</text:p>
          </table:table-cell>
          <table:table-cell table:formula="of:=([.J58]-[.E58])/[.E58]" office:value-type="percentage" office:value="0.0497237569060773" calcext:value-type="percentage">
            <text:p>4.97%</text:p>
          </table:table-cell>
          <table:table-cell table:formula="of:=([.J58]-[.F58])/[.F58]" office:value-type="percentage" office:value="0.0474090407938258" calcext:value-type="percentage">
            <text:p>4.74%</text:p>
          </table:table-cell>
          <table:table-cell table:formula="of:=([.J58]-[.G58])/[.G58]" office:value-type="percentage" office:value="0.046831955922865" calcext:value-type="percentage">
            <text:p>4.68%</text:p>
          </table:table-cell>
          <table:table-cell table:formula="of:=([.J58]-[.H58])/[.H58]" office:value-type="percentage" office:value="0.0497237569060773" calcext:value-type="percentage">
            <text:p>4.97%</text:p>
          </table:table-cell>
          <table:table-cell table:formula="of:=([.J58]-[.I58])/[.I58]" office:value-type="percentage" office:value="0.0579064587973274" calcext:value-type="percentage">
            <text:p>5.79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.6" calcext:value-type="float">
            <text:p>174.6</text:p>
          </table:table-cell>
          <table:table-cell office:value-type="float" office:value="173.8" calcext:value-type="float">
            <text:p>173.8</text:p>
          </table:table-cell>
          <table:table-cell office:value-type="float" office:value="175.2" calcext:value-type="float">
            <text:p>175.2</text:p>
          </table:table-cell>
          <table:table-cell office:value-type="float" office:value="174.4" calcext:value-type="float">
            <text:p>174.4</text:p>
          </table:table-cell>
          <table:table-cell office:value-type="float" office:value="174.2" calcext:value-type="float">
            <text:p>174.2</text:p>
          </table:table-cell>
          <table:table-cell office:value-type="float" office:value="174.5" calcext:value-type="float">
            <text:p>174.5</text:p>
          </table:table-cell>
          <table:table-cell office:value-type="float" office:value="173.3" calcext:value-type="float">
            <text:p>173.3</text:p>
          </table:table-cell>
          <table:table-cell office:value-type="float" office:value="170.2" calcext:value-type="float">
            <text:p>170.2</text:p>
          </table:table-cell>
          <table:table-cell office:value-type="float" office:value="188" calcext:value-type="float">
            <text:p>188</text:p>
          </table:table-cell>
          <table:table-cell table:formula="of:=([.J59]-[.A59])/[.A59]" office:value-type="percentage" office:value="0.0867052023121387" calcext:value-type="percentage">
            <text:p>8.67%</text:p>
          </table:table-cell>
          <table:table-cell table:formula="of:=([.J59]-[.B59])/[.B59]" office:value-type="percentage" office:value="0.0767468499427263" calcext:value-type="percentage">
            <text:p>7.67%</text:p>
          </table:table-cell>
          <table:table-cell table:formula="of:=([.J59]-[.C59])/[.C59]" office:value-type="percentage" office:value="0.0817031070195626" calcext:value-type="percentage">
            <text:p>8.17%</text:p>
          </table:table-cell>
          <table:table-cell table:formula="of:=([.J59]-[.D59])/[.D59]" office:value-type="percentage" office:value="0.0730593607305937" calcext:value-type="percentage">
            <text:p>7.31%</text:p>
          </table:table-cell>
          <table:table-cell table:formula="of:=([.J59]-[.E59])/[.E59]" office:value-type="percentage" office:value="0.0779816513761468" calcext:value-type="percentage">
            <text:p>7.80%</text:p>
          </table:table-cell>
          <table:table-cell table:formula="of:=([.J59]-[.F59])/[.F59]" office:value-type="percentage" office:value="0.0792192881745121" calcext:value-type="percentage">
            <text:p>7.92%</text:p>
          </table:table-cell>
          <table:table-cell table:formula="of:=([.J59]-[.G59])/[.G59]" office:value-type="percentage" office:value="0.0773638968481375" calcext:value-type="percentage">
            <text:p>7.74%</text:p>
          </table:table-cell>
          <table:table-cell table:formula="of:=([.J59]-[.H59])/[.H59]" office:value-type="percentage" office:value="0.0848240046162723" calcext:value-type="percentage">
            <text:p>8.48%</text:p>
          </table:table-cell>
          <table:table-cell table:formula="of:=([.J59]-[.I59])/[.I59]" office:value-type="percentage" office:value="0.104582843713279" calcext:value-type="percentage">
            <text:p>10.4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.7" calcext:value-type="float">
            <text:p>174.7</text:p>
          </table:table-cell>
          <table:table-cell office:value-type="float" office:value="175.1" calcext:value-type="float">
            <text:p>175.1</text:p>
          </table:table-cell>
          <table:table-cell office:value-type="float" office:value="173.2" calcext:value-type="float">
            <text:p>173.2</text:p>
          </table:table-cell>
          <table:table-cell office:value-type="float" office:value="175.1" calcext:value-type="float">
            <text:p>175.1</text:p>
          </table:table-cell>
          <table:table-cell office:value-type="float" office:value="175" calcext:value-type="float">
            <text:p>175</text:p>
          </table:table-cell>
          <table:table-cell office:value-type="float" office:value="175.1" calcext:value-type="float">
            <text:p>175.1</text:p>
          </table:table-cell>
          <table:table-cell office:value-type="float" office:value="173.4" calcext:value-type="float">
            <text:p>173.4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table:formula="of:=([.J60]-[.A60])/[.A60]" office:value-type="percentage" office:value="0.0571428571428571" calcext:value-type="percentage">
            <text:p>5.71%</text:p>
          </table:table-cell>
          <table:table-cell table:formula="of:=([.J60]-[.B60])/[.B60]" office:value-type="percentage" office:value="0.0589582140812823" calcext:value-type="percentage">
            <text:p>5.90%</text:p>
          </table:table-cell>
          <table:table-cell table:formula="of:=([.J60]-[.C60])/[.C60]" office:value-type="percentage" office:value="0.05653912050257" calcext:value-type="percentage">
            <text:p>5.65%</text:p>
          </table:table-cell>
          <table:table-cell table:formula="of:=([.J60]-[.D60])/[.D60]" office:value-type="percentage" office:value="0.0681293302540416" calcext:value-type="percentage">
            <text:p>6.81%</text:p>
          </table:table-cell>
          <table:table-cell table:formula="of:=([.J60]-[.E60])/[.E60]" office:value-type="percentage" office:value="0.05653912050257" calcext:value-type="percentage">
            <text:p>5.65%</text:p>
          </table:table-cell>
          <table:table-cell table:formula="of:=([.J60]-[.F60])/[.F60]" office:value-type="percentage" office:value="0.0571428571428571" calcext:value-type="percentage">
            <text:p>5.71%</text:p>
          </table:table-cell>
          <table:table-cell table:formula="of:=([.J60]-[.G60])/[.G60]" office:value-type="percentage" office:value="0.05653912050257" calcext:value-type="percentage">
            <text:p>5.65%</text:p>
          </table:table-cell>
          <table:table-cell table:formula="of:=([.J60]-[.H60])/[.H60]" office:value-type="percentage" office:value="0.0668973471741638" calcext:value-type="percentage">
            <text:p>6.69%</text:p>
          </table:table-cell>
          <table:table-cell table:formula="of:=([.J60]-[.I60])/[.I60]" office:value-type="percentage" office:value="0.0755813953488372" calcext:value-type="percentage">
            <text:p>7.5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.6" calcext:value-type="float">
            <text:p>174.6</text:p>
          </table:table-cell>
          <table:table-cell office:value-type="float" office:value="175" calcext:value-type="float">
            <text:p>175</text:p>
          </table:table-cell>
          <table:table-cell office:value-type="float" office:value="175.1" calcext:value-type="float">
            <text:p>175.1</text:p>
          </table:table-cell>
          <table:table-cell office:value-type="float" office:value="175" calcext:value-type="float">
            <text:p>175</text:p>
          </table:table-cell>
          <table:table-cell office:value-type="float" office:value="175.4" calcext:value-type="float">
            <text:p>175.4</text:p>
          </table:table-cell>
          <table:table-cell office:value-type="float" office:value="175.6" calcext:value-type="float">
            <text:p>175.6</text:p>
          </table:table-cell>
          <table:table-cell office:value-type="float" office:value="174.8" calcext:value-type="float">
            <text:p>174.8</text:p>
          </table:table-cell>
          <table:table-cell office:value-type="float" office:value="173.2" calcext:value-type="float">
            <text:p>173.2</text:p>
          </table:table-cell>
          <table:table-cell office:value-type="float" office:value="185" calcext:value-type="float">
            <text:p>185</text:p>
          </table:table-cell>
          <table:table-cell table:formula="of:=([.J61]-[.A61])/[.A61]" office:value-type="percentage" office:value="0.0571428571428571" calcext:value-type="percentage">
            <text:p>5.71%</text:p>
          </table:table-cell>
          <table:table-cell table:formula="of:=([.J61]-[.B61])/[.B61]" office:value-type="percentage" office:value="0.0595647193585338" calcext:value-type="percentage">
            <text:p>5.96%</text:p>
          </table:table-cell>
          <table:table-cell table:formula="of:=([.J61]-[.C61])/[.C61]" office:value-type="percentage" office:value="0.0571428571428571" calcext:value-type="percentage">
            <text:p>5.71%</text:p>
          </table:table-cell>
          <table:table-cell table:formula="of:=([.J61]-[.D61])/[.D61]" office:value-type="percentage" office:value="0.05653912050257" calcext:value-type="percentage">
            <text:p>5.65%</text:p>
          </table:table-cell>
          <table:table-cell table:formula="of:=([.J61]-[.E61])/[.E61]" office:value-type="percentage" office:value="0.0571428571428571" calcext:value-type="percentage">
            <text:p>5.71%</text:p>
          </table:table-cell>
          <table:table-cell table:formula="of:=([.J61]-[.F61])/[.F61]" office:value-type="percentage" office:value="0.0547320410490308" calcext:value-type="percentage">
            <text:p>5.47%</text:p>
          </table:table-cell>
          <table:table-cell table:formula="of:=([.J61]-[.G61])/[.G61]" office:value-type="percentage" office:value="0.0535307517084283" calcext:value-type="percentage">
            <text:p>5.35%</text:p>
          </table:table-cell>
          <table:table-cell table:formula="of:=([.J61]-[.H61])/[.H61]" office:value-type="percentage" office:value="0.0583524027459954" calcext:value-type="percentage">
            <text:p>5.84%</text:p>
          </table:table-cell>
          <table:table-cell table:formula="of:=([.J61]-[.I61])/[.I61]" office:value-type="percentage" office:value="0.0681293302540416" calcext:value-type="percentage">
            <text:p>6.81%</text:p>
          </table:table-cell>
        </table:table-row>
        <table:table-row table:style-name="ro1">
          <table:table-cell table:number-columns-repeated="2" office:value-type="float" office:value="173.1" calcext:value-type="float">
            <text:p>173.1</text:p>
          </table:table-cell>
          <table:table-cell office:value-type="float" office:value="172.8" calcext:value-type="float">
            <text:p>172.8</text:p>
          </table:table-cell>
          <table:table-cell office:value-type="float" office:value="172.7" calcext:value-type="float">
            <text:p>172.7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9" calcext:value-type="float">
            <text:p>172.9</text:p>
          </table:table-cell>
          <table:table-cell office:value-type="float" office:value="172.6" calcext:value-type="float">
            <text:p>172.6</text:p>
          </table:table-cell>
          <table:table-cell office:value-type="float" office:value="172.4" calcext:value-type="float">
            <text:p>172.4</text:p>
          </table:table-cell>
          <table:table-cell office:value-type="float" office:value="170.8" calcext:value-type="float">
            <text:p>170.8</text:p>
          </table:table-cell>
          <table:table-cell office:value-type="float" office:value="181" calcext:value-type="float">
            <text:p>181</text:p>
          </table:table-cell>
          <table:table-cell table:formula="of:=([.J62]-[.A62])/[.A62]" office:value-type="percentage" office:value="0.0456383593298672" calcext:value-type="percentage">
            <text:p>4.56%</text:p>
          </table:table-cell>
          <table:table-cell table:formula="of:=([.J62]-[.B62])/[.B62]" office:value-type="percentage" office:value="0.0456383593298672" calcext:value-type="percentage">
            <text:p>4.56%</text:p>
          </table:table-cell>
          <table:table-cell table:formula="of:=([.J62]-[.C62])/[.C62]" office:value-type="percentage" office:value="0.0474537037037036" calcext:value-type="percentage">
            <text:p>4.75%</text:p>
          </table:table-cell>
          <table:table-cell table:formula="of:=([.J62]-[.D62])/[.D62]" office:value-type="percentage" office:value="0.0480602200347424" calcext:value-type="percentage">
            <text:p>4.81%</text:p>
          </table:table-cell>
          <table:table-cell table:formula="of:=([.J62]-[.E62])/[.E62]" office:value-type="percentage" office:value="0.0492753623188406" calcext:value-type="percentage">
            <text:p>4.93%</text:p>
          </table:table-cell>
          <table:table-cell table:formula="of:=([.J62]-[.F62])/[.F62]" office:value-type="percentage" office:value="0.0468478889531521" calcext:value-type="percentage">
            <text:p>4.68%</text:p>
          </table:table-cell>
          <table:table-cell table:formula="of:=([.J62]-[.G62])/[.G62]" office:value-type="percentage" office:value="0.0486674391657011" calcext:value-type="percentage">
            <text:p>4.87%</text:p>
          </table:table-cell>
          <table:table-cell table:formula="of:=([.J62]-[.H62])/[.H62]" office:value-type="percentage" office:value="0.0498839907192575" calcext:value-type="percentage">
            <text:p>4.99%</text:p>
          </table:table-cell>
          <table:table-cell table:formula="of:=([.J62]-[.I62])/[.I62]" office:value-type="percentage" office:value="0.0597189695550351" calcext:value-type="percentage">
            <text:p>5.97%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67.4" calcext:value-type="float">
            <text:p>167.4</text:p>
          </table:table-cell>
          <table:table-cell office:value-type="float" office:value="167.7" calcext:value-type="float">
            <text:p>167.7</text:p>
          </table:table-cell>
          <table:table-cell office:value-type="float" office:value="169.5" calcext:value-type="float">
            <text:p>169.5</text:p>
          </table:table-cell>
          <table:table-cell office:value-type="float" office:value="167.5" calcext:value-type="float">
            <text:p>167.5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1" calcext:value-type="float">
            <text:p>168.1</text:p>
          </table:table-cell>
          <table:table-cell office:value-type="float" office:value="166.6" calcext:value-type="float">
            <text:p>166.6</text:p>
          </table:table-cell>
          <table:table-cell office:value-type="float" office:value="165.8" calcext:value-type="float">
            <text:p>165.8</text:p>
          </table:table-cell>
          <table:table-cell office:value-type="float" office:value="176" calcext:value-type="float">
            <text:p>176</text:p>
          </table:table-cell>
          <table:table-cell table:formula="of:=([.J63]-[.A63])/[.A63]" office:value-type="percentage" office:value="0.0438908659549229" calcext:value-type="percentage">
            <text:p>4.39%</text:p>
          </table:table-cell>
          <table:table-cell table:formula="of:=([.J63]-[.B63])/[.B63]" office:value-type="percentage" office:value="0.051373954599761" calcext:value-type="percentage">
            <text:p>5.14%</text:p>
          </table:table-cell>
          <table:table-cell table:formula="of:=([.J63]-[.C63])/[.C63]" office:value-type="percentage" office:value="0.0494931425163984" calcext:value-type="percentage">
            <text:p>4.95%</text:p>
          </table:table-cell>
          <table:table-cell table:formula="of:=([.J63]-[.D63])/[.D63]" office:value-type="percentage" office:value="0.0383480825958702" calcext:value-type="percentage">
            <text:p>3.83%</text:p>
          </table:table-cell>
          <table:table-cell table:formula="of:=([.J63]-[.E63])/[.E63]" office:value-type="percentage" office:value="0.0507462686567164" calcext:value-type="percentage">
            <text:p>5.07%</text:p>
          </table:table-cell>
          <table:table-cell table:formula="of:=([.J63]-[.F63])/[.F63]" office:value-type="percentage" office:value="0.0482430017867778" calcext:value-type="percentage">
            <text:p>4.82%</text:p>
          </table:table-cell>
          <table:table-cell table:formula="of:=([.J63]-[.G63])/[.G63]" office:value-type="percentage" office:value="0.0469958358120167" calcext:value-type="percentage">
            <text:p>4.70%</text:p>
          </table:table-cell>
          <table:table-cell table:formula="of:=([.J63]-[.H63])/[.H63]" office:value-type="percentage" office:value="0.0564225690276111" calcext:value-type="percentage">
            <text:p>5.64%</text:p>
          </table:table-cell>
          <table:table-cell table:formula="of:=([.J63]-[.I63])/[.I63]" office:value-type="percentage" office:value="0.0615199034981905" calcext:value-type="percentage">
            <text:p>6.15%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176.3" calcext:value-type="float">
            <text:p>176.3</text:p>
          </table:table-cell>
          <table:table-cell office:value-type="float" office:value="176.4" calcext:value-type="float">
            <text:p>176.4</text:p>
          </table:table-cell>
          <table:table-cell office:value-type="float" office:value="175.4" calcext:value-type="float">
            <text:p>175.4</text:p>
          </table:table-cell>
          <table:table-cell office:value-type="float" office:value="175.6" calcext:value-type="float">
            <text:p>175.6</text:p>
          </table:table-cell>
          <table:table-cell office:value-type="float" office:value="175.8" calcext:value-type="float">
            <text:p>175.8</text:p>
          </table:table-cell>
          <table:table-cell office:value-type="float" office:value="174.7" calcext:value-type="float">
            <text:p>174.7</text:p>
          </table:table-cell>
          <table:table-cell office:value-type="float" office:value="174.9" calcext:value-type="float">
            <text:p>174.9</text:p>
          </table:table-cell>
          <table:table-cell office:value-type="float" office:value="172.6" calcext:value-type="float">
            <text:p>172.6</text:p>
          </table:table-cell>
          <table:table-cell office:value-type="float" office:value="182" calcext:value-type="float">
            <text:p>182</text:p>
          </table:table-cell>
          <table:table-cell table:formula="of:=([.J64]-[.A64])/[.A64]" office:value-type="percentage" office:value="0.0405946255002858" calcext:value-type="percentage">
            <text:p>4.06%</text:p>
          </table:table-cell>
          <table:table-cell table:formula="of:=([.J64]-[.B64])/[.B64]" office:value-type="percentage" office:value="0.0323312535450935" calcext:value-type="percentage">
            <text:p>3.23%</text:p>
          </table:table-cell>
          <table:table-cell table:formula="of:=([.J64]-[.C64])/[.C64]" office:value-type="percentage" office:value="0.0317460317460317" calcext:value-type="percentage">
            <text:p>3.17%</text:p>
          </table:table-cell>
          <table:table-cell table:formula="of:=([.J64]-[.D64])/[.D64]" office:value-type="percentage" office:value="0.0376282782212086" calcext:value-type="percentage">
            <text:p>3.76%</text:p>
          </table:table-cell>
          <table:table-cell table:formula="of:=([.J64]-[.E64])/[.E64]" office:value-type="percentage" office:value="0.0364464692482916" calcext:value-type="percentage">
            <text:p>3.64%</text:p>
          </table:table-cell>
          <table:table-cell table:formula="of:=([.J64]-[.F64])/[.F64]" office:value-type="percentage" office:value="0.0352673492605233" calcext:value-type="percentage">
            <text:p>3.53%</text:p>
          </table:table-cell>
          <table:table-cell table:formula="of:=([.J64]-[.G64])/[.G64]" office:value-type="percentage" office:value="0.041785918717802" calcext:value-type="percentage">
            <text:p>4.18%</text:p>
          </table:table-cell>
          <table:table-cell table:formula="of:=([.J64]-[.H64])/[.H64]" office:value-type="percentage" office:value="0.0405946255002858" calcext:value-type="percentage">
            <text:p>4.06%</text:p>
          </table:table-cell>
          <table:table-cell table:formula="of:=([.J64]-[.I64])/[.I64]" office:value-type="percentage" office:value="0.0544611819235226" calcext:value-type="percentage">
            <text:p>5.45%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88" calcext:value-type="float">
            <text:p>188</text:p>
          </table:table-cell>
          <table:table-cell office:value-type="float" office:value="188.6" calcext:value-type="float">
            <text:p>188.6</text:p>
          </table:table-cell>
          <table:table-cell office:value-type="float" office:value="187.8" calcext:value-type="float">
            <text:p>187.8</text:p>
          </table:table-cell>
          <table:table-cell office:value-type="float" office:value="188.3" calcext:value-type="float">
            <text:p>188.3</text:p>
          </table:table-cell>
          <table:table-cell office:value-type="float" office:value="188.5" calcext:value-type="float">
            <text:p>188.5</text:p>
          </table:table-cell>
          <table:table-cell table:number-columns-repeated="2" office:value-type="float" office:value="187.8" calcext:value-type="float">
            <text:p>187.8</text:p>
          </table:table-cell>
          <table:table-cell office:value-type="float" office:value="186.9" calcext:value-type="float">
            <text:p>186.9</text:p>
          </table:table-cell>
          <table:table-cell office:value-type="float" office:value="195" calcext:value-type="float">
            <text:p>195</text:p>
          </table:table-cell>
          <table:table-cell table:formula="of:=([.J65]-[.A65])/[.A65]" office:value-type="percentage" office:value="0.0394456289978678" calcext:value-type="percentage">
            <text:p>3.94%</text:p>
          </table:table-cell>
          <table:table-cell table:formula="of:=([.J65]-[.B65])/[.B65]" office:value-type="percentage" office:value="0.0372340425531915" calcext:value-type="percentage">
            <text:p>3.72%</text:p>
          </table:table-cell>
          <table:table-cell table:formula="of:=([.J65]-[.C65])/[.C65]" office:value-type="percentage" office:value="0.0339342523860022" calcext:value-type="percentage">
            <text:p>3.39%</text:p>
          </table:table-cell>
          <table:table-cell table:formula="of:=([.J65]-[.D65])/[.D65]" office:value-type="percentage" office:value="0.0383386581469648" calcext:value-type="percentage">
            <text:p>3.83%</text:p>
          </table:table-cell>
          <table:table-cell table:formula="of:=([.J65]-[.E65])/[.E65]" office:value-type="percentage" office:value="0.0355815188528943" calcext:value-type="percentage">
            <text:p>3.56%</text:p>
          </table:table-cell>
          <table:table-cell table:formula="of:=([.J65]-[.F65])/[.F65]" office:value-type="percentage" office:value="0.0344827586206897" calcext:value-type="percentage">
            <text:p>3.45%</text:p>
          </table:table-cell>
          <table:table-cell table:formula="of:=([.J65]-[.G65])/[.G65]" office:value-type="percentage" office:value="0.0383386581469648" calcext:value-type="percentage">
            <text:p>3.83%</text:p>
          </table:table-cell>
          <table:table-cell table:formula="of:=([.J65]-[.H65])/[.H65]" office:value-type="percentage" office:value="0.0383386581469648" calcext:value-type="percentage">
            <text:p>3.83%</text:p>
          </table:table-cell>
          <table:table-cell table:formula="of:=([.J65]-[.I65])/[.I65]" office:value-type="percentage" office:value="0.043338683788122" calcext:value-type="percentage">
            <text:p>4.33%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67.2" calcext:value-type="float">
            <text:p>167.2</text:p>
          </table:table-cell>
          <table:table-cell table:number-columns-repeated="2" office:value-type="float" office:value="166.8" calcext:value-type="float">
            <text:p>166.8</text:p>
          </table:table-cell>
          <table:table-cell office:value-type="float" office:value="166.4" calcext:value-type="float">
            <text:p>166.4</text:p>
          </table:table-cell>
          <table:table-cell office:value-type="float" office:value="168.4" calcext:value-type="float">
            <text:p>168.4</text:p>
          </table:table-cell>
          <table:table-cell office:value-type="float" office:value="165.6" calcext:value-type="float">
            <text:p>165.6</text:p>
          </table:table-cell>
          <table:table-cell office:value-type="float" office:value="164.6" calcext:value-type="float">
            <text:p>164.6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table:formula="of:=([.J66]-[.A66])/[.A66]" office:value-type="percentage" office:value="0.103117505995204" calcext:value-type="percentage">
            <text:p>10.31%</text:p>
          </table:table-cell>
          <table:table-cell table:formula="of:=([.J66]-[.B66])/[.B66]" office:value-type="percentage" office:value="0.100478468899522" calcext:value-type="percentage">
            <text:p>10.05%</text:p>
          </table:table-cell>
          <table:table-cell table:formula="of:=([.J66]-[.C66])/[.C66]" office:value-type="percentage" office:value="0.103117505995204" calcext:value-type="percentage">
            <text:p>10.31%</text:p>
          </table:table-cell>
          <table:table-cell table:formula="of:=([.J66]-[.D66])/[.D66]" office:value-type="percentage" office:value="0.103117505995204" calcext:value-type="percentage">
            <text:p>10.31%</text:p>
          </table:table-cell>
          <table:table-cell table:formula="of:=([.J66]-[.E66])/[.E66]" office:value-type="percentage" office:value="0.105769230769231" calcext:value-type="percentage">
            <text:p>10.58%</text:p>
          </table:table-cell>
          <table:table-cell table:formula="of:=([.J66]-[.F66])/[.F66]" office:value-type="percentage" office:value="0.0926365795724465" calcext:value-type="percentage">
            <text:p>9.26%</text:p>
          </table:table-cell>
          <table:table-cell table:formula="of:=([.J66]-[.G66])/[.G66]" office:value-type="percentage" office:value="0.111111111111111" calcext:value-type="percentage">
            <text:p>11.11%</text:p>
          </table:table-cell>
          <table:table-cell table:formula="of:=([.J66]-[.H66])/[.H66]" office:value-type="percentage" office:value="0.117861482381531" calcext:value-type="percentage">
            <text:p>11.79%</text:p>
          </table:table-cell>
          <table:table-cell table:formula="of:=([.J66]-[.I66])/[.I66]" office:value-type="percentage" office:value="0.128834355828221" calcext:value-type="percentage">
            <text:p>12.88%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71.6" calcext:value-type="float">
            <text:p>171.6</text:p>
          </table:table-cell>
          <table:table-cell office:value-type="float" office:value="171.4" calcext:value-type="float">
            <text:p>171.4</text:p>
          </table:table-cell>
          <table:table-cell office:value-type="float" office:value="170.4" calcext:value-type="float">
            <text:p>170.4</text:p>
          </table:table-cell>
          <table:table-cell office:value-type="float" office:value="171.6" calcext:value-type="float">
            <text:p>171.6</text:p>
          </table:table-cell>
          <table:table-cell office:value-type="float" office:value="170.5" calcext:value-type="float">
            <text:p>170.5</text:p>
          </table:table-cell>
          <table:table-cell table:number-columns-repeated="2" office:value-type="float" office:value="170.4" calcext:value-type="float">
            <text:p>170.4</text:p>
          </table:table-cell>
          <table:table-cell office:value-type="float" office:value="167.6" calcext:value-type="float">
            <text:p>167.6</text:p>
          </table:table-cell>
          <table:table-cell office:value-type="float" office:value="187" calcext:value-type="float">
            <text:p>187</text:p>
          </table:table-cell>
          <table:table-cell table:formula="of:=([.J67]-[.A67])/[.A67]" office:value-type="percentage" office:value="0.0903790087463557" calcext:value-type="percentage">
            <text:p>9.04%</text:p>
          </table:table-cell>
          <table:table-cell table:formula="of:=([.J67]-[.B67])/[.B67]" office:value-type="percentage" office:value="0.0897435897435898" calcext:value-type="percentage">
            <text:p>8.97%</text:p>
          </table:table-cell>
          <table:table-cell table:formula="of:=([.J67]-[.C67])/[.C67]" office:value-type="percentage" office:value="0.0910151691948658" calcext:value-type="percentage">
            <text:p>9.10%</text:p>
          </table:table-cell>
          <table:table-cell table:formula="of:=([.J67]-[.D67])/[.D67]" office:value-type="percentage" office:value="0.0974178403755868" calcext:value-type="percentage">
            <text:p>9.74%</text:p>
          </table:table-cell>
          <table:table-cell table:formula="of:=([.J67]-[.E67])/[.E67]" office:value-type="percentage" office:value="0.0897435897435898" calcext:value-type="percentage">
            <text:p>8.97%</text:p>
          </table:table-cell>
          <table:table-cell table:formula="of:=([.J67]-[.F67])/[.F67]" office:value-type="percentage" office:value="0.0967741935483871" calcext:value-type="percentage">
            <text:p>9.68%</text:p>
          </table:table-cell>
          <table:table-cell table:formula="of:=([.J67]-[.G67])/[.G67]" office:value-type="percentage" office:value="0.0974178403755868" calcext:value-type="percentage">
            <text:p>9.74%</text:p>
          </table:table-cell>
          <table:table-cell table:formula="of:=([.J67]-[.H67])/[.H67]" office:value-type="percentage" office:value="0.0974178403755868" calcext:value-type="percentage">
            <text:p>9.74%</text:p>
          </table:table-cell>
          <table:table-cell table:formula="of:=([.J67]-[.I67])/[.I67]" office:value-type="percentage" office:value="0.115751789976134" calcext:value-type="percentage">
            <text:p>11.58%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179.7" calcext:value-type="float">
            <text:p>179.7</text:p>
          </table:table-cell>
          <table:table-cell office:value-type="float" office:value="181.7" calcext:value-type="float">
            <text:p>181.7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8" calcext:value-type="float">
            <text:p>180.8</text:p>
          </table:table-cell>
          <table:table-cell office:value-type="float" office:value="180.3" calcext:value-type="float">
            <text:p>180.3</text:p>
          </table:table-cell>
          <table:table-cell office:value-type="float" office:value="179.7" calcext:value-type="float">
            <text:p>179.7</text:p>
          </table:table-cell>
          <table:table-cell office:value-type="float" office:value="181.4" calcext:value-type="float">
            <text:p>181.4</text:p>
          </table:table-cell>
          <table:table-cell office:value-type="float" office:value="178.8" calcext:value-type="float">
            <text:p>178.8</text:p>
          </table:table-cell>
          <table:table-cell office:value-type="float" office:value="189" calcext:value-type="float">
            <text:p>189</text:p>
          </table:table-cell>
          <table:table-cell table:formula="of:=([.J68]-[.A68])/[.A68]" office:value-type="percentage" office:value="0.0505836575875486" calcext:value-type="percentage">
            <text:p>5.06%</text:p>
          </table:table-cell>
          <table:table-cell table:formula="of:=([.J68]-[.B68])/[.B68]" office:value-type="percentage" office:value="0.0517529215358932" calcext:value-type="percentage">
            <text:p>5.18%</text:p>
          </table:table-cell>
          <table:table-cell table:formula="of:=([.J68]-[.C68])/[.C68]" office:value-type="percentage" office:value="0.0401761144744084" calcext:value-type="percentage">
            <text:p>4.02%</text:p>
          </table:table-cell>
          <table:table-cell table:formula="of:=([.J68]-[.D68])/[.D68]" office:value-type="percentage" office:value="0.0470914127423823" calcext:value-type="percentage">
            <text:p>4.71%</text:p>
          </table:table-cell>
          <table:table-cell table:formula="of:=([.J68]-[.E68])/[.E68]" office:value-type="percentage" office:value="0.0453539823008849" calcext:value-type="percentage">
            <text:p>4.54%</text:p>
          </table:table-cell>
          <table:table-cell table:formula="of:=([.J68]-[.F68])/[.F68]" office:value-type="percentage" office:value="0.0482529118136439" calcext:value-type="percentage">
            <text:p>4.83%</text:p>
          </table:table-cell>
          <table:table-cell table:formula="of:=([.J68]-[.G68])/[.G68]" office:value-type="percentage" office:value="0.0517529215358932" calcext:value-type="percentage">
            <text:p>5.18%</text:p>
          </table:table-cell>
          <table:table-cell table:formula="of:=([.J68]-[.H68])/[.H68]" office:value-type="percentage" office:value="0.041896361631753" calcext:value-type="percentage">
            <text:p>4.19%</text:p>
          </table:table-cell>
          <table:table-cell table:formula="of:=([.J68]-[.I68])/[.I68]" office:value-type="percentage" office:value="0.0570469798657717" calcext:value-type="percentage">
            <text:p>5.70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.9" calcext:value-type="float">
            <text:p>168.9</text:p>
          </table:table-cell>
          <table:table-cell office:value-type="float" office:value="171.3" calcext:value-type="float">
            <text:p>171.3</text:p>
          </table:table-cell>
          <table:table-cell office:value-type="float" office:value="169.5" calcext:value-type="float">
            <text:p>169.5</text:p>
          </table:table-cell>
          <table:table-cell office:value-type="float" office:value="170.3" calcext:value-type="float">
            <text:p>170.3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5" calcext:value-type="float">
            <text:p>169.5</text:p>
          </table:table-cell>
          <table:table-cell office:value-type="float" office:value="167.9" calcext:value-type="float">
            <text:p>167.9</text:p>
          </table:table-cell>
          <table:table-cell office:value-type="float" office:value="164.7" calcext:value-type="float">
            <text:p>164.7</text:p>
          </table:table-cell>
          <table:table-cell office:value-type="float" office:value="187" calcext:value-type="float">
            <text:p>187</text:p>
          </table:table-cell>
          <table:table-cell table:formula="of:=([.J69]-[.A69])/[.A69]" office:value-type="percentage" office:value="0.106508875739645" calcext:value-type="percentage">
            <text:p>10.65%</text:p>
          </table:table-cell>
          <table:table-cell table:formula="of:=([.J69]-[.B69])/[.B69]" office:value-type="percentage" office:value="0.107164002368265" calcext:value-type="percentage">
            <text:p>10.72%</text:p>
          </table:table-cell>
          <table:table-cell table:formula="of:=([.J69]-[.C69])/[.C69]" office:value-type="percentage" office:value="0.091652072387624" calcext:value-type="percentage">
            <text:p>9.17%</text:p>
          </table:table-cell>
          <table:table-cell table:formula="of:=([.J69]-[.D69])/[.D69]" office:value-type="percentage" office:value="0.103244837758112" calcext:value-type="percentage">
            <text:p>10.32%</text:p>
          </table:table-cell>
          <table:table-cell table:formula="of:=([.J69]-[.E69])/[.E69]" office:value-type="percentage" office:value="0.098062243100411" calcext:value-type="percentage">
            <text:p>9.81%</text:p>
          </table:table-cell>
          <table:table-cell table:formula="of:=([.J69]-[.F69])/[.F69]" office:value-type="percentage" office:value="0.0993533215755438" calcext:value-type="percentage">
            <text:p>9.94%</text:p>
          </table:table-cell>
          <table:table-cell table:formula="of:=([.J69]-[.G69])/[.G69]" office:value-type="percentage" office:value="0.103244837758112" calcext:value-type="percentage">
            <text:p>10.32%</text:p>
          </table:table-cell>
          <table:table-cell table:formula="of:=([.J69]-[.H69])/[.H69]" office:value-type="percentage" office:value="0.113758189398451" calcext:value-type="percentage">
            <text:p>11.38%</text:p>
          </table:table-cell>
          <table:table-cell table:formula="of:=([.J69]-[.I69])/[.I69]" office:value-type="percentage" office:value="0.135397692774742" calcext:value-type="percentage">
            <text:p>13.54%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176.7" calcext:value-type="float">
            <text:p>176.7</text:p>
          </table:table-cell>
          <table:table-cell office:value-type="float" office:value="176.6" calcext:value-type="float">
            <text:p>176.6</text:p>
          </table:table-cell>
          <table:table-cell office:value-type="float" office:value="177.4" calcext:value-type="float">
            <text:p>177.4</text:p>
          </table:table-cell>
          <table:table-cell office:value-type="float" office:value="177.9" calcext:value-type="float">
            <text:p>177.9</text:p>
          </table:table-cell>
          <table:table-cell office:value-type="float" office:value="176.3" calcext:value-type="float">
            <text:p>176.3</text:p>
          </table:table-cell>
          <table:table-cell office:value-type="float" office:value="177.3" calcext:value-type="float">
            <text:p>177.3</text:p>
          </table:table-cell>
          <table:table-cell office:value-type="float" office:value="175.7" calcext:value-type="float">
            <text:p>175.7</text:p>
          </table:table-cell>
          <table:table-cell office:value-type="float" office:value="174.4" calcext:value-type="float">
            <text:p>174.4</text:p>
          </table:table-cell>
          <table:table-cell office:value-type="float" office:value="185" calcext:value-type="float">
            <text:p>185</text:p>
          </table:table-cell>
          <table:table-cell table:formula="of:=([.J70]-[.A70])/[.A70]" office:value-type="percentage" office:value="0.0446075663466968" calcext:value-type="percentage">
            <text:p>4.46%</text:p>
          </table:table-cell>
          <table:table-cell table:formula="of:=([.J70]-[.B70])/[.B70]" office:value-type="percentage" office:value="0.0469722693831353" calcext:value-type="percentage">
            <text:p>4.70%</text:p>
          </table:table-cell>
          <table:table-cell table:formula="of:=([.J70]-[.C70])/[.C70]" office:value-type="percentage" office:value="0.0475651189127973" calcext:value-type="percentage">
            <text:p>4.76%</text:p>
          </table:table-cell>
          <table:table-cell table:formula="of:=([.J70]-[.D70])/[.D70]" office:value-type="percentage" office:value="0.0428410372040586" calcext:value-type="percentage">
            <text:p>4.28%</text:p>
          </table:table-cell>
          <table:table-cell table:formula="of:=([.J70]-[.E70])/[.E70]" office:value-type="percentage" office:value="0.0399100618324901" calcext:value-type="percentage">
            <text:p>3.99%</text:p>
          </table:table-cell>
          <table:table-cell table:formula="of:=([.J70]-[.F70])/[.F70]" office:value-type="percentage" office:value="0.0493477027793533" calcext:value-type="percentage">
            <text:p>4.93%</text:p>
          </table:table-cell>
          <table:table-cell table:formula="of:=([.J70]-[.G70])/[.G70]" office:value-type="percentage" office:value="0.0434292160180484" calcext:value-type="percentage">
            <text:p>4.34%</text:p>
          </table:table-cell>
          <table:table-cell table:formula="of:=([.J70]-[.H70])/[.H70]" office:value-type="percentage" office:value="0.0529311326124076" calcext:value-type="percentage">
            <text:p>5.29%</text:p>
          </table:table-cell>
          <table:table-cell table:formula="of:=([.J70]-[.I70])/[.I70]" office:value-type="percentage" office:value="0.0607798165137614" calcext:value-type="percentage">
            <text:p>6.08%</text:p>
          </table:table-cell>
        </table:table-row>
        <table:table-row table:style-name="ro1">
          <table:table-cell table:number-columns-repeated="2" office:value-type="float" office:value="183.5" calcext:value-type="float">
            <text:p>183.5</text:p>
          </table:table-cell>
          <table:table-cell office:value-type="float" office:value="182.8" calcext:value-type="float">
            <text:p>182.8</text:p>
          </table:table-cell>
          <table:table-cell office:value-type="float" office:value="183.7" calcext:value-type="float">
            <text:p>183.7</text:p>
          </table:table-cell>
          <table:table-cell office:value-type="float" office:value="184.2" calcext:value-type="float">
            <text:p>184.2</text:p>
          </table:table-cell>
          <table:table-cell office:value-type="float" office:value="183.8" calcext:value-type="float">
            <text:p>183.8</text:p>
          </table:table-cell>
          <table:table-cell office:value-type="float" office:value="184.4" calcext:value-type="float">
            <text:p>184.4</text:p>
          </table:table-cell>
          <table:table-cell office:value-type="float" office:value="182.9" calcext:value-type="float">
            <text:p>182.9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table:formula="of:=([.J71]-[.A71])/[.A71]" office:value-type="percentage" office:value="0.0408719346049046" calcext:value-type="percentage">
            <text:p>4.09%</text:p>
          </table:table-cell>
          <table:table-cell table:formula="of:=([.J71]-[.B71])/[.B71]" office:value-type="percentage" office:value="0.0408719346049046" calcext:value-type="percentage">
            <text:p>4.09%</text:p>
          </table:table-cell>
          <table:table-cell table:formula="of:=([.J71]-[.C71])/[.C71]" office:value-type="percentage" office:value="0.0448577680525164" calcext:value-type="percentage">
            <text:p>4.49%</text:p>
          </table:table-cell>
          <table:table-cell table:formula="of:=([.J71]-[.D71])/[.D71]" office:value-type="percentage" office:value="0.0397387044093632" calcext:value-type="percentage">
            <text:p>3.97%</text:p>
          </table:table-cell>
          <table:table-cell table:formula="of:=([.J71]-[.E71])/[.E71]" office:value-type="percentage" office:value="0.0369163952225842" calcext:value-type="percentage">
            <text:p>3.69%</text:p>
          </table:table-cell>
          <table:table-cell table:formula="of:=([.J71]-[.F71])/[.F71]" office:value-type="percentage" office:value="0.0391730141458106" calcext:value-type="percentage">
            <text:p>3.92%</text:p>
          </table:table-cell>
          <table:table-cell table:formula="of:=([.J71]-[.G71])/[.G71]" office:value-type="percentage" office:value="0.0357917570498915" calcext:value-type="percentage">
            <text:p>3.58%</text:p>
          </table:table-cell>
          <table:table-cell table:formula="of:=([.J71]-[.H71])/[.H71]" office:value-type="percentage" office:value="0.0442864953526517" calcext:value-type="percentage">
            <text:p>4.43%</text:p>
          </table:table-cell>
          <table:table-cell table:formula="of:=([.J71]-[.I71])/[.I71]" office:value-type="percentage" office:value="0.0494505494505494" calcext:value-type="percentage">
            <text:p>4.95%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89.5" calcext:value-type="float">
            <text:p>189.5</text:p>
          </table:table-cell>
          <table:table-cell office:value-type="float" office:value="189.8" calcext:value-type="float">
            <text:p>189.8</text:p>
          </table:table-cell>
          <table:table-cell office:value-type="float" office:value="189.4" calcext:value-type="float">
            <text:p>189.4</text:p>
          </table:table-cell>
          <table:table-cell office:value-type="float" office:value="189.2" calcext:value-type="float">
            <text:p>189.2</text:p>
          </table:table-cell>
          <table:table-cell office:value-type="float" office:value="189.9" calcext:value-type="float">
            <text:p>189.9</text:p>
          </table:table-cell>
          <table:table-cell office:value-type="float" office:value="189.4" calcext:value-type="float">
            <text:p>189.4</text:p>
          </table:table-cell>
          <table:table-cell office:value-type="float" office:value="187.8" calcext:value-type="float">
            <text:p>187.8</text:p>
          </table:table-cell>
          <table:table-cell office:value-type="float" office:value="186.2" calcext:value-type="float">
            <text:p>186.2</text:p>
          </table:table-cell>
          <table:table-cell office:value-type="float" office:value="200" calcext:value-type="float">
            <text:p>200</text:p>
          </table:table-cell>
          <table:table-cell table:formula="of:=([.J72]-[.A72])/[.A72]" office:value-type="percentage" office:value="0.0660980810234542" calcext:value-type="percentage">
            <text:p>6.61%</text:p>
          </table:table-cell>
          <table:table-cell table:formula="of:=([.J72]-[.B72])/[.B72]" office:value-type="percentage" office:value="0.0554089709762533" calcext:value-type="percentage">
            <text:p>5.54%</text:p>
          </table:table-cell>
          <table:table-cell table:formula="of:=([.J72]-[.C72])/[.C72]" office:value-type="percentage" office:value="0.053740779768177" calcext:value-type="percentage">
            <text:p>5.37%</text:p>
          </table:table-cell>
          <table:table-cell table:formula="of:=([.J72]-[.D72])/[.D72]" office:value-type="percentage" office:value="0.0559662090813094" calcext:value-type="percentage">
            <text:p>5.60%</text:p>
          </table:table-cell>
          <table:table-cell table:formula="of:=([.J72]-[.E72])/[.E72]" office:value-type="percentage" office:value="0.0570824524312897" calcext:value-type="percentage">
            <text:p>5.71%</text:p>
          </table:table-cell>
          <table:table-cell table:formula="of:=([.J72]-[.F72])/[.F72]" office:value-type="percentage" office:value="0.05318588730911" calcext:value-type="percentage">
            <text:p>5.32%</text:p>
          </table:table-cell>
          <table:table-cell table:formula="of:=([.J72]-[.G72])/[.G72]" office:value-type="percentage" office:value="0.0559662090813094" calcext:value-type="percentage">
            <text:p>5.60%</text:p>
          </table:table-cell>
          <table:table-cell table:formula="of:=([.J72]-[.H72])/[.H72]" office:value-type="percentage" office:value="0.0649627263045793" calcext:value-type="percentage">
            <text:p>6.50%</text:p>
          </table:table-cell>
          <table:table-cell table:formula="of:=([.J72]-[.I72])/[.I72]" office:value-type="percentage" office:value="0.0741138560687434" calcext:value-type="percentage">
            <text:p>7.41%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184.9" calcext:value-type="float">
            <text:p>184.9</text:p>
          </table:table-cell>
          <table:table-cell table:number-columns-repeated="2" office:value-type="float" office:value="184.5" calcext:value-type="float">
            <text:p>184.5</text:p>
          </table:table-cell>
          <table:table-cell office:value-type="float" office:value="185.1" calcext:value-type="float">
            <text:p>185.1</text:p>
          </table:table-cell>
          <table:table-cell office:value-type="float" office:value="184.7" calcext:value-type="float">
            <text:p>184.7</text:p>
          </table:table-cell>
          <table:table-cell office:value-type="float" office:value="186" calcext:value-type="float">
            <text:p>186</text:p>
          </table:table-cell>
          <table:table-cell office:value-type="float" office:value="183.8" calcext:value-type="float">
            <text:p>183.8</text:p>
          </table:table-cell>
          <table:table-cell office:value-type="float" office:value="182.4" calcext:value-type="float">
            <text:p>182.4</text:p>
          </table:table-cell>
          <table:table-cell office:value-type="float" office:value="194" calcext:value-type="float">
            <text:p>194</text:p>
          </table:table-cell>
          <table:table-cell table:formula="of:=([.J73]-[.A73])/[.A73]" office:value-type="percentage" office:value="0.0560696788241699" calcext:value-type="percentage">
            <text:p>5.61%</text:p>
          </table:table-cell>
          <table:table-cell table:formula="of:=([.J73]-[.B73])/[.B73]" office:value-type="percentage" office:value="0.049215792320173" calcext:value-type="percentage">
            <text:p>4.92%</text:p>
          </table:table-cell>
          <table:table-cell table:formula="of:=([.J73]-[.C73])/[.C73]" office:value-type="percentage" office:value="0.0514905149051491" calcext:value-type="percentage">
            <text:p>5.15%</text:p>
          </table:table-cell>
          <table:table-cell table:formula="of:=([.J73]-[.D73])/[.D73]" office:value-type="percentage" office:value="0.0514905149051491" calcext:value-type="percentage">
            <text:p>5.15%</text:p>
          </table:table-cell>
          <table:table-cell table:formula="of:=([.J73]-[.E73])/[.E73]" office:value-type="percentage" office:value="0.0480821177741762" calcext:value-type="percentage">
            <text:p>4.81%</text:p>
          </table:table-cell>
          <table:table-cell table:formula="of:=([.J73]-[.F73])/[.F73]" office:value-type="percentage" office:value="0.0503519220357337" calcext:value-type="percentage">
            <text:p>5.04%</text:p>
          </table:table-cell>
          <table:table-cell table:formula="of:=([.J73]-[.G73])/[.G73]" office:value-type="percentage" office:value="0.0430107526881721" calcext:value-type="percentage">
            <text:p>4.30%</text:p>
          </table:table-cell>
          <table:table-cell table:formula="of:=([.J73]-[.H73])/[.H73]" office:value-type="percentage" office:value="0.0554951033732317" calcext:value-type="percentage">
            <text:p>5.55%</text:p>
          </table:table-cell>
          <table:table-cell table:formula="of:=([.J73]-[.I73])/[.I73]" office:value-type="percentage" office:value="0.0635964912280701" calcext:value-type="percentage">
            <text:p>6.36%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195.4" calcext:value-type="float">
            <text:p>195.4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1" calcext:value-type="float">
            <text:p>195.1</text:p>
          </table:table-cell>
          <table:table-cell table:number-columns-repeated="2" office:value-type="float" office:value="195.3" calcext:value-type="float">
            <text:p>195.3</text:p>
          </table:table-cell>
          <table:table-cell office:value-type="float" office:value="196.2" calcext:value-type="float">
            <text:p>196.2</text:p>
          </table:table-cell>
          <table:table-cell office:value-type="float" office:value="194.9" calcext:value-type="float">
            <text:p>194.9</text:p>
          </table:table-cell>
          <table:table-cell office:value-type="float" office:value="193.6" calcext:value-type="float">
            <text:p>193.6</text:p>
          </table:table-cell>
          <table:table-cell office:value-type="float" office:value="203" calcext:value-type="float">
            <text:p>203</text:p>
          </table:table-cell>
          <table:table-cell table:formula="of:=([.J74]-[.A74])/[.A74]" office:value-type="percentage" office:value="0.0383631713554987" calcext:value-type="percentage">
            <text:p>3.84%</text:p>
          </table:table-cell>
          <table:table-cell table:formula="of:=([.J74]-[.B74])/[.B74]" office:value-type="percentage" office:value="0.0388945752302968" calcext:value-type="percentage">
            <text:p>3.89%</text:p>
          </table:table-cell>
          <table:table-cell table:formula="of:=([.J74]-[.C74])/[.C74]" office:value-type="percentage" office:value="0.0399590163934427" calcext:value-type="percentage">
            <text:p>4.00%</text:p>
          </table:table-cell>
          <table:table-cell table:formula="of:=([.J74]-[.D74])/[.D74]" office:value-type="percentage" office:value="0.0404920553562276" calcext:value-type="percentage">
            <text:p>4.05%</text:p>
          </table:table-cell>
          <table:table-cell table:formula="of:=([.J74]-[.E74])/[.E74]" office:value-type="percentage" office:value="0.039426523297491" calcext:value-type="percentage">
            <text:p>3.94%</text:p>
          </table:table-cell>
          <table:table-cell table:formula="of:=([.J74]-[.F74])/[.F74]" office:value-type="percentage" office:value="0.039426523297491" calcext:value-type="percentage">
            <text:p>3.94%</text:p>
          </table:table-cell>
          <table:table-cell table:formula="of:=([.J74]-[.G74])/[.G74]" office:value-type="percentage" office:value="0.034658511722732" calcext:value-type="percentage">
            <text:p>3.47%</text:p>
          </table:table-cell>
          <table:table-cell table:formula="of:=([.J74]-[.H74])/[.H74]" office:value-type="percentage" office:value="0.0415597742432016" calcext:value-type="percentage">
            <text:p>4.16%</text:p>
          </table:table-cell>
          <table:table-cell table:formula="of:=([.J74]-[.I74])/[.I74]" office:value-type="percentage" office:value="0.0485537190082645" calcext:value-type="percentage">
            <text:p>4.86%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191" calcext:value-type="float">
            <text:p>191</text:p>
          </table:table-cell>
          <table:table-cell office:value-type="float" office:value="190.6" calcext:value-type="float">
            <text:p>190.6</text:p>
          </table:table-cell>
          <table:table-cell office:value-type="float" office:value="189.8" calcext:value-type="float">
            <text:p>189.8</text:p>
          </table:table-cell>
          <table:table-cell office:value-type="float" office:value="190.7" calcext:value-type="float">
            <text:p>190.7</text:p>
          </table:table-cell>
          <table:table-cell office:value-type="float" office:value="191.2" calcext:value-type="float">
            <text:p>191.2</text:p>
          </table:table-cell>
          <table:table-cell office:value-type="float" office:value="191" calcext:value-type="float">
            <text:p>191</text:p>
          </table:table-cell>
          <table:table-cell office:value-type="float" office:value="190.8" calcext:value-type="float">
            <text:p>190.8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table:formula="of:=([.J75]-[.A75])/[.A75]" office:value-type="percentage" office:value="0.0731194108364019" calcext:value-type="percentage">
            <text:p>7.31%</text:p>
          </table:table-cell>
          <table:table-cell table:formula="of:=([.J75]-[.B75])/[.B75]" office:value-type="percentage" office:value="0.0680628272251309" calcext:value-type="percentage">
            <text:p>6.81%</text:p>
          </table:table-cell>
          <table:table-cell table:formula="of:=([.J75]-[.C75])/[.C75]" office:value-type="percentage" office:value="0.0703043022035677" calcext:value-type="percentage">
            <text:p>7.03%</text:p>
          </table:table-cell>
          <table:table-cell table:formula="of:=([.J75]-[.D75])/[.D75]" office:value-type="percentage" office:value="0.0748155953635405" calcext:value-type="percentage">
            <text:p>7.48%</text:p>
          </table:table-cell>
          <table:table-cell table:formula="of:=([.J75]-[.E75])/[.E75]" office:value-type="percentage" office:value="0.0697430519140011" calcext:value-type="percentage">
            <text:p>6.97%</text:p>
          </table:table-cell>
          <table:table-cell table:formula="of:=([.J75]-[.F75])/[.F75]" office:value-type="percentage" office:value="0.0669456066945607" calcext:value-type="percentage">
            <text:p>6.69%</text:p>
          </table:table-cell>
          <table:table-cell table:formula="of:=([.J75]-[.G75])/[.G75]" office:value-type="percentage" office:value="0.0680628272251309" calcext:value-type="percentage">
            <text:p>6.81%</text:p>
          </table:table-cell>
          <table:table-cell table:formula="of:=([.J75]-[.H75])/[.H75]" office:value-type="percentage" office:value="0.0691823899371069" calcext:value-type="percentage">
            <text:p>6.92%</text:p>
          </table:table-cell>
          <table:table-cell table:formula="of:=([.J75]-[.I75])/[.I75]" office:value-type="percentage" office:value="0.0793650793650794" calcext:value-type="percentage">
            <text:p>7.94%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85.9" calcext:value-type="float">
            <text:p>185.9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9" calcext:value-type="float">
            <text:p>186.9</text:p>
          </table:table-cell>
          <table:table-cell office:value-type="float" office:value="186.6" calcext:value-type="float">
            <text:p>186.6</text:p>
          </table:table-cell>
          <table:table-cell office:value-type="float" office:value="186.2" calcext:value-type="float">
            <text:p>186.2</text:p>
          </table:table-cell>
          <table:table-cell office:value-type="float" office:value="186.3" calcext:value-type="float">
            <text:p>186.3</text:p>
          </table:table-cell>
          <table:table-cell office:value-type="float" office:value="186.1" calcext:value-type="float">
            <text:p>186.1</text:p>
          </table:table-cell>
          <table:table-cell office:value-type="float" office:value="185.7" calcext:value-type="float">
            <text:p>185.7</text:p>
          </table:table-cell>
          <table:table-cell office:value-type="float" office:value="199" calcext:value-type="float">
            <text:p>199</text:p>
          </table:table-cell>
          <table:table-cell table:formula="of:=([.J76]-[.A76])/[.A76]" office:value-type="percentage" office:value="0.0675965665236051" calcext:value-type="percentage">
            <text:p>6.76%</text:p>
          </table:table-cell>
          <table:table-cell table:formula="of:=([.J76]-[.B76])/[.B76]" office:value-type="percentage" office:value="0.0704679935449166" calcext:value-type="percentage">
            <text:p>7.05%</text:p>
          </table:table-cell>
          <table:table-cell table:formula="of:=([.J76]-[.C76])/[.C76]" office:value-type="percentage" office:value="0.0675965665236051" calcext:value-type="percentage">
            <text:p>6.76%</text:p>
          </table:table-cell>
          <table:table-cell table:formula="of:=([.J76]-[.D76])/[.D76]" office:value-type="percentage" office:value="0.0647405029427501" calcext:value-type="percentage">
            <text:p>6.47%</text:p>
          </table:table-cell>
          <table:table-cell table:formula="of:=([.J76]-[.E76])/[.E76]" office:value-type="percentage" office:value="0.0664523043944266" calcext:value-type="percentage">
            <text:p>6.65%</text:p>
          </table:table-cell>
          <table:table-cell table:formula="of:=([.J76]-[.F76])/[.F76]" office:value-type="percentage" office:value="0.0687432867883996" calcext:value-type="percentage">
            <text:p>6.87%</text:p>
          </table:table-cell>
          <table:table-cell table:formula="of:=([.J76]-[.G76])/[.G76]" office:value-type="percentage" office:value="0.0681696188942565" calcext:value-type="percentage">
            <text:p>6.82%</text:p>
          </table:table-cell>
          <table:table-cell table:formula="of:=([.J76]-[.H76])/[.H76]" office:value-type="percentage" office:value="0.0693175711982805" calcext:value-type="percentage">
            <text:p>6.93%</text:p>
          </table:table-cell>
          <table:table-cell table:formula="of:=([.J76]-[.I76])/[.I76]" office:value-type="percentage" office:value="0.0716208939149166" calcext:value-type="percentage">
            <text:p>7.16%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178.5" calcext:value-type="float">
            <text:p>178.5</text:p>
          </table:table-cell>
          <table:table-cell office:value-type="float" office:value="178.1" calcext:value-type="float">
            <text:p>178.1</text:p>
          </table:table-cell>
          <table:table-cell office:value-type="float" office:value="178.5" calcext:value-type="float">
            <text:p>178.5</text:p>
          </table:table-cell>
          <table:table-cell office:value-type="float" office:value="179.3" calcext:value-type="float">
            <text:p>179.3</text:p>
          </table:table-cell>
          <table:table-cell office:value-type="float" office:value="178" calcext:value-type="float">
            <text:p>178</text:p>
          </table:table-cell>
          <table:table-cell office:value-type="float" office:value="178.8" calcext:value-type="float">
            <text:p>178.8</text:p>
          </table:table-cell>
          <table:table-cell office:value-type="float" office:value="177.4" calcext:value-type="float">
            <text:p>177.4</text:p>
          </table:table-cell>
          <table:table-cell office:value-type="float" office:value="174.5" calcext:value-type="float">
            <text:p>174.5</text:p>
          </table:table-cell>
          <table:table-cell office:value-type="float" office:value="196" calcext:value-type="float">
            <text:p>196</text:p>
          </table:table-cell>
          <table:table-cell table:formula="of:=([.J77]-[.A77])/[.A77]" office:value-type="percentage" office:value="0.0834715312327252" calcext:value-type="percentage">
            <text:p>8.35%</text:p>
          </table:table-cell>
          <table:table-cell table:formula="of:=([.J77]-[.B77])/[.B77]" office:value-type="percentage" office:value="0.0980392156862745" calcext:value-type="percentage">
            <text:p>9.80%</text:p>
          </table:table-cell>
          <table:table-cell table:formula="of:=([.J77]-[.C77])/[.C77]" office:value-type="percentage" office:value="0.100505334081976" calcext:value-type="percentage">
            <text:p>10.05%</text:p>
          </table:table-cell>
          <table:table-cell table:formula="of:=([.J77]-[.D77])/[.D77]" office:value-type="percentage" office:value="0.0980392156862745" calcext:value-type="percentage">
            <text:p>9.80%</text:p>
          </table:table-cell>
          <table:table-cell table:formula="of:=([.J77]-[.E77])/[.E77]" office:value-type="percentage" office:value="0.0931399888455102" calcext:value-type="percentage">
            <text:p>9.31%</text:p>
          </table:table-cell>
          <table:table-cell table:formula="of:=([.J77]-[.F77])/[.F77]" office:value-type="percentage" office:value="0.101123595505618" calcext:value-type="percentage">
            <text:p>10.11%</text:p>
          </table:table-cell>
          <table:table-cell table:formula="of:=([.J77]-[.G77])/[.G77]" office:value-type="percentage" office:value="0.0961968680089485" calcext:value-type="percentage">
            <text:p>9.62%</text:p>
          </table:table-cell>
          <table:table-cell table:formula="of:=([.J77]-[.H77])/[.H77]" office:value-type="percentage" office:value="0.104847801578354" calcext:value-type="percentage">
            <text:p>10.48%</text:p>
          </table:table-cell>
          <table:table-cell table:formula="of:=([.J77]-[.I77])/[.I77]" office:value-type="percentage" office:value="0.123209169054441" calcext:value-type="percentage">
            <text:p>12.32%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201.2" calcext:value-type="float">
            <text:p>201.2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4" calcext:value-type="float">
            <text:p>201.4</text:p>
          </table:table-cell>
          <table:table-cell office:value-type="float" office:value="201.5" calcext:value-type="float">
            <text:p>201.5</text:p>
          </table:table-cell>
          <table:table-cell office:value-type="float" office:value="201.8" calcext:value-type="float">
            <text:p>201.8</text:p>
          </table:table-cell>
          <table:table-cell office:value-type="float" office:value="202" calcext:value-type="float">
            <text:p>202</text:p>
          </table:table-cell>
          <table:table-cell office:value-type="float" office:value="201.5" calcext:value-type="float">
            <text:p>201.5</text:p>
          </table:table-cell>
          <table:table-cell office:value-type="float" office:value="200.3" calcext:value-type="float">
            <text:p>200.3</text:p>
          </table:table-cell>
          <table:table-cell office:value-type="float" office:value="215" calcext:value-type="float">
            <text:p>215</text:p>
          </table:table-cell>
          <table:table-cell table:formula="of:=([.J78]-[.A78])/[.A78]" office:value-type="percentage" office:value="0.066468253968254" calcext:value-type="percentage">
            <text:p>6.65%</text:p>
          </table:table-cell>
          <table:table-cell table:formula="of:=([.J78]-[.B78])/[.B78]" office:value-type="percentage" office:value="0.0685884691848907" calcext:value-type="percentage">
            <text:p>6.86%</text:p>
          </table:table-cell>
          <table:table-cell table:formula="of:=([.J78]-[.C78])/[.C78]" office:value-type="percentage" office:value="0.0691198408751865" calcext:value-type="percentage">
            <text:p>6.91%</text:p>
          </table:table-cell>
          <table:table-cell table:formula="of:=([.J78]-[.D78])/[.D78]" office:value-type="percentage" office:value="0.067527308838133" calcext:value-type="percentage">
            <text:p>6.75%</text:p>
          </table:table-cell>
          <table:table-cell table:formula="of:=([.J78]-[.E78])/[.E78]" office:value-type="percentage" office:value="0.0669975186104218" calcext:value-type="percentage">
            <text:p>6.70%</text:p>
          </table:table-cell>
          <table:table-cell table:formula="of:=([.J78]-[.F78])/[.F78]" office:value-type="percentage" office:value="0.0654112983151635" calcext:value-type="percentage">
            <text:p>6.54%</text:p>
          </table:table-cell>
          <table:table-cell table:formula="of:=([.J78]-[.G78])/[.G78]" office:value-type="percentage" office:value="0.0643564356435644" calcext:value-type="percentage">
            <text:p>6.44%</text:p>
          </table:table-cell>
          <table:table-cell table:formula="of:=([.J78]-[.H78])/[.H78]" office:value-type="percentage" office:value="0.0669975186104218" calcext:value-type="percentage">
            <text:p>6.70%</text:p>
          </table:table-cell>
          <table:table-cell table:formula="of:=([.J78]-[.I78])/[.I78]" office:value-type="percentage" office:value="0.073389915127309" calcext:value-type="percentage">
            <text:p>7.34%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195.9" calcext:value-type="float">
            <text:p>195.9</text:p>
          </table:table-cell>
          <table:table-cell office:value-type="float" office:value="195.6" calcext:value-type="float">
            <text:p>195.6</text:p>
          </table:table-cell>
          <table:table-cell office:value-type="float" office:value="196.3" calcext:value-type="float">
            <text:p>196.3</text:p>
          </table:table-cell>
          <table:table-cell office:value-type="float" office:value="197.9" calcext:value-type="float">
            <text:p>197.9</text:p>
          </table:table-cell>
          <table:table-cell office:value-type="float" office:value="197" calcext:value-type="float">
            <text:p>197</text:p>
          </table:table-cell>
          <table:table-cell office:value-type="float" office:value="196.7" calcext:value-type="float">
            <text:p>196.7</text:p>
          </table:table-cell>
          <table:table-cell office:value-type="float" office:value="195.2" calcext:value-type="float">
            <text:p>195.2</text:p>
          </table:table-cell>
          <table:table-cell office:value-type="float" office:value="193.6" calcext:value-type="float">
            <text:p>193.6</text:p>
          </table:table-cell>
          <table:table-cell office:value-type="float" office:value="211" calcext:value-type="float">
            <text:p>211</text:p>
          </table:table-cell>
          <table:table-cell table:formula="of:=([.J79]-[.A79])/[.A79]" office:value-type="percentage" office:value="0.0803891449052739" calcext:value-type="percentage">
            <text:p>8.04%</text:p>
          </table:table-cell>
          <table:table-cell table:formula="of:=([.J79]-[.B79])/[.B79]" office:value-type="percentage" office:value="0.0770801429300663" calcext:value-type="percentage">
            <text:p>7.71%</text:p>
          </table:table-cell>
          <table:table-cell table:formula="of:=([.J79]-[.C79])/[.C79]" office:value-type="percentage" office:value="0.0787321063394683" calcext:value-type="percentage">
            <text:p>7.87%</text:p>
          </table:table-cell>
          <table:table-cell table:formula="of:=([.J79]-[.D79])/[.D79]" office:value-type="percentage" office:value="0.0748853795211411" calcext:value-type="percentage">
            <text:p>7.49%</text:p>
          </table:table-cell>
          <table:table-cell table:formula="of:=([.J79]-[.E79])/[.E79]" office:value-type="percentage" office:value="0.0661950480040424" calcext:value-type="percentage">
            <text:p>6.62%</text:p>
          </table:table-cell>
          <table:table-cell table:formula="of:=([.J79]-[.F79])/[.F79]" office:value-type="percentage" office:value="0.0710659898477157" calcext:value-type="percentage">
            <text:p>7.11%</text:p>
          </table:table-cell>
          <table:table-cell table:formula="of:=([.J79]-[.G79])/[.G79]" office:value-type="percentage" office:value="0.0726995424504322" calcext:value-type="percentage">
            <text:p>7.27%</text:p>
          </table:table-cell>
          <table:table-cell table:formula="of:=([.J79]-[.H79])/[.H79]" office:value-type="percentage" office:value="0.0809426229508197" calcext:value-type="percentage">
            <text:p>8.09%</text:p>
          </table:table-cell>
          <table:table-cell table:formula="of:=([.J79]-[.I79])/[.I79]" office:value-type="percentage" office:value="0.0898760330578513" calcext:value-type="percentage">
            <text:p>8.99%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6" calcext:value-type="float">
            <text:p>209.6</text:p>
          </table:table-cell>
          <table:table-cell office:value-type="float" office:value="208.7" calcext:value-type="float">
            <text:p>208.7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2" calcext:value-type="float">
            <text:p>209.2</text:p>
          </table:table-cell>
          <table:table-cell office:value-type="float" office:value="209.1" calcext:value-type="float">
            <text:p>209.1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7" calcext:value-type="float">
            <text:p>207.7</text:p>
          </table:table-cell>
          <table:table-cell office:value-type="float" office:value="220" calcext:value-type="float">
            <text:p>220</text:p>
          </table:table-cell>
          <table:table-cell table:formula="of:=([.J80]-[.A80])/[.A80]" office:value-type="percentage" office:value="0.0597302504816956" calcext:value-type="percentage">
            <text:p>5.97%</text:p>
          </table:table-cell>
          <table:table-cell table:formula="of:=([.J80]-[.B80])/[.B80]" office:value-type="percentage" office:value="0.0531354715174724" calcext:value-type="percentage">
            <text:p>5.31%</text:p>
          </table:table-cell>
          <table:table-cell table:formula="of:=([.J80]-[.C80])/[.C80]" office:value-type="percentage" office:value="0.0496183206106871" calcext:value-type="percentage">
            <text:p>4.96%</text:p>
          </table:table-cell>
          <table:table-cell table:formula="of:=([.J80]-[.D80])/[.D80]" office:value-type="percentage" office:value="0.0541447053186393" calcext:value-type="percentage">
            <text:p>5.41%</text:p>
          </table:table-cell>
          <table:table-cell table:formula="of:=([.J80]-[.E80])/[.E80]" office:value-type="percentage" office:value="0.0531354715174724" calcext:value-type="percentage">
            <text:p>5.31%</text:p>
          </table:table-cell>
          <table:table-cell table:formula="of:=([.J80]-[.F80])/[.F80]" office:value-type="percentage" office:value="0.0516252390057362" calcext:value-type="percentage">
            <text:p>5.16%</text:p>
          </table:table-cell>
          <table:table-cell table:formula="of:=([.J80]-[.G80])/[.G80]" office:value-type="percentage" office:value="0.052128168340507" calcext:value-type="percentage">
            <text:p>5.21%</text:p>
          </table:table-cell>
          <table:table-cell table:formula="of:=([.J80]-[.H80])/[.H80]" office:value-type="percentage" office:value="0.0582010582010582" calcext:value-type="percentage">
            <text:p>5.82%</text:p>
          </table:table-cell>
          <table:table-cell table:formula="of:=([.J80]-[.I80])/[.I80]" office:value-type="percentage" office:value="0.059220028887819" calcext:value-type="percentage">
            <text:p>5.92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.6" calcext:value-type="float">
            <text:p>204.6</text:p>
          </table:table-cell>
          <table:table-cell office:value-type="float" office:value="204" calcext:value-type="float">
            <text:p>204</text:p>
          </table:table-cell>
          <table:table-cell office:value-type="float" office:value="204.6" calcext:value-type="float">
            <text:p>204.6</text:p>
          </table:table-cell>
          <table:table-cell office:value-type="float" office:value="204.1" calcext:value-type="float">
            <text:p>204.1</text:p>
          </table:table-cell>
          <table:table-cell office:value-type="float" office:value="204.4" calcext:value-type="float">
            <text:p>204.4</text:p>
          </table:table-cell>
          <table:table-cell office:value-type="float" office:value="204.8" calcext:value-type="float">
            <text:p>204.8</text:p>
          </table:table-cell>
          <table:table-cell office:value-type="float" office:value="203.4" calcext:value-type="float">
            <text:p>203.4</text:p>
          </table:table-cell>
          <table:table-cell office:value-type="float" office:value="200.9" calcext:value-type="float">
            <text:p>200.9</text:p>
          </table:table-cell>
          <table:table-cell office:value-type="float" office:value="214" calcext:value-type="float">
            <text:p>214</text:p>
          </table:table-cell>
          <table:table-cell table:formula="of:=([.J81]-[.A81])/[.A81]" office:value-type="percentage" office:value="0.0490196078431373" calcext:value-type="percentage">
            <text:p>4.90%</text:p>
          </table:table-cell>
          <table:table-cell table:formula="of:=([.J81]-[.B81])/[.B81]" office:value-type="percentage" office:value="0.0459433040078202" calcext:value-type="percentage">
            <text:p>4.59%</text:p>
          </table:table-cell>
          <table:table-cell table:formula="of:=([.J81]-[.C81])/[.C81]" office:value-type="percentage" office:value="0.0490196078431373" calcext:value-type="percentage">
            <text:p>4.90%</text:p>
          </table:table-cell>
          <table:table-cell table:formula="of:=([.J81]-[.D81])/[.D81]" office:value-type="percentage" office:value="0.0459433040078202" calcext:value-type="percentage">
            <text:p>4.59%</text:p>
          </table:table-cell>
          <table:table-cell table:formula="of:=([.J81]-[.E81])/[.E81]" office:value-type="percentage" office:value="0.0485056344928957" calcext:value-type="percentage">
            <text:p>4.85%</text:p>
          </table:table-cell>
          <table:table-cell table:formula="of:=([.J81]-[.F81])/[.F81]" office:value-type="percentage" office:value="0.0469667318982387" calcext:value-type="percentage">
            <text:p>4.70%</text:p>
          </table:table-cell>
          <table:table-cell table:formula="of:=([.J81]-[.G81])/[.G81]" office:value-type="percentage" office:value="0.044921875" calcext:value-type="percentage">
            <text:p>4.49%</text:p>
          </table:table-cell>
          <table:table-cell table:formula="of:=([.J81]-[.H81])/[.H81]" office:value-type="percentage" office:value="0.0521140609636185" calcext:value-type="percentage">
            <text:p>5.21%</text:p>
          </table:table-cell>
          <table:table-cell table:formula="of:=([.J81]-[.I81])/[.I81]" office:value-type="percentage" office:value="0.0652065704330512" calcext:value-type="percentage">
            <text:p>6.52%</text:p>
          </table:table-cell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2.1" calcext:value-type="float">
            <text:p>222.1</text:p>
          </table:table-cell>
          <table:table-cell office:value-type="float" office:value="221.9" calcext:value-type="float">
            <text:p>221.9</text:p>
          </table:table-cell>
          <table:table-cell office:value-type="float" office:value="222.4" calcext:value-type="float">
            <text:p>222.4</text:p>
          </table:table-cell>
          <table:table-cell office:value-type="float" office:value="222" calcext:value-type="float">
            <text:p>222</text:p>
          </table:table-cell>
          <table:table-cell office:value-type="float" office:value="221.5" calcext:value-type="float">
            <text:p>221.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table:formula="of:=([.J82]-[.A82])/[.A82]" office:value-type="percentage" office:value="0.0243682310469314" calcext:value-type="percentage">
            <text:p>2.44%</text:p>
          </table:table-cell>
          <table:table-cell table:formula="of:=([.J82]-[.B82])/[.B82]" office:value-type="percentage" office:value="0.0225225225225225" calcext:value-type="percentage">
            <text:p>2.25%</text:p>
          </table:table-cell>
          <table:table-cell table:formula="of:=([.J82]-[.C82])/[.C82]" office:value-type="percentage" office:value="0.0220621341737956" calcext:value-type="percentage">
            <text:p>2.21%</text:p>
          </table:table-cell>
          <table:table-cell table:formula="of:=([.J82]-[.D82])/[.D82]" office:value-type="percentage" office:value="0.0220621341737956" calcext:value-type="percentage">
            <text:p>2.21%</text:p>
          </table:table-cell>
          <table:table-cell table:formula="of:=([.J82]-[.E82])/[.E82]" office:value-type="percentage" office:value="0.0229833258224425" calcext:value-type="percentage">
            <text:p>2.30%</text:p>
          </table:table-cell>
          <table:table-cell table:formula="of:=([.J82]-[.F82])/[.F82]" office:value-type="percentage" office:value="0.02068345323741" calcext:value-type="percentage">
            <text:p>2.07%</text:p>
          </table:table-cell>
          <table:table-cell table:formula="of:=([.J82]-[.G82])/[.G82]" office:value-type="percentage" office:value="0.0225225225225225" calcext:value-type="percentage">
            <text:p>2.25%</text:p>
          </table:table-cell>
          <table:table-cell table:formula="of:=([.J82]-[.H82])/[.H82]" office:value-type="percentage" office:value="0.0248306997742664" calcext:value-type="percentage">
            <text:p>2.48%</text:p>
          </table:table-cell>
          <table:table-cell table:formula="of:=([.J82]-[.I82])/[.I82]" office:value-type="percentage" office:value="0.0271493212669683" calcext:value-type="percentage">
            <text:p>2.71%</text:p>
          </table:table-cell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248.1" calcext:value-type="float">
            <text:p>248.1</text:p>
          </table:table-cell>
          <table:table-cell office:value-type="float" office:value="248" calcext:value-type="float">
            <text:p>248</text:p>
          </table:table-cell>
          <table:table-cell office:value-type="float" office:value="247.7" calcext:value-type="float">
            <text:p>247.7</text:p>
          </table:table-cell>
          <table:table-cell office:value-type="float" office:value="248.4" calcext:value-type="float">
            <text:p>248.4</text:p>
          </table:table-cell>
          <table:table-cell office:value-type="float" office:value="247.9" calcext:value-type="float">
            <text:p>247.9</text:p>
          </table:table-cell>
          <table:table-cell office:value-type="float" office:value="248.6" calcext:value-type="float">
            <text:p>248.6</text:p>
          </table:table-cell>
          <table:table-cell office:value-type="float" office:value="248" calcext:value-type="float">
            <text:p>248</text:p>
          </table:table-cell>
          <table:table-cell office:value-type="float" office:value="247.8" calcext:value-type="float">
            <text:p>247.8</text:p>
          </table:table-cell>
          <table:table-cell office:value-type="float" office:value="253" calcext:value-type="float">
            <text:p>253</text:p>
          </table:table-cell>
          <table:table-cell table:formula="of:=([.J83]-[.A83])/[.A83]" office:value-type="percentage" office:value="0.0234627831715211" calcext:value-type="percentage">
            <text:p>2.35%</text:p>
          </table:table-cell>
          <table:table-cell table:formula="of:=([.J83]-[.B83])/[.B83]" office:value-type="percentage" office:value="0.0197501007658203" calcext:value-type="percentage">
            <text:p>1.98%</text:p>
          </table:table-cell>
          <table:table-cell table:formula="of:=([.J83]-[.C83])/[.C83]" office:value-type="percentage" office:value="0.0201612903225806" calcext:value-type="percentage">
            <text:p>2.02%</text:p>
          </table:table-cell>
          <table:table-cell table:formula="of:=([.J83]-[.D83])/[.D83]" office:value-type="percentage" office:value="0.0213968510294712" calcext:value-type="percentage">
            <text:p>2.14%</text:p>
          </table:table-cell>
          <table:table-cell table:formula="of:=([.J83]-[.E83])/[.E83]" office:value-type="percentage" office:value="0.0185185185185185" calcext:value-type="percentage">
            <text:p>1.85%</text:p>
          </table:table-cell>
          <table:table-cell table:formula="of:=([.J83]-[.F83])/[.F83]" office:value-type="percentage" office:value="0.0205728116175877" calcext:value-type="percentage">
            <text:p>2.06%</text:p>
          </table:table-cell>
          <table:table-cell table:formula="of:=([.J83]-[.G83])/[.G83]" office:value-type="percentage" office:value="0.0176991150442478" calcext:value-type="percentage">
            <text:p>1.77%</text:p>
          </table:table-cell>
          <table:table-cell table:formula="of:=([.J83]-[.H83])/[.H83]" office:value-type="percentage" office:value="0.0201612903225806" calcext:value-type="percentage">
            <text:p>2.02%</text:p>
          </table:table-cell>
          <table:table-cell table:formula="of:=([.J83]-[.I83])/[.I83]" office:value-type="percentage" office:value="0.0209846650524616" calcext:value-type="percentage">
            <text:p>2.10%</text:p>
          </table:table-cell>
        </table:table-row>
        <table:table-row table:style-name="ro1">
          <table:table-cell office:value-type="float" office:value="255.5" calcext:value-type="float">
            <text:p>255.5</text:p>
          </table:table-cell>
          <table:table-cell office:value-type="float" office:value="256.6" calcext:value-type="float">
            <text:p>256.6</text:p>
          </table:table-cell>
          <table:table-cell office:value-type="float" office:value="256.7" calcext:value-type="float">
            <text:p>256.7</text:p>
          </table:table-cell>
          <table:table-cell office:value-type="float" office:value="256.9" calcext:value-type="float">
            <text:p>256.9</text:p>
          </table:table-cell>
          <table:table-cell office:value-type="float" office:value="257.1" calcext:value-type="float">
            <text:p>257.1</text:p>
          </table:table-cell>
          <table:table-cell office:value-type="float" office:value="256.4" calcext:value-type="float">
            <text:p>256.4</text:p>
          </table:table-cell>
          <table:table-cell office:value-type="float" office:value="257.2" calcext:value-type="float">
            <text:p>257.2</text:p>
          </table:table-cell>
          <table:table-cell office:value-type="float" office:value="257.3" calcext:value-type="float">
            <text:p>257.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formula="of:=([.J84]-[.A84])/[.A84]" office:value-type="percentage" office:value="0.0410958904109589" calcext:value-type="percentage">
            <text:p>4.11%</text:p>
          </table:table-cell>
          <table:table-cell table:formula="of:=([.J84]-[.B84])/[.B84]" office:value-type="percentage" office:value="0.0366328916601714" calcext:value-type="percentage">
            <text:p>3.66%</text:p>
          </table:table-cell>
          <table:table-cell table:formula="of:=([.J84]-[.C84])/[.C84]" office:value-type="percentage" office:value="0.0362290611608882" calcext:value-type="percentage">
            <text:p>3.62%</text:p>
          </table:table-cell>
          <table:table-cell table:formula="of:=([.J84]-[.D84])/[.D84]" office:value-type="percentage" office:value="0.0354223433242508" calcext:value-type="percentage">
            <text:p>3.54%</text:p>
          </table:table-cell>
          <table:table-cell table:formula="of:=([.J84]-[.E84])/[.E84]" office:value-type="percentage" office:value="0.0346168805912096" calcext:value-type="percentage">
            <text:p>3.46%</text:p>
          </table:table-cell>
          <table:table-cell table:formula="of:=([.J84]-[.F84])/[.F84]" office:value-type="percentage" office:value="0.0374414976599065" calcext:value-type="percentage">
            <text:p>3.74%</text:p>
          </table:table-cell>
          <table:table-cell table:formula="of:=([.J84]-[.G84])/[.G84]" office:value-type="percentage" office:value="0.0342146189735615" calcext:value-type="percentage">
            <text:p>3.42%</text:p>
          </table:table-cell>
          <table:table-cell table:formula="of:=([.J84]-[.H84])/[.H84]" office:value-type="percentage" office:value="0.0338126700349786" calcext:value-type="percentage">
            <text:p>3.38%</text:p>
          </table:table-cell>
          <table:table-cell table:formula="of:=([.J84]-[.I84])/[.I84]" office:value-type="percentage" office:value="0.0390625" calcext:value-type="percentage">
            <text:p>3.91%</text:p>
          </table:table-cell>
        </table:table-row>
        <table:table-row table:style-name="ro1">
          <table:table-cell office:value-type="float" office:value="254.7" calcext:value-type="float">
            <text:p>254.7</text:p>
          </table:table-cell>
          <table:table-cell office:value-type="float" office:value="255.6" calcext:value-type="float">
            <text:p>255.6</text:p>
          </table:table-cell>
          <table:table-cell office:value-type="float" office:value="254.7" calcext:value-type="float">
            <text:p>254.7</text:p>
          </table:table-cell>
          <table:table-cell office:value-type="float" office:value="254.9" calcext:value-type="float">
            <text:p>254.9</text:p>
          </table:table-cell>
          <table:table-cell office:value-type="float" office:value="254.8" calcext:value-type="float">
            <text:p>254.8</text:p>
          </table:table-cell>
          <table:table-cell office:value-type="float" office:value="255.7" calcext:value-type="float">
            <text:p>255.7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1" calcext:value-type="float">
            <text:p>254.1</text:p>
          </table:table-cell>
          <table:table-cell office:value-type="float" office:value="253.2" calcext:value-type="float">
            <text:p>253.2</text:p>
          </table:table-cell>
          <table:table-cell office:value-type="float" office:value="259" calcext:value-type="float">
            <text:p>259</text:p>
          </table:table-cell>
          <table:table-cell table:formula="of:=([.J85]-[.A85])/[.A85]" office:value-type="percentage" office:value="0.0168826069886141" calcext:value-type="percentage">
            <text:p>1.69%</text:p>
          </table:table-cell>
          <table:table-cell table:formula="of:=([.J85]-[.B85])/[.B85]" office:value-type="percentage" office:value="0.013302034428795" calcext:value-type="percentage">
            <text:p>1.33%</text:p>
          </table:table-cell>
          <table:table-cell table:formula="of:=([.J85]-[.C85])/[.C85]" office:value-type="percentage" office:value="0.0168826069886141" calcext:value-type="percentage">
            <text:p>1.69%</text:p>
          </table:table-cell>
          <table:table-cell table:formula="of:=([.J85]-[.D85])/[.D85]" office:value-type="percentage" office:value="0.0160847391133778" calcext:value-type="percentage">
            <text:p>1.61%</text:p>
          </table:table-cell>
          <table:table-cell table:formula="of:=([.J85]-[.E85])/[.E85]" office:value-type="percentage" office:value="0.0164835164835164" calcext:value-type="percentage">
            <text:p>1.65%</text:p>
          </table:table-cell>
          <table:table-cell table:formula="of:=([.J85]-[.F85])/[.F85]" office:value-type="percentage" office:value="0.012905748924521" calcext:value-type="percentage">
            <text:p>1.29%</text:p>
          </table:table-cell>
          <table:table-cell table:formula="of:=([.J85]-[.G85])/[.G85]" office:value-type="percentage" office:value="0.0164835164835164" calcext:value-type="percentage">
            <text:p>1.65%</text:p>
          </table:table-cell>
          <table:table-cell table:formula="of:=([.J85]-[.H85])/[.H85]" office:value-type="percentage" office:value="0.0192837465564739" calcext:value-type="percentage">
            <text:p>1.93%</text:p>
          </table:table-cell>
          <table:table-cell table:formula="of:=([.J85]-[.I85])/[.I85]" office:value-type="percentage" office:value="0.0229067930489732" calcext:value-type="percentage">
            <text:p>2.29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.4" calcext:value-type="float">
            <text:p>274.4</text:p>
          </table:table-cell>
          <table:table-cell office:value-type="float" office:value="274.1" calcext:value-type="float">
            <text:p>274.1</text:p>
          </table:table-cell>
          <table:table-cell office:value-type="float" office:value="274.6" calcext:value-type="float">
            <text:p>274.6</text:p>
          </table:table-cell>
          <table:table-cell office:value-type="float" office:value="274.8" calcext:value-type="float">
            <text:p>274.8</text:p>
          </table:table-cell>
          <table:table-cell office:value-type="float" office:value="275.3" calcext:value-type="float">
            <text:p>275.3</text:p>
          </table:table-cell>
          <table:table-cell office:value-type="float" office:value="275.1" calcext:value-type="float">
            <text:p>275.1</text:p>
          </table:table-cell>
          <table:table-cell office:value-type="float" office:value="274.2" calcext:value-type="float">
            <text:p>274.2</text:p>
          </table:table-cell>
          <table:table-cell office:value-type="float" office:value="273.9" calcext:value-type="float">
            <text:p>273.9</text:p>
          </table:table-cell>
          <table:table-cell office:value-type="float" office:value="280" calcext:value-type="float">
            <text:p>280</text:p>
          </table:table-cell>
          <table:table-cell table:formula="of:=([.J86]-[.A86])/[.A86]" office:value-type="percentage" office:value="0.0218978102189781" calcext:value-type="percentage">
            <text:p>2.19%</text:p>
          </table:table-cell>
          <table:table-cell table:formula="of:=([.J86]-[.B86])/[.B86]" office:value-type="percentage" office:value="0.0204081632653062" calcext:value-type="percentage">
            <text:p>2.04%</text:p>
          </table:table-cell>
          <table:table-cell table:formula="of:=([.J86]-[.C86])/[.C86]" office:value-type="percentage" office:value="0.0215249908792411" calcext:value-type="percentage">
            <text:p>2.15%</text:p>
          </table:table-cell>
          <table:table-cell table:formula="of:=([.J86]-[.D86])/[.D86]" office:value-type="percentage" office:value="0.0196649672250545" calcext:value-type="percentage">
            <text:p>1.97%</text:p>
          </table:table-cell>
          <table:table-cell table:formula="of:=([.J86]-[.E86])/[.E86]" office:value-type="percentage" office:value="0.0189228529839883" calcext:value-type="percentage">
            <text:p>1.89%</text:p>
          </table:table-cell>
          <table:table-cell table:formula="of:=([.J86]-[.F86])/[.F86]" office:value-type="percentage" office:value="0.0170722847802397" calcext:value-type="percentage">
            <text:p>1.71%</text:p>
          </table:table-cell>
          <table:table-cell table:formula="of:=([.J86]-[.G86])/[.G86]" office:value-type="percentage" office:value="0.0178117048346055" calcext:value-type="percentage">
            <text:p>1.78%</text:p>
          </table:table-cell>
          <table:table-cell table:formula="of:=([.J86]-[.H86])/[.H86]" office:value-type="percentage" office:value="0.0211524434719183" calcext:value-type="percentage">
            <text:p>2.12%</text:p>
          </table:table-cell>
          <table:table-cell table:formula="of:=([.J86]-[.I86])/[.I86]" office:value-type="percentage" office:value="0.0222709017889742" calcext:value-type="percentage">
            <text:p>2.23%</text:p>
          </table:table-cell>
        </table:table-row>
        <table:table-row table:style-name="ro1">
          <table:table-cell office:value-type="float" office:value="274.5" calcext:value-type="float">
            <text:p>274.5</text:p>
          </table:table-cell>
          <table:table-cell table:number-columns-repeated="2" office:value-type="float" office:value="275.4" calcext:value-type="float">
            <text:p>275.4</text:p>
          </table:table-cell>
          <table:table-cell table:number-columns-repeated="2" office:value-type="float" office:value="275.7" calcext:value-type="float">
            <text:p>275.7</text:p>
          </table:table-cell>
          <table:table-cell office:value-type="float" office:value="276" calcext:value-type="float">
            <text:p>276</text:p>
          </table:table-cell>
          <table:table-cell office:value-type="float" office:value="275.8" calcext:value-type="float">
            <text:p>275.8</text:p>
          </table:table-cell>
          <table:table-cell office:value-type="float" office:value="274.9" calcext:value-type="float">
            <text:p>274.9</text:p>
          </table:table-cell>
          <table:table-cell office:value-type="float" office:value="273.7" calcext:value-type="float">
            <text:p>273.7</text:p>
          </table:table-cell>
          <table:table-cell office:value-type="float" office:value="284" calcext:value-type="float">
            <text:p>284</text:p>
          </table:table-cell>
          <table:table-cell table:formula="of:=([.J87]-[.A87])/[.A87]" office:value-type="percentage" office:value="0.034608378870674" calcext:value-type="percentage">
            <text:p>3.46%</text:p>
          </table:table-cell>
          <table:table-cell table:formula="of:=([.J87]-[.B87])/[.B87]" office:value-type="percentage" office:value="0.0312273057371097" calcext:value-type="percentage">
            <text:p>3.12%</text:p>
          </table:table-cell>
          <table:table-cell table:formula="of:=([.J87]-[.C87])/[.C87]" office:value-type="percentage" office:value="0.0312273057371097" calcext:value-type="percentage">
            <text:p>3.12%</text:p>
          </table:table-cell>
          <table:table-cell table:formula="of:=([.J87]-[.D87])/[.D87]" office:value-type="percentage" office:value="0.0301051867972434" calcext:value-type="percentage">
            <text:p>3.01%</text:p>
          </table:table-cell>
          <table:table-cell table:formula="of:=([.J87]-[.E87])/[.E87]" office:value-type="percentage" office:value="0.0301051867972434" calcext:value-type="percentage">
            <text:p>3.01%</text:p>
          </table:table-cell>
          <table:table-cell table:formula="of:=([.J87]-[.F87])/[.F87]" office:value-type="percentage" office:value="0.0289855072463768" calcext:value-type="percentage">
            <text:p>2.90%</text:p>
          </table:table-cell>
          <table:table-cell table:formula="of:=([.J87]-[.G87])/[.G87]" office:value-type="percentage" office:value="0.0297316896301667" calcext:value-type="percentage">
            <text:p>2.97%</text:p>
          </table:table-cell>
          <table:table-cell table:formula="of:=([.J87]-[.H87])/[.H87]" office:value-type="percentage" office:value="0.0331029465260095" calcext:value-type="percentage">
            <text:p>3.31%</text:p>
          </table:table-cell>
          <table:table-cell table:formula="of:=([.J87]-[.I87])/[.I87]" office:value-type="percentage" office:value="0.0376324442820607" calcext:value-type="percentage">
            <text:p>3.76%</text:p>
          </table:table-cell>
        </table:table-row>
        <table:table-row table:style-name="ro1">
          <table:table-cell office:value-type="float" office:value="262.1" calcext:value-type="float">
            <text:p>262.1</text:p>
          </table:table-cell>
          <table:table-cell office:value-type="float" office:value="262.7" calcext:value-type="float">
            <text:p>262.7</text:p>
          </table:table-cell>
          <table:table-cell office:value-type="float" office:value="262.8" calcext:value-type="float">
            <text:p>262.8</text:p>
          </table:table-cell>
          <table:table-cell office:value-type="float" office:value="262.7" calcext:value-type="float">
            <text:p>262.7</text:p>
          </table:table-cell>
          <table:table-cell office:value-type="float" office:value="262.5" calcext:value-type="float">
            <text:p>262.5</text:p>
          </table:table-cell>
          <table:table-cell office:value-type="float" office:value="262.4" calcext:value-type="float">
            <text:p>262.4</text:p>
          </table:table-cell>
          <table:table-cell office:value-type="float" office:value="263" calcext:value-type="float">
            <text:p>263</text:p>
          </table:table-cell>
          <table:table-cell office:value-type="float" office:value="262.7" calcext:value-type="float">
            <text:p>262.7</text:p>
          </table:table-cell>
          <table:table-cell office:value-type="float" office:value="261.8" calcext:value-type="float">
            <text:p>261.8</text:p>
          </table:table-cell>
          <table:table-cell office:value-type="float" office:value="266" calcext:value-type="float">
            <text:p>266</text:p>
          </table:table-cell>
          <table:table-cell table:formula="of:=([.J88]-[.A88])/[.A88]" office:value-type="percentage" office:value="0.0148798168637924" calcext:value-type="percentage">
            <text:p>1.49%</text:p>
          </table:table-cell>
          <table:table-cell table:formula="of:=([.J88]-[.B88])/[.B88]" office:value-type="percentage" office:value="0.0125618576322802" calcext:value-type="percentage">
            <text:p>1.26%</text:p>
          </table:table-cell>
          <table:table-cell table:formula="of:=([.J88]-[.C88])/[.C88]" office:value-type="percentage" office:value="0.0121765601217656" calcext:value-type="percentage">
            <text:p>1.22%</text:p>
          </table:table-cell>
          <table:table-cell table:formula="of:=([.J88]-[.D88])/[.D88]" office:value-type="percentage" office:value="0.0125618576322802" calcext:value-type="percentage">
            <text:p>1.26%</text:p>
          </table:table-cell>
          <table:table-cell table:formula="of:=([.J88]-[.E88])/[.E88]" office:value-type="percentage" office:value="0.0133333333333333" calcext:value-type="percentage">
            <text:p>1.33%</text:p>
          </table:table-cell>
          <table:table-cell table:formula="of:=([.J88]-[.F88])/[.F88]" office:value-type="percentage" office:value="0.013719512195122" calcext:value-type="percentage">
            <text:p>1.37%</text:p>
          </table:table-cell>
          <table:table-cell table:formula="of:=([.J88]-[.G88])/[.G88]" office:value-type="percentage" office:value="0.0114068441064639" calcext:value-type="percentage">
            <text:p>1.14%</text:p>
          </table:table-cell>
          <table:table-cell table:formula="of:=([.J88]-[.H88])/[.H88]" office:value-type="percentage" office:value="0.0125618576322802" calcext:value-type="percentage">
            <text:p>1.26%</text:p>
          </table:table-cell>
          <table:table-cell table:formula="of:=([.J88]-[.I88])/[.I88]" office:value-type="percentage" office:value="0.0160427807486631" calcext:value-type="percentage">
            <text:p>1.60%</text:p>
          </table:table-cell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271.3" calcext:value-type="float">
            <text:p>271.3</text:p>
          </table:table-cell>
          <table:table-cell office:value-type="float" office:value="272.1" calcext:value-type="float">
            <text:p>272.1</text:p>
          </table:table-cell>
          <table:table-cell office:value-type="float" office:value="271.3" calcext:value-type="float">
            <text:p>271.3</text:p>
          </table:table-cell>
          <table:table-cell office:value-type="float" office:value="271.6" calcext:value-type="float">
            <text:p>271.6</text:p>
          </table:table-cell>
          <table:table-cell office:value-type="float" office:value="271.8" calcext:value-type="float">
            <text:p>271.8</text:p>
          </table:table-cell>
          <table:table-cell office:value-type="float" office:value="272" calcext:value-type="float">
            <text:p>272</text:p>
          </table:table-cell>
          <table:table-cell office:value-type="float" office:value="272.8" calcext:value-type="float">
            <text:p>272.8</text:p>
          </table:table-cell>
          <table:table-cell office:value-type="float" office:value="267.9" calcext:value-type="float">
            <text:p>267.9</text:p>
          </table:table-cell>
          <table:table-cell office:value-type="float" office:value="287" calcext:value-type="float">
            <text:p>287</text:p>
          </table:table-cell>
          <table:table-cell table:formula="of:=([.J89]-[.A89])/[.A89]" office:value-type="percentage" office:value="0.0606060606060605" calcext:value-type="percentage">
            <text:p>6.06%</text:p>
          </table:table-cell>
          <table:table-cell table:formula="of:=([.J89]-[.B89])/[.B89]" office:value-type="percentage" office:value="0.0578695171396977" calcext:value-type="percentage">
            <text:p>5.79%</text:p>
          </table:table-cell>
          <table:table-cell table:formula="of:=([.J89]-[.C89])/[.C89]" office:value-type="percentage" office:value="0.0547592796765894" calcext:value-type="percentage">
            <text:p>5.48%</text:p>
          </table:table-cell>
          <table:table-cell table:formula="of:=([.J89]-[.D89])/[.D89]" office:value-type="percentage" office:value="0.0578695171396977" calcext:value-type="percentage">
            <text:p>5.79%</text:p>
          </table:table-cell>
          <table:table-cell table:formula="of:=([.J89]-[.E89])/[.E89]" office:value-type="percentage" office:value="0.056701030927835" calcext:value-type="percentage">
            <text:p>5.67%</text:p>
          </table:table-cell>
          <table:table-cell table:formula="of:=([.J89]-[.F89])/[.F89]" office:value-type="percentage" office:value="0.0559234731420161" calcext:value-type="percentage">
            <text:p>5.59%</text:p>
          </table:table-cell>
          <table:table-cell table:formula="of:=([.J89]-[.G89])/[.G89]" office:value-type="percentage" office:value="0.0551470588235294" calcext:value-type="percentage">
            <text:p>5.51%</text:p>
          </table:table-cell>
          <table:table-cell table:formula="of:=([.J89]-[.H89])/[.H89]" office:value-type="percentage" office:value="0.0520527859237536" calcext:value-type="percentage">
            <text:p>5.21%</text:p>
          </table:table-cell>
          <table:table-cell table:formula="of:=([.J89]-[.I89])/[.I89]" office:value-type="percentage" office:value="0.0712952594251587" calcext:value-type="percentage">
            <text:p>7.13%</text:p>
          </table:table-cell>
        </table:table-row>
        <table:table-row table:style-name="ro1">
          <table:table-cell office:value-type="float" office:value="271.1" calcext:value-type="float">
            <text:p>271.1</text:p>
          </table:table-cell>
          <table:table-cell office:value-type="float" office:value="272.9" calcext:value-type="float">
            <text:p>272.9</text:p>
          </table:table-cell>
          <table:table-cell office:value-type="float" office:value="272.8" calcext:value-type="float">
            <text:p>272.8</text:p>
          </table:table-cell>
          <table:table-cell office:value-type="float" office:value="272.4" calcext:value-type="float">
            <text:p>272.4</text:p>
          </table:table-cell>
          <table:table-cell table:number-columns-repeated="2" office:value-type="float" office:value="273.1" calcext:value-type="float">
            <text:p>273.1</text:p>
          </table:table-cell>
          <table:table-cell office:value-type="float" office:value="272.6" calcext:value-type="float">
            <text:p>272.6</text:p>
          </table:table-cell>
          <table:table-cell office:value-type="float" office:value="272.5" calcext:value-type="float">
            <text:p>272.5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table:formula="of:=([.J90]-[.A90])/[.A90]" office:value-type="percentage" office:value="0.0217631870158612" calcext:value-type="percentage">
            <text:p>2.18%</text:p>
          </table:table-cell>
          <table:table-cell table:formula="of:=([.J90]-[.B90])/[.B90]" office:value-type="percentage" office:value="0.0150238182484427" calcext:value-type="percentage">
            <text:p>1.50%</text:p>
          </table:table-cell>
          <table:table-cell table:formula="of:=([.J90]-[.C90])/[.C90]" office:value-type="percentage" office:value="0.0153958944281525" calcext:value-type="percentage">
            <text:p>1.54%</text:p>
          </table:table-cell>
          <table:table-cell table:formula="of:=([.J90]-[.D90])/[.D90]" office:value-type="percentage" office:value="0.0168869309838474" calcext:value-type="percentage">
            <text:p>1.69%</text:p>
          </table:table-cell>
          <table:table-cell table:formula="of:=([.J90]-[.E90])/[.E90]" office:value-type="percentage" office:value="0.014280483339436" calcext:value-type="percentage">
            <text:p>1.43%</text:p>
          </table:table-cell>
          <table:table-cell table:formula="of:=([.J90]-[.F90])/[.F90]" office:value-type="percentage" office:value="0.014280483339436" calcext:value-type="percentage">
            <text:p>1.43%</text:p>
          </table:table-cell>
          <table:table-cell table:formula="of:=([.J90]-[.G90])/[.G90]" office:value-type="percentage" office:value="0.016140865737344" calcext:value-type="percentage">
            <text:p>1.61%</text:p>
          </table:table-cell>
          <table:table-cell table:formula="of:=([.J90]-[.H90])/[.H90]" office:value-type="percentage" office:value="0.0165137614678899" calcext:value-type="percentage">
            <text:p>1.65%</text:p>
          </table:table-cell>
          <table:table-cell table:formula="of:=([.J90]-[.I90])/[.I90]" office:value-type="percentage" office:value="0.022140221402214" calcext:value-type="percentage">
            <text:p>2.21%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273.6" calcext:value-type="float">
            <text:p>273.6</text:p>
          </table:table-cell>
          <table:table-cell office:value-type="float" office:value="273.2" calcext:value-type="float">
            <text:p>273.2</text:p>
          </table:table-cell>
          <table:table-cell table:number-columns-repeated="2" office:value-type="float" office:value="273.5" calcext:value-type="float">
            <text:p>273.5</text:p>
          </table:table-cell>
          <table:table-cell office:value-type="float" office:value="273.4" calcext:value-type="float">
            <text:p>273.4</text:p>
          </table:table-cell>
          <table:table-cell office:value-type="float" office:value="273.7" calcext:value-type="float">
            <text:p>273.7</text:p>
          </table:table-cell>
          <table:table-cell office:value-type="float" office:value="272.9" calcext:value-type="float">
            <text:p>272.9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formula="of:=([.J91]-[.A91])/[.A91]" office:value-type="percentage" office:value="0.0127970749542962" calcext:value-type="percentage">
            <text:p>1.28%</text:p>
          </table:table-cell>
          <table:table-cell table:formula="of:=([.J91]-[.B91])/[.B91]" office:value-type="percentage" office:value="0.0124269005847952" calcext:value-type="percentage">
            <text:p>1.24%</text:p>
          </table:table-cell>
          <table:table-cell table:formula="of:=([.J91]-[.C91])/[.C91]" office:value-type="percentage" office:value="0.0139092240117131" calcext:value-type="percentage">
            <text:p>1.39%</text:p>
          </table:table-cell>
          <table:table-cell table:formula="of:=([.J91]-[.D91])/[.D91]" office:value-type="percentage" office:value="0.0127970749542962" calcext:value-type="percentage">
            <text:p>1.28%</text:p>
          </table:table-cell>
          <table:table-cell table:formula="of:=([.J91]-[.E91])/[.E91]" office:value-type="percentage" office:value="0.0127970749542962" calcext:value-type="percentage">
            <text:p>1.28%</text:p>
          </table:table-cell>
          <table:table-cell table:formula="of:=([.J91]-[.F91])/[.F91]" office:value-type="percentage" office:value="0.0131675201170447" calcext:value-type="percentage">
            <text:p>1.32%</text:p>
          </table:table-cell>
          <table:table-cell table:formula="of:=([.J91]-[.G91])/[.G91]" office:value-type="percentage" office:value="0.0120569967117282" calcext:value-type="percentage">
            <text:p>1.21%</text:p>
          </table:table-cell>
          <table:table-cell table:formula="of:=([.J91]-[.H91])/[.H91]" office:value-type="percentage" office:value="0.0150238182484427" calcext:value-type="percentage">
            <text:p>1.50%</text:p>
          </table:table-cell>
          <table:table-cell table:formula="of:=([.J91]-[.I91])/[.I91]" office:value-type="percentage" office:value="0.0146520146520147" calcext:value-type="percentage">
            <text:p>1.47%</text:p>
          </table:table-cell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276.9" calcext:value-type="float">
            <text:p>276.9</text:p>
          </table:table-cell>
          <table:table-cell office:value-type="float" office:value="278" calcext:value-type="float">
            <text:p>278</text:p>
          </table:table-cell>
          <table:table-cell office:value-type="float" office:value="277.7" calcext:value-type="float">
            <text:p>277.7</text:p>
          </table:table-cell>
          <table:table-cell table:number-columns-repeated="2" office:value-type="float" office:value="278.1" calcext:value-type="float">
            <text:p>278.1</text:p>
          </table:table-cell>
          <table:table-cell office:value-type="float" office:value="279.3" calcext:value-type="float">
            <text:p>279.3</text:p>
          </table:table-cell>
          <table:table-cell office:value-type="float" office:value="278.5" calcext:value-type="float">
            <text:p>278.5</text:p>
          </table:table-cell>
          <table:table-cell office:value-type="float" office:value="277.9" calcext:value-type="float">
            <text:p>277.9</text:p>
          </table:table-cell>
          <table:table-cell office:value-type="float" office:value="289" calcext:value-type="float">
            <text:p>289</text:p>
          </table:table-cell>
          <table:table-cell table:formula="of:=([.J92]-[.A92])/[.A92]" office:value-type="percentage" office:value="0.0403167746580273" calcext:value-type="percentage">
            <text:p>4.03%</text:p>
          </table:table-cell>
          <table:table-cell table:formula="of:=([.J92]-[.B92])/[.B92]" office:value-type="percentage" office:value="0.0436980859516072" calcext:value-type="percentage">
            <text:p>4.37%</text:p>
          </table:table-cell>
          <table:table-cell table:formula="of:=([.J92]-[.C92])/[.C92]" office:value-type="percentage" office:value="0.039568345323741" calcext:value-type="percentage">
            <text:p>3.96%</text:p>
          </table:table-cell>
          <table:table-cell table:formula="of:=([.J92]-[.D92])/[.D92]" office:value-type="percentage" office:value="0.0406913935902053" calcext:value-type="percentage">
            <text:p>4.07%</text:p>
          </table:table-cell>
          <table:table-cell table:formula="of:=([.J92]-[.E92])/[.E92]" office:value-type="percentage" office:value="0.0391945343401653" calcext:value-type="percentage">
            <text:p>3.92%</text:p>
          </table:table-cell>
          <table:table-cell table:formula="of:=([.J92]-[.F92])/[.F92]" office:value-type="percentage" office:value="0.0391945343401653" calcext:value-type="percentage">
            <text:p>3.92%</text:p>
          </table:table-cell>
          <table:table-cell table:formula="of:=([.J92]-[.G92])/[.G92]" office:value-type="percentage" office:value="0.0347296813462227" calcext:value-type="percentage">
            <text:p>3.47%</text:p>
          </table:table-cell>
          <table:table-cell table:formula="of:=([.J92]-[.H92])/[.H92]" office:value-type="percentage" office:value="0.0377019748653501" calcext:value-type="percentage">
            <text:p>3.77%</text:p>
          </table:table-cell>
          <table:table-cell table:formula="of:=([.J92]-[.I92])/[.I92]" office:value-type="percentage" office:value="0.0399424253328536" calcext:value-type="percentage">
            <text:p>3.99%</text:p>
          </table:table-cell>
        </table:table-row>
        <table:table-row table:style-name="ro1">
          <table:table-cell office:value-type="float" office:value="275.3" calcext:value-type="float">
            <text:p>275.3</text:p>
          </table:table-cell>
          <table:table-cell table:number-columns-repeated="2" office:value-type="float" office:value="275.5" calcext:value-type="float">
            <text:p>275.5</text:p>
          </table:table-cell>
          <table:table-cell table:number-columns-repeated="2" office:value-type="float" office:value="276.6" calcext:value-type="float">
            <text:p>276.6</text:p>
          </table:table-cell>
          <table:table-cell office:value-type="float" office:value="276.4" calcext:value-type="float">
            <text:p>276.4</text:p>
          </table:table-cell>
          <table:table-cell office:value-type="float" office:value="276.7" calcext:value-type="float">
            <text:p>276.7</text:p>
          </table:table-cell>
          <table:table-cell office:value-type="float" office:value="276.9" calcext:value-type="float">
            <text:p>276.9</text:p>
          </table:table-cell>
          <table:table-cell office:value-type="float" office:value="273.1" calcext:value-type="float">
            <text:p>273.1</text:p>
          </table:table-cell>
          <table:table-cell office:value-type="float" office:value="290" calcext:value-type="float">
            <text:p>290</text:p>
          </table:table-cell>
          <table:table-cell table:formula="of:=([.J93]-[.A93])/[.A93]" office:value-type="percentage" office:value="0.0533962949509625" calcext:value-type="percentage">
            <text:p>5.34%</text:p>
          </table:table-cell>
          <table:table-cell table:formula="of:=([.J93]-[.B93])/[.B93]" office:value-type="percentage" office:value="0.0526315789473684" calcext:value-type="percentage">
            <text:p>5.26%</text:p>
          </table:table-cell>
          <table:table-cell table:formula="of:=([.J93]-[.C93])/[.C93]" office:value-type="percentage" office:value="0.0526315789473684" calcext:value-type="percentage">
            <text:p>5.26%</text:p>
          </table:table-cell>
          <table:table-cell table:formula="of:=([.J93]-[.D93])/[.D93]" office:value-type="percentage" office:value="0.0484454085321763" calcext:value-type="percentage">
            <text:p>4.84%</text:p>
          </table:table-cell>
          <table:table-cell table:formula="of:=([.J93]-[.E93])/[.E93]" office:value-type="percentage" office:value="0.0484454085321763" calcext:value-type="percentage">
            <text:p>4.84%</text:p>
          </table:table-cell>
          <table:table-cell table:formula="of:=([.J93]-[.F93])/[.F93]" office:value-type="percentage" office:value="0.0492040520984082" calcext:value-type="percentage">
            <text:p>4.92%</text:p>
          </table:table-cell>
          <table:table-cell table:formula="of:=([.J93]-[.G93])/[.G93]" office:value-type="percentage" office:value="0.0480664980122877" calcext:value-type="percentage">
            <text:p>4.81%</text:p>
          </table:table-cell>
          <table:table-cell table:formula="of:=([.J93]-[.H93])/[.H93]" office:value-type="percentage" office:value="0.0473094980137235" calcext:value-type="percentage">
            <text:p>4.73%</text:p>
          </table:table-cell>
          <table:table-cell table:formula="of:=([.J93]-[.I93])/[.I93]" office:value-type="percentage" office:value="0.0618820944708897" calcext:value-type="percentage">
            <text:p>6.19%</text:p>
          </table:table-cell>
        </table:table-row>
        <table:table-row table:style-name="ro1">
          <table:table-cell office:value-type="float" office:value="281.1" calcext:value-type="float">
            <text:p>281.1</text:p>
          </table:table-cell>
          <table:table-cell office:value-type="float" office:value="281.6" calcext:value-type="float">
            <text:p>281.6</text:p>
          </table:table-cell>
          <table:table-cell office:value-type="float" office:value="282.3" calcext:value-type="float">
            <text:p>282.3</text:p>
          </table:table-cell>
          <table:table-cell office:value-type="float" office:value="281.7" calcext:value-type="float">
            <text:p>281.7</text:p>
          </table:table-cell>
          <table:table-cell office:value-type="float" office:value="281.1" calcext:value-type="float">
            <text:p>281.1</text:p>
          </table:table-cell>
          <table:table-cell office:value-type="float" office:value="282" calcext:value-type="float">
            <text:p>282</text:p>
          </table:table-cell>
          <table:table-cell office:value-type="float" office:value="281.7" calcext:value-type="float">
            <text:p>281.7</text:p>
          </table:table-cell>
          <table:table-cell office:value-type="float" office:value="282.5" calcext:value-type="float">
            <text:p>282.5</text:p>
          </table:table-cell>
          <table:table-cell office:value-type="float" office:value="281.6" calcext:value-type="float">
            <text:p>281.6</text:p>
          </table:table-cell>
          <table:table-cell office:value-type="float" office:value="293" calcext:value-type="float">
            <text:p>293</text:p>
          </table:table-cell>
          <table:table-cell table:formula="of:=([.J94]-[.A94])/[.A94]" office:value-type="percentage" office:value="0.0423336890786196" calcext:value-type="percentage">
            <text:p>4.23%</text:p>
          </table:table-cell>
          <table:table-cell table:formula="of:=([.J94]-[.B94])/[.B94]" office:value-type="percentage" office:value="0.0404829545454545" calcext:value-type="percentage">
            <text:p>4.05%</text:p>
          </table:table-cell>
          <table:table-cell table:formula="of:=([.J94]-[.C94])/[.C94]" office:value-type="percentage" office:value="0.0379029401346085" calcext:value-type="percentage">
            <text:p>3.79%</text:p>
          </table:table-cell>
          <table:table-cell table:formula="of:=([.J94]-[.D94])/[.D94]" office:value-type="percentage" office:value="0.0401135960241392" calcext:value-type="percentage">
            <text:p>4.01%</text:p>
          </table:table-cell>
          <table:table-cell table:formula="of:=([.J94]-[.E94])/[.E94]" office:value-type="percentage" office:value="0.0423336890786196" calcext:value-type="percentage">
            <text:p>4.23%</text:p>
          </table:table-cell>
          <table:table-cell table:formula="of:=([.J94]-[.F94])/[.F94]" office:value-type="percentage" office:value="0.0390070921985816" calcext:value-type="percentage">
            <text:p>3.90%</text:p>
          </table:table-cell>
          <table:table-cell table:formula="of:=([.J94]-[.G94])/[.G94]" office:value-type="percentage" office:value="0.0401135960241392" calcext:value-type="percentage">
            <text:p>4.01%</text:p>
          </table:table-cell>
          <table:table-cell table:formula="of:=([.J94]-[.H94])/[.H94]" office:value-type="percentage" office:value="0.0371681415929204" calcext:value-type="percentage">
            <text:p>3.72%</text:p>
          </table:table-cell>
          <table:table-cell table:formula="of:=([.J94]-[.I94])/[.I94]" office:value-type="percentage" office:value="0.0404829545454545" calcext:value-type="percentage">
            <text:p>4.05%</text:p>
          </table:table-cell>
        </table:table-row>
        <table:table-row table:style-name="ro1">
          <table:table-cell office:value-type="float" office:value="274.1" calcext:value-type="float">
            <text:p>274.1</text:p>
          </table:table-cell>
          <table:table-cell office:value-type="float" office:value="275.5" calcext:value-type="float">
            <text:p>275.5</text:p>
          </table:table-cell>
          <table:table-cell office:value-type="float" office:value="275.2" calcext:value-type="float">
            <text:p>275.2</text:p>
          </table:table-cell>
          <table:table-cell office:value-type="float" office:value="275.6" calcext:value-type="float">
            <text:p>275.6</text:p>
          </table:table-cell>
          <table:table-cell office:value-type="float" office:value="275.1" calcext:value-type="float">
            <text:p>275.1</text:p>
          </table:table-cell>
          <table:table-cell office:value-type="float" office:value="276.3" calcext:value-type="float">
            <text:p>276.3</text:p>
          </table:table-cell>
          <table:table-cell office:value-type="float" office:value="275.7" calcext:value-type="float">
            <text:p>275.7</text:p>
          </table:table-cell>
          <table:table-cell office:value-type="float" office:value="276.7" calcext:value-type="float">
            <text:p>276.7</text:p>
          </table:table-cell>
          <table:table-cell office:value-type="float" office:value="276.3" calcext:value-type="float">
            <text:p>276.3</text:p>
          </table:table-cell>
          <table:table-cell office:value-type="float" office:value="292" calcext:value-type="float">
            <text:p>292</text:p>
          </table:table-cell>
          <table:table-cell table:formula="of:=([.J95]-[.A95])/[.A95]" office:value-type="percentage" office:value="0.0653046333454943" calcext:value-type="percentage">
            <text:p>6.53%</text:p>
          </table:table-cell>
          <table:table-cell table:formula="of:=([.J95]-[.B95])/[.B95]" office:value-type="percentage" office:value="0.0598911070780399" calcext:value-type="percentage">
            <text:p>5.99%</text:p>
          </table:table-cell>
          <table:table-cell table:formula="of:=([.J95]-[.C95])/[.C95]" office:value-type="percentage" office:value="0.061046511627907" calcext:value-type="percentage">
            <text:p>6.10%</text:p>
          </table:table-cell>
          <table:table-cell table:formula="of:=([.J95]-[.D95])/[.D95]" office:value-type="percentage" office:value="0.0595065312046443" calcext:value-type="percentage">
            <text:p>5.95%</text:p>
          </table:table-cell>
          <table:table-cell table:formula="of:=([.J95]-[.E95])/[.E95]" office:value-type="percentage" office:value="0.0614322064703743" calcext:value-type="percentage">
            <text:p>6.14%</text:p>
          </table:table-cell>
          <table:table-cell table:formula="of:=([.J95]-[.F95])/[.F95]" office:value-type="percentage" office:value="0.0568222946073109" calcext:value-type="percentage">
            <text:p>5.68%</text:p>
          </table:table-cell>
          <table:table-cell table:formula="of:=([.J95]-[.G95])/[.G95]" office:value-type="percentage" office:value="0.0591222343126587" calcext:value-type="percentage">
            <text:p>5.91%</text:p>
          </table:table-cell>
          <table:table-cell table:formula="of:=([.J95]-[.H95])/[.H95]" office:value-type="percentage" office:value="0.0552945428261656" calcext:value-type="percentage">
            <text:p>5.53%</text:p>
          </table:table-cell>
          <table:table-cell table:formula="of:=([.J95]-[.I95])/[.I95]" office:value-type="percentage" office:value="0.0568222946073109" calcext:value-type="percentage">
            <text:p>5.68%</text:p>
          </table:table-cell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287.6" calcext:value-type="float">
            <text:p>287.6</text:p>
          </table:table-cell>
          <table:table-cell table:number-columns-repeated="2" office:value-type="float" office:value="287.8" calcext:value-type="float">
            <text:p>287.8</text:p>
          </table:table-cell>
          <table:table-cell office:value-type="float" office:value="288.2" calcext:value-type="float">
            <text:p>288.2</text:p>
          </table:table-cell>
          <table:table-cell office:value-type="float" office:value="287.5" calcext:value-type="float">
            <text:p>287.5</text:p>
          </table:table-cell>
          <table:table-cell office:value-type="float" office:value="288.3" calcext:value-type="float">
            <text:p>288.3</text:p>
          </table:table-cell>
          <table:table-cell office:value-type="float" office:value="287.7" calcext:value-type="float">
            <text:p>287.7</text:p>
          </table:table-cell>
          <table:table-cell office:value-type="float" office:value="287.1" calcext:value-type="float">
            <text:p>287.1</text:p>
          </table:table-cell>
          <table:table-cell office:value-type="float" office:value="296" calcext:value-type="float">
            <text:p>296</text:p>
          </table:table-cell>
          <table:table-cell table:formula="of:=([.J96]-[.A96])/[.A96]" office:value-type="percentage" office:value="0.0306406685236769" calcext:value-type="percentage">
            <text:p>3.06%</text:p>
          </table:table-cell>
          <table:table-cell table:formula="of:=([.J96]-[.B96])/[.B96]" office:value-type="percentage" office:value="0.0292072322670375" calcext:value-type="percentage">
            <text:p>2.92%</text:p>
          </table:table-cell>
          <table:table-cell table:formula="of:=([.J96]-[.C96])/[.C96]" office:value-type="percentage" office:value="0.0284920083391244" calcext:value-type="percentage">
            <text:p>2.85%</text:p>
          </table:table-cell>
          <table:table-cell table:formula="of:=([.J96]-[.D96])/[.D96]" office:value-type="percentage" office:value="0.0284920083391244" calcext:value-type="percentage">
            <text:p>2.85%</text:p>
          </table:table-cell>
          <table:table-cell table:formula="of:=([.J96]-[.E96])/[.E96]" office:value-type="percentage" office:value="0.0270645385149202" calcext:value-type="percentage">
            <text:p>2.71%</text:p>
          </table:table-cell>
          <table:table-cell table:formula="of:=([.J96]-[.F96])/[.F96]" office:value-type="percentage" office:value="0.0295652173913043" calcext:value-type="percentage">
            <text:p>2.96%</text:p>
          </table:table-cell>
          <table:table-cell table:formula="of:=([.J96]-[.G96])/[.G96]" office:value-type="percentage" office:value="0.0267082899757197" calcext:value-type="percentage">
            <text:p>2.67%</text:p>
          </table:table-cell>
          <table:table-cell table:formula="of:=([.J96]-[.H96])/[.H96]" office:value-type="percentage" office:value="0.0288494960027807" calcext:value-type="percentage">
            <text:p>2.88%</text:p>
          </table:table-cell>
          <table:table-cell table:formula="of:=([.J96]-[.I96])/[.I96]" office:value-type="percentage" office:value="0.0309996516893068" calcext:value-type="percentage">
            <text:p>3.10%</text:p>
          </table:table-cell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294.1" calcext:value-type="float">
            <text:p>294.1</text:p>
          </table:table-cell>
          <table:table-cell office:value-type="float" office:value="294.4" calcext:value-type="float">
            <text:p>294.4</text:p>
          </table:table-cell>
          <table:table-cell office:value-type="float" office:value="293.9" calcext:value-type="float">
            <text:p>293.9</text:p>
          </table:table-cell>
          <table:table-cell office:value-type="float" office:value="294.4" calcext:value-type="float">
            <text:p>294.4</text:p>
          </table:table-cell>
          <table:table-cell office:value-type="float" office:value="294.9" calcext:value-type="float">
            <text:p>294.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4.2" calcext:value-type="float">
            <text:p>294.2</text:p>
          </table:table-cell>
          <table:table-cell office:value-type="float" office:value="301" calcext:value-type="float">
            <text:p>301</text:p>
          </table:table-cell>
          <table:table-cell table:formula="of:=([.J97]-[.A97])/[.A97]" office:value-type="percentage" office:value="0.0259032038173143" calcext:value-type="percentage">
            <text:p>2.59%</text:p>
          </table:table-cell>
          <table:table-cell table:formula="of:=([.J97]-[.B97])/[.B97]" office:value-type="percentage" office:value="0.023461407684461" calcext:value-type="percentage">
            <text:p>2.35%</text:p>
          </table:table-cell>
          <table:table-cell table:formula="of:=([.J97]-[.C97])/[.C97]" office:value-type="percentage" office:value="0.0224184782608696" calcext:value-type="percentage">
            <text:p>2.24%</text:p>
          </table:table-cell>
          <table:table-cell table:formula="of:=([.J97]-[.D97])/[.D97]" office:value-type="percentage" office:value="0.0241578768288534" calcext:value-type="percentage">
            <text:p>2.42%</text:p>
          </table:table-cell>
          <table:table-cell table:formula="of:=([.J97]-[.E97])/[.E97]" office:value-type="percentage" office:value="0.0224184782608696" calcext:value-type="percentage">
            <text:p>2.24%</text:p>
          </table:table-cell>
          <table:table-cell table:formula="of:=([.J97]-[.F97])/[.F97]" office:value-type="percentage" office:value="0.0206849779586301" calcext:value-type="percentage">
            <text:p>2.07%</text:p>
          </table:table-cell>
          <table:table-cell table:formula="of:=([.J97]-[.G97])/[.G97]" office:value-type="percentage" office:value="0.0203389830508475" calcext:value-type="percentage">
            <text:p>2.03%</text:p>
          </table:table-cell>
          <table:table-cell table:formula="of:=([.J97]-[.H97])/[.H97]" office:value-type="percentage" office:value="0.0231135282121007" calcext:value-type="percentage">
            <text:p>2.31%</text:p>
          </table:table-cell>
          <table:table-cell table:formula="of:=([.J97]-[.I97])/[.I97]" office:value-type="percentage" office:value="0.0231135282121007" calcext:value-type="percentage">
            <text:p>2.31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.4" calcext:value-type="float">
            <text:p>274.4</text:p>
          </table:table-cell>
          <table:table-cell office:value-type="float" office:value="274.7" calcext:value-type="float">
            <text:p>274.7</text:p>
          </table:table-cell>
          <table:table-cell office:value-type="float" office:value="275.4" calcext:value-type="float">
            <text:p>275.4</text:p>
          </table:table-cell>
          <table:table-cell office:value-type="float" office:value="274.4" calcext:value-type="float">
            <text:p>274.4</text:p>
          </table:table-cell>
          <table:table-cell table:number-columns-repeated="2" office:value-type="float" office:value="274.9" calcext:value-type="float">
            <text:p>274.9</text:p>
          </table:table-cell>
          <table:table-cell office:value-type="float" office:value="274.1" calcext:value-type="float">
            <text:p>274.1</text:p>
          </table:table-cell>
          <table:table-cell office:value-type="float" office:value="273.2" calcext:value-type="float">
            <text:p>273.2</text:p>
          </table:table-cell>
          <table:table-cell office:value-type="float" office:value="283" calcext:value-type="float">
            <text:p>283</text:p>
          </table:table-cell>
          <table:table-cell table:formula="of:=([.J98]-[.A98])/[.A98]" office:value-type="percentage" office:value="0.0328467153284672" calcext:value-type="percentage">
            <text:p>3.28%</text:p>
          </table:table-cell>
          <table:table-cell table:formula="of:=([.J98]-[.B98])/[.B98]" office:value-type="percentage" office:value="0.0313411078717202" calcext:value-type="percentage">
            <text:p>3.13%</text:p>
          </table:table-cell>
          <table:table-cell table:formula="of:=([.J98]-[.C98])/[.C98]" office:value-type="percentage" office:value="0.0302147797597379" calcext:value-type="percentage">
            <text:p>3.02%</text:p>
          </table:table-cell>
          <table:table-cell table:formula="of:=([.J98]-[.D98])/[.D98]" office:value-type="percentage" office:value="0.0275962236746551" calcext:value-type="percentage">
            <text:p>2.76%</text:p>
          </table:table-cell>
          <table:table-cell table:formula="of:=([.J98]-[.E98])/[.E98]" office:value-type="percentage" office:value="0.0313411078717202" calcext:value-type="percentage">
            <text:p>3.13%</text:p>
          </table:table-cell>
          <table:table-cell table:formula="of:=([.J98]-[.F98])/[.F98]" office:value-type="percentage" office:value="0.0294652600945799" calcext:value-type="percentage">
            <text:p>2.95%</text:p>
          </table:table-cell>
          <table:table-cell table:formula="of:=([.J98]-[.G98])/[.G98]" office:value-type="percentage" office:value="0.0294652600945799" calcext:value-type="percentage">
            <text:p>2.95%</text:p>
          </table:table-cell>
          <table:table-cell table:formula="of:=([.J98]-[.H98])/[.H98]" office:value-type="percentage" office:value="0.0324699014958044" calcext:value-type="percentage">
            <text:p>3.25%</text:p>
          </table:table-cell>
          <table:table-cell table:formula="of:=([.J98]-[.I98])/[.I98]" office:value-type="percentage" office:value="0.0358711566617863" calcext:value-type="percentage">
            <text:p>3.59%</text:p>
          </table:table-cell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292" calcext:value-type="float">
            <text:p>292</text:p>
          </table:table-cell>
          <table:table-cell office:value-type="float" office:value="292.8" calcext:value-type="float">
            <text:p>292.8</text:p>
          </table:table-cell>
          <table:table-cell office:value-type="float" office:value="292.7" calcext:value-type="float">
            <text:p>292.7</text:p>
          </table:table-cell>
          <table:table-cell office:value-type="float" office:value="292.9" calcext:value-type="float">
            <text:p>292.9</text:p>
          </table:table-cell>
          <table:table-cell office:value-type="float" office:value="293.1" calcext:value-type="float">
            <text:p>293.1</text:p>
          </table:table-cell>
          <table:table-cell office:value-type="float" office:value="293" calcext:value-type="float">
            <text:p>293</text:p>
          </table:table-cell>
          <table:table-cell office:value-type="float" office:value="292.7" calcext:value-type="float">
            <text:p>292.7</text:p>
          </table:table-cell>
          <table:table-cell office:value-type="float" office:value="291.8" calcext:value-type="float">
            <text:p>291.8</text:p>
          </table:table-cell>
          <table:table-cell office:value-type="float" office:value="297" calcext:value-type="float">
            <text:p>297</text:p>
          </table:table-cell>
          <table:table-cell table:formula="of:=([.J99]-[.A99])/[.A99]" office:value-type="percentage" office:value="0.0164271047227926" calcext:value-type="percentage">
            <text:p>1.64%</text:p>
          </table:table-cell>
          <table:table-cell table:formula="of:=([.J99]-[.B99])/[.B99]" office:value-type="percentage" office:value="0.0171232876712329" calcext:value-type="percentage">
            <text:p>1.71%</text:p>
          </table:table-cell>
          <table:table-cell table:formula="of:=([.J99]-[.C99])/[.C99]" office:value-type="percentage" office:value="0.0143442622950819" calcext:value-type="percentage">
            <text:p>1.43%</text:p>
          </table:table-cell>
          <table:table-cell table:formula="of:=([.J99]-[.D99])/[.D99]" office:value-type="percentage" office:value="0.0146908097027674" calcext:value-type="percentage">
            <text:p>1.47%</text:p>
          </table:table-cell>
          <table:table-cell table:formula="of:=([.J99]-[.E99])/[.E99]" office:value-type="percentage" office:value="0.0139979515192899" calcext:value-type="percentage">
            <text:p>1.40%</text:p>
          </table:table-cell>
          <table:table-cell table:formula="of:=([.J99]-[.F99])/[.F99]" office:value-type="percentage" office:value="0.0133060388945752" calcext:value-type="percentage">
            <text:p>1.33%</text:p>
          </table:table-cell>
          <table:table-cell table:formula="of:=([.J99]-[.G99])/[.G99]" office:value-type="percentage" office:value="0.0136518771331058" calcext:value-type="percentage">
            <text:p>1.37%</text:p>
          </table:table-cell>
          <table:table-cell table:formula="of:=([.J99]-[.H99])/[.H99]" office:value-type="percentage" office:value="0.0146908097027674" calcext:value-type="percentage">
            <text:p>1.47%</text:p>
          </table:table-cell>
          <table:table-cell table:formula="of:=([.J99]-[.I99])/[.I99]" office:value-type="percentage" office:value="0.0178204249485949" calcext:value-type="percentage">
            <text:p>1.78%</text:p>
          </table:table-cell>
        </table:table-row>
        <table:table-row table:style-name="ro1">
          <table:table-cell table:number-columns-repeated="2" office:value-type="float" office:value="294.5" calcext:value-type="float">
            <text:p>294.5</text:p>
          </table:table-cell>
          <table:table-cell table:number-columns-repeated="2" office:value-type="float" office:value="294.7" calcext:value-type="float">
            <text:p>294.7</text:p>
          </table:table-cell>
          <table:table-cell office:value-type="float" office:value="295" calcext:value-type="float">
            <text:p>295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3" calcext:value-type="float">
            <text:p>295.3</text:p>
          </table:table-cell>
          <table:table-cell office:value-type="float" office:value="294.7" calcext:value-type="float">
            <text:p>294.7</text:p>
          </table:table-cell>
          <table:table-cell office:value-type="float" office:value="293.5" calcext:value-type="float">
            <text:p>293.5</text:p>
          </table:table-cell>
          <table:table-cell office:value-type="float" office:value="300" calcext:value-type="float">
            <text:p>300</text:p>
          </table:table-cell>
          <table:table-cell table:formula="of:=([.J100]-[.A100])/[.A100]" office:value-type="percentage" office:value="0.0186757215619694" calcext:value-type="percentage">
            <text:p>1.87%</text:p>
          </table:table-cell>
          <table:table-cell table:formula="of:=([.J100]-[.B100])/[.B100]" office:value-type="percentage" office:value="0.0186757215619694" calcext:value-type="percentage">
            <text:p>1.87%</text:p>
          </table:table-cell>
          <table:table-cell table:formula="of:=([.J100]-[.C100])/[.C100]" office:value-type="percentage" office:value="0.0179843909060061" calcext:value-type="percentage">
            <text:p>1.80%</text:p>
          </table:table-cell>
          <table:table-cell table:formula="of:=([.J100]-[.D100])/[.D100]" office:value-type="percentage" office:value="0.0179843909060061" calcext:value-type="percentage">
            <text:p>1.80%</text:p>
          </table:table-cell>
          <table:table-cell table:formula="of:=([.J100]-[.E100])/[.E100]" office:value-type="percentage" office:value="0.0169491525423729" calcext:value-type="percentage">
            <text:p>1.69%</text:p>
          </table:table-cell>
          <table:table-cell table:formula="of:=([.J100]-[.F100])/[.F100]" office:value-type="percentage" office:value="0.0152284263959391" calcext:value-type="percentage">
            <text:p>1.52%</text:p>
          </table:table-cell>
          <table:table-cell table:formula="of:=([.J100]-[.G100])/[.G100]" office:value-type="percentage" office:value="0.0159160176092109" calcext:value-type="percentage">
            <text:p>1.59%</text:p>
          </table:table-cell>
          <table:table-cell table:formula="of:=([.J100]-[.H100])/[.H100]" office:value-type="percentage" office:value="0.0179843909060061" calcext:value-type="percentage">
            <text:p>1.80%</text:p>
          </table:table-cell>
          <table:table-cell table:formula="of:=([.J100]-[.I100])/[.I100]" office:value-type="percentage" office:value="0.0221465076660988" calcext:value-type="percentage">
            <text:p>2.21%</text:p>
          </table:table-cell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295.5" calcext:value-type="float">
            <text:p>295.5</text:p>
          </table:table-cell>
          <table:table-cell office:value-type="float" office:value="295" calcext:value-type="float">
            <text:p>295</text:p>
          </table:table-cell>
          <table:table-cell office:value-type="float" office:value="295.6" calcext:value-type="float">
            <text:p>295.6</text:p>
          </table:table-cell>
          <table:table-cell office:value-type="float" office:value="295.4" calcext:value-type="float">
            <text:p>295.4</text:p>
          </table:table-cell>
          <table:table-cell office:value-type="float" office:value="296.4" calcext:value-type="float">
            <text:p>296.4</text:p>
          </table:table-cell>
          <table:table-cell table:number-columns-repeated="2" office:value-type="float" office:value="295.8" calcext:value-type="float">
            <text:p>295.8</text:p>
          </table:table-cell>
          <table:table-cell office:value-type="float" office:value="295.3" calcext:value-type="float">
            <text:p>295.3</text:p>
          </table:table-cell>
          <table:table-cell office:value-type="float" office:value="302" calcext:value-type="float">
            <text:p>302</text:p>
          </table:table-cell>
          <table:table-cell table:formula="of:=([.J101]-[.A101])/[.A101]" office:value-type="percentage" office:value="0.0244233378561736" calcext:value-type="percentage">
            <text:p>2.44%</text:p>
          </table:table-cell>
          <table:table-cell table:formula="of:=([.J101]-[.B101])/[.B101]" office:value-type="percentage" office:value="0.0219966159052453" calcext:value-type="percentage">
            <text:p>2.20%</text:p>
          </table:table-cell>
          <table:table-cell table:formula="of:=([.J101]-[.C101])/[.C101]" office:value-type="percentage" office:value="0.023728813559322" calcext:value-type="percentage">
            <text:p>2.37%</text:p>
          </table:table-cell>
          <table:table-cell table:formula="of:=([.J101]-[.D101])/[.D101]" office:value-type="percentage" office:value="0.0216508795669823" calcext:value-type="percentage">
            <text:p>2.17%</text:p>
          </table:table-cell>
          <table:table-cell table:formula="of:=([.J101]-[.E101])/[.E101]" office:value-type="percentage" office:value="0.0223425863236291" calcext:value-type="percentage">
            <text:p>2.23%</text:p>
          </table:table-cell>
          <table:table-cell table:formula="of:=([.J101]-[.F101])/[.F101]" office:value-type="percentage" office:value="0.01889338731444" calcext:value-type="percentage">
            <text:p>1.89%</text:p>
          </table:table-cell>
          <table:table-cell table:formula="of:=([.J101]-[.G101])/[.G101]" office:value-type="percentage" office:value="0.0209601081812035" calcext:value-type="percentage">
            <text:p>2.10%</text:p>
          </table:table-cell>
          <table:table-cell table:formula="of:=([.J101]-[.H101])/[.H101]" office:value-type="percentage" office:value="0.0209601081812035" calcext:value-type="percentage">
            <text:p>2.10%</text:p>
          </table:table-cell>
          <table:table-cell table:formula="of:=([.J101]-[.I101])/[.I101]" office:value-type="percentage" office:value="0.022688791059939" calcext:value-type="percentage">
            <text:p>2.27%</text:p>
          </table:table-cell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294.9" calcext:value-type="float">
            <text:p>294.9</text:p>
          </table:table-cell>
          <table:table-cell office:value-type="float" office:value="295" calcext:value-type="float">
            <text:p>295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1" calcext:value-type="float">
            <text:p>295.1</text:p>
          </table:table-cell>
          <table:table-cell table:number-columns-repeated="2" office:value-type="float" office:value="295.5" calcext:value-type="float">
            <text:p>295.5</text:p>
          </table:table-cell>
          <table:table-cell office:value-type="float" office:value="294.9" calcext:value-type="float">
            <text:p>294.9</text:p>
          </table:table-cell>
          <table:table-cell office:value-type="float" office:value="294.8" calcext:value-type="float">
            <text:p>294.8</text:p>
          </table:table-cell>
          <table:table-cell office:value-type="float" office:value="303" calcext:value-type="float">
            <text:p>303</text:p>
          </table:table-cell>
          <table:table-cell table:formula="of:=([.J102]-[.A102])/[.A102]" office:value-type="percentage" office:value="0.0292119565217392" calcext:value-type="percentage">
            <text:p>2.92%</text:p>
          </table:table-cell>
          <table:table-cell table:formula="of:=([.J102]-[.B102])/[.B102]" office:value-type="percentage" office:value="0.0274669379450662" calcext:value-type="percentage">
            <text:p>2.75%</text:p>
          </table:table-cell>
          <table:table-cell table:formula="of:=([.J102]-[.C102])/[.C102]" office:value-type="percentage" office:value="0.0271186440677966" calcext:value-type="percentage">
            <text:p>2.71%</text:p>
          </table:table-cell>
          <table:table-cell table:formula="of:=([.J102]-[.D102])/[.D102]" office:value-type="percentage" office:value="0.0253807106598985" calcext:value-type="percentage">
            <text:p>2.54%</text:p>
          </table:table-cell>
          <table:table-cell table:formula="of:=([.J102]-[.E102])/[.E102]" office:value-type="percentage" office:value="0.0267705862419518" calcext:value-type="percentage">
            <text:p>2.68%</text:p>
          </table:table-cell>
          <table:table-cell table:formula="of:=([.J102]-[.F102])/[.F102]" office:value-type="percentage" office:value="0.0253807106598985" calcext:value-type="percentage">
            <text:p>2.54%</text:p>
          </table:table-cell>
          <table:table-cell table:formula="of:=([.J102]-[.G102])/[.G102]" office:value-type="percentage" office:value="0.0253807106598985" calcext:value-type="percentage">
            <text:p>2.54%</text:p>
          </table:table-cell>
          <table:table-cell table:formula="of:=([.J102]-[.H102])/[.H102]" office:value-type="percentage" office:value="0.0274669379450662" calcext:value-type="percentage">
            <text:p>2.75%</text:p>
          </table:table-cell>
          <table:table-cell table:formula="of:=([.J102]-[.I102])/[.I102]" office:value-type="percentage" office:value="0.0278154681139755" calcext:value-type="percentage">
            <text:p>2.78%</text:p>
          </table:table-cell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298.7" calcext:value-type="float">
            <text:p>298.7</text:p>
          </table:table-cell>
          <table:table-cell office:value-type="float" office:value="299.2" calcext:value-type="float">
            <text:p>299.2</text:p>
          </table:table-cell>
          <table:table-cell office:value-type="float" office:value="299.1" calcext:value-type="float">
            <text:p>299.1</text:p>
          </table:table-cell>
          <table:table-cell office:value-type="float" office:value="299.3" calcext:value-type="float">
            <text:p>299.3</text:p>
          </table:table-cell>
          <table:table-cell office:value-type="float" office:value="299.7" calcext:value-type="float">
            <text:p>299.7</text:p>
          </table:table-cell>
          <table:table-cell office:value-type="float" office:value="300.2" calcext:value-type="float">
            <text:p>300.2</text:p>
          </table:table-cell>
          <table:table-cell office:value-type="float" office:value="299.8" calcext:value-type="float">
            <text:p>299.8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table:formula="of:=([.J103]-[.A103])/[.A103]" office:value-type="percentage" office:value="0.0140562248995984" calcext:value-type="percentage">
            <text:p>1.41%</text:p>
          </table:table-cell>
          <table:table-cell table:formula="of:=([.J103]-[.B103])/[.B103]" office:value-type="percentage" office:value="0.0143957147639773" calcext:value-type="percentage">
            <text:p>1.44%</text:p>
          </table:table-cell>
          <table:table-cell table:formula="of:=([.J103]-[.C103])/[.C103]" office:value-type="percentage" office:value="0.0127005347593583" calcext:value-type="percentage">
            <text:p>1.27%</text:p>
          </table:table-cell>
          <table:table-cell table:formula="of:=([.J103]-[.D103])/[.D103]" office:value-type="percentage" office:value="0.0130391173520561" calcext:value-type="percentage">
            <text:p>1.30%</text:p>
          </table:table-cell>
          <table:table-cell table:formula="of:=([.J103]-[.E103])/[.E103]" office:value-type="percentage" office:value="0.0123621784163047" calcext:value-type="percentage">
            <text:p>1.24%</text:p>
          </table:table-cell>
          <table:table-cell table:formula="of:=([.J103]-[.F103])/[.F103]" office:value-type="percentage" office:value="0.0110110110110111" calcext:value-type="percentage">
            <text:p>1.10%</text:p>
          </table:table-cell>
          <table:table-cell table:formula="of:=([.J103]-[.G103])/[.G103]" office:value-type="percentage" office:value="0.00932711525649571" calcext:value-type="percentage">
            <text:p>0.93%</text:p>
          </table:table-cell>
          <table:table-cell table:formula="of:=([.J103]-[.H103])/[.H103]" office:value-type="percentage" office:value="0.0106737825216811" calcext:value-type="percentage">
            <text:p>1.07%</text:p>
          </table:table-cell>
          <table:table-cell table:formula="of:=([.J103]-[.I103])/[.I103]" office:value-type="percentage" office:value="0.0133779264214047" calcext:value-type="percentage">
            <text:p>1.34%</text:p>
          </table:table-cell>
        </table:table-row>
        <table:table-row table:style-name="ro1">
          <table:table-cell office:value-type="float" office:value="300.1" calcext:value-type="float">
            <text:p>300.1</text:p>
          </table:table-cell>
          <table:table-cell office:value-type="float" office:value="299.9" calcext:value-type="float">
            <text:p>299.9</text:p>
          </table:table-cell>
          <table:table-cell office:value-type="float" office:value="300.2" calcext:value-type="float">
            <text:p>300.2</text:p>
          </table:table-cell>
          <table:table-cell office:value-type="float" office:value="300.5" calcext:value-type="float">
            <text:p>300.5</text:p>
          </table:table-cell>
          <table:table-cell table:number-columns-repeated="2" office:value-type="float" office:value="301.1" calcext:value-type="float">
            <text:p>301.1</text:p>
          </table:table-cell>
          <table:table-cell office:value-type="float" office:value="301.8" calcext:value-type="float">
            <text:p>301.8</text:p>
          </table:table-cell>
          <table:table-cell office:value-type="float" office:value="301.1" calcext:value-type="float">
            <text:p>301.1</text:p>
          </table:table-cell>
          <table:table-cell office:value-type="float" office:value="300.5" calcext:value-type="float">
            <text:p>300.5</text:p>
          </table:table-cell>
          <table:table-cell office:value-type="float" office:value="308" calcext:value-type="float">
            <text:p>308</text:p>
          </table:table-cell>
          <table:table-cell table:formula="of:=([.J104]-[.A104])/[.A104]" office:value-type="percentage" office:value="0.0263245584805064" calcext:value-type="percentage">
            <text:p>2.63%</text:p>
          </table:table-cell>
          <table:table-cell table:formula="of:=([.J104]-[.B104])/[.B104]" office:value-type="percentage" office:value="0.0270090030010004" calcext:value-type="percentage">
            <text:p>2.70%</text:p>
          </table:table-cell>
          <table:table-cell table:formula="of:=([.J104]-[.C104])/[.C104]" office:value-type="percentage" office:value="0.0259826782145237" calcext:value-type="percentage">
            <text:p>2.60%</text:p>
          </table:table-cell>
          <table:table-cell table:formula="of:=([.J104]-[.D104])/[.D104]" office:value-type="percentage" office:value="0.0249584026622296" calcext:value-type="percentage">
            <text:p>2.50%</text:p>
          </table:table-cell>
          <table:table-cell table:formula="of:=([.J104]-[.E104])/[.E104]" office:value-type="percentage" office:value="0.0229159747592161" calcext:value-type="percentage">
            <text:p>2.29%</text:p>
          </table:table-cell>
          <table:table-cell table:formula="of:=([.J104]-[.F104])/[.F104]" office:value-type="percentage" office:value="0.0229159747592161" calcext:value-type="percentage">
            <text:p>2.29%</text:p>
          </table:table-cell>
          <table:table-cell table:formula="of:=([.J104]-[.G104])/[.G104]" office:value-type="percentage" office:value="0.0205434062292909" calcext:value-type="percentage">
            <text:p>2.05%</text:p>
          </table:table-cell>
          <table:table-cell table:formula="of:=([.J104]-[.H104])/[.H104]" office:value-type="percentage" office:value="0.0229159747592161" calcext:value-type="percentage">
            <text:p>2.29%</text:p>
          </table:table-cell>
          <table:table-cell table:formula="of:=([.J104]-[.I104])/[.I104]" office:value-type="percentage" office:value="0.0249584026622296" calcext:value-type="percentage">
            <text:p>2.50%</text:p>
          </table:table-cell>
        </table:table-row>
        <table:table-row table:style-name="ro1">
          <table:table-cell office:value-type="float" office:value="306.3" calcext:value-type="float">
            <text:p>306.3</text:p>
          </table:table-cell>
          <table:table-cell office:value-type="float" office:value="306.6" calcext:value-type="float">
            <text:p>306.6</text:p>
          </table:table-cell>
          <table:table-cell office:value-type="float" office:value="305.7" calcext:value-type="float">
            <text:p>305.7</text:p>
          </table:table-cell>
          <table:table-cell office:value-type="float" office:value="306.8" calcext:value-type="float">
            <text:p>306.8</text:p>
          </table:table-cell>
          <table:table-cell office:value-type="float" office:value="306.4" calcext:value-type="float">
            <text:p>306.4</text:p>
          </table:table-cell>
          <table:table-cell office:value-type="float" office:value="306" calcext:value-type="float">
            <text:p>306</text:p>
          </table:table-cell>
          <table:table-cell office:value-type="float" office:value="306.6" calcext:value-type="float">
            <text:p>306.6</text:p>
          </table:table-cell>
          <table:table-cell office:value-type="float" office:value="306.5" calcext:value-type="float">
            <text:p>306.5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table:formula="of:=([.J105]-[.A105])/[.A105]" office:value-type="percentage" office:value="0.0218739797584068" calcext:value-type="percentage">
            <text:p>2.19%</text:p>
          </table:table-cell>
          <table:table-cell table:formula="of:=([.J105]-[.B105])/[.B105]" office:value-type="percentage" office:value="0.0208741030658838" calcext:value-type="percentage">
            <text:p>2.09%</text:p>
          </table:table-cell>
          <table:table-cell table:formula="of:=([.J105]-[.C105])/[.C105]" office:value-type="percentage" office:value="0.0238796205430161" calcext:value-type="percentage">
            <text:p>2.39%</text:p>
          </table:table-cell>
          <table:table-cell table:formula="of:=([.J105]-[.D105])/[.D105]" office:value-type="percentage" office:value="0.0202086049543676" calcext:value-type="percentage">
            <text:p>2.02%</text:p>
          </table:table-cell>
          <table:table-cell table:formula="of:=([.J105]-[.E105])/[.E105]" office:value-type="percentage" office:value="0.0215404699738904" calcext:value-type="percentage">
            <text:p>2.15%</text:p>
          </table:table-cell>
          <table:table-cell table:formula="of:=([.J105]-[.F105])/[.F105]" office:value-type="percentage" office:value="0.022875816993464" calcext:value-type="percentage">
            <text:p>2.29%</text:p>
          </table:table-cell>
          <table:table-cell table:formula="of:=([.J105]-[.G105])/[.G105]" office:value-type="percentage" office:value="0.0208741030658838" calcext:value-type="percentage">
            <text:p>2.09%</text:p>
          </table:table-cell>
          <table:table-cell table:formula="of:=([.J105]-[.H105])/[.H105]" office:value-type="percentage" office:value="0.0212071778140294" calcext:value-type="percentage">
            <text:p>2.12%</text:p>
          </table:table-cell>
          <table:table-cell table:formula="of:=([.J105]-[.I105])/[.I105]" office:value-type="percentage" office:value="0.022875816993464" calcext:value-type="percentage">
            <text:p>2.29%</text:p>
          </table:table-cell>
        </table:table-row>
        <table:table-row table:style-name="ro1">
          <table:table-cell office:value-type="float" office:value="299.9" calcext:value-type="float">
            <text:p>299.9</text:p>
          </table:table-cell>
          <table:table-cell office:value-type="float" office:value="300.7" calcext:value-type="float">
            <text:p>300.7</text:p>
          </table:table-cell>
          <table:table-cell office:value-type="float" office:value="300.9" calcext:value-type="float">
            <text:p>300.9</text:p>
          </table:table-cell>
          <table:table-cell office:value-type="float" office:value="301.1" calcext:value-type="float">
            <text:p>301.1</text:p>
          </table:table-cell>
          <table:table-cell office:value-type="float" office:value="300.8" calcext:value-type="float">
            <text:p>300.8</text:p>
          </table:table-cell>
          <table:table-cell office:value-type="float" office:value="302.1" calcext:value-type="float">
            <text:p>302.1</text:p>
          </table:table-cell>
          <table:table-cell office:value-type="float" office:value="301.3" calcext:value-type="float">
            <text:p>301.3</text:p>
          </table:table-cell>
          <table:table-cell office:value-type="float" office:value="300.5" calcext:value-type="float">
            <text:p>300.5</text:p>
          </table:table-cell>
          <table:table-cell office:value-type="float" office:value="299.7" calcext:value-type="float">
            <text:p>299.7</text:p>
          </table:table-cell>
          <table:table-cell office:value-type="float" office:value="305" calcext:value-type="float">
            <text:p>305</text:p>
          </table:table-cell>
          <table:table-cell table:formula="of:=([.J106]-[.A106])/[.A106]" office:value-type="percentage" office:value="0.0170056685561855" calcext:value-type="percentage">
            <text:p>1.70%</text:p>
          </table:table-cell>
          <table:table-cell table:formula="of:=([.J106]-[.B106])/[.B106]" office:value-type="percentage" office:value="0.0142999667442634" calcext:value-type="percentage">
            <text:p>1.43%</text:p>
          </table:table-cell>
          <table:table-cell table:formula="of:=([.J106]-[.C106])/[.C106]" office:value-type="percentage" office:value="0.0136257892987704" calcext:value-type="percentage">
            <text:p>1.36%</text:p>
          </table:table-cell>
          <table:table-cell table:formula="of:=([.J106]-[.D106])/[.D106]" office:value-type="percentage" office:value="0.0129525074726004" calcext:value-type="percentage">
            <text:p>1.30%</text:p>
          </table:table-cell>
          <table:table-cell table:formula="of:=([.J106]-[.E106])/[.E106]" office:value-type="percentage" office:value="0.0139627659574468" calcext:value-type="percentage">
            <text:p>1.40%</text:p>
          </table:table-cell>
          <table:table-cell table:formula="of:=([.J106]-[.F106])/[.F106]" office:value-type="percentage" office:value="0.00959947037404825" calcext:value-type="percentage">
            <text:p>0.96%</text:p>
          </table:table-cell>
          <table:table-cell table:formula="of:=([.J106]-[.G106])/[.G106]" office:value-type="percentage" office:value="0.0122801194822436" calcext:value-type="percentage">
            <text:p>1.23%</text:p>
          </table:table-cell>
          <table:table-cell table:formula="of:=([.J106]-[.H106])/[.H106]" office:value-type="percentage" office:value="0.0149750415973378" calcext:value-type="percentage">
            <text:p>1.50%</text:p>
          </table:table-cell>
          <table:table-cell table:formula="of:=([.J106]-[.I106])/[.I106]" office:value-type="percentage" office:value="0.0176843510176844" calcext:value-type="percentage">
            <text:p>1.77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.3" calcext:value-type="float">
            <text:p>311.3</text:p>
          </table:table-cell>
          <table:table-cell office:value-type="float" office:value="311.5" calcext:value-type="float">
            <text:p>311.5</text:p>
          </table:table-cell>
          <table:table-cell office:value-type="float" office:value="312.4" calcext:value-type="float">
            <text:p>312.4</text:p>
          </table:table-cell>
          <table:table-cell office:value-type="float" office:value="312.1" calcext:value-type="float">
            <text:p>312.1</text:p>
          </table:table-cell>
          <table:table-cell office:value-type="float" office:value="312.4" calcext:value-type="float">
            <text:p>312.4</text:p>
          </table:table-cell>
          <table:table-cell office:value-type="float" office:value="312" calcext:value-type="float">
            <text:p>312</text:p>
          </table:table-cell>
          <table:table-cell office:value-type="float" office:value="312.2" calcext:value-type="float">
            <text:p>312.2</text:p>
          </table:table-cell>
          <table:table-cell office:value-type="float" office:value="311.5" calcext:value-type="float">
            <text:p>311.5</text:p>
          </table:table-cell>
          <table:table-cell office:value-type="float" office:value="319" calcext:value-type="float">
            <text:p>319</text:p>
          </table:table-cell>
          <table:table-cell table:formula="of:=([.J107]-[.A107])/[.A107]" office:value-type="percentage" office:value="0.0224358974358974" calcext:value-type="percentage">
            <text:p>2.24%</text:p>
          </table:table-cell>
          <table:table-cell table:formula="of:=([.J107]-[.B107])/[.B107]" office:value-type="percentage" office:value="0.0247349823321554" calcext:value-type="percentage">
            <text:p>2.47%</text:p>
          </table:table-cell>
          <table:table-cell table:formula="of:=([.J107]-[.C107])/[.C107]" office:value-type="percentage" office:value="0.0240770465489567" calcext:value-type="percentage">
            <text:p>2.41%</text:p>
          </table:table-cell>
          <table:table-cell table:formula="of:=([.J107]-[.D107])/[.D107]" office:value-type="percentage" office:value="0.0211267605633804" calcext:value-type="percentage">
            <text:p>2.11%</text:p>
          </table:table-cell>
          <table:table-cell table:formula="of:=([.J107]-[.E107])/[.E107]" office:value-type="percentage" office:value="0.0221082986222364" calcext:value-type="percentage">
            <text:p>2.21%</text:p>
          </table:table-cell>
          <table:table-cell table:formula="of:=([.J107]-[.F107])/[.F107]" office:value-type="percentage" office:value="0.0211267605633804" calcext:value-type="percentage">
            <text:p>2.11%</text:p>
          </table:table-cell>
          <table:table-cell table:formula="of:=([.J107]-[.G107])/[.G107]" office:value-type="percentage" office:value="0.0224358974358974" calcext:value-type="percentage">
            <text:p>2.24%</text:p>
          </table:table-cell>
          <table:table-cell table:formula="of:=([.J107]-[.H107])/[.H107]" office:value-type="percentage" office:value="0.0217809096732864" calcext:value-type="percentage">
            <text:p>2.18%</text:p>
          </table:table-cell>
          <table:table-cell table:formula="of:=([.J107]-[.I107])/[.I107]" office:value-type="percentage" office:value="0.0240770465489567" calcext:value-type="percentage">
            <text:p>2.41%</text:p>
          </table:table-cell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305" calcext:value-type="float">
            <text:p>305</text:p>
          </table:table-cell>
          <table:table-cell office:value-type="float" office:value="305.1" calcext:value-type="float">
            <text:p>305.1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.6" calcext:value-type="float">
            <text:p>305.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4.5" calcext:value-type="float">
            <text:p>304.5</text:p>
          </table:table-cell>
          <table:table-cell office:value-type="float" office:value="310" calcext:value-type="float">
            <text:p>310</text:p>
          </table:table-cell>
          <table:table-cell table:formula="of:=([.J108]-[.A108])/[.A108]" office:value-type="percentage" office:value="0.0170603674540682" calcext:value-type="percentage">
            <text:p>1.71%</text:p>
          </table:table-cell>
          <table:table-cell table:formula="of:=([.J108]-[.B108])/[.B108]" office:value-type="percentage" office:value="0.0163934426229508" calcext:value-type="percentage">
            <text:p>1.64%</text:p>
          </table:table-cell>
          <table:table-cell table:formula="of:=([.J108]-[.C108])/[.C108]" office:value-type="percentage" office:value="0.0160603080957063" calcext:value-type="percentage">
            <text:p>1.61%</text:p>
          </table:table-cell>
          <table:table-cell table:formula="of:=([.J108]-[.D108])/[.D108]" office:value-type="percentage" office:value="0.0130718954248366" calcext:value-type="percentage">
            <text:p>1.31%</text:p>
          </table:table-cell>
          <table:table-cell table:formula="of:=([.J108]-[.E108])/[.E108]" office:value-type="percentage" office:value="0.0130718954248366" calcext:value-type="percentage">
            <text:p>1.31%</text:p>
          </table:table-cell>
          <table:table-cell table:formula="of:=([.J108]-[.F108])/[.F108]" office:value-type="percentage" office:value="0.0143979057591622" calcext:value-type="percentage">
            <text:p>1.44%</text:p>
          </table:table-cell>
          <table:table-cell table:formula="of:=([.J108]-[.G108])/[.G108]" office:value-type="percentage" office:value="0.0130718954248366" calcext:value-type="percentage">
            <text:p>1.31%</text:p>
          </table:table-cell>
          <table:table-cell table:formula="of:=([.J108]-[.H108])/[.H108]" office:value-type="percentage" office:value="0.0130718954248366" calcext:value-type="percentage">
            <text:p>1.31%</text:p>
          </table:table-cell>
          <table:table-cell table:formula="of:=([.J108]-[.I108])/[.I108]" office:value-type="percentage" office:value="0.0180623973727422" calcext:value-type="percentage">
            <text:p>1.81%</text:p>
          </table:table-cell>
        </table:table-row>
        <table:table-row table:style-name="ro1">
          <table:table-cell office:value-type="float" office:value="313.9" calcext:value-type="float">
            <text:p>313.9</text:p>
          </table:table-cell>
          <table:table-cell office:value-type="float" office:value="314.2" calcext:value-type="float">
            <text:p>314.2</text:p>
          </table:table-cell>
          <table:table-cell office:value-type="float" office:value="314" calcext:value-type="float">
            <text:p>314</text:p>
          </table:table-cell>
          <table:table-cell office:value-type="float" office:value="313.9" calcext:value-type="float">
            <text:p>313.9</text:p>
          </table:table-cell>
          <table:table-cell office:value-type="float" office:value="314.3" calcext:value-type="float">
            <text:p>314.3</text:p>
          </table:table-cell>
          <table:table-cell office:value-type="float" office:value="314.2" calcext:value-type="float">
            <text:p>314.2</text:p>
          </table:table-cell>
          <table:table-cell office:value-type="float" office:value="315" calcext:value-type="float">
            <text:p>315</text:p>
          </table:table-cell>
          <table:table-cell office:value-type="float" office:value="314.3" calcext:value-type="float">
            <text:p>314.3</text:p>
          </table:table-cell>
          <table:table-cell office:value-type="float" office:value="313.6" calcext:value-type="float">
            <text:p>313.6</text:p>
          </table:table-cell>
          <table:table-cell office:value-type="float" office:value="322" calcext:value-type="float">
            <text:p>322</text:p>
          </table:table-cell>
          <table:table-cell table:formula="of:=([.J109]-[.A109])/[.A109]" office:value-type="percentage" office:value="0.0258043963045557" calcext:value-type="percentage">
            <text:p>2.58%</text:p>
          </table:table-cell>
          <table:table-cell table:formula="of:=([.J109]-[.B109])/[.B109]" office:value-type="percentage" office:value="0.0248249522597072" calcext:value-type="percentage">
            <text:p>2.48%</text:p>
          </table:table-cell>
          <table:table-cell table:formula="of:=([.J109]-[.C109])/[.C109]" office:value-type="percentage" office:value="0.0254777070063694" calcext:value-type="percentage">
            <text:p>2.55%</text:p>
          </table:table-cell>
          <table:table-cell table:formula="of:=([.J109]-[.D109])/[.D109]" office:value-type="percentage" office:value="0.0258043963045557" calcext:value-type="percentage">
            <text:p>2.58%</text:p>
          </table:table-cell>
          <table:table-cell table:formula="of:=([.J109]-[.E109])/[.E109]" office:value-type="percentage" office:value="0.0244988864142539" calcext:value-type="percentage">
            <text:p>2.45%</text:p>
          </table:table-cell>
          <table:table-cell table:formula="of:=([.J109]-[.F109])/[.F109]" office:value-type="percentage" office:value="0.0248249522597072" calcext:value-type="percentage">
            <text:p>2.48%</text:p>
          </table:table-cell>
          <table:table-cell table:formula="of:=([.J109]-[.G109])/[.G109]" office:value-type="percentage" office:value="0.0222222222222222" calcext:value-type="percentage">
            <text:p>2.22%</text:p>
          </table:table-cell>
          <table:table-cell table:formula="of:=([.J109]-[.H109])/[.H109]" office:value-type="percentage" office:value="0.0244988864142539" calcext:value-type="percentage">
            <text:p>2.45%</text:p>
          </table:table-cell>
          <table:table-cell table:formula="of:=([.J109]-[.I109])/[.I109]" office:value-type="percentage" office:value="0.0267857142857142" calcext:value-type="percentage">
            <text:p>2.68%</text:p>
          </table:table-cell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310.8" calcext:value-type="float">
            <text:p>310.8</text:p>
          </table:table-cell>
          <table:table-cell office:value-type="float" office:value="311.6" calcext:value-type="float">
            <text:p>311.6</text:p>
          </table:table-cell>
          <table:table-cell table:number-columns-repeated="2" office:value-type="float" office:value="311.2" calcext:value-type="float">
            <text:p>311.2</text:p>
          </table:table-cell>
          <table:table-cell office:value-type="float" office:value="312.1" calcext:value-type="float">
            <text:p>312.1</text:p>
          </table:table-cell>
          <table:table-cell office:value-type="float" office:value="312" calcext:value-type="float">
            <text:p>312</text:p>
          </table:table-cell>
          <table:table-cell office:value-type="float" office:value="311.9" calcext:value-type="float">
            <text:p>311.9</text:p>
          </table:table-cell>
          <table:table-cell office:value-type="float" office:value="310.3" calcext:value-type="float">
            <text:p>310.3</text:p>
          </table:table-cell>
          <table:table-cell office:value-type="float" office:value="317" calcext:value-type="float">
            <text:p>317</text:p>
          </table:table-cell>
          <table:table-cell table:formula="of:=([.J110]-[.A110])/[.A110]" office:value-type="percentage" office:value="0.0206052801030263" calcext:value-type="percentage">
            <text:p>2.06%</text:p>
          </table:table-cell>
          <table:table-cell table:formula="of:=([.J110]-[.B110])/[.B110]" office:value-type="percentage" office:value="0.0199485199485199" calcext:value-type="percentage">
            <text:p>1.99%</text:p>
          </table:table-cell>
          <table:table-cell table:formula="of:=([.J110]-[.C110])/[.C110]" office:value-type="percentage" office:value="0.0173299101412066" calcext:value-type="percentage">
            <text:p>1.73%</text:p>
          </table:table-cell>
          <table:table-cell table:formula="of:=([.J110]-[.D110])/[.D110]" office:value-type="percentage" office:value="0.0186375321336761" calcext:value-type="percentage">
            <text:p>1.86%</text:p>
          </table:table-cell>
          <table:table-cell table:formula="of:=([.J110]-[.E110])/[.E110]" office:value-type="percentage" office:value="0.0186375321336761" calcext:value-type="percentage">
            <text:p>1.86%</text:p>
          </table:table-cell>
          <table:table-cell table:formula="of:=([.J110]-[.F110])/[.F110]" office:value-type="percentage" office:value="0.0157000961230374" calcext:value-type="percentage">
            <text:p>1.57%</text:p>
          </table:table-cell>
          <table:table-cell table:formula="of:=([.J110]-[.G110])/[.G110]" office:value-type="percentage" office:value="0.016025641025641" calcext:value-type="percentage">
            <text:p>1.60%</text:p>
          </table:table-cell>
          <table:table-cell table:formula="of:=([.J110]-[.H110])/[.H110]" office:value-type="percentage" office:value="0.0163513946777814" calcext:value-type="percentage">
            <text:p>1.64%</text:p>
          </table:table-cell>
          <table:table-cell table:formula="of:=([.J110]-[.I110])/[.I110]" office:value-type="percentage" office:value="0.0215920077344505" calcext:value-type="percentage">
            <text:p>2.16%</text:p>
          </table:table-cell>
        </table:table-row>
        <table:table-row table:style-name="ro1">
          <table:table-cell office:value-type="float" office:value="297.9" calcext:value-type="float">
            <text:p>297.9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3" calcext:value-type="float">
            <text:p>298.3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8" calcext:value-type="float">
            <text:p>298.8</text:p>
          </table:table-cell>
          <table:table-cell office:value-type="float" office:value="298.5" calcext:value-type="float">
            <text:p>298.5</text:p>
          </table:table-cell>
          <table:table-cell office:value-type="float" office:value="298.7" calcext:value-type="float">
            <text:p>298.7</text:p>
          </table:table-cell>
          <table:table-cell office:value-type="float" office:value="298.2" calcext:value-type="float">
            <text:p>298.2</text:p>
          </table:table-cell>
          <table:table-cell office:value-type="float" office:value="297.1" calcext:value-type="float">
            <text:p>297.1</text:p>
          </table:table-cell>
          <table:table-cell office:value-type="float" office:value="303" calcext:value-type="float">
            <text:p>303</text:p>
          </table:table-cell>
          <table:table-cell table:formula="of:=([.J111]-[.A111])/[.A111]" office:value-type="percentage" office:value="0.0171198388721048" calcext:value-type="percentage">
            <text:p>1.71%</text:p>
          </table:table-cell>
          <table:table-cell table:formula="of:=([.J111]-[.B111])/[.B111]" office:value-type="percentage" office:value="0.0147354320160749" calcext:value-type="percentage">
            <text:p>1.47%</text:p>
          </table:table-cell>
          <table:table-cell table:formula="of:=([.J111]-[.C111])/[.C111]" office:value-type="percentage" office:value="0.0157559503855179" calcext:value-type="percentage">
            <text:p>1.58%</text:p>
          </table:table-cell>
          <table:table-cell table:formula="of:=([.J111]-[.D111])/[.D111]" office:value-type="percentage" office:value="0.0147354320160749" calcext:value-type="percentage">
            <text:p>1.47%</text:p>
          </table:table-cell>
          <table:table-cell table:formula="of:=([.J111]-[.E111])/[.E111]" office:value-type="percentage" office:value="0.0140562248995984" calcext:value-type="percentage">
            <text:p>1.41%</text:p>
          </table:table-cell>
          <table:table-cell table:formula="of:=([.J111]-[.F111])/[.F111]" office:value-type="percentage" office:value="0.0150753768844221" calcext:value-type="percentage">
            <text:p>1.51%</text:p>
          </table:table-cell>
          <table:table-cell table:formula="of:=([.J111]-[.G111])/[.G111]" office:value-type="percentage" office:value="0.0143957147639773" calcext:value-type="percentage">
            <text:p>1.44%</text:p>
          </table:table-cell>
          <table:table-cell table:formula="of:=([.J111]-[.H111])/[.H111]" office:value-type="percentage" office:value="0.0160965794768612" calcext:value-type="percentage">
            <text:p>1.61%</text:p>
          </table:table-cell>
          <table:table-cell table:formula="of:=([.J111]-[.I111])/[.I111]" office:value-type="percentage" office:value="0.0198586334567485" calcext:value-type="percentage">
            <text:p>1.99%</text:p>
          </table:table-cell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318.1" calcext:value-type="float">
            <text:p>318.1</text:p>
          </table:table-cell>
          <table:table-cell office:value-type="float" office:value="318.2" calcext:value-type="float">
            <text:p>318.2</text:p>
          </table:table-cell>
          <table:table-cell office:value-type="float" office:value="317.8" calcext:value-type="float">
            <text:p>317.8</text:p>
          </table:table-cell>
          <table:table-cell office:value-type="float" office:value="318" calcext:value-type="float">
            <text:p>318</text:p>
          </table:table-cell>
          <table:table-cell office:value-type="float" office:value="318.2" calcext:value-type="float">
            <text:p>318.2</text:p>
          </table:table-cell>
          <table:table-cell office:value-type="float" office:value="318.3" calcext:value-type="float">
            <text:p>318.3</text:p>
          </table:table-cell>
          <table:table-cell office:value-type="float" office:value="318.9" calcext:value-type="float">
            <text:p>318.9</text:p>
          </table:table-cell>
          <table:table-cell office:value-type="float" office:value="317.5" calcext:value-type="float">
            <text:p>317.5</text:p>
          </table:table-cell>
          <table:table-cell office:value-type="float" office:value="326" calcext:value-type="float">
            <text:p>326</text:p>
          </table:table-cell>
          <table:table-cell table:formula="of:=([.J112]-[.A112])/[.A112]" office:value-type="percentage" office:value="0.0277427490542245" calcext:value-type="percentage">
            <text:p>2.77%</text:p>
          </table:table-cell>
          <table:table-cell table:formula="of:=([.J112]-[.B112])/[.B112]" office:value-type="percentage" office:value="0.0248349575605155" calcext:value-type="percentage">
            <text:p>2.48%</text:p>
          </table:table-cell>
          <table:table-cell table:formula="of:=([.J112]-[.C112])/[.C112]" office:value-type="percentage" office:value="0.0245128849780013" calcext:value-type="percentage">
            <text:p>2.45%</text:p>
          </table:table-cell>
          <table:table-cell table:formula="of:=([.J112]-[.D112])/[.D112]" office:value-type="percentage" office:value="0.0258023914411579" calcext:value-type="percentage">
            <text:p>2.58%</text:p>
          </table:table-cell>
          <table:table-cell table:formula="of:=([.J112]-[.E112])/[.E112]" office:value-type="percentage" office:value="0.0251572327044025" calcext:value-type="percentage">
            <text:p>2.52%</text:p>
          </table:table-cell>
          <table:table-cell table:formula="of:=([.J112]-[.F112])/[.F112]" office:value-type="percentage" office:value="0.0245128849780013" calcext:value-type="percentage">
            <text:p>2.45%</text:p>
          </table:table-cell>
          <table:table-cell table:formula="of:=([.J112]-[.G112])/[.G112]" office:value-type="percentage" office:value="0.024191014765944" calcext:value-type="percentage">
            <text:p>2.42%</text:p>
          </table:table-cell>
          <table:table-cell table:formula="of:=([.J112]-[.H112])/[.H112]" office:value-type="percentage" office:value="0.0222640326121042" calcext:value-type="percentage">
            <text:p>2.23%</text:p>
          </table:table-cell>
          <table:table-cell table:formula="of:=([.J112]-[.I112])/[.I112]" office:value-type="percentage" office:value="0.0267716535433071" calcext:value-type="percentage">
            <text:p>2.68%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294.2" calcext:value-type="float">
            <text:p>294.2</text:p>
          </table:table-cell>
          <table:table-cell office:value-type="float" office:value="294.1" calcext:value-type="float">
            <text:p>294.1</text:p>
          </table:table-cell>
          <table:table-cell office:value-type="float" office:value="294.7" calcext:value-type="float">
            <text:p>294.7</text:p>
          </table:table-cell>
          <table:table-cell office:value-type="float" office:value="295.2" calcext:value-type="float">
            <text:p>295.2</text:p>
          </table:table-cell>
          <table:table-cell office:value-type="float" office:value="294.6" calcext:value-type="float">
            <text:p>294.6</text:p>
          </table:table-cell>
          <table:table-cell office:value-type="float" office:value="294.4" calcext:value-type="float">
            <text:p>294.4</text:p>
          </table:table-cell>
          <table:table-cell office:value-type="float" office:value="293.5" calcext:value-type="float">
            <text:p>293.5</text:p>
          </table:table-cell>
          <table:table-cell office:value-type="float" office:value="291.4" calcext:value-type="float">
            <text:p>291.4</text:p>
          </table:table-cell>
          <table:table-cell office:value-type="float" office:value="302" calcext:value-type="float">
            <text:p>302</text:p>
          </table:table-cell>
          <table:table-cell table:formula="of:=([.J113]-[.A113])/[.A113]" office:value-type="percentage" office:value="0.0314207650273224" calcext:value-type="percentage">
            <text:p>3.14%</text:p>
          </table:table-cell>
          <table:table-cell table:formula="of:=([.J113]-[.B113])/[.B113]" office:value-type="percentage" office:value="0.026512576478586" calcext:value-type="percentage">
            <text:p>2.65%</text:p>
          </table:table-cell>
          <table:table-cell table:formula="of:=([.J113]-[.C113])/[.C113]" office:value-type="percentage" office:value="0.0268616116967017" calcext:value-type="percentage">
            <text:p>2.69%</text:p>
          </table:table-cell>
          <table:table-cell table:formula="of:=([.J113]-[.D113])/[.D113]" office:value-type="percentage" office:value="0.0247709535120462" calcext:value-type="percentage">
            <text:p>2.48%</text:p>
          </table:table-cell>
          <table:table-cell table:formula="of:=([.J113]-[.E113])/[.E113]" office:value-type="percentage" office:value="0.0230352303523036" calcext:value-type="percentage">
            <text:p>2.30%</text:p>
          </table:table-cell>
          <table:table-cell table:formula="of:=([.J113]-[.F113])/[.F113]" office:value-type="percentage" office:value="0.0251188051595383" calcext:value-type="percentage">
            <text:p>2.51%</text:p>
          </table:table-cell>
          <table:table-cell table:formula="of:=([.J113]-[.G113])/[.G113]" office:value-type="percentage" office:value="0.0258152173913044" calcext:value-type="percentage">
            <text:p>2.58%</text:p>
          </table:table-cell>
          <table:table-cell table:formula="of:=([.J113]-[.H113])/[.H113]" office:value-type="percentage" office:value="0.0289608177172061" calcext:value-type="percentage">
            <text:p>2.90%</text:p>
          </table:table-cell>
          <table:table-cell table:formula="of:=([.J113]-[.I113])/[.I113]" office:value-type="percentage" office:value="0.0363761153054222" calcext:value-type="percentage">
            <text:p>3.64%</text:p>
          </table:table-cell>
        </table:table-row>
        <table:table-row table:style-name="ro1">
          <table:table-cell office:value-type="float" office:value="318.1" calcext:value-type="float">
            <text:p>318.1</text:p>
          </table:table-cell>
          <table:table-cell office:value-type="float" office:value="318.5" calcext:value-type="float">
            <text:p>318.5</text:p>
          </table:table-cell>
          <table:table-cell office:value-type="float" office:value="318.9" calcext:value-type="float">
            <text:p>318.9</text:p>
          </table:table-cell>
          <table:table-cell office:value-type="float" office:value="318.2" calcext:value-type="float">
            <text:p>318.2</text:p>
          </table:table-cell>
          <table:table-cell office:value-type="float" office:value="319" calcext:value-type="float">
            <text:p>319</text:p>
          </table:table-cell>
          <table:table-cell office:value-type="float" office:value="319.7" calcext:value-type="float">
            <text:p>319.7</text:p>
          </table:table-cell>
          <table:table-cell office:value-type="float" office:value="320" calcext:value-type="float">
            <text:p>320</text:p>
          </table:table-cell>
          <table:table-cell office:value-type="float" office:value="319.1" calcext:value-type="float">
            <text:p>319.1</text:p>
          </table:table-cell>
          <table:table-cell office:value-type="float" office:value="317.8" calcext:value-type="float">
            <text:p>317.8</text:p>
          </table:table-cell>
          <table:table-cell office:value-type="float" office:value="328" calcext:value-type="float">
            <text:p>328</text:p>
          </table:table-cell>
          <table:table-cell table:formula="of:=([.J114]-[.A114])/[.A114]" office:value-type="percentage" office:value="0.0311222885884941" calcext:value-type="percentage">
            <text:p>3.11%</text:p>
          </table:table-cell>
          <table:table-cell table:formula="of:=([.J114]-[.B114])/[.B114]" office:value-type="percentage" office:value="0.0298273155416013" calcext:value-type="percentage">
            <text:p>2.98%</text:p>
          </table:table-cell>
          <table:table-cell table:formula="of:=([.J114]-[.C114])/[.C114]" office:value-type="percentage" office:value="0.028535591094387" calcext:value-type="percentage">
            <text:p>2.85%</text:p>
          </table:table-cell>
          <table:table-cell table:formula="of:=([.J114]-[.D114])/[.D114]" office:value-type="percentage" office:value="0.0307982401005657" calcext:value-type="percentage">
            <text:p>3.08%</text:p>
          </table:table-cell>
          <table:table-cell table:formula="of:=([.J114]-[.E114])/[.E114]" office:value-type="percentage" office:value="0.0282131661442006" calcext:value-type="percentage">
            <text:p>2.82%</text:p>
          </table:table-cell>
          <table:table-cell table:formula="of:=([.J114]-[.F114])/[.F114]" office:value-type="percentage" office:value="0.0259618392242728" calcext:value-type="percentage">
            <text:p>2.60%</text:p>
          </table:table-cell>
          <table:table-cell table:formula="of:=([.J114]-[.G114])/[.G114]" office:value-type="percentage" office:value="0.025" calcext:value-type="percentage">
            <text:p>2.50%</text:p>
          </table:table-cell>
          <table:table-cell table:formula="of:=([.J114]-[.H114])/[.H114]" office:value-type="percentage" office:value="0.0278909432779692" calcext:value-type="percentage">
            <text:p>2.79%</text:p>
          </table:table-cell>
          <table:table-cell table:formula="of:=([.J114]-[.I114])/[.I114]" office:value-type="percentage" office:value="0.0320956576463184" calcext:value-type="percentage">
            <text:p>3.21%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5" calcext:value-type="float">
            <text:p>323.5</text:p>
          </table:table-cell>
          <table:table-cell office:value-type="float" office:value="324.4" calcext:value-type="float">
            <text:p>324.4</text:p>
          </table:table-cell>
          <table:table-cell office:value-type="float" office:value="323.8" calcext:value-type="float">
            <text:p>323.8</text:p>
          </table:table-cell>
          <table:table-cell table:number-columns-repeated="2" office:value-type="float" office:value="324.3" calcext:value-type="float">
            <text:p>324.3</text:p>
          </table:table-cell>
          <table:table-cell office:value-type="float" office:value="323.9" calcext:value-type="float">
            <text:p>323.9</text:p>
          </table:table-cell>
          <table:table-cell office:value-type="float" office:value="321.6" calcext:value-type="float">
            <text:p>321.6</text:p>
          </table:table-cell>
          <table:table-cell office:value-type="float" office:value="332" calcext:value-type="float">
            <text:p>332</text:p>
          </table:table-cell>
          <table:table-cell table:formula="of:=([.J115]-[.A115])/[.A115]" office:value-type="percentage" office:value="0.0262751159196291" calcext:value-type="percentage">
            <text:p>2.63%</text:p>
          </table:table-cell>
          <table:table-cell table:formula="of:=([.J115]-[.B115])/[.B115]" office:value-type="percentage" office:value="0.0269099907206928" calcext:value-type="percentage">
            <text:p>2.69%</text:p>
          </table:table-cell>
          <table:table-cell table:formula="of:=([.J115]-[.C115])/[.C115]" office:value-type="percentage" office:value="0.0262751159196291" calcext:value-type="percentage">
            <text:p>2.63%</text:p>
          </table:table-cell>
          <table:table-cell table:formula="of:=([.J115]-[.D115])/[.D115]" office:value-type="percentage" office:value="0.0234278668310728" calcext:value-type="percentage">
            <text:p>2.34%</text:p>
          </table:table-cell>
          <table:table-cell table:formula="of:=([.J115]-[.E115])/[.E115]" office:value-type="percentage" office:value="0.0253242742433601" calcext:value-type="percentage">
            <text:p>2.53%</text:p>
          </table:table-cell>
          <table:table-cell table:formula="of:=([.J115]-[.F115])/[.F115]" office:value-type="percentage" office:value="0.0237434474252235" calcext:value-type="percentage">
            <text:p>2.37%</text:p>
          </table:table-cell>
          <table:table-cell table:formula="of:=([.J115]-[.G115])/[.G115]" office:value-type="percentage" office:value="0.0237434474252235" calcext:value-type="percentage">
            <text:p>2.37%</text:p>
          </table:table-cell>
          <table:table-cell table:formula="of:=([.J115]-[.H115])/[.H115]" office:value-type="percentage" office:value="0.0250077184316148" calcext:value-type="percentage">
            <text:p>2.50%</text:p>
          </table:table-cell>
          <table:table-cell table:formula="of:=([.J115]-[.I115])/[.I115]" office:value-type="percentage" office:value="0.0323383084577114" calcext:value-type="percentage">
            <text:p>3.23%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306.8" calcext:value-type="float">
            <text:p>306.8</text:p>
          </table:table-cell>
          <table:table-cell office:value-type="float" office:value="306.3" calcext:value-type="float">
            <text:p>306.3</text:p>
          </table:table-cell>
          <table:table-cell office:value-type="float" office:value="307.8" calcext:value-type="float">
            <text:p>307.8</text:p>
          </table:table-cell>
          <table:table-cell office:value-type="float" office:value="307.1" calcext:value-type="float">
            <text:p>307.1</text:p>
          </table:table-cell>
          <table:table-cell office:value-type="float" office:value="308" calcext:value-type="float">
            <text:p>308</text:p>
          </table:table-cell>
          <table:table-cell office:value-type="float" office:value="307.1" calcext:value-type="float">
            <text:p>307.1</text:p>
          </table:table-cell>
          <table:table-cell office:value-type="float" office:value="304.8" calcext:value-type="float">
            <text:p>304.8</text:p>
          </table:table-cell>
          <table:table-cell office:value-type="float" office:value="303.1" calcext:value-type="float">
            <text:p>303.1</text:p>
          </table:table-cell>
          <table:table-cell office:value-type="float" office:value="316" calcext:value-type="float">
            <text:p>316</text:p>
          </table:table-cell>
          <table:table-cell table:formula="of:=([.J116]-[.A116])/[.A116]" office:value-type="percentage" office:value="0.0309951060358891" calcext:value-type="percentage">
            <text:p>3.10%</text:p>
          </table:table-cell>
          <table:table-cell table:formula="of:=([.J116]-[.B116])/[.B116]" office:value-type="percentage" office:value="0.029986962190352" calcext:value-type="percentage">
            <text:p>3.00%</text:p>
          </table:table-cell>
          <table:table-cell table:formula="of:=([.J116]-[.C116])/[.C116]" office:value-type="percentage" office:value="0.0316682990532158" calcext:value-type="percentage">
            <text:p>3.17%</text:p>
          </table:table-cell>
          <table:table-cell table:formula="of:=([.J116]-[.D116])/[.D116]" office:value-type="percentage" office:value="0.0266406757634827" calcext:value-type="percentage">
            <text:p>2.66%</text:p>
          </table:table-cell>
          <table:table-cell table:formula="of:=([.J116]-[.E116])/[.E116]" office:value-type="percentage" office:value="0.0289807880169325" calcext:value-type="percentage">
            <text:p>2.90%</text:p>
          </table:table-cell>
          <table:table-cell table:formula="of:=([.J116]-[.F116])/[.F116]" office:value-type="percentage" office:value="0.025974025974026" calcext:value-type="percentage">
            <text:p>2.60%</text:p>
          </table:table-cell>
          <table:table-cell table:formula="of:=([.J116]-[.G116])/[.G116]" office:value-type="percentage" office:value="0.0289807880169325" calcext:value-type="percentage">
            <text:p>2.90%</text:p>
          </table:table-cell>
          <table:table-cell table:formula="of:=([.J116]-[.H116])/[.H116]" office:value-type="percentage" office:value="0.0367454068241469" calcext:value-type="percentage">
            <text:p>3.67%</text:p>
          </table:table-cell>
          <table:table-cell table:formula="of:=([.J116]-[.I116])/[.I116]" office:value-type="percentage" office:value="0.0425602111514351" calcext:value-type="percentage">
            <text:p>4.26%</text:p>
          </table:table-cell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321.7" calcext:value-type="float">
            <text:p>321.7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1.8" calcext:value-type="float">
            <text:p>321.8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.7" calcext:value-type="float">
            <text:p>321.7</text:p>
          </table:table-cell>
          <table:table-cell office:value-type="float" office:value="319.3" calcext:value-type="float">
            <text:p>319.3</text:p>
          </table:table-cell>
          <table:table-cell office:value-type="float" office:value="335" calcext:value-type="float">
            <text:p>335</text:p>
          </table:table-cell>
          <table:table-cell table:formula="of:=([.J117]-[.A117])/[.A117]" office:value-type="percentage" office:value="0.0449157829070492" calcext:value-type="percentage">
            <text:p>4.49%</text:p>
          </table:table-cell>
          <table:table-cell table:formula="of:=([.J117]-[.B117])/[.B117]" office:value-type="percentage" office:value="0.0413428660242462" calcext:value-type="percentage">
            <text:p>4.13%</text:p>
          </table:table-cell>
          <table:table-cell table:formula="of:=([.J117]-[.C117])/[.C117]" office:value-type="percentage" office:value="0.0403726708074534" calcext:value-type="percentage">
            <text:p>4.04%</text:p>
          </table:table-cell>
          <table:table-cell table:formula="of:=([.J117]-[.D117])/[.D117]" office:value-type="percentage" office:value="0.043613707165109" calcext:value-type="percentage">
            <text:p>4.36%</text:p>
          </table:table-cell>
          <table:table-cell table:formula="of:=([.J117]-[.E117])/[.E117]" office:value-type="percentage" office:value="0.041019266625233" calcext:value-type="percentage">
            <text:p>4.10%</text:p>
          </table:table-cell>
          <table:table-cell table:formula="of:=([.J117]-[.F117])/[.F117]" office:value-type="percentage" office:value="0.043613707165109" calcext:value-type="percentage">
            <text:p>4.36%</text:p>
          </table:table-cell>
          <table:table-cell table:formula="of:=([.J117]-[.G117])/[.G117]" office:value-type="percentage" office:value="0.0403726708074534" calcext:value-type="percentage">
            <text:p>4.04%</text:p>
          </table:table-cell>
          <table:table-cell table:formula="of:=([.J117]-[.H117])/[.H117]" office:value-type="percentage" office:value="0.0413428660242462" calcext:value-type="percentage">
            <text:p>4.13%</text:p>
          </table:table-cell>
          <table:table-cell table:formula="of:=([.J117]-[.I117])/[.I117]" office:value-type="percentage" office:value="0.0491700595051675" calcext:value-type="percentage">
            <text:p>4.92%</text:p>
          </table:table-cell>
        </table:table-row>
        <table:table-row table:style-name="ro1">
          <table:table-cell office:value-type="float" office:value="307.9" calcext:value-type="float">
            <text:p>307.9</text:p>
          </table:table-cell>
          <table:table-cell office:value-type="float" office:value="308.3" calcext:value-type="float">
            <text:p>308.3</text:p>
          </table:table-cell>
          <table:table-cell office:value-type="float" office:value="308" calcext:value-type="float">
            <text:p>308</text:p>
          </table:table-cell>
          <table:table-cell office:value-type="float" office:value="308.2" calcext:value-type="float">
            <text:p>308.2</text:p>
          </table:table-cell>
          <table:table-cell office:value-type="float" office:value="308.1" calcext:value-type="float">
            <text:p>308.1</text:p>
          </table:table-cell>
          <table:table-cell office:value-type="float" office:value="309.2" calcext:value-type="float">
            <text:p>309.2</text:p>
          </table:table-cell>
          <table:table-cell office:value-type="float" office:value="308.4" calcext:value-type="float">
            <text:p>308.4</text:p>
          </table:table-cell>
          <table:table-cell office:value-type="float" office:value="307.8" calcext:value-type="float">
            <text:p>307.8</text:p>
          </table:table-cell>
          <table:table-cell office:value-type="float" office:value="305.8" calcext:value-type="float">
            <text:p>305.8</text:p>
          </table:table-cell>
          <table:table-cell office:value-type="float" office:value="314" calcext:value-type="float">
            <text:p>314</text:p>
          </table:table-cell>
          <table:table-cell table:formula="of:=([.J118]-[.A118])/[.A118]" office:value-type="percentage" office:value="0.0198116271516727" calcext:value-type="percentage">
            <text:p>1.98%</text:p>
          </table:table-cell>
          <table:table-cell table:formula="of:=([.J118]-[.B118])/[.B118]" office:value-type="percentage" office:value="0.0184884852416477" calcext:value-type="percentage">
            <text:p>1.85%</text:p>
          </table:table-cell>
          <table:table-cell table:formula="of:=([.J118]-[.C118])/[.C118]" office:value-type="percentage" office:value="0.0194805194805195" calcext:value-type="percentage">
            <text:p>1.95%</text:p>
          </table:table-cell>
          <table:table-cell table:formula="of:=([.J118]-[.D118])/[.D118]" office:value-type="percentage" office:value="0.018818948734588" calcext:value-type="percentage">
            <text:p>1.88%</text:p>
          </table:table-cell>
          <table:table-cell table:formula="of:=([.J118]-[.E118])/[.E118]" office:value-type="percentage" office:value="0.0191496267445634" calcext:value-type="percentage">
            <text:p>1.91%</text:p>
          </table:table-cell>
          <table:table-cell table:formula="of:=([.J118]-[.F118])/[.F118]" office:value-type="percentage" office:value="0.0155239327296249" calcext:value-type="percentage">
            <text:p>1.55%</text:p>
          </table:table-cell>
          <table:table-cell table:formula="of:=([.J118]-[.G118])/[.G118]" office:value-type="percentage" office:value="0.0181582360570688" calcext:value-type="percentage">
            <text:p>1.82%</text:p>
          </table:table-cell>
          <table:table-cell table:formula="of:=([.J118]-[.H118])/[.H118]" office:value-type="percentage" office:value="0.0201429499675113" calcext:value-type="percentage">
            <text:p>2.01%</text:p>
          </table:table-cell>
          <table:table-cell table:formula="of:=([.J118]-[.I118])/[.I118]" office:value-type="percentage" office:value="0.026814911706998" calcext:value-type="percentage">
            <text:p>2.68%</text:p>
          </table:table-cell>
        </table:table-row>
        <table:table-row table:style-name="ro1">
          <table:table-cell office:value-type="float" office:value="331.1" calcext:value-type="float">
            <text:p>331.1</text:p>
          </table:table-cell>
          <table:table-cell office:value-type="float" office:value="331" calcext:value-type="float">
            <text:p>331</text:p>
          </table:table-cell>
          <table:table-cell office:value-type="float" office:value="331.1" calcext:value-type="float">
            <text:p>331.1</text:p>
          </table:table-cell>
          <table:table-cell office:value-type="float" office:value="331.3" calcext:value-type="float">
            <text:p>331.3</text:p>
          </table:table-cell>
          <table:table-cell office:value-type="float" office:value="330.9" calcext:value-type="float">
            <text:p>330.9</text:p>
          </table:table-cell>
          <table:table-cell office:value-type="float" office:value="330.7" calcext:value-type="float">
            <text:p>330.7</text:p>
          </table:table-cell>
          <table:table-cell office:value-type="float" office:value="331.1" calcext:value-type="float">
            <text:p>331.1</text:p>
          </table:table-cell>
          <table:table-cell office:value-type="float" office:value="329.9" calcext:value-type="float">
            <text:p>329.9</text:p>
          </table:table-cell>
          <table:table-cell office:value-type="float" office:value="328.3" calcext:value-type="float">
            <text:p>328.3</text:p>
          </table:table-cell>
          <table:table-cell office:value-type="float" office:value="339" calcext:value-type="float">
            <text:p>339</text:p>
          </table:table-cell>
          <table:table-cell table:formula="of:=([.J119]-[.A119])/[.A119]" office:value-type="percentage" office:value="0.0238598610691633" calcext:value-type="percentage">
            <text:p>2.39%</text:p>
          </table:table-cell>
          <table:table-cell table:formula="of:=([.J119]-[.B119])/[.B119]" office:value-type="percentage" office:value="0.0241691842900302" calcext:value-type="percentage">
            <text:p>2.42%</text:p>
          </table:table-cell>
          <table:table-cell table:formula="of:=([.J119]-[.C119])/[.C119]" office:value-type="percentage" office:value="0.0238598610691633" calcext:value-type="percentage">
            <text:p>2.39%</text:p>
          </table:table-cell>
          <table:table-cell table:formula="of:=([.J119]-[.D119])/[.D119]" office:value-type="percentage" office:value="0.0232417748264413" calcext:value-type="percentage">
            <text:p>2.32%</text:p>
          </table:table-cell>
          <table:table-cell table:formula="of:=([.J119]-[.E119])/[.E119]" office:value-type="percentage" office:value="0.0244786944696284" calcext:value-type="percentage">
            <text:p>2.45%</text:p>
          </table:table-cell>
          <table:table-cell table:formula="of:=([.J119]-[.F119])/[.F119]" office:value-type="percentage" office:value="0.0250982763834291" calcext:value-type="percentage">
            <text:p>2.51%</text:p>
          </table:table-cell>
          <table:table-cell table:formula="of:=([.J119]-[.G119])/[.G119]" office:value-type="percentage" office:value="0.0238598610691633" calcext:value-type="percentage">
            <text:p>2.39%</text:p>
          </table:table-cell>
          <table:table-cell table:formula="of:=([.J119]-[.H119])/[.H119]" office:value-type="percentage" office:value="0.0275841163989088" calcext:value-type="percentage">
            <text:p>2.76%</text:p>
          </table:table-cell>
          <table:table-cell table:formula="of:=([.J119]-[.I119])/[.I119]" office:value-type="percentage" office:value="0.0325921413341456" calcext:value-type="percentage">
            <text:p>3.26%</text:p>
          </table:table-cell>
        </table:table-row>
        <table:table-row table:style-name="ro1">
          <table:table-cell office:value-type="float" office:value="328.3" calcext:value-type="float">
            <text:p>328.3</text:p>
          </table:table-cell>
          <table:table-cell office:value-type="float" office:value="328.5" calcext:value-type="float">
            <text:p>328.5</text:p>
          </table:table-cell>
          <table:table-cell table:number-columns-repeated="2" office:value-type="float" office:value="328.8" calcext:value-type="float">
            <text:p>328.8</text:p>
          </table:table-cell>
          <table:table-cell office:value-type="float" office:value="328.2" calcext:value-type="float">
            <text:p>328.2</text:p>
          </table:table-cell>
          <table:table-cell office:value-type="float" office:value="329.1" calcext:value-type="float">
            <text:p>329.1</text:p>
          </table:table-cell>
          <table:table-cell office:value-type="float" office:value="329" calcext:value-type="float">
            <text:p>329</text:p>
          </table:table-cell>
          <table:table-cell office:value-type="float" office:value="329.1" calcext:value-type="float">
            <text:p>329.1</text:p>
          </table:table-cell>
          <table:table-cell office:value-type="float" office:value="328.4" calcext:value-type="float">
            <text:p>328.4</text:p>
          </table:table-cell>
          <table:table-cell office:value-type="float" office:value="336" calcext:value-type="float">
            <text:p>336</text:p>
          </table:table-cell>
          <table:table-cell table:formula="of:=([.J120]-[.A120])/[.A120]" office:value-type="percentage" office:value="0.023454157782516" calcext:value-type="percentage">
            <text:p>2.35%</text:p>
          </table:table-cell>
          <table:table-cell table:formula="of:=([.J120]-[.B120])/[.B120]" office:value-type="percentage" office:value="0.0228310502283105" calcext:value-type="percentage">
            <text:p>2.28%</text:p>
          </table:table-cell>
          <table:table-cell table:formula="of:=([.J120]-[.C120])/[.C120]" office:value-type="percentage" office:value="0.0218978102189781" calcext:value-type="percentage">
            <text:p>2.19%</text:p>
          </table:table-cell>
          <table:table-cell table:formula="of:=([.J120]-[.D120])/[.D120]" office:value-type="percentage" office:value="0.0218978102189781" calcext:value-type="percentage">
            <text:p>2.19%</text:p>
          </table:table-cell>
          <table:table-cell table:formula="of:=([.J120]-[.E120])/[.E120]" office:value-type="percentage" office:value="0.0237659963436929" calcext:value-type="percentage">
            <text:p>2.38%</text:p>
          </table:table-cell>
          <table:table-cell table:formula="of:=([.J120]-[.F120])/[.F120]" office:value-type="percentage" office:value="0.0209662716499543" calcext:value-type="percentage">
            <text:p>2.10%</text:p>
          </table:table-cell>
          <table:table-cell table:formula="of:=([.J120]-[.G120])/[.G120]" office:value-type="percentage" office:value="0.0212765957446808" calcext:value-type="percentage">
            <text:p>2.13%</text:p>
          </table:table-cell>
          <table:table-cell table:formula="of:=([.J120]-[.H120])/[.H120]" office:value-type="percentage" office:value="0.0209662716499543" calcext:value-type="percentage">
            <text:p>2.10%</text:p>
          </table:table-cell>
          <table:table-cell table:formula="of:=([.J120]-[.I120])/[.I120]" office:value-type="percentage" office:value="0.023142509135201" calcext:value-type="percentage">
            <text:p>2.31%</text:p>
          </table:table-cell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327.9" calcext:value-type="float">
            <text:p>327.9</text:p>
          </table:table-cell>
          <table:table-cell office:value-type="float" office:value="329" calcext:value-type="float">
            <text:p>329</text:p>
          </table:table-cell>
          <table:table-cell office:value-type="float" office:value="328.4" calcext:value-type="float">
            <text:p>328.4</text:p>
          </table:table-cell>
          <table:table-cell office:value-type="float" office:value="328.9" calcext:value-type="float">
            <text:p>328.9</text:p>
          </table:table-cell>
          <table:table-cell office:value-type="float" office:value="329.7" calcext:value-type="float">
            <text:p>329.7</text:p>
          </table:table-cell>
          <table:table-cell office:value-type="float" office:value="328.9" calcext:value-type="float">
            <text:p>328.9</text:p>
          </table:table-cell>
          <table:table-cell office:value-type="float" office:value="328" calcext:value-type="float">
            <text:p>328</text:p>
          </table:table-cell>
          <table:table-cell office:value-type="float" office:value="328.1" calcext:value-type="float">
            <text:p>328.1</text:p>
          </table:table-cell>
          <table:table-cell office:value-type="float" office:value="335" calcext:value-type="float">
            <text:p>335</text:p>
          </table:table-cell>
          <table:table-cell table:formula="of:=([.J121]-[.A121])/[.A121]" office:value-type="percentage" office:value="0.0200974421437272" calcext:value-type="percentage">
            <text:p>2.01%</text:p>
          </table:table-cell>
          <table:table-cell table:formula="of:=([.J121]-[.B121])/[.B121]" office:value-type="percentage" office:value="0.0216529429704179" calcext:value-type="percentage">
            <text:p>2.17%</text:p>
          </table:table-cell>
          <table:table-cell table:formula="of:=([.J121]-[.C121])/[.C121]" office:value-type="percentage" office:value="0.0182370820668693" calcext:value-type="percentage">
            <text:p>1.82%</text:p>
          </table:table-cell>
          <table:table-cell table:formula="of:=([.J121]-[.D121])/[.D121]" office:value-type="percentage" office:value="0.0200974421437272" calcext:value-type="percentage">
            <text:p>2.01%</text:p>
          </table:table-cell>
          <table:table-cell table:formula="of:=([.J121]-[.E121])/[.E121]" office:value-type="percentage" office:value="0.0185466707205838" calcext:value-type="percentage">
            <text:p>1.85%</text:p>
          </table:table-cell>
          <table:table-cell table:formula="of:=([.J121]-[.F121])/[.F121]" office:value-type="percentage" office:value="0.016075219896876" calcext:value-type="percentage">
            <text:p>1.61%</text:p>
          </table:table-cell>
          <table:table-cell table:formula="of:=([.J121]-[.G121])/[.G121]" office:value-type="percentage" office:value="0.0185466707205838" calcext:value-type="percentage">
            <text:p>1.85%</text:p>
          </table:table-cell>
          <table:table-cell table:formula="of:=([.J121]-[.H121])/[.H121]" office:value-type="percentage" office:value="0.0213414634146341" calcext:value-type="percentage">
            <text:p>2.13%</text:p>
          </table:table-cell>
          <table:table-cell table:formula="of:=([.J121]-[.I121])/[.I121]" office:value-type="percentage" office:value="0.021030173727522" calcext:value-type="percentage">
            <text:p>2.10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.6" calcext:value-type="float">
            <text:p>314.6</text:p>
          </table:table-cell>
          <table:table-cell office:value-type="float" office:value="314.7" calcext:value-type="float">
            <text:p>314.7</text:p>
          </table:table-cell>
          <table:table-cell office:value-type="float" office:value="315.3" calcext:value-type="float">
            <text:p>315.3</text:p>
          </table:table-cell>
          <table:table-cell office:value-type="float" office:value="315.7" calcext:value-type="float">
            <text:p>315.7</text:p>
          </table:table-cell>
          <table:table-cell office:value-type="float" office:value="315.8" calcext:value-type="float">
            <text:p>315.8</text:p>
          </table:table-cell>
          <table:table-cell office:value-type="float" office:value="315.7" calcext:value-type="float">
            <text:p>315.7</text:p>
          </table:table-cell>
          <table:table-cell office:value-type="float" office:value="315" calcext:value-type="float">
            <text:p>315</text:p>
          </table:table-cell>
          <table:table-cell office:value-type="float" office:value="313.8" calcext:value-type="float">
            <text:p>313.8</text:p>
          </table:table-cell>
          <table:table-cell office:value-type="float" office:value="320" calcext:value-type="float">
            <text:p>320</text:p>
          </table:table-cell>
          <table:table-cell table:formula="of:=([.J122]-[.A122])/[.A122]" office:value-type="percentage" office:value="0.0158730158730159" calcext:value-type="percentage">
            <text:p>1.59%</text:p>
          </table:table-cell>
          <table:table-cell table:formula="of:=([.J122]-[.B122])/[.B122]" office:value-type="percentage" office:value="0.0171646535282898" calcext:value-type="percentage">
            <text:p>1.72%</text:p>
          </table:table-cell>
          <table:table-cell table:formula="of:=([.J122]-[.C122])/[.C122]" office:value-type="percentage" office:value="0.0168414362885288" calcext:value-type="percentage">
            <text:p>1.68%</text:p>
          </table:table-cell>
          <table:table-cell table:formula="of:=([.J122]-[.D122])/[.D122]" office:value-type="percentage" office:value="0.014906438312718" calcext:value-type="percentage">
            <text:p>1.49%</text:p>
          </table:table-cell>
          <table:table-cell table:formula="of:=([.J122]-[.E122])/[.E122]" office:value-type="percentage" office:value="0.0136205258156478" calcext:value-type="percentage">
            <text:p>1.36%</text:p>
          </table:table-cell>
          <table:table-cell table:formula="of:=([.J122]-[.F122])/[.F122]" office:value-type="percentage" office:value="0.0132995566814439" calcext:value-type="percentage">
            <text:p>1.33%</text:p>
          </table:table-cell>
          <table:table-cell table:formula="of:=([.J122]-[.G122])/[.G122]" office:value-type="percentage" office:value="0.0136205258156478" calcext:value-type="percentage">
            <text:p>1.36%</text:p>
          </table:table-cell>
          <table:table-cell table:formula="of:=([.J122]-[.H122])/[.H122]" office:value-type="percentage" office:value="0.0158730158730159" calcext:value-type="percentage">
            <text:p>1.59%</text:p>
          </table:table-cell>
          <table:table-cell table:formula="of:=([.J122]-[.I122])/[.I122]" office:value-type="percentage" office:value="0.0197578075207138" calcext:value-type="percentage">
            <text:p>1.98%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31.8" calcext:value-type="float">
            <text:p>331.8</text:p>
          </table:table-cell>
          <table:table-cell office:value-type="float" office:value="332.5" calcext:value-type="float">
            <text:p>332.5</text:p>
          </table:table-cell>
          <table:table-cell office:value-type="float" office:value="331.4" calcext:value-type="float">
            <text:p>331.4</text:p>
          </table:table-cell>
          <table:table-cell office:value-type="float" office:value="332.1" calcext:value-type="float">
            <text:p>332.1</text:p>
          </table:table-cell>
          <table:table-cell office:value-type="float" office:value="331.9" calcext:value-type="float">
            <text:p>331.9</text:p>
          </table:table-cell>
          <table:table-cell office:value-type="float" office:value="332.4" calcext:value-type="float">
            <text:p>332.4</text:p>
          </table:table-cell>
          <table:table-cell office:value-type="float" office:value="332.7" calcext:value-type="float">
            <text:p>332.7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table:formula="of:=([.J123]-[.A123])/[.A123]" office:value-type="percentage" office:value="0.0256410256410256" calcext:value-type="percentage">
            <text:p>2.56%</text:p>
          </table:table-cell>
          <table:table-cell table:formula="of:=([.J123]-[.B123])/[.B123]" office:value-type="percentage" office:value="0.024713682941531" calcext:value-type="percentage">
            <text:p>2.47%</text:p>
          </table:table-cell>
          <table:table-cell table:formula="of:=([.J123]-[.C123])/[.C123]" office:value-type="percentage" office:value="0.0225563909774436" calcext:value-type="percentage">
            <text:p>2.26%</text:p>
          </table:table-cell>
          <table:table-cell table:formula="of:=([.J123]-[.D123])/[.D123]" office:value-type="percentage" office:value="0.0259505129752566" calcext:value-type="percentage">
            <text:p>2.60%</text:p>
          </table:table-cell>
          <table:table-cell table:formula="of:=([.J123]-[.E123])/[.E123]" office:value-type="percentage" office:value="0.0237880156579343" calcext:value-type="percentage">
            <text:p>2.38%</text:p>
          </table:table-cell>
          <table:table-cell table:formula="of:=([.J123]-[.F123])/[.F123]" office:value-type="percentage" office:value="0.0244049412473637" calcext:value-type="percentage">
            <text:p>2.44%</text:p>
          </table:table-cell>
          <table:table-cell table:formula="of:=([.J123]-[.G123])/[.G123]" office:value-type="percentage" office:value="0.022864019253911" calcext:value-type="percentage">
            <text:p>2.29%</text:p>
          </table:table-cell>
          <table:table-cell table:formula="of:=([.J123]-[.H123])/[.H123]" office:value-type="percentage" office:value="0.0219416892094981" calcext:value-type="percentage">
            <text:p>2.19%</text:p>
          </table:table-cell>
          <table:table-cell table:formula="of:=([.J123]-[.I123])/[.I123]" office:value-type="percentage" office:value="0.0240963855421687" calcext:value-type="percentage">
            <text:p>2.41%</text:p>
          </table:table-cell>
        </table:table-row>
        <table:table-row table:style-name="ro1">
          <table:table-cell office:value-type="float" office:value="332.7" calcext:value-type="float">
            <text:p>332.7</text:p>
          </table:table-cell>
          <table:table-cell office:value-type="float" office:value="333.9" calcext:value-type="float">
            <text:p>333.9</text:p>
          </table:table-cell>
          <table:table-cell office:value-type="float" office:value="333.4" calcext:value-type="float">
            <text:p>333.4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1" calcext:value-type="float">
            <text:p>334.1</text:p>
          </table:table-cell>
          <table:table-cell office:value-type="float" office:value="333.9" calcext:value-type="float">
            <text:p>333.9</text:p>
          </table:table-cell>
          <table:table-cell office:value-type="float" office:value="334.7" calcext:value-type="float">
            <text:p>334.7</text:p>
          </table:table-cell>
          <table:table-cell office:value-type="float" office:value="334.2" calcext:value-type="float">
            <text:p>334.2</text:p>
          </table:table-cell>
          <table:table-cell office:value-type="float" office:value="333.7" calcext:value-type="float">
            <text:p>333.7</text:p>
          </table:table-cell>
          <table:table-cell office:value-type="float" office:value="339" calcext:value-type="float">
            <text:p>339</text:p>
          </table:table-cell>
          <table:table-cell table:formula="of:=([.J124]-[.A124])/[.A124]" office:value-type="percentage" office:value="0.0189359783588819" calcext:value-type="percentage">
            <text:p>1.89%</text:p>
          </table:table-cell>
          <table:table-cell table:formula="of:=([.J124]-[.B124])/[.B124]" office:value-type="percentage" office:value="0.0152740341419587" calcext:value-type="percentage">
            <text:p>1.53%</text:p>
          </table:table-cell>
          <table:table-cell table:formula="of:=([.J124]-[.C124])/[.C124]" office:value-type="percentage" office:value="0.0167966406718657" calcext:value-type="percentage">
            <text:p>1.68%</text:p>
          </table:table-cell>
          <table:table-cell table:formula="of:=([.J124]-[.D124])/[.D124]" office:value-type="percentage" office:value="0.0158825292178604" calcext:value-type="percentage">
            <text:p>1.59%</text:p>
          </table:table-cell>
          <table:table-cell table:formula="of:=([.J124]-[.E124])/[.E124]" office:value-type="percentage" office:value="0.0146662675845555" calcext:value-type="percentage">
            <text:p>1.47%</text:p>
          </table:table-cell>
          <table:table-cell table:formula="of:=([.J124]-[.F124])/[.F124]" office:value-type="percentage" office:value="0.0152740341419587" calcext:value-type="percentage">
            <text:p>1.53%</text:p>
          </table:table-cell>
          <table:table-cell table:formula="of:=([.J124]-[.G124])/[.G124]" office:value-type="percentage" office:value="0.0128473259635495" calcext:value-type="percentage">
            <text:p>1.28%</text:p>
          </table:table-cell>
          <table:table-cell table:formula="of:=([.J124]-[.H124])/[.H124]" office:value-type="percentage" office:value="0.014362657091562" calcext:value-type="percentage">
            <text:p>1.44%</text:p>
          </table:table-cell>
          <table:table-cell table:formula="of:=([.J124]-[.I124])/[.I124]" office:value-type="percentage" office:value="0.0158825292178604" calcext:value-type="percentage">
            <text:p>1.59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.9" calcext:value-type="float">
            <text:p>334.9</text:p>
          </table:table-cell>
          <table:table-cell table:number-columns-repeated="2" office:value-type="float" office:value="335.3" calcext:value-type="float">
            <text:p>335.3</text:p>
          </table:table-cell>
          <table:table-cell office:value-type="float" office:value="335.2" calcext:value-type="float">
            <text:p>335.2</text:p>
          </table:table-cell>
          <table:table-cell office:value-type="float" office:value="335.5" calcext:value-type="float">
            <text:p>335.5</text:p>
          </table:table-cell>
          <table:table-cell office:value-type="float" office:value="335.6" calcext:value-type="float">
            <text:p>335.6</text:p>
          </table:table-cell>
          <table:table-cell office:value-type="float" office:value="335.9" calcext:value-type="float">
            <text:p>335.9</text:p>
          </table:table-cell>
          <table:table-cell office:value-type="float" office:value="335.2" calcext:value-type="float">
            <text:p>335.2</text:p>
          </table:table-cell>
          <table:table-cell office:value-type="float" office:value="341" calcext:value-type="float">
            <text:p>341</text:p>
          </table:table-cell>
          <table:table-cell table:formula="of:=([.J125]-[.A125])/[.A125]" office:value-type="percentage" office:value="0.017910447761194" calcext:value-type="percentage">
            <text:p>1.79%</text:p>
          </table:table-cell>
          <table:table-cell table:formula="of:=([.J125]-[.B125])/[.B125]" office:value-type="percentage" office:value="0.0182143923559272" calcext:value-type="percentage">
            <text:p>1.82%</text:p>
          </table:table-cell>
          <table:table-cell table:formula="of:=([.J125]-[.C125])/[.C125]" office:value-type="percentage" office:value="0.0169997017596182" calcext:value-type="percentage">
            <text:p>1.70%</text:p>
          </table:table-cell>
          <table:table-cell table:formula="of:=([.J125]-[.D125])/[.D125]" office:value-type="percentage" office:value="0.0169997017596182" calcext:value-type="percentage">
            <text:p>1.70%</text:p>
          </table:table-cell>
          <table:table-cell table:formula="of:=([.J125]-[.E125])/[.E125]" office:value-type="percentage" office:value="0.0173031026252984" calcext:value-type="percentage">
            <text:p>1.73%</text:p>
          </table:table-cell>
          <table:table-cell table:formula="of:=([.J125]-[.F125])/[.F125]" office:value-type="percentage" office:value="0.0163934426229508" calcext:value-type="percentage">
            <text:p>1.64%</text:p>
          </table:table-cell>
          <table:table-cell table:formula="of:=([.J125]-[.G125])/[.G125]" office:value-type="percentage" office:value="0.0160905840286054" calcext:value-type="percentage">
            <text:p>1.61%</text:p>
          </table:table-cell>
          <table:table-cell table:formula="of:=([.J125]-[.H125])/[.H125]" office:value-type="percentage" office:value="0.0151830902054183" calcext:value-type="percentage">
            <text:p>1.52%</text:p>
          </table:table-cell>
          <table:table-cell table:formula="of:=([.J125]-[.I125])/[.I125]" office:value-type="percentage" office:value="0.0173031026252984" calcext:value-type="percentage">
            <text:p>1.73%</text:p>
          </table:table-cell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338" calcext:value-type="float">
            <text:p>338</text:p>
          </table:table-cell>
          <table:table-cell office:value-type="float" office:value="338.5" calcext:value-type="float">
            <text:p>338.5</text:p>
          </table:table-cell>
          <table:table-cell office:value-type="float" office:value="338.3" calcext:value-type="float">
            <text:p>338.3</text:p>
          </table:table-cell>
          <table:table-cell office:value-type="float" office:value="339" calcext:value-type="float">
            <text:p>339</text:p>
          </table:table-cell>
          <table:table-cell office:value-type="float" office:value="337.5" calcext:value-type="float">
            <text:p>337.5</text:p>
          </table:table-cell>
          <table:table-cell office:value-type="float" office:value="338.4" calcext:value-type="float">
            <text:p>338.4</text:p>
          </table:table-cell>
          <table:table-cell office:value-type="float" office:value="338.9" calcext:value-type="float">
            <text:p>338.9</text:p>
          </table:table-cell>
          <table:table-cell office:value-type="float" office:value="337.3" calcext:value-type="float">
            <text:p>337.3</text:p>
          </table:table-cell>
          <table:table-cell office:value-type="float" office:value="346" calcext:value-type="float">
            <text:p>346</text:p>
          </table:table-cell>
          <table:table-cell table:formula="of:=([.J126]-[.A126])/[.A126]" office:value-type="percentage" office:value="0.0248815165876777" calcext:value-type="percentage">
            <text:p>2.49%</text:p>
          </table:table-cell>
          <table:table-cell table:formula="of:=([.J126]-[.B126])/[.B126]" office:value-type="percentage" office:value="0.0236686390532544" calcext:value-type="percentage">
            <text:p>2.37%</text:p>
          </table:table-cell>
          <table:table-cell table:formula="of:=([.J126]-[.C126])/[.C126]" office:value-type="percentage" office:value="0.0221565731166913" calcext:value-type="percentage">
            <text:p>2.22%</text:p>
          </table:table-cell>
          <table:table-cell table:formula="of:=([.J126]-[.D126])/[.D126]" office:value-type="percentage" office:value="0.0227608631392255" calcext:value-type="percentage">
            <text:p>2.28%</text:p>
          </table:table-cell>
          <table:table-cell table:formula="of:=([.J126]-[.E126])/[.E126]" office:value-type="percentage" office:value="0.0206489675516224" calcext:value-type="percentage">
            <text:p>2.06%</text:p>
          </table:table-cell>
          <table:table-cell table:formula="of:=([.J126]-[.F126])/[.F126]" office:value-type="percentage" office:value="0.0251851851851852" calcext:value-type="percentage">
            <text:p>2.52%</text:p>
          </table:table-cell>
          <table:table-cell table:formula="of:=([.J126]-[.G126])/[.G126]" office:value-type="percentage" office:value="0.0224586288416076" calcext:value-type="percentage">
            <text:p>2.25%</text:p>
          </table:table-cell>
          <table:table-cell table:formula="of:=([.J126]-[.H126])/[.H126]" office:value-type="percentage" office:value="0.0209501327825318" calcext:value-type="percentage">
            <text:p>2.10%</text:p>
          </table:table-cell>
          <table:table-cell table:formula="of:=([.J126]-[.I126])/[.I126]" office:value-type="percentage" office:value="0.0257930625555885" calcext:value-type="percentage">
            <text:p>2.58%</text:p>
          </table:table-cell>
        </table:table-row>
        <table:table-row table:style-name="ro1">
          <table:table-cell office:value-type="float" office:value="337.3" calcext:value-type="float">
            <text:p>337.3</text:p>
          </table:table-cell>
          <table:table-cell office:value-type="float" office:value="338" calcext:value-type="float">
            <text:p>338</text:p>
          </table:table-cell>
          <table:table-cell office:value-type="float" office:value="337.1" calcext:value-type="float">
            <text:p>337.1</text:p>
          </table:table-cell>
          <table:table-cell office:value-type="float" office:value="337.8" calcext:value-type="float">
            <text:p>337.8</text:p>
          </table:table-cell>
          <table:table-cell office:value-type="float" office:value="337.4" calcext:value-type="float">
            <text:p>337.4</text:p>
          </table:table-cell>
          <table:table-cell office:value-type="float" office:value="337.2" calcext:value-type="float">
            <text:p>337.2</text:p>
          </table:table-cell>
          <table:table-cell office:value-type="float" office:value="337.8" calcext:value-type="float">
            <text:p>337.8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7" calcext:value-type="float">
            <text:p>337.7</text:p>
          </table:table-cell>
          <table:table-cell office:value-type="float" office:value="345" calcext:value-type="float">
            <text:p>345</text:p>
          </table:table-cell>
          <table:table-cell table:formula="of:=([.J127]-[.A127])/[.A127]" office:value-type="percentage" office:value="0.0228283427216128" calcext:value-type="percentage">
            <text:p>2.28%</text:p>
          </table:table-cell>
          <table:table-cell table:formula="of:=([.J127]-[.B127])/[.B127]" office:value-type="percentage" office:value="0.0207100591715976" calcext:value-type="percentage">
            <text:p>2.07%</text:p>
          </table:table-cell>
          <table:table-cell table:formula="of:=([.J127]-[.C127])/[.C127]" office:value-type="percentage" office:value="0.0234351824384455" calcext:value-type="percentage">
            <text:p>2.34%</text:p>
          </table:table-cell>
          <table:table-cell table:formula="of:=([.J127]-[.D127])/[.D127]" office:value-type="percentage" office:value="0.0213143872113676" calcext:value-type="percentage">
            <text:p>2.13%</text:p>
          </table:table-cell>
          <table:table-cell table:formula="of:=([.J127]-[.E127])/[.E127]" office:value-type="percentage" office:value="0.022525192649674" calcext:value-type="percentage">
            <text:p>2.25%</text:p>
          </table:table-cell>
          <table:table-cell table:formula="of:=([.J127]-[.F127])/[.F127]" office:value-type="percentage" office:value="0.0231316725978648" calcext:value-type="percentage">
            <text:p>2.31%</text:p>
          </table:table-cell>
          <table:table-cell table:formula="of:=([.J127]-[.G127])/[.G127]" office:value-type="percentage" office:value="0.0213143872113676" calcext:value-type="percentage">
            <text:p>2.13%</text:p>
          </table:table-cell>
          <table:table-cell table:formula="of:=([.J127]-[.H127])/[.H127]" office:value-type="percentage" office:value="0.0219194312796208" calcext:value-type="percentage">
            <text:p>2.19%</text:p>
          </table:table-cell>
          <table:table-cell table:formula="of:=([.J127]-[.I127])/[.I127]" office:value-type="percentage" office:value="0.0216168196624223" calcext:value-type="percentage">
            <text:p>2.16%</text:p>
          </table:table-cell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337.2" calcext:value-type="float">
            <text:p>337.2</text:p>
          </table:table-cell>
          <table:table-cell office:value-type="float" office:value="337.7" calcext:value-type="float">
            <text:p>337.7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7" calcext:value-type="float">
            <text:p>337.7</text:p>
          </table:table-cell>
          <table:table-cell office:value-type="float" office:value="337.4" calcext:value-type="float">
            <text:p>337.4</text:p>
          </table:table-cell>
          <table:table-cell office:value-type="float" office:value="338.3" calcext:value-type="float">
            <text:p>338.3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1" calcext:value-type="float">
            <text:p>337.1</text:p>
          </table:table-cell>
          <table:table-cell office:value-type="float" office:value="346" calcext:value-type="float">
            <text:p>346</text:p>
          </table:table-cell>
          <table:table-cell table:formula="of:=([.J128]-[.A128])/[.A128]" office:value-type="percentage" office:value="0.0273159144893111" calcext:value-type="percentage">
            <text:p>2.73%</text:p>
          </table:table-cell>
          <table:table-cell table:formula="of:=([.J128]-[.B128])/[.B128]" office:value-type="percentage" office:value="0.0260972716488731" calcext:value-type="percentage">
            <text:p>2.61%</text:p>
          </table:table-cell>
          <table:table-cell table:formula="of:=([.J128]-[.C128])/[.C128]" office:value-type="percentage" office:value="0.0245780278353569" calcext:value-type="percentage">
            <text:p>2.46%</text:p>
          </table:table-cell>
          <table:table-cell table:formula="of:=([.J128]-[.D128])/[.D128]" office:value-type="percentage" office:value="0.0248815165876777" calcext:value-type="percentage">
            <text:p>2.49%</text:p>
          </table:table-cell>
          <table:table-cell table:formula="of:=([.J128]-[.E128])/[.E128]" office:value-type="percentage" office:value="0.0245780278353569" calcext:value-type="percentage">
            <text:p>2.46%</text:p>
          </table:table-cell>
          <table:table-cell table:formula="of:=([.J128]-[.F128])/[.F128]" office:value-type="percentage" office:value="0.025489033787789" calcext:value-type="percentage">
            <text:p>2.55%</text:p>
          </table:table-cell>
          <table:table-cell table:formula="of:=([.J128]-[.G128])/[.G128]" office:value-type="percentage" office:value="0.0227608631392255" calcext:value-type="percentage">
            <text:p>2.28%</text:p>
          </table:table-cell>
          <table:table-cell table:formula="of:=([.J128]-[.H128])/[.H128]" office:value-type="percentage" office:value="0.0248815165876777" calcext:value-type="percentage">
            <text:p>2.49%</text:p>
          </table:table-cell>
          <table:table-cell table:formula="of:=([.J128]-[.I128])/[.I128]" office:value-type="percentage" office:value="0.0264016612281221" calcext:value-type="percentage">
            <text:p>2.64%</text:p>
          </table:table-cell>
        </table:table-row>
        <table:table-row table:style-name="ro1">
          <table:table-cell office:value-type="float" office:value="309.3" calcext:value-type="float">
            <text:p>309.3</text:p>
          </table:table-cell>
          <table:table-cell office:value-type="float" office:value="311.1" calcext:value-type="float">
            <text:p>311.1</text:p>
          </table:table-cell>
          <table:table-cell office:value-type="float" office:value="309.6" calcext:value-type="float">
            <text:p>309.6</text:p>
          </table:table-cell>
          <table:table-cell office:value-type="float" office:value="310.7" calcext:value-type="float">
            <text:p>310.7</text:p>
          </table:table-cell>
          <table:table-cell office:value-type="float" office:value="311.2" calcext:value-type="float">
            <text:p>311.2</text:p>
          </table:table-cell>
          <table:table-cell office:value-type="float" office:value="311.1" calcext:value-type="float">
            <text:p>311.1</text:p>
          </table:table-cell>
          <table:table-cell office:value-type="float" office:value="311.4" calcext:value-type="float">
            <text:p>311.4</text:p>
          </table:table-cell>
          <table:table-cell office:value-type="float" office:value="311.1" calcext:value-type="float">
            <text:p>311.1</text:p>
          </table:table-cell>
          <table:table-cell office:value-type="float" office:value="306.4" calcext:value-type="float">
            <text:p>306.4</text:p>
          </table:table-cell>
          <table:table-cell office:value-type="float" office:value="326" calcext:value-type="float">
            <text:p>326</text:p>
          </table:table-cell>
          <table:table-cell table:formula="of:=([.J129]-[.A129])/[.A129]" office:value-type="percentage" office:value="0.0539928871645651" calcext:value-type="percentage">
            <text:p>5.40%</text:p>
          </table:table-cell>
          <table:table-cell table:formula="of:=([.J129]-[.B129])/[.B129]" office:value-type="percentage" office:value="0.0478945676631308" calcext:value-type="percentage">
            <text:p>4.79%</text:p>
          </table:table-cell>
          <table:table-cell table:formula="of:=([.J129]-[.C129])/[.C129]" office:value-type="percentage" office:value="0.0529715762273901" calcext:value-type="percentage">
            <text:p>5.30%</text:p>
          </table:table-cell>
          <table:table-cell table:formula="of:=([.J129]-[.D129])/[.D129]" office:value-type="percentage" office:value="0.0492436433859028" calcext:value-type="percentage">
            <text:p>4.92%</text:p>
          </table:table-cell>
          <table:table-cell table:formula="of:=([.J129]-[.E129])/[.E129]" office:value-type="percentage" office:value="0.0475578406169666" calcext:value-type="percentage">
            <text:p>4.76%</text:p>
          </table:table-cell>
          <table:table-cell table:formula="of:=([.J129]-[.F129])/[.F129]" office:value-type="percentage" office:value="0.0478945676631308" calcext:value-type="percentage">
            <text:p>4.79%</text:p>
          </table:table-cell>
          <table:table-cell table:formula="of:=([.J129]-[.G129])/[.G129]" office:value-type="percentage" office:value="0.0468850353243418" calcext:value-type="percentage">
            <text:p>4.69%</text:p>
          </table:table-cell>
          <table:table-cell table:formula="of:=([.J129]-[.H129])/[.H129]" office:value-type="percentage" office:value="0.0478945676631308" calcext:value-type="percentage">
            <text:p>4.79%</text:p>
          </table:table-cell>
          <table:table-cell table:formula="of:=([.J129]-[.I129])/[.I129]" office:value-type="percentage" office:value="0.0639686684073108" calcext:value-type="percentage">
            <text:p>6.40%</text:p>
          </table:table-cell>
        </table:table-row>
        <table:table-row table:style-name="ro1">
          <table:table-cell office:value-type="float" office:value="327.7" calcext:value-type="float">
            <text:p>327.7</text:p>
          </table:table-cell>
          <table:table-cell office:value-type="float" office:value="328.1" calcext:value-type="float">
            <text:p>328.1</text:p>
          </table:table-cell>
          <table:table-cell office:value-type="float" office:value="328.5" calcext:value-type="float">
            <text:p>328.5</text:p>
          </table:table-cell>
          <table:table-cell office:value-type="float" office:value="328.3" calcext:value-type="float">
            <text:p>328.3</text:p>
          </table:table-cell>
          <table:table-cell office:value-type="float" office:value="328.7" calcext:value-type="float">
            <text:p>328.7</text:p>
          </table:table-cell>
          <table:table-cell office:value-type="float" office:value="329.1" calcext:value-type="float">
            <text:p>329.1</text:p>
          </table:table-cell>
          <table:table-cell office:value-type="float" office:value="328.8" calcext:value-type="float">
            <text:p>328.8</text:p>
          </table:table-cell>
          <table:table-cell office:value-type="float" office:value="328.5" calcext:value-type="float">
            <text:p>328.5</text:p>
          </table:table-cell>
          <table:table-cell office:value-type="float" office:value="327.7" calcext:value-type="float">
            <text:p>327.7</text:p>
          </table:table-cell>
          <table:table-cell office:value-type="float" office:value="332" calcext:value-type="float">
            <text:p>332</text:p>
          </table:table-cell>
          <table:table-cell table:formula="of:=([.J130]-[.A130])/[.A130]" office:value-type="percentage" office:value="0.0131217577052182" calcext:value-type="percentage">
            <text:p>1.31%</text:p>
          </table:table-cell>
          <table:table-cell table:formula="of:=([.J130]-[.B130])/[.B130]" office:value-type="percentage" office:value="0.0118866199329472" calcext:value-type="percentage">
            <text:p>1.19%</text:p>
          </table:table-cell>
          <table:table-cell table:formula="of:=([.J130]-[.C130])/[.C130]" office:value-type="percentage" office:value="0.0106544901065449" calcext:value-type="percentage">
            <text:p>1.07%</text:p>
          </table:table-cell>
          <table:table-cell table:formula="of:=([.J130]-[.D130])/[.D130]" office:value-type="percentage" office:value="0.0112701797136765" calcext:value-type="percentage">
            <text:p>1.13%</text:p>
          </table:table-cell>
          <table:table-cell table:formula="of:=([.J130]-[.E130])/[.E130]" office:value-type="percentage" office:value="0.0100395497414056" calcext:value-type="percentage">
            <text:p>1.00%</text:p>
          </table:table-cell>
          <table:table-cell table:formula="of:=([.J130]-[.F130])/[.F130]" office:value-type="percentage" office:value="0.00881191127316918" calcext:value-type="percentage">
            <text:p>0.88%</text:p>
          </table:table-cell>
          <table:table-cell table:formula="of:=([.J130]-[.G130])/[.G130]" office:value-type="percentage" office:value="0.00973236009732357" calcext:value-type="percentage">
            <text:p>0.97%</text:p>
          </table:table-cell>
          <table:table-cell table:formula="of:=([.J130]-[.H130])/[.H130]" office:value-type="percentage" office:value="0.0106544901065449" calcext:value-type="percentage">
            <text:p>1.07%</text:p>
          </table:table-cell>
          <table:table-cell table:formula="of:=([.J130]-[.I130])/[.I130]" office:value-type="percentage" office:value="0.0131217577052182" calcext:value-type="percentage">
            <text:p>1.31%</text:p>
          </table:table-cell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322.1" calcext:value-type="float">
            <text:p>322.1</text:p>
          </table:table-cell>
          <table:table-cell office:value-type="float" office:value="323.7" calcext:value-type="float">
            <text:p>323.7</text:p>
          </table:table-cell>
          <table:table-cell office:value-type="float" office:value="322.6" calcext:value-type="float">
            <text:p>322.6</text:p>
          </table:table-cell>
          <table:table-cell office:value-type="float" office:value="323.6" calcext:value-type="float">
            <text:p>323.6</text:p>
          </table:table-cell>
          <table:table-cell office:value-type="float" office:value="322.5" calcext:value-type="float">
            <text:p>322.5</text:p>
          </table:table-cell>
          <table:table-cell office:value-type="float" office:value="323.5" calcext:value-type="float">
            <text:p>323.5</text:p>
          </table:table-cell>
          <table:table-cell office:value-type="float" office:value="322.2" calcext:value-type="float">
            <text:p>322.2</text:p>
          </table:table-cell>
          <table:table-cell office:value-type="float" office:value="320.9" calcext:value-type="float">
            <text:p>320.9</text:p>
          </table:table-cell>
          <table:table-cell office:value-type="float" office:value="332" calcext:value-type="float">
            <text:p>332</text:p>
          </table:table-cell>
          <table:table-cell table:formula="of:=([.J131]-[.A131])/[.A131]" office:value-type="percentage" office:value="0.0336239103362391" calcext:value-type="percentage">
            <text:p>3.36%</text:p>
          </table:table-cell>
          <table:table-cell table:formula="of:=([.J131]-[.B131])/[.B131]" office:value-type="percentage" office:value="0.0307357963365414" calcext:value-type="percentage">
            <text:p>3.07%</text:p>
          </table:table-cell>
          <table:table-cell table:formula="of:=([.J131]-[.C131])/[.C131]" office:value-type="percentage" office:value="0.0256410256410257" calcext:value-type="percentage">
            <text:p>2.56%</text:p>
          </table:table-cell>
          <table:table-cell table:formula="of:=([.J131]-[.D131])/[.D131]" office:value-type="percentage" office:value="0.0291382517048976" calcext:value-type="percentage">
            <text:p>2.91%</text:p>
          </table:table-cell>
          <table:table-cell table:formula="of:=([.J131]-[.E131])/[.E131]" office:value-type="percentage" office:value="0.0259579728059332" calcext:value-type="percentage">
            <text:p>2.60%</text:p>
          </table:table-cell>
          <table:table-cell table:formula="of:=([.J131]-[.F131])/[.F131]" office:value-type="percentage" office:value="0.0294573643410853" calcext:value-type="percentage">
            <text:p>2.95%</text:p>
          </table:table-cell>
          <table:table-cell table:formula="of:=([.J131]-[.G131])/[.G131]" office:value-type="percentage" office:value="0.0262751159196291" calcext:value-type="percentage">
            <text:p>2.63%</text:p>
          </table:table-cell>
          <table:table-cell table:formula="of:=([.J131]-[.H131])/[.H131]" office:value-type="percentage" office:value="0.0304158907510863" calcext:value-type="percentage">
            <text:p>3.04%</text:p>
          </table:table-cell>
          <table:table-cell table:formula="of:=([.J131]-[.I131])/[.I131]" office:value-type="percentage" office:value="0.0345902150202556" calcext:value-type="percentage">
            <text:p>3.46%</text:p>
          </table:table-cell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336.6" calcext:value-type="float">
            <text:p>336.6</text:p>
          </table:table-cell>
          <table:table-cell office:value-type="float" office:value="335.4" calcext:value-type="float">
            <text:p>335.4</text:p>
          </table:table-cell>
          <table:table-cell office:value-type="float" office:value="336.3" calcext:value-type="float">
            <text:p>336.3</text:p>
          </table:table-cell>
          <table:table-cell office:value-type="float" office:value="336.2" calcext:value-type="float">
            <text:p>336.2</text:p>
          </table:table-cell>
          <table:table-cell office:value-type="float" office:value="335.8" calcext:value-type="float">
            <text:p>335.8</text:p>
          </table:table-cell>
          <table:table-cell office:value-type="float" office:value="336" calcext:value-type="float">
            <text:p>336</text:p>
          </table:table-cell>
          <table:table-cell office:value-type="float" office:value="335.8" calcext:value-type="float">
            <text:p>335.8</text:p>
          </table:table-cell>
          <table:table-cell office:value-type="float" office:value="334.9" calcext:value-type="float">
            <text:p>334.9</text:p>
          </table:table-cell>
          <table:table-cell office:value-type="float" office:value="345" calcext:value-type="float">
            <text:p>345</text:p>
          </table:table-cell>
          <table:table-cell table:formula="of:=([.J132]-[.A132])/[.A132]" office:value-type="percentage" office:value="0.0280095351609058" calcext:value-type="percentage">
            <text:p>2.80%</text:p>
          </table:table-cell>
          <table:table-cell table:formula="of:=([.J132]-[.B132])/[.B132]" office:value-type="percentage" office:value="0.0249554367201425" calcext:value-type="percentage">
            <text:p>2.50%</text:p>
          </table:table-cell>
          <table:table-cell table:formula="of:=([.J132]-[.C132])/[.C132]" office:value-type="percentage" office:value="0.0286225402504473" calcext:value-type="percentage">
            <text:p>2.86%</text:p>
          </table:table-cell>
          <table:table-cell table:formula="of:=([.J132]-[.D132])/[.D132]" office:value-type="percentage" office:value="0.0258697591436217" calcext:value-type="percentage">
            <text:p>2.59%</text:p>
          </table:table-cell>
          <table:table-cell table:formula="of:=([.J132]-[.E132])/[.E132]" office:value-type="percentage" office:value="0.0261748958953005" calcext:value-type="percentage">
            <text:p>2.62%</text:p>
          </table:table-cell>
          <table:table-cell table:formula="of:=([.J132]-[.F132])/[.F132]" office:value-type="percentage" office:value="0.0273972602739726" calcext:value-type="percentage">
            <text:p>2.74%</text:p>
          </table:table-cell>
          <table:table-cell table:formula="of:=([.J132]-[.G132])/[.G132]" office:value-type="percentage" office:value="0.0267857142857143" calcext:value-type="percentage">
            <text:p>2.68%</text:p>
          </table:table-cell>
          <table:table-cell table:formula="of:=([.J132]-[.H132])/[.H132]" office:value-type="percentage" office:value="0.0273972602739726" calcext:value-type="percentage">
            <text:p>2.74%</text:p>
          </table:table-cell>
          <table:table-cell table:formula="of:=([.J132]-[.I132])/[.I132]" office:value-type="percentage" office:value="0.0301582561958794" calcext:value-type="percentage">
            <text:p>3.02%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324" calcext:value-type="float">
            <text:p>324</text:p>
          </table:table-cell>
          <table:table-cell office:value-type="float" office:value="324.5" calcext:value-type="float">
            <text:p>324.5</text:p>
          </table:table-cell>
          <table:table-cell office:value-type="float" office:value="324.9" calcext:value-type="float">
            <text:p>324.9</text:p>
          </table:table-cell>
          <table:table-cell office:value-type="float" office:value="325.4" calcext:value-type="float">
            <text:p>325.4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4" calcext:value-type="float">
            <text:p>325.4</text:p>
          </table:table-cell>
          <table:table-cell office:value-type="float" office:value="324.4" calcext:value-type="float">
            <text:p>324.4</text:p>
          </table:table-cell>
          <table:table-cell office:value-type="float" office:value="322.8" calcext:value-type="float">
            <text:p>322.8</text:p>
          </table:table-cell>
          <table:table-cell office:value-type="float" office:value="328" calcext:value-type="float">
            <text:p>328</text:p>
          </table:table-cell>
          <table:table-cell table:formula="of:=([.J133]-[.A133])/[.A133]" office:value-type="percentage" office:value="0.0129709697344039" calcext:value-type="percentage">
            <text:p>1.30%</text:p>
          </table:table-cell>
          <table:table-cell table:formula="of:=([.J133]-[.B133])/[.B133]" office:value-type="percentage" office:value="0.0123456790123457" calcext:value-type="percentage">
            <text:p>1.23%</text:p>
          </table:table-cell>
          <table:table-cell table:formula="of:=([.J133]-[.C133])/[.C133]" office:value-type="percentage" office:value="0.0107858243451464" calcext:value-type="percentage">
            <text:p>1.08%</text:p>
          </table:table-cell>
          <table:table-cell table:formula="of:=([.J133]-[.D133])/[.D133]" office:value-type="percentage" office:value="0.00954139735303177" calcext:value-type="percentage">
            <text:p>0.95%</text:p>
          </table:table-cell>
          <table:table-cell table:formula="of:=([.J133]-[.E133])/[.E133]" office:value-type="percentage" office:value="0.00799016594960056" calcext:value-type="percentage">
            <text:p>0.80%</text:p>
          </table:table-cell>
          <table:table-cell table:formula="of:=([.J133]-[.F133])/[.F133]" office:value-type="percentage" office:value="0.0101632275947028" calcext:value-type="percentage">
            <text:p>1.02%</text:p>
          </table:table-cell>
          <table:table-cell table:formula="of:=([.J133]-[.G133])/[.G133]" office:value-type="percentage" office:value="0.00799016594960056" calcext:value-type="percentage">
            <text:p>0.80%</text:p>
          </table:table-cell>
          <table:table-cell table:formula="of:=([.J133]-[.H133])/[.H133]" office:value-type="percentage" office:value="0.0110974106041924" calcext:value-type="percentage">
            <text:p>1.11%</text:p>
          </table:table-cell>
          <table:table-cell table:formula="of:=([.J133]-[.I133])/[.I133]" office:value-type="percentage" office:value="0.0161090458488228" calcext:value-type="percentage">
            <text:p>1.61%</text:p>
          </table:table-cell>
        </table:table-row>
        <table:table-row table:style-name="ro1">
          <table:table-cell office:value-type="float" office:value="342.7" calcext:value-type="float">
            <text:p>342.7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342.9" calcext:value-type="float">
            <text:p>342.9</text:p>
          </table:table-cell>
          <table:table-cell office:value-type="float" office:value="344.4" calcext:value-type="float">
            <text:p>344.4</text:p>
          </table:table-cell>
          <table:table-cell office:value-type="float" office:value="343.5" calcext:value-type="float">
            <text:p>343.5</text:p>
          </table:table-cell>
          <table:table-cell office:value-type="float" office:value="344" calcext:value-type="float">
            <text:p>344</text:p>
          </table:table-cell>
          <table:table-cell office:value-type="float" office:value="343.2" calcext:value-type="float">
            <text:p>343.2</text:p>
          </table:table-cell>
          <table:table-cell office:value-type="float" office:value="352" calcext:value-type="float">
            <text:p>352</text:p>
          </table:table-cell>
          <table:table-cell table:formula="of:=([.J134]-[.A134])/[.A134]" office:value-type="percentage" office:value="0.0271374379924132" calcext:value-type="percentage">
            <text:p>2.71%</text:p>
          </table:table-cell>
          <table:table-cell table:formula="of:=([.J134]-[.B134])/[.B134]" office:value-type="percentage" office:value="0.0262390670553936" calcext:value-type="percentage">
            <text:p>2.62%</text:p>
          </table:table-cell>
          <table:table-cell table:formula="of:=([.J134]-[.C134])/[.C134]" office:value-type="percentage" office:value="0.0262390670553936" calcext:value-type="percentage">
            <text:p>2.62%</text:p>
          </table:table-cell>
          <table:table-cell table:formula="of:=([.J134]-[.D134])/[.D134]" office:value-type="percentage" office:value="0.0265383493729951" calcext:value-type="percentage">
            <text:p>2.65%</text:p>
          </table:table-cell>
          <table:table-cell table:formula="of:=([.J134]-[.E134])/[.E134]" office:value-type="percentage" office:value="0.0265383493729951" calcext:value-type="percentage">
            <text:p>2.65%</text:p>
          </table:table-cell>
          <table:table-cell table:formula="of:=([.J134]-[.F134])/[.F134]" office:value-type="percentage" office:value="0.0220673635307782" calcext:value-type="percentage">
            <text:p>2.21%</text:p>
          </table:table-cell>
          <table:table-cell table:formula="of:=([.J134]-[.G134])/[.G134]" office:value-type="percentage" office:value="0.024745269286754" calcext:value-type="percentage">
            <text:p>2.47%</text:p>
          </table:table-cell>
          <table:table-cell table:formula="of:=([.J134]-[.H134])/[.H134]" office:value-type="percentage" office:value="0.0232558139534884" calcext:value-type="percentage">
            <text:p>2.33%</text:p>
          </table:table-cell>
          <table:table-cell table:formula="of:=([.J134]-[.I134])/[.I134]" office:value-type="percentage" office:value="0.0256410256410257" calcext:value-type="percentage">
            <text:p>2.56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.1" calcext:value-type="float">
            <text:p>344.1</text:p>
          </table:table-cell>
          <table:table-cell office:value-type="float" office:value="343.4" calcext:value-type="float">
            <text:p>343.4</text:p>
          </table:table-cell>
          <table:table-cell office:value-type="float" office:value="343.7" calcext:value-type="float">
            <text:p>343.7</text:p>
          </table:table-cell>
          <table:table-cell office:value-type="float" office:value="344" calcext:value-type="float">
            <text:p>344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7" calcext:value-type="float">
            <text:p>344.7</text:p>
          </table:table-cell>
          <table:table-cell office:value-type="float" office:value="345.1" calcext:value-type="float">
            <text:p>345.1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table:formula="of:=([.J135]-[.A135])/[.A135]" office:value-type="percentage" office:value="0.0261627906976744" calcext:value-type="percentage">
            <text:p>2.62%</text:p>
          </table:table-cell>
          <table:table-cell table:formula="of:=([.J135]-[.B135])/[.B135]" office:value-type="percentage" office:value="0.025864574251671" calcext:value-type="percentage">
            <text:p>2.59%</text:p>
          </table:table-cell>
          <table:table-cell table:formula="of:=([.J135]-[.C135])/[.C135]" office:value-type="percentage" office:value="0.0279557367501457" calcext:value-type="percentage">
            <text:p>2.80%</text:p>
          </table:table-cell>
          <table:table-cell table:formula="of:=([.J135]-[.D135])/[.D135]" office:value-type="percentage" office:value="0.027058481233634" calcext:value-type="percentage">
            <text:p>2.71%</text:p>
          </table:table-cell>
          <table:table-cell table:formula="of:=([.J135]-[.E135])/[.E135]" office:value-type="percentage" office:value="0.0261627906976744" calcext:value-type="percentage">
            <text:p>2.62%</text:p>
          </table:table-cell>
          <table:table-cell table:formula="of:=([.J135]-[.F135])/[.F135]" office:value-type="percentage" office:value="0.0249709639953543" calcext:value-type="percentage">
            <text:p>2.50%</text:p>
          </table:table-cell>
          <table:table-cell table:formula="of:=([.J135]-[.G135])/[.G135]" office:value-type="percentage" office:value="0.0240789091964027" calcext:value-type="percentage">
            <text:p>2.41%</text:p>
          </table:table-cell>
          <table:table-cell table:formula="of:=([.J135]-[.H135])/[.H135]" office:value-type="percentage" office:value="0.0228919153868443" calcext:value-type="percentage">
            <text:p>2.29%</text:p>
          </table:table-cell>
          <table:table-cell table:formula="of:=([.J135]-[.I135])/[.I135]" office:value-type="percentage" office:value="0.0261627906976744" calcext:value-type="percentage">
            <text:p>2.62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.9" calcext:value-type="float">
            <text:p>341.9</text:p>
          </table:table-cell>
          <table:table-cell office:value-type="float" office:value="341.5" calcext:value-type="float">
            <text:p>341.5</text:p>
          </table:table-cell>
          <table:table-cell office:value-type="float" office:value="341.2" calcext:value-type="float">
            <text:p>341.2</text:p>
          </table:table-cell>
          <table:table-cell office:value-type="float" office:value="341.6" calcext:value-type="float">
            <text:p>341.6</text:p>
          </table:table-cell>
          <table:table-cell office:value-type="float" office:value="341.8" calcext:value-type="float">
            <text:p>341.8</text:p>
          </table:table-cell>
          <table:table-cell office:value-type="float" office:value="341.9" calcext:value-type="float">
            <text:p>341.9</text:p>
          </table:table-cell>
          <table:table-cell office:value-type="float" office:value="341.2" calcext:value-type="float">
            <text:p>341.2</text:p>
          </table:table-cell>
          <table:table-cell office:value-type="float" office:value="341.8" calcext:value-type="float">
            <text:p>341.8</text:p>
          </table:table-cell>
          <table:table-cell office:value-type="float" office:value="348" calcext:value-type="float">
            <text:p>348</text:p>
          </table:table-cell>
          <table:table-cell table:formula="of:=([.J136]-[.A136])/[.A136]" office:value-type="percentage" office:value="0.0205278592375367" calcext:value-type="percentage">
            <text:p>2.05%</text:p>
          </table:table-cell>
          <table:table-cell table:formula="of:=([.J136]-[.B136])/[.B136]" office:value-type="percentage" office:value="0.0178414741152384" calcext:value-type="percentage">
            <text:p>1.78%</text:p>
          </table:table-cell>
          <table:table-cell table:formula="of:=([.J136]-[.C136])/[.C136]" office:value-type="percentage" office:value="0.0190336749633968" calcext:value-type="percentage">
            <text:p>1.90%</text:p>
          </table:table-cell>
          <table:table-cell table:formula="of:=([.J136]-[.D136])/[.D136]" office:value-type="percentage" office:value="0.0199296600234467" calcext:value-type="percentage">
            <text:p>1.99%</text:p>
          </table:table-cell>
          <table:table-cell table:formula="of:=([.J136]-[.E136])/[.E136]" office:value-type="percentage" office:value="0.018735362997658" calcext:value-type="percentage">
            <text:p>1.87%</text:p>
          </table:table-cell>
          <table:table-cell table:formula="of:=([.J136]-[.F136])/[.F136]" office:value-type="percentage" office:value="0.0181392627267408" calcext:value-type="percentage">
            <text:p>1.81%</text:p>
          </table:table-cell>
          <table:table-cell table:formula="of:=([.J136]-[.G136])/[.G136]" office:value-type="percentage" office:value="0.0178414741152384" calcext:value-type="percentage">
            <text:p>1.78%</text:p>
          </table:table-cell>
          <table:table-cell table:formula="of:=([.J136]-[.H136])/[.H136]" office:value-type="percentage" office:value="0.0199296600234467" calcext:value-type="percentage">
            <text:p>1.99%</text:p>
          </table:table-cell>
          <table:table-cell table:formula="of:=([.J136]-[.I136])/[.I136]" office:value-type="percentage" office:value="0.0181392627267408" calcext:value-type="percentage">
            <text:p>1.81%</text:p>
          </table:table-cell>
        </table:table-row>
        <table:table-row table:style-name="ro1">
          <table:table-cell office:value-type="float" office:value="343.3" calcext:value-type="float">
            <text:p>343.3</text:p>
          </table:table-cell>
          <table:table-cell office:value-type="float" office:value="344.1" calcext:value-type="float">
            <text:p>344.1</text:p>
          </table:table-cell>
          <table:table-cell office:value-type="float" office:value="343.3" calcext:value-type="float">
            <text:p>343.3</text:p>
          </table:table-cell>
          <table:table-cell office:value-type="float" office:value="343.6" calcext:value-type="float">
            <text:p>343.6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2" calcext:value-type="float">
            <text:p>344.2</text:p>
          </table:table-cell>
          <table:table-cell office:value-type="float" office:value="345.1" calcext:value-type="float">
            <text:p>345.1</text:p>
          </table:table-cell>
          <table:table-cell office:value-type="float" office:value="343.3" calcext:value-type="float">
            <text:p>343.3</text:p>
          </table:table-cell>
          <table:table-cell office:value-type="float" office:value="350" calcext:value-type="float">
            <text:p>350</text:p>
          </table:table-cell>
          <table:table-cell table:formula="of:=([.J137]-[.A137])/[.A137]" office:value-type="percentage" office:value="0.0195164579085348" calcext:value-type="percentage">
            <text:p>1.95%</text:p>
          </table:table-cell>
          <table:table-cell table:formula="of:=([.J137]-[.B137])/[.B137]" office:value-type="percentage" office:value="0.017146178436501" calcext:value-type="percentage">
            <text:p>1.71%</text:p>
          </table:table-cell>
          <table:table-cell table:formula="of:=([.J137]-[.C137])/[.C137]" office:value-type="percentage" office:value="0.0195164579085348" calcext:value-type="percentage">
            <text:p>1.95%</text:p>
          </table:table-cell>
          <table:table-cell table:formula="of:=([.J137]-[.D137])/[.D137]" office:value-type="percentage" office:value="0.0186263096623981" calcext:value-type="percentage">
            <text:p>1.86%</text:p>
          </table:table-cell>
          <table:table-cell table:formula="of:=([.J137]-[.E137])/[.E137]" office:value-type="percentage" office:value="0.017146178436501" calcext:value-type="percentage">
            <text:p>1.71%</text:p>
          </table:table-cell>
          <table:table-cell table:formula="of:=([.J137]-[.F137])/[.F137]" office:value-type="percentage" office:value="0.0162601626016261" calcext:value-type="percentage">
            <text:p>1.63%</text:p>
          </table:table-cell>
          <table:table-cell table:formula="of:=([.J137]-[.G137])/[.G137]" office:value-type="percentage" office:value="0.0168506682161534" calcext:value-type="percentage">
            <text:p>1.69%</text:p>
          </table:table-cell>
          <table:table-cell table:formula="of:=([.J137]-[.H137])/[.H137]" office:value-type="percentage" office:value="0.0141987829614604" calcext:value-type="percentage">
            <text:p>1.42%</text:p>
          </table:table-cell>
          <table:table-cell table:formula="of:=([.J137]-[.I137])/[.I137]" office:value-type="percentage" office:value="0.0195164579085348" calcext:value-type="percentage">
            <text:p>1.95%</text:p>
          </table:table-cell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317.4" calcext:value-type="float">
            <text:p>317.4</text:p>
          </table:table-cell>
          <table:table-cell office:value-type="float" office:value="316.8" calcext:value-type="float">
            <text:p>316.8</text:p>
          </table:table-cell>
          <table:table-cell office:value-type="float" office:value="317.1" calcext:value-type="float">
            <text:p>317.1</text:p>
          </table:table-cell>
          <table:table-cell office:value-type="float" office:value="317.5" calcext:value-type="float">
            <text:p>317.5</text:p>
          </table:table-cell>
          <table:table-cell office:value-type="float" office:value="318" calcext:value-type="float">
            <text:p>318</text:p>
          </table:table-cell>
          <table:table-cell office:value-type="float" office:value="317.7" calcext:value-type="float">
            <text:p>317.7</text:p>
          </table:table-cell>
          <table:table-cell office:value-type="float" office:value="317.6" calcext:value-type="float">
            <text:p>317.6</text:p>
          </table:table-cell>
          <table:table-cell office:value-type="float" office:value="315.9" calcext:value-type="float">
            <text:p>315.9</text:p>
          </table:table-cell>
          <table:table-cell office:value-type="float" office:value="321" calcext:value-type="float">
            <text:p>321</text:p>
          </table:table-cell>
          <table:table-cell table:formula="of:=([.J138]-[.A138])/[.A138]" office:value-type="percentage" office:value="0.0132575757575757" calcext:value-type="percentage">
            <text:p>1.33%</text:p>
          </table:table-cell>
          <table:table-cell table:formula="of:=([.J138]-[.B138])/[.B138]" office:value-type="percentage" office:value="0.0113421550094519" calcext:value-type="percentage">
            <text:p>1.13%</text:p>
          </table:table-cell>
          <table:table-cell table:formula="of:=([.J138]-[.C138])/[.C138]" office:value-type="percentage" office:value="0.0132575757575757" calcext:value-type="percentage">
            <text:p>1.33%</text:p>
          </table:table-cell>
          <table:table-cell table:formula="of:=([.J138]-[.D138])/[.D138]" office:value-type="percentage" office:value="0.0122989593188268" calcext:value-type="percentage">
            <text:p>1.23%</text:p>
          </table:table-cell>
          <table:table-cell table:formula="of:=([.J138]-[.E138])/[.E138]" office:value-type="percentage" office:value="0.0110236220472441" calcext:value-type="percentage">
            <text:p>1.10%</text:p>
          </table:table-cell>
          <table:table-cell table:formula="of:=([.J138]-[.F138])/[.F138]" office:value-type="percentage" office:value="0.00943396226415094" calcext:value-type="percentage">
            <text:p>0.94%</text:p>
          </table:table-cell>
          <table:table-cell table:formula="of:=([.J138]-[.G138])/[.G138]" office:value-type="percentage" office:value="0.0103871576959396" calcext:value-type="percentage">
            <text:p>1.04%</text:p>
          </table:table-cell>
          <table:table-cell table:formula="of:=([.J138]-[.H138])/[.H138]" office:value-type="percentage" office:value="0.010705289672544" calcext:value-type="percentage">
            <text:p>1.07%</text:p>
          </table:table-cell>
          <table:table-cell table:formula="of:=([.J138]-[.I138])/[.I138]" office:value-type="percentage" office:value="0.0161443494776829" calcext:value-type="percentage">
            <text:p>1.61%</text:p>
          </table:table-cell>
        </table:table-row>
        <table:table-row table:style-name="ro1">
          <table:table-cell office:value-type="float" office:value="331.1" calcext:value-type="float">
            <text:p>331.1</text:p>
          </table:table-cell>
          <table:table-cell office:value-type="float" office:value="330.9" calcext:value-type="float">
            <text:p>330.9</text:p>
          </table:table-cell>
          <table:table-cell office:value-type="float" office:value="329.4" calcext:value-type="float">
            <text:p>329.4</text:p>
          </table:table-cell>
          <table:table-cell office:value-type="float" office:value="330.1" calcext:value-type="float">
            <text:p>330.1</text:p>
          </table:table-cell>
          <table:table-cell office:value-type="float" office:value="330.7" calcext:value-type="float">
            <text:p>330.7</text:p>
          </table:table-cell>
          <table:table-cell office:value-type="float" office:value="331.9" calcext:value-type="float">
            <text:p>331.9</text:p>
          </table:table-cell>
          <table:table-cell office:value-type="float" office:value="330.7" calcext:value-type="float">
            <text:p>330.7</text:p>
          </table:table-cell>
          <table:table-cell office:value-type="float" office:value="327.7" calcext:value-type="float">
            <text:p>327.7</text:p>
          </table:table-cell>
          <table:table-cell office:value-type="float" office:value="326" calcext:value-type="float">
            <text:p>326</text:p>
          </table:table-cell>
          <table:table-cell office:value-type="float" office:value="350" calcext:value-type="float">
            <text:p>350</text:p>
          </table:table-cell>
          <table:table-cell table:formula="of:=([.J139]-[.A139])/[.A139]" office:value-type="percentage" office:value="0.0570824524312896" calcext:value-type="percentage">
            <text:p>5.71%</text:p>
          </table:table-cell>
          <table:table-cell table:formula="of:=([.J139]-[.B139])/[.B139]" office:value-type="percentage" office:value="0.0577213659715927" calcext:value-type="percentage">
            <text:p>5.77%</text:p>
          </table:table-cell>
          <table:table-cell table:formula="of:=([.J139]-[.C139])/[.C139]" office:value-type="percentage" office:value="0.0625379477838495" calcext:value-type="percentage">
            <text:p>6.25%</text:p>
          </table:table-cell>
          <table:table-cell table:formula="of:=([.J139]-[.D139])/[.D139]" office:value-type="percentage" office:value="0.0602847621932747" calcext:value-type="percentage">
            <text:p>6.03%</text:p>
          </table:table-cell>
          <table:table-cell table:formula="of:=([.J139]-[.E139])/[.E139]" office:value-type="percentage" office:value="0.0583610523132749" calcext:value-type="percentage">
            <text:p>5.84%</text:p>
          </table:table-cell>
          <table:table-cell table:formula="of:=([.J139]-[.F139])/[.F139]" office:value-type="percentage" office:value="0.0545344983428744" calcext:value-type="percentage">
            <text:p>5.45%</text:p>
          </table:table-cell>
          <table:table-cell table:formula="of:=([.J139]-[.G139])/[.G139]" office:value-type="percentage" office:value="0.0583610523132749" calcext:value-type="percentage">
            <text:p>5.84%</text:p>
          </table:table-cell>
          <table:table-cell table:formula="of:=([.J139]-[.H139])/[.H139]" office:value-type="percentage" office:value="0.0680500457735734" calcext:value-type="percentage">
            <text:p>6.81%</text:p>
          </table:table-cell>
          <table:table-cell table:formula="of:=([.J139]-[.I139])/[.I139]" office:value-type="percentage" office:value="0.0736196319018405" calcext:value-type="percentage">
            <text:p>7.36%</text:p>
          </table:table-cell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326.6" calcext:value-type="float">
            <text:p>326.6</text:p>
          </table:table-cell>
          <table:table-cell office:value-type="float" office:value="327.1" calcext:value-type="float">
            <text:p>327.1</text:p>
          </table:table-cell>
          <table:table-cell office:value-type="float" office:value="326.9" calcext:value-type="float">
            <text:p>326.9</text:p>
          </table:table-cell>
          <table:table-cell office:value-type="float" office:value="327.4" calcext:value-type="float">
            <text:p>327.4</text:p>
          </table:table-cell>
          <table:table-cell office:value-type="float" office:value="327.7" calcext:value-type="float">
            <text:p>327.7</text:p>
          </table:table-cell>
          <table:table-cell office:value-type="float" office:value="328.2" calcext:value-type="float">
            <text:p>328.2</text:p>
          </table:table-cell>
          <table:table-cell office:value-type="float" office:value="327.2" calcext:value-type="float">
            <text:p>327.2</text:p>
          </table:table-cell>
          <table:table-cell office:value-type="float" office:value="325.4" calcext:value-type="float">
            <text:p>325.4</text:p>
          </table:table-cell>
          <table:table-cell office:value-type="float" office:value="332" calcext:value-type="float">
            <text:p>332</text:p>
          </table:table-cell>
          <table:table-cell table:formula="of:=([.J140]-[.A140])/[.A140]" office:value-type="percentage" office:value="0.0177805027590436" calcext:value-type="percentage">
            <text:p>1.78%</text:p>
          </table:table-cell>
          <table:table-cell table:formula="of:=([.J140]-[.B140])/[.B140]" office:value-type="percentage" office:value="0.0165339865278628" calcext:value-type="percentage">
            <text:p>1.65%</text:p>
          </table:table-cell>
          <table:table-cell table:formula="of:=([.J140]-[.C140])/[.C140]" office:value-type="percentage" office:value="0.0149801284011005" calcext:value-type="percentage">
            <text:p>1.50%</text:p>
          </table:table-cell>
          <table:table-cell table:formula="of:=([.J140]-[.D140])/[.D140]" office:value-type="percentage" office:value="0.0156011012542063" calcext:value-type="percentage">
            <text:p>1.56%</text:p>
          </table:table-cell>
          <table:table-cell table:formula="of:=([.J140]-[.E140])/[.E140]" office:value-type="percentage" office:value="0.0140500916310324" calcext:value-type="percentage">
            <text:p>1.41%</text:p>
          </table:table-cell>
          <table:table-cell table:formula="of:=([.J140]-[.F140])/[.F140]" office:value-type="percentage" office:value="0.0131217577052182" calcext:value-type="percentage">
            <text:p>1.31%</text:p>
          </table:table-cell>
          <table:table-cell table:formula="of:=([.J140]-[.G140])/[.G140]" office:value-type="percentage" office:value="0.0115783059110299" calcext:value-type="percentage">
            <text:p>1.16%</text:p>
          </table:table-cell>
          <table:table-cell table:formula="of:=([.J140]-[.H140])/[.H140]" office:value-type="percentage" office:value="0.0146699266503668" calcext:value-type="percentage">
            <text:p>1.47%</text:p>
          </table:table-cell>
          <table:table-cell table:formula="of:=([.J140]-[.I140])/[.I140]" office:value-type="percentage" office:value="0.0202827289489859" calcext:value-type="percentage">
            <text:p>2.03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.2" calcext:value-type="float">
            <text:p>338.2</text:p>
          </table:table-cell>
          <table:table-cell office:value-type="float" office:value="337.5" calcext:value-type="float">
            <text:p>337.5</text:p>
          </table:table-cell>
          <table:table-cell office:value-type="float" office:value="338.1" calcext:value-type="float">
            <text:p>338.1</text:p>
          </table:table-cell>
          <table:table-cell office:value-type="float" office:value="338.9" calcext:value-type="float">
            <text:p>338.9</text:p>
          </table:table-cell>
          <table:table-cell office:value-type="float" office:value="337.9" calcext:value-type="float">
            <text:p>337.9</text:p>
          </table:table-cell>
          <table:table-cell office:value-type="float" office:value="337.5" calcext:value-type="float">
            <text:p>337.5</text:p>
          </table:table-cell>
          <table:table-cell office:value-type="float" office:value="337.1" calcext:value-type="float">
            <text:p>337.1</text:p>
          </table:table-cell>
          <table:table-cell office:value-type="float" office:value="332.7" calcext:value-type="float">
            <text:p>332.7</text:p>
          </table:table-cell>
          <table:table-cell office:value-type="float" office:value="351" calcext:value-type="float">
            <text:p>351</text:p>
          </table:table-cell>
          <table:table-cell table:formula="of:=([.J141]-[.A141])/[.A141]" office:value-type="percentage" office:value="0.0415430267062315" calcext:value-type="percentage">
            <text:p>4.15%</text:p>
          </table:table-cell>
          <table:table-cell table:formula="of:=([.J141]-[.B141])/[.B141]" office:value-type="percentage" office:value="0.0378474275576582" calcext:value-type="percentage">
            <text:p>3.78%</text:p>
          </table:table-cell>
          <table:table-cell table:formula="of:=([.J141]-[.C141])/[.C141]" office:value-type="percentage" office:value="0.04" calcext:value-type="percentage">
            <text:p>4.00%</text:p>
          </table:table-cell>
          <table:table-cell table:formula="of:=([.J141]-[.D141])/[.D141]" office:value-type="percentage" office:value="0.0381543921916592" calcext:value-type="percentage">
            <text:p>3.82%</text:p>
          </table:table-cell>
          <table:table-cell table:formula="of:=([.J141]-[.E141])/[.E141]" office:value-type="percentage" office:value="0.0357037474181175" calcext:value-type="percentage">
            <text:p>3.57%</text:p>
          </table:table-cell>
          <table:table-cell table:formula="of:=([.J141]-[.F141])/[.F141]" office:value-type="percentage" office:value="0.0387688665285588" calcext:value-type="percentage">
            <text:p>3.88%</text:p>
          </table:table-cell>
          <table:table-cell table:formula="of:=([.J141]-[.G141])/[.G141]" office:value-type="percentage" office:value="0.04" calcext:value-type="percentage">
            <text:p>4.00%</text:p>
          </table:table-cell>
          <table:table-cell table:formula="of:=([.J141]-[.H141])/[.H141]" office:value-type="percentage" office:value="0.0412340551765054" calcext:value-type="percentage">
            <text:p>4.12%</text:p>
          </table:table-cell>
          <table:table-cell table:formula="of:=([.J141]-[.I141])/[.I141]" office:value-type="percentage" office:value="0.055004508566276" calcext:value-type="percentage">
            <text:p>5.50%</text:p>
          </table:table-cell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356" calcext:value-type="float">
            <text:p>356</text:p>
          </table:table-cell>
          <table:table-cell office:value-type="float" office:value="355.8" calcext:value-type="float">
            <text:p>355.8</text:p>
          </table:table-cell>
          <table:table-cell office:value-type="float" office:value="356.2" calcext:value-type="float">
            <text:p>356.2</text:p>
          </table:table-cell>
          <table:table-cell office:value-type="float" office:value="355.4" calcext:value-type="float">
            <text:p>355.4</text:p>
          </table:table-cell>
          <table:table-cell office:value-type="float" office:value="356.4" calcext:value-type="float">
            <text:p>356.4</text:p>
          </table:table-cell>
          <table:table-cell office:value-type="float" office:value="356.5" calcext:value-type="float">
            <text:p>356.5</text:p>
          </table:table-cell>
          <table:table-cell office:value-type="float" office:value="356.4" calcext:value-type="float">
            <text:p>356.4</text:p>
          </table:table-cell>
          <table:table-cell office:value-type="float" office:value="355.3" calcext:value-type="float">
            <text:p>355.3</text:p>
          </table:table-cell>
          <table:table-cell office:value-type="float" office:value="363" calcext:value-type="float">
            <text:p>363</text:p>
          </table:table-cell>
          <table:table-cell table:formula="of:=([.J142]-[.A142])/[.A142]" office:value-type="percentage" office:value="0.0205229125667698" calcext:value-type="percentage">
            <text:p>2.05%</text:p>
          </table:table-cell>
          <table:table-cell table:formula="of:=([.J142]-[.B142])/[.B142]" office:value-type="percentage" office:value="0.0196629213483146" calcext:value-type="percentage">
            <text:p>1.97%</text:p>
          </table:table-cell>
          <table:table-cell table:formula="of:=([.J142]-[.C142])/[.C142]" office:value-type="percentage" office:value="0.0202360876897133" calcext:value-type="percentage">
            <text:p>2.02%</text:p>
          </table:table-cell>
          <table:table-cell table:formula="of:=([.J142]-[.D142])/[.D142]" office:value-type="percentage" office:value="0.0190903986524425" calcext:value-type="percentage">
            <text:p>1.91%</text:p>
          </table:table-cell>
          <table:table-cell table:formula="of:=([.J142]-[.E142])/[.E142]" office:value-type="percentage" office:value="0.0213843556555994" calcext:value-type="percentage">
            <text:p>2.14%</text:p>
          </table:table-cell>
          <table:table-cell table:formula="of:=([.J142]-[.F142])/[.F142]" office:value-type="percentage" office:value="0.0185185185185186" calcext:value-type="percentage">
            <text:p>1.85%</text:p>
          </table:table-cell>
          <table:table-cell table:formula="of:=([.J142]-[.G142])/[.G142]" office:value-type="percentage" office:value="0.0182328190743338" calcext:value-type="percentage">
            <text:p>1.82%</text:p>
          </table:table-cell>
          <table:table-cell table:formula="of:=([.J142]-[.H142])/[.H142]" office:value-type="percentage" office:value="0.0185185185185186" calcext:value-type="percentage">
            <text:p>1.85%</text:p>
          </table:table-cell>
          <table:table-cell table:formula="of:=([.J142]-[.I142])/[.I142]" office:value-type="percentage" office:value="0.021671826625387" calcext:value-type="percentage">
            <text:p>2.17%</text:p>
          </table:table-cell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319.9" calcext:value-type="float">
            <text:p>319.9</text:p>
          </table:table-cell>
          <table:table-cell table:number-columns-repeated="2" office:value-type="float" office:value="319.7" calcext:value-type="float">
            <text:p>319.7</text:p>
          </table:table-cell>
          <table:table-cell office:value-type="float" office:value="319.6" calcext:value-type="float">
            <text:p>319.6</text:p>
          </table:table-cell>
          <table:table-cell office:value-type="float" office:value="320.1" calcext:value-type="float">
            <text:p>320.1</text:p>
          </table:table-cell>
          <table:table-cell office:value-type="float" office:value="321" calcext:value-type="float">
            <text:p>321</text:p>
          </table:table-cell>
          <table:table-cell office:value-type="float" office:value="320.3" calcext:value-type="float">
            <text:p>320.3</text:p>
          </table:table-cell>
          <table:table-cell office:value-type="float" office:value="319.3" calcext:value-type="float">
            <text:p>319.3</text:p>
          </table:table-cell>
          <table:table-cell office:value-type="float" office:value="325" calcext:value-type="float">
            <text:p>325</text:p>
          </table:table-cell>
          <table:table-cell table:formula="of:=([.J143]-[.A143])/[.A143]" office:value-type="percentage" office:value="0.0175328741390107" calcext:value-type="percentage">
            <text:p>1.75%</text:p>
          </table:table-cell>
          <table:table-cell table:formula="of:=([.J143]-[.B143])/[.B143]" office:value-type="percentage" office:value="0.0159424820256331" calcext:value-type="percentage">
            <text:p>1.59%</text:p>
          </table:table-cell>
          <table:table-cell table:formula="of:=([.J143]-[.C143])/[.C143]" office:value-type="percentage" office:value="0.0165780419142947" calcext:value-type="percentage">
            <text:p>1.66%</text:p>
          </table:table-cell>
          <table:table-cell table:formula="of:=([.J143]-[.D143])/[.D143]" office:value-type="percentage" office:value="0.0165780419142947" calcext:value-type="percentage">
            <text:p>1.66%</text:p>
          </table:table-cell>
          <table:table-cell table:formula="of:=([.J143]-[.E143])/[.E143]" office:value-type="percentage" office:value="0.0168961201501877" calcext:value-type="percentage">
            <text:p>1.69%</text:p>
          </table:table-cell>
          <table:table-cell table:formula="of:=([.J143]-[.F143])/[.F143]" office:value-type="percentage" office:value="0.0153077163386441" calcext:value-type="percentage">
            <text:p>1.53%</text:p>
          </table:table-cell>
          <table:table-cell table:formula="of:=([.J143]-[.G143])/[.G143]" office:value-type="percentage" office:value="0.0124610591900312" calcext:value-type="percentage">
            <text:p>1.25%</text:p>
          </table:table-cell>
          <table:table-cell table:formula="of:=([.J143]-[.H143])/[.H143]" office:value-type="percentage" office:value="0.0146737433655947" calcext:value-type="percentage">
            <text:p>1.47%</text:p>
          </table:table-cell>
          <table:table-cell table:formula="of:=([.J143]-[.I143])/[.I143]" office:value-type="percentage" office:value="0.0178515502662073" calcext:value-type="percentage">
            <text:p>1.79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.7" calcext:value-type="float">
            <text:p>353.7</text:p>
          </table:table-cell>
          <table:table-cell office:value-type="float" office:value="353.8" calcext:value-type="float">
            <text:p>353.8</text:p>
          </table:table-cell>
          <table:table-cell table:number-columns-repeated="2" office:value-type="float" office:value="353.7" calcext:value-type="float">
            <text:p>353.7</text:p>
          </table:table-cell>
          <table:table-cell office:value-type="float" office:value="354.3" calcext:value-type="float">
            <text:p>354.3</text:p>
          </table:table-cell>
          <table:table-cell office:value-type="float" office:value="354.7" calcext:value-type="float">
            <text:p>354.7</text:p>
          </table:table-cell>
          <table:table-cell office:value-type="float" office:value="354.5" calcext:value-type="float">
            <text:p>354.5</text:p>
          </table:table-cell>
          <table:table-cell office:value-type="float" office:value="353.9" calcext:value-type="float">
            <text:p>353.9</text:p>
          </table:table-cell>
          <table:table-cell office:value-type="float" office:value="359" calcext:value-type="float">
            <text:p>359</text:p>
          </table:table-cell>
          <table:table-cell table:formula="of:=([.J144]-[.A144])/[.A144]" office:value-type="percentage" office:value="0.0141242937853107" calcext:value-type="percentage">
            <text:p>1.41%</text:p>
          </table:table-cell>
          <table:table-cell table:formula="of:=([.J144]-[.B144])/[.B144]" office:value-type="percentage" office:value="0.014984450098954" calcext:value-type="percentage">
            <text:p>1.50%</text:p>
          </table:table-cell>
          <table:table-cell table:formula="of:=([.J144]-[.C144])/[.C144]" office:value-type="percentage" office:value="0.0146975692481628" calcext:value-type="percentage">
            <text:p>1.47%</text:p>
          </table:table-cell>
          <table:table-cell table:formula="of:=([.J144]-[.D144])/[.D144]" office:value-type="percentage" office:value="0.014984450098954" calcext:value-type="percentage">
            <text:p>1.50%</text:p>
          </table:table-cell>
          <table:table-cell table:formula="of:=([.J144]-[.E144])/[.E144]" office:value-type="percentage" office:value="0.014984450098954" calcext:value-type="percentage">
            <text:p>1.50%</text:p>
          </table:table-cell>
          <table:table-cell table:formula="of:=([.J144]-[.F144])/[.F144]" office:value-type="percentage" office:value="0.0132655941292689" calcext:value-type="percentage">
            <text:p>1.33%</text:p>
          </table:table-cell>
          <table:table-cell table:formula="of:=([.J144]-[.G144])/[.G144]" office:value-type="percentage" office:value="0.0121229207781224" calcext:value-type="percentage">
            <text:p>1.21%</text:p>
          </table:table-cell>
          <table:table-cell table:formula="of:=([.J144]-[.H144])/[.H144]" office:value-type="percentage" office:value="0.0126939351198872" calcext:value-type="percentage">
            <text:p>1.27%</text:p>
          </table:table-cell>
          <table:table-cell table:formula="of:=([.J144]-[.I144])/[.I144]" office:value-type="percentage" office:value="0.0144108505227466" calcext:value-type="percentage">
            <text:p>1.44%</text:p>
          </table:table-cell>
        </table:table-row>
        <table:table-row table:style-name="ro1">
          <table:table-cell office:value-type="float" office:value="353.6" calcext:value-type="float">
            <text:p>353.6</text:p>
          </table:table-cell>
          <table:table-cell office:value-type="float" office:value="353.9" calcext:value-type="float">
            <text:p>353.9</text:p>
          </table:table-cell>
          <table:table-cell table:number-columns-repeated="2" office:value-type="float" office:value="354.8" calcext:value-type="float">
            <text:p>354.8</text:p>
          </table:table-cell>
          <table:table-cell office:value-type="float" office:value="355.1" calcext:value-type="float">
            <text:p>355.1</text:p>
          </table:table-cell>
          <table:table-cell office:value-type="float" office:value="355" calcext:value-type="float">
            <text:p>355</text:p>
          </table:table-cell>
          <table:table-cell office:value-type="float" office:value="355.3" calcext:value-type="float">
            <text:p>355.3</text:p>
          </table:table-cell>
          <table:table-cell office:value-type="float" office:value="354.8" calcext:value-type="float">
            <text:p>354.8</text:p>
          </table:table-cell>
          <table:table-cell office:value-type="float" office:value="354.4" calcext:value-type="float">
            <text:p>354.4</text:p>
          </table:table-cell>
          <table:table-cell office:value-type="float" office:value="359" calcext:value-type="float">
            <text:p>359</text:p>
          </table:table-cell>
          <table:table-cell table:formula="of:=([.J145]-[.A145])/[.A145]" office:value-type="percentage" office:value="0.0152714932126696" calcext:value-type="percentage">
            <text:p>1.53%</text:p>
          </table:table-cell>
          <table:table-cell table:formula="of:=([.J145]-[.B145])/[.B145]" office:value-type="percentage" office:value="0.0144108505227466" calcext:value-type="percentage">
            <text:p>1.44%</text:p>
          </table:table-cell>
          <table:table-cell table:formula="of:=([.J145]-[.C145])/[.C145]" office:value-type="percentage" office:value="0.0118376550169109" calcext:value-type="percentage">
            <text:p>1.18%</text:p>
          </table:table-cell>
          <table:table-cell table:formula="of:=([.J145]-[.D145])/[.D145]" office:value-type="percentage" office:value="0.0118376550169109" calcext:value-type="percentage">
            <text:p>1.18%</text:p>
          </table:table-cell>
          <table:table-cell table:formula="of:=([.J145]-[.E145])/[.E145]" office:value-type="percentage" office:value="0.0109828217403548" calcext:value-type="percentage">
            <text:p>1.10%</text:p>
          </table:table-cell>
          <table:table-cell table:formula="of:=([.J145]-[.F145])/[.F145]" office:value-type="percentage" office:value="0.0112676056338028" calcext:value-type="percentage">
            <text:p>1.13%</text:p>
          </table:table-cell>
          <table:table-cell table:formula="of:=([.J145]-[.G145])/[.G145]" office:value-type="percentage" office:value="0.0104137348719392" calcext:value-type="percentage">
            <text:p>1.04%</text:p>
          </table:table-cell>
          <table:table-cell table:formula="of:=([.J145]-[.H145])/[.H145]" office:value-type="percentage" office:value="0.0118376550169109" calcext:value-type="percentage">
            <text:p>1.18%</text:p>
          </table:table-cell>
          <table:table-cell table:formula="of:=([.J145]-[.I145])/[.I145]" office:value-type="percentage" office:value="0.012979683972912" calcext:value-type="percentage">
            <text:p>1.30%</text:p>
          </table:table-cell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324" calcext:value-type="float">
            <text:p>324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9" calcext:value-type="float">
            <text:p>323.9</text:p>
          </table:table-cell>
          <table:table-cell office:value-type="float" office:value="324.1" calcext:value-type="float">
            <text:p>324.1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2" calcext:value-type="float">
            <text:p>323.2</text:p>
          </table:table-cell>
          <table:table-cell office:value-type="float" office:value="321.7" calcext:value-type="float">
            <text:p>321.7</text:p>
          </table:table-cell>
          <table:table-cell office:value-type="float" office:value="327" calcext:value-type="float">
            <text:p>327</text:p>
          </table:table-cell>
          <table:table-cell table:formula="of:=([.J146]-[.A146])/[.A146]" office:value-type="percentage" office:value="0.0142679900744418" calcext:value-type="percentage">
            <text:p>1.43%</text:p>
          </table:table-cell>
          <table:table-cell table:formula="of:=([.J146]-[.B146])/[.B146]" office:value-type="percentage" office:value="0.00925925925925926" calcext:value-type="percentage">
            <text:p>0.93%</text:p>
          </table:table-cell>
          <table:table-cell table:formula="of:=([.J146]-[.C146])/[.C146]" office:value-type="percentage" office:value="0.0105067985166872" calcext:value-type="percentage">
            <text:p>1.05%</text:p>
          </table:table-cell>
          <table:table-cell table:formula="of:=([.J146]-[.D146])/[.D146]" office:value-type="percentage" office:value="0.0108191653786708" calcext:value-type="percentage">
            <text:p>1.08%</text:p>
          </table:table-cell>
          <table:table-cell table:formula="of:=([.J146]-[.E146])/[.E146]" office:value-type="percentage" office:value="0.00957085520222298" calcext:value-type="percentage">
            <text:p>0.96%</text:p>
          </table:table-cell>
          <table:table-cell table:formula="of:=([.J146]-[.F146])/[.F146]" office:value-type="percentage" office:value="0.00894785560012335" calcext:value-type="percentage">
            <text:p>0.89%</text:p>
          </table:table-cell>
          <table:table-cell table:formula="of:=([.J146]-[.G146])/[.G146]" office:value-type="percentage" office:value="0.00988264360716488" calcext:value-type="percentage">
            <text:p>0.99%</text:p>
          </table:table-cell>
          <table:table-cell table:formula="of:=([.J146]-[.H146])/[.H146]" office:value-type="percentage" office:value="0.0117574257425743" calcext:value-type="percentage">
            <text:p>1.18%</text:p>
          </table:table-cell>
          <table:table-cell table:formula="of:=([.J146]-[.I146])/[.I146]" office:value-type="percentage" office:value="0.0164749766863538" calcext:value-type="percentage">
            <text:p>1.65%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334" calcext:value-type="float">
            <text:p>334</text:p>
          </table:table-cell>
          <table:table-cell office:value-type="float" office:value="334.5" calcext:value-type="float">
            <text:p>334.5</text:p>
          </table:table-cell>
          <table:table-cell office:value-type="float" office:value="334.8" calcext:value-type="float">
            <text:p>334.8</text:p>
          </table:table-cell>
          <table:table-cell table:number-columns-repeated="2" office:value-type="float" office:value="334.7" calcext:value-type="float">
            <text:p>334.7</text:p>
          </table:table-cell>
          <table:table-cell office:value-type="float" office:value="334.4" calcext:value-type="float">
            <text:p>334.4</text:p>
          </table:table-cell>
          <table:table-cell office:value-type="float" office:value="334.3" calcext:value-type="float">
            <text:p>334.3</text:p>
          </table:table-cell>
          <table:table-cell office:value-type="float" office:value="332.1" calcext:value-type="float">
            <text:p>332.1</text:p>
          </table:table-cell>
          <table:table-cell office:value-type="float" office:value="344" calcext:value-type="float">
            <text:p>344</text:p>
          </table:table-cell>
          <table:table-cell table:formula="of:=([.J147]-[.A147])/[.A147]" office:value-type="percentage" office:value="0.0308660473479173" calcext:value-type="percentage">
            <text:p>3.09%</text:p>
          </table:table-cell>
          <table:table-cell table:formula="of:=([.J147]-[.B147])/[.B147]" office:value-type="percentage" office:value="0.029940119760479" calcext:value-type="percentage">
            <text:p>2.99%</text:p>
          </table:table-cell>
          <table:table-cell table:formula="of:=([.J147]-[.C147])/[.C147]" office:value-type="percentage" office:value="0.0284005979073244" calcext:value-type="percentage">
            <text:p>2.84%</text:p>
          </table:table-cell>
          <table:table-cell table:formula="of:=([.J147]-[.D147])/[.D147]" office:value-type="percentage" office:value="0.027479091995221" calcext:value-type="percentage">
            <text:p>2.75%</text:p>
          </table:table-cell>
          <table:table-cell table:formula="of:=([.J147]-[.E147])/[.E147]" office:value-type="percentage" office:value="0.0277860770839558" calcext:value-type="percentage">
            <text:p>2.78%</text:p>
          </table:table-cell>
          <table:table-cell table:formula="of:=([.J147]-[.F147])/[.F147]" office:value-type="percentage" office:value="0.0277860770839558" calcext:value-type="percentage">
            <text:p>2.78%</text:p>
          </table:table-cell>
          <table:table-cell table:formula="of:=([.J147]-[.G147])/[.G147]" office:value-type="percentage" office:value="0.0287081339712919" calcext:value-type="percentage">
            <text:p>2.87%</text:p>
          </table:table-cell>
          <table:table-cell table:formula="of:=([.J147]-[.H147])/[.H147]" office:value-type="percentage" office:value="0.0290158540233323" calcext:value-type="percentage">
            <text:p>2.90%</text:p>
          </table:table-cell>
          <table:table-cell table:formula="of:=([.J147]-[.I147])/[.I147]" office:value-type="percentage" office:value="0.0358325805480276" calcext:value-type="percentage">
            <text:p>3.58%</text:p>
          </table:table-cell>
        </table:table-row>
        <table:table-row table:style-name="ro1">
          <table:table-cell table:number-columns-repeated="2" office:value-type="float" office:value="358.1" calcext:value-type="float">
            <text:p>358.1</text:p>
          </table:table-cell>
          <table:table-cell office:value-type="float" office:value="359" calcext:value-type="float">
            <text:p>359</text:p>
          </table:table-cell>
          <table:table-cell office:value-type="float" office:value="358.4" calcext:value-type="float">
            <text:p>358.4</text:p>
          </table:table-cell>
          <table:table-cell office:value-type="float" office:value="358.6" calcext:value-type="float">
            <text:p>358.6</text:p>
          </table:table-cell>
          <table:table-cell office:value-type="float" office:value="358.8" calcext:value-type="float">
            <text:p>358.8</text:p>
          </table:table-cell>
          <table:table-cell office:value-type="float" office:value="359" calcext:value-type="float">
            <text:p>359</text:p>
          </table:table-cell>
          <table:table-cell office:value-type="float" office:value="359.1" calcext:value-type="float">
            <text:p>359.1</text:p>
          </table:table-cell>
          <table:table-cell office:value-type="float" office:value="357.7" calcext:value-type="float">
            <text:p>357.7</text:p>
          </table:table-cell>
          <table:table-cell office:value-type="float" office:value="367" calcext:value-type="float">
            <text:p>367</text:p>
          </table:table-cell>
          <table:table-cell table:formula="of:=([.J148]-[.A148])/[.A148]" office:value-type="percentage" office:value="0.0248533929070091" calcext:value-type="percentage">
            <text:p>2.49%</text:p>
          </table:table-cell>
          <table:table-cell table:formula="of:=([.J148]-[.B148])/[.B148]" office:value-type="percentage" office:value="0.0248533929070091" calcext:value-type="percentage">
            <text:p>2.49%</text:p>
          </table:table-cell>
          <table:table-cell table:formula="of:=([.J148]-[.C148])/[.C148]" office:value-type="percentage" office:value="0.0222841225626741" calcext:value-type="percentage">
            <text:p>2.23%</text:p>
          </table:table-cell>
          <table:table-cell table:formula="of:=([.J148]-[.D148])/[.D148]" office:value-type="percentage" office:value="0.0239955357142858" calcext:value-type="percentage">
            <text:p>2.40%</text:p>
          </table:table-cell>
          <table:table-cell table:formula="of:=([.J148]-[.E148])/[.E148]" office:value-type="percentage" office:value="0.0234244283324037" calcext:value-type="percentage">
            <text:p>2.34%</text:p>
          </table:table-cell>
          <table:table-cell table:formula="of:=([.J148]-[.F148])/[.F148]" office:value-type="percentage" office:value="0.0228539576365663" calcext:value-type="percentage">
            <text:p>2.29%</text:p>
          </table:table-cell>
          <table:table-cell table:formula="of:=([.J148]-[.G148])/[.G148]" office:value-type="percentage" office:value="0.0222841225626741" calcext:value-type="percentage">
            <text:p>2.23%</text:p>
          </table:table-cell>
          <table:table-cell table:formula="of:=([.J148]-[.H148])/[.H148]" office:value-type="percentage" office:value="0.0219994430520746" calcext:value-type="percentage">
            <text:p>2.20%</text:p>
          </table:table-cell>
          <table:table-cell table:formula="of:=([.J148]-[.I148])/[.I148]" office:value-type="percentage" office:value="0.0259994408722393" calcext:value-type="percentage">
            <text:p>2.60%</text:p>
          </table:table-cell>
        </table:table-row>
        <table:table-row table:style-name="ro1">
          <table:table-cell office:value-type="float" office:value="317.1" calcext:value-type="float">
            <text:p>317.1</text:p>
          </table:table-cell>
          <table:table-cell office:value-type="float" office:value="317.2" calcext:value-type="float">
            <text:p>317.2</text:p>
          </table:table-cell>
          <table:table-cell office:value-type="float" office:value="317.7" calcext:value-type="float">
            <text:p>317.7</text:p>
          </table:table-cell>
          <table:table-cell office:value-type="float" office:value="317.1" calcext:value-type="float">
            <text:p>317.1</text:p>
          </table:table-cell>
          <table:table-cell office:value-type="float" office:value="317.6" calcext:value-type="float">
            <text:p>317.6</text:p>
          </table:table-cell>
          <table:table-cell office:value-type="float" office:value="318.1" calcext:value-type="float">
            <text:p>318.1</text:p>
          </table:table-cell>
          <table:table-cell office:value-type="float" office:value="318.2" calcext:value-type="float">
            <text:p>318.2</text:p>
          </table:table-cell>
          <table:table-cell office:value-type="float" office:value="317.7" calcext:value-type="float">
            <text:p>317.7</text:p>
          </table:table-cell>
          <table:table-cell office:value-type="float" office:value="316.2" calcext:value-type="float">
            <text:p>316.2</text:p>
          </table:table-cell>
          <table:table-cell office:value-type="float" office:value="321" calcext:value-type="float">
            <text:p>321</text:p>
          </table:table-cell>
          <table:table-cell table:formula="of:=([.J149]-[.A149])/[.A149]" office:value-type="percentage" office:value="0.0122989593188268" calcext:value-type="percentage">
            <text:p>1.23%</text:p>
          </table:table-cell>
          <table:table-cell table:formula="of:=([.J149]-[.B149])/[.B149]" office:value-type="percentage" office:value="0.0119798234552333" calcext:value-type="percentage">
            <text:p>1.20%</text:p>
          </table:table-cell>
          <table:table-cell table:formula="of:=([.J149]-[.C149])/[.C149]" office:value-type="percentage" office:value="0.0103871576959396" calcext:value-type="percentage">
            <text:p>1.04%</text:p>
          </table:table-cell>
          <table:table-cell table:formula="of:=([.J149]-[.D149])/[.D149]" office:value-type="percentage" office:value="0.0122989593188268" calcext:value-type="percentage">
            <text:p>1.23%</text:p>
          </table:table-cell>
          <table:table-cell table:formula="of:=([.J149]-[.E149])/[.E149]" office:value-type="percentage" office:value="0.010705289672544" calcext:value-type="percentage">
            <text:p>1.07%</text:p>
          </table:table-cell>
          <table:table-cell table:formula="of:=([.J149]-[.F149])/[.F149]" office:value-type="percentage" office:value="0.00911662999056893" calcext:value-type="percentage">
            <text:p>0.91%</text:p>
          </table:table-cell>
          <table:table-cell table:formula="of:=([.J149]-[.G149])/[.G149]" office:value-type="percentage" office:value="0.00879949717159023" calcext:value-type="percentage">
            <text:p>0.88%</text:p>
          </table:table-cell>
          <table:table-cell table:formula="of:=([.J149]-[.H149])/[.H149]" office:value-type="percentage" office:value="0.0103871576959396" calcext:value-type="percentage">
            <text:p>1.04%</text:p>
          </table:table-cell>
          <table:table-cell table:formula="of:=([.J149]-[.I149])/[.I149]" office:value-type="percentage" office:value="0.015180265654649" calcext:value-type="percentage">
            <text:p>1.52%</text:p>
          </table:table-cell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362" calcext:value-type="float">
            <text:p>362</text:p>
          </table:table-cell>
          <table:table-cell office:value-type="float" office:value="362.5" calcext:value-type="float">
            <text:p>362.5</text:p>
          </table:table-cell>
          <table:table-cell office:value-type="float" office:value="362.1" calcext:value-type="float">
            <text:p>362.1</text:p>
          </table:table-cell>
          <table:table-cell office:value-type="float" office:value="362.4" calcext:value-type="float">
            <text:p>362.4</text:p>
          </table:table-cell>
          <table:table-cell office:value-type="float" office:value="362.9" calcext:value-type="float">
            <text:p>362.9</text:p>
          </table:table-cell>
          <table:table-cell office:value-type="float" office:value="362.7" calcext:value-type="float">
            <text:p>362.7</text:p>
          </table:table-cell>
          <table:table-cell office:value-type="float" office:value="363" calcext:value-type="float">
            <text:p>363</text:p>
          </table:table-cell>
          <table:table-cell office:value-type="float" office:value="361.9" calcext:value-type="float">
            <text:p>361.9</text:p>
          </table:table-cell>
          <table:table-cell office:value-type="float" office:value="370" calcext:value-type="float">
            <text:p>370</text:p>
          </table:table-cell>
          <table:table-cell table:formula="of:=([.J150]-[.A150])/[.A150]" office:value-type="percentage" office:value="0.0243632336655593" calcext:value-type="percentage">
            <text:p>2.44%</text:p>
          </table:table-cell>
          <table:table-cell table:formula="of:=([.J150]-[.B150])/[.B150]" office:value-type="percentage" office:value="0.0220994475138122" calcext:value-type="percentage">
            <text:p>2.21%</text:p>
          </table:table-cell>
          <table:table-cell table:formula="of:=([.J150]-[.C150])/[.C150]" office:value-type="percentage" office:value="0.0206896551724138" calcext:value-type="percentage">
            <text:p>2.07%</text:p>
          </table:table-cell>
          <table:table-cell table:formula="of:=([.J150]-[.D150])/[.D150]" office:value-type="percentage" office:value="0.0218171775752554" calcext:value-type="percentage">
            <text:p>2.18%</text:p>
          </table:table-cell>
          <table:table-cell table:formula="of:=([.J150]-[.E150])/[.E150]" office:value-type="percentage" office:value="0.0209713024282561" calcext:value-type="percentage">
            <text:p>2.10%</text:p>
          </table:table-cell>
          <table:table-cell table:formula="of:=([.J150]-[.F150])/[.F150]" office:value-type="percentage" office:value="0.0195646183521632" calcext:value-type="percentage">
            <text:p>1.96%</text:p>
          </table:table-cell>
          <table:table-cell table:formula="of:=([.J150]-[.G150])/[.G150]" office:value-type="percentage" office:value="0.0201268265784395" calcext:value-type="percentage">
            <text:p>2.01%</text:p>
          </table:table-cell>
          <table:table-cell table:formula="of:=([.J150]-[.H150])/[.H150]" office:value-type="percentage" office:value="0.0192837465564738" calcext:value-type="percentage">
            <text:p>1.93%</text:p>
          </table:table-cell>
          <table:table-cell table:formula="of:=([.J150]-[.I150])/[.I150]" office:value-type="percentage" office:value="0.0223818734457033" calcext:value-type="percentage">
            <text:p>2.24%</text:p>
          </table:table-cell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354.6" calcext:value-type="float">
            <text:p>354.6</text:p>
          </table:table-cell>
          <table:table-cell office:value-type="float" office:value="355" calcext:value-type="float">
            <text:p>355</text:p>
          </table:table-cell>
          <table:table-cell office:value-type="float" office:value="354.9" calcext:value-type="float">
            <text:p>354.9</text:p>
          </table:table-cell>
          <table:table-cell table:number-columns-repeated="2" office:value-type="float" office:value="355.4" calcext:value-type="float">
            <text:p>355.4</text:p>
          </table:table-cell>
          <table:table-cell table:number-columns-repeated="2" office:value-type="float" office:value="356.2" calcext:value-type="float">
            <text:p>356.2</text:p>
          </table:table-cell>
          <table:table-cell office:value-type="float" office:value="354.6" calcext:value-type="float">
            <text:p>354.6</text:p>
          </table:table-cell>
          <table:table-cell office:value-type="float" office:value="361" calcext:value-type="float">
            <text:p>361</text:p>
          </table:table-cell>
          <table:table-cell table:formula="of:=([.J151]-[.A151])/[.A151]" office:value-type="percentage" office:value="0.0186230248306998" calcext:value-type="percentage">
            <text:p>1.86%</text:p>
          </table:table-cell>
          <table:table-cell table:formula="of:=([.J151]-[.B151])/[.B151]" office:value-type="percentage" office:value="0.01804850535815" calcext:value-type="percentage">
            <text:p>1.80%</text:p>
          </table:table-cell>
          <table:table-cell table:formula="of:=([.J151]-[.C151])/[.C151]" office:value-type="percentage" office:value="0.0169014084507042" calcext:value-type="percentage">
            <text:p>1.69%</text:p>
          </table:table-cell>
          <table:table-cell table:formula="of:=([.J151]-[.D151])/[.D151]" office:value-type="percentage" office:value="0.0171879402648634" calcext:value-type="percentage">
            <text:p>1.72%</text:p>
          </table:table-cell>
          <table:table-cell table:formula="of:=([.J151]-[.E151])/[.E151]" office:value-type="percentage" office:value="0.015756893640968" calcext:value-type="percentage">
            <text:p>1.58%</text:p>
          </table:table-cell>
          <table:table-cell table:formula="of:=([.J151]-[.F151])/[.F151]" office:value-type="percentage" office:value="0.015756893640968" calcext:value-type="percentage">
            <text:p>1.58%</text:p>
          </table:table-cell>
          <table:table-cell table:formula="of:=([.J151]-[.G151])/[.G151]" office:value-type="percentage" office:value="0.0134755755193712" calcext:value-type="percentage">
            <text:p>1.35%</text:p>
          </table:table-cell>
          <table:table-cell table:formula="of:=([.J151]-[.H151])/[.H151]" office:value-type="percentage" office:value="0.0134755755193712" calcext:value-type="percentage">
            <text:p>1.35%</text:p>
          </table:table-cell>
          <table:table-cell table:formula="of:=([.J151]-[.I151])/[.I151]" office:value-type="percentage" office:value="0.01804850535815" calcext:value-type="percentage">
            <text:p>1.80%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55.6" calcext:value-type="float">
            <text:p>355.6</text:p>
          </table:table-cell>
          <table:table-cell office:value-type="float" office:value="355.8" calcext:value-type="float">
            <text:p>355.8</text:p>
          </table:table-cell>
          <table:table-cell office:value-type="float" office:value="355.4" calcext:value-type="float">
            <text:p>355.4</text:p>
          </table:table-cell>
          <table:table-cell office:value-type="float" office:value="355.9" calcext:value-type="float">
            <text:p>355.9</text:p>
          </table:table-cell>
          <table:table-cell office:value-type="float" office:value="355.8" calcext:value-type="float">
            <text:p>355.8</text:p>
          </table:table-cell>
          <table:table-cell office:value-type="float" office:value="356.8" calcext:value-type="float">
            <text:p>356.8</text:p>
          </table:table-cell>
          <table:table-cell office:value-type="float" office:value="357.7" calcext:value-type="float">
            <text:p>357.7</text:p>
          </table:table-cell>
          <table:table-cell office:value-type="float" office:value="355.9" calcext:value-type="float">
            <text:p>355.9</text:p>
          </table:table-cell>
          <table:table-cell office:value-type="float" office:value="362" calcext:value-type="float">
            <text:p>362</text:p>
          </table:table-cell>
          <table:table-cell table:formula="of:=([.J152]-[.A152])/[.A152]" office:value-type="percentage" office:value="0.0182841068917018" calcext:value-type="percentage">
            <text:p>1.83%</text:p>
          </table:table-cell>
          <table:table-cell table:formula="of:=([.J152]-[.B152])/[.B152]" office:value-type="percentage" office:value="0.0179977502812148" calcext:value-type="percentage">
            <text:p>1.80%</text:p>
          </table:table-cell>
          <table:table-cell table:formula="of:=([.J152]-[.C152])/[.C152]" office:value-type="percentage" office:value="0.0174255199550309" calcext:value-type="percentage">
            <text:p>1.74%</text:p>
          </table:table-cell>
          <table:table-cell table:formula="of:=([.J152]-[.D152])/[.D152]" office:value-type="percentage" office:value="0.0185706246482837" calcext:value-type="percentage">
            <text:p>1.86%</text:p>
          </table:table-cell>
          <table:table-cell table:formula="of:=([.J152]-[.E152])/[.E152]" office:value-type="percentage" office:value="0.0171396459679686" calcext:value-type="percentage">
            <text:p>1.71%</text:p>
          </table:table-cell>
          <table:table-cell table:formula="of:=([.J152]-[.F152])/[.F152]" office:value-type="percentage" office:value="0.0174255199550309" calcext:value-type="percentage">
            <text:p>1.74%</text:p>
          </table:table-cell>
          <table:table-cell table:formula="of:=([.J152]-[.G152])/[.G152]" office:value-type="percentage" office:value="0.0145739910313901" calcext:value-type="percentage">
            <text:p>1.46%</text:p>
          </table:table-cell>
          <table:table-cell table:formula="of:=([.J152]-[.H152])/[.H152]" office:value-type="percentage" office:value="0.0120212468549064" calcext:value-type="percentage">
            <text:p>1.20%</text:p>
          </table:table-cell>
          <table:table-cell table:formula="of:=([.J152]-[.I152])/[.I152]" office:value-type="percentage" office:value="0.0171396459679686" calcext:value-type="percentage">
            <text:p>1.71%</text:p>
          </table:table-cell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337.2" calcext:value-type="float">
            <text:p>337.2</text:p>
          </table:table-cell>
          <table:table-cell table:number-columns-repeated="3" office:value-type="float" office:value="338.9" calcext:value-type="float">
            <text:p>338.9</text:p>
          </table:table-cell>
          <table:table-cell office:value-type="float" office:value="339.7" calcext:value-type="float">
            <text:p>339.7</text:p>
          </table:table-cell>
          <table:table-cell office:value-type="float" office:value="340.2" calcext:value-type="float">
            <text:p>340.2</text:p>
          </table:table-cell>
          <table:table-cell office:value-type="float" office:value="337.5" calcext:value-type="float">
            <text:p>337.5</text:p>
          </table:table-cell>
          <table:table-cell office:value-type="float" office:value="334.1" calcext:value-type="float">
            <text:p>334.1</text:p>
          </table:table-cell>
          <table:table-cell office:value-type="float" office:value="355" calcext:value-type="float">
            <text:p>355</text:p>
          </table:table-cell>
          <table:table-cell table:formula="of:=([.J153]-[.A153])/[.A153]" office:value-type="percentage" office:value="0.0552913198573128" calcext:value-type="percentage">
            <text:p>5.53%</text:p>
          </table:table-cell>
          <table:table-cell table:formula="of:=([.J153]-[.B153])/[.B153]" office:value-type="percentage" office:value="0.0527876631079478" calcext:value-type="percentage">
            <text:p>5.28%</text:p>
          </table:table-cell>
          <table:table-cell table:formula="of:=([.J153]-[.C153])/[.C153]" office:value-type="percentage" office:value="0.0475066391265861" calcext:value-type="percentage">
            <text:p>4.75%</text:p>
          </table:table-cell>
          <table:table-cell table:formula="of:=([.J153]-[.D153])/[.D153]" office:value-type="percentage" office:value="0.0475066391265861" calcext:value-type="percentage">
            <text:p>4.75%</text:p>
          </table:table-cell>
          <table:table-cell table:formula="of:=([.J153]-[.E153])/[.E153]" office:value-type="percentage" office:value="0.0475066391265861" calcext:value-type="percentage">
            <text:p>4.75%</text:p>
          </table:table-cell>
          <table:table-cell table:formula="of:=([.J153]-[.F153])/[.F153]" office:value-type="percentage" office:value="0.0450397409478952" calcext:value-type="percentage">
            <text:p>4.50%</text:p>
          </table:table-cell>
          <table:table-cell table:formula="of:=([.J153]-[.G153])/[.G153]" office:value-type="percentage" office:value="0.0435038212815991" calcext:value-type="percentage">
            <text:p>4.35%</text:p>
          </table:table-cell>
          <table:table-cell table:formula="of:=([.J153]-[.H153])/[.H153]" office:value-type="percentage" office:value="0.0518518518518519" calcext:value-type="percentage">
            <text:p>5.19%</text:p>
          </table:table-cell>
          <table:table-cell table:formula="of:=([.J153]-[.I153])/[.I153]" office:value-type="percentage" office:value="0.0625561209218796" calcext:value-type="percentage">
            <text:p>6.26%</text:p>
          </table:table-cell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340.1" calcext:value-type="float">
            <text:p>340.1</text:p>
          </table:table-cell>
          <table:table-cell office:value-type="float" office:value="340.6" calcext:value-type="float">
            <text:p>340.6</text:p>
          </table:table-cell>
          <table:table-cell office:value-type="float" office:value="341.1" calcext:value-type="float">
            <text:p>341.1</text:p>
          </table:table-cell>
          <table:table-cell office:value-type="float" office:value="340.1" calcext:value-type="float">
            <text:p>340.1</text:p>
          </table:table-cell>
          <table:table-cell office:value-type="float" office:value="341" calcext:value-type="float">
            <text:p>341</text:p>
          </table:table-cell>
          <table:table-cell office:value-type="float" office:value="340.6" calcext:value-type="float">
            <text:p>340.6</text:p>
          </table:table-cell>
          <table:table-cell office:value-type="float" office:value="340.1" calcext:value-type="float">
            <text:p>340.1</text:p>
          </table:table-cell>
          <table:table-cell office:value-type="float" office:value="339.5" calcext:value-type="float">
            <text:p>339.5</text:p>
          </table:table-cell>
          <table:table-cell office:value-type="float" office:value="345" calcext:value-type="float">
            <text:p>345</text:p>
          </table:table-cell>
          <table:table-cell table:formula="of:=([.J154]-[.A154])/[.A154]" office:value-type="percentage" office:value="0.0141093474426808" calcext:value-type="percentage">
            <text:p>1.41%</text:p>
          </table:table-cell>
          <table:table-cell table:formula="of:=([.J154]-[.B154])/[.B154]" office:value-type="percentage" office:value="0.0144075271978829" calcext:value-type="percentage">
            <text:p>1.44%</text:p>
          </table:table-cell>
          <table:table-cell table:formula="of:=([.J154]-[.C154])/[.C154]" office:value-type="percentage" office:value="0.012918379330593" calcext:value-type="percentage">
            <text:p>1.29%</text:p>
          </table:table-cell>
          <table:table-cell table:formula="of:=([.J154]-[.D154])/[.D154]" office:value-type="percentage" office:value="0.011433597185576" calcext:value-type="percentage">
            <text:p>1.14%</text:p>
          </table:table-cell>
          <table:table-cell table:formula="of:=([.J154]-[.E154])/[.E154]" office:value-type="percentage" office:value="0.0144075271978829" calcext:value-type="percentage">
            <text:p>1.44%</text:p>
          </table:table-cell>
          <table:table-cell table:formula="of:=([.J154]-[.F154])/[.F154]" office:value-type="percentage" office:value="0.0117302052785924" calcext:value-type="percentage">
            <text:p>1.17%</text:p>
          </table:table-cell>
          <table:table-cell table:formula="of:=([.J154]-[.G154])/[.G154]" office:value-type="percentage" office:value="0.012918379330593" calcext:value-type="percentage">
            <text:p>1.29%</text:p>
          </table:table-cell>
          <table:table-cell table:formula="of:=([.J154]-[.H154])/[.H154]" office:value-type="percentage" office:value="0.0144075271978829" calcext:value-type="percentage">
            <text:p>1.44%</text:p>
          </table:table-cell>
          <table:table-cell table:formula="of:=([.J154]-[.I154])/[.I154]" office:value-type="percentage" office:value="0.01620029455081" calcext:value-type="percentage">
            <text:p>1.62%</text:p>
          </table:table-cell>
        </table:table-row>
        <table:table-row table:style-name="ro1">
          <table:table-cell office:value-type="float" office:value="333.4" calcext:value-type="float">
            <text:p>333.4</text:p>
          </table:table-cell>
          <table:table-cell table:number-columns-repeated="2" office:value-type="float" office:value="335.3" calcext:value-type="float">
            <text:p>335.3</text:p>
          </table:table-cell>
          <table:table-cell office:value-type="float" office:value="335.2" calcext:value-type="float">
            <text:p>335.2</text:p>
          </table:table-cell>
          <table:table-cell office:value-type="float" office:value="335.8" calcext:value-type="float">
            <text:p>335.8</text:p>
          </table:table-cell>
          <table:table-cell office:value-type="float" office:value="335" calcext:value-type="float">
            <text:p>335</text:p>
          </table:table-cell>
          <table:table-cell office:value-type="float" office:value="335.8" calcext:value-type="float">
            <text:p>335.8</text:p>
          </table:table-cell>
          <table:table-cell office:value-type="float" office:value="334.9" calcext:value-type="float">
            <text:p>334.9</text:p>
          </table:table-cell>
          <table:table-cell office:value-type="float" office:value="333.3" calcext:value-type="float">
            <text:p>333.3</text:p>
          </table:table-cell>
          <table:table-cell office:value-type="float" office:value="341" calcext:value-type="float">
            <text:p>341</text:p>
          </table:table-cell>
          <table:table-cell table:formula="of:=([.J155]-[.A155])/[.A155]" office:value-type="percentage" office:value="0.0227954409118177" calcext:value-type="percentage">
            <text:p>2.28%</text:p>
          </table:table-cell>
          <table:table-cell table:formula="of:=([.J155]-[.B155])/[.B155]" office:value-type="percentage" office:value="0.0169997017596182" calcext:value-type="percentage">
            <text:p>1.70%</text:p>
          </table:table-cell>
          <table:table-cell table:formula="of:=([.J155]-[.C155])/[.C155]" office:value-type="percentage" office:value="0.0169997017596182" calcext:value-type="percentage">
            <text:p>1.70%</text:p>
          </table:table-cell>
          <table:table-cell table:formula="of:=([.J155]-[.D155])/[.D155]" office:value-type="percentage" office:value="0.0173031026252984" calcext:value-type="percentage">
            <text:p>1.73%</text:p>
          </table:table-cell>
          <table:table-cell table:formula="of:=([.J155]-[.E155])/[.E155]" office:value-type="percentage" office:value="0.015485407980941" calcext:value-type="percentage">
            <text:p>1.55%</text:p>
          </table:table-cell>
          <table:table-cell table:formula="of:=([.J155]-[.F155])/[.F155]" office:value-type="percentage" office:value="0.017910447761194" calcext:value-type="percentage">
            <text:p>1.79%</text:p>
          </table:table-cell>
          <table:table-cell table:formula="of:=([.J155]-[.G155])/[.G155]" office:value-type="percentage" office:value="0.015485407980941" calcext:value-type="percentage">
            <text:p>1.55%</text:p>
          </table:table-cell>
          <table:table-cell table:formula="of:=([.J155]-[.H155])/[.H155]" office:value-type="percentage" office:value="0.0182143923559272" calcext:value-type="percentage">
            <text:p>1.82%</text:p>
          </table:table-cell>
          <table:table-cell table:formula="of:=([.J155]-[.I155])/[.I155]" office:value-type="percentage" office:value="0.0231023102310231" calcext:value-type="percentage">
            <text:p>2.31%</text:p>
          </table:table-cell>
        </table:table-row>
        <table:table-row table:style-name="ro1">
          <table:table-cell office:value-type="float" office:value="360.6" calcext:value-type="float">
            <text:p>360.6</text:p>
          </table:table-cell>
          <table:table-cell office:value-type="float" office:value="360.7" calcext:value-type="float">
            <text:p>360.7</text:p>
          </table:table-cell>
          <table:table-cell office:value-type="float" office:value="361.1" calcext:value-type="float">
            <text:p>361.1</text:p>
          </table:table-cell>
          <table:table-cell office:value-type="float" office:value="360.7" calcext:value-type="float">
            <text:p>360.7</text:p>
          </table:table-cell>
          <table:table-cell office:value-type="float" office:value="360.9" calcext:value-type="float">
            <text:p>360.9</text:p>
          </table:table-cell>
          <table:table-cell office:value-type="float" office:value="361.2" calcext:value-type="float">
            <text:p>361.2</text:p>
          </table:table-cell>
          <table:table-cell office:value-type="float" office:value="361.3" calcext:value-type="float">
            <text:p>361.3</text:p>
          </table:table-cell>
          <table:table-cell office:value-type="float" office:value="362" calcext:value-type="float">
            <text:p>362</text:p>
          </table:table-cell>
          <table:table-cell office:value-type="float" office:value="360.6" calcext:value-type="float">
            <text:p>360.6</text:p>
          </table:table-cell>
          <table:table-cell office:value-type="float" office:value="369" calcext:value-type="float">
            <text:p>369</text:p>
          </table:table-cell>
          <table:table-cell table:formula="of:=([.J156]-[.A156])/[.A156]" office:value-type="percentage" office:value="0.0232945091514142" calcext:value-type="percentage">
            <text:p>2.33%</text:p>
          </table:table-cell>
          <table:table-cell table:formula="of:=([.J156]-[.B156])/[.B156]" office:value-type="percentage" office:value="0.0230108123093984" calcext:value-type="percentage">
            <text:p>2.30%</text:p>
          </table:table-cell>
          <table:table-cell table:formula="of:=([.J156]-[.C156])/[.C156]" office:value-type="percentage" office:value="0.0218775962337302" calcext:value-type="percentage">
            <text:p>2.19%</text:p>
          </table:table-cell>
          <table:table-cell table:formula="of:=([.J156]-[.D156])/[.D156]" office:value-type="percentage" office:value="0.0230108123093984" calcext:value-type="percentage">
            <text:p>2.30%</text:p>
          </table:table-cell>
          <table:table-cell table:formula="of:=([.J156]-[.E156])/[.E156]" office:value-type="percentage" office:value="0.0224438902743143" calcext:value-type="percentage">
            <text:p>2.24%</text:p>
          </table:table-cell>
          <table:table-cell table:formula="of:=([.J156]-[.F156])/[.F156]" office:value-type="percentage" office:value="0.0215946843853821" calcext:value-type="percentage">
            <text:p>2.16%</text:p>
          </table:table-cell>
          <table:table-cell table:formula="of:=([.J156]-[.G156])/[.G156]" office:value-type="percentage" office:value="0.021311929144755" calcext:value-type="percentage">
            <text:p>2.13%</text:p>
          </table:table-cell>
          <table:table-cell table:formula="of:=([.J156]-[.H156])/[.H156]" office:value-type="percentage" office:value="0.0193370165745856" calcext:value-type="percentage">
            <text:p>1.93%</text:p>
          </table:table-cell>
          <table:table-cell table:formula="of:=([.J156]-[.I156])/[.I156]" office:value-type="percentage" office:value="0.0232945091514142" calcext:value-type="percentage">
            <text:p>2.33%</text:p>
          </table:table-cell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362" calcext:value-type="float">
            <text:p>362</text:p>
          </table:table-cell>
          <table:table-cell office:value-type="float" office:value="361.8" calcext:value-type="float">
            <text:p>361.8</text:p>
          </table:table-cell>
          <table:table-cell office:value-type="float" office:value="361.9" calcext:value-type="float">
            <text:p>361.9</text:p>
          </table:table-cell>
          <table:table-cell office:value-type="float" office:value="363" calcext:value-type="float">
            <text:p>363</text:p>
          </table:table-cell>
          <table:table-cell office:value-type="float" office:value="362.2" calcext:value-type="float">
            <text:p>362.2</text:p>
          </table:table-cell>
          <table:table-cell office:value-type="float" office:value="361.7" calcext:value-type="float">
            <text:p>361.7</text:p>
          </table:table-cell>
          <table:table-cell office:value-type="float" office:value="362.7" calcext:value-type="float">
            <text:p>362.7</text:p>
          </table:table-cell>
          <table:table-cell office:value-type="float" office:value="361.1" calcext:value-type="float">
            <text:p>361.1</text:p>
          </table:table-cell>
          <table:table-cell office:value-type="float" office:value="371" calcext:value-type="float">
            <text:p>371</text:p>
          </table:table-cell>
          <table:table-cell table:formula="of:=([.J157]-[.A157])/[.A157]" office:value-type="percentage" office:value="0.0265633646928612" calcext:value-type="percentage">
            <text:p>2.66%</text:p>
          </table:table-cell>
          <table:table-cell table:formula="of:=([.J157]-[.B157])/[.B157]" office:value-type="percentage" office:value="0.0248618784530387" calcext:value-type="percentage">
            <text:p>2.49%</text:p>
          </table:table-cell>
          <table:table-cell table:formula="of:=([.J157]-[.C157])/[.C157]" office:value-type="percentage" office:value="0.0254284134881149" calcext:value-type="percentage">
            <text:p>2.54%</text:p>
          </table:table-cell>
          <table:table-cell table:formula="of:=([.J157]-[.D157])/[.D157]" office:value-type="percentage" office:value="0.0251450676982593" calcext:value-type="percentage">
            <text:p>2.51%</text:p>
          </table:table-cell>
          <table:table-cell table:formula="of:=([.J157]-[.E157])/[.E157]" office:value-type="percentage" office:value="0.0220385674931129" calcext:value-type="percentage">
            <text:p>2.20%</text:p>
          </table:table-cell>
          <table:table-cell table:formula="of:=([.J157]-[.F157])/[.F157]" office:value-type="percentage" office:value="0.0242959690778576" calcext:value-type="percentage">
            <text:p>2.43%</text:p>
          </table:table-cell>
          <table:table-cell table:formula="of:=([.J157]-[.G157])/[.G157]" office:value-type="percentage" office:value="0.0257119159524468" calcext:value-type="percentage">
            <text:p>2.57%</text:p>
          </table:table-cell>
          <table:table-cell table:formula="of:=([.J157]-[.H157])/[.H157]" office:value-type="percentage" office:value="0.0228839261097326" calcext:value-type="percentage">
            <text:p>2.29%</text:p>
          </table:table-cell>
          <table:table-cell table:formula="of:=([.J157]-[.I157])/[.I157]" office:value-type="percentage" office:value="0.0274162281916366" calcext:value-type="percentage">
            <text:p>2.74%</text:p>
          </table:table-cell>
        </table:table-row>
        <table:table-row table:style-name="ro1">
          <table:table-cell office:value-type="float" office:value="365.9" calcext:value-type="float">
            <text:p>365.9</text:p>
          </table:table-cell>
          <table:table-cell office:value-type="float" office:value="364.8" calcext:value-type="float">
            <text:p>364.8</text:p>
          </table:table-cell>
          <table:table-cell office:value-type="float" office:value="363.9" calcext:value-type="float">
            <text:p>363.9</text:p>
          </table:table-cell>
          <table:table-cell office:value-type="float" office:value="364.5" calcext:value-type="float">
            <text:p>364.5</text:p>
          </table:table-cell>
          <table:table-cell table:number-columns-repeated="2" office:value-type="float" office:value="364.7" calcext:value-type="float">
            <text:p>364.7</text:p>
          </table:table-cell>
          <table:table-cell office:value-type="float" office:value="365.3" calcext:value-type="float">
            <text:p>365.3</text:p>
          </table:table-cell>
          <table:table-cell office:value-type="float" office:value="365.4" calcext:value-type="float">
            <text:p>365.4</text:p>
          </table:table-cell>
          <table:table-cell office:value-type="float" office:value="365.5" calcext:value-type="float">
            <text:p>365.5</text:p>
          </table:table-cell>
          <table:table-cell office:value-type="float" office:value="375" calcext:value-type="float">
            <text:p>375</text:p>
          </table:table-cell>
          <table:table-cell table:formula="of:=([.J158]-[.A158])/[.A158]" office:value-type="percentage" office:value="0.0248701831101394" calcext:value-type="percentage">
            <text:p>2.49%</text:p>
          </table:table-cell>
          <table:table-cell table:formula="of:=([.J158]-[.B158])/[.B158]" office:value-type="percentage" office:value="0.0279605263157894" calcext:value-type="percentage">
            <text:p>2.80%</text:p>
          </table:table-cell>
          <table:table-cell table:formula="of:=([.J158]-[.C158])/[.C158]" office:value-type="percentage" office:value="0.0305028854080792" calcext:value-type="percentage">
            <text:p>3.05%</text:p>
          </table:table-cell>
          <table:table-cell table:formula="of:=([.J158]-[.D158])/[.D158]" office:value-type="percentage" office:value="0.0288065843621399" calcext:value-type="percentage">
            <text:p>2.88%</text:p>
          </table:table-cell>
          <table:table-cell table:formula="of:=([.J158]-[.E158])/[.E158]" office:value-type="percentage" office:value="0.0282423910063066" calcext:value-type="percentage">
            <text:p>2.82%</text:p>
          </table:table-cell>
          <table:table-cell table:formula="of:=([.J158]-[.F158])/[.F158]" office:value-type="percentage" office:value="0.0282423910063066" calcext:value-type="percentage">
            <text:p>2.82%</text:p>
          </table:table-cell>
          <table:table-cell table:formula="of:=([.J158]-[.G158])/[.G158]" office:value-type="percentage" office:value="0.0265535176567205" calcext:value-type="percentage">
            <text:p>2.66%</text:p>
          </table:table-cell>
          <table:table-cell table:formula="of:=([.J158]-[.H158])/[.H158]" office:value-type="percentage" office:value="0.026272577996716" calcext:value-type="percentage">
            <text:p>2.63%</text:p>
          </table:table-cell>
          <table:table-cell table:formula="of:=([.J158]-[.I158])/[.I158]" office:value-type="percentage" office:value="0.0259917920656635" calcext:value-type="percentage">
            <text:p>2.60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.2" calcext:value-type="float">
            <text:p>352.2</text:p>
          </table:table-cell>
          <table:table-cell office:value-type="float" office:value="352.3" calcext:value-type="float">
            <text:p>352.3</text:p>
          </table:table-cell>
          <table:table-cell office:value-type="float" office:value="352.2" calcext:value-type="float">
            <text:p>352.2</text:p>
          </table:table-cell>
          <table:table-cell office:value-type="float" office:value="352.4" calcext:value-type="float">
            <text:p>352.4</text:p>
          </table:table-cell>
          <table:table-cell office:value-type="float" office:value="352.6" calcext:value-type="float">
            <text:p>352.6</text:p>
          </table:table-cell>
          <table:table-cell office:value-type="float" office:value="352.7" calcext:value-type="float">
            <text:p>352.7</text:p>
          </table:table-cell>
          <table:table-cell office:value-type="float" office:value="352.6" calcext:value-type="float">
            <text:p>352.6</text:p>
          </table:table-cell>
          <table:table-cell office:value-type="float" office:value="351.4" calcext:value-type="float">
            <text:p>351.4</text:p>
          </table:table-cell>
          <table:table-cell office:value-type="float" office:value="356" calcext:value-type="float">
            <text:p>356</text:p>
          </table:table-cell>
          <table:table-cell table:formula="of:=([.J159]-[.A159])/[.A159]" office:value-type="percentage" office:value="0.0113636363636364" calcext:value-type="percentage">
            <text:p>1.14%</text:p>
          </table:table-cell>
          <table:table-cell table:formula="of:=([.J159]-[.B159])/[.B159]" office:value-type="percentage" office:value="0.0107893242475866" calcext:value-type="percentage">
            <text:p>1.08%</text:p>
          </table:table-cell>
          <table:table-cell table:formula="of:=([.J159]-[.C159])/[.C159]" office:value-type="percentage" office:value="0.0105024127164348" calcext:value-type="percentage">
            <text:p>1.05%</text:p>
          </table:table-cell>
          <table:table-cell table:formula="of:=([.J159]-[.D159])/[.D159]" office:value-type="percentage" office:value="0.0107893242475866" calcext:value-type="percentage">
            <text:p>1.08%</text:p>
          </table:table-cell>
          <table:table-cell table:formula="of:=([.J159]-[.E159])/[.E159]" office:value-type="percentage" office:value="0.0102156640181612" calcext:value-type="percentage">
            <text:p>1.02%</text:p>
          </table:table-cell>
          <table:table-cell table:formula="of:=([.J159]-[.F159])/[.F159]" office:value-type="percentage" office:value="0.00964265456608048" calcext:value-type="percentage">
            <text:p>0.96%</text:p>
          </table:table-cell>
          <table:table-cell table:formula="of:=([.J159]-[.G159])/[.G159]" office:value-type="percentage" office:value="0.00935639353558268" calcext:value-type="percentage">
            <text:p>0.94%</text:p>
          </table:table-cell>
          <table:table-cell table:formula="of:=([.J159]-[.H159])/[.H159]" office:value-type="percentage" office:value="0.00964265456608048" calcext:value-type="percentage">
            <text:p>0.96%</text:p>
          </table:table-cell>
          <table:table-cell table:formula="of:=([.J159]-[.I159])/[.I159]" office:value-type="percentage" office:value="0.0130904951622084" calcext:value-type="percentage">
            <text:p>1.31%</text:p>
          </table:table-cell>
        </table:table-row>
        <table:table-row table:style-name="ro1">
          <table:table-cell table:number-columns-repeated="2" office:value-type="float" office:value="357.5" calcext:value-type="float">
            <text:p>357.5</text:p>
          </table:table-cell>
          <table:table-cell office:value-type="float" office:value="357.8" calcext:value-type="float">
            <text:p>357.8</text:p>
          </table:table-cell>
          <table:table-cell office:value-type="float" office:value="358.6" calcext:value-type="float">
            <text:p>358.6</text:p>
          </table:table-cell>
          <table:table-cell office:value-type="float" office:value="358.4" calcext:value-type="float">
            <text:p>358.4</text:p>
          </table:table-cell>
          <table:table-cell table:number-columns-repeated="3" office:value-type="float" office:value="359.1" calcext:value-type="float">
            <text:p>359.1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table:formula="of:=([.J160]-[.A160])/[.A160]" office:value-type="percentage" office:value="0.0265734265734266" calcext:value-type="percentage">
            <text:p>2.66%</text:p>
          </table:table-cell>
          <table:table-cell table:formula="of:=([.J160]-[.B160])/[.B160]" office:value-type="percentage" office:value="0.0265734265734266" calcext:value-type="percentage">
            <text:p>2.66%</text:p>
          </table:table-cell>
          <table:table-cell table:formula="of:=([.J160]-[.C160])/[.C160]" office:value-type="percentage" office:value="0.0257126886528787" calcext:value-type="percentage">
            <text:p>2.57%</text:p>
          </table:table-cell>
          <table:table-cell table:formula="of:=([.J160]-[.D160])/[.D160]" office:value-type="percentage" office:value="0.0234244283324037" calcext:value-type="percentage">
            <text:p>2.34%</text:p>
          </table:table-cell>
          <table:table-cell table:formula="of:=([.J160]-[.E160])/[.E160]" office:value-type="percentage" office:value="0.0239955357142858" calcext:value-type="percentage">
            <text:p>2.40%</text:p>
          </table:table-cell>
          <table:table-cell table:formula="of:=([.J160]-[.F160])/[.F160]" office:value-type="percentage" office:value="0.0219994430520746" calcext:value-type="percentage">
            <text:p>2.20%</text:p>
          </table:table-cell>
          <table:table-cell table:formula="of:=([.J160]-[.G160])/[.G160]" office:value-type="percentage" office:value="0.0219994430520746" calcext:value-type="percentage">
            <text:p>2.20%</text:p>
          </table:table-cell>
          <table:table-cell table:formula="of:=([.J160]-[.H160])/[.H160]" office:value-type="percentage" office:value="0.0219994430520746" calcext:value-type="percentage">
            <text:p>2.20%</text:p>
          </table:table-cell>
          <table:table-cell table:formula="of:=([.J160]-[.I160])/[.I160]" office:value-type="percentage" office:value="0.0251396648044693" calcext:value-type="percentage">
            <text:p>2.51%</text:p>
          </table:table-cell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357.3" calcext:value-type="float">
            <text:p>357.3</text:p>
          </table:table-cell>
          <table:table-cell table:number-columns-repeated="3" office:value-type="float" office:value="357.6" calcext:value-type="float">
            <text:p>357.6</text:p>
          </table:table-cell>
          <table:table-cell office:value-type="float" office:value="358.6" calcext:value-type="float">
            <text:p>358.6</text:p>
          </table:table-cell>
          <table:table-cell office:value-type="float" office:value="358.5" calcext:value-type="float">
            <text:p>358.5</text:p>
          </table:table-cell>
          <table:table-cell office:value-type="float" office:value="357.4" calcext:value-type="float">
            <text:p>357.4</text:p>
          </table:table-cell>
          <table:table-cell office:value-type="float" office:value="355.9" calcext:value-type="float">
            <text:p>355.9</text:p>
          </table:table-cell>
          <table:table-cell office:value-type="float" office:value="363" calcext:value-type="float">
            <text:p>363</text:p>
          </table:table-cell>
          <table:table-cell table:formula="of:=([.J161]-[.A161])/[.A161]" office:value-type="percentage" office:value="0.0173766816143497" calcext:value-type="percentage">
            <text:p>1.74%</text:p>
          </table:table-cell>
          <table:table-cell table:formula="of:=([.J161]-[.B161])/[.B161]" office:value-type="percentage" office:value="0.015952980688497" calcext:value-type="percentage">
            <text:p>1.60%</text:p>
          </table:table-cell>
          <table:table-cell table:formula="of:=([.J161]-[.C161])/[.C161]" office:value-type="percentage" office:value="0.0151006711409395" calcext:value-type="percentage">
            <text:p>1.51%</text:p>
          </table:table-cell>
          <table:table-cell table:formula="of:=([.J161]-[.D161])/[.D161]" office:value-type="percentage" office:value="0.0151006711409395" calcext:value-type="percentage">
            <text:p>1.51%</text:p>
          </table:table-cell>
          <table:table-cell table:formula="of:=([.J161]-[.E161])/[.E161]" office:value-type="percentage" office:value="0.0151006711409395" calcext:value-type="percentage">
            <text:p>1.51%</text:p>
          </table:table-cell>
          <table:table-cell table:formula="of:=([.J161]-[.F161])/[.F161]" office:value-type="percentage" office:value="0.0122699386503067" calcext:value-type="percentage">
            <text:p>1.23%</text:p>
          </table:table-cell>
          <table:table-cell table:formula="of:=([.J161]-[.G161])/[.G161]" office:value-type="percentage" office:value="0.0125523012552301" calcext:value-type="percentage">
            <text:p>1.26%</text:p>
          </table:table-cell>
          <table:table-cell table:formula="of:=([.J161]-[.H161])/[.H161]" office:value-type="percentage" office:value="0.0156687185226637" calcext:value-type="percentage">
            <text:p>1.57%</text:p>
          </table:table-cell>
          <table:table-cell table:formula="of:=([.J161]-[.I161])/[.I161]" office:value-type="percentage" office:value="0.0199494239955044" calcext:value-type="percentage">
            <text:p>1.99%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354.4" calcext:value-type="float">
            <text:p>354.4</text:p>
          </table:table-cell>
          <table:table-cell office:value-type="float" office:value="354.6" calcext:value-type="float">
            <text:p>354.6</text:p>
          </table:table-cell>
          <table:table-cell office:value-type="float" office:value="355.1" calcext:value-type="float">
            <text:p>355.1</text:p>
          </table:table-cell>
          <table:table-cell office:value-type="float" office:value="354.6" calcext:value-type="float">
            <text:p>354.6</text:p>
          </table:table-cell>
          <table:table-cell office:value-type="float" office:value="355.6" calcext:value-type="float">
            <text:p>355.6</text:p>
          </table:table-cell>
          <table:table-cell office:value-type="float" office:value="355.5" calcext:value-type="float">
            <text:p>355.5</text:p>
          </table:table-cell>
          <table:table-cell office:value-type="float" office:value="356" calcext:value-type="float">
            <text:p>356</text:p>
          </table:table-cell>
          <table:table-cell office:value-type="float" office:value="354.8" calcext:value-type="float">
            <text:p>354.8</text:p>
          </table:table-cell>
          <table:table-cell office:value-type="float" office:value="370" calcext:value-type="float">
            <text:p>370</text:p>
          </table:table-cell>
          <table:table-cell table:formula="of:=([.J162]-[.A162])/[.A162]" office:value-type="percentage" office:value="0.0466760961810467" calcext:value-type="percentage">
            <text:p>4.67%</text:p>
          </table:table-cell>
          <table:table-cell table:formula="of:=([.J162]-[.B162])/[.B162]" office:value-type="percentage" office:value="0.044018058690745" calcext:value-type="percentage">
            <text:p>4.40%</text:p>
          </table:table-cell>
          <table:table-cell table:formula="of:=([.J162]-[.C162])/[.C162]" office:value-type="percentage" office:value="0.0434292160180484" calcext:value-type="percentage">
            <text:p>4.34%</text:p>
          </table:table-cell>
          <table:table-cell table:formula="of:=([.J162]-[.D162])/[.D162]" office:value-type="percentage" office:value="0.0419600112644325" calcext:value-type="percentage">
            <text:p>4.20%</text:p>
          </table:table-cell>
          <table:table-cell table:formula="of:=([.J162]-[.E162])/[.E162]" office:value-type="percentage" office:value="0.0434292160180484" calcext:value-type="percentage">
            <text:p>4.34%</text:p>
          </table:table-cell>
          <table:table-cell table:formula="of:=([.J162]-[.F162])/[.F162]" office:value-type="percentage" office:value="0.0404949381327333" calcext:value-type="percentage">
            <text:p>4.05%</text:p>
          </table:table-cell>
          <table:table-cell table:formula="of:=([.J162]-[.G162])/[.G162]" office:value-type="percentage" office:value="0.0407876230661041" calcext:value-type="percentage">
            <text:p>4.08%</text:p>
          </table:table-cell>
          <table:table-cell table:formula="of:=([.J162]-[.H162])/[.H162]" office:value-type="percentage" office:value="0.0393258426966292" calcext:value-type="percentage">
            <text:p>3.93%</text:p>
          </table:table-cell>
          <table:table-cell table:formula="of:=([.J162]-[.I162])/[.I162]" office:value-type="percentage" office:value="0.0428410372040586" calcext:value-type="percentage">
            <text:p>4.28%</text:p>
          </table:table-cell>
        </table:table-row>
        <table:table-row table:style-name="ro1">
          <table:table-cell office:value-type="float" office:value="367.1" calcext:value-type="float">
            <text:p>367.1</text:p>
          </table:table-cell>
          <table:table-cell office:value-type="float" office:value="368.4" calcext:value-type="float">
            <text:p>368.4</text:p>
          </table:table-cell>
          <table:table-cell office:value-type="float" office:value="368" calcext:value-type="float">
            <text:p>368</text:p>
          </table:table-cell>
          <table:table-cell office:value-type="float" office:value="368.4" calcext:value-type="float">
            <text:p>368.4</text:p>
          </table:table-cell>
          <table:table-cell office:value-type="float" office:value="368.8" calcext:value-type="float">
            <text:p>368.8</text:p>
          </table:table-cell>
          <table:table-cell office:value-type="float" office:value="368.6" calcext:value-type="float">
            <text:p>368.6</text:p>
          </table:table-cell>
          <table:table-cell office:value-type="float" office:value="368.5" calcext:value-type="float">
            <text:p>368.5</text:p>
          </table:table-cell>
          <table:table-cell office:value-type="float" office:value="368.3" calcext:value-type="float">
            <text:p>368.3</text:p>
          </table:table-cell>
          <table:table-cell office:value-type="float" office:value="367.5" calcext:value-type="float">
            <text:p>367.5</text:p>
          </table:table-cell>
          <table:table-cell office:value-type="float" office:value="374" calcext:value-type="float">
            <text:p>374</text:p>
          </table:table-cell>
          <table:table-cell table:formula="of:=([.J163]-[.A163])/[.A163]" office:value-type="percentage" office:value="0.0187959684009806" calcext:value-type="percentage">
            <text:p>1.88%</text:p>
          </table:table-cell>
          <table:table-cell table:formula="of:=([.J163]-[.B163])/[.B163]" office:value-type="percentage" office:value="0.0152008686210641" calcext:value-type="percentage">
            <text:p>1.52%</text:p>
          </table:table-cell>
          <table:table-cell table:formula="of:=([.J163]-[.C163])/[.C163]" office:value-type="percentage" office:value="0.016304347826087" calcext:value-type="percentage">
            <text:p>1.63%</text:p>
          </table:table-cell>
          <table:table-cell table:formula="of:=([.J163]-[.D163])/[.D163]" office:value-type="percentage" office:value="0.0152008686210641" calcext:value-type="percentage">
            <text:p>1.52%</text:p>
          </table:table-cell>
          <table:table-cell table:formula="of:=([.J163]-[.E163])/[.E163]" office:value-type="percentage" office:value="0.0140997830802603" calcext:value-type="percentage">
            <text:p>1.41%</text:p>
          </table:table-cell>
          <table:table-cell table:formula="of:=([.J163]-[.F163])/[.F163]" office:value-type="percentage" office:value="0.0146500271296798" calcext:value-type="percentage">
            <text:p>1.47%</text:p>
          </table:table-cell>
          <table:table-cell table:formula="of:=([.J163]-[.G163])/[.G163]" office:value-type="percentage" office:value="0.0149253731343284" calcext:value-type="percentage">
            <text:p>1.49%</text:p>
          </table:table-cell>
          <table:table-cell table:formula="of:=([.J163]-[.H163])/[.H163]" office:value-type="percentage" office:value="0.0154765137116481" calcext:value-type="percentage">
            <text:p>1.55%</text:p>
          </table:table-cell>
          <table:table-cell table:formula="of:=([.J163]-[.I163])/[.I163]" office:value-type="percentage" office:value="0.017687074829932" calcext:value-type="percentage">
            <text:p>1.77%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331.5" calcext:value-type="float">
            <text:p>331.5</text:p>
          </table:table-cell>
          <table:table-cell office:value-type="float" office:value="330.7" calcext:value-type="float">
            <text:p>330.7</text:p>
          </table:table-cell>
          <table:table-cell office:value-type="float" office:value="331.1" calcext:value-type="float">
            <text:p>331.1</text:p>
          </table:table-cell>
          <table:table-cell office:value-type="float" office:value="331.4" calcext:value-type="float">
            <text:p>331.4</text:p>
          </table:table-cell>
          <table:table-cell office:value-type="float" office:value="331.8" calcext:value-type="float">
            <text:p>331.8</text:p>
          </table:table-cell>
          <table:table-cell office:value-type="float" office:value="332.1" calcext:value-type="float">
            <text:p>332.1</text:p>
          </table:table-cell>
          <table:table-cell office:value-type="float" office:value="330.8" calcext:value-type="float">
            <text:p>330.8</text:p>
          </table:table-cell>
          <table:table-cell office:value-type="float" office:value="329.4" calcext:value-type="float">
            <text:p>329.4</text:p>
          </table:table-cell>
          <table:table-cell office:value-type="float" office:value="335" calcext:value-type="float">
            <text:p>335</text:p>
          </table:table-cell>
          <table:table-cell table:formula="of:=([.J164]-[.A164])/[.A164]" office:value-type="percentage" office:value="0.0130027214998488" calcext:value-type="percentage">
            <text:p>1.30%</text:p>
          </table:table-cell>
          <table:table-cell table:formula="of:=([.J164]-[.B164])/[.B164]" office:value-type="percentage" office:value="0.0105580693815988" calcext:value-type="percentage">
            <text:p>1.06%</text:p>
          </table:table-cell>
          <table:table-cell table:formula="of:=([.J164]-[.C164])/[.C164]" office:value-type="percentage" office:value="0.0130027214998488" calcext:value-type="percentage">
            <text:p>1.30%</text:p>
          </table:table-cell>
          <table:table-cell table:formula="of:=([.J164]-[.D164])/[.D164]" office:value-type="percentage" office:value="0.0117789187556629" calcext:value-type="percentage">
            <text:p>1.18%</text:p>
          </table:table-cell>
          <table:table-cell table:formula="of:=([.J164]-[.E164])/[.E164]" office:value-type="percentage" office:value="0.0108630054315028" calcext:value-type="percentage">
            <text:p>1.09%</text:p>
          </table:table-cell>
          <table:table-cell table:formula="of:=([.J164]-[.F164])/[.F164]" office:value-type="percentage" office:value="0.00964436407474379" calcext:value-type="percentage">
            <text:p>0.96%</text:p>
          </table:table-cell>
          <table:table-cell table:formula="of:=([.J164]-[.G164])/[.G164]" office:value-type="percentage" office:value="0.00873230954531761" calcext:value-type="percentage">
            <text:p>0.87%</text:p>
          </table:table-cell>
          <table:table-cell table:formula="of:=([.J164]-[.H164])/[.H164]" office:value-type="percentage" office:value="0.0126964933494558" calcext:value-type="percentage">
            <text:p>1.27%</text:p>
          </table:table-cell>
          <table:table-cell table:formula="of:=([.J164]-[.I164])/[.I164]" office:value-type="percentage" office:value="0.0170006071645417" calcext:value-type="percentage">
            <text:p>1.70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.7" calcext:value-type="float">
            <text:p>363.7</text:p>
          </table:table-cell>
          <table:table-cell office:value-type="float" office:value="363.9" calcext:value-type="float">
            <text:p>363.9</text:p>
          </table:table-cell>
          <table:table-cell office:value-type="float" office:value="364.1" calcext:value-type="float">
            <text:p>364.1</text:p>
          </table:table-cell>
          <table:table-cell office:value-type="float" office:value="364" calcext:value-type="float">
            <text:p>364</text:p>
          </table:table-cell>
          <table:table-cell office:value-type="float" office:value="364.7" calcext:value-type="float">
            <text:p>364.7</text:p>
          </table:table-cell>
          <table:table-cell office:value-type="float" office:value="364.2" calcext:value-type="float">
            <text:p>364.2</text:p>
          </table:table-cell>
          <table:table-cell office:value-type="float" office:value="364.1" calcext:value-type="float">
            <text:p>364.1</text:p>
          </table:table-cell>
          <table:table-cell office:value-type="float" office:value="362.8" calcext:value-type="float">
            <text:p>362.8</text:p>
          </table:table-cell>
          <table:table-cell office:value-type="float" office:value="369" calcext:value-type="float">
            <text:p>369</text:p>
          </table:table-cell>
          <table:table-cell table:formula="of:=([.J165]-[.A165])/[.A165]" office:value-type="percentage" office:value="0.0165289256198347" calcext:value-type="percentage">
            <text:p>1.65%</text:p>
          </table:table-cell>
          <table:table-cell table:formula="of:=([.J165]-[.B165])/[.B165]" office:value-type="percentage" office:value="0.0145724498212813" calcext:value-type="percentage">
            <text:p>1.46%</text:p>
          </table:table-cell>
          <table:table-cell table:formula="of:=([.J165]-[.C165])/[.C165]" office:value-type="percentage" office:value="0.0140148392415499" calcext:value-type="percentage">
            <text:p>1.40%</text:p>
          </table:table-cell>
          <table:table-cell table:formula="of:=([.J165]-[.D165])/[.D165]" office:value-type="percentage" office:value="0.0134578412524031" calcext:value-type="percentage">
            <text:p>1.35%</text:p>
          </table:table-cell>
          <table:table-cell table:formula="of:=([.J165]-[.E165])/[.E165]" office:value-type="percentage" office:value="0.0137362637362637" calcext:value-type="percentage">
            <text:p>1.37%</text:p>
          </table:table-cell>
          <table:table-cell table:formula="of:=([.J165]-[.F165])/[.F165]" office:value-type="percentage" office:value="0.0117905127502057" calcext:value-type="percentage">
            <text:p>1.18%</text:p>
          </table:table-cell>
          <table:table-cell table:formula="of:=([.J165]-[.G165])/[.G165]" office:value-type="percentage" office:value="0.013179571663921" calcext:value-type="percentage">
            <text:p>1.32%</text:p>
          </table:table-cell>
          <table:table-cell table:formula="of:=([.J165]-[.H165])/[.H165]" office:value-type="percentage" office:value="0.0134578412524031" calcext:value-type="percentage">
            <text:p>1.35%</text:p>
          </table:table-cell>
          <table:table-cell table:formula="of:=([.J165]-[.I165])/[.I165]" office:value-type="percentage" office:value="0.0170893054024255" calcext:value-type="percentage">
            <text:p>1.71%</text:p>
          </table:table-cell>
        </table:table-row>
        <table:table-row table:style-name="ro1">
          <table:table-cell office:value-type="float" office:value="342.9" calcext:value-type="float">
            <text:p>342.9</text:p>
          </table:table-cell>
          <table:table-cell office:value-type="float" office:value="343.3" calcext:value-type="float">
            <text:p>343.3</text:p>
          </table:table-cell>
          <table:table-cell office:value-type="float" office:value="344" calcext:value-type="float">
            <text:p>344</text:p>
          </table:table-cell>
          <table:table-cell office:value-type="float" office:value="344.2" calcext:value-type="float">
            <text:p>344.2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5" calcext:value-type="float">
            <text:p>344.5</text:p>
          </table:table-cell>
          <table:table-cell office:value-type="float" office:value="345.3" calcext:value-type="float">
            <text:p>345.3</text:p>
          </table:table-cell>
          <table:table-cell office:value-type="float" office:value="344.3" calcext:value-type="float">
            <text:p>344.3</text:p>
          </table:table-cell>
          <table:table-cell office:value-type="float" office:value="343.3" calcext:value-type="float">
            <text:p>343.3</text:p>
          </table:table-cell>
          <table:table-cell office:value-type="float" office:value="350" calcext:value-type="float">
            <text:p>350</text:p>
          </table:table-cell>
          <table:table-cell table:formula="of:=([.J166]-[.A166])/[.A166]" office:value-type="percentage" office:value="0.020705745115194" calcext:value-type="percentage">
            <text:p>2.07%</text:p>
          </table:table-cell>
          <table:table-cell table:formula="of:=([.J166]-[.B166])/[.B166]" office:value-type="percentage" office:value="0.0195164579085348" calcext:value-type="percentage">
            <text:p>1.95%</text:p>
          </table:table-cell>
          <table:table-cell table:formula="of:=([.J166]-[.C166])/[.C166]" office:value-type="percentage" office:value="0.0174418604651163" calcext:value-type="percentage">
            <text:p>1.74%</text:p>
          </table:table-cell>
          <table:table-cell table:formula="of:=([.J166]-[.D166])/[.D166]" office:value-type="percentage" office:value="0.0168506682161534" calcext:value-type="percentage">
            <text:p>1.69%</text:p>
          </table:table-cell>
          <table:table-cell table:formula="of:=([.J166]-[.E166])/[.E166]" office:value-type="percentage" office:value="0.0162601626016261" calcext:value-type="percentage">
            <text:p>1.63%</text:p>
          </table:table-cell>
          <table:table-cell table:formula="of:=([.J166]-[.F166])/[.F166]" office:value-type="percentage" office:value="0.0159651669085631" calcext:value-type="percentage">
            <text:p>1.60%</text:p>
          </table:table-cell>
          <table:table-cell table:formula="of:=([.J166]-[.G166])/[.G166]" office:value-type="percentage" office:value="0.0136113524471474" calcext:value-type="percentage">
            <text:p>1.36%</text:p>
          </table:table-cell>
          <table:table-cell table:formula="of:=([.J166]-[.H166])/[.H166]" office:value-type="percentage" office:value="0.0165553296543712" calcext:value-type="percentage">
            <text:p>1.66%</text:p>
          </table:table-cell>
          <table:table-cell table:formula="of:=([.J166]-[.I166])/[.I166]" office:value-type="percentage" office:value="0.0195164579085348" calcext:value-type="percentage">
            <text:p>1.95%</text:p>
          </table:table-cell>
        </table:table-row>
        <table:table-row table:style-name="ro1">
          <table:table-cell table:number-columns-repeated="2" office:value-type="float" office:value="370.1" calcext:value-type="float">
            <text:p>370.1</text:p>
          </table:table-cell>
          <table:table-cell office:value-type="float" office:value="370.4" calcext:value-type="float">
            <text:p>370.4</text:p>
          </table:table-cell>
          <table:table-cell office:value-type="float" office:value="369.7" calcext:value-type="float">
            <text:p>369.7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6" calcext:value-type="float">
            <text:p>370.6</text:p>
          </table:table-cell>
          <table:table-cell office:value-type="float" office:value="371" calcext:value-type="float">
            <text:p>371</text:p>
          </table:table-cell>
          <table:table-cell office:value-type="float" office:value="371.4" calcext:value-type="float">
            <text:p>371.4</text:p>
          </table:table-cell>
          <table:table-cell office:value-type="float" office:value="370.1" calcext:value-type="float">
            <text:p>370.1</text:p>
          </table:table-cell>
          <table:table-cell office:value-type="float" office:value="377" calcext:value-type="float">
            <text:p>377</text:p>
          </table:table-cell>
          <table:table-cell table:formula="of:=([.J167]-[.A167])/[.A167]" office:value-type="percentage" office:value="0.0186436098351796" calcext:value-type="percentage">
            <text:p>1.86%</text:p>
          </table:table-cell>
          <table:table-cell table:formula="of:=([.J167]-[.B167])/[.B167]" office:value-type="percentage" office:value="0.0186436098351796" calcext:value-type="percentage">
            <text:p>1.86%</text:p>
          </table:table-cell>
          <table:table-cell table:formula="of:=([.J167]-[.C167])/[.C167]" office:value-type="percentage" office:value="0.0178185745140389" calcext:value-type="percentage">
            <text:p>1.78%</text:p>
          </table:table-cell>
          <table:table-cell table:formula="of:=([.J167]-[.D167])/[.D167]" office:value-type="percentage" office:value="0.0197457397890182" calcext:value-type="percentage">
            <text:p>1.97%</text:p>
          </table:table-cell>
          <table:table-cell table:formula="of:=([.J167]-[.E167])/[.E167]" office:value-type="percentage" office:value="0.0164464815314101" calcext:value-type="percentage">
            <text:p>1.64%</text:p>
          </table:table-cell>
          <table:table-cell table:formula="of:=([.J167]-[.F167])/[.F167]" office:value-type="percentage" office:value="0.0172692930383162" calcext:value-type="percentage">
            <text:p>1.73%</text:p>
          </table:table-cell>
          <table:table-cell table:formula="of:=([.J167]-[.G167])/[.G167]" office:value-type="percentage" office:value="0.0161725067385445" calcext:value-type="percentage">
            <text:p>1.62%</text:p>
          </table:table-cell>
          <table:table-cell table:formula="of:=([.J167]-[.H167])/[.H167]" office:value-type="percentage" office:value="0.0150780829294562" calcext:value-type="percentage">
            <text:p>1.51%</text:p>
          </table:table-cell>
          <table:table-cell table:formula="of:=([.J167]-[.I167])/[.I167]" office:value-type="percentage" office:value="0.0186436098351796" calcext:value-type="percentage">
            <text:p>1.86%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office:value-type="float" office:value="368.6" calcext:value-type="float">
            <text:p>368.6</text:p>
          </table:table-cell>
          <table:table-cell office:value-type="float" office:value="368.9" calcext:value-type="float">
            <text:p>368.9</text:p>
          </table:table-cell>
          <table:table-cell office:value-type="float" office:value="368.1" calcext:value-type="float">
            <text:p>368.1</text:p>
          </table:table-cell>
          <table:table-cell office:value-type="float" office:value="368.9" calcext:value-type="float">
            <text:p>368.9</text:p>
          </table:table-cell>
          <table:table-cell office:value-type="float" office:value="369.4" calcext:value-type="float">
            <text:p>369.4</text:p>
          </table:table-cell>
          <table:table-cell office:value-type="float" office:value="369.1" calcext:value-type="float">
            <text:p>369.1</text:p>
          </table:table-cell>
          <table:table-cell office:value-type="float" office:value="369.8" calcext:value-type="float">
            <text:p>369.8</text:p>
          </table:table-cell>
          <table:table-cell office:value-type="float" office:value="369.1" calcext:value-type="float">
            <text:p>369.1</text:p>
          </table:table-cell>
          <table:table-cell office:value-type="float" office:value="379" calcext:value-type="float">
            <text:p>379</text:p>
          </table:table-cell>
          <table:table-cell table:formula="of:=([.J168]-[.A168])/[.A168]" office:value-type="percentage" office:value="0.0273786934128491" calcext:value-type="percentage">
            <text:p>2.74%</text:p>
          </table:table-cell>
          <table:table-cell table:formula="of:=([.J168]-[.B168])/[.B168]" office:value-type="percentage" office:value="0.0282148670645686" calcext:value-type="percentage">
            <text:p>2.82%</text:p>
          </table:table-cell>
          <table:table-cell table:formula="of:=([.J168]-[.C168])/[.C168]" office:value-type="percentage" office:value="0.0273786934128491" calcext:value-type="percentage">
            <text:p>2.74%</text:p>
          </table:table-cell>
          <table:table-cell table:formula="of:=([.J168]-[.D168])/[.D168]" office:value-type="percentage" office:value="0.0296115186090736" calcext:value-type="percentage">
            <text:p>2.96%</text:p>
          </table:table-cell>
          <table:table-cell table:formula="of:=([.J168]-[.E168])/[.E168]" office:value-type="percentage" office:value="0.0273786934128491" calcext:value-type="percentage">
            <text:p>2.74%</text:p>
          </table:table-cell>
          <table:table-cell table:formula="of:=([.J168]-[.F168])/[.F168]" office:value-type="percentage" office:value="0.0259880887926368" calcext:value-type="percentage">
            <text:p>2.60%</text:p>
          </table:table-cell>
          <table:table-cell table:formula="of:=([.J168]-[.G168])/[.G168]" office:value-type="percentage" office:value="0.0268219994581414" calcext:value-type="percentage">
            <text:p>2.68%</text:p>
          </table:table-cell>
          <table:table-cell table:formula="of:=([.J168]-[.H168])/[.H168]" office:value-type="percentage" office:value="0.0248783126014061" calcext:value-type="percentage">
            <text:p>2.49%</text:p>
          </table:table-cell>
          <table:table-cell table:formula="of:=([.J168]-[.I168])/[.I168]" office:value-type="percentage" office:value="0.0268219994581414" calcext:value-type="percentage">
            <text:p>2.68%</text:p>
          </table:table-cell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371.4" calcext:value-type="float">
            <text:p>371.4</text:p>
          </table:table-cell>
          <table:table-cell office:value-type="float" office:value="371.2" calcext:value-type="float">
            <text:p>371.2</text:p>
          </table:table-cell>
          <table:table-cell office:value-type="float" office:value="371.6" calcext:value-type="float">
            <text:p>371.6</text:p>
          </table:table-cell>
          <table:table-cell office:value-type="float" office:value="371.7" calcext:value-type="float">
            <text:p>371.7</text:p>
          </table:table-cell>
          <table:table-cell office:value-type="float" office:value="371.4" calcext:value-type="float">
            <text:p>371.4</text:p>
          </table:table-cell>
          <table:table-cell table:number-columns-repeated="2" office:value-type="float" office:value="371.7" calcext:value-type="float">
            <text:p>371.7</text:p>
          </table:table-cell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table:formula="of:=([.J169]-[.A169])/[.A169]" office:value-type="percentage" office:value="0.0182697474476088" calcext:value-type="percentage">
            <text:p>1.83%</text:p>
          </table:table-cell>
          <table:table-cell table:formula="of:=([.J169]-[.B169])/[.B169]" office:value-type="percentage" office:value="0.0204631125471191" calcext:value-type="percentage">
            <text:p>2.05%</text:p>
          </table:table-cell>
          <table:table-cell table:formula="of:=([.J169]-[.C169])/[.C169]" office:value-type="percentage" office:value="0.0210129310344828" calcext:value-type="percentage">
            <text:p>2.10%</text:p>
          </table:table-cell>
          <table:table-cell table:formula="of:=([.J169]-[.D169])/[.D169]" office:value-type="percentage" office:value="0.0199138858988159" calcext:value-type="percentage">
            <text:p>1.99%</text:p>
          </table:table-cell>
          <table:table-cell table:formula="of:=([.J169]-[.E169])/[.E169]" office:value-type="percentage" office:value="0.0196394942157654" calcext:value-type="percentage">
            <text:p>1.96%</text:p>
          </table:table-cell>
          <table:table-cell table:formula="of:=([.J169]-[.F169])/[.F169]" office:value-type="percentage" office:value="0.0204631125471191" calcext:value-type="percentage">
            <text:p>2.05%</text:p>
          </table:table-cell>
          <table:table-cell table:formula="of:=([.J169]-[.G169])/[.G169]" office:value-type="percentage" office:value="0.0196394942157654" calcext:value-type="percentage">
            <text:p>1.96%</text:p>
          </table:table-cell>
          <table:table-cell table:formula="of:=([.J169]-[.H169])/[.H169]" office:value-type="percentage" office:value="0.0196394942157654" calcext:value-type="percentage">
            <text:p>1.96%</text:p>
          </table:table-cell>
          <table:table-cell table:formula="of:=([.J169]-[.I169])/[.I169]" office:value-type="percentage" office:value="0.0215633423180593" calcext:value-type="percentage">
            <text:p>2.16%</text:p>
          </table:table-cell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372.7" calcext:value-type="float">
            <text:p>372.7</text:p>
          </table:table-cell>
          <table:table-cell office:value-type="float" office:value="372.8" calcext:value-type="float">
            <text:p>372.8</text:p>
          </table:table-cell>
          <table:table-cell table:number-columns-repeated="2" office:value-type="float" office:value="372.7" calcext:value-type="float">
            <text:p>372.7</text:p>
          </table:table-cell>
          <table:table-cell office:value-type="float" office:value="373.4" calcext:value-type="float">
            <text:p>373.4</text:p>
          </table:table-cell>
          <table:table-cell office:value-type="float" office:value="373.6" calcext:value-type="float">
            <text:p>373.6</text:p>
          </table:table-cell>
          <table:table-cell office:value-type="float" office:value="373" calcext:value-type="float">
            <text:p>373</text:p>
          </table:table-cell>
          <table:table-cell office:value-type="float" office:value="373.1" calcext:value-type="float">
            <text:p>373.1</text:p>
          </table:table-cell>
          <table:table-cell office:value-type="float" office:value="380" calcext:value-type="float">
            <text:p>380</text:p>
          </table:table-cell>
          <table:table-cell table:formula="of:=([.J170]-[.A170])/[.A170]" office:value-type="percentage" office:value="0.0209564750134337" calcext:value-type="percentage">
            <text:p>2.10%</text:p>
          </table:table-cell>
          <table:table-cell table:formula="of:=([.J170]-[.B170])/[.B170]" office:value-type="percentage" office:value="0.0195867990340757" calcext:value-type="percentage">
            <text:p>1.96%</text:p>
          </table:table-cell>
          <table:table-cell table:formula="of:=([.J170]-[.C170])/[.C170]" office:value-type="percentage" office:value="0.01931330472103" calcext:value-type="percentage">
            <text:p>1.93%</text:p>
          </table:table-cell>
          <table:table-cell table:formula="of:=([.J170]-[.D170])/[.D170]" office:value-type="percentage" office:value="0.0195867990340757" calcext:value-type="percentage">
            <text:p>1.96%</text:p>
          </table:table-cell>
          <table:table-cell table:formula="of:=([.J170]-[.E170])/[.E170]" office:value-type="percentage" office:value="0.0195867990340757" calcext:value-type="percentage">
            <text:p>1.96%</text:p>
          </table:table-cell>
          <table:table-cell table:formula="of:=([.J170]-[.F170])/[.F170]" office:value-type="percentage" office:value="0.0176754151044457" calcext:value-type="percentage">
            <text:p>1.77%</text:p>
          </table:table-cell>
          <table:table-cell table:formula="of:=([.J170]-[.G170])/[.G170]" office:value-type="percentage" office:value="0.0171306209850106" calcext:value-type="percentage">
            <text:p>1.71%</text:p>
          </table:table-cell>
          <table:table-cell table:formula="of:=([.J170]-[.H170])/[.H170]" office:value-type="percentage" office:value="0.0187667560321716" calcext:value-type="percentage">
            <text:p>1.88%</text:p>
          </table:table-cell>
          <table:table-cell table:formula="of:=([.J170]-[.I170])/[.I170]" office:value-type="percentage" office:value="0.0184937014205306" calcext:value-type="percentage">
            <text:p>1.85%</text:p>
          </table:table-cell>
        </table:table-row>
        <table:table-row table:style-name="ro1">
          <table:table-cell office:value-type="float" office:value="376.2" calcext:value-type="float">
            <text:p>376.2</text:p>
          </table:table-cell>
          <table:table-cell office:value-type="float" office:value="375.9" calcext:value-type="float">
            <text:p>375.9</text:p>
          </table:table-cell>
          <table:table-cell table:number-columns-repeated="2" office:value-type="float" office:value="376.3" calcext:value-type="float">
            <text:p>376.3</text:p>
          </table:table-cell>
          <table:table-cell office:value-type="float" office:value="376.7" calcext:value-type="float">
            <text:p>376.7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76.5" calcext:value-type="float">
            <text:p>376.5</text:p>
          </table:table-cell>
          <table:table-cell office:value-type="float" office:value="375.8" calcext:value-type="float">
            <text:p>375.8</text:p>
          </table:table-cell>
          <table:table-cell office:value-type="float" office:value="385" calcext:value-type="float">
            <text:p>385</text:p>
          </table:table-cell>
          <table:table-cell table:formula="of:=([.J171]-[.A171])/[.A171]" office:value-type="percentage" office:value="0.0233918128654971" calcext:value-type="percentage">
            <text:p>2.34%</text:p>
          </table:table-cell>
          <table:table-cell table:formula="of:=([.J171]-[.B171])/[.B171]" office:value-type="percentage" office:value="0.0242085661080075" calcext:value-type="percentage">
            <text:p>2.42%</text:p>
          </table:table-cell>
          <table:table-cell table:formula="of:=([.J171]-[.C171])/[.C171]" office:value-type="percentage" office:value="0.0231198511825671" calcext:value-type="percentage">
            <text:p>2.31%</text:p>
          </table:table-cell>
          <table:table-cell table:formula="of:=([.J171]-[.D171])/[.D171]" office:value-type="percentage" office:value="0.0231198511825671" calcext:value-type="percentage">
            <text:p>2.31%</text:p>
          </table:table-cell>
          <table:table-cell table:formula="of:=([.J171]-[.E171])/[.E171]" office:value-type="percentage" office:value="0.0220334483674011" calcext:value-type="percentage">
            <text:p>2.20%</text:p>
          </table:table-cell>
          <table:table-cell table:formula="of:=([.J171]-[.F171])/[.F171]" office:value-type="percentage" office:value="0.0212201591511936" calcext:value-type="percentage">
            <text:p>2.12%</text:p>
          </table:table-cell>
          <table:table-cell table:formula="of:=([.J171]-[.G171])/[.G171]" office:value-type="percentage" office:value="0.0212201591511936" calcext:value-type="percentage">
            <text:p>2.12%</text:p>
          </table:table-cell>
          <table:table-cell table:formula="of:=([.J171]-[.H171])/[.H171]" office:value-type="percentage" office:value="0.0225763612217795" calcext:value-type="percentage">
            <text:p>2.26%</text:p>
          </table:table-cell>
          <table:table-cell table:formula="of:=([.J171]-[.I171])/[.I171]" office:value-type="percentage" office:value="0.0244811069717935" calcext:value-type="percentage">
            <text:p>2.45%</text:p>
          </table:table-cell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362" calcext:value-type="float">
            <text:p>362</text:p>
          </table:table-cell>
          <table:table-cell office:value-type="float" office:value="361.1" calcext:value-type="float">
            <text:p>361.1</text:p>
          </table:table-cell>
          <table:table-cell office:value-type="float" office:value="361.5" calcext:value-type="float">
            <text:p>361.5</text:p>
          </table:table-cell>
          <table:table-cell office:value-type="float" office:value="362" calcext:value-type="float">
            <text:p>362</text:p>
          </table:table-cell>
          <table:table-cell office:value-type="float" office:value="362.6" calcext:value-type="float">
            <text:p>362.6</text:p>
          </table:table-cell>
          <table:table-cell office:value-type="float" office:value="362.2" calcext:value-type="float">
            <text:p>362.2</text:p>
          </table:table-cell>
          <table:table-cell office:value-type="float" office:value="361.5" calcext:value-type="float">
            <text:p>361.5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table:formula="of:=([.J172]-[.A172])/[.A172]" office:value-type="percentage" office:value="0.0171840354767184" calcext:value-type="percentage">
            <text:p>1.72%</text:p>
          </table:table-cell>
          <table:table-cell table:formula="of:=([.J172]-[.B172])/[.B172]" office:value-type="percentage" office:value="0.0138121546961326" calcext:value-type="percentage">
            <text:p>1.38%</text:p>
          </table:table-cell>
          <table:table-cell table:formula="of:=([.J172]-[.C172])/[.C172]" office:value-type="percentage" office:value="0.0163389642758238" calcext:value-type="percentage">
            <text:p>1.63%</text:p>
          </table:table-cell>
          <table:table-cell table:formula="of:=([.J172]-[.D172])/[.D172]" office:value-type="percentage" office:value="0.0152143845089903" calcext:value-type="percentage">
            <text:p>1.52%</text:p>
          </table:table-cell>
          <table:table-cell table:formula="of:=([.J172]-[.E172])/[.E172]" office:value-type="percentage" office:value="0.0138121546961326" calcext:value-type="percentage">
            <text:p>1.38%</text:p>
          </table:table-cell>
          <table:table-cell table:formula="of:=([.J172]-[.F172])/[.F172]" office:value-type="percentage" office:value="0.0121345835631549" calcext:value-type="percentage">
            <text:p>1.21%</text:p>
          </table:table-cell>
          <table:table-cell table:formula="of:=([.J172]-[.G172])/[.G172]" office:value-type="percentage" office:value="0.0132523467697405" calcext:value-type="percentage">
            <text:p>1.33%</text:p>
          </table:table-cell>
          <table:table-cell table:formula="of:=([.J172]-[.H172])/[.H172]" office:value-type="percentage" office:value="0.0152143845089903" calcext:value-type="percentage">
            <text:p>1.52%</text:p>
          </table:table-cell>
          <table:table-cell table:formula="of:=([.J172]-[.I172])/[.I172]" office:value-type="percentage" office:value="0.0194444444444444" calcext:value-type="percentage">
            <text:p>1.94%</text:p>
          </table:table-cell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324.4" calcext:value-type="float">
            <text:p>324.4</text:p>
          </table:table-cell>
          <table:table-cell office:value-type="float" office:value="324.6" calcext:value-type="float">
            <text:p>324.6</text:p>
          </table:table-cell>
          <table:table-cell office:value-type="float" office:value="324.4" calcext:value-type="float">
            <text:p>324.4</text:p>
          </table:table-cell>
          <table:table-cell table:number-columns-repeated="2" office:value-type="float" office:value="324.7" calcext:value-type="float">
            <text:p>324.7</text:p>
          </table:table-cell>
          <table:table-cell office:value-type="float" office:value="324.8" calcext:value-type="float">
            <text:p>324.8</text:p>
          </table:table-cell>
          <table:table-cell office:value-type="float" office:value="324.3" calcext:value-type="float">
            <text:p>324.3</text:p>
          </table:table-cell>
          <table:table-cell office:value-type="float" office:value="323.2" calcext:value-type="float">
            <text:p>323.2</text:p>
          </table:table-cell>
          <table:table-cell office:value-type="float" office:value="328" calcext:value-type="float">
            <text:p>328</text:p>
          </table:table-cell>
          <table:table-cell table:formula="of:=([.J173]-[.A173])/[.A173]" office:value-type="percentage" office:value="0.0135970333745364" calcext:value-type="percentage">
            <text:p>1.36%</text:p>
          </table:table-cell>
          <table:table-cell table:formula="of:=([.J173]-[.B173])/[.B173]" office:value-type="percentage" office:value="0.0110974106041924" calcext:value-type="percentage">
            <text:p>1.11%</text:p>
          </table:table-cell>
          <table:table-cell table:formula="of:=([.J173]-[.C173])/[.C173]" office:value-type="percentage" office:value="0.0104744300677757" calcext:value-type="percentage">
            <text:p>1.05%</text:p>
          </table:table-cell>
          <table:table-cell table:formula="of:=([.J173]-[.D173])/[.D173]" office:value-type="percentage" office:value="0.0110974106041924" calcext:value-type="percentage">
            <text:p>1.11%</text:p>
          </table:table-cell>
          <table:table-cell table:formula="of:=([.J173]-[.E173])/[.E173]" office:value-type="percentage" office:value="0.0101632275947028" calcext:value-type="percentage">
            <text:p>1.02%</text:p>
          </table:table-cell>
          <table:table-cell table:formula="of:=([.J173]-[.F173])/[.F173]" office:value-type="percentage" office:value="0.0101632275947028" calcext:value-type="percentage">
            <text:p>1.02%</text:p>
          </table:table-cell>
          <table:table-cell table:formula="of:=([.J173]-[.G173])/[.G173]" office:value-type="percentage" office:value="0.00985221674876844" calcext:value-type="percentage">
            <text:p>0.99%</text:p>
          </table:table-cell>
          <table:table-cell table:formula="of:=([.J173]-[.H173])/[.H173]" office:value-type="percentage" office:value="0.01140918902251" calcext:value-type="percentage">
            <text:p>1.14%</text:p>
          </table:table-cell>
          <table:table-cell table:formula="of:=([.J173]-[.I173])/[.I173]" office:value-type="percentage" office:value="0.0148514851485149" calcext:value-type="percentage">
            <text:p>1.49%</text:p>
          </table:table-cell>
        </table:table-row>
        <table:table-row table:style-name="ro1">
          <table:table-cell office:value-type="float" office:value="372.3" calcext:value-type="float">
            <text:p>372.3</text:p>
          </table:table-cell>
          <table:table-cell office:value-type="float" office:value="372.2" calcext:value-type="float">
            <text:p>372.2</text:p>
          </table:table-cell>
          <table:table-cell office:value-type="float" office:value="371.7" calcext:value-type="float">
            <text:p>371.7</text:p>
          </table:table-cell>
          <table:table-cell office:value-type="float" office:value="372.6" calcext:value-type="float">
            <text:p>372.6</text:p>
          </table:table-cell>
          <table:table-cell office:value-type="float" office:value="372.3" calcext:value-type="float">
            <text:p>372.3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3.2" calcext:value-type="float">
            <text:p>373.2</text:p>
          </table:table-cell>
          <table:table-cell office:value-type="float" office:value="371.4" calcext:value-type="float">
            <text:p>371.4</text:p>
          </table:table-cell>
          <table:table-cell office:value-type="float" office:value="384" calcext:value-type="float">
            <text:p>384</text:p>
          </table:table-cell>
          <table:table-cell table:formula="of:=([.J174]-[.A174])/[.A174]" office:value-type="percentage" office:value="0.0314262691377921" calcext:value-type="percentage">
            <text:p>3.14%</text:p>
          </table:table-cell>
          <table:table-cell table:formula="of:=([.J174]-[.B174])/[.B174]" office:value-type="percentage" office:value="0.031703385276733" calcext:value-type="percentage">
            <text:p>3.17%</text:p>
          </table:table-cell>
          <table:table-cell table:formula="of:=([.J174]-[.C174])/[.C174]" office:value-type="percentage" office:value="0.033091202582728" calcext:value-type="percentage">
            <text:p>3.31%</text:p>
          </table:table-cell>
          <table:table-cell table:formula="of:=([.J174]-[.D174])/[.D174]" office:value-type="percentage" office:value="0.0305958132045088" calcext:value-type="percentage">
            <text:p>3.06%</text:p>
          </table:table-cell>
          <table:table-cell table:formula="of:=([.J174]-[.E174])/[.E174]" office:value-type="percentage" office:value="0.0314262691377921" calcext:value-type="percentage">
            <text:p>3.14%</text:p>
          </table:table-cell>
          <table:table-cell table:formula="of:=([.J174]-[.F174])/[.F174]" office:value-type="percentage" office:value="0.032258064516129" calcext:value-type="percentage">
            <text:p>3.23%</text:p>
          </table:table-cell>
          <table:table-cell table:formula="of:=([.J174]-[.G174])/[.G174]" office:value-type="percentage" office:value="0.0294906166219839" calcext:value-type="percentage">
            <text:p>2.95%</text:p>
          </table:table-cell>
          <table:table-cell table:formula="of:=([.J174]-[.H174])/[.H174]" office:value-type="percentage" office:value="0.0289389067524116" calcext:value-type="percentage">
            <text:p>2.89%</text:p>
          </table:table-cell>
          <table:table-cell table:formula="of:=([.J174]-[.I174])/[.I174]" office:value-type="percentage" office:value="0.0339256865912763" calcext:value-type="percentage">
            <text:p>3.39%</text:p>
          </table:table-cell>
        </table:table-row>
        <table:table-row table:style-name="ro1">
          <table:table-cell office:value-type="float" office:value="380.3" calcext:value-type="float">
            <text:p>380.3</text:p>
          </table:table-cell>
          <table:table-cell office:value-type="float" office:value="379.4" calcext:value-type="float">
            <text:p>379.4</text:p>
          </table:table-cell>
          <table:table-cell office:value-type="float" office:value="380.1" calcext:value-type="float">
            <text:p>380.1</text:p>
          </table:table-cell>
          <table:table-cell office:value-type="float" office:value="379.1" calcext:value-type="float">
            <text:p>379.1</text:p>
          </table:table-cell>
          <table:table-cell office:value-type="float" office:value="380.6" calcext:value-type="float">
            <text:p>380.6</text:p>
          </table:table-cell>
          <table:table-cell table:number-columns-repeated="3" office:value-type="float" office:value="380.8" calcext:value-type="float">
            <text:p>380.8</text:p>
          </table:table-cell>
          <table:table-cell office:value-type="float" office:value="380.6" calcext:value-type="float">
            <text:p>380.6</text:p>
          </table:table-cell>
          <table:table-cell office:value-type="float" office:value="388" calcext:value-type="float">
            <text:p>388</text:p>
          </table:table-cell>
          <table:table-cell table:formula="of:=([.J175]-[.A175])/[.A175]" office:value-type="percentage" office:value="0.0202471732842492" calcext:value-type="percentage">
            <text:p>2.02%</text:p>
          </table:table-cell>
          <table:table-cell table:formula="of:=([.J175]-[.B175])/[.B175]" office:value-type="percentage" office:value="0.0226673695308382" calcext:value-type="percentage">
            <text:p>2.27%</text:p>
          </table:table-cell>
          <table:table-cell table:formula="of:=([.J175]-[.C175])/[.C175]" office:value-type="percentage" office:value="0.0207840042094185" calcext:value-type="percentage">
            <text:p>2.08%</text:p>
          </table:table-cell>
          <table:table-cell table:formula="of:=([.J175]-[.D175])/[.D175]" office:value-type="percentage" office:value="0.0234766552360854" calcext:value-type="percentage">
            <text:p>2.35%</text:p>
          </table:table-cell>
          <table:table-cell table:formula="of:=([.J175]-[.E175])/[.E175]" office:value-type="percentage" office:value="0.0194429847609038" calcext:value-type="percentage">
            <text:p>1.94%</text:p>
          </table:table-cell>
          <table:table-cell table:formula="of:=([.J175]-[.F175])/[.F175]" office:value-type="percentage" office:value="0.0189075630252101" calcext:value-type="percentage">
            <text:p>1.89%</text:p>
          </table:table-cell>
          <table:table-cell table:formula="of:=([.J175]-[.G175])/[.G175]" office:value-type="percentage" office:value="0.0189075630252101" calcext:value-type="percentage">
            <text:p>1.89%</text:p>
          </table:table-cell>
          <table:table-cell table:formula="of:=([.J175]-[.H175])/[.H175]" office:value-type="percentage" office:value="0.0189075630252101" calcext:value-type="percentage">
            <text:p>1.89%</text:p>
          </table:table-cell>
          <table:table-cell table:formula="of:=([.J175]-[.I175])/[.I175]" office:value-type="percentage" office:value="0.0194429847609038" calcext:value-type="percentage">
            <text:p>1.94%</text:p>
          </table:table-cell>
        </table:table-row>
        <table:table-row table:style-name="ro1">
          <table:table-cell office:value-type="float" office:value="375.8" calcext:value-type="float">
            <text:p>375.8</text:p>
          </table:table-cell>
          <table:table-cell office:value-type="float" office:value="376" calcext:value-type="float">
            <text:p>376</text:p>
          </table:table-cell>
          <table:table-cell office:value-type="float" office:value="375.8" calcext:value-type="float">
            <text:p>375.8</text:p>
          </table:table-cell>
          <table:table-cell table:number-columns-repeated="2" office:value-type="float" office:value="376.2" calcext:value-type="float">
            <text:p>376.2</text:p>
          </table:table-cell>
          <table:table-cell office:value-type="float" office:value="376.4" calcext:value-type="float">
            <text:p>376.4</text:p>
          </table:table-cell>
          <table:table-cell office:value-type="float" office:value="376.8" calcext:value-type="float">
            <text:p>376.8</text:p>
          </table:table-cell>
          <table:table-cell office:value-type="float" office:value="376.4" calcext:value-type="float">
            <text:p>376.4</text:p>
          </table:table-cell>
          <table:table-cell office:value-type="float" office:value="376.2" calcext:value-type="float">
            <text:p>376.2</text:p>
          </table:table-cell>
          <table:table-cell office:value-type="float" office:value="382" calcext:value-type="float">
            <text:p>382</text:p>
          </table:table-cell>
          <table:table-cell table:formula="of:=([.J176]-[.A176])/[.A176]" office:value-type="percentage" office:value="0.0164981373070782" calcext:value-type="percentage">
            <text:p>1.65%</text:p>
          </table:table-cell>
          <table:table-cell table:formula="of:=([.J176]-[.B176])/[.B176]" office:value-type="percentage" office:value="0.0159574468085106" calcext:value-type="percentage">
            <text:p>1.60%</text:p>
          </table:table-cell>
          <table:table-cell table:formula="of:=([.J176]-[.C176])/[.C176]" office:value-type="percentage" office:value="0.0164981373070782" calcext:value-type="percentage">
            <text:p>1.65%</text:p>
          </table:table-cell>
          <table:table-cell table:formula="of:=([.J176]-[.D176])/[.D176]" office:value-type="percentage" office:value="0.0154173312068049" calcext:value-type="percentage">
            <text:p>1.54%</text:p>
          </table:table-cell>
          <table:table-cell table:formula="of:=([.J176]-[.E176])/[.E176]" office:value-type="percentage" office:value="0.0154173312068049" calcext:value-type="percentage">
            <text:p>1.54%</text:p>
          </table:table-cell>
          <table:table-cell table:formula="of:=([.J176]-[.F176])/[.F176]" office:value-type="percentage" office:value="0.0148777895855474" calcext:value-type="percentage">
            <text:p>1.49%</text:p>
          </table:table-cell>
          <table:table-cell table:formula="of:=([.J176]-[.G176])/[.G176]" office:value-type="percentage" office:value="0.0138004246284501" calcext:value-type="percentage">
            <text:p>1.38%</text:p>
          </table:table-cell>
          <table:table-cell table:formula="of:=([.J176]-[.H176])/[.H176]" office:value-type="percentage" office:value="0.0148777895855474" calcext:value-type="percentage">
            <text:p>1.49%</text:p>
          </table:table-cell>
          <table:table-cell table:formula="of:=([.J176]-[.I176])/[.I176]" office:value-type="percentage" office:value="0.0154173312068049" calcext:value-type="percentage">
            <text:p>1.54%</text:p>
          </table:table-cell>
        </table:table-row>
        <table:table-row table:style-name="ro1">
          <table:table-cell table:number-columns-repeated="2" office:value-type="float" office:value="344.6" calcext:value-type="float">
            <text:p>344.6</text:p>
          </table:table-cell>
          <table:table-cell table:number-columns-repeated="2" office:value-type="float" office:value="345.3" calcext:value-type="float">
            <text:p>345.3</text:p>
          </table:table-cell>
          <table:table-cell office:value-type="float" office:value="345.6" calcext:value-type="float">
            <text:p>345.6</text:p>
          </table:table-cell>
          <table:table-cell office:value-type="float" office:value="345.4" calcext:value-type="float">
            <text:p>345.4</text:p>
          </table:table-cell>
          <table:table-cell table:number-columns-repeated="2" office:value-type="float" office:value="345.2" calcext:value-type="float">
            <text:p>345.2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table:formula="of:=([.J177]-[.A177])/[.A177]" office:value-type="percentage" office:value="0.0127684271619268" calcext:value-type="percentage">
            <text:p>1.28%</text:p>
          </table:table-cell>
          <table:table-cell table:formula="of:=([.J177]-[.B177])/[.B177]" office:value-type="percentage" office:value="0.0127684271619268" calcext:value-type="percentage">
            <text:p>1.28%</text:p>
          </table:table-cell>
          <table:table-cell table:formula="of:=([.J177]-[.C177])/[.C177]" office:value-type="percentage" office:value="0.0107153200115841" calcext:value-type="percentage">
            <text:p>1.07%</text:p>
          </table:table-cell>
          <table:table-cell table:formula="of:=([.J177]-[.D177])/[.D177]" office:value-type="percentage" office:value="0.0107153200115841" calcext:value-type="percentage">
            <text:p>1.07%</text:p>
          </table:table-cell>
          <table:table-cell table:formula="of:=([.J177]-[.E177])/[.E177]" office:value-type="percentage" office:value="0.0098379629629629" calcext:value-type="percentage">
            <text:p>0.98%</text:p>
          </table:table-cell>
          <table:table-cell table:formula="of:=([.J177]-[.F177])/[.F177]" office:value-type="percentage" office:value="0.0104226983207876" calcext:value-type="percentage">
            <text:p>1.04%</text:p>
          </table:table-cell>
          <table:table-cell table:formula="of:=([.J177]-[.G177])/[.G177]" office:value-type="percentage" office:value="0.011008111239861" calcext:value-type="percentage">
            <text:p>1.10%</text:p>
          </table:table-cell>
          <table:table-cell table:formula="of:=([.J177]-[.H177])/[.H177]" office:value-type="percentage" office:value="0.011008111239861" calcext:value-type="percentage">
            <text:p>1.10%</text:p>
          </table:table-cell>
          <table:table-cell table:formula="of:=([.J177]-[.I177])/[.I177]" office:value-type="percentage" office:value="0.0174927113702624" calcext:value-type="percentage">
            <text:p>1.75%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3.5" calcext:value-type="float">
            <text:p>383.5</text:p>
          </table:table-cell>
          <table:table-cell table:number-columns-repeated="2" office:value-type="float" office:value="383.7" calcext:value-type="float">
            <text:p>383.7</text:p>
          </table:table-cell>
          <table:table-cell office:value-type="float" office:value="383.4" calcext:value-type="float">
            <text:p>383.4</text:p>
          </table:table-cell>
          <table:table-cell office:value-type="float" office:value="383.7" calcext:value-type="float">
            <text:p>383.7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table:formula="of:=([.J178]-[.A178])/[.A178]" office:value-type="percentage" office:value="0.0143415906127771" calcext:value-type="percentage">
            <text:p>1.43%</text:p>
          </table:table-cell>
          <table:table-cell table:formula="of:=([.J178]-[.B178])/[.B178]" office:value-type="percentage" office:value="0.0156657963446475" calcext:value-type="percentage">
            <text:p>1.57%</text:p>
          </table:table-cell>
          <table:table-cell table:formula="of:=([.J178]-[.C178])/[.C178]" office:value-type="percentage" office:value="0.0143415906127771" calcext:value-type="percentage">
            <text:p>1.43%</text:p>
          </table:table-cell>
          <table:table-cell table:formula="of:=([.J178]-[.D178])/[.D178]" office:value-type="percentage" office:value="0.0143415906127771" calcext:value-type="percentage">
            <text:p>1.43%</text:p>
          </table:table-cell>
          <table:table-cell table:formula="of:=([.J178]-[.E178])/[.E178]" office:value-type="percentage" office:value="0.0138128746416472" calcext:value-type="percentage">
            <text:p>1.38%</text:p>
          </table:table-cell>
          <table:table-cell table:formula="of:=([.J178]-[.F178])/[.F178]" office:value-type="percentage" office:value="0.0138128746416472" calcext:value-type="percentage">
            <text:p>1.38%</text:p>
          </table:table-cell>
          <table:table-cell table:formula="of:=([.J178]-[.G178])/[.G178]" office:value-type="percentage" office:value="0.0146061554512259" calcext:value-type="percentage">
            <text:p>1.46%</text:p>
          </table:table-cell>
          <table:table-cell table:formula="of:=([.J178]-[.H178])/[.H178]" office:value-type="percentage" office:value="0.0138128746416472" calcext:value-type="percentage">
            <text:p>1.38%</text:p>
          </table:table-cell>
          <table:table-cell table:formula="of:=([.J178]-[.I178])/[.I178]" office:value-type="percentage" office:value="0.0156657963446475" calcext:value-type="percentage">
            <text:p>1.57%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370.4" calcext:value-type="float">
            <text:p>370.4</text:p>
          </table:table-cell>
          <table:table-cell office:value-type="float" office:value="369.6" calcext:value-type="float">
            <text:p>369.6</text:p>
          </table:table-cell>
          <table:table-cell office:value-type="float" office:value="370" calcext:value-type="float">
            <text:p>370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8" calcext:value-type="float">
            <text:p>370.8</text:p>
          </table:table-cell>
          <table:table-cell office:value-type="float" office:value="370.7" calcext:value-type="float">
            <text:p>370.7</text:p>
          </table:table-cell>
          <table:table-cell office:value-type="float" office:value="369.9" calcext:value-type="float">
            <text:p>369.9</text:p>
          </table:table-cell>
          <table:table-cell office:value-type="float" office:value="368.5" calcext:value-type="float">
            <text:p>368.5</text:p>
          </table:table-cell>
          <table:table-cell office:value-type="float" office:value="375" calcext:value-type="float">
            <text:p>375</text:p>
          </table:table-cell>
          <table:table-cell table:formula="of:=([.J179]-[.A179])/[.A179]" office:value-type="percentage" office:value="0.0157096424702059" calcext:value-type="percentage">
            <text:p>1.57%</text:p>
          </table:table-cell>
          <table:table-cell table:formula="of:=([.J179]-[.B179])/[.B179]" office:value-type="percentage" office:value="0.0124190064794817" calcext:value-type="percentage">
            <text:p>1.24%</text:p>
          </table:table-cell>
          <table:table-cell table:formula="of:=([.J179]-[.C179])/[.C179]" office:value-type="percentage" office:value="0.0146103896103895" calcext:value-type="percentage">
            <text:p>1.46%</text:p>
          </table:table-cell>
          <table:table-cell table:formula="of:=([.J179]-[.D179])/[.D179]" office:value-type="percentage" office:value="0.0135135135135135" calcext:value-type="percentage">
            <text:p>1.35%</text:p>
          </table:table-cell>
          <table:table-cell table:formula="of:=([.J179]-[.E179])/[.E179]" office:value-type="percentage" office:value="0.0121457489878543" calcext:value-type="percentage">
            <text:p>1.21%</text:p>
          </table:table-cell>
          <table:table-cell table:formula="of:=([.J179]-[.F179])/[.F179]" office:value-type="percentage" office:value="0.0113268608414239" calcext:value-type="percentage">
            <text:p>1.13%</text:p>
          </table:table-cell>
          <table:table-cell table:formula="of:=([.J179]-[.G179])/[.G179]" office:value-type="percentage" office:value="0.0115996762881036" calcext:value-type="percentage">
            <text:p>1.16%</text:p>
          </table:table-cell>
          <table:table-cell table:formula="of:=([.J179]-[.H179])/[.H179]" office:value-type="percentage" office:value="0.0137875101378752" calcext:value-type="percentage">
            <text:p>1.38%</text:p>
          </table:table-cell>
          <table:table-cell table:formula="of:=([.J179]-[.I179])/[.I179]" office:value-type="percentage" office:value="0.0176390773405699" calcext:value-type="percentage">
            <text:p>1.76%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table:number-columns-repeated="3" office:value-type="float" office:value="387.4" calcext:value-type="float">
            <text:p>387.4</text:p>
          </table:table-cell>
          <table:table-cell office:value-type="float" office:value="387.2" calcext:value-type="float">
            <text:p>387.2</text:p>
          </table:table-cell>
          <table:table-cell office:value-type="float" office:value="387.7" calcext:value-type="float">
            <text:p>387.7</text:p>
          </table:table-cell>
          <table:table-cell office:value-type="float" office:value="387.4" calcext:value-type="float">
            <text:p>387.4</text:p>
          </table:table-cell>
          <table:table-cell office:value-type="float" office:value="387.8" calcext:value-type="float">
            <text:p>387.8</text:p>
          </table:table-cell>
          <table:table-cell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 table:formula="of:=([.J180]-[.A180])/[.A180]" office:value-type="percentage" office:value="0.0141935483870968" calcext:value-type="percentage">
            <text:p>1.42%</text:p>
          </table:table-cell>
          <table:table-cell table:formula="of:=([.J180]-[.B180])/[.B180]" office:value-type="percentage" office:value="0.0144553433144038" calcext:value-type="percentage">
            <text:p>1.45%</text:p>
          </table:table-cell>
          <table:table-cell table:formula="of:=([.J180]-[.C180])/[.C180]" office:value-type="percentage" office:value="0.0144553433144038" calcext:value-type="percentage">
            <text:p>1.45%</text:p>
          </table:table-cell>
          <table:table-cell table:formula="of:=([.J180]-[.D180])/[.D180]" office:value-type="percentage" office:value="0.0144553433144038" calcext:value-type="percentage">
            <text:p>1.45%</text:p>
          </table:table-cell>
          <table:table-cell table:formula="of:=([.J180]-[.E180])/[.E180]" office:value-type="percentage" office:value="0.0149793388429752" calcext:value-type="percentage">
            <text:p>1.50%</text:p>
          </table:table-cell>
          <table:table-cell table:formula="of:=([.J180]-[.F180])/[.F180]" office:value-type="percentage" office:value="0.0136703636832603" calcext:value-type="percentage">
            <text:p>1.37%</text:p>
          </table:table-cell>
          <table:table-cell table:formula="of:=([.J180]-[.G180])/[.G180]" office:value-type="percentage" office:value="0.0144553433144038" calcext:value-type="percentage">
            <text:p>1.45%</text:p>
          </table:table-cell>
          <table:table-cell table:formula="of:=([.J180]-[.H180])/[.H180]" office:value-type="percentage" office:value="0.0134089736977823" calcext:value-type="percentage">
            <text:p>1.34%</text:p>
          </table:table-cell>
          <table:table-cell table:formula="of:=([.J180]-[.I180])/[.I180]" office:value-type="percentage" office:value="0.0155038759689922" calcext:value-type="percentage">
            <text:p>1.55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.9" calcext:value-type="float">
            <text:p>382.9</text:p>
          </table:table-cell>
          <table:table-cell office:value-type="float" office:value="382.8" calcext:value-type="float">
            <text:p>382.8</text:p>
          </table:table-cell>
          <table:table-cell office:value-type="float" office:value="383.4" calcext:value-type="float">
            <text:p>383.4</text:p>
          </table:table-cell>
          <table:table-cell office:value-type="float" office:value="383.5" calcext:value-type="float">
            <text:p>383.5</text:p>
          </table:table-cell>
          <table:table-cell office:value-type="float" office:value="384.1" calcext:value-type="float">
            <text:p>384.1</text:p>
          </table:table-cell>
          <table:table-cell office:value-type="float" office:value="383.2" calcext:value-type="float">
            <text:p>383.2</text:p>
          </table:table-cell>
          <table:table-cell office:value-type="float" office:value="384.2" calcext:value-type="float">
            <text:p>384.2</text:p>
          </table:table-cell>
          <table:table-cell office:value-type="float" office:value="382.8" calcext:value-type="float">
            <text:p>382.8</text:p>
          </table:table-cell>
          <table:table-cell office:value-type="float" office:value="394" calcext:value-type="float">
            <text:p>394</text:p>
          </table:table-cell>
          <table:table-cell table:formula="of:=([.J181]-[.A181])/[.A181]" office:value-type="percentage" office:value="0.0287206266318538" calcext:value-type="percentage">
            <text:p>2.87%</text:p>
          </table:table-cell>
          <table:table-cell table:formula="of:=([.J181]-[.B181])/[.B181]" office:value-type="percentage" office:value="0.0289892922434056" calcext:value-type="percentage">
            <text:p>2.90%</text:p>
          </table:table-cell>
          <table:table-cell table:formula="of:=([.J181]-[.C181])/[.C181]" office:value-type="percentage" office:value="0.0292580982236154" calcext:value-type="percentage">
            <text:p>2.93%</text:p>
          </table:table-cell>
          <table:table-cell table:formula="of:=([.J181]-[.D181])/[.D181]" office:value-type="percentage" office:value="0.0276473656755347" calcext:value-type="percentage">
            <text:p>2.76%</text:p>
          </table:table-cell>
          <table:table-cell table:formula="of:=([.J181]-[.E181])/[.E181]" office:value-type="percentage" office:value="0.0273794002607562" calcext:value-type="percentage">
            <text:p>2.74%</text:p>
          </table:table-cell>
          <table:table-cell table:formula="of:=([.J181]-[.F181])/[.F181]" office:value-type="percentage" office:value="0.0257745378807602" calcext:value-type="percentage">
            <text:p>2.58%</text:p>
          </table:table-cell>
          <table:table-cell table:formula="of:=([.J181]-[.G181])/[.G181]" office:value-type="percentage" office:value="0.0281837160751566" calcext:value-type="percentage">
            <text:p>2.82%</text:p>
          </table:table-cell>
          <table:table-cell table:formula="of:=([.J181]-[.H181])/[.H181]" office:value-type="percentage" office:value="0.0255075481520042" calcext:value-type="percentage">
            <text:p>2.55%</text:p>
          </table:table-cell>
          <table:table-cell table:formula="of:=([.J181]-[.I181])/[.I181]" office:value-type="percentage" office:value="0.0292580982236154" calcext:value-type="percentage">
            <text:p>2.93%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385" calcext:value-type="float">
            <text:p>385</text:p>
          </table:table-cell>
          <table:table-cell office:value-type="float" office:value="383.9" calcext:value-type="float">
            <text:p>383.9</text:p>
          </table:table-cell>
          <table:table-cell office:value-type="float" office:value="384.3" calcext:value-type="float">
            <text:p>384.3</text:p>
          </table:table-cell>
          <table:table-cell office:value-type="float" office:value="384.8" calcext:value-type="float">
            <text:p>384.8</text:p>
          </table:table-cell>
          <table:table-cell office:value-type="float" office:value="385.2" calcext:value-type="float">
            <text:p>385.2</text:p>
          </table:table-cell>
          <table:table-cell office:value-type="float" office:value="385.4" calcext:value-type="float">
            <text:p>385.4</text:p>
          </table:table-cell>
          <table:table-cell office:value-type="float" office:value="385" calcext:value-type="float">
            <text:p>385</text:p>
          </table:table-cell>
          <table:table-cell office:value-type="float" office:value="384.8" calcext:value-type="float">
            <text:p>384.8</text:p>
          </table:table-cell>
          <table:table-cell office:value-type="float" office:value="396" calcext:value-type="float">
            <text:p>396</text:p>
          </table:table-cell>
          <table:table-cell table:formula="of:=([.J182]-[.A182])/[.A182]" office:value-type="percentage" office:value="0.0299089726918075" calcext:value-type="percentage">
            <text:p>2.99%</text:p>
          </table:table-cell>
          <table:table-cell table:formula="of:=([.J182]-[.B182])/[.B182]" office:value-type="percentage" office:value="0.0285714285714286" calcext:value-type="percentage">
            <text:p>2.86%</text:p>
          </table:table-cell>
          <table:table-cell table:formula="of:=([.J182]-[.C182])/[.C182]" office:value-type="percentage" office:value="0.0315186246418339" calcext:value-type="percentage">
            <text:p>3.15%</text:p>
          </table:table-cell>
          <table:table-cell table:formula="of:=([.J182]-[.D182])/[.D182]" office:value-type="percentage" office:value="0.0304449648711943" calcext:value-type="percentage">
            <text:p>3.04%</text:p>
          </table:table-cell>
          <table:table-cell table:formula="of:=([.J182]-[.E182])/[.E182]" office:value-type="percentage" office:value="0.0291060291060291" calcext:value-type="percentage">
            <text:p>2.91%</text:p>
          </table:table-cell>
          <table:table-cell table:formula="of:=([.J182]-[.F182])/[.F182]" office:value-type="percentage" office:value="0.0280373831775701" calcext:value-type="percentage">
            <text:p>2.80%</text:p>
          </table:table-cell>
          <table:table-cell table:formula="of:=([.J182]-[.G182])/[.G182]" office:value-type="percentage" office:value="0.0275038920601973" calcext:value-type="percentage">
            <text:p>2.75%</text:p>
          </table:table-cell>
          <table:table-cell table:formula="of:=([.J182]-[.H182])/[.H182]" office:value-type="percentage" office:value="0.0285714285714286" calcext:value-type="percentage">
            <text:p>2.86%</text:p>
          </table:table-cell>
          <table:table-cell table:formula="of:=([.J182]-[.I182])/[.I182]" office:value-type="percentage" office:value="0.0291060291060291" calcext:value-type="percentage">
            <text:p>2.91%</text:p>
          </table:table-cell>
        </table:table-row>
        <table:table-row table:style-name="ro1">
          <table:table-cell office:value-type="float" office:value="382.9" calcext:value-type="float">
            <text:p>382.9</text:p>
          </table:table-cell>
          <table:table-cell office:value-type="float" office:value="383.6" calcext:value-type="float">
            <text:p>383.6</text:p>
          </table:table-cell>
          <table:table-cell office:value-type="float" office:value="383" calcext:value-type="float">
            <text:p>383</text:p>
          </table:table-cell>
          <table:table-cell office:value-type="float" office:value="383.3" calcext:value-type="float">
            <text:p>383.3</text:p>
          </table:table-cell>
          <table:table-cell office:value-type="float" office:value="384.1" calcext:value-type="float">
            <text:p>384.1</text:p>
          </table:table-cell>
          <table:table-cell office:value-type="float" office:value="383.4" calcext:value-type="float">
            <text:p>383.4</text:p>
          </table:table-cell>
          <table:table-cell office:value-type="float" office:value="384.6" calcext:value-type="float">
            <text:p>384.6</text:p>
          </table:table-cell>
          <table:table-cell office:value-type="float" office:value="384.2" calcext:value-type="float">
            <text:p>384.2</text:p>
          </table:table-cell>
          <table:table-cell office:value-type="float" office:value="384.1" calcext:value-type="float">
            <text:p>384.1</text:p>
          </table:table-cell>
          <table:table-cell office:value-type="float" office:value="391" calcext:value-type="float">
            <text:p>391</text:p>
          </table:table-cell>
          <table:table-cell table:formula="of:=([.J183]-[.A183])/[.A183]" office:value-type="percentage" office:value="0.0211543483938366" calcext:value-type="percentage">
            <text:p>2.12%</text:p>
          </table:table-cell>
          <table:table-cell table:formula="of:=([.J183]-[.B183])/[.B183]" office:value-type="percentage" office:value="0.0192909280500521" calcext:value-type="percentage">
            <text:p>1.93%</text:p>
          </table:table-cell>
          <table:table-cell table:formula="of:=([.J183]-[.C183])/[.C183]" office:value-type="percentage" office:value="0.02088772845953" calcext:value-type="percentage">
            <text:p>2.09%</text:p>
          </table:table-cell>
          <table:table-cell table:formula="of:=([.J183]-[.D183])/[.D183]" office:value-type="percentage" office:value="0.02008870336551" calcext:value-type="percentage">
            <text:p>2.01%</text:p>
          </table:table-cell>
          <table:table-cell table:formula="of:=([.J183]-[.E183])/[.E183]" office:value-type="percentage" office:value="0.0179640718562874" calcext:value-type="percentage">
            <text:p>1.80%</text:p>
          </table:table-cell>
          <table:table-cell table:formula="of:=([.J183]-[.F183])/[.F183]" office:value-type="percentage" office:value="0.0198226395409495" calcext:value-type="percentage">
            <text:p>1.98%</text:p>
          </table:table-cell>
          <table:table-cell table:formula="of:=([.J183]-[.G183])/[.G183]" office:value-type="percentage" office:value="0.016640665626625" calcext:value-type="percentage">
            <text:p>1.66%</text:p>
          </table:table-cell>
          <table:table-cell table:formula="of:=([.J183]-[.H183])/[.H183]" office:value-type="percentage" office:value="0.0176991150442478" calcext:value-type="percentage">
            <text:p>1.77%</text:p>
          </table:table-cell>
          <table:table-cell table:formula="of:=([.J183]-[.I183])/[.I183]" office:value-type="percentage" office:value="0.0179640718562874" calcext:value-type="percentage">
            <text:p>1.80%</text:p>
          </table:table-cell>
        </table:table-row>
        <table:table-row table:style-name="ro1">
          <table:table-cell office:value-type="float" office:value="382.7" calcext:value-type="float">
            <text:p>382.7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1" calcext:value-type="float">
            <text:p>383.1</text:p>
          </table:table-cell>
          <table:table-cell office:value-type="float" office:value="384" calcext:value-type="float">
            <text:p>384</text:p>
          </table:table-cell>
          <table:table-cell office:value-type="float" office:value="384.1" calcext:value-type="float">
            <text:p>384.1</text:p>
          </table:table-cell>
          <table:table-cell office:value-type="float" office:value="383.6" calcext:value-type="float">
            <text:p>383.6</text:p>
          </table:table-cell>
          <table:table-cell office:value-type="float" office:value="384.2" calcext:value-type="float">
            <text:p>384.2</text:p>
          </table:table-cell>
          <table:table-cell office:value-type="float" office:value="385" calcext:value-type="float">
            <text:p>385</text:p>
          </table:table-cell>
          <table:table-cell office:value-type="float" office:value="383.8" calcext:value-type="float">
            <text:p>383.8</text:p>
          </table:table-cell>
          <table:table-cell office:value-type="float" office:value="391" calcext:value-type="float">
            <text:p>391</text:p>
          </table:table-cell>
          <table:table-cell table:formula="of:=([.J184]-[.A184])/[.A184]" office:value-type="percentage" office:value="0.0216880062712308" calcext:value-type="percentage">
            <text:p>2.17%</text:p>
          </table:table-cell>
          <table:table-cell table:formula="of:=([.J184]-[.B184])/[.B184]" office:value-type="percentage" office:value="0.0203549060542798" calcext:value-type="percentage">
            <text:p>2.04%</text:p>
          </table:table-cell>
          <table:table-cell table:formula="of:=([.J184]-[.C184])/[.C184]" office:value-type="percentage" office:value="0.020621247716001" calcext:value-type="percentage">
            <text:p>2.06%</text:p>
          </table:table-cell>
          <table:table-cell table:formula="of:=([.J184]-[.D184])/[.D184]" office:value-type="percentage" office:value="0.0182291666666667" calcext:value-type="percentage">
            <text:p>1.82%</text:p>
          </table:table-cell>
          <table:table-cell table:formula="of:=([.J184]-[.E184])/[.E184]" office:value-type="percentage" office:value="0.0179640718562874" calcext:value-type="percentage">
            <text:p>1.80%</text:p>
          </table:table-cell>
          <table:table-cell table:formula="of:=([.J184]-[.F184])/[.F184]" office:value-type="percentage" office:value="0.0192909280500521" calcext:value-type="percentage">
            <text:p>1.93%</text:p>
          </table:table-cell>
          <table:table-cell table:formula="of:=([.J184]-[.G184])/[.G184]" office:value-type="percentage" office:value="0.0176991150442478" calcext:value-type="percentage">
            <text:p>1.77%</text:p>
          </table:table-cell>
          <table:table-cell table:formula="of:=([.J184]-[.H184])/[.H184]" office:value-type="percentage" office:value="0.0155844155844156" calcext:value-type="percentage">
            <text:p>1.56%</text:p>
          </table:table-cell>
          <table:table-cell table:formula="of:=([.J184]-[.I184])/[.I184]" office:value-type="percentage" office:value="0.0187597707139135" calcext:value-type="percentage">
            <text:p>1.88%</text:p>
          </table:table-cell>
        </table:table-row>
        <table:table-row table:style-name="ro1">
          <table:table-cell office:value-type="float" office:value="349.1" calcext:value-type="float">
            <text:p>349.1</text:p>
          </table:table-cell>
          <table:table-cell office:value-type="float" office:value="348.9" calcext:value-type="float">
            <text:p>348.9</text:p>
          </table:table-cell>
          <table:table-cell office:value-type="float" office:value="349.3" calcext:value-type="float">
            <text:p>349.3</text:p>
          </table:table-cell>
          <table:table-cell office:value-type="float" office:value="348.9" calcext:value-type="float">
            <text:p>348.9</text:p>
          </table:table-cell>
          <table:table-cell office:value-type="float" office:value="349.9" calcext:value-type="float">
            <text:p>349.9</text:p>
          </table:table-cell>
          <table:table-cell office:value-type="float" office:value="349.8" calcext:value-type="float">
            <text:p>349.8</text:p>
          </table:table-cell>
          <table:table-cell office:value-type="float" office:value="349.6" calcext:value-type="float">
            <text:p>349.6</text:p>
          </table:table-cell>
          <table:table-cell office:value-type="float" office:value="350" calcext:value-type="float">
            <text:p>350</text:p>
          </table:table-cell>
          <table:table-cell office:value-type="float" office:value="349.3" calcext:value-type="float">
            <text:p>349.3</text:p>
          </table:table-cell>
          <table:table-cell office:value-type="float" office:value="355" calcext:value-type="float">
            <text:p>355</text:p>
          </table:table-cell>
          <table:table-cell table:formula="of:=([.J185]-[.A185])/[.A185]" office:value-type="percentage" office:value="0.0169006015468347" calcext:value-type="percentage">
            <text:p>1.69%</text:p>
          </table:table-cell>
          <table:table-cell table:formula="of:=([.J185]-[.B185])/[.B185]" office:value-type="percentage" office:value="0.0174835196331328" calcext:value-type="percentage">
            <text:p>1.75%</text:p>
          </table:table-cell>
          <table:table-cell table:formula="of:=([.J185]-[.C185])/[.C185]" office:value-type="percentage" office:value="0.0163183509876896" calcext:value-type="percentage">
            <text:p>1.63%</text:p>
          </table:table-cell>
          <table:table-cell table:formula="of:=([.J185]-[.D185])/[.D185]" office:value-type="percentage" office:value="0.0174835196331328" calcext:value-type="percentage">
            <text:p>1.75%</text:p>
          </table:table-cell>
          <table:table-cell table:formula="of:=([.J185]-[.E185])/[.E185]" office:value-type="percentage" office:value="0.0145755930265791" calcext:value-type="percentage">
            <text:p>1.46%</text:p>
          </table:table-cell>
          <table:table-cell table:formula="of:=([.J185]-[.F185])/[.F185]" office:value-type="percentage" office:value="0.0148656375071469" calcext:value-type="percentage">
            <text:p>1.49%</text:p>
          </table:table-cell>
          <table:table-cell table:formula="of:=([.J185]-[.G185])/[.G185]" office:value-type="percentage" office:value="0.0154462242562928" calcext:value-type="percentage">
            <text:p>1.54%</text:p>
          </table:table-cell>
          <table:table-cell table:formula="of:=([.J185]-[.H185])/[.H185]" office:value-type="percentage" office:value="0.0142857142857143" calcext:value-type="percentage">
            <text:p>1.43%</text:p>
          </table:table-cell>
          <table:table-cell table:formula="of:=([.J185]-[.I185])/[.I185]" office:value-type="percentage" office:value="0.0163183509876896" calcext:value-type="percentage">
            <text:p>1.63%</text:p>
          </table:table-cell>
        </table:table-row>
        <table:table-row table:style-name="ro1">
          <table:table-cell office:value-type="float" office:value="396.9" calcext:value-type="float">
            <text:p>396.9</text:p>
          </table:table-cell>
          <table:table-cell office:value-type="float" office:value="396.1" calcext:value-type="float">
            <text:p>396.1</text:p>
          </table:table-cell>
          <table:table-cell office:value-type="float" office:value="395.9" calcext:value-type="float">
            <text:p>395.9</text:p>
          </table:table-cell>
          <table:table-cell office:value-type="float" office:value="396.5" calcext:value-type="float">
            <text:p>396.5</text:p>
          </table:table-cell>
          <table:table-cell office:value-type="float" office:value="395.8" calcext:value-type="float">
            <text:p>395.8</text:p>
          </table:table-cell>
          <table:table-cell office:value-type="float" office:value="397.1" calcext:value-type="float">
            <text:p>397.1</text:p>
          </table:table-cell>
          <table:table-cell office:value-type="float" office:value="397" calcext:value-type="float">
            <text:p>397</text:p>
          </table:table-cell>
          <table:table-cell office:value-type="float" office:value="397.3" calcext:value-type="float">
            <text:p>397.3</text:p>
          </table:table-cell>
          <table:table-cell office:value-type="float" office:value="395.9" calcext:value-type="float">
            <text:p>395.9</text:p>
          </table:table-cell>
          <table:table-cell office:value-type="float" office:value="403" calcext:value-type="float">
            <text:p>403</text:p>
          </table:table-cell>
          <table:table-cell table:formula="of:=([.J186]-[.A186])/[.A186]" office:value-type="percentage" office:value="0.0153691106072059" calcext:value-type="percentage">
            <text:p>1.54%</text:p>
          </table:table-cell>
          <table:table-cell table:formula="of:=([.J186]-[.B186])/[.B186]" office:value-type="percentage" office:value="0.0174198434738702" calcext:value-type="percentage">
            <text:p>1.74%</text:p>
          </table:table-cell>
          <table:table-cell table:formula="of:=([.J186]-[.C186])/[.C186]" office:value-type="percentage" office:value="0.0179338216721395" calcext:value-type="percentage">
            <text:p>1.79%</text:p>
          </table:table-cell>
          <table:table-cell table:formula="of:=([.J186]-[.D186])/[.D186]" office:value-type="percentage" office:value="0.0163934426229508" calcext:value-type="percentage">
            <text:p>1.64%</text:p>
          </table:table-cell>
          <table:table-cell table:formula="of:=([.J186]-[.E186])/[.E186]" office:value-type="percentage" office:value="0.0181910055583628" calcext:value-type="percentage">
            <text:p>1.82%</text:p>
          </table:table-cell>
          <table:table-cell table:formula="of:=([.J186]-[.F186])/[.F186]" office:value-type="percentage" office:value="0.0148577184588264" calcext:value-type="percentage">
            <text:p>1.49%</text:p>
          </table:table-cell>
          <table:table-cell table:formula="of:=([.J186]-[.G186])/[.G186]" office:value-type="percentage" office:value="0.0151133501259446" calcext:value-type="percentage">
            <text:p>1.51%</text:p>
          </table:table-cell>
          <table:table-cell table:formula="of:=([.J186]-[.H186])/[.H186]" office:value-type="percentage" office:value="0.0143468411779511" calcext:value-type="percentage">
            <text:p>1.43%</text:p>
          </table:table-cell>
          <table:table-cell table:formula="of:=([.J186]-[.I186])/[.I186]" office:value-type="percentage" office:value="0.0179338216721395" calcext:value-type="percentage">
            <text:p>1.79%</text:p>
          </table:table-cell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348.9" calcext:value-type="float">
            <text:p>348.9</text:p>
          </table:table-cell>
          <table:table-cell office:value-type="float" office:value="348.6" calcext:value-type="float">
            <text:p>348.6</text:p>
          </table:table-cell>
          <table:table-cell office:value-type="float" office:value="349.1" calcext:value-type="float">
            <text:p>349.1</text:p>
          </table:table-cell>
          <table:table-cell office:value-type="float" office:value="348.3" calcext:value-type="float">
            <text:p>348.3</text:p>
          </table:table-cell>
          <table:table-cell office:value-type="float" office:value="349.1" calcext:value-type="float">
            <text:p>349.1</text:p>
          </table:table-cell>
          <table:table-cell office:value-type="float" office:value="349.2" calcext:value-type="float">
            <text:p>349.2</text:p>
          </table:table-cell>
          <table:table-cell office:value-type="float" office:value="349.1" calcext:value-type="float">
            <text:p>349.1</text:p>
          </table:table-cell>
          <table:table-cell office:value-type="float" office:value="347.5" calcext:value-type="float">
            <text:p>347.5</text:p>
          </table:table-cell>
          <table:table-cell office:value-type="float" office:value="353" calcext:value-type="float">
            <text:p>353</text:p>
          </table:table-cell>
          <table:table-cell table:formula="of:=([.J187]-[.A187])/[.A187]" office:value-type="percentage" office:value="0.0149511213341" calcext:value-type="percentage">
            <text:p>1.50%</text:p>
          </table:table-cell>
          <table:table-cell table:formula="of:=([.J187]-[.B187])/[.B187]" office:value-type="percentage" office:value="0.0117512181140729" calcext:value-type="percentage">
            <text:p>1.18%</text:p>
          </table:table-cell>
          <table:table-cell table:formula="of:=([.J187]-[.C187])/[.C187]" office:value-type="percentage" office:value="0.012621916236374" calcext:value-type="percentage">
            <text:p>1.26%</text:p>
          </table:table-cell>
          <table:table-cell table:formula="of:=([.J187]-[.D187])/[.D187]" office:value-type="percentage" office:value="0.0111715840733314" calcext:value-type="percentage">
            <text:p>1.12%</text:p>
          </table:table-cell>
          <table:table-cell table:formula="of:=([.J187]-[.E187])/[.E187]" office:value-type="percentage" office:value="0.013494114269308" calcext:value-type="percentage">
            <text:p>1.35%</text:p>
          </table:table-cell>
          <table:table-cell table:formula="of:=([.J187]-[.F187])/[.F187]" office:value-type="percentage" office:value="0.0111715840733314" calcext:value-type="percentage">
            <text:p>1.12%</text:p>
          </table:table-cell>
          <table:table-cell table:formula="of:=([.J187]-[.G187])/[.G187]" office:value-type="percentage" office:value="0.0108820160366552" calcext:value-type="percentage">
            <text:p>1.09%</text:p>
          </table:table-cell>
          <table:table-cell table:formula="of:=([.J187]-[.H187])/[.H187]" office:value-type="percentage" office:value="0.0111715840733314" calcext:value-type="percentage">
            <text:p>1.12%</text:p>
          </table:table-cell>
          <table:table-cell table:formula="of:=([.J187]-[.I187])/[.I187]" office:value-type="percentage" office:value="0.0158273381294964" calcext:value-type="percentage">
            <text:p>1.58%</text:p>
          </table:table-cell>
        </table:table-row>
        <table:table-row table:style-name="ro1">
          <table:table-cell table:number-columns-repeated="2" office:value-type="float" office:value="397.1" calcext:value-type="float">
            <text:p>397.1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97.5" calcext:value-type="float">
            <text:p>397.5</text:p>
          </table:table-cell>
          <table:table-cell office:value-type="float" office:value="397.3" calcext:value-type="float">
            <text:p>397.3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4" calcext:value-type="float">
            <text:p>398.4</text:p>
          </table:table-cell>
          <table:table-cell office:value-type="float" office:value="397.8" calcext:value-type="float">
            <text:p>397.8</text:p>
          </table:table-cell>
          <table:table-cell office:value-type="float" office:value="406" calcext:value-type="float">
            <text:p>406</text:p>
          </table:table-cell>
          <table:table-cell table:formula="of:=([.J188]-[.A188])/[.A188]" office:value-type="percentage" office:value="0.0224124905565348" calcext:value-type="percentage">
            <text:p>2.24%</text:p>
          </table:table-cell>
          <table:table-cell table:formula="of:=([.J188]-[.B188])/[.B188]" office:value-type="percentage" office:value="0.0224124905565348" calcext:value-type="percentage">
            <text:p>2.24%</text:p>
          </table:table-cell>
          <table:table-cell table:formula="of:=([.J188]-[.C188])/[.C188]" office:value-type="percentage" office:value="0.0201005025125628" calcext:value-type="percentage">
            <text:p>2.01%</text:p>
          </table:table-cell>
          <table:table-cell table:formula="of:=([.J188]-[.D188])/[.D188]" office:value-type="percentage" office:value="0.0213836477987421" calcext:value-type="percentage">
            <text:p>2.14%</text:p>
          </table:table-cell>
          <table:table-cell table:formula="of:=([.J188]-[.E188])/[.E188]" office:value-type="percentage" office:value="0.0213836477987421" calcext:value-type="percentage">
            <text:p>2.14%</text:p>
          </table:table-cell>
          <table:table-cell table:formula="of:=([.J188]-[.F188])/[.F188]" office:value-type="percentage" office:value="0.0218978102189781" calcext:value-type="percentage">
            <text:p>2.19%</text:p>
          </table:table-cell>
          <table:table-cell table:formula="of:=([.J188]-[.G188])/[.G188]" office:value-type="percentage" office:value="0.0188205771643664" calcext:value-type="percentage">
            <text:p>1.88%</text:p>
          </table:table-cell>
          <table:table-cell table:formula="of:=([.J188]-[.H188])/[.H188]" office:value-type="percentage" office:value="0.0190763052208836" calcext:value-type="percentage">
            <text:p>1.91%</text:p>
          </table:table-cell>
          <table:table-cell table:formula="of:=([.J188]-[.I188])/[.I188]" office:value-type="percentage" office:value="0.02061337355455" calcext:value-type="percentage">
            <text:p>2.06%</text:p>
          </table:table-cell>
        </table:table-row>
        <table:table-row table:style-name="ro1">
          <table:table-cell office:value-type="float" office:value="400.9" calcext:value-type="float">
            <text:p>400.9</text:p>
          </table:table-cell>
          <table:table-cell office:value-type="float" office:value="401.3" calcext:value-type="float">
            <text:p>401.3</text:p>
          </table:table-cell>
          <table:table-cell office:value-type="float" office:value="400.9" calcext:value-type="float">
            <text:p>400.9</text:p>
          </table:table-cell>
          <table:table-cell office:value-type="float" office:value="401.7" calcext:value-type="float">
            <text:p>401.7</text:p>
          </table:table-cell>
          <table:table-cell office:value-type="float" office:value="400.8" calcext:value-type="float">
            <text:p>400.8</text:p>
          </table:table-cell>
          <table:table-cell table:number-columns-repeated="2" office:value-type="float" office:value="401.6" calcext:value-type="float">
            <text:p>401.6</text:p>
          </table:table-cell>
          <table:table-cell office:value-type="float" office:value="401.9" calcext:value-type="float">
            <text:p>401.9</text:p>
          </table:table-cell>
          <table:table-cell office:value-type="float" office:value="401.5" calcext:value-type="float">
            <text:p>401.5</text:p>
          </table:table-cell>
          <table:table-cell office:value-type="float" office:value="406" calcext:value-type="float">
            <text:p>406</text:p>
          </table:table-cell>
          <table:table-cell table:formula="of:=([.J189]-[.A189])/[.A189]" office:value-type="percentage" office:value="0.0127213769019706" calcext:value-type="percentage">
            <text:p>1.27%</text:p>
          </table:table-cell>
          <table:table-cell table:formula="of:=([.J189]-[.B189])/[.B189]" office:value-type="percentage" office:value="0.0117119362073262" calcext:value-type="percentage">
            <text:p>1.17%</text:p>
          </table:table-cell>
          <table:table-cell table:formula="of:=([.J189]-[.C189])/[.C189]" office:value-type="percentage" office:value="0.0127213769019706" calcext:value-type="percentage">
            <text:p>1.27%</text:p>
          </table:table-cell>
          <table:table-cell table:formula="of:=([.J189]-[.D189])/[.D189]" office:value-type="percentage" office:value="0.0107045058501369" calcext:value-type="percentage">
            <text:p>1.07%</text:p>
          </table:table-cell>
          <table:table-cell table:formula="of:=([.J189]-[.E189])/[.E189]" office:value-type="percentage" office:value="0.0129740518962076" calcext:value-type="percentage">
            <text:p>1.30%</text:p>
          </table:table-cell>
          <table:table-cell table:formula="of:=([.J189]-[.F189])/[.F189]" office:value-type="percentage" office:value="0.0109561752988047" calcext:value-type="percentage">
            <text:p>1.10%</text:p>
          </table:table-cell>
          <table:table-cell table:formula="of:=([.J189]-[.G189])/[.G189]" office:value-type="percentage" office:value="0.0109561752988047" calcext:value-type="percentage">
            <text:p>1.10%</text:p>
          </table:table-cell>
          <table:table-cell table:formula="of:=([.J189]-[.H189])/[.H189]" office:value-type="percentage" office:value="0.0102015426723066" calcext:value-type="percentage">
            <text:p>1.02%</text:p>
          </table:table-cell>
          <table:table-cell table:formula="of:=([.J189]-[.I189])/[.I189]" office:value-type="percentage" office:value="0.0112079701120797" calcext:value-type="percentage">
            <text:p>1.12%</text:p>
          </table:table-cell>
        </table:table-row>
        <table:table-row table:style-name="ro1">
          <table:table-cell office:value-type="float" office:value="383.9" calcext:value-type="float">
            <text:p>383.9</text:p>
          </table:table-cell>
          <table:table-cell office:value-type="float" office:value="384.4" calcext:value-type="float">
            <text:p>384.4</text:p>
          </table:table-cell>
          <table:table-cell table:number-columns-repeated="2" office:value-type="float" office:value="384.9" calcext:value-type="float">
            <text:p>384.9</text:p>
          </table:table-cell>
          <table:table-cell office:value-type="float" office:value="384.6" calcext:value-type="float">
            <text:p>384.6</text:p>
          </table:table-cell>
          <table:table-cell office:value-type="float" office:value="385.3" calcext:value-type="float">
            <text:p>385.3</text:p>
          </table:table-cell>
          <table:table-cell office:value-type="float" office:value="385.1" calcext:value-type="float">
            <text:p>385.1</text:p>
          </table:table-cell>
          <table:table-cell office:value-type="float" office:value="385.7" calcext:value-type="float">
            <text:p>385.7</text:p>
          </table:table-cell>
          <table:table-cell office:value-type="float" office:value="384.1" calcext:value-type="float">
            <text:p>384.1</text:p>
          </table:table-cell>
          <table:table-cell office:value-type="float" office:value="389" calcext:value-type="float">
            <text:p>389</text:p>
          </table:table-cell>
          <table:table-cell table:formula="of:=([.J190]-[.A190])/[.A190]" office:value-type="percentage" office:value="0.0132847095597813" calcext:value-type="percentage">
            <text:p>1.33%</text:p>
          </table:table-cell>
          <table:table-cell table:formula="of:=([.J190]-[.B190])/[.B190]" office:value-type="percentage" office:value="0.0119667013527576" calcext:value-type="percentage">
            <text:p>1.20%</text:p>
          </table:table-cell>
          <table:table-cell table:formula="of:=([.J190]-[.C190])/[.C190]" office:value-type="percentage" office:value="0.0106521174330996" calcext:value-type="percentage">
            <text:p>1.07%</text:p>
          </table:table-cell>
          <table:table-cell table:formula="of:=([.J190]-[.D190])/[.D190]" office:value-type="percentage" office:value="0.0106521174330996" calcext:value-type="percentage">
            <text:p>1.07%</text:p>
          </table:table-cell>
          <table:table-cell table:formula="of:=([.J190]-[.E190])/[.E190]" office:value-type="percentage" office:value="0.0114404576183047" calcext:value-type="percentage">
            <text:p>1.14%</text:p>
          </table:table-cell>
          <table:table-cell table:formula="of:=([.J190]-[.F190])/[.F190]" office:value-type="percentage" office:value="0.00960290682584996" calcext:value-type="percentage">
            <text:p>0.96%</text:p>
          </table:table-cell>
          <table:table-cell table:formula="of:=([.J190]-[.G190])/[.G190]" office:value-type="percentage" office:value="0.0101272396780057" calcext:value-type="percentage">
            <text:p>1.01%</text:p>
          </table:table-cell>
          <table:table-cell table:formula="of:=([.J190]-[.H190])/[.H190]" office:value-type="percentage" office:value="0.00855587243972002" calcext:value-type="percentage">
            <text:p>0.86%</text:p>
          </table:table-cell>
          <table:table-cell table:formula="of:=([.J190]-[.I190])/[.I190]" office:value-type="percentage" office:value="0.0127570945066388" calcext:value-type="percentage">
            <text:p>1.28%</text:p>
          </table:table-cell>
        </table:table-row>
        <table:table-row table:style-name="ro1">
          <table:table-cell office:value-type="float" office:value="390.8" calcext:value-type="float">
            <text:p>390.8</text:p>
          </table:table-cell>
          <table:table-cell office:value-type="float" office:value="391" calcext:value-type="float">
            <text:p>391</text:p>
          </table:table-cell>
          <table:table-cell office:value-type="float" office:value="391.1" calcext:value-type="float">
            <text:p>391.1</text:p>
          </table:table-cell>
          <table:table-cell office:value-type="float" office:value="391.2" calcext:value-type="float">
            <text:p>391.2</text:p>
          </table:table-cell>
          <table:table-cell office:value-type="float" office:value="391.3" calcext:value-type="float">
            <text:p>391.3</text:p>
          </table:table-cell>
          <table:table-cell office:value-type="float" office:value="391.5" calcext:value-type="float">
            <text:p>391.5</text:p>
          </table:table-cell>
          <table:table-cell office:value-type="float" office:value="391.2" calcext:value-type="float">
            <text:p>391.2</text:p>
          </table:table-cell>
          <table:table-cell office:value-type="float" office:value="391.5" calcext:value-type="float">
            <text:p>391.5</text:p>
          </table:table-cell>
          <table:table-cell office:value-type="float" office:value="391.9" calcext:value-type="float">
            <text:p>391.9</text:p>
          </table:table-cell>
          <table:table-cell office:value-type="float" office:value="404" calcext:value-type="float">
            <text:p>404</text:p>
          </table:table-cell>
          <table:table-cell table:formula="of:=([.J191]-[.A191])/[.A191]" office:value-type="percentage" office:value="0.0337768679631525" calcext:value-type="percentage">
            <text:p>3.38%</text:p>
          </table:table-cell>
          <table:table-cell table:formula="of:=([.J191]-[.B191])/[.B191]" office:value-type="percentage" office:value="0.0332480818414322" calcext:value-type="percentage">
            <text:p>3.32%</text:p>
          </table:table-cell>
          <table:table-cell table:formula="of:=([.J191]-[.C191])/[.C191]" office:value-type="percentage" office:value="0.0329838915878291" calcext:value-type="percentage">
            <text:p>3.30%</text:p>
          </table:table-cell>
          <table:table-cell table:formula="of:=([.J191]-[.D191])/[.D191]" office:value-type="percentage" office:value="0.032719836400818" calcext:value-type="percentage">
            <text:p>3.27%</text:p>
          </table:table-cell>
          <table:table-cell table:formula="of:=([.J191]-[.E191])/[.E191]" office:value-type="percentage" office:value="0.0324559161768464" calcext:value-type="percentage">
            <text:p>3.25%</text:p>
          </table:table-cell>
          <table:table-cell table:formula="of:=([.J191]-[.F191])/[.F191]" office:value-type="percentage" office:value="0.0319284802043423" calcext:value-type="percentage">
            <text:p>3.19%</text:p>
          </table:table-cell>
          <table:table-cell table:formula="of:=([.J191]-[.G191])/[.G191]" office:value-type="percentage" office:value="0.032719836400818" calcext:value-type="percentage">
            <text:p>3.27%</text:p>
          </table:table-cell>
          <table:table-cell table:formula="of:=([.J191]-[.H191])/[.H191]" office:value-type="percentage" office:value="0.0319284802043423" calcext:value-type="percentage">
            <text:p>3.19%</text:p>
          </table:table-cell>
          <table:table-cell table:formula="of:=([.J191]-[.I191])/[.I191]" office:value-type="percentage" office:value="0.0308752232712427" calcext:value-type="percentage">
            <text:p>3.09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.3" calcext:value-type="float">
            <text:p>407.3</text:p>
          </table:table-cell>
          <table:table-cell office:value-type="float" office:value="407.1" calcext:value-type="float">
            <text:p>407.1</text:p>
          </table:table-cell>
          <table:table-cell table:number-columns-repeated="2" office:value-type="float" office:value="407.3" calcext:value-type="float">
            <text:p>407.3</text:p>
          </table:table-cell>
          <table:table-cell table:number-columns-repeated="2" office:value-type="float" office:value="407.8" calcext:value-type="float">
            <text:p>407.8</text:p>
          </table:table-cell>
          <table:table-cell office:value-type="float" office:value="407.9" calcext:value-type="float">
            <text:p>407.9</text:p>
          </table:table-cell>
          <table:table-cell office:value-type="float" office:value="407.3" calcext:value-type="float">
            <text:p>407.3</text:p>
          </table:table-cell>
          <table:table-cell office:value-type="float" office:value="411" calcext:value-type="float">
            <text:p>411</text:p>
          </table:table-cell>
          <table:table-cell table:formula="of:=([.J192]-[.A192])/[.A192]" office:value-type="percentage" office:value="0.00982800982800983" calcext:value-type="percentage">
            <text:p>0.98%</text:p>
          </table:table-cell>
          <table:table-cell table:formula="of:=([.J192]-[.B192])/[.B192]" office:value-type="percentage" office:value="0.00908421311072916" calcext:value-type="percentage">
            <text:p>0.91%</text:p>
          </table:table-cell>
          <table:table-cell table:formula="of:=([.J192]-[.C192])/[.C192]" office:value-type="percentage" office:value="0.0095799557848194" calcext:value-type="percentage">
            <text:p>0.96%</text:p>
          </table:table-cell>
          <table:table-cell table:formula="of:=([.J192]-[.D192])/[.D192]" office:value-type="percentage" office:value="0.00908421311072916" calcext:value-type="percentage">
            <text:p>0.91%</text:p>
          </table:table-cell>
          <table:table-cell table:formula="of:=([.J192]-[.E192])/[.E192]" office:value-type="percentage" office:value="0.00908421311072916" calcext:value-type="percentage">
            <text:p>0.91%</text:p>
          </table:table-cell>
          <table:table-cell table:formula="of:=([.J192]-[.F192])/[.F192]" office:value-type="percentage" office:value="0.00784698381559585" calcext:value-type="percentage">
            <text:p>0.78%</text:p>
          </table:table-cell>
          <table:table-cell table:formula="of:=([.J192]-[.G192])/[.G192]" office:value-type="percentage" office:value="0.00784698381559585" calcext:value-type="percentage">
            <text:p>0.78%</text:p>
          </table:table-cell>
          <table:table-cell table:formula="of:=([.J192]-[.H192])/[.H192]" office:value-type="percentage" office:value="0.00759990193674926" calcext:value-type="percentage">
            <text:p>0.76%</text:p>
          </table:table-cell>
          <table:table-cell table:formula="of:=([.J192]-[.I192])/[.I192]" office:value-type="percentage" office:value="0.00908421311072916" calcext:value-type="percentage">
            <text:p>0.91%</text:p>
          </table:table-cell>
        </table:table-row>
        <table:table-row table:style-name="ro1">
          <table:table-cell office:value-type="float" office:value="536.5" calcext:value-type="float">
            <text:p>536.5</text:p>
          </table:table-cell>
          <table:table-cell office:value-type="float" office:value="538.8" calcext:value-type="float">
            <text:p>538.8</text:p>
          </table:table-cell>
          <table:table-cell office:value-type="float" office:value="539" calcext:value-type="float">
            <text:p>539</text:p>
          </table:table-cell>
          <table:table-cell office:value-type="float" office:value="538.6" calcext:value-type="float">
            <text:p>538.6</text:p>
          </table:table-cell>
          <table:table-cell office:value-type="float" office:value="539.7" calcext:value-type="float">
            <text:p>539.7</text:p>
          </table:table-cell>
          <table:table-cell office:value-type="float" office:value="540.4" calcext:value-type="float">
            <text:p>540.4</text:p>
          </table:table-cell>
          <table:table-cell office:value-type="float" office:value="541" calcext:value-type="float">
            <text:p>541</text:p>
          </table:table-cell>
          <table:table-cell office:value-type="float" office:value="541.8" calcext:value-type="float">
            <text:p>541.8</text:p>
          </table:table-cell>
          <table:table-cell office:value-type="float" office:value="540.4" calcext:value-type="float">
            <text:p>540.4</text:p>
          </table:table-cell>
          <table:table-cell office:value-type="float" office:value="547" calcext:value-type="float">
            <text:p>547</text:p>
          </table:table-cell>
          <table:table-cell table:formula="of:=([.J193]-[.A193])/[.A193]" office:value-type="percentage" office:value="0.0195712954333644" calcext:value-type="percentage">
            <text:p>1.96%</text:p>
          </table:table-cell>
          <table:table-cell table:formula="of:=([.J193]-[.B193])/[.B193]" office:value-type="percentage" office:value="0.0152190051967336" calcext:value-type="percentage">
            <text:p>1.52%</text:p>
          </table:table-cell>
          <table:table-cell table:formula="of:=([.J193]-[.C193])/[.C193]" office:value-type="percentage" office:value="0.0148423005565863" calcext:value-type="percentage">
            <text:p>1.48%</text:p>
          </table:table-cell>
          <table:table-cell table:formula="of:=([.J193]-[.D193])/[.D193]" office:value-type="percentage" office:value="0.0155959896026736" calcext:value-type="percentage">
            <text:p>1.56%</text:p>
          </table:table-cell>
          <table:table-cell table:formula="of:=([.J193]-[.E193])/[.E193]" office:value-type="percentage" office:value="0.0135260329812858" calcext:value-type="percentage">
            <text:p>1.35%</text:p>
          </table:table-cell>
          <table:table-cell table:formula="of:=([.J193]-[.F193])/[.F193]" office:value-type="percentage" office:value="0.0122131754256107" calcext:value-type="percentage">
            <text:p>1.22%</text:p>
          </table:table-cell>
          <table:table-cell table:formula="of:=([.J193]-[.G193])/[.G193]" office:value-type="percentage" office:value="0.011090573012939" calcext:value-type="percentage">
            <text:p>1.11%</text:p>
          </table:table-cell>
          <table:table-cell table:formula="of:=([.J193]-[.H193])/[.H193]" office:value-type="percentage" office:value="0.00959763750461433" calcext:value-type="percentage">
            <text:p>0.96%</text:p>
          </table:table-cell>
          <table:table-cell table:formula="of:=([.J193]-[.I193])/[.I193]" office:value-type="percentage" office:value="0.0122131754256107" calcext:value-type="percentage">
            <text:p>1.22%</text:p>
          </table:table-cell>
        </table:table-row>
        <table:table-row table:style-name="ro1">
          <table:table-cell table:number-columns-repeated="10" office:value-type="float" office:value="749" calcext:value-type="float">
            <text:p>749</text:p>
          </table:table-cell>
          <table:table-cell table:formula="of:=([.J194]-[.A194])/[.A194]" office:value-type="percentage" office:value="0" calcext:value-type="percentage">
            <text:p>0.00%</text:p>
          </table:table-cell>
          <table:table-cell table:formula="of:=([.J194]-[.B194])/[.B194]" office:value-type="percentage" office:value="0" calcext:value-type="percentage">
            <text:p>0.00%</text:p>
          </table:table-cell>
          <table:table-cell table:formula="of:=([.J194]-[.C194])/[.C194]" office:value-type="percentage" office:value="0" calcext:value-type="percentage">
            <text:p>0.00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" calcext:value-type="percentage">
            <text:p>0.00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style-name="ce7" table:number-columns-repeated="5"/>
          <table:table-cell table:number-columns-repeated="5"/>
          <table:table-cell table:style-name="ce5" table:formula="of:=SUM([.K2:.K194])/193" office:value-type="percentage" office:value="0.037295815544586" calcext:value-type="percentage">
            <text:p>3.73%</text:p>
          </table:table-cell>
          <table:table-cell table:style-name="ce5" table:formula="of:=SUM([.L2:.L194])/193" office:value-type="percentage" office:value="0.0361644836712909" calcext:value-type="percentage">
            <text:p>3.62%</text:p>
          </table:table-cell>
          <table:table-cell table:style-name="ce11" table:formula="of:=SUM([.M2:.M194])/193" office:value-type="percentage" office:value="0.0359865494546641" calcext:value-type="percentage">
            <text:p>3.60%</text:p>
          </table:table-cell>
          <table:table-cell table:style-name="ce11" table:formula="of:=SUM([.N2:.N194])/193" office:value-type="percentage" office:value="0.0360445949285111" calcext:value-type="percentage">
            <text:p>3.60%</text:p>
          </table:table-cell>
          <table:table-cell table:style-name="ce5" table:formula="of:=SUM([.O2:.O194])/193" office:value-type="percentage" office:value="0.0358580366431489" calcext:value-type="percentage">
            <text:p>3.59%</text:p>
          </table:table-cell>
          <table:table-cell table:style-name="ce5" table:formula="of:=SUM([.P2:.P194])/193" office:value-type="percentage" office:value="0.0355882313251137" calcext:value-type="percentage">
            <text:p>3.56%</text:p>
          </table:table-cell>
          <table:table-cell table:style-name="ce5" table:formula="of:=SUM([.Q2:.Q194])/193" office:value-type="percentage" office:value="0.0361267483289779" calcext:value-type="percentage">
            <text:p>3.61%</text:p>
          </table:table-cell>
          <table:table-cell table:style-name="ce11" table:formula="of:=SUM([.R2:.R194])/193" office:value-type="percentage" office:value="0.0396084207968334" calcext:value-type="percentage">
            <text:p>3.96%</text:p>
          </table:table-cell>
          <table:table-cell table:style-name="ce11" table:formula="of:=SUM([.S2:.S194])/193" office:value-type="percentage" office:value="0.0448393137933186" calcext:value-type="percentage">
            <text:p>4.48%</text:p>
          </table:table-cell>
        </table:table-row>
      </table:table>
      <table:table table:name="D-time" table:style-name="ta1">
        <table:table-column table:style-name="co1" table:number-columns-repeated="2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2"/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758221" calcext:value-type="float">
            <text:p>0.0758221</text:p>
          </table:table-cell>
          <table:table-cell office:value-type="float" office:value="0.061091" calcext:value-type="float">
            <text:p>0.061091</text:p>
          </table:table-cell>
          <table:table-cell office:value-type="float" office:value="0.0634774" calcext:value-type="float">
            <text:p>0.0634774</text:p>
          </table:table-cell>
          <table:table-cell office:value-type="float" office:value="0.0670153" calcext:value-type="float">
            <text:p>0.0670153</text:p>
          </table:table-cell>
          <table:table-cell office:value-type="float" office:value="0.0726715" calcext:value-type="float">
            <text:p>0.0726715</text:p>
          </table:table-cell>
          <table:table-cell office:value-type="float" office:value="0.0511757" calcext:value-type="float">
            <text:p>0.0511757</text:p>
          </table:table-cell>
          <table:table-cell office:value-type="float" office:value="0.0507356" calcext:value-type="float">
            <text:p>0.0507356</text:p>
          </table:table-cell>
          <table:table-cell office:value-type="float" office:value="0.0419655" calcext:value-type="float">
            <text:p>0.0419655</text:p>
          </table:table-cell>
          <table:table-cell office:value-type="float" office:value="0.0481995" calcext:value-type="float">
            <text:p>0.0481995</text:p>
          </table:table-cell>
        </table:table-row>
        <table:table-row table:style-name="ro1">
          <table:table-cell office:value-type="float" office:value="0.0887823" calcext:value-type="float">
            <text:p>0.0887823</text:p>
          </table:table-cell>
          <table:table-cell office:value-type="float" office:value="0.059281" calcext:value-type="float">
            <text:p>0.059281</text:p>
          </table:table-cell>
          <table:table-cell office:value-type="float" office:value="0.0663155" calcext:value-type="float">
            <text:p>0.0663155</text:p>
          </table:table-cell>
          <table:table-cell office:value-type="float" office:value="0.0709511" calcext:value-type="float">
            <text:p>0.0709511</text:p>
          </table:table-cell>
          <table:table-cell office:value-type="float" office:value="0.066392" calcext:value-type="float">
            <text:p>0.066392</text:p>
          </table:table-cell>
          <table:table-cell office:value-type="float" office:value="0.0611122" calcext:value-type="float">
            <text:p>0.0611122</text:p>
          </table:table-cell>
          <table:table-cell office:value-type="float" office:value="0.0590681" calcext:value-type="float">
            <text:p>0.0590681</text:p>
          </table:table-cell>
          <table:table-cell office:value-type="float" office:value="0.0549665" calcext:value-type="float">
            <text:p>0.0549665</text:p>
          </table:table-cell>
          <table:table-cell office:value-type="float" office:value="0.0438255" calcext:value-type="float">
            <text:p>0.0438255</text:p>
          </table:table-cell>
        </table:table-row>
        <table:table-row table:style-name="ro1">
          <table:table-cell office:value-type="float" office:value="0.0660733" calcext:value-type="float">
            <text:p>0.0660733</text:p>
          </table:table-cell>
          <table:table-cell office:value-type="float" office:value="0.0609588" calcext:value-type="float">
            <text:p>0.0609588</text:p>
          </table:table-cell>
          <table:table-cell office:value-type="float" office:value="0.0584758" calcext:value-type="float">
            <text:p>0.0584758</text:p>
          </table:table-cell>
          <table:table-cell office:value-type="float" office:value="0.0568455" calcext:value-type="float">
            <text:p>0.0568455</text:p>
          </table:table-cell>
          <table:table-cell office:value-type="float" office:value="0.0516411" calcext:value-type="float">
            <text:p>0.0516411</text:p>
          </table:table-cell>
          <table:table-cell office:value-type="float" office:value="0.0517492" calcext:value-type="float">
            <text:p>0.0517492</text:p>
          </table:table-cell>
          <table:table-cell office:value-type="float" office:value="0.0550459" calcext:value-type="float">
            <text:p>0.0550459</text:p>
          </table:table-cell>
          <table:table-cell office:value-type="float" office:value="0.0419007" calcext:value-type="float">
            <text:p>0.0419007</text:p>
          </table:table-cell>
          <table:table-cell office:value-type="float" office:value="0.0414085" calcext:value-type="float">
            <text:p>0.0414085</text:p>
          </table:table-cell>
        </table:table-row>
        <table:table-row table:style-name="ro1">
          <table:table-cell office:value-type="float" office:value="0.115715" calcext:value-type="float">
            <text:p>0.115715</text:p>
          </table:table-cell>
          <table:table-cell office:value-type="float" office:value="0.056024" calcext:value-type="float">
            <text:p>0.056024</text:p>
          </table:table-cell>
          <table:table-cell office:value-type="float" office:value="0.0631323" calcext:value-type="float">
            <text:p>0.0631323</text:p>
          </table:table-cell>
          <table:table-cell office:value-type="float" office:value="0.0598605" calcext:value-type="float">
            <text:p>0.0598605</text:p>
          </table:table-cell>
          <table:table-cell office:value-type="float" office:value="0.0629459" calcext:value-type="float">
            <text:p>0.0629459</text:p>
          </table:table-cell>
          <table:table-cell office:value-type="float" office:value="0.0547091" calcext:value-type="float">
            <text:p>0.0547091</text:p>
          </table:table-cell>
          <table:table-cell office:value-type="float" office:value="0.0598181" calcext:value-type="float">
            <text:p>0.0598181</text:p>
          </table:table-cell>
          <table:table-cell office:value-type="float" office:value="0.0522405" calcext:value-type="float">
            <text:p>0.0522405</text:p>
          </table:table-cell>
          <table:table-cell office:value-type="float" office:value="0.0463558" calcext:value-type="float">
            <text:p>0.0463558</text:p>
          </table:table-cell>
        </table:table-row>
        <table:table-row table:style-name="ro1">
          <table:table-cell office:value-type="float" office:value="0.0885938" calcext:value-type="float">
            <text:p>0.0885938</text:p>
          </table:table-cell>
          <table:table-cell office:value-type="float" office:value="0.068925" calcext:value-type="float">
            <text:p>0.068925</text:p>
          </table:table-cell>
          <table:table-cell office:value-type="float" office:value="0.0713193" calcext:value-type="float">
            <text:p>0.0713193</text:p>
          </table:table-cell>
          <table:table-cell office:value-type="float" office:value="0.0816626" calcext:value-type="float">
            <text:p>0.0816626</text:p>
          </table:table-cell>
          <table:table-cell office:value-type="float" office:value="0.0825501" calcext:value-type="float">
            <text:p>0.0825501</text:p>
          </table:table-cell>
          <table:table-cell office:value-type="float" office:value="0.0690384" calcext:value-type="float">
            <text:p>0.0690384</text:p>
          </table:table-cell>
          <table:table-cell office:value-type="float" office:value="0.0585954" calcext:value-type="float">
            <text:p>0.0585954</text:p>
          </table:table-cell>
          <table:table-cell office:value-type="float" office:value="0.0601506" calcext:value-type="float">
            <text:p>0.0601506</text:p>
          </table:table-cell>
          <table:table-cell office:value-type="float" office:value="0.0453203" calcext:value-type="float">
            <text:p>0.0453203</text:p>
          </table:table-cell>
        </table:table-row>
        <table:table-row table:style-name="ro1">
          <table:table-cell office:value-type="float" office:value="0.0960979" calcext:value-type="float">
            <text:p>0.0960979</text:p>
          </table:table-cell>
          <table:table-cell office:value-type="float" office:value="0.0751867" calcext:value-type="float">
            <text:p>0.0751867</text:p>
          </table:table-cell>
          <table:table-cell office:value-type="float" office:value="0.0916662" calcext:value-type="float">
            <text:p>0.0916662</text:p>
          </table:table-cell>
          <table:table-cell office:value-type="float" office:value="0.0911075" calcext:value-type="float">
            <text:p>0.0911075</text:p>
          </table:table-cell>
          <table:table-cell office:value-type="float" office:value="0.0779862" calcext:value-type="float">
            <text:p>0.0779862</text:p>
          </table:table-cell>
          <table:table-cell office:value-type="float" office:value="0.073032" calcext:value-type="float">
            <text:p>0.073032</text:p>
          </table:table-cell>
          <table:table-cell office:value-type="float" office:value="0.0703849" calcext:value-type="float">
            <text:p>0.0703849</text:p>
          </table:table-cell>
          <table:table-cell office:value-type="float" office:value="0.0807456" calcext:value-type="float">
            <text:p>0.0807456</text:p>
          </table:table-cell>
          <table:table-cell office:value-type="float" office:value="0.0599534" calcext:value-type="float">
            <text:p>0.0599534</text:p>
          </table:table-cell>
        </table:table-row>
        <table:table-row table:style-name="ro1">
          <table:table-cell office:value-type="float" office:value="0.0974501" calcext:value-type="float">
            <text:p>0.0974501</text:p>
          </table:table-cell>
          <table:table-cell office:value-type="float" office:value="0.0935354" calcext:value-type="float">
            <text:p>0.0935354</text:p>
          </table:table-cell>
          <table:table-cell office:value-type="float" office:value="0.0891758" calcext:value-type="float">
            <text:p>0.0891758</text:p>
          </table:table-cell>
          <table:table-cell office:value-type="float" office:value="0.0852087" calcext:value-type="float">
            <text:p>0.0852087</text:p>
          </table:table-cell>
          <table:table-cell office:value-type="float" office:value="0.0676398" calcext:value-type="float">
            <text:p>0.0676398</text:p>
          </table:table-cell>
          <table:table-cell office:value-type="float" office:value="0.0686192" calcext:value-type="float">
            <text:p>0.0686192</text:p>
          </table:table-cell>
          <table:table-cell office:value-type="float" office:value="0.0660403" calcext:value-type="float">
            <text:p>0.0660403</text:p>
          </table:table-cell>
          <table:table-cell office:value-type="float" office:value="0.0657079" calcext:value-type="float">
            <text:p>0.0657079</text:p>
          </table:table-cell>
          <table:table-cell office:value-type="float" office:value="0.0530252" calcext:value-type="float">
            <text:p>0.0530252</text:p>
          </table:table-cell>
        </table:table-row>
        <table:table-row table:style-name="ro1">
          <table:table-cell office:value-type="float" office:value="0.126871" calcext:value-type="float">
            <text:p>0.126871</text:p>
          </table:table-cell>
          <table:table-cell office:value-type="float" office:value="0.0947526" calcext:value-type="float">
            <text:p>0.0947526</text:p>
          </table:table-cell>
          <table:table-cell office:value-type="float" office:value="0.105128" calcext:value-type="float">
            <text:p>0.105128</text:p>
          </table:table-cell>
          <table:table-cell office:value-type="float" office:value="0.09001" calcext:value-type="float">
            <text:p>0.09001</text:p>
          </table:table-cell>
          <table:table-cell office:value-type="float" office:value="0.0911762" calcext:value-type="float">
            <text:p>0.0911762</text:p>
          </table:table-cell>
          <table:table-cell office:value-type="float" office:value="0.0938388" calcext:value-type="float">
            <text:p>0.0938388</text:p>
          </table:table-cell>
          <table:table-cell office:value-type="float" office:value="0.0870377" calcext:value-type="float">
            <text:p>0.0870377</text:p>
          </table:table-cell>
          <table:table-cell office:value-type="float" office:value="0.0874459" calcext:value-type="float">
            <text:p>0.0874459</text:p>
          </table:table-cell>
          <table:table-cell office:value-type="float" office:value="0.0656552" calcext:value-type="float">
            <text:p>0.0656552</text:p>
          </table:table-cell>
        </table:table-row>
        <table:table-row table:style-name="ro1">
          <table:table-cell office:value-type="float" office:value="0.145206" calcext:value-type="float">
            <text:p>0.145206</text:p>
          </table:table-cell>
          <table:table-cell office:value-type="float" office:value="0.129191" calcext:value-type="float">
            <text:p>0.129191</text:p>
          </table:table-cell>
          <table:table-cell office:value-type="float" office:value="0.106389" calcext:value-type="float">
            <text:p>0.10638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07899" calcext:value-type="float">
            <text:p>0.107899</text:p>
          </table:table-cell>
          <table:table-cell office:value-type="float" office:value="0.108852" calcext:value-type="float">
            <text:p>0.108852</text:p>
          </table:table-cell>
          <table:table-cell office:value-type="float" office:value="0.103665" calcext:value-type="float">
            <text:p>0.103665</text:p>
          </table:table-cell>
          <table:table-cell office:value-type="float" office:value="0.0935055" calcext:value-type="float">
            <text:p>0.0935055</text:p>
          </table:table-cell>
          <table:table-cell office:value-type="float" office:value="0.108821" calcext:value-type="float">
            <text:p>0.108821</text:p>
          </table:table-cell>
        </table:table-row>
        <table:table-row table:style-name="ro1">
          <table:table-cell office:value-type="float" office:value="0.167455" calcext:value-type="float">
            <text:p>0.167455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0.164733" calcext:value-type="float">
            <text:p>0.164733</text:p>
          </table:table-cell>
          <table:table-cell office:value-type="float" office:value="0.142485" calcext:value-type="float">
            <text:p>0.142485</text:p>
          </table:table-cell>
          <table:table-cell office:value-type="float" office:value="0.155405" calcext:value-type="float">
            <text:p>0.155405</text:p>
          </table:table-cell>
          <table:table-cell office:value-type="float" office:value="0.144701" calcext:value-type="float">
            <text:p>0.144701</text:p>
          </table:table-cell>
          <table:table-cell office:value-type="float" office:value="0.134526" calcext:value-type="float">
            <text:p>0.134526</text:p>
          </table:table-cell>
          <table:table-cell office:value-type="float" office:value="0.107377" calcext:value-type="float">
            <text:p>0.107377</text:p>
          </table:table-cell>
          <table:table-cell office:value-type="float" office:value="0.109687" calcext:value-type="float">
            <text:p>0.109687</text:p>
          </table:table-cell>
        </table:table-row>
        <table:table-row table:style-name="ro1">
          <table:table-cell office:value-type="float" office:value="0.15845" calcext:value-type="float">
            <text:p>0.15845</text:p>
          </table:table-cell>
          <table:table-cell office:value-type="float" office:value="0.156023" calcext:value-type="float">
            <text:p>0.156023</text:p>
          </table:table-cell>
          <table:table-cell office:value-type="float" office:value="0.181683" calcext:value-type="float">
            <text:p>0.181683</text:p>
          </table:table-cell>
          <table:table-cell office:value-type="float" office:value="0.139074" calcext:value-type="float">
            <text:p>0.139074</text:p>
          </table:table-cell>
          <table:table-cell office:value-type="float" office:value="0.163163" calcext:value-type="float">
            <text:p>0.163163</text:p>
          </table:table-cell>
          <table:table-cell office:value-type="float" office:value="0.170121" calcext:value-type="float">
            <text:p>0.170121</text:p>
          </table:table-cell>
          <table:table-cell office:value-type="float" office:value="0.140406" calcext:value-type="float">
            <text:p>0.140406</text:p>
          </table:table-cell>
          <table:table-cell office:value-type="float" office:value="0.127757" calcext:value-type="float">
            <text:p>0.127757</text:p>
          </table:table-cell>
          <table:table-cell office:value-type="float" office:value="0.116754" calcext:value-type="float">
            <text:p>0.116754</text:p>
          </table:table-cell>
        </table:table-row>
        <table:table-row table:style-name="ro1">
          <table:table-cell office:value-type="float" office:value="0.187062" calcext:value-type="float">
            <text:p>0.187062</text:p>
          </table:table-cell>
          <table:table-cell office:value-type="float" office:value="0.148237" calcext:value-type="float">
            <text:p>0.148237</text:p>
          </table:table-cell>
          <table:table-cell office:value-type="float" office:value="0.132144" calcext:value-type="float">
            <text:p>0.132144</text:p>
          </table:table-cell>
          <table:table-cell office:value-type="float" office:value="0.125522" calcext:value-type="float">
            <text:p>0.125522</text:p>
          </table:table-cell>
          <table:table-cell office:value-type="float" office:value="0.127795" calcext:value-type="float">
            <text:p>0.127795</text:p>
          </table:table-cell>
          <table:table-cell office:value-type="float" office:value="0.131922" calcext:value-type="float">
            <text:p>0.131922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0983522" calcext:value-type="float">
            <text:p>0.0983522</text:p>
          </table:table-cell>
        </table:table-row>
        <table:table-row table:style-name="ro1">
          <table:table-cell office:value-type="float" office:value="0.19124" calcext:value-type="float">
            <text:p>0.19124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0.161868" calcext:value-type="float">
            <text:p>0.161868</text:p>
          </table:table-cell>
          <table:table-cell office:value-type="float" office:value="0.184148" calcext:value-type="float">
            <text:p>0.184148</text:p>
          </table:table-cell>
          <table:table-cell office:value-type="float" office:value="0.163085" calcext:value-type="float">
            <text:p>0.163085</text:p>
          </table:table-cell>
          <table:table-cell office:value-type="float" office:value="0.162141" calcext:value-type="float">
            <text:p>0.162141</text:p>
          </table:table-cell>
          <table:table-cell office:value-type="float" office:value="0.169086" calcext:value-type="float">
            <text:p>0.169086</text:p>
          </table:table-cell>
          <table:table-cell office:value-type="float" office:value="0.125747" calcext:value-type="float">
            <text:p>0.125747</text:p>
          </table:table-cell>
          <table:table-cell office:value-type="float" office:value="0.146039" calcext:value-type="float">
            <text:p>0.146039</text:p>
          </table:table-cell>
        </table:table-row>
        <table:table-row table:style-name="ro1">
          <table:table-cell office:value-type="float" office:value="0.191037" calcext:value-type="float">
            <text:p>0.191037</text:p>
          </table:table-cell>
          <table:table-cell office:value-type="float" office:value="0.169935" calcext:value-type="float">
            <text:p>0.169935</text:p>
          </table:table-cell>
          <table:table-cell office:value-type="float" office:value="0.223431" calcext:value-type="float">
            <text:p>0.223431</text:p>
          </table:table-cell>
          <table:table-cell office:value-type="float" office:value="0.190826" calcext:value-type="float">
            <text:p>0.190826</text:p>
          </table:table-cell>
          <table:table-cell office:value-type="float" office:value="0.160339" calcext:value-type="float">
            <text:p>0.160339</text:p>
          </table:table-cell>
          <table:table-cell office:value-type="float" office:value="0.170935" calcext:value-type="float">
            <text:p>0.170935</text:p>
          </table:table-cell>
          <table:table-cell office:value-type="float" office:value="0.143597" calcext:value-type="float">
            <text:p>0.143597</text:p>
          </table:table-cell>
          <table:table-cell office:value-type="float" office:value="0.142846" calcext:value-type="float">
            <text:p>0.142846</text:p>
          </table:table-cell>
          <table:table-cell office:value-type="float" office:value="0.12894" calcext:value-type="float">
            <text:p>0.12894</text:p>
          </table:table-cell>
        </table:table-row>
        <table:table-row table:style-name="ro1">
          <table:table-cell office:value-type="float" office:value="0.195324" calcext:value-type="float">
            <text:p>0.195324</text:p>
          </table:table-cell>
          <table:table-cell office:value-type="float" office:value="0.189102" calcext:value-type="float">
            <text:p>0.189102</text:p>
          </table:table-cell>
          <table:table-cell office:value-type="float" office:value="0.194431" calcext:value-type="float">
            <text:p>0.194431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157625" calcext:value-type="float">
            <text:p>0.157625</text:p>
          </table:table-cell>
          <table:table-cell office:value-type="float" office:value="0.139418" calcext:value-type="float">
            <text:p>0.139418</text:p>
          </table:table-cell>
          <table:table-cell office:value-type="float" office:value="0.141333" calcext:value-type="float">
            <text:p>0.141333</text:p>
          </table:table-cell>
          <table:table-cell office:value-type="float" office:value="0.118338" calcext:value-type="float">
            <text:p>0.118338</text:p>
          </table:table-cell>
        </table:table-row>
        <table:table-row table:style-name="ro1">
          <table:table-cell office:value-type="float" office:value="0.213742" calcext:value-type="float">
            <text:p>0.213742</text:p>
          </table:table-cell>
          <table:table-cell office:value-type="float" office:value="0.210768" calcext:value-type="float">
            <text:p>0.210768</text:p>
          </table:table-cell>
          <table:table-cell office:value-type="float" office:value="0.221449" calcext:value-type="float">
            <text:p>0.2214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89396" calcext:value-type="float">
            <text:p>0.189396</text:p>
          </table:table-cell>
          <table:table-cell office:value-type="float" office:value="0.197189" calcext:value-type="float">
            <text:p>0.197189</text:p>
          </table:table-cell>
          <table:table-cell office:value-type="float" office:value="0.200111" calcext:value-type="float">
            <text:p>0.200111</text:p>
          </table:table-cell>
          <table:table-cell office:value-type="float" office:value="0.171609" calcext:value-type="float">
            <text:p>0.171609</text:p>
          </table:table-cell>
          <table:table-cell office:value-type="float" office:value="0.150501" calcext:value-type="float">
            <text:p>0.150501</text:p>
          </table:table-cell>
        </table:table-row>
        <table:table-row table:style-name="ro1">
          <table:table-cell office:value-type="float" office:value="0.232848" calcext:value-type="float">
            <text:p>0.232848</text:p>
          </table:table-cell>
          <table:table-cell office:value-type="float" office:value="0.200382" calcext:value-type="float">
            <text:p>0.200382</text:p>
          </table:table-cell>
          <table:table-cell office:value-type="float" office:value="0.206096" calcext:value-type="float">
            <text:p>0.206096</text:p>
          </table:table-cell>
          <table:table-cell office:value-type="float" office:value="0.217704" calcext:value-type="float">
            <text:p>0.217704</text:p>
          </table:table-cell>
          <table:table-cell office:value-type="float" office:value="0.236057" calcext:value-type="float">
            <text:p>0.236057</text:p>
          </table:table-cell>
          <table:table-cell office:value-type="float" office:value="0.241041" calcext:value-type="float">
            <text:p>0.241041</text:p>
          </table:table-cell>
          <table:table-cell office:value-type="float" office:value="0.228249" calcext:value-type="float">
            <text:p>0.228249</text:p>
          </table:table-cell>
          <table:table-cell office:value-type="float" office:value="0.170671" calcext:value-type="float">
            <text:p>0.170671</text:p>
          </table:table-cell>
          <table:table-cell office:value-type="float" office:value="0.130836" calcext:value-type="float">
            <text:p>0.130836</text:p>
          </table:table-cell>
        </table:table-row>
        <table:table-row table:style-name="ro1">
          <table:table-cell office:value-type="float" office:value="0.311777" calcext:value-type="float">
            <text:p>0.311777</text:p>
          </table:table-cell>
          <table:table-cell office:value-type="float" office:value="0.273351" calcext:value-type="float">
            <text:p>0.273351</text:p>
          </table:table-cell>
          <table:table-cell office:value-type="float" office:value="0.284258" calcext:value-type="float">
            <text:p>0.284258</text:p>
          </table:table-cell>
          <table:table-cell office:value-type="float" office:value="0.305988" calcext:value-type="float">
            <text:p>0.305988</text:p>
          </table:table-cell>
          <table:table-cell office:value-type="float" office:value="0.238762" calcext:value-type="float">
            <text:p>0.238762</text:p>
          </table:table-cell>
          <table:table-cell office:value-type="float" office:value="0.257201" calcext:value-type="float">
            <text:p>0.257201</text:p>
          </table:table-cell>
          <table:table-cell office:value-type="float" office:value="0.251739" calcext:value-type="float">
            <text:p>0.251739</text:p>
          </table:table-cell>
          <table:table-cell office:value-type="float" office:value="0.218254" calcext:value-type="float">
            <text:p>0.218254</text:p>
          </table:table-cell>
          <table:table-cell office:value-type="float" office:value="0.241356" calcext:value-type="float">
            <text:p>0.241356</text:p>
          </table:table-cell>
        </table:table-row>
        <table:table-row table:style-name="ro1">
          <table:table-cell office:value-type="float" office:value="0.216558" calcext:value-type="float">
            <text:p>0.216558</text:p>
          </table:table-cell>
          <table:table-cell office:value-type="float" office:value="0.234138" calcext:value-type="float">
            <text:p>0.234138</text:p>
          </table:table-cell>
          <table:table-cell office:value-type="float" office:value="0.214466" calcext:value-type="float">
            <text:p>0.214466</text:p>
          </table:table-cell>
          <table:table-cell office:value-type="float" office:value="0.186479" calcext:value-type="float">
            <text:p>0.186479</text:p>
          </table:table-cell>
          <table:table-cell office:value-type="float" office:value="0.189757" calcext:value-type="float">
            <text:p>0.189757</text:p>
          </table:table-cell>
          <table:table-cell office:value-type="float" office:value="0.156144" calcext:value-type="float">
            <text:p>0.156144</text:p>
          </table:table-cell>
          <table:table-cell office:value-type="float" office:value="0.182727" calcext:value-type="float">
            <text:p>0.182727</text:p>
          </table:table-cell>
          <table:table-cell office:value-type="float" office:value="0.15051" calcext:value-type="float">
            <text:p>0.15051</text:p>
          </table:table-cell>
          <table:table-cell office:value-type="float" office:value="0.117224" calcext:value-type="float">
            <text:p>0.117224</text:p>
          </table:table-cell>
        </table:table-row>
        <table:table-row table:style-name="ro1">
          <table:table-cell office:value-type="float" office:value="0.260712" calcext:value-type="float">
            <text:p>0.260712</text:p>
          </table:table-cell>
          <table:table-cell office:value-type="float" office:value="0.219646" calcext:value-type="float">
            <text:p>0.219646</text:p>
          </table:table-cell>
          <table:table-cell office:value-type="float" office:value="0.231606" calcext:value-type="float">
            <text:p>0.231606</text:p>
          </table:table-cell>
          <table:table-cell office:value-type="float" office:value="0.229667" calcext:value-type="float">
            <text:p>0.229667</text:p>
          </table:table-cell>
          <table:table-cell office:value-type="float" office:value="0.243247" calcext:value-type="float">
            <text:p>0.243247</text:p>
          </table:table-cell>
          <table:table-cell office:value-type="float" office:value="0.216724" calcext:value-type="float">
            <text:p>0.216724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14916" calcext:value-type="float">
            <text:p>0.14916</text:p>
          </table:table-cell>
          <table:table-cell office:value-type="float" office:value="0.155907" calcext:value-type="float">
            <text:p>0.155907</text:p>
          </table:table-cell>
        </table:table-row>
        <table:table-row table:style-name="ro1">
          <table:table-cell office:value-type="float" office:value="0.296366" calcext:value-type="float">
            <text:p>0.296366</text:p>
          </table:table-cell>
          <table:table-cell office:value-type="float" office:value="0.211552" calcext:value-type="float">
            <text:p>0.211552</text:p>
          </table:table-cell>
          <table:table-cell office:value-type="float" office:value="0.28059" calcext:value-type="float">
            <text:p>0.28059</text:p>
          </table:table-cell>
          <table:table-cell office:value-type="float" office:value="0.235761" calcext:value-type="float">
            <text:p>0.235761</text:p>
          </table:table-cell>
          <table:table-cell office:value-type="float" office:value="0.222624" calcext:value-type="float">
            <text:p>0.222624</text:p>
          </table:table-cell>
          <table:table-cell office:value-type="float" office:value="0.223006" calcext:value-type="float">
            <text:p>0.223006</text:p>
          </table:table-cell>
          <table:table-cell office:value-type="float" office:value="0.241835" calcext:value-type="float">
            <text:p>0.241835</text:p>
          </table:table-cell>
          <table:table-cell office:value-type="float" office:value="0.180922" calcext:value-type="float">
            <text:p>0.180922</text:p>
          </table:table-cell>
          <table:table-cell office:value-type="float" office:value="0.191319" calcext:value-type="float">
            <text:p>0.191319</text:p>
          </table:table-cell>
        </table:table-row>
        <table:table-row table:style-name="ro1">
          <table:table-cell office:value-type="float" office:value="0.285714" calcext:value-type="float">
            <text:p>0.285714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248679" calcext:value-type="float">
            <text:p>0.248679</text:p>
          </table:table-cell>
          <table:table-cell office:value-type="float" office:value="0.224532" calcext:value-type="float">
            <text:p>0.224532</text:p>
          </table:table-cell>
          <table:table-cell office:value-type="float" office:value="0.204231" calcext:value-type="float">
            <text:p>0.204231</text:p>
          </table:table-cell>
          <table:table-cell office:value-type="float" office:value="0.208263" calcext:value-type="float">
            <text:p>0.208263</text:p>
          </table:table-cell>
          <table:table-cell office:value-type="float" office:value="0.213235" calcext:value-type="float">
            <text:p>0.213235</text:p>
          </table:table-cell>
          <table:table-cell office:value-type="float" office:value="0.171769" calcext:value-type="float">
            <text:p>0.171769</text:p>
          </table:table-cell>
          <table:table-cell office:value-type="float" office:value="0.230345" calcext:value-type="float">
            <text:p>0.230345</text:p>
          </table:table-cell>
        </table:table-row>
        <table:table-row table:style-name="ro1">
          <table:table-cell office:value-type="float" office:value="0.280227" calcext:value-type="float">
            <text:p>0.280227</text:p>
          </table:table-cell>
          <table:table-cell office:value-type="float" office:value="0.243221" calcext:value-type="float">
            <text:p>0.243221</text:p>
          </table:table-cell>
          <table:table-cell office:value-type="float" office:value="0.247846" calcext:value-type="float">
            <text:p>0.247846</text:p>
          </table:table-cell>
          <table:table-cell office:value-type="float" office:value="0.228975" calcext:value-type="float">
            <text:p>0.228975</text:p>
          </table:table-cell>
          <table:table-cell office:value-type="float" office:value="0.194384" calcext:value-type="float">
            <text:p>0.194384</text:p>
          </table:table-cell>
          <table:table-cell office:value-type="float" office:value="0.222469" calcext:value-type="float">
            <text:p>0.222469</text:p>
          </table:table-cell>
          <table:table-cell office:value-type="float" office:value="0.192647" calcext:value-type="float">
            <text:p>0.192647</text:p>
          </table:table-cell>
          <table:table-cell office:value-type="float" office:value="0.175204" calcext:value-type="float">
            <text:p>0.175204</text:p>
          </table:table-cell>
          <table:table-cell office:value-type="float" office:value="0.131209" calcext:value-type="float">
            <text:p>0.131209</text:p>
          </table:table-cell>
        </table:table-row>
        <table:table-row table:style-name="ro1">
          <table:table-cell office:value-type="float" office:value="0.362194" calcext:value-type="float">
            <text:p>0.362194</text:p>
          </table:table-cell>
          <table:table-cell office:value-type="float" office:value="0.286983" calcext:value-type="float">
            <text:p>0.286983</text:p>
          </table:table-cell>
          <table:table-cell office:value-type="float" office:value="0.317738" calcext:value-type="float">
            <text:p>0.317738</text:p>
          </table:table-cell>
          <table:table-cell office:value-type="float" office:value="0.267249" calcext:value-type="float">
            <text:p>0.267249</text:p>
          </table:table-cell>
          <table:table-cell office:value-type="float" office:value="0.323608" calcext:value-type="float">
            <text:p>0.323608</text:p>
          </table:table-cell>
          <table:table-cell office:value-type="float" office:value="0.319187" calcext:value-type="float">
            <text:p>0.319187</text:p>
          </table:table-cell>
          <table:table-cell office:value-type="float" office:value="0.268325" calcext:value-type="float">
            <text:p>0.268325</text:p>
          </table:table-cell>
          <table:table-cell office:value-type="float" office:value="0.205253" calcext:value-type="float">
            <text:p>0.205253</text:p>
          </table:table-cell>
          <table:table-cell office:value-type="float" office:value="0.231255" calcext:value-type="float">
            <text:p>0.231255</text:p>
          </table:table-cell>
        </table:table-row>
        <table:table-row table:style-name="ro1">
          <table:table-cell office:value-type="float" office:value="0.354777" calcext:value-type="float">
            <text:p>0.354777</text:p>
          </table:table-cell>
          <table:table-cell office:value-type="float" office:value="0.301565" calcext:value-type="float">
            <text:p>0.301565</text:p>
          </table:table-cell>
          <table:table-cell office:value-type="float" office:value="0.260338" calcext:value-type="float">
            <text:p>0.260338</text:p>
          </table:table-cell>
          <table:table-cell office:value-type="float" office:value="0.311659" calcext:value-type="float">
            <text:p>0.311659</text:p>
          </table:table-cell>
          <table:table-cell office:value-type="float" office:value="0.266578" calcext:value-type="float">
            <text:p>0.266578</text:p>
          </table:table-cell>
          <table:table-cell office:value-type="float" office:value="0.263302" calcext:value-type="float">
            <text:p>0.263302</text:p>
          </table:table-cell>
          <table:table-cell office:value-type="float" office:value="0.238593" calcext:value-type="float">
            <text:p>0.238593</text:p>
          </table:table-cell>
          <table:table-cell office:value-type="float" office:value="0.240509" calcext:value-type="float">
            <text:p>0.240509</text:p>
          </table:table-cell>
          <table:table-cell office:value-type="float" office:value="0.26728" calcext:value-type="float">
            <text:p>0.26728</text:p>
          </table:table-cell>
        </table:table-row>
        <table:table-row table:style-name="ro1">
          <table:table-cell office:value-type="float" office:value="0.355225" calcext:value-type="float">
            <text:p>0.355225</text:p>
          </table:table-cell>
          <table:table-cell office:value-type="float" office:value="0.276347" calcext:value-type="float">
            <text:p>0.276347</text:p>
          </table:table-cell>
          <table:table-cell office:value-type="float" office:value="0.280215" calcext:value-type="float">
            <text:p>0.280215</text:p>
          </table:table-cell>
          <table:table-cell office:value-type="float" office:value="0.288476" calcext:value-type="float">
            <text:p>0.288476</text:p>
          </table:table-cell>
          <table:table-cell office:value-type="float" office:value="0.243382" calcext:value-type="float">
            <text:p>0.243382</text:p>
          </table:table-cell>
          <table:table-cell office:value-type="float" office:value="0.257121" calcext:value-type="float">
            <text:p>0.257121</text:p>
          </table:table-cell>
          <table:table-cell office:value-type="float" office:value="0.264867" calcext:value-type="float">
            <text:p>0.264867</text:p>
          </table:table-cell>
          <table:table-cell office:value-type="float" office:value="0.237625" calcext:value-type="float">
            <text:p>0.237625</text:p>
          </table:table-cell>
          <table:table-cell office:value-type="float" office:value="0.148522" calcext:value-type="float">
            <text:p>0.148522</text:p>
          </table:table-cell>
        </table:table-row>
        <table:table-row table:style-name="ro1">
          <table:table-cell office:value-type="float" office:value="0.316714" calcext:value-type="float">
            <text:p>0.316714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306814" calcext:value-type="float">
            <text:p>0.306814</text:p>
          </table:table-cell>
          <table:table-cell office:value-type="float" office:value="0.281322" calcext:value-type="float">
            <text:p>0.28132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249736" calcext:value-type="float">
            <text:p>0.249736</text:p>
          </table:table-cell>
          <table:table-cell office:value-type="float" office:value="0.269767" calcext:value-type="float">
            <text:p>0.269767</text:p>
          </table:table-cell>
          <table:table-cell office:value-type="float" office:value="0.187864" calcext:value-type="float">
            <text:p>0.187864</text:p>
          </table:table-cell>
          <table:table-cell office:value-type="float" office:value="0.185172" calcext:value-type="float">
            <text:p>0.185172</text:p>
          </table:table-cell>
        </table:table-row>
        <table:table-row table:style-name="ro1">
          <table:table-cell office:value-type="float" office:value="0.362361" calcext:value-type="float">
            <text:p>0.362361</text:p>
          </table:table-cell>
          <table:table-cell office:value-type="float" office:value="0.290904" calcext:value-type="float">
            <text:p>0.290904</text:p>
          </table:table-cell>
          <table:table-cell office:value-type="float" office:value="0.308803" calcext:value-type="float">
            <text:p>0.308803</text:p>
          </table:table-cell>
          <table:table-cell office:value-type="float" office:value="0.396797" calcext:value-type="float">
            <text:p>0.396797</text:p>
          </table:table-cell>
          <table:table-cell office:value-type="float" office:value="0.25492" calcext:value-type="float">
            <text:p>0.25492</text:p>
          </table:table-cell>
          <table:table-cell office:value-type="float" office:value="0.294715" calcext:value-type="float">
            <text:p>0.294715</text:p>
          </table:table-cell>
          <table:table-cell office:value-type="float" office:value="0.272348" calcext:value-type="float">
            <text:p>0.272348</text:p>
          </table:table-cell>
          <table:table-cell office:value-type="float" office:value="0.205634" calcext:value-type="float">
            <text:p>0.205634</text:p>
          </table:table-cell>
          <table:table-cell office:value-type="float" office:value="0.202071" calcext:value-type="float">
            <text:p>0.202071</text:p>
          </table:table-cell>
        </table:table-row>
        <table:table-row table:style-name="ro1">
          <table:table-cell office:value-type="float" office:value="0.396074" calcext:value-type="float">
            <text:p>0.396074</text:p>
          </table:table-cell>
          <table:table-cell office:value-type="float" office:value="0.350252" calcext:value-type="float">
            <text:p>0.350252</text:p>
          </table:table-cell>
          <table:table-cell office:value-type="float" office:value="0.37721" calcext:value-type="float">
            <text:p>0.37721</text:p>
          </table:table-cell>
          <table:table-cell office:value-type="float" office:value="0.311654" calcext:value-type="float">
            <text:p>0.311654</text:p>
          </table:table-cell>
          <table:table-cell office:value-type="float" office:value="0.289187" calcext:value-type="float">
            <text:p>0.289187</text:p>
          </table:table-cell>
          <table:table-cell office:value-type="float" office:value="0.301513" calcext:value-type="float">
            <text:p>0.301513</text:p>
          </table:table-cell>
          <table:table-cell office:value-type="float" office:value="0.339666" calcext:value-type="float">
            <text:p>0.339666</text:p>
          </table:table-cell>
          <table:table-cell office:value-type="float" office:value="0.264349" calcext:value-type="float">
            <text:p>0.264349</text:p>
          </table:table-cell>
          <table:table-cell office:value-type="float" office:value="0.312798" calcext:value-type="float">
            <text:p>0.312798</text:p>
          </table:table-cell>
        </table:table-row>
        <table:table-row table:style-name="ro1">
          <table:table-cell office:value-type="float" office:value="0.410906" calcext:value-type="float">
            <text:p>0.410906</text:p>
          </table:table-cell>
          <table:table-cell office:value-type="float" office:value="0.289494" calcext:value-type="float">
            <text:p>0.289494</text:p>
          </table:table-cell>
          <table:table-cell office:value-type="float" office:value="0.329098" calcext:value-type="float">
            <text:p>0.329098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308443" calcext:value-type="float">
            <text:p>0.308443</text:p>
          </table:table-cell>
          <table:table-cell office:value-type="float" office:value="0.324717" calcext:value-type="float">
            <text:p>0.324717</text:p>
          </table:table-cell>
          <table:table-cell office:value-type="float" office:value="0.326758" calcext:value-type="float">
            <text:p>0.326758</text:p>
          </table:table-cell>
          <table:table-cell office:value-type="float" office:value="0.266887" calcext:value-type="float">
            <text:p>0.266887</text:p>
          </table:table-cell>
          <table:table-cell office:value-type="float" office:value="0.229223" calcext:value-type="float">
            <text:p>0.229223</text:p>
          </table:table-cell>
        </table:table-row>
        <table:table-row table:style-name="ro1">
          <table:table-cell office:value-type="float" office:value="0.416496" calcext:value-type="float">
            <text:p>0.416496</text:p>
          </table:table-cell>
          <table:table-cell office:value-type="float" office:value="0.44997" calcext:value-type="float">
            <text:p>0.44997</text:p>
          </table:table-cell>
          <table:table-cell office:value-type="float" office:value="0.386333" calcext:value-type="float">
            <text:p>0.386333</text:p>
          </table:table-cell>
          <table:table-cell office:value-type="float" office:value="0.322504" calcext:value-type="float">
            <text:p>0.322504</text:p>
          </table:table-cell>
          <table:table-cell office:value-type="float" office:value="0.279944" calcext:value-type="float">
            <text:p>0.279944</text:p>
          </table:table-cell>
          <table:table-cell office:value-type="float" office:value="0.355841" calcext:value-type="float">
            <text:p>0.355841</text:p>
          </table:table-cell>
          <table:table-cell office:value-type="float" office:value="0.281398" calcext:value-type="float">
            <text:p>0.281398</text:p>
          </table:table-cell>
          <table:table-cell office:value-type="float" office:value="0.302262" calcext:value-type="float">
            <text:p>0.302262</text:p>
          </table:table-cell>
          <table:table-cell office:value-type="float" office:value="0.279252" calcext:value-type="float">
            <text:p>0.279252</text:p>
          </table:table-cell>
        </table:table-row>
        <table:table-row table:style-name="ro1">
          <table:table-cell office:value-type="float" office:value="0.331417" calcext:value-type="float">
            <text:p>0.331417</text:p>
          </table:table-cell>
          <table:table-cell office:value-type="float" office:value="0.282238" calcext:value-type="float">
            <text:p>0.282238</text:p>
          </table:table-cell>
          <table:table-cell office:value-type="float" office:value="0.33597" calcext:value-type="float">
            <text:p>0.33597</text:p>
          </table:table-cell>
          <table:table-cell office:value-type="float" office:value="0.307945" calcext:value-type="float">
            <text:p>0.307945</text:p>
          </table:table-cell>
          <table:table-cell office:value-type="float" office:value="0.283677" calcext:value-type="float">
            <text:p>0.283677</text:p>
          </table:table-cell>
          <table:table-cell office:value-type="float" office:value="0.27672" calcext:value-type="float">
            <text:p>0.27672</text:p>
          </table:table-cell>
          <table:table-cell office:value-type="float" office:value="0.263525" calcext:value-type="float">
            <text:p>0.263525</text:p>
          </table:table-cell>
          <table:table-cell office:value-type="float" office:value="0.286596" calcext:value-type="float">
            <text:p>0.286596</text:p>
          </table:table-cell>
          <table:table-cell office:value-type="float" office:value="0.234454" calcext:value-type="float">
            <text:p>0.234454</text:p>
          </table:table-cell>
        </table:table-row>
        <table:table-row table:style-name="ro1">
          <table:table-cell office:value-type="float" office:value="0.428903" calcext:value-type="float">
            <text:p>0.428903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402503" calcext:value-type="float">
            <text:p>0.402503</text:p>
          </table:table-cell>
          <table:table-cell office:value-type="float" office:value="0.432483" calcext:value-type="float">
            <text:p>0.432483</text:p>
          </table:table-cell>
          <table:table-cell office:value-type="float" office:value="0.394803" calcext:value-type="float">
            <text:p>0.394803</text:p>
          </table:table-cell>
          <table:table-cell office:value-type="float" office:value="0.399028" calcext:value-type="float">
            <text:p>0.399028</text:p>
          </table:table-cell>
          <table:table-cell office:value-type="float" office:value="0.382855" calcext:value-type="float">
            <text:p>0.382855</text:p>
          </table:table-cell>
          <table:table-cell office:value-type="float" office:value="0.304242" calcext:value-type="float">
            <text:p>0.304242</text:p>
          </table:table-cell>
          <table:table-cell office:value-type="float" office:value="0.332092" calcext:value-type="float">
            <text:p>0.332092</text:p>
          </table:table-cell>
        </table:table-row>
        <table:table-row table:style-name="ro1">
          <table:table-cell office:value-type="float" office:value="0.489897" calcext:value-type="float">
            <text:p>0.489897</text:p>
          </table:table-cell>
          <table:table-cell office:value-type="float" office:value="0.419153" calcext:value-type="float">
            <text:p>0.419153</text:p>
          </table:table-cell>
          <table:table-cell office:value-type="float" office:value="0.458054" calcext:value-type="float">
            <text:p>0.458054</text:p>
          </table:table-cell>
          <table:table-cell office:value-type="float" office:value="0.411798" calcext:value-type="float">
            <text:p>0.411798</text:p>
          </table:table-cell>
          <table:table-cell office:value-type="float" office:value="0.410619" calcext:value-type="float">
            <text:p>0.410619</text:p>
          </table:table-cell>
          <table:table-cell office:value-type="float" office:value="0.388988" calcext:value-type="float">
            <text:p>0.388988</text:p>
          </table:table-cell>
          <table:table-cell office:value-type="float" office:value="0.386692" calcext:value-type="float">
            <text:p>0.386692</text:p>
          </table:table-cell>
          <table:table-cell office:value-type="float" office:value="0.298635" calcext:value-type="float">
            <text:p>0.298635</text:p>
          </table:table-cell>
          <table:table-cell office:value-type="float" office:value="0.270685" calcext:value-type="float">
            <text:p>0.270685</text:p>
          </table:table-cell>
        </table:table-row>
        <table:table-row table:style-name="ro1">
          <table:table-cell office:value-type="float" office:value="0.405603" calcext:value-type="float">
            <text:p>0.405603</text:p>
          </table:table-cell>
          <table:table-cell office:value-type="float" office:value="0.335438" calcext:value-type="float">
            <text:p>0.335438</text:p>
          </table:table-cell>
          <table:table-cell office:value-type="float" office:value="0.369745" calcext:value-type="float">
            <text:p>0.369745</text:p>
          </table:table-cell>
          <table:table-cell office:value-type="float" office:value="0.337106" calcext:value-type="float">
            <text:p>0.337106</text:p>
          </table:table-cell>
          <table:table-cell office:value-type="float" office:value="0.351518" calcext:value-type="float">
            <text:p>0.351518</text:p>
          </table:table-cell>
          <table:table-cell office:value-type="float" office:value="0.311999" calcext:value-type="float">
            <text:p>0.311999</text:p>
          </table:table-cell>
          <table:table-cell office:value-type="float" office:value="0.339929" calcext:value-type="float">
            <text:p>0.339929</text:p>
          </table:table-cell>
          <table:table-cell office:value-type="float" office:value="0.248561" calcext:value-type="float">
            <text:p>0.248561</text:p>
          </table:table-cell>
          <table:table-cell office:value-type="float" office:value="0.245825" calcext:value-type="float">
            <text:p>0.245825</text:p>
          </table:table-cell>
        </table:table-row>
        <table:table-row table:style-name="ro1">
          <table:table-cell office:value-type="float" office:value="0.425551" calcext:value-type="float">
            <text:p>0.425551</text:p>
          </table:table-cell>
          <table:table-cell office:value-type="float" office:value="0.300366" calcext:value-type="float">
            <text:p>0.300366</text:p>
          </table:table-cell>
          <table:table-cell office:value-type="float" office:value="0.332788" calcext:value-type="float">
            <text:p>0.332788</text:p>
          </table:table-cell>
          <table:table-cell office:value-type="float" office:value="0.332556" calcext:value-type="float">
            <text:p>0.332556</text:p>
          </table:table-cell>
          <table:table-cell office:value-type="float" office:value="0.390644" calcext:value-type="float">
            <text:p>0.390644</text:p>
          </table:table-cell>
          <table:table-cell office:value-type="float" office:value="0.250482" calcext:value-type="float">
            <text:p>0.250482</text:p>
          </table:table-cell>
          <table:table-cell office:value-type="float" office:value="0.291507" calcext:value-type="float">
            <text:p>0.291507</text:p>
          </table:table-cell>
          <table:table-cell office:value-type="float" office:value="0.224374" calcext:value-type="float">
            <text:p>0.224374</text:p>
          </table:table-cell>
          <table:table-cell office:value-type="float" office:value="0.203355" calcext:value-type="float">
            <text:p>0.203355</text:p>
          </table:table-cell>
        </table:table-row>
        <table:table-row table:style-name="ro1">
          <table:table-cell office:value-type="float" office:value="0.453413" calcext:value-type="float">
            <text:p>0.453413</text:p>
          </table:table-cell>
          <table:table-cell office:value-type="float" office:value="0.410772" calcext:value-type="float">
            <text:p>0.410772</text:p>
          </table:table-cell>
          <table:table-cell office:value-type="float" office:value="0.444135" calcext:value-type="float">
            <text:p>0.444135</text:p>
          </table:table-cell>
          <table:table-cell office:value-type="float" office:value="0.457953" calcext:value-type="float">
            <text:p>0.457953</text:p>
          </table:table-cell>
          <table:table-cell office:value-type="float" office:value="0.446264" calcext:value-type="float">
            <text:p>0.446264</text:p>
          </table:table-cell>
          <table:table-cell office:value-type="float" office:value="0.422229" calcext:value-type="float">
            <text:p>0.422229</text:p>
          </table:table-cell>
          <table:table-cell office:value-type="float" office:value="0.372402" calcext:value-type="float">
            <text:p>0.372402</text:p>
          </table:table-cell>
          <table:table-cell office:value-type="float" office:value="0.352713" calcext:value-type="float">
            <text:p>0.352713</text:p>
          </table:table-cell>
          <table:table-cell office:value-type="float" office:value="0.38437" calcext:value-type="float">
            <text:p>0.38437</text:p>
          </table:table-cell>
        </table:table-row>
        <table:table-row table:style-name="ro1">
          <table:table-cell office:value-type="float" office:value="0.412411" calcext:value-type="float">
            <text:p>0.412411</text:p>
          </table:table-cell>
          <table:table-cell office:value-type="float" office:value="0.410329" calcext:value-type="float">
            <text:p>0.410329</text:p>
          </table:table-cell>
          <table:table-cell office:value-type="float" office:value="0.34823" calcext:value-type="float">
            <text:p>0.34823</text:p>
          </table:table-cell>
          <table:table-cell office:value-type="float" office:value="0.42577" calcext:value-type="float">
            <text:p>0.42577</text:p>
          </table:table-cell>
          <table:table-cell office:value-type="float" office:value="0.330392" calcext:value-type="float">
            <text:p>0.330392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0.392138" calcext:value-type="float">
            <text:p>0.392138</text:p>
          </table:table-cell>
          <table:table-cell office:value-type="float" office:value="0.327976" calcext:value-type="float">
            <text:p>0.327976</text:p>
          </table:table-cell>
          <table:table-cell office:value-type="float" office:value="0.251512" calcext:value-type="float">
            <text:p>0.251512</text:p>
          </table:table-cell>
        </table:table-row>
        <table:table-row table:style-name="ro1">
          <table:table-cell office:value-type="float" office:value="0.379742" calcext:value-type="float">
            <text:p>0.379742</text:p>
          </table:table-cell>
          <table:table-cell office:value-type="float" office:value="0.339493" calcext:value-type="float">
            <text:p>0.339493</text:p>
          </table:table-cell>
          <table:table-cell office:value-type="float" office:value="0.417794" calcext:value-type="float">
            <text:p>0.417794</text:p>
          </table:table-cell>
          <table:table-cell office:value-type="float" office:value="0.370856" calcext:value-type="float">
            <text:p>0.370856</text:p>
          </table:table-cell>
          <table:table-cell office:value-type="float" office:value="0.316084" calcext:value-type="float">
            <text:p>0.316084</text:p>
          </table:table-cell>
          <table:table-cell office:value-type="float" office:value="0.347463" calcext:value-type="float">
            <text:p>0.347463</text:p>
          </table:table-cell>
          <table:table-cell office:value-type="float" office:value="0.337851" calcext:value-type="float">
            <text:p>0.337851</text:p>
          </table:table-cell>
          <table:table-cell office:value-type="float" office:value="0.335902" calcext:value-type="float">
            <text:p>0.335902</text:p>
          </table:table-cell>
          <table:table-cell office:value-type="float" office:value="0.244369" calcext:value-type="float">
            <text:p>0.244369</text:p>
          </table:table-cell>
        </table:table-row>
        <table:table-row table:style-name="ro1">
          <table:table-cell office:value-type="float" office:value="0.559549" calcext:value-type="float">
            <text:p>0.559549</text:p>
          </table:table-cell>
          <table:table-cell office:value-type="float" office:value="0.504842" calcext:value-type="float">
            <text:p>0.504842</text:p>
          </table:table-cell>
          <table:table-cell office:value-type="float" office:value="0.403521" calcext:value-type="float">
            <text:p>0.403521</text:p>
          </table:table-cell>
          <table:table-cell office:value-type="float" office:value="0.536021" calcext:value-type="float">
            <text:p>0.536021</text:p>
          </table:table-cell>
          <table:table-cell office:value-type="float" office:value="0.520158" calcext:value-type="float">
            <text:p>0.520158</text:p>
          </table:table-cell>
          <table:table-cell office:value-type="float" office:value="0.448187" calcext:value-type="float">
            <text:p>0.448187</text:p>
          </table:table-cell>
          <table:table-cell office:value-type="float" office:value="0.467459" calcext:value-type="float">
            <text:p>0.467459</text:p>
          </table:table-cell>
          <table:table-cell office:value-type="float" office:value="0.335985" calcext:value-type="float">
            <text:p>0.335985</text:p>
          </table:table-cell>
          <table:table-cell office:value-type="float" office:value="0.299964" calcext:value-type="float">
            <text:p>0.299964</text:p>
          </table:table-cell>
        </table:table-row>
        <table:table-row table:style-name="ro1">
          <table:table-cell office:value-type="float" office:value="0.505168" calcext:value-type="float">
            <text:p>0.505168</text:p>
          </table:table-cell>
          <table:table-cell office:value-type="float" office:value="0.500503" calcext:value-type="float">
            <text:p>0.500503</text:p>
          </table:table-cell>
          <table:table-cell office:value-type="float" office:value="0.401287" calcext:value-type="float">
            <text:p>0.401287</text:p>
          </table:table-cell>
          <table:table-cell office:value-type="float" office:value="0.423223" calcext:value-type="float">
            <text:p>0.423223</text:p>
          </table:table-cell>
          <table:table-cell office:value-type="float" office:value="0.343018" calcext:value-type="float">
            <text:p>0.343018</text:p>
          </table:table-cell>
          <table:table-cell office:value-type="float" office:value="0.37204" calcext:value-type="float">
            <text:p>0.37204</text:p>
          </table:table-cell>
          <table:table-cell office:value-type="float" office:value="0.360321" calcext:value-type="float">
            <text:p>0.360321</text:p>
          </table:table-cell>
          <table:table-cell office:value-type="float" office:value="0.342155" calcext:value-type="float">
            <text:p>0.342155</text:p>
          </table:table-cell>
          <table:table-cell office:value-type="float" office:value="0.284869" calcext:value-type="float">
            <text:p>0.284869</text:p>
          </table:table-cell>
        </table:table-row>
        <table:table-row table:style-name="ro1">
          <table:table-cell office:value-type="float" office:value="0.453412" calcext:value-type="float">
            <text:p>0.453412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394009" calcext:value-type="float">
            <text:p>0.394009</text:p>
          </table:table-cell>
          <table:table-cell office:value-type="float" office:value="0.373077" calcext:value-type="float">
            <text:p>0.373077</text:p>
          </table:table-cell>
          <table:table-cell office:value-type="float" office:value="0.275882" calcext:value-type="float">
            <text:p>0.275882</text:p>
          </table:table-cell>
          <table:table-cell office:value-type="float" office:value="0.32996" calcext:value-type="float">
            <text:p>0.32996</text:p>
          </table:table-cell>
          <table:table-cell office:value-type="float" office:value="0.296188" calcext:value-type="float">
            <text:p>0.296188</text:p>
          </table:table-cell>
          <table:table-cell office:value-type="float" office:value="0.278314" calcext:value-type="float">
            <text:p>0.278314</text:p>
          </table:table-cell>
          <table:table-cell office:value-type="float" office:value="0.233944" calcext:value-type="float">
            <text:p>0.233944</text:p>
          </table:table-cell>
        </table:table-row>
        <table:table-row table:style-name="ro1">
          <table:table-cell office:value-type="float" office:value="0.537638" calcext:value-type="float">
            <text:p>0.537638</text:p>
          </table:table-cell>
          <table:table-cell office:value-type="float" office:value="0.472861" calcext:value-type="float">
            <text:p>0.472861</text:p>
          </table:table-cell>
          <table:table-cell office:value-type="float" office:value="0.514098" calcext:value-type="float">
            <text:p>0.514098</text:p>
          </table:table-cell>
          <table:table-cell office:value-type="float" office:value="0.408372" calcext:value-type="float">
            <text:p>0.408372</text:p>
          </table:table-cell>
          <table:table-cell office:value-type="float" office:value="0.518481" calcext:value-type="float">
            <text:p>0.518481</text:p>
          </table:table-cell>
          <table:table-cell office:value-type="float" office:value="0.460343" calcext:value-type="float">
            <text:p>0.460343</text:p>
          </table:table-cell>
          <table:table-cell office:value-type="float" office:value="0.44129" calcext:value-type="float">
            <text:p>0.44129</text:p>
          </table:table-cell>
          <table:table-cell office:value-type="float" office:value="0.48123" calcext:value-type="float">
            <text:p>0.48123</text:p>
          </table:table-cell>
          <table:table-cell office:value-type="float" office:value="0.341264" calcext:value-type="float">
            <text:p>0.341264</text:p>
          </table:table-cell>
        </table:table-row>
        <table:table-row table:style-name="ro1">
          <table:table-cell office:value-type="float" office:value="0.46734" calcext:value-type="float">
            <text:p>0.46734</text:p>
          </table:table-cell>
          <table:table-cell office:value-type="float" office:value="0.482879" calcext:value-type="float">
            <text:p>0.482879</text:p>
          </table:table-cell>
          <table:table-cell office:value-type="float" office:value="0.419101" calcext:value-type="float">
            <text:p>0.419101</text:p>
          </table:table-cell>
          <table:table-cell office:value-type="float" office:value="0.502616" calcext:value-type="float">
            <text:p>0.502616</text:p>
          </table:table-cell>
          <table:table-cell office:value-type="float" office:value="0.377052" calcext:value-type="float">
            <text:p>0.377052</text:p>
          </table:table-cell>
          <table:table-cell office:value-type="float" office:value="0.408073" calcext:value-type="float">
            <text:p>0.408073</text:p>
          </table:table-cell>
          <table:table-cell office:value-type="float" office:value="0.388161" calcext:value-type="float">
            <text:p>0.388161</text:p>
          </table:table-cell>
          <table:table-cell office:value-type="float" office:value="0.427303" calcext:value-type="float">
            <text:p>0.427303</text:p>
          </table:table-cell>
          <table:table-cell office:value-type="float" office:value="0.307659" calcext:value-type="float">
            <text:p>0.307659</text:p>
          </table:table-cell>
        </table:table-row>
        <table:table-row table:style-name="ro1">
          <table:table-cell office:value-type="float" office:value="0.596309" calcext:value-type="float">
            <text:p>0.596309</text:p>
          </table:table-cell>
          <table:table-cell office:value-type="float" office:value="0.514927" calcext:value-type="float">
            <text:p>0.514927</text:p>
          </table:table-cell>
          <table:table-cell office:value-type="float" office:value="0.544832" calcext:value-type="float">
            <text:p>0.544832</text:p>
          </table:table-cell>
          <table:table-cell office:value-type="float" office:value="0.614764" calcext:value-type="float">
            <text:p>0.614764</text:p>
          </table:table-cell>
          <table:table-cell office:value-type="float" office:value="0.498391" calcext:value-type="float">
            <text:p>0.498391</text:p>
          </table:table-cell>
          <table:table-cell office:value-type="float" office:value="0.56065" calcext:value-type="float">
            <text:p>0.56065</text:p>
          </table:table-cell>
          <table:table-cell office:value-type="float" office:value="0.458449" calcext:value-type="float">
            <text:p>0.458449</text:p>
          </table:table-cell>
          <table:table-cell office:value-type="float" office:value="0.415119" calcext:value-type="float">
            <text:p>0.415119</text:p>
          </table:table-cell>
          <table:table-cell office:value-type="float" office:value="0.458846" calcext:value-type="float">
            <text:p>0.458846</text:p>
          </table:table-cell>
        </table:table-row>
        <table:table-row table:style-name="ro1">
          <table:table-cell office:value-type="float" office:value="0.551816" calcext:value-type="float">
            <text:p>0.551816</text:p>
          </table:table-cell>
          <table:table-cell office:value-type="float" office:value="0.435539" calcext:value-type="float">
            <text:p>0.435539</text:p>
          </table:table-cell>
          <table:table-cell office:value-type="float" office:value="0.432121" calcext:value-type="float">
            <text:p>0.432121</text:p>
          </table:table-cell>
          <table:table-cell office:value-type="float" office:value="0.485913" calcext:value-type="float">
            <text:p>0.485913</text:p>
          </table:table-cell>
          <table:table-cell office:value-type="float" office:value="0.407833" calcext:value-type="float">
            <text:p>0.407833</text:p>
          </table:table-cell>
          <table:table-cell office:value-type="float" office:value="0.438458" calcext:value-type="float">
            <text:p>0.438458</text:p>
          </table:table-cell>
          <table:table-cell office:value-type="float" office:value="0.394323" calcext:value-type="float">
            <text:p>0.394323</text:p>
          </table:table-cell>
          <table:table-cell office:value-type="float" office:value="0.355048" calcext:value-type="float">
            <text:p>0.355048</text:p>
          </table:table-cell>
          <table:table-cell office:value-type="float" office:value="0.390402" calcext:value-type="float">
            <text:p>0.390402</text:p>
          </table:table-cell>
        </table:table-row>
        <table:table-row table:style-name="ro1">
          <table:table-cell office:value-type="float" office:value="0.55629" calcext:value-type="float">
            <text:p>0.55629</text:p>
          </table:table-cell>
          <table:table-cell office:value-type="float" office:value="0.456079" calcext:value-type="float">
            <text:p>0.456079</text:p>
          </table:table-cell>
          <table:table-cell office:value-type="float" office:value="0.491766" calcext:value-type="float">
            <text:p>0.491766</text:p>
          </table:table-cell>
          <table:table-cell office:value-type="float" office:value="0.484851" calcext:value-type="float">
            <text:p>0.484851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459527" calcext:value-type="float">
            <text:p>0.459527</text:p>
          </table:table-cell>
          <table:table-cell office:value-type="float" office:value="0.392192" calcext:value-type="float">
            <text:p>0.392192</text:p>
          </table:table-cell>
          <table:table-cell office:value-type="float" office:value="0.40425" calcext:value-type="float">
            <text:p>0.40425</text:p>
          </table:table-cell>
        </table:table-row>
        <table:table-row table:style-name="ro1">
          <table:table-cell office:value-type="float" office:value="0.561056" calcext:value-type="float">
            <text:p>0.561056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.572908" calcext:value-type="float">
            <text:p>0.572908</text:p>
          </table:table-cell>
          <table:table-cell office:value-type="float" office:value="0.560271" calcext:value-type="float">
            <text:p>0.560271</text:p>
          </table:table-cell>
          <table:table-cell office:value-type="float" office:value="0.420192" calcext:value-type="float">
            <text:p>0.420192</text:p>
          </table:table-cell>
          <table:table-cell office:value-type="float" office:value="0.417106" calcext:value-type="float">
            <text:p>0.417106</text:p>
          </table:table-cell>
          <table:table-cell office:value-type="float" office:value="0.439149" calcext:value-type="float">
            <text:p>0.439149</text:p>
          </table:table-cell>
          <table:table-cell office:value-type="float" office:value="0.398495" calcext:value-type="float">
            <text:p>0.398495</text:p>
          </table:table-cell>
          <table:table-cell office:value-type="float" office:value="0.405013" calcext:value-type="float">
            <text:p>0.405013</text:p>
          </table:table-cell>
        </table:table-row>
        <table:table-row table:style-name="ro1">
          <table:table-cell office:value-type="float" office:value="0.522496" calcext:value-type="float">
            <text:p>0.522496</text:p>
          </table:table-cell>
          <table:table-cell office:value-type="float" office:value="0.514291" calcext:value-type="float">
            <text:p>0.514291</text:p>
          </table:table-cell>
          <table:table-cell office:value-type="float" office:value="0.559531" calcext:value-type="float">
            <text:p>0.559531</text:p>
          </table:table-cell>
          <table:table-cell office:value-type="float" office:value="0.594356" calcext:value-type="float">
            <text:p>0.594356</text:p>
          </table:table-cell>
          <table:table-cell office:value-type="float" office:value="0.513424" calcext:value-type="float">
            <text:p>0.513424</text:p>
          </table:table-cell>
          <table:table-cell office:value-type="float" office:value="0.544223" calcext:value-type="float">
            <text:p>0.544223</text:p>
          </table:table-cell>
          <table:table-cell office:value-type="float" office:value="0.560415" calcext:value-type="float">
            <text:p>0.560415</text:p>
          </table:table-cell>
          <table:table-cell office:value-type="float" office:value="0.630793" calcext:value-type="float">
            <text:p>0.630793</text:p>
          </table:table-cell>
          <table:table-cell office:value-type="float" office:value="0.469436" calcext:value-type="float">
            <text:p>0.469436</text:p>
          </table:table-cell>
        </table:table-row>
        <table:table-row table:style-name="ro1">
          <table:table-cell office:value-type="float" office:value="0.598415" calcext:value-type="float">
            <text:p>0.598415</text:p>
          </table:table-cell>
          <table:table-cell office:value-type="float" office:value="0.436614" calcext:value-type="float">
            <text:p>0.436614</text:p>
          </table:table-cell>
          <table:table-cell office:value-type="float" office:value="0.415989" calcext:value-type="float">
            <text:p>0.415989</text:p>
          </table:table-cell>
          <table:table-cell office:value-type="float" office:value="0.36689" calcext:value-type="float">
            <text:p>0.36689</text:p>
          </table:table-cell>
          <table:table-cell office:value-type="float" office:value="0.458717" calcext:value-type="float">
            <text:p>0.458717</text:p>
          </table:table-cell>
          <table:table-cell office:value-type="float" office:value="0.442811" calcext:value-type="float">
            <text:p>0.442811</text:p>
          </table:table-cell>
          <table:table-cell office:value-type="float" office:value="0.411371" calcext:value-type="float">
            <text:p>0.411371</text:p>
          </table:table-cell>
          <table:table-cell office:value-type="float" office:value="0.312717" calcext:value-type="float">
            <text:p>0.312717</text:p>
          </table:table-cell>
          <table:table-cell office:value-type="float" office:value="0.293247" calcext:value-type="float">
            <text:p>0.293247</text:p>
          </table:table-cell>
        </table:table-row>
        <table:table-row table:style-name="ro1">
          <table:table-cell office:value-type="float" office:value="0.594118" calcext:value-type="float">
            <text:p>0.594118</text:p>
          </table:table-cell>
          <table:table-cell office:value-type="float" office:value="0.592752" calcext:value-type="float">
            <text:p>0.592752</text:p>
          </table:table-cell>
          <table:table-cell office:value-type="float" office:value="0.593849" calcext:value-type="float">
            <text:p>0.593849</text:p>
          </table:table-cell>
          <table:table-cell office:value-type="float" office:value="0.555361" calcext:value-type="float">
            <text:p>0.555361</text:p>
          </table:table-cell>
          <table:table-cell office:value-type="float" office:value="0.545726" calcext:value-type="float">
            <text:p>0.545726</text:p>
          </table:table-cell>
          <table:table-cell office:value-type="float" office:value="0.531529" calcext:value-type="float">
            <text:p>0.531529</text:p>
          </table:table-cell>
          <table:table-cell office:value-type="float" office:value="0.572814" calcext:value-type="float">
            <text:p>0.572814</text:p>
          </table:table-cell>
          <table:table-cell office:value-type="float" office:value="0.575126" calcext:value-type="float">
            <text:p>0.575126</text:p>
          </table:table-cell>
          <table:table-cell office:value-type="float" office:value="0.542667" calcext:value-type="float">
            <text:p>0.542667</text:p>
          </table:table-cell>
        </table:table-row>
        <table:table-row table:style-name="ro1">
          <table:table-cell office:value-type="float" office:value="0.670649" calcext:value-type="float">
            <text:p>0.670649</text:p>
          </table:table-cell>
          <table:table-cell office:value-type="float" office:value="0.525201" calcext:value-type="float">
            <text:p>0.525201</text:p>
          </table:table-cell>
          <table:table-cell office:value-type="float" office:value="0.551122" calcext:value-type="float">
            <text:p>0.551122</text:p>
          </table:table-cell>
          <table:table-cell office:value-type="float" office:value="0.416184" calcext:value-type="float">
            <text:p>0.416184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0.525097" calcext:value-type="float">
            <text:p>0.525097</text:p>
          </table:table-cell>
          <table:table-cell office:value-type="float" office:value="0.530065" calcext:value-type="float">
            <text:p>0.530065</text:p>
          </table:table-cell>
          <table:table-cell office:value-type="float" office:value="0.436923" calcext:value-type="float">
            <text:p>0.436923</text:p>
          </table:table-cell>
          <table:table-cell office:value-type="float" office:value="0.433329" calcext:value-type="float">
            <text:p>0.433329</text:p>
          </table:table-cell>
        </table:table-row>
        <table:table-row table:style-name="ro1">
          <table:table-cell office:value-type="float" office:value="0.635214" calcext:value-type="float">
            <text:p>0.635214</text:p>
          </table:table-cell>
          <table:table-cell office:value-type="float" office:value="0.47075" calcext:value-type="float">
            <text:p>0.47075</text:p>
          </table:table-cell>
          <table:table-cell office:value-type="float" office:value="0.600983" calcext:value-type="float">
            <text:p>0.600983</text:p>
          </table:table-cell>
          <table:table-cell office:value-type="float" office:value="0.501644" calcext:value-type="float">
            <text:p>0.501644</text:p>
          </table:table-cell>
          <table:table-cell office:value-type="float" office:value="0.475353" calcext:value-type="float">
            <text:p>0.475353</text:p>
          </table:table-cell>
          <table:table-cell office:value-type="float" office:value="0.509263" calcext:value-type="float">
            <text:p>0.509263</text:p>
          </table:table-cell>
          <table:table-cell office:value-type="float" office:value="0.465009" calcext:value-type="float">
            <text:p>0.465009</text:p>
          </table:table-cell>
          <table:table-cell office:value-type="float" office:value="0.519658" calcext:value-type="float">
            <text:p>0.519658</text:p>
          </table:table-cell>
          <table:table-cell office:value-type="float" office:value="0.448732" calcext:value-type="float">
            <text:p>0.448732</text:p>
          </table:table-cell>
        </table:table-row>
        <table:table-row table:style-name="ro1">
          <table:table-cell office:value-type="float" office:value="0.63903" calcext:value-type="float">
            <text:p>0.63903</text:p>
          </table:table-cell>
          <table:table-cell office:value-type="float" office:value="0.516873" calcext:value-type="float">
            <text:p>0.516873</text:p>
          </table:table-cell>
          <table:table-cell office:value-type="float" office:value="0.528789" calcext:value-type="float">
            <text:p>0.528789</text:p>
          </table:table-cell>
          <table:table-cell office:value-type="float" office:value="0.518991" calcext:value-type="float">
            <text:p>0.518991</text:p>
          </table:table-cell>
          <table:table-cell office:value-type="float" office:value="0.441799" calcext:value-type="float">
            <text:p>0.441799</text:p>
          </table:table-cell>
          <table:table-cell office:value-type="float" office:value="0.559847" calcext:value-type="float">
            <text:p>0.559847</text:p>
          </table:table-cell>
          <table:table-cell office:value-type="float" office:value="0.454059" calcext:value-type="float">
            <text:p>0.454059</text:p>
          </table:table-cell>
          <table:table-cell office:value-type="float" office:value="0.400833" calcext:value-type="float">
            <text:p>0.400833</text:p>
          </table:table-cell>
          <table:table-cell office:value-type="float" office:value="0.372167" calcext:value-type="float">
            <text:p>0.372167</text:p>
          </table:table-cell>
        </table:table-row>
        <table:table-row table:style-name="ro1">
          <table:table-cell office:value-type="float" office:value="0.596449" calcext:value-type="float">
            <text:p>0.596449</text:p>
          </table:table-cell>
          <table:table-cell office:value-type="float" office:value="0.520634" calcext:value-type="float">
            <text:p>0.520634</text:p>
          </table:table-cell>
          <table:table-cell office:value-type="float" office:value="0.443966" calcext:value-type="float">
            <text:p>0.443966</text:p>
          </table:table-cell>
          <table:table-cell office:value-type="float" office:value="0.593428" calcext:value-type="float">
            <text:p>0.593428</text:p>
          </table:table-cell>
          <table:table-cell office:value-type="float" office:value="0.408009" calcext:value-type="float">
            <text:p>0.408009</text:p>
          </table:table-cell>
          <table:table-cell office:value-type="float" office:value="0.480763" calcext:value-type="float">
            <text:p>0.480763</text:p>
          </table:table-cell>
          <table:table-cell office:value-type="float" office:value="0.516947" calcext:value-type="float">
            <text:p>0.516947</text:p>
          </table:table-cell>
          <table:table-cell office:value-type="float" office:value="0.423537" calcext:value-type="float">
            <text:p>0.423537</text:p>
          </table:table-cell>
          <table:table-cell office:value-type="float" office:value="0.440337" calcext:value-type="float">
            <text:p>0.440337</text:p>
          </table:table-cell>
        </table:table-row>
        <table:table-row table:style-name="ro1">
          <table:table-cell office:value-type="float" office:value="0.587632" calcext:value-type="float">
            <text:p>0.587632</text:p>
          </table:table-cell>
          <table:table-cell office:value-type="float" office:value="0.500527" calcext:value-type="float">
            <text:p>0.500527</text:p>
          </table:table-cell>
          <table:table-cell office:value-type="float" office:value="0.643051" calcext:value-type="float">
            <text:p>0.643051</text:p>
          </table:table-cell>
          <table:table-cell office:value-type="float" office:value="0.517143" calcext:value-type="float">
            <text:p>0.517143</text:p>
          </table:table-cell>
          <table:table-cell office:value-type="float" office:value="0.477952" calcext:value-type="float">
            <text:p>0.477952</text:p>
          </table:table-cell>
          <table:table-cell office:value-type="float" office:value="0.554033" calcext:value-type="float">
            <text:p>0.554033</text:p>
          </table:table-cell>
          <table:table-cell office:value-type="float" office:value="0.430858" calcext:value-type="float">
            <text:p>0.430858</text:p>
          </table:table-cell>
          <table:table-cell office:value-type="float" office:value="0.546616" calcext:value-type="float">
            <text:p>0.546616</text:p>
          </table:table-cell>
          <table:table-cell office:value-type="float" office:value="0.382885" calcext:value-type="float">
            <text:p>0.382885</text:p>
          </table:table-cell>
        </table:table-row>
        <table:table-row table:style-name="ro1">
          <table:table-cell office:value-type="float" office:value="0.575459" calcext:value-type="float">
            <text:p>0.575459</text:p>
          </table:table-cell>
          <table:table-cell office:value-type="float" office:value="0.484509" calcext:value-type="float">
            <text:p>0.484509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452551" calcext:value-type="float">
            <text:p>0.452551</text:p>
          </table:table-cell>
          <table:table-cell office:value-type="float" office:value="0.375604" calcext:value-type="float">
            <text:p>0.375604</text:p>
          </table:table-cell>
          <table:table-cell office:value-type="float" office:value="0.546382" calcext:value-type="float">
            <text:p>0.546382</text:p>
          </table:table-cell>
          <table:table-cell office:value-type="float" office:value="0.446478" calcext:value-type="float">
            <text:p>0.446478</text:p>
          </table:table-cell>
          <table:table-cell office:value-type="float" office:value="0.399697" calcext:value-type="float">
            <text:p>0.399697</text:p>
          </table:table-cell>
          <table:table-cell office:value-type="float" office:value="0.372191" calcext:value-type="float">
            <text:p>0.372191</text:p>
          </table:table-cell>
        </table:table-row>
        <table:table-row table:style-name="ro1">
          <table:table-cell office:value-type="float" office:value="0.715146" calcext:value-type="float">
            <text:p>0.715146</text:p>
          </table:table-cell>
          <table:table-cell office:value-type="float" office:value="0.506884" calcext:value-type="float">
            <text:p>0.506884</text:p>
          </table:table-cell>
          <table:table-cell office:value-type="float" office:value="0.591431" calcext:value-type="float">
            <text:p>0.591431</text:p>
          </table:table-cell>
          <table:table-cell office:value-type="float" office:value="0.604887" calcext:value-type="float">
            <text:p>0.604887</text:p>
          </table:table-cell>
          <table:table-cell office:value-type="float" office:value="0.559496" calcext:value-type="float">
            <text:p>0.559496</text:p>
          </table:table-cell>
          <table:table-cell office:value-type="float" office:value="0.663866" calcext:value-type="float">
            <text:p>0.663866</text:p>
          </table:table-cell>
          <table:table-cell office:value-type="float" office:value="0.484495" calcext:value-type="float">
            <text:p>0.484495</text:p>
          </table:table-cell>
          <table:table-cell office:value-type="float" office:value="0.524923" calcext:value-type="float">
            <text:p>0.524923</text:p>
          </table:table-cell>
          <table:table-cell office:value-type="float" office:value="0.459177" calcext:value-type="float">
            <text:p>0.459177</text:p>
          </table:table-cell>
        </table:table-row>
        <table:table-row table:style-name="ro1">
          <table:table-cell office:value-type="float" office:value="0.808702" calcext:value-type="float">
            <text:p>0.808702</text:p>
          </table:table-cell>
          <table:table-cell office:value-type="float" office:value="0.573319" calcext:value-type="float">
            <text:p>0.573319</text:p>
          </table:table-cell>
          <table:table-cell office:value-type="float" office:value="0.570095" calcext:value-type="float">
            <text:p>0.570095</text:p>
          </table:table-cell>
          <table:table-cell office:value-type="float" office:value="0.639924" calcext:value-type="float">
            <text:p>0.639924</text:p>
          </table:table-cell>
          <table:table-cell office:value-type="float" office:value="0.498797" calcext:value-type="float">
            <text:p>0.498797</text:p>
          </table:table-cell>
          <table:table-cell office:value-type="float" office:value="0.628147" calcext:value-type="float">
            <text:p>0.628147</text:p>
          </table:table-cell>
          <table:table-cell office:value-type="float" office:value="0.505622" calcext:value-type="float">
            <text:p>0.505622</text:p>
          </table:table-cell>
          <table:table-cell office:value-type="float" office:value="0.646235" calcext:value-type="float">
            <text:p>0.646235</text:p>
          </table:table-cell>
          <table:table-cell office:value-type="float" office:value="0.718931" calcext:value-type="float">
            <text:p>0.718931</text:p>
          </table:table-cell>
        </table:table-row>
        <table:table-row table:style-name="ro1">
          <table:table-cell office:value-type="float" office:value="0.663443" calcext:value-type="float">
            <text:p>0.663443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557961" calcext:value-type="float">
            <text:p>0.557961</text:p>
          </table:table-cell>
          <table:table-cell office:value-type="float" office:value="0.548674" calcext:value-type="float">
            <text:p>0.548674</text:p>
          </table:table-cell>
          <table:table-cell office:value-type="float" office:value="0.442274" calcext:value-type="float">
            <text:p>0.442274</text:p>
          </table:table-cell>
          <table:table-cell office:value-type="float" office:value="0.534834" calcext:value-type="float">
            <text:p>0.534834</text:p>
          </table:table-cell>
          <table:table-cell office:value-type="float" office:value="0.439897" calcext:value-type="float">
            <text:p>0.439897</text:p>
          </table:table-cell>
          <table:table-cell office:value-type="float" office:value="0.49372" calcext:value-type="float">
            <text:p>0.49372</text:p>
          </table:table-cell>
          <table:table-cell office:value-type="float" office:value="0.459745" calcext:value-type="float">
            <text:p>0.459745</text:p>
          </table:table-cell>
        </table:table-row>
        <table:table-row table:style-name="ro1">
          <table:table-cell office:value-type="float" office:value="0.683686" calcext:value-type="float">
            <text:p>0.683686</text:p>
          </table:table-cell>
          <table:table-cell office:value-type="float" office:value="0.481814" calcext:value-type="float">
            <text:p>0.481814</text:p>
          </table:table-cell>
          <table:table-cell office:value-type="float" office:value="0.465852" calcext:value-type="float">
            <text:p>0.465852</text:p>
          </table:table-cell>
          <table:table-cell office:value-type="float" office:value="0.571355" calcext:value-type="float">
            <text:p>0.571355</text:p>
          </table:table-cell>
          <table:table-cell office:value-type="float" office:value="0.498987" calcext:value-type="float">
            <text:p>0.498987</text:p>
          </table:table-cell>
          <table:table-cell office:value-type="float" office:value="0.428782" calcext:value-type="float">
            <text:p>0.428782</text:p>
          </table:table-cell>
          <table:table-cell office:value-type="float" office:value="0.416627" calcext:value-type="float">
            <text:p>0.416627</text:p>
          </table:table-cell>
          <table:table-cell office:value-type="float" office:value="0.423303" calcext:value-type="float">
            <text:p>0.423303</text:p>
          </table:table-cell>
          <table:table-cell office:value-type="float" office:value="0.398219" calcext:value-type="float">
            <text:p>0.398219</text:p>
          </table:table-cell>
        </table:table-row>
        <table:table-row table:style-name="ro1">
          <table:table-cell office:value-type="float" office:value="0.63898" calcext:value-type="float">
            <text:p>0.63898</text:p>
          </table:table-cell>
          <table:table-cell office:value-type="float" office:value="0.566383" calcext:value-type="float">
            <text:p>0.566383</text:p>
          </table:table-cell>
          <table:table-cell office:value-type="float" office:value="0.777626" calcext:value-type="float">
            <text:p>0.777626</text:p>
          </table:table-cell>
          <table:table-cell office:value-type="float" office:value="0.659721" calcext:value-type="float">
            <text:p>0.659721</text:p>
          </table:table-cell>
          <table:table-cell office:value-type="float" office:value="0.640975" calcext:value-type="float">
            <text:p>0.640975</text:p>
          </table:table-cell>
          <table:table-cell office:value-type="float" office:value="0.600865" calcext:value-type="float">
            <text:p>0.600865</text:p>
          </table:table-cell>
          <table:table-cell office:value-type="float" office:value="0.548777" calcext:value-type="float">
            <text:p>0.548777</text:p>
          </table:table-cell>
          <table:table-cell office:value-type="float" office:value="0.518303" calcext:value-type="float">
            <text:p>0.518303</text:p>
          </table:table-cell>
          <table:table-cell office:value-type="float" office:value="0.53011" calcext:value-type="float">
            <text:p>0.53011</text:p>
          </table:table-cell>
        </table:table-row>
        <table:table-row table:style-name="ro1">
          <table:table-cell office:value-type="float" office:value="0.566612" calcext:value-type="float">
            <text:p>0.566612</text:p>
          </table:table-cell>
          <table:table-cell office:value-type="float" office:value="0.52485" calcext:value-type="float">
            <text:p>0.52485</text:p>
          </table:table-cell>
          <table:table-cell office:value-type="float" office:value="0.593581" calcext:value-type="float">
            <text:p>0.593581</text:p>
          </table:table-cell>
          <table:table-cell office:value-type="float" office:value="0.481464" calcext:value-type="float">
            <text:p>0.481464</text:p>
          </table:table-cell>
          <table:table-cell office:value-type="float" office:value="0.516493" calcext:value-type="float">
            <text:p>0.516493</text:p>
          </table:table-cell>
          <table:table-cell office:value-type="float" office:value="0.532294" calcext:value-type="float">
            <text:p>0.532294</text:p>
          </table:table-cell>
          <table:table-cell office:value-type="float" office:value="0.495645" calcext:value-type="float">
            <text:p>0.495645</text:p>
          </table:table-cell>
          <table:table-cell office:value-type="float" office:value="0.445589" calcext:value-type="float">
            <text:p>0.445589</text:p>
          </table:table-cell>
          <table:table-cell office:value-type="float" office:value="0.317379" calcext:value-type="float">
            <text:p>0.317379</text:p>
          </table:table-cell>
        </table:table-row>
        <table:table-row table:style-name="ro1">
          <table:table-cell office:value-type="float" office:value="0.605747" calcext:value-type="float">
            <text:p>0.605747</text:p>
          </table:table-cell>
          <table:table-cell office:value-type="float" office:value="0.529819" calcext:value-type="float">
            <text:p>0.529819</text:p>
          </table:table-cell>
          <table:table-cell office:value-type="float" office:value="0.621556" calcext:value-type="float">
            <text:p>0.621556</text:p>
          </table:table-cell>
          <table:table-cell office:value-type="float" office:value="0.633928" calcext:value-type="float">
            <text:p>0.633928</text:p>
          </table:table-cell>
          <table:table-cell office:value-type="float" office:value="0.530441" calcext:value-type="float">
            <text:p>0.530441</text:p>
          </table:table-cell>
          <table:table-cell office:value-type="float" office:value="0.599067" calcext:value-type="float">
            <text:p>0.599067</text:p>
          </table:table-cell>
          <table:table-cell office:value-type="float" office:value="0.558591" calcext:value-type="float">
            <text:p>0.558591</text:p>
          </table:table-cell>
          <table:table-cell office:value-type="float" office:value="0.398836" calcext:value-type="float">
            <text:p>0.398836</text:p>
          </table:table-cell>
          <table:table-cell office:value-type="float" office:value="0.430551" calcext:value-type="float">
            <text:p>0.430551</text:p>
          </table:table-cell>
        </table:table-row>
        <table:table-row table:style-name="ro1">
          <table:table-cell office:value-type="float" office:value="0.616718" calcext:value-type="float">
            <text:p>0.616718</text:p>
          </table:table-cell>
          <table:table-cell office:value-type="float" office:value="0.559315" calcext:value-type="float">
            <text:p>0.559315</text:p>
          </table:table-cell>
          <table:table-cell office:value-type="float" office:value="0.605204" calcext:value-type="float">
            <text:p>0.605204</text:p>
          </table:table-cell>
          <table:table-cell office:value-type="float" office:value="0.491406" calcext:value-type="float">
            <text:p>0.491406</text:p>
          </table:table-cell>
          <table:table-cell office:value-type="float" office:value="0.609418" calcext:value-type="float">
            <text:p>0.609418</text:p>
          </table:table-cell>
          <table:table-cell office:value-type="float" office:value="0.522984" calcext:value-type="float">
            <text:p>0.522984</text:p>
          </table:table-cell>
          <table:table-cell office:value-type="float" office:value="0.519333" calcext:value-type="float">
            <text:p>0.519333</text:p>
          </table:table-cell>
          <table:table-cell office:value-type="float" office:value="0.480582" calcext:value-type="float">
            <text:p>0.480582</text:p>
          </table:table-cell>
          <table:table-cell office:value-type="float" office:value="0.479071" calcext:value-type="float">
            <text:p>0.479071</text:p>
          </table:table-cell>
        </table:table-row>
        <table:table-row table:style-name="ro1">
          <table:table-cell office:value-type="float" office:value="0.705464" calcext:value-type="float">
            <text:p>0.705464</text:p>
          </table:table-cell>
          <table:table-cell office:value-type="float" office:value="0.558707" calcext:value-type="float">
            <text:p>0.558707</text:p>
          </table:table-cell>
          <table:table-cell office:value-type="float" office:value="0.616291" calcext:value-type="float">
            <text:p>0.616291</text:p>
          </table:table-cell>
          <table:table-cell office:value-type="float" office:value="0.569442" calcext:value-type="float">
            <text:p>0.56944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497164" calcext:value-type="float">
            <text:p>0.497164</text:p>
          </table:table-cell>
          <table:table-cell office:value-type="float" office:value="0.516401" calcext:value-type="float">
            <text:p>0.516401</text:p>
          </table:table-cell>
          <table:table-cell office:value-type="float" office:value="0.418802" calcext:value-type="float">
            <text:p>0.418802</text:p>
          </table:table-cell>
          <table:table-cell office:value-type="float" office:value="0.413078" calcext:value-type="float">
            <text:p>0.413078</text:p>
          </table:table-cell>
        </table:table-row>
        <table:table-row table:style-name="ro1">
          <table:table-cell office:value-type="float" office:value="0.814295" calcext:value-type="float">
            <text:p>0.814295</text:p>
          </table:table-cell>
          <table:table-cell office:value-type="float" office:value="0.585319" calcext:value-type="float">
            <text:p>0.585319</text:p>
          </table:table-cell>
          <table:table-cell office:value-type="float" office:value="0.600789" calcext:value-type="float">
            <text:p>0.600789</text:p>
          </table:table-cell>
          <table:table-cell office:value-type="float" office:value="0.593447" calcext:value-type="float">
            <text:p>0.593447</text:p>
          </table:table-cell>
          <table:table-cell office:value-type="float" office:value="0.645427" calcext:value-type="float">
            <text:p>0.645427</text:p>
          </table:table-cell>
          <table:table-cell office:value-type="float" office:value="0.616581" calcext:value-type="float">
            <text:p>0.616581</text:p>
          </table:table-cell>
          <table:table-cell office:value-type="float" office:value="0.440015" calcext:value-type="float">
            <text:p>0.440015</text:p>
          </table:table-cell>
          <table:table-cell office:value-type="float" office:value="0.477306" calcext:value-type="float">
            <text:p>0.477306</text:p>
          </table:table-cell>
          <table:table-cell office:value-type="float" office:value="0.535625" calcext:value-type="float">
            <text:p>0.535625</text:p>
          </table:table-cell>
        </table:table-row>
        <table:table-row table:style-name="ro1">
          <table:table-cell office:value-type="float" office:value="0.709043" calcext:value-type="float">
            <text:p>0.709043</text:p>
          </table:table-cell>
          <table:table-cell office:value-type="float" office:value="0.572469" calcext:value-type="float">
            <text:p>0.572469</text:p>
          </table:table-cell>
          <table:table-cell office:value-type="float" office:value="0.578206" calcext:value-type="float">
            <text:p>0.578206</text:p>
          </table:table-cell>
          <table:table-cell office:value-type="float" office:value="0.574085" calcext:value-type="float">
            <text:p>0.574085</text:p>
          </table:table-cell>
          <table:table-cell office:value-type="float" office:value="0.570552" calcext:value-type="float">
            <text:p>0.570552</text:p>
          </table:table-cell>
          <table:table-cell office:value-type="float" office:value="0.53262" calcext:value-type="float">
            <text:p>0.53262</text:p>
          </table:table-cell>
          <table:table-cell office:value-type="float" office:value="0.55393" calcext:value-type="float">
            <text:p>0.55393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0.555372" calcext:value-type="float">
            <text:p>0.555372</text:p>
          </table:table-cell>
        </table:table-row>
        <table:table-row table:style-name="ro1">
          <table:table-cell office:value-type="float" office:value="0.890555" calcext:value-type="float">
            <text:p>0.890555</text:p>
          </table:table-cell>
          <table:table-cell office:value-type="float" office:value="0.585333" calcext:value-type="float">
            <text:p>0.585333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700427" calcext:value-type="float">
            <text:p>0.700427</text:p>
          </table:table-cell>
          <table:table-cell office:value-type="float" office:value="0.618938" calcext:value-type="float">
            <text:p>0.618938</text:p>
          </table:table-cell>
          <table:table-cell office:value-type="float" office:value="0.66347" calcext:value-type="float">
            <text:p>0.66347</text:p>
          </table:table-cell>
          <table:table-cell office:value-type="float" office:value="0.677103" calcext:value-type="float">
            <text:p>0.677103</text:p>
          </table:table-cell>
          <table:table-cell office:value-type="float" office:value="0.633127" calcext:value-type="float">
            <text:p>0.633127</text:p>
          </table:table-cell>
          <table:table-cell office:value-type="float" office:value="0.52603" calcext:value-type="float">
            <text:p>0.52603</text:p>
          </table:table-cell>
        </table:table-row>
        <table:table-row table:style-name="ro1">
          <table:table-cell office:value-type="float" office:value="0.896147" calcext:value-type="float">
            <text:p>0.896147</text:p>
          </table:table-cell>
          <table:table-cell office:value-type="float" office:value="0.679938" calcext:value-type="float">
            <text:p>0.679938</text:p>
          </table:table-cell>
          <table:table-cell office:value-type="float" office:value="0.773815" calcext:value-type="float">
            <text:p>0.773815</text:p>
          </table:table-cell>
          <table:table-cell office:value-type="float" office:value="0.649613" calcext:value-type="float">
            <text:p>0.649613</text:p>
          </table:table-cell>
          <table:table-cell office:value-type="float" office:value="0.690307" calcext:value-type="float">
            <text:p>0.690307</text:p>
          </table:table-cell>
          <table:table-cell office:value-type="float" office:value="0.712667" calcext:value-type="float">
            <text:p>0.712667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621306" calcext:value-type="float">
            <text:p>0.621306</text:p>
          </table:table-cell>
          <table:table-cell office:value-type="float" office:value="0.56481" calcext:value-type="float">
            <text:p>0.56481</text:p>
          </table:table-cell>
        </table:table-row>
        <table:table-row table:style-name="ro1">
          <table:table-cell office:value-type="float" office:value="0.835576" calcext:value-type="float">
            <text:p>0.835576</text:p>
          </table:table-cell>
          <table:table-cell office:value-type="float" office:value="0.756032" calcext:value-type="float">
            <text:p>0.756032</text:p>
          </table:table-cell>
          <table:table-cell office:value-type="float" office:value="0.725156" calcext:value-type="float">
            <text:p>0.725156</text:p>
          </table:table-cell>
          <table:table-cell office:value-type="float" office:value="0.831471" calcext:value-type="float">
            <text:p>0.831471</text:p>
          </table:table-cell>
          <table:table-cell office:value-type="float" office:value="0.967562" calcext:value-type="float">
            <text:p>0.967562</text:p>
          </table:table-cell>
          <table:table-cell office:value-type="float" office:value="0.678613" calcext:value-type="float">
            <text:p>0.678613</text:p>
          </table:table-cell>
          <table:table-cell office:value-type="float" office:value="0.710606" calcext:value-type="float">
            <text:p>0.710606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0.700342" calcext:value-type="float">
            <text:p>0.700342</text:p>
          </table:table-cell>
        </table:table-row>
        <table:table-row table:style-name="ro1">
          <table:table-cell office:value-type="float" office:value="0.916987" calcext:value-type="float">
            <text:p>0.916987</text:p>
          </table:table-cell>
          <table:table-cell office:value-type="float" office:value="0.721812" calcext:value-type="float">
            <text:p>0.721812</text:p>
          </table:table-cell>
          <table:table-cell office:value-type="float" office:value="0.853412" calcext:value-type="float">
            <text:p>0.853412</text:p>
          </table:table-cell>
          <table:table-cell office:value-type="float" office:value="0.756539" calcext:value-type="float">
            <text:p>0.756539</text:p>
          </table:table-cell>
          <table:table-cell office:value-type="float" office:value="0.601647" calcext:value-type="float">
            <text:p>0.601647</text:p>
          </table:table-cell>
          <table:table-cell office:value-type="float" office:value="0.695583" calcext:value-type="float">
            <text:p>0.695583</text:p>
          </table:table-cell>
          <table:table-cell office:value-type="float" office:value="0.662916" calcext:value-type="float">
            <text:p>0.662916</text:p>
          </table:table-cell>
          <table:table-cell office:value-type="float" office:value="0.508752" calcext:value-type="float">
            <text:p>0.508752</text:p>
          </table:table-cell>
          <table:table-cell office:value-type="float" office:value="0.478698" calcext:value-type="float">
            <text:p>0.478698</text:p>
          </table:table-cell>
        </table:table-row>
        <table:table-row table:style-name="ro1">
          <table:table-cell office:value-type="float" office:value="1.00396" calcext:value-type="float">
            <text:p>1.00396</text:p>
          </table:table-cell>
          <table:table-cell office:value-type="float" office:value="0.820489" calcext:value-type="float">
            <text:p>0.820489</text:p>
          </table:table-cell>
          <table:table-cell office:value-type="float" office:value="0.757122" calcext:value-type="float">
            <text:p>0.757122</text:p>
          </table:table-cell>
          <table:table-cell office:value-type="float" office:value="0.854459" calcext:value-type="float">
            <text:p>0.854459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0.754379" calcext:value-type="float">
            <text:p>0.754379</text:p>
          </table:table-cell>
          <table:table-cell office:value-type="float" office:value="0.812075" calcext:value-type="float">
            <text:p>0.812075</text:p>
          </table:table-cell>
          <table:table-cell office:value-type="float" office:value="0.580004" calcext:value-type="float">
            <text:p>0.580004</text:p>
          </table:table-cell>
          <table:table-cell office:value-type="float" office:value="0.559963" calcext:value-type="float">
            <text:p>0.559963</text:p>
          </table:table-cell>
        </table:table-row>
        <table:table-row table:style-name="ro1">
          <table:table-cell office:value-type="float" office:value="0.941181" calcext:value-type="float">
            <text:p>0.941181</text:p>
          </table:table-cell>
          <table:table-cell office:value-type="float" office:value="0.764852" calcext:value-type="float">
            <text:p>0.764852</text:p>
          </table:table-cell>
          <table:table-cell office:value-type="float" office:value="0.797821" calcext:value-type="float">
            <text:p>0.797821</text:p>
          </table:table-cell>
          <table:table-cell office:value-type="float" office:value="0.723119" calcext:value-type="float">
            <text:p>0.723119</text:p>
          </table:table-cell>
          <table:table-cell office:value-type="float" office:value="0.673147" calcext:value-type="float">
            <text:p>0.673147</text:p>
          </table:table-cell>
          <table:table-cell office:value-type="float" office:value="0.687621" calcext:value-type="float">
            <text:p>0.687621</text:p>
          </table:table-cell>
          <table:table-cell office:value-type="float" office:value="0.744601" calcext:value-type="float">
            <text:p>0.744601</text:p>
          </table:table-cell>
          <table:table-cell office:value-type="float" office:value="0.638764" calcext:value-type="float">
            <text:p>0.638764</text:p>
          </table:table-cell>
          <table:table-cell office:value-type="float" office:value="0.518015" calcext:value-type="float">
            <text:p>0.518015</text:p>
          </table:table-cell>
        </table:table-row>
        <table:table-row table:style-name="ro1">
          <table:table-cell office:value-type="float" office:value="0.836611" calcext:value-type="float">
            <text:p>0.836611</text:p>
          </table:table-cell>
          <table:table-cell office:value-type="float" office:value="0.651104" calcext:value-type="float">
            <text:p>0.651104</text:p>
          </table:table-cell>
          <table:table-cell office:value-type="float" office:value="0.722286" calcext:value-type="float">
            <text:p>0.722286</text:p>
          </table:table-cell>
          <table:table-cell office:value-type="float" office:value="0.680541" calcext:value-type="float">
            <text:p>0.680541</text:p>
          </table:table-cell>
          <table:table-cell office:value-type="float" office:value="0.642514" calcext:value-type="float">
            <text:p>0.642514</text:p>
          </table:table-cell>
          <table:table-cell office:value-type="float" office:value="0.639896" calcext:value-type="float">
            <text:p>0.639896</text:p>
          </table:table-cell>
          <table:table-cell office:value-type="float" office:value="0.619014" calcext:value-type="float">
            <text:p>0.619014</text:p>
          </table:table-cell>
          <table:table-cell office:value-type="float" office:value="0.497395" calcext:value-type="float">
            <text:p>0.497395</text:p>
          </table:table-cell>
          <table:table-cell office:value-type="float" office:value="0.500333" calcext:value-type="float">
            <text:p>0.500333</text:p>
          </table:table-cell>
        </table:table-row>
        <table:table-row table:style-name="ro1">
          <table:table-cell office:value-type="float" office:value="1.32293" calcext:value-type="float">
            <text:p>1.32293</text:p>
          </table:table-cell>
          <table:table-cell office:value-type="float" office:value="1.02908" calcext:value-type="float">
            <text:p>1.02908</text:p>
          </table:table-cell>
          <table:table-cell office:value-type="float" office:value="1.08568" calcext:value-type="float">
            <text:p>1.08568</text:p>
          </table:table-cell>
          <table:table-cell office:value-type="float" office:value="0.917707" calcext:value-type="float">
            <text:p>0.917707</text:p>
          </table:table-cell>
          <table:table-cell office:value-type="float" office:value="0.895644" calcext:value-type="float">
            <text:p>0.895644</text:p>
          </table:table-cell>
          <table:table-cell office:value-type="float" office:value="0.855186" calcext:value-type="float">
            <text:p>0.855186</text:p>
          </table:table-cell>
          <table:table-cell office:value-type="float" office:value="0.816574" calcext:value-type="float">
            <text:p>0.816574</text:p>
          </table:table-cell>
          <table:table-cell office:value-type="float" office:value="0.805748" calcext:value-type="float">
            <text:p>0.805748</text:p>
          </table:table-cell>
          <table:table-cell office:value-type="float" office:value="0.65797" calcext:value-type="float">
            <text:p>0.65797</text:p>
          </table:table-cell>
        </table:table-row>
        <table:table-row table:style-name="ro1">
          <table:table-cell office:value-type="float" office:value="1.35517" calcext:value-type="float">
            <text:p>1.35517</text:p>
          </table:table-cell>
          <table:table-cell office:value-type="float" office:value="1.22174" calcext:value-type="float">
            <text:p>1.22174</text:p>
          </table:table-cell>
          <table:table-cell office:value-type="float" office:value="1.06932" calcext:value-type="float">
            <text:p>1.06932</text:p>
          </table:table-cell>
          <table:table-cell office:value-type="float" office:value="1.09204" calcext:value-type="float">
            <text:p>1.09204</text:p>
          </table:table-cell>
          <table:table-cell office:value-type="float" office:value="1.11665" calcext:value-type="float">
            <text:p>1.11665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957385" calcext:value-type="float">
            <text:p>0.957385</text:p>
          </table:table-cell>
          <table:table-cell office:value-type="float" office:value="1.04891" calcext:value-type="float">
            <text:p>1.04891</text:p>
          </table:table-cell>
          <table:table-cell office:value-type="float" office:value="0.815535" calcext:value-type="float">
            <text:p>0.815535</text:p>
          </table:table-cell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809424" calcext:value-type="float">
            <text:p>0.809424</text:p>
          </table:table-cell>
          <table:table-cell office:value-type="float" office:value="0.82991" calcext:value-type="float">
            <text:p>0.82991</text:p>
          </table:table-cell>
          <table:table-cell office:value-type="float" office:value="0.933465" calcext:value-type="float">
            <text:p>0.933465</text:p>
          </table:table-cell>
          <table:table-cell office:value-type="float" office:value="0.874347" calcext:value-type="float">
            <text:p>0.874347</text:p>
          </table:table-cell>
          <table:table-cell office:value-type="float" office:value="0.815235" calcext:value-type="float">
            <text:p>0.815235</text:p>
          </table:table-cell>
          <table:table-cell office:value-type="float" office:value="0.760844" calcext:value-type="float">
            <text:p>0.760844</text:p>
          </table:table-cell>
          <table:table-cell office:value-type="float" office:value="0.664337" calcext:value-type="float">
            <text:p>0.664337</text:p>
          </table:table-cell>
          <table:table-cell office:value-type="float" office:value="0.658988" calcext:value-type="float">
            <text:p>0.658988</text:p>
          </table:table-cell>
        </table:table-row>
        <table:table-row table:style-name="ro1">
          <table:table-cell office:value-type="float" office:value="1.45463" calcext:value-type="float">
            <text:p>1.45463</text:p>
          </table:table-cell>
          <table:table-cell office:value-type="float" office:value="1.29719" calcext:value-type="float">
            <text:p>1.29719</text:p>
          </table:table-cell>
          <table:table-cell office:value-type="float" office:value="1.16382" calcext:value-type="float">
            <text:p>1.16382</text:p>
          </table:table-cell>
          <table:table-cell office:value-type="float" office:value="1.08582" calcext:value-type="float">
            <text:p>1.08582</text:p>
          </table:table-cell>
          <table:table-cell office:value-type="float" office:value="1.10774" calcext:value-type="float">
            <text:p>1.10774</text:p>
          </table:table-cell>
          <table:table-cell office:value-type="float" office:value="1.06029" calcext:value-type="float">
            <text:p>1.06029</text:p>
          </table:table-cell>
          <table:table-cell office:value-type="float" office:value="1.03591" calcext:value-type="float">
            <text:p>1.03591</text:p>
          </table:table-cell>
          <table:table-cell office:value-type="float" office:value="0.905374" calcext:value-type="float">
            <text:p>0.905374</text:p>
          </table:table-cell>
          <table:table-cell office:value-type="float" office:value="0.938397" calcext:value-type="float">
            <text:p>0.938397</text:p>
          </table:table-cell>
        </table:table-row>
        <table:table-row table:style-name="ro1">
          <table:table-cell office:value-type="float" office:value="1.10996" calcext:value-type="float">
            <text:p>1.10996</text:p>
          </table:table-cell>
          <table:table-cell office:value-type="float" office:value="0.958298" calcext:value-type="float">
            <text:p>0.958298</text:p>
          </table:table-cell>
          <table:table-cell office:value-type="float" office:value="0.924706" calcext:value-type="float">
            <text:p>0.924706</text:p>
          </table:table-cell>
          <table:table-cell office:value-type="float" office:value="1.01602" calcext:value-type="float">
            <text:p>1.01602</text:p>
          </table:table-cell>
          <table:table-cell office:value-type="float" office:value="0.776167" calcext:value-type="float">
            <text:p>0.776167</text:p>
          </table:table-cell>
          <table:table-cell office:value-type="float" office:value="0.867378" calcext:value-type="float">
            <text:p>0.867378</text:p>
          </table:table-cell>
          <table:table-cell office:value-type="float" office:value="0.908668" calcext:value-type="float">
            <text:p>0.908668</text:p>
          </table:table-cell>
          <table:table-cell office:value-type="float" office:value="0.686731" calcext:value-type="float">
            <text:p>0.686731</text:p>
          </table:table-cell>
          <table:table-cell office:value-type="float" office:value="0.623177" calcext:value-type="float">
            <text:p>0.623177</text:p>
          </table:table-cell>
        </table:table-row>
        <table:table-row table:style-name="ro1">
          <table:table-cell office:value-type="float" office:value="1.84243" calcext:value-type="float">
            <text:p>1.84243</text:p>
          </table:table-cell>
          <table:table-cell office:value-type="float" office:value="1.45558" calcext:value-type="float">
            <text:p>1.45558</text:p>
          </table:table-cell>
          <table:table-cell office:value-type="float" office:value="1.50073" calcext:value-type="float">
            <text:p>1.50073</text:p>
          </table:table-cell>
          <table:table-cell office:value-type="float" office:value="1.40056" calcext:value-type="float">
            <text:p>1.40056</text:p>
          </table:table-cell>
          <table:table-cell office:value-type="float" office:value="1.63542" calcext:value-type="float">
            <text:p>1.63542</text:p>
          </table:table-cell>
          <table:table-cell office:value-type="float" office:value="1.43502" calcext:value-type="float">
            <text:p>1.43502</text:p>
          </table:table-cell>
          <table:table-cell office:value-type="float" office:value="1.59682" calcext:value-type="float">
            <text:p>1.59682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1.61803" calcext:value-type="float">
            <text:p>1.61803</text:p>
          </table:table-cell>
        </table:table-row>
        <table:table-row table:style-name="ro1">
          <table:table-cell office:value-type="float" office:value="1.22618" calcext:value-type="float">
            <text:p>1.22618</text:p>
          </table:table-cell>
          <table:table-cell office:value-type="float" office:value="1.23013" calcext:value-type="float">
            <text:p>1.23013</text:p>
          </table:table-cell>
          <table:table-cell office:value-type="float" office:value="1.04416" calcext:value-type="float">
            <text:p>1.04416</text:p>
          </table:table-cell>
          <table:table-cell office:value-type="float" office:value="1.16361" calcext:value-type="float">
            <text:p>1.16361</text:p>
          </table:table-cell>
          <table:table-cell office:value-type="float" office:value="1.07024" calcext:value-type="float">
            <text:p>1.07024</text:p>
          </table:table-cell>
          <table:table-cell office:value-type="float" office:value="0.961415" calcext:value-type="float">
            <text:p>0.961415</text:p>
          </table:table-cell>
          <table:table-cell office:value-type="float" office:value="0.939932" calcext:value-type="float">
            <text:p>0.939932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0.780525" calcext:value-type="float">
            <text:p>0.780525</text:p>
          </table:table-cell>
        </table:table-row>
        <table:table-row table:style-name="ro1">
          <table:table-cell office:value-type="float" office:value="1.1548" calcext:value-type="float">
            <text:p>1.1548</text:p>
          </table:table-cell>
          <table:table-cell office:value-type="float" office:value="1.01386" calcext:value-type="float">
            <text:p>1.01386</text:p>
          </table:table-cell>
          <table:table-cell office:value-type="float" office:value="0.876252" calcext:value-type="float">
            <text:p>0.876252</text:p>
          </table:table-cell>
          <table:table-cell office:value-type="float" office:value="1.03467" calcext:value-type="float">
            <text:p>1.03467</text:p>
          </table:table-cell>
          <table:table-cell office:value-type="float" office:value="0.840803" calcext:value-type="float">
            <text:p>0.840803</text:p>
          </table:table-cell>
          <table:table-cell office:value-type="float" office:value="0.852356" calcext:value-type="float">
            <text:p>0.852356</text:p>
          </table:table-cell>
          <table:table-cell office:value-type="float" office:value="0.897163" calcext:value-type="float">
            <text:p>0.897163</text:p>
          </table:table-cell>
          <table:table-cell office:value-type="float" office:value="0.680709" calcext:value-type="float">
            <text:p>0.680709</text:p>
          </table:table-cell>
          <table:table-cell office:value-type="float" office:value="0.657273" calcext:value-type="float">
            <text:p>0.657273</text:p>
          </table:table-cell>
        </table:table-row>
        <table:table-row table:style-name="ro1">
          <table:table-cell office:value-type="float" office:value="1.83554" calcext:value-type="float">
            <text:p>1.83554</text:p>
          </table:table-cell>
          <table:table-cell office:value-type="float" office:value="1.20072" calcext:value-type="float">
            <text:p>1.20072</text:p>
          </table:table-cell>
          <table:table-cell office:value-type="float" office:value="1.27378" calcext:value-type="float">
            <text:p>1.27378</text:p>
          </table:table-cell>
          <table:table-cell office:value-type="float" office:value="1.37498" calcext:value-type="float">
            <text:p>1.37498</text:p>
          </table:table-cell>
          <table:table-cell office:value-type="float" office:value="1.09273" calcext:value-type="float">
            <text:p>1.09273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1.25474" calcext:value-type="float">
            <text:p>1.25474</text:p>
          </table:table-cell>
          <table:table-cell office:value-type="float" office:value="1.0223" calcext:value-type="float">
            <text:p>1.0223</text:p>
          </table:table-cell>
          <table:table-cell office:value-type="float" office:value="1.12143" calcext:value-type="float">
            <text:p>1.12143</text:p>
          </table:table-cell>
        </table:table-row>
        <table:table-row table:style-name="ro1">
          <table:table-cell office:value-type="float" office:value="1.50989" calcext:value-type="float">
            <text:p>1.50989</text:p>
          </table:table-cell>
          <table:table-cell office:value-type="float" office:value="1.36225" calcext:value-type="float">
            <text:p>1.36225</text:p>
          </table:table-cell>
          <table:table-cell office:value-type="float" office:value="1.37956" calcext:value-type="float">
            <text:p>1.37956</text:p>
          </table:table-cell>
          <table:table-cell office:value-type="float" office:value="1.74741" calcext:value-type="float">
            <text:p>1.74741</text:p>
          </table:table-cell>
          <table:table-cell office:value-type="float" office:value="1.38515" calcext:value-type="float">
            <text:p>1.38515</text:p>
          </table:table-cell>
          <table:table-cell office:value-type="float" office:value="1.33452" calcext:value-type="float">
            <text:p>1.33452</text:p>
          </table:table-cell>
          <table:table-cell office:value-type="float" office:value="1.51805" calcext:value-type="float">
            <text:p>1.51805</text:p>
          </table:table-cell>
          <table:table-cell office:value-type="float" office:value="1.45103" calcext:value-type="float">
            <text:p>1.45103</text:p>
          </table:table-cell>
          <table:table-cell office:value-type="float" office:value="1.5084" calcext:value-type="float">
            <text:p>1.5084</text:p>
          </table:table-cell>
        </table:table-row>
        <table:table-row table:style-name="ro1">
          <table:table-cell office:value-type="float" office:value="1.51264" calcext:value-type="float">
            <text:p>1.51264</text:p>
          </table:table-cell>
          <table:table-cell office:value-type="float" office:value="1.02995" calcext:value-type="float">
            <text:p>1.02995</text:p>
          </table:table-cell>
          <table:table-cell office:value-type="float" office:value="1.27038" calcext:value-type="float">
            <text:p>1.27038</text:p>
          </table:table-cell>
          <table:table-cell office:value-type="float" office:value="1.09636" calcext:value-type="float">
            <text:p>1.09636</text:p>
          </table:table-cell>
          <table:table-cell office:value-type="float" office:value="1.01433" calcext:value-type="float">
            <text:p>1.01433</text:p>
          </table:table-cell>
          <table:table-cell office:value-type="float" office:value="1.24841" calcext:value-type="float">
            <text:p>1.24841</text:p>
          </table:table-cell>
          <table:table-cell office:value-type="float" office:value="1.13284" calcext:value-type="float">
            <text:p>1.13284</text:p>
          </table:table-cell>
          <table:table-cell office:value-type="float" office:value="0.933701" calcext:value-type="float">
            <text:p>0.933701</text:p>
          </table:table-cell>
          <table:table-cell office:value-type="float" office:value="0.903799" calcext:value-type="float">
            <text:p>0.903799</text:p>
          </table:table-cell>
        </table:table-row>
        <table:table-row table:style-name="ro1">
          <table:table-cell office:value-type="float" office:value="1.52859" calcext:value-type="float">
            <text:p>1.52859</text:p>
          </table:table-cell>
          <table:table-cell office:value-type="float" office:value="1.46406" calcext:value-type="float">
            <text:p>1.46406</text:p>
          </table:table-cell>
          <table:table-cell office:value-type="float" office:value="1.46594" calcext:value-type="float">
            <text:p>1.46594</text:p>
          </table:table-cell>
          <table:table-cell office:value-type="float" office:value="1.28406" calcext:value-type="float">
            <text:p>1.28406</text:p>
          </table:table-cell>
          <table:table-cell office:value-type="float" office:value="1.14331" calcext:value-type="float">
            <text:p>1.14331</text:p>
          </table:table-cell>
          <table:table-cell office:value-type="float" office:value="1.28448" calcext:value-type="float">
            <text:p>1.28448</text:p>
          </table:table-cell>
          <table:table-cell office:value-type="float" office:value="1.30585" calcext:value-type="float">
            <text:p>1.30585</text:p>
          </table:table-cell>
          <table:table-cell office:value-type="float" office:value="1.24325" calcext:value-type="float">
            <text:p>1.24325</text:p>
          </table:table-cell>
          <table:table-cell office:value-type="float" office:value="1.25571" calcext:value-type="float">
            <text:p>1.25571</text:p>
          </table:table-cell>
        </table:table-row>
        <table:table-row table:style-name="ro1">
          <table:table-cell office:value-type="float" office:value="1.2486" calcext:value-type="float">
            <text:p>1.2486</text:p>
          </table:table-cell>
          <table:table-cell office:value-type="float" office:value="1.13691" calcext:value-type="float">
            <text:p>1.13691</text:p>
          </table:table-cell>
          <table:table-cell office:value-type="float" office:value="1.11605" calcext:value-type="float">
            <text:p>1.11605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0.99878" calcext:value-type="float">
            <text:p>0.99878</text:p>
          </table:table-cell>
          <table:table-cell office:value-type="float" office:value="0.912251" calcext:value-type="float">
            <text:p>0.912251</text:p>
          </table:table-cell>
          <table:table-cell office:value-type="float" office:value="0.964614" calcext:value-type="float">
            <text:p>0.964614</text:p>
          </table:table-cell>
          <table:table-cell office:value-type="float" office:value="0.854631" calcext:value-type="float">
            <text:p>0.854631</text:p>
          </table:table-cell>
          <table:table-cell office:value-type="float" office:value="0.779408" calcext:value-type="float">
            <text:p>0.779408</text:p>
          </table:table-cell>
        </table:table-row>
        <table:table-row table:style-name="ro1">
          <table:table-cell office:value-type="float" office:value="1.11135" calcext:value-type="float">
            <text:p>1.11135</text:p>
          </table:table-cell>
          <table:table-cell office:value-type="float" office:value="1.0348" calcext:value-type="float">
            <text:p>1.0348</text:p>
          </table:table-cell>
          <table:table-cell office:value-type="float" office:value="1.14947" calcext:value-type="float">
            <text:p>1.14947</text:p>
          </table:table-cell>
          <table:table-cell office:value-type="float" office:value="1.12482" calcext:value-type="float">
            <text:p>1.12482</text:p>
          </table:table-cell>
          <table:table-cell office:value-type="float" office:value="1.02969" calcext:value-type="float">
            <text:p>1.02969</text:p>
          </table:table-cell>
          <table:table-cell office:value-type="float" office:value="1.05709" calcext:value-type="float">
            <text:p>1.05709</text:p>
          </table:table-cell>
          <table:table-cell office:value-type="float" office:value="0.94788" calcext:value-type="float">
            <text:p>0.94788</text:p>
          </table:table-cell>
          <table:table-cell office:value-type="float" office:value="0.827825" calcext:value-type="float">
            <text:p>0.827825</text:p>
          </table:table-cell>
          <table:table-cell office:value-type="float" office:value="0.840414" calcext:value-type="float">
            <text:p>0.840414</text:p>
          </table:table-cell>
        </table:table-row>
        <table:table-row table:style-name="ro1">
          <table:table-cell office:value-type="float" office:value="1.66132" calcext:value-type="float">
            <text:p>1.66132</text:p>
          </table:table-cell>
          <table:table-cell office:value-type="float" office:value="1.40416" calcext:value-type="float">
            <text:p>1.40416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58756" calcext:value-type="float">
            <text:p>1.58756</text:p>
          </table:table-cell>
          <table:table-cell office:value-type="float" office:value="1.14285" calcext:value-type="float">
            <text:p>1.14285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1.26215" calcext:value-type="float">
            <text:p>1.26215</text:p>
          </table:table-cell>
          <table:table-cell office:value-type="float" office:value="1.27655" calcext:value-type="float">
            <text:p>1.27655</text:p>
          </table:table-cell>
          <table:table-cell office:value-type="float" office:value="1.36693" calcext:value-type="float">
            <text:p>1.36693</text:p>
          </table:table-cell>
        </table:table-row>
        <table:table-row table:style-name="ro1">
          <table:table-cell office:value-type="float" office:value="1.12279" calcext:value-type="float">
            <text:p>1.12279</text:p>
          </table:table-cell>
          <table:table-cell office:value-type="float" office:value="1.02694" calcext:value-type="float">
            <text:p>1.02694</text:p>
          </table:table-cell>
          <table:table-cell office:value-type="float" office:value="1.22107" calcext:value-type="float">
            <text:p>1.22107</text:p>
          </table:table-cell>
          <table:table-cell office:value-type="float" office:value="0.968295" calcext:value-type="float">
            <text:p>0.968295</text:p>
          </table:table-cell>
          <table:table-cell office:value-type="float" office:value="1.11221" calcext:value-type="float">
            <text:p>1.11221</text:p>
          </table:table-cell>
          <table:table-cell office:value-type="float" office:value="0.911678" calcext:value-type="float">
            <text:p>0.911678</text:p>
          </table:table-cell>
          <table:table-cell office:value-type="float" office:value="0.910971" calcext:value-type="float">
            <text:p>0.910971</text:p>
          </table:table-cell>
          <table:table-cell office:value-type="float" office:value="0.927718" calcext:value-type="float">
            <text:p>0.927718</text:p>
          </table:table-cell>
          <table:table-cell office:value-type="float" office:value="0.80955" calcext:value-type="float">
            <text:p>0.80955</text:p>
          </table:table-cell>
        </table:table-row>
        <table:table-row table:style-name="ro1">
          <table:table-cell office:value-type="float" office:value="1.61308" calcext:value-type="float">
            <text:p>1.61308</text:p>
          </table:table-cell>
          <table:table-cell office:value-type="float" office:value="1.16981" calcext:value-type="float">
            <text:p>1.16981</text:p>
          </table:table-cell>
          <table:table-cell office:value-type="float" office:value="1.30754" calcext:value-type="float">
            <text:p>1.30754</text:p>
          </table:table-cell>
          <table:table-cell office:value-type="float" office:value="1.16148" calcext:value-type="float">
            <text:p>1.16148</text:p>
          </table:table-cell>
          <table:table-cell office:value-type="float" office:value="1.20903" calcext:value-type="float">
            <text:p>1.20903</text:p>
          </table:table-cell>
          <table:table-cell office:value-type="float" office:value="1.10741" calcext:value-type="float">
            <text:p>1.10741</text:p>
          </table:table-cell>
          <table:table-cell office:value-type="float" office:value="1.16971" calcext:value-type="float">
            <text:p>1.16971</text:p>
          </table:table-cell>
          <table:table-cell office:value-type="float" office:value="1.01257" calcext:value-type="float">
            <text:p>1.01257</text:p>
          </table:table-cell>
          <table:table-cell office:value-type="float" office:value="0.95674" calcext:value-type="float">
            <text:p>0.95674</text:p>
          </table:table-cell>
        </table:table-row>
        <table:table-row table:style-name="ro1">
          <table:table-cell office:value-type="float" office:value="1.17488" calcext:value-type="float">
            <text:p>1.17488</text:p>
          </table:table-cell>
          <table:table-cell office:value-type="float" office:value="1.00187" calcext:value-type="float">
            <text:p>1.00187</text:p>
          </table:table-cell>
          <table:table-cell office:value-type="float" office:value="1.08166" calcext:value-type="float">
            <text:p>1.08166</text:p>
          </table:table-cell>
          <table:table-cell office:value-type="float" office:value="1.25941" calcext:value-type="float">
            <text:p>1.25941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1.05963" calcext:value-type="float">
            <text:p>1.05963</text:p>
          </table:table-cell>
          <table:table-cell office:value-type="float" office:value="0.980916" calcext:value-type="float">
            <text:p>0.980916</text:p>
          </table:table-cell>
          <table:table-cell office:value-type="float" office:value="0.924899" calcext:value-type="float">
            <text:p>0.924899</text:p>
          </table:table-cell>
          <table:table-cell office:value-type="float" office:value="0.681749" calcext:value-type="float">
            <text:p>0.681749</text:p>
          </table:table-cell>
        </table:table-row>
        <table:table-row table:style-name="ro1">
          <table:table-cell office:value-type="float" office:value="1.60483" calcext:value-type="float">
            <text:p>1.60483</text:p>
          </table:table-cell>
          <table:table-cell office:value-type="float" office:value="1.31194" calcext:value-type="float">
            <text:p>1.31194</text:p>
          </table:table-cell>
          <table:table-cell office:value-type="float" office:value="1.25612" calcext:value-type="float">
            <text:p>1.25612</text:p>
          </table:table-cell>
          <table:table-cell office:value-type="float" office:value="1.36625" calcext:value-type="float">
            <text:p>1.36625</text:p>
          </table:table-cell>
          <table:table-cell office:value-type="float" office:value="1.26459" calcext:value-type="float">
            <text:p>1.26459</text:p>
          </table:table-cell>
          <table:table-cell office:value-type="float" office:value="1.01907" calcext:value-type="float">
            <text:p>1.01907</text:p>
          </table:table-cell>
          <table:table-cell office:value-type="float" office:value="1.09711" calcext:value-type="float">
            <text:p>1.09711</text:p>
          </table:table-cell>
          <table:table-cell office:value-type="float" office:value="1.01562" calcext:value-type="float">
            <text:p>1.01562</text:p>
          </table:table-cell>
          <table:table-cell office:value-type="float" office:value="0.843243" calcext:value-type="float">
            <text:p>0.843243</text:p>
          </table:table-cell>
        </table:table-row>
        <table:table-row table:style-name="ro1">
          <table:table-cell office:value-type="float" office:value="1.14605" calcext:value-type="float">
            <text:p>1.14605</text:p>
          </table:table-cell>
          <table:table-cell office:value-type="float" office:value="1.01044" calcext:value-type="float">
            <text:p>1.01044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1.03312" calcext:value-type="float">
            <text:p>1.03312</text:p>
          </table:table-cell>
          <table:table-cell office:value-type="float" office:value="0.987538" calcext:value-type="float">
            <text:p>0.987538</text:p>
          </table:table-cell>
          <table:table-cell office:value-type="float" office:value="0.903646" calcext:value-type="float">
            <text:p>0.903646</text:p>
          </table:table-cell>
          <table:table-cell office:value-type="float" office:value="0.938243" calcext:value-type="float">
            <text:p>0.938243</text:p>
          </table:table-cell>
          <table:table-cell office:value-type="float" office:value="0.865356" calcext:value-type="float">
            <text:p>0.865356</text:p>
          </table:table-cell>
          <table:table-cell office:value-type="float" office:value="0.634602" calcext:value-type="float">
            <text:p>0.634602</text:p>
          </table:table-cell>
        </table:table-row>
        <table:table-row table:style-name="ro1">
          <table:table-cell office:value-type="float" office:value="1.44733" calcext:value-type="float">
            <text:p>1.44733</text:p>
          </table:table-cell>
          <table:table-cell office:value-type="float" office:value="1.17834" calcext:value-type="float">
            <text:p>1.17834</text:p>
          </table:table-cell>
          <table:table-cell office:value-type="float" office:value="1.31326" calcext:value-type="float">
            <text:p>1.31326</text:p>
          </table:table-cell>
          <table:table-cell office:value-type="float" office:value="1.59122" calcext:value-type="float">
            <text:p>1.59122</text:p>
          </table:table-cell>
          <table:table-cell office:value-type="float" office:value="1.33877" calcext:value-type="float">
            <text:p>1.33877</text:p>
          </table:table-cell>
          <table:table-cell office:value-type="float" office:value="1.25243" calcext:value-type="float">
            <text:p>1.25243</text:p>
          </table:table-cell>
          <table:table-cell office:value-type="float" office:value="1.24188" calcext:value-type="float">
            <text:p>1.24188</text:p>
          </table:table-cell>
          <table:table-cell office:value-type="float" office:value="0.972111" calcext:value-type="float">
            <text:p>0.972111</text:p>
          </table:table-cell>
          <table:table-cell office:value-type="float" office:value="0.796524" calcext:value-type="float">
            <text:p>0.796524</text:p>
          </table:table-cell>
        </table:table-row>
        <table:table-row table:style-name="ro1">
          <table:table-cell office:value-type="float" office:value="1.30586" calcext:value-type="float">
            <text:p>1.30586</text:p>
          </table:table-cell>
          <table:table-cell office:value-type="float" office:value="1.19145" calcext:value-type="float">
            <text:p>1.19145</text:p>
          </table:table-cell>
          <table:table-cell office:value-type="float" office:value="1.07012" calcext:value-type="float">
            <text:p>1.07012</text:p>
          </table:table-cell>
          <table:table-cell office:value-type="float" office:value="0.907429" calcext:value-type="float">
            <text:p>0.907429</text:p>
          </table:table-cell>
          <table:table-cell office:value-type="float" office:value="0.869967" calcext:value-type="float">
            <text:p>0.869967</text:p>
          </table:table-cell>
          <table:table-cell office:value-type="float" office:value="0.887935" calcext:value-type="float">
            <text:p>0.887935</text:p>
          </table:table-cell>
          <table:table-cell office:value-type="float" office:value="0.898744" calcext:value-type="float">
            <text:p>0.898744</text:p>
          </table:table-cell>
          <table:table-cell office:value-type="float" office:value="0.84174" calcext:value-type="float">
            <text:p>0.84174</text:p>
          </table:table-cell>
          <table:table-cell office:value-type="float" office:value="0.713834" calcext:value-type="float">
            <text:p>0.713834</text:p>
          </table:table-cell>
        </table:table-row>
        <table:table-row table:style-name="ro1">
          <table:table-cell office:value-type="float" office:value="1.82004" calcext:value-type="float">
            <text:p>1.82004</text:p>
          </table:table-cell>
          <table:table-cell office:value-type="float" office:value="1.34647" calcext:value-type="float">
            <text:p>1.34647</text:p>
          </table:table-cell>
          <table:table-cell office:value-type="float" office:value="1.47467" calcext:value-type="float">
            <text:p>1.47467</text:p>
          </table:table-cell>
          <table:table-cell office:value-type="float" office:value="1.41792" calcext:value-type="float">
            <text:p>1.41792</text:p>
          </table:table-cell>
          <table:table-cell office:value-type="float" office:value="1.22" calcext:value-type="float">
            <text:p>1.22</text:p>
          </table:table-cell>
          <table:table-cell office:value-type="float" office:value="1.52903" calcext:value-type="float">
            <text:p>1.52903</text:p>
          </table:table-cell>
          <table:table-cell office:value-type="float" office:value="1.38903" calcext:value-type="float">
            <text:p>1.38903</text:p>
          </table:table-cell>
          <table:table-cell office:value-type="float" office:value="1.22249" calcext:value-type="float">
            <text:p>1.22249</text:p>
          </table:table-cell>
          <table:table-cell office:value-type="float" office:value="1.02459" calcext:value-type="float">
            <text:p>1.02459</text:p>
          </table:table-cell>
        </table:table-row>
        <table:table-row table:style-name="ro1">
          <table:table-cell office:value-type="float" office:value="1.21728" calcext:value-type="float">
            <text:p>1.21728</text:p>
          </table:table-cell>
          <table:table-cell office:value-type="float" office:value="0.829944" calcext:value-type="float">
            <text:p>0.829944</text:p>
          </table:table-cell>
          <table:table-cell office:value-type="float" office:value="0.983275" calcext:value-type="float">
            <text:p>0.983275</text:p>
          </table:table-cell>
          <table:table-cell office:value-type="float" office:value="1.00591" calcext:value-type="float">
            <text:p>1.00591</text:p>
          </table:table-cell>
          <table:table-cell office:value-type="float" office:value="0.790528" calcext:value-type="float">
            <text:p>0.790528</text:p>
          </table:table-cell>
          <table:table-cell office:value-type="float" office:value="0.916221" calcext:value-type="float">
            <text:p>0.916221</text:p>
          </table:table-cell>
          <table:table-cell office:value-type="float" office:value="0.956351" calcext:value-type="float">
            <text:p>0.956351</text:p>
          </table:table-cell>
          <table:table-cell office:value-type="float" office:value="0.817728" calcext:value-type="float">
            <text:p>0.817728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.38213" calcext:value-type="float">
            <text:p>1.38213</text:p>
          </table:table-cell>
          <table:table-cell office:value-type="float" office:value="1.16639" calcext:value-type="float">
            <text:p>1.16639</text:p>
          </table:table-cell>
          <table:table-cell office:value-type="float" office:value="1.07486" calcext:value-type="float">
            <text:p>1.07486</text:p>
          </table:table-cell>
          <table:table-cell office:value-type="float" office:value="1.38915" calcext:value-type="float">
            <text:p>1.38915</text:p>
          </table:table-cell>
          <table:table-cell office:value-type="float" office:value="1.17275" calcext:value-type="float">
            <text:p>1.17275</text:p>
          </table:table-cell>
          <table:table-cell office:value-type="float" office:value="1.10632" calcext:value-type="float">
            <text:p>1.10632</text:p>
          </table:table-cell>
          <table:table-cell office:value-type="float" office:value="1.04764" calcext:value-type="float">
            <text:p>1.04764</text:p>
          </table:table-cell>
          <table:table-cell office:value-type="float" office:value="0.968141" calcext:value-type="float">
            <text:p>0.968141</text:p>
          </table:table-cell>
          <table:table-cell office:value-type="float" office:value="0.816992" calcext:value-type="float">
            <text:p>0.816992</text:p>
          </table:table-cell>
        </table:table-row>
        <table:table-row table:style-name="ro1">
          <table:table-cell office:value-type="float" office:value="1.53984" calcext:value-type="float">
            <text:p>1.53984</text:p>
          </table:table-cell>
          <table:table-cell office:value-type="float" office:value="1.51612" calcext:value-type="float">
            <text:p>1.51612</text:p>
          </table:table-cell>
          <table:table-cell office:value-type="float" office:value="0.956163" calcext:value-type="float">
            <text:p>0.956163</text:p>
          </table:table-cell>
          <table:table-cell office:value-type="float" office:value="1.1837" calcext:value-type="float">
            <text:p>1.1837</text:p>
          </table:table-cell>
          <table:table-cell office:value-type="float" office:value="1.26869" calcext:value-type="float">
            <text:p>1.26869</text:p>
          </table:table-cell>
          <table:table-cell office:value-type="float" office:value="0.956084" calcext:value-type="float">
            <text:p>0.956084</text:p>
          </table:table-cell>
          <table:table-cell office:value-type="float" office:value="1.11958" calcext:value-type="float">
            <text:p>1.11958</text:p>
          </table:table-cell>
          <table:table-cell office:value-type="float" office:value="0.937929" calcext:value-type="float">
            <text:p>0.937929</text:p>
          </table:table-cell>
          <table:table-cell office:value-type="float" office:value="0.835674" calcext:value-type="float">
            <text:p>0.835674</text:p>
          </table:table-cell>
        </table:table-row>
        <table:table-row table:style-name="ro1">
          <table:table-cell office:value-type="float" office:value="1.84467" calcext:value-type="float">
            <text:p>1.84467</text:p>
          </table:table-cell>
          <table:table-cell office:value-type="float" office:value="1.43177" calcext:value-type="float">
            <text:p>1.43177</text:p>
          </table:table-cell>
          <table:table-cell office:value-type="float" office:value="1.48427" calcext:value-type="float">
            <text:p>1.48427</text:p>
          </table:table-cell>
          <table:table-cell office:value-type="float" office:value="1.54708" calcext:value-type="float">
            <text:p>1.54708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40716" calcext:value-type="float">
            <text:p>1.40716</text:p>
          </table:table-cell>
          <table:table-cell office:value-type="float" office:value="1.19003" calcext:value-type="float">
            <text:p>1.19003</text:p>
          </table:table-cell>
          <table:table-cell office:value-type="float" office:value="1.47534" calcext:value-type="float">
            <text:p>1.47534</text:p>
          </table:table-cell>
          <table:table-cell office:value-type="float" office:value="1.09773" calcext:value-type="float">
            <text:p>1.09773</text:p>
          </table:table-cell>
        </table:table-row>
        <table:table-row table:style-name="ro1">
          <table:table-cell office:value-type="float" office:value="1.53272" calcext:value-type="float">
            <text:p>1.53272</text:p>
          </table:table-cell>
          <table:table-cell office:value-type="float" office:value="1.19964" calcext:value-type="float">
            <text:p>1.19964</text:p>
          </table:table-cell>
          <table:table-cell office:value-type="float" office:value="1.15576" calcext:value-type="float">
            <text:p>1.15576</text:p>
          </table:table-cell>
          <table:table-cell office:value-type="float" office:value="1.39807" calcext:value-type="float">
            <text:p>1.39807</text:p>
          </table:table-cell>
          <table:table-cell office:value-type="float" office:value="1.24799" calcext:value-type="float">
            <text:p>1.24799</text:p>
          </table:table-cell>
          <table:table-cell office:value-type="float" office:value="1.19074" calcext:value-type="float">
            <text:p>1.19074</text:p>
          </table:table-cell>
          <table:table-cell office:value-type="float" office:value="1.10952" calcext:value-type="float">
            <text:p>1.10952</text:p>
          </table:table-cell>
          <table:table-cell office:value-type="float" office:value="1.14074" calcext:value-type="float">
            <text:p>1.14074</text:p>
          </table:table-cell>
          <table:table-cell office:value-type="float" office:value="0.939517" calcext:value-type="float">
            <text:p>0.939517</text:p>
          </table:table-cell>
        </table:table-row>
        <table:table-row table:style-name="ro1">
          <table:table-cell office:value-type="float" office:value="1.50797" calcext:value-type="float">
            <text:p>1.50797</text:p>
          </table:table-cell>
          <table:table-cell office:value-type="float" office:value="1.11896" calcext:value-type="float">
            <text:p>1.11896</text:p>
          </table:table-cell>
          <table:table-cell office:value-type="float" office:value="1.56562" calcext:value-type="float">
            <text:p>1.56562</text:p>
          </table:table-cell>
          <table:table-cell office:value-type="float" office:value="1.1411" calcext:value-type="float">
            <text:p>1.1411</text:p>
          </table:table-cell>
          <table:table-cell office:value-type="float" office:value="1.2866" calcext:value-type="float">
            <text:p>1.2866</text:p>
          </table:table-cell>
          <table:table-cell office:value-type="float" office:value="1.08207" calcext:value-type="float">
            <text:p>1.08207</text:p>
          </table:table-cell>
          <table:table-cell office:value-type="float" office:value="1.17844" calcext:value-type="float">
            <text:p>1.17844</text:p>
          </table:table-cell>
          <table:table-cell office:value-type="float" office:value="1.14151" calcext:value-type="float">
            <text:p>1.14151</text:p>
          </table:table-cell>
          <table:table-cell office:value-type="float" office:value="1.00884" calcext:value-type="float">
            <text:p>1.00884</text:p>
          </table:table-cell>
        </table:table-row>
        <table:table-row table:style-name="ro1">
          <table:table-cell office:value-type="float" office:value="2.25204" calcext:value-type="float">
            <text:p>2.25204</text:p>
          </table:table-cell>
          <table:table-cell office:value-type="float" office:value="2.08853" calcext:value-type="float">
            <text:p>2.08853</text:p>
          </table:table-cell>
          <table:table-cell office:value-type="float" office:value="2.01068" calcext:value-type="float">
            <text:p>2.01068</text:p>
          </table:table-cell>
          <table:table-cell office:value-type="float" office:value="2.08929" calcext:value-type="float">
            <text:p>2.08929</text:p>
          </table:table-cell>
          <table:table-cell office:value-type="float" office:value="1.97414" calcext:value-type="float">
            <text:p>1.97414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61457" calcext:value-type="float">
            <text:p>1.61457</text:p>
          </table:table-cell>
          <table:table-cell office:value-type="float" office:value="1.68212" calcext:value-type="float">
            <text:p>1.68212</text:p>
          </table:table-cell>
          <table:table-cell office:value-type="float" office:value="1.32233" calcext:value-type="float">
            <text:p>1.32233</text:p>
          </table:table-cell>
        </table:table-row>
        <table:table-row table:style-name="ro1">
          <table:table-cell office:value-type="float" office:value="2.08729" calcext:value-type="float">
            <text:p>2.08729</text:p>
          </table:table-cell>
          <table:table-cell office:value-type="float" office:value="1.40998" calcext:value-type="float">
            <text:p>1.40998</text:p>
          </table:table-cell>
          <table:table-cell office:value-type="float" office:value="1.97213" calcext:value-type="float">
            <text:p>1.97213</text:p>
          </table:table-cell>
          <table:table-cell office:value-type="float" office:value="1.32259" calcext:value-type="float">
            <text:p>1.32259</text:p>
          </table:table-cell>
          <table:table-cell office:value-type="float" office:value="1.32913" calcext:value-type="float">
            <text:p>1.32913</text:p>
          </table:table-cell>
          <table:table-cell office:value-type="float" office:value="1.47131" calcext:value-type="float">
            <text:p>1.47131</text:p>
          </table:table-cell>
          <table:table-cell office:value-type="float" office:value="1.33653" calcext:value-type="float">
            <text:p>1.33653</text:p>
          </table:table-cell>
          <table:table-cell office:value-type="float" office:value="1.3688" calcext:value-type="float">
            <text:p>1.3688</text:p>
          </table:table-cell>
          <table:table-cell office:value-type="float" office:value="1.05824" calcext:value-type="float">
            <text:p>1.05824</text:p>
          </table:table-cell>
        </table:table-row>
        <table:table-row table:style-name="ro1">
          <table:table-cell office:value-type="float" office:value="2.13543" calcext:value-type="float">
            <text:p>2.13543</text:p>
          </table:table-cell>
          <table:table-cell office:value-type="float" office:value="1.81182" calcext:value-type="float">
            <text:p>1.81182</text:p>
          </table:table-cell>
          <table:table-cell office:value-type="float" office:value="1.94711" calcext:value-type="float">
            <text:p>1.94711</text:p>
          </table:table-cell>
          <table:table-cell office:value-type="float" office:value="1.90028" calcext:value-type="float">
            <text:p>1.90028</text:p>
          </table:table-cell>
          <table:table-cell office:value-type="float" office:value="1.31111" calcext:value-type="float">
            <text:p>1.31111</text:p>
          </table:table-cell>
          <table:table-cell office:value-type="float" office:value="1.59339" calcext:value-type="float">
            <text:p>1.59339</text:p>
          </table:table-cell>
          <table:table-cell office:value-type="float" office:value="1.28878" calcext:value-type="float">
            <text:p>1.28878</text:p>
          </table:table-cell>
          <table:table-cell office:value-type="float" office:value="1.20263" calcext:value-type="float">
            <text:p>1.20263</text:p>
          </table:table-cell>
          <table:table-cell office:value-type="float" office:value="1.21893" calcext:value-type="float">
            <text:p>1.21893</text:p>
          </table:table-cell>
        </table:table-row>
        <table:table-row table:style-name="ro1">
          <table:table-cell office:value-type="float" office:value="2.56654" calcext:value-type="float">
            <text:p>2.56654</text:p>
          </table:table-cell>
          <table:table-cell office:value-type="float" office:value="1.79717" calcext:value-type="float">
            <text:p>1.79717</text:p>
          </table:table-cell>
          <table:table-cell office:value-type="float" office:value="1.91436" calcext:value-type="float">
            <text:p>1.91436</text:p>
          </table:table-cell>
          <table:table-cell office:value-type="float" office:value="2.1831" calcext:value-type="float">
            <text:p>2.1831</text:p>
          </table:table-cell>
          <table:table-cell office:value-type="float" office:value="1.66501" calcext:value-type="float">
            <text:p>1.66501</text:p>
          </table:table-cell>
          <table:table-cell office:value-type="float" office:value="2.24218" calcext:value-type="float">
            <text:p>2.24218</text:p>
          </table:table-cell>
          <table:table-cell office:value-type="float" office:value="1.97831" calcext:value-type="float">
            <text:p>1.97831</text:p>
          </table:table-cell>
          <table:table-cell office:value-type="float" office:value="1.20331" calcext:value-type="float">
            <text:p>1.20331</text:p>
          </table:table-cell>
          <table:table-cell office:value-type="float" office:value="1.35071" calcext:value-type="float">
            <text:p>1.35071</text:p>
          </table:table-cell>
        </table:table-row>
        <table:table-row table:style-name="ro1">
          <table:table-cell office:value-type="float" office:value="2.55124" calcext:value-type="float">
            <text:p>2.55124</text:p>
          </table:table-cell>
          <table:table-cell office:value-type="float" office:value="2.30259" calcext:value-type="float">
            <text:p>2.30259</text:p>
          </table:table-cell>
          <table:table-cell office:value-type="float" office:value="2.25106" calcext:value-type="float">
            <text:p>2.25106</text:p>
          </table:table-cell>
          <table:table-cell office:value-type="float" office:value="1.89713" calcext:value-type="float">
            <text:p>1.89713</text:p>
          </table:table-cell>
          <table:table-cell office:value-type="float" office:value="2.16975" calcext:value-type="float">
            <text:p>2.16975</text:p>
          </table:table-cell>
          <table:table-cell office:value-type="float" office:value="1.76086" calcext:value-type="float">
            <text:p>1.76086</text:p>
          </table:table-cell>
          <table:table-cell office:value-type="float" office:value="1.92354" calcext:value-type="float">
            <text:p>1.92354</text:p>
          </table:table-cell>
          <table:table-cell office:value-type="float" office:value="1.9897" calcext:value-type="float">
            <text:p>1.9897</text:p>
          </table:table-cell>
          <table:table-cell office:value-type="float" office:value="1.84023" calcext:value-type="float">
            <text:p>1.84023</text:p>
          </table:table-cell>
        </table:table-row>
        <table:table-row table:style-name="ro1">
          <table:table-cell office:value-type="float" office:value="2.2682" calcext:value-type="float">
            <text:p>2.2682</text:p>
          </table:table-cell>
          <table:table-cell office:value-type="float" office:value="1.55556" calcext:value-type="float">
            <text:p>1.55556</text:p>
          </table:table-cell>
          <table:table-cell office:value-type="float" office:value="1.91081" calcext:value-type="float">
            <text:p>1.91081</text:p>
          </table:table-cell>
          <table:table-cell office:value-type="float" office:value="1.76387" calcext:value-type="float">
            <text:p>1.76387</text:p>
          </table:table-cell>
          <table:table-cell office:value-type="float" office:value="1.49714" calcext:value-type="float">
            <text:p>1.49714</text:p>
          </table:table-cell>
          <table:table-cell office:value-type="float" office:value="1.64305" calcext:value-type="float">
            <text:p>1.64305</text:p>
          </table:table-cell>
          <table:table-cell office:value-type="float" office:value="1.6137" calcext:value-type="float">
            <text:p>1.6137</text:p>
          </table:table-cell>
          <table:table-cell office:value-type="float" office:value="1.65471" calcext:value-type="float">
            <text:p>1.65471</text:p>
          </table:table-cell>
          <table:table-cell office:value-type="float" office:value="1.31244" calcext:value-type="float">
            <text:p>1.31244</text:p>
          </table:table-cell>
        </table:table-row>
        <table:table-row table:style-name="ro1">
          <table:table-cell office:value-type="float" office:value="2.38719" calcext:value-type="float">
            <text:p>2.38719</text:p>
          </table:table-cell>
          <table:table-cell office:value-type="float" office:value="1.78922" calcext:value-type="float">
            <text:p>1.78922</text:p>
          </table:table-cell>
          <table:table-cell office:value-type="float" office:value="1.84037" calcext:value-type="float">
            <text:p>1.84037</text:p>
          </table:table-cell>
          <table:table-cell office:value-type="float" office:value="2.01045" calcext:value-type="float">
            <text:p>2.01045</text:p>
          </table:table-cell>
          <table:table-cell office:value-type="float" office:value="1.86777" calcext:value-type="float">
            <text:p>1.86777</text:p>
          </table:table-cell>
          <table:table-cell office:value-type="float" office:value="1.50204" calcext:value-type="float">
            <text:p>1.50204</text:p>
          </table:table-cell>
          <table:table-cell office:value-type="float" office:value="1.38785" calcext:value-type="float">
            <text:p>1.38785</text:p>
          </table:table-cell>
          <table:table-cell office:value-type="float" office:value="1.64785" calcext:value-type="float">
            <text:p>1.64785</text:p>
          </table:table-cell>
          <table:table-cell office:value-type="float" office:value="1.21633" calcext:value-type="float">
            <text:p>1.21633</text:p>
          </table:table-cell>
        </table:table-row>
        <table:table-row table:style-name="ro1">
          <table:table-cell office:value-type="float" office:value="1.58988" calcext:value-type="float">
            <text:p>1.58988</text:p>
          </table:table-cell>
          <table:table-cell office:value-type="float" office:value="1.10484" calcext:value-type="float">
            <text:p>1.10484</text:p>
          </table:table-cell>
          <table:table-cell office:value-type="float" office:value="1.08687" calcext:value-type="float">
            <text:p>1.08687</text:p>
          </table:table-cell>
          <table:table-cell office:value-type="float" office:value="1.25941" calcext:value-type="float">
            <text:p>1.25941</text:p>
          </table:table-cell>
          <table:table-cell office:value-type="float" office:value="1.3708" calcext:value-type="float">
            <text:p>1.3708</text:p>
          </table:table-cell>
          <table:table-cell office:value-type="float" office:value="1.2078" calcext:value-type="float">
            <text:p>1.2078</text:p>
          </table:table-cell>
          <table:table-cell office:value-type="float" office:value="1.21843" calcext:value-type="float">
            <text:p>1.21843</text:p>
          </table:table-cell>
          <table:table-cell office:value-type="float" office:value="1.13313" calcext:value-type="float">
            <text:p>1.13313</text:p>
          </table:table-cell>
          <table:table-cell office:value-type="float" office:value="0.913379" calcext:value-type="float">
            <text:p>0.913379</text:p>
          </table:table-cell>
        </table:table-row>
        <table:table-row table:style-name="ro1">
          <table:table-cell office:value-type="float" office:value="1.60995" calcext:value-type="float">
            <text:p>1.60995</text:p>
          </table:table-cell>
          <table:table-cell office:value-type="float" office:value="1.29193" calcext:value-type="float">
            <text:p>1.29193</text:p>
          </table:table-cell>
          <table:table-cell office:value-type="float" office:value="1.3753" calcext:value-type="float">
            <text:p>1.3753</text:p>
          </table:table-cell>
          <table:table-cell office:value-type="float" office:value="1.55172" calcext:value-type="float">
            <text:p>1.55172</text:p>
          </table:table-cell>
          <table:table-cell office:value-type="float" office:value="1.28055" calcext:value-type="float">
            <text:p>1.28055</text:p>
          </table:table-cell>
          <table:table-cell office:value-type="float" office:value="1.20765" calcext:value-type="float">
            <text:p>1.20765</text:p>
          </table:table-cell>
          <table:table-cell office:value-type="float" office:value="1.11543" calcext:value-type="float">
            <text:p>1.11543</text:p>
          </table:table-cell>
          <table:table-cell office:value-type="float" office:value="1.03932" calcext:value-type="float">
            <text:p>1.03932</text:p>
          </table:table-cell>
          <table:table-cell office:value-type="float" office:value="0.96079" calcext:value-type="float">
            <text:p>0.96079</text:p>
          </table:table-cell>
        </table:table-row>
        <table:table-row table:style-name="ro1">
          <table:table-cell office:value-type="float" office:value="2.13456" calcext:value-type="float">
            <text:p>2.13456</text:p>
          </table:table-cell>
          <table:table-cell office:value-type="float" office:value="1.59294" calcext:value-type="float">
            <text:p>1.59294</text:p>
          </table:table-cell>
          <table:table-cell office:value-type="float" office:value="1.69829" calcext:value-type="float">
            <text:p>1.69829</text:p>
          </table:table-cell>
          <table:table-cell office:value-type="float" office:value="1.72565" calcext:value-type="float">
            <text:p>1.72565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69386" calcext:value-type="float">
            <text:p>1.69386</text:p>
          </table:table-cell>
          <table:table-cell office:value-type="float" office:value="1.50315" calcext:value-type="float">
            <text:p>1.50315</text:p>
          </table:table-cell>
          <table:table-cell office:value-type="float" office:value="1.36218" calcext:value-type="float">
            <text:p>1.36218</text:p>
          </table:table-cell>
          <table:table-cell office:value-type="float" office:value="1.26416" calcext:value-type="float">
            <text:p>1.26416</text:p>
          </table:table-cell>
        </table:table-row>
        <table:table-row table:style-name="ro1">
          <table:table-cell office:value-type="float" office:value="1.78658" calcext:value-type="float">
            <text:p>1.78658</text:p>
          </table:table-cell>
          <table:table-cell office:value-type="float" office:value="1.28313" calcext:value-type="float">
            <text:p>1.28313</text:p>
          </table:table-cell>
          <table:table-cell office:value-type="float" office:value="1.41257" calcext:value-type="float">
            <text:p>1.41257</text:p>
          </table:table-cell>
          <table:table-cell office:value-type="float" office:value="1.26079" calcext:value-type="float">
            <text:p>1.26079</text:p>
          </table:table-cell>
          <table:table-cell office:value-type="float" office:value="1.1783" calcext:value-type="float">
            <text:p>1.1783</text:p>
          </table:table-cell>
          <table:table-cell office:value-type="float" office:value="1.22865" calcext:value-type="float">
            <text:p>1.22865</text:p>
          </table:table-cell>
          <table:table-cell office:value-type="float" office:value="1.29128" calcext:value-type="float">
            <text:p>1.29128</text:p>
          </table:table-cell>
          <table:table-cell office:value-type="float" office:value="1.13984" calcext:value-type="float">
            <text:p>1.13984</text:p>
          </table:table-cell>
          <table:table-cell office:value-type="float" office:value="1.00071" calcext:value-type="float">
            <text:p>1.00071</text:p>
          </table:table-cell>
        </table:table-row>
        <table:table-row table:style-name="ro1">
          <table:table-cell office:value-type="float" office:value="1.88413" calcext:value-type="float">
            <text:p>1.88413</text:p>
          </table:table-cell>
          <table:table-cell office:value-type="float" office:value="1.61567" calcext:value-type="float">
            <text:p>1.61567</text:p>
          </table:table-cell>
          <table:table-cell office:value-type="float" office:value="1.90783" calcext:value-type="float">
            <text:p>1.90783</text:p>
          </table:table-cell>
          <table:table-cell office:value-type="float" office:value="1.48661" calcext:value-type="float">
            <text:p>1.48661</text:p>
          </table:table-cell>
          <table:table-cell office:value-type="float" office:value="1.23616" calcext:value-type="float">
            <text:p>1.23616</text:p>
          </table:table-cell>
          <table:table-cell office:value-type="float" office:value="1.27497" calcext:value-type="float">
            <text:p>1.27497</text:p>
          </table:table-cell>
          <table:table-cell office:value-type="float" office:value="1.27691" calcext:value-type="float">
            <text:p>1.27691</text:p>
          </table:table-cell>
          <table:table-cell office:value-type="float" office:value="1.26966" calcext:value-type="float">
            <text:p>1.26966</text:p>
          </table:table-cell>
          <table:table-cell office:value-type="float" office:value="1.24441" calcext:value-type="float">
            <text:p>1.24441</text:p>
          </table:table-cell>
        </table:table-row>
        <table:table-row table:style-name="ro1">
          <table:table-cell office:value-type="float" office:value="1.5948" calcext:value-type="float">
            <text:p>1.5948</text:p>
          </table:table-cell>
          <table:table-cell office:value-type="float" office:value="1.15852" calcext:value-type="float">
            <text:p>1.15852</text:p>
          </table:table-cell>
          <table:table-cell office:value-type="float" office:value="1.62395" calcext:value-type="float">
            <text:p>1.62395</text:p>
          </table:table-cell>
          <table:table-cell office:value-type="float" office:value="1.15309" calcext:value-type="float">
            <text:p>1.15309</text:p>
          </table:table-cell>
          <table:table-cell office:value-type="float" office:value="1.15789" calcext:value-type="float">
            <text:p>1.15789</text:p>
          </table:table-cell>
          <table:table-cell office:value-type="float" office:value="0.941732" calcext:value-type="float">
            <text:p>0.941732</text:p>
          </table:table-cell>
          <table:table-cell office:value-type="float" office:value="1.16114" calcext:value-type="float">
            <text:p>1.16114</text:p>
          </table:table-cell>
          <table:table-cell office:value-type="float" office:value="0.967097" calcext:value-type="float">
            <text:p>0.967097</text:p>
          </table:table-cell>
          <table:table-cell office:value-type="float" office:value="1.05951" calcext:value-type="float">
            <text:p>1.05951</text:p>
          </table:table-cell>
        </table:table-row>
        <table:table-row table:style-name="ro1">
          <table:table-cell office:value-type="float" office:value="1.48214" calcext:value-type="float">
            <text:p>1.48214</text:p>
          </table:table-cell>
          <table:table-cell office:value-type="float" office:value="1.14697" calcext:value-type="float">
            <text:p>1.14697</text:p>
          </table:table-cell>
          <table:table-cell office:value-type="float" office:value="1.17796" calcext:value-type="float">
            <text:p>1.17796</text:p>
          </table:table-cell>
          <table:table-cell office:value-type="float" office:value="1.23494" calcext:value-type="float">
            <text:p>1.23494</text:p>
          </table:table-cell>
          <table:table-cell office:value-type="float" office:value="1.02189" calcext:value-type="float">
            <text:p>1.02189</text:p>
          </table:table-cell>
          <table:table-cell office:value-type="float" office:value="0.98726" calcext:value-type="float">
            <text:p>0.98726</text:p>
          </table:table-cell>
          <table:table-cell office:value-type="float" office:value="1.01057" calcext:value-type="float">
            <text:p>1.01057</text:p>
          </table:table-cell>
          <table:table-cell office:value-type="float" office:value="0.937004" calcext:value-type="float">
            <text:p>0.937004</text:p>
          </table:table-cell>
          <table:table-cell office:value-type="float" office:value="0.950132" calcext:value-type="float">
            <text:p>0.950132</text:p>
          </table:table-cell>
        </table:table-row>
        <table:table-row table:style-name="ro1">
          <table:table-cell office:value-type="float" office:value="1.45817" calcext:value-type="float">
            <text:p>1.45817</text:p>
          </table:table-cell>
          <table:table-cell office:value-type="float" office:value="1.32401" calcext:value-type="float">
            <text:p>1.32401</text:p>
          </table:table-cell>
          <table:table-cell office:value-type="float" office:value="1.24567" calcext:value-type="float">
            <text:p>1.24567</text:p>
          </table:table-cell>
          <table:table-cell office:value-type="float" office:value="1.16563" calcext:value-type="float">
            <text:p>1.16563</text:p>
          </table:table-cell>
          <table:table-cell office:value-type="float" office:value="1.14269" calcext:value-type="float">
            <text:p>1.14269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1.05792" calcext:value-type="float">
            <text:p>1.05792</text:p>
          </table:table-cell>
          <table:table-cell office:value-type="float" office:value="1.24083" calcext:value-type="float">
            <text:p>1.24083</text:p>
          </table:table-cell>
          <table:table-cell office:value-type="float" office:value="0.914162" calcext:value-type="float">
            <text:p>0.914162</text:p>
          </table:table-cell>
        </table:table-row>
        <table:table-row table:style-name="ro1">
          <table:table-cell office:value-type="float" office:value="2.08945" calcext:value-type="float">
            <text:p>2.08945</text:p>
          </table:table-cell>
          <table:table-cell office:value-type="float" office:value="1.91651" calcext:value-type="float">
            <text:p>1.91651</text:p>
          </table:table-cell>
          <table:table-cell office:value-type="float" office:value="1.74558" calcext:value-type="float">
            <text:p>1.74558</text:p>
          </table:table-cell>
          <table:table-cell office:value-type="float" office:value="1.74503" calcext:value-type="float">
            <text:p>1.7450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47633" calcext:value-type="float">
            <text:p>1.47633</text:p>
          </table:table-cell>
          <table:table-cell office:value-type="float" office:value="1.58926" calcext:value-type="float">
            <text:p>1.58926</text:p>
          </table:table-cell>
          <table:table-cell office:value-type="float" office:value="1.53649" calcext:value-type="float">
            <text:p>1.53649</text:p>
          </table:table-cell>
          <table:table-cell office:value-type="float" office:value="1.14522" calcext:value-type="float">
            <text:p>1.14522</text:p>
          </table:table-cell>
        </table:table-row>
        <table:table-row table:style-name="ro1">
          <table:table-cell office:value-type="float" office:value="1.76727" calcext:value-type="float">
            <text:p>1.76727</text:p>
          </table:table-cell>
          <table:table-cell office:value-type="float" office:value="1.5408" calcext:value-type="float">
            <text:p>1.5408</text:p>
          </table:table-cell>
          <table:table-cell office:value-type="float" office:value="1.8153" calcext:value-type="float">
            <text:p>1.8153</text:p>
          </table:table-cell>
          <table:table-cell office:value-type="float" office:value="1.61114" calcext:value-type="float">
            <text:p>1.61114</text:p>
          </table:table-cell>
          <table:table-cell office:value-type="float" office:value="1.61144" calcext:value-type="float">
            <text:p>1.61144</text:p>
          </table:table-cell>
          <table:table-cell office:value-type="float" office:value="1.23607" calcext:value-type="float">
            <text:p>1.23607</text:p>
          </table:table-cell>
          <table:table-cell office:value-type="float" office:value="1.35972" calcext:value-type="float">
            <text:p>1.35972</text:p>
          </table:table-cell>
          <table:table-cell office:value-type="float" office:value="1.27552" calcext:value-type="float">
            <text:p>1.27552</text:p>
          </table:table-cell>
          <table:table-cell office:value-type="float" office:value="1.07966" calcext:value-type="float">
            <text:p>1.07966</text:p>
          </table:table-cell>
        </table:table-row>
        <table:table-row table:style-name="ro1">
          <table:table-cell office:value-type="float" office:value="2.79471" calcext:value-type="float">
            <text:p>2.79471</text:p>
          </table:table-cell>
          <table:table-cell office:value-type="float" office:value="2.71849" calcext:value-type="float">
            <text:p>2.71849</text:p>
          </table:table-cell>
          <table:table-cell office:value-type="float" office:value="2.04471" calcext:value-type="float">
            <text:p>2.04471</text:p>
          </table:table-cell>
          <table:table-cell office:value-type="float" office:value="2.41234" calcext:value-type="float">
            <text:p>2.41234</text:p>
          </table:table-cell>
          <table:table-cell office:value-type="float" office:value="2.24793" calcext:value-type="float">
            <text:p>2.24793</text:p>
          </table:table-cell>
          <table:table-cell office:value-type="float" office:value="2.06154" calcext:value-type="float">
            <text:p>2.06154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2.43603" calcext:value-type="float">
            <text:p>2.43603</text:p>
          </table:table-cell>
          <table:table-cell office:value-type="float" office:value="2.56757" calcext:value-type="float">
            <text:p>2.56757</text:p>
          </table:table-cell>
        </table:table-row>
        <table:table-row table:style-name="ro1">
          <table:table-cell office:value-type="float" office:value="2.51399" calcext:value-type="float">
            <text:p>2.51399</text:p>
          </table:table-cell>
          <table:table-cell office:value-type="float" office:value="2.0397" calcext:value-type="float">
            <text:p>2.0397</text:p>
          </table:table-cell>
          <table:table-cell office:value-type="float" office:value="2.46961" calcext:value-type="float">
            <text:p>2.46961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2.3341" calcext:value-type="float">
            <text:p>2.3341</text:p>
          </table:table-cell>
          <table:table-cell office:value-type="float" office:value="1.86878" calcext:value-type="float">
            <text:p>1.86878</text:p>
          </table:table-cell>
          <table:table-cell office:value-type="float" office:value="2.04713" calcext:value-type="float">
            <text:p>2.04713</text:p>
          </table:table-cell>
          <table:table-cell office:value-type="float" office:value="1.81451" calcext:value-type="float">
            <text:p>1.81451</text:p>
          </table:table-cell>
          <table:table-cell office:value-type="float" office:value="1.90981" calcext:value-type="float">
            <text:p>1.90981</text:p>
          </table:table-cell>
        </table:table-row>
        <table:table-row table:style-name="ro1">
          <table:table-cell office:value-type="float" office:value="3.10724" calcext:value-type="float">
            <text:p>3.10724</text:p>
          </table:table-cell>
          <table:table-cell office:value-type="float" office:value="2.55322" calcext:value-type="float">
            <text:p>2.55322</text:p>
          </table:table-cell>
          <table:table-cell office:value-type="float" office:value="2.59322" calcext:value-type="float">
            <text:p>2.59322</text:p>
          </table:table-cell>
          <table:table-cell office:value-type="float" office:value="2.23399" calcext:value-type="float">
            <text:p>2.23399</text:p>
          </table:table-cell>
          <table:table-cell office:value-type="float" office:value="2.63236" calcext:value-type="float">
            <text:p>2.63236</text:p>
          </table:table-cell>
          <table:table-cell office:value-type="float" office:value="2.14612" calcext:value-type="float">
            <text:p>2.14612</text:p>
          </table:table-cell>
          <table:table-cell office:value-type="float" office:value="2.12959" calcext:value-type="float">
            <text:p>2.12959</text:p>
          </table:table-cell>
          <table:table-cell office:value-type="float" office:value="2.57389" calcext:value-type="float">
            <text:p>2.57389</text:p>
          </table:table-cell>
          <table:table-cell office:value-type="float" office:value="2.64906" calcext:value-type="float">
            <text:p>2.64906</text:p>
          </table:table-cell>
        </table:table-row>
        <table:table-row table:style-name="ro1">
          <table:table-cell office:value-type="float" office:value="2.13884" calcext:value-type="float">
            <text:p>2.13884</text:p>
          </table:table-cell>
          <table:table-cell office:value-type="float" office:value="1.35705" calcext:value-type="float">
            <text:p>1.35705</text:p>
          </table:table-cell>
          <table:table-cell office:value-type="float" office:value="1.5326" calcext:value-type="float">
            <text:p>1.5326</text:p>
          </table:table-cell>
          <table:table-cell office:value-type="float" office:value="1.59283" calcext:value-type="float">
            <text:p>1.59283</text:p>
          </table:table-cell>
          <table:table-cell office:value-type="float" office:value="1.78855" calcext:value-type="float">
            <text:p>1.78855</text:p>
          </table:table-cell>
          <table:table-cell office:value-type="float" office:value="1.49656" calcext:value-type="float">
            <text:p>1.49656</text:p>
          </table:table-cell>
          <table:table-cell office:value-type="float" office:value="1.6873" calcext:value-type="float">
            <text:p>1.6873</text:p>
          </table:table-cell>
          <table:table-cell office:value-type="float" office:value="1.49066" calcext:value-type="float">
            <text:p>1.49066</text:p>
          </table:table-cell>
          <table:table-cell office:value-type="float" office:value="1.07615" calcext:value-type="float">
            <text:p>1.07615</text:p>
          </table:table-cell>
        </table:table-row>
        <table:table-row table:style-name="ro1">
          <table:table-cell office:value-type="float" office:value="1.77827" calcext:value-type="float">
            <text:p>1.77827</text:p>
          </table:table-cell>
          <table:table-cell office:value-type="float" office:value="1.8118" calcext:value-type="float">
            <text:p>1.8118</text:p>
          </table:table-cell>
          <table:table-cell office:value-type="float" office:value="1.51583" calcext:value-type="float">
            <text:p>1.51583</text:p>
          </table:table-cell>
          <table:table-cell office:value-type="float" office:value="1.59334" calcext:value-type="float">
            <text:p>1.59334</text:p>
          </table:table-cell>
          <table:table-cell office:value-type="float" office:value="1.38557" calcext:value-type="float">
            <text:p>1.38557</text:p>
          </table:table-cell>
          <table:table-cell office:value-type="float" office:value="1.20181" calcext:value-type="float">
            <text:p>1.20181</text:p>
          </table:table-cell>
          <table:table-cell office:value-type="float" office:value="1.4519" calcext:value-type="float">
            <text:p>1.4519</text:p>
          </table:table-cell>
          <table:table-cell office:value-type="float" office:value="1.25171" calcext:value-type="float">
            <text:p>1.25171</text:p>
          </table:table-cell>
          <table:table-cell office:value-type="float" office:value="1.21577" calcext:value-type="float">
            <text:p>1.21577</text:p>
          </table:table-cell>
        </table:table-row>
        <table:table-row table:style-name="ro1">
          <table:table-cell office:value-type="float" office:value="1.83828" calcext:value-type="float">
            <text:p>1.83828</text:p>
          </table:table-cell>
          <table:table-cell office:value-type="float" office:value="1.564" calcext:value-type="float">
            <text:p>1.564</text:p>
          </table:table-cell>
          <table:table-cell office:value-type="float" office:value="1.71571" calcext:value-type="float">
            <text:p>1.71571</text:p>
          </table:table-cell>
          <table:table-cell office:value-type="float" office:value="1.39557" calcext:value-type="float">
            <text:p>1.39557</text:p>
          </table:table-cell>
          <table:table-cell office:value-type="float" office:value="1.5535" calcext:value-type="float">
            <text:p>1.5535</text:p>
          </table:table-cell>
          <table:table-cell office:value-type="float" office:value="1.14488" calcext:value-type="float">
            <text:p>1.14488</text:p>
          </table:table-cell>
          <table:table-cell office:value-type="float" office:value="1.35687" calcext:value-type="float">
            <text:p>1.35687</text:p>
          </table:table-cell>
          <table:table-cell office:value-type="float" office:value="1.15895" calcext:value-type="float">
            <text:p>1.15895</text:p>
          </table:table-cell>
          <table:table-cell office:value-type="float" office:value="0.932023" calcext:value-type="float">
            <text:p>0.932023</text:p>
          </table:table-cell>
        </table:table-row>
        <table:table-row table:style-name="ro1">
          <table:table-cell office:value-type="float" office:value="1.60185" calcext:value-type="float">
            <text:p>1.60185</text:p>
          </table:table-cell>
          <table:table-cell office:value-type="float" office:value="1.23483" calcext:value-type="float">
            <text:p>1.23483</text:p>
          </table:table-cell>
          <table:table-cell office:value-type="float" office:value="1.23237" calcext:value-type="float">
            <text:p>1.23237</text:p>
          </table:table-cell>
          <table:table-cell office:value-type="float" office:value="1.39447" calcext:value-type="float">
            <text:p>1.39447</text:p>
          </table:table-cell>
          <table:table-cell office:value-type="float" office:value="1.38704" calcext:value-type="float">
            <text:p>1.38704</text:p>
          </table:table-cell>
          <table:table-cell office:value-type="float" office:value="1.28689" calcext:value-type="float">
            <text:p>1.28689</text:p>
          </table:table-cell>
          <table:table-cell office:value-type="float" office:value="1.29365" calcext:value-type="float">
            <text:p>1.29365</text:p>
          </table:table-cell>
          <table:table-cell office:value-type="float" office:value="1.27483" calcext:value-type="float">
            <text:p>1.27483</text:p>
          </table:table-cell>
          <table:table-cell office:value-type="float" office:value="0.909599" calcext:value-type="float">
            <text:p>0.909599</text:p>
          </table:table-cell>
        </table:table-row>
        <table:table-row table:style-name="ro1">
          <table:table-cell office:value-type="float" office:value="1.78382" calcext:value-type="float">
            <text:p>1.78382</text:p>
          </table:table-cell>
          <table:table-cell office:value-type="float" office:value="1.33243" calcext:value-type="float">
            <text:p>1.33243</text:p>
          </table:table-cell>
          <table:table-cell office:value-type="float" office:value="1.36943" calcext:value-type="float">
            <text:p>1.36943</text:p>
          </table:table-cell>
          <table:table-cell office:value-type="float" office:value="1.52025" calcext:value-type="float">
            <text:p>1.52025</text:p>
          </table:table-cell>
          <table:table-cell office:value-type="float" office:value="1.33115" calcext:value-type="float">
            <text:p>1.33115</text:p>
          </table:table-cell>
          <table:table-cell office:value-type="float" office:value="1.16343" calcext:value-type="float">
            <text:p>1.16343</text:p>
          </table:table-cell>
          <table:table-cell office:value-type="float" office:value="1.44922" calcext:value-type="float">
            <text:p>1.44922</text:p>
          </table:table-cell>
          <table:table-cell office:value-type="float" office:value="1.48801" calcext:value-type="float">
            <text:p>1.48801</text:p>
          </table:table-cell>
          <table:table-cell office:value-type="float" office:value="1.03628" calcext:value-type="float">
            <text:p>1.03628</text:p>
          </table:table-cell>
        </table:table-row>
        <table:table-row table:style-name="ro1">
          <table:table-cell office:value-type="float" office:value="2.03119" calcext:value-type="float">
            <text:p>2.03119</text:p>
          </table:table-cell>
          <table:table-cell office:value-type="float" office:value="1.58145" calcext:value-type="float">
            <text:p>1.58145</text:p>
          </table:table-cell>
          <table:table-cell office:value-type="float" office:value="1.53134" calcext:value-type="float">
            <text:p>1.53134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1.19087" calcext:value-type="float">
            <text:p>1.19087</text:p>
          </table:table-cell>
          <table:table-cell office:value-type="float" office:value="1.22482" calcext:value-type="float">
            <text:p>1.22482</text:p>
          </table:table-cell>
          <table:table-cell office:value-type="float" office:value="1.59899" calcext:value-type="float">
            <text:p>1.59899</text:p>
          </table:table-cell>
          <table:table-cell office:value-type="float" office:value="1.3301" calcext:value-type="float">
            <text:p>1.3301</text:p>
          </table:table-cell>
          <table:table-cell office:value-type="float" office:value="0.914831" calcext:value-type="float">
            <text:p>0.914831</text:p>
          </table:table-cell>
        </table:table-row>
        <table:table-row table:style-name="ro1">
          <table:table-cell office:value-type="float" office:value="4.34313" calcext:value-type="float">
            <text:p>4.34313</text:p>
          </table:table-cell>
          <table:table-cell office:value-type="float" office:value="3.46178" calcext:value-type="float">
            <text:p>3.46178</text:p>
          </table:table-cell>
          <table:table-cell office:value-type="float" office:value="2.88415" calcext:value-type="float">
            <text:p>2.88415</text:p>
          </table:table-cell>
          <table:table-cell office:value-type="float" office:value="3.16849" calcext:value-type="float">
            <text:p>3.16849</text:p>
          </table:table-cell>
          <table:table-cell office:value-type="float" office:value="2.93929" calcext:value-type="float">
            <text:p>2.93929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6561" calcext:value-type="float">
            <text:p>2.96561</text:p>
          </table:table-cell>
          <table:table-cell office:value-type="float" office:value="2.84601" calcext:value-type="float">
            <text:p>2.84601</text:p>
          </table:table-cell>
          <table:table-cell office:value-type="float" office:value="2.67368" calcext:value-type="float">
            <text:p>2.67368</text:p>
          </table:table-cell>
        </table:table-row>
        <table:table-row table:style-name="ro1">
          <table:table-cell office:value-type="float" office:value="1.91485" calcext:value-type="float">
            <text:p>1.91485</text:p>
          </table:table-cell>
          <table:table-cell office:value-type="float" office:value="1.62285" calcext:value-type="float">
            <text:p>1.62285</text:p>
          </table:table-cell>
          <table:table-cell office:value-type="float" office:value="1.95856" calcext:value-type="float">
            <text:p>1.95856</text:p>
          </table:table-cell>
          <table:table-cell office:value-type="float" office:value="1.51593" calcext:value-type="float">
            <text:p>1.51593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1.52347" calcext:value-type="float">
            <text:p>1.52347</text:p>
          </table:table-cell>
          <table:table-cell office:value-type="float" office:value="1.60009" calcext:value-type="float">
            <text:p>1.60009</text:p>
          </table:table-cell>
          <table:table-cell office:value-type="float" office:value="1.42397" calcext:value-type="float">
            <text:p>1.42397</text:p>
          </table:table-cell>
          <table:table-cell office:value-type="float" office:value="0.921428" calcext:value-type="float">
            <text:p>0.921428</text:p>
          </table:table-cell>
        </table:table-row>
        <table:table-row table:style-name="ro1">
          <table:table-cell office:value-type="float" office:value="3.44491" calcext:value-type="float">
            <text:p>3.44491</text:p>
          </table:table-cell>
          <table:table-cell office:value-type="float" office:value="3.1954" calcext:value-type="float">
            <text:p>3.1954</text:p>
          </table:table-cell>
          <table:table-cell office:value-type="float" office:value="2.52458" calcext:value-type="float">
            <text:p>2.52458</text:p>
          </table:table-cell>
          <table:table-cell office:value-type="float" office:value="2.83674" calcext:value-type="float">
            <text:p>2.83674</text:p>
          </table:table-cell>
          <table:table-cell office:value-type="float" office:value="2.8191" calcext:value-type="float">
            <text:p>2.8191</text:p>
          </table:table-cell>
          <table:table-cell office:value-type="float" office:value="2.40333" calcext:value-type="float">
            <text:p>2.40333</text:p>
          </table:table-cell>
          <table:table-cell office:value-type="float" office:value="2.86389" calcext:value-type="float">
            <text:p>2.86389</text:p>
          </table:table-cell>
          <table:table-cell office:value-type="float" office:value="2.92533" calcext:value-type="float">
            <text:p>2.92533</text:p>
          </table:table-cell>
          <table:table-cell office:value-type="float" office:value="2.53012" calcext:value-type="float">
            <text:p>2.53012</text:p>
          </table:table-cell>
        </table:table-row>
        <table:table-row table:style-name="ro1">
          <table:table-cell office:value-type="float" office:value="1.84722" calcext:value-type="float">
            <text:p>1.84722</text:p>
          </table:table-cell>
          <table:table-cell office:value-type="float" office:value="1.41288" calcext:value-type="float">
            <text:p>1.41288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1.4923" calcext:value-type="float">
            <text:p>1.4923</text:p>
          </table:table-cell>
          <table:table-cell office:value-type="float" office:value="1.41571" calcext:value-type="float">
            <text:p>1.41571</text:p>
          </table:table-cell>
          <table:table-cell office:value-type="float" office:value="1.03752" calcext:value-type="float">
            <text:p>1.03752</text:p>
          </table:table-cell>
          <table:table-cell office:value-type="float" office:value="1.22708" calcext:value-type="float">
            <text:p>1.22708</text:p>
          </table:table-cell>
          <table:table-cell office:value-type="float" office:value="1.10461" calcext:value-type="float">
            <text:p>1.10461</text:p>
          </table:table-cell>
          <table:table-cell office:value-type="float" office:value="0.860309" calcext:value-type="float">
            <text:p>0.860309</text:p>
          </table:table-cell>
        </table:table-row>
        <table:table-row table:style-name="ro1">
          <table:table-cell office:value-type="float" office:value="1.81438" calcext:value-type="float">
            <text:p>1.81438</text:p>
          </table:table-cell>
          <table:table-cell office:value-type="float" office:value="1.64082" calcext:value-type="float">
            <text:p>1.64082</text:p>
          </table:table-cell>
          <table:table-cell office:value-type="float" office:value="1.42682" calcext:value-type="float">
            <text:p>1.42682</text:p>
          </table:table-cell>
          <table:table-cell office:value-type="float" office:value="1.67062" calcext:value-type="float">
            <text:p>1.67062</text:p>
          </table:table-cell>
          <table:table-cell office:value-type="float" office:value="1.58078" calcext:value-type="float">
            <text:p>1.58078</text:p>
          </table:table-cell>
          <table:table-cell office:value-type="float" office:value="1.20091" calcext:value-type="float">
            <text:p>1.20091</text:p>
          </table:table-cell>
          <table:table-cell office:value-type="float" office:value="1.83735" calcext:value-type="float">
            <text:p>1.83735</text:p>
          </table:table-cell>
          <table:table-cell office:value-type="float" office:value="1.43719" calcext:value-type="float">
            <text:p>1.43719</text:p>
          </table:table-cell>
          <table:table-cell office:value-type="float" office:value="1.16622" calcext:value-type="float">
            <text:p>1.16622</text:p>
          </table:table-cell>
        </table:table-row>
        <table:table-row table:style-name="ro1">
          <table:table-cell office:value-type="float" office:value="1.80461" calcext:value-type="float">
            <text:p>1.80461</text:p>
          </table:table-cell>
          <table:table-cell office:value-type="float" office:value="1.40317" calcext:value-type="float">
            <text:p>1.40317</text:p>
          </table:table-cell>
          <table:table-cell office:value-type="float" office:value="1.43711" calcext:value-type="float">
            <text:p>1.43711</text:p>
          </table:table-cell>
          <table:table-cell office:value-type="float" office:value="1.26437" calcext:value-type="float">
            <text:p>1.26437</text:p>
          </table:table-cell>
          <table:table-cell office:value-type="float" office:value="1.43336" calcext:value-type="float">
            <text:p>1.43336</text:p>
          </table:table-cell>
          <table:table-cell office:value-type="float" office:value="1.06232" calcext:value-type="float">
            <text:p>1.06232</text:p>
          </table:table-cell>
          <table:table-cell office:value-type="float" office:value="1.29948" calcext:value-type="float">
            <text:p>1.29948</text:p>
          </table:table-cell>
          <table:table-cell office:value-type="float" office:value="1.34238" calcext:value-type="float">
            <text:p>1.34238</text:p>
          </table:table-cell>
          <table:table-cell office:value-type="float" office:value="0.903186" calcext:value-type="float">
            <text:p>0.903186</text:p>
          </table:table-cell>
        </table:table-row>
        <table:table-row table:style-name="ro1">
          <table:table-cell office:value-type="float" office:value="1.76086" calcext:value-type="float">
            <text:p>1.76086</text:p>
          </table:table-cell>
          <table:table-cell office:value-type="float" office:value="1.54141" calcext:value-type="float">
            <text:p>1.54141</text:p>
          </table:table-cell>
          <table:table-cell office:value-type="float" office:value="1.7416" calcext:value-type="float">
            <text:p>1.7416</text:p>
          </table:table-cell>
          <table:table-cell office:value-type="float" office:value="1.40746" calcext:value-type="float">
            <text:p>1.40746</text:p>
          </table:table-cell>
          <table:table-cell office:value-type="float" office:value="1.59219" calcext:value-type="float">
            <text:p>1.59219</text:p>
          </table:table-cell>
          <table:table-cell office:value-type="float" office:value="1.62691" calcext:value-type="float">
            <text:p>1.62691</text:p>
          </table:table-cell>
          <table:table-cell office:value-type="float" office:value="1.65392" calcext:value-type="float">
            <text:p>1.65392</text:p>
          </table:table-cell>
          <table:table-cell office:value-type="float" office:value="1.44282" calcext:value-type="float">
            <text:p>1.44282</text:p>
          </table:table-cell>
          <table:table-cell office:value-type="float" office:value="0.998592" calcext:value-type="float">
            <text:p>0.998592</text:p>
          </table:table-cell>
        </table:table-row>
        <table:table-row table:style-name="ro1">
          <table:table-cell office:value-type="float" office:value="3.32033" calcext:value-type="float">
            <text:p>3.32033</text:p>
          </table:table-cell>
          <table:table-cell office:value-type="float" office:value="2.46287" calcext:value-type="float">
            <text:p>2.46287</text:p>
          </table:table-cell>
          <table:table-cell office:value-type="float" office:value="2.52826" calcext:value-type="float">
            <text:p>2.52826</text:p>
          </table:table-cell>
          <table:table-cell office:value-type="float" office:value="2.86542" calcext:value-type="float">
            <text:p>2.86542</text:p>
          </table:table-cell>
          <table:table-cell office:value-type="float" office:value="2.40809" calcext:value-type="float">
            <text:p>2.40809</text:p>
          </table:table-cell>
          <table:table-cell office:value-type="float" office:value="1.8635" calcext:value-type="float">
            <text:p>1.8635</text:p>
          </table:table-cell>
          <table:table-cell office:value-type="float" office:value="2.11546" calcext:value-type="float">
            <text:p>2.11546</text:p>
          </table:table-cell>
          <table:table-cell office:value-type="float" office:value="1.84347" calcext:value-type="float">
            <text:p>1.84347</text:p>
          </table:table-cell>
          <table:table-cell office:value-type="float" office:value="1.7923" calcext:value-type="float">
            <text:p>1.7923</text:p>
          </table:table-cell>
        </table:table-row>
        <table:table-row table:style-name="ro1">
          <table:table-cell office:value-type="float" office:value="2.03377" calcext:value-type="float">
            <text:p>2.03377</text:p>
          </table:table-cell>
          <table:table-cell office:value-type="float" office:value="1.94228" calcext:value-type="float">
            <text:p>1.94228</text:p>
          </table:table-cell>
          <table:table-cell office:value-type="float" office:value="1.90393" calcext:value-type="float">
            <text:p>1.90393</text:p>
          </table:table-cell>
          <table:table-cell office:value-type="float" office:value="1.91195" calcext:value-type="float">
            <text:p>1.91195</text:p>
          </table:table-cell>
          <table:table-cell office:value-type="float" office:value="1.60899" calcext:value-type="float">
            <text:p>1.60899</text:p>
          </table:table-cell>
          <table:table-cell office:value-type="float" office:value="1.36797" calcext:value-type="float">
            <text:p>1.36797</text:p>
          </table:table-cell>
          <table:table-cell office:value-type="float" office:value="1.16509" calcext:value-type="float">
            <text:p>1.16509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1.00505" calcext:value-type="float">
            <text:p>1.00505</text:p>
          </table:table-cell>
        </table:table-row>
        <table:table-row table:style-name="ro1">
          <table:table-cell office:value-type="float" office:value="1.78252" calcext:value-type="float">
            <text:p>1.78252</text:p>
          </table:table-cell>
          <table:table-cell office:value-type="float" office:value="1.47886" calcext:value-type="float">
            <text:p>1.47886</text:p>
          </table:table-cell>
          <table:table-cell office:value-type="float" office:value="1.50738" calcext:value-type="float">
            <text:p>1.50738</text:p>
          </table:table-cell>
          <table:table-cell office:value-type="float" office:value="1.75907" calcext:value-type="float">
            <text:p>1.75907</text:p>
          </table:table-cell>
          <table:table-cell office:value-type="float" office:value="1.26719" calcext:value-type="float">
            <text:p>1.26719</text:p>
          </table:table-cell>
          <table:table-cell office:value-type="float" office:value="1.19626" calcext:value-type="float">
            <text:p>1.19626</text:p>
          </table:table-cell>
          <table:table-cell office:value-type="float" office:value="1.27251" calcext:value-type="float">
            <text:p>1.27251</text:p>
          </table:table-cell>
          <table:table-cell office:value-type="float" office:value="1.37937" calcext:value-type="float">
            <text:p>1.37937</text:p>
          </table:table-cell>
          <table:table-cell office:value-type="float" office:value="1.09049" calcext:value-type="float">
            <text:p>1.09049</text:p>
          </table:table-cell>
        </table:table-row>
        <table:table-row table:style-name="ro1">
          <table:table-cell office:value-type="float" office:value="2.1022" calcext:value-type="float">
            <text:p>2.1022</text:p>
          </table:table-cell>
          <table:table-cell office:value-type="float" office:value="1.65238" calcext:value-type="float">
            <text:p>1.65238</text:p>
          </table:table-cell>
          <table:table-cell office:value-type="float" office:value="1.59613" calcext:value-type="float">
            <text:p>1.59613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1.56886" calcext:value-type="float">
            <text:p>1.56886</text:p>
          </table:table-cell>
          <table:table-cell office:value-type="float" office:value="1.39001" calcext:value-type="float">
            <text:p>1.39001</text:p>
          </table:table-cell>
          <table:table-cell office:value-type="float" office:value="1.54899" calcext:value-type="float">
            <text:p>1.54899</text:p>
          </table:table-cell>
          <table:table-cell office:value-type="float" office:value="1.31228" calcext:value-type="float">
            <text:p>1.31228</text:p>
          </table:table-cell>
          <table:table-cell office:value-type="float" office:value="0.825168" calcext:value-type="float">
            <text:p>0.825168</text:p>
          </table:table-cell>
        </table:table-row>
        <table:table-row table:style-name="ro1">
          <table:table-cell office:value-type="float" office:value="1.66378" calcext:value-type="float">
            <text:p>1.66378</text:p>
          </table:table-cell>
          <table:table-cell office:value-type="float" office:value="1.40538" calcext:value-type="float">
            <text:p>1.40538</text:p>
          </table:table-cell>
          <table:table-cell office:value-type="float" office:value="1.41789" calcext:value-type="float">
            <text:p>1.41789</text:p>
          </table:table-cell>
          <table:table-cell office:value-type="float" office:value="1.38081" calcext:value-type="float">
            <text:p>1.38081</text:p>
          </table:table-cell>
          <table:table-cell office:value-type="float" office:value="1.39694" calcext:value-type="float">
            <text:p>1.39694</text:p>
          </table:table-cell>
          <table:table-cell office:value-type="float" office:value="1.16518" calcext:value-type="float">
            <text:p>1.16518</text:p>
          </table:table-cell>
          <table:table-cell office:value-type="float" office:value="1.10739" calcext:value-type="float">
            <text:p>1.10739</text:p>
          </table:table-cell>
          <table:table-cell office:value-type="float" office:value="1.35749" calcext:value-type="float">
            <text:p>1.35749</text:p>
          </table:table-cell>
          <table:table-cell office:value-type="float" office:value="0.954344" calcext:value-type="float">
            <text:p>0.954344</text:p>
          </table:table-cell>
        </table:table-row>
        <table:table-row table:style-name="ro1">
          <table:table-cell office:value-type="float" office:value="1.97209" calcext:value-type="float">
            <text:p>1.97209</text:p>
          </table:table-cell>
          <table:table-cell office:value-type="float" office:value="1.59695" calcext:value-type="float">
            <text:p>1.59695</text:p>
          </table:table-cell>
          <table:table-cell office:value-type="float" office:value="1.61004" calcext:value-type="float">
            <text:p>1.61004</text:p>
          </table:table-cell>
          <table:table-cell office:value-type="float" office:value="1.64909" calcext:value-type="float">
            <text:p>1.64909</text:p>
          </table:table-cell>
          <table:table-cell office:value-type="float" office:value="1.52104" calcext:value-type="float">
            <text:p>1.52104</text:p>
          </table:table-cell>
          <table:table-cell office:value-type="float" office:value="1.30533" calcext:value-type="float">
            <text:p>1.30533</text:p>
          </table:table-cell>
          <table:table-cell office:value-type="float" office:value="1.44744" calcext:value-type="float">
            <text:p>1.44744</text:p>
          </table:table-cell>
          <table:table-cell office:value-type="float" office:value="1.55642" calcext:value-type="float">
            <text:p>1.55642</text:p>
          </table:table-cell>
          <table:table-cell office:value-type="float" office:value="1.11723" calcext:value-type="float">
            <text:p>1.11723</text:p>
          </table:table-cell>
        </table:table-row>
        <table:table-row table:style-name="ro1">
          <table:table-cell office:value-type="float" office:value="3.08532" calcext:value-type="float">
            <text:p>3.08532</text:p>
          </table:table-cell>
          <table:table-cell office:value-type="float" office:value="2.10452" calcext:value-type="float">
            <text:p>2.10452</text:p>
          </table:table-cell>
          <table:table-cell office:value-type="float" office:value="1.93481" calcext:value-type="float">
            <text:p>1.93481</text:p>
          </table:table-cell>
          <table:table-cell office:value-type="float" office:value="2.04055" calcext:value-type="float">
            <text:p>2.04055</text:p>
          </table:table-cell>
          <table:table-cell office:value-type="float" office:value="2.09951" calcext:value-type="float">
            <text:p>2.09951</text:p>
          </table:table-cell>
          <table:table-cell office:value-type="float" office:value="1.8477" calcext:value-type="float">
            <text:p>1.8477</text:p>
          </table:table-cell>
          <table:table-cell office:value-type="float" office:value="2.02945" calcext:value-type="float">
            <text:p>2.02945</text:p>
          </table:table-cell>
          <table:table-cell office:value-type="float" office:value="1.75467" calcext:value-type="float">
            <text:p>1.75467</text:p>
          </table:table-cell>
          <table:table-cell office:value-type="float" office:value="1.60248" calcext:value-type="float">
            <text:p>1.60248</text:p>
          </table:table-cell>
        </table:table-row>
        <table:table-row table:style-name="ro1">
          <table:table-cell office:value-type="float" office:value="3.20803" calcext:value-type="float">
            <text:p>3.20803</text:p>
          </table:table-cell>
          <table:table-cell office:value-type="float" office:value="2.53859" calcext:value-type="float">
            <text:p>2.53859</text:p>
          </table:table-cell>
          <table:table-cell office:value-type="float" office:value="3.44349" calcext:value-type="float">
            <text:p>3.44349</text:p>
          </table:table-cell>
          <table:table-cell office:value-type="float" office:value="2.72385" calcext:value-type="float">
            <text:p>2.72385</text:p>
          </table:table-cell>
          <table:table-cell office:value-type="float" office:value="2.93549" calcext:value-type="float">
            <text:p>2.93549</text:p>
          </table:table-cell>
          <table:table-cell office:value-type="float" office:value="2.696" calcext:value-type="float">
            <text:p>2.696</text:p>
          </table:table-cell>
          <table:table-cell office:value-type="float" office:value="3.06425" calcext:value-type="float">
            <text:p>3.06425</text:p>
          </table:table-cell>
          <table:table-cell office:value-type="float" office:value="3.15728" calcext:value-type="float">
            <text:p>3.15728</text:p>
          </table:table-cell>
          <table:table-cell office:value-type="float" office:value="2.26338" calcext:value-type="float">
            <text:p>2.26338</text:p>
          </table:table-cell>
        </table:table-row>
        <table:table-row table:style-name="ro1">
          <table:table-cell office:value-type="float" office:value="2.25945" calcext:value-type="float">
            <text:p>2.25945</text:p>
          </table:table-cell>
          <table:table-cell office:value-type="float" office:value="1.51246" calcext:value-type="float">
            <text:p>1.51246</text:p>
          </table:table-cell>
          <table:table-cell office:value-type="float" office:value="1.99269" calcext:value-type="float">
            <text:p>1.99269</text:p>
          </table:table-cell>
          <table:table-cell office:value-type="float" office:value="1.86171" calcext:value-type="float">
            <text:p>1.86171</text:p>
          </table:table-cell>
          <table:table-cell office:value-type="float" office:value="1.62963" calcext:value-type="float">
            <text:p>1.62963</text:p>
          </table:table-cell>
          <table:table-cell office:value-type="float" office:value="1.40323" calcext:value-type="float">
            <text:p>1.40323</text:p>
          </table:table-cell>
          <table:table-cell office:value-type="float" office:value="1.66707" calcext:value-type="float">
            <text:p>1.66707</text:p>
          </table:table-cell>
          <table:table-cell office:value-type="float" office:value="1.4564" calcext:value-type="float">
            <text:p>1.4564</text:p>
          </table:table-cell>
          <table:table-cell office:value-type="float" office:value="1.17767" calcext:value-type="float">
            <text:p>1.17767</text:p>
          </table:table-cell>
        </table:table-row>
        <table:table-row table:style-name="ro1">
          <table:table-cell office:value-type="float" office:value="2.37598" calcext:value-type="float">
            <text:p>2.37598</text:p>
          </table:table-cell>
          <table:table-cell office:value-type="float" office:value="2.02658" calcext:value-type="float">
            <text:p>2.02658</text:p>
          </table:table-cell>
          <table:table-cell office:value-type="float" office:value="2.21937" calcext:value-type="float">
            <text:p>2.21937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2.14025" calcext:value-type="float">
            <text:p>2.14025</text:p>
          </table:table-cell>
          <table:table-cell office:value-type="float" office:value="1.57527" calcext:value-type="float">
            <text:p>1.57527</text:p>
          </table:table-cell>
          <table:table-cell office:value-type="float" office:value="2.20488" calcext:value-type="float">
            <text:p>2.20488</text:p>
          </table:table-cell>
          <table:table-cell office:value-type="float" office:value="2.0472" calcext:value-type="float">
            <text:p>2.0472</text:p>
          </table:table-cell>
          <table:table-cell office:value-type="float" office:value="1.27142" calcext:value-type="float">
            <text:p>1.27142</text:p>
          </table:table-cell>
        </table:table-row>
        <table:table-row table:style-name="ro1">
          <table:table-cell office:value-type="float" office:value="2.08415" calcext:value-type="float">
            <text:p>2.08415</text:p>
          </table:table-cell>
          <table:table-cell office:value-type="float" office:value="1.53733" calcext:value-type="float">
            <text:p>1.53733</text:p>
          </table:table-cell>
          <table:table-cell office:value-type="float" office:value="1.96591" calcext:value-type="float">
            <text:p>1.96591</text:p>
          </table:table-cell>
          <table:table-cell office:value-type="float" office:value="1.51442" calcext:value-type="float">
            <text:p>1.51442</text:p>
          </table:table-cell>
          <table:table-cell office:value-type="float" office:value="1.57387" calcext:value-type="float">
            <text:p>1.57387</text:p>
          </table:table-cell>
          <table:table-cell office:value-type="float" office:value="1.42321" calcext:value-type="float">
            <text:p>1.42321</text:p>
          </table:table-cell>
          <table:table-cell office:value-type="float" office:value="1.52058" calcext:value-type="float">
            <text:p>1.52058</text:p>
          </table:table-cell>
          <table:table-cell office:value-type="float" office:value="1.52554" calcext:value-type="float">
            <text:p>1.52554</text:p>
          </table:table-cell>
          <table:table-cell office:value-type="float" office:value="1.06441" calcext:value-type="float">
            <text:p>1.06441</text:p>
          </table:table-cell>
        </table:table-row>
        <table:table-row table:style-name="ro1">
          <table:table-cell office:value-type="float" office:value="2.45427" calcext:value-type="float">
            <text:p>2.45427</text:p>
          </table:table-cell>
          <table:table-cell office:value-type="float" office:value="2.0408" calcext:value-type="float">
            <text:p>2.0408</text:p>
          </table:table-cell>
          <table:table-cell office:value-type="float" office:value="2.13913" calcext:value-type="float">
            <text:p>2.13913</text:p>
          </table:table-cell>
          <table:table-cell office:value-type="float" office:value="1.77433" calcext:value-type="float">
            <text:p>1.77433</text:p>
          </table:table-cell>
          <table:table-cell office:value-type="float" office:value="1.97718" calcext:value-type="float">
            <text:p>1.97718</text:p>
          </table:table-cell>
          <table:table-cell office:value-type="float" office:value="1.63688" calcext:value-type="float">
            <text:p>1.63688</text:p>
          </table:table-cell>
          <table:table-cell office:value-type="float" office:value="1.93011" calcext:value-type="float">
            <text:p>1.93011</text:p>
          </table:table-cell>
          <table:table-cell office:value-type="float" office:value="1.90491" calcext:value-type="float">
            <text:p>1.90491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.82879" calcext:value-type="float">
            <text:p>1.82879</text:p>
          </table:table-cell>
          <table:table-cell office:value-type="float" office:value="1.40248" calcext:value-type="float">
            <text:p>1.40248</text:p>
          </table:table-cell>
          <table:table-cell office:value-type="float" office:value="1.65167" calcext:value-type="float">
            <text:p>1.65167</text:p>
          </table:table-cell>
          <table:table-cell office:value-type="float" office:value="1.44598" calcext:value-type="float">
            <text:p>1.44598</text:p>
          </table:table-cell>
          <table:table-cell office:value-type="float" office:value="1.26409" calcext:value-type="float">
            <text:p>1.26409</text:p>
          </table:table-cell>
          <table:table-cell office:value-type="float" office:value="1.16839" calcext:value-type="float">
            <text:p>1.16839</text:p>
          </table:table-cell>
          <table:table-cell office:value-type="float" office:value="1.39618" calcext:value-type="float">
            <text:p>1.39618</text:p>
          </table:table-cell>
          <table:table-cell office:value-type="float" office:value="1.02498" calcext:value-type="float">
            <text:p>1.02498</text:p>
          </table:table-cell>
          <table:table-cell office:value-type="float" office:value="0.92728" calcext:value-type="float">
            <text:p>0.92728</text:p>
          </table:table-cell>
        </table:table-row>
        <table:table-row table:style-name="ro1">
          <table:table-cell office:value-type="float" office:value="2.34546" calcext:value-type="float">
            <text:p>2.34546</text:p>
          </table:table-cell>
          <table:table-cell office:value-type="float" office:value="1.69493" calcext:value-type="float">
            <text:p>1.69493</text:p>
          </table:table-cell>
          <table:table-cell office:value-type="float" office:value="1.91619" calcext:value-type="float">
            <text:p>1.91619</text:p>
          </table:table-cell>
          <table:table-cell office:value-type="float" office:value="1.67576" calcext:value-type="float">
            <text:p>1.67576</text:p>
          </table:table-cell>
          <table:table-cell office:value-type="float" office:value="1.79393" calcext:value-type="float">
            <text:p>1.79393</text:p>
          </table:table-cell>
          <table:table-cell office:value-type="float" office:value="1.37842" calcext:value-type="float">
            <text:p>1.37842</text:p>
          </table:table-cell>
          <table:table-cell office:value-type="float" office:value="1.62886" calcext:value-type="float">
            <text:p>1.62886</text:p>
          </table:table-cell>
          <table:table-cell office:value-type="float" office:value="1.63743" calcext:value-type="float">
            <text:p>1.63743</text:p>
          </table:table-cell>
          <table:table-cell office:value-type="float" office:value="1.1273" calcext:value-type="float">
            <text:p>1.1273</text:p>
          </table:table-cell>
        </table:table-row>
        <table:table-row table:style-name="ro1">
          <table:table-cell office:value-type="float" office:value="2.35219" calcext:value-type="float">
            <text:p>2.35219</text:p>
          </table:table-cell>
          <table:table-cell office:value-type="float" office:value="1.82071" calcext:value-type="float">
            <text:p>1.82071</text:p>
          </table:table-cell>
          <table:table-cell office:value-type="float" office:value="1.91244" calcext:value-type="float">
            <text:p>1.91244</text:p>
          </table:table-cell>
          <table:table-cell office:value-type="float" office:value="2.051" calcext:value-type="float">
            <text:p>2.051</text:p>
          </table:table-cell>
          <table:table-cell office:value-type="float" office:value="1.66506" calcext:value-type="float">
            <text:p>1.66506</text:p>
          </table:table-cell>
          <table:table-cell office:value-type="float" office:value="1.93727" calcext:value-type="float">
            <text:p>1.93727</text:p>
          </table:table-cell>
          <table:table-cell office:value-type="float" office:value="1.77581" calcext:value-type="float">
            <text:p>1.77581</text:p>
          </table:table-cell>
          <table:table-cell office:value-type="float" office:value="1.86232" calcext:value-type="float">
            <text:p>1.86232</text:p>
          </table:table-cell>
          <table:table-cell office:value-type="float" office:value="1.41145" calcext:value-type="float">
            <text:p>1.41145</text:p>
          </table:table-cell>
        </table:table-row>
        <table:table-row table:style-name="ro1">
          <table:table-cell office:value-type="float" office:value="2.10577" calcext:value-type="float">
            <text:p>2.10577</text:p>
          </table:table-cell>
          <table:table-cell office:value-type="float" office:value="1.80685" calcext:value-type="float">
            <text:p>1.80685</text:p>
          </table:table-cell>
          <table:table-cell office:value-type="float" office:value="1.87593" calcext:value-type="float">
            <text:p>1.87593</text:p>
          </table:table-cell>
          <table:table-cell office:value-type="float" office:value="1.9827" calcext:value-type="float">
            <text:p>1.9827</text:p>
          </table:table-cell>
          <table:table-cell office:value-type="float" office:value="1.82189" calcext:value-type="float">
            <text:p>1.82189</text:p>
          </table:table-cell>
          <table:table-cell office:value-type="float" office:value="1.98702" calcext:value-type="float">
            <text:p>1.98702</text:p>
          </table:table-cell>
          <table:table-cell office:value-type="float" office:value="1.59003" calcext:value-type="float">
            <text:p>1.59003</text:p>
          </table:table-cell>
          <table:table-cell office:value-type="float" office:value="1.85974" calcext:value-type="float">
            <text:p>1.85974</text:p>
          </table:table-cell>
          <table:table-cell office:value-type="float" office:value="1.30892" calcext:value-type="float">
            <text:p>1.30892</text:p>
          </table:table-cell>
        </table:table-row>
        <table:table-row table:style-name="ro1">
          <table:table-cell office:value-type="float" office:value="3.13286" calcext:value-type="float">
            <text:p>3.13286</text:p>
          </table:table-cell>
          <table:table-cell office:value-type="float" office:value="2.4828" calcext:value-type="float">
            <text:p>2.4828</text:p>
          </table:table-cell>
          <table:table-cell office:value-type="float" office:value="2.43567" calcext:value-type="float">
            <text:p>2.43567</text:p>
          </table:table-cell>
          <table:table-cell office:value-type="float" office:value="2.6335" calcext:value-type="float">
            <text:p>2.6335</text:p>
          </table:table-cell>
          <table:table-cell office:value-type="float" office:value="2.19742" calcext:value-type="float">
            <text:p>2.19742</text:p>
          </table:table-cell>
          <table:table-cell office:value-type="float" office:value="2.07923" calcext:value-type="float">
            <text:p>2.07923</text:p>
          </table:table-cell>
          <table:table-cell office:value-type="float" office:value="2.58339" calcext:value-type="float">
            <text:p>2.58339</text:p>
          </table:table-cell>
          <table:table-cell office:value-type="float" office:value="2.71505" calcext:value-type="float">
            <text:p>2.71505</text:p>
          </table:table-cell>
          <table:table-cell office:value-type="float" office:value="2.96164" calcext:value-type="float">
            <text:p>2.96164</text:p>
          </table:table-cell>
        </table:table-row>
        <table:table-row table:style-name="ro1">
          <table:table-cell office:value-type="float" office:value="1.90147" calcext:value-type="float">
            <text:p>1.90147</text:p>
          </table:table-cell>
          <table:table-cell office:value-type="float" office:value="2.0024" calcext:value-type="float">
            <text:p>2.0024</text:p>
          </table:table-cell>
          <table:table-cell office:value-type="float" office:value="1.5884" calcext:value-type="float">
            <text:p>1.5884</text:p>
          </table:table-cell>
          <table:table-cell office:value-type="float" office:value="1.70845" calcext:value-type="float">
            <text:p>1.70845</text:p>
          </table:table-cell>
          <table:table-cell office:value-type="float" office:value="1.94832" calcext:value-type="float">
            <text:p>1.94832</text:p>
          </table:table-cell>
          <table:table-cell office:value-type="float" office:value="1.40131" calcext:value-type="float">
            <text:p>1.40131</text:p>
          </table:table-cell>
          <table:table-cell office:value-type="float" office:value="1.79521" calcext:value-type="float">
            <text:p>1.79521</text:p>
          </table:table-cell>
          <table:table-cell office:value-type="float" office:value="1.56015" calcext:value-type="float">
            <text:p>1.56015</text:p>
          </table:table-cell>
          <table:table-cell office:value-type="float" office:value="1.32474" calcext:value-type="float">
            <text:p>1.32474</text:p>
          </table:table-cell>
        </table:table-row>
        <table:table-row table:style-name="ro1">
          <table:table-cell office:value-type="float" office:value="2.43657" calcext:value-type="float">
            <text:p>2.43657</text:p>
          </table:table-cell>
          <table:table-cell office:value-type="float" office:value="2.06257" calcext:value-type="float">
            <text:p>2.06257</text:p>
          </table:table-cell>
          <table:table-cell office:value-type="float" office:value="2.07102" calcext:value-type="float">
            <text:p>2.07102</text:p>
          </table:table-cell>
          <table:table-cell office:value-type="float" office:value="2.45263" calcext:value-type="float">
            <text:p>2.45263</text:p>
          </table:table-cell>
          <table:table-cell office:value-type="float" office:value="1.84219" calcext:value-type="float">
            <text:p>1.84219</text:p>
          </table:table-cell>
          <table:table-cell office:value-type="float" office:value="1.62899" calcext:value-type="float">
            <text:p>1.62899</text:p>
          </table:table-cell>
          <table:table-cell office:value-type="float" office:value="1.80832" calcext:value-type="float">
            <text:p>1.80832</text:p>
          </table:table-cell>
          <table:table-cell office:value-type="float" office:value="1.56529" calcext:value-type="float">
            <text:p>1.56529</text:p>
          </table:table-cell>
          <table:table-cell office:value-type="float" office:value="1.44468" calcext:value-type="float">
            <text:p>1.44468</text:p>
          </table:table-cell>
        </table:table-row>
        <table:table-row table:style-name="ro1">
          <table:table-cell office:value-type="float" office:value="2.05083" calcext:value-type="float">
            <text:p>2.05083</text:p>
          </table:table-cell>
          <table:table-cell office:value-type="float" office:value="1.77624" calcext:value-type="float">
            <text:p>1.77624</text:p>
          </table:table-cell>
          <table:table-cell office:value-type="float" office:value="1.9183" calcext:value-type="float">
            <text:p>1.9183</text:p>
          </table:table-cell>
          <table:table-cell office:value-type="float" office:value="1.83019" calcext:value-type="float">
            <text:p>1.83019</text:p>
          </table:table-cell>
          <table:table-cell office:value-type="float" office:value="1.69765" calcext:value-type="float">
            <text:p>1.69765</text:p>
          </table:table-cell>
          <table:table-cell office:value-type="float" office:value="1.45919" calcext:value-type="float">
            <text:p>1.45919</text:p>
          </table:table-cell>
          <table:table-cell office:value-type="float" office:value="1.61294" calcext:value-type="float">
            <text:p>1.61294</text:p>
          </table:table-cell>
          <table:table-cell office:value-type="float" office:value="1.5041" calcext:value-type="float">
            <text:p>1.5041</text:p>
          </table:table-cell>
          <table:table-cell office:value-type="float" office:value="1.25825" calcext:value-type="float">
            <text:p>1.25825</text:p>
          </table:table-cell>
        </table:table-row>
        <table:table-row table:style-name="ro1">
          <table:table-cell office:value-type="float" office:value="2.01019" calcext:value-type="float">
            <text:p>2.01019</text:p>
          </table:table-cell>
          <table:table-cell office:value-type="float" office:value="1.51765" calcext:value-type="float">
            <text:p>1.51765</text:p>
          </table:table-cell>
          <table:table-cell office:value-type="float" office:value="1.95457" calcext:value-type="float">
            <text:p>1.95457</text:p>
          </table:table-cell>
          <table:table-cell office:value-type="float" office:value="1.76759" calcext:value-type="float">
            <text:p>1.76759</text:p>
          </table:table-cell>
          <table:table-cell office:value-type="float" office:value="2.05372" calcext:value-type="float">
            <text:p>2.05372</text:p>
          </table:table-cell>
          <table:table-cell office:value-type="float" office:value="1.7084" calcext:value-type="float">
            <text:p>1.7084</text:p>
          </table:table-cell>
          <table:table-cell office:value-type="float" office:value="1.76995" calcext:value-type="float">
            <text:p>1.76995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1.35424" calcext:value-type="float">
            <text:p>1.35424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1.2748" calcext:value-type="float">
            <text:p>1.2748</text:p>
          </table:table-cell>
          <table:table-cell office:value-type="float" office:value="1.60115" calcext:value-type="float">
            <text:p>1.60115</text:p>
          </table:table-cell>
          <table:table-cell office:value-type="float" office:value="1.57117" calcext:value-type="float">
            <text:p>1.57117</text:p>
          </table:table-cell>
          <table:table-cell office:value-type="float" office:value="1.38761" calcext:value-type="float">
            <text:p>1.38761</text:p>
          </table:table-cell>
          <table:table-cell office:value-type="float" office:value="1.164" calcext:value-type="float">
            <text:p>1.164</text:p>
          </table:table-cell>
          <table:table-cell office:value-type="float" office:value="1.6819" calcext:value-type="float">
            <text:p>1.6819</text:p>
          </table:table-cell>
          <table:table-cell office:value-type="float" office:value="1.33688" calcext:value-type="float">
            <text:p>1.33688</text:p>
          </table:table-cell>
          <table:table-cell office:value-type="float" office:value="1.06693" calcext:value-type="float">
            <text:p>1.06693</text:p>
          </table:table-cell>
        </table:table-row>
        <table:table-row table:style-name="ro1">
          <table:table-cell office:value-type="float" office:value="2.13538" calcext:value-type="float">
            <text:p>2.13538</text:p>
          </table:table-cell>
          <table:table-cell office:value-type="float" office:value="1.78349" calcext:value-type="float">
            <text:p>1.78349</text:p>
          </table:table-cell>
          <table:table-cell office:value-type="float" office:value="1.92303" calcext:value-type="float">
            <text:p>1.92303</text:p>
          </table:table-cell>
          <table:table-cell office:value-type="float" office:value="1.85669" calcext:value-type="float">
            <text:p>1.85669</text:p>
          </table:table-cell>
          <table:table-cell office:value-type="float" office:value="1.50657" calcext:value-type="float">
            <text:p>1.50657</text:p>
          </table:table-cell>
          <table:table-cell office:value-type="float" office:value="1.80416" calcext:value-type="float">
            <text:p>1.80416</text:p>
          </table:table-cell>
          <table:table-cell office:value-type="float" office:value="1.69507" calcext:value-type="float">
            <text:p>1.69507</text:p>
          </table:table-cell>
          <table:table-cell office:value-type="float" office:value="1.58679" calcext:value-type="float">
            <text:p>1.58679</text:p>
          </table:table-cell>
          <table:table-cell office:value-type="float" office:value="1.41108" calcext:value-type="float">
            <text:p>1.41108</text:p>
          </table:table-cell>
        </table:table-row>
        <table:table-row table:style-name="ro1">
          <table:table-cell office:value-type="float" office:value="1.9349" calcext:value-type="float">
            <text:p>1.9349</text:p>
          </table:table-cell>
          <table:table-cell office:value-type="float" office:value="1.28122" calcext:value-type="float">
            <text:p>1.28122</text:p>
          </table:table-cell>
          <table:table-cell office:value-type="float" office:value="1.3394" calcext:value-type="float">
            <text:p>1.3394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1.19731" calcext:value-type="float">
            <text:p>1.19731</text:p>
          </table:table-cell>
          <table:table-cell office:value-type="float" office:value="1.05" calcext:value-type="float">
            <text:p>1.05</text:p>
          </table:table-cell>
          <table:table-cell office:value-type="float" office:value="1.26676" calcext:value-type="float">
            <text:p>1.26676</text:p>
          </table:table-cell>
          <table:table-cell office:value-type="float" office:value="1.16507" calcext:value-type="float">
            <text:p>1.16507</text:p>
          </table:table-cell>
          <table:table-cell office:value-type="float" office:value="0.9749" calcext:value-type="float">
            <text:p>0.9749</text:p>
          </table:table-cell>
        </table:table-row>
        <table:table-row table:style-name="ro1">
          <table:table-cell office:value-type="float" office:value="1.91063" calcext:value-type="float">
            <text:p>1.91063</text:p>
          </table:table-cell>
          <table:table-cell office:value-type="float" office:value="1.71426" calcext:value-type="float">
            <text:p>1.71426</text:p>
          </table:table-cell>
          <table:table-cell office:value-type="float" office:value="1.49339" calcext:value-type="float">
            <text:p>1.49339</text:p>
          </table:table-cell>
          <table:table-cell office:value-type="float" office:value="1.52401" calcext:value-type="float">
            <text:p>1.52401</text:p>
          </table:table-cell>
          <table:table-cell office:value-type="float" office:value="1.54046" calcext:value-type="float">
            <text:p>1.54046</text:p>
          </table:table-cell>
          <table:table-cell office:value-type="float" office:value="1.27264" calcext:value-type="float">
            <text:p>1.27264</text:p>
          </table:table-cell>
          <table:table-cell office:value-type="float" office:value="1.44765" calcext:value-type="float">
            <text:p>1.44765</text:p>
          </table:table-cell>
          <table:table-cell office:value-type="float" office:value="1.22361" calcext:value-type="float">
            <text:p>1.22361</text:p>
          </table:table-cell>
          <table:table-cell office:value-type="float" office:value="1.05278" calcext:value-type="float">
            <text:p>1.05278</text:p>
          </table:table-cell>
        </table:table-row>
        <table:table-row table:style-name="ro1">
          <table:table-cell office:value-type="float" office:value="2.00416" calcext:value-type="float">
            <text:p>2.00416</text:p>
          </table:table-cell>
          <table:table-cell office:value-type="float" office:value="1.63513" calcext:value-type="float">
            <text:p>1.6351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1.88468" calcext:value-type="float">
            <text:p>1.88468</text:p>
          </table:table-cell>
          <table:table-cell office:value-type="float" office:value="1.46072" calcext:value-type="float">
            <text:p>1.46072</text:p>
          </table:table-cell>
          <table:table-cell office:value-type="float" office:value="1.18555" calcext:value-type="float">
            <text:p>1.18555</text:p>
          </table:table-cell>
          <table:table-cell office:value-type="float" office:value="1.41451" calcext:value-type="float">
            <text:p>1.41451</text:p>
          </table:table-cell>
          <table:table-cell office:value-type="float" office:value="1.52026" calcext:value-type="float">
            <text:p>1.52026</text:p>
          </table:table-cell>
          <table:table-cell office:value-type="float" office:value="1.12622" calcext:value-type="float">
            <text:p>1.12622</text:p>
          </table:table-cell>
        </table:table-row>
        <table:table-row table:style-name="ro1">
          <table:table-cell office:value-type="float" office:value="2.30814" calcext:value-type="float">
            <text:p>2.30814</text:p>
          </table:table-cell>
          <table:table-cell office:value-type="float" office:value="2.22369" calcext:value-type="float">
            <text:p>2.22369</text:p>
          </table:table-cell>
          <table:table-cell office:value-type="float" office:value="2.1021" calcext:value-type="float">
            <text:p>2.1021</text:p>
          </table:table-cell>
          <table:table-cell office:value-type="float" office:value="2.14618" calcext:value-type="float">
            <text:p>2.14618</text:p>
          </table:table-cell>
          <table:table-cell office:value-type="float" office:value="1.98875" calcext:value-type="float">
            <text:p>1.98875</text:p>
          </table:table-cell>
          <table:table-cell office:value-type="float" office:value="1.75035" calcext:value-type="float">
            <text:p>1.75035</text:p>
          </table:table-cell>
          <table:table-cell office:value-type="float" office:value="2.02526" calcext:value-type="float">
            <text:p>2.02526</text:p>
          </table:table-cell>
          <table:table-cell office:value-type="float" office:value="1.78063" calcext:value-type="float">
            <text:p>1.78063</text:p>
          </table:table-cell>
          <table:table-cell office:value-type="float" office:value="1.5746" calcext:value-type="float">
            <text:p>1.5746</text:p>
          </table:table-cell>
        </table:table-row>
        <table:table-row table:style-name="ro1">
          <table:table-cell office:value-type="float" office:value="1.82277" calcext:value-type="float">
            <text:p>1.82277</text:p>
          </table:table-cell>
          <table:table-cell office:value-type="float" office:value="1.60526" calcext:value-type="float">
            <text:p>1.60526</text:p>
          </table:table-cell>
          <table:table-cell office:value-type="float" office:value="1.77652" calcext:value-type="float">
            <text:p>1.77652</text:p>
          </table:table-cell>
          <table:table-cell office:value-type="float" office:value="1.75545" calcext:value-type="float">
            <text:p>1.75545</text:p>
          </table:table-cell>
          <table:table-cell office:value-type="float" office:value="1.80392" calcext:value-type="float">
            <text:p>1.80392</text:p>
          </table:table-cell>
          <table:table-cell office:value-type="float" office:value="1.33567" calcext:value-type="float">
            <text:p>1.33567</text:p>
          </table:table-cell>
          <table:table-cell office:value-type="float" office:value="1.67225" calcext:value-type="float">
            <text:p>1.67225</text:p>
          </table:table-cell>
          <table:table-cell office:value-type="float" office:value="1.66874" calcext:value-type="float">
            <text:p>1.66874</text:p>
          </table:table-cell>
          <table:table-cell office:value-type="float" office:value="1.36289" calcext:value-type="float">
            <text:p>1.36289</text:p>
          </table:table-cell>
        </table:table-row>
        <table:table-row table:style-name="ro1">
          <table:table-cell office:value-type="float" office:value="2.59328" calcext:value-type="float">
            <text:p>2.59328</text:p>
          </table:table-cell>
          <table:table-cell office:value-type="float" office:value="2.02135" calcext:value-type="float">
            <text:p>2.02135</text:p>
          </table:table-cell>
          <table:table-cell office:value-type="float" office:value="2.29566" calcext:value-type="float">
            <text:p>2.29566</text:p>
          </table:table-cell>
          <table:table-cell office:value-type="float" office:value="2.56006" calcext:value-type="float">
            <text:p>2.56006</text:p>
          </table:table-cell>
          <table:table-cell office:value-type="float" office:value="2.14242" calcext:value-type="float">
            <text:p>2.14242</text:p>
          </table:table-cell>
          <table:table-cell office:value-type="float" office:value="1.50979" calcext:value-type="float">
            <text:p>1.50979</text:p>
          </table:table-cell>
          <table:table-cell office:value-type="float" office:value="2.16831" calcext:value-type="float">
            <text:p>2.16831</text:p>
          </table:table-cell>
          <table:table-cell office:value-type="float" office:value="1.73212" calcext:value-type="float">
            <text:p>1.73212</text:p>
          </table:table-cell>
          <table:table-cell office:value-type="float" office:value="1.53242" calcext:value-type="float">
            <text:p>1.53242</text:p>
          </table:table-cell>
        </table:table-row>
        <table:table-row table:style-name="ro1">
          <table:table-cell office:value-type="float" office:value="1.91047" calcext:value-type="float">
            <text:p>1.91047</text:p>
          </table:table-cell>
          <table:table-cell office:value-type="float" office:value="1.49557" calcext:value-type="float">
            <text:p>1.49557</text:p>
          </table:table-cell>
          <table:table-cell office:value-type="float" office:value="1.71841" calcext:value-type="float">
            <text:p>1.71841</text:p>
          </table:table-cell>
          <table:table-cell office:value-type="float" office:value="1.53467" calcext:value-type="float">
            <text:p>1.53467</text:p>
          </table:table-cell>
          <table:table-cell office:value-type="float" office:value="1.6385" calcext:value-type="float">
            <text:p>1.6385</text:p>
          </table:table-cell>
          <table:table-cell office:value-type="float" office:value="1.53994" calcext:value-type="float">
            <text:p>1.53994</text:p>
          </table:table-cell>
          <table:table-cell office:value-type="float" office:value="1.57664" calcext:value-type="float">
            <text:p>1.57664</text:p>
          </table:table-cell>
          <table:table-cell office:value-type="float" office:value="1.55542" calcext:value-type="float">
            <text:p>1.55542</text:p>
          </table:table-cell>
          <table:table-cell office:value-type="float" office:value="1.1139" calcext:value-type="float">
            <text:p>1.1139</text:p>
          </table:table-cell>
        </table:table-row>
        <table:table-row table:style-name="ro1">
          <table:table-cell office:value-type="float" office:value="1.78373" calcext:value-type="float">
            <text:p>1.78373</text:p>
          </table:table-cell>
          <table:table-cell office:value-type="float" office:value="1.57307" calcext:value-type="float">
            <text:p>1.57307</text:p>
          </table:table-cell>
          <table:table-cell office:value-type="float" office:value="1.48539" calcext:value-type="float">
            <text:p>1.48539</text:p>
          </table:table-cell>
          <table:table-cell office:value-type="float" office:value="1.37225" calcext:value-type="float">
            <text:p>1.37225</text:p>
          </table:table-cell>
          <table:table-cell office:value-type="float" office:value="1.40761" calcext:value-type="float">
            <text:p>1.40761</text:p>
          </table:table-cell>
          <table:table-cell office:value-type="float" office:value="1.49163" calcext:value-type="float">
            <text:p>1.49163</text:p>
          </table:table-cell>
          <table:table-cell office:value-type="float" office:value="1.43646" calcext:value-type="float">
            <text:p>1.43646</text:p>
          </table:table-cell>
          <table:table-cell office:value-type="float" office:value="1.3693" calcext:value-type="float">
            <text:p>1.3693</text:p>
          </table:table-cell>
          <table:table-cell office:value-type="float" office:value="1.36756" calcext:value-type="float">
            <text:p>1.36756</text:p>
          </table:table-cell>
        </table:table-row>
        <table:table-row table:style-name="ro1">
          <table:table-cell office:value-type="float" office:value="1.89587" calcext:value-type="float">
            <text:p>1.89587</text:p>
          </table:table-cell>
          <table:table-cell office:value-type="float" office:value="1.86686" calcext:value-type="float">
            <text:p>1.86686</text:p>
          </table:table-cell>
          <table:table-cell office:value-type="float" office:value="1.95898" calcext:value-type="float">
            <text:p>1.95898</text:p>
          </table:table-cell>
          <table:table-cell office:value-type="float" office:value="2.06274" calcext:value-type="float">
            <text:p>2.06274</text:p>
          </table:table-cell>
          <table:table-cell office:value-type="float" office:value="2.16556" calcext:value-type="float">
            <text:p>2.16556</text:p>
          </table:table-cell>
          <table:table-cell office:value-type="float" office:value="1.63227" calcext:value-type="float">
            <text:p>1.63227</text:p>
          </table:table-cell>
          <table:table-cell office:value-type="float" office:value="1.77501" calcext:value-type="float">
            <text:p>1.77501</text:p>
          </table:table-cell>
          <table:table-cell office:value-type="float" office:value="1.82499" calcext:value-type="float">
            <text:p>1.82499</text:p>
          </table:table-cell>
          <table:table-cell office:value-type="float" office:value="1.17085" calcext:value-type="float">
            <text:p>1.17085</text:p>
          </table:table-cell>
        </table:table-row>
        <table:table-row table:style-name="ro1">
          <table:table-cell office:value-type="float" office:value="1.75763" calcext:value-type="float">
            <text:p>1.75763</text:p>
          </table:table-cell>
          <table:table-cell office:value-type="float" office:value="1.555" calcext:value-type="float">
            <text:p>1.555</text:p>
          </table:table-cell>
          <table:table-cell office:value-type="float" office:value="1.76499" calcext:value-type="float">
            <text:p>1.76499</text:p>
          </table:table-cell>
          <table:table-cell office:value-type="float" office:value="1.50601" calcext:value-type="float">
            <text:p>1.50601</text:p>
          </table:table-cell>
          <table:table-cell office:value-type="float" office:value="1.31338" calcext:value-type="float">
            <text:p>1.31338</text:p>
          </table:table-cell>
          <table:table-cell office:value-type="float" office:value="1.11526" calcext:value-type="float">
            <text:p>1.11526</text:p>
          </table:table-cell>
          <table:table-cell office:value-type="float" office:value="1.27209" calcext:value-type="float">
            <text:p>1.27209</text:p>
          </table:table-cell>
          <table:table-cell office:value-type="float" office:value="1.16635" calcext:value-type="float">
            <text:p>1.16635</text:p>
          </table:table-cell>
          <table:table-cell office:value-type="float" office:value="0.928679" calcext:value-type="float">
            <text:p>0.928679</text:p>
          </table:table-cell>
        </table:table-row>
        <table:table-row table:style-name="ro1">
          <table:table-cell office:value-type="float" office:value="2.3016" calcext:value-type="float">
            <text:p>2.3016</text:p>
          </table:table-cell>
          <table:table-cell office:value-type="float" office:value="2.33751" calcext:value-type="float">
            <text:p>2.33751</text:p>
          </table:table-cell>
          <table:table-cell office:value-type="float" office:value="2.16269" calcext:value-type="float">
            <text:p>2.16269</text:p>
          </table:table-cell>
          <table:table-cell office:value-type="float" office:value="2.06516" calcext:value-type="float">
            <text:p>2.06516</text:p>
          </table:table-cell>
          <table:table-cell office:value-type="float" office:value="2.04627" calcext:value-type="float">
            <text:p>2.04627</text:p>
          </table:table-cell>
          <table:table-cell office:value-type="float" office:value="1.62243" calcext:value-type="float">
            <text:p>1.62243</text:p>
          </table:table-cell>
          <table:table-cell office:value-type="float" office:value="1.85368" calcext:value-type="float">
            <text:p>1.85368</text:p>
          </table:table-cell>
          <table:table-cell office:value-type="float" office:value="1.52598" calcext:value-type="float">
            <text:p>1.52598</text:p>
          </table:table-cell>
          <table:table-cell office:value-type="float" office:value="1.41821" calcext:value-type="float">
            <text:p>1.41821</text:p>
          </table:table-cell>
        </table:table-row>
        <table:table-row table:style-name="ro1">
          <table:table-cell office:value-type="float" office:value="1.85737" calcext:value-type="float">
            <text:p>1.85737</text:p>
          </table:table-cell>
          <table:table-cell office:value-type="float" office:value="1.55315" calcext:value-type="float">
            <text:p>1.55315</text:p>
          </table:table-cell>
          <table:table-cell office:value-type="float" office:value="1.93506" calcext:value-type="float">
            <text:p>1.93506</text:p>
          </table:table-cell>
          <table:table-cell office:value-type="float" office:value="1.49362" calcext:value-type="float">
            <text:p>1.49362</text:p>
          </table:table-cell>
          <table:table-cell office:value-type="float" office:value="1.33705" calcext:value-type="float">
            <text:p>1.33705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1.488" calcext:value-type="float">
            <text:p>1.488</text:p>
          </table:table-cell>
          <table:table-cell office:value-type="float" office:value="1.10983" calcext:value-type="float">
            <text:p>1.10983</text:p>
          </table:table-cell>
        </table:table-row>
        <table:table-row table:style-name="ro1">
          <table:table-cell office:value-type="float" office:value="2.54027" calcext:value-type="float">
            <text:p>2.54027</text:p>
          </table:table-cell>
          <table:table-cell office:value-type="float" office:value="1.8949" calcext:value-type="float">
            <text:p>1.8949</text:p>
          </table:table-cell>
          <table:table-cell office:value-type="float" office:value="2.18768" calcext:value-type="float">
            <text:p>2.18768</text:p>
          </table:table-cell>
          <table:table-cell office:value-type="float" office:value="2.25531" calcext:value-type="float">
            <text:p>2.25531</text:p>
          </table:table-cell>
          <table:table-cell office:value-type="float" office:value="2.32147" calcext:value-type="float">
            <text:p>2.32147</text:p>
          </table:table-cell>
          <table:table-cell office:value-type="float" office:value="1.46598" calcext:value-type="float">
            <text:p>1.46598</text:p>
          </table:table-cell>
          <table:table-cell office:value-type="float" office:value="1.92768" calcext:value-type="float">
            <text:p>1.92768</text:p>
          </table:table-cell>
          <table:table-cell office:value-type="float" office:value="1.97453" calcext:value-type="float">
            <text:p>1.97453</text:p>
          </table:table-cell>
          <table:table-cell office:value-type="float" office:value="1.3974" calcext:value-type="float">
            <text:p>1.3974</text:p>
          </table:table-cell>
        </table:table-row>
        <table:table-row table:style-name="ro1">
          <table:table-cell office:value-type="float" office:value="2.92688" calcext:value-type="float">
            <text:p>2.92688</text:p>
          </table:table-cell>
          <table:table-cell office:value-type="float" office:value="2.44646" calcext:value-type="float">
            <text:p>2.44646</text:p>
          </table:table-cell>
          <table:table-cell office:value-type="float" office:value="2.34329" calcext:value-type="float">
            <text:p>2.34329</text:p>
          </table:table-cell>
          <table:table-cell office:value-type="float" office:value="2.31923" calcext:value-type="float">
            <text:p>2.31923</text:p>
          </table:table-cell>
          <table:table-cell office:value-type="float" office:value="2.06696" calcext:value-type="float">
            <text:p>2.06696</text:p>
          </table:table-cell>
          <table:table-cell office:value-type="float" office:value="1.84659" calcext:value-type="float">
            <text:p>1.84659</text:p>
          </table:table-cell>
          <table:table-cell office:value-type="float" office:value="1.87645" calcext:value-type="float">
            <text:p>1.87645</text:p>
          </table:table-cell>
          <table:table-cell office:value-type="float" office:value="1.6585" calcext:value-type="float">
            <text:p>1.6585</text:p>
          </table:table-cell>
          <table:table-cell office:value-type="float" office:value="1.58548" calcext:value-type="float">
            <text:p>1.58548</text:p>
          </table:table-cell>
        </table:table-row>
        <table:table-row table:style-name="ro1">
          <table:table-cell office:value-type="float" office:value="2.22529" calcext:value-type="float">
            <text:p>2.22529</text:p>
          </table:table-cell>
          <table:table-cell office:value-type="float" office:value="1.92411" calcext:value-type="float">
            <text:p>1.92411</text:p>
          </table:table-cell>
          <table:table-cell office:value-type="float" office:value="2.45314" calcext:value-type="float">
            <text:p>2.45314</text:p>
          </table:table-cell>
          <table:table-cell office:value-type="float" office:value="1.83912" calcext:value-type="float">
            <text:p>1.83912</text:p>
          </table:table-cell>
          <table:table-cell office:value-type="float" office:value="2.2122" calcext:value-type="float">
            <text:p>2.2122</text:p>
          </table:table-cell>
          <table:table-cell office:value-type="float" office:value="1.60065" calcext:value-type="float">
            <text:p>1.60065</text:p>
          </table:table-cell>
          <table:table-cell office:value-type="float" office:value="1.84656" calcext:value-type="float">
            <text:p>1.8465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1.78275" calcext:value-type="float">
            <text:p>1.78275</text:p>
          </table:table-cell>
        </table:table-row>
        <table:table-row table:style-name="ro1">
          <table:table-cell office:value-type="float" office:value="2.19287" calcext:value-type="float">
            <text:p>2.19287</text:p>
          </table:table-cell>
          <table:table-cell office:value-type="float" office:value="2.23554" calcext:value-type="float">
            <text:p>2.23554</text:p>
          </table:table-cell>
          <table:table-cell office:value-type="float" office:value="2.08081" calcext:value-type="float">
            <text:p>2.08081</text:p>
          </table:table-cell>
          <table:table-cell office:value-type="float" office:value="2.25541" calcext:value-type="float">
            <text:p>2.25541</text:p>
          </table:table-cell>
          <table:table-cell office:value-type="float" office:value="2.06152" calcext:value-type="float">
            <text:p>2.06152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1.9302" calcext:value-type="float">
            <text:p>1.9302</text:p>
          </table:table-cell>
          <table:table-cell office:value-type="float" office:value="1.8648" calcext:value-type="float">
            <text:p>1.8648</text:p>
          </table:table-cell>
          <table:table-cell office:value-type="float" office:value="1.67056" calcext:value-type="float">
            <text:p>1.67056</text:p>
          </table:table-cell>
        </table:table-row>
        <table:table-row table:style-name="ro1">
          <table:table-cell office:value-type="float" office:value="2.2726" calcext:value-type="float">
            <text:p>2.2726</text:p>
          </table:table-cell>
          <table:table-cell office:value-type="float" office:value="1.9158" calcext:value-type="float">
            <text:p>1.9158</text:p>
          </table:table-cell>
          <table:table-cell office:value-type="float" office:value="2.20555" calcext:value-type="float">
            <text:p>2.20555</text:p>
          </table:table-cell>
          <table:table-cell office:value-type="float" office:value="2.13073" calcext:value-type="float">
            <text:p>2.13073</text:p>
          </table:table-cell>
          <table:table-cell office:value-type="float" office:value="2.02715" calcext:value-type="float">
            <text:p>2.02715</text:p>
          </table:table-cell>
          <table:table-cell office:value-type="float" office:value="1.59316" calcext:value-type="float">
            <text:p>1.59316</text:p>
          </table:table-cell>
          <table:table-cell office:value-type="float" office:value="1.58789" calcext:value-type="float">
            <text:p>1.58789</text:p>
          </table:table-cell>
          <table:table-cell office:value-type="float" office:value="1.55103" calcext:value-type="float">
            <text:p>1.55103</text:p>
          </table:table-cell>
          <table:table-cell office:value-type="float" office:value="1.75646" calcext:value-type="float">
            <text:p>1.75646</text:p>
          </table:table-cell>
        </table:table-row>
        <table:table-row table:style-name="ro1">
          <table:table-cell office:value-type="float" office:value="1.99601" calcext:value-type="float">
            <text:p>1.99601</text:p>
          </table:table-cell>
          <table:table-cell office:value-type="float" office:value="1.59404" calcext:value-type="float">
            <text:p>1.59404</text:p>
          </table:table-cell>
          <table:table-cell office:value-type="float" office:value="1.71024" calcext:value-type="float">
            <text:p>1.71024</text:p>
          </table:table-cell>
          <table:table-cell office:value-type="float" office:value="1.97141" calcext:value-type="float">
            <text:p>1.97141</text:p>
          </table:table-cell>
          <table:table-cell office:value-type="float" office:value="1.45113" calcext:value-type="float">
            <text:p>1.45113</text:p>
          </table:table-cell>
          <table:table-cell office:value-type="float" office:value="1.28994" calcext:value-type="float">
            <text:p>1.28994</text:p>
          </table:table-cell>
          <table:table-cell office:value-type="float" office:value="1.46026" calcext:value-type="float">
            <text:p>1.46026</text:p>
          </table:table-cell>
          <table:table-cell office:value-type="float" office:value="1.63913" calcext:value-type="float">
            <text:p>1.63913</text:p>
          </table:table-cell>
          <table:table-cell office:value-type="float" office:value="1.27745" calcext:value-type="float">
            <text:p>1.27745</text:p>
          </table:table-cell>
        </table:table-row>
        <table:table-row table:style-name="ro1">
          <table:table-cell office:value-type="float" office:value="2.26972" calcext:value-type="float">
            <text:p>2.26972</text:p>
          </table:table-cell>
          <table:table-cell office:value-type="float" office:value="2.15627" calcext:value-type="float">
            <text:p>2.15627</text:p>
          </table:table-cell>
          <table:table-cell office:value-type="float" office:value="2.33963" calcext:value-type="float">
            <text:p>2.33963</text:p>
          </table:table-cell>
          <table:table-cell office:value-type="float" office:value="2.60791" calcext:value-type="float">
            <text:p>2.60791</text:p>
          </table:table-cell>
          <table:table-cell office:value-type="float" office:value="1.80248" calcext:value-type="float">
            <text:p>1.80248</text:p>
          </table:table-cell>
          <table:table-cell office:value-type="float" office:value="1.48454" calcext:value-type="float">
            <text:p>1.48454</text:p>
          </table:table-cell>
          <table:table-cell office:value-type="float" office:value="1.80171" calcext:value-type="float">
            <text:p>1.80171</text:p>
          </table:table-cell>
          <table:table-cell office:value-type="float" office:value="1.89943" calcext:value-type="float">
            <text:p>1.89943</text:p>
          </table:table-cell>
          <table:table-cell office:value-type="float" office:value="1.20315" calcext:value-type="float">
            <text:p>1.20315</text:p>
          </table:table-cell>
        </table:table-row>
        <table:table-row table:style-name="ro1">
          <table:table-cell office:value-type="float" office:value="2.54417" calcext:value-type="float">
            <text:p>2.54417</text:p>
          </table:table-cell>
          <table:table-cell office:value-type="float" office:value="1.61741" calcext:value-type="float">
            <text:p>1.61741</text:p>
          </table:table-cell>
          <table:table-cell office:value-type="float" office:value="1.70958" calcext:value-type="float">
            <text:p>1.70958</text:p>
          </table:table-cell>
          <table:table-cell office:value-type="float" office:value="2.0513" calcext:value-type="float">
            <text:p>2.0513</text:p>
          </table:table-cell>
          <table:table-cell office:value-type="float" office:value="1.76491" calcext:value-type="float">
            <text:p>1.76491</text:p>
          </table:table-cell>
          <table:table-cell office:value-type="float" office:value="1.58476" calcext:value-type="float">
            <text:p>1.58476</text:p>
          </table:table-cell>
          <table:table-cell office:value-type="float" office:value="2.1278" calcext:value-type="float">
            <text:p>2.1278</text:p>
          </table:table-cell>
          <table:table-cell office:value-type="float" office:value="1.77711" calcext:value-type="float">
            <text:p>1.77711</text:p>
          </table:table-cell>
          <table:table-cell office:value-type="float" office:value="1.44052" calcext:value-type="float">
            <text:p>1.44052</text:p>
          </table:table-cell>
        </table:table-row>
        <table:table-row table:style-name="ro1">
          <table:table-cell office:value-type="float" office:value="1.95598" calcext:value-type="float">
            <text:p>1.95598</text:p>
          </table:table-cell>
          <table:table-cell office:value-type="float" office:value="1.73426" calcext:value-type="float">
            <text:p>1.73426</text:p>
          </table:table-cell>
          <table:table-cell office:value-type="float" office:value="1.56447" calcext:value-type="float">
            <text:p>1.56447</text:p>
          </table:table-cell>
          <table:table-cell office:value-type="float" office:value="1.56163" calcext:value-type="float">
            <text:p>1.56163</text:p>
          </table:table-cell>
          <table:table-cell office:value-type="float" office:value="1.43377" calcext:value-type="float">
            <text:p>1.43377</text:p>
          </table:table-cell>
          <table:table-cell office:value-type="float" office:value="1.32703" calcext:value-type="float">
            <text:p>1.32703</text:p>
          </table:table-cell>
          <table:table-cell office:value-type="float" office:value="1.36839" calcext:value-type="float">
            <text:p>1.36839</text:p>
          </table:table-cell>
          <table:table-cell office:value-type="float" office:value="1.258" calcext:value-type="float">
            <text:p>1.258</text:p>
          </table:table-cell>
          <table:table-cell office:value-type="float" office:value="1.26286" calcext:value-type="float">
            <text:p>1.26286</text:p>
          </table:table-cell>
        </table:table-row>
        <table:table-row table:style-name="ro1">
          <table:table-cell office:value-type="float" office:value="2.54358" calcext:value-type="float">
            <text:p>2.54358</text:p>
          </table:table-cell>
          <table:table-cell office:value-type="float" office:value="1.83487" calcext:value-type="float">
            <text:p>1.83487</text:p>
          </table:table-cell>
          <table:table-cell office:value-type="float" office:value="2.57752" calcext:value-type="float">
            <text:p>2.57752</text:p>
          </table:table-cell>
          <table:table-cell office:value-type="float" office:value="2.44225" calcext:value-type="float">
            <text:p>2.44225</text:p>
          </table:table-cell>
          <table:table-cell office:value-type="float" office:value="2.15979" calcext:value-type="float">
            <text:p>2.15979</text:p>
          </table:table-cell>
          <table:table-cell office:value-type="float" office:value="1.82647" calcext:value-type="float">
            <text:p>1.82647</text:p>
          </table:table-cell>
          <table:table-cell office:value-type="float" office:value="1.97861" calcext:value-type="float">
            <text:p>1.97861</text:p>
          </table:table-cell>
          <table:table-cell office:value-type="float" office:value="2.04798" calcext:value-type="float">
            <text:p>2.04798</text:p>
          </table:table-cell>
          <table:table-cell office:value-type="float" office:value="1.49321" calcext:value-type="float">
            <text:p>1.49321</text:p>
          </table:table-cell>
        </table:table-row>
        <table:table-row table:style-name="ro1">
          <table:table-cell office:value-type="float" office:value="3.81633" calcext:value-type="float">
            <text:p>3.81633</text:p>
          </table:table-cell>
          <table:table-cell office:value-type="float" office:value="2.74647" calcext:value-type="float">
            <text:p>2.74647</text:p>
          </table:table-cell>
          <table:table-cell office:value-type="float" office:value="3.05163" calcext:value-type="float">
            <text:p>3.05163</text:p>
          </table:table-cell>
          <table:table-cell office:value-type="float" office:value="2.82146" calcext:value-type="float">
            <text:p>2.82146</text:p>
          </table:table-cell>
          <table:table-cell office:value-type="float" office:value="2.57657" calcext:value-type="float">
            <text:p>2.57657</text:p>
          </table:table-cell>
          <table:table-cell office:value-type="float" office:value="2.33555" calcext:value-type="float">
            <text:p>2.33555</text:p>
          </table:table-cell>
          <table:table-cell office:value-type="float" office:value="2.36567" calcext:value-type="float">
            <text:p>2.36567</text:p>
          </table:table-cell>
          <table:table-cell office:value-type="float" office:value="2.82155" calcext:value-type="float">
            <text:p>2.82155</text:p>
          </table:table-cell>
          <table:table-cell office:value-type="float" office:value="3.03749" calcext:value-type="float">
            <text:p>3.03749</text:p>
          </table:table-cell>
        </table:table-row>
        <table:table-row table:style-name="ro1">
          <table:table-cell office:value-type="float" office:value="1.9261" calcext:value-type="float">
            <text:p>1.9261</text:p>
          </table:table-cell>
          <table:table-cell office:value-type="float" office:value="1.74877" calcext:value-type="float">
            <text:p>1.74877</text:p>
          </table:table-cell>
          <table:table-cell office:value-type="float" office:value="1.51919" calcext:value-type="float">
            <text:p>1.51919</text:p>
          </table:table-cell>
          <table:table-cell office:value-type="float" office:value="1.47079" calcext:value-type="float">
            <text:p>1.47079</text:p>
          </table:table-cell>
          <table:table-cell office:value-type="float" office:value="1.38073" calcext:value-type="float">
            <text:p>1.38073</text:p>
          </table:table-cell>
          <table:table-cell office:value-type="float" office:value="1.27607" calcext:value-type="float">
            <text:p>1.27607</text:p>
          </table:table-cell>
          <table:table-cell office:value-type="float" office:value="1.27024" calcext:value-type="float">
            <text:p>1.27024</text:p>
          </table:table-cell>
          <table:table-cell office:value-type="float" office:value="1.23983" calcext:value-type="float">
            <text:p>1.23983</text:p>
          </table:table-cell>
          <table:table-cell office:value-type="float" office:value="1.07423" calcext:value-type="float">
            <text:p>1.07423</text:p>
          </table:table-cell>
        </table:table-row>
        <table:table-row table:style-name="ro1">
          <table:table-cell office:value-type="float" office:value="0.00773057" calcext:value-type="float">
            <text:p>0.00773057</text:p>
          </table:table-cell>
          <table:table-cell office:value-type="float" office:value="0.00639341" calcext:value-type="float">
            <text:p>0.00639341</text:p>
          </table:table-cell>
          <table:table-cell office:value-type="float" office:value="0.00480366" calcext:value-type="float">
            <text:p>0.00480366</text:p>
          </table:table-cell>
          <table:table-cell office:value-type="float" office:value="0.0051451" calcext:value-type="float">
            <text:p>0.0051451</text:p>
          </table:table-cell>
          <table:table-cell office:value-type="float" office:value="0.00377459" calcext:value-type="float">
            <text:p>0.00377459</text:p>
          </table:table-cell>
          <table:table-cell office:value-type="float" office:value="0.00416136" calcext:value-type="float">
            <text:p>0.00416136</text:p>
          </table:table-cell>
          <table:table-cell office:value-type="float" office:value="0.00395588" calcext:value-type="float">
            <text:p>0.00395588</text:p>
          </table:table-cell>
          <table:table-cell office:value-type="float" office:value="0.00309226" calcext:value-type="float">
            <text:p>0.00309226</text:p>
          </table:table-cell>
          <table:table-cell office:value-type="float" office:value="0.00293548" calcext:value-type="float">
            <text:p>0.00293548</text:p>
          </table:table-cell>
        </table:table-row>
        <table:table-row table:style-name="ro1">
          <table:table-cell office:value-type="float" office:value="0.00629665" calcext:value-type="float">
            <text:p>0.00629665</text:p>
          </table:table-cell>
          <table:table-cell office:value-type="float" office:value="0.00532706" calcext:value-type="float">
            <text:p>0.00532706</text:p>
          </table:table-cell>
          <table:table-cell office:value-type="float" office:value="0.00587964" calcext:value-type="float">
            <text:p>0.00587964</text:p>
          </table:table-cell>
          <table:table-cell office:value-type="float" office:value="0.00507252" calcext:value-type="float">
            <text:p>0.00507252</text:p>
          </table:table-cell>
          <table:table-cell office:value-type="float" office:value="0.00462022" calcext:value-type="float">
            <text:p>0.00462022</text:p>
          </table:table-cell>
          <table:table-cell office:value-type="float" office:value="0.00440398" calcext:value-type="float">
            <text:p>0.00440398</text:p>
          </table:table-cell>
          <table:table-cell office:value-type="float" office:value="0.00432141" calcext:value-type="float">
            <text:p>0.00432141</text:p>
          </table:table-cell>
          <table:table-cell office:value-type="float" office:value="0.00321659" calcext:value-type="float">
            <text:p>0.00321659</text:p>
          </table:table-cell>
          <table:table-cell office:value-type="float" office:value="0.00306762" calcext:value-type="float">
            <text:p>0.00306762</text:p>
          </table:table-cell>
        </table:table-row>
        <table:table-row table:style-name="ro1">
          <table:table-cell office:value-type="float" office:value="0.00882467" calcext:value-type="float">
            <text:p>0.00882467</text:p>
          </table:table-cell>
          <table:table-cell office:value-type="float" office:value="0.00790714" calcext:value-type="float">
            <text:p>0.00790714</text:p>
          </table:table-cell>
          <table:table-cell office:value-type="float" office:value="0.00710601" calcext:value-type="float">
            <text:p>0.00710601</text:p>
          </table:table-cell>
          <table:table-cell office:value-type="float" office:value="0.00561629" calcext:value-type="float">
            <text:p>0.00561629</text:p>
          </table:table-cell>
          <table:table-cell office:value-type="float" office:value="0.00574464" calcext:value-type="float">
            <text:p>0.00574464</text:p>
          </table:table-cell>
          <table:table-cell office:value-type="float" office:value="0.00504327" calcext:value-type="float">
            <text:p>0.00504327</text:p>
          </table:table-cell>
          <table:table-cell office:value-type="float" office:value="0.00423096" calcext:value-type="float">
            <text:p>0.00423096</text:p>
          </table:table-cell>
          <table:table-cell office:value-type="float" office:value="0.00415244" calcext:value-type="float">
            <text:p>0.00415244</text:p>
          </table:table-cell>
          <table:table-cell office:value-type="float" office:value="0.00401564" calcext:value-type="float">
            <text:p>0.00401564</text:p>
          </table:table-cell>
        </table:table-row>
        <table:table-row table:style-name="ro1">
          <table:table-cell office:value-type="float" office:value="7.11873" calcext:value-type="float">
            <text:p>7.11873</text:p>
          </table:table-cell>
          <table:table-cell office:value-type="float" office:value="7.3155" calcext:value-type="float">
            <text:p>7.3155</text:p>
          </table:table-cell>
          <table:table-cell office:value-type="float" office:value="5.90109" calcext:value-type="float">
            <text:p>5.90109</text:p>
          </table:table-cell>
          <table:table-cell office:value-type="float" office:value="6.5562" calcext:value-type="float">
            <text:p>6.5562</text:p>
          </table:table-cell>
          <table:table-cell office:value-type="float" office:value="6.80738" calcext:value-type="float">
            <text:p>6.80738</text:p>
          </table:table-cell>
          <table:table-cell office:value-type="float" office:value="5.50993" calcext:value-type="float">
            <text:p>5.50993</text:p>
          </table:table-cell>
          <table:table-cell office:value-type="float" office:value="6.8591" calcext:value-type="float">
            <text:p>6.8591</text:p>
          </table:table-cell>
          <table:table-cell office:value-type="float" office:value="6.86183" calcext:value-type="float">
            <text:p>6.86183</text:p>
          </table:table-cell>
          <table:table-cell office:value-type="float" office:value="6.54257" calcext:value-type="float">
            <text:p>6.54257</text:p>
          </table:table-cell>
        </table:table-row>
        <table:table-row table:style-name="ro1">
          <table:table-cell office:value-type="float" office:value="0.0113208" calcext:value-type="float">
            <text:p>0.0113208</text:p>
          </table:table-cell>
          <table:table-cell office:value-type="float" office:value="0.0141095" calcext:value-type="float">
            <text:p>0.0141095</text:p>
          </table:table-cell>
          <table:table-cell office:value-type="float" office:value="0.0197196" calcext:value-type="float">
            <text:p>0.0197196</text:p>
          </table:table-cell>
          <table:table-cell office:value-type="float" office:value="0.0366017" calcext:value-type="float">
            <text:p>0.0366017</text:p>
          </table:table-cell>
          <table:table-cell office:value-type="float" office:value="0.0259059" calcext:value-type="float">
            <text:p>0.0259059</text:p>
          </table:table-cell>
          <table:table-cell office:value-type="float" office:value="0.044097" calcext:value-type="float">
            <text:p>0.044097</text:p>
          </table:table-cell>
          <table:table-cell office:value-type="float" office:value="0.0314462" calcext:value-type="float">
            <text:p>0.0314462</text:p>
          </table:table-cell>
          <table:table-cell office:value-type="float" office:value="0.0149611" calcext:value-type="float">
            <text:p>0.0149611</text:p>
          </table:table-cell>
          <table:table-cell office:value-type="float" office:value="0.0146148" calcext:value-type="float">
            <text:p>0.0146148</text:p>
          </table:table-cell>
        </table:table-row>
        <table:table-row table:style-name="ro1">
          <table:table-cell office:value-type="float" office:value="0.0405722" calcext:value-type="float">
            <text:p>0.0405722</text:p>
          </table:table-cell>
          <table:table-cell office:value-type="float" office:value="0.0338926" calcext:value-type="float">
            <text:p>0.0338926</text:p>
          </table:table-cell>
          <table:table-cell office:value-type="float" office:value="0.0417587" calcext:value-type="float">
            <text:p>0.0417587</text:p>
          </table:table-cell>
          <table:table-cell office:value-type="float" office:value="0.0308489" calcext:value-type="float">
            <text:p>0.0308489</text:p>
          </table:table-cell>
          <table:table-cell office:value-type="float" office:value="0.0293438" calcext:value-type="float">
            <text:p>0.0293438</text:p>
          </table:table-cell>
          <table:table-cell office:value-type="float" office:value="0.0353439" calcext:value-type="float">
            <text:p>0.0353439</text:p>
          </table:table-cell>
          <table:table-cell office:value-type="float" office:value="0.0317453" calcext:value-type="float">
            <text:p>0.0317453</text:p>
          </table:table-cell>
          <table:table-cell office:value-type="float" office:value="0.0289526" calcext:value-type="float">
            <text:p>0.0289526</text:p>
          </table:table-cell>
          <table:table-cell office:value-type="float" office:value="0.0191823" calcext:value-type="float">
            <text:p>0.0191823</text:p>
          </table:table-cell>
        </table:table-row>
        <table:table-row table:style-name="ro1">
          <table:table-cell table:style-name="ce10" office:value-type="float" office:value="0.0000401806" calcext:value-type="float">
            <text:p>4.02E-05</text:p>
          </table:table-cell>
          <table:table-cell table:style-name="ce10" office:value-type="float" office:value="0.0000442618" calcext:value-type="float">
            <text:p>4.43E-05</text:p>
          </table:table-cell>
          <table:table-cell table:style-name="ce13" office:value-type="float" office:value="0.000044182" calcext:value-type="float">
            <text:p>4.42E-05</text:p>
          </table:table-cell>
          <table:table-cell table:style-name="ce13" office:value-type="float" office:value="0.0000386296" calcext:value-type="float">
            <text:p>3.86E-05</text:p>
          </table:table-cell>
          <table:table-cell table:style-name="ce10" office:value-type="float" office:value="0.0000394665" calcext:value-type="float">
            <text:p>3.95E-05</text:p>
          </table:table-cell>
          <table:table-cell table:style-name="ce10" office:value-type="float" office:value="0.0000383232" calcext:value-type="float">
            <text:p>3.83E-05</text:p>
          </table:table-cell>
          <table:table-cell table:style-name="ce10" office:value-type="float" office:value="0.0000432167" calcext:value-type="float">
            <text:p>4.32E-05</text:p>
          </table:table-cell>
          <table:table-cell table:style-name="ce13" office:value-type="float" office:value="0.0000435503" calcext:value-type="float">
            <text:p>4.36E-05</text:p>
          </table:table-cell>
          <table:table-cell table:style-name="ce13" office:value-type="float" office:value="0.0000426767" calcext:value-type="float">
            <text:p>4.27E-05</text:p>
          </table:table-cell>
        </table:table-row>
        <table:table-row table:style-name="ro1">
          <table:table-cell table:style-name="ce10" office:value-type="float" office:value="0.0000384956" calcext:value-type="float">
            <text:p>3.85E-05</text:p>
          </table:table-cell>
          <table:table-cell table:style-name="ce10" office:value-type="float" office:value="0.0000400739" calcext:value-type="float">
            <text:p>4.01E-05</text:p>
          </table:table-cell>
          <table:table-cell table:style-name="ce13" office:value-type="float" office:value="0.000043445" calcext:value-type="float">
            <text:p>4.34E-05</text:p>
          </table:table-cell>
          <table:table-cell table:style-name="ce13" office:value-type="float" office:value="0.0000435013" calcext:value-type="float">
            <text:p>4.35E-05</text:p>
          </table:table-cell>
          <table:table-cell table:style-name="ce10" office:value-type="float" office:value="0.0000489256" calcext:value-type="float">
            <text:p>4.89E-05</text:p>
          </table:table-cell>
          <table:table-cell table:style-name="ce10" office:value-type="float" office:value="0.0000475273" calcext:value-type="float">
            <text:p>4.75E-05</text:p>
          </table:table-cell>
          <table:table-cell table:style-name="ce10" office:value-type="float" office:value="0.0000451551" calcext:value-type="float">
            <text:p>4.52E-05</text:p>
          </table:table-cell>
          <table:table-cell table:style-name="ce13" office:value-type="float" office:value="0.0000475875" calcext:value-type="float">
            <text:p>4.76E-05</text:p>
          </table:table-cell>
          <table:table-cell table:style-name="ce13" office:value-type="float" office:value="0.0000352515" calcext:value-type="float">
            <text:p>3.53E-05</text:p>
          </table:table-cell>
        </table:table-row>
        <table:table-row table:style-name="ro1">
          <table:table-cell office:value-type="float" office:value="0.0722366" calcext:value-type="float">
            <text:p>0.0722366</text:p>
          </table:table-cell>
          <table:table-cell office:value-type="float" office:value="0.0604269" calcext:value-type="float">
            <text:p>0.0604269</text:p>
          </table:table-cell>
          <table:table-cell office:value-type="float" office:value="0.0628845" calcext:value-type="float">
            <text:p>0.0628845</text:p>
          </table:table-cell>
          <table:table-cell office:value-type="float" office:value="0.0616133" calcext:value-type="float">
            <text:p>0.0616133</text:p>
          </table:table-cell>
          <table:table-cell office:value-type="float" office:value="0.0531303" calcext:value-type="float">
            <text:p>0.0531303</text:p>
          </table:table-cell>
          <table:table-cell office:value-type="float" office:value="0.0530495" calcext:value-type="float">
            <text:p>0.0530495</text:p>
          </table:table-cell>
          <table:table-cell office:value-type="float" office:value="0.0525311" calcext:value-type="float">
            <text:p>0.0525311</text:p>
          </table:table-cell>
          <table:table-cell office:value-type="float" office:value="0.0323897" calcext:value-type="float">
            <text:p>0.0323897</text:p>
          </table:table-cell>
          <table:table-cell office:value-type="float" office:value="0.0371701" calcext:value-type="float">
            <text:p>0.0371701</text:p>
          </table:table-cell>
        </table:table-row>
        <table:table-row table:style-name="ro1">
          <table:table-cell table:style-name="ce7" table:formula="of:=SUM([.A2:.A194])/193" office:value-type="float" office:value="1.34024263039482" calcext:value-type="float">
            <text:p>1.34024263039482</text:p>
          </table:table-cell>
          <table:table-cell table:style-name="ce7" table:formula="of:=SUM([.B2:.B194])/193" office:value-type="float" office:value="1.10899215256839" calcext:value-type="float">
            <text:p>1.10899215256839</text:p>
          </table:table-cell>
          <table:table-cell table:style-name="ce8" table:formula="of:=SUM([.C2:.C194])/193" office:value-type="float" office:value="1.14712135770466" calcext:value-type="float">
            <text:p>1.14712135770466</text:p>
          </table:table-cell>
          <table:table-cell table:style-name="ce8" table:formula="of:=SUM([.D2:.D194])/193" office:value-type="float" office:value="1.13448683492694" calcext:value-type="float">
            <text:p>1.13448683492694</text:p>
          </table:table-cell>
          <table:table-cell table:style-name="ce7" table:formula="of:=SUM([.E2:.E194])/193" office:value-type="float" office:value="1.06395482197979" calcext:value-type="float">
            <text:p>1.06395482197979</text:p>
          </table:table-cell>
          <table:table-cell table:style-name="ce7" table:formula="of:=SUM([.F2:.F194])/193" office:value-type="float" office:value="0.970374950572539" calcext:value-type="float">
            <text:p>0.970374950572539</text:p>
          </table:table-cell>
          <table:table-cell table:style-name="ce7" table:formula="of:=SUM([.G2:.G194])/193" office:value-type="float" office:value="1.03077012032021" calcext:value-type="float">
            <text:p>1.03077012032021</text:p>
          </table:table-cell>
          <table:table-cell table:style-name="ce8" table:formula="of:=SUM([.H2:.H194])/193" office:value-type="float" office:value="0.979448406879793" calcext:value-type="float">
            <text:p>0.979448406879793</text:p>
          </table:table-cell>
          <table:table-cell table:style-name="ce8" table:formula="of:=SUM([.I2:.I194])/193" office:value-type="float" office:value="0.848348624187565" calcext:value-type="float">
            <text:p>0.848348624187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3:35:54.5044186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4:22:54.519699956</meta:creation-date>
    <dc:date>2021-09-29T14:31:08.800123034</dc:date>
    <meta:editing-duration>PT2H14M30S</meta:editing-duration>
    <meta:editing-cycles>30</meta:editing-cycles>
    <meta:generator>LibreOffice/7.2.1.2$Linux_X86_64 LibreOffice_project/87b77fad49947c1441b67c559c339af8f3517e22</meta:generator>
    <meta:document-statistic meta:table-count="8" meta:cell-count="21800" meta:object-count="0"/>
  </office:meta>
</office:document-meta>
</file>